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249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y_hosp_csv_all" table:style-name="ta1">
        <table:table-column table:style-name="co1" table:number-columns-repeated="17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table:style-name="ce2" office:value-type="string" calcext:value-type="string">
            <text:p>90+</text:p>
          </table:table-cell>
          <table:table-cell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2:.Q2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3:.Q3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4:.Q4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5:.Q5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6:.Q6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7:.Q7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8:.Q8])" office:value-type="float" office:value="2.428571431" calcext:value-type="float">
            <text:p>2.428571431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9:.Q9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0:.Q10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:.Q11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2:.Q12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:.Q13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4:.Q14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5:.Q15])" office:value-type="float" office:value="13.571428573" calcext:value-type="float">
            <text:p>13.571428573</text:p>
          </table:table-cell>
          <table:table-cell table:number-columns-repeated="1006"/>
        </table:table-row>
        <table:table-row table:style-name="ro1">
          <table:table-cell office:value-type="float" office:value="5.082159624" calcext:value-type="float">
            <text:p>5.082159624</text:p>
          </table:table-cell>
          <table:table-cell table:number-columns-repeated="2" office:value-type="float" office:value="1.016431925" calcext:value-type="float">
            <text:p>1.016431925</text:p>
          </table:table-cell>
          <table:table-cell office:value-type="float" office:value="4.0657277" calcext:value-type="float">
            <text:p>4.0657277</text:p>
          </table:table-cell>
          <table:table-cell office:value-type="float" office:value="1.016431925" calcext:value-type="float">
            <text:p>1.016431925</text:p>
          </table:table-cell>
          <table:table-cell office:value-type="float" office:value="5.082159624" calcext:value-type="float">
            <text:p>5.082159624</text:p>
          </table:table-cell>
          <table:table-cell office:value-type="float" office:value="8.131455399" calcext:value-type="float">
            <text:p>8.131455399</text:p>
          </table:table-cell>
          <table:table-cell office:value-type="float" office:value="15.24647887" calcext:value-type="float">
            <text:p>15.24647887</text:p>
          </table:table-cell>
          <table:table-cell office:value-type="float" office:value="27.44366197" calcext:value-type="float">
            <text:p>27.44366197</text:p>
          </table:table-cell>
          <table:table-cell office:value-type="float" office:value="32.5258216" calcext:value-type="float">
            <text:p>32.5258216</text:p>
          </table:table-cell>
          <table:table-cell office:value-type="float" office:value="30.49295775" calcext:value-type="float">
            <text:p>30.49295775</text:p>
          </table:table-cell>
          <table:table-cell office:value-type="float" office:value="53.87089202" calcext:value-type="float">
            <text:p>53.87089202</text:p>
          </table:table-cell>
          <table:table-cell office:value-type="float" office:value="58.95305164" calcext:value-type="float">
            <text:p>58.95305164</text:p>
          </table:table-cell>
          <table:table-cell office:value-type="float" office:value="65.05164319" calcext:value-type="float">
            <text:p>65.05164319</text:p>
          </table:table-cell>
          <table:table-cell office:value-type="float" office:value="67.08450704" calcext:value-type="float">
            <text:p>67.08450704</text:p>
          </table:table-cell>
          <table:table-cell office:value-type="float" office:value="38.62441315" calcext:value-type="float">
            <text:p>38.62441315</text:p>
          </table:table-cell>
          <table:table-cell office:value-type="float" office:value="18.29577465" calcext:value-type="float">
            <text:p>18.29577465</text:p>
          </table:table-cell>
          <table:table-cell table:formula="of:=SUM([day_hosp_csv_all.A16:.Q16])" office:value-type="float" office:value="433.000000002" calcext:value-type="float">
            <text:p>433.000000002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17:.Q17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18:.Q18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19:.Q19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20:.Q20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21:.Q21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  <table:table-cell table:formula="of:=SUM([day_hosp_csv_all.A22:.Q22])" office:value-type="float" office:value="61.857142858" calcext:value-type="float">
            <text:p>61.8571428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3:.Q23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4:.Q24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5:.Q25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6:.Q26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7:.Q27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8:.Q28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  <table:table-cell table:formula="of:=SUM([day_hosp_csv_all.A29:.Q29])" office:value-type="float" office:value="241.428571429" calcext:value-type="float">
            <text:p>241.428571429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0:.Q30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1:.Q31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2:.Q32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3:.Q33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4:.Q34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5:.Q35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36:.Q36])" office:value-type="float" office:value="470.000000018" calcext:value-type="float">
            <text:p>470.000000018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37:.Q37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38:.Q38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39:.Q39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40:.Q40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41:.Q41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42:.Q42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43:.Q43])" office:value-type="float" office:value="346.142857144" calcext:value-type="float">
            <text:p>346.142857144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4:.Q44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5:.Q45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6:.Q46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7:.Q47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8:.Q48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49:.Q49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  <table:table-cell table:formula="of:=SUM([day_hosp_csv_all.A50:.Q50])" office:value-type="float" office:value="216.999999996" calcext:value-type="float">
            <text:p>216.999999996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1:.Q51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2:.Q52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3:.Q53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4:.Q54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5:.Q55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6:.Q56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57:.Q57])" office:value-type="float" office:value="129.142857139" calcext:value-type="float">
            <text:p>129.14285713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58:.Q58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59:.Q59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60:.Q60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61:.Q61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62:.Q62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63:.Q63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  <table:table-cell table:formula="of:=SUM([day_hosp_csv_all.A64:.Q64])" office:value-type="float" office:value="83.142857147" calcext:value-type="float">
            <text:p>83.142857147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65:.Q65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66:.Q66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67:.Q67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68:.Q68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69:.Q69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70:.Q70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  <table:table-cell table:formula="of:=SUM([day_hosp_csv_all.A71:.Q71])" office:value-type="float" office:value="55.714285716" calcext:value-type="float">
            <text:p>55.71428571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2:.Q72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3:.Q73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4:.Q74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5:.Q75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6:.Q76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7:.Q77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  <table:table-cell table:formula="of:=SUM([day_hosp_csv_all.A78:.Q78])" office:value-type="float" office:value="41.857142856" calcext:value-type="float">
            <text:p>41.857142856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79:.Q79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0:.Q80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1:.Q81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2:.Q82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3:.Q83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4:.Q84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  <table:table-cell table:formula="of:=SUM([day_hosp_csv_all.A85:.Q85])" office:value-type="float" office:value="29.285714287" calcext:value-type="float">
            <text:p>29.285714287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86:.Q86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87:.Q87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88:.Q88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89:.Q89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90:.Q90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91:.Q91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  <table:table-cell table:formula="of:=SUM([day_hosp_csv_all.A92:.Q92])" office:value-type="float" office:value="21.285714289" calcext:value-type="float">
            <text:p>21.285714289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3:.Q93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4:.Q94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5:.Q95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6:.Q96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7:.Q97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8:.Q98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  <table:table-cell table:formula="of:=SUM([day_hosp_csv_all.A99:.Q99])" office:value-type="float" office:value="19.571428574" calcext:value-type="float">
            <text:p>19.571428574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0:.Q100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1:.Q101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2:.Q102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3:.Q103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4:.Q104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5:.Q105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06:.Q106])" office:value-type="float" office:value="11.714285717" calcext:value-type="float">
            <text:p>11.714285717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07:.Q107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08:.Q108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09:.Q109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10:.Q110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11:.Q111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12:.Q112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13:.Q113])" office:value-type="float" office:value="7.285714288" calcext:value-type="float">
            <text:p>7.285714288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4:.Q114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5:.Q115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6:.Q116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7:.Q117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8:.Q118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19:.Q119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20:.Q120])" office:value-type="float" office:value="4.857142859" calcext:value-type="float">
            <text:p>4.857142859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1:.Q121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2:.Q122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3:.Q123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4:.Q124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5:.Q125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6:.Q126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formula="of:=SUM([day_hosp_csv_all.A127:.Q127])" office:value-type="float" office:value="4.571428574" calcext:value-type="float">
            <text:p>4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28:.Q128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29:.Q129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0:.Q130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1:.Q131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2:.Q132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3:.Q133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34:.Q134])" office:value-type="float" office:value="3.285714288" calcext:value-type="float">
            <text:p>3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35:.Q135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36:.Q136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37:.Q137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38:.Q138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39:.Q139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40:.Q140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table:formula="of:=SUM([day_hosp_csv_all.A141:.Q141])" office:value-type="float" office:value="3.285714287" calcext:value-type="float">
            <text:p>3.285714287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2:.Q142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3:.Q143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4:.Q144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5:.Q145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6:.Q146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7:.Q147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48:.Q148])" office:value-type="float" office:value="4.714285715" calcext:value-type="float">
            <text:p>4.7142857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49:.Q149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0:.Q150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1:.Q151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2:.Q152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3:.Q153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4:.Q154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formula="of:=SUM([day_hosp_csv_all.A155:.Q155])" office:value-type="float" office:value="6.571428572" calcext:value-type="float">
            <text:p>6.571428572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56:.Q156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57:.Q157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58:.Q158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59:.Q159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60:.Q160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61:.Q161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table:formula="of:=SUM([day_hosp_csv_all.A162:.Q162])" office:value-type="float" office:value="10.285714288" calcext:value-type="float">
            <text:p>10.285714288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3:.Q163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4:.Q164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5:.Q165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6:.Q166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7:.Q167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8:.Q168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169:.Q169])" office:value-type="float" office:value="14.571428569" calcext:value-type="float">
            <text:p>14.571428569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0:.Q170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1:.Q171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2:.Q172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3:.Q173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4:.Q174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5:.Q175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  <table:table-cell table:formula="of:=SUM([day_hosp_csv_all.A176:.Q176])" office:value-type="float" office:value="19.571428573" calcext:value-type="float">
            <text:p>19.571428573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77:.Q177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78:.Q178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79:.Q179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80:.Q180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81:.Q181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82:.Q182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table:formula="of:=SUM([day_hosp_csv_all.A183:.Q183])" office:value-type="float" office:value="17.571428574" calcext:value-type="float">
            <text:p>17.571428574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4:.Q184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5:.Q185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6:.Q186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7:.Q187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8:.Q188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89:.Q189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  <table:table-cell table:formula="of:=SUM([day_hosp_csv_all.A190:.Q190])" office:value-type="float" office:value="11.571428572" calcext:value-type="float">
            <text:p>11.57142857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1:.Q191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2:.Q192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3:.Q193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4:.Q194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5:.Q195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6:.Q196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  <table:table-cell table:formula="of:=SUM([day_hosp_csv_all.A197:.Q197])" office:value-type="float" office:value="17.142857143" calcext:value-type="float">
            <text:p>17.142857143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198:.Q198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199:.Q199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200:.Q200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201:.Q201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202:.Q202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203:.Q203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table:formula="of:=SUM([day_hosp_csv_all.A204:.Q204])" office:value-type="float" office:value="29.428571429" calcext:value-type="float">
            <text:p>29.428571429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05:.Q205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06:.Q206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07:.Q207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08:.Q208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09:.Q209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10:.Q210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  <table:table-cell table:formula="of:=SUM([day_hosp_csv_all.A211:.Q211])" office:value-type="float" office:value="57.714285715" calcext:value-type="float">
            <text:p>57.714285715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2:.Q212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3:.Q213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4:.Q214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5:.Q215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6:.Q216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7:.Q217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  <table:table-cell table:formula="of:=SUM([day_hosp_csv_all.A218:.Q218])" office:value-type="float" office:value="92.714285718" calcext:value-type="float">
            <text:p>92.71428571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19:.Q219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0:.Q220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1:.Q221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2:.Q222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3:.Q223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4:.Q224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  <table:table-cell table:formula="of:=SUM([day_hosp_csv_all.A225:.Q225])" office:value-type="float" office:value="121.000000008" calcext:value-type="float">
            <text:p>121.000000008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26:.Q226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27:.Q227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28:.Q228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29:.Q229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30:.Q230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31:.Q231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  <table:table-cell table:formula="of:=SUM([day_hosp_csv_all.A232:.Q232])" office:value-type="float" office:value="176.142857151" calcext:value-type="float">
            <text:p>176.142857151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3:.Q233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4:.Q234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5:.Q235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6:.Q236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7:.Q237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8:.Q238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  <table:table-cell table:formula="of:=SUM([day_hosp_csv_all.A239:.Q239])" office:value-type="float" office:value="232.142857153" calcext:value-type="float">
            <text:p>232.14285715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0:.Q240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1:.Q241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2:.Q242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3:.Q243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4:.Q244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5:.Q245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  <table:table-cell table:formula="of:=SUM([day_hosp_csv_all.A246:.Q246])" office:value-type="float" office:value="281.714285705" calcext:value-type="float">
            <text:p>281.714285705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47:.Q247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48:.Q248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49:.Q249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50:.Q250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51:.Q251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52:.Q252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  <table:table-cell table:formula="of:=SUM([day_hosp_csv_all.A253:.Q253])" office:value-type="float" office:value="284.571428562" calcext:value-type="float">
            <text:p>284.57142856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4:.Q254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5:.Q255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6:.Q256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7:.Q257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8:.Q258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59:.Q259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  <table:table-cell table:formula="of:=SUM([day_hosp_csv_all.A260:.Q260])" office:value-type="float" office:value="243.28571426" calcext:value-type="float">
            <text:p>243.28571426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1:.Q261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2:.Q262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3:.Q263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4:.Q264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5:.Q265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6:.Q266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  <table:table-cell table:formula="of:=SUM([day_hosp_csv_all.A267:.Q267])" office:value-type="float" office:value="214.714285723" calcext:value-type="float">
            <text:p>214.714285723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68:.Q268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69:.Q269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70:.Q270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71:.Q271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72:.Q272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73:.Q273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  <table:table-cell table:formula="of:=SUM([day_hosp_csv_all.A274:.Q274])" office:value-type="float" office:value="189.71428571" calcext:value-type="float">
            <text:p>189.71428571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75:.Q275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76:.Q276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77:.Q277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78:.Q278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79:.Q279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80:.Q280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  <table:table-cell table:formula="of:=SUM([day_hosp_csv_all.A281:.Q281])" office:value-type="float" office:value="162.285714294" calcext:value-type="float">
            <text:p>162.285714294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2:.Q282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3:.Q283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4:.Q284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5:.Q285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6:.Q286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7:.Q287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  <table:table-cell table:formula="of:=SUM([day_hosp_csv_all.A288:.Q288])" office:value-type="float" office:value="169.428571435" calcext:value-type="float">
            <text:p>169.428571435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89:.Q289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0:.Q290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1:.Q291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2:.Q292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3:.Q293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4:.Q294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  <table:table-cell table:formula="of:=SUM([day_hosp_csv_all.A295:.Q295])" office:value-type="float" office:value="200.714285711" calcext:value-type="float">
            <text:p>200.714285711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296:.Q296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297:.Q297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298:.Q298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299:.Q299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300:.Q300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301:.Q301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  <table:table-cell table:formula="of:=SUM([day_hosp_csv_all.A302:.Q302])" office:value-type="float" office:value="248.571428578" calcext:value-type="float">
            <text:p>248.571428578</text:p>
          </table:table-cell>
          <table:table-cell table:number-columns-repeated="1006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classe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2.428571431" calcext:value-type="float">
            <text:p>2.428571431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13.571428573" calcext:value-type="float">
            <text:p>13.571428573</text:p>
          </table:table-cell>
          <table:table-cell table:number-columns-repeated="1023"/>
        </table:table-row>
        <table:table-row table:style-name="ro1">
          <table:table-cell office:value-type="float" office:value="433.000000002" calcext:value-type="float">
            <text:p>433.000000002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61.857142858" calcext:value-type="float">
            <text:p>61.857142858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241.428571429" calcext:value-type="float">
            <text:p>241.428571429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470.000000018" calcext:value-type="float">
            <text:p>470.000000018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346.142857144" calcext:value-type="float">
            <text:p>346.142857144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216.999999996" calcext:value-type="float">
            <text:p>216.999999996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129.142857139" calcext:value-type="float">
            <text:p>129.142857139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83.142857147" calcext:value-type="float">
            <text:p>83.142857147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55.714285716" calcext:value-type="float">
            <text:p>55.71428571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41.857142856" calcext:value-type="float">
            <text:p>41.857142856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9.285714287" calcext:value-type="float">
            <text:p>29.285714287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21.285714289" calcext:value-type="float">
            <text:p>21.285714289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9.571428574" calcext:value-type="float">
            <text:p>19.571428574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11.714285717" calcext:value-type="float">
            <text:p>11.714285717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7.285714288" calcext:value-type="float">
            <text:p>7.285714288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4.571428574" calcext:value-type="float">
            <text:p>4.571428574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3.285714287" calcext:value-type="float">
            <text:p>3.285714287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4.714285715" calcext:value-type="float">
            <text:p>4.714285715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6.571428572" calcext:value-type="float">
            <text:p>6.571428572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0.285714288" calcext:value-type="float">
            <text:p>10.285714288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4.571428569" calcext:value-type="float">
            <text:p>14.571428569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9.571428573" calcext:value-type="float">
            <text:p>19.571428573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7.571428574" calcext:value-type="float">
            <text:p>17.571428574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1.571428572" calcext:value-type="float">
            <text:p>11.571428572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17.142857143" calcext:value-type="float">
            <text:p>17.142857143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29.428571429" calcext:value-type="float">
            <text:p>29.428571429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57.714285715" calcext:value-type="float">
            <text:p>57.714285715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92.714285718" calcext:value-type="float">
            <text:p>92.71428571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21.000000008" calcext:value-type="float">
            <text:p>121.000000008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176.142857151" calcext:value-type="float">
            <text:p>176.142857151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32.142857153" calcext:value-type="float">
            <text:p>232.142857153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1.714285705" calcext:value-type="float">
            <text:p>281.714285705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84.571428562" calcext:value-type="float">
            <text:p>284.571428562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43.28571426" calcext:value-type="float">
            <text:p>243.28571426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214.714285723" calcext:value-type="float">
            <text:p>214.714285723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89.71428571" calcext:value-type="float">
            <text:p>189.71428571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2.285714294" calcext:value-type="float">
            <text:p>162.285714294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169.428571435" calcext:value-type="float">
            <text:p>169.428571435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00.714285711" calcext:value-type="float">
            <text:p>200.714285711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>
          <table:table-cell office:value-type="float" office:value="248.571428578" calcext:value-type="float">
            <text:p>248.571428578</text:p>
          </table:table-cell>
          <table:table-cell table:number-columns-repeated="1023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classe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formula="of:=SUM([day_hosp_csv_all.A2:.K2])" office:value-type="float" office:value="1.142857144" calcext:value-type="float">
            <text:p>1.142857144</text:p>
          </table:table-cell>
          <table:table-cell table:formula="of:=SUM([day_hosp_csv_all.L2:.Q2])" office:value-type="float" office:value="1.285714287" calcext:value-type="float">
            <text:p>1.285714287</text:p>
          </table:table-cell>
          <table:table-cell table:formula="of:=[day_hosp_csv_all.R2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3:.K3])" office:value-type="float" office:value="1.142857144" calcext:value-type="float">
            <text:p>1.142857144</text:p>
          </table:table-cell>
          <table:table-cell table:formula="of:=SUM([day_hosp_csv_all.L3:.Q3])" office:value-type="float" office:value="1.285714287" calcext:value-type="float">
            <text:p>1.285714287</text:p>
          </table:table-cell>
          <table:table-cell table:formula="of:=[day_hosp_csv_all.R3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4:.K4])" office:value-type="float" office:value="1.142857144" calcext:value-type="float">
            <text:p>1.142857144</text:p>
          </table:table-cell>
          <table:table-cell table:formula="of:=SUM([day_hosp_csv_all.L4:.Q4])" office:value-type="float" office:value="1.285714287" calcext:value-type="float">
            <text:p>1.285714287</text:p>
          </table:table-cell>
          <table:table-cell table:formula="of:=[day_hosp_csv_all.R4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5:.K5])" office:value-type="float" office:value="1.142857144" calcext:value-type="float">
            <text:p>1.142857144</text:p>
          </table:table-cell>
          <table:table-cell table:formula="of:=SUM([day_hosp_csv_all.L5:.Q5])" office:value-type="float" office:value="1.285714287" calcext:value-type="float">
            <text:p>1.285714287</text:p>
          </table:table-cell>
          <table:table-cell table:formula="of:=[day_hosp_csv_all.R5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6:.K6])" office:value-type="float" office:value="1.142857144" calcext:value-type="float">
            <text:p>1.142857144</text:p>
          </table:table-cell>
          <table:table-cell table:formula="of:=SUM([day_hosp_csv_all.L6:.Q6])" office:value-type="float" office:value="1.285714287" calcext:value-type="float">
            <text:p>1.285714287</text:p>
          </table:table-cell>
          <table:table-cell table:formula="of:=[day_hosp_csv_all.R6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7:.K7])" office:value-type="float" office:value="1.142857144" calcext:value-type="float">
            <text:p>1.142857144</text:p>
          </table:table-cell>
          <table:table-cell table:formula="of:=SUM([day_hosp_csv_all.L7:.Q7])" office:value-type="float" office:value="1.285714287" calcext:value-type="float">
            <text:p>1.285714287</text:p>
          </table:table-cell>
          <table:table-cell table:formula="of:=[day_hosp_csv_all.R7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8:.K8])" office:value-type="float" office:value="1.142857144" calcext:value-type="float">
            <text:p>1.142857144</text:p>
          </table:table-cell>
          <table:table-cell table:formula="of:=SUM([day_hosp_csv_all.L8:.Q8])" office:value-type="float" office:value="1.285714287" calcext:value-type="float">
            <text:p>1.285714287</text:p>
          </table:table-cell>
          <table:table-cell table:formula="of:=[day_hosp_csv_all.R8]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table:formula="of:=SUM([day_hosp_csv_all.A9:.K9])" office:value-type="float" office:value="3.571428572" calcext:value-type="float">
            <text:p>3.571428572</text:p>
          </table:table-cell>
          <table:table-cell table:formula="of:=SUM([day_hosp_csv_all.L9:.Q9])" office:value-type="float" office:value="10.000000001" calcext:value-type="float">
            <text:p>10.000000001</text:p>
          </table:table-cell>
          <table:table-cell table:formula="of:=[day_hosp_csv_all.R9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0:.K10])" office:value-type="float" office:value="3.571428572" calcext:value-type="float">
            <text:p>3.571428572</text:p>
          </table:table-cell>
          <table:table-cell table:formula="of:=SUM([day_hosp_csv_all.L10:.Q10])" office:value-type="float" office:value="10.000000001" calcext:value-type="float">
            <text:p>10.000000001</text:p>
          </table:table-cell>
          <table:table-cell table:formula="of:=[day_hosp_csv_all.R10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1:.K11])" office:value-type="float" office:value="3.571428572" calcext:value-type="float">
            <text:p>3.571428572</text:p>
          </table:table-cell>
          <table:table-cell table:formula="of:=SUM([day_hosp_csv_all.L11:.Q11])" office:value-type="float" office:value="10.000000001" calcext:value-type="float">
            <text:p>10.000000001</text:p>
          </table:table-cell>
          <table:table-cell table:formula="of:=[day_hosp_csv_all.R11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2:.K12])" office:value-type="float" office:value="3.571428572" calcext:value-type="float">
            <text:p>3.571428572</text:p>
          </table:table-cell>
          <table:table-cell table:formula="of:=SUM([day_hosp_csv_all.L12:.Q12])" office:value-type="float" office:value="10.000000001" calcext:value-type="float">
            <text:p>10.000000001</text:p>
          </table:table-cell>
          <table:table-cell table:formula="of:=[day_hosp_csv_all.R12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3:.K13])" office:value-type="float" office:value="3.571428572" calcext:value-type="float">
            <text:p>3.571428572</text:p>
          </table:table-cell>
          <table:table-cell table:formula="of:=SUM([day_hosp_csv_all.L13:.Q13])" office:value-type="float" office:value="10.000000001" calcext:value-type="float">
            <text:p>10.000000001</text:p>
          </table:table-cell>
          <table:table-cell table:formula="of:=[day_hosp_csv_all.R13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4:.K14])" office:value-type="float" office:value="3.571428572" calcext:value-type="float">
            <text:p>3.571428572</text:p>
          </table:table-cell>
          <table:table-cell table:formula="of:=SUM([day_hosp_csv_all.L14:.Q14])" office:value-type="float" office:value="10.000000001" calcext:value-type="float">
            <text:p>10.000000001</text:p>
          </table:table-cell>
          <table:table-cell table:formula="of:=[day_hosp_csv_all.R14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5:.K15])" office:value-type="float" office:value="3.571428572" calcext:value-type="float">
            <text:p>3.571428572</text:p>
          </table:table-cell>
          <table:table-cell table:formula="of:=SUM([day_hosp_csv_all.L15:.Q15])" office:value-type="float" office:value="10.000000001" calcext:value-type="float">
            <text:p>10.000000001</text:p>
          </table:table-cell>
          <table:table-cell table:formula="of:=[day_hosp_csv_all.R15]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table:formula="of:=SUM([day_hosp_csv_all.A16:.K16])" office:value-type="float" office:value="131.119718312" calcext:value-type="float">
            <text:p>131.119718312</text:p>
          </table:table-cell>
          <table:table-cell table:formula="of:=SUM([day_hosp_csv_all.L16:.Q16])" office:value-type="float" office:value="301.88028169" calcext:value-type="float">
            <text:p>301.88028169</text:p>
          </table:table-cell>
          <table:table-cell table:formula="of:=[day_hosp_csv_all.R16]" office:value-type="float" office:value="433.000000002" calcext:value-type="float">
            <text:p>433.000000002</text:p>
          </table:table-cell>
          <table:table-cell table:number-columns-repeated="1021"/>
        </table:table-row>
        <table:table-row table:style-name="ro1">
          <table:table-cell table:formula="of:=SUM([day_hosp_csv_all.A17:.K17])" office:value-type="float" office:value="18.73138833" calcext:value-type="float">
            <text:p>18.73138833</text:p>
          </table:table-cell>
          <table:table-cell table:formula="of:=SUM([day_hosp_csv_all.L17:.Q17])" office:value-type="float" office:value="43.125754528" calcext:value-type="float">
            <text:p>43.125754528</text:p>
          </table:table-cell>
          <table:table-cell table:formula="of:=[day_hosp_csv_all.R17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18:.K18])" office:value-type="float" office:value="18.73138833" calcext:value-type="float">
            <text:p>18.73138833</text:p>
          </table:table-cell>
          <table:table-cell table:formula="of:=SUM([day_hosp_csv_all.L18:.Q18])" office:value-type="float" office:value="43.125754528" calcext:value-type="float">
            <text:p>43.125754528</text:p>
          </table:table-cell>
          <table:table-cell table:formula="of:=[day_hosp_csv_all.R18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19:.K19])" office:value-type="float" office:value="18.73138833" calcext:value-type="float">
            <text:p>18.73138833</text:p>
          </table:table-cell>
          <table:table-cell table:formula="of:=SUM([day_hosp_csv_all.L19:.Q19])" office:value-type="float" office:value="43.125754528" calcext:value-type="float">
            <text:p>43.125754528</text:p>
          </table:table-cell>
          <table:table-cell table:formula="of:=[day_hosp_csv_all.R19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20:.K20])" office:value-type="float" office:value="18.73138833" calcext:value-type="float">
            <text:p>18.73138833</text:p>
          </table:table-cell>
          <table:table-cell table:formula="of:=SUM([day_hosp_csv_all.L20:.Q20])" office:value-type="float" office:value="43.125754528" calcext:value-type="float">
            <text:p>43.125754528</text:p>
          </table:table-cell>
          <table:table-cell table:formula="of:=[day_hosp_csv_all.R20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21:.K21])" office:value-type="float" office:value="18.73138833" calcext:value-type="float">
            <text:p>18.73138833</text:p>
          </table:table-cell>
          <table:table-cell table:formula="of:=SUM([day_hosp_csv_all.L21:.Q21])" office:value-type="float" office:value="43.125754528" calcext:value-type="float">
            <text:p>43.125754528</text:p>
          </table:table-cell>
          <table:table-cell table:formula="of:=[day_hosp_csv_all.R21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22:.K22])" office:value-type="float" office:value="18.73138833" calcext:value-type="float">
            <text:p>18.73138833</text:p>
          </table:table-cell>
          <table:table-cell table:formula="of:=SUM([day_hosp_csv_all.L22:.Q22])" office:value-type="float" office:value="43.125754528" calcext:value-type="float">
            <text:p>43.125754528</text:p>
          </table:table-cell>
          <table:table-cell table:formula="of:=[day_hosp_csv_all.R22]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table:formula="of:=SUM([day_hosp_csv_all.A23:.K23])" office:value-type="float" office:value="74.714285709" calcext:value-type="float">
            <text:p>74.714285709</text:p>
          </table:table-cell>
          <table:table-cell table:formula="of:=SUM([day_hosp_csv_all.L23:.Q23])" office:value-type="float" office:value="166.71428572" calcext:value-type="float">
            <text:p>166.71428572</text:p>
          </table:table-cell>
          <table:table-cell table:formula="of:=[day_hosp_csv_all.R23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4:.K24])" office:value-type="float" office:value="74.714285709" calcext:value-type="float">
            <text:p>74.714285709</text:p>
          </table:table-cell>
          <table:table-cell table:formula="of:=SUM([day_hosp_csv_all.L24:.Q24])" office:value-type="float" office:value="166.71428572" calcext:value-type="float">
            <text:p>166.71428572</text:p>
          </table:table-cell>
          <table:table-cell table:formula="of:=[day_hosp_csv_all.R24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5:.K25])" office:value-type="float" office:value="74.714285709" calcext:value-type="float">
            <text:p>74.714285709</text:p>
          </table:table-cell>
          <table:table-cell table:formula="of:=SUM([day_hosp_csv_all.L25:.Q25])" office:value-type="float" office:value="166.71428572" calcext:value-type="float">
            <text:p>166.71428572</text:p>
          </table:table-cell>
          <table:table-cell table:formula="of:=[day_hosp_csv_all.R25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6:.K26])" office:value-type="float" office:value="74.714285709" calcext:value-type="float">
            <text:p>74.714285709</text:p>
          </table:table-cell>
          <table:table-cell table:formula="of:=SUM([day_hosp_csv_all.L26:.Q26])" office:value-type="float" office:value="166.71428572" calcext:value-type="float">
            <text:p>166.71428572</text:p>
          </table:table-cell>
          <table:table-cell table:formula="of:=[day_hosp_csv_all.R26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7:.K27])" office:value-type="float" office:value="74.714285709" calcext:value-type="float">
            <text:p>74.714285709</text:p>
          </table:table-cell>
          <table:table-cell table:formula="of:=SUM([day_hosp_csv_all.L27:.Q27])" office:value-type="float" office:value="166.71428572" calcext:value-type="float">
            <text:p>166.71428572</text:p>
          </table:table-cell>
          <table:table-cell table:formula="of:=[day_hosp_csv_all.R27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8:.K28])" office:value-type="float" office:value="74.714285709" calcext:value-type="float">
            <text:p>74.714285709</text:p>
          </table:table-cell>
          <table:table-cell table:formula="of:=SUM([day_hosp_csv_all.L28:.Q28])" office:value-type="float" office:value="166.71428572" calcext:value-type="float">
            <text:p>166.71428572</text:p>
          </table:table-cell>
          <table:table-cell table:formula="of:=[day_hosp_csv_all.R28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29:.K29])" office:value-type="float" office:value="74.714285709" calcext:value-type="float">
            <text:p>74.714285709</text:p>
          </table:table-cell>
          <table:table-cell table:formula="of:=SUM([day_hosp_csv_all.L29:.Q29])" office:value-type="float" office:value="166.71428572" calcext:value-type="float">
            <text:p>166.71428572</text:p>
          </table:table-cell>
          <table:table-cell table:formula="of:=[day_hosp_csv_all.R29]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table:formula="of:=SUM([day_hosp_csv_all.A30:.K30])" office:value-type="float" office:value="174.000000007" calcext:value-type="float">
            <text:p>174.000000007</text:p>
          </table:table-cell>
          <table:table-cell table:formula="of:=SUM([day_hosp_csv_all.L30:.Q30])" office:value-type="float" office:value="296.000000011" calcext:value-type="float">
            <text:p>296.000000011</text:p>
          </table:table-cell>
          <table:table-cell table:formula="of:=[day_hosp_csv_all.R30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1:.K31])" office:value-type="float" office:value="174.000000007" calcext:value-type="float">
            <text:p>174.000000007</text:p>
          </table:table-cell>
          <table:table-cell table:formula="of:=SUM([day_hosp_csv_all.L31:.Q31])" office:value-type="float" office:value="296.000000011" calcext:value-type="float">
            <text:p>296.000000011</text:p>
          </table:table-cell>
          <table:table-cell table:formula="of:=[day_hosp_csv_all.R31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2:.K32])" office:value-type="float" office:value="174.000000007" calcext:value-type="float">
            <text:p>174.000000007</text:p>
          </table:table-cell>
          <table:table-cell table:formula="of:=SUM([day_hosp_csv_all.L32:.Q32])" office:value-type="float" office:value="296.000000011" calcext:value-type="float">
            <text:p>296.000000011</text:p>
          </table:table-cell>
          <table:table-cell table:formula="of:=[day_hosp_csv_all.R32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3:.K33])" office:value-type="float" office:value="174.000000007" calcext:value-type="float">
            <text:p>174.000000007</text:p>
          </table:table-cell>
          <table:table-cell table:formula="of:=SUM([day_hosp_csv_all.L33:.Q33])" office:value-type="float" office:value="296.000000011" calcext:value-type="float">
            <text:p>296.000000011</text:p>
          </table:table-cell>
          <table:table-cell table:formula="of:=[day_hosp_csv_all.R33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4:.K34])" office:value-type="float" office:value="174.000000007" calcext:value-type="float">
            <text:p>174.000000007</text:p>
          </table:table-cell>
          <table:table-cell table:formula="of:=SUM([day_hosp_csv_all.L34:.Q34])" office:value-type="float" office:value="296.000000011" calcext:value-type="float">
            <text:p>296.000000011</text:p>
          </table:table-cell>
          <table:table-cell table:formula="of:=[day_hosp_csv_all.R34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5:.K35])" office:value-type="float" office:value="174.000000007" calcext:value-type="float">
            <text:p>174.000000007</text:p>
          </table:table-cell>
          <table:table-cell table:formula="of:=SUM([day_hosp_csv_all.L35:.Q35])" office:value-type="float" office:value="296.000000011" calcext:value-type="float">
            <text:p>296.000000011</text:p>
          </table:table-cell>
          <table:table-cell table:formula="of:=[day_hosp_csv_all.R35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6:.K36])" office:value-type="float" office:value="174.000000007" calcext:value-type="float">
            <text:p>174.000000007</text:p>
          </table:table-cell>
          <table:table-cell table:formula="of:=SUM([day_hosp_csv_all.L36:.Q36])" office:value-type="float" office:value="296.000000011" calcext:value-type="float">
            <text:p>296.000000011</text:p>
          </table:table-cell>
          <table:table-cell table:formula="of:=[day_hosp_csv_all.R36]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table:formula="of:=SUM([day_hosp_csv_all.A37:.K37])" office:value-type="float" office:value="144.571428581" calcext:value-type="float">
            <text:p>144.571428581</text:p>
          </table:table-cell>
          <table:table-cell table:formula="of:=SUM([day_hosp_csv_all.L37:.Q37])" office:value-type="float" office:value="201.571428563" calcext:value-type="float">
            <text:p>201.571428563</text:p>
          </table:table-cell>
          <table:table-cell table:formula="of:=[day_hosp_csv_all.R37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38:.K38])" office:value-type="float" office:value="144.571428581" calcext:value-type="float">
            <text:p>144.571428581</text:p>
          </table:table-cell>
          <table:table-cell table:formula="of:=SUM([day_hosp_csv_all.L38:.Q38])" office:value-type="float" office:value="201.571428563" calcext:value-type="float">
            <text:p>201.571428563</text:p>
          </table:table-cell>
          <table:table-cell table:formula="of:=[day_hosp_csv_all.R38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39:.K39])" office:value-type="float" office:value="144.571428581" calcext:value-type="float">
            <text:p>144.571428581</text:p>
          </table:table-cell>
          <table:table-cell table:formula="of:=SUM([day_hosp_csv_all.L39:.Q39])" office:value-type="float" office:value="201.571428563" calcext:value-type="float">
            <text:p>201.571428563</text:p>
          </table:table-cell>
          <table:table-cell table:formula="of:=[day_hosp_csv_all.R39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40:.K40])" office:value-type="float" office:value="144.571428581" calcext:value-type="float">
            <text:p>144.571428581</text:p>
          </table:table-cell>
          <table:table-cell table:formula="of:=SUM([day_hosp_csv_all.L40:.Q40])" office:value-type="float" office:value="201.571428563" calcext:value-type="float">
            <text:p>201.571428563</text:p>
          </table:table-cell>
          <table:table-cell table:formula="of:=[day_hosp_csv_all.R40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41:.K41])" office:value-type="float" office:value="144.571428581" calcext:value-type="float">
            <text:p>144.571428581</text:p>
          </table:table-cell>
          <table:table-cell table:formula="of:=SUM([day_hosp_csv_all.L41:.Q41])" office:value-type="float" office:value="201.571428563" calcext:value-type="float">
            <text:p>201.571428563</text:p>
          </table:table-cell>
          <table:table-cell table:formula="of:=[day_hosp_csv_all.R41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42:.K42])" office:value-type="float" office:value="144.571428581" calcext:value-type="float">
            <text:p>144.571428581</text:p>
          </table:table-cell>
          <table:table-cell table:formula="of:=SUM([day_hosp_csv_all.L42:.Q42])" office:value-type="float" office:value="201.571428563" calcext:value-type="float">
            <text:p>201.571428563</text:p>
          </table:table-cell>
          <table:table-cell table:formula="of:=[day_hosp_csv_all.R42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43:.K43])" office:value-type="float" office:value="144.571428581" calcext:value-type="float">
            <text:p>144.571428581</text:p>
          </table:table-cell>
          <table:table-cell table:formula="of:=SUM([day_hosp_csv_all.L43:.Q43])" office:value-type="float" office:value="201.571428563" calcext:value-type="float">
            <text:p>201.571428563</text:p>
          </table:table-cell>
          <table:table-cell table:formula="of:=[day_hosp_csv_all.R43]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table:formula="of:=SUM([day_hosp_csv_all.A44:.K44])" office:value-type="float" office:value="97.285714292" calcext:value-type="float">
            <text:p>97.285714292</text:p>
          </table:table-cell>
          <table:table-cell table:formula="of:=SUM([day_hosp_csv_all.L44:.Q44])" office:value-type="float" office:value="119.714285704" calcext:value-type="float">
            <text:p>119.714285704</text:p>
          </table:table-cell>
          <table:table-cell table:formula="of:=[day_hosp_csv_all.R44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45:.K45])" office:value-type="float" office:value="97.285714292" calcext:value-type="float">
            <text:p>97.285714292</text:p>
          </table:table-cell>
          <table:table-cell table:formula="of:=SUM([day_hosp_csv_all.L45:.Q45])" office:value-type="float" office:value="119.714285704" calcext:value-type="float">
            <text:p>119.714285704</text:p>
          </table:table-cell>
          <table:table-cell table:formula="of:=[day_hosp_csv_all.R45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46:.K46])" office:value-type="float" office:value="97.285714292" calcext:value-type="float">
            <text:p>97.285714292</text:p>
          </table:table-cell>
          <table:table-cell table:formula="of:=SUM([day_hosp_csv_all.L46:.Q46])" office:value-type="float" office:value="119.714285704" calcext:value-type="float">
            <text:p>119.714285704</text:p>
          </table:table-cell>
          <table:table-cell table:formula="of:=[day_hosp_csv_all.R46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47:.K47])" office:value-type="float" office:value="97.285714292" calcext:value-type="float">
            <text:p>97.285714292</text:p>
          </table:table-cell>
          <table:table-cell table:formula="of:=SUM([day_hosp_csv_all.L47:.Q47])" office:value-type="float" office:value="119.714285704" calcext:value-type="float">
            <text:p>119.714285704</text:p>
          </table:table-cell>
          <table:table-cell table:formula="of:=[day_hosp_csv_all.R47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48:.K48])" office:value-type="float" office:value="97.285714292" calcext:value-type="float">
            <text:p>97.285714292</text:p>
          </table:table-cell>
          <table:table-cell table:formula="of:=SUM([day_hosp_csv_all.L48:.Q48])" office:value-type="float" office:value="119.714285704" calcext:value-type="float">
            <text:p>119.714285704</text:p>
          </table:table-cell>
          <table:table-cell table:formula="of:=[day_hosp_csv_all.R48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49:.K49])" office:value-type="float" office:value="97.285714292" calcext:value-type="float">
            <text:p>97.285714292</text:p>
          </table:table-cell>
          <table:table-cell table:formula="of:=SUM([day_hosp_csv_all.L49:.Q49])" office:value-type="float" office:value="119.714285704" calcext:value-type="float">
            <text:p>119.714285704</text:p>
          </table:table-cell>
          <table:table-cell table:formula="of:=[day_hosp_csv_all.R49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50:.K50])" office:value-type="float" office:value="97.285714292" calcext:value-type="float">
            <text:p>97.285714292</text:p>
          </table:table-cell>
          <table:table-cell table:formula="of:=SUM([day_hosp_csv_all.L50:.Q50])" office:value-type="float" office:value="119.714285704" calcext:value-type="float">
            <text:p>119.714285704</text:p>
          </table:table-cell>
          <table:table-cell table:formula="of:=[day_hosp_csv_all.R50]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table:formula="of:=SUM([day_hosp_csv_all.A51:.K51])" office:value-type="float" office:value="58.714285716" calcext:value-type="float">
            <text:p>58.714285716</text:p>
          </table:table-cell>
          <table:table-cell table:formula="of:=SUM([day_hosp_csv_all.L51:.Q51])" office:value-type="float" office:value="70.428571423" calcext:value-type="float">
            <text:p>70.428571423</text:p>
          </table:table-cell>
          <table:table-cell table:formula="of:=[day_hosp_csv_all.R51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2:.K52])" office:value-type="float" office:value="58.714285716" calcext:value-type="float">
            <text:p>58.714285716</text:p>
          </table:table-cell>
          <table:table-cell table:formula="of:=SUM([day_hosp_csv_all.L52:.Q52])" office:value-type="float" office:value="70.428571423" calcext:value-type="float">
            <text:p>70.428571423</text:p>
          </table:table-cell>
          <table:table-cell table:formula="of:=[day_hosp_csv_all.R52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3:.K53])" office:value-type="float" office:value="58.714285716" calcext:value-type="float">
            <text:p>58.714285716</text:p>
          </table:table-cell>
          <table:table-cell table:formula="of:=SUM([day_hosp_csv_all.L53:.Q53])" office:value-type="float" office:value="70.428571423" calcext:value-type="float">
            <text:p>70.428571423</text:p>
          </table:table-cell>
          <table:table-cell table:formula="of:=[day_hosp_csv_all.R53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4:.K54])" office:value-type="float" office:value="58.714285716" calcext:value-type="float">
            <text:p>58.714285716</text:p>
          </table:table-cell>
          <table:table-cell table:formula="of:=SUM([day_hosp_csv_all.L54:.Q54])" office:value-type="float" office:value="70.428571423" calcext:value-type="float">
            <text:p>70.428571423</text:p>
          </table:table-cell>
          <table:table-cell table:formula="of:=[day_hosp_csv_all.R54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5:.K55])" office:value-type="float" office:value="58.714285716" calcext:value-type="float">
            <text:p>58.714285716</text:p>
          </table:table-cell>
          <table:table-cell table:formula="of:=SUM([day_hosp_csv_all.L55:.Q55])" office:value-type="float" office:value="70.428571423" calcext:value-type="float">
            <text:p>70.428571423</text:p>
          </table:table-cell>
          <table:table-cell table:formula="of:=[day_hosp_csv_all.R55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6:.K56])" office:value-type="float" office:value="58.714285716" calcext:value-type="float">
            <text:p>58.714285716</text:p>
          </table:table-cell>
          <table:table-cell table:formula="of:=SUM([day_hosp_csv_all.L56:.Q56])" office:value-type="float" office:value="70.428571423" calcext:value-type="float">
            <text:p>70.428571423</text:p>
          </table:table-cell>
          <table:table-cell table:formula="of:=[day_hosp_csv_all.R56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7:.K57])" office:value-type="float" office:value="58.714285716" calcext:value-type="float">
            <text:p>58.714285716</text:p>
          </table:table-cell>
          <table:table-cell table:formula="of:=SUM([day_hosp_csv_all.L57:.Q57])" office:value-type="float" office:value="70.428571423" calcext:value-type="float">
            <text:p>70.428571423</text:p>
          </table:table-cell>
          <table:table-cell table:formula="of:=[day_hosp_csv_all.R57]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table:formula="of:=SUM([day_hosp_csv_all.A58:.K58])" office:value-type="float" office:value="38.142857146" calcext:value-type="float">
            <text:p>38.142857146</text:p>
          </table:table-cell>
          <table:table-cell table:formula="of:=SUM([day_hosp_csv_all.L58:.Q58])" office:value-type="float" office:value="45.000000001" calcext:value-type="float">
            <text:p>45.000000001</text:p>
          </table:table-cell>
          <table:table-cell table:formula="of:=[day_hosp_csv_all.R58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59:.K59])" office:value-type="float" office:value="38.142857146" calcext:value-type="float">
            <text:p>38.142857146</text:p>
          </table:table-cell>
          <table:table-cell table:formula="of:=SUM([day_hosp_csv_all.L59:.Q59])" office:value-type="float" office:value="45.000000001" calcext:value-type="float">
            <text:p>45.000000001</text:p>
          </table:table-cell>
          <table:table-cell table:formula="of:=[day_hosp_csv_all.R59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0:.K60])" office:value-type="float" office:value="38.142857146" calcext:value-type="float">
            <text:p>38.142857146</text:p>
          </table:table-cell>
          <table:table-cell table:formula="of:=SUM([day_hosp_csv_all.L60:.Q60])" office:value-type="float" office:value="45.000000001" calcext:value-type="float">
            <text:p>45.000000001</text:p>
          </table:table-cell>
          <table:table-cell table:formula="of:=[day_hosp_csv_all.R60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1:.K61])" office:value-type="float" office:value="38.142857146" calcext:value-type="float">
            <text:p>38.142857146</text:p>
          </table:table-cell>
          <table:table-cell table:formula="of:=SUM([day_hosp_csv_all.L61:.Q61])" office:value-type="float" office:value="45.000000001" calcext:value-type="float">
            <text:p>45.000000001</text:p>
          </table:table-cell>
          <table:table-cell table:formula="of:=[day_hosp_csv_all.R61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2:.K62])" office:value-type="float" office:value="38.142857146" calcext:value-type="float">
            <text:p>38.142857146</text:p>
          </table:table-cell>
          <table:table-cell table:formula="of:=SUM([day_hosp_csv_all.L62:.Q62])" office:value-type="float" office:value="45.000000001" calcext:value-type="float">
            <text:p>45.000000001</text:p>
          </table:table-cell>
          <table:table-cell table:formula="of:=[day_hosp_csv_all.R62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3:.K63])" office:value-type="float" office:value="38.142857146" calcext:value-type="float">
            <text:p>38.142857146</text:p>
          </table:table-cell>
          <table:table-cell table:formula="of:=SUM([day_hosp_csv_all.L63:.Q63])" office:value-type="float" office:value="45.000000001" calcext:value-type="float">
            <text:p>45.000000001</text:p>
          </table:table-cell>
          <table:table-cell table:formula="of:=[day_hosp_csv_all.R63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4:.K64])" office:value-type="float" office:value="38.142857146" calcext:value-type="float">
            <text:p>38.142857146</text:p>
          </table:table-cell>
          <table:table-cell table:formula="of:=SUM([day_hosp_csv_all.L64:.Q64])" office:value-type="float" office:value="45.000000001" calcext:value-type="float">
            <text:p>45.000000001</text:p>
          </table:table-cell>
          <table:table-cell table:formula="of:=[day_hosp_csv_all.R64]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table:formula="of:=SUM([day_hosp_csv_all.A65:.K65])" office:value-type="float" office:value="24.714285715" calcext:value-type="float">
            <text:p>24.714285715</text:p>
          </table:table-cell>
          <table:table-cell table:formula="of:=SUM([day_hosp_csv_all.L65:.Q65])" office:value-type="float" office:value="31.000000001" calcext:value-type="float">
            <text:p>31.000000001</text:p>
          </table:table-cell>
          <table:table-cell table:formula="of:=[day_hosp_csv_all.R65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66:.K66])" office:value-type="float" office:value="24.714285715" calcext:value-type="float">
            <text:p>24.714285715</text:p>
          </table:table-cell>
          <table:table-cell table:formula="of:=SUM([day_hosp_csv_all.L66:.Q66])" office:value-type="float" office:value="31.000000001" calcext:value-type="float">
            <text:p>31.000000001</text:p>
          </table:table-cell>
          <table:table-cell table:formula="of:=[day_hosp_csv_all.R66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67:.K67])" office:value-type="float" office:value="24.714285715" calcext:value-type="float">
            <text:p>24.714285715</text:p>
          </table:table-cell>
          <table:table-cell table:formula="of:=SUM([day_hosp_csv_all.L67:.Q67])" office:value-type="float" office:value="31.000000001" calcext:value-type="float">
            <text:p>31.000000001</text:p>
          </table:table-cell>
          <table:table-cell table:formula="of:=[day_hosp_csv_all.R67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68:.K68])" office:value-type="float" office:value="24.714285715" calcext:value-type="float">
            <text:p>24.714285715</text:p>
          </table:table-cell>
          <table:table-cell table:formula="of:=SUM([day_hosp_csv_all.L68:.Q68])" office:value-type="float" office:value="31.000000001" calcext:value-type="float">
            <text:p>31.000000001</text:p>
          </table:table-cell>
          <table:table-cell table:formula="of:=[day_hosp_csv_all.R68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69:.K69])" office:value-type="float" office:value="24.714285715" calcext:value-type="float">
            <text:p>24.714285715</text:p>
          </table:table-cell>
          <table:table-cell table:formula="of:=SUM([day_hosp_csv_all.L69:.Q69])" office:value-type="float" office:value="31.000000001" calcext:value-type="float">
            <text:p>31.000000001</text:p>
          </table:table-cell>
          <table:table-cell table:formula="of:=[day_hosp_csv_all.R69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70:.K70])" office:value-type="float" office:value="24.714285715" calcext:value-type="float">
            <text:p>24.714285715</text:p>
          </table:table-cell>
          <table:table-cell table:formula="of:=SUM([day_hosp_csv_all.L70:.Q70])" office:value-type="float" office:value="31.000000001" calcext:value-type="float">
            <text:p>31.000000001</text:p>
          </table:table-cell>
          <table:table-cell table:formula="of:=[day_hosp_csv_all.R70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71:.K71])" office:value-type="float" office:value="24.714285715" calcext:value-type="float">
            <text:p>24.714285715</text:p>
          </table:table-cell>
          <table:table-cell table:formula="of:=SUM([day_hosp_csv_all.L71:.Q71])" office:value-type="float" office:value="31.000000001" calcext:value-type="float">
            <text:p>31.000000001</text:p>
          </table:table-cell>
          <table:table-cell table:formula="of:=[day_hosp_csv_all.R71]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table:formula="of:=SUM([day_hosp_csv_all.A72:.K72])" office:value-type="float" office:value="19.714285714" calcext:value-type="float">
            <text:p>19.714285714</text:p>
          </table:table-cell>
          <table:table-cell table:formula="of:=SUM([day_hosp_csv_all.L72:.Q72])" office:value-type="float" office:value="22.142857142" calcext:value-type="float">
            <text:p>22.142857142</text:p>
          </table:table-cell>
          <table:table-cell table:formula="of:=[day_hosp_csv_all.R72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3:.K73])" office:value-type="float" office:value="19.714285714" calcext:value-type="float">
            <text:p>19.714285714</text:p>
          </table:table-cell>
          <table:table-cell table:formula="of:=SUM([day_hosp_csv_all.L73:.Q73])" office:value-type="float" office:value="22.142857142" calcext:value-type="float">
            <text:p>22.142857142</text:p>
          </table:table-cell>
          <table:table-cell table:formula="of:=[day_hosp_csv_all.R73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4:.K74])" office:value-type="float" office:value="19.714285714" calcext:value-type="float">
            <text:p>19.714285714</text:p>
          </table:table-cell>
          <table:table-cell table:formula="of:=SUM([day_hosp_csv_all.L74:.Q74])" office:value-type="float" office:value="22.142857142" calcext:value-type="float">
            <text:p>22.142857142</text:p>
          </table:table-cell>
          <table:table-cell table:formula="of:=[day_hosp_csv_all.R74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5:.K75])" office:value-type="float" office:value="19.714285714" calcext:value-type="float">
            <text:p>19.714285714</text:p>
          </table:table-cell>
          <table:table-cell table:formula="of:=SUM([day_hosp_csv_all.L75:.Q75])" office:value-type="float" office:value="22.142857142" calcext:value-type="float">
            <text:p>22.142857142</text:p>
          </table:table-cell>
          <table:table-cell table:formula="of:=[day_hosp_csv_all.R75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6:.K76])" office:value-type="float" office:value="19.714285714" calcext:value-type="float">
            <text:p>19.714285714</text:p>
          </table:table-cell>
          <table:table-cell table:formula="of:=SUM([day_hosp_csv_all.L76:.Q76])" office:value-type="float" office:value="22.142857142" calcext:value-type="float">
            <text:p>22.142857142</text:p>
          </table:table-cell>
          <table:table-cell table:formula="of:=[day_hosp_csv_all.R76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7:.K77])" office:value-type="float" office:value="19.714285714" calcext:value-type="float">
            <text:p>19.714285714</text:p>
          </table:table-cell>
          <table:table-cell table:formula="of:=SUM([day_hosp_csv_all.L77:.Q77])" office:value-type="float" office:value="22.142857142" calcext:value-type="float">
            <text:p>22.142857142</text:p>
          </table:table-cell>
          <table:table-cell table:formula="of:=[day_hosp_csv_all.R77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8:.K78])" office:value-type="float" office:value="19.714285714" calcext:value-type="float">
            <text:p>19.714285714</text:p>
          </table:table-cell>
          <table:table-cell table:formula="of:=SUM([day_hosp_csv_all.L78:.Q78])" office:value-type="float" office:value="22.142857142" calcext:value-type="float">
            <text:p>22.142857142</text:p>
          </table:table-cell>
          <table:table-cell table:formula="of:=[day_hosp_csv_all.R78]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table:formula="of:=SUM([day_hosp_csv_all.A79:.K79])" office:value-type="float" office:value="12.571428573" calcext:value-type="float">
            <text:p>12.571428573</text:p>
          </table:table-cell>
          <table:table-cell table:formula="of:=SUM([day_hosp_csv_all.L79:.Q79])" office:value-type="float" office:value="16.714285714" calcext:value-type="float">
            <text:p>16.714285714</text:p>
          </table:table-cell>
          <table:table-cell table:formula="of:=[day_hosp_csv_all.R79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0:.K80])" office:value-type="float" office:value="12.571428573" calcext:value-type="float">
            <text:p>12.571428573</text:p>
          </table:table-cell>
          <table:table-cell table:formula="of:=SUM([day_hosp_csv_all.L80:.Q80])" office:value-type="float" office:value="16.714285714" calcext:value-type="float">
            <text:p>16.714285714</text:p>
          </table:table-cell>
          <table:table-cell table:formula="of:=[day_hosp_csv_all.R80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1:.K81])" office:value-type="float" office:value="12.571428573" calcext:value-type="float">
            <text:p>12.571428573</text:p>
          </table:table-cell>
          <table:table-cell table:formula="of:=SUM([day_hosp_csv_all.L81:.Q81])" office:value-type="float" office:value="16.714285714" calcext:value-type="float">
            <text:p>16.714285714</text:p>
          </table:table-cell>
          <table:table-cell table:formula="of:=[day_hosp_csv_all.R81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2:.K82])" office:value-type="float" office:value="12.571428573" calcext:value-type="float">
            <text:p>12.571428573</text:p>
          </table:table-cell>
          <table:table-cell table:formula="of:=SUM([day_hosp_csv_all.L82:.Q82])" office:value-type="float" office:value="16.714285714" calcext:value-type="float">
            <text:p>16.714285714</text:p>
          </table:table-cell>
          <table:table-cell table:formula="of:=[day_hosp_csv_all.R82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3:.K83])" office:value-type="float" office:value="12.571428573" calcext:value-type="float">
            <text:p>12.571428573</text:p>
          </table:table-cell>
          <table:table-cell table:formula="of:=SUM([day_hosp_csv_all.L83:.Q83])" office:value-type="float" office:value="16.714285714" calcext:value-type="float">
            <text:p>16.714285714</text:p>
          </table:table-cell>
          <table:table-cell table:formula="of:=[day_hosp_csv_all.R83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4:.K84])" office:value-type="float" office:value="12.571428573" calcext:value-type="float">
            <text:p>12.571428573</text:p>
          </table:table-cell>
          <table:table-cell table:formula="of:=SUM([day_hosp_csv_all.L84:.Q84])" office:value-type="float" office:value="16.714285714" calcext:value-type="float">
            <text:p>16.714285714</text:p>
          </table:table-cell>
          <table:table-cell table:formula="of:=[day_hosp_csv_all.R84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5:.K85])" office:value-type="float" office:value="12.571428573" calcext:value-type="float">
            <text:p>12.571428573</text:p>
          </table:table-cell>
          <table:table-cell table:formula="of:=SUM([day_hosp_csv_all.L85:.Q85])" office:value-type="float" office:value="16.714285714" calcext:value-type="float">
            <text:p>16.714285714</text:p>
          </table:table-cell>
          <table:table-cell table:formula="of:=[day_hosp_csv_all.R85]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table:formula="of:=SUM([day_hosp_csv_all.A86:.K86])" office:value-type="float" office:value="8.571428574" calcext:value-type="float">
            <text:p>8.571428574</text:p>
          </table:table-cell>
          <table:table-cell table:formula="of:=SUM([day_hosp_csv_all.L86:.Q86])" office:value-type="float" office:value="12.714285715" calcext:value-type="float">
            <text:p>12.714285715</text:p>
          </table:table-cell>
          <table:table-cell table:formula="of:=[day_hosp_csv_all.R86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87:.K87])" office:value-type="float" office:value="8.571428574" calcext:value-type="float">
            <text:p>8.571428574</text:p>
          </table:table-cell>
          <table:table-cell table:formula="of:=SUM([day_hosp_csv_all.L87:.Q87])" office:value-type="float" office:value="12.714285715" calcext:value-type="float">
            <text:p>12.714285715</text:p>
          </table:table-cell>
          <table:table-cell table:formula="of:=[day_hosp_csv_all.R87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88:.K88])" office:value-type="float" office:value="8.571428574" calcext:value-type="float">
            <text:p>8.571428574</text:p>
          </table:table-cell>
          <table:table-cell table:formula="of:=SUM([day_hosp_csv_all.L88:.Q88])" office:value-type="float" office:value="12.714285715" calcext:value-type="float">
            <text:p>12.714285715</text:p>
          </table:table-cell>
          <table:table-cell table:formula="of:=[day_hosp_csv_all.R88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89:.K89])" office:value-type="float" office:value="8.571428574" calcext:value-type="float">
            <text:p>8.571428574</text:p>
          </table:table-cell>
          <table:table-cell table:formula="of:=SUM([day_hosp_csv_all.L89:.Q89])" office:value-type="float" office:value="12.714285715" calcext:value-type="float">
            <text:p>12.714285715</text:p>
          </table:table-cell>
          <table:table-cell table:formula="of:=[day_hosp_csv_all.R89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90:.K90])" office:value-type="float" office:value="8.571428574" calcext:value-type="float">
            <text:p>8.571428574</text:p>
          </table:table-cell>
          <table:table-cell table:formula="of:=SUM([day_hosp_csv_all.L90:.Q90])" office:value-type="float" office:value="12.714285715" calcext:value-type="float">
            <text:p>12.714285715</text:p>
          </table:table-cell>
          <table:table-cell table:formula="of:=[day_hosp_csv_all.R90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91:.K91])" office:value-type="float" office:value="8.571428574" calcext:value-type="float">
            <text:p>8.571428574</text:p>
          </table:table-cell>
          <table:table-cell table:formula="of:=SUM([day_hosp_csv_all.L91:.Q91])" office:value-type="float" office:value="12.714285715" calcext:value-type="float">
            <text:p>12.714285715</text:p>
          </table:table-cell>
          <table:table-cell table:formula="of:=[day_hosp_csv_all.R91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92:.K92])" office:value-type="float" office:value="8.571428574" calcext:value-type="float">
            <text:p>8.571428574</text:p>
          </table:table-cell>
          <table:table-cell table:formula="of:=SUM([day_hosp_csv_all.L92:.Q92])" office:value-type="float" office:value="12.714285715" calcext:value-type="float">
            <text:p>12.714285715</text:p>
          </table:table-cell>
          <table:table-cell table:formula="of:=[day_hosp_csv_all.R92]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table:formula="of:=SUM([day_hosp_csv_all.A93:.K93])" office:value-type="float" office:value="8.285714288" calcext:value-type="float">
            <text:p>8.285714288</text:p>
          </table:table-cell>
          <table:table-cell table:formula="of:=SUM([day_hosp_csv_all.L93:.Q93])" office:value-type="float" office:value="11.285714286" calcext:value-type="float">
            <text:p>11.285714286</text:p>
          </table:table-cell>
          <table:table-cell table:formula="of:=[day_hosp_csv_all.R93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4:.K94])" office:value-type="float" office:value="8.285714288" calcext:value-type="float">
            <text:p>8.285714288</text:p>
          </table:table-cell>
          <table:table-cell table:formula="of:=SUM([day_hosp_csv_all.L94:.Q94])" office:value-type="float" office:value="11.285714286" calcext:value-type="float">
            <text:p>11.285714286</text:p>
          </table:table-cell>
          <table:table-cell table:formula="of:=[day_hosp_csv_all.R94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5:.K95])" office:value-type="float" office:value="8.285714288" calcext:value-type="float">
            <text:p>8.285714288</text:p>
          </table:table-cell>
          <table:table-cell table:formula="of:=SUM([day_hosp_csv_all.L95:.Q95])" office:value-type="float" office:value="11.285714286" calcext:value-type="float">
            <text:p>11.285714286</text:p>
          </table:table-cell>
          <table:table-cell table:formula="of:=[day_hosp_csv_all.R95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6:.K96])" office:value-type="float" office:value="8.285714288" calcext:value-type="float">
            <text:p>8.285714288</text:p>
          </table:table-cell>
          <table:table-cell table:formula="of:=SUM([day_hosp_csv_all.L96:.Q96])" office:value-type="float" office:value="11.285714286" calcext:value-type="float">
            <text:p>11.285714286</text:p>
          </table:table-cell>
          <table:table-cell table:formula="of:=[day_hosp_csv_all.R96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7:.K97])" office:value-type="float" office:value="8.285714288" calcext:value-type="float">
            <text:p>8.285714288</text:p>
          </table:table-cell>
          <table:table-cell table:formula="of:=SUM([day_hosp_csv_all.L97:.Q97])" office:value-type="float" office:value="11.285714286" calcext:value-type="float">
            <text:p>11.285714286</text:p>
          </table:table-cell>
          <table:table-cell table:formula="of:=[day_hosp_csv_all.R97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8:.K98])" office:value-type="float" office:value="8.285714288" calcext:value-type="float">
            <text:p>8.285714288</text:p>
          </table:table-cell>
          <table:table-cell table:formula="of:=SUM([day_hosp_csv_all.L98:.Q98])" office:value-type="float" office:value="11.285714286" calcext:value-type="float">
            <text:p>11.285714286</text:p>
          </table:table-cell>
          <table:table-cell table:formula="of:=[day_hosp_csv_all.R98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99:.K99])" office:value-type="float" office:value="8.285714288" calcext:value-type="float">
            <text:p>8.285714288</text:p>
          </table:table-cell>
          <table:table-cell table:formula="of:=SUM([day_hosp_csv_all.L99:.Q99])" office:value-type="float" office:value="11.285714286" calcext:value-type="float">
            <text:p>11.285714286</text:p>
          </table:table-cell>
          <table:table-cell table:formula="of:=[day_hosp_csv_all.R99]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table:formula="of:=SUM([day_hosp_csv_all.A100:.K100])" office:value-type="float" office:value="4.857142859" calcext:value-type="float">
            <text:p>4.857142859</text:p>
          </table:table-cell>
          <table:table-cell table:formula="of:=SUM([day_hosp_csv_all.L100:.Q100])" office:value-type="float" office:value="6.857142858" calcext:value-type="float">
            <text:p>6.857142858</text:p>
          </table:table-cell>
          <table:table-cell table:formula="of:=[day_hosp_csv_all.R100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1:.K101])" office:value-type="float" office:value="4.857142859" calcext:value-type="float">
            <text:p>4.857142859</text:p>
          </table:table-cell>
          <table:table-cell table:formula="of:=SUM([day_hosp_csv_all.L101:.Q101])" office:value-type="float" office:value="6.857142858" calcext:value-type="float">
            <text:p>6.857142858</text:p>
          </table:table-cell>
          <table:table-cell table:formula="of:=[day_hosp_csv_all.R101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2:.K102])" office:value-type="float" office:value="4.857142859" calcext:value-type="float">
            <text:p>4.857142859</text:p>
          </table:table-cell>
          <table:table-cell table:formula="of:=SUM([day_hosp_csv_all.L102:.Q102])" office:value-type="float" office:value="6.857142858" calcext:value-type="float">
            <text:p>6.857142858</text:p>
          </table:table-cell>
          <table:table-cell table:formula="of:=[day_hosp_csv_all.R102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3:.K103])" office:value-type="float" office:value="4.857142859" calcext:value-type="float">
            <text:p>4.857142859</text:p>
          </table:table-cell>
          <table:table-cell table:formula="of:=SUM([day_hosp_csv_all.L103:.Q103])" office:value-type="float" office:value="6.857142858" calcext:value-type="float">
            <text:p>6.857142858</text:p>
          </table:table-cell>
          <table:table-cell table:formula="of:=[day_hosp_csv_all.R103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4:.K104])" office:value-type="float" office:value="4.857142859" calcext:value-type="float">
            <text:p>4.857142859</text:p>
          </table:table-cell>
          <table:table-cell table:formula="of:=SUM([day_hosp_csv_all.L104:.Q104])" office:value-type="float" office:value="6.857142858" calcext:value-type="float">
            <text:p>6.857142858</text:p>
          </table:table-cell>
          <table:table-cell table:formula="of:=[day_hosp_csv_all.R104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5:.K105])" office:value-type="float" office:value="4.857142859" calcext:value-type="float">
            <text:p>4.857142859</text:p>
          </table:table-cell>
          <table:table-cell table:formula="of:=SUM([day_hosp_csv_all.L105:.Q105])" office:value-type="float" office:value="6.857142858" calcext:value-type="float">
            <text:p>6.857142858</text:p>
          </table:table-cell>
          <table:table-cell table:formula="of:=[day_hosp_csv_all.R105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6:.K106])" office:value-type="float" office:value="4.857142859" calcext:value-type="float">
            <text:p>4.857142859</text:p>
          </table:table-cell>
          <table:table-cell table:formula="of:=SUM([day_hosp_csv_all.L106:.Q106])" office:value-type="float" office:value="6.857142858" calcext:value-type="float">
            <text:p>6.857142858</text:p>
          </table:table-cell>
          <table:table-cell table:formula="of:=[day_hosp_csv_all.R106]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table:formula="of:=SUM([day_hosp_csv_all.A107:.K107])" office:value-type="float" office:value="3.285714288" calcext:value-type="float">
            <text:p>3.285714288</text:p>
          </table:table-cell>
          <table:table-cell table:formula="of:=SUM([day_hosp_csv_all.L107:.Q107])" office:value-type="float" office:value="4" calcext:value-type="float">
            <text:p>4</text:p>
          </table:table-cell>
          <table:table-cell table:formula="of:=[day_hosp_csv_all.R107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08:.K108])" office:value-type="float" office:value="3.285714288" calcext:value-type="float">
            <text:p>3.285714288</text:p>
          </table:table-cell>
          <table:table-cell table:formula="of:=SUM([day_hosp_csv_all.L108:.Q108])" office:value-type="float" office:value="4" calcext:value-type="float">
            <text:p>4</text:p>
          </table:table-cell>
          <table:table-cell table:formula="of:=[day_hosp_csv_all.R108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09:.K109])" office:value-type="float" office:value="3.285714288" calcext:value-type="float">
            <text:p>3.285714288</text:p>
          </table:table-cell>
          <table:table-cell table:formula="of:=SUM([day_hosp_csv_all.L109:.Q109])" office:value-type="float" office:value="4" calcext:value-type="float">
            <text:p>4</text:p>
          </table:table-cell>
          <table:table-cell table:formula="of:=[day_hosp_csv_all.R109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10:.K110])" office:value-type="float" office:value="3.285714288" calcext:value-type="float">
            <text:p>3.285714288</text:p>
          </table:table-cell>
          <table:table-cell table:formula="of:=SUM([day_hosp_csv_all.L110:.Q110])" office:value-type="float" office:value="4" calcext:value-type="float">
            <text:p>4</text:p>
          </table:table-cell>
          <table:table-cell table:formula="of:=[day_hosp_csv_all.R110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11:.K111])" office:value-type="float" office:value="3.285714288" calcext:value-type="float">
            <text:p>3.285714288</text:p>
          </table:table-cell>
          <table:table-cell table:formula="of:=SUM([day_hosp_csv_all.L111:.Q111])" office:value-type="float" office:value="4" calcext:value-type="float">
            <text:p>4</text:p>
          </table:table-cell>
          <table:table-cell table:formula="of:=[day_hosp_csv_all.R111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12:.K112])" office:value-type="float" office:value="3.285714288" calcext:value-type="float">
            <text:p>3.285714288</text:p>
          </table:table-cell>
          <table:table-cell table:formula="of:=SUM([day_hosp_csv_all.L112:.Q112])" office:value-type="float" office:value="4" calcext:value-type="float">
            <text:p>4</text:p>
          </table:table-cell>
          <table:table-cell table:formula="of:=[day_hosp_csv_all.R112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13:.K113])" office:value-type="float" office:value="3.285714288" calcext:value-type="float">
            <text:p>3.285714288</text:p>
          </table:table-cell>
          <table:table-cell table:formula="of:=SUM([day_hosp_csv_all.L113:.Q113])" office:value-type="float" office:value="4" calcext:value-type="float">
            <text:p>4</text:p>
          </table:table-cell>
          <table:table-cell table:formula="of:=[day_hosp_csv_all.R113]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table:formula="of:=SUM([day_hosp_csv_all.A114:.K114])" office:value-type="float" office:value="2.714285715" calcext:value-type="float">
            <text:p>2.714285715</text:p>
          </table:table-cell>
          <table:table-cell table:formula="of:=SUM([day_hosp_csv_all.L114:.Q114])" office:value-type="float" office:value="2.142857144" calcext:value-type="float">
            <text:p>2.142857144</text:p>
          </table:table-cell>
          <table:table-cell table:formula="of:=[day_hosp_csv_all.R114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15:.K115])" office:value-type="float" office:value="2.714285715" calcext:value-type="float">
            <text:p>2.714285715</text:p>
          </table:table-cell>
          <table:table-cell table:formula="of:=SUM([day_hosp_csv_all.L115:.Q115])" office:value-type="float" office:value="2.142857144" calcext:value-type="float">
            <text:p>2.142857144</text:p>
          </table:table-cell>
          <table:table-cell table:formula="of:=[day_hosp_csv_all.R115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16:.K116])" office:value-type="float" office:value="2.714285715" calcext:value-type="float">
            <text:p>2.714285715</text:p>
          </table:table-cell>
          <table:table-cell table:formula="of:=SUM([day_hosp_csv_all.L116:.Q116])" office:value-type="float" office:value="2.142857144" calcext:value-type="float">
            <text:p>2.142857144</text:p>
          </table:table-cell>
          <table:table-cell table:formula="of:=[day_hosp_csv_all.R116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17:.K117])" office:value-type="float" office:value="2.714285715" calcext:value-type="float">
            <text:p>2.714285715</text:p>
          </table:table-cell>
          <table:table-cell table:formula="of:=SUM([day_hosp_csv_all.L117:.Q117])" office:value-type="float" office:value="2.142857144" calcext:value-type="float">
            <text:p>2.142857144</text:p>
          </table:table-cell>
          <table:table-cell table:formula="of:=[day_hosp_csv_all.R117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18:.K118])" office:value-type="float" office:value="2.714285715" calcext:value-type="float">
            <text:p>2.714285715</text:p>
          </table:table-cell>
          <table:table-cell table:formula="of:=SUM([day_hosp_csv_all.L118:.Q118])" office:value-type="float" office:value="2.142857144" calcext:value-type="float">
            <text:p>2.142857144</text:p>
          </table:table-cell>
          <table:table-cell table:formula="of:=[day_hosp_csv_all.R118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19:.K119])" office:value-type="float" office:value="2.714285715" calcext:value-type="float">
            <text:p>2.714285715</text:p>
          </table:table-cell>
          <table:table-cell table:formula="of:=SUM([day_hosp_csv_all.L119:.Q119])" office:value-type="float" office:value="2.142857144" calcext:value-type="float">
            <text:p>2.142857144</text:p>
          </table:table-cell>
          <table:table-cell table:formula="of:=[day_hosp_csv_all.R119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20:.K120])" office:value-type="float" office:value="2.714285715" calcext:value-type="float">
            <text:p>2.714285715</text:p>
          </table:table-cell>
          <table:table-cell table:formula="of:=SUM([day_hosp_csv_all.L120:.Q120])" office:value-type="float" office:value="2.142857144" calcext:value-type="float">
            <text:p>2.142857144</text:p>
          </table:table-cell>
          <table:table-cell table:formula="of:=[day_hosp_csv_all.R120]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table:formula="of:=SUM([day_hosp_csv_all.A121:.K121])" office:value-type="float" office:value="3.142857144" calcext:value-type="float">
            <text:p>3.142857144</text:p>
          </table:table-cell>
          <table:table-cell table:formula="of:=SUM([day_hosp_csv_all.L121:.Q121])" office:value-type="float" office:value="1.42857143" calcext:value-type="float">
            <text:p>1.42857143</text:p>
          </table:table-cell>
          <table:table-cell table:formula="of:=[day_hosp_csv_all.R121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2:.K122])" office:value-type="float" office:value="3.142857144" calcext:value-type="float">
            <text:p>3.142857144</text:p>
          </table:table-cell>
          <table:table-cell table:formula="of:=SUM([day_hosp_csv_all.L122:.Q122])" office:value-type="float" office:value="1.42857143" calcext:value-type="float">
            <text:p>1.42857143</text:p>
          </table:table-cell>
          <table:table-cell table:formula="of:=[day_hosp_csv_all.R122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3:.K123])" office:value-type="float" office:value="3.142857144" calcext:value-type="float">
            <text:p>3.142857144</text:p>
          </table:table-cell>
          <table:table-cell table:formula="of:=SUM([day_hosp_csv_all.L123:.Q123])" office:value-type="float" office:value="1.42857143" calcext:value-type="float">
            <text:p>1.42857143</text:p>
          </table:table-cell>
          <table:table-cell table:formula="of:=[day_hosp_csv_all.R123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4:.K124])" office:value-type="float" office:value="3.142857144" calcext:value-type="float">
            <text:p>3.142857144</text:p>
          </table:table-cell>
          <table:table-cell table:formula="of:=SUM([day_hosp_csv_all.L124:.Q124])" office:value-type="float" office:value="1.42857143" calcext:value-type="float">
            <text:p>1.42857143</text:p>
          </table:table-cell>
          <table:table-cell table:formula="of:=[day_hosp_csv_all.R124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5:.K125])" office:value-type="float" office:value="3.142857144" calcext:value-type="float">
            <text:p>3.142857144</text:p>
          </table:table-cell>
          <table:table-cell table:formula="of:=SUM([day_hosp_csv_all.L125:.Q125])" office:value-type="float" office:value="1.42857143" calcext:value-type="float">
            <text:p>1.42857143</text:p>
          </table:table-cell>
          <table:table-cell table:formula="of:=[day_hosp_csv_all.R125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6:.K126])" office:value-type="float" office:value="3.142857144" calcext:value-type="float">
            <text:p>3.142857144</text:p>
          </table:table-cell>
          <table:table-cell table:formula="of:=SUM([day_hosp_csv_all.L126:.Q126])" office:value-type="float" office:value="1.42857143" calcext:value-type="float">
            <text:p>1.42857143</text:p>
          </table:table-cell>
          <table:table-cell table:formula="of:=[day_hosp_csv_all.R126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7:.K127])" office:value-type="float" office:value="3.142857144" calcext:value-type="float">
            <text:p>3.142857144</text:p>
          </table:table-cell>
          <table:table-cell table:formula="of:=SUM([day_hosp_csv_all.L127:.Q127])" office:value-type="float" office:value="1.42857143" calcext:value-type="float">
            <text:p>1.42857143</text:p>
          </table:table-cell>
          <table:table-cell table:formula="of:=[day_hosp_csv_all.R127]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table:formula="of:=SUM([day_hosp_csv_all.A128:.K128])" office:value-type="float" office:value="1.571428573" calcext:value-type="float">
            <text:p>1.571428573</text:p>
          </table:table-cell>
          <table:table-cell table:formula="of:=SUM([day_hosp_csv_all.L128:.Q128])" office:value-type="float" office:value="1.714285715" calcext:value-type="float">
            <text:p>1.714285715</text:p>
          </table:table-cell>
          <table:table-cell table:formula="of:=[day_hosp_csv_all.R128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29:.K129])" office:value-type="float" office:value="1.571428573" calcext:value-type="float">
            <text:p>1.571428573</text:p>
          </table:table-cell>
          <table:table-cell table:formula="of:=SUM([day_hosp_csv_all.L129:.Q129])" office:value-type="float" office:value="1.714285715" calcext:value-type="float">
            <text:p>1.714285715</text:p>
          </table:table-cell>
          <table:table-cell table:formula="of:=[day_hosp_csv_all.R129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0:.K130])" office:value-type="float" office:value="1.571428573" calcext:value-type="float">
            <text:p>1.571428573</text:p>
          </table:table-cell>
          <table:table-cell table:formula="of:=SUM([day_hosp_csv_all.L130:.Q130])" office:value-type="float" office:value="1.714285715" calcext:value-type="float">
            <text:p>1.714285715</text:p>
          </table:table-cell>
          <table:table-cell table:formula="of:=[day_hosp_csv_all.R130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1:.K131])" office:value-type="float" office:value="1.571428573" calcext:value-type="float">
            <text:p>1.571428573</text:p>
          </table:table-cell>
          <table:table-cell table:formula="of:=SUM([day_hosp_csv_all.L131:.Q131])" office:value-type="float" office:value="1.714285715" calcext:value-type="float">
            <text:p>1.714285715</text:p>
          </table:table-cell>
          <table:table-cell table:formula="of:=[day_hosp_csv_all.R131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2:.K132])" office:value-type="float" office:value="1.571428573" calcext:value-type="float">
            <text:p>1.571428573</text:p>
          </table:table-cell>
          <table:table-cell table:formula="of:=SUM([day_hosp_csv_all.L132:.Q132])" office:value-type="float" office:value="1.714285715" calcext:value-type="float">
            <text:p>1.714285715</text:p>
          </table:table-cell>
          <table:table-cell table:formula="of:=[day_hosp_csv_all.R132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3:.K133])" office:value-type="float" office:value="1.571428573" calcext:value-type="float">
            <text:p>1.571428573</text:p>
          </table:table-cell>
          <table:table-cell table:formula="of:=SUM([day_hosp_csv_all.L133:.Q133])" office:value-type="float" office:value="1.714285715" calcext:value-type="float">
            <text:p>1.714285715</text:p>
          </table:table-cell>
          <table:table-cell table:formula="of:=[day_hosp_csv_all.R133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4:.K134])" office:value-type="float" office:value="1.571428573" calcext:value-type="float">
            <text:p>1.571428573</text:p>
          </table:table-cell>
          <table:table-cell table:formula="of:=SUM([day_hosp_csv_all.L134:.Q134])" office:value-type="float" office:value="1.714285715" calcext:value-type="float">
            <text:p>1.714285715</text:p>
          </table:table-cell>
          <table:table-cell table:formula="of:=[day_hosp_csv_all.R134]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table:formula="of:=SUM([day_hosp_csv_all.A135:.K135])" office:value-type="float" office:value="1.285714286" calcext:value-type="float">
            <text:p>1.285714286</text:p>
          </table:table-cell>
          <table:table-cell table:formula="of:=SUM([day_hosp_csv_all.L135:.Q135])" office:value-type="float" office:value="2.000000001" calcext:value-type="float">
            <text:p>2.000000001</text:p>
          </table:table-cell>
          <table:table-cell table:formula="of:=[day_hosp_csv_all.R135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36:.K136])" office:value-type="float" office:value="1.285714286" calcext:value-type="float">
            <text:p>1.285714286</text:p>
          </table:table-cell>
          <table:table-cell table:formula="of:=SUM([day_hosp_csv_all.L136:.Q136])" office:value-type="float" office:value="2.000000001" calcext:value-type="float">
            <text:p>2.000000001</text:p>
          </table:table-cell>
          <table:table-cell table:formula="of:=[day_hosp_csv_all.R136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37:.K137])" office:value-type="float" office:value="1.285714286" calcext:value-type="float">
            <text:p>1.285714286</text:p>
          </table:table-cell>
          <table:table-cell table:formula="of:=SUM([day_hosp_csv_all.L137:.Q137])" office:value-type="float" office:value="2.000000001" calcext:value-type="float">
            <text:p>2.000000001</text:p>
          </table:table-cell>
          <table:table-cell table:formula="of:=[day_hosp_csv_all.R137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38:.K138])" office:value-type="float" office:value="1.285714286" calcext:value-type="float">
            <text:p>1.285714286</text:p>
          </table:table-cell>
          <table:table-cell table:formula="of:=SUM([day_hosp_csv_all.L138:.Q138])" office:value-type="float" office:value="2.000000001" calcext:value-type="float">
            <text:p>2.000000001</text:p>
          </table:table-cell>
          <table:table-cell table:formula="of:=[day_hosp_csv_all.R138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39:.K139])" office:value-type="float" office:value="1.285714286" calcext:value-type="float">
            <text:p>1.285714286</text:p>
          </table:table-cell>
          <table:table-cell table:formula="of:=SUM([day_hosp_csv_all.L139:.Q139])" office:value-type="float" office:value="2.000000001" calcext:value-type="float">
            <text:p>2.000000001</text:p>
          </table:table-cell>
          <table:table-cell table:formula="of:=[day_hosp_csv_all.R139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40:.K140])" office:value-type="float" office:value="1.285714286" calcext:value-type="float">
            <text:p>1.285714286</text:p>
          </table:table-cell>
          <table:table-cell table:formula="of:=SUM([day_hosp_csv_all.L140:.Q140])" office:value-type="float" office:value="2.000000001" calcext:value-type="float">
            <text:p>2.000000001</text:p>
          </table:table-cell>
          <table:table-cell table:formula="of:=[day_hosp_csv_all.R140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41:.K141])" office:value-type="float" office:value="1.285714286" calcext:value-type="float">
            <text:p>1.285714286</text:p>
          </table:table-cell>
          <table:table-cell table:formula="of:=SUM([day_hosp_csv_all.L141:.Q141])" office:value-type="float" office:value="2.000000001" calcext:value-type="float">
            <text:p>2.000000001</text:p>
          </table:table-cell>
          <table:table-cell table:formula="of:=[day_hosp_csv_all.R141]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table:formula="of:=SUM([day_hosp_csv_all.A142:.K142])" office:value-type="float" office:value="2.571428572" calcext:value-type="float">
            <text:p>2.571428572</text:p>
          </table:table-cell>
          <table:table-cell table:formula="of:=SUM([day_hosp_csv_all.L142:.Q142])" office:value-type="float" office:value="2.142857143" calcext:value-type="float">
            <text:p>2.142857143</text:p>
          </table:table-cell>
          <table:table-cell table:formula="of:=[day_hosp_csv_all.R142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3:.K143])" office:value-type="float" office:value="2.571428572" calcext:value-type="float">
            <text:p>2.571428572</text:p>
          </table:table-cell>
          <table:table-cell table:formula="of:=SUM([day_hosp_csv_all.L143:.Q143])" office:value-type="float" office:value="2.142857143" calcext:value-type="float">
            <text:p>2.142857143</text:p>
          </table:table-cell>
          <table:table-cell table:formula="of:=[day_hosp_csv_all.R143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4:.K144])" office:value-type="float" office:value="2.571428572" calcext:value-type="float">
            <text:p>2.571428572</text:p>
          </table:table-cell>
          <table:table-cell table:formula="of:=SUM([day_hosp_csv_all.L144:.Q144])" office:value-type="float" office:value="2.142857143" calcext:value-type="float">
            <text:p>2.142857143</text:p>
          </table:table-cell>
          <table:table-cell table:formula="of:=[day_hosp_csv_all.R144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5:.K145])" office:value-type="float" office:value="2.571428572" calcext:value-type="float">
            <text:p>2.571428572</text:p>
          </table:table-cell>
          <table:table-cell table:formula="of:=SUM([day_hosp_csv_all.L145:.Q145])" office:value-type="float" office:value="2.142857143" calcext:value-type="float">
            <text:p>2.142857143</text:p>
          </table:table-cell>
          <table:table-cell table:formula="of:=[day_hosp_csv_all.R145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6:.K146])" office:value-type="float" office:value="2.571428572" calcext:value-type="float">
            <text:p>2.571428572</text:p>
          </table:table-cell>
          <table:table-cell table:formula="of:=SUM([day_hosp_csv_all.L146:.Q146])" office:value-type="float" office:value="2.142857143" calcext:value-type="float">
            <text:p>2.142857143</text:p>
          </table:table-cell>
          <table:table-cell table:formula="of:=[day_hosp_csv_all.R146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7:.K147])" office:value-type="float" office:value="2.571428572" calcext:value-type="float">
            <text:p>2.571428572</text:p>
          </table:table-cell>
          <table:table-cell table:formula="of:=SUM([day_hosp_csv_all.L147:.Q147])" office:value-type="float" office:value="2.142857143" calcext:value-type="float">
            <text:p>2.142857143</text:p>
          </table:table-cell>
          <table:table-cell table:formula="of:=[day_hosp_csv_all.R147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8:.K148])" office:value-type="float" office:value="2.571428572" calcext:value-type="float">
            <text:p>2.571428572</text:p>
          </table:table-cell>
          <table:table-cell table:formula="of:=SUM([day_hosp_csv_all.L148:.Q148])" office:value-type="float" office:value="2.142857143" calcext:value-type="float">
            <text:p>2.142857143</text:p>
          </table:table-cell>
          <table:table-cell table:formula="of:=[day_hosp_csv_all.R148]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table:formula="of:=SUM([day_hosp_csv_all.A149:.K149])" office:value-type="float" office:value="3.571428572" calcext:value-type="float">
            <text:p>3.571428572</text:p>
          </table:table-cell>
          <table:table-cell table:formula="of:=SUM([day_hosp_csv_all.L149:.Q149])" office:value-type="float" office:value="3" calcext:value-type="float">
            <text:p>3</text:p>
          </table:table-cell>
          <table:table-cell table:formula="of:=[day_hosp_csv_all.R149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0:.K150])" office:value-type="float" office:value="3.571428572" calcext:value-type="float">
            <text:p>3.571428572</text:p>
          </table:table-cell>
          <table:table-cell table:formula="of:=SUM([day_hosp_csv_all.L150:.Q150])" office:value-type="float" office:value="3" calcext:value-type="float">
            <text:p>3</text:p>
          </table:table-cell>
          <table:table-cell table:formula="of:=[day_hosp_csv_all.R150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1:.K151])" office:value-type="float" office:value="3.571428572" calcext:value-type="float">
            <text:p>3.571428572</text:p>
          </table:table-cell>
          <table:table-cell table:formula="of:=SUM([day_hosp_csv_all.L151:.Q151])" office:value-type="float" office:value="3" calcext:value-type="float">
            <text:p>3</text:p>
          </table:table-cell>
          <table:table-cell table:formula="of:=[day_hosp_csv_all.R151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2:.K152])" office:value-type="float" office:value="3.571428572" calcext:value-type="float">
            <text:p>3.571428572</text:p>
          </table:table-cell>
          <table:table-cell table:formula="of:=SUM([day_hosp_csv_all.L152:.Q152])" office:value-type="float" office:value="3" calcext:value-type="float">
            <text:p>3</text:p>
          </table:table-cell>
          <table:table-cell table:formula="of:=[day_hosp_csv_all.R152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3:.K153])" office:value-type="float" office:value="3.571428572" calcext:value-type="float">
            <text:p>3.571428572</text:p>
          </table:table-cell>
          <table:table-cell table:formula="of:=SUM([day_hosp_csv_all.L153:.Q153])" office:value-type="float" office:value="3" calcext:value-type="float">
            <text:p>3</text:p>
          </table:table-cell>
          <table:table-cell table:formula="of:=[day_hosp_csv_all.R153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4:.K154])" office:value-type="float" office:value="3.571428572" calcext:value-type="float">
            <text:p>3.571428572</text:p>
          </table:table-cell>
          <table:table-cell table:formula="of:=SUM([day_hosp_csv_all.L154:.Q154])" office:value-type="float" office:value="3" calcext:value-type="float">
            <text:p>3</text:p>
          </table:table-cell>
          <table:table-cell table:formula="of:=[day_hosp_csv_all.R154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5:.K155])" office:value-type="float" office:value="3.571428572" calcext:value-type="float">
            <text:p>3.571428572</text:p>
          </table:table-cell>
          <table:table-cell table:formula="of:=SUM([day_hosp_csv_all.L155:.Q155])" office:value-type="float" office:value="3" calcext:value-type="float">
            <text:p>3</text:p>
          </table:table-cell>
          <table:table-cell table:formula="of:=[day_hosp_csv_all.R155]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table:formula="of:=SUM([day_hosp_csv_all.A156:.K156])" office:value-type="float" office:value="5.000000001" calcext:value-type="float">
            <text:p>5.000000001</text:p>
          </table:table-cell>
          <table:table-cell table:formula="of:=SUM([day_hosp_csv_all.L156:.Q156])" office:value-type="float" office:value="5.285714287" calcext:value-type="float">
            <text:p>5.285714287</text:p>
          </table:table-cell>
          <table:table-cell table:formula="of:=[day_hosp_csv_all.R156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57:.K157])" office:value-type="float" office:value="5.000000001" calcext:value-type="float">
            <text:p>5.000000001</text:p>
          </table:table-cell>
          <table:table-cell table:formula="of:=SUM([day_hosp_csv_all.L157:.Q157])" office:value-type="float" office:value="5.285714287" calcext:value-type="float">
            <text:p>5.285714287</text:p>
          </table:table-cell>
          <table:table-cell table:formula="of:=[day_hosp_csv_all.R157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58:.K158])" office:value-type="float" office:value="5.000000001" calcext:value-type="float">
            <text:p>5.000000001</text:p>
          </table:table-cell>
          <table:table-cell table:formula="of:=SUM([day_hosp_csv_all.L158:.Q158])" office:value-type="float" office:value="5.285714287" calcext:value-type="float">
            <text:p>5.285714287</text:p>
          </table:table-cell>
          <table:table-cell table:formula="of:=[day_hosp_csv_all.R158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59:.K159])" office:value-type="float" office:value="5.000000001" calcext:value-type="float">
            <text:p>5.000000001</text:p>
          </table:table-cell>
          <table:table-cell table:formula="of:=SUM([day_hosp_csv_all.L159:.Q159])" office:value-type="float" office:value="5.285714287" calcext:value-type="float">
            <text:p>5.285714287</text:p>
          </table:table-cell>
          <table:table-cell table:formula="of:=[day_hosp_csv_all.R159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60:.K160])" office:value-type="float" office:value="5.000000001" calcext:value-type="float">
            <text:p>5.000000001</text:p>
          </table:table-cell>
          <table:table-cell table:formula="of:=SUM([day_hosp_csv_all.L160:.Q160])" office:value-type="float" office:value="5.285714287" calcext:value-type="float">
            <text:p>5.285714287</text:p>
          </table:table-cell>
          <table:table-cell table:formula="of:=[day_hosp_csv_all.R160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61:.K161])" office:value-type="float" office:value="5.000000001" calcext:value-type="float">
            <text:p>5.000000001</text:p>
          </table:table-cell>
          <table:table-cell table:formula="of:=SUM([day_hosp_csv_all.L161:.Q161])" office:value-type="float" office:value="5.285714287" calcext:value-type="float">
            <text:p>5.285714287</text:p>
          </table:table-cell>
          <table:table-cell table:formula="of:=[day_hosp_csv_all.R161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62:.K162])" office:value-type="float" office:value="5.000000001" calcext:value-type="float">
            <text:p>5.000000001</text:p>
          </table:table-cell>
          <table:table-cell table:formula="of:=SUM([day_hosp_csv_all.L162:.Q162])" office:value-type="float" office:value="5.285714287" calcext:value-type="float">
            <text:p>5.285714287</text:p>
          </table:table-cell>
          <table:table-cell table:formula="of:=[day_hosp_csv_all.R162]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table:formula="of:=SUM([day_hosp_csv_all.A163:.K163])" office:value-type="float" office:value="7.142857142" calcext:value-type="float">
            <text:p>7.142857142</text:p>
          </table:table-cell>
          <table:table-cell table:formula="of:=SUM([day_hosp_csv_all.L163:.Q163])" office:value-type="float" office:value="7.428571427" calcext:value-type="float">
            <text:p>7.428571427</text:p>
          </table:table-cell>
          <table:table-cell table:formula="of:=[day_hosp_csv_all.R163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4:.K164])" office:value-type="float" office:value="7.142857142" calcext:value-type="float">
            <text:p>7.142857142</text:p>
          </table:table-cell>
          <table:table-cell table:formula="of:=SUM([day_hosp_csv_all.L164:.Q164])" office:value-type="float" office:value="7.428571427" calcext:value-type="float">
            <text:p>7.428571427</text:p>
          </table:table-cell>
          <table:table-cell table:formula="of:=[day_hosp_csv_all.R164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5:.K165])" office:value-type="float" office:value="7.142857142" calcext:value-type="float">
            <text:p>7.142857142</text:p>
          </table:table-cell>
          <table:table-cell table:formula="of:=SUM([day_hosp_csv_all.L165:.Q165])" office:value-type="float" office:value="7.428571427" calcext:value-type="float">
            <text:p>7.428571427</text:p>
          </table:table-cell>
          <table:table-cell table:formula="of:=[day_hosp_csv_all.R165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6:.K166])" office:value-type="float" office:value="7.142857142" calcext:value-type="float">
            <text:p>7.142857142</text:p>
          </table:table-cell>
          <table:table-cell table:formula="of:=SUM([day_hosp_csv_all.L166:.Q166])" office:value-type="float" office:value="7.428571427" calcext:value-type="float">
            <text:p>7.428571427</text:p>
          </table:table-cell>
          <table:table-cell table:formula="of:=[day_hosp_csv_all.R166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7:.K167])" office:value-type="float" office:value="7.142857142" calcext:value-type="float">
            <text:p>7.142857142</text:p>
          </table:table-cell>
          <table:table-cell table:formula="of:=SUM([day_hosp_csv_all.L167:.Q167])" office:value-type="float" office:value="7.428571427" calcext:value-type="float">
            <text:p>7.428571427</text:p>
          </table:table-cell>
          <table:table-cell table:formula="of:=[day_hosp_csv_all.R167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8:.K168])" office:value-type="float" office:value="7.142857142" calcext:value-type="float">
            <text:p>7.142857142</text:p>
          </table:table-cell>
          <table:table-cell table:formula="of:=SUM([day_hosp_csv_all.L168:.Q168])" office:value-type="float" office:value="7.428571427" calcext:value-type="float">
            <text:p>7.428571427</text:p>
          </table:table-cell>
          <table:table-cell table:formula="of:=[day_hosp_csv_all.R168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69:.K169])" office:value-type="float" office:value="7.142857142" calcext:value-type="float">
            <text:p>7.142857142</text:p>
          </table:table-cell>
          <table:table-cell table:formula="of:=SUM([day_hosp_csv_all.L169:.Q169])" office:value-type="float" office:value="7.428571427" calcext:value-type="float">
            <text:p>7.428571427</text:p>
          </table:table-cell>
          <table:table-cell table:formula="of:=[day_hosp_csv_all.R169]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table:formula="of:=SUM([day_hosp_csv_all.A170:.K170])" office:value-type="float" office:value="7.285714287" calcext:value-type="float">
            <text:p>7.285714287</text:p>
          </table:table-cell>
          <table:table-cell table:formula="of:=SUM([day_hosp_csv_all.L170:.Q170])" office:value-type="float" office:value="12.285714286" calcext:value-type="float">
            <text:p>12.285714286</text:p>
          </table:table-cell>
          <table:table-cell table:formula="of:=[day_hosp_csv_all.R170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1:.K171])" office:value-type="float" office:value="7.285714287" calcext:value-type="float">
            <text:p>7.285714287</text:p>
          </table:table-cell>
          <table:table-cell table:formula="of:=SUM([day_hosp_csv_all.L171:.Q171])" office:value-type="float" office:value="12.285714286" calcext:value-type="float">
            <text:p>12.285714286</text:p>
          </table:table-cell>
          <table:table-cell table:formula="of:=[day_hosp_csv_all.R171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2:.K172])" office:value-type="float" office:value="7.285714287" calcext:value-type="float">
            <text:p>7.285714287</text:p>
          </table:table-cell>
          <table:table-cell table:formula="of:=SUM([day_hosp_csv_all.L172:.Q172])" office:value-type="float" office:value="12.285714286" calcext:value-type="float">
            <text:p>12.285714286</text:p>
          </table:table-cell>
          <table:table-cell table:formula="of:=[day_hosp_csv_all.R172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3:.K173])" office:value-type="float" office:value="7.285714287" calcext:value-type="float">
            <text:p>7.285714287</text:p>
          </table:table-cell>
          <table:table-cell table:formula="of:=SUM([day_hosp_csv_all.L173:.Q173])" office:value-type="float" office:value="12.285714286" calcext:value-type="float">
            <text:p>12.285714286</text:p>
          </table:table-cell>
          <table:table-cell table:formula="of:=[day_hosp_csv_all.R173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4:.K174])" office:value-type="float" office:value="7.285714287" calcext:value-type="float">
            <text:p>7.285714287</text:p>
          </table:table-cell>
          <table:table-cell table:formula="of:=SUM([day_hosp_csv_all.L174:.Q174])" office:value-type="float" office:value="12.285714286" calcext:value-type="float">
            <text:p>12.285714286</text:p>
          </table:table-cell>
          <table:table-cell table:formula="of:=[day_hosp_csv_all.R174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5:.K175])" office:value-type="float" office:value="7.285714287" calcext:value-type="float">
            <text:p>7.285714287</text:p>
          </table:table-cell>
          <table:table-cell table:formula="of:=SUM([day_hosp_csv_all.L175:.Q175])" office:value-type="float" office:value="12.285714286" calcext:value-type="float">
            <text:p>12.285714286</text:p>
          </table:table-cell>
          <table:table-cell table:formula="of:=[day_hosp_csv_all.R175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6:.K176])" office:value-type="float" office:value="7.285714287" calcext:value-type="float">
            <text:p>7.285714287</text:p>
          </table:table-cell>
          <table:table-cell table:formula="of:=SUM([day_hosp_csv_all.L176:.Q176])" office:value-type="float" office:value="12.285714286" calcext:value-type="float">
            <text:p>12.285714286</text:p>
          </table:table-cell>
          <table:table-cell table:formula="of:=[day_hosp_csv_all.R176]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table:formula="of:=SUM([day_hosp_csv_all.A177:.K177])" office:value-type="float" office:value="9.000000001" calcext:value-type="float">
            <text:p>9.000000001</text:p>
          </table:table-cell>
          <table:table-cell table:formula="of:=SUM([day_hosp_csv_all.L177:.Q177])" office:value-type="float" office:value="8.571428573" calcext:value-type="float">
            <text:p>8.571428573</text:p>
          </table:table-cell>
          <table:table-cell table:formula="of:=[day_hosp_csv_all.R177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78:.K178])" office:value-type="float" office:value="9.000000001" calcext:value-type="float">
            <text:p>9.000000001</text:p>
          </table:table-cell>
          <table:table-cell table:formula="of:=SUM([day_hosp_csv_all.L178:.Q178])" office:value-type="float" office:value="8.571428573" calcext:value-type="float">
            <text:p>8.571428573</text:p>
          </table:table-cell>
          <table:table-cell table:formula="of:=[day_hosp_csv_all.R178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79:.K179])" office:value-type="float" office:value="9.000000001" calcext:value-type="float">
            <text:p>9.000000001</text:p>
          </table:table-cell>
          <table:table-cell table:formula="of:=SUM([day_hosp_csv_all.L179:.Q179])" office:value-type="float" office:value="8.571428573" calcext:value-type="float">
            <text:p>8.571428573</text:p>
          </table:table-cell>
          <table:table-cell table:formula="of:=[day_hosp_csv_all.R179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80:.K180])" office:value-type="float" office:value="9.000000001" calcext:value-type="float">
            <text:p>9.000000001</text:p>
          </table:table-cell>
          <table:table-cell table:formula="of:=SUM([day_hosp_csv_all.L180:.Q180])" office:value-type="float" office:value="8.571428573" calcext:value-type="float">
            <text:p>8.571428573</text:p>
          </table:table-cell>
          <table:table-cell table:formula="of:=[day_hosp_csv_all.R180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81:.K181])" office:value-type="float" office:value="9.000000001" calcext:value-type="float">
            <text:p>9.000000001</text:p>
          </table:table-cell>
          <table:table-cell table:formula="of:=SUM([day_hosp_csv_all.L181:.Q181])" office:value-type="float" office:value="8.571428573" calcext:value-type="float">
            <text:p>8.571428573</text:p>
          </table:table-cell>
          <table:table-cell table:formula="of:=[day_hosp_csv_all.R181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82:.K182])" office:value-type="float" office:value="9.000000001" calcext:value-type="float">
            <text:p>9.000000001</text:p>
          </table:table-cell>
          <table:table-cell table:formula="of:=SUM([day_hosp_csv_all.L182:.Q182])" office:value-type="float" office:value="8.571428573" calcext:value-type="float">
            <text:p>8.571428573</text:p>
          </table:table-cell>
          <table:table-cell table:formula="of:=[day_hosp_csv_all.R182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83:.K183])" office:value-type="float" office:value="9.000000001" calcext:value-type="float">
            <text:p>9.000000001</text:p>
          </table:table-cell>
          <table:table-cell table:formula="of:=SUM([day_hosp_csv_all.L183:.Q183])" office:value-type="float" office:value="8.571428573" calcext:value-type="float">
            <text:p>8.571428573</text:p>
          </table:table-cell>
          <table:table-cell table:formula="of:=[day_hosp_csv_all.R183]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table:formula="of:=SUM([day_hosp_csv_all.A184:.K184])" office:value-type="float" office:value="6.42857143" calcext:value-type="float">
            <text:p>6.42857143</text:p>
          </table:table-cell>
          <table:table-cell table:formula="of:=SUM([day_hosp_csv_all.L184:.Q184])" office:value-type="float" office:value="5.142857142" calcext:value-type="float">
            <text:p>5.142857142</text:p>
          </table:table-cell>
          <table:table-cell table:formula="of:=[day_hosp_csv_all.R184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85:.K185])" office:value-type="float" office:value="6.42857143" calcext:value-type="float">
            <text:p>6.42857143</text:p>
          </table:table-cell>
          <table:table-cell table:formula="of:=SUM([day_hosp_csv_all.L185:.Q185])" office:value-type="float" office:value="5.142857142" calcext:value-type="float">
            <text:p>5.142857142</text:p>
          </table:table-cell>
          <table:table-cell table:formula="of:=[day_hosp_csv_all.R185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86:.K186])" office:value-type="float" office:value="6.42857143" calcext:value-type="float">
            <text:p>6.42857143</text:p>
          </table:table-cell>
          <table:table-cell table:formula="of:=SUM([day_hosp_csv_all.L186:.Q186])" office:value-type="float" office:value="5.142857142" calcext:value-type="float">
            <text:p>5.142857142</text:p>
          </table:table-cell>
          <table:table-cell table:formula="of:=[day_hosp_csv_all.R186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87:.K187])" office:value-type="float" office:value="6.42857143" calcext:value-type="float">
            <text:p>6.42857143</text:p>
          </table:table-cell>
          <table:table-cell table:formula="of:=SUM([day_hosp_csv_all.L187:.Q187])" office:value-type="float" office:value="5.142857142" calcext:value-type="float">
            <text:p>5.142857142</text:p>
          </table:table-cell>
          <table:table-cell table:formula="of:=[day_hosp_csv_all.R187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88:.K188])" office:value-type="float" office:value="6.42857143" calcext:value-type="float">
            <text:p>6.42857143</text:p>
          </table:table-cell>
          <table:table-cell table:formula="of:=SUM([day_hosp_csv_all.L188:.Q188])" office:value-type="float" office:value="5.142857142" calcext:value-type="float">
            <text:p>5.142857142</text:p>
          </table:table-cell>
          <table:table-cell table:formula="of:=[day_hosp_csv_all.R188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89:.K189])" office:value-type="float" office:value="6.42857143" calcext:value-type="float">
            <text:p>6.42857143</text:p>
          </table:table-cell>
          <table:table-cell table:formula="of:=SUM([day_hosp_csv_all.L189:.Q189])" office:value-type="float" office:value="5.142857142" calcext:value-type="float">
            <text:p>5.142857142</text:p>
          </table:table-cell>
          <table:table-cell table:formula="of:=[day_hosp_csv_all.R189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90:.K190])" office:value-type="float" office:value="6.42857143" calcext:value-type="float">
            <text:p>6.42857143</text:p>
          </table:table-cell>
          <table:table-cell table:formula="of:=SUM([day_hosp_csv_all.L190:.Q190])" office:value-type="float" office:value="5.142857142" calcext:value-type="float">
            <text:p>5.142857142</text:p>
          </table:table-cell>
          <table:table-cell table:formula="of:=[day_hosp_csv_all.R190]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table:formula="of:=SUM([day_hosp_csv_all.A191:.K191])" office:value-type="float" office:value="10.142857143" calcext:value-type="float">
            <text:p>10.142857143</text:p>
          </table:table-cell>
          <table:table-cell table:formula="of:=SUM([day_hosp_csv_all.L191:.Q191])" office:value-type="float" office:value="7" calcext:value-type="float">
            <text:p>7</text:p>
          </table:table-cell>
          <table:table-cell table:formula="of:=[day_hosp_csv_all.R191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2:.K192])" office:value-type="float" office:value="10.142857143" calcext:value-type="float">
            <text:p>10.142857143</text:p>
          </table:table-cell>
          <table:table-cell table:formula="of:=SUM([day_hosp_csv_all.L192:.Q192])" office:value-type="float" office:value="7" calcext:value-type="float">
            <text:p>7</text:p>
          </table:table-cell>
          <table:table-cell table:formula="of:=[day_hosp_csv_all.R192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3:.K193])" office:value-type="float" office:value="10.142857143" calcext:value-type="float">
            <text:p>10.142857143</text:p>
          </table:table-cell>
          <table:table-cell table:formula="of:=SUM([day_hosp_csv_all.L193:.Q193])" office:value-type="float" office:value="7" calcext:value-type="float">
            <text:p>7</text:p>
          </table:table-cell>
          <table:table-cell table:formula="of:=[day_hosp_csv_all.R193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4:.K194])" office:value-type="float" office:value="10.142857143" calcext:value-type="float">
            <text:p>10.142857143</text:p>
          </table:table-cell>
          <table:table-cell table:formula="of:=SUM([day_hosp_csv_all.L194:.Q194])" office:value-type="float" office:value="7" calcext:value-type="float">
            <text:p>7</text:p>
          </table:table-cell>
          <table:table-cell table:formula="of:=[day_hosp_csv_all.R194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5:.K195])" office:value-type="float" office:value="10.142857143" calcext:value-type="float">
            <text:p>10.142857143</text:p>
          </table:table-cell>
          <table:table-cell table:formula="of:=SUM([day_hosp_csv_all.L195:.Q195])" office:value-type="float" office:value="7" calcext:value-type="float">
            <text:p>7</text:p>
          </table:table-cell>
          <table:table-cell table:formula="of:=[day_hosp_csv_all.R195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6:.K196])" office:value-type="float" office:value="10.142857143" calcext:value-type="float">
            <text:p>10.142857143</text:p>
          </table:table-cell>
          <table:table-cell table:formula="of:=SUM([day_hosp_csv_all.L196:.Q196])" office:value-type="float" office:value="7" calcext:value-type="float">
            <text:p>7</text:p>
          </table:table-cell>
          <table:table-cell table:formula="of:=[day_hosp_csv_all.R196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7:.K197])" office:value-type="float" office:value="10.142857143" calcext:value-type="float">
            <text:p>10.142857143</text:p>
          </table:table-cell>
          <table:table-cell table:formula="of:=SUM([day_hosp_csv_all.L197:.Q197])" office:value-type="float" office:value="7" calcext:value-type="float">
            <text:p>7</text:p>
          </table:table-cell>
          <table:table-cell table:formula="of:=[day_hosp_csv_all.R197]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table:formula="of:=SUM([day_hosp_csv_all.A198:.K198])" office:value-type="float" office:value="14.285714287" calcext:value-type="float">
            <text:p>14.285714287</text:p>
          </table:table-cell>
          <table:table-cell table:formula="of:=SUM([day_hosp_csv_all.L198:.Q198])" office:value-type="float" office:value="15.142857142" calcext:value-type="float">
            <text:p>15.142857142</text:p>
          </table:table-cell>
          <table:table-cell table:formula="of:=[day_hosp_csv_all.R198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199:.K199])" office:value-type="float" office:value="14.285714287" calcext:value-type="float">
            <text:p>14.285714287</text:p>
          </table:table-cell>
          <table:table-cell table:formula="of:=SUM([day_hosp_csv_all.L199:.Q199])" office:value-type="float" office:value="15.142857142" calcext:value-type="float">
            <text:p>15.142857142</text:p>
          </table:table-cell>
          <table:table-cell table:formula="of:=[day_hosp_csv_all.R199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0:.K200])" office:value-type="float" office:value="14.285714287" calcext:value-type="float">
            <text:p>14.285714287</text:p>
          </table:table-cell>
          <table:table-cell table:formula="of:=SUM([day_hosp_csv_all.L200:.Q200])" office:value-type="float" office:value="15.142857142" calcext:value-type="float">
            <text:p>15.142857142</text:p>
          </table:table-cell>
          <table:table-cell table:formula="of:=[day_hosp_csv_all.R200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1:.K201])" office:value-type="float" office:value="14.285714287" calcext:value-type="float">
            <text:p>14.285714287</text:p>
          </table:table-cell>
          <table:table-cell table:formula="of:=SUM([day_hosp_csv_all.L201:.Q201])" office:value-type="float" office:value="15.142857142" calcext:value-type="float">
            <text:p>15.142857142</text:p>
          </table:table-cell>
          <table:table-cell table:formula="of:=[day_hosp_csv_all.R201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2:.K202])" office:value-type="float" office:value="14.285714287" calcext:value-type="float">
            <text:p>14.285714287</text:p>
          </table:table-cell>
          <table:table-cell table:formula="of:=SUM([day_hosp_csv_all.L202:.Q202])" office:value-type="float" office:value="15.142857142" calcext:value-type="float">
            <text:p>15.142857142</text:p>
          </table:table-cell>
          <table:table-cell table:formula="of:=[day_hosp_csv_all.R202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3:.K203])" office:value-type="float" office:value="14.285714287" calcext:value-type="float">
            <text:p>14.285714287</text:p>
          </table:table-cell>
          <table:table-cell table:formula="of:=SUM([day_hosp_csv_all.L203:.Q203])" office:value-type="float" office:value="15.142857142" calcext:value-type="float">
            <text:p>15.142857142</text:p>
          </table:table-cell>
          <table:table-cell table:formula="of:=[day_hosp_csv_all.R203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4:.K204])" office:value-type="float" office:value="14.285714287" calcext:value-type="float">
            <text:p>14.285714287</text:p>
          </table:table-cell>
          <table:table-cell table:formula="of:=SUM([day_hosp_csv_all.L204:.Q204])" office:value-type="float" office:value="15.142857142" calcext:value-type="float">
            <text:p>15.142857142</text:p>
          </table:table-cell>
          <table:table-cell table:formula="of:=[day_hosp_csv_all.R204]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table:formula="of:=SUM([day_hosp_csv_all.A205:.K205])" office:value-type="float" office:value="26.142857144" calcext:value-type="float">
            <text:p>26.142857144</text:p>
          </table:table-cell>
          <table:table-cell table:formula="of:=SUM([day_hosp_csv_all.L205:.Q205])" office:value-type="float" office:value="31.571428571" calcext:value-type="float">
            <text:p>31.571428571</text:p>
          </table:table-cell>
          <table:table-cell table:formula="of:=[day_hosp_csv_all.R205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06:.K206])" office:value-type="float" office:value="26.142857144" calcext:value-type="float">
            <text:p>26.142857144</text:p>
          </table:table-cell>
          <table:table-cell table:formula="of:=SUM([day_hosp_csv_all.L206:.Q206])" office:value-type="float" office:value="31.571428571" calcext:value-type="float">
            <text:p>31.571428571</text:p>
          </table:table-cell>
          <table:table-cell table:formula="of:=[day_hosp_csv_all.R206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07:.K207])" office:value-type="float" office:value="26.142857144" calcext:value-type="float">
            <text:p>26.142857144</text:p>
          </table:table-cell>
          <table:table-cell table:formula="of:=SUM([day_hosp_csv_all.L207:.Q207])" office:value-type="float" office:value="31.571428571" calcext:value-type="float">
            <text:p>31.571428571</text:p>
          </table:table-cell>
          <table:table-cell table:formula="of:=[day_hosp_csv_all.R207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08:.K208])" office:value-type="float" office:value="26.142857144" calcext:value-type="float">
            <text:p>26.142857144</text:p>
          </table:table-cell>
          <table:table-cell table:formula="of:=SUM([day_hosp_csv_all.L208:.Q208])" office:value-type="float" office:value="31.571428571" calcext:value-type="float">
            <text:p>31.571428571</text:p>
          </table:table-cell>
          <table:table-cell table:formula="of:=[day_hosp_csv_all.R208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09:.K209])" office:value-type="float" office:value="26.142857144" calcext:value-type="float">
            <text:p>26.142857144</text:p>
          </table:table-cell>
          <table:table-cell table:formula="of:=SUM([day_hosp_csv_all.L209:.Q209])" office:value-type="float" office:value="31.571428571" calcext:value-type="float">
            <text:p>31.571428571</text:p>
          </table:table-cell>
          <table:table-cell table:formula="of:=[day_hosp_csv_all.R209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10:.K210])" office:value-type="float" office:value="26.142857144" calcext:value-type="float">
            <text:p>26.142857144</text:p>
          </table:table-cell>
          <table:table-cell table:formula="of:=SUM([day_hosp_csv_all.L210:.Q210])" office:value-type="float" office:value="31.571428571" calcext:value-type="float">
            <text:p>31.571428571</text:p>
          </table:table-cell>
          <table:table-cell table:formula="of:=[day_hosp_csv_all.R210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11:.K211])" office:value-type="float" office:value="26.142857144" calcext:value-type="float">
            <text:p>26.142857144</text:p>
          </table:table-cell>
          <table:table-cell table:formula="of:=SUM([day_hosp_csv_all.L211:.Q211])" office:value-type="float" office:value="31.571428571" calcext:value-type="float">
            <text:p>31.571428571</text:p>
          </table:table-cell>
          <table:table-cell table:formula="of:=[day_hosp_csv_all.R211]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table:formula="of:=SUM([day_hosp_csv_all.A212:.K212])" office:value-type="float" office:value="41.571428571" calcext:value-type="float">
            <text:p>41.571428571</text:p>
          </table:table-cell>
          <table:table-cell table:formula="of:=SUM([day_hosp_csv_all.L212:.Q212])" office:value-type="float" office:value="51.142857147" calcext:value-type="float">
            <text:p>51.142857147</text:p>
          </table:table-cell>
          <table:table-cell table:formula="of:=[day_hosp_csv_all.R212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3:.K213])" office:value-type="float" office:value="41.571428571" calcext:value-type="float">
            <text:p>41.571428571</text:p>
          </table:table-cell>
          <table:table-cell table:formula="of:=SUM([day_hosp_csv_all.L213:.Q213])" office:value-type="float" office:value="51.142857147" calcext:value-type="float">
            <text:p>51.142857147</text:p>
          </table:table-cell>
          <table:table-cell table:formula="of:=[day_hosp_csv_all.R213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4:.K214])" office:value-type="float" office:value="41.571428571" calcext:value-type="float">
            <text:p>41.571428571</text:p>
          </table:table-cell>
          <table:table-cell table:formula="of:=SUM([day_hosp_csv_all.L214:.Q214])" office:value-type="float" office:value="51.142857147" calcext:value-type="float">
            <text:p>51.142857147</text:p>
          </table:table-cell>
          <table:table-cell table:formula="of:=[day_hosp_csv_all.R214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5:.K215])" office:value-type="float" office:value="41.571428571" calcext:value-type="float">
            <text:p>41.571428571</text:p>
          </table:table-cell>
          <table:table-cell table:formula="of:=SUM([day_hosp_csv_all.L215:.Q215])" office:value-type="float" office:value="51.142857147" calcext:value-type="float">
            <text:p>51.142857147</text:p>
          </table:table-cell>
          <table:table-cell table:formula="of:=[day_hosp_csv_all.R215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6:.K216])" office:value-type="float" office:value="41.571428571" calcext:value-type="float">
            <text:p>41.571428571</text:p>
          </table:table-cell>
          <table:table-cell table:formula="of:=SUM([day_hosp_csv_all.L216:.Q216])" office:value-type="float" office:value="51.142857147" calcext:value-type="float">
            <text:p>51.142857147</text:p>
          </table:table-cell>
          <table:table-cell table:formula="of:=[day_hosp_csv_all.R216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7:.K217])" office:value-type="float" office:value="41.571428571" calcext:value-type="float">
            <text:p>41.571428571</text:p>
          </table:table-cell>
          <table:table-cell table:formula="of:=SUM([day_hosp_csv_all.L217:.Q217])" office:value-type="float" office:value="51.142857147" calcext:value-type="float">
            <text:p>51.142857147</text:p>
          </table:table-cell>
          <table:table-cell table:formula="of:=[day_hosp_csv_all.R217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8:.K218])" office:value-type="float" office:value="41.571428571" calcext:value-type="float">
            <text:p>41.571428571</text:p>
          </table:table-cell>
          <table:table-cell table:formula="of:=SUM([day_hosp_csv_all.L218:.Q218])" office:value-type="float" office:value="51.142857147" calcext:value-type="float">
            <text:p>51.142857147</text:p>
          </table:table-cell>
          <table:table-cell table:formula="of:=[day_hosp_csv_all.R218]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table:formula="of:=SUM([day_hosp_csv_all.A219:.K219])" office:value-type="float" office:value="53.428571428" calcext:value-type="float">
            <text:p>53.428571428</text:p>
          </table:table-cell>
          <table:table-cell table:formula="of:=SUM([day_hosp_csv_all.L219:.Q219])" office:value-type="float" office:value="67.57142858" calcext:value-type="float">
            <text:p>67.57142858</text:p>
          </table:table-cell>
          <table:table-cell table:formula="of:=[day_hosp_csv_all.R219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0:.K220])" office:value-type="float" office:value="53.428571428" calcext:value-type="float">
            <text:p>53.428571428</text:p>
          </table:table-cell>
          <table:table-cell table:formula="of:=SUM([day_hosp_csv_all.L220:.Q220])" office:value-type="float" office:value="67.57142858" calcext:value-type="float">
            <text:p>67.57142858</text:p>
          </table:table-cell>
          <table:table-cell table:formula="of:=[day_hosp_csv_all.R220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1:.K221])" office:value-type="float" office:value="53.428571428" calcext:value-type="float">
            <text:p>53.428571428</text:p>
          </table:table-cell>
          <table:table-cell table:formula="of:=SUM([day_hosp_csv_all.L221:.Q221])" office:value-type="float" office:value="67.57142858" calcext:value-type="float">
            <text:p>67.57142858</text:p>
          </table:table-cell>
          <table:table-cell table:formula="of:=[day_hosp_csv_all.R221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2:.K222])" office:value-type="float" office:value="53.428571428" calcext:value-type="float">
            <text:p>53.428571428</text:p>
          </table:table-cell>
          <table:table-cell table:formula="of:=SUM([day_hosp_csv_all.L222:.Q222])" office:value-type="float" office:value="67.57142858" calcext:value-type="float">
            <text:p>67.57142858</text:p>
          </table:table-cell>
          <table:table-cell table:formula="of:=[day_hosp_csv_all.R222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3:.K223])" office:value-type="float" office:value="53.428571428" calcext:value-type="float">
            <text:p>53.428571428</text:p>
          </table:table-cell>
          <table:table-cell table:formula="of:=SUM([day_hosp_csv_all.L223:.Q223])" office:value-type="float" office:value="67.57142858" calcext:value-type="float">
            <text:p>67.57142858</text:p>
          </table:table-cell>
          <table:table-cell table:formula="of:=[day_hosp_csv_all.R223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4:.K224])" office:value-type="float" office:value="53.428571428" calcext:value-type="float">
            <text:p>53.428571428</text:p>
          </table:table-cell>
          <table:table-cell table:formula="of:=SUM([day_hosp_csv_all.L224:.Q224])" office:value-type="float" office:value="67.57142858" calcext:value-type="float">
            <text:p>67.57142858</text:p>
          </table:table-cell>
          <table:table-cell table:formula="of:=[day_hosp_csv_all.R224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5:.K225])" office:value-type="float" office:value="53.428571428" calcext:value-type="float">
            <text:p>53.428571428</text:p>
          </table:table-cell>
          <table:table-cell table:formula="of:=SUM([day_hosp_csv_all.L225:.Q225])" office:value-type="float" office:value="67.57142858" calcext:value-type="float">
            <text:p>67.57142858</text:p>
          </table:table-cell>
          <table:table-cell table:formula="of:=[day_hosp_csv_all.R225]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table:formula="of:=SUM([day_hosp_csv_all.A226:.K226])" office:value-type="float" office:value="74.714285718" calcext:value-type="float">
            <text:p>74.714285718</text:p>
          </table:table-cell>
          <table:table-cell table:formula="of:=SUM([day_hosp_csv_all.L226:.Q226])" office:value-type="float" office:value="101.428571433" calcext:value-type="float">
            <text:p>101.428571433</text:p>
          </table:table-cell>
          <table:table-cell table:formula="of:=[day_hosp_csv_all.R226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27:.K227])" office:value-type="float" office:value="74.714285718" calcext:value-type="float">
            <text:p>74.714285718</text:p>
          </table:table-cell>
          <table:table-cell table:formula="of:=SUM([day_hosp_csv_all.L227:.Q227])" office:value-type="float" office:value="101.428571433" calcext:value-type="float">
            <text:p>101.428571433</text:p>
          </table:table-cell>
          <table:table-cell table:formula="of:=[day_hosp_csv_all.R227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28:.K228])" office:value-type="float" office:value="74.714285718" calcext:value-type="float">
            <text:p>74.714285718</text:p>
          </table:table-cell>
          <table:table-cell table:formula="of:=SUM([day_hosp_csv_all.L228:.Q228])" office:value-type="float" office:value="101.428571433" calcext:value-type="float">
            <text:p>101.428571433</text:p>
          </table:table-cell>
          <table:table-cell table:formula="of:=[day_hosp_csv_all.R228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29:.K229])" office:value-type="float" office:value="74.714285718" calcext:value-type="float">
            <text:p>74.714285718</text:p>
          </table:table-cell>
          <table:table-cell table:formula="of:=SUM([day_hosp_csv_all.L229:.Q229])" office:value-type="float" office:value="101.428571433" calcext:value-type="float">
            <text:p>101.428571433</text:p>
          </table:table-cell>
          <table:table-cell table:formula="of:=[day_hosp_csv_all.R229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30:.K230])" office:value-type="float" office:value="74.714285718" calcext:value-type="float">
            <text:p>74.714285718</text:p>
          </table:table-cell>
          <table:table-cell table:formula="of:=SUM([day_hosp_csv_all.L230:.Q230])" office:value-type="float" office:value="101.428571433" calcext:value-type="float">
            <text:p>101.428571433</text:p>
          </table:table-cell>
          <table:table-cell table:formula="of:=[day_hosp_csv_all.R230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31:.K231])" office:value-type="float" office:value="74.714285718" calcext:value-type="float">
            <text:p>74.714285718</text:p>
          </table:table-cell>
          <table:table-cell table:formula="of:=SUM([day_hosp_csv_all.L231:.Q231])" office:value-type="float" office:value="101.428571433" calcext:value-type="float">
            <text:p>101.428571433</text:p>
          </table:table-cell>
          <table:table-cell table:formula="of:=[day_hosp_csv_all.R231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32:.K232])" office:value-type="float" office:value="74.714285718" calcext:value-type="float">
            <text:p>74.714285718</text:p>
          </table:table-cell>
          <table:table-cell table:formula="of:=SUM([day_hosp_csv_all.L232:.Q232])" office:value-type="float" office:value="101.428571433" calcext:value-type="float">
            <text:p>101.428571433</text:p>
          </table:table-cell>
          <table:table-cell table:formula="of:=[day_hosp_csv_all.R232]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table:formula="of:=SUM([day_hosp_csv_all.A233:.K233])" office:value-type="float" office:value="88.714285719" calcext:value-type="float">
            <text:p>88.714285719</text:p>
          </table:table-cell>
          <table:table-cell table:formula="of:=SUM([day_hosp_csv_all.L233:.Q233])" office:value-type="float" office:value="143.428571434" calcext:value-type="float">
            <text:p>143.428571434</text:p>
          </table:table-cell>
          <table:table-cell table:formula="of:=[day_hosp_csv_all.R233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4:.K234])" office:value-type="float" office:value="88.714285719" calcext:value-type="float">
            <text:p>88.714285719</text:p>
          </table:table-cell>
          <table:table-cell table:formula="of:=SUM([day_hosp_csv_all.L234:.Q234])" office:value-type="float" office:value="143.428571434" calcext:value-type="float">
            <text:p>143.428571434</text:p>
          </table:table-cell>
          <table:table-cell table:formula="of:=[day_hosp_csv_all.R234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5:.K235])" office:value-type="float" office:value="88.714285719" calcext:value-type="float">
            <text:p>88.714285719</text:p>
          </table:table-cell>
          <table:table-cell table:formula="of:=SUM([day_hosp_csv_all.L235:.Q235])" office:value-type="float" office:value="143.428571434" calcext:value-type="float">
            <text:p>143.428571434</text:p>
          </table:table-cell>
          <table:table-cell table:formula="of:=[day_hosp_csv_all.R235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6:.K236])" office:value-type="float" office:value="88.714285719" calcext:value-type="float">
            <text:p>88.714285719</text:p>
          </table:table-cell>
          <table:table-cell table:formula="of:=SUM([day_hosp_csv_all.L236:.Q236])" office:value-type="float" office:value="143.428571434" calcext:value-type="float">
            <text:p>143.428571434</text:p>
          </table:table-cell>
          <table:table-cell table:formula="of:=[day_hosp_csv_all.R236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7:.K237])" office:value-type="float" office:value="88.714285719" calcext:value-type="float">
            <text:p>88.714285719</text:p>
          </table:table-cell>
          <table:table-cell table:formula="of:=SUM([day_hosp_csv_all.L237:.Q237])" office:value-type="float" office:value="143.428571434" calcext:value-type="float">
            <text:p>143.428571434</text:p>
          </table:table-cell>
          <table:table-cell table:formula="of:=[day_hosp_csv_all.R237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8:.K238])" office:value-type="float" office:value="88.714285719" calcext:value-type="float">
            <text:p>88.714285719</text:p>
          </table:table-cell>
          <table:table-cell table:formula="of:=SUM([day_hosp_csv_all.L238:.Q238])" office:value-type="float" office:value="143.428571434" calcext:value-type="float">
            <text:p>143.428571434</text:p>
          </table:table-cell>
          <table:table-cell table:formula="of:=[day_hosp_csv_all.R238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39:.K239])" office:value-type="float" office:value="88.714285719" calcext:value-type="float">
            <text:p>88.714285719</text:p>
          </table:table-cell>
          <table:table-cell table:formula="of:=SUM([day_hosp_csv_all.L239:.Q239])" office:value-type="float" office:value="143.428571434" calcext:value-type="float">
            <text:p>143.428571434</text:p>
          </table:table-cell>
          <table:table-cell table:formula="of:=[day_hosp_csv_all.R239]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table:formula="of:=SUM([day_hosp_csv_all.A240:.K240])" office:value-type="float" office:value="105.142857142" calcext:value-type="float">
            <text:p>105.142857142</text:p>
          </table:table-cell>
          <table:table-cell table:formula="of:=SUM([day_hosp_csv_all.L240:.Q240])" office:value-type="float" office:value="176.571428563" calcext:value-type="float">
            <text:p>176.571428563</text:p>
          </table:table-cell>
          <table:table-cell table:formula="of:=[day_hosp_csv_all.R240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1:.K241])" office:value-type="float" office:value="105.142857142" calcext:value-type="float">
            <text:p>105.142857142</text:p>
          </table:table-cell>
          <table:table-cell table:formula="of:=SUM([day_hosp_csv_all.L241:.Q241])" office:value-type="float" office:value="176.571428563" calcext:value-type="float">
            <text:p>176.571428563</text:p>
          </table:table-cell>
          <table:table-cell table:formula="of:=[day_hosp_csv_all.R241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2:.K242])" office:value-type="float" office:value="105.142857142" calcext:value-type="float">
            <text:p>105.142857142</text:p>
          </table:table-cell>
          <table:table-cell table:formula="of:=SUM([day_hosp_csv_all.L242:.Q242])" office:value-type="float" office:value="176.571428563" calcext:value-type="float">
            <text:p>176.571428563</text:p>
          </table:table-cell>
          <table:table-cell table:formula="of:=[day_hosp_csv_all.R242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3:.K243])" office:value-type="float" office:value="105.142857142" calcext:value-type="float">
            <text:p>105.142857142</text:p>
          </table:table-cell>
          <table:table-cell table:formula="of:=SUM([day_hosp_csv_all.L243:.Q243])" office:value-type="float" office:value="176.571428563" calcext:value-type="float">
            <text:p>176.571428563</text:p>
          </table:table-cell>
          <table:table-cell table:formula="of:=[day_hosp_csv_all.R243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4:.K244])" office:value-type="float" office:value="105.142857142" calcext:value-type="float">
            <text:p>105.142857142</text:p>
          </table:table-cell>
          <table:table-cell table:formula="of:=SUM([day_hosp_csv_all.L244:.Q244])" office:value-type="float" office:value="176.571428563" calcext:value-type="float">
            <text:p>176.571428563</text:p>
          </table:table-cell>
          <table:table-cell table:formula="of:=[day_hosp_csv_all.R244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5:.K245])" office:value-type="float" office:value="105.142857142" calcext:value-type="float">
            <text:p>105.142857142</text:p>
          </table:table-cell>
          <table:table-cell table:formula="of:=SUM([day_hosp_csv_all.L245:.Q245])" office:value-type="float" office:value="176.571428563" calcext:value-type="float">
            <text:p>176.571428563</text:p>
          </table:table-cell>
          <table:table-cell table:formula="of:=[day_hosp_csv_all.R245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6:.K246])" office:value-type="float" office:value="105.142857142" calcext:value-type="float">
            <text:p>105.142857142</text:p>
          </table:table-cell>
          <table:table-cell table:formula="of:=SUM([day_hosp_csv_all.L246:.Q246])" office:value-type="float" office:value="176.571428563" calcext:value-type="float">
            <text:p>176.571428563</text:p>
          </table:table-cell>
          <table:table-cell table:formula="of:=[day_hosp_csv_all.R246]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table:formula="of:=SUM([day_hosp_csv_all.A247:.K247])" office:value-type="float" office:value="111.428571422" calcext:value-type="float">
            <text:p>111.428571422</text:p>
          </table:table-cell>
          <table:table-cell table:formula="of:=SUM([day_hosp_csv_all.L247:.Q247])" office:value-type="float" office:value="173.14285714" calcext:value-type="float">
            <text:p>173.14285714</text:p>
          </table:table-cell>
          <table:table-cell table:formula="of:=[day_hosp_csv_all.R247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48:.K248])" office:value-type="float" office:value="111.428571422" calcext:value-type="float">
            <text:p>111.428571422</text:p>
          </table:table-cell>
          <table:table-cell table:formula="of:=SUM([day_hosp_csv_all.L248:.Q248])" office:value-type="float" office:value="173.14285714" calcext:value-type="float">
            <text:p>173.14285714</text:p>
          </table:table-cell>
          <table:table-cell table:formula="of:=[day_hosp_csv_all.R248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49:.K249])" office:value-type="float" office:value="111.428571422" calcext:value-type="float">
            <text:p>111.428571422</text:p>
          </table:table-cell>
          <table:table-cell table:formula="of:=SUM([day_hosp_csv_all.L249:.Q249])" office:value-type="float" office:value="173.14285714" calcext:value-type="float">
            <text:p>173.14285714</text:p>
          </table:table-cell>
          <table:table-cell table:formula="of:=[day_hosp_csv_all.R249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50:.K250])" office:value-type="float" office:value="111.428571422" calcext:value-type="float">
            <text:p>111.428571422</text:p>
          </table:table-cell>
          <table:table-cell table:formula="of:=SUM([day_hosp_csv_all.L250:.Q250])" office:value-type="float" office:value="173.14285714" calcext:value-type="float">
            <text:p>173.14285714</text:p>
          </table:table-cell>
          <table:table-cell table:formula="of:=[day_hosp_csv_all.R250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51:.K251])" office:value-type="float" office:value="111.428571422" calcext:value-type="float">
            <text:p>111.428571422</text:p>
          </table:table-cell>
          <table:table-cell table:formula="of:=SUM([day_hosp_csv_all.L251:.Q251])" office:value-type="float" office:value="173.14285714" calcext:value-type="float">
            <text:p>173.14285714</text:p>
          </table:table-cell>
          <table:table-cell table:formula="of:=[day_hosp_csv_all.R251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52:.K252])" office:value-type="float" office:value="111.428571422" calcext:value-type="float">
            <text:p>111.428571422</text:p>
          </table:table-cell>
          <table:table-cell table:formula="of:=SUM([day_hosp_csv_all.L252:.Q252])" office:value-type="float" office:value="173.14285714" calcext:value-type="float">
            <text:p>173.14285714</text:p>
          </table:table-cell>
          <table:table-cell table:formula="of:=[day_hosp_csv_all.R252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53:.K253])" office:value-type="float" office:value="111.428571422" calcext:value-type="float">
            <text:p>111.428571422</text:p>
          </table:table-cell>
          <table:table-cell table:formula="of:=SUM([day_hosp_csv_all.L253:.Q253])" office:value-type="float" office:value="173.14285714" calcext:value-type="float">
            <text:p>173.14285714</text:p>
          </table:table-cell>
          <table:table-cell table:formula="of:=[day_hosp_csv_all.R253]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table:formula="of:=SUM([day_hosp_csv_all.A254:.K254])" office:value-type="float" office:value="89.999999989" calcext:value-type="float">
            <text:p>89.999999989</text:p>
          </table:table-cell>
          <table:table-cell table:formula="of:=SUM([day_hosp_csv_all.L254:.Q254])" office:value-type="float" office:value="153.285714271" calcext:value-type="float">
            <text:p>153.285714271</text:p>
          </table:table-cell>
          <table:table-cell table:formula="of:=[day_hosp_csv_all.R254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55:.K255])" office:value-type="float" office:value="89.999999989" calcext:value-type="float">
            <text:p>89.999999989</text:p>
          </table:table-cell>
          <table:table-cell table:formula="of:=SUM([day_hosp_csv_all.L255:.Q255])" office:value-type="float" office:value="153.285714271" calcext:value-type="float">
            <text:p>153.285714271</text:p>
          </table:table-cell>
          <table:table-cell table:formula="of:=[day_hosp_csv_all.R255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56:.K256])" office:value-type="float" office:value="89.999999989" calcext:value-type="float">
            <text:p>89.999999989</text:p>
          </table:table-cell>
          <table:table-cell table:formula="of:=SUM([day_hosp_csv_all.L256:.Q256])" office:value-type="float" office:value="153.285714271" calcext:value-type="float">
            <text:p>153.285714271</text:p>
          </table:table-cell>
          <table:table-cell table:formula="of:=[day_hosp_csv_all.R256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57:.K257])" office:value-type="float" office:value="89.999999989" calcext:value-type="float">
            <text:p>89.999999989</text:p>
          </table:table-cell>
          <table:table-cell table:formula="of:=SUM([day_hosp_csv_all.L257:.Q257])" office:value-type="float" office:value="153.285714271" calcext:value-type="float">
            <text:p>153.285714271</text:p>
          </table:table-cell>
          <table:table-cell table:formula="of:=[day_hosp_csv_all.R257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58:.K258])" office:value-type="float" office:value="89.999999989" calcext:value-type="float">
            <text:p>89.999999989</text:p>
          </table:table-cell>
          <table:table-cell table:formula="of:=SUM([day_hosp_csv_all.L258:.Q258])" office:value-type="float" office:value="153.285714271" calcext:value-type="float">
            <text:p>153.285714271</text:p>
          </table:table-cell>
          <table:table-cell table:formula="of:=[day_hosp_csv_all.R258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59:.K259])" office:value-type="float" office:value="89.999999989" calcext:value-type="float">
            <text:p>89.999999989</text:p>
          </table:table-cell>
          <table:table-cell table:formula="of:=SUM([day_hosp_csv_all.L259:.Q259])" office:value-type="float" office:value="153.285714271" calcext:value-type="float">
            <text:p>153.285714271</text:p>
          </table:table-cell>
          <table:table-cell table:formula="of:=[day_hosp_csv_all.R259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60:.K260])" office:value-type="float" office:value="89.999999989" calcext:value-type="float">
            <text:p>89.999999989</text:p>
          </table:table-cell>
          <table:table-cell table:formula="of:=SUM([day_hosp_csv_all.L260:.Q260])" office:value-type="float" office:value="153.285714271" calcext:value-type="float">
            <text:p>153.285714271</text:p>
          </table:table-cell>
          <table:table-cell table:formula="of:=[day_hosp_csv_all.R260]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table:formula="of:=SUM([day_hosp_csv_all.A261:.K261])" office:value-type="float" office:value="81.285714293" calcext:value-type="float">
            <text:p>81.285714293</text:p>
          </table:table-cell>
          <table:table-cell table:formula="of:=SUM([day_hosp_csv_all.L261:.Q261])" office:value-type="float" office:value="133.42857143" calcext:value-type="float">
            <text:p>133.42857143</text:p>
          </table:table-cell>
          <table:table-cell table:formula="of:=[day_hosp_csv_all.R261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2:.K262])" office:value-type="float" office:value="81.285714293" calcext:value-type="float">
            <text:p>81.285714293</text:p>
          </table:table-cell>
          <table:table-cell table:formula="of:=SUM([day_hosp_csv_all.L262:.Q262])" office:value-type="float" office:value="133.42857143" calcext:value-type="float">
            <text:p>133.42857143</text:p>
          </table:table-cell>
          <table:table-cell table:formula="of:=[day_hosp_csv_all.R262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3:.K263])" office:value-type="float" office:value="81.285714293" calcext:value-type="float">
            <text:p>81.285714293</text:p>
          </table:table-cell>
          <table:table-cell table:formula="of:=SUM([day_hosp_csv_all.L263:.Q263])" office:value-type="float" office:value="133.42857143" calcext:value-type="float">
            <text:p>133.42857143</text:p>
          </table:table-cell>
          <table:table-cell table:formula="of:=[day_hosp_csv_all.R263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4:.K264])" office:value-type="float" office:value="81.285714293" calcext:value-type="float">
            <text:p>81.285714293</text:p>
          </table:table-cell>
          <table:table-cell table:formula="of:=SUM([day_hosp_csv_all.L264:.Q264])" office:value-type="float" office:value="133.42857143" calcext:value-type="float">
            <text:p>133.42857143</text:p>
          </table:table-cell>
          <table:table-cell table:formula="of:=[day_hosp_csv_all.R264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5:.K265])" office:value-type="float" office:value="81.285714293" calcext:value-type="float">
            <text:p>81.285714293</text:p>
          </table:table-cell>
          <table:table-cell table:formula="of:=SUM([day_hosp_csv_all.L265:.Q265])" office:value-type="float" office:value="133.42857143" calcext:value-type="float">
            <text:p>133.42857143</text:p>
          </table:table-cell>
          <table:table-cell table:formula="of:=[day_hosp_csv_all.R265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6:.K266])" office:value-type="float" office:value="81.285714293" calcext:value-type="float">
            <text:p>81.285714293</text:p>
          </table:table-cell>
          <table:table-cell table:formula="of:=SUM([day_hosp_csv_all.L266:.Q266])" office:value-type="float" office:value="133.42857143" calcext:value-type="float">
            <text:p>133.42857143</text:p>
          </table:table-cell>
          <table:table-cell table:formula="of:=[day_hosp_csv_all.R266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7:.K267])" office:value-type="float" office:value="81.285714293" calcext:value-type="float">
            <text:p>81.285714293</text:p>
          </table:table-cell>
          <table:table-cell table:formula="of:=SUM([day_hosp_csv_all.L267:.Q267])" office:value-type="float" office:value="133.42857143" calcext:value-type="float">
            <text:p>133.42857143</text:p>
          </table:table-cell>
          <table:table-cell table:formula="of:=[day_hosp_csv_all.R267]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table:formula="of:=SUM([day_hosp_csv_all.A268:.K268])" office:value-type="float" office:value="75.714285709" calcext:value-type="float">
            <text:p>75.714285709</text:p>
          </table:table-cell>
          <table:table-cell table:formula="of:=SUM([day_hosp_csv_all.L268:.Q268])" office:value-type="float" office:value="114.000000001" calcext:value-type="float">
            <text:p>114.000000001</text:p>
          </table:table-cell>
          <table:table-cell table:formula="of:=[day_hosp_csv_all.R268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69:.K269])" office:value-type="float" office:value="75.714285709" calcext:value-type="float">
            <text:p>75.714285709</text:p>
          </table:table-cell>
          <table:table-cell table:formula="of:=SUM([day_hosp_csv_all.L269:.Q269])" office:value-type="float" office:value="114.000000001" calcext:value-type="float">
            <text:p>114.000000001</text:p>
          </table:table-cell>
          <table:table-cell table:formula="of:=[day_hosp_csv_all.R269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0:.K270])" office:value-type="float" office:value="75.714285709" calcext:value-type="float">
            <text:p>75.714285709</text:p>
          </table:table-cell>
          <table:table-cell table:formula="of:=SUM([day_hosp_csv_all.L270:.Q270])" office:value-type="float" office:value="114.000000001" calcext:value-type="float">
            <text:p>114.000000001</text:p>
          </table:table-cell>
          <table:table-cell table:formula="of:=[day_hosp_csv_all.R270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1:.K271])" office:value-type="float" office:value="75.714285709" calcext:value-type="float">
            <text:p>75.714285709</text:p>
          </table:table-cell>
          <table:table-cell table:formula="of:=SUM([day_hosp_csv_all.L271:.Q271])" office:value-type="float" office:value="114.000000001" calcext:value-type="float">
            <text:p>114.000000001</text:p>
          </table:table-cell>
          <table:table-cell table:formula="of:=[day_hosp_csv_all.R271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2:.K272])" office:value-type="float" office:value="75.714285709" calcext:value-type="float">
            <text:p>75.714285709</text:p>
          </table:table-cell>
          <table:table-cell table:formula="of:=SUM([day_hosp_csv_all.L272:.Q272])" office:value-type="float" office:value="114.000000001" calcext:value-type="float">
            <text:p>114.000000001</text:p>
          </table:table-cell>
          <table:table-cell table:formula="of:=[day_hosp_csv_all.R272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3:.K273])" office:value-type="float" office:value="75.714285709" calcext:value-type="float">
            <text:p>75.714285709</text:p>
          </table:table-cell>
          <table:table-cell table:formula="of:=SUM([day_hosp_csv_all.L273:.Q273])" office:value-type="float" office:value="114.000000001" calcext:value-type="float">
            <text:p>114.000000001</text:p>
          </table:table-cell>
          <table:table-cell table:formula="of:=[day_hosp_csv_all.R273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4:.K274])" office:value-type="float" office:value="75.714285709" calcext:value-type="float">
            <text:p>75.714285709</text:p>
          </table:table-cell>
          <table:table-cell table:formula="of:=SUM([day_hosp_csv_all.L274:.Q274])" office:value-type="float" office:value="114.000000001" calcext:value-type="float">
            <text:p>114.000000001</text:p>
          </table:table-cell>
          <table:table-cell table:formula="of:=[day_hosp_csv_all.R274]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table:formula="of:=SUM([day_hosp_csv_all.A275:.K275])" office:value-type="float" office:value="59.714285713" calcext:value-type="float">
            <text:p>59.714285713</text:p>
          </table:table-cell>
          <table:table-cell table:formula="of:=SUM([day_hosp_csv_all.L275:.Q275])" office:value-type="float" office:value="102.571428581" calcext:value-type="float">
            <text:p>102.571428581</text:p>
          </table:table-cell>
          <table:table-cell table:formula="of:=[day_hosp_csv_all.R275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76:.K276])" office:value-type="float" office:value="59.714285713" calcext:value-type="float">
            <text:p>59.714285713</text:p>
          </table:table-cell>
          <table:table-cell table:formula="of:=SUM([day_hosp_csv_all.L276:.Q276])" office:value-type="float" office:value="102.571428581" calcext:value-type="float">
            <text:p>102.571428581</text:p>
          </table:table-cell>
          <table:table-cell table:formula="of:=[day_hosp_csv_all.R276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77:.K277])" office:value-type="float" office:value="59.714285713" calcext:value-type="float">
            <text:p>59.714285713</text:p>
          </table:table-cell>
          <table:table-cell table:formula="of:=SUM([day_hosp_csv_all.L277:.Q277])" office:value-type="float" office:value="102.571428581" calcext:value-type="float">
            <text:p>102.571428581</text:p>
          </table:table-cell>
          <table:table-cell table:formula="of:=[day_hosp_csv_all.R277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78:.K278])" office:value-type="float" office:value="59.714285713" calcext:value-type="float">
            <text:p>59.714285713</text:p>
          </table:table-cell>
          <table:table-cell table:formula="of:=SUM([day_hosp_csv_all.L278:.Q278])" office:value-type="float" office:value="102.571428581" calcext:value-type="float">
            <text:p>102.571428581</text:p>
          </table:table-cell>
          <table:table-cell table:formula="of:=[day_hosp_csv_all.R278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79:.K279])" office:value-type="float" office:value="59.714285713" calcext:value-type="float">
            <text:p>59.714285713</text:p>
          </table:table-cell>
          <table:table-cell table:formula="of:=SUM([day_hosp_csv_all.L279:.Q279])" office:value-type="float" office:value="102.571428581" calcext:value-type="float">
            <text:p>102.571428581</text:p>
          </table:table-cell>
          <table:table-cell table:formula="of:=[day_hosp_csv_all.R279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80:.K280])" office:value-type="float" office:value="59.714285713" calcext:value-type="float">
            <text:p>59.714285713</text:p>
          </table:table-cell>
          <table:table-cell table:formula="of:=SUM([day_hosp_csv_all.L280:.Q280])" office:value-type="float" office:value="102.571428581" calcext:value-type="float">
            <text:p>102.571428581</text:p>
          </table:table-cell>
          <table:table-cell table:formula="of:=[day_hosp_csv_all.R280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81:.K281])" office:value-type="float" office:value="59.714285713" calcext:value-type="float">
            <text:p>59.714285713</text:p>
          </table:table-cell>
          <table:table-cell table:formula="of:=SUM([day_hosp_csv_all.L281:.Q281])" office:value-type="float" office:value="102.571428581" calcext:value-type="float">
            <text:p>102.571428581</text:p>
          </table:table-cell>
          <table:table-cell table:formula="of:=[day_hosp_csv_all.R281]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table:formula="of:=SUM([day_hosp_csv_all.A282:.K282])" office:value-type="float" office:value="62.285714284" calcext:value-type="float">
            <text:p>62.285714284</text:p>
          </table:table-cell>
          <table:table-cell table:formula="of:=SUM([day_hosp_csv_all.L282:.Q282])" office:value-type="float" office:value="107.142857151" calcext:value-type="float">
            <text:p>107.142857151</text:p>
          </table:table-cell>
          <table:table-cell table:formula="of:=[day_hosp_csv_all.R282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3:.K283])" office:value-type="float" office:value="62.285714284" calcext:value-type="float">
            <text:p>62.285714284</text:p>
          </table:table-cell>
          <table:table-cell table:formula="of:=SUM([day_hosp_csv_all.L283:.Q283])" office:value-type="float" office:value="107.142857151" calcext:value-type="float">
            <text:p>107.142857151</text:p>
          </table:table-cell>
          <table:table-cell table:formula="of:=[day_hosp_csv_all.R283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4:.K284])" office:value-type="float" office:value="62.285714284" calcext:value-type="float">
            <text:p>62.285714284</text:p>
          </table:table-cell>
          <table:table-cell table:formula="of:=SUM([day_hosp_csv_all.L284:.Q284])" office:value-type="float" office:value="107.142857151" calcext:value-type="float">
            <text:p>107.142857151</text:p>
          </table:table-cell>
          <table:table-cell table:formula="of:=[day_hosp_csv_all.R284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5:.K285])" office:value-type="float" office:value="62.285714284" calcext:value-type="float">
            <text:p>62.285714284</text:p>
          </table:table-cell>
          <table:table-cell table:formula="of:=SUM([day_hosp_csv_all.L285:.Q285])" office:value-type="float" office:value="107.142857151" calcext:value-type="float">
            <text:p>107.142857151</text:p>
          </table:table-cell>
          <table:table-cell table:formula="of:=[day_hosp_csv_all.R285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6:.K286])" office:value-type="float" office:value="62.285714284" calcext:value-type="float">
            <text:p>62.285714284</text:p>
          </table:table-cell>
          <table:table-cell table:formula="of:=SUM([day_hosp_csv_all.L286:.Q286])" office:value-type="float" office:value="107.142857151" calcext:value-type="float">
            <text:p>107.142857151</text:p>
          </table:table-cell>
          <table:table-cell table:formula="of:=[day_hosp_csv_all.R286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7:.K287])" office:value-type="float" office:value="62.285714284" calcext:value-type="float">
            <text:p>62.285714284</text:p>
          </table:table-cell>
          <table:table-cell table:formula="of:=SUM([day_hosp_csv_all.L287:.Q287])" office:value-type="float" office:value="107.142857151" calcext:value-type="float">
            <text:p>107.142857151</text:p>
          </table:table-cell>
          <table:table-cell table:formula="of:=[day_hosp_csv_all.R287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8:.K288])" office:value-type="float" office:value="62.285714284" calcext:value-type="float">
            <text:p>62.285714284</text:p>
          </table:table-cell>
          <table:table-cell table:formula="of:=SUM([day_hosp_csv_all.L288:.Q288])" office:value-type="float" office:value="107.142857151" calcext:value-type="float">
            <text:p>107.142857151</text:p>
          </table:table-cell>
          <table:table-cell table:formula="of:=[day_hosp_csv_all.R288]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table:formula="of:=SUM([day_hosp_csv_all.A289:.K289])" office:value-type="float" office:value="70.571428574" calcext:value-type="float">
            <text:p>70.571428574</text:p>
          </table:table-cell>
          <table:table-cell table:formula="of:=SUM([day_hosp_csv_all.L289:.Q289])" office:value-type="float" office:value="130.142857137" calcext:value-type="float">
            <text:p>130.142857137</text:p>
          </table:table-cell>
          <table:table-cell table:formula="of:=[day_hosp_csv_all.R289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0:.K290])" office:value-type="float" office:value="70.571428574" calcext:value-type="float">
            <text:p>70.571428574</text:p>
          </table:table-cell>
          <table:table-cell table:formula="of:=SUM([day_hosp_csv_all.L290:.Q290])" office:value-type="float" office:value="130.142857137" calcext:value-type="float">
            <text:p>130.142857137</text:p>
          </table:table-cell>
          <table:table-cell table:formula="of:=[day_hosp_csv_all.R290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1:.K291])" office:value-type="float" office:value="70.571428574" calcext:value-type="float">
            <text:p>70.571428574</text:p>
          </table:table-cell>
          <table:table-cell table:formula="of:=SUM([day_hosp_csv_all.L291:.Q291])" office:value-type="float" office:value="130.142857137" calcext:value-type="float">
            <text:p>130.142857137</text:p>
          </table:table-cell>
          <table:table-cell table:formula="of:=[day_hosp_csv_all.R291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2:.K292])" office:value-type="float" office:value="70.571428574" calcext:value-type="float">
            <text:p>70.571428574</text:p>
          </table:table-cell>
          <table:table-cell table:formula="of:=SUM([day_hosp_csv_all.L292:.Q292])" office:value-type="float" office:value="130.142857137" calcext:value-type="float">
            <text:p>130.142857137</text:p>
          </table:table-cell>
          <table:table-cell table:formula="of:=[day_hosp_csv_all.R292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3:.K293])" office:value-type="float" office:value="70.571428574" calcext:value-type="float">
            <text:p>70.571428574</text:p>
          </table:table-cell>
          <table:table-cell table:formula="of:=SUM([day_hosp_csv_all.L293:.Q293])" office:value-type="float" office:value="130.142857137" calcext:value-type="float">
            <text:p>130.142857137</text:p>
          </table:table-cell>
          <table:table-cell table:formula="of:=[day_hosp_csv_all.R293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4:.K294])" office:value-type="float" office:value="70.571428574" calcext:value-type="float">
            <text:p>70.571428574</text:p>
          </table:table-cell>
          <table:table-cell table:formula="of:=SUM([day_hosp_csv_all.L294:.Q294])" office:value-type="float" office:value="130.142857137" calcext:value-type="float">
            <text:p>130.142857137</text:p>
          </table:table-cell>
          <table:table-cell table:formula="of:=[day_hosp_csv_all.R294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5:.K295])" office:value-type="float" office:value="70.571428574" calcext:value-type="float">
            <text:p>70.571428574</text:p>
          </table:table-cell>
          <table:table-cell table:formula="of:=SUM([day_hosp_csv_all.L295:.Q295])" office:value-type="float" office:value="130.142857137" calcext:value-type="float">
            <text:p>130.142857137</text:p>
          </table:table-cell>
          <table:table-cell table:formula="of:=[day_hosp_csv_all.R295]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table:formula="of:=SUM([day_hosp_csv_all.A296:.K296])" office:value-type="float" office:value="89.428571429" calcext:value-type="float">
            <text:p>89.428571429</text:p>
          </table:table-cell>
          <table:table-cell table:formula="of:=SUM([day_hosp_csv_all.L296:.Q296])" office:value-type="float" office:value="159.142857149" calcext:value-type="float">
            <text:p>159.142857149</text:p>
          </table:table-cell>
          <table:table-cell table:formula="of:=[day_hosp_csv_all.R296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297:.K297])" office:value-type="float" office:value="89.428571429" calcext:value-type="float">
            <text:p>89.428571429</text:p>
          </table:table-cell>
          <table:table-cell table:formula="of:=SUM([day_hosp_csv_all.L297:.Q297])" office:value-type="float" office:value="159.142857149" calcext:value-type="float">
            <text:p>159.142857149</text:p>
          </table:table-cell>
          <table:table-cell table:formula="of:=[day_hosp_csv_all.R297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298:.K298])" office:value-type="float" office:value="89.428571429" calcext:value-type="float">
            <text:p>89.428571429</text:p>
          </table:table-cell>
          <table:table-cell table:formula="of:=SUM([day_hosp_csv_all.L298:.Q298])" office:value-type="float" office:value="159.142857149" calcext:value-type="float">
            <text:p>159.142857149</text:p>
          </table:table-cell>
          <table:table-cell table:formula="of:=[day_hosp_csv_all.R298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299:.K299])" office:value-type="float" office:value="89.428571429" calcext:value-type="float">
            <text:p>89.428571429</text:p>
          </table:table-cell>
          <table:table-cell table:formula="of:=SUM([day_hosp_csv_all.L299:.Q299])" office:value-type="float" office:value="159.142857149" calcext:value-type="float">
            <text:p>159.142857149</text:p>
          </table:table-cell>
          <table:table-cell table:formula="of:=[day_hosp_csv_all.R299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300:.K300])" office:value-type="float" office:value="89.428571429" calcext:value-type="float">
            <text:p>89.428571429</text:p>
          </table:table-cell>
          <table:table-cell table:formula="of:=SUM([day_hosp_csv_all.L300:.Q300])" office:value-type="float" office:value="159.142857149" calcext:value-type="float">
            <text:p>159.142857149</text:p>
          </table:table-cell>
          <table:table-cell table:formula="of:=[day_hosp_csv_all.R300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301:.K301])" office:value-type="float" office:value="89.428571429" calcext:value-type="float">
            <text:p>89.428571429</text:p>
          </table:table-cell>
          <table:table-cell table:formula="of:=SUM([day_hosp_csv_all.L301:.Q301])" office:value-type="float" office:value="159.142857149" calcext:value-type="float">
            <text:p>159.142857149</text:p>
          </table:table-cell>
          <table:table-cell table:formula="of:=[day_hosp_csv_all.R301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table:formula="of:=SUM([day_hosp_csv_all.A302:.K302])" office:value-type="float" office:value="89.428571429" calcext:value-type="float">
            <text:p>89.428571429</text:p>
          </table:table-cell>
          <table:table-cell table:formula="of:=SUM([day_hosp_csv_all.L302:.Q302])" office:value-type="float" office:value="159.142857149" calcext:value-type="float">
            <text:p>159.142857149</text:p>
          </table:table-cell>
          <table:table-cell table:formula="of:=[day_hosp_csv_all.R302]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lasse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0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4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formula="of:=SUM([day_hosp_csv_all.A2:.B2])" office:value-type="float" office:value="0" calcext:value-type="float">
            <text:p>0</text:p>
          </table:table-cell>
          <table:table-cell table:formula="of:=SUM([day_hosp_csv_all.C2:.F2])" office:value-type="float" office:value="0.285714286" calcext:value-type="float">
            <text:p>0.285714286</text:p>
          </table:table-cell>
          <table:table-cell table:formula="of:=SUM([day_hosp_csv_all.G2:.K2])" office:value-type="float" office:value="0.857142858" calcext:value-type="float">
            <text:p>0.857142858</text:p>
          </table:table-cell>
          <table:table-cell table:formula="of:=SUM([day_hosp_csv_all.L2:.Q2])" office:value-type="float" office:value="1.285714287" calcext:value-type="float">
            <text:p>1.285714287</text:p>
          </table:table-cell>
          <table:table-cell table:formula="of:=[day_hosp_csv_all.R2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3:.B3])" office:value-type="float" office:value="0" calcext:value-type="float">
            <text:p>0</text:p>
          </table:table-cell>
          <table:table-cell table:formula="of:=SUM([day_hosp_csv_all.C3:.F3])" office:value-type="float" office:value="0.285714286" calcext:value-type="float">
            <text:p>0.285714286</text:p>
          </table:table-cell>
          <table:table-cell table:formula="of:=SUM([day_hosp_csv_all.G3:.K3])" office:value-type="float" office:value="0.857142858" calcext:value-type="float">
            <text:p>0.857142858</text:p>
          </table:table-cell>
          <table:table-cell table:formula="of:=SUM([day_hosp_csv_all.L3:.Q3])" office:value-type="float" office:value="1.285714287" calcext:value-type="float">
            <text:p>1.285714287</text:p>
          </table:table-cell>
          <table:table-cell table:formula="of:=[day_hosp_csv_all.R3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4:.B4])" office:value-type="float" office:value="0" calcext:value-type="float">
            <text:p>0</text:p>
          </table:table-cell>
          <table:table-cell table:formula="of:=SUM([day_hosp_csv_all.C4:.F4])" office:value-type="float" office:value="0.285714286" calcext:value-type="float">
            <text:p>0.285714286</text:p>
          </table:table-cell>
          <table:table-cell table:formula="of:=SUM([day_hosp_csv_all.G4:.K4])" office:value-type="float" office:value="0.857142858" calcext:value-type="float">
            <text:p>0.857142858</text:p>
          </table:table-cell>
          <table:table-cell table:formula="of:=SUM([day_hosp_csv_all.L4:.Q4])" office:value-type="float" office:value="1.285714287" calcext:value-type="float">
            <text:p>1.285714287</text:p>
          </table:table-cell>
          <table:table-cell table:formula="of:=[day_hosp_csv_all.R4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5:.B5])" office:value-type="float" office:value="0" calcext:value-type="float">
            <text:p>0</text:p>
          </table:table-cell>
          <table:table-cell table:formula="of:=SUM([day_hosp_csv_all.C5:.F5])" office:value-type="float" office:value="0.285714286" calcext:value-type="float">
            <text:p>0.285714286</text:p>
          </table:table-cell>
          <table:table-cell table:formula="of:=SUM([day_hosp_csv_all.G5:.K5])" office:value-type="float" office:value="0.857142858" calcext:value-type="float">
            <text:p>0.857142858</text:p>
          </table:table-cell>
          <table:table-cell table:formula="of:=SUM([day_hosp_csv_all.L5:.Q5])" office:value-type="float" office:value="1.285714287" calcext:value-type="float">
            <text:p>1.285714287</text:p>
          </table:table-cell>
          <table:table-cell table:formula="of:=[day_hosp_csv_all.R5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6:.B6])" office:value-type="float" office:value="0" calcext:value-type="float">
            <text:p>0</text:p>
          </table:table-cell>
          <table:table-cell table:formula="of:=SUM([day_hosp_csv_all.C6:.F6])" office:value-type="float" office:value="0.285714286" calcext:value-type="float">
            <text:p>0.285714286</text:p>
          </table:table-cell>
          <table:table-cell table:formula="of:=SUM([day_hosp_csv_all.G6:.K6])" office:value-type="float" office:value="0.857142858" calcext:value-type="float">
            <text:p>0.857142858</text:p>
          </table:table-cell>
          <table:table-cell table:formula="of:=SUM([day_hosp_csv_all.L6:.Q6])" office:value-type="float" office:value="1.285714287" calcext:value-type="float">
            <text:p>1.285714287</text:p>
          </table:table-cell>
          <table:table-cell table:formula="of:=[day_hosp_csv_all.R6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7:.B7])" office:value-type="float" office:value="0" calcext:value-type="float">
            <text:p>0</text:p>
          </table:table-cell>
          <table:table-cell table:formula="of:=SUM([day_hosp_csv_all.C7:.F7])" office:value-type="float" office:value="0.285714286" calcext:value-type="float">
            <text:p>0.285714286</text:p>
          </table:table-cell>
          <table:table-cell table:formula="of:=SUM([day_hosp_csv_all.G7:.K7])" office:value-type="float" office:value="0.857142858" calcext:value-type="float">
            <text:p>0.857142858</text:p>
          </table:table-cell>
          <table:table-cell table:formula="of:=SUM([day_hosp_csv_all.L7:.Q7])" office:value-type="float" office:value="1.285714287" calcext:value-type="float">
            <text:p>1.285714287</text:p>
          </table:table-cell>
          <table:table-cell table:formula="of:=[day_hosp_csv_all.R7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8:.B8])" office:value-type="float" office:value="0" calcext:value-type="float">
            <text:p>0</text:p>
          </table:table-cell>
          <table:table-cell table:formula="of:=SUM([day_hosp_csv_all.C8:.F8])" office:value-type="float" office:value="0.285714286" calcext:value-type="float">
            <text:p>0.285714286</text:p>
          </table:table-cell>
          <table:table-cell table:formula="of:=SUM([day_hosp_csv_all.G8:.K8])" office:value-type="float" office:value="0.857142858" calcext:value-type="float">
            <text:p>0.857142858</text:p>
          </table:table-cell>
          <table:table-cell table:formula="of:=SUM([day_hosp_csv_all.L8:.Q8])" office:value-type="float" office:value="1.285714287" calcext:value-type="float">
            <text:p>1.285714287</text:p>
          </table:table-cell>
          <table:table-cell table:formula="of:=[day_hosp_csv_all.R8]" office:value-type="float" office:value="2.428571431" calcext:value-type="float">
            <text:p>2.428571431</text:p>
          </table:table-cell>
          <table:table-cell table:number-columns-repeated="1019"/>
        </table:table-row>
        <table:table-row table:style-name="ro1">
          <table:table-cell table:formula="of:=SUM([day_hosp_csv_all.A9:.B9])" office:value-type="float" office:value="0" calcext:value-type="float">
            <text:p>0</text:p>
          </table:table-cell>
          <table:table-cell table:formula="of:=SUM([day_hosp_csv_all.C9:.F9])" office:value-type="float" office:value="0.142857143" calcext:value-type="float">
            <text:p>0.142857143</text:p>
          </table:table-cell>
          <table:table-cell table:formula="of:=SUM([day_hosp_csv_all.G9:.K9])" office:value-type="float" office:value="3.428571429" calcext:value-type="float">
            <text:p>3.428571429</text:p>
          </table:table-cell>
          <table:table-cell table:formula="of:=SUM([day_hosp_csv_all.L9:.Q9])" office:value-type="float" office:value="10.000000001" calcext:value-type="float">
            <text:p>10.000000001</text:p>
          </table:table-cell>
          <table:table-cell table:formula="of:=[day_hosp_csv_all.R9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0:.B10])" office:value-type="float" office:value="0" calcext:value-type="float">
            <text:p>0</text:p>
          </table:table-cell>
          <table:table-cell table:formula="of:=SUM([day_hosp_csv_all.C10:.F10])" office:value-type="float" office:value="0.142857143" calcext:value-type="float">
            <text:p>0.142857143</text:p>
          </table:table-cell>
          <table:table-cell table:formula="of:=SUM([day_hosp_csv_all.G10:.K10])" office:value-type="float" office:value="3.428571429" calcext:value-type="float">
            <text:p>3.428571429</text:p>
          </table:table-cell>
          <table:table-cell table:formula="of:=SUM([day_hosp_csv_all.L10:.Q10])" office:value-type="float" office:value="10.000000001" calcext:value-type="float">
            <text:p>10.000000001</text:p>
          </table:table-cell>
          <table:table-cell table:formula="of:=[day_hosp_csv_all.R10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1:.B11])" office:value-type="float" office:value="0" calcext:value-type="float">
            <text:p>0</text:p>
          </table:table-cell>
          <table:table-cell table:formula="of:=SUM([day_hosp_csv_all.C11:.F11])" office:value-type="float" office:value="0.142857143" calcext:value-type="float">
            <text:p>0.142857143</text:p>
          </table:table-cell>
          <table:table-cell table:formula="of:=SUM([day_hosp_csv_all.G11:.K11])" office:value-type="float" office:value="3.428571429" calcext:value-type="float">
            <text:p>3.428571429</text:p>
          </table:table-cell>
          <table:table-cell table:formula="of:=SUM([day_hosp_csv_all.L11:.Q11])" office:value-type="float" office:value="10.000000001" calcext:value-type="float">
            <text:p>10.000000001</text:p>
          </table:table-cell>
          <table:table-cell table:formula="of:=[day_hosp_csv_all.R11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2:.B12])" office:value-type="float" office:value="0" calcext:value-type="float">
            <text:p>0</text:p>
          </table:table-cell>
          <table:table-cell table:formula="of:=SUM([day_hosp_csv_all.C12:.F12])" office:value-type="float" office:value="0.142857143" calcext:value-type="float">
            <text:p>0.142857143</text:p>
          </table:table-cell>
          <table:table-cell table:formula="of:=SUM([day_hosp_csv_all.G12:.K12])" office:value-type="float" office:value="3.428571429" calcext:value-type="float">
            <text:p>3.428571429</text:p>
          </table:table-cell>
          <table:table-cell table:formula="of:=SUM([day_hosp_csv_all.L12:.Q12])" office:value-type="float" office:value="10.000000001" calcext:value-type="float">
            <text:p>10.000000001</text:p>
          </table:table-cell>
          <table:table-cell table:formula="of:=[day_hosp_csv_all.R12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3:.B13])" office:value-type="float" office:value="0" calcext:value-type="float">
            <text:p>0</text:p>
          </table:table-cell>
          <table:table-cell table:formula="of:=SUM([day_hosp_csv_all.C13:.F13])" office:value-type="float" office:value="0.142857143" calcext:value-type="float">
            <text:p>0.142857143</text:p>
          </table:table-cell>
          <table:table-cell table:formula="of:=SUM([day_hosp_csv_all.G13:.K13])" office:value-type="float" office:value="3.428571429" calcext:value-type="float">
            <text:p>3.428571429</text:p>
          </table:table-cell>
          <table:table-cell table:formula="of:=SUM([day_hosp_csv_all.L13:.Q13])" office:value-type="float" office:value="10.000000001" calcext:value-type="float">
            <text:p>10.000000001</text:p>
          </table:table-cell>
          <table:table-cell table:formula="of:=[day_hosp_csv_all.R13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4:.B14])" office:value-type="float" office:value="0" calcext:value-type="float">
            <text:p>0</text:p>
          </table:table-cell>
          <table:table-cell table:formula="of:=SUM([day_hosp_csv_all.C14:.F14])" office:value-type="float" office:value="0.142857143" calcext:value-type="float">
            <text:p>0.142857143</text:p>
          </table:table-cell>
          <table:table-cell table:formula="of:=SUM([day_hosp_csv_all.G14:.K14])" office:value-type="float" office:value="3.428571429" calcext:value-type="float">
            <text:p>3.428571429</text:p>
          </table:table-cell>
          <table:table-cell table:formula="of:=SUM([day_hosp_csv_all.L14:.Q14])" office:value-type="float" office:value="10.000000001" calcext:value-type="float">
            <text:p>10.000000001</text:p>
          </table:table-cell>
          <table:table-cell table:formula="of:=[day_hosp_csv_all.R14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5:.B15])" office:value-type="float" office:value="0" calcext:value-type="float">
            <text:p>0</text:p>
          </table:table-cell>
          <table:table-cell table:formula="of:=SUM([day_hosp_csv_all.C15:.F15])" office:value-type="float" office:value="0.142857143" calcext:value-type="float">
            <text:p>0.142857143</text:p>
          </table:table-cell>
          <table:table-cell table:formula="of:=SUM([day_hosp_csv_all.G15:.K15])" office:value-type="float" office:value="3.428571429" calcext:value-type="float">
            <text:p>3.428571429</text:p>
          </table:table-cell>
          <table:table-cell table:formula="of:=SUM([day_hosp_csv_all.L15:.Q15])" office:value-type="float" office:value="10.000000001" calcext:value-type="float">
            <text:p>10.000000001</text:p>
          </table:table-cell>
          <table:table-cell table:formula="of:=[day_hosp_csv_all.R15]" office:value-type="float" office:value="13.571428573" calcext:value-type="float">
            <text:p>13.571428573</text:p>
          </table:table-cell>
          <table:table-cell table:number-columns-repeated="1019"/>
        </table:table-row>
        <table:table-row table:style-name="ro1">
          <table:table-cell table:formula="of:=SUM([day_hosp_csv_all.A16:.B16])" office:value-type="float" office:value="6.098591549" calcext:value-type="float">
            <text:p>6.098591549</text:p>
          </table:table-cell>
          <table:table-cell table:formula="of:=SUM([day_hosp_csv_all.C16:.F16])" office:value-type="float" office:value="11.180751174" calcext:value-type="float">
            <text:p>11.180751174</text:p>
          </table:table-cell>
          <table:table-cell table:formula="of:=SUM([day_hosp_csv_all.G16:.K16])" office:value-type="float" office:value="113.840375589" calcext:value-type="float">
            <text:p>113.840375589</text:p>
          </table:table-cell>
          <table:table-cell table:formula="of:=SUM([day_hosp_csv_all.L16:.Q16])" office:value-type="float" office:value="301.88028169" calcext:value-type="float">
            <text:p>301.88028169</text:p>
          </table:table-cell>
          <table:table-cell table:formula="of:=[day_hosp_csv_all.R16]" office:value-type="float" office:value="433.000000002" calcext:value-type="float">
            <text:p>433.000000002</text:p>
          </table:table-cell>
          <table:table-cell table:number-columns-repeated="1019"/>
        </table:table-row>
        <table:table-row table:style-name="ro1">
          <table:table-cell table:formula="of:=SUM([day_hosp_csv_all.A17:.B17])" office:value-type="float" office:value="0.871227364" calcext:value-type="float">
            <text:p>0.871227364</text:p>
          </table:table-cell>
          <table:table-cell table:formula="of:=SUM([day_hosp_csv_all.C17:.F17])" office:value-type="float" office:value="1.597250168" calcext:value-type="float">
            <text:p>1.597250168</text:p>
          </table:table-cell>
          <table:table-cell table:formula="of:=SUM([day_hosp_csv_all.G17:.K17])" office:value-type="float" office:value="16.262910798" calcext:value-type="float">
            <text:p>16.262910798</text:p>
          </table:table-cell>
          <table:table-cell table:formula="of:=SUM([day_hosp_csv_all.L17:.Q17])" office:value-type="float" office:value="43.125754528" calcext:value-type="float">
            <text:p>43.125754528</text:p>
          </table:table-cell>
          <table:table-cell table:formula="of:=[day_hosp_csv_all.R17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18:.B18])" office:value-type="float" office:value="0.871227364" calcext:value-type="float">
            <text:p>0.871227364</text:p>
          </table:table-cell>
          <table:table-cell table:formula="of:=SUM([day_hosp_csv_all.C18:.F18])" office:value-type="float" office:value="1.597250168" calcext:value-type="float">
            <text:p>1.597250168</text:p>
          </table:table-cell>
          <table:table-cell table:formula="of:=SUM([day_hosp_csv_all.G18:.K18])" office:value-type="float" office:value="16.262910798" calcext:value-type="float">
            <text:p>16.262910798</text:p>
          </table:table-cell>
          <table:table-cell table:formula="of:=SUM([day_hosp_csv_all.L18:.Q18])" office:value-type="float" office:value="43.125754528" calcext:value-type="float">
            <text:p>43.125754528</text:p>
          </table:table-cell>
          <table:table-cell table:formula="of:=[day_hosp_csv_all.R18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19:.B19])" office:value-type="float" office:value="0.871227364" calcext:value-type="float">
            <text:p>0.871227364</text:p>
          </table:table-cell>
          <table:table-cell table:formula="of:=SUM([day_hosp_csv_all.C19:.F19])" office:value-type="float" office:value="1.597250168" calcext:value-type="float">
            <text:p>1.597250168</text:p>
          </table:table-cell>
          <table:table-cell table:formula="of:=SUM([day_hosp_csv_all.G19:.K19])" office:value-type="float" office:value="16.262910798" calcext:value-type="float">
            <text:p>16.262910798</text:p>
          </table:table-cell>
          <table:table-cell table:formula="of:=SUM([day_hosp_csv_all.L19:.Q19])" office:value-type="float" office:value="43.125754528" calcext:value-type="float">
            <text:p>43.125754528</text:p>
          </table:table-cell>
          <table:table-cell table:formula="of:=[day_hosp_csv_all.R19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20:.B20])" office:value-type="float" office:value="0.871227364" calcext:value-type="float">
            <text:p>0.871227364</text:p>
          </table:table-cell>
          <table:table-cell table:formula="of:=SUM([day_hosp_csv_all.C20:.F20])" office:value-type="float" office:value="1.597250168" calcext:value-type="float">
            <text:p>1.597250168</text:p>
          </table:table-cell>
          <table:table-cell table:formula="of:=SUM([day_hosp_csv_all.G20:.K20])" office:value-type="float" office:value="16.262910798" calcext:value-type="float">
            <text:p>16.262910798</text:p>
          </table:table-cell>
          <table:table-cell table:formula="of:=SUM([day_hosp_csv_all.L20:.Q20])" office:value-type="float" office:value="43.125754528" calcext:value-type="float">
            <text:p>43.125754528</text:p>
          </table:table-cell>
          <table:table-cell table:formula="of:=[day_hosp_csv_all.R20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21:.B21])" office:value-type="float" office:value="0.871227364" calcext:value-type="float">
            <text:p>0.871227364</text:p>
          </table:table-cell>
          <table:table-cell table:formula="of:=SUM([day_hosp_csv_all.C21:.F21])" office:value-type="float" office:value="1.597250168" calcext:value-type="float">
            <text:p>1.597250168</text:p>
          </table:table-cell>
          <table:table-cell table:formula="of:=SUM([day_hosp_csv_all.G21:.K21])" office:value-type="float" office:value="16.262910798" calcext:value-type="float">
            <text:p>16.262910798</text:p>
          </table:table-cell>
          <table:table-cell table:formula="of:=SUM([day_hosp_csv_all.L21:.Q21])" office:value-type="float" office:value="43.125754528" calcext:value-type="float">
            <text:p>43.125754528</text:p>
          </table:table-cell>
          <table:table-cell table:formula="of:=[day_hosp_csv_all.R21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22:.B22])" office:value-type="float" office:value="0.871227364" calcext:value-type="float">
            <text:p>0.871227364</text:p>
          </table:table-cell>
          <table:table-cell table:formula="of:=SUM([day_hosp_csv_all.C22:.F22])" office:value-type="float" office:value="1.597250168" calcext:value-type="float">
            <text:p>1.597250168</text:p>
          </table:table-cell>
          <table:table-cell table:formula="of:=SUM([day_hosp_csv_all.G22:.K22])" office:value-type="float" office:value="16.262910798" calcext:value-type="float">
            <text:p>16.262910798</text:p>
          </table:table-cell>
          <table:table-cell table:formula="of:=SUM([day_hosp_csv_all.L22:.Q22])" office:value-type="float" office:value="43.125754528" calcext:value-type="float">
            <text:p>43.125754528</text:p>
          </table:table-cell>
          <table:table-cell table:formula="of:=[day_hosp_csv_all.R22]" office:value-type="float" office:value="61.857142858" calcext:value-type="float">
            <text:p>61.857142858</text:p>
          </table:table-cell>
          <table:table-cell table:number-columns-repeated="1019"/>
        </table:table-row>
        <table:table-row table:style-name="ro1">
          <table:table-cell table:formula="of:=SUM([day_hosp_csv_all.A23:.B23])" office:value-type="float" office:value="1.142857143" calcext:value-type="float">
            <text:p>1.142857143</text:p>
          </table:table-cell>
          <table:table-cell table:formula="of:=SUM([day_hosp_csv_all.C23:.F23])" office:value-type="float" office:value="8.285714286" calcext:value-type="float">
            <text:p>8.285714286</text:p>
          </table:table-cell>
          <table:table-cell table:formula="of:=SUM([day_hosp_csv_all.G23:.K23])" office:value-type="float" office:value="65.28571428" calcext:value-type="float">
            <text:p>65.28571428</text:p>
          </table:table-cell>
          <table:table-cell table:formula="of:=SUM([day_hosp_csv_all.L23:.Q23])" office:value-type="float" office:value="166.71428572" calcext:value-type="float">
            <text:p>166.71428572</text:p>
          </table:table-cell>
          <table:table-cell table:formula="of:=[day_hosp_csv_all.R23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4:.B24])" office:value-type="float" office:value="1.142857143" calcext:value-type="float">
            <text:p>1.142857143</text:p>
          </table:table-cell>
          <table:table-cell table:formula="of:=SUM([day_hosp_csv_all.C24:.F24])" office:value-type="float" office:value="8.285714286" calcext:value-type="float">
            <text:p>8.285714286</text:p>
          </table:table-cell>
          <table:table-cell table:formula="of:=SUM([day_hosp_csv_all.G24:.K24])" office:value-type="float" office:value="65.28571428" calcext:value-type="float">
            <text:p>65.28571428</text:p>
          </table:table-cell>
          <table:table-cell table:formula="of:=SUM([day_hosp_csv_all.L24:.Q24])" office:value-type="float" office:value="166.71428572" calcext:value-type="float">
            <text:p>166.71428572</text:p>
          </table:table-cell>
          <table:table-cell table:formula="of:=[day_hosp_csv_all.R24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5:.B25])" office:value-type="float" office:value="1.142857143" calcext:value-type="float">
            <text:p>1.142857143</text:p>
          </table:table-cell>
          <table:table-cell table:formula="of:=SUM([day_hosp_csv_all.C25:.F25])" office:value-type="float" office:value="8.285714286" calcext:value-type="float">
            <text:p>8.285714286</text:p>
          </table:table-cell>
          <table:table-cell table:formula="of:=SUM([day_hosp_csv_all.G25:.K25])" office:value-type="float" office:value="65.28571428" calcext:value-type="float">
            <text:p>65.28571428</text:p>
          </table:table-cell>
          <table:table-cell table:formula="of:=SUM([day_hosp_csv_all.L25:.Q25])" office:value-type="float" office:value="166.71428572" calcext:value-type="float">
            <text:p>166.71428572</text:p>
          </table:table-cell>
          <table:table-cell table:formula="of:=[day_hosp_csv_all.R25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6:.B26])" office:value-type="float" office:value="1.142857143" calcext:value-type="float">
            <text:p>1.142857143</text:p>
          </table:table-cell>
          <table:table-cell table:formula="of:=SUM([day_hosp_csv_all.C26:.F26])" office:value-type="float" office:value="8.285714286" calcext:value-type="float">
            <text:p>8.285714286</text:p>
          </table:table-cell>
          <table:table-cell table:formula="of:=SUM([day_hosp_csv_all.G26:.K26])" office:value-type="float" office:value="65.28571428" calcext:value-type="float">
            <text:p>65.28571428</text:p>
          </table:table-cell>
          <table:table-cell table:formula="of:=SUM([day_hosp_csv_all.L26:.Q26])" office:value-type="float" office:value="166.71428572" calcext:value-type="float">
            <text:p>166.71428572</text:p>
          </table:table-cell>
          <table:table-cell table:formula="of:=[day_hosp_csv_all.R26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7:.B27])" office:value-type="float" office:value="1.142857143" calcext:value-type="float">
            <text:p>1.142857143</text:p>
          </table:table-cell>
          <table:table-cell table:formula="of:=SUM([day_hosp_csv_all.C27:.F27])" office:value-type="float" office:value="8.285714286" calcext:value-type="float">
            <text:p>8.285714286</text:p>
          </table:table-cell>
          <table:table-cell table:formula="of:=SUM([day_hosp_csv_all.G27:.K27])" office:value-type="float" office:value="65.28571428" calcext:value-type="float">
            <text:p>65.28571428</text:p>
          </table:table-cell>
          <table:table-cell table:formula="of:=SUM([day_hosp_csv_all.L27:.Q27])" office:value-type="float" office:value="166.71428572" calcext:value-type="float">
            <text:p>166.71428572</text:p>
          </table:table-cell>
          <table:table-cell table:formula="of:=[day_hosp_csv_all.R27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8:.B28])" office:value-type="float" office:value="1.142857143" calcext:value-type="float">
            <text:p>1.142857143</text:p>
          </table:table-cell>
          <table:table-cell table:formula="of:=SUM([day_hosp_csv_all.C28:.F28])" office:value-type="float" office:value="8.285714286" calcext:value-type="float">
            <text:p>8.285714286</text:p>
          </table:table-cell>
          <table:table-cell table:formula="of:=SUM([day_hosp_csv_all.G28:.K28])" office:value-type="float" office:value="65.28571428" calcext:value-type="float">
            <text:p>65.28571428</text:p>
          </table:table-cell>
          <table:table-cell table:formula="of:=SUM([day_hosp_csv_all.L28:.Q28])" office:value-type="float" office:value="166.71428572" calcext:value-type="float">
            <text:p>166.71428572</text:p>
          </table:table-cell>
          <table:table-cell table:formula="of:=[day_hosp_csv_all.R28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29:.B29])" office:value-type="float" office:value="1.142857143" calcext:value-type="float">
            <text:p>1.142857143</text:p>
          </table:table-cell>
          <table:table-cell table:formula="of:=SUM([day_hosp_csv_all.C29:.F29])" office:value-type="float" office:value="8.285714286" calcext:value-type="float">
            <text:p>8.285714286</text:p>
          </table:table-cell>
          <table:table-cell table:formula="of:=SUM([day_hosp_csv_all.G29:.K29])" office:value-type="float" office:value="65.28571428" calcext:value-type="float">
            <text:p>65.28571428</text:p>
          </table:table-cell>
          <table:table-cell table:formula="of:=SUM([day_hosp_csv_all.L29:.Q29])" office:value-type="float" office:value="166.71428572" calcext:value-type="float">
            <text:p>166.71428572</text:p>
          </table:table-cell>
          <table:table-cell table:formula="of:=[day_hosp_csv_all.R29]" office:value-type="float" office:value="241.428571429" calcext:value-type="float">
            <text:p>241.428571429</text:p>
          </table:table-cell>
          <table:table-cell table:number-columns-repeated="1019"/>
        </table:table-row>
        <table:table-row table:style-name="ro1">
          <table:table-cell table:formula="of:=SUM([day_hosp_csv_all.A30:.B30])" office:value-type="float" office:value="2.285714286" calcext:value-type="float">
            <text:p>2.285714286</text:p>
          </table:table-cell>
          <table:table-cell table:formula="of:=SUM([day_hosp_csv_all.C30:.F30])" office:value-type="float" office:value="16.857142857" calcext:value-type="float">
            <text:p>16.857142857</text:p>
          </table:table-cell>
          <table:table-cell table:formula="of:=SUM([day_hosp_csv_all.G30:.K30])" office:value-type="float" office:value="154.857142864" calcext:value-type="float">
            <text:p>154.857142864</text:p>
          </table:table-cell>
          <table:table-cell table:formula="of:=SUM([day_hosp_csv_all.L30:.Q30])" office:value-type="float" office:value="296.000000011" calcext:value-type="float">
            <text:p>296.000000011</text:p>
          </table:table-cell>
          <table:table-cell table:formula="of:=[day_hosp_csv_all.R30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1:.B31])" office:value-type="float" office:value="2.285714286" calcext:value-type="float">
            <text:p>2.285714286</text:p>
          </table:table-cell>
          <table:table-cell table:formula="of:=SUM([day_hosp_csv_all.C31:.F31])" office:value-type="float" office:value="16.857142857" calcext:value-type="float">
            <text:p>16.857142857</text:p>
          </table:table-cell>
          <table:table-cell table:formula="of:=SUM([day_hosp_csv_all.G31:.K31])" office:value-type="float" office:value="154.857142864" calcext:value-type="float">
            <text:p>154.857142864</text:p>
          </table:table-cell>
          <table:table-cell table:formula="of:=SUM([day_hosp_csv_all.L31:.Q31])" office:value-type="float" office:value="296.000000011" calcext:value-type="float">
            <text:p>296.000000011</text:p>
          </table:table-cell>
          <table:table-cell table:formula="of:=[day_hosp_csv_all.R31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2:.B32])" office:value-type="float" office:value="2.285714286" calcext:value-type="float">
            <text:p>2.285714286</text:p>
          </table:table-cell>
          <table:table-cell table:formula="of:=SUM([day_hosp_csv_all.C32:.F32])" office:value-type="float" office:value="16.857142857" calcext:value-type="float">
            <text:p>16.857142857</text:p>
          </table:table-cell>
          <table:table-cell table:formula="of:=SUM([day_hosp_csv_all.G32:.K32])" office:value-type="float" office:value="154.857142864" calcext:value-type="float">
            <text:p>154.857142864</text:p>
          </table:table-cell>
          <table:table-cell table:formula="of:=SUM([day_hosp_csv_all.L32:.Q32])" office:value-type="float" office:value="296.000000011" calcext:value-type="float">
            <text:p>296.000000011</text:p>
          </table:table-cell>
          <table:table-cell table:formula="of:=[day_hosp_csv_all.R32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3:.B33])" office:value-type="float" office:value="2.285714286" calcext:value-type="float">
            <text:p>2.285714286</text:p>
          </table:table-cell>
          <table:table-cell table:formula="of:=SUM([day_hosp_csv_all.C33:.F33])" office:value-type="float" office:value="16.857142857" calcext:value-type="float">
            <text:p>16.857142857</text:p>
          </table:table-cell>
          <table:table-cell table:formula="of:=SUM([day_hosp_csv_all.G33:.K33])" office:value-type="float" office:value="154.857142864" calcext:value-type="float">
            <text:p>154.857142864</text:p>
          </table:table-cell>
          <table:table-cell table:formula="of:=SUM([day_hosp_csv_all.L33:.Q33])" office:value-type="float" office:value="296.000000011" calcext:value-type="float">
            <text:p>296.000000011</text:p>
          </table:table-cell>
          <table:table-cell table:formula="of:=[day_hosp_csv_all.R33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4:.B34])" office:value-type="float" office:value="2.285714286" calcext:value-type="float">
            <text:p>2.285714286</text:p>
          </table:table-cell>
          <table:table-cell table:formula="of:=SUM([day_hosp_csv_all.C34:.F34])" office:value-type="float" office:value="16.857142857" calcext:value-type="float">
            <text:p>16.857142857</text:p>
          </table:table-cell>
          <table:table-cell table:formula="of:=SUM([day_hosp_csv_all.G34:.K34])" office:value-type="float" office:value="154.857142864" calcext:value-type="float">
            <text:p>154.857142864</text:p>
          </table:table-cell>
          <table:table-cell table:formula="of:=SUM([day_hosp_csv_all.L34:.Q34])" office:value-type="float" office:value="296.000000011" calcext:value-type="float">
            <text:p>296.000000011</text:p>
          </table:table-cell>
          <table:table-cell table:formula="of:=[day_hosp_csv_all.R34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5:.B35])" office:value-type="float" office:value="2.285714286" calcext:value-type="float">
            <text:p>2.285714286</text:p>
          </table:table-cell>
          <table:table-cell table:formula="of:=SUM([day_hosp_csv_all.C35:.F35])" office:value-type="float" office:value="16.857142857" calcext:value-type="float">
            <text:p>16.857142857</text:p>
          </table:table-cell>
          <table:table-cell table:formula="of:=SUM([day_hosp_csv_all.G35:.K35])" office:value-type="float" office:value="154.857142864" calcext:value-type="float">
            <text:p>154.857142864</text:p>
          </table:table-cell>
          <table:table-cell table:formula="of:=SUM([day_hosp_csv_all.L35:.Q35])" office:value-type="float" office:value="296.000000011" calcext:value-type="float">
            <text:p>296.000000011</text:p>
          </table:table-cell>
          <table:table-cell table:formula="of:=[day_hosp_csv_all.R35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6:.B36])" office:value-type="float" office:value="2.285714286" calcext:value-type="float">
            <text:p>2.285714286</text:p>
          </table:table-cell>
          <table:table-cell table:formula="of:=SUM([day_hosp_csv_all.C36:.F36])" office:value-type="float" office:value="16.857142857" calcext:value-type="float">
            <text:p>16.857142857</text:p>
          </table:table-cell>
          <table:table-cell table:formula="of:=SUM([day_hosp_csv_all.G36:.K36])" office:value-type="float" office:value="154.857142864" calcext:value-type="float">
            <text:p>154.857142864</text:p>
          </table:table-cell>
          <table:table-cell table:formula="of:=SUM([day_hosp_csv_all.L36:.Q36])" office:value-type="float" office:value="296.000000011" calcext:value-type="float">
            <text:p>296.000000011</text:p>
          </table:table-cell>
          <table:table-cell table:formula="of:=[day_hosp_csv_all.R36]" office:value-type="float" office:value="470.000000018" calcext:value-type="float">
            <text:p>470.000000018</text:p>
          </table:table-cell>
          <table:table-cell table:number-columns-repeated="1019"/>
        </table:table-row>
        <table:table-row table:style-name="ro1">
          <table:table-cell table:formula="of:=SUM([day_hosp_csv_all.A37:.B37])" office:value-type="float" office:value="1.714285714" calcext:value-type="float">
            <text:p>1.714285714</text:p>
          </table:table-cell>
          <table:table-cell table:formula="of:=SUM([day_hosp_csv_all.C37:.F37])" office:value-type="float" office:value="14.428571428" calcext:value-type="float">
            <text:p>14.428571428</text:p>
          </table:table-cell>
          <table:table-cell table:formula="of:=SUM([day_hosp_csv_all.G37:.K37])" office:value-type="float" office:value="128.428571439" calcext:value-type="float">
            <text:p>128.428571439</text:p>
          </table:table-cell>
          <table:table-cell table:formula="of:=SUM([day_hosp_csv_all.L37:.Q37])" office:value-type="float" office:value="201.571428563" calcext:value-type="float">
            <text:p>201.571428563</text:p>
          </table:table-cell>
          <table:table-cell table:formula="of:=[day_hosp_csv_all.R37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38:.B38])" office:value-type="float" office:value="1.714285714" calcext:value-type="float">
            <text:p>1.714285714</text:p>
          </table:table-cell>
          <table:table-cell table:formula="of:=SUM([day_hosp_csv_all.C38:.F38])" office:value-type="float" office:value="14.428571428" calcext:value-type="float">
            <text:p>14.428571428</text:p>
          </table:table-cell>
          <table:table-cell table:formula="of:=SUM([day_hosp_csv_all.G38:.K38])" office:value-type="float" office:value="128.428571439" calcext:value-type="float">
            <text:p>128.428571439</text:p>
          </table:table-cell>
          <table:table-cell table:formula="of:=SUM([day_hosp_csv_all.L38:.Q38])" office:value-type="float" office:value="201.571428563" calcext:value-type="float">
            <text:p>201.571428563</text:p>
          </table:table-cell>
          <table:table-cell table:formula="of:=[day_hosp_csv_all.R38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39:.B39])" office:value-type="float" office:value="1.714285714" calcext:value-type="float">
            <text:p>1.714285714</text:p>
          </table:table-cell>
          <table:table-cell table:formula="of:=SUM([day_hosp_csv_all.C39:.F39])" office:value-type="float" office:value="14.428571428" calcext:value-type="float">
            <text:p>14.428571428</text:p>
          </table:table-cell>
          <table:table-cell table:formula="of:=SUM([day_hosp_csv_all.G39:.K39])" office:value-type="float" office:value="128.428571439" calcext:value-type="float">
            <text:p>128.428571439</text:p>
          </table:table-cell>
          <table:table-cell table:formula="of:=SUM([day_hosp_csv_all.L39:.Q39])" office:value-type="float" office:value="201.571428563" calcext:value-type="float">
            <text:p>201.571428563</text:p>
          </table:table-cell>
          <table:table-cell table:formula="of:=[day_hosp_csv_all.R39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40:.B40])" office:value-type="float" office:value="1.714285714" calcext:value-type="float">
            <text:p>1.714285714</text:p>
          </table:table-cell>
          <table:table-cell table:formula="of:=SUM([day_hosp_csv_all.C40:.F40])" office:value-type="float" office:value="14.428571428" calcext:value-type="float">
            <text:p>14.428571428</text:p>
          </table:table-cell>
          <table:table-cell table:formula="of:=SUM([day_hosp_csv_all.G40:.K40])" office:value-type="float" office:value="128.428571439" calcext:value-type="float">
            <text:p>128.428571439</text:p>
          </table:table-cell>
          <table:table-cell table:formula="of:=SUM([day_hosp_csv_all.L40:.Q40])" office:value-type="float" office:value="201.571428563" calcext:value-type="float">
            <text:p>201.571428563</text:p>
          </table:table-cell>
          <table:table-cell table:formula="of:=[day_hosp_csv_all.R40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41:.B41])" office:value-type="float" office:value="1.714285714" calcext:value-type="float">
            <text:p>1.714285714</text:p>
          </table:table-cell>
          <table:table-cell table:formula="of:=SUM([day_hosp_csv_all.C41:.F41])" office:value-type="float" office:value="14.428571428" calcext:value-type="float">
            <text:p>14.428571428</text:p>
          </table:table-cell>
          <table:table-cell table:formula="of:=SUM([day_hosp_csv_all.G41:.K41])" office:value-type="float" office:value="128.428571439" calcext:value-type="float">
            <text:p>128.428571439</text:p>
          </table:table-cell>
          <table:table-cell table:formula="of:=SUM([day_hosp_csv_all.L41:.Q41])" office:value-type="float" office:value="201.571428563" calcext:value-type="float">
            <text:p>201.571428563</text:p>
          </table:table-cell>
          <table:table-cell table:formula="of:=[day_hosp_csv_all.R41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42:.B42])" office:value-type="float" office:value="1.714285714" calcext:value-type="float">
            <text:p>1.714285714</text:p>
          </table:table-cell>
          <table:table-cell table:formula="of:=SUM([day_hosp_csv_all.C42:.F42])" office:value-type="float" office:value="14.428571428" calcext:value-type="float">
            <text:p>14.428571428</text:p>
          </table:table-cell>
          <table:table-cell table:formula="of:=SUM([day_hosp_csv_all.G42:.K42])" office:value-type="float" office:value="128.428571439" calcext:value-type="float">
            <text:p>128.428571439</text:p>
          </table:table-cell>
          <table:table-cell table:formula="of:=SUM([day_hosp_csv_all.L42:.Q42])" office:value-type="float" office:value="201.571428563" calcext:value-type="float">
            <text:p>201.571428563</text:p>
          </table:table-cell>
          <table:table-cell table:formula="of:=[day_hosp_csv_all.R42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43:.B43])" office:value-type="float" office:value="1.714285714" calcext:value-type="float">
            <text:p>1.714285714</text:p>
          </table:table-cell>
          <table:table-cell table:formula="of:=SUM([day_hosp_csv_all.C43:.F43])" office:value-type="float" office:value="14.428571428" calcext:value-type="float">
            <text:p>14.428571428</text:p>
          </table:table-cell>
          <table:table-cell table:formula="of:=SUM([day_hosp_csv_all.G43:.K43])" office:value-type="float" office:value="128.428571439" calcext:value-type="float">
            <text:p>128.428571439</text:p>
          </table:table-cell>
          <table:table-cell table:formula="of:=SUM([day_hosp_csv_all.L43:.Q43])" office:value-type="float" office:value="201.571428563" calcext:value-type="float">
            <text:p>201.571428563</text:p>
          </table:table-cell>
          <table:table-cell table:formula="of:=[day_hosp_csv_all.R43]" office:value-type="float" office:value="346.142857144" calcext:value-type="float">
            <text:p>346.142857144</text:p>
          </table:table-cell>
          <table:table-cell table:number-columns-repeated="1019"/>
        </table:table-row>
        <table:table-row table:style-name="ro1">
          <table:table-cell table:formula="of:=SUM([day_hosp_csv_all.A44:.B44])" office:value-type="float" office:value="0.857142857" calcext:value-type="float">
            <text:p>0.857142857</text:p>
          </table:table-cell>
          <table:table-cell table:formula="of:=SUM([day_hosp_csv_all.C44:.F44])" office:value-type="float" office:value="9.714285714" calcext:value-type="float">
            <text:p>9.714285714</text:p>
          </table:table-cell>
          <table:table-cell table:formula="of:=SUM([day_hosp_csv_all.G44:.K44])" office:value-type="float" office:value="86.714285721" calcext:value-type="float">
            <text:p>86.714285721</text:p>
          </table:table-cell>
          <table:table-cell table:formula="of:=SUM([day_hosp_csv_all.L44:.Q44])" office:value-type="float" office:value="119.714285704" calcext:value-type="float">
            <text:p>119.714285704</text:p>
          </table:table-cell>
          <table:table-cell table:formula="of:=[day_hosp_csv_all.R44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45:.B45])" office:value-type="float" office:value="0.857142857" calcext:value-type="float">
            <text:p>0.857142857</text:p>
          </table:table-cell>
          <table:table-cell table:formula="of:=SUM([day_hosp_csv_all.C45:.F45])" office:value-type="float" office:value="9.714285714" calcext:value-type="float">
            <text:p>9.714285714</text:p>
          </table:table-cell>
          <table:table-cell table:formula="of:=SUM([day_hosp_csv_all.G45:.K45])" office:value-type="float" office:value="86.714285721" calcext:value-type="float">
            <text:p>86.714285721</text:p>
          </table:table-cell>
          <table:table-cell table:formula="of:=SUM([day_hosp_csv_all.L45:.Q45])" office:value-type="float" office:value="119.714285704" calcext:value-type="float">
            <text:p>119.714285704</text:p>
          </table:table-cell>
          <table:table-cell table:formula="of:=[day_hosp_csv_all.R45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46:.B46])" office:value-type="float" office:value="0.857142857" calcext:value-type="float">
            <text:p>0.857142857</text:p>
          </table:table-cell>
          <table:table-cell table:formula="of:=SUM([day_hosp_csv_all.C46:.F46])" office:value-type="float" office:value="9.714285714" calcext:value-type="float">
            <text:p>9.714285714</text:p>
          </table:table-cell>
          <table:table-cell table:formula="of:=SUM([day_hosp_csv_all.G46:.K46])" office:value-type="float" office:value="86.714285721" calcext:value-type="float">
            <text:p>86.714285721</text:p>
          </table:table-cell>
          <table:table-cell table:formula="of:=SUM([day_hosp_csv_all.L46:.Q46])" office:value-type="float" office:value="119.714285704" calcext:value-type="float">
            <text:p>119.714285704</text:p>
          </table:table-cell>
          <table:table-cell table:formula="of:=[day_hosp_csv_all.R46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47:.B47])" office:value-type="float" office:value="0.857142857" calcext:value-type="float">
            <text:p>0.857142857</text:p>
          </table:table-cell>
          <table:table-cell table:formula="of:=SUM([day_hosp_csv_all.C47:.F47])" office:value-type="float" office:value="9.714285714" calcext:value-type="float">
            <text:p>9.714285714</text:p>
          </table:table-cell>
          <table:table-cell table:formula="of:=SUM([day_hosp_csv_all.G47:.K47])" office:value-type="float" office:value="86.714285721" calcext:value-type="float">
            <text:p>86.714285721</text:p>
          </table:table-cell>
          <table:table-cell table:formula="of:=SUM([day_hosp_csv_all.L47:.Q47])" office:value-type="float" office:value="119.714285704" calcext:value-type="float">
            <text:p>119.714285704</text:p>
          </table:table-cell>
          <table:table-cell table:formula="of:=[day_hosp_csv_all.R47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48:.B48])" office:value-type="float" office:value="0.857142857" calcext:value-type="float">
            <text:p>0.857142857</text:p>
          </table:table-cell>
          <table:table-cell table:formula="of:=SUM([day_hosp_csv_all.C48:.F48])" office:value-type="float" office:value="9.714285714" calcext:value-type="float">
            <text:p>9.714285714</text:p>
          </table:table-cell>
          <table:table-cell table:formula="of:=SUM([day_hosp_csv_all.G48:.K48])" office:value-type="float" office:value="86.714285721" calcext:value-type="float">
            <text:p>86.714285721</text:p>
          </table:table-cell>
          <table:table-cell table:formula="of:=SUM([day_hosp_csv_all.L48:.Q48])" office:value-type="float" office:value="119.714285704" calcext:value-type="float">
            <text:p>119.714285704</text:p>
          </table:table-cell>
          <table:table-cell table:formula="of:=[day_hosp_csv_all.R48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49:.B49])" office:value-type="float" office:value="0.857142857" calcext:value-type="float">
            <text:p>0.857142857</text:p>
          </table:table-cell>
          <table:table-cell table:formula="of:=SUM([day_hosp_csv_all.C49:.F49])" office:value-type="float" office:value="9.714285714" calcext:value-type="float">
            <text:p>9.714285714</text:p>
          </table:table-cell>
          <table:table-cell table:formula="of:=SUM([day_hosp_csv_all.G49:.K49])" office:value-type="float" office:value="86.714285721" calcext:value-type="float">
            <text:p>86.714285721</text:p>
          </table:table-cell>
          <table:table-cell table:formula="of:=SUM([day_hosp_csv_all.L49:.Q49])" office:value-type="float" office:value="119.714285704" calcext:value-type="float">
            <text:p>119.714285704</text:p>
          </table:table-cell>
          <table:table-cell table:formula="of:=[day_hosp_csv_all.R49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50:.B50])" office:value-type="float" office:value="0.857142857" calcext:value-type="float">
            <text:p>0.857142857</text:p>
          </table:table-cell>
          <table:table-cell table:formula="of:=SUM([day_hosp_csv_all.C50:.F50])" office:value-type="float" office:value="9.714285714" calcext:value-type="float">
            <text:p>9.714285714</text:p>
          </table:table-cell>
          <table:table-cell table:formula="of:=SUM([day_hosp_csv_all.G50:.K50])" office:value-type="float" office:value="86.714285721" calcext:value-type="float">
            <text:p>86.714285721</text:p>
          </table:table-cell>
          <table:table-cell table:formula="of:=SUM([day_hosp_csv_all.L50:.Q50])" office:value-type="float" office:value="119.714285704" calcext:value-type="float">
            <text:p>119.714285704</text:p>
          </table:table-cell>
          <table:table-cell table:formula="of:=[day_hosp_csv_all.R50]" office:value-type="float" office:value="216.999999996" calcext:value-type="float">
            <text:p>216.999999996</text:p>
          </table:table-cell>
          <table:table-cell table:number-columns-repeated="1019"/>
        </table:table-row>
        <table:table-row table:style-name="ro1">
          <table:table-cell table:formula="of:=SUM([day_hosp_csv_all.A51:.B51])" office:value-type="float" office:value="1" calcext:value-type="float">
            <text:p>1</text:p>
          </table:table-cell>
          <table:table-cell table:formula="of:=SUM([day_hosp_csv_all.C51:.F51])" office:value-type="float" office:value="6.857142857" calcext:value-type="float">
            <text:p>6.857142857</text:p>
          </table:table-cell>
          <table:table-cell table:formula="of:=SUM([day_hosp_csv_all.G51:.K51])" office:value-type="float" office:value="50.857142859" calcext:value-type="float">
            <text:p>50.857142859</text:p>
          </table:table-cell>
          <table:table-cell table:formula="of:=SUM([day_hosp_csv_all.L51:.Q51])" office:value-type="float" office:value="70.428571423" calcext:value-type="float">
            <text:p>70.428571423</text:p>
          </table:table-cell>
          <table:table-cell table:formula="of:=[day_hosp_csv_all.R51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2:.B52])" office:value-type="float" office:value="1" calcext:value-type="float">
            <text:p>1</text:p>
          </table:table-cell>
          <table:table-cell table:formula="of:=SUM([day_hosp_csv_all.C52:.F52])" office:value-type="float" office:value="6.857142857" calcext:value-type="float">
            <text:p>6.857142857</text:p>
          </table:table-cell>
          <table:table-cell table:formula="of:=SUM([day_hosp_csv_all.G52:.K52])" office:value-type="float" office:value="50.857142859" calcext:value-type="float">
            <text:p>50.857142859</text:p>
          </table:table-cell>
          <table:table-cell table:formula="of:=SUM([day_hosp_csv_all.L52:.Q52])" office:value-type="float" office:value="70.428571423" calcext:value-type="float">
            <text:p>70.428571423</text:p>
          </table:table-cell>
          <table:table-cell table:formula="of:=[day_hosp_csv_all.R52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3:.B53])" office:value-type="float" office:value="1" calcext:value-type="float">
            <text:p>1</text:p>
          </table:table-cell>
          <table:table-cell table:formula="of:=SUM([day_hosp_csv_all.C53:.F53])" office:value-type="float" office:value="6.857142857" calcext:value-type="float">
            <text:p>6.857142857</text:p>
          </table:table-cell>
          <table:table-cell table:formula="of:=SUM([day_hosp_csv_all.G53:.K53])" office:value-type="float" office:value="50.857142859" calcext:value-type="float">
            <text:p>50.857142859</text:p>
          </table:table-cell>
          <table:table-cell table:formula="of:=SUM([day_hosp_csv_all.L53:.Q53])" office:value-type="float" office:value="70.428571423" calcext:value-type="float">
            <text:p>70.428571423</text:p>
          </table:table-cell>
          <table:table-cell table:formula="of:=[day_hosp_csv_all.R53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4:.B54])" office:value-type="float" office:value="1" calcext:value-type="float">
            <text:p>1</text:p>
          </table:table-cell>
          <table:table-cell table:formula="of:=SUM([day_hosp_csv_all.C54:.F54])" office:value-type="float" office:value="6.857142857" calcext:value-type="float">
            <text:p>6.857142857</text:p>
          </table:table-cell>
          <table:table-cell table:formula="of:=SUM([day_hosp_csv_all.G54:.K54])" office:value-type="float" office:value="50.857142859" calcext:value-type="float">
            <text:p>50.857142859</text:p>
          </table:table-cell>
          <table:table-cell table:formula="of:=SUM([day_hosp_csv_all.L54:.Q54])" office:value-type="float" office:value="70.428571423" calcext:value-type="float">
            <text:p>70.428571423</text:p>
          </table:table-cell>
          <table:table-cell table:formula="of:=[day_hosp_csv_all.R54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5:.B55])" office:value-type="float" office:value="1" calcext:value-type="float">
            <text:p>1</text:p>
          </table:table-cell>
          <table:table-cell table:formula="of:=SUM([day_hosp_csv_all.C55:.F55])" office:value-type="float" office:value="6.857142857" calcext:value-type="float">
            <text:p>6.857142857</text:p>
          </table:table-cell>
          <table:table-cell table:formula="of:=SUM([day_hosp_csv_all.G55:.K55])" office:value-type="float" office:value="50.857142859" calcext:value-type="float">
            <text:p>50.857142859</text:p>
          </table:table-cell>
          <table:table-cell table:formula="of:=SUM([day_hosp_csv_all.L55:.Q55])" office:value-type="float" office:value="70.428571423" calcext:value-type="float">
            <text:p>70.428571423</text:p>
          </table:table-cell>
          <table:table-cell table:formula="of:=[day_hosp_csv_all.R55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6:.B56])" office:value-type="float" office:value="1" calcext:value-type="float">
            <text:p>1</text:p>
          </table:table-cell>
          <table:table-cell table:formula="of:=SUM([day_hosp_csv_all.C56:.F56])" office:value-type="float" office:value="6.857142857" calcext:value-type="float">
            <text:p>6.857142857</text:p>
          </table:table-cell>
          <table:table-cell table:formula="of:=SUM([day_hosp_csv_all.G56:.K56])" office:value-type="float" office:value="50.857142859" calcext:value-type="float">
            <text:p>50.857142859</text:p>
          </table:table-cell>
          <table:table-cell table:formula="of:=SUM([day_hosp_csv_all.L56:.Q56])" office:value-type="float" office:value="70.428571423" calcext:value-type="float">
            <text:p>70.428571423</text:p>
          </table:table-cell>
          <table:table-cell table:formula="of:=[day_hosp_csv_all.R56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7:.B57])" office:value-type="float" office:value="1" calcext:value-type="float">
            <text:p>1</text:p>
          </table:table-cell>
          <table:table-cell table:formula="of:=SUM([day_hosp_csv_all.C57:.F57])" office:value-type="float" office:value="6.857142857" calcext:value-type="float">
            <text:p>6.857142857</text:p>
          </table:table-cell>
          <table:table-cell table:formula="of:=SUM([day_hosp_csv_all.G57:.K57])" office:value-type="float" office:value="50.857142859" calcext:value-type="float">
            <text:p>50.857142859</text:p>
          </table:table-cell>
          <table:table-cell table:formula="of:=SUM([day_hosp_csv_all.L57:.Q57])" office:value-type="float" office:value="70.428571423" calcext:value-type="float">
            <text:p>70.428571423</text:p>
          </table:table-cell>
          <table:table-cell table:formula="of:=[day_hosp_csv_all.R57]" office:value-type="float" office:value="129.142857139" calcext:value-type="float">
            <text:p>129.142857139</text:p>
          </table:table-cell>
          <table:table-cell table:number-columns-repeated="1019"/>
        </table:table-row>
        <table:table-row table:style-name="ro1">
          <table:table-cell table:formula="of:=SUM([day_hosp_csv_all.A58:.B58])" office:value-type="float" office:value="0.428571429" calcext:value-type="float">
            <text:p>0.428571429</text:p>
          </table:table-cell>
          <table:table-cell table:formula="of:=SUM([day_hosp_csv_all.C58:.F58])" office:value-type="float" office:value="5.142857143" calcext:value-type="float">
            <text:p>5.142857143</text:p>
          </table:table-cell>
          <table:table-cell table:formula="of:=SUM([day_hosp_csv_all.G58:.K58])" office:value-type="float" office:value="32.571428574" calcext:value-type="float">
            <text:p>32.571428574</text:p>
          </table:table-cell>
          <table:table-cell table:formula="of:=SUM([day_hosp_csv_all.L58:.Q58])" office:value-type="float" office:value="45.000000001" calcext:value-type="float">
            <text:p>45.000000001</text:p>
          </table:table-cell>
          <table:table-cell table:formula="of:=[day_hosp_csv_all.R58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59:.B59])" office:value-type="float" office:value="0.428571429" calcext:value-type="float">
            <text:p>0.428571429</text:p>
          </table:table-cell>
          <table:table-cell table:formula="of:=SUM([day_hosp_csv_all.C59:.F59])" office:value-type="float" office:value="5.142857143" calcext:value-type="float">
            <text:p>5.142857143</text:p>
          </table:table-cell>
          <table:table-cell table:formula="of:=SUM([day_hosp_csv_all.G59:.K59])" office:value-type="float" office:value="32.571428574" calcext:value-type="float">
            <text:p>32.571428574</text:p>
          </table:table-cell>
          <table:table-cell table:formula="of:=SUM([day_hosp_csv_all.L59:.Q59])" office:value-type="float" office:value="45.000000001" calcext:value-type="float">
            <text:p>45.000000001</text:p>
          </table:table-cell>
          <table:table-cell table:formula="of:=[day_hosp_csv_all.R59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0:.B60])" office:value-type="float" office:value="0.428571429" calcext:value-type="float">
            <text:p>0.428571429</text:p>
          </table:table-cell>
          <table:table-cell table:formula="of:=SUM([day_hosp_csv_all.C60:.F60])" office:value-type="float" office:value="5.142857143" calcext:value-type="float">
            <text:p>5.142857143</text:p>
          </table:table-cell>
          <table:table-cell table:formula="of:=SUM([day_hosp_csv_all.G60:.K60])" office:value-type="float" office:value="32.571428574" calcext:value-type="float">
            <text:p>32.571428574</text:p>
          </table:table-cell>
          <table:table-cell table:formula="of:=SUM([day_hosp_csv_all.L60:.Q60])" office:value-type="float" office:value="45.000000001" calcext:value-type="float">
            <text:p>45.000000001</text:p>
          </table:table-cell>
          <table:table-cell table:formula="of:=[day_hosp_csv_all.R60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1:.B61])" office:value-type="float" office:value="0.428571429" calcext:value-type="float">
            <text:p>0.428571429</text:p>
          </table:table-cell>
          <table:table-cell table:formula="of:=SUM([day_hosp_csv_all.C61:.F61])" office:value-type="float" office:value="5.142857143" calcext:value-type="float">
            <text:p>5.142857143</text:p>
          </table:table-cell>
          <table:table-cell table:formula="of:=SUM([day_hosp_csv_all.G61:.K61])" office:value-type="float" office:value="32.571428574" calcext:value-type="float">
            <text:p>32.571428574</text:p>
          </table:table-cell>
          <table:table-cell table:formula="of:=SUM([day_hosp_csv_all.L61:.Q61])" office:value-type="float" office:value="45.000000001" calcext:value-type="float">
            <text:p>45.000000001</text:p>
          </table:table-cell>
          <table:table-cell table:formula="of:=[day_hosp_csv_all.R61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2:.B62])" office:value-type="float" office:value="0.428571429" calcext:value-type="float">
            <text:p>0.428571429</text:p>
          </table:table-cell>
          <table:table-cell table:formula="of:=SUM([day_hosp_csv_all.C62:.F62])" office:value-type="float" office:value="5.142857143" calcext:value-type="float">
            <text:p>5.142857143</text:p>
          </table:table-cell>
          <table:table-cell table:formula="of:=SUM([day_hosp_csv_all.G62:.K62])" office:value-type="float" office:value="32.571428574" calcext:value-type="float">
            <text:p>32.571428574</text:p>
          </table:table-cell>
          <table:table-cell table:formula="of:=SUM([day_hosp_csv_all.L62:.Q62])" office:value-type="float" office:value="45.000000001" calcext:value-type="float">
            <text:p>45.000000001</text:p>
          </table:table-cell>
          <table:table-cell table:formula="of:=[day_hosp_csv_all.R62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3:.B63])" office:value-type="float" office:value="0.428571429" calcext:value-type="float">
            <text:p>0.428571429</text:p>
          </table:table-cell>
          <table:table-cell table:formula="of:=SUM([day_hosp_csv_all.C63:.F63])" office:value-type="float" office:value="5.142857143" calcext:value-type="float">
            <text:p>5.142857143</text:p>
          </table:table-cell>
          <table:table-cell table:formula="of:=SUM([day_hosp_csv_all.G63:.K63])" office:value-type="float" office:value="32.571428574" calcext:value-type="float">
            <text:p>32.571428574</text:p>
          </table:table-cell>
          <table:table-cell table:formula="of:=SUM([day_hosp_csv_all.L63:.Q63])" office:value-type="float" office:value="45.000000001" calcext:value-type="float">
            <text:p>45.000000001</text:p>
          </table:table-cell>
          <table:table-cell table:formula="of:=[day_hosp_csv_all.R63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4:.B64])" office:value-type="float" office:value="0.428571429" calcext:value-type="float">
            <text:p>0.428571429</text:p>
          </table:table-cell>
          <table:table-cell table:formula="of:=SUM([day_hosp_csv_all.C64:.F64])" office:value-type="float" office:value="5.142857143" calcext:value-type="float">
            <text:p>5.142857143</text:p>
          </table:table-cell>
          <table:table-cell table:formula="of:=SUM([day_hosp_csv_all.G64:.K64])" office:value-type="float" office:value="32.571428574" calcext:value-type="float">
            <text:p>32.571428574</text:p>
          </table:table-cell>
          <table:table-cell table:formula="of:=SUM([day_hosp_csv_all.L64:.Q64])" office:value-type="float" office:value="45.000000001" calcext:value-type="float">
            <text:p>45.000000001</text:p>
          </table:table-cell>
          <table:table-cell table:formula="of:=[day_hosp_csv_all.R64]" office:value-type="float" office:value="83.142857147" calcext:value-type="float">
            <text:p>83.142857147</text:p>
          </table:table-cell>
          <table:table-cell table:number-columns-repeated="1019"/>
        </table:table-row>
        <table:table-row table:style-name="ro1">
          <table:table-cell table:formula="of:=SUM([day_hosp_csv_all.A65:.B65])" office:value-type="float" office:value="0" calcext:value-type="float">
            <text:p>0</text:p>
          </table:table-cell>
          <table:table-cell table:formula="of:=SUM([day_hosp_csv_all.C65:.F65])" office:value-type="float" office:value="3" calcext:value-type="float">
            <text:p>3</text:p>
          </table:table-cell>
          <table:table-cell table:formula="of:=SUM([day_hosp_csv_all.G65:.K65])" office:value-type="float" office:value="21.714285715" calcext:value-type="float">
            <text:p>21.714285715</text:p>
          </table:table-cell>
          <table:table-cell table:formula="of:=SUM([day_hosp_csv_all.L65:.Q65])" office:value-type="float" office:value="31.000000001" calcext:value-type="float">
            <text:p>31.000000001</text:p>
          </table:table-cell>
          <table:table-cell table:formula="of:=[day_hosp_csv_all.R65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66:.B66])" office:value-type="float" office:value="0" calcext:value-type="float">
            <text:p>0</text:p>
          </table:table-cell>
          <table:table-cell table:formula="of:=SUM([day_hosp_csv_all.C66:.F66])" office:value-type="float" office:value="3" calcext:value-type="float">
            <text:p>3</text:p>
          </table:table-cell>
          <table:table-cell table:formula="of:=SUM([day_hosp_csv_all.G66:.K66])" office:value-type="float" office:value="21.714285715" calcext:value-type="float">
            <text:p>21.714285715</text:p>
          </table:table-cell>
          <table:table-cell table:formula="of:=SUM([day_hosp_csv_all.L66:.Q66])" office:value-type="float" office:value="31.000000001" calcext:value-type="float">
            <text:p>31.000000001</text:p>
          </table:table-cell>
          <table:table-cell table:formula="of:=[day_hosp_csv_all.R66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67:.B67])" office:value-type="float" office:value="0" calcext:value-type="float">
            <text:p>0</text:p>
          </table:table-cell>
          <table:table-cell table:formula="of:=SUM([day_hosp_csv_all.C67:.F67])" office:value-type="float" office:value="3" calcext:value-type="float">
            <text:p>3</text:p>
          </table:table-cell>
          <table:table-cell table:formula="of:=SUM([day_hosp_csv_all.G67:.K67])" office:value-type="float" office:value="21.714285715" calcext:value-type="float">
            <text:p>21.714285715</text:p>
          </table:table-cell>
          <table:table-cell table:formula="of:=SUM([day_hosp_csv_all.L67:.Q67])" office:value-type="float" office:value="31.000000001" calcext:value-type="float">
            <text:p>31.000000001</text:p>
          </table:table-cell>
          <table:table-cell table:formula="of:=[day_hosp_csv_all.R67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68:.B68])" office:value-type="float" office:value="0" calcext:value-type="float">
            <text:p>0</text:p>
          </table:table-cell>
          <table:table-cell table:formula="of:=SUM([day_hosp_csv_all.C68:.F68])" office:value-type="float" office:value="3" calcext:value-type="float">
            <text:p>3</text:p>
          </table:table-cell>
          <table:table-cell table:formula="of:=SUM([day_hosp_csv_all.G68:.K68])" office:value-type="float" office:value="21.714285715" calcext:value-type="float">
            <text:p>21.714285715</text:p>
          </table:table-cell>
          <table:table-cell table:formula="of:=SUM([day_hosp_csv_all.L68:.Q68])" office:value-type="float" office:value="31.000000001" calcext:value-type="float">
            <text:p>31.000000001</text:p>
          </table:table-cell>
          <table:table-cell table:formula="of:=[day_hosp_csv_all.R68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69:.B69])" office:value-type="float" office:value="0" calcext:value-type="float">
            <text:p>0</text:p>
          </table:table-cell>
          <table:table-cell table:formula="of:=SUM([day_hosp_csv_all.C69:.F69])" office:value-type="float" office:value="3" calcext:value-type="float">
            <text:p>3</text:p>
          </table:table-cell>
          <table:table-cell table:formula="of:=SUM([day_hosp_csv_all.G69:.K69])" office:value-type="float" office:value="21.714285715" calcext:value-type="float">
            <text:p>21.714285715</text:p>
          </table:table-cell>
          <table:table-cell table:formula="of:=SUM([day_hosp_csv_all.L69:.Q69])" office:value-type="float" office:value="31.000000001" calcext:value-type="float">
            <text:p>31.000000001</text:p>
          </table:table-cell>
          <table:table-cell table:formula="of:=[day_hosp_csv_all.R69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70:.B70])" office:value-type="float" office:value="0" calcext:value-type="float">
            <text:p>0</text:p>
          </table:table-cell>
          <table:table-cell table:formula="of:=SUM([day_hosp_csv_all.C70:.F70])" office:value-type="float" office:value="3" calcext:value-type="float">
            <text:p>3</text:p>
          </table:table-cell>
          <table:table-cell table:formula="of:=SUM([day_hosp_csv_all.G70:.K70])" office:value-type="float" office:value="21.714285715" calcext:value-type="float">
            <text:p>21.714285715</text:p>
          </table:table-cell>
          <table:table-cell table:formula="of:=SUM([day_hosp_csv_all.L70:.Q70])" office:value-type="float" office:value="31.000000001" calcext:value-type="float">
            <text:p>31.000000001</text:p>
          </table:table-cell>
          <table:table-cell table:formula="of:=[day_hosp_csv_all.R70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71:.B71])" office:value-type="float" office:value="0" calcext:value-type="float">
            <text:p>0</text:p>
          </table:table-cell>
          <table:table-cell table:formula="of:=SUM([day_hosp_csv_all.C71:.F71])" office:value-type="float" office:value="3" calcext:value-type="float">
            <text:p>3</text:p>
          </table:table-cell>
          <table:table-cell table:formula="of:=SUM([day_hosp_csv_all.G71:.K71])" office:value-type="float" office:value="21.714285715" calcext:value-type="float">
            <text:p>21.714285715</text:p>
          </table:table-cell>
          <table:table-cell table:formula="of:=SUM([day_hosp_csv_all.L71:.Q71])" office:value-type="float" office:value="31.000000001" calcext:value-type="float">
            <text:p>31.000000001</text:p>
          </table:table-cell>
          <table:table-cell table:formula="of:=[day_hosp_csv_all.R71]" office:value-type="float" office:value="55.714285716" calcext:value-type="float">
            <text:p>55.714285716</text:p>
          </table:table-cell>
          <table:table-cell table:number-columns-repeated="1019"/>
        </table:table-row>
        <table:table-row table:style-name="ro1">
          <table:table-cell table:formula="of:=SUM([day_hosp_csv_all.A72:.B72])" office:value-type="float" office:value="0.857142857" calcext:value-type="float">
            <text:p>0.857142857</text:p>
          </table:table-cell>
          <table:table-cell table:formula="of:=SUM([day_hosp_csv_all.C72:.F72])" office:value-type="float" office:value="3.000000001" calcext:value-type="float">
            <text:p>3.000000001</text:p>
          </table:table-cell>
          <table:table-cell table:formula="of:=SUM([day_hosp_csv_all.G72:.K72])" office:value-type="float" office:value="15.857142856" calcext:value-type="float">
            <text:p>15.857142856</text:p>
          </table:table-cell>
          <table:table-cell table:formula="of:=SUM([day_hosp_csv_all.L72:.Q72])" office:value-type="float" office:value="22.142857142" calcext:value-type="float">
            <text:p>22.142857142</text:p>
          </table:table-cell>
          <table:table-cell table:formula="of:=[day_hosp_csv_all.R72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3:.B73])" office:value-type="float" office:value="0.857142857" calcext:value-type="float">
            <text:p>0.857142857</text:p>
          </table:table-cell>
          <table:table-cell table:formula="of:=SUM([day_hosp_csv_all.C73:.F73])" office:value-type="float" office:value="3.000000001" calcext:value-type="float">
            <text:p>3.000000001</text:p>
          </table:table-cell>
          <table:table-cell table:formula="of:=SUM([day_hosp_csv_all.G73:.K73])" office:value-type="float" office:value="15.857142856" calcext:value-type="float">
            <text:p>15.857142856</text:p>
          </table:table-cell>
          <table:table-cell table:formula="of:=SUM([day_hosp_csv_all.L73:.Q73])" office:value-type="float" office:value="22.142857142" calcext:value-type="float">
            <text:p>22.142857142</text:p>
          </table:table-cell>
          <table:table-cell table:formula="of:=[day_hosp_csv_all.R73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4:.B74])" office:value-type="float" office:value="0.857142857" calcext:value-type="float">
            <text:p>0.857142857</text:p>
          </table:table-cell>
          <table:table-cell table:formula="of:=SUM([day_hosp_csv_all.C74:.F74])" office:value-type="float" office:value="3.000000001" calcext:value-type="float">
            <text:p>3.000000001</text:p>
          </table:table-cell>
          <table:table-cell table:formula="of:=SUM([day_hosp_csv_all.G74:.K74])" office:value-type="float" office:value="15.857142856" calcext:value-type="float">
            <text:p>15.857142856</text:p>
          </table:table-cell>
          <table:table-cell table:formula="of:=SUM([day_hosp_csv_all.L74:.Q74])" office:value-type="float" office:value="22.142857142" calcext:value-type="float">
            <text:p>22.142857142</text:p>
          </table:table-cell>
          <table:table-cell table:formula="of:=[day_hosp_csv_all.R74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5:.B75])" office:value-type="float" office:value="0.857142857" calcext:value-type="float">
            <text:p>0.857142857</text:p>
          </table:table-cell>
          <table:table-cell table:formula="of:=SUM([day_hosp_csv_all.C75:.F75])" office:value-type="float" office:value="3.000000001" calcext:value-type="float">
            <text:p>3.000000001</text:p>
          </table:table-cell>
          <table:table-cell table:formula="of:=SUM([day_hosp_csv_all.G75:.K75])" office:value-type="float" office:value="15.857142856" calcext:value-type="float">
            <text:p>15.857142856</text:p>
          </table:table-cell>
          <table:table-cell table:formula="of:=SUM([day_hosp_csv_all.L75:.Q75])" office:value-type="float" office:value="22.142857142" calcext:value-type="float">
            <text:p>22.142857142</text:p>
          </table:table-cell>
          <table:table-cell table:formula="of:=[day_hosp_csv_all.R75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6:.B76])" office:value-type="float" office:value="0.857142857" calcext:value-type="float">
            <text:p>0.857142857</text:p>
          </table:table-cell>
          <table:table-cell table:formula="of:=SUM([day_hosp_csv_all.C76:.F76])" office:value-type="float" office:value="3.000000001" calcext:value-type="float">
            <text:p>3.000000001</text:p>
          </table:table-cell>
          <table:table-cell table:formula="of:=SUM([day_hosp_csv_all.G76:.K76])" office:value-type="float" office:value="15.857142856" calcext:value-type="float">
            <text:p>15.857142856</text:p>
          </table:table-cell>
          <table:table-cell table:formula="of:=SUM([day_hosp_csv_all.L76:.Q76])" office:value-type="float" office:value="22.142857142" calcext:value-type="float">
            <text:p>22.142857142</text:p>
          </table:table-cell>
          <table:table-cell table:formula="of:=[day_hosp_csv_all.R76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7:.B77])" office:value-type="float" office:value="0.857142857" calcext:value-type="float">
            <text:p>0.857142857</text:p>
          </table:table-cell>
          <table:table-cell table:formula="of:=SUM([day_hosp_csv_all.C77:.F77])" office:value-type="float" office:value="3.000000001" calcext:value-type="float">
            <text:p>3.000000001</text:p>
          </table:table-cell>
          <table:table-cell table:formula="of:=SUM([day_hosp_csv_all.G77:.K77])" office:value-type="float" office:value="15.857142856" calcext:value-type="float">
            <text:p>15.857142856</text:p>
          </table:table-cell>
          <table:table-cell table:formula="of:=SUM([day_hosp_csv_all.L77:.Q77])" office:value-type="float" office:value="22.142857142" calcext:value-type="float">
            <text:p>22.142857142</text:p>
          </table:table-cell>
          <table:table-cell table:formula="of:=[day_hosp_csv_all.R77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8:.B78])" office:value-type="float" office:value="0.857142857" calcext:value-type="float">
            <text:p>0.857142857</text:p>
          </table:table-cell>
          <table:table-cell table:formula="of:=SUM([day_hosp_csv_all.C78:.F78])" office:value-type="float" office:value="3.000000001" calcext:value-type="float">
            <text:p>3.000000001</text:p>
          </table:table-cell>
          <table:table-cell table:formula="of:=SUM([day_hosp_csv_all.G78:.K78])" office:value-type="float" office:value="15.857142856" calcext:value-type="float">
            <text:p>15.857142856</text:p>
          </table:table-cell>
          <table:table-cell table:formula="of:=SUM([day_hosp_csv_all.L78:.Q78])" office:value-type="float" office:value="22.142857142" calcext:value-type="float">
            <text:p>22.142857142</text:p>
          </table:table-cell>
          <table:table-cell table:formula="of:=[day_hosp_csv_all.R78]" office:value-type="float" office:value="41.857142856" calcext:value-type="float">
            <text:p>41.857142856</text:p>
          </table:table-cell>
          <table:table-cell table:number-columns-repeated="1019"/>
        </table:table-row>
        <table:table-row table:style-name="ro1">
          <table:table-cell table:formula="of:=SUM([day_hosp_csv_all.A79:.B79])" office:value-type="float" office:value="0.285714286" calcext:value-type="float">
            <text:p>0.285714286</text:p>
          </table:table-cell>
          <table:table-cell table:formula="of:=SUM([day_hosp_csv_all.C79:.F79])" office:value-type="float" office:value="1.857142858" calcext:value-type="float">
            <text:p>1.857142858</text:p>
          </table:table-cell>
          <table:table-cell table:formula="of:=SUM([day_hosp_csv_all.G79:.K79])" office:value-type="float" office:value="10.428571429" calcext:value-type="float">
            <text:p>10.428571429</text:p>
          </table:table-cell>
          <table:table-cell table:formula="of:=SUM([day_hosp_csv_all.L79:.Q79])" office:value-type="float" office:value="16.714285714" calcext:value-type="float">
            <text:p>16.714285714</text:p>
          </table:table-cell>
          <table:table-cell table:formula="of:=[day_hosp_csv_all.R79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0:.B80])" office:value-type="float" office:value="0.285714286" calcext:value-type="float">
            <text:p>0.285714286</text:p>
          </table:table-cell>
          <table:table-cell table:formula="of:=SUM([day_hosp_csv_all.C80:.F80])" office:value-type="float" office:value="1.857142858" calcext:value-type="float">
            <text:p>1.857142858</text:p>
          </table:table-cell>
          <table:table-cell table:formula="of:=SUM([day_hosp_csv_all.G80:.K80])" office:value-type="float" office:value="10.428571429" calcext:value-type="float">
            <text:p>10.428571429</text:p>
          </table:table-cell>
          <table:table-cell table:formula="of:=SUM([day_hosp_csv_all.L80:.Q80])" office:value-type="float" office:value="16.714285714" calcext:value-type="float">
            <text:p>16.714285714</text:p>
          </table:table-cell>
          <table:table-cell table:formula="of:=[day_hosp_csv_all.R80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1:.B81])" office:value-type="float" office:value="0.285714286" calcext:value-type="float">
            <text:p>0.285714286</text:p>
          </table:table-cell>
          <table:table-cell table:formula="of:=SUM([day_hosp_csv_all.C81:.F81])" office:value-type="float" office:value="1.857142858" calcext:value-type="float">
            <text:p>1.857142858</text:p>
          </table:table-cell>
          <table:table-cell table:formula="of:=SUM([day_hosp_csv_all.G81:.K81])" office:value-type="float" office:value="10.428571429" calcext:value-type="float">
            <text:p>10.428571429</text:p>
          </table:table-cell>
          <table:table-cell table:formula="of:=SUM([day_hosp_csv_all.L81:.Q81])" office:value-type="float" office:value="16.714285714" calcext:value-type="float">
            <text:p>16.714285714</text:p>
          </table:table-cell>
          <table:table-cell table:formula="of:=[day_hosp_csv_all.R81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2:.B82])" office:value-type="float" office:value="0.285714286" calcext:value-type="float">
            <text:p>0.285714286</text:p>
          </table:table-cell>
          <table:table-cell table:formula="of:=SUM([day_hosp_csv_all.C82:.F82])" office:value-type="float" office:value="1.857142858" calcext:value-type="float">
            <text:p>1.857142858</text:p>
          </table:table-cell>
          <table:table-cell table:formula="of:=SUM([day_hosp_csv_all.G82:.K82])" office:value-type="float" office:value="10.428571429" calcext:value-type="float">
            <text:p>10.428571429</text:p>
          </table:table-cell>
          <table:table-cell table:formula="of:=SUM([day_hosp_csv_all.L82:.Q82])" office:value-type="float" office:value="16.714285714" calcext:value-type="float">
            <text:p>16.714285714</text:p>
          </table:table-cell>
          <table:table-cell table:formula="of:=[day_hosp_csv_all.R82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3:.B83])" office:value-type="float" office:value="0.285714286" calcext:value-type="float">
            <text:p>0.285714286</text:p>
          </table:table-cell>
          <table:table-cell table:formula="of:=SUM([day_hosp_csv_all.C83:.F83])" office:value-type="float" office:value="1.857142858" calcext:value-type="float">
            <text:p>1.857142858</text:p>
          </table:table-cell>
          <table:table-cell table:formula="of:=SUM([day_hosp_csv_all.G83:.K83])" office:value-type="float" office:value="10.428571429" calcext:value-type="float">
            <text:p>10.428571429</text:p>
          </table:table-cell>
          <table:table-cell table:formula="of:=SUM([day_hosp_csv_all.L83:.Q83])" office:value-type="float" office:value="16.714285714" calcext:value-type="float">
            <text:p>16.714285714</text:p>
          </table:table-cell>
          <table:table-cell table:formula="of:=[day_hosp_csv_all.R83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4:.B84])" office:value-type="float" office:value="0.285714286" calcext:value-type="float">
            <text:p>0.285714286</text:p>
          </table:table-cell>
          <table:table-cell table:formula="of:=SUM([day_hosp_csv_all.C84:.F84])" office:value-type="float" office:value="1.857142858" calcext:value-type="float">
            <text:p>1.857142858</text:p>
          </table:table-cell>
          <table:table-cell table:formula="of:=SUM([day_hosp_csv_all.G84:.K84])" office:value-type="float" office:value="10.428571429" calcext:value-type="float">
            <text:p>10.428571429</text:p>
          </table:table-cell>
          <table:table-cell table:formula="of:=SUM([day_hosp_csv_all.L84:.Q84])" office:value-type="float" office:value="16.714285714" calcext:value-type="float">
            <text:p>16.714285714</text:p>
          </table:table-cell>
          <table:table-cell table:formula="of:=[day_hosp_csv_all.R84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5:.B85])" office:value-type="float" office:value="0.285714286" calcext:value-type="float">
            <text:p>0.285714286</text:p>
          </table:table-cell>
          <table:table-cell table:formula="of:=SUM([day_hosp_csv_all.C85:.F85])" office:value-type="float" office:value="1.857142858" calcext:value-type="float">
            <text:p>1.857142858</text:p>
          </table:table-cell>
          <table:table-cell table:formula="of:=SUM([day_hosp_csv_all.G85:.K85])" office:value-type="float" office:value="10.428571429" calcext:value-type="float">
            <text:p>10.428571429</text:p>
          </table:table-cell>
          <table:table-cell table:formula="of:=SUM([day_hosp_csv_all.L85:.Q85])" office:value-type="float" office:value="16.714285714" calcext:value-type="float">
            <text:p>16.714285714</text:p>
          </table:table-cell>
          <table:table-cell table:formula="of:=[day_hosp_csv_all.R85]" office:value-type="float" office:value="29.285714287" calcext:value-type="float">
            <text:p>29.285714287</text:p>
          </table:table-cell>
          <table:table-cell table:number-columns-repeated="1019"/>
        </table:table-row>
        <table:table-row table:style-name="ro1">
          <table:table-cell table:formula="of:=SUM([day_hosp_csv_all.A86:.B86])" office:value-type="float" office:value="0.571428572" calcext:value-type="float">
            <text:p>0.571428572</text:p>
          </table:table-cell>
          <table:table-cell table:formula="of:=SUM([day_hosp_csv_all.C86:.F86])" office:value-type="float" office:value="1.285714287" calcext:value-type="float">
            <text:p>1.285714287</text:p>
          </table:table-cell>
          <table:table-cell table:formula="of:=SUM([day_hosp_csv_all.G86:.K86])" office:value-type="float" office:value="6.714285715" calcext:value-type="float">
            <text:p>6.714285715</text:p>
          </table:table-cell>
          <table:table-cell table:formula="of:=SUM([day_hosp_csv_all.L86:.Q86])" office:value-type="float" office:value="12.714285715" calcext:value-type="float">
            <text:p>12.714285715</text:p>
          </table:table-cell>
          <table:table-cell table:formula="of:=[day_hosp_csv_all.R86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87:.B87])" office:value-type="float" office:value="0.571428572" calcext:value-type="float">
            <text:p>0.571428572</text:p>
          </table:table-cell>
          <table:table-cell table:formula="of:=SUM([day_hosp_csv_all.C87:.F87])" office:value-type="float" office:value="1.285714287" calcext:value-type="float">
            <text:p>1.285714287</text:p>
          </table:table-cell>
          <table:table-cell table:formula="of:=SUM([day_hosp_csv_all.G87:.K87])" office:value-type="float" office:value="6.714285715" calcext:value-type="float">
            <text:p>6.714285715</text:p>
          </table:table-cell>
          <table:table-cell table:formula="of:=SUM([day_hosp_csv_all.L87:.Q87])" office:value-type="float" office:value="12.714285715" calcext:value-type="float">
            <text:p>12.714285715</text:p>
          </table:table-cell>
          <table:table-cell table:formula="of:=[day_hosp_csv_all.R87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88:.B88])" office:value-type="float" office:value="0.571428572" calcext:value-type="float">
            <text:p>0.571428572</text:p>
          </table:table-cell>
          <table:table-cell table:formula="of:=SUM([day_hosp_csv_all.C88:.F88])" office:value-type="float" office:value="1.285714287" calcext:value-type="float">
            <text:p>1.285714287</text:p>
          </table:table-cell>
          <table:table-cell table:formula="of:=SUM([day_hosp_csv_all.G88:.K88])" office:value-type="float" office:value="6.714285715" calcext:value-type="float">
            <text:p>6.714285715</text:p>
          </table:table-cell>
          <table:table-cell table:formula="of:=SUM([day_hosp_csv_all.L88:.Q88])" office:value-type="float" office:value="12.714285715" calcext:value-type="float">
            <text:p>12.714285715</text:p>
          </table:table-cell>
          <table:table-cell table:formula="of:=[day_hosp_csv_all.R88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89:.B89])" office:value-type="float" office:value="0.571428572" calcext:value-type="float">
            <text:p>0.571428572</text:p>
          </table:table-cell>
          <table:table-cell table:formula="of:=SUM([day_hosp_csv_all.C89:.F89])" office:value-type="float" office:value="1.285714287" calcext:value-type="float">
            <text:p>1.285714287</text:p>
          </table:table-cell>
          <table:table-cell table:formula="of:=SUM([day_hosp_csv_all.G89:.K89])" office:value-type="float" office:value="6.714285715" calcext:value-type="float">
            <text:p>6.714285715</text:p>
          </table:table-cell>
          <table:table-cell table:formula="of:=SUM([day_hosp_csv_all.L89:.Q89])" office:value-type="float" office:value="12.714285715" calcext:value-type="float">
            <text:p>12.714285715</text:p>
          </table:table-cell>
          <table:table-cell table:formula="of:=[day_hosp_csv_all.R89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90:.B90])" office:value-type="float" office:value="0.571428572" calcext:value-type="float">
            <text:p>0.571428572</text:p>
          </table:table-cell>
          <table:table-cell table:formula="of:=SUM([day_hosp_csv_all.C90:.F90])" office:value-type="float" office:value="1.285714287" calcext:value-type="float">
            <text:p>1.285714287</text:p>
          </table:table-cell>
          <table:table-cell table:formula="of:=SUM([day_hosp_csv_all.G90:.K90])" office:value-type="float" office:value="6.714285715" calcext:value-type="float">
            <text:p>6.714285715</text:p>
          </table:table-cell>
          <table:table-cell table:formula="of:=SUM([day_hosp_csv_all.L90:.Q90])" office:value-type="float" office:value="12.714285715" calcext:value-type="float">
            <text:p>12.714285715</text:p>
          </table:table-cell>
          <table:table-cell table:formula="of:=[day_hosp_csv_all.R90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91:.B91])" office:value-type="float" office:value="0.571428572" calcext:value-type="float">
            <text:p>0.571428572</text:p>
          </table:table-cell>
          <table:table-cell table:formula="of:=SUM([day_hosp_csv_all.C91:.F91])" office:value-type="float" office:value="1.285714287" calcext:value-type="float">
            <text:p>1.285714287</text:p>
          </table:table-cell>
          <table:table-cell table:formula="of:=SUM([day_hosp_csv_all.G91:.K91])" office:value-type="float" office:value="6.714285715" calcext:value-type="float">
            <text:p>6.714285715</text:p>
          </table:table-cell>
          <table:table-cell table:formula="of:=SUM([day_hosp_csv_all.L91:.Q91])" office:value-type="float" office:value="12.714285715" calcext:value-type="float">
            <text:p>12.714285715</text:p>
          </table:table-cell>
          <table:table-cell table:formula="of:=[day_hosp_csv_all.R91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92:.B92])" office:value-type="float" office:value="0.571428572" calcext:value-type="float">
            <text:p>0.571428572</text:p>
          </table:table-cell>
          <table:table-cell table:formula="of:=SUM([day_hosp_csv_all.C92:.F92])" office:value-type="float" office:value="1.285714287" calcext:value-type="float">
            <text:p>1.285714287</text:p>
          </table:table-cell>
          <table:table-cell table:formula="of:=SUM([day_hosp_csv_all.G92:.K92])" office:value-type="float" office:value="6.714285715" calcext:value-type="float">
            <text:p>6.714285715</text:p>
          </table:table-cell>
          <table:table-cell table:formula="of:=SUM([day_hosp_csv_all.L92:.Q92])" office:value-type="float" office:value="12.714285715" calcext:value-type="float">
            <text:p>12.714285715</text:p>
          </table:table-cell>
          <table:table-cell table:formula="of:=[day_hosp_csv_all.R92]" office:value-type="float" office:value="21.285714289" calcext:value-type="float">
            <text:p>21.285714289</text:p>
          </table:table-cell>
          <table:table-cell table:number-columns-repeated="1019"/>
        </table:table-row>
        <table:table-row table:style-name="ro1">
          <table:table-cell table:formula="of:=SUM([day_hosp_csv_all.A93:.B93])" office:value-type="float" office:value="0" calcext:value-type="float">
            <text:p>0</text:p>
          </table:table-cell>
          <table:table-cell table:formula="of:=SUM([day_hosp_csv_all.C93:.F93])" office:value-type="float" office:value="1.285714287" calcext:value-type="float">
            <text:p>1.285714287</text:p>
          </table:table-cell>
          <table:table-cell table:formula="of:=SUM([day_hosp_csv_all.G93:.K93])" office:value-type="float" office:value="7.000000001" calcext:value-type="float">
            <text:p>7.000000001</text:p>
          </table:table-cell>
          <table:table-cell table:formula="of:=SUM([day_hosp_csv_all.L93:.Q93])" office:value-type="float" office:value="11.285714286" calcext:value-type="float">
            <text:p>11.285714286</text:p>
          </table:table-cell>
          <table:table-cell table:formula="of:=[day_hosp_csv_all.R93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4:.B94])" office:value-type="float" office:value="0" calcext:value-type="float">
            <text:p>0</text:p>
          </table:table-cell>
          <table:table-cell table:formula="of:=SUM([day_hosp_csv_all.C94:.F94])" office:value-type="float" office:value="1.285714287" calcext:value-type="float">
            <text:p>1.285714287</text:p>
          </table:table-cell>
          <table:table-cell table:formula="of:=SUM([day_hosp_csv_all.G94:.K94])" office:value-type="float" office:value="7.000000001" calcext:value-type="float">
            <text:p>7.000000001</text:p>
          </table:table-cell>
          <table:table-cell table:formula="of:=SUM([day_hosp_csv_all.L94:.Q94])" office:value-type="float" office:value="11.285714286" calcext:value-type="float">
            <text:p>11.285714286</text:p>
          </table:table-cell>
          <table:table-cell table:formula="of:=[day_hosp_csv_all.R94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5:.B95])" office:value-type="float" office:value="0" calcext:value-type="float">
            <text:p>0</text:p>
          </table:table-cell>
          <table:table-cell table:formula="of:=SUM([day_hosp_csv_all.C95:.F95])" office:value-type="float" office:value="1.285714287" calcext:value-type="float">
            <text:p>1.285714287</text:p>
          </table:table-cell>
          <table:table-cell table:formula="of:=SUM([day_hosp_csv_all.G95:.K95])" office:value-type="float" office:value="7.000000001" calcext:value-type="float">
            <text:p>7.000000001</text:p>
          </table:table-cell>
          <table:table-cell table:formula="of:=SUM([day_hosp_csv_all.L95:.Q95])" office:value-type="float" office:value="11.285714286" calcext:value-type="float">
            <text:p>11.285714286</text:p>
          </table:table-cell>
          <table:table-cell table:formula="of:=[day_hosp_csv_all.R95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6:.B96])" office:value-type="float" office:value="0" calcext:value-type="float">
            <text:p>0</text:p>
          </table:table-cell>
          <table:table-cell table:formula="of:=SUM([day_hosp_csv_all.C96:.F96])" office:value-type="float" office:value="1.285714287" calcext:value-type="float">
            <text:p>1.285714287</text:p>
          </table:table-cell>
          <table:table-cell table:formula="of:=SUM([day_hosp_csv_all.G96:.K96])" office:value-type="float" office:value="7.000000001" calcext:value-type="float">
            <text:p>7.000000001</text:p>
          </table:table-cell>
          <table:table-cell table:formula="of:=SUM([day_hosp_csv_all.L96:.Q96])" office:value-type="float" office:value="11.285714286" calcext:value-type="float">
            <text:p>11.285714286</text:p>
          </table:table-cell>
          <table:table-cell table:formula="of:=[day_hosp_csv_all.R96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7:.B97])" office:value-type="float" office:value="0" calcext:value-type="float">
            <text:p>0</text:p>
          </table:table-cell>
          <table:table-cell table:formula="of:=SUM([day_hosp_csv_all.C97:.F97])" office:value-type="float" office:value="1.285714287" calcext:value-type="float">
            <text:p>1.285714287</text:p>
          </table:table-cell>
          <table:table-cell table:formula="of:=SUM([day_hosp_csv_all.G97:.K97])" office:value-type="float" office:value="7.000000001" calcext:value-type="float">
            <text:p>7.000000001</text:p>
          </table:table-cell>
          <table:table-cell table:formula="of:=SUM([day_hosp_csv_all.L97:.Q97])" office:value-type="float" office:value="11.285714286" calcext:value-type="float">
            <text:p>11.285714286</text:p>
          </table:table-cell>
          <table:table-cell table:formula="of:=[day_hosp_csv_all.R97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8:.B98])" office:value-type="float" office:value="0" calcext:value-type="float">
            <text:p>0</text:p>
          </table:table-cell>
          <table:table-cell table:formula="of:=SUM([day_hosp_csv_all.C98:.F98])" office:value-type="float" office:value="1.285714287" calcext:value-type="float">
            <text:p>1.285714287</text:p>
          </table:table-cell>
          <table:table-cell table:formula="of:=SUM([day_hosp_csv_all.G98:.K98])" office:value-type="float" office:value="7.000000001" calcext:value-type="float">
            <text:p>7.000000001</text:p>
          </table:table-cell>
          <table:table-cell table:formula="of:=SUM([day_hosp_csv_all.L98:.Q98])" office:value-type="float" office:value="11.285714286" calcext:value-type="float">
            <text:p>11.285714286</text:p>
          </table:table-cell>
          <table:table-cell table:formula="of:=[day_hosp_csv_all.R98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99:.B99])" office:value-type="float" office:value="0" calcext:value-type="float">
            <text:p>0</text:p>
          </table:table-cell>
          <table:table-cell table:formula="of:=SUM([day_hosp_csv_all.C99:.F99])" office:value-type="float" office:value="1.285714287" calcext:value-type="float">
            <text:p>1.285714287</text:p>
          </table:table-cell>
          <table:table-cell table:formula="of:=SUM([day_hosp_csv_all.G99:.K99])" office:value-type="float" office:value="7.000000001" calcext:value-type="float">
            <text:p>7.000000001</text:p>
          </table:table-cell>
          <table:table-cell table:formula="of:=SUM([day_hosp_csv_all.L99:.Q99])" office:value-type="float" office:value="11.285714286" calcext:value-type="float">
            <text:p>11.285714286</text:p>
          </table:table-cell>
          <table:table-cell table:formula="of:=[day_hosp_csv_all.R99]" office:value-type="float" office:value="19.571428574" calcext:value-type="float">
            <text:p>19.571428574</text:p>
          </table:table-cell>
          <table:table-cell table:number-columns-repeated="1019"/>
        </table:table-row>
        <table:table-row table:style-name="ro1">
          <table:table-cell table:formula="of:=SUM([day_hosp_csv_all.A100:.B100])" office:value-type="float" office:value="0" calcext:value-type="float">
            <text:p>0</text:p>
          </table:table-cell>
          <table:table-cell table:formula="of:=SUM([day_hosp_csv_all.C100:.F100])" office:value-type="float" office:value="0.714285715" calcext:value-type="float">
            <text:p>0.714285715</text:p>
          </table:table-cell>
          <table:table-cell table:formula="of:=SUM([day_hosp_csv_all.G100:.K100])" office:value-type="float" office:value="4.142857144" calcext:value-type="float">
            <text:p>4.142857144</text:p>
          </table:table-cell>
          <table:table-cell table:formula="of:=SUM([day_hosp_csv_all.L100:.Q100])" office:value-type="float" office:value="6.857142858" calcext:value-type="float">
            <text:p>6.857142858</text:p>
          </table:table-cell>
          <table:table-cell table:formula="of:=[day_hosp_csv_all.R100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1:.B101])" office:value-type="float" office:value="0" calcext:value-type="float">
            <text:p>0</text:p>
          </table:table-cell>
          <table:table-cell table:formula="of:=SUM([day_hosp_csv_all.C101:.F101])" office:value-type="float" office:value="0.714285715" calcext:value-type="float">
            <text:p>0.714285715</text:p>
          </table:table-cell>
          <table:table-cell table:formula="of:=SUM([day_hosp_csv_all.G101:.K101])" office:value-type="float" office:value="4.142857144" calcext:value-type="float">
            <text:p>4.142857144</text:p>
          </table:table-cell>
          <table:table-cell table:formula="of:=SUM([day_hosp_csv_all.L101:.Q101])" office:value-type="float" office:value="6.857142858" calcext:value-type="float">
            <text:p>6.857142858</text:p>
          </table:table-cell>
          <table:table-cell table:formula="of:=[day_hosp_csv_all.R101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2:.B102])" office:value-type="float" office:value="0" calcext:value-type="float">
            <text:p>0</text:p>
          </table:table-cell>
          <table:table-cell table:formula="of:=SUM([day_hosp_csv_all.C102:.F102])" office:value-type="float" office:value="0.714285715" calcext:value-type="float">
            <text:p>0.714285715</text:p>
          </table:table-cell>
          <table:table-cell table:formula="of:=SUM([day_hosp_csv_all.G102:.K102])" office:value-type="float" office:value="4.142857144" calcext:value-type="float">
            <text:p>4.142857144</text:p>
          </table:table-cell>
          <table:table-cell table:formula="of:=SUM([day_hosp_csv_all.L102:.Q102])" office:value-type="float" office:value="6.857142858" calcext:value-type="float">
            <text:p>6.857142858</text:p>
          </table:table-cell>
          <table:table-cell table:formula="of:=[day_hosp_csv_all.R102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3:.B103])" office:value-type="float" office:value="0" calcext:value-type="float">
            <text:p>0</text:p>
          </table:table-cell>
          <table:table-cell table:formula="of:=SUM([day_hosp_csv_all.C103:.F103])" office:value-type="float" office:value="0.714285715" calcext:value-type="float">
            <text:p>0.714285715</text:p>
          </table:table-cell>
          <table:table-cell table:formula="of:=SUM([day_hosp_csv_all.G103:.K103])" office:value-type="float" office:value="4.142857144" calcext:value-type="float">
            <text:p>4.142857144</text:p>
          </table:table-cell>
          <table:table-cell table:formula="of:=SUM([day_hosp_csv_all.L103:.Q103])" office:value-type="float" office:value="6.857142858" calcext:value-type="float">
            <text:p>6.857142858</text:p>
          </table:table-cell>
          <table:table-cell table:formula="of:=[day_hosp_csv_all.R103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4:.B104])" office:value-type="float" office:value="0" calcext:value-type="float">
            <text:p>0</text:p>
          </table:table-cell>
          <table:table-cell table:formula="of:=SUM([day_hosp_csv_all.C104:.F104])" office:value-type="float" office:value="0.714285715" calcext:value-type="float">
            <text:p>0.714285715</text:p>
          </table:table-cell>
          <table:table-cell table:formula="of:=SUM([day_hosp_csv_all.G104:.K104])" office:value-type="float" office:value="4.142857144" calcext:value-type="float">
            <text:p>4.142857144</text:p>
          </table:table-cell>
          <table:table-cell table:formula="of:=SUM([day_hosp_csv_all.L104:.Q104])" office:value-type="float" office:value="6.857142858" calcext:value-type="float">
            <text:p>6.857142858</text:p>
          </table:table-cell>
          <table:table-cell table:formula="of:=[day_hosp_csv_all.R104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5:.B105])" office:value-type="float" office:value="0" calcext:value-type="float">
            <text:p>0</text:p>
          </table:table-cell>
          <table:table-cell table:formula="of:=SUM([day_hosp_csv_all.C105:.F105])" office:value-type="float" office:value="0.714285715" calcext:value-type="float">
            <text:p>0.714285715</text:p>
          </table:table-cell>
          <table:table-cell table:formula="of:=SUM([day_hosp_csv_all.G105:.K105])" office:value-type="float" office:value="4.142857144" calcext:value-type="float">
            <text:p>4.142857144</text:p>
          </table:table-cell>
          <table:table-cell table:formula="of:=SUM([day_hosp_csv_all.L105:.Q105])" office:value-type="float" office:value="6.857142858" calcext:value-type="float">
            <text:p>6.857142858</text:p>
          </table:table-cell>
          <table:table-cell table:formula="of:=[day_hosp_csv_all.R105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6:.B106])" office:value-type="float" office:value="0" calcext:value-type="float">
            <text:p>0</text:p>
          </table:table-cell>
          <table:table-cell table:formula="of:=SUM([day_hosp_csv_all.C106:.F106])" office:value-type="float" office:value="0.714285715" calcext:value-type="float">
            <text:p>0.714285715</text:p>
          </table:table-cell>
          <table:table-cell table:formula="of:=SUM([day_hosp_csv_all.G106:.K106])" office:value-type="float" office:value="4.142857144" calcext:value-type="float">
            <text:p>4.142857144</text:p>
          </table:table-cell>
          <table:table-cell table:formula="of:=SUM([day_hosp_csv_all.L106:.Q106])" office:value-type="float" office:value="6.857142858" calcext:value-type="float">
            <text:p>6.857142858</text:p>
          </table:table-cell>
          <table:table-cell table:formula="of:=[day_hosp_csv_all.R106]" office:value-type="float" office:value="11.714285717" calcext:value-type="float">
            <text:p>11.714285717</text:p>
          </table:table-cell>
          <table:table-cell table:number-columns-repeated="1019"/>
        </table:table-row>
        <table:table-row table:style-name="ro1">
          <table:table-cell table:formula="of:=SUM([day_hosp_csv_all.A107:.B107])" office:value-type="float" office:value="0.285714286" calcext:value-type="float">
            <text:p>0.285714286</text:p>
          </table:table-cell>
          <table:table-cell table:formula="of:=SUM([day_hosp_csv_all.C107:.F107])" office:value-type="float" office:value="0.571428572" calcext:value-type="float">
            <text:p>0.571428572</text:p>
          </table:table-cell>
          <table:table-cell table:formula="of:=SUM([day_hosp_csv_all.G107:.K107])" office:value-type="float" office:value="2.42857143" calcext:value-type="float">
            <text:p>2.42857143</text:p>
          </table:table-cell>
          <table:table-cell table:formula="of:=SUM([day_hosp_csv_all.L107:.Q107])" office:value-type="float" office:value="4" calcext:value-type="float">
            <text:p>4</text:p>
          </table:table-cell>
          <table:table-cell table:formula="of:=[day_hosp_csv_all.R107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08:.B108])" office:value-type="float" office:value="0.285714286" calcext:value-type="float">
            <text:p>0.285714286</text:p>
          </table:table-cell>
          <table:table-cell table:formula="of:=SUM([day_hosp_csv_all.C108:.F108])" office:value-type="float" office:value="0.571428572" calcext:value-type="float">
            <text:p>0.571428572</text:p>
          </table:table-cell>
          <table:table-cell table:formula="of:=SUM([day_hosp_csv_all.G108:.K108])" office:value-type="float" office:value="2.42857143" calcext:value-type="float">
            <text:p>2.42857143</text:p>
          </table:table-cell>
          <table:table-cell table:formula="of:=SUM([day_hosp_csv_all.L108:.Q108])" office:value-type="float" office:value="4" calcext:value-type="float">
            <text:p>4</text:p>
          </table:table-cell>
          <table:table-cell table:formula="of:=[day_hosp_csv_all.R108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09:.B109])" office:value-type="float" office:value="0.285714286" calcext:value-type="float">
            <text:p>0.285714286</text:p>
          </table:table-cell>
          <table:table-cell table:formula="of:=SUM([day_hosp_csv_all.C109:.F109])" office:value-type="float" office:value="0.571428572" calcext:value-type="float">
            <text:p>0.571428572</text:p>
          </table:table-cell>
          <table:table-cell table:formula="of:=SUM([day_hosp_csv_all.G109:.K109])" office:value-type="float" office:value="2.42857143" calcext:value-type="float">
            <text:p>2.42857143</text:p>
          </table:table-cell>
          <table:table-cell table:formula="of:=SUM([day_hosp_csv_all.L109:.Q109])" office:value-type="float" office:value="4" calcext:value-type="float">
            <text:p>4</text:p>
          </table:table-cell>
          <table:table-cell table:formula="of:=[day_hosp_csv_all.R109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10:.B110])" office:value-type="float" office:value="0.285714286" calcext:value-type="float">
            <text:p>0.285714286</text:p>
          </table:table-cell>
          <table:table-cell table:formula="of:=SUM([day_hosp_csv_all.C110:.F110])" office:value-type="float" office:value="0.571428572" calcext:value-type="float">
            <text:p>0.571428572</text:p>
          </table:table-cell>
          <table:table-cell table:formula="of:=SUM([day_hosp_csv_all.G110:.K110])" office:value-type="float" office:value="2.42857143" calcext:value-type="float">
            <text:p>2.42857143</text:p>
          </table:table-cell>
          <table:table-cell table:formula="of:=SUM([day_hosp_csv_all.L110:.Q110])" office:value-type="float" office:value="4" calcext:value-type="float">
            <text:p>4</text:p>
          </table:table-cell>
          <table:table-cell table:formula="of:=[day_hosp_csv_all.R110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11:.B111])" office:value-type="float" office:value="0.285714286" calcext:value-type="float">
            <text:p>0.285714286</text:p>
          </table:table-cell>
          <table:table-cell table:formula="of:=SUM([day_hosp_csv_all.C111:.F111])" office:value-type="float" office:value="0.571428572" calcext:value-type="float">
            <text:p>0.571428572</text:p>
          </table:table-cell>
          <table:table-cell table:formula="of:=SUM([day_hosp_csv_all.G111:.K111])" office:value-type="float" office:value="2.42857143" calcext:value-type="float">
            <text:p>2.42857143</text:p>
          </table:table-cell>
          <table:table-cell table:formula="of:=SUM([day_hosp_csv_all.L111:.Q111])" office:value-type="float" office:value="4" calcext:value-type="float">
            <text:p>4</text:p>
          </table:table-cell>
          <table:table-cell table:formula="of:=[day_hosp_csv_all.R111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12:.B112])" office:value-type="float" office:value="0.285714286" calcext:value-type="float">
            <text:p>0.285714286</text:p>
          </table:table-cell>
          <table:table-cell table:formula="of:=SUM([day_hosp_csv_all.C112:.F112])" office:value-type="float" office:value="0.571428572" calcext:value-type="float">
            <text:p>0.571428572</text:p>
          </table:table-cell>
          <table:table-cell table:formula="of:=SUM([day_hosp_csv_all.G112:.K112])" office:value-type="float" office:value="2.42857143" calcext:value-type="float">
            <text:p>2.42857143</text:p>
          </table:table-cell>
          <table:table-cell table:formula="of:=SUM([day_hosp_csv_all.L112:.Q112])" office:value-type="float" office:value="4" calcext:value-type="float">
            <text:p>4</text:p>
          </table:table-cell>
          <table:table-cell table:formula="of:=[day_hosp_csv_all.R112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13:.B113])" office:value-type="float" office:value="0.285714286" calcext:value-type="float">
            <text:p>0.285714286</text:p>
          </table:table-cell>
          <table:table-cell table:formula="of:=SUM([day_hosp_csv_all.C113:.F113])" office:value-type="float" office:value="0.571428572" calcext:value-type="float">
            <text:p>0.571428572</text:p>
          </table:table-cell>
          <table:table-cell table:formula="of:=SUM([day_hosp_csv_all.G113:.K113])" office:value-type="float" office:value="2.42857143" calcext:value-type="float">
            <text:p>2.42857143</text:p>
          </table:table-cell>
          <table:table-cell table:formula="of:=SUM([day_hosp_csv_all.L113:.Q113])" office:value-type="float" office:value="4" calcext:value-type="float">
            <text:p>4</text:p>
          </table:table-cell>
          <table:table-cell table:formula="of:=[day_hosp_csv_all.R113]" office:value-type="float" office:value="7.285714288" calcext:value-type="float">
            <text:p>7.285714288</text:p>
          </table:table-cell>
          <table:table-cell table:number-columns-repeated="1019"/>
        </table:table-row>
        <table:table-row table:style-name="ro1">
          <table:table-cell table:formula="of:=SUM([day_hosp_csv_all.A114:.B114])" office:value-type="float" office:value="0.714285714" calcext:value-type="float">
            <text:p>0.714285714</text:p>
          </table:table-cell>
          <table:table-cell table:formula="of:=SUM([day_hosp_csv_all.C114:.F114])" office:value-type="float" office:value="0.428571429" calcext:value-type="float">
            <text:p>0.428571429</text:p>
          </table:table-cell>
          <table:table-cell table:formula="of:=SUM([day_hosp_csv_all.G114:.K114])" office:value-type="float" office:value="1.571428572" calcext:value-type="float">
            <text:p>1.571428572</text:p>
          </table:table-cell>
          <table:table-cell table:formula="of:=SUM([day_hosp_csv_all.L114:.Q114])" office:value-type="float" office:value="2.142857144" calcext:value-type="float">
            <text:p>2.142857144</text:p>
          </table:table-cell>
          <table:table-cell table:formula="of:=[day_hosp_csv_all.R114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15:.B115])" office:value-type="float" office:value="0.714285714" calcext:value-type="float">
            <text:p>0.714285714</text:p>
          </table:table-cell>
          <table:table-cell table:formula="of:=SUM([day_hosp_csv_all.C115:.F115])" office:value-type="float" office:value="0.428571429" calcext:value-type="float">
            <text:p>0.428571429</text:p>
          </table:table-cell>
          <table:table-cell table:formula="of:=SUM([day_hosp_csv_all.G115:.K115])" office:value-type="float" office:value="1.571428572" calcext:value-type="float">
            <text:p>1.571428572</text:p>
          </table:table-cell>
          <table:table-cell table:formula="of:=SUM([day_hosp_csv_all.L115:.Q115])" office:value-type="float" office:value="2.142857144" calcext:value-type="float">
            <text:p>2.142857144</text:p>
          </table:table-cell>
          <table:table-cell table:formula="of:=[day_hosp_csv_all.R115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16:.B116])" office:value-type="float" office:value="0.714285714" calcext:value-type="float">
            <text:p>0.714285714</text:p>
          </table:table-cell>
          <table:table-cell table:formula="of:=SUM([day_hosp_csv_all.C116:.F116])" office:value-type="float" office:value="0.428571429" calcext:value-type="float">
            <text:p>0.428571429</text:p>
          </table:table-cell>
          <table:table-cell table:formula="of:=SUM([day_hosp_csv_all.G116:.K116])" office:value-type="float" office:value="1.571428572" calcext:value-type="float">
            <text:p>1.571428572</text:p>
          </table:table-cell>
          <table:table-cell table:formula="of:=SUM([day_hosp_csv_all.L116:.Q116])" office:value-type="float" office:value="2.142857144" calcext:value-type="float">
            <text:p>2.142857144</text:p>
          </table:table-cell>
          <table:table-cell table:formula="of:=[day_hosp_csv_all.R116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17:.B117])" office:value-type="float" office:value="0.714285714" calcext:value-type="float">
            <text:p>0.714285714</text:p>
          </table:table-cell>
          <table:table-cell table:formula="of:=SUM([day_hosp_csv_all.C117:.F117])" office:value-type="float" office:value="0.428571429" calcext:value-type="float">
            <text:p>0.428571429</text:p>
          </table:table-cell>
          <table:table-cell table:formula="of:=SUM([day_hosp_csv_all.G117:.K117])" office:value-type="float" office:value="1.571428572" calcext:value-type="float">
            <text:p>1.571428572</text:p>
          </table:table-cell>
          <table:table-cell table:formula="of:=SUM([day_hosp_csv_all.L117:.Q117])" office:value-type="float" office:value="2.142857144" calcext:value-type="float">
            <text:p>2.142857144</text:p>
          </table:table-cell>
          <table:table-cell table:formula="of:=[day_hosp_csv_all.R117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18:.B118])" office:value-type="float" office:value="0.714285714" calcext:value-type="float">
            <text:p>0.714285714</text:p>
          </table:table-cell>
          <table:table-cell table:formula="of:=SUM([day_hosp_csv_all.C118:.F118])" office:value-type="float" office:value="0.428571429" calcext:value-type="float">
            <text:p>0.428571429</text:p>
          </table:table-cell>
          <table:table-cell table:formula="of:=SUM([day_hosp_csv_all.G118:.K118])" office:value-type="float" office:value="1.571428572" calcext:value-type="float">
            <text:p>1.571428572</text:p>
          </table:table-cell>
          <table:table-cell table:formula="of:=SUM([day_hosp_csv_all.L118:.Q118])" office:value-type="float" office:value="2.142857144" calcext:value-type="float">
            <text:p>2.142857144</text:p>
          </table:table-cell>
          <table:table-cell table:formula="of:=[day_hosp_csv_all.R118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19:.B119])" office:value-type="float" office:value="0.714285714" calcext:value-type="float">
            <text:p>0.714285714</text:p>
          </table:table-cell>
          <table:table-cell table:formula="of:=SUM([day_hosp_csv_all.C119:.F119])" office:value-type="float" office:value="0.428571429" calcext:value-type="float">
            <text:p>0.428571429</text:p>
          </table:table-cell>
          <table:table-cell table:formula="of:=SUM([day_hosp_csv_all.G119:.K119])" office:value-type="float" office:value="1.571428572" calcext:value-type="float">
            <text:p>1.571428572</text:p>
          </table:table-cell>
          <table:table-cell table:formula="of:=SUM([day_hosp_csv_all.L119:.Q119])" office:value-type="float" office:value="2.142857144" calcext:value-type="float">
            <text:p>2.142857144</text:p>
          </table:table-cell>
          <table:table-cell table:formula="of:=[day_hosp_csv_all.R119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20:.B120])" office:value-type="float" office:value="0.714285714" calcext:value-type="float">
            <text:p>0.714285714</text:p>
          </table:table-cell>
          <table:table-cell table:formula="of:=SUM([day_hosp_csv_all.C120:.F120])" office:value-type="float" office:value="0.428571429" calcext:value-type="float">
            <text:p>0.428571429</text:p>
          </table:table-cell>
          <table:table-cell table:formula="of:=SUM([day_hosp_csv_all.G120:.K120])" office:value-type="float" office:value="1.571428572" calcext:value-type="float">
            <text:p>1.571428572</text:p>
          </table:table-cell>
          <table:table-cell table:formula="of:=SUM([day_hosp_csv_all.L120:.Q120])" office:value-type="float" office:value="2.142857144" calcext:value-type="float">
            <text:p>2.142857144</text:p>
          </table:table-cell>
          <table:table-cell table:formula="of:=[day_hosp_csv_all.R120]" office:value-type="float" office:value="4.857142859" calcext:value-type="float">
            <text:p>4.857142859</text:p>
          </table:table-cell>
          <table:table-cell table:number-columns-repeated="1019"/>
        </table:table-row>
        <table:table-row table:style-name="ro1">
          <table:table-cell table:formula="of:=SUM([day_hosp_csv_all.A121:.B121])" office:value-type="float" office:value="0.285714286" calcext:value-type="float">
            <text:p>0.285714286</text:p>
          </table:table-cell>
          <table:table-cell table:formula="of:=SUM([day_hosp_csv_all.C121:.F121])" office:value-type="float" office:value="0.714285715" calcext:value-type="float">
            <text:p>0.714285715</text:p>
          </table:table-cell>
          <table:table-cell table:formula="of:=SUM([day_hosp_csv_all.G121:.K121])" office:value-type="float" office:value="2.142857143" calcext:value-type="float">
            <text:p>2.142857143</text:p>
          </table:table-cell>
          <table:table-cell table:formula="of:=SUM([day_hosp_csv_all.L121:.Q121])" office:value-type="float" office:value="1.42857143" calcext:value-type="float">
            <text:p>1.42857143</text:p>
          </table:table-cell>
          <table:table-cell table:formula="of:=[day_hosp_csv_all.R121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2:.B122])" office:value-type="float" office:value="0.285714286" calcext:value-type="float">
            <text:p>0.285714286</text:p>
          </table:table-cell>
          <table:table-cell table:formula="of:=SUM([day_hosp_csv_all.C122:.F122])" office:value-type="float" office:value="0.714285715" calcext:value-type="float">
            <text:p>0.714285715</text:p>
          </table:table-cell>
          <table:table-cell table:formula="of:=SUM([day_hosp_csv_all.G122:.K122])" office:value-type="float" office:value="2.142857143" calcext:value-type="float">
            <text:p>2.142857143</text:p>
          </table:table-cell>
          <table:table-cell table:formula="of:=SUM([day_hosp_csv_all.L122:.Q122])" office:value-type="float" office:value="1.42857143" calcext:value-type="float">
            <text:p>1.42857143</text:p>
          </table:table-cell>
          <table:table-cell table:formula="of:=[day_hosp_csv_all.R122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3:.B123])" office:value-type="float" office:value="0.285714286" calcext:value-type="float">
            <text:p>0.285714286</text:p>
          </table:table-cell>
          <table:table-cell table:formula="of:=SUM([day_hosp_csv_all.C123:.F123])" office:value-type="float" office:value="0.714285715" calcext:value-type="float">
            <text:p>0.714285715</text:p>
          </table:table-cell>
          <table:table-cell table:formula="of:=SUM([day_hosp_csv_all.G123:.K123])" office:value-type="float" office:value="2.142857143" calcext:value-type="float">
            <text:p>2.142857143</text:p>
          </table:table-cell>
          <table:table-cell table:formula="of:=SUM([day_hosp_csv_all.L123:.Q123])" office:value-type="float" office:value="1.42857143" calcext:value-type="float">
            <text:p>1.42857143</text:p>
          </table:table-cell>
          <table:table-cell table:formula="of:=[day_hosp_csv_all.R123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4:.B124])" office:value-type="float" office:value="0.285714286" calcext:value-type="float">
            <text:p>0.285714286</text:p>
          </table:table-cell>
          <table:table-cell table:formula="of:=SUM([day_hosp_csv_all.C124:.F124])" office:value-type="float" office:value="0.714285715" calcext:value-type="float">
            <text:p>0.714285715</text:p>
          </table:table-cell>
          <table:table-cell table:formula="of:=SUM([day_hosp_csv_all.G124:.K124])" office:value-type="float" office:value="2.142857143" calcext:value-type="float">
            <text:p>2.142857143</text:p>
          </table:table-cell>
          <table:table-cell table:formula="of:=SUM([day_hosp_csv_all.L124:.Q124])" office:value-type="float" office:value="1.42857143" calcext:value-type="float">
            <text:p>1.42857143</text:p>
          </table:table-cell>
          <table:table-cell table:formula="of:=[day_hosp_csv_all.R124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5:.B125])" office:value-type="float" office:value="0.285714286" calcext:value-type="float">
            <text:p>0.285714286</text:p>
          </table:table-cell>
          <table:table-cell table:formula="of:=SUM([day_hosp_csv_all.C125:.F125])" office:value-type="float" office:value="0.714285715" calcext:value-type="float">
            <text:p>0.714285715</text:p>
          </table:table-cell>
          <table:table-cell table:formula="of:=SUM([day_hosp_csv_all.G125:.K125])" office:value-type="float" office:value="2.142857143" calcext:value-type="float">
            <text:p>2.142857143</text:p>
          </table:table-cell>
          <table:table-cell table:formula="of:=SUM([day_hosp_csv_all.L125:.Q125])" office:value-type="float" office:value="1.42857143" calcext:value-type="float">
            <text:p>1.42857143</text:p>
          </table:table-cell>
          <table:table-cell table:formula="of:=[day_hosp_csv_all.R125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6:.B126])" office:value-type="float" office:value="0.285714286" calcext:value-type="float">
            <text:p>0.285714286</text:p>
          </table:table-cell>
          <table:table-cell table:formula="of:=SUM([day_hosp_csv_all.C126:.F126])" office:value-type="float" office:value="0.714285715" calcext:value-type="float">
            <text:p>0.714285715</text:p>
          </table:table-cell>
          <table:table-cell table:formula="of:=SUM([day_hosp_csv_all.G126:.K126])" office:value-type="float" office:value="2.142857143" calcext:value-type="float">
            <text:p>2.142857143</text:p>
          </table:table-cell>
          <table:table-cell table:formula="of:=SUM([day_hosp_csv_all.L126:.Q126])" office:value-type="float" office:value="1.42857143" calcext:value-type="float">
            <text:p>1.42857143</text:p>
          </table:table-cell>
          <table:table-cell table:formula="of:=[day_hosp_csv_all.R126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7:.B127])" office:value-type="float" office:value="0.285714286" calcext:value-type="float">
            <text:p>0.285714286</text:p>
          </table:table-cell>
          <table:table-cell table:formula="of:=SUM([day_hosp_csv_all.C127:.F127])" office:value-type="float" office:value="0.714285715" calcext:value-type="float">
            <text:p>0.714285715</text:p>
          </table:table-cell>
          <table:table-cell table:formula="of:=SUM([day_hosp_csv_all.G127:.K127])" office:value-type="float" office:value="2.142857143" calcext:value-type="float">
            <text:p>2.142857143</text:p>
          </table:table-cell>
          <table:table-cell table:formula="of:=SUM([day_hosp_csv_all.L127:.Q127])" office:value-type="float" office:value="1.42857143" calcext:value-type="float">
            <text:p>1.42857143</text:p>
          </table:table-cell>
          <table:table-cell table:formula="of:=[day_hosp_csv_all.R127]" office:value-type="float" office:value="4.571428574" calcext:value-type="float">
            <text:p>4.571428574</text:p>
          </table:table-cell>
          <table:table-cell table:number-columns-repeated="1019"/>
        </table:table-row>
        <table:table-row table:style-name="ro1">
          <table:table-cell table:formula="of:=SUM([day_hosp_csv_all.A128:.B128])" office:value-type="float" office:value="0.142857143" calcext:value-type="float">
            <text:p>0.142857143</text:p>
          </table:table-cell>
          <table:table-cell table:formula="of:=SUM([day_hosp_csv_all.C128:.F128])" office:value-type="float" office:value="0.428571429" calcext:value-type="float">
            <text:p>0.428571429</text:p>
          </table:table-cell>
          <table:table-cell table:formula="of:=SUM([day_hosp_csv_all.G128:.K128])" office:value-type="float" office:value="1.000000001" calcext:value-type="float">
            <text:p>1.000000001</text:p>
          </table:table-cell>
          <table:table-cell table:formula="of:=SUM([day_hosp_csv_all.L128:.Q128])" office:value-type="float" office:value="1.714285715" calcext:value-type="float">
            <text:p>1.714285715</text:p>
          </table:table-cell>
          <table:table-cell table:formula="of:=[day_hosp_csv_all.R128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29:.B129])" office:value-type="float" office:value="0.142857143" calcext:value-type="float">
            <text:p>0.142857143</text:p>
          </table:table-cell>
          <table:table-cell table:formula="of:=SUM([day_hosp_csv_all.C129:.F129])" office:value-type="float" office:value="0.428571429" calcext:value-type="float">
            <text:p>0.428571429</text:p>
          </table:table-cell>
          <table:table-cell table:formula="of:=SUM([day_hosp_csv_all.G129:.K129])" office:value-type="float" office:value="1.000000001" calcext:value-type="float">
            <text:p>1.000000001</text:p>
          </table:table-cell>
          <table:table-cell table:formula="of:=SUM([day_hosp_csv_all.L129:.Q129])" office:value-type="float" office:value="1.714285715" calcext:value-type="float">
            <text:p>1.714285715</text:p>
          </table:table-cell>
          <table:table-cell table:formula="of:=[day_hosp_csv_all.R129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0:.B130])" office:value-type="float" office:value="0.142857143" calcext:value-type="float">
            <text:p>0.142857143</text:p>
          </table:table-cell>
          <table:table-cell table:formula="of:=SUM([day_hosp_csv_all.C130:.F130])" office:value-type="float" office:value="0.428571429" calcext:value-type="float">
            <text:p>0.428571429</text:p>
          </table:table-cell>
          <table:table-cell table:formula="of:=SUM([day_hosp_csv_all.G130:.K130])" office:value-type="float" office:value="1.000000001" calcext:value-type="float">
            <text:p>1.000000001</text:p>
          </table:table-cell>
          <table:table-cell table:formula="of:=SUM([day_hosp_csv_all.L130:.Q130])" office:value-type="float" office:value="1.714285715" calcext:value-type="float">
            <text:p>1.714285715</text:p>
          </table:table-cell>
          <table:table-cell table:formula="of:=[day_hosp_csv_all.R130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1:.B131])" office:value-type="float" office:value="0.142857143" calcext:value-type="float">
            <text:p>0.142857143</text:p>
          </table:table-cell>
          <table:table-cell table:formula="of:=SUM([day_hosp_csv_all.C131:.F131])" office:value-type="float" office:value="0.428571429" calcext:value-type="float">
            <text:p>0.428571429</text:p>
          </table:table-cell>
          <table:table-cell table:formula="of:=SUM([day_hosp_csv_all.G131:.K131])" office:value-type="float" office:value="1.000000001" calcext:value-type="float">
            <text:p>1.000000001</text:p>
          </table:table-cell>
          <table:table-cell table:formula="of:=SUM([day_hosp_csv_all.L131:.Q131])" office:value-type="float" office:value="1.714285715" calcext:value-type="float">
            <text:p>1.714285715</text:p>
          </table:table-cell>
          <table:table-cell table:formula="of:=[day_hosp_csv_all.R131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2:.B132])" office:value-type="float" office:value="0.142857143" calcext:value-type="float">
            <text:p>0.142857143</text:p>
          </table:table-cell>
          <table:table-cell table:formula="of:=SUM([day_hosp_csv_all.C132:.F132])" office:value-type="float" office:value="0.428571429" calcext:value-type="float">
            <text:p>0.428571429</text:p>
          </table:table-cell>
          <table:table-cell table:formula="of:=SUM([day_hosp_csv_all.G132:.K132])" office:value-type="float" office:value="1.000000001" calcext:value-type="float">
            <text:p>1.000000001</text:p>
          </table:table-cell>
          <table:table-cell table:formula="of:=SUM([day_hosp_csv_all.L132:.Q132])" office:value-type="float" office:value="1.714285715" calcext:value-type="float">
            <text:p>1.714285715</text:p>
          </table:table-cell>
          <table:table-cell table:formula="of:=[day_hosp_csv_all.R132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3:.B133])" office:value-type="float" office:value="0.142857143" calcext:value-type="float">
            <text:p>0.142857143</text:p>
          </table:table-cell>
          <table:table-cell table:formula="of:=SUM([day_hosp_csv_all.C133:.F133])" office:value-type="float" office:value="0.428571429" calcext:value-type="float">
            <text:p>0.428571429</text:p>
          </table:table-cell>
          <table:table-cell table:formula="of:=SUM([day_hosp_csv_all.G133:.K133])" office:value-type="float" office:value="1.000000001" calcext:value-type="float">
            <text:p>1.000000001</text:p>
          </table:table-cell>
          <table:table-cell table:formula="of:=SUM([day_hosp_csv_all.L133:.Q133])" office:value-type="float" office:value="1.714285715" calcext:value-type="float">
            <text:p>1.714285715</text:p>
          </table:table-cell>
          <table:table-cell table:formula="of:=[day_hosp_csv_all.R133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4:.B134])" office:value-type="float" office:value="0.142857143" calcext:value-type="float">
            <text:p>0.142857143</text:p>
          </table:table-cell>
          <table:table-cell table:formula="of:=SUM([day_hosp_csv_all.C134:.F134])" office:value-type="float" office:value="0.428571429" calcext:value-type="float">
            <text:p>0.428571429</text:p>
          </table:table-cell>
          <table:table-cell table:formula="of:=SUM([day_hosp_csv_all.G134:.K134])" office:value-type="float" office:value="1.000000001" calcext:value-type="float">
            <text:p>1.000000001</text:p>
          </table:table-cell>
          <table:table-cell table:formula="of:=SUM([day_hosp_csv_all.L134:.Q134])" office:value-type="float" office:value="1.714285715" calcext:value-type="float">
            <text:p>1.714285715</text:p>
          </table:table-cell>
          <table:table-cell table:formula="of:=[day_hosp_csv_all.R134]" office:value-type="float" office:value="3.285714288" calcext:value-type="float">
            <text:p>3.285714288</text:p>
          </table:table-cell>
          <table:table-cell table:number-columns-repeated="1019"/>
        </table:table-row>
        <table:table-row table:style-name="ro1">
          <table:table-cell table:formula="of:=SUM([day_hosp_csv_all.A135:.B135])" office:value-type="float" office:value="0.142857143" calcext:value-type="float">
            <text:p>0.142857143</text:p>
          </table:table-cell>
          <table:table-cell table:formula="of:=SUM([day_hosp_csv_all.C135:.F135])" office:value-type="float" office:value="0" calcext:value-type="float">
            <text:p>0</text:p>
          </table:table-cell>
          <table:table-cell table:formula="of:=SUM([day_hosp_csv_all.G135:.K135])" office:value-type="float" office:value="1.142857143" calcext:value-type="float">
            <text:p>1.142857143</text:p>
          </table:table-cell>
          <table:table-cell table:formula="of:=SUM([day_hosp_csv_all.L135:.Q135])" office:value-type="float" office:value="2.000000001" calcext:value-type="float">
            <text:p>2.000000001</text:p>
          </table:table-cell>
          <table:table-cell table:formula="of:=[day_hosp_csv_all.R135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36:.B136])" office:value-type="float" office:value="0.142857143" calcext:value-type="float">
            <text:p>0.142857143</text:p>
          </table:table-cell>
          <table:table-cell table:formula="of:=SUM([day_hosp_csv_all.C136:.F136])" office:value-type="float" office:value="0" calcext:value-type="float">
            <text:p>0</text:p>
          </table:table-cell>
          <table:table-cell table:formula="of:=SUM([day_hosp_csv_all.G136:.K136])" office:value-type="float" office:value="1.142857143" calcext:value-type="float">
            <text:p>1.142857143</text:p>
          </table:table-cell>
          <table:table-cell table:formula="of:=SUM([day_hosp_csv_all.L136:.Q136])" office:value-type="float" office:value="2.000000001" calcext:value-type="float">
            <text:p>2.000000001</text:p>
          </table:table-cell>
          <table:table-cell table:formula="of:=[day_hosp_csv_all.R136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37:.B137])" office:value-type="float" office:value="0.142857143" calcext:value-type="float">
            <text:p>0.142857143</text:p>
          </table:table-cell>
          <table:table-cell table:formula="of:=SUM([day_hosp_csv_all.C137:.F137])" office:value-type="float" office:value="0" calcext:value-type="float">
            <text:p>0</text:p>
          </table:table-cell>
          <table:table-cell table:formula="of:=SUM([day_hosp_csv_all.G137:.K137])" office:value-type="float" office:value="1.142857143" calcext:value-type="float">
            <text:p>1.142857143</text:p>
          </table:table-cell>
          <table:table-cell table:formula="of:=SUM([day_hosp_csv_all.L137:.Q137])" office:value-type="float" office:value="2.000000001" calcext:value-type="float">
            <text:p>2.000000001</text:p>
          </table:table-cell>
          <table:table-cell table:formula="of:=[day_hosp_csv_all.R137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38:.B138])" office:value-type="float" office:value="0.142857143" calcext:value-type="float">
            <text:p>0.142857143</text:p>
          </table:table-cell>
          <table:table-cell table:formula="of:=SUM([day_hosp_csv_all.C138:.F138])" office:value-type="float" office:value="0" calcext:value-type="float">
            <text:p>0</text:p>
          </table:table-cell>
          <table:table-cell table:formula="of:=SUM([day_hosp_csv_all.G138:.K138])" office:value-type="float" office:value="1.142857143" calcext:value-type="float">
            <text:p>1.142857143</text:p>
          </table:table-cell>
          <table:table-cell table:formula="of:=SUM([day_hosp_csv_all.L138:.Q138])" office:value-type="float" office:value="2.000000001" calcext:value-type="float">
            <text:p>2.000000001</text:p>
          </table:table-cell>
          <table:table-cell table:formula="of:=[day_hosp_csv_all.R138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39:.B139])" office:value-type="float" office:value="0.142857143" calcext:value-type="float">
            <text:p>0.142857143</text:p>
          </table:table-cell>
          <table:table-cell table:formula="of:=SUM([day_hosp_csv_all.C139:.F139])" office:value-type="float" office:value="0" calcext:value-type="float">
            <text:p>0</text:p>
          </table:table-cell>
          <table:table-cell table:formula="of:=SUM([day_hosp_csv_all.G139:.K139])" office:value-type="float" office:value="1.142857143" calcext:value-type="float">
            <text:p>1.142857143</text:p>
          </table:table-cell>
          <table:table-cell table:formula="of:=SUM([day_hosp_csv_all.L139:.Q139])" office:value-type="float" office:value="2.000000001" calcext:value-type="float">
            <text:p>2.000000001</text:p>
          </table:table-cell>
          <table:table-cell table:formula="of:=[day_hosp_csv_all.R139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40:.B140])" office:value-type="float" office:value="0.142857143" calcext:value-type="float">
            <text:p>0.142857143</text:p>
          </table:table-cell>
          <table:table-cell table:formula="of:=SUM([day_hosp_csv_all.C140:.F140])" office:value-type="float" office:value="0" calcext:value-type="float">
            <text:p>0</text:p>
          </table:table-cell>
          <table:table-cell table:formula="of:=SUM([day_hosp_csv_all.G140:.K140])" office:value-type="float" office:value="1.142857143" calcext:value-type="float">
            <text:p>1.142857143</text:p>
          </table:table-cell>
          <table:table-cell table:formula="of:=SUM([day_hosp_csv_all.L140:.Q140])" office:value-type="float" office:value="2.000000001" calcext:value-type="float">
            <text:p>2.000000001</text:p>
          </table:table-cell>
          <table:table-cell table:formula="of:=[day_hosp_csv_all.R140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41:.B141])" office:value-type="float" office:value="0.142857143" calcext:value-type="float">
            <text:p>0.142857143</text:p>
          </table:table-cell>
          <table:table-cell table:formula="of:=SUM([day_hosp_csv_all.C141:.F141])" office:value-type="float" office:value="0" calcext:value-type="float">
            <text:p>0</text:p>
          </table:table-cell>
          <table:table-cell table:formula="of:=SUM([day_hosp_csv_all.G141:.K141])" office:value-type="float" office:value="1.142857143" calcext:value-type="float">
            <text:p>1.142857143</text:p>
          </table:table-cell>
          <table:table-cell table:formula="of:=SUM([day_hosp_csv_all.L141:.Q141])" office:value-type="float" office:value="2.000000001" calcext:value-type="float">
            <text:p>2.000000001</text:p>
          </table:table-cell>
          <table:table-cell table:formula="of:=[day_hosp_csv_all.R141]" office:value-type="float" office:value="3.285714287" calcext:value-type="float">
            <text:p>3.285714287</text:p>
          </table:table-cell>
          <table:table-cell table:number-columns-repeated="1019"/>
        </table:table-row>
        <table:table-row table:style-name="ro1">
          <table:table-cell table:formula="of:=SUM([day_hosp_csv_all.A142:.B142])" office:value-type="float" office:value="0.142857143" calcext:value-type="float">
            <text:p>0.142857143</text:p>
          </table:table-cell>
          <table:table-cell table:formula="of:=SUM([day_hosp_csv_all.C142:.F142])" office:value-type="float" office:value="0.285714286" calcext:value-type="float">
            <text:p>0.285714286</text:p>
          </table:table-cell>
          <table:table-cell table:formula="of:=SUM([day_hosp_csv_all.G142:.K142])" office:value-type="float" office:value="2.142857143" calcext:value-type="float">
            <text:p>2.142857143</text:p>
          </table:table-cell>
          <table:table-cell table:formula="of:=SUM([day_hosp_csv_all.L142:.Q142])" office:value-type="float" office:value="2.142857143" calcext:value-type="float">
            <text:p>2.142857143</text:p>
          </table:table-cell>
          <table:table-cell table:formula="of:=[day_hosp_csv_all.R142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3:.B143])" office:value-type="float" office:value="0.142857143" calcext:value-type="float">
            <text:p>0.142857143</text:p>
          </table:table-cell>
          <table:table-cell table:formula="of:=SUM([day_hosp_csv_all.C143:.F143])" office:value-type="float" office:value="0.285714286" calcext:value-type="float">
            <text:p>0.285714286</text:p>
          </table:table-cell>
          <table:table-cell table:formula="of:=SUM([day_hosp_csv_all.G143:.K143])" office:value-type="float" office:value="2.142857143" calcext:value-type="float">
            <text:p>2.142857143</text:p>
          </table:table-cell>
          <table:table-cell table:formula="of:=SUM([day_hosp_csv_all.L143:.Q143])" office:value-type="float" office:value="2.142857143" calcext:value-type="float">
            <text:p>2.142857143</text:p>
          </table:table-cell>
          <table:table-cell table:formula="of:=[day_hosp_csv_all.R143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4:.B144])" office:value-type="float" office:value="0.142857143" calcext:value-type="float">
            <text:p>0.142857143</text:p>
          </table:table-cell>
          <table:table-cell table:formula="of:=SUM([day_hosp_csv_all.C144:.F144])" office:value-type="float" office:value="0.285714286" calcext:value-type="float">
            <text:p>0.285714286</text:p>
          </table:table-cell>
          <table:table-cell table:formula="of:=SUM([day_hosp_csv_all.G144:.K144])" office:value-type="float" office:value="2.142857143" calcext:value-type="float">
            <text:p>2.142857143</text:p>
          </table:table-cell>
          <table:table-cell table:formula="of:=SUM([day_hosp_csv_all.L144:.Q144])" office:value-type="float" office:value="2.142857143" calcext:value-type="float">
            <text:p>2.142857143</text:p>
          </table:table-cell>
          <table:table-cell table:formula="of:=[day_hosp_csv_all.R144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5:.B145])" office:value-type="float" office:value="0.142857143" calcext:value-type="float">
            <text:p>0.142857143</text:p>
          </table:table-cell>
          <table:table-cell table:formula="of:=SUM([day_hosp_csv_all.C145:.F145])" office:value-type="float" office:value="0.285714286" calcext:value-type="float">
            <text:p>0.285714286</text:p>
          </table:table-cell>
          <table:table-cell table:formula="of:=SUM([day_hosp_csv_all.G145:.K145])" office:value-type="float" office:value="2.142857143" calcext:value-type="float">
            <text:p>2.142857143</text:p>
          </table:table-cell>
          <table:table-cell table:formula="of:=SUM([day_hosp_csv_all.L145:.Q145])" office:value-type="float" office:value="2.142857143" calcext:value-type="float">
            <text:p>2.142857143</text:p>
          </table:table-cell>
          <table:table-cell table:formula="of:=[day_hosp_csv_all.R145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6:.B146])" office:value-type="float" office:value="0.142857143" calcext:value-type="float">
            <text:p>0.142857143</text:p>
          </table:table-cell>
          <table:table-cell table:formula="of:=SUM([day_hosp_csv_all.C146:.F146])" office:value-type="float" office:value="0.285714286" calcext:value-type="float">
            <text:p>0.285714286</text:p>
          </table:table-cell>
          <table:table-cell table:formula="of:=SUM([day_hosp_csv_all.G146:.K146])" office:value-type="float" office:value="2.142857143" calcext:value-type="float">
            <text:p>2.142857143</text:p>
          </table:table-cell>
          <table:table-cell table:formula="of:=SUM([day_hosp_csv_all.L146:.Q146])" office:value-type="float" office:value="2.142857143" calcext:value-type="float">
            <text:p>2.142857143</text:p>
          </table:table-cell>
          <table:table-cell table:formula="of:=[day_hosp_csv_all.R146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7:.B147])" office:value-type="float" office:value="0.142857143" calcext:value-type="float">
            <text:p>0.142857143</text:p>
          </table:table-cell>
          <table:table-cell table:formula="of:=SUM([day_hosp_csv_all.C147:.F147])" office:value-type="float" office:value="0.285714286" calcext:value-type="float">
            <text:p>0.285714286</text:p>
          </table:table-cell>
          <table:table-cell table:formula="of:=SUM([day_hosp_csv_all.G147:.K147])" office:value-type="float" office:value="2.142857143" calcext:value-type="float">
            <text:p>2.142857143</text:p>
          </table:table-cell>
          <table:table-cell table:formula="of:=SUM([day_hosp_csv_all.L147:.Q147])" office:value-type="float" office:value="2.142857143" calcext:value-type="float">
            <text:p>2.142857143</text:p>
          </table:table-cell>
          <table:table-cell table:formula="of:=[day_hosp_csv_all.R147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8:.B148])" office:value-type="float" office:value="0.142857143" calcext:value-type="float">
            <text:p>0.142857143</text:p>
          </table:table-cell>
          <table:table-cell table:formula="of:=SUM([day_hosp_csv_all.C148:.F148])" office:value-type="float" office:value="0.285714286" calcext:value-type="float">
            <text:p>0.285714286</text:p>
          </table:table-cell>
          <table:table-cell table:formula="of:=SUM([day_hosp_csv_all.G148:.K148])" office:value-type="float" office:value="2.142857143" calcext:value-type="float">
            <text:p>2.142857143</text:p>
          </table:table-cell>
          <table:table-cell table:formula="of:=SUM([day_hosp_csv_all.L148:.Q148])" office:value-type="float" office:value="2.142857143" calcext:value-type="float">
            <text:p>2.142857143</text:p>
          </table:table-cell>
          <table:table-cell table:formula="of:=[day_hosp_csv_all.R148]" office:value-type="float" office:value="4.714285715" calcext:value-type="float">
            <text:p>4.714285715</text:p>
          </table:table-cell>
          <table:table-cell table:number-columns-repeated="1019"/>
        </table:table-row>
        <table:table-row table:style-name="ro1">
          <table:table-cell table:formula="of:=SUM([day_hosp_csv_all.A149:.B149])" office:value-type="float" office:value="0" calcext:value-type="float">
            <text:p>0</text:p>
          </table:table-cell>
          <table:table-cell table:formula="of:=SUM([day_hosp_csv_all.C149:.F149])" office:value-type="float" office:value="0.714285715" calcext:value-type="float">
            <text:p>0.714285715</text:p>
          </table:table-cell>
          <table:table-cell table:formula="of:=SUM([day_hosp_csv_all.G149:.K149])" office:value-type="float" office:value="2.857142857" calcext:value-type="float">
            <text:p>2.857142857</text:p>
          </table:table-cell>
          <table:table-cell table:formula="of:=SUM([day_hosp_csv_all.L149:.Q149])" office:value-type="float" office:value="3" calcext:value-type="float">
            <text:p>3</text:p>
          </table:table-cell>
          <table:table-cell table:formula="of:=[day_hosp_csv_all.R149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0:.B150])" office:value-type="float" office:value="0" calcext:value-type="float">
            <text:p>0</text:p>
          </table:table-cell>
          <table:table-cell table:formula="of:=SUM([day_hosp_csv_all.C150:.F150])" office:value-type="float" office:value="0.714285715" calcext:value-type="float">
            <text:p>0.714285715</text:p>
          </table:table-cell>
          <table:table-cell table:formula="of:=SUM([day_hosp_csv_all.G150:.K150])" office:value-type="float" office:value="2.857142857" calcext:value-type="float">
            <text:p>2.857142857</text:p>
          </table:table-cell>
          <table:table-cell table:formula="of:=SUM([day_hosp_csv_all.L150:.Q150])" office:value-type="float" office:value="3" calcext:value-type="float">
            <text:p>3</text:p>
          </table:table-cell>
          <table:table-cell table:formula="of:=[day_hosp_csv_all.R150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1:.B151])" office:value-type="float" office:value="0" calcext:value-type="float">
            <text:p>0</text:p>
          </table:table-cell>
          <table:table-cell table:formula="of:=SUM([day_hosp_csv_all.C151:.F151])" office:value-type="float" office:value="0.714285715" calcext:value-type="float">
            <text:p>0.714285715</text:p>
          </table:table-cell>
          <table:table-cell table:formula="of:=SUM([day_hosp_csv_all.G151:.K151])" office:value-type="float" office:value="2.857142857" calcext:value-type="float">
            <text:p>2.857142857</text:p>
          </table:table-cell>
          <table:table-cell table:formula="of:=SUM([day_hosp_csv_all.L151:.Q151])" office:value-type="float" office:value="3" calcext:value-type="float">
            <text:p>3</text:p>
          </table:table-cell>
          <table:table-cell table:formula="of:=[day_hosp_csv_all.R151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2:.B152])" office:value-type="float" office:value="0" calcext:value-type="float">
            <text:p>0</text:p>
          </table:table-cell>
          <table:table-cell table:formula="of:=SUM([day_hosp_csv_all.C152:.F152])" office:value-type="float" office:value="0.714285715" calcext:value-type="float">
            <text:p>0.714285715</text:p>
          </table:table-cell>
          <table:table-cell table:formula="of:=SUM([day_hosp_csv_all.G152:.K152])" office:value-type="float" office:value="2.857142857" calcext:value-type="float">
            <text:p>2.857142857</text:p>
          </table:table-cell>
          <table:table-cell table:formula="of:=SUM([day_hosp_csv_all.L152:.Q152])" office:value-type="float" office:value="3" calcext:value-type="float">
            <text:p>3</text:p>
          </table:table-cell>
          <table:table-cell table:formula="of:=[day_hosp_csv_all.R152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3:.B153])" office:value-type="float" office:value="0" calcext:value-type="float">
            <text:p>0</text:p>
          </table:table-cell>
          <table:table-cell table:formula="of:=SUM([day_hosp_csv_all.C153:.F153])" office:value-type="float" office:value="0.714285715" calcext:value-type="float">
            <text:p>0.714285715</text:p>
          </table:table-cell>
          <table:table-cell table:formula="of:=SUM([day_hosp_csv_all.G153:.K153])" office:value-type="float" office:value="2.857142857" calcext:value-type="float">
            <text:p>2.857142857</text:p>
          </table:table-cell>
          <table:table-cell table:formula="of:=SUM([day_hosp_csv_all.L153:.Q153])" office:value-type="float" office:value="3" calcext:value-type="float">
            <text:p>3</text:p>
          </table:table-cell>
          <table:table-cell table:formula="of:=[day_hosp_csv_all.R153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4:.B154])" office:value-type="float" office:value="0" calcext:value-type="float">
            <text:p>0</text:p>
          </table:table-cell>
          <table:table-cell table:formula="of:=SUM([day_hosp_csv_all.C154:.F154])" office:value-type="float" office:value="0.714285715" calcext:value-type="float">
            <text:p>0.714285715</text:p>
          </table:table-cell>
          <table:table-cell table:formula="of:=SUM([day_hosp_csv_all.G154:.K154])" office:value-type="float" office:value="2.857142857" calcext:value-type="float">
            <text:p>2.857142857</text:p>
          </table:table-cell>
          <table:table-cell table:formula="of:=SUM([day_hosp_csv_all.L154:.Q154])" office:value-type="float" office:value="3" calcext:value-type="float">
            <text:p>3</text:p>
          </table:table-cell>
          <table:table-cell table:formula="of:=[day_hosp_csv_all.R154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5:.B155])" office:value-type="float" office:value="0" calcext:value-type="float">
            <text:p>0</text:p>
          </table:table-cell>
          <table:table-cell table:formula="of:=SUM([day_hosp_csv_all.C155:.F155])" office:value-type="float" office:value="0.714285715" calcext:value-type="float">
            <text:p>0.714285715</text:p>
          </table:table-cell>
          <table:table-cell table:formula="of:=SUM([day_hosp_csv_all.G155:.K155])" office:value-type="float" office:value="2.857142857" calcext:value-type="float">
            <text:p>2.857142857</text:p>
          </table:table-cell>
          <table:table-cell table:formula="of:=SUM([day_hosp_csv_all.L155:.Q155])" office:value-type="float" office:value="3" calcext:value-type="float">
            <text:p>3</text:p>
          </table:table-cell>
          <table:table-cell table:formula="of:=[day_hosp_csv_all.R155]" office:value-type="float" office:value="6.571428572" calcext:value-type="float">
            <text:p>6.571428572</text:p>
          </table:table-cell>
          <table:table-cell table:number-columns-repeated="1019"/>
        </table:table-row>
        <table:table-row table:style-name="ro1">
          <table:table-cell table:formula="of:=SUM([day_hosp_csv_all.A156:.B156])" office:value-type="float" office:value="0.142857143" calcext:value-type="float">
            <text:p>0.142857143</text:p>
          </table:table-cell>
          <table:table-cell table:formula="of:=SUM([day_hosp_csv_all.C156:.F156])" office:value-type="float" office:value="0.714285715" calcext:value-type="float">
            <text:p>0.714285715</text:p>
          </table:table-cell>
          <table:table-cell table:formula="of:=SUM([day_hosp_csv_all.G156:.K156])" office:value-type="float" office:value="4.142857143" calcext:value-type="float">
            <text:p>4.142857143</text:p>
          </table:table-cell>
          <table:table-cell table:formula="of:=SUM([day_hosp_csv_all.L156:.Q156])" office:value-type="float" office:value="5.285714287" calcext:value-type="float">
            <text:p>5.285714287</text:p>
          </table:table-cell>
          <table:table-cell table:formula="of:=[day_hosp_csv_all.R156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57:.B157])" office:value-type="float" office:value="0.142857143" calcext:value-type="float">
            <text:p>0.142857143</text:p>
          </table:table-cell>
          <table:table-cell table:formula="of:=SUM([day_hosp_csv_all.C157:.F157])" office:value-type="float" office:value="0.714285715" calcext:value-type="float">
            <text:p>0.714285715</text:p>
          </table:table-cell>
          <table:table-cell table:formula="of:=SUM([day_hosp_csv_all.G157:.K157])" office:value-type="float" office:value="4.142857143" calcext:value-type="float">
            <text:p>4.142857143</text:p>
          </table:table-cell>
          <table:table-cell table:formula="of:=SUM([day_hosp_csv_all.L157:.Q157])" office:value-type="float" office:value="5.285714287" calcext:value-type="float">
            <text:p>5.285714287</text:p>
          </table:table-cell>
          <table:table-cell table:formula="of:=[day_hosp_csv_all.R157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58:.B158])" office:value-type="float" office:value="0.142857143" calcext:value-type="float">
            <text:p>0.142857143</text:p>
          </table:table-cell>
          <table:table-cell table:formula="of:=SUM([day_hosp_csv_all.C158:.F158])" office:value-type="float" office:value="0.714285715" calcext:value-type="float">
            <text:p>0.714285715</text:p>
          </table:table-cell>
          <table:table-cell table:formula="of:=SUM([day_hosp_csv_all.G158:.K158])" office:value-type="float" office:value="4.142857143" calcext:value-type="float">
            <text:p>4.142857143</text:p>
          </table:table-cell>
          <table:table-cell table:formula="of:=SUM([day_hosp_csv_all.L158:.Q158])" office:value-type="float" office:value="5.285714287" calcext:value-type="float">
            <text:p>5.285714287</text:p>
          </table:table-cell>
          <table:table-cell table:formula="of:=[day_hosp_csv_all.R158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59:.B159])" office:value-type="float" office:value="0.142857143" calcext:value-type="float">
            <text:p>0.142857143</text:p>
          </table:table-cell>
          <table:table-cell table:formula="of:=SUM([day_hosp_csv_all.C159:.F159])" office:value-type="float" office:value="0.714285715" calcext:value-type="float">
            <text:p>0.714285715</text:p>
          </table:table-cell>
          <table:table-cell table:formula="of:=SUM([day_hosp_csv_all.G159:.K159])" office:value-type="float" office:value="4.142857143" calcext:value-type="float">
            <text:p>4.142857143</text:p>
          </table:table-cell>
          <table:table-cell table:formula="of:=SUM([day_hosp_csv_all.L159:.Q159])" office:value-type="float" office:value="5.285714287" calcext:value-type="float">
            <text:p>5.285714287</text:p>
          </table:table-cell>
          <table:table-cell table:formula="of:=[day_hosp_csv_all.R159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60:.B160])" office:value-type="float" office:value="0.142857143" calcext:value-type="float">
            <text:p>0.142857143</text:p>
          </table:table-cell>
          <table:table-cell table:formula="of:=SUM([day_hosp_csv_all.C160:.F160])" office:value-type="float" office:value="0.714285715" calcext:value-type="float">
            <text:p>0.714285715</text:p>
          </table:table-cell>
          <table:table-cell table:formula="of:=SUM([day_hosp_csv_all.G160:.K160])" office:value-type="float" office:value="4.142857143" calcext:value-type="float">
            <text:p>4.142857143</text:p>
          </table:table-cell>
          <table:table-cell table:formula="of:=SUM([day_hosp_csv_all.L160:.Q160])" office:value-type="float" office:value="5.285714287" calcext:value-type="float">
            <text:p>5.285714287</text:p>
          </table:table-cell>
          <table:table-cell table:formula="of:=[day_hosp_csv_all.R160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61:.B161])" office:value-type="float" office:value="0.142857143" calcext:value-type="float">
            <text:p>0.142857143</text:p>
          </table:table-cell>
          <table:table-cell table:formula="of:=SUM([day_hosp_csv_all.C161:.F161])" office:value-type="float" office:value="0.714285715" calcext:value-type="float">
            <text:p>0.714285715</text:p>
          </table:table-cell>
          <table:table-cell table:formula="of:=SUM([day_hosp_csv_all.G161:.K161])" office:value-type="float" office:value="4.142857143" calcext:value-type="float">
            <text:p>4.142857143</text:p>
          </table:table-cell>
          <table:table-cell table:formula="of:=SUM([day_hosp_csv_all.L161:.Q161])" office:value-type="float" office:value="5.285714287" calcext:value-type="float">
            <text:p>5.285714287</text:p>
          </table:table-cell>
          <table:table-cell table:formula="of:=[day_hosp_csv_all.R161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62:.B162])" office:value-type="float" office:value="0.142857143" calcext:value-type="float">
            <text:p>0.142857143</text:p>
          </table:table-cell>
          <table:table-cell table:formula="of:=SUM([day_hosp_csv_all.C162:.F162])" office:value-type="float" office:value="0.714285715" calcext:value-type="float">
            <text:p>0.714285715</text:p>
          </table:table-cell>
          <table:table-cell table:formula="of:=SUM([day_hosp_csv_all.G162:.K162])" office:value-type="float" office:value="4.142857143" calcext:value-type="float">
            <text:p>4.142857143</text:p>
          </table:table-cell>
          <table:table-cell table:formula="of:=SUM([day_hosp_csv_all.L162:.Q162])" office:value-type="float" office:value="5.285714287" calcext:value-type="float">
            <text:p>5.285714287</text:p>
          </table:table-cell>
          <table:table-cell table:formula="of:=[day_hosp_csv_all.R162]" office:value-type="float" office:value="10.285714288" calcext:value-type="float">
            <text:p>10.285714288</text:p>
          </table:table-cell>
          <table:table-cell table:number-columns-repeated="1019"/>
        </table:table-row>
        <table:table-row table:style-name="ro1">
          <table:table-cell table:formula="of:=SUM([day_hosp_csv_all.A163:.B163])" office:value-type="float" office:value="0" calcext:value-type="float">
            <text:p>0</text:p>
          </table:table-cell>
          <table:table-cell table:formula="of:=SUM([day_hosp_csv_all.C163:.F163])" office:value-type="float" office:value="1.428571429" calcext:value-type="float">
            <text:p>1.428571429</text:p>
          </table:table-cell>
          <table:table-cell table:formula="of:=SUM([day_hosp_csv_all.G163:.K163])" office:value-type="float" office:value="5.714285713" calcext:value-type="float">
            <text:p>5.714285713</text:p>
          </table:table-cell>
          <table:table-cell table:formula="of:=SUM([day_hosp_csv_all.L163:.Q163])" office:value-type="float" office:value="7.428571427" calcext:value-type="float">
            <text:p>7.428571427</text:p>
          </table:table-cell>
          <table:table-cell table:formula="of:=[day_hosp_csv_all.R163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4:.B164])" office:value-type="float" office:value="0" calcext:value-type="float">
            <text:p>0</text:p>
          </table:table-cell>
          <table:table-cell table:formula="of:=SUM([day_hosp_csv_all.C164:.F164])" office:value-type="float" office:value="1.428571429" calcext:value-type="float">
            <text:p>1.428571429</text:p>
          </table:table-cell>
          <table:table-cell table:formula="of:=SUM([day_hosp_csv_all.G164:.K164])" office:value-type="float" office:value="5.714285713" calcext:value-type="float">
            <text:p>5.714285713</text:p>
          </table:table-cell>
          <table:table-cell table:formula="of:=SUM([day_hosp_csv_all.L164:.Q164])" office:value-type="float" office:value="7.428571427" calcext:value-type="float">
            <text:p>7.428571427</text:p>
          </table:table-cell>
          <table:table-cell table:formula="of:=[day_hosp_csv_all.R164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5:.B165])" office:value-type="float" office:value="0" calcext:value-type="float">
            <text:p>0</text:p>
          </table:table-cell>
          <table:table-cell table:formula="of:=SUM([day_hosp_csv_all.C165:.F165])" office:value-type="float" office:value="1.428571429" calcext:value-type="float">
            <text:p>1.428571429</text:p>
          </table:table-cell>
          <table:table-cell table:formula="of:=SUM([day_hosp_csv_all.G165:.K165])" office:value-type="float" office:value="5.714285713" calcext:value-type="float">
            <text:p>5.714285713</text:p>
          </table:table-cell>
          <table:table-cell table:formula="of:=SUM([day_hosp_csv_all.L165:.Q165])" office:value-type="float" office:value="7.428571427" calcext:value-type="float">
            <text:p>7.428571427</text:p>
          </table:table-cell>
          <table:table-cell table:formula="of:=[day_hosp_csv_all.R165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6:.B166])" office:value-type="float" office:value="0" calcext:value-type="float">
            <text:p>0</text:p>
          </table:table-cell>
          <table:table-cell table:formula="of:=SUM([day_hosp_csv_all.C166:.F166])" office:value-type="float" office:value="1.428571429" calcext:value-type="float">
            <text:p>1.428571429</text:p>
          </table:table-cell>
          <table:table-cell table:formula="of:=SUM([day_hosp_csv_all.G166:.K166])" office:value-type="float" office:value="5.714285713" calcext:value-type="float">
            <text:p>5.714285713</text:p>
          </table:table-cell>
          <table:table-cell table:formula="of:=SUM([day_hosp_csv_all.L166:.Q166])" office:value-type="float" office:value="7.428571427" calcext:value-type="float">
            <text:p>7.428571427</text:p>
          </table:table-cell>
          <table:table-cell table:formula="of:=[day_hosp_csv_all.R166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7:.B167])" office:value-type="float" office:value="0" calcext:value-type="float">
            <text:p>0</text:p>
          </table:table-cell>
          <table:table-cell table:formula="of:=SUM([day_hosp_csv_all.C167:.F167])" office:value-type="float" office:value="1.428571429" calcext:value-type="float">
            <text:p>1.428571429</text:p>
          </table:table-cell>
          <table:table-cell table:formula="of:=SUM([day_hosp_csv_all.G167:.K167])" office:value-type="float" office:value="5.714285713" calcext:value-type="float">
            <text:p>5.714285713</text:p>
          </table:table-cell>
          <table:table-cell table:formula="of:=SUM([day_hosp_csv_all.L167:.Q167])" office:value-type="float" office:value="7.428571427" calcext:value-type="float">
            <text:p>7.428571427</text:p>
          </table:table-cell>
          <table:table-cell table:formula="of:=[day_hosp_csv_all.R167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8:.B168])" office:value-type="float" office:value="0" calcext:value-type="float">
            <text:p>0</text:p>
          </table:table-cell>
          <table:table-cell table:formula="of:=SUM([day_hosp_csv_all.C168:.F168])" office:value-type="float" office:value="1.428571429" calcext:value-type="float">
            <text:p>1.428571429</text:p>
          </table:table-cell>
          <table:table-cell table:formula="of:=SUM([day_hosp_csv_all.G168:.K168])" office:value-type="float" office:value="5.714285713" calcext:value-type="float">
            <text:p>5.714285713</text:p>
          </table:table-cell>
          <table:table-cell table:formula="of:=SUM([day_hosp_csv_all.L168:.Q168])" office:value-type="float" office:value="7.428571427" calcext:value-type="float">
            <text:p>7.428571427</text:p>
          </table:table-cell>
          <table:table-cell table:formula="of:=[day_hosp_csv_all.R168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69:.B169])" office:value-type="float" office:value="0" calcext:value-type="float">
            <text:p>0</text:p>
          </table:table-cell>
          <table:table-cell table:formula="of:=SUM([day_hosp_csv_all.C169:.F169])" office:value-type="float" office:value="1.428571429" calcext:value-type="float">
            <text:p>1.428571429</text:p>
          </table:table-cell>
          <table:table-cell table:formula="of:=SUM([day_hosp_csv_all.G169:.K169])" office:value-type="float" office:value="5.714285713" calcext:value-type="float">
            <text:p>5.714285713</text:p>
          </table:table-cell>
          <table:table-cell table:formula="of:=SUM([day_hosp_csv_all.L169:.Q169])" office:value-type="float" office:value="7.428571427" calcext:value-type="float">
            <text:p>7.428571427</text:p>
          </table:table-cell>
          <table:table-cell table:formula="of:=[day_hosp_csv_all.R169]" office:value-type="float" office:value="14.571428569" calcext:value-type="float">
            <text:p>14.571428569</text:p>
          </table:table-cell>
          <table:table-cell table:number-columns-repeated="1019"/>
        </table:table-row>
        <table:table-row table:style-name="ro1">
          <table:table-cell table:formula="of:=SUM([day_hosp_csv_all.A170:.B170])" office:value-type="float" office:value="0.285714286" calcext:value-type="float">
            <text:p>0.285714286</text:p>
          </table:table-cell>
          <table:table-cell table:formula="of:=SUM([day_hosp_csv_all.C170:.F170])" office:value-type="float" office:value="1.714285714" calcext:value-type="float">
            <text:p>1.714285714</text:p>
          </table:table-cell>
          <table:table-cell table:formula="of:=SUM([day_hosp_csv_all.G170:.K170])" office:value-type="float" office:value="5.285714287" calcext:value-type="float">
            <text:p>5.285714287</text:p>
          </table:table-cell>
          <table:table-cell table:formula="of:=SUM([day_hosp_csv_all.L170:.Q170])" office:value-type="float" office:value="12.285714286" calcext:value-type="float">
            <text:p>12.285714286</text:p>
          </table:table-cell>
          <table:table-cell table:formula="of:=[day_hosp_csv_all.R170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1:.B171])" office:value-type="float" office:value="0.285714286" calcext:value-type="float">
            <text:p>0.285714286</text:p>
          </table:table-cell>
          <table:table-cell table:formula="of:=SUM([day_hosp_csv_all.C171:.F171])" office:value-type="float" office:value="1.714285714" calcext:value-type="float">
            <text:p>1.714285714</text:p>
          </table:table-cell>
          <table:table-cell table:formula="of:=SUM([day_hosp_csv_all.G171:.K171])" office:value-type="float" office:value="5.285714287" calcext:value-type="float">
            <text:p>5.285714287</text:p>
          </table:table-cell>
          <table:table-cell table:formula="of:=SUM([day_hosp_csv_all.L171:.Q171])" office:value-type="float" office:value="12.285714286" calcext:value-type="float">
            <text:p>12.285714286</text:p>
          </table:table-cell>
          <table:table-cell table:formula="of:=[day_hosp_csv_all.R171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2:.B172])" office:value-type="float" office:value="0.285714286" calcext:value-type="float">
            <text:p>0.285714286</text:p>
          </table:table-cell>
          <table:table-cell table:formula="of:=SUM([day_hosp_csv_all.C172:.F172])" office:value-type="float" office:value="1.714285714" calcext:value-type="float">
            <text:p>1.714285714</text:p>
          </table:table-cell>
          <table:table-cell table:formula="of:=SUM([day_hosp_csv_all.G172:.K172])" office:value-type="float" office:value="5.285714287" calcext:value-type="float">
            <text:p>5.285714287</text:p>
          </table:table-cell>
          <table:table-cell table:formula="of:=SUM([day_hosp_csv_all.L172:.Q172])" office:value-type="float" office:value="12.285714286" calcext:value-type="float">
            <text:p>12.285714286</text:p>
          </table:table-cell>
          <table:table-cell table:formula="of:=[day_hosp_csv_all.R172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3:.B173])" office:value-type="float" office:value="0.285714286" calcext:value-type="float">
            <text:p>0.285714286</text:p>
          </table:table-cell>
          <table:table-cell table:formula="of:=SUM([day_hosp_csv_all.C173:.F173])" office:value-type="float" office:value="1.714285714" calcext:value-type="float">
            <text:p>1.714285714</text:p>
          </table:table-cell>
          <table:table-cell table:formula="of:=SUM([day_hosp_csv_all.G173:.K173])" office:value-type="float" office:value="5.285714287" calcext:value-type="float">
            <text:p>5.285714287</text:p>
          </table:table-cell>
          <table:table-cell table:formula="of:=SUM([day_hosp_csv_all.L173:.Q173])" office:value-type="float" office:value="12.285714286" calcext:value-type="float">
            <text:p>12.285714286</text:p>
          </table:table-cell>
          <table:table-cell table:formula="of:=[day_hosp_csv_all.R173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4:.B174])" office:value-type="float" office:value="0.285714286" calcext:value-type="float">
            <text:p>0.285714286</text:p>
          </table:table-cell>
          <table:table-cell table:formula="of:=SUM([day_hosp_csv_all.C174:.F174])" office:value-type="float" office:value="1.714285714" calcext:value-type="float">
            <text:p>1.714285714</text:p>
          </table:table-cell>
          <table:table-cell table:formula="of:=SUM([day_hosp_csv_all.G174:.K174])" office:value-type="float" office:value="5.285714287" calcext:value-type="float">
            <text:p>5.285714287</text:p>
          </table:table-cell>
          <table:table-cell table:formula="of:=SUM([day_hosp_csv_all.L174:.Q174])" office:value-type="float" office:value="12.285714286" calcext:value-type="float">
            <text:p>12.285714286</text:p>
          </table:table-cell>
          <table:table-cell table:formula="of:=[day_hosp_csv_all.R174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5:.B175])" office:value-type="float" office:value="0.285714286" calcext:value-type="float">
            <text:p>0.285714286</text:p>
          </table:table-cell>
          <table:table-cell table:formula="of:=SUM([day_hosp_csv_all.C175:.F175])" office:value-type="float" office:value="1.714285714" calcext:value-type="float">
            <text:p>1.714285714</text:p>
          </table:table-cell>
          <table:table-cell table:formula="of:=SUM([day_hosp_csv_all.G175:.K175])" office:value-type="float" office:value="5.285714287" calcext:value-type="float">
            <text:p>5.285714287</text:p>
          </table:table-cell>
          <table:table-cell table:formula="of:=SUM([day_hosp_csv_all.L175:.Q175])" office:value-type="float" office:value="12.285714286" calcext:value-type="float">
            <text:p>12.285714286</text:p>
          </table:table-cell>
          <table:table-cell table:formula="of:=[day_hosp_csv_all.R175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6:.B176])" office:value-type="float" office:value="0.285714286" calcext:value-type="float">
            <text:p>0.285714286</text:p>
          </table:table-cell>
          <table:table-cell table:formula="of:=SUM([day_hosp_csv_all.C176:.F176])" office:value-type="float" office:value="1.714285714" calcext:value-type="float">
            <text:p>1.714285714</text:p>
          </table:table-cell>
          <table:table-cell table:formula="of:=SUM([day_hosp_csv_all.G176:.K176])" office:value-type="float" office:value="5.285714287" calcext:value-type="float">
            <text:p>5.285714287</text:p>
          </table:table-cell>
          <table:table-cell table:formula="of:=SUM([day_hosp_csv_all.L176:.Q176])" office:value-type="float" office:value="12.285714286" calcext:value-type="float">
            <text:p>12.285714286</text:p>
          </table:table-cell>
          <table:table-cell table:formula="of:=[day_hosp_csv_all.R176]" office:value-type="float" office:value="19.571428573" calcext:value-type="float">
            <text:p>19.571428573</text:p>
          </table:table-cell>
          <table:table-cell table:number-columns-repeated="1019"/>
        </table:table-row>
        <table:table-row table:style-name="ro1">
          <table:table-cell table:formula="of:=SUM([day_hosp_csv_all.A177:.B177])" office:value-type="float" office:value="0.142857143" calcext:value-type="float">
            <text:p>0.142857143</text:p>
          </table:table-cell>
          <table:table-cell table:formula="of:=SUM([day_hosp_csv_all.C177:.F177])" office:value-type="float" office:value="1.142857143" calcext:value-type="float">
            <text:p>1.142857143</text:p>
          </table:table-cell>
          <table:table-cell table:formula="of:=SUM([day_hosp_csv_all.G177:.K177])" office:value-type="float" office:value="7.714285715" calcext:value-type="float">
            <text:p>7.714285715</text:p>
          </table:table-cell>
          <table:table-cell table:formula="of:=SUM([day_hosp_csv_all.L177:.Q177])" office:value-type="float" office:value="8.571428573" calcext:value-type="float">
            <text:p>8.571428573</text:p>
          </table:table-cell>
          <table:table-cell table:formula="of:=[day_hosp_csv_all.R177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78:.B178])" office:value-type="float" office:value="0.142857143" calcext:value-type="float">
            <text:p>0.142857143</text:p>
          </table:table-cell>
          <table:table-cell table:formula="of:=SUM([day_hosp_csv_all.C178:.F178])" office:value-type="float" office:value="1.142857143" calcext:value-type="float">
            <text:p>1.142857143</text:p>
          </table:table-cell>
          <table:table-cell table:formula="of:=SUM([day_hosp_csv_all.G178:.K178])" office:value-type="float" office:value="7.714285715" calcext:value-type="float">
            <text:p>7.714285715</text:p>
          </table:table-cell>
          <table:table-cell table:formula="of:=SUM([day_hosp_csv_all.L178:.Q178])" office:value-type="float" office:value="8.571428573" calcext:value-type="float">
            <text:p>8.571428573</text:p>
          </table:table-cell>
          <table:table-cell table:formula="of:=[day_hosp_csv_all.R178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79:.B179])" office:value-type="float" office:value="0.142857143" calcext:value-type="float">
            <text:p>0.142857143</text:p>
          </table:table-cell>
          <table:table-cell table:formula="of:=SUM([day_hosp_csv_all.C179:.F179])" office:value-type="float" office:value="1.142857143" calcext:value-type="float">
            <text:p>1.142857143</text:p>
          </table:table-cell>
          <table:table-cell table:formula="of:=SUM([day_hosp_csv_all.G179:.K179])" office:value-type="float" office:value="7.714285715" calcext:value-type="float">
            <text:p>7.714285715</text:p>
          </table:table-cell>
          <table:table-cell table:formula="of:=SUM([day_hosp_csv_all.L179:.Q179])" office:value-type="float" office:value="8.571428573" calcext:value-type="float">
            <text:p>8.571428573</text:p>
          </table:table-cell>
          <table:table-cell table:formula="of:=[day_hosp_csv_all.R179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80:.B180])" office:value-type="float" office:value="0.142857143" calcext:value-type="float">
            <text:p>0.142857143</text:p>
          </table:table-cell>
          <table:table-cell table:formula="of:=SUM([day_hosp_csv_all.C180:.F180])" office:value-type="float" office:value="1.142857143" calcext:value-type="float">
            <text:p>1.142857143</text:p>
          </table:table-cell>
          <table:table-cell table:formula="of:=SUM([day_hosp_csv_all.G180:.K180])" office:value-type="float" office:value="7.714285715" calcext:value-type="float">
            <text:p>7.714285715</text:p>
          </table:table-cell>
          <table:table-cell table:formula="of:=SUM([day_hosp_csv_all.L180:.Q180])" office:value-type="float" office:value="8.571428573" calcext:value-type="float">
            <text:p>8.571428573</text:p>
          </table:table-cell>
          <table:table-cell table:formula="of:=[day_hosp_csv_all.R180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81:.B181])" office:value-type="float" office:value="0.142857143" calcext:value-type="float">
            <text:p>0.142857143</text:p>
          </table:table-cell>
          <table:table-cell table:formula="of:=SUM([day_hosp_csv_all.C181:.F181])" office:value-type="float" office:value="1.142857143" calcext:value-type="float">
            <text:p>1.142857143</text:p>
          </table:table-cell>
          <table:table-cell table:formula="of:=SUM([day_hosp_csv_all.G181:.K181])" office:value-type="float" office:value="7.714285715" calcext:value-type="float">
            <text:p>7.714285715</text:p>
          </table:table-cell>
          <table:table-cell table:formula="of:=SUM([day_hosp_csv_all.L181:.Q181])" office:value-type="float" office:value="8.571428573" calcext:value-type="float">
            <text:p>8.571428573</text:p>
          </table:table-cell>
          <table:table-cell table:formula="of:=[day_hosp_csv_all.R181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82:.B182])" office:value-type="float" office:value="0.142857143" calcext:value-type="float">
            <text:p>0.142857143</text:p>
          </table:table-cell>
          <table:table-cell table:formula="of:=SUM([day_hosp_csv_all.C182:.F182])" office:value-type="float" office:value="1.142857143" calcext:value-type="float">
            <text:p>1.142857143</text:p>
          </table:table-cell>
          <table:table-cell table:formula="of:=SUM([day_hosp_csv_all.G182:.K182])" office:value-type="float" office:value="7.714285715" calcext:value-type="float">
            <text:p>7.714285715</text:p>
          </table:table-cell>
          <table:table-cell table:formula="of:=SUM([day_hosp_csv_all.L182:.Q182])" office:value-type="float" office:value="8.571428573" calcext:value-type="float">
            <text:p>8.571428573</text:p>
          </table:table-cell>
          <table:table-cell table:formula="of:=[day_hosp_csv_all.R182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83:.B183])" office:value-type="float" office:value="0.142857143" calcext:value-type="float">
            <text:p>0.142857143</text:p>
          </table:table-cell>
          <table:table-cell table:formula="of:=SUM([day_hosp_csv_all.C183:.F183])" office:value-type="float" office:value="1.142857143" calcext:value-type="float">
            <text:p>1.142857143</text:p>
          </table:table-cell>
          <table:table-cell table:formula="of:=SUM([day_hosp_csv_all.G183:.K183])" office:value-type="float" office:value="7.714285715" calcext:value-type="float">
            <text:p>7.714285715</text:p>
          </table:table-cell>
          <table:table-cell table:formula="of:=SUM([day_hosp_csv_all.L183:.Q183])" office:value-type="float" office:value="8.571428573" calcext:value-type="float">
            <text:p>8.571428573</text:p>
          </table:table-cell>
          <table:table-cell table:formula="of:=[day_hosp_csv_all.R183]" office:value-type="float" office:value="17.571428574" calcext:value-type="float">
            <text:p>17.571428574</text:p>
          </table:table-cell>
          <table:table-cell table:number-columns-repeated="1019"/>
        </table:table-row>
        <table:table-row table:style-name="ro1">
          <table:table-cell table:formula="of:=SUM([day_hosp_csv_all.A184:.B184])" office:value-type="float" office:value="0.285714286" calcext:value-type="float">
            <text:p>0.285714286</text:p>
          </table:table-cell>
          <table:table-cell table:formula="of:=SUM([day_hosp_csv_all.C184:.F184])" office:value-type="float" office:value="1.714285715" calcext:value-type="float">
            <text:p>1.714285715</text:p>
          </table:table-cell>
          <table:table-cell table:formula="of:=SUM([day_hosp_csv_all.G184:.K184])" office:value-type="float" office:value="4.428571429" calcext:value-type="float">
            <text:p>4.428571429</text:p>
          </table:table-cell>
          <table:table-cell table:formula="of:=SUM([day_hosp_csv_all.L184:.Q184])" office:value-type="float" office:value="5.142857142" calcext:value-type="float">
            <text:p>5.142857142</text:p>
          </table:table-cell>
          <table:table-cell table:formula="of:=[day_hosp_csv_all.R184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85:.B185])" office:value-type="float" office:value="0.285714286" calcext:value-type="float">
            <text:p>0.285714286</text:p>
          </table:table-cell>
          <table:table-cell table:formula="of:=SUM([day_hosp_csv_all.C185:.F185])" office:value-type="float" office:value="1.714285715" calcext:value-type="float">
            <text:p>1.714285715</text:p>
          </table:table-cell>
          <table:table-cell table:formula="of:=SUM([day_hosp_csv_all.G185:.K185])" office:value-type="float" office:value="4.428571429" calcext:value-type="float">
            <text:p>4.428571429</text:p>
          </table:table-cell>
          <table:table-cell table:formula="of:=SUM([day_hosp_csv_all.L185:.Q185])" office:value-type="float" office:value="5.142857142" calcext:value-type="float">
            <text:p>5.142857142</text:p>
          </table:table-cell>
          <table:table-cell table:formula="of:=[day_hosp_csv_all.R185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86:.B186])" office:value-type="float" office:value="0.285714286" calcext:value-type="float">
            <text:p>0.285714286</text:p>
          </table:table-cell>
          <table:table-cell table:formula="of:=SUM([day_hosp_csv_all.C186:.F186])" office:value-type="float" office:value="1.714285715" calcext:value-type="float">
            <text:p>1.714285715</text:p>
          </table:table-cell>
          <table:table-cell table:formula="of:=SUM([day_hosp_csv_all.G186:.K186])" office:value-type="float" office:value="4.428571429" calcext:value-type="float">
            <text:p>4.428571429</text:p>
          </table:table-cell>
          <table:table-cell table:formula="of:=SUM([day_hosp_csv_all.L186:.Q186])" office:value-type="float" office:value="5.142857142" calcext:value-type="float">
            <text:p>5.142857142</text:p>
          </table:table-cell>
          <table:table-cell table:formula="of:=[day_hosp_csv_all.R186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87:.B187])" office:value-type="float" office:value="0.285714286" calcext:value-type="float">
            <text:p>0.285714286</text:p>
          </table:table-cell>
          <table:table-cell table:formula="of:=SUM([day_hosp_csv_all.C187:.F187])" office:value-type="float" office:value="1.714285715" calcext:value-type="float">
            <text:p>1.714285715</text:p>
          </table:table-cell>
          <table:table-cell table:formula="of:=SUM([day_hosp_csv_all.G187:.K187])" office:value-type="float" office:value="4.428571429" calcext:value-type="float">
            <text:p>4.428571429</text:p>
          </table:table-cell>
          <table:table-cell table:formula="of:=SUM([day_hosp_csv_all.L187:.Q187])" office:value-type="float" office:value="5.142857142" calcext:value-type="float">
            <text:p>5.142857142</text:p>
          </table:table-cell>
          <table:table-cell table:formula="of:=[day_hosp_csv_all.R187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88:.B188])" office:value-type="float" office:value="0.285714286" calcext:value-type="float">
            <text:p>0.285714286</text:p>
          </table:table-cell>
          <table:table-cell table:formula="of:=SUM([day_hosp_csv_all.C188:.F188])" office:value-type="float" office:value="1.714285715" calcext:value-type="float">
            <text:p>1.714285715</text:p>
          </table:table-cell>
          <table:table-cell table:formula="of:=SUM([day_hosp_csv_all.G188:.K188])" office:value-type="float" office:value="4.428571429" calcext:value-type="float">
            <text:p>4.428571429</text:p>
          </table:table-cell>
          <table:table-cell table:formula="of:=SUM([day_hosp_csv_all.L188:.Q188])" office:value-type="float" office:value="5.142857142" calcext:value-type="float">
            <text:p>5.142857142</text:p>
          </table:table-cell>
          <table:table-cell table:formula="of:=[day_hosp_csv_all.R188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89:.B189])" office:value-type="float" office:value="0.285714286" calcext:value-type="float">
            <text:p>0.285714286</text:p>
          </table:table-cell>
          <table:table-cell table:formula="of:=SUM([day_hosp_csv_all.C189:.F189])" office:value-type="float" office:value="1.714285715" calcext:value-type="float">
            <text:p>1.714285715</text:p>
          </table:table-cell>
          <table:table-cell table:formula="of:=SUM([day_hosp_csv_all.G189:.K189])" office:value-type="float" office:value="4.428571429" calcext:value-type="float">
            <text:p>4.428571429</text:p>
          </table:table-cell>
          <table:table-cell table:formula="of:=SUM([day_hosp_csv_all.L189:.Q189])" office:value-type="float" office:value="5.142857142" calcext:value-type="float">
            <text:p>5.142857142</text:p>
          </table:table-cell>
          <table:table-cell table:formula="of:=[day_hosp_csv_all.R189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90:.B190])" office:value-type="float" office:value="0.285714286" calcext:value-type="float">
            <text:p>0.285714286</text:p>
          </table:table-cell>
          <table:table-cell table:formula="of:=SUM([day_hosp_csv_all.C190:.F190])" office:value-type="float" office:value="1.714285715" calcext:value-type="float">
            <text:p>1.714285715</text:p>
          </table:table-cell>
          <table:table-cell table:formula="of:=SUM([day_hosp_csv_all.G190:.K190])" office:value-type="float" office:value="4.428571429" calcext:value-type="float">
            <text:p>4.428571429</text:p>
          </table:table-cell>
          <table:table-cell table:formula="of:=SUM([day_hosp_csv_all.L190:.Q190])" office:value-type="float" office:value="5.142857142" calcext:value-type="float">
            <text:p>5.142857142</text:p>
          </table:table-cell>
          <table:table-cell table:formula="of:=[day_hosp_csv_all.R190]" office:value-type="float" office:value="11.571428572" calcext:value-type="float">
            <text:p>11.571428572</text:p>
          </table:table-cell>
          <table:table-cell table:number-columns-repeated="1019"/>
        </table:table-row>
        <table:table-row table:style-name="ro1">
          <table:table-cell table:formula="of:=SUM([day_hosp_csv_all.A191:.B191])" office:value-type="float" office:value="0.285714286" calcext:value-type="float">
            <text:p>0.285714286</text:p>
          </table:table-cell>
          <table:table-cell table:formula="of:=SUM([day_hosp_csv_all.C191:.F191])" office:value-type="float" office:value="1.714285714" calcext:value-type="float">
            <text:p>1.714285714</text:p>
          </table:table-cell>
          <table:table-cell table:formula="of:=SUM([day_hosp_csv_all.G191:.K191])" office:value-type="float" office:value="8.142857143" calcext:value-type="float">
            <text:p>8.142857143</text:p>
          </table:table-cell>
          <table:table-cell table:formula="of:=SUM([day_hosp_csv_all.L191:.Q191])" office:value-type="float" office:value="7" calcext:value-type="float">
            <text:p>7</text:p>
          </table:table-cell>
          <table:table-cell table:formula="of:=[day_hosp_csv_all.R191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2:.B192])" office:value-type="float" office:value="0.285714286" calcext:value-type="float">
            <text:p>0.285714286</text:p>
          </table:table-cell>
          <table:table-cell table:formula="of:=SUM([day_hosp_csv_all.C192:.F192])" office:value-type="float" office:value="1.714285714" calcext:value-type="float">
            <text:p>1.714285714</text:p>
          </table:table-cell>
          <table:table-cell table:formula="of:=SUM([day_hosp_csv_all.G192:.K192])" office:value-type="float" office:value="8.142857143" calcext:value-type="float">
            <text:p>8.142857143</text:p>
          </table:table-cell>
          <table:table-cell table:formula="of:=SUM([day_hosp_csv_all.L192:.Q192])" office:value-type="float" office:value="7" calcext:value-type="float">
            <text:p>7</text:p>
          </table:table-cell>
          <table:table-cell table:formula="of:=[day_hosp_csv_all.R192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3:.B193])" office:value-type="float" office:value="0.285714286" calcext:value-type="float">
            <text:p>0.285714286</text:p>
          </table:table-cell>
          <table:table-cell table:formula="of:=SUM([day_hosp_csv_all.C193:.F193])" office:value-type="float" office:value="1.714285714" calcext:value-type="float">
            <text:p>1.714285714</text:p>
          </table:table-cell>
          <table:table-cell table:formula="of:=SUM([day_hosp_csv_all.G193:.K193])" office:value-type="float" office:value="8.142857143" calcext:value-type="float">
            <text:p>8.142857143</text:p>
          </table:table-cell>
          <table:table-cell table:formula="of:=SUM([day_hosp_csv_all.L193:.Q193])" office:value-type="float" office:value="7" calcext:value-type="float">
            <text:p>7</text:p>
          </table:table-cell>
          <table:table-cell table:formula="of:=[day_hosp_csv_all.R193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4:.B194])" office:value-type="float" office:value="0.285714286" calcext:value-type="float">
            <text:p>0.285714286</text:p>
          </table:table-cell>
          <table:table-cell table:formula="of:=SUM([day_hosp_csv_all.C194:.F194])" office:value-type="float" office:value="1.714285714" calcext:value-type="float">
            <text:p>1.714285714</text:p>
          </table:table-cell>
          <table:table-cell table:formula="of:=SUM([day_hosp_csv_all.G194:.K194])" office:value-type="float" office:value="8.142857143" calcext:value-type="float">
            <text:p>8.142857143</text:p>
          </table:table-cell>
          <table:table-cell table:formula="of:=SUM([day_hosp_csv_all.L194:.Q194])" office:value-type="float" office:value="7" calcext:value-type="float">
            <text:p>7</text:p>
          </table:table-cell>
          <table:table-cell table:formula="of:=[day_hosp_csv_all.R194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5:.B195])" office:value-type="float" office:value="0.285714286" calcext:value-type="float">
            <text:p>0.285714286</text:p>
          </table:table-cell>
          <table:table-cell table:formula="of:=SUM([day_hosp_csv_all.C195:.F195])" office:value-type="float" office:value="1.714285714" calcext:value-type="float">
            <text:p>1.714285714</text:p>
          </table:table-cell>
          <table:table-cell table:formula="of:=SUM([day_hosp_csv_all.G195:.K195])" office:value-type="float" office:value="8.142857143" calcext:value-type="float">
            <text:p>8.142857143</text:p>
          </table:table-cell>
          <table:table-cell table:formula="of:=SUM([day_hosp_csv_all.L195:.Q195])" office:value-type="float" office:value="7" calcext:value-type="float">
            <text:p>7</text:p>
          </table:table-cell>
          <table:table-cell table:formula="of:=[day_hosp_csv_all.R195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6:.B196])" office:value-type="float" office:value="0.285714286" calcext:value-type="float">
            <text:p>0.285714286</text:p>
          </table:table-cell>
          <table:table-cell table:formula="of:=SUM([day_hosp_csv_all.C196:.F196])" office:value-type="float" office:value="1.714285714" calcext:value-type="float">
            <text:p>1.714285714</text:p>
          </table:table-cell>
          <table:table-cell table:formula="of:=SUM([day_hosp_csv_all.G196:.K196])" office:value-type="float" office:value="8.142857143" calcext:value-type="float">
            <text:p>8.142857143</text:p>
          </table:table-cell>
          <table:table-cell table:formula="of:=SUM([day_hosp_csv_all.L196:.Q196])" office:value-type="float" office:value="7" calcext:value-type="float">
            <text:p>7</text:p>
          </table:table-cell>
          <table:table-cell table:formula="of:=[day_hosp_csv_all.R196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7:.B197])" office:value-type="float" office:value="0.285714286" calcext:value-type="float">
            <text:p>0.285714286</text:p>
          </table:table-cell>
          <table:table-cell table:formula="of:=SUM([day_hosp_csv_all.C197:.F197])" office:value-type="float" office:value="1.714285714" calcext:value-type="float">
            <text:p>1.714285714</text:p>
          </table:table-cell>
          <table:table-cell table:formula="of:=SUM([day_hosp_csv_all.G197:.K197])" office:value-type="float" office:value="8.142857143" calcext:value-type="float">
            <text:p>8.142857143</text:p>
          </table:table-cell>
          <table:table-cell table:formula="of:=SUM([day_hosp_csv_all.L197:.Q197])" office:value-type="float" office:value="7" calcext:value-type="float">
            <text:p>7</text:p>
          </table:table-cell>
          <table:table-cell table:formula="of:=[day_hosp_csv_all.R197]" office:value-type="float" office:value="17.142857143" calcext:value-type="float">
            <text:p>17.142857143</text:p>
          </table:table-cell>
          <table:table-cell table:number-columns-repeated="1019"/>
        </table:table-row>
        <table:table-row table:style-name="ro1">
          <table:table-cell table:formula="of:=SUM([day_hosp_csv_all.A198:.B198])" office:value-type="float" office:value="0.571428572" calcext:value-type="float">
            <text:p>0.571428572</text:p>
          </table:table-cell>
          <table:table-cell table:formula="of:=SUM([day_hosp_csv_all.C198:.F198])" office:value-type="float" office:value="2.428571429" calcext:value-type="float">
            <text:p>2.428571429</text:p>
          </table:table-cell>
          <table:table-cell table:formula="of:=SUM([day_hosp_csv_all.G198:.K198])" office:value-type="float" office:value="11.285714286" calcext:value-type="float">
            <text:p>11.285714286</text:p>
          </table:table-cell>
          <table:table-cell table:formula="of:=SUM([day_hosp_csv_all.L198:.Q198])" office:value-type="float" office:value="15.142857142" calcext:value-type="float">
            <text:p>15.142857142</text:p>
          </table:table-cell>
          <table:table-cell table:formula="of:=[day_hosp_csv_all.R198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199:.B199])" office:value-type="float" office:value="0.571428572" calcext:value-type="float">
            <text:p>0.571428572</text:p>
          </table:table-cell>
          <table:table-cell table:formula="of:=SUM([day_hosp_csv_all.C199:.F199])" office:value-type="float" office:value="2.428571429" calcext:value-type="float">
            <text:p>2.428571429</text:p>
          </table:table-cell>
          <table:table-cell table:formula="of:=SUM([day_hosp_csv_all.G199:.K199])" office:value-type="float" office:value="11.285714286" calcext:value-type="float">
            <text:p>11.285714286</text:p>
          </table:table-cell>
          <table:table-cell table:formula="of:=SUM([day_hosp_csv_all.L199:.Q199])" office:value-type="float" office:value="15.142857142" calcext:value-type="float">
            <text:p>15.142857142</text:p>
          </table:table-cell>
          <table:table-cell table:formula="of:=[day_hosp_csv_all.R199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0:.B200])" office:value-type="float" office:value="0.571428572" calcext:value-type="float">
            <text:p>0.571428572</text:p>
          </table:table-cell>
          <table:table-cell table:formula="of:=SUM([day_hosp_csv_all.C200:.F200])" office:value-type="float" office:value="2.428571429" calcext:value-type="float">
            <text:p>2.428571429</text:p>
          </table:table-cell>
          <table:table-cell table:formula="of:=SUM([day_hosp_csv_all.G200:.K200])" office:value-type="float" office:value="11.285714286" calcext:value-type="float">
            <text:p>11.285714286</text:p>
          </table:table-cell>
          <table:table-cell table:formula="of:=SUM([day_hosp_csv_all.L200:.Q200])" office:value-type="float" office:value="15.142857142" calcext:value-type="float">
            <text:p>15.142857142</text:p>
          </table:table-cell>
          <table:table-cell table:formula="of:=[day_hosp_csv_all.R200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1:.B201])" office:value-type="float" office:value="0.571428572" calcext:value-type="float">
            <text:p>0.571428572</text:p>
          </table:table-cell>
          <table:table-cell table:formula="of:=SUM([day_hosp_csv_all.C201:.F201])" office:value-type="float" office:value="2.428571429" calcext:value-type="float">
            <text:p>2.428571429</text:p>
          </table:table-cell>
          <table:table-cell table:formula="of:=SUM([day_hosp_csv_all.G201:.K201])" office:value-type="float" office:value="11.285714286" calcext:value-type="float">
            <text:p>11.285714286</text:p>
          </table:table-cell>
          <table:table-cell table:formula="of:=SUM([day_hosp_csv_all.L201:.Q201])" office:value-type="float" office:value="15.142857142" calcext:value-type="float">
            <text:p>15.142857142</text:p>
          </table:table-cell>
          <table:table-cell table:formula="of:=[day_hosp_csv_all.R201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2:.B202])" office:value-type="float" office:value="0.571428572" calcext:value-type="float">
            <text:p>0.571428572</text:p>
          </table:table-cell>
          <table:table-cell table:formula="of:=SUM([day_hosp_csv_all.C202:.F202])" office:value-type="float" office:value="2.428571429" calcext:value-type="float">
            <text:p>2.428571429</text:p>
          </table:table-cell>
          <table:table-cell table:formula="of:=SUM([day_hosp_csv_all.G202:.K202])" office:value-type="float" office:value="11.285714286" calcext:value-type="float">
            <text:p>11.285714286</text:p>
          </table:table-cell>
          <table:table-cell table:formula="of:=SUM([day_hosp_csv_all.L202:.Q202])" office:value-type="float" office:value="15.142857142" calcext:value-type="float">
            <text:p>15.142857142</text:p>
          </table:table-cell>
          <table:table-cell table:formula="of:=[day_hosp_csv_all.R202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3:.B203])" office:value-type="float" office:value="0.571428572" calcext:value-type="float">
            <text:p>0.571428572</text:p>
          </table:table-cell>
          <table:table-cell table:formula="of:=SUM([day_hosp_csv_all.C203:.F203])" office:value-type="float" office:value="2.428571429" calcext:value-type="float">
            <text:p>2.428571429</text:p>
          </table:table-cell>
          <table:table-cell table:formula="of:=SUM([day_hosp_csv_all.G203:.K203])" office:value-type="float" office:value="11.285714286" calcext:value-type="float">
            <text:p>11.285714286</text:p>
          </table:table-cell>
          <table:table-cell table:formula="of:=SUM([day_hosp_csv_all.L203:.Q203])" office:value-type="float" office:value="15.142857142" calcext:value-type="float">
            <text:p>15.142857142</text:p>
          </table:table-cell>
          <table:table-cell table:formula="of:=[day_hosp_csv_all.R203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4:.B204])" office:value-type="float" office:value="0.571428572" calcext:value-type="float">
            <text:p>0.571428572</text:p>
          </table:table-cell>
          <table:table-cell table:formula="of:=SUM([day_hosp_csv_all.C204:.F204])" office:value-type="float" office:value="2.428571429" calcext:value-type="float">
            <text:p>2.428571429</text:p>
          </table:table-cell>
          <table:table-cell table:formula="of:=SUM([day_hosp_csv_all.G204:.K204])" office:value-type="float" office:value="11.285714286" calcext:value-type="float">
            <text:p>11.285714286</text:p>
          </table:table-cell>
          <table:table-cell table:formula="of:=SUM([day_hosp_csv_all.L204:.Q204])" office:value-type="float" office:value="15.142857142" calcext:value-type="float">
            <text:p>15.142857142</text:p>
          </table:table-cell>
          <table:table-cell table:formula="of:=[day_hosp_csv_all.R204]" office:value-type="float" office:value="29.428571429" calcext:value-type="float">
            <text:p>29.428571429</text:p>
          </table:table-cell>
          <table:table-cell table:number-columns-repeated="1019"/>
        </table:table-row>
        <table:table-row table:style-name="ro1">
          <table:table-cell table:formula="of:=SUM([day_hosp_csv_all.A205:.B205])" office:value-type="float" office:value="0.857142857" calcext:value-type="float">
            <text:p>0.857142857</text:p>
          </table:table-cell>
          <table:table-cell table:formula="of:=SUM([day_hosp_csv_all.C205:.F205])" office:value-type="float" office:value="4.857142858" calcext:value-type="float">
            <text:p>4.857142858</text:p>
          </table:table-cell>
          <table:table-cell table:formula="of:=SUM([day_hosp_csv_all.G205:.K205])" office:value-type="float" office:value="20.428571429" calcext:value-type="float">
            <text:p>20.428571429</text:p>
          </table:table-cell>
          <table:table-cell table:formula="of:=SUM([day_hosp_csv_all.L205:.Q205])" office:value-type="float" office:value="31.571428571" calcext:value-type="float">
            <text:p>31.571428571</text:p>
          </table:table-cell>
          <table:table-cell table:formula="of:=[day_hosp_csv_all.R205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06:.B206])" office:value-type="float" office:value="0.857142857" calcext:value-type="float">
            <text:p>0.857142857</text:p>
          </table:table-cell>
          <table:table-cell table:formula="of:=SUM([day_hosp_csv_all.C206:.F206])" office:value-type="float" office:value="4.857142858" calcext:value-type="float">
            <text:p>4.857142858</text:p>
          </table:table-cell>
          <table:table-cell table:formula="of:=SUM([day_hosp_csv_all.G206:.K206])" office:value-type="float" office:value="20.428571429" calcext:value-type="float">
            <text:p>20.428571429</text:p>
          </table:table-cell>
          <table:table-cell table:formula="of:=SUM([day_hosp_csv_all.L206:.Q206])" office:value-type="float" office:value="31.571428571" calcext:value-type="float">
            <text:p>31.571428571</text:p>
          </table:table-cell>
          <table:table-cell table:formula="of:=[day_hosp_csv_all.R206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07:.B207])" office:value-type="float" office:value="0.857142857" calcext:value-type="float">
            <text:p>0.857142857</text:p>
          </table:table-cell>
          <table:table-cell table:formula="of:=SUM([day_hosp_csv_all.C207:.F207])" office:value-type="float" office:value="4.857142858" calcext:value-type="float">
            <text:p>4.857142858</text:p>
          </table:table-cell>
          <table:table-cell table:formula="of:=SUM([day_hosp_csv_all.G207:.K207])" office:value-type="float" office:value="20.428571429" calcext:value-type="float">
            <text:p>20.428571429</text:p>
          </table:table-cell>
          <table:table-cell table:formula="of:=SUM([day_hosp_csv_all.L207:.Q207])" office:value-type="float" office:value="31.571428571" calcext:value-type="float">
            <text:p>31.571428571</text:p>
          </table:table-cell>
          <table:table-cell table:formula="of:=[day_hosp_csv_all.R207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08:.B208])" office:value-type="float" office:value="0.857142857" calcext:value-type="float">
            <text:p>0.857142857</text:p>
          </table:table-cell>
          <table:table-cell table:formula="of:=SUM([day_hosp_csv_all.C208:.F208])" office:value-type="float" office:value="4.857142858" calcext:value-type="float">
            <text:p>4.857142858</text:p>
          </table:table-cell>
          <table:table-cell table:formula="of:=SUM([day_hosp_csv_all.G208:.K208])" office:value-type="float" office:value="20.428571429" calcext:value-type="float">
            <text:p>20.428571429</text:p>
          </table:table-cell>
          <table:table-cell table:formula="of:=SUM([day_hosp_csv_all.L208:.Q208])" office:value-type="float" office:value="31.571428571" calcext:value-type="float">
            <text:p>31.571428571</text:p>
          </table:table-cell>
          <table:table-cell table:formula="of:=[day_hosp_csv_all.R208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09:.B209])" office:value-type="float" office:value="0.857142857" calcext:value-type="float">
            <text:p>0.857142857</text:p>
          </table:table-cell>
          <table:table-cell table:formula="of:=SUM([day_hosp_csv_all.C209:.F209])" office:value-type="float" office:value="4.857142858" calcext:value-type="float">
            <text:p>4.857142858</text:p>
          </table:table-cell>
          <table:table-cell table:formula="of:=SUM([day_hosp_csv_all.G209:.K209])" office:value-type="float" office:value="20.428571429" calcext:value-type="float">
            <text:p>20.428571429</text:p>
          </table:table-cell>
          <table:table-cell table:formula="of:=SUM([day_hosp_csv_all.L209:.Q209])" office:value-type="float" office:value="31.571428571" calcext:value-type="float">
            <text:p>31.571428571</text:p>
          </table:table-cell>
          <table:table-cell table:formula="of:=[day_hosp_csv_all.R209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10:.B210])" office:value-type="float" office:value="0.857142857" calcext:value-type="float">
            <text:p>0.857142857</text:p>
          </table:table-cell>
          <table:table-cell table:formula="of:=SUM([day_hosp_csv_all.C210:.F210])" office:value-type="float" office:value="4.857142858" calcext:value-type="float">
            <text:p>4.857142858</text:p>
          </table:table-cell>
          <table:table-cell table:formula="of:=SUM([day_hosp_csv_all.G210:.K210])" office:value-type="float" office:value="20.428571429" calcext:value-type="float">
            <text:p>20.428571429</text:p>
          </table:table-cell>
          <table:table-cell table:formula="of:=SUM([day_hosp_csv_all.L210:.Q210])" office:value-type="float" office:value="31.571428571" calcext:value-type="float">
            <text:p>31.571428571</text:p>
          </table:table-cell>
          <table:table-cell table:formula="of:=[day_hosp_csv_all.R210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11:.B211])" office:value-type="float" office:value="0.857142857" calcext:value-type="float">
            <text:p>0.857142857</text:p>
          </table:table-cell>
          <table:table-cell table:formula="of:=SUM([day_hosp_csv_all.C211:.F211])" office:value-type="float" office:value="4.857142858" calcext:value-type="float">
            <text:p>4.857142858</text:p>
          </table:table-cell>
          <table:table-cell table:formula="of:=SUM([day_hosp_csv_all.G211:.K211])" office:value-type="float" office:value="20.428571429" calcext:value-type="float">
            <text:p>20.428571429</text:p>
          </table:table-cell>
          <table:table-cell table:formula="of:=SUM([day_hosp_csv_all.L211:.Q211])" office:value-type="float" office:value="31.571428571" calcext:value-type="float">
            <text:p>31.571428571</text:p>
          </table:table-cell>
          <table:table-cell table:formula="of:=[day_hosp_csv_all.R211]" office:value-type="float" office:value="57.714285715" calcext:value-type="float">
            <text:p>57.714285715</text:p>
          </table:table-cell>
          <table:table-cell table:number-columns-repeated="1019"/>
        </table:table-row>
        <table:table-row table:style-name="ro1">
          <table:table-cell table:formula="of:=SUM([day_hosp_csv_all.A212:.B212])" office:value-type="float" office:value="3" calcext:value-type="float">
            <text:p>3</text:p>
          </table:table-cell>
          <table:table-cell table:formula="of:=SUM([day_hosp_csv_all.C212:.F212])" office:value-type="float" office:value="6.714285714" calcext:value-type="float">
            <text:p>6.714285714</text:p>
          </table:table-cell>
          <table:table-cell table:formula="of:=SUM([day_hosp_csv_all.G212:.K212])" office:value-type="float" office:value="31.857142857" calcext:value-type="float">
            <text:p>31.857142857</text:p>
          </table:table-cell>
          <table:table-cell table:formula="of:=SUM([day_hosp_csv_all.L212:.Q212])" office:value-type="float" office:value="51.142857147" calcext:value-type="float">
            <text:p>51.142857147</text:p>
          </table:table-cell>
          <table:table-cell table:formula="of:=[day_hosp_csv_all.R212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3:.B213])" office:value-type="float" office:value="3" calcext:value-type="float">
            <text:p>3</text:p>
          </table:table-cell>
          <table:table-cell table:formula="of:=SUM([day_hosp_csv_all.C213:.F213])" office:value-type="float" office:value="6.714285714" calcext:value-type="float">
            <text:p>6.714285714</text:p>
          </table:table-cell>
          <table:table-cell table:formula="of:=SUM([day_hosp_csv_all.G213:.K213])" office:value-type="float" office:value="31.857142857" calcext:value-type="float">
            <text:p>31.857142857</text:p>
          </table:table-cell>
          <table:table-cell table:formula="of:=SUM([day_hosp_csv_all.L213:.Q213])" office:value-type="float" office:value="51.142857147" calcext:value-type="float">
            <text:p>51.142857147</text:p>
          </table:table-cell>
          <table:table-cell table:formula="of:=[day_hosp_csv_all.R213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4:.B214])" office:value-type="float" office:value="3" calcext:value-type="float">
            <text:p>3</text:p>
          </table:table-cell>
          <table:table-cell table:formula="of:=SUM([day_hosp_csv_all.C214:.F214])" office:value-type="float" office:value="6.714285714" calcext:value-type="float">
            <text:p>6.714285714</text:p>
          </table:table-cell>
          <table:table-cell table:formula="of:=SUM([day_hosp_csv_all.G214:.K214])" office:value-type="float" office:value="31.857142857" calcext:value-type="float">
            <text:p>31.857142857</text:p>
          </table:table-cell>
          <table:table-cell table:formula="of:=SUM([day_hosp_csv_all.L214:.Q214])" office:value-type="float" office:value="51.142857147" calcext:value-type="float">
            <text:p>51.142857147</text:p>
          </table:table-cell>
          <table:table-cell table:formula="of:=[day_hosp_csv_all.R214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5:.B215])" office:value-type="float" office:value="3" calcext:value-type="float">
            <text:p>3</text:p>
          </table:table-cell>
          <table:table-cell table:formula="of:=SUM([day_hosp_csv_all.C215:.F215])" office:value-type="float" office:value="6.714285714" calcext:value-type="float">
            <text:p>6.714285714</text:p>
          </table:table-cell>
          <table:table-cell table:formula="of:=SUM([day_hosp_csv_all.G215:.K215])" office:value-type="float" office:value="31.857142857" calcext:value-type="float">
            <text:p>31.857142857</text:p>
          </table:table-cell>
          <table:table-cell table:formula="of:=SUM([day_hosp_csv_all.L215:.Q215])" office:value-type="float" office:value="51.142857147" calcext:value-type="float">
            <text:p>51.142857147</text:p>
          </table:table-cell>
          <table:table-cell table:formula="of:=[day_hosp_csv_all.R215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6:.B216])" office:value-type="float" office:value="3" calcext:value-type="float">
            <text:p>3</text:p>
          </table:table-cell>
          <table:table-cell table:formula="of:=SUM([day_hosp_csv_all.C216:.F216])" office:value-type="float" office:value="6.714285714" calcext:value-type="float">
            <text:p>6.714285714</text:p>
          </table:table-cell>
          <table:table-cell table:formula="of:=SUM([day_hosp_csv_all.G216:.K216])" office:value-type="float" office:value="31.857142857" calcext:value-type="float">
            <text:p>31.857142857</text:p>
          </table:table-cell>
          <table:table-cell table:formula="of:=SUM([day_hosp_csv_all.L216:.Q216])" office:value-type="float" office:value="51.142857147" calcext:value-type="float">
            <text:p>51.142857147</text:p>
          </table:table-cell>
          <table:table-cell table:formula="of:=[day_hosp_csv_all.R216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7:.B217])" office:value-type="float" office:value="3" calcext:value-type="float">
            <text:p>3</text:p>
          </table:table-cell>
          <table:table-cell table:formula="of:=SUM([day_hosp_csv_all.C217:.F217])" office:value-type="float" office:value="6.714285714" calcext:value-type="float">
            <text:p>6.714285714</text:p>
          </table:table-cell>
          <table:table-cell table:formula="of:=SUM([day_hosp_csv_all.G217:.K217])" office:value-type="float" office:value="31.857142857" calcext:value-type="float">
            <text:p>31.857142857</text:p>
          </table:table-cell>
          <table:table-cell table:formula="of:=SUM([day_hosp_csv_all.L217:.Q217])" office:value-type="float" office:value="51.142857147" calcext:value-type="float">
            <text:p>51.142857147</text:p>
          </table:table-cell>
          <table:table-cell table:formula="of:=[day_hosp_csv_all.R217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8:.B218])" office:value-type="float" office:value="3" calcext:value-type="float">
            <text:p>3</text:p>
          </table:table-cell>
          <table:table-cell table:formula="of:=SUM([day_hosp_csv_all.C218:.F218])" office:value-type="float" office:value="6.714285714" calcext:value-type="float">
            <text:p>6.714285714</text:p>
          </table:table-cell>
          <table:table-cell table:formula="of:=SUM([day_hosp_csv_all.G218:.K218])" office:value-type="float" office:value="31.857142857" calcext:value-type="float">
            <text:p>31.857142857</text:p>
          </table:table-cell>
          <table:table-cell table:formula="of:=SUM([day_hosp_csv_all.L218:.Q218])" office:value-type="float" office:value="51.142857147" calcext:value-type="float">
            <text:p>51.142857147</text:p>
          </table:table-cell>
          <table:table-cell table:formula="of:=[day_hosp_csv_all.R218]" office:value-type="float" office:value="92.714285718" calcext:value-type="float">
            <text:p>92.714285718</text:p>
          </table:table-cell>
          <table:table-cell table:number-columns-repeated="1019"/>
        </table:table-row>
        <table:table-row table:style-name="ro1">
          <table:table-cell table:formula="of:=SUM([day_hosp_csv_all.A219:.B219])" office:value-type="float" office:value="2.428571428" calcext:value-type="float">
            <text:p>2.428571428</text:p>
          </table:table-cell>
          <table:table-cell table:formula="of:=SUM([day_hosp_csv_all.C219:.F219])" office:value-type="float" office:value="7.285714286" calcext:value-type="float">
            <text:p>7.285714286</text:p>
          </table:table-cell>
          <table:table-cell table:formula="of:=SUM([day_hosp_csv_all.G219:.K219])" office:value-type="float" office:value="43.714285714" calcext:value-type="float">
            <text:p>43.714285714</text:p>
          </table:table-cell>
          <table:table-cell table:formula="of:=SUM([day_hosp_csv_all.L219:.Q219])" office:value-type="float" office:value="67.57142858" calcext:value-type="float">
            <text:p>67.57142858</text:p>
          </table:table-cell>
          <table:table-cell table:formula="of:=[day_hosp_csv_all.R219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0:.B220])" office:value-type="float" office:value="2.428571428" calcext:value-type="float">
            <text:p>2.428571428</text:p>
          </table:table-cell>
          <table:table-cell table:formula="of:=SUM([day_hosp_csv_all.C220:.F220])" office:value-type="float" office:value="7.285714286" calcext:value-type="float">
            <text:p>7.285714286</text:p>
          </table:table-cell>
          <table:table-cell table:formula="of:=SUM([day_hosp_csv_all.G220:.K220])" office:value-type="float" office:value="43.714285714" calcext:value-type="float">
            <text:p>43.714285714</text:p>
          </table:table-cell>
          <table:table-cell table:formula="of:=SUM([day_hosp_csv_all.L220:.Q220])" office:value-type="float" office:value="67.57142858" calcext:value-type="float">
            <text:p>67.57142858</text:p>
          </table:table-cell>
          <table:table-cell table:formula="of:=[day_hosp_csv_all.R220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1:.B221])" office:value-type="float" office:value="2.428571428" calcext:value-type="float">
            <text:p>2.428571428</text:p>
          </table:table-cell>
          <table:table-cell table:formula="of:=SUM([day_hosp_csv_all.C221:.F221])" office:value-type="float" office:value="7.285714286" calcext:value-type="float">
            <text:p>7.285714286</text:p>
          </table:table-cell>
          <table:table-cell table:formula="of:=SUM([day_hosp_csv_all.G221:.K221])" office:value-type="float" office:value="43.714285714" calcext:value-type="float">
            <text:p>43.714285714</text:p>
          </table:table-cell>
          <table:table-cell table:formula="of:=SUM([day_hosp_csv_all.L221:.Q221])" office:value-type="float" office:value="67.57142858" calcext:value-type="float">
            <text:p>67.57142858</text:p>
          </table:table-cell>
          <table:table-cell table:formula="of:=[day_hosp_csv_all.R221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2:.B222])" office:value-type="float" office:value="2.428571428" calcext:value-type="float">
            <text:p>2.428571428</text:p>
          </table:table-cell>
          <table:table-cell table:formula="of:=SUM([day_hosp_csv_all.C222:.F222])" office:value-type="float" office:value="7.285714286" calcext:value-type="float">
            <text:p>7.285714286</text:p>
          </table:table-cell>
          <table:table-cell table:formula="of:=SUM([day_hosp_csv_all.G222:.K222])" office:value-type="float" office:value="43.714285714" calcext:value-type="float">
            <text:p>43.714285714</text:p>
          </table:table-cell>
          <table:table-cell table:formula="of:=SUM([day_hosp_csv_all.L222:.Q222])" office:value-type="float" office:value="67.57142858" calcext:value-type="float">
            <text:p>67.57142858</text:p>
          </table:table-cell>
          <table:table-cell table:formula="of:=[day_hosp_csv_all.R222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3:.B223])" office:value-type="float" office:value="2.428571428" calcext:value-type="float">
            <text:p>2.428571428</text:p>
          </table:table-cell>
          <table:table-cell table:formula="of:=SUM([day_hosp_csv_all.C223:.F223])" office:value-type="float" office:value="7.285714286" calcext:value-type="float">
            <text:p>7.285714286</text:p>
          </table:table-cell>
          <table:table-cell table:formula="of:=SUM([day_hosp_csv_all.G223:.K223])" office:value-type="float" office:value="43.714285714" calcext:value-type="float">
            <text:p>43.714285714</text:p>
          </table:table-cell>
          <table:table-cell table:formula="of:=SUM([day_hosp_csv_all.L223:.Q223])" office:value-type="float" office:value="67.57142858" calcext:value-type="float">
            <text:p>67.57142858</text:p>
          </table:table-cell>
          <table:table-cell table:formula="of:=[day_hosp_csv_all.R223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4:.B224])" office:value-type="float" office:value="2.428571428" calcext:value-type="float">
            <text:p>2.428571428</text:p>
          </table:table-cell>
          <table:table-cell table:formula="of:=SUM([day_hosp_csv_all.C224:.F224])" office:value-type="float" office:value="7.285714286" calcext:value-type="float">
            <text:p>7.285714286</text:p>
          </table:table-cell>
          <table:table-cell table:formula="of:=SUM([day_hosp_csv_all.G224:.K224])" office:value-type="float" office:value="43.714285714" calcext:value-type="float">
            <text:p>43.714285714</text:p>
          </table:table-cell>
          <table:table-cell table:formula="of:=SUM([day_hosp_csv_all.L224:.Q224])" office:value-type="float" office:value="67.57142858" calcext:value-type="float">
            <text:p>67.57142858</text:p>
          </table:table-cell>
          <table:table-cell table:formula="of:=[day_hosp_csv_all.R224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5:.B225])" office:value-type="float" office:value="2.428571428" calcext:value-type="float">
            <text:p>2.428571428</text:p>
          </table:table-cell>
          <table:table-cell table:formula="of:=SUM([day_hosp_csv_all.C225:.F225])" office:value-type="float" office:value="7.285714286" calcext:value-type="float">
            <text:p>7.285714286</text:p>
          </table:table-cell>
          <table:table-cell table:formula="of:=SUM([day_hosp_csv_all.G225:.K225])" office:value-type="float" office:value="43.714285714" calcext:value-type="float">
            <text:p>43.714285714</text:p>
          </table:table-cell>
          <table:table-cell table:formula="of:=SUM([day_hosp_csv_all.L225:.Q225])" office:value-type="float" office:value="67.57142858" calcext:value-type="float">
            <text:p>67.57142858</text:p>
          </table:table-cell>
          <table:table-cell table:formula="of:=[day_hosp_csv_all.R225]" office:value-type="float" office:value="121.000000008" calcext:value-type="float">
            <text:p>121.000000008</text:p>
          </table:table-cell>
          <table:table-cell table:number-columns-repeated="1019"/>
        </table:table-row>
        <table:table-row table:style-name="ro1">
          <table:table-cell table:formula="of:=SUM([day_hosp_csv_all.A226:.B226])" office:value-type="float" office:value="2.142857143" calcext:value-type="float">
            <text:p>2.142857143</text:p>
          </table:table-cell>
          <table:table-cell table:formula="of:=SUM([day_hosp_csv_all.C226:.F226])" office:value-type="float" office:value="10.285714286" calcext:value-type="float">
            <text:p>10.285714286</text:p>
          </table:table-cell>
          <table:table-cell table:formula="of:=SUM([day_hosp_csv_all.G226:.K226])" office:value-type="float" office:value="62.285714289" calcext:value-type="float">
            <text:p>62.285714289</text:p>
          </table:table-cell>
          <table:table-cell table:formula="of:=SUM([day_hosp_csv_all.L226:.Q226])" office:value-type="float" office:value="101.428571433" calcext:value-type="float">
            <text:p>101.428571433</text:p>
          </table:table-cell>
          <table:table-cell table:formula="of:=[day_hosp_csv_all.R226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27:.B227])" office:value-type="float" office:value="2.142857143" calcext:value-type="float">
            <text:p>2.142857143</text:p>
          </table:table-cell>
          <table:table-cell table:formula="of:=SUM([day_hosp_csv_all.C227:.F227])" office:value-type="float" office:value="10.285714286" calcext:value-type="float">
            <text:p>10.285714286</text:p>
          </table:table-cell>
          <table:table-cell table:formula="of:=SUM([day_hosp_csv_all.G227:.K227])" office:value-type="float" office:value="62.285714289" calcext:value-type="float">
            <text:p>62.285714289</text:p>
          </table:table-cell>
          <table:table-cell table:formula="of:=SUM([day_hosp_csv_all.L227:.Q227])" office:value-type="float" office:value="101.428571433" calcext:value-type="float">
            <text:p>101.428571433</text:p>
          </table:table-cell>
          <table:table-cell table:formula="of:=[day_hosp_csv_all.R227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28:.B228])" office:value-type="float" office:value="2.142857143" calcext:value-type="float">
            <text:p>2.142857143</text:p>
          </table:table-cell>
          <table:table-cell table:formula="of:=SUM([day_hosp_csv_all.C228:.F228])" office:value-type="float" office:value="10.285714286" calcext:value-type="float">
            <text:p>10.285714286</text:p>
          </table:table-cell>
          <table:table-cell table:formula="of:=SUM([day_hosp_csv_all.G228:.K228])" office:value-type="float" office:value="62.285714289" calcext:value-type="float">
            <text:p>62.285714289</text:p>
          </table:table-cell>
          <table:table-cell table:formula="of:=SUM([day_hosp_csv_all.L228:.Q228])" office:value-type="float" office:value="101.428571433" calcext:value-type="float">
            <text:p>101.428571433</text:p>
          </table:table-cell>
          <table:table-cell table:formula="of:=[day_hosp_csv_all.R228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29:.B229])" office:value-type="float" office:value="2.142857143" calcext:value-type="float">
            <text:p>2.142857143</text:p>
          </table:table-cell>
          <table:table-cell table:formula="of:=SUM([day_hosp_csv_all.C229:.F229])" office:value-type="float" office:value="10.285714286" calcext:value-type="float">
            <text:p>10.285714286</text:p>
          </table:table-cell>
          <table:table-cell table:formula="of:=SUM([day_hosp_csv_all.G229:.K229])" office:value-type="float" office:value="62.285714289" calcext:value-type="float">
            <text:p>62.285714289</text:p>
          </table:table-cell>
          <table:table-cell table:formula="of:=SUM([day_hosp_csv_all.L229:.Q229])" office:value-type="float" office:value="101.428571433" calcext:value-type="float">
            <text:p>101.428571433</text:p>
          </table:table-cell>
          <table:table-cell table:formula="of:=[day_hosp_csv_all.R229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30:.B230])" office:value-type="float" office:value="2.142857143" calcext:value-type="float">
            <text:p>2.142857143</text:p>
          </table:table-cell>
          <table:table-cell table:formula="of:=SUM([day_hosp_csv_all.C230:.F230])" office:value-type="float" office:value="10.285714286" calcext:value-type="float">
            <text:p>10.285714286</text:p>
          </table:table-cell>
          <table:table-cell table:formula="of:=SUM([day_hosp_csv_all.G230:.K230])" office:value-type="float" office:value="62.285714289" calcext:value-type="float">
            <text:p>62.285714289</text:p>
          </table:table-cell>
          <table:table-cell table:formula="of:=SUM([day_hosp_csv_all.L230:.Q230])" office:value-type="float" office:value="101.428571433" calcext:value-type="float">
            <text:p>101.428571433</text:p>
          </table:table-cell>
          <table:table-cell table:formula="of:=[day_hosp_csv_all.R230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31:.B231])" office:value-type="float" office:value="2.142857143" calcext:value-type="float">
            <text:p>2.142857143</text:p>
          </table:table-cell>
          <table:table-cell table:formula="of:=SUM([day_hosp_csv_all.C231:.F231])" office:value-type="float" office:value="10.285714286" calcext:value-type="float">
            <text:p>10.285714286</text:p>
          </table:table-cell>
          <table:table-cell table:formula="of:=SUM([day_hosp_csv_all.G231:.K231])" office:value-type="float" office:value="62.285714289" calcext:value-type="float">
            <text:p>62.285714289</text:p>
          </table:table-cell>
          <table:table-cell table:formula="of:=SUM([day_hosp_csv_all.L231:.Q231])" office:value-type="float" office:value="101.428571433" calcext:value-type="float">
            <text:p>101.428571433</text:p>
          </table:table-cell>
          <table:table-cell table:formula="of:=[day_hosp_csv_all.R231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32:.B232])" office:value-type="float" office:value="2.142857143" calcext:value-type="float">
            <text:p>2.142857143</text:p>
          </table:table-cell>
          <table:table-cell table:formula="of:=SUM([day_hosp_csv_all.C232:.F232])" office:value-type="float" office:value="10.285714286" calcext:value-type="float">
            <text:p>10.285714286</text:p>
          </table:table-cell>
          <table:table-cell table:formula="of:=SUM([day_hosp_csv_all.G232:.K232])" office:value-type="float" office:value="62.285714289" calcext:value-type="float">
            <text:p>62.285714289</text:p>
          </table:table-cell>
          <table:table-cell table:formula="of:=SUM([day_hosp_csv_all.L232:.Q232])" office:value-type="float" office:value="101.428571433" calcext:value-type="float">
            <text:p>101.428571433</text:p>
          </table:table-cell>
          <table:table-cell table:formula="of:=[day_hosp_csv_all.R232]" office:value-type="float" office:value="176.142857151" calcext:value-type="float">
            <text:p>176.142857151</text:p>
          </table:table-cell>
          <table:table-cell table:number-columns-repeated="1019"/>
        </table:table-row>
        <table:table-row table:style-name="ro1">
          <table:table-cell table:formula="of:=SUM([day_hosp_csv_all.A233:.B233])" office:value-type="float" office:value="3.428571429" calcext:value-type="float">
            <text:p>3.428571429</text:p>
          </table:table-cell>
          <table:table-cell table:formula="of:=SUM([day_hosp_csv_all.C233:.F233])" office:value-type="float" office:value="10.714285714" calcext:value-type="float">
            <text:p>10.714285714</text:p>
          </table:table-cell>
          <table:table-cell table:formula="of:=SUM([day_hosp_csv_all.G233:.K233])" office:value-type="float" office:value="74.571428576" calcext:value-type="float">
            <text:p>74.571428576</text:p>
          </table:table-cell>
          <table:table-cell table:formula="of:=SUM([day_hosp_csv_all.L233:.Q233])" office:value-type="float" office:value="143.428571434" calcext:value-type="float">
            <text:p>143.428571434</text:p>
          </table:table-cell>
          <table:table-cell table:formula="of:=[day_hosp_csv_all.R233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4:.B234])" office:value-type="float" office:value="3.428571429" calcext:value-type="float">
            <text:p>3.428571429</text:p>
          </table:table-cell>
          <table:table-cell table:formula="of:=SUM([day_hosp_csv_all.C234:.F234])" office:value-type="float" office:value="10.714285714" calcext:value-type="float">
            <text:p>10.714285714</text:p>
          </table:table-cell>
          <table:table-cell table:formula="of:=SUM([day_hosp_csv_all.G234:.K234])" office:value-type="float" office:value="74.571428576" calcext:value-type="float">
            <text:p>74.571428576</text:p>
          </table:table-cell>
          <table:table-cell table:formula="of:=SUM([day_hosp_csv_all.L234:.Q234])" office:value-type="float" office:value="143.428571434" calcext:value-type="float">
            <text:p>143.428571434</text:p>
          </table:table-cell>
          <table:table-cell table:formula="of:=[day_hosp_csv_all.R234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5:.B235])" office:value-type="float" office:value="3.428571429" calcext:value-type="float">
            <text:p>3.428571429</text:p>
          </table:table-cell>
          <table:table-cell table:formula="of:=SUM([day_hosp_csv_all.C235:.F235])" office:value-type="float" office:value="10.714285714" calcext:value-type="float">
            <text:p>10.714285714</text:p>
          </table:table-cell>
          <table:table-cell table:formula="of:=SUM([day_hosp_csv_all.G235:.K235])" office:value-type="float" office:value="74.571428576" calcext:value-type="float">
            <text:p>74.571428576</text:p>
          </table:table-cell>
          <table:table-cell table:formula="of:=SUM([day_hosp_csv_all.L235:.Q235])" office:value-type="float" office:value="143.428571434" calcext:value-type="float">
            <text:p>143.428571434</text:p>
          </table:table-cell>
          <table:table-cell table:formula="of:=[day_hosp_csv_all.R235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6:.B236])" office:value-type="float" office:value="3.428571429" calcext:value-type="float">
            <text:p>3.428571429</text:p>
          </table:table-cell>
          <table:table-cell table:formula="of:=SUM([day_hosp_csv_all.C236:.F236])" office:value-type="float" office:value="10.714285714" calcext:value-type="float">
            <text:p>10.714285714</text:p>
          </table:table-cell>
          <table:table-cell table:formula="of:=SUM([day_hosp_csv_all.G236:.K236])" office:value-type="float" office:value="74.571428576" calcext:value-type="float">
            <text:p>74.571428576</text:p>
          </table:table-cell>
          <table:table-cell table:formula="of:=SUM([day_hosp_csv_all.L236:.Q236])" office:value-type="float" office:value="143.428571434" calcext:value-type="float">
            <text:p>143.428571434</text:p>
          </table:table-cell>
          <table:table-cell table:formula="of:=[day_hosp_csv_all.R236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7:.B237])" office:value-type="float" office:value="3.428571429" calcext:value-type="float">
            <text:p>3.428571429</text:p>
          </table:table-cell>
          <table:table-cell table:formula="of:=SUM([day_hosp_csv_all.C237:.F237])" office:value-type="float" office:value="10.714285714" calcext:value-type="float">
            <text:p>10.714285714</text:p>
          </table:table-cell>
          <table:table-cell table:formula="of:=SUM([day_hosp_csv_all.G237:.K237])" office:value-type="float" office:value="74.571428576" calcext:value-type="float">
            <text:p>74.571428576</text:p>
          </table:table-cell>
          <table:table-cell table:formula="of:=SUM([day_hosp_csv_all.L237:.Q237])" office:value-type="float" office:value="143.428571434" calcext:value-type="float">
            <text:p>143.428571434</text:p>
          </table:table-cell>
          <table:table-cell table:formula="of:=[day_hosp_csv_all.R237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8:.B238])" office:value-type="float" office:value="3.428571429" calcext:value-type="float">
            <text:p>3.428571429</text:p>
          </table:table-cell>
          <table:table-cell table:formula="of:=SUM([day_hosp_csv_all.C238:.F238])" office:value-type="float" office:value="10.714285714" calcext:value-type="float">
            <text:p>10.714285714</text:p>
          </table:table-cell>
          <table:table-cell table:formula="of:=SUM([day_hosp_csv_all.G238:.K238])" office:value-type="float" office:value="74.571428576" calcext:value-type="float">
            <text:p>74.571428576</text:p>
          </table:table-cell>
          <table:table-cell table:formula="of:=SUM([day_hosp_csv_all.L238:.Q238])" office:value-type="float" office:value="143.428571434" calcext:value-type="float">
            <text:p>143.428571434</text:p>
          </table:table-cell>
          <table:table-cell table:formula="of:=[day_hosp_csv_all.R238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39:.B239])" office:value-type="float" office:value="3.428571429" calcext:value-type="float">
            <text:p>3.428571429</text:p>
          </table:table-cell>
          <table:table-cell table:formula="of:=SUM([day_hosp_csv_all.C239:.F239])" office:value-type="float" office:value="10.714285714" calcext:value-type="float">
            <text:p>10.714285714</text:p>
          </table:table-cell>
          <table:table-cell table:formula="of:=SUM([day_hosp_csv_all.G239:.K239])" office:value-type="float" office:value="74.571428576" calcext:value-type="float">
            <text:p>74.571428576</text:p>
          </table:table-cell>
          <table:table-cell table:formula="of:=SUM([day_hosp_csv_all.L239:.Q239])" office:value-type="float" office:value="143.428571434" calcext:value-type="float">
            <text:p>143.428571434</text:p>
          </table:table-cell>
          <table:table-cell table:formula="of:=[day_hosp_csv_all.R239]" office:value-type="float" office:value="232.142857153" calcext:value-type="float">
            <text:p>232.142857153</text:p>
          </table:table-cell>
          <table:table-cell table:number-columns-repeated="1019"/>
        </table:table-row>
        <table:table-row table:style-name="ro1">
          <table:table-cell table:formula="of:=SUM([day_hosp_csv_all.A240:.B240])" office:value-type="float" office:value="2.428571428" calcext:value-type="float">
            <text:p>2.428571428</text:p>
          </table:table-cell>
          <table:table-cell table:formula="of:=SUM([day_hosp_csv_all.C240:.F240])" office:value-type="float" office:value="12" calcext:value-type="float">
            <text:p>12</text:p>
          </table:table-cell>
          <table:table-cell table:formula="of:=SUM([day_hosp_csv_all.G240:.K240])" office:value-type="float" office:value="90.714285714" calcext:value-type="float">
            <text:p>90.714285714</text:p>
          </table:table-cell>
          <table:table-cell table:formula="of:=SUM([day_hosp_csv_all.L240:.Q240])" office:value-type="float" office:value="176.571428563" calcext:value-type="float">
            <text:p>176.571428563</text:p>
          </table:table-cell>
          <table:table-cell table:formula="of:=[day_hosp_csv_all.R240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1:.B241])" office:value-type="float" office:value="2.428571428" calcext:value-type="float">
            <text:p>2.428571428</text:p>
          </table:table-cell>
          <table:table-cell table:formula="of:=SUM([day_hosp_csv_all.C241:.F241])" office:value-type="float" office:value="12" calcext:value-type="float">
            <text:p>12</text:p>
          </table:table-cell>
          <table:table-cell table:formula="of:=SUM([day_hosp_csv_all.G241:.K241])" office:value-type="float" office:value="90.714285714" calcext:value-type="float">
            <text:p>90.714285714</text:p>
          </table:table-cell>
          <table:table-cell table:formula="of:=SUM([day_hosp_csv_all.L241:.Q241])" office:value-type="float" office:value="176.571428563" calcext:value-type="float">
            <text:p>176.571428563</text:p>
          </table:table-cell>
          <table:table-cell table:formula="of:=[day_hosp_csv_all.R241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2:.B242])" office:value-type="float" office:value="2.428571428" calcext:value-type="float">
            <text:p>2.428571428</text:p>
          </table:table-cell>
          <table:table-cell table:formula="of:=SUM([day_hosp_csv_all.C242:.F242])" office:value-type="float" office:value="12" calcext:value-type="float">
            <text:p>12</text:p>
          </table:table-cell>
          <table:table-cell table:formula="of:=SUM([day_hosp_csv_all.G242:.K242])" office:value-type="float" office:value="90.714285714" calcext:value-type="float">
            <text:p>90.714285714</text:p>
          </table:table-cell>
          <table:table-cell table:formula="of:=SUM([day_hosp_csv_all.L242:.Q242])" office:value-type="float" office:value="176.571428563" calcext:value-type="float">
            <text:p>176.571428563</text:p>
          </table:table-cell>
          <table:table-cell table:formula="of:=[day_hosp_csv_all.R242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3:.B243])" office:value-type="float" office:value="2.428571428" calcext:value-type="float">
            <text:p>2.428571428</text:p>
          </table:table-cell>
          <table:table-cell table:formula="of:=SUM([day_hosp_csv_all.C243:.F243])" office:value-type="float" office:value="12" calcext:value-type="float">
            <text:p>12</text:p>
          </table:table-cell>
          <table:table-cell table:formula="of:=SUM([day_hosp_csv_all.G243:.K243])" office:value-type="float" office:value="90.714285714" calcext:value-type="float">
            <text:p>90.714285714</text:p>
          </table:table-cell>
          <table:table-cell table:formula="of:=SUM([day_hosp_csv_all.L243:.Q243])" office:value-type="float" office:value="176.571428563" calcext:value-type="float">
            <text:p>176.571428563</text:p>
          </table:table-cell>
          <table:table-cell table:formula="of:=[day_hosp_csv_all.R243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4:.B244])" office:value-type="float" office:value="2.428571428" calcext:value-type="float">
            <text:p>2.428571428</text:p>
          </table:table-cell>
          <table:table-cell table:formula="of:=SUM([day_hosp_csv_all.C244:.F244])" office:value-type="float" office:value="12" calcext:value-type="float">
            <text:p>12</text:p>
          </table:table-cell>
          <table:table-cell table:formula="of:=SUM([day_hosp_csv_all.G244:.K244])" office:value-type="float" office:value="90.714285714" calcext:value-type="float">
            <text:p>90.714285714</text:p>
          </table:table-cell>
          <table:table-cell table:formula="of:=SUM([day_hosp_csv_all.L244:.Q244])" office:value-type="float" office:value="176.571428563" calcext:value-type="float">
            <text:p>176.571428563</text:p>
          </table:table-cell>
          <table:table-cell table:formula="of:=[day_hosp_csv_all.R244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5:.B245])" office:value-type="float" office:value="2.428571428" calcext:value-type="float">
            <text:p>2.428571428</text:p>
          </table:table-cell>
          <table:table-cell table:formula="of:=SUM([day_hosp_csv_all.C245:.F245])" office:value-type="float" office:value="12" calcext:value-type="float">
            <text:p>12</text:p>
          </table:table-cell>
          <table:table-cell table:formula="of:=SUM([day_hosp_csv_all.G245:.K245])" office:value-type="float" office:value="90.714285714" calcext:value-type="float">
            <text:p>90.714285714</text:p>
          </table:table-cell>
          <table:table-cell table:formula="of:=SUM([day_hosp_csv_all.L245:.Q245])" office:value-type="float" office:value="176.571428563" calcext:value-type="float">
            <text:p>176.571428563</text:p>
          </table:table-cell>
          <table:table-cell table:formula="of:=[day_hosp_csv_all.R245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6:.B246])" office:value-type="float" office:value="2.428571428" calcext:value-type="float">
            <text:p>2.428571428</text:p>
          </table:table-cell>
          <table:table-cell table:formula="of:=SUM([day_hosp_csv_all.C246:.F246])" office:value-type="float" office:value="12" calcext:value-type="float">
            <text:p>12</text:p>
          </table:table-cell>
          <table:table-cell table:formula="of:=SUM([day_hosp_csv_all.G246:.K246])" office:value-type="float" office:value="90.714285714" calcext:value-type="float">
            <text:p>90.714285714</text:p>
          </table:table-cell>
          <table:table-cell table:formula="of:=SUM([day_hosp_csv_all.L246:.Q246])" office:value-type="float" office:value="176.571428563" calcext:value-type="float">
            <text:p>176.571428563</text:p>
          </table:table-cell>
          <table:table-cell table:formula="of:=[day_hosp_csv_all.R246]" office:value-type="float" office:value="281.714285705" calcext:value-type="float">
            <text:p>281.714285705</text:p>
          </table:table-cell>
          <table:table-cell table:number-columns-repeated="1019"/>
        </table:table-row>
        <table:table-row table:style-name="ro1">
          <table:table-cell table:formula="of:=SUM([day_hosp_csv_all.A247:.B247])" office:value-type="float" office:value="2.428571429" calcext:value-type="float">
            <text:p>2.428571429</text:p>
          </table:table-cell>
          <table:table-cell table:formula="of:=SUM([day_hosp_csv_all.C247:.F247])" office:value-type="float" office:value="12.714285714" calcext:value-type="float">
            <text:p>12.714285714</text:p>
          </table:table-cell>
          <table:table-cell table:formula="of:=SUM([day_hosp_csv_all.G247:.K247])" office:value-type="float" office:value="96.285714279" calcext:value-type="float">
            <text:p>96.285714279</text:p>
          </table:table-cell>
          <table:table-cell table:formula="of:=SUM([day_hosp_csv_all.L247:.Q247])" office:value-type="float" office:value="173.14285714" calcext:value-type="float">
            <text:p>173.14285714</text:p>
          </table:table-cell>
          <table:table-cell table:formula="of:=[day_hosp_csv_all.R247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48:.B248])" office:value-type="float" office:value="2.428571429" calcext:value-type="float">
            <text:p>2.428571429</text:p>
          </table:table-cell>
          <table:table-cell table:formula="of:=SUM([day_hosp_csv_all.C248:.F248])" office:value-type="float" office:value="12.714285714" calcext:value-type="float">
            <text:p>12.714285714</text:p>
          </table:table-cell>
          <table:table-cell table:formula="of:=SUM([day_hosp_csv_all.G248:.K248])" office:value-type="float" office:value="96.285714279" calcext:value-type="float">
            <text:p>96.285714279</text:p>
          </table:table-cell>
          <table:table-cell table:formula="of:=SUM([day_hosp_csv_all.L248:.Q248])" office:value-type="float" office:value="173.14285714" calcext:value-type="float">
            <text:p>173.14285714</text:p>
          </table:table-cell>
          <table:table-cell table:formula="of:=[day_hosp_csv_all.R248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49:.B249])" office:value-type="float" office:value="2.428571429" calcext:value-type="float">
            <text:p>2.428571429</text:p>
          </table:table-cell>
          <table:table-cell table:formula="of:=SUM([day_hosp_csv_all.C249:.F249])" office:value-type="float" office:value="12.714285714" calcext:value-type="float">
            <text:p>12.714285714</text:p>
          </table:table-cell>
          <table:table-cell table:formula="of:=SUM([day_hosp_csv_all.G249:.K249])" office:value-type="float" office:value="96.285714279" calcext:value-type="float">
            <text:p>96.285714279</text:p>
          </table:table-cell>
          <table:table-cell table:formula="of:=SUM([day_hosp_csv_all.L249:.Q249])" office:value-type="float" office:value="173.14285714" calcext:value-type="float">
            <text:p>173.14285714</text:p>
          </table:table-cell>
          <table:table-cell table:formula="of:=[day_hosp_csv_all.R249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50:.B250])" office:value-type="float" office:value="2.428571429" calcext:value-type="float">
            <text:p>2.428571429</text:p>
          </table:table-cell>
          <table:table-cell table:formula="of:=SUM([day_hosp_csv_all.C250:.F250])" office:value-type="float" office:value="12.714285714" calcext:value-type="float">
            <text:p>12.714285714</text:p>
          </table:table-cell>
          <table:table-cell table:formula="of:=SUM([day_hosp_csv_all.G250:.K250])" office:value-type="float" office:value="96.285714279" calcext:value-type="float">
            <text:p>96.285714279</text:p>
          </table:table-cell>
          <table:table-cell table:formula="of:=SUM([day_hosp_csv_all.L250:.Q250])" office:value-type="float" office:value="173.14285714" calcext:value-type="float">
            <text:p>173.14285714</text:p>
          </table:table-cell>
          <table:table-cell table:formula="of:=[day_hosp_csv_all.R250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51:.B251])" office:value-type="float" office:value="2.428571429" calcext:value-type="float">
            <text:p>2.428571429</text:p>
          </table:table-cell>
          <table:table-cell table:formula="of:=SUM([day_hosp_csv_all.C251:.F251])" office:value-type="float" office:value="12.714285714" calcext:value-type="float">
            <text:p>12.714285714</text:p>
          </table:table-cell>
          <table:table-cell table:formula="of:=SUM([day_hosp_csv_all.G251:.K251])" office:value-type="float" office:value="96.285714279" calcext:value-type="float">
            <text:p>96.285714279</text:p>
          </table:table-cell>
          <table:table-cell table:formula="of:=SUM([day_hosp_csv_all.L251:.Q251])" office:value-type="float" office:value="173.14285714" calcext:value-type="float">
            <text:p>173.14285714</text:p>
          </table:table-cell>
          <table:table-cell table:formula="of:=[day_hosp_csv_all.R251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52:.B252])" office:value-type="float" office:value="2.428571429" calcext:value-type="float">
            <text:p>2.428571429</text:p>
          </table:table-cell>
          <table:table-cell table:formula="of:=SUM([day_hosp_csv_all.C252:.F252])" office:value-type="float" office:value="12.714285714" calcext:value-type="float">
            <text:p>12.714285714</text:p>
          </table:table-cell>
          <table:table-cell table:formula="of:=SUM([day_hosp_csv_all.G252:.K252])" office:value-type="float" office:value="96.285714279" calcext:value-type="float">
            <text:p>96.285714279</text:p>
          </table:table-cell>
          <table:table-cell table:formula="of:=SUM([day_hosp_csv_all.L252:.Q252])" office:value-type="float" office:value="173.14285714" calcext:value-type="float">
            <text:p>173.14285714</text:p>
          </table:table-cell>
          <table:table-cell table:formula="of:=[day_hosp_csv_all.R252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53:.B253])" office:value-type="float" office:value="2.428571429" calcext:value-type="float">
            <text:p>2.428571429</text:p>
          </table:table-cell>
          <table:table-cell table:formula="of:=SUM([day_hosp_csv_all.C253:.F253])" office:value-type="float" office:value="12.714285714" calcext:value-type="float">
            <text:p>12.714285714</text:p>
          </table:table-cell>
          <table:table-cell table:formula="of:=SUM([day_hosp_csv_all.G253:.K253])" office:value-type="float" office:value="96.285714279" calcext:value-type="float">
            <text:p>96.285714279</text:p>
          </table:table-cell>
          <table:table-cell table:formula="of:=SUM([day_hosp_csv_all.L253:.Q253])" office:value-type="float" office:value="173.14285714" calcext:value-type="float">
            <text:p>173.14285714</text:p>
          </table:table-cell>
          <table:table-cell table:formula="of:=[day_hosp_csv_all.R253]" office:value-type="float" office:value="284.571428562" calcext:value-type="float">
            <text:p>284.571428562</text:p>
          </table:table-cell>
          <table:table-cell table:number-columns-repeated="1019"/>
        </table:table-row>
        <table:table-row table:style-name="ro1">
          <table:table-cell table:formula="of:=SUM([day_hosp_csv_all.A254:.B254])" office:value-type="float" office:value="1.857142857" calcext:value-type="float">
            <text:p>1.857142857</text:p>
          </table:table-cell>
          <table:table-cell table:formula="of:=SUM([day_hosp_csv_all.C254:.F254])" office:value-type="float" office:value="11.285714285" calcext:value-type="float">
            <text:p>11.285714285</text:p>
          </table:table-cell>
          <table:table-cell table:formula="of:=SUM([day_hosp_csv_all.G254:.K254])" office:value-type="float" office:value="76.857142847" calcext:value-type="float">
            <text:p>76.857142847</text:p>
          </table:table-cell>
          <table:table-cell table:formula="of:=SUM([day_hosp_csv_all.L254:.Q254])" office:value-type="float" office:value="153.285714271" calcext:value-type="float">
            <text:p>153.285714271</text:p>
          </table:table-cell>
          <table:table-cell table:formula="of:=[day_hosp_csv_all.R254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55:.B255])" office:value-type="float" office:value="1.857142857" calcext:value-type="float">
            <text:p>1.857142857</text:p>
          </table:table-cell>
          <table:table-cell table:formula="of:=SUM([day_hosp_csv_all.C255:.F255])" office:value-type="float" office:value="11.285714285" calcext:value-type="float">
            <text:p>11.285714285</text:p>
          </table:table-cell>
          <table:table-cell table:formula="of:=SUM([day_hosp_csv_all.G255:.K255])" office:value-type="float" office:value="76.857142847" calcext:value-type="float">
            <text:p>76.857142847</text:p>
          </table:table-cell>
          <table:table-cell table:formula="of:=SUM([day_hosp_csv_all.L255:.Q255])" office:value-type="float" office:value="153.285714271" calcext:value-type="float">
            <text:p>153.285714271</text:p>
          </table:table-cell>
          <table:table-cell table:formula="of:=[day_hosp_csv_all.R255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56:.B256])" office:value-type="float" office:value="1.857142857" calcext:value-type="float">
            <text:p>1.857142857</text:p>
          </table:table-cell>
          <table:table-cell table:formula="of:=SUM([day_hosp_csv_all.C256:.F256])" office:value-type="float" office:value="11.285714285" calcext:value-type="float">
            <text:p>11.285714285</text:p>
          </table:table-cell>
          <table:table-cell table:formula="of:=SUM([day_hosp_csv_all.G256:.K256])" office:value-type="float" office:value="76.857142847" calcext:value-type="float">
            <text:p>76.857142847</text:p>
          </table:table-cell>
          <table:table-cell table:formula="of:=SUM([day_hosp_csv_all.L256:.Q256])" office:value-type="float" office:value="153.285714271" calcext:value-type="float">
            <text:p>153.285714271</text:p>
          </table:table-cell>
          <table:table-cell table:formula="of:=[day_hosp_csv_all.R256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57:.B257])" office:value-type="float" office:value="1.857142857" calcext:value-type="float">
            <text:p>1.857142857</text:p>
          </table:table-cell>
          <table:table-cell table:formula="of:=SUM([day_hosp_csv_all.C257:.F257])" office:value-type="float" office:value="11.285714285" calcext:value-type="float">
            <text:p>11.285714285</text:p>
          </table:table-cell>
          <table:table-cell table:formula="of:=SUM([day_hosp_csv_all.G257:.K257])" office:value-type="float" office:value="76.857142847" calcext:value-type="float">
            <text:p>76.857142847</text:p>
          </table:table-cell>
          <table:table-cell table:formula="of:=SUM([day_hosp_csv_all.L257:.Q257])" office:value-type="float" office:value="153.285714271" calcext:value-type="float">
            <text:p>153.285714271</text:p>
          </table:table-cell>
          <table:table-cell table:formula="of:=[day_hosp_csv_all.R257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58:.B258])" office:value-type="float" office:value="1.857142857" calcext:value-type="float">
            <text:p>1.857142857</text:p>
          </table:table-cell>
          <table:table-cell table:formula="of:=SUM([day_hosp_csv_all.C258:.F258])" office:value-type="float" office:value="11.285714285" calcext:value-type="float">
            <text:p>11.285714285</text:p>
          </table:table-cell>
          <table:table-cell table:formula="of:=SUM([day_hosp_csv_all.G258:.K258])" office:value-type="float" office:value="76.857142847" calcext:value-type="float">
            <text:p>76.857142847</text:p>
          </table:table-cell>
          <table:table-cell table:formula="of:=SUM([day_hosp_csv_all.L258:.Q258])" office:value-type="float" office:value="153.285714271" calcext:value-type="float">
            <text:p>153.285714271</text:p>
          </table:table-cell>
          <table:table-cell table:formula="of:=[day_hosp_csv_all.R258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59:.B259])" office:value-type="float" office:value="1.857142857" calcext:value-type="float">
            <text:p>1.857142857</text:p>
          </table:table-cell>
          <table:table-cell table:formula="of:=SUM([day_hosp_csv_all.C259:.F259])" office:value-type="float" office:value="11.285714285" calcext:value-type="float">
            <text:p>11.285714285</text:p>
          </table:table-cell>
          <table:table-cell table:formula="of:=SUM([day_hosp_csv_all.G259:.K259])" office:value-type="float" office:value="76.857142847" calcext:value-type="float">
            <text:p>76.857142847</text:p>
          </table:table-cell>
          <table:table-cell table:formula="of:=SUM([day_hosp_csv_all.L259:.Q259])" office:value-type="float" office:value="153.285714271" calcext:value-type="float">
            <text:p>153.285714271</text:p>
          </table:table-cell>
          <table:table-cell table:formula="of:=[day_hosp_csv_all.R259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60:.B260])" office:value-type="float" office:value="1.857142857" calcext:value-type="float">
            <text:p>1.857142857</text:p>
          </table:table-cell>
          <table:table-cell table:formula="of:=SUM([day_hosp_csv_all.C260:.F260])" office:value-type="float" office:value="11.285714285" calcext:value-type="float">
            <text:p>11.285714285</text:p>
          </table:table-cell>
          <table:table-cell table:formula="of:=SUM([day_hosp_csv_all.G260:.K260])" office:value-type="float" office:value="76.857142847" calcext:value-type="float">
            <text:p>76.857142847</text:p>
          </table:table-cell>
          <table:table-cell table:formula="of:=SUM([day_hosp_csv_all.L260:.Q260])" office:value-type="float" office:value="153.285714271" calcext:value-type="float">
            <text:p>153.285714271</text:p>
          </table:table-cell>
          <table:table-cell table:formula="of:=[day_hosp_csv_all.R260]" office:value-type="float" office:value="243.28571426" calcext:value-type="float">
            <text:p>243.28571426</text:p>
          </table:table-cell>
          <table:table-cell table:number-columns-repeated="1019"/>
        </table:table-row>
        <table:table-row table:style-name="ro1">
          <table:table-cell table:formula="of:=SUM([day_hosp_csv_all.A261:.B261])" office:value-type="float" office:value="2.714285714" calcext:value-type="float">
            <text:p>2.714285714</text:p>
          </table:table-cell>
          <table:table-cell table:formula="of:=SUM([day_hosp_csv_all.C261:.F261])" office:value-type="float" office:value="10.142857143" calcext:value-type="float">
            <text:p>10.142857143</text:p>
          </table:table-cell>
          <table:table-cell table:formula="of:=SUM([day_hosp_csv_all.G261:.K261])" office:value-type="float" office:value="68.428571436" calcext:value-type="float">
            <text:p>68.428571436</text:p>
          </table:table-cell>
          <table:table-cell table:formula="of:=SUM([day_hosp_csv_all.L261:.Q261])" office:value-type="float" office:value="133.42857143" calcext:value-type="float">
            <text:p>133.42857143</text:p>
          </table:table-cell>
          <table:table-cell table:formula="of:=[day_hosp_csv_all.R261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2:.B262])" office:value-type="float" office:value="2.714285714" calcext:value-type="float">
            <text:p>2.714285714</text:p>
          </table:table-cell>
          <table:table-cell table:formula="of:=SUM([day_hosp_csv_all.C262:.F262])" office:value-type="float" office:value="10.142857143" calcext:value-type="float">
            <text:p>10.142857143</text:p>
          </table:table-cell>
          <table:table-cell table:formula="of:=SUM([day_hosp_csv_all.G262:.K262])" office:value-type="float" office:value="68.428571436" calcext:value-type="float">
            <text:p>68.428571436</text:p>
          </table:table-cell>
          <table:table-cell table:formula="of:=SUM([day_hosp_csv_all.L262:.Q262])" office:value-type="float" office:value="133.42857143" calcext:value-type="float">
            <text:p>133.42857143</text:p>
          </table:table-cell>
          <table:table-cell table:formula="of:=[day_hosp_csv_all.R262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3:.B263])" office:value-type="float" office:value="2.714285714" calcext:value-type="float">
            <text:p>2.714285714</text:p>
          </table:table-cell>
          <table:table-cell table:formula="of:=SUM([day_hosp_csv_all.C263:.F263])" office:value-type="float" office:value="10.142857143" calcext:value-type="float">
            <text:p>10.142857143</text:p>
          </table:table-cell>
          <table:table-cell table:formula="of:=SUM([day_hosp_csv_all.G263:.K263])" office:value-type="float" office:value="68.428571436" calcext:value-type="float">
            <text:p>68.428571436</text:p>
          </table:table-cell>
          <table:table-cell table:formula="of:=SUM([day_hosp_csv_all.L263:.Q263])" office:value-type="float" office:value="133.42857143" calcext:value-type="float">
            <text:p>133.42857143</text:p>
          </table:table-cell>
          <table:table-cell table:formula="of:=[day_hosp_csv_all.R263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4:.B264])" office:value-type="float" office:value="2.714285714" calcext:value-type="float">
            <text:p>2.714285714</text:p>
          </table:table-cell>
          <table:table-cell table:formula="of:=SUM([day_hosp_csv_all.C264:.F264])" office:value-type="float" office:value="10.142857143" calcext:value-type="float">
            <text:p>10.142857143</text:p>
          </table:table-cell>
          <table:table-cell table:formula="of:=SUM([day_hosp_csv_all.G264:.K264])" office:value-type="float" office:value="68.428571436" calcext:value-type="float">
            <text:p>68.428571436</text:p>
          </table:table-cell>
          <table:table-cell table:formula="of:=SUM([day_hosp_csv_all.L264:.Q264])" office:value-type="float" office:value="133.42857143" calcext:value-type="float">
            <text:p>133.42857143</text:p>
          </table:table-cell>
          <table:table-cell table:formula="of:=[day_hosp_csv_all.R264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5:.B265])" office:value-type="float" office:value="2.714285714" calcext:value-type="float">
            <text:p>2.714285714</text:p>
          </table:table-cell>
          <table:table-cell table:formula="of:=SUM([day_hosp_csv_all.C265:.F265])" office:value-type="float" office:value="10.142857143" calcext:value-type="float">
            <text:p>10.142857143</text:p>
          </table:table-cell>
          <table:table-cell table:formula="of:=SUM([day_hosp_csv_all.G265:.K265])" office:value-type="float" office:value="68.428571436" calcext:value-type="float">
            <text:p>68.428571436</text:p>
          </table:table-cell>
          <table:table-cell table:formula="of:=SUM([day_hosp_csv_all.L265:.Q265])" office:value-type="float" office:value="133.42857143" calcext:value-type="float">
            <text:p>133.42857143</text:p>
          </table:table-cell>
          <table:table-cell table:formula="of:=[day_hosp_csv_all.R265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6:.B266])" office:value-type="float" office:value="2.714285714" calcext:value-type="float">
            <text:p>2.714285714</text:p>
          </table:table-cell>
          <table:table-cell table:formula="of:=SUM([day_hosp_csv_all.C266:.F266])" office:value-type="float" office:value="10.142857143" calcext:value-type="float">
            <text:p>10.142857143</text:p>
          </table:table-cell>
          <table:table-cell table:formula="of:=SUM([day_hosp_csv_all.G266:.K266])" office:value-type="float" office:value="68.428571436" calcext:value-type="float">
            <text:p>68.428571436</text:p>
          </table:table-cell>
          <table:table-cell table:formula="of:=SUM([day_hosp_csv_all.L266:.Q266])" office:value-type="float" office:value="133.42857143" calcext:value-type="float">
            <text:p>133.42857143</text:p>
          </table:table-cell>
          <table:table-cell table:formula="of:=[day_hosp_csv_all.R266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7:.B267])" office:value-type="float" office:value="2.714285714" calcext:value-type="float">
            <text:p>2.714285714</text:p>
          </table:table-cell>
          <table:table-cell table:formula="of:=SUM([day_hosp_csv_all.C267:.F267])" office:value-type="float" office:value="10.142857143" calcext:value-type="float">
            <text:p>10.142857143</text:p>
          </table:table-cell>
          <table:table-cell table:formula="of:=SUM([day_hosp_csv_all.G267:.K267])" office:value-type="float" office:value="68.428571436" calcext:value-type="float">
            <text:p>68.428571436</text:p>
          </table:table-cell>
          <table:table-cell table:formula="of:=SUM([day_hosp_csv_all.L267:.Q267])" office:value-type="float" office:value="133.42857143" calcext:value-type="float">
            <text:p>133.42857143</text:p>
          </table:table-cell>
          <table:table-cell table:formula="of:=[day_hosp_csv_all.R267]" office:value-type="float" office:value="214.714285723" calcext:value-type="float">
            <text:p>214.714285723</text:p>
          </table:table-cell>
          <table:table-cell table:number-columns-repeated="1019"/>
        </table:table-row>
        <table:table-row table:style-name="ro1">
          <table:table-cell table:formula="of:=SUM([day_hosp_csv_all.A268:.B268])" office:value-type="float" office:value="2.428571429" calcext:value-type="float">
            <text:p>2.428571429</text:p>
          </table:table-cell>
          <table:table-cell table:formula="of:=SUM([day_hosp_csv_all.C268:.F268])" office:value-type="float" office:value="10.857142857" calcext:value-type="float">
            <text:p>10.857142857</text:p>
          </table:table-cell>
          <table:table-cell table:formula="of:=SUM([day_hosp_csv_all.G268:.K268])" office:value-type="float" office:value="62.428571423" calcext:value-type="float">
            <text:p>62.428571423</text:p>
          </table:table-cell>
          <table:table-cell table:formula="of:=SUM([day_hosp_csv_all.L268:.Q268])" office:value-type="float" office:value="114.000000001" calcext:value-type="float">
            <text:p>114.000000001</text:p>
          </table:table-cell>
          <table:table-cell table:formula="of:=[day_hosp_csv_all.R268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69:.B269])" office:value-type="float" office:value="2.428571429" calcext:value-type="float">
            <text:p>2.428571429</text:p>
          </table:table-cell>
          <table:table-cell table:formula="of:=SUM([day_hosp_csv_all.C269:.F269])" office:value-type="float" office:value="10.857142857" calcext:value-type="float">
            <text:p>10.857142857</text:p>
          </table:table-cell>
          <table:table-cell table:formula="of:=SUM([day_hosp_csv_all.G269:.K269])" office:value-type="float" office:value="62.428571423" calcext:value-type="float">
            <text:p>62.428571423</text:p>
          </table:table-cell>
          <table:table-cell table:formula="of:=SUM([day_hosp_csv_all.L269:.Q269])" office:value-type="float" office:value="114.000000001" calcext:value-type="float">
            <text:p>114.000000001</text:p>
          </table:table-cell>
          <table:table-cell table:formula="of:=[day_hosp_csv_all.R269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0:.B270])" office:value-type="float" office:value="2.428571429" calcext:value-type="float">
            <text:p>2.428571429</text:p>
          </table:table-cell>
          <table:table-cell table:formula="of:=SUM([day_hosp_csv_all.C270:.F270])" office:value-type="float" office:value="10.857142857" calcext:value-type="float">
            <text:p>10.857142857</text:p>
          </table:table-cell>
          <table:table-cell table:formula="of:=SUM([day_hosp_csv_all.G270:.K270])" office:value-type="float" office:value="62.428571423" calcext:value-type="float">
            <text:p>62.428571423</text:p>
          </table:table-cell>
          <table:table-cell table:formula="of:=SUM([day_hosp_csv_all.L270:.Q270])" office:value-type="float" office:value="114.000000001" calcext:value-type="float">
            <text:p>114.000000001</text:p>
          </table:table-cell>
          <table:table-cell table:formula="of:=[day_hosp_csv_all.R270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1:.B271])" office:value-type="float" office:value="2.428571429" calcext:value-type="float">
            <text:p>2.428571429</text:p>
          </table:table-cell>
          <table:table-cell table:formula="of:=SUM([day_hosp_csv_all.C271:.F271])" office:value-type="float" office:value="10.857142857" calcext:value-type="float">
            <text:p>10.857142857</text:p>
          </table:table-cell>
          <table:table-cell table:formula="of:=SUM([day_hosp_csv_all.G271:.K271])" office:value-type="float" office:value="62.428571423" calcext:value-type="float">
            <text:p>62.428571423</text:p>
          </table:table-cell>
          <table:table-cell table:formula="of:=SUM([day_hosp_csv_all.L271:.Q271])" office:value-type="float" office:value="114.000000001" calcext:value-type="float">
            <text:p>114.000000001</text:p>
          </table:table-cell>
          <table:table-cell table:formula="of:=[day_hosp_csv_all.R271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2:.B272])" office:value-type="float" office:value="2.428571429" calcext:value-type="float">
            <text:p>2.428571429</text:p>
          </table:table-cell>
          <table:table-cell table:formula="of:=SUM([day_hosp_csv_all.C272:.F272])" office:value-type="float" office:value="10.857142857" calcext:value-type="float">
            <text:p>10.857142857</text:p>
          </table:table-cell>
          <table:table-cell table:formula="of:=SUM([day_hosp_csv_all.G272:.K272])" office:value-type="float" office:value="62.428571423" calcext:value-type="float">
            <text:p>62.428571423</text:p>
          </table:table-cell>
          <table:table-cell table:formula="of:=SUM([day_hosp_csv_all.L272:.Q272])" office:value-type="float" office:value="114.000000001" calcext:value-type="float">
            <text:p>114.000000001</text:p>
          </table:table-cell>
          <table:table-cell table:formula="of:=[day_hosp_csv_all.R272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3:.B273])" office:value-type="float" office:value="2.428571429" calcext:value-type="float">
            <text:p>2.428571429</text:p>
          </table:table-cell>
          <table:table-cell table:formula="of:=SUM([day_hosp_csv_all.C273:.F273])" office:value-type="float" office:value="10.857142857" calcext:value-type="float">
            <text:p>10.857142857</text:p>
          </table:table-cell>
          <table:table-cell table:formula="of:=SUM([day_hosp_csv_all.G273:.K273])" office:value-type="float" office:value="62.428571423" calcext:value-type="float">
            <text:p>62.428571423</text:p>
          </table:table-cell>
          <table:table-cell table:formula="of:=SUM([day_hosp_csv_all.L273:.Q273])" office:value-type="float" office:value="114.000000001" calcext:value-type="float">
            <text:p>114.000000001</text:p>
          </table:table-cell>
          <table:table-cell table:formula="of:=[day_hosp_csv_all.R273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4:.B274])" office:value-type="float" office:value="2.428571429" calcext:value-type="float">
            <text:p>2.428571429</text:p>
          </table:table-cell>
          <table:table-cell table:formula="of:=SUM([day_hosp_csv_all.C274:.F274])" office:value-type="float" office:value="10.857142857" calcext:value-type="float">
            <text:p>10.857142857</text:p>
          </table:table-cell>
          <table:table-cell table:formula="of:=SUM([day_hosp_csv_all.G274:.K274])" office:value-type="float" office:value="62.428571423" calcext:value-type="float">
            <text:p>62.428571423</text:p>
          </table:table-cell>
          <table:table-cell table:formula="of:=SUM([day_hosp_csv_all.L274:.Q274])" office:value-type="float" office:value="114.000000001" calcext:value-type="float">
            <text:p>114.000000001</text:p>
          </table:table-cell>
          <table:table-cell table:formula="of:=[day_hosp_csv_all.R274]" office:value-type="float" office:value="189.71428571" calcext:value-type="float">
            <text:p>189.71428571</text:p>
          </table:table-cell>
          <table:table-cell table:number-columns-repeated="1019"/>
        </table:table-row>
        <table:table-row table:style-name="ro1">
          <table:table-cell table:formula="of:=SUM([day_hosp_csv_all.A275:.B275])" office:value-type="float" office:value="2.285714285" calcext:value-type="float">
            <text:p>2.285714285</text:p>
          </table:table-cell>
          <table:table-cell table:formula="of:=SUM([day_hosp_csv_all.C275:.F275])" office:value-type="float" office:value="6.714285714" calcext:value-type="float">
            <text:p>6.714285714</text:p>
          </table:table-cell>
          <table:table-cell table:formula="of:=SUM([day_hosp_csv_all.G275:.K275])" office:value-type="float" office:value="50.714285714" calcext:value-type="float">
            <text:p>50.714285714</text:p>
          </table:table-cell>
          <table:table-cell table:formula="of:=SUM([day_hosp_csv_all.L275:.Q275])" office:value-type="float" office:value="102.571428581" calcext:value-type="float">
            <text:p>102.571428581</text:p>
          </table:table-cell>
          <table:table-cell table:formula="of:=[day_hosp_csv_all.R275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76:.B276])" office:value-type="float" office:value="2.285714285" calcext:value-type="float">
            <text:p>2.285714285</text:p>
          </table:table-cell>
          <table:table-cell table:formula="of:=SUM([day_hosp_csv_all.C276:.F276])" office:value-type="float" office:value="6.714285714" calcext:value-type="float">
            <text:p>6.714285714</text:p>
          </table:table-cell>
          <table:table-cell table:formula="of:=SUM([day_hosp_csv_all.G276:.K276])" office:value-type="float" office:value="50.714285714" calcext:value-type="float">
            <text:p>50.714285714</text:p>
          </table:table-cell>
          <table:table-cell table:formula="of:=SUM([day_hosp_csv_all.L276:.Q276])" office:value-type="float" office:value="102.571428581" calcext:value-type="float">
            <text:p>102.571428581</text:p>
          </table:table-cell>
          <table:table-cell table:formula="of:=[day_hosp_csv_all.R276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77:.B277])" office:value-type="float" office:value="2.285714285" calcext:value-type="float">
            <text:p>2.285714285</text:p>
          </table:table-cell>
          <table:table-cell table:formula="of:=SUM([day_hosp_csv_all.C277:.F277])" office:value-type="float" office:value="6.714285714" calcext:value-type="float">
            <text:p>6.714285714</text:p>
          </table:table-cell>
          <table:table-cell table:formula="of:=SUM([day_hosp_csv_all.G277:.K277])" office:value-type="float" office:value="50.714285714" calcext:value-type="float">
            <text:p>50.714285714</text:p>
          </table:table-cell>
          <table:table-cell table:formula="of:=SUM([day_hosp_csv_all.L277:.Q277])" office:value-type="float" office:value="102.571428581" calcext:value-type="float">
            <text:p>102.571428581</text:p>
          </table:table-cell>
          <table:table-cell table:formula="of:=[day_hosp_csv_all.R277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78:.B278])" office:value-type="float" office:value="2.285714285" calcext:value-type="float">
            <text:p>2.285714285</text:p>
          </table:table-cell>
          <table:table-cell table:formula="of:=SUM([day_hosp_csv_all.C278:.F278])" office:value-type="float" office:value="6.714285714" calcext:value-type="float">
            <text:p>6.714285714</text:p>
          </table:table-cell>
          <table:table-cell table:formula="of:=SUM([day_hosp_csv_all.G278:.K278])" office:value-type="float" office:value="50.714285714" calcext:value-type="float">
            <text:p>50.714285714</text:p>
          </table:table-cell>
          <table:table-cell table:formula="of:=SUM([day_hosp_csv_all.L278:.Q278])" office:value-type="float" office:value="102.571428581" calcext:value-type="float">
            <text:p>102.571428581</text:p>
          </table:table-cell>
          <table:table-cell table:formula="of:=[day_hosp_csv_all.R278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79:.B279])" office:value-type="float" office:value="2.285714285" calcext:value-type="float">
            <text:p>2.285714285</text:p>
          </table:table-cell>
          <table:table-cell table:formula="of:=SUM([day_hosp_csv_all.C279:.F279])" office:value-type="float" office:value="6.714285714" calcext:value-type="float">
            <text:p>6.714285714</text:p>
          </table:table-cell>
          <table:table-cell table:formula="of:=SUM([day_hosp_csv_all.G279:.K279])" office:value-type="float" office:value="50.714285714" calcext:value-type="float">
            <text:p>50.714285714</text:p>
          </table:table-cell>
          <table:table-cell table:formula="of:=SUM([day_hosp_csv_all.L279:.Q279])" office:value-type="float" office:value="102.571428581" calcext:value-type="float">
            <text:p>102.571428581</text:p>
          </table:table-cell>
          <table:table-cell table:formula="of:=[day_hosp_csv_all.R279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80:.B280])" office:value-type="float" office:value="2.285714285" calcext:value-type="float">
            <text:p>2.285714285</text:p>
          </table:table-cell>
          <table:table-cell table:formula="of:=SUM([day_hosp_csv_all.C280:.F280])" office:value-type="float" office:value="6.714285714" calcext:value-type="float">
            <text:p>6.714285714</text:p>
          </table:table-cell>
          <table:table-cell table:formula="of:=SUM([day_hosp_csv_all.G280:.K280])" office:value-type="float" office:value="50.714285714" calcext:value-type="float">
            <text:p>50.714285714</text:p>
          </table:table-cell>
          <table:table-cell table:formula="of:=SUM([day_hosp_csv_all.L280:.Q280])" office:value-type="float" office:value="102.571428581" calcext:value-type="float">
            <text:p>102.571428581</text:p>
          </table:table-cell>
          <table:table-cell table:formula="of:=[day_hosp_csv_all.R280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81:.B281])" office:value-type="float" office:value="2.285714285" calcext:value-type="float">
            <text:p>2.285714285</text:p>
          </table:table-cell>
          <table:table-cell table:formula="of:=SUM([day_hosp_csv_all.C281:.F281])" office:value-type="float" office:value="6.714285714" calcext:value-type="float">
            <text:p>6.714285714</text:p>
          </table:table-cell>
          <table:table-cell table:formula="of:=SUM([day_hosp_csv_all.G281:.K281])" office:value-type="float" office:value="50.714285714" calcext:value-type="float">
            <text:p>50.714285714</text:p>
          </table:table-cell>
          <table:table-cell table:formula="of:=SUM([day_hosp_csv_all.L281:.Q281])" office:value-type="float" office:value="102.571428581" calcext:value-type="float">
            <text:p>102.571428581</text:p>
          </table:table-cell>
          <table:table-cell table:formula="of:=[day_hosp_csv_all.R281]" office:value-type="float" office:value="162.285714294" calcext:value-type="float">
            <text:p>162.285714294</text:p>
          </table:table-cell>
          <table:table-cell table:number-columns-repeated="1019"/>
        </table:table-row>
        <table:table-row table:style-name="ro1">
          <table:table-cell table:formula="of:=SUM([day_hosp_csv_all.A282:.B282])" office:value-type="float" office:value="1.714285715" calcext:value-type="float">
            <text:p>1.714285715</text:p>
          </table:table-cell>
          <table:table-cell table:formula="of:=SUM([day_hosp_csv_all.C282:.F282])" office:value-type="float" office:value="9.142857142" calcext:value-type="float">
            <text:p>9.142857142</text:p>
          </table:table-cell>
          <table:table-cell table:formula="of:=SUM([day_hosp_csv_all.G282:.K282])" office:value-type="float" office:value="51.428571427" calcext:value-type="float">
            <text:p>51.428571427</text:p>
          </table:table-cell>
          <table:table-cell table:formula="of:=SUM([day_hosp_csv_all.L282:.Q282])" office:value-type="float" office:value="107.142857151" calcext:value-type="float">
            <text:p>107.142857151</text:p>
          </table:table-cell>
          <table:table-cell table:formula="of:=[day_hosp_csv_all.R282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3:.B283])" office:value-type="float" office:value="1.714285715" calcext:value-type="float">
            <text:p>1.714285715</text:p>
          </table:table-cell>
          <table:table-cell table:formula="of:=SUM([day_hosp_csv_all.C283:.F283])" office:value-type="float" office:value="9.142857142" calcext:value-type="float">
            <text:p>9.142857142</text:p>
          </table:table-cell>
          <table:table-cell table:formula="of:=SUM([day_hosp_csv_all.G283:.K283])" office:value-type="float" office:value="51.428571427" calcext:value-type="float">
            <text:p>51.428571427</text:p>
          </table:table-cell>
          <table:table-cell table:formula="of:=SUM([day_hosp_csv_all.L283:.Q283])" office:value-type="float" office:value="107.142857151" calcext:value-type="float">
            <text:p>107.142857151</text:p>
          </table:table-cell>
          <table:table-cell table:formula="of:=[day_hosp_csv_all.R283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4:.B284])" office:value-type="float" office:value="1.714285715" calcext:value-type="float">
            <text:p>1.714285715</text:p>
          </table:table-cell>
          <table:table-cell table:formula="of:=SUM([day_hosp_csv_all.C284:.F284])" office:value-type="float" office:value="9.142857142" calcext:value-type="float">
            <text:p>9.142857142</text:p>
          </table:table-cell>
          <table:table-cell table:formula="of:=SUM([day_hosp_csv_all.G284:.K284])" office:value-type="float" office:value="51.428571427" calcext:value-type="float">
            <text:p>51.428571427</text:p>
          </table:table-cell>
          <table:table-cell table:formula="of:=SUM([day_hosp_csv_all.L284:.Q284])" office:value-type="float" office:value="107.142857151" calcext:value-type="float">
            <text:p>107.142857151</text:p>
          </table:table-cell>
          <table:table-cell table:formula="of:=[day_hosp_csv_all.R284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5:.B285])" office:value-type="float" office:value="1.714285715" calcext:value-type="float">
            <text:p>1.714285715</text:p>
          </table:table-cell>
          <table:table-cell table:formula="of:=SUM([day_hosp_csv_all.C285:.F285])" office:value-type="float" office:value="9.142857142" calcext:value-type="float">
            <text:p>9.142857142</text:p>
          </table:table-cell>
          <table:table-cell table:formula="of:=SUM([day_hosp_csv_all.G285:.K285])" office:value-type="float" office:value="51.428571427" calcext:value-type="float">
            <text:p>51.428571427</text:p>
          </table:table-cell>
          <table:table-cell table:formula="of:=SUM([day_hosp_csv_all.L285:.Q285])" office:value-type="float" office:value="107.142857151" calcext:value-type="float">
            <text:p>107.142857151</text:p>
          </table:table-cell>
          <table:table-cell table:formula="of:=[day_hosp_csv_all.R285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6:.B286])" office:value-type="float" office:value="1.714285715" calcext:value-type="float">
            <text:p>1.714285715</text:p>
          </table:table-cell>
          <table:table-cell table:formula="of:=SUM([day_hosp_csv_all.C286:.F286])" office:value-type="float" office:value="9.142857142" calcext:value-type="float">
            <text:p>9.142857142</text:p>
          </table:table-cell>
          <table:table-cell table:formula="of:=SUM([day_hosp_csv_all.G286:.K286])" office:value-type="float" office:value="51.428571427" calcext:value-type="float">
            <text:p>51.428571427</text:p>
          </table:table-cell>
          <table:table-cell table:formula="of:=SUM([day_hosp_csv_all.L286:.Q286])" office:value-type="float" office:value="107.142857151" calcext:value-type="float">
            <text:p>107.142857151</text:p>
          </table:table-cell>
          <table:table-cell table:formula="of:=[day_hosp_csv_all.R286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7:.B287])" office:value-type="float" office:value="1.714285715" calcext:value-type="float">
            <text:p>1.714285715</text:p>
          </table:table-cell>
          <table:table-cell table:formula="of:=SUM([day_hosp_csv_all.C287:.F287])" office:value-type="float" office:value="9.142857142" calcext:value-type="float">
            <text:p>9.142857142</text:p>
          </table:table-cell>
          <table:table-cell table:formula="of:=SUM([day_hosp_csv_all.G287:.K287])" office:value-type="float" office:value="51.428571427" calcext:value-type="float">
            <text:p>51.428571427</text:p>
          </table:table-cell>
          <table:table-cell table:formula="of:=SUM([day_hosp_csv_all.L287:.Q287])" office:value-type="float" office:value="107.142857151" calcext:value-type="float">
            <text:p>107.142857151</text:p>
          </table:table-cell>
          <table:table-cell table:formula="of:=[day_hosp_csv_all.R287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8:.B288])" office:value-type="float" office:value="1.714285715" calcext:value-type="float">
            <text:p>1.714285715</text:p>
          </table:table-cell>
          <table:table-cell table:formula="of:=SUM([day_hosp_csv_all.C288:.F288])" office:value-type="float" office:value="9.142857142" calcext:value-type="float">
            <text:p>9.142857142</text:p>
          </table:table-cell>
          <table:table-cell table:formula="of:=SUM([day_hosp_csv_all.G288:.K288])" office:value-type="float" office:value="51.428571427" calcext:value-type="float">
            <text:p>51.428571427</text:p>
          </table:table-cell>
          <table:table-cell table:formula="of:=SUM([day_hosp_csv_all.L288:.Q288])" office:value-type="float" office:value="107.142857151" calcext:value-type="float">
            <text:p>107.142857151</text:p>
          </table:table-cell>
          <table:table-cell table:formula="of:=[day_hosp_csv_all.R288]" office:value-type="float" office:value="169.428571435" calcext:value-type="float">
            <text:p>169.428571435</text:p>
          </table:table-cell>
          <table:table-cell table:number-columns-repeated="1019"/>
        </table:table-row>
        <table:table-row table:style-name="ro1">
          <table:table-cell table:formula="of:=SUM([day_hosp_csv_all.A289:.B289])" office:value-type="float" office:value="2.571428572" calcext:value-type="float">
            <text:p>2.571428572</text:p>
          </table:table-cell>
          <table:table-cell table:formula="of:=SUM([day_hosp_csv_all.C289:.F289])" office:value-type="float" office:value="8.857142858" calcext:value-type="float">
            <text:p>8.857142858</text:p>
          </table:table-cell>
          <table:table-cell table:formula="of:=SUM([day_hosp_csv_all.G289:.K289])" office:value-type="float" office:value="59.142857144" calcext:value-type="float">
            <text:p>59.142857144</text:p>
          </table:table-cell>
          <table:table-cell table:formula="of:=SUM([day_hosp_csv_all.L289:.Q289])" office:value-type="float" office:value="130.142857137" calcext:value-type="float">
            <text:p>130.142857137</text:p>
          </table:table-cell>
          <table:table-cell table:formula="of:=[day_hosp_csv_all.R289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0:.B290])" office:value-type="float" office:value="2.571428572" calcext:value-type="float">
            <text:p>2.571428572</text:p>
          </table:table-cell>
          <table:table-cell table:formula="of:=SUM([day_hosp_csv_all.C290:.F290])" office:value-type="float" office:value="8.857142858" calcext:value-type="float">
            <text:p>8.857142858</text:p>
          </table:table-cell>
          <table:table-cell table:formula="of:=SUM([day_hosp_csv_all.G290:.K290])" office:value-type="float" office:value="59.142857144" calcext:value-type="float">
            <text:p>59.142857144</text:p>
          </table:table-cell>
          <table:table-cell table:formula="of:=SUM([day_hosp_csv_all.L290:.Q290])" office:value-type="float" office:value="130.142857137" calcext:value-type="float">
            <text:p>130.142857137</text:p>
          </table:table-cell>
          <table:table-cell table:formula="of:=[day_hosp_csv_all.R290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1:.B291])" office:value-type="float" office:value="2.571428572" calcext:value-type="float">
            <text:p>2.571428572</text:p>
          </table:table-cell>
          <table:table-cell table:formula="of:=SUM([day_hosp_csv_all.C291:.F291])" office:value-type="float" office:value="8.857142858" calcext:value-type="float">
            <text:p>8.857142858</text:p>
          </table:table-cell>
          <table:table-cell table:formula="of:=SUM([day_hosp_csv_all.G291:.K291])" office:value-type="float" office:value="59.142857144" calcext:value-type="float">
            <text:p>59.142857144</text:p>
          </table:table-cell>
          <table:table-cell table:formula="of:=SUM([day_hosp_csv_all.L291:.Q291])" office:value-type="float" office:value="130.142857137" calcext:value-type="float">
            <text:p>130.142857137</text:p>
          </table:table-cell>
          <table:table-cell table:formula="of:=[day_hosp_csv_all.R291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2:.B292])" office:value-type="float" office:value="2.571428572" calcext:value-type="float">
            <text:p>2.571428572</text:p>
          </table:table-cell>
          <table:table-cell table:formula="of:=SUM([day_hosp_csv_all.C292:.F292])" office:value-type="float" office:value="8.857142858" calcext:value-type="float">
            <text:p>8.857142858</text:p>
          </table:table-cell>
          <table:table-cell table:formula="of:=SUM([day_hosp_csv_all.G292:.K292])" office:value-type="float" office:value="59.142857144" calcext:value-type="float">
            <text:p>59.142857144</text:p>
          </table:table-cell>
          <table:table-cell table:formula="of:=SUM([day_hosp_csv_all.L292:.Q292])" office:value-type="float" office:value="130.142857137" calcext:value-type="float">
            <text:p>130.142857137</text:p>
          </table:table-cell>
          <table:table-cell table:formula="of:=[day_hosp_csv_all.R292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3:.B293])" office:value-type="float" office:value="2.571428572" calcext:value-type="float">
            <text:p>2.571428572</text:p>
          </table:table-cell>
          <table:table-cell table:formula="of:=SUM([day_hosp_csv_all.C293:.F293])" office:value-type="float" office:value="8.857142858" calcext:value-type="float">
            <text:p>8.857142858</text:p>
          </table:table-cell>
          <table:table-cell table:formula="of:=SUM([day_hosp_csv_all.G293:.K293])" office:value-type="float" office:value="59.142857144" calcext:value-type="float">
            <text:p>59.142857144</text:p>
          </table:table-cell>
          <table:table-cell table:formula="of:=SUM([day_hosp_csv_all.L293:.Q293])" office:value-type="float" office:value="130.142857137" calcext:value-type="float">
            <text:p>130.142857137</text:p>
          </table:table-cell>
          <table:table-cell table:formula="of:=[day_hosp_csv_all.R293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4:.B294])" office:value-type="float" office:value="2.571428572" calcext:value-type="float">
            <text:p>2.571428572</text:p>
          </table:table-cell>
          <table:table-cell table:formula="of:=SUM([day_hosp_csv_all.C294:.F294])" office:value-type="float" office:value="8.857142858" calcext:value-type="float">
            <text:p>8.857142858</text:p>
          </table:table-cell>
          <table:table-cell table:formula="of:=SUM([day_hosp_csv_all.G294:.K294])" office:value-type="float" office:value="59.142857144" calcext:value-type="float">
            <text:p>59.142857144</text:p>
          </table:table-cell>
          <table:table-cell table:formula="of:=SUM([day_hosp_csv_all.L294:.Q294])" office:value-type="float" office:value="130.142857137" calcext:value-type="float">
            <text:p>130.142857137</text:p>
          </table:table-cell>
          <table:table-cell table:formula="of:=[day_hosp_csv_all.R294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5:.B295])" office:value-type="float" office:value="2.571428572" calcext:value-type="float">
            <text:p>2.571428572</text:p>
          </table:table-cell>
          <table:table-cell table:formula="of:=SUM([day_hosp_csv_all.C295:.F295])" office:value-type="float" office:value="8.857142858" calcext:value-type="float">
            <text:p>8.857142858</text:p>
          </table:table-cell>
          <table:table-cell table:formula="of:=SUM([day_hosp_csv_all.G295:.K295])" office:value-type="float" office:value="59.142857144" calcext:value-type="float">
            <text:p>59.142857144</text:p>
          </table:table-cell>
          <table:table-cell table:formula="of:=SUM([day_hosp_csv_all.L295:.Q295])" office:value-type="float" office:value="130.142857137" calcext:value-type="float">
            <text:p>130.142857137</text:p>
          </table:table-cell>
          <table:table-cell table:formula="of:=[day_hosp_csv_all.R295]" office:value-type="float" office:value="200.714285711" calcext:value-type="float">
            <text:p>200.714285711</text:p>
          </table:table-cell>
          <table:table-cell table:number-columns-repeated="1019"/>
        </table:table-row>
        <table:table-row table:style-name="ro1">
          <table:table-cell table:formula="of:=SUM([day_hosp_csv_all.A296:.B296])" office:value-type="float" office:value="3" calcext:value-type="float">
            <text:p>3</text:p>
          </table:table-cell>
          <table:table-cell table:formula="of:=SUM([day_hosp_csv_all.C296:.F296])" office:value-type="float" office:value="12.285714286" calcext:value-type="float">
            <text:p>12.285714286</text:p>
          </table:table-cell>
          <table:table-cell table:formula="of:=SUM([day_hosp_csv_all.G296:.K296])" office:value-type="float" office:value="74.142857143" calcext:value-type="float">
            <text:p>74.142857143</text:p>
          </table:table-cell>
          <table:table-cell table:formula="of:=SUM([day_hosp_csv_all.L296:.Q296])" office:value-type="float" office:value="159.142857149" calcext:value-type="float">
            <text:p>159.142857149</text:p>
          </table:table-cell>
          <table:table-cell table:formula="of:=[day_hosp_csv_all.R296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297:.B297])" office:value-type="float" office:value="3" calcext:value-type="float">
            <text:p>3</text:p>
          </table:table-cell>
          <table:table-cell table:formula="of:=SUM([day_hosp_csv_all.C297:.F297])" office:value-type="float" office:value="12.285714286" calcext:value-type="float">
            <text:p>12.285714286</text:p>
          </table:table-cell>
          <table:table-cell table:formula="of:=SUM([day_hosp_csv_all.G297:.K297])" office:value-type="float" office:value="74.142857143" calcext:value-type="float">
            <text:p>74.142857143</text:p>
          </table:table-cell>
          <table:table-cell table:formula="of:=SUM([day_hosp_csv_all.L297:.Q297])" office:value-type="float" office:value="159.142857149" calcext:value-type="float">
            <text:p>159.142857149</text:p>
          </table:table-cell>
          <table:table-cell table:formula="of:=[day_hosp_csv_all.R297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298:.B298])" office:value-type="float" office:value="3" calcext:value-type="float">
            <text:p>3</text:p>
          </table:table-cell>
          <table:table-cell table:formula="of:=SUM([day_hosp_csv_all.C298:.F298])" office:value-type="float" office:value="12.285714286" calcext:value-type="float">
            <text:p>12.285714286</text:p>
          </table:table-cell>
          <table:table-cell table:formula="of:=SUM([day_hosp_csv_all.G298:.K298])" office:value-type="float" office:value="74.142857143" calcext:value-type="float">
            <text:p>74.142857143</text:p>
          </table:table-cell>
          <table:table-cell table:formula="of:=SUM([day_hosp_csv_all.L298:.Q298])" office:value-type="float" office:value="159.142857149" calcext:value-type="float">
            <text:p>159.142857149</text:p>
          </table:table-cell>
          <table:table-cell table:formula="of:=[day_hosp_csv_all.R298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299:.B299])" office:value-type="float" office:value="3" calcext:value-type="float">
            <text:p>3</text:p>
          </table:table-cell>
          <table:table-cell table:formula="of:=SUM([day_hosp_csv_all.C299:.F299])" office:value-type="float" office:value="12.285714286" calcext:value-type="float">
            <text:p>12.285714286</text:p>
          </table:table-cell>
          <table:table-cell table:formula="of:=SUM([day_hosp_csv_all.G299:.K299])" office:value-type="float" office:value="74.142857143" calcext:value-type="float">
            <text:p>74.142857143</text:p>
          </table:table-cell>
          <table:table-cell table:formula="of:=SUM([day_hosp_csv_all.L299:.Q299])" office:value-type="float" office:value="159.142857149" calcext:value-type="float">
            <text:p>159.142857149</text:p>
          </table:table-cell>
          <table:table-cell table:formula="of:=[day_hosp_csv_all.R299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300:.B300])" office:value-type="float" office:value="3" calcext:value-type="float">
            <text:p>3</text:p>
          </table:table-cell>
          <table:table-cell table:formula="of:=SUM([day_hosp_csv_all.C300:.F300])" office:value-type="float" office:value="12.285714286" calcext:value-type="float">
            <text:p>12.285714286</text:p>
          </table:table-cell>
          <table:table-cell table:formula="of:=SUM([day_hosp_csv_all.G300:.K300])" office:value-type="float" office:value="74.142857143" calcext:value-type="float">
            <text:p>74.142857143</text:p>
          </table:table-cell>
          <table:table-cell table:formula="of:=SUM([day_hosp_csv_all.L300:.Q300])" office:value-type="float" office:value="159.142857149" calcext:value-type="float">
            <text:p>159.142857149</text:p>
          </table:table-cell>
          <table:table-cell table:formula="of:=[day_hosp_csv_all.R300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301:.B301])" office:value-type="float" office:value="3" calcext:value-type="float">
            <text:p>3</text:p>
          </table:table-cell>
          <table:table-cell table:formula="of:=SUM([day_hosp_csv_all.C301:.F301])" office:value-type="float" office:value="12.285714286" calcext:value-type="float">
            <text:p>12.285714286</text:p>
          </table:table-cell>
          <table:table-cell table:formula="of:=SUM([day_hosp_csv_all.G301:.K301])" office:value-type="float" office:value="74.142857143" calcext:value-type="float">
            <text:p>74.142857143</text:p>
          </table:table-cell>
          <table:table-cell table:formula="of:=SUM([day_hosp_csv_all.L301:.Q301])" office:value-type="float" office:value="159.142857149" calcext:value-type="float">
            <text:p>159.142857149</text:p>
          </table:table-cell>
          <table:table-cell table:formula="of:=[day_hosp_csv_all.R301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>
          <table:table-cell table:formula="of:=SUM([day_hosp_csv_all.A302:.B302])" office:value-type="float" office:value="3" calcext:value-type="float">
            <text:p>3</text:p>
          </table:table-cell>
          <table:table-cell table:formula="of:=SUM([day_hosp_csv_all.C302:.F302])" office:value-type="float" office:value="12.285714286" calcext:value-type="float">
            <text:p>12.285714286</text:p>
          </table:table-cell>
          <table:table-cell table:formula="of:=SUM([day_hosp_csv_all.G302:.K302])" office:value-type="float" office:value="74.142857143" calcext:value-type="float">
            <text:p>74.142857143</text:p>
          </table:table-cell>
          <table:table-cell table:formula="of:=SUM([day_hosp_csv_all.L302:.Q302])" office:value-type="float" office:value="159.142857149" calcext:value-type="float">
            <text:p>159.142857149</text:p>
          </table:table-cell>
          <table:table-cell table:formula="of:=[day_hosp_csv_all.R302]" office:value-type="float" office:value="248.571428578" calcext:value-type="float">
            <text:p>248.571428578</text:p>
          </table:table-cell>
          <table:table-cell table:number-columns-repeated="1019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_classe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0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 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-inf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formula="of:=SUM([day_hosp_csv_all.A2:.B2])" office:value-type="float" office:value="0" calcext:value-type="float">
            <text:p>0</text:p>
          </table:table-cell>
          <table:table-cell table:formula="of:=SUM([day_hosp_csv_all.C2:.F2])" office:value-type="float" office:value="0.285714286" calcext:value-type="float">
            <text:p>0.285714286</text:p>
          </table:table-cell>
          <table:table-cell table:formula="of:=SUM([day_hosp_csv_all.G2:.H2])" office:value-type="float" office:value="0.142857143" calcext:value-type="float">
            <text:p>0.142857143</text:p>
          </table:table-cell>
          <table:table-cell table:formula="of:=SUM([day_hosp_csv_all.I2:.J2])" office:value-type="float" office:value="0.428571429" calcext:value-type="float">
            <text:p>0.428571429</text:p>
          </table:table-cell>
          <table:table-cell table:formula="of:=SUM([day_hosp_csv_all.K2])" office:value-type="float" office:value="0.285714286" calcext:value-type="float">
            <text:p>0.285714286</text:p>
          </table:table-cell>
          <table:table-cell table:formula="of:=[day_hosp_csv_all.L2]" office:value-type="float" office:value="0.142857143" calcext:value-type="float">
            <text:p>0.142857143</text:p>
          </table:table-cell>
          <table:table-cell table:formula="of:=[day_hosp_csv_all.M2]" office:value-type="float" office:value="0.142857143" calcext:value-type="float">
            <text:p>0.142857143</text:p>
          </table:table-cell>
          <table:table-cell table:formula="of:=SUM([day_hosp_csv_all.N2:.Q2])" office:value-type="float" office:value="1.000000001" calcext:value-type="float">
            <text:p>1.000000001</text:p>
          </table:table-cell>
          <table:table-cell table:formula="of:=[day_hosp_csv_all.R2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3:.B3])" office:value-type="float" office:value="0" calcext:value-type="float">
            <text:p>0</text:p>
          </table:table-cell>
          <table:table-cell table:formula="of:=SUM([day_hosp_csv_all.C3:.F3])" office:value-type="float" office:value="0.285714286" calcext:value-type="float">
            <text:p>0.285714286</text:p>
          </table:table-cell>
          <table:table-cell table:formula="of:=SUM([day_hosp_csv_all.G3:.H3])" office:value-type="float" office:value="0.142857143" calcext:value-type="float">
            <text:p>0.142857143</text:p>
          </table:table-cell>
          <table:table-cell table:formula="of:=SUM([day_hosp_csv_all.I3:.J3])" office:value-type="float" office:value="0.428571429" calcext:value-type="float">
            <text:p>0.428571429</text:p>
          </table:table-cell>
          <table:table-cell table:formula="of:=SUM([day_hosp_csv_all.K3])" office:value-type="float" office:value="0.285714286" calcext:value-type="float">
            <text:p>0.285714286</text:p>
          </table:table-cell>
          <table:table-cell table:formula="of:=[day_hosp_csv_all.L3]" office:value-type="float" office:value="0.142857143" calcext:value-type="float">
            <text:p>0.142857143</text:p>
          </table:table-cell>
          <table:table-cell table:formula="of:=[day_hosp_csv_all.M3]" office:value-type="float" office:value="0.142857143" calcext:value-type="float">
            <text:p>0.142857143</text:p>
          </table:table-cell>
          <table:table-cell table:formula="of:=SUM([day_hosp_csv_all.N3:.Q3])" office:value-type="float" office:value="1.000000001" calcext:value-type="float">
            <text:p>1.000000001</text:p>
          </table:table-cell>
          <table:table-cell table:formula="of:=[day_hosp_csv_all.R3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4:.B4])" office:value-type="float" office:value="0" calcext:value-type="float">
            <text:p>0</text:p>
          </table:table-cell>
          <table:table-cell table:formula="of:=SUM([day_hosp_csv_all.C4:.F4])" office:value-type="float" office:value="0.285714286" calcext:value-type="float">
            <text:p>0.285714286</text:p>
          </table:table-cell>
          <table:table-cell table:formula="of:=SUM([day_hosp_csv_all.G4:.H4])" office:value-type="float" office:value="0.142857143" calcext:value-type="float">
            <text:p>0.142857143</text:p>
          </table:table-cell>
          <table:table-cell table:formula="of:=SUM([day_hosp_csv_all.I4:.J4])" office:value-type="float" office:value="0.428571429" calcext:value-type="float">
            <text:p>0.428571429</text:p>
          </table:table-cell>
          <table:table-cell table:formula="of:=SUM([day_hosp_csv_all.K4])" office:value-type="float" office:value="0.285714286" calcext:value-type="float">
            <text:p>0.285714286</text:p>
          </table:table-cell>
          <table:table-cell table:formula="of:=[day_hosp_csv_all.L4]" office:value-type="float" office:value="0.142857143" calcext:value-type="float">
            <text:p>0.142857143</text:p>
          </table:table-cell>
          <table:table-cell table:formula="of:=[day_hosp_csv_all.M4]" office:value-type="float" office:value="0.142857143" calcext:value-type="float">
            <text:p>0.142857143</text:p>
          </table:table-cell>
          <table:table-cell table:formula="of:=SUM([day_hosp_csv_all.N4:.Q4])" office:value-type="float" office:value="1.000000001" calcext:value-type="float">
            <text:p>1.000000001</text:p>
          </table:table-cell>
          <table:table-cell table:formula="of:=[day_hosp_csv_all.R4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5:.B5])" office:value-type="float" office:value="0" calcext:value-type="float">
            <text:p>0</text:p>
          </table:table-cell>
          <table:table-cell table:formula="of:=SUM([day_hosp_csv_all.C5:.F5])" office:value-type="float" office:value="0.285714286" calcext:value-type="float">
            <text:p>0.285714286</text:p>
          </table:table-cell>
          <table:table-cell table:formula="of:=SUM([day_hosp_csv_all.G5:.H5])" office:value-type="float" office:value="0.142857143" calcext:value-type="float">
            <text:p>0.142857143</text:p>
          </table:table-cell>
          <table:table-cell table:formula="of:=SUM([day_hosp_csv_all.I5:.J5])" office:value-type="float" office:value="0.428571429" calcext:value-type="float">
            <text:p>0.428571429</text:p>
          </table:table-cell>
          <table:table-cell table:formula="of:=SUM([day_hosp_csv_all.K5])" office:value-type="float" office:value="0.285714286" calcext:value-type="float">
            <text:p>0.285714286</text:p>
          </table:table-cell>
          <table:table-cell table:formula="of:=[day_hosp_csv_all.L5]" office:value-type="float" office:value="0.142857143" calcext:value-type="float">
            <text:p>0.142857143</text:p>
          </table:table-cell>
          <table:table-cell table:formula="of:=[day_hosp_csv_all.M5]" office:value-type="float" office:value="0.142857143" calcext:value-type="float">
            <text:p>0.142857143</text:p>
          </table:table-cell>
          <table:table-cell table:formula="of:=SUM([day_hosp_csv_all.N5:.Q5])" office:value-type="float" office:value="1.000000001" calcext:value-type="float">
            <text:p>1.000000001</text:p>
          </table:table-cell>
          <table:table-cell table:formula="of:=[day_hosp_csv_all.R5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6:.B6])" office:value-type="float" office:value="0" calcext:value-type="float">
            <text:p>0</text:p>
          </table:table-cell>
          <table:table-cell table:formula="of:=SUM([day_hosp_csv_all.C6:.F6])" office:value-type="float" office:value="0.285714286" calcext:value-type="float">
            <text:p>0.285714286</text:p>
          </table:table-cell>
          <table:table-cell table:formula="of:=SUM([day_hosp_csv_all.G6:.H6])" office:value-type="float" office:value="0.142857143" calcext:value-type="float">
            <text:p>0.142857143</text:p>
          </table:table-cell>
          <table:table-cell table:formula="of:=SUM([day_hosp_csv_all.I6:.J6])" office:value-type="float" office:value="0.428571429" calcext:value-type="float">
            <text:p>0.428571429</text:p>
          </table:table-cell>
          <table:table-cell table:formula="of:=SUM([day_hosp_csv_all.K6])" office:value-type="float" office:value="0.285714286" calcext:value-type="float">
            <text:p>0.285714286</text:p>
          </table:table-cell>
          <table:table-cell table:formula="of:=[day_hosp_csv_all.L6]" office:value-type="float" office:value="0.142857143" calcext:value-type="float">
            <text:p>0.142857143</text:p>
          </table:table-cell>
          <table:table-cell table:formula="of:=[day_hosp_csv_all.M6]" office:value-type="float" office:value="0.142857143" calcext:value-type="float">
            <text:p>0.142857143</text:p>
          </table:table-cell>
          <table:table-cell table:formula="of:=SUM([day_hosp_csv_all.N6:.Q6])" office:value-type="float" office:value="1.000000001" calcext:value-type="float">
            <text:p>1.000000001</text:p>
          </table:table-cell>
          <table:table-cell table:formula="of:=[day_hosp_csv_all.R6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7:.B7])" office:value-type="float" office:value="0" calcext:value-type="float">
            <text:p>0</text:p>
          </table:table-cell>
          <table:table-cell table:formula="of:=SUM([day_hosp_csv_all.C7:.F7])" office:value-type="float" office:value="0.285714286" calcext:value-type="float">
            <text:p>0.285714286</text:p>
          </table:table-cell>
          <table:table-cell table:formula="of:=SUM([day_hosp_csv_all.G7:.H7])" office:value-type="float" office:value="0.142857143" calcext:value-type="float">
            <text:p>0.142857143</text:p>
          </table:table-cell>
          <table:table-cell table:formula="of:=SUM([day_hosp_csv_all.I7:.J7])" office:value-type="float" office:value="0.428571429" calcext:value-type="float">
            <text:p>0.428571429</text:p>
          </table:table-cell>
          <table:table-cell table:formula="of:=SUM([day_hosp_csv_all.K7])" office:value-type="float" office:value="0.285714286" calcext:value-type="float">
            <text:p>0.285714286</text:p>
          </table:table-cell>
          <table:table-cell table:formula="of:=[day_hosp_csv_all.L7]" office:value-type="float" office:value="0.142857143" calcext:value-type="float">
            <text:p>0.142857143</text:p>
          </table:table-cell>
          <table:table-cell table:formula="of:=[day_hosp_csv_all.M7]" office:value-type="float" office:value="0.142857143" calcext:value-type="float">
            <text:p>0.142857143</text:p>
          </table:table-cell>
          <table:table-cell table:formula="of:=SUM([day_hosp_csv_all.N7:.Q7])" office:value-type="float" office:value="1.000000001" calcext:value-type="float">
            <text:p>1.000000001</text:p>
          </table:table-cell>
          <table:table-cell table:formula="of:=[day_hosp_csv_all.R7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8:.B8])" office:value-type="float" office:value="0" calcext:value-type="float">
            <text:p>0</text:p>
          </table:table-cell>
          <table:table-cell table:formula="of:=SUM([day_hosp_csv_all.C8:.F8])" office:value-type="float" office:value="0.285714286" calcext:value-type="float">
            <text:p>0.285714286</text:p>
          </table:table-cell>
          <table:table-cell table:formula="of:=SUM([day_hosp_csv_all.G8:.H8])" office:value-type="float" office:value="0.142857143" calcext:value-type="float">
            <text:p>0.142857143</text:p>
          </table:table-cell>
          <table:table-cell table:formula="of:=SUM([day_hosp_csv_all.I8:.J8])" office:value-type="float" office:value="0.428571429" calcext:value-type="float">
            <text:p>0.428571429</text:p>
          </table:table-cell>
          <table:table-cell table:formula="of:=SUM([day_hosp_csv_all.K8])" office:value-type="float" office:value="0.285714286" calcext:value-type="float">
            <text:p>0.285714286</text:p>
          </table:table-cell>
          <table:table-cell table:formula="of:=[day_hosp_csv_all.L8]" office:value-type="float" office:value="0.142857143" calcext:value-type="float">
            <text:p>0.142857143</text:p>
          </table:table-cell>
          <table:table-cell table:formula="of:=[day_hosp_csv_all.M8]" office:value-type="float" office:value="0.142857143" calcext:value-type="float">
            <text:p>0.142857143</text:p>
          </table:table-cell>
          <table:table-cell table:formula="of:=SUM([day_hosp_csv_all.N8:.Q8])" office:value-type="float" office:value="1.000000001" calcext:value-type="float">
            <text:p>1.000000001</text:p>
          </table:table-cell>
          <table:table-cell table:formula="of:=[day_hosp_csv_all.R8]" office:value-type="float" office:value="2.428571431" calcext:value-type="float">
            <text:p>2.428571431</text:p>
          </table:table-cell>
          <table:table-cell table:number-columns-repeated="1015"/>
        </table:table-row>
        <table:table-row table:style-name="ro1">
          <table:table-cell table:formula="of:=SUM([day_hosp_csv_all.A9:.B9])" office:value-type="float" office:value="0" calcext:value-type="float">
            <text:p>0</text:p>
          </table:table-cell>
          <table:table-cell table:formula="of:=SUM([day_hosp_csv_all.C9:.F9])" office:value-type="float" office:value="0.142857143" calcext:value-type="float">
            <text:p>0.142857143</text:p>
          </table:table-cell>
          <table:table-cell table:formula="of:=SUM([day_hosp_csv_all.G9:.H9])" office:value-type="float" office:value="0.857142857" calcext:value-type="float">
            <text:p>0.857142857</text:p>
          </table:table-cell>
          <table:table-cell table:formula="of:=SUM([day_hosp_csv_all.I9:.J9])" office:value-type="float" office:value="1.285714286" calcext:value-type="float">
            <text:p>1.285714286</text:p>
          </table:table-cell>
          <table:table-cell table:formula="of:=SUM([day_hosp_csv_all.K9])" office:value-type="float" office:value="1.285714286" calcext:value-type="float">
            <text:p>1.285714286</text:p>
          </table:table-cell>
          <table:table-cell table:formula="of:=[day_hosp_csv_all.L9]" office:value-type="float" office:value="2" calcext:value-type="float">
            <text:p>2</text:p>
          </table:table-cell>
          <table:table-cell table:formula="of:=[day_hosp_csv_all.M9]" office:value-type="float" office:value="1.857142857" calcext:value-type="float">
            <text:p>1.857142857</text:p>
          </table:table-cell>
          <table:table-cell table:formula="of:=SUM([day_hosp_csv_all.N9:.Q9])" office:value-type="float" office:value="6.142857144" calcext:value-type="float">
            <text:p>6.142857144</text:p>
          </table:table-cell>
          <table:table-cell table:formula="of:=[day_hosp_csv_all.R9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0:.B10])" office:value-type="float" office:value="0" calcext:value-type="float">
            <text:p>0</text:p>
          </table:table-cell>
          <table:table-cell table:formula="of:=SUM([day_hosp_csv_all.C10:.F10])" office:value-type="float" office:value="0.142857143" calcext:value-type="float">
            <text:p>0.142857143</text:p>
          </table:table-cell>
          <table:table-cell table:formula="of:=SUM([day_hosp_csv_all.G10:.H10])" office:value-type="float" office:value="0.857142857" calcext:value-type="float">
            <text:p>0.857142857</text:p>
          </table:table-cell>
          <table:table-cell table:formula="of:=SUM([day_hosp_csv_all.I10:.J10])" office:value-type="float" office:value="1.285714286" calcext:value-type="float">
            <text:p>1.285714286</text:p>
          </table:table-cell>
          <table:table-cell table:formula="of:=SUM([day_hosp_csv_all.K10])" office:value-type="float" office:value="1.285714286" calcext:value-type="float">
            <text:p>1.285714286</text:p>
          </table:table-cell>
          <table:table-cell table:formula="of:=[day_hosp_csv_all.L10]" office:value-type="float" office:value="2" calcext:value-type="float">
            <text:p>2</text:p>
          </table:table-cell>
          <table:table-cell table:formula="of:=[day_hosp_csv_all.M10]" office:value-type="float" office:value="1.857142857" calcext:value-type="float">
            <text:p>1.857142857</text:p>
          </table:table-cell>
          <table:table-cell table:formula="of:=SUM([day_hosp_csv_all.N10:.Q10])" office:value-type="float" office:value="6.142857144" calcext:value-type="float">
            <text:p>6.142857144</text:p>
          </table:table-cell>
          <table:table-cell table:formula="of:=[day_hosp_csv_all.R10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1:.B11])" office:value-type="float" office:value="0" calcext:value-type="float">
            <text:p>0</text:p>
          </table:table-cell>
          <table:table-cell table:formula="of:=SUM([day_hosp_csv_all.C11:.F11])" office:value-type="float" office:value="0.142857143" calcext:value-type="float">
            <text:p>0.142857143</text:p>
          </table:table-cell>
          <table:table-cell table:formula="of:=SUM([day_hosp_csv_all.G11:.H11])" office:value-type="float" office:value="0.857142857" calcext:value-type="float">
            <text:p>0.857142857</text:p>
          </table:table-cell>
          <table:table-cell table:formula="of:=SUM([day_hosp_csv_all.I11:.J11])" office:value-type="float" office:value="1.285714286" calcext:value-type="float">
            <text:p>1.285714286</text:p>
          </table:table-cell>
          <table:table-cell table:formula="of:=SUM([day_hosp_csv_all.K11])" office:value-type="float" office:value="1.285714286" calcext:value-type="float">
            <text:p>1.285714286</text:p>
          </table:table-cell>
          <table:table-cell table:formula="of:=[day_hosp_csv_all.L11]" office:value-type="float" office:value="2" calcext:value-type="float">
            <text:p>2</text:p>
          </table:table-cell>
          <table:table-cell table:formula="of:=[day_hosp_csv_all.M11]" office:value-type="float" office:value="1.857142857" calcext:value-type="float">
            <text:p>1.857142857</text:p>
          </table:table-cell>
          <table:table-cell table:formula="of:=SUM([day_hosp_csv_all.N11:.Q11])" office:value-type="float" office:value="6.142857144" calcext:value-type="float">
            <text:p>6.142857144</text:p>
          </table:table-cell>
          <table:table-cell table:formula="of:=[day_hosp_csv_all.R11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2:.B12])" office:value-type="float" office:value="0" calcext:value-type="float">
            <text:p>0</text:p>
          </table:table-cell>
          <table:table-cell table:formula="of:=SUM([day_hosp_csv_all.C12:.F12])" office:value-type="float" office:value="0.142857143" calcext:value-type="float">
            <text:p>0.142857143</text:p>
          </table:table-cell>
          <table:table-cell table:formula="of:=SUM([day_hosp_csv_all.G12:.H12])" office:value-type="float" office:value="0.857142857" calcext:value-type="float">
            <text:p>0.857142857</text:p>
          </table:table-cell>
          <table:table-cell table:formula="of:=SUM([day_hosp_csv_all.I12:.J12])" office:value-type="float" office:value="1.285714286" calcext:value-type="float">
            <text:p>1.285714286</text:p>
          </table:table-cell>
          <table:table-cell table:formula="of:=SUM([day_hosp_csv_all.K12])" office:value-type="float" office:value="1.285714286" calcext:value-type="float">
            <text:p>1.285714286</text:p>
          </table:table-cell>
          <table:table-cell table:formula="of:=[day_hosp_csv_all.L12]" office:value-type="float" office:value="2" calcext:value-type="float">
            <text:p>2</text:p>
          </table:table-cell>
          <table:table-cell table:formula="of:=[day_hosp_csv_all.M12]" office:value-type="float" office:value="1.857142857" calcext:value-type="float">
            <text:p>1.857142857</text:p>
          </table:table-cell>
          <table:table-cell table:formula="of:=SUM([day_hosp_csv_all.N12:.Q12])" office:value-type="float" office:value="6.142857144" calcext:value-type="float">
            <text:p>6.142857144</text:p>
          </table:table-cell>
          <table:table-cell table:formula="of:=[day_hosp_csv_all.R12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3:.B13])" office:value-type="float" office:value="0" calcext:value-type="float">
            <text:p>0</text:p>
          </table:table-cell>
          <table:table-cell table:formula="of:=SUM([day_hosp_csv_all.C13:.F13])" office:value-type="float" office:value="0.142857143" calcext:value-type="float">
            <text:p>0.142857143</text:p>
          </table:table-cell>
          <table:table-cell table:formula="of:=SUM([day_hosp_csv_all.G13:.H13])" office:value-type="float" office:value="0.857142857" calcext:value-type="float">
            <text:p>0.857142857</text:p>
          </table:table-cell>
          <table:table-cell table:formula="of:=SUM([day_hosp_csv_all.I13:.J13])" office:value-type="float" office:value="1.285714286" calcext:value-type="float">
            <text:p>1.285714286</text:p>
          </table:table-cell>
          <table:table-cell table:formula="of:=SUM([day_hosp_csv_all.K13])" office:value-type="float" office:value="1.285714286" calcext:value-type="float">
            <text:p>1.285714286</text:p>
          </table:table-cell>
          <table:table-cell table:formula="of:=[day_hosp_csv_all.L13]" office:value-type="float" office:value="2" calcext:value-type="float">
            <text:p>2</text:p>
          </table:table-cell>
          <table:table-cell table:formula="of:=[day_hosp_csv_all.M13]" office:value-type="float" office:value="1.857142857" calcext:value-type="float">
            <text:p>1.857142857</text:p>
          </table:table-cell>
          <table:table-cell table:formula="of:=SUM([day_hosp_csv_all.N13:.Q13])" office:value-type="float" office:value="6.142857144" calcext:value-type="float">
            <text:p>6.142857144</text:p>
          </table:table-cell>
          <table:table-cell table:formula="of:=[day_hosp_csv_all.R13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4:.B14])" office:value-type="float" office:value="0" calcext:value-type="float">
            <text:p>0</text:p>
          </table:table-cell>
          <table:table-cell table:formula="of:=SUM([day_hosp_csv_all.C14:.F14])" office:value-type="float" office:value="0.142857143" calcext:value-type="float">
            <text:p>0.142857143</text:p>
          </table:table-cell>
          <table:table-cell table:formula="of:=SUM([day_hosp_csv_all.G14:.H14])" office:value-type="float" office:value="0.857142857" calcext:value-type="float">
            <text:p>0.857142857</text:p>
          </table:table-cell>
          <table:table-cell table:formula="of:=SUM([day_hosp_csv_all.I14:.J14])" office:value-type="float" office:value="1.285714286" calcext:value-type="float">
            <text:p>1.285714286</text:p>
          </table:table-cell>
          <table:table-cell table:formula="of:=SUM([day_hosp_csv_all.K14])" office:value-type="float" office:value="1.285714286" calcext:value-type="float">
            <text:p>1.285714286</text:p>
          </table:table-cell>
          <table:table-cell table:formula="of:=[day_hosp_csv_all.L14]" office:value-type="float" office:value="2" calcext:value-type="float">
            <text:p>2</text:p>
          </table:table-cell>
          <table:table-cell table:formula="of:=[day_hosp_csv_all.M14]" office:value-type="float" office:value="1.857142857" calcext:value-type="float">
            <text:p>1.857142857</text:p>
          </table:table-cell>
          <table:table-cell table:formula="of:=SUM([day_hosp_csv_all.N14:.Q14])" office:value-type="float" office:value="6.142857144" calcext:value-type="float">
            <text:p>6.142857144</text:p>
          </table:table-cell>
          <table:table-cell table:formula="of:=[day_hosp_csv_all.R14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5:.B15])" office:value-type="float" office:value="0" calcext:value-type="float">
            <text:p>0</text:p>
          </table:table-cell>
          <table:table-cell table:formula="of:=SUM([day_hosp_csv_all.C15:.F15])" office:value-type="float" office:value="0.142857143" calcext:value-type="float">
            <text:p>0.142857143</text:p>
          </table:table-cell>
          <table:table-cell table:formula="of:=SUM([day_hosp_csv_all.G15:.H15])" office:value-type="float" office:value="0.857142857" calcext:value-type="float">
            <text:p>0.857142857</text:p>
          </table:table-cell>
          <table:table-cell table:formula="of:=SUM([day_hosp_csv_all.I15:.J15])" office:value-type="float" office:value="1.285714286" calcext:value-type="float">
            <text:p>1.285714286</text:p>
          </table:table-cell>
          <table:table-cell table:formula="of:=SUM([day_hosp_csv_all.K15])" office:value-type="float" office:value="1.285714286" calcext:value-type="float">
            <text:p>1.285714286</text:p>
          </table:table-cell>
          <table:table-cell table:formula="of:=[day_hosp_csv_all.L15]" office:value-type="float" office:value="2" calcext:value-type="float">
            <text:p>2</text:p>
          </table:table-cell>
          <table:table-cell table:formula="of:=[day_hosp_csv_all.M15]" office:value-type="float" office:value="1.857142857" calcext:value-type="float">
            <text:p>1.857142857</text:p>
          </table:table-cell>
          <table:table-cell table:formula="of:=SUM([day_hosp_csv_all.N15:.Q15])" office:value-type="float" office:value="6.142857144" calcext:value-type="float">
            <text:p>6.142857144</text:p>
          </table:table-cell>
          <table:table-cell table:formula="of:=[day_hosp_csv_all.R15]" office:value-type="float" office:value="13.571428573" calcext:value-type="float">
            <text:p>13.571428573</text:p>
          </table:table-cell>
          <table:table-cell table:number-columns-repeated="1015"/>
        </table:table-row>
        <table:table-row table:style-name="ro1">
          <table:table-cell table:formula="of:=SUM([day_hosp_csv_all.A16:.B16])" office:value-type="float" office:value="6.098591549" calcext:value-type="float">
            <text:p>6.098591549</text:p>
          </table:table-cell>
          <table:table-cell table:formula="of:=SUM([day_hosp_csv_all.C16:.F16])" office:value-type="float" office:value="11.180751174" calcext:value-type="float">
            <text:p>11.180751174</text:p>
          </table:table-cell>
          <table:table-cell table:formula="of:=SUM([day_hosp_csv_all.G16:.H16])" office:value-type="float" office:value="23.377934269" calcext:value-type="float">
            <text:p>23.377934269</text:p>
          </table:table-cell>
          <table:table-cell table:formula="of:=SUM([day_hosp_csv_all.I16:.J16])" office:value-type="float" office:value="59.96948357" calcext:value-type="float">
            <text:p>59.96948357</text:p>
          </table:table-cell>
          <table:table-cell table:formula="of:=SUM([day_hosp_csv_all.K16])" office:value-type="float" office:value="30.49295775" calcext:value-type="float">
            <text:p>30.49295775</text:p>
          </table:table-cell>
          <table:table-cell table:formula="of:=[day_hosp_csv_all.L16]" office:value-type="float" office:value="53.87089202" calcext:value-type="float">
            <text:p>53.87089202</text:p>
          </table:table-cell>
          <table:table-cell table:formula="of:=[day_hosp_csv_all.M16]" office:value-type="float" office:value="58.95305164" calcext:value-type="float">
            <text:p>58.95305164</text:p>
          </table:table-cell>
          <table:table-cell table:formula="of:=SUM([day_hosp_csv_all.N16:.Q16])" office:value-type="float" office:value="189.05633803" calcext:value-type="float">
            <text:p>189.05633803</text:p>
          </table:table-cell>
          <table:table-cell table:formula="of:=[day_hosp_csv_all.R16]" office:value-type="float" office:value="433.000000002" calcext:value-type="float">
            <text:p>433.000000002</text:p>
          </table:table-cell>
          <table:table-cell table:number-columns-repeated="1015"/>
        </table:table-row>
        <table:table-row table:style-name="ro1">
          <table:table-cell table:formula="of:=SUM([day_hosp_csv_all.A17:.B17])" office:value-type="float" office:value="0.871227364" calcext:value-type="float">
            <text:p>0.871227364</text:p>
          </table:table-cell>
          <table:table-cell table:formula="of:=SUM([day_hosp_csv_all.C17:.F17])" office:value-type="float" office:value="1.597250168" calcext:value-type="float">
            <text:p>1.597250168</text:p>
          </table:table-cell>
          <table:table-cell table:formula="of:=SUM([day_hosp_csv_all.G17:.H17])" office:value-type="float" office:value="3.339704896" calcext:value-type="float">
            <text:p>3.339704896</text:p>
          </table:table-cell>
          <table:table-cell table:formula="of:=SUM([day_hosp_csv_all.I17:.J17])" office:value-type="float" office:value="8.567069081" calcext:value-type="float">
            <text:p>8.567069081</text:p>
          </table:table-cell>
          <table:table-cell table:formula="of:=SUM([day_hosp_csv_all.K17])" office:value-type="float" office:value="4.356136821" calcext:value-type="float">
            <text:p>4.356136821</text:p>
          </table:table-cell>
          <table:table-cell table:formula="of:=[day_hosp_csv_all.L17]" office:value-type="float" office:value="7.695841717" calcext:value-type="float">
            <text:p>7.695841717</text:p>
          </table:table-cell>
          <table:table-cell table:formula="of:=[day_hosp_csv_all.M17]" office:value-type="float" office:value="8.42186452" calcext:value-type="float">
            <text:p>8.42186452</text:p>
          </table:table-cell>
          <table:table-cell table:formula="of:=SUM([day_hosp_csv_all.N17:.Q17])" office:value-type="float" office:value="27.008048291" calcext:value-type="float">
            <text:p>27.008048291</text:p>
          </table:table-cell>
          <table:table-cell table:formula="of:=[day_hosp_csv_all.R17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18:.B18])" office:value-type="float" office:value="0.871227364" calcext:value-type="float">
            <text:p>0.871227364</text:p>
          </table:table-cell>
          <table:table-cell table:formula="of:=SUM([day_hosp_csv_all.C18:.F18])" office:value-type="float" office:value="1.597250168" calcext:value-type="float">
            <text:p>1.597250168</text:p>
          </table:table-cell>
          <table:table-cell table:formula="of:=SUM([day_hosp_csv_all.G18:.H18])" office:value-type="float" office:value="3.339704896" calcext:value-type="float">
            <text:p>3.339704896</text:p>
          </table:table-cell>
          <table:table-cell table:formula="of:=SUM([day_hosp_csv_all.I18:.J18])" office:value-type="float" office:value="8.567069081" calcext:value-type="float">
            <text:p>8.567069081</text:p>
          </table:table-cell>
          <table:table-cell table:formula="of:=SUM([day_hosp_csv_all.K18])" office:value-type="float" office:value="4.356136821" calcext:value-type="float">
            <text:p>4.356136821</text:p>
          </table:table-cell>
          <table:table-cell table:formula="of:=[day_hosp_csv_all.L18]" office:value-type="float" office:value="7.695841717" calcext:value-type="float">
            <text:p>7.695841717</text:p>
          </table:table-cell>
          <table:table-cell table:formula="of:=[day_hosp_csv_all.M18]" office:value-type="float" office:value="8.42186452" calcext:value-type="float">
            <text:p>8.42186452</text:p>
          </table:table-cell>
          <table:table-cell table:formula="of:=SUM([day_hosp_csv_all.N18:.Q18])" office:value-type="float" office:value="27.008048291" calcext:value-type="float">
            <text:p>27.008048291</text:p>
          </table:table-cell>
          <table:table-cell table:formula="of:=[day_hosp_csv_all.R18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19:.B19])" office:value-type="float" office:value="0.871227364" calcext:value-type="float">
            <text:p>0.871227364</text:p>
          </table:table-cell>
          <table:table-cell table:formula="of:=SUM([day_hosp_csv_all.C19:.F19])" office:value-type="float" office:value="1.597250168" calcext:value-type="float">
            <text:p>1.597250168</text:p>
          </table:table-cell>
          <table:table-cell table:formula="of:=SUM([day_hosp_csv_all.G19:.H19])" office:value-type="float" office:value="3.339704896" calcext:value-type="float">
            <text:p>3.339704896</text:p>
          </table:table-cell>
          <table:table-cell table:formula="of:=SUM([day_hosp_csv_all.I19:.J19])" office:value-type="float" office:value="8.567069081" calcext:value-type="float">
            <text:p>8.567069081</text:p>
          </table:table-cell>
          <table:table-cell table:formula="of:=SUM([day_hosp_csv_all.K19])" office:value-type="float" office:value="4.356136821" calcext:value-type="float">
            <text:p>4.356136821</text:p>
          </table:table-cell>
          <table:table-cell table:formula="of:=[day_hosp_csv_all.L19]" office:value-type="float" office:value="7.695841717" calcext:value-type="float">
            <text:p>7.695841717</text:p>
          </table:table-cell>
          <table:table-cell table:formula="of:=[day_hosp_csv_all.M19]" office:value-type="float" office:value="8.42186452" calcext:value-type="float">
            <text:p>8.42186452</text:p>
          </table:table-cell>
          <table:table-cell table:formula="of:=SUM([day_hosp_csv_all.N19:.Q19])" office:value-type="float" office:value="27.008048291" calcext:value-type="float">
            <text:p>27.008048291</text:p>
          </table:table-cell>
          <table:table-cell table:formula="of:=[day_hosp_csv_all.R19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20:.B20])" office:value-type="float" office:value="0.871227364" calcext:value-type="float">
            <text:p>0.871227364</text:p>
          </table:table-cell>
          <table:table-cell table:formula="of:=SUM([day_hosp_csv_all.C20:.F20])" office:value-type="float" office:value="1.597250168" calcext:value-type="float">
            <text:p>1.597250168</text:p>
          </table:table-cell>
          <table:table-cell table:formula="of:=SUM([day_hosp_csv_all.G20:.H20])" office:value-type="float" office:value="3.339704896" calcext:value-type="float">
            <text:p>3.339704896</text:p>
          </table:table-cell>
          <table:table-cell table:formula="of:=SUM([day_hosp_csv_all.I20:.J20])" office:value-type="float" office:value="8.567069081" calcext:value-type="float">
            <text:p>8.567069081</text:p>
          </table:table-cell>
          <table:table-cell table:formula="of:=SUM([day_hosp_csv_all.K20])" office:value-type="float" office:value="4.356136821" calcext:value-type="float">
            <text:p>4.356136821</text:p>
          </table:table-cell>
          <table:table-cell table:formula="of:=[day_hosp_csv_all.L20]" office:value-type="float" office:value="7.695841717" calcext:value-type="float">
            <text:p>7.695841717</text:p>
          </table:table-cell>
          <table:table-cell table:formula="of:=[day_hosp_csv_all.M20]" office:value-type="float" office:value="8.42186452" calcext:value-type="float">
            <text:p>8.42186452</text:p>
          </table:table-cell>
          <table:table-cell table:formula="of:=SUM([day_hosp_csv_all.N20:.Q20])" office:value-type="float" office:value="27.008048291" calcext:value-type="float">
            <text:p>27.008048291</text:p>
          </table:table-cell>
          <table:table-cell table:formula="of:=[day_hosp_csv_all.R20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21:.B21])" office:value-type="float" office:value="0.871227364" calcext:value-type="float">
            <text:p>0.871227364</text:p>
          </table:table-cell>
          <table:table-cell table:formula="of:=SUM([day_hosp_csv_all.C21:.F21])" office:value-type="float" office:value="1.597250168" calcext:value-type="float">
            <text:p>1.597250168</text:p>
          </table:table-cell>
          <table:table-cell table:formula="of:=SUM([day_hosp_csv_all.G21:.H21])" office:value-type="float" office:value="3.339704896" calcext:value-type="float">
            <text:p>3.339704896</text:p>
          </table:table-cell>
          <table:table-cell table:formula="of:=SUM([day_hosp_csv_all.I21:.J21])" office:value-type="float" office:value="8.567069081" calcext:value-type="float">
            <text:p>8.567069081</text:p>
          </table:table-cell>
          <table:table-cell table:formula="of:=SUM([day_hosp_csv_all.K21])" office:value-type="float" office:value="4.356136821" calcext:value-type="float">
            <text:p>4.356136821</text:p>
          </table:table-cell>
          <table:table-cell table:formula="of:=[day_hosp_csv_all.L21]" office:value-type="float" office:value="7.695841717" calcext:value-type="float">
            <text:p>7.695841717</text:p>
          </table:table-cell>
          <table:table-cell table:formula="of:=[day_hosp_csv_all.M21]" office:value-type="float" office:value="8.42186452" calcext:value-type="float">
            <text:p>8.42186452</text:p>
          </table:table-cell>
          <table:table-cell table:formula="of:=SUM([day_hosp_csv_all.N21:.Q21])" office:value-type="float" office:value="27.008048291" calcext:value-type="float">
            <text:p>27.008048291</text:p>
          </table:table-cell>
          <table:table-cell table:formula="of:=[day_hosp_csv_all.R21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22:.B22])" office:value-type="float" office:value="0.871227364" calcext:value-type="float">
            <text:p>0.871227364</text:p>
          </table:table-cell>
          <table:table-cell table:formula="of:=SUM([day_hosp_csv_all.C22:.F22])" office:value-type="float" office:value="1.597250168" calcext:value-type="float">
            <text:p>1.597250168</text:p>
          </table:table-cell>
          <table:table-cell table:formula="of:=SUM([day_hosp_csv_all.G22:.H22])" office:value-type="float" office:value="3.339704896" calcext:value-type="float">
            <text:p>3.339704896</text:p>
          </table:table-cell>
          <table:table-cell table:formula="of:=SUM([day_hosp_csv_all.I22:.J22])" office:value-type="float" office:value="8.567069081" calcext:value-type="float">
            <text:p>8.567069081</text:p>
          </table:table-cell>
          <table:table-cell table:formula="of:=SUM([day_hosp_csv_all.K22])" office:value-type="float" office:value="4.356136821" calcext:value-type="float">
            <text:p>4.356136821</text:p>
          </table:table-cell>
          <table:table-cell table:formula="of:=[day_hosp_csv_all.L22]" office:value-type="float" office:value="7.695841717" calcext:value-type="float">
            <text:p>7.695841717</text:p>
          </table:table-cell>
          <table:table-cell table:formula="of:=[day_hosp_csv_all.M22]" office:value-type="float" office:value="8.42186452" calcext:value-type="float">
            <text:p>8.42186452</text:p>
          </table:table-cell>
          <table:table-cell table:formula="of:=SUM([day_hosp_csv_all.N22:.Q22])" office:value-type="float" office:value="27.008048291" calcext:value-type="float">
            <text:p>27.008048291</text:p>
          </table:table-cell>
          <table:table-cell table:formula="of:=[day_hosp_csv_all.R22]" office:value-type="float" office:value="61.857142858" calcext:value-type="float">
            <text:p>61.857142858</text:p>
          </table:table-cell>
          <table:table-cell table:number-columns-repeated="1015"/>
        </table:table-row>
        <table:table-row table:style-name="ro1">
          <table:table-cell table:formula="of:=SUM([day_hosp_csv_all.A23:.B23])" office:value-type="float" office:value="1.142857143" calcext:value-type="float">
            <text:p>1.142857143</text:p>
          </table:table-cell>
          <table:table-cell table:formula="of:=SUM([day_hosp_csv_all.C23:.F23])" office:value-type="float" office:value="8.285714286" calcext:value-type="float">
            <text:p>8.285714286</text:p>
          </table:table-cell>
          <table:table-cell table:formula="of:=SUM([day_hosp_csv_all.G23:.H23])" office:value-type="float" office:value="12" calcext:value-type="float">
            <text:p>12</text:p>
          </table:table-cell>
          <table:table-cell table:formula="of:=SUM([day_hosp_csv_all.I23:.J23])" office:value-type="float" office:value="34.57142857" calcext:value-type="float">
            <text:p>34.57142857</text:p>
          </table:table-cell>
          <table:table-cell table:formula="of:=SUM([day_hosp_csv_all.K23])" office:value-type="float" office:value="18.71428571" calcext:value-type="float">
            <text:p>18.71428571</text:p>
          </table:table-cell>
          <table:table-cell table:formula="of:=[day_hosp_csv_all.L23]" office:value-type="float" office:value="30.14285714" calcext:value-type="float">
            <text:p>30.14285714</text:p>
          </table:table-cell>
          <table:table-cell table:formula="of:=[day_hosp_csv_all.M23]" office:value-type="float" office:value="35.28571429" calcext:value-type="float">
            <text:p>35.28571429</text:p>
          </table:table-cell>
          <table:table-cell table:formula="of:=SUM([day_hosp_csv_all.N23:.Q23])" office:value-type="float" office:value="101.28571429" calcext:value-type="float">
            <text:p>101.28571429</text:p>
          </table:table-cell>
          <table:table-cell table:formula="of:=[day_hosp_csv_all.R23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4:.B24])" office:value-type="float" office:value="1.142857143" calcext:value-type="float">
            <text:p>1.142857143</text:p>
          </table:table-cell>
          <table:table-cell table:formula="of:=SUM([day_hosp_csv_all.C24:.F24])" office:value-type="float" office:value="8.285714286" calcext:value-type="float">
            <text:p>8.285714286</text:p>
          </table:table-cell>
          <table:table-cell table:formula="of:=SUM([day_hosp_csv_all.G24:.H24])" office:value-type="float" office:value="12" calcext:value-type="float">
            <text:p>12</text:p>
          </table:table-cell>
          <table:table-cell table:formula="of:=SUM([day_hosp_csv_all.I24:.J24])" office:value-type="float" office:value="34.57142857" calcext:value-type="float">
            <text:p>34.57142857</text:p>
          </table:table-cell>
          <table:table-cell table:formula="of:=SUM([day_hosp_csv_all.K24])" office:value-type="float" office:value="18.71428571" calcext:value-type="float">
            <text:p>18.71428571</text:p>
          </table:table-cell>
          <table:table-cell table:formula="of:=[day_hosp_csv_all.L24]" office:value-type="float" office:value="30.14285714" calcext:value-type="float">
            <text:p>30.14285714</text:p>
          </table:table-cell>
          <table:table-cell table:formula="of:=[day_hosp_csv_all.M24]" office:value-type="float" office:value="35.28571429" calcext:value-type="float">
            <text:p>35.28571429</text:p>
          </table:table-cell>
          <table:table-cell table:formula="of:=SUM([day_hosp_csv_all.N24:.Q24])" office:value-type="float" office:value="101.28571429" calcext:value-type="float">
            <text:p>101.28571429</text:p>
          </table:table-cell>
          <table:table-cell table:formula="of:=[day_hosp_csv_all.R24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5:.B25])" office:value-type="float" office:value="1.142857143" calcext:value-type="float">
            <text:p>1.142857143</text:p>
          </table:table-cell>
          <table:table-cell table:formula="of:=SUM([day_hosp_csv_all.C25:.F25])" office:value-type="float" office:value="8.285714286" calcext:value-type="float">
            <text:p>8.285714286</text:p>
          </table:table-cell>
          <table:table-cell table:formula="of:=SUM([day_hosp_csv_all.G25:.H25])" office:value-type="float" office:value="12" calcext:value-type="float">
            <text:p>12</text:p>
          </table:table-cell>
          <table:table-cell table:formula="of:=SUM([day_hosp_csv_all.I25:.J25])" office:value-type="float" office:value="34.57142857" calcext:value-type="float">
            <text:p>34.57142857</text:p>
          </table:table-cell>
          <table:table-cell table:formula="of:=SUM([day_hosp_csv_all.K25])" office:value-type="float" office:value="18.71428571" calcext:value-type="float">
            <text:p>18.71428571</text:p>
          </table:table-cell>
          <table:table-cell table:formula="of:=[day_hosp_csv_all.L25]" office:value-type="float" office:value="30.14285714" calcext:value-type="float">
            <text:p>30.14285714</text:p>
          </table:table-cell>
          <table:table-cell table:formula="of:=[day_hosp_csv_all.M25]" office:value-type="float" office:value="35.28571429" calcext:value-type="float">
            <text:p>35.28571429</text:p>
          </table:table-cell>
          <table:table-cell table:formula="of:=SUM([day_hosp_csv_all.N25:.Q25])" office:value-type="float" office:value="101.28571429" calcext:value-type="float">
            <text:p>101.28571429</text:p>
          </table:table-cell>
          <table:table-cell table:formula="of:=[day_hosp_csv_all.R25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6:.B26])" office:value-type="float" office:value="1.142857143" calcext:value-type="float">
            <text:p>1.142857143</text:p>
          </table:table-cell>
          <table:table-cell table:formula="of:=SUM([day_hosp_csv_all.C26:.F26])" office:value-type="float" office:value="8.285714286" calcext:value-type="float">
            <text:p>8.285714286</text:p>
          </table:table-cell>
          <table:table-cell table:formula="of:=SUM([day_hosp_csv_all.G26:.H26])" office:value-type="float" office:value="12" calcext:value-type="float">
            <text:p>12</text:p>
          </table:table-cell>
          <table:table-cell table:formula="of:=SUM([day_hosp_csv_all.I26:.J26])" office:value-type="float" office:value="34.57142857" calcext:value-type="float">
            <text:p>34.57142857</text:p>
          </table:table-cell>
          <table:table-cell table:formula="of:=SUM([day_hosp_csv_all.K26])" office:value-type="float" office:value="18.71428571" calcext:value-type="float">
            <text:p>18.71428571</text:p>
          </table:table-cell>
          <table:table-cell table:formula="of:=[day_hosp_csv_all.L26]" office:value-type="float" office:value="30.14285714" calcext:value-type="float">
            <text:p>30.14285714</text:p>
          </table:table-cell>
          <table:table-cell table:formula="of:=[day_hosp_csv_all.M26]" office:value-type="float" office:value="35.28571429" calcext:value-type="float">
            <text:p>35.28571429</text:p>
          </table:table-cell>
          <table:table-cell table:formula="of:=SUM([day_hosp_csv_all.N26:.Q26])" office:value-type="float" office:value="101.28571429" calcext:value-type="float">
            <text:p>101.28571429</text:p>
          </table:table-cell>
          <table:table-cell table:formula="of:=[day_hosp_csv_all.R26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7:.B27])" office:value-type="float" office:value="1.142857143" calcext:value-type="float">
            <text:p>1.142857143</text:p>
          </table:table-cell>
          <table:table-cell table:formula="of:=SUM([day_hosp_csv_all.C27:.F27])" office:value-type="float" office:value="8.285714286" calcext:value-type="float">
            <text:p>8.285714286</text:p>
          </table:table-cell>
          <table:table-cell table:formula="of:=SUM([day_hosp_csv_all.G27:.H27])" office:value-type="float" office:value="12" calcext:value-type="float">
            <text:p>12</text:p>
          </table:table-cell>
          <table:table-cell table:formula="of:=SUM([day_hosp_csv_all.I27:.J27])" office:value-type="float" office:value="34.57142857" calcext:value-type="float">
            <text:p>34.57142857</text:p>
          </table:table-cell>
          <table:table-cell table:formula="of:=SUM([day_hosp_csv_all.K27])" office:value-type="float" office:value="18.71428571" calcext:value-type="float">
            <text:p>18.71428571</text:p>
          </table:table-cell>
          <table:table-cell table:formula="of:=[day_hosp_csv_all.L27]" office:value-type="float" office:value="30.14285714" calcext:value-type="float">
            <text:p>30.14285714</text:p>
          </table:table-cell>
          <table:table-cell table:formula="of:=[day_hosp_csv_all.M27]" office:value-type="float" office:value="35.28571429" calcext:value-type="float">
            <text:p>35.28571429</text:p>
          </table:table-cell>
          <table:table-cell table:formula="of:=SUM([day_hosp_csv_all.N27:.Q27])" office:value-type="float" office:value="101.28571429" calcext:value-type="float">
            <text:p>101.28571429</text:p>
          </table:table-cell>
          <table:table-cell table:formula="of:=[day_hosp_csv_all.R27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8:.B28])" office:value-type="float" office:value="1.142857143" calcext:value-type="float">
            <text:p>1.142857143</text:p>
          </table:table-cell>
          <table:table-cell table:formula="of:=SUM([day_hosp_csv_all.C28:.F28])" office:value-type="float" office:value="8.285714286" calcext:value-type="float">
            <text:p>8.285714286</text:p>
          </table:table-cell>
          <table:table-cell table:formula="of:=SUM([day_hosp_csv_all.G28:.H28])" office:value-type="float" office:value="12" calcext:value-type="float">
            <text:p>12</text:p>
          </table:table-cell>
          <table:table-cell table:formula="of:=SUM([day_hosp_csv_all.I28:.J28])" office:value-type="float" office:value="34.57142857" calcext:value-type="float">
            <text:p>34.57142857</text:p>
          </table:table-cell>
          <table:table-cell table:formula="of:=SUM([day_hosp_csv_all.K28])" office:value-type="float" office:value="18.71428571" calcext:value-type="float">
            <text:p>18.71428571</text:p>
          </table:table-cell>
          <table:table-cell table:formula="of:=[day_hosp_csv_all.L28]" office:value-type="float" office:value="30.14285714" calcext:value-type="float">
            <text:p>30.14285714</text:p>
          </table:table-cell>
          <table:table-cell table:formula="of:=[day_hosp_csv_all.M28]" office:value-type="float" office:value="35.28571429" calcext:value-type="float">
            <text:p>35.28571429</text:p>
          </table:table-cell>
          <table:table-cell table:formula="of:=SUM([day_hosp_csv_all.N28:.Q28])" office:value-type="float" office:value="101.28571429" calcext:value-type="float">
            <text:p>101.28571429</text:p>
          </table:table-cell>
          <table:table-cell table:formula="of:=[day_hosp_csv_all.R28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29:.B29])" office:value-type="float" office:value="1.142857143" calcext:value-type="float">
            <text:p>1.142857143</text:p>
          </table:table-cell>
          <table:table-cell table:formula="of:=SUM([day_hosp_csv_all.C29:.F29])" office:value-type="float" office:value="8.285714286" calcext:value-type="float">
            <text:p>8.285714286</text:p>
          </table:table-cell>
          <table:table-cell table:formula="of:=SUM([day_hosp_csv_all.G29:.H29])" office:value-type="float" office:value="12" calcext:value-type="float">
            <text:p>12</text:p>
          </table:table-cell>
          <table:table-cell table:formula="of:=SUM([day_hosp_csv_all.I29:.J29])" office:value-type="float" office:value="34.57142857" calcext:value-type="float">
            <text:p>34.57142857</text:p>
          </table:table-cell>
          <table:table-cell table:formula="of:=SUM([day_hosp_csv_all.K29])" office:value-type="float" office:value="18.71428571" calcext:value-type="float">
            <text:p>18.71428571</text:p>
          </table:table-cell>
          <table:table-cell table:formula="of:=[day_hosp_csv_all.L29]" office:value-type="float" office:value="30.14285714" calcext:value-type="float">
            <text:p>30.14285714</text:p>
          </table:table-cell>
          <table:table-cell table:formula="of:=[day_hosp_csv_all.M29]" office:value-type="float" office:value="35.28571429" calcext:value-type="float">
            <text:p>35.28571429</text:p>
          </table:table-cell>
          <table:table-cell table:formula="of:=SUM([day_hosp_csv_all.N29:.Q29])" office:value-type="float" office:value="101.28571429" calcext:value-type="float">
            <text:p>101.28571429</text:p>
          </table:table-cell>
          <table:table-cell table:formula="of:=[day_hosp_csv_all.R29]" office:value-type="float" office:value="241.428571429" calcext:value-type="float">
            <text:p>241.428571429</text:p>
          </table:table-cell>
          <table:table-cell table:number-columns-repeated="1015"/>
        </table:table-row>
        <table:table-row table:style-name="ro1">
          <table:table-cell table:formula="of:=SUM([day_hosp_csv_all.A30:.B30])" office:value-type="float" office:value="2.285714286" calcext:value-type="float">
            <text:p>2.285714286</text:p>
          </table:table-cell>
          <table:table-cell table:formula="of:=SUM([day_hosp_csv_all.C30:.F30])" office:value-type="float" office:value="16.857142857" calcext:value-type="float">
            <text:p>16.857142857</text:p>
          </table:table-cell>
          <table:table-cell table:formula="of:=SUM([day_hosp_csv_all.G30:.H30])" office:value-type="float" office:value="27.142857144" calcext:value-type="float">
            <text:p>27.142857144</text:p>
          </table:table-cell>
          <table:table-cell table:formula="of:=SUM([day_hosp_csv_all.I30:.J30])" office:value-type="float" office:value="78.14285715" calcext:value-type="float">
            <text:p>78.14285715</text:p>
          </table:table-cell>
          <table:table-cell table:formula="of:=SUM([day_hosp_csv_all.K30])" office:value-type="float" office:value="49.57142857" calcext:value-type="float">
            <text:p>49.57142857</text:p>
          </table:table-cell>
          <table:table-cell table:formula="of:=[day_hosp_csv_all.L30]" office:value-type="float" office:value="54.85714286" calcext:value-type="float">
            <text:p>54.85714286</text:p>
          </table:table-cell>
          <table:table-cell table:formula="of:=[day_hosp_csv_all.M30]" office:value-type="float" office:value="77.42857143" calcext:value-type="float">
            <text:p>77.42857143</text:p>
          </table:table-cell>
          <table:table-cell table:formula="of:=SUM([day_hosp_csv_all.N30:.Q30])" office:value-type="float" office:value="163.714285721" calcext:value-type="float">
            <text:p>163.714285721</text:p>
          </table:table-cell>
          <table:table-cell table:formula="of:=[day_hosp_csv_all.R30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1:.B31])" office:value-type="float" office:value="2.285714286" calcext:value-type="float">
            <text:p>2.285714286</text:p>
          </table:table-cell>
          <table:table-cell table:formula="of:=SUM([day_hosp_csv_all.C31:.F31])" office:value-type="float" office:value="16.857142857" calcext:value-type="float">
            <text:p>16.857142857</text:p>
          </table:table-cell>
          <table:table-cell table:formula="of:=SUM([day_hosp_csv_all.G31:.H31])" office:value-type="float" office:value="27.142857144" calcext:value-type="float">
            <text:p>27.142857144</text:p>
          </table:table-cell>
          <table:table-cell table:formula="of:=SUM([day_hosp_csv_all.I31:.J31])" office:value-type="float" office:value="78.14285715" calcext:value-type="float">
            <text:p>78.14285715</text:p>
          </table:table-cell>
          <table:table-cell table:formula="of:=SUM([day_hosp_csv_all.K31])" office:value-type="float" office:value="49.57142857" calcext:value-type="float">
            <text:p>49.57142857</text:p>
          </table:table-cell>
          <table:table-cell table:formula="of:=[day_hosp_csv_all.L31]" office:value-type="float" office:value="54.85714286" calcext:value-type="float">
            <text:p>54.85714286</text:p>
          </table:table-cell>
          <table:table-cell table:formula="of:=[day_hosp_csv_all.M31]" office:value-type="float" office:value="77.42857143" calcext:value-type="float">
            <text:p>77.42857143</text:p>
          </table:table-cell>
          <table:table-cell table:formula="of:=SUM([day_hosp_csv_all.N31:.Q31])" office:value-type="float" office:value="163.714285721" calcext:value-type="float">
            <text:p>163.714285721</text:p>
          </table:table-cell>
          <table:table-cell table:formula="of:=[day_hosp_csv_all.R31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2:.B32])" office:value-type="float" office:value="2.285714286" calcext:value-type="float">
            <text:p>2.285714286</text:p>
          </table:table-cell>
          <table:table-cell table:formula="of:=SUM([day_hosp_csv_all.C32:.F32])" office:value-type="float" office:value="16.857142857" calcext:value-type="float">
            <text:p>16.857142857</text:p>
          </table:table-cell>
          <table:table-cell table:formula="of:=SUM([day_hosp_csv_all.G32:.H32])" office:value-type="float" office:value="27.142857144" calcext:value-type="float">
            <text:p>27.142857144</text:p>
          </table:table-cell>
          <table:table-cell table:formula="of:=SUM([day_hosp_csv_all.I32:.J32])" office:value-type="float" office:value="78.14285715" calcext:value-type="float">
            <text:p>78.14285715</text:p>
          </table:table-cell>
          <table:table-cell table:formula="of:=SUM([day_hosp_csv_all.K32])" office:value-type="float" office:value="49.57142857" calcext:value-type="float">
            <text:p>49.57142857</text:p>
          </table:table-cell>
          <table:table-cell table:formula="of:=[day_hosp_csv_all.L32]" office:value-type="float" office:value="54.85714286" calcext:value-type="float">
            <text:p>54.85714286</text:p>
          </table:table-cell>
          <table:table-cell table:formula="of:=[day_hosp_csv_all.M32]" office:value-type="float" office:value="77.42857143" calcext:value-type="float">
            <text:p>77.42857143</text:p>
          </table:table-cell>
          <table:table-cell table:formula="of:=SUM([day_hosp_csv_all.N32:.Q32])" office:value-type="float" office:value="163.714285721" calcext:value-type="float">
            <text:p>163.714285721</text:p>
          </table:table-cell>
          <table:table-cell table:formula="of:=[day_hosp_csv_all.R32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3:.B33])" office:value-type="float" office:value="2.285714286" calcext:value-type="float">
            <text:p>2.285714286</text:p>
          </table:table-cell>
          <table:table-cell table:formula="of:=SUM([day_hosp_csv_all.C33:.F33])" office:value-type="float" office:value="16.857142857" calcext:value-type="float">
            <text:p>16.857142857</text:p>
          </table:table-cell>
          <table:table-cell table:formula="of:=SUM([day_hosp_csv_all.G33:.H33])" office:value-type="float" office:value="27.142857144" calcext:value-type="float">
            <text:p>27.142857144</text:p>
          </table:table-cell>
          <table:table-cell table:formula="of:=SUM([day_hosp_csv_all.I33:.J33])" office:value-type="float" office:value="78.14285715" calcext:value-type="float">
            <text:p>78.14285715</text:p>
          </table:table-cell>
          <table:table-cell table:formula="of:=SUM([day_hosp_csv_all.K33])" office:value-type="float" office:value="49.57142857" calcext:value-type="float">
            <text:p>49.57142857</text:p>
          </table:table-cell>
          <table:table-cell table:formula="of:=[day_hosp_csv_all.L33]" office:value-type="float" office:value="54.85714286" calcext:value-type="float">
            <text:p>54.85714286</text:p>
          </table:table-cell>
          <table:table-cell table:formula="of:=[day_hosp_csv_all.M33]" office:value-type="float" office:value="77.42857143" calcext:value-type="float">
            <text:p>77.42857143</text:p>
          </table:table-cell>
          <table:table-cell table:formula="of:=SUM([day_hosp_csv_all.N33:.Q33])" office:value-type="float" office:value="163.714285721" calcext:value-type="float">
            <text:p>163.714285721</text:p>
          </table:table-cell>
          <table:table-cell table:formula="of:=[day_hosp_csv_all.R33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4:.B34])" office:value-type="float" office:value="2.285714286" calcext:value-type="float">
            <text:p>2.285714286</text:p>
          </table:table-cell>
          <table:table-cell table:formula="of:=SUM([day_hosp_csv_all.C34:.F34])" office:value-type="float" office:value="16.857142857" calcext:value-type="float">
            <text:p>16.857142857</text:p>
          </table:table-cell>
          <table:table-cell table:formula="of:=SUM([day_hosp_csv_all.G34:.H34])" office:value-type="float" office:value="27.142857144" calcext:value-type="float">
            <text:p>27.142857144</text:p>
          </table:table-cell>
          <table:table-cell table:formula="of:=SUM([day_hosp_csv_all.I34:.J34])" office:value-type="float" office:value="78.14285715" calcext:value-type="float">
            <text:p>78.14285715</text:p>
          </table:table-cell>
          <table:table-cell table:formula="of:=SUM([day_hosp_csv_all.K34])" office:value-type="float" office:value="49.57142857" calcext:value-type="float">
            <text:p>49.57142857</text:p>
          </table:table-cell>
          <table:table-cell table:formula="of:=[day_hosp_csv_all.L34]" office:value-type="float" office:value="54.85714286" calcext:value-type="float">
            <text:p>54.85714286</text:p>
          </table:table-cell>
          <table:table-cell table:formula="of:=[day_hosp_csv_all.M34]" office:value-type="float" office:value="77.42857143" calcext:value-type="float">
            <text:p>77.42857143</text:p>
          </table:table-cell>
          <table:table-cell table:formula="of:=SUM([day_hosp_csv_all.N34:.Q34])" office:value-type="float" office:value="163.714285721" calcext:value-type="float">
            <text:p>163.714285721</text:p>
          </table:table-cell>
          <table:table-cell table:formula="of:=[day_hosp_csv_all.R34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5:.B35])" office:value-type="float" office:value="2.285714286" calcext:value-type="float">
            <text:p>2.285714286</text:p>
          </table:table-cell>
          <table:table-cell table:formula="of:=SUM([day_hosp_csv_all.C35:.F35])" office:value-type="float" office:value="16.857142857" calcext:value-type="float">
            <text:p>16.857142857</text:p>
          </table:table-cell>
          <table:table-cell table:formula="of:=SUM([day_hosp_csv_all.G35:.H35])" office:value-type="float" office:value="27.142857144" calcext:value-type="float">
            <text:p>27.142857144</text:p>
          </table:table-cell>
          <table:table-cell table:formula="of:=SUM([day_hosp_csv_all.I35:.J35])" office:value-type="float" office:value="78.14285715" calcext:value-type="float">
            <text:p>78.14285715</text:p>
          </table:table-cell>
          <table:table-cell table:formula="of:=SUM([day_hosp_csv_all.K35])" office:value-type="float" office:value="49.57142857" calcext:value-type="float">
            <text:p>49.57142857</text:p>
          </table:table-cell>
          <table:table-cell table:formula="of:=[day_hosp_csv_all.L35]" office:value-type="float" office:value="54.85714286" calcext:value-type="float">
            <text:p>54.85714286</text:p>
          </table:table-cell>
          <table:table-cell table:formula="of:=[day_hosp_csv_all.M35]" office:value-type="float" office:value="77.42857143" calcext:value-type="float">
            <text:p>77.42857143</text:p>
          </table:table-cell>
          <table:table-cell table:formula="of:=SUM([day_hosp_csv_all.N35:.Q35])" office:value-type="float" office:value="163.714285721" calcext:value-type="float">
            <text:p>163.714285721</text:p>
          </table:table-cell>
          <table:table-cell table:formula="of:=[day_hosp_csv_all.R35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6:.B36])" office:value-type="float" office:value="2.285714286" calcext:value-type="float">
            <text:p>2.285714286</text:p>
          </table:table-cell>
          <table:table-cell table:formula="of:=SUM([day_hosp_csv_all.C36:.F36])" office:value-type="float" office:value="16.857142857" calcext:value-type="float">
            <text:p>16.857142857</text:p>
          </table:table-cell>
          <table:table-cell table:formula="of:=SUM([day_hosp_csv_all.G36:.H36])" office:value-type="float" office:value="27.142857144" calcext:value-type="float">
            <text:p>27.142857144</text:p>
          </table:table-cell>
          <table:table-cell table:formula="of:=SUM([day_hosp_csv_all.I36:.J36])" office:value-type="float" office:value="78.14285715" calcext:value-type="float">
            <text:p>78.14285715</text:p>
          </table:table-cell>
          <table:table-cell table:formula="of:=SUM([day_hosp_csv_all.K36])" office:value-type="float" office:value="49.57142857" calcext:value-type="float">
            <text:p>49.57142857</text:p>
          </table:table-cell>
          <table:table-cell table:formula="of:=[day_hosp_csv_all.L36]" office:value-type="float" office:value="54.85714286" calcext:value-type="float">
            <text:p>54.85714286</text:p>
          </table:table-cell>
          <table:table-cell table:formula="of:=[day_hosp_csv_all.M36]" office:value-type="float" office:value="77.42857143" calcext:value-type="float">
            <text:p>77.42857143</text:p>
          </table:table-cell>
          <table:table-cell table:formula="of:=SUM([day_hosp_csv_all.N36:.Q36])" office:value-type="float" office:value="163.714285721" calcext:value-type="float">
            <text:p>163.714285721</text:p>
          </table:table-cell>
          <table:table-cell table:formula="of:=[day_hosp_csv_all.R36]" office:value-type="float" office:value="470.000000018" calcext:value-type="float">
            <text:p>470.000000018</text:p>
          </table:table-cell>
          <table:table-cell table:number-columns-repeated="1015"/>
        </table:table-row>
        <table:table-row table:style-name="ro1">
          <table:table-cell table:formula="of:=SUM([day_hosp_csv_all.A37:.B37])" office:value-type="float" office:value="1.714285714" calcext:value-type="float">
            <text:p>1.714285714</text:p>
          </table:table-cell>
          <table:table-cell table:formula="of:=SUM([day_hosp_csv_all.C37:.F37])" office:value-type="float" office:value="14.428571428" calcext:value-type="float">
            <text:p>14.428571428</text:p>
          </table:table-cell>
          <table:table-cell table:formula="of:=SUM([day_hosp_csv_all.G37:.H37])" office:value-type="float" office:value="25.428571429" calcext:value-type="float">
            <text:p>25.428571429</text:p>
          </table:table-cell>
          <table:table-cell table:formula="of:=SUM([day_hosp_csv_all.I37:.J37])" office:value-type="float" office:value="57.71428572" calcext:value-type="float">
            <text:p>57.71428572</text:p>
          </table:table-cell>
          <table:table-cell table:formula="of:=SUM([day_hosp_csv_all.K37])" office:value-type="float" office:value="45.28571429" calcext:value-type="float">
            <text:p>45.28571429</text:p>
          </table:table-cell>
          <table:table-cell table:formula="of:=[day_hosp_csv_all.L37]" office:value-type="float" office:value="42.14285714" calcext:value-type="float">
            <text:p>42.14285714</text:p>
          </table:table-cell>
          <table:table-cell table:formula="of:=[day_hosp_csv_all.M37]" office:value-type="float" office:value="51.14285714" calcext:value-type="float">
            <text:p>51.14285714</text:p>
          </table:table-cell>
          <table:table-cell table:formula="of:=SUM([day_hosp_csv_all.N37:.Q37])" office:value-type="float" office:value="108.285714283" calcext:value-type="float">
            <text:p>108.285714283</text:p>
          </table:table-cell>
          <table:table-cell table:formula="of:=[day_hosp_csv_all.R37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38:.B38])" office:value-type="float" office:value="1.714285714" calcext:value-type="float">
            <text:p>1.714285714</text:p>
          </table:table-cell>
          <table:table-cell table:formula="of:=SUM([day_hosp_csv_all.C38:.F38])" office:value-type="float" office:value="14.428571428" calcext:value-type="float">
            <text:p>14.428571428</text:p>
          </table:table-cell>
          <table:table-cell table:formula="of:=SUM([day_hosp_csv_all.G38:.H38])" office:value-type="float" office:value="25.428571429" calcext:value-type="float">
            <text:p>25.428571429</text:p>
          </table:table-cell>
          <table:table-cell table:formula="of:=SUM([day_hosp_csv_all.I38:.J38])" office:value-type="float" office:value="57.71428572" calcext:value-type="float">
            <text:p>57.71428572</text:p>
          </table:table-cell>
          <table:table-cell table:formula="of:=SUM([day_hosp_csv_all.K38])" office:value-type="float" office:value="45.28571429" calcext:value-type="float">
            <text:p>45.28571429</text:p>
          </table:table-cell>
          <table:table-cell table:formula="of:=[day_hosp_csv_all.L38]" office:value-type="float" office:value="42.14285714" calcext:value-type="float">
            <text:p>42.14285714</text:p>
          </table:table-cell>
          <table:table-cell table:formula="of:=[day_hosp_csv_all.M38]" office:value-type="float" office:value="51.14285714" calcext:value-type="float">
            <text:p>51.14285714</text:p>
          </table:table-cell>
          <table:table-cell table:formula="of:=SUM([day_hosp_csv_all.N38:.Q38])" office:value-type="float" office:value="108.285714283" calcext:value-type="float">
            <text:p>108.285714283</text:p>
          </table:table-cell>
          <table:table-cell table:formula="of:=[day_hosp_csv_all.R38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39:.B39])" office:value-type="float" office:value="1.714285714" calcext:value-type="float">
            <text:p>1.714285714</text:p>
          </table:table-cell>
          <table:table-cell table:formula="of:=SUM([day_hosp_csv_all.C39:.F39])" office:value-type="float" office:value="14.428571428" calcext:value-type="float">
            <text:p>14.428571428</text:p>
          </table:table-cell>
          <table:table-cell table:formula="of:=SUM([day_hosp_csv_all.G39:.H39])" office:value-type="float" office:value="25.428571429" calcext:value-type="float">
            <text:p>25.428571429</text:p>
          </table:table-cell>
          <table:table-cell table:formula="of:=SUM([day_hosp_csv_all.I39:.J39])" office:value-type="float" office:value="57.71428572" calcext:value-type="float">
            <text:p>57.71428572</text:p>
          </table:table-cell>
          <table:table-cell table:formula="of:=SUM([day_hosp_csv_all.K39])" office:value-type="float" office:value="45.28571429" calcext:value-type="float">
            <text:p>45.28571429</text:p>
          </table:table-cell>
          <table:table-cell table:formula="of:=[day_hosp_csv_all.L39]" office:value-type="float" office:value="42.14285714" calcext:value-type="float">
            <text:p>42.14285714</text:p>
          </table:table-cell>
          <table:table-cell table:formula="of:=[day_hosp_csv_all.M39]" office:value-type="float" office:value="51.14285714" calcext:value-type="float">
            <text:p>51.14285714</text:p>
          </table:table-cell>
          <table:table-cell table:formula="of:=SUM([day_hosp_csv_all.N39:.Q39])" office:value-type="float" office:value="108.285714283" calcext:value-type="float">
            <text:p>108.285714283</text:p>
          </table:table-cell>
          <table:table-cell table:formula="of:=[day_hosp_csv_all.R39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40:.B40])" office:value-type="float" office:value="1.714285714" calcext:value-type="float">
            <text:p>1.714285714</text:p>
          </table:table-cell>
          <table:table-cell table:formula="of:=SUM([day_hosp_csv_all.C40:.F40])" office:value-type="float" office:value="14.428571428" calcext:value-type="float">
            <text:p>14.428571428</text:p>
          </table:table-cell>
          <table:table-cell table:formula="of:=SUM([day_hosp_csv_all.G40:.H40])" office:value-type="float" office:value="25.428571429" calcext:value-type="float">
            <text:p>25.428571429</text:p>
          </table:table-cell>
          <table:table-cell table:formula="of:=SUM([day_hosp_csv_all.I40:.J40])" office:value-type="float" office:value="57.71428572" calcext:value-type="float">
            <text:p>57.71428572</text:p>
          </table:table-cell>
          <table:table-cell table:formula="of:=SUM([day_hosp_csv_all.K40])" office:value-type="float" office:value="45.28571429" calcext:value-type="float">
            <text:p>45.28571429</text:p>
          </table:table-cell>
          <table:table-cell table:formula="of:=[day_hosp_csv_all.L40]" office:value-type="float" office:value="42.14285714" calcext:value-type="float">
            <text:p>42.14285714</text:p>
          </table:table-cell>
          <table:table-cell table:formula="of:=[day_hosp_csv_all.M40]" office:value-type="float" office:value="51.14285714" calcext:value-type="float">
            <text:p>51.14285714</text:p>
          </table:table-cell>
          <table:table-cell table:formula="of:=SUM([day_hosp_csv_all.N40:.Q40])" office:value-type="float" office:value="108.285714283" calcext:value-type="float">
            <text:p>108.285714283</text:p>
          </table:table-cell>
          <table:table-cell table:formula="of:=[day_hosp_csv_all.R40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41:.B41])" office:value-type="float" office:value="1.714285714" calcext:value-type="float">
            <text:p>1.714285714</text:p>
          </table:table-cell>
          <table:table-cell table:formula="of:=SUM([day_hosp_csv_all.C41:.F41])" office:value-type="float" office:value="14.428571428" calcext:value-type="float">
            <text:p>14.428571428</text:p>
          </table:table-cell>
          <table:table-cell table:formula="of:=SUM([day_hosp_csv_all.G41:.H41])" office:value-type="float" office:value="25.428571429" calcext:value-type="float">
            <text:p>25.428571429</text:p>
          </table:table-cell>
          <table:table-cell table:formula="of:=SUM([day_hosp_csv_all.I41:.J41])" office:value-type="float" office:value="57.71428572" calcext:value-type="float">
            <text:p>57.71428572</text:p>
          </table:table-cell>
          <table:table-cell table:formula="of:=SUM([day_hosp_csv_all.K41])" office:value-type="float" office:value="45.28571429" calcext:value-type="float">
            <text:p>45.28571429</text:p>
          </table:table-cell>
          <table:table-cell table:formula="of:=[day_hosp_csv_all.L41]" office:value-type="float" office:value="42.14285714" calcext:value-type="float">
            <text:p>42.14285714</text:p>
          </table:table-cell>
          <table:table-cell table:formula="of:=[day_hosp_csv_all.M41]" office:value-type="float" office:value="51.14285714" calcext:value-type="float">
            <text:p>51.14285714</text:p>
          </table:table-cell>
          <table:table-cell table:formula="of:=SUM([day_hosp_csv_all.N41:.Q41])" office:value-type="float" office:value="108.285714283" calcext:value-type="float">
            <text:p>108.285714283</text:p>
          </table:table-cell>
          <table:table-cell table:formula="of:=[day_hosp_csv_all.R41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42:.B42])" office:value-type="float" office:value="1.714285714" calcext:value-type="float">
            <text:p>1.714285714</text:p>
          </table:table-cell>
          <table:table-cell table:formula="of:=SUM([day_hosp_csv_all.C42:.F42])" office:value-type="float" office:value="14.428571428" calcext:value-type="float">
            <text:p>14.428571428</text:p>
          </table:table-cell>
          <table:table-cell table:formula="of:=SUM([day_hosp_csv_all.G42:.H42])" office:value-type="float" office:value="25.428571429" calcext:value-type="float">
            <text:p>25.428571429</text:p>
          </table:table-cell>
          <table:table-cell table:formula="of:=SUM([day_hosp_csv_all.I42:.J42])" office:value-type="float" office:value="57.71428572" calcext:value-type="float">
            <text:p>57.71428572</text:p>
          </table:table-cell>
          <table:table-cell table:formula="of:=SUM([day_hosp_csv_all.K42])" office:value-type="float" office:value="45.28571429" calcext:value-type="float">
            <text:p>45.28571429</text:p>
          </table:table-cell>
          <table:table-cell table:formula="of:=[day_hosp_csv_all.L42]" office:value-type="float" office:value="42.14285714" calcext:value-type="float">
            <text:p>42.14285714</text:p>
          </table:table-cell>
          <table:table-cell table:formula="of:=[day_hosp_csv_all.M42]" office:value-type="float" office:value="51.14285714" calcext:value-type="float">
            <text:p>51.14285714</text:p>
          </table:table-cell>
          <table:table-cell table:formula="of:=SUM([day_hosp_csv_all.N42:.Q42])" office:value-type="float" office:value="108.285714283" calcext:value-type="float">
            <text:p>108.285714283</text:p>
          </table:table-cell>
          <table:table-cell table:formula="of:=[day_hosp_csv_all.R42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43:.B43])" office:value-type="float" office:value="1.714285714" calcext:value-type="float">
            <text:p>1.714285714</text:p>
          </table:table-cell>
          <table:table-cell table:formula="of:=SUM([day_hosp_csv_all.C43:.F43])" office:value-type="float" office:value="14.428571428" calcext:value-type="float">
            <text:p>14.428571428</text:p>
          </table:table-cell>
          <table:table-cell table:formula="of:=SUM([day_hosp_csv_all.G43:.H43])" office:value-type="float" office:value="25.428571429" calcext:value-type="float">
            <text:p>25.428571429</text:p>
          </table:table-cell>
          <table:table-cell table:formula="of:=SUM([day_hosp_csv_all.I43:.J43])" office:value-type="float" office:value="57.71428572" calcext:value-type="float">
            <text:p>57.71428572</text:p>
          </table:table-cell>
          <table:table-cell table:formula="of:=SUM([day_hosp_csv_all.K43])" office:value-type="float" office:value="45.28571429" calcext:value-type="float">
            <text:p>45.28571429</text:p>
          </table:table-cell>
          <table:table-cell table:formula="of:=[day_hosp_csv_all.L43]" office:value-type="float" office:value="42.14285714" calcext:value-type="float">
            <text:p>42.14285714</text:p>
          </table:table-cell>
          <table:table-cell table:formula="of:=[day_hosp_csv_all.M43]" office:value-type="float" office:value="51.14285714" calcext:value-type="float">
            <text:p>51.14285714</text:p>
          </table:table-cell>
          <table:table-cell table:formula="of:=SUM([day_hosp_csv_all.N43:.Q43])" office:value-type="float" office:value="108.285714283" calcext:value-type="float">
            <text:p>108.285714283</text:p>
          </table:table-cell>
          <table:table-cell table:formula="of:=[day_hosp_csv_all.R43]" office:value-type="float" office:value="346.142857144" calcext:value-type="float">
            <text:p>346.142857144</text:p>
          </table:table-cell>
          <table:table-cell table:number-columns-repeated="1015"/>
        </table:table-row>
        <table:table-row table:style-name="ro1">
          <table:table-cell table:formula="of:=SUM([day_hosp_csv_all.A44:.B44])" office:value-type="float" office:value="0.857142857" calcext:value-type="float">
            <text:p>0.857142857</text:p>
          </table:table-cell>
          <table:table-cell table:formula="of:=SUM([day_hosp_csv_all.C44:.F44])" office:value-type="float" office:value="9.714285714" calcext:value-type="float">
            <text:p>9.714285714</text:p>
          </table:table-cell>
          <table:table-cell table:formula="of:=SUM([day_hosp_csv_all.G44:.H44])" office:value-type="float" office:value="16.428571431" calcext:value-type="float">
            <text:p>16.428571431</text:p>
          </table:table-cell>
          <table:table-cell table:formula="of:=SUM([day_hosp_csv_all.I44:.J44])" office:value-type="float" office:value="41.28571429" calcext:value-type="float">
            <text:p>41.28571429</text:p>
          </table:table-cell>
          <table:table-cell table:formula="of:=SUM([day_hosp_csv_all.K44])" office:value-type="float" office:value="29" calcext:value-type="float">
            <text:p>29</text:p>
          </table:table-cell>
          <table:table-cell table:formula="of:=[day_hosp_csv_all.L44]" office:value-type="float" office:value="25.57142857" calcext:value-type="float">
            <text:p>25.57142857</text:p>
          </table:table-cell>
          <table:table-cell table:formula="of:=[day_hosp_csv_all.M44]" office:value-type="float" office:value="26.71428571" calcext:value-type="float">
            <text:p>26.71428571</text:p>
          </table:table-cell>
          <table:table-cell table:formula="of:=SUM([day_hosp_csv_all.N44:.Q44])" office:value-type="float" office:value="67.428571424" calcext:value-type="float">
            <text:p>67.428571424</text:p>
          </table:table-cell>
          <table:table-cell table:formula="of:=[day_hosp_csv_all.R44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45:.B45])" office:value-type="float" office:value="0.857142857" calcext:value-type="float">
            <text:p>0.857142857</text:p>
          </table:table-cell>
          <table:table-cell table:formula="of:=SUM([day_hosp_csv_all.C45:.F45])" office:value-type="float" office:value="9.714285714" calcext:value-type="float">
            <text:p>9.714285714</text:p>
          </table:table-cell>
          <table:table-cell table:formula="of:=SUM([day_hosp_csv_all.G45:.H45])" office:value-type="float" office:value="16.428571431" calcext:value-type="float">
            <text:p>16.428571431</text:p>
          </table:table-cell>
          <table:table-cell table:formula="of:=SUM([day_hosp_csv_all.I45:.J45])" office:value-type="float" office:value="41.28571429" calcext:value-type="float">
            <text:p>41.28571429</text:p>
          </table:table-cell>
          <table:table-cell table:formula="of:=SUM([day_hosp_csv_all.K45])" office:value-type="float" office:value="29" calcext:value-type="float">
            <text:p>29</text:p>
          </table:table-cell>
          <table:table-cell table:formula="of:=[day_hosp_csv_all.L45]" office:value-type="float" office:value="25.57142857" calcext:value-type="float">
            <text:p>25.57142857</text:p>
          </table:table-cell>
          <table:table-cell table:formula="of:=[day_hosp_csv_all.M45]" office:value-type="float" office:value="26.71428571" calcext:value-type="float">
            <text:p>26.71428571</text:p>
          </table:table-cell>
          <table:table-cell table:formula="of:=SUM([day_hosp_csv_all.N45:.Q45])" office:value-type="float" office:value="67.428571424" calcext:value-type="float">
            <text:p>67.428571424</text:p>
          </table:table-cell>
          <table:table-cell table:formula="of:=[day_hosp_csv_all.R45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46:.B46])" office:value-type="float" office:value="0.857142857" calcext:value-type="float">
            <text:p>0.857142857</text:p>
          </table:table-cell>
          <table:table-cell table:formula="of:=SUM([day_hosp_csv_all.C46:.F46])" office:value-type="float" office:value="9.714285714" calcext:value-type="float">
            <text:p>9.714285714</text:p>
          </table:table-cell>
          <table:table-cell table:formula="of:=SUM([day_hosp_csv_all.G46:.H46])" office:value-type="float" office:value="16.428571431" calcext:value-type="float">
            <text:p>16.428571431</text:p>
          </table:table-cell>
          <table:table-cell table:formula="of:=SUM([day_hosp_csv_all.I46:.J46])" office:value-type="float" office:value="41.28571429" calcext:value-type="float">
            <text:p>41.28571429</text:p>
          </table:table-cell>
          <table:table-cell table:formula="of:=SUM([day_hosp_csv_all.K46])" office:value-type="float" office:value="29" calcext:value-type="float">
            <text:p>29</text:p>
          </table:table-cell>
          <table:table-cell table:formula="of:=[day_hosp_csv_all.L46]" office:value-type="float" office:value="25.57142857" calcext:value-type="float">
            <text:p>25.57142857</text:p>
          </table:table-cell>
          <table:table-cell table:formula="of:=[day_hosp_csv_all.M46]" office:value-type="float" office:value="26.71428571" calcext:value-type="float">
            <text:p>26.71428571</text:p>
          </table:table-cell>
          <table:table-cell table:formula="of:=SUM([day_hosp_csv_all.N46:.Q46])" office:value-type="float" office:value="67.428571424" calcext:value-type="float">
            <text:p>67.428571424</text:p>
          </table:table-cell>
          <table:table-cell table:formula="of:=[day_hosp_csv_all.R46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47:.B47])" office:value-type="float" office:value="0.857142857" calcext:value-type="float">
            <text:p>0.857142857</text:p>
          </table:table-cell>
          <table:table-cell table:formula="of:=SUM([day_hosp_csv_all.C47:.F47])" office:value-type="float" office:value="9.714285714" calcext:value-type="float">
            <text:p>9.714285714</text:p>
          </table:table-cell>
          <table:table-cell table:formula="of:=SUM([day_hosp_csv_all.G47:.H47])" office:value-type="float" office:value="16.428571431" calcext:value-type="float">
            <text:p>16.428571431</text:p>
          </table:table-cell>
          <table:table-cell table:formula="of:=SUM([day_hosp_csv_all.I47:.J47])" office:value-type="float" office:value="41.28571429" calcext:value-type="float">
            <text:p>41.28571429</text:p>
          </table:table-cell>
          <table:table-cell table:formula="of:=SUM([day_hosp_csv_all.K47])" office:value-type="float" office:value="29" calcext:value-type="float">
            <text:p>29</text:p>
          </table:table-cell>
          <table:table-cell table:formula="of:=[day_hosp_csv_all.L47]" office:value-type="float" office:value="25.57142857" calcext:value-type="float">
            <text:p>25.57142857</text:p>
          </table:table-cell>
          <table:table-cell table:formula="of:=[day_hosp_csv_all.M47]" office:value-type="float" office:value="26.71428571" calcext:value-type="float">
            <text:p>26.71428571</text:p>
          </table:table-cell>
          <table:table-cell table:formula="of:=SUM([day_hosp_csv_all.N47:.Q47])" office:value-type="float" office:value="67.428571424" calcext:value-type="float">
            <text:p>67.428571424</text:p>
          </table:table-cell>
          <table:table-cell table:formula="of:=[day_hosp_csv_all.R47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48:.B48])" office:value-type="float" office:value="0.857142857" calcext:value-type="float">
            <text:p>0.857142857</text:p>
          </table:table-cell>
          <table:table-cell table:formula="of:=SUM([day_hosp_csv_all.C48:.F48])" office:value-type="float" office:value="9.714285714" calcext:value-type="float">
            <text:p>9.714285714</text:p>
          </table:table-cell>
          <table:table-cell table:formula="of:=SUM([day_hosp_csv_all.G48:.H48])" office:value-type="float" office:value="16.428571431" calcext:value-type="float">
            <text:p>16.428571431</text:p>
          </table:table-cell>
          <table:table-cell table:formula="of:=SUM([day_hosp_csv_all.I48:.J48])" office:value-type="float" office:value="41.28571429" calcext:value-type="float">
            <text:p>41.28571429</text:p>
          </table:table-cell>
          <table:table-cell table:formula="of:=SUM([day_hosp_csv_all.K48])" office:value-type="float" office:value="29" calcext:value-type="float">
            <text:p>29</text:p>
          </table:table-cell>
          <table:table-cell table:formula="of:=[day_hosp_csv_all.L48]" office:value-type="float" office:value="25.57142857" calcext:value-type="float">
            <text:p>25.57142857</text:p>
          </table:table-cell>
          <table:table-cell table:formula="of:=[day_hosp_csv_all.M48]" office:value-type="float" office:value="26.71428571" calcext:value-type="float">
            <text:p>26.71428571</text:p>
          </table:table-cell>
          <table:table-cell table:formula="of:=SUM([day_hosp_csv_all.N48:.Q48])" office:value-type="float" office:value="67.428571424" calcext:value-type="float">
            <text:p>67.428571424</text:p>
          </table:table-cell>
          <table:table-cell table:formula="of:=[day_hosp_csv_all.R48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49:.B49])" office:value-type="float" office:value="0.857142857" calcext:value-type="float">
            <text:p>0.857142857</text:p>
          </table:table-cell>
          <table:table-cell table:formula="of:=SUM([day_hosp_csv_all.C49:.F49])" office:value-type="float" office:value="9.714285714" calcext:value-type="float">
            <text:p>9.714285714</text:p>
          </table:table-cell>
          <table:table-cell table:formula="of:=SUM([day_hosp_csv_all.G49:.H49])" office:value-type="float" office:value="16.428571431" calcext:value-type="float">
            <text:p>16.428571431</text:p>
          </table:table-cell>
          <table:table-cell table:formula="of:=SUM([day_hosp_csv_all.I49:.J49])" office:value-type="float" office:value="41.28571429" calcext:value-type="float">
            <text:p>41.28571429</text:p>
          </table:table-cell>
          <table:table-cell table:formula="of:=SUM([day_hosp_csv_all.K49])" office:value-type="float" office:value="29" calcext:value-type="float">
            <text:p>29</text:p>
          </table:table-cell>
          <table:table-cell table:formula="of:=[day_hosp_csv_all.L49]" office:value-type="float" office:value="25.57142857" calcext:value-type="float">
            <text:p>25.57142857</text:p>
          </table:table-cell>
          <table:table-cell table:formula="of:=[day_hosp_csv_all.M49]" office:value-type="float" office:value="26.71428571" calcext:value-type="float">
            <text:p>26.71428571</text:p>
          </table:table-cell>
          <table:table-cell table:formula="of:=SUM([day_hosp_csv_all.N49:.Q49])" office:value-type="float" office:value="67.428571424" calcext:value-type="float">
            <text:p>67.428571424</text:p>
          </table:table-cell>
          <table:table-cell table:formula="of:=[day_hosp_csv_all.R49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50:.B50])" office:value-type="float" office:value="0.857142857" calcext:value-type="float">
            <text:p>0.857142857</text:p>
          </table:table-cell>
          <table:table-cell table:formula="of:=SUM([day_hosp_csv_all.C50:.F50])" office:value-type="float" office:value="9.714285714" calcext:value-type="float">
            <text:p>9.714285714</text:p>
          </table:table-cell>
          <table:table-cell table:formula="of:=SUM([day_hosp_csv_all.G50:.H50])" office:value-type="float" office:value="16.428571431" calcext:value-type="float">
            <text:p>16.428571431</text:p>
          </table:table-cell>
          <table:table-cell table:formula="of:=SUM([day_hosp_csv_all.I50:.J50])" office:value-type="float" office:value="41.28571429" calcext:value-type="float">
            <text:p>41.28571429</text:p>
          </table:table-cell>
          <table:table-cell table:formula="of:=SUM([day_hosp_csv_all.K50])" office:value-type="float" office:value="29" calcext:value-type="float">
            <text:p>29</text:p>
          </table:table-cell>
          <table:table-cell table:formula="of:=[day_hosp_csv_all.L50]" office:value-type="float" office:value="25.57142857" calcext:value-type="float">
            <text:p>25.57142857</text:p>
          </table:table-cell>
          <table:table-cell table:formula="of:=[day_hosp_csv_all.M50]" office:value-type="float" office:value="26.71428571" calcext:value-type="float">
            <text:p>26.71428571</text:p>
          </table:table-cell>
          <table:table-cell table:formula="of:=SUM([day_hosp_csv_all.N50:.Q50])" office:value-type="float" office:value="67.428571424" calcext:value-type="float">
            <text:p>67.428571424</text:p>
          </table:table-cell>
          <table:table-cell table:formula="of:=[day_hosp_csv_all.R50]" office:value-type="float" office:value="216.999999996" calcext:value-type="float">
            <text:p>216.999999996</text:p>
          </table:table-cell>
          <table:table-cell table:number-columns-repeated="1015"/>
        </table:table-row>
        <table:table-row table:style-name="ro1">
          <table:table-cell table:formula="of:=SUM([day_hosp_csv_all.A51:.B51])" office:value-type="float" office:value="1" calcext:value-type="float">
            <text:p>1</text:p>
          </table:table-cell>
          <table:table-cell table:formula="of:=SUM([day_hosp_csv_all.C51:.F51])" office:value-type="float" office:value="6.857142857" calcext:value-type="float">
            <text:p>6.857142857</text:p>
          </table:table-cell>
          <table:table-cell table:formula="of:=SUM([day_hosp_csv_all.G51:.H51])" office:value-type="float" office:value="9.428571429" calcext:value-type="float">
            <text:p>9.428571429</text:p>
          </table:table-cell>
          <table:table-cell table:formula="of:=SUM([day_hosp_csv_all.I51:.J51])" office:value-type="float" office:value="24.85714286" calcext:value-type="float">
            <text:p>24.85714286</text:p>
          </table:table-cell>
          <table:table-cell table:formula="of:=SUM([day_hosp_csv_all.K51])" office:value-type="float" office:value="16.57142857" calcext:value-type="float">
            <text:p>16.57142857</text:p>
          </table:table-cell>
          <table:table-cell table:formula="of:=[day_hosp_csv_all.L51]" office:value-type="float" office:value="13.14285714" calcext:value-type="float">
            <text:p>13.14285714</text:p>
          </table:table-cell>
          <table:table-cell table:formula="of:=[day_hosp_csv_all.M51]" office:value-type="float" office:value="15.14285714" calcext:value-type="float">
            <text:p>15.14285714</text:p>
          </table:table-cell>
          <table:table-cell table:formula="of:=SUM([day_hosp_csv_all.N51:.Q51])" office:value-type="float" office:value="42.142857143" calcext:value-type="float">
            <text:p>42.142857143</text:p>
          </table:table-cell>
          <table:table-cell table:formula="of:=[day_hosp_csv_all.R51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2:.B52])" office:value-type="float" office:value="1" calcext:value-type="float">
            <text:p>1</text:p>
          </table:table-cell>
          <table:table-cell table:formula="of:=SUM([day_hosp_csv_all.C52:.F52])" office:value-type="float" office:value="6.857142857" calcext:value-type="float">
            <text:p>6.857142857</text:p>
          </table:table-cell>
          <table:table-cell table:formula="of:=SUM([day_hosp_csv_all.G52:.H52])" office:value-type="float" office:value="9.428571429" calcext:value-type="float">
            <text:p>9.428571429</text:p>
          </table:table-cell>
          <table:table-cell table:formula="of:=SUM([day_hosp_csv_all.I52:.J52])" office:value-type="float" office:value="24.85714286" calcext:value-type="float">
            <text:p>24.85714286</text:p>
          </table:table-cell>
          <table:table-cell table:formula="of:=SUM([day_hosp_csv_all.K52])" office:value-type="float" office:value="16.57142857" calcext:value-type="float">
            <text:p>16.57142857</text:p>
          </table:table-cell>
          <table:table-cell table:formula="of:=[day_hosp_csv_all.L52]" office:value-type="float" office:value="13.14285714" calcext:value-type="float">
            <text:p>13.14285714</text:p>
          </table:table-cell>
          <table:table-cell table:formula="of:=[day_hosp_csv_all.M52]" office:value-type="float" office:value="15.14285714" calcext:value-type="float">
            <text:p>15.14285714</text:p>
          </table:table-cell>
          <table:table-cell table:formula="of:=SUM([day_hosp_csv_all.N52:.Q52])" office:value-type="float" office:value="42.142857143" calcext:value-type="float">
            <text:p>42.142857143</text:p>
          </table:table-cell>
          <table:table-cell table:formula="of:=[day_hosp_csv_all.R52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3:.B53])" office:value-type="float" office:value="1" calcext:value-type="float">
            <text:p>1</text:p>
          </table:table-cell>
          <table:table-cell table:formula="of:=SUM([day_hosp_csv_all.C53:.F53])" office:value-type="float" office:value="6.857142857" calcext:value-type="float">
            <text:p>6.857142857</text:p>
          </table:table-cell>
          <table:table-cell table:formula="of:=SUM([day_hosp_csv_all.G53:.H53])" office:value-type="float" office:value="9.428571429" calcext:value-type="float">
            <text:p>9.428571429</text:p>
          </table:table-cell>
          <table:table-cell table:formula="of:=SUM([day_hosp_csv_all.I53:.J53])" office:value-type="float" office:value="24.85714286" calcext:value-type="float">
            <text:p>24.85714286</text:p>
          </table:table-cell>
          <table:table-cell table:formula="of:=SUM([day_hosp_csv_all.K53])" office:value-type="float" office:value="16.57142857" calcext:value-type="float">
            <text:p>16.57142857</text:p>
          </table:table-cell>
          <table:table-cell table:formula="of:=[day_hosp_csv_all.L53]" office:value-type="float" office:value="13.14285714" calcext:value-type="float">
            <text:p>13.14285714</text:p>
          </table:table-cell>
          <table:table-cell table:formula="of:=[day_hosp_csv_all.M53]" office:value-type="float" office:value="15.14285714" calcext:value-type="float">
            <text:p>15.14285714</text:p>
          </table:table-cell>
          <table:table-cell table:formula="of:=SUM([day_hosp_csv_all.N53:.Q53])" office:value-type="float" office:value="42.142857143" calcext:value-type="float">
            <text:p>42.142857143</text:p>
          </table:table-cell>
          <table:table-cell table:formula="of:=[day_hosp_csv_all.R53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4:.B54])" office:value-type="float" office:value="1" calcext:value-type="float">
            <text:p>1</text:p>
          </table:table-cell>
          <table:table-cell table:formula="of:=SUM([day_hosp_csv_all.C54:.F54])" office:value-type="float" office:value="6.857142857" calcext:value-type="float">
            <text:p>6.857142857</text:p>
          </table:table-cell>
          <table:table-cell table:formula="of:=SUM([day_hosp_csv_all.G54:.H54])" office:value-type="float" office:value="9.428571429" calcext:value-type="float">
            <text:p>9.428571429</text:p>
          </table:table-cell>
          <table:table-cell table:formula="of:=SUM([day_hosp_csv_all.I54:.J54])" office:value-type="float" office:value="24.85714286" calcext:value-type="float">
            <text:p>24.85714286</text:p>
          </table:table-cell>
          <table:table-cell table:formula="of:=SUM([day_hosp_csv_all.K54])" office:value-type="float" office:value="16.57142857" calcext:value-type="float">
            <text:p>16.57142857</text:p>
          </table:table-cell>
          <table:table-cell table:formula="of:=[day_hosp_csv_all.L54]" office:value-type="float" office:value="13.14285714" calcext:value-type="float">
            <text:p>13.14285714</text:p>
          </table:table-cell>
          <table:table-cell table:formula="of:=[day_hosp_csv_all.M54]" office:value-type="float" office:value="15.14285714" calcext:value-type="float">
            <text:p>15.14285714</text:p>
          </table:table-cell>
          <table:table-cell table:formula="of:=SUM([day_hosp_csv_all.N54:.Q54])" office:value-type="float" office:value="42.142857143" calcext:value-type="float">
            <text:p>42.142857143</text:p>
          </table:table-cell>
          <table:table-cell table:formula="of:=[day_hosp_csv_all.R54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5:.B55])" office:value-type="float" office:value="1" calcext:value-type="float">
            <text:p>1</text:p>
          </table:table-cell>
          <table:table-cell table:formula="of:=SUM([day_hosp_csv_all.C55:.F55])" office:value-type="float" office:value="6.857142857" calcext:value-type="float">
            <text:p>6.857142857</text:p>
          </table:table-cell>
          <table:table-cell table:formula="of:=SUM([day_hosp_csv_all.G55:.H55])" office:value-type="float" office:value="9.428571429" calcext:value-type="float">
            <text:p>9.428571429</text:p>
          </table:table-cell>
          <table:table-cell table:formula="of:=SUM([day_hosp_csv_all.I55:.J55])" office:value-type="float" office:value="24.85714286" calcext:value-type="float">
            <text:p>24.85714286</text:p>
          </table:table-cell>
          <table:table-cell table:formula="of:=SUM([day_hosp_csv_all.K55])" office:value-type="float" office:value="16.57142857" calcext:value-type="float">
            <text:p>16.57142857</text:p>
          </table:table-cell>
          <table:table-cell table:formula="of:=[day_hosp_csv_all.L55]" office:value-type="float" office:value="13.14285714" calcext:value-type="float">
            <text:p>13.14285714</text:p>
          </table:table-cell>
          <table:table-cell table:formula="of:=[day_hosp_csv_all.M55]" office:value-type="float" office:value="15.14285714" calcext:value-type="float">
            <text:p>15.14285714</text:p>
          </table:table-cell>
          <table:table-cell table:formula="of:=SUM([day_hosp_csv_all.N55:.Q55])" office:value-type="float" office:value="42.142857143" calcext:value-type="float">
            <text:p>42.142857143</text:p>
          </table:table-cell>
          <table:table-cell table:formula="of:=[day_hosp_csv_all.R55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6:.B56])" office:value-type="float" office:value="1" calcext:value-type="float">
            <text:p>1</text:p>
          </table:table-cell>
          <table:table-cell table:formula="of:=SUM([day_hosp_csv_all.C56:.F56])" office:value-type="float" office:value="6.857142857" calcext:value-type="float">
            <text:p>6.857142857</text:p>
          </table:table-cell>
          <table:table-cell table:formula="of:=SUM([day_hosp_csv_all.G56:.H56])" office:value-type="float" office:value="9.428571429" calcext:value-type="float">
            <text:p>9.428571429</text:p>
          </table:table-cell>
          <table:table-cell table:formula="of:=SUM([day_hosp_csv_all.I56:.J56])" office:value-type="float" office:value="24.85714286" calcext:value-type="float">
            <text:p>24.85714286</text:p>
          </table:table-cell>
          <table:table-cell table:formula="of:=SUM([day_hosp_csv_all.K56])" office:value-type="float" office:value="16.57142857" calcext:value-type="float">
            <text:p>16.57142857</text:p>
          </table:table-cell>
          <table:table-cell table:formula="of:=[day_hosp_csv_all.L56]" office:value-type="float" office:value="13.14285714" calcext:value-type="float">
            <text:p>13.14285714</text:p>
          </table:table-cell>
          <table:table-cell table:formula="of:=[day_hosp_csv_all.M56]" office:value-type="float" office:value="15.14285714" calcext:value-type="float">
            <text:p>15.14285714</text:p>
          </table:table-cell>
          <table:table-cell table:formula="of:=SUM([day_hosp_csv_all.N56:.Q56])" office:value-type="float" office:value="42.142857143" calcext:value-type="float">
            <text:p>42.142857143</text:p>
          </table:table-cell>
          <table:table-cell table:formula="of:=[day_hosp_csv_all.R56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7:.B57])" office:value-type="float" office:value="1" calcext:value-type="float">
            <text:p>1</text:p>
          </table:table-cell>
          <table:table-cell table:formula="of:=SUM([day_hosp_csv_all.C57:.F57])" office:value-type="float" office:value="6.857142857" calcext:value-type="float">
            <text:p>6.857142857</text:p>
          </table:table-cell>
          <table:table-cell table:formula="of:=SUM([day_hosp_csv_all.G57:.H57])" office:value-type="float" office:value="9.428571429" calcext:value-type="float">
            <text:p>9.428571429</text:p>
          </table:table-cell>
          <table:table-cell table:formula="of:=SUM([day_hosp_csv_all.I57:.J57])" office:value-type="float" office:value="24.85714286" calcext:value-type="float">
            <text:p>24.85714286</text:p>
          </table:table-cell>
          <table:table-cell table:formula="of:=SUM([day_hosp_csv_all.K57])" office:value-type="float" office:value="16.57142857" calcext:value-type="float">
            <text:p>16.57142857</text:p>
          </table:table-cell>
          <table:table-cell table:formula="of:=[day_hosp_csv_all.L57]" office:value-type="float" office:value="13.14285714" calcext:value-type="float">
            <text:p>13.14285714</text:p>
          </table:table-cell>
          <table:table-cell table:formula="of:=[day_hosp_csv_all.M57]" office:value-type="float" office:value="15.14285714" calcext:value-type="float">
            <text:p>15.14285714</text:p>
          </table:table-cell>
          <table:table-cell table:formula="of:=SUM([day_hosp_csv_all.N57:.Q57])" office:value-type="float" office:value="42.142857143" calcext:value-type="float">
            <text:p>42.142857143</text:p>
          </table:table-cell>
          <table:table-cell table:formula="of:=[day_hosp_csv_all.R57]" office:value-type="float" office:value="129.142857139" calcext:value-type="float">
            <text:p>129.142857139</text:p>
          </table:table-cell>
          <table:table-cell table:number-columns-repeated="1015"/>
        </table:table-row>
        <table:table-row table:style-name="ro1">
          <table:table-cell table:formula="of:=SUM([day_hosp_csv_all.A58:.B58])" office:value-type="float" office:value="0.428571429" calcext:value-type="float">
            <text:p>0.428571429</text:p>
          </table:table-cell>
          <table:table-cell table:formula="of:=SUM([day_hosp_csv_all.C58:.F58])" office:value-type="float" office:value="5.142857143" calcext:value-type="float">
            <text:p>5.142857143</text:p>
          </table:table-cell>
          <table:table-cell table:formula="of:=SUM([day_hosp_csv_all.G58:.H58])" office:value-type="float" office:value="6.428571429" calcext:value-type="float">
            <text:p>6.428571429</text:p>
          </table:table-cell>
          <table:table-cell table:formula="of:=SUM([day_hosp_csv_all.I58:.J58])" office:value-type="float" office:value="14.714285715" calcext:value-type="float">
            <text:p>14.714285715</text:p>
          </table:table-cell>
          <table:table-cell table:formula="of:=SUM([day_hosp_csv_all.K58])" office:value-type="float" office:value="11.42857143" calcext:value-type="float">
            <text:p>11.42857143</text:p>
          </table:table-cell>
          <table:table-cell table:formula="of:=[day_hosp_csv_all.L58]" office:value-type="float" office:value="9" calcext:value-type="float">
            <text:p>9</text:p>
          </table:table-cell>
          <table:table-cell table:formula="of:=[day_hosp_csv_all.M58]" office:value-type="float" office:value="9.285714286" calcext:value-type="float">
            <text:p>9.285714286</text:p>
          </table:table-cell>
          <table:table-cell table:formula="of:=SUM([day_hosp_csv_all.N58:.Q58])" office:value-type="float" office:value="26.714285715" calcext:value-type="float">
            <text:p>26.714285715</text:p>
          </table:table-cell>
          <table:table-cell table:formula="of:=[day_hosp_csv_all.R58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59:.B59])" office:value-type="float" office:value="0.428571429" calcext:value-type="float">
            <text:p>0.428571429</text:p>
          </table:table-cell>
          <table:table-cell table:formula="of:=SUM([day_hosp_csv_all.C59:.F59])" office:value-type="float" office:value="5.142857143" calcext:value-type="float">
            <text:p>5.142857143</text:p>
          </table:table-cell>
          <table:table-cell table:formula="of:=SUM([day_hosp_csv_all.G59:.H59])" office:value-type="float" office:value="6.428571429" calcext:value-type="float">
            <text:p>6.428571429</text:p>
          </table:table-cell>
          <table:table-cell table:formula="of:=SUM([day_hosp_csv_all.I59:.J59])" office:value-type="float" office:value="14.714285715" calcext:value-type="float">
            <text:p>14.714285715</text:p>
          </table:table-cell>
          <table:table-cell table:formula="of:=SUM([day_hosp_csv_all.K59])" office:value-type="float" office:value="11.42857143" calcext:value-type="float">
            <text:p>11.42857143</text:p>
          </table:table-cell>
          <table:table-cell table:formula="of:=[day_hosp_csv_all.L59]" office:value-type="float" office:value="9" calcext:value-type="float">
            <text:p>9</text:p>
          </table:table-cell>
          <table:table-cell table:formula="of:=[day_hosp_csv_all.M59]" office:value-type="float" office:value="9.285714286" calcext:value-type="float">
            <text:p>9.285714286</text:p>
          </table:table-cell>
          <table:table-cell table:formula="of:=SUM([day_hosp_csv_all.N59:.Q59])" office:value-type="float" office:value="26.714285715" calcext:value-type="float">
            <text:p>26.714285715</text:p>
          </table:table-cell>
          <table:table-cell table:formula="of:=[day_hosp_csv_all.R59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0:.B60])" office:value-type="float" office:value="0.428571429" calcext:value-type="float">
            <text:p>0.428571429</text:p>
          </table:table-cell>
          <table:table-cell table:formula="of:=SUM([day_hosp_csv_all.C60:.F60])" office:value-type="float" office:value="5.142857143" calcext:value-type="float">
            <text:p>5.142857143</text:p>
          </table:table-cell>
          <table:table-cell table:formula="of:=SUM([day_hosp_csv_all.G60:.H60])" office:value-type="float" office:value="6.428571429" calcext:value-type="float">
            <text:p>6.428571429</text:p>
          </table:table-cell>
          <table:table-cell table:formula="of:=SUM([day_hosp_csv_all.I60:.J60])" office:value-type="float" office:value="14.714285715" calcext:value-type="float">
            <text:p>14.714285715</text:p>
          </table:table-cell>
          <table:table-cell table:formula="of:=SUM([day_hosp_csv_all.K60])" office:value-type="float" office:value="11.42857143" calcext:value-type="float">
            <text:p>11.42857143</text:p>
          </table:table-cell>
          <table:table-cell table:formula="of:=[day_hosp_csv_all.L60]" office:value-type="float" office:value="9" calcext:value-type="float">
            <text:p>9</text:p>
          </table:table-cell>
          <table:table-cell table:formula="of:=[day_hosp_csv_all.M60]" office:value-type="float" office:value="9.285714286" calcext:value-type="float">
            <text:p>9.285714286</text:p>
          </table:table-cell>
          <table:table-cell table:formula="of:=SUM([day_hosp_csv_all.N60:.Q60])" office:value-type="float" office:value="26.714285715" calcext:value-type="float">
            <text:p>26.714285715</text:p>
          </table:table-cell>
          <table:table-cell table:formula="of:=[day_hosp_csv_all.R60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1:.B61])" office:value-type="float" office:value="0.428571429" calcext:value-type="float">
            <text:p>0.428571429</text:p>
          </table:table-cell>
          <table:table-cell table:formula="of:=SUM([day_hosp_csv_all.C61:.F61])" office:value-type="float" office:value="5.142857143" calcext:value-type="float">
            <text:p>5.142857143</text:p>
          </table:table-cell>
          <table:table-cell table:formula="of:=SUM([day_hosp_csv_all.G61:.H61])" office:value-type="float" office:value="6.428571429" calcext:value-type="float">
            <text:p>6.428571429</text:p>
          </table:table-cell>
          <table:table-cell table:formula="of:=SUM([day_hosp_csv_all.I61:.J61])" office:value-type="float" office:value="14.714285715" calcext:value-type="float">
            <text:p>14.714285715</text:p>
          </table:table-cell>
          <table:table-cell table:formula="of:=SUM([day_hosp_csv_all.K61])" office:value-type="float" office:value="11.42857143" calcext:value-type="float">
            <text:p>11.42857143</text:p>
          </table:table-cell>
          <table:table-cell table:formula="of:=[day_hosp_csv_all.L61]" office:value-type="float" office:value="9" calcext:value-type="float">
            <text:p>9</text:p>
          </table:table-cell>
          <table:table-cell table:formula="of:=[day_hosp_csv_all.M61]" office:value-type="float" office:value="9.285714286" calcext:value-type="float">
            <text:p>9.285714286</text:p>
          </table:table-cell>
          <table:table-cell table:formula="of:=SUM([day_hosp_csv_all.N61:.Q61])" office:value-type="float" office:value="26.714285715" calcext:value-type="float">
            <text:p>26.714285715</text:p>
          </table:table-cell>
          <table:table-cell table:formula="of:=[day_hosp_csv_all.R61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2:.B62])" office:value-type="float" office:value="0.428571429" calcext:value-type="float">
            <text:p>0.428571429</text:p>
          </table:table-cell>
          <table:table-cell table:formula="of:=SUM([day_hosp_csv_all.C62:.F62])" office:value-type="float" office:value="5.142857143" calcext:value-type="float">
            <text:p>5.142857143</text:p>
          </table:table-cell>
          <table:table-cell table:formula="of:=SUM([day_hosp_csv_all.G62:.H62])" office:value-type="float" office:value="6.428571429" calcext:value-type="float">
            <text:p>6.428571429</text:p>
          </table:table-cell>
          <table:table-cell table:formula="of:=SUM([day_hosp_csv_all.I62:.J62])" office:value-type="float" office:value="14.714285715" calcext:value-type="float">
            <text:p>14.714285715</text:p>
          </table:table-cell>
          <table:table-cell table:formula="of:=SUM([day_hosp_csv_all.K62])" office:value-type="float" office:value="11.42857143" calcext:value-type="float">
            <text:p>11.42857143</text:p>
          </table:table-cell>
          <table:table-cell table:formula="of:=[day_hosp_csv_all.L62]" office:value-type="float" office:value="9" calcext:value-type="float">
            <text:p>9</text:p>
          </table:table-cell>
          <table:table-cell table:formula="of:=[day_hosp_csv_all.M62]" office:value-type="float" office:value="9.285714286" calcext:value-type="float">
            <text:p>9.285714286</text:p>
          </table:table-cell>
          <table:table-cell table:formula="of:=SUM([day_hosp_csv_all.N62:.Q62])" office:value-type="float" office:value="26.714285715" calcext:value-type="float">
            <text:p>26.714285715</text:p>
          </table:table-cell>
          <table:table-cell table:formula="of:=[day_hosp_csv_all.R62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3:.B63])" office:value-type="float" office:value="0.428571429" calcext:value-type="float">
            <text:p>0.428571429</text:p>
          </table:table-cell>
          <table:table-cell table:formula="of:=SUM([day_hosp_csv_all.C63:.F63])" office:value-type="float" office:value="5.142857143" calcext:value-type="float">
            <text:p>5.142857143</text:p>
          </table:table-cell>
          <table:table-cell table:formula="of:=SUM([day_hosp_csv_all.G63:.H63])" office:value-type="float" office:value="6.428571429" calcext:value-type="float">
            <text:p>6.428571429</text:p>
          </table:table-cell>
          <table:table-cell table:formula="of:=SUM([day_hosp_csv_all.I63:.J63])" office:value-type="float" office:value="14.714285715" calcext:value-type="float">
            <text:p>14.714285715</text:p>
          </table:table-cell>
          <table:table-cell table:formula="of:=SUM([day_hosp_csv_all.K63])" office:value-type="float" office:value="11.42857143" calcext:value-type="float">
            <text:p>11.42857143</text:p>
          </table:table-cell>
          <table:table-cell table:formula="of:=[day_hosp_csv_all.L63]" office:value-type="float" office:value="9" calcext:value-type="float">
            <text:p>9</text:p>
          </table:table-cell>
          <table:table-cell table:formula="of:=[day_hosp_csv_all.M63]" office:value-type="float" office:value="9.285714286" calcext:value-type="float">
            <text:p>9.285714286</text:p>
          </table:table-cell>
          <table:table-cell table:formula="of:=SUM([day_hosp_csv_all.N63:.Q63])" office:value-type="float" office:value="26.714285715" calcext:value-type="float">
            <text:p>26.714285715</text:p>
          </table:table-cell>
          <table:table-cell table:formula="of:=[day_hosp_csv_all.R63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4:.B64])" office:value-type="float" office:value="0.428571429" calcext:value-type="float">
            <text:p>0.428571429</text:p>
          </table:table-cell>
          <table:table-cell table:formula="of:=SUM([day_hosp_csv_all.C64:.F64])" office:value-type="float" office:value="5.142857143" calcext:value-type="float">
            <text:p>5.142857143</text:p>
          </table:table-cell>
          <table:table-cell table:formula="of:=SUM([day_hosp_csv_all.G64:.H64])" office:value-type="float" office:value="6.428571429" calcext:value-type="float">
            <text:p>6.428571429</text:p>
          </table:table-cell>
          <table:table-cell table:formula="of:=SUM([day_hosp_csv_all.I64:.J64])" office:value-type="float" office:value="14.714285715" calcext:value-type="float">
            <text:p>14.714285715</text:p>
          </table:table-cell>
          <table:table-cell table:formula="of:=SUM([day_hosp_csv_all.K64])" office:value-type="float" office:value="11.42857143" calcext:value-type="float">
            <text:p>11.42857143</text:p>
          </table:table-cell>
          <table:table-cell table:formula="of:=[day_hosp_csv_all.L64]" office:value-type="float" office:value="9" calcext:value-type="float">
            <text:p>9</text:p>
          </table:table-cell>
          <table:table-cell table:formula="of:=[day_hosp_csv_all.M64]" office:value-type="float" office:value="9.285714286" calcext:value-type="float">
            <text:p>9.285714286</text:p>
          </table:table-cell>
          <table:table-cell table:formula="of:=SUM([day_hosp_csv_all.N64:.Q64])" office:value-type="float" office:value="26.714285715" calcext:value-type="float">
            <text:p>26.714285715</text:p>
          </table:table-cell>
          <table:table-cell table:formula="of:=[day_hosp_csv_all.R64]" office:value-type="float" office:value="83.142857147" calcext:value-type="float">
            <text:p>83.142857147</text:p>
          </table:table-cell>
          <table:table-cell table:number-columns-repeated="1015"/>
        </table:table-row>
        <table:table-row table:style-name="ro1">
          <table:table-cell table:formula="of:=SUM([day_hosp_csv_all.A65:.B65])" office:value-type="float" office:value="0" calcext:value-type="float">
            <text:p>0</text:p>
          </table:table-cell>
          <table:table-cell table:formula="of:=SUM([day_hosp_csv_all.C65:.F65])" office:value-type="float" office:value="3" calcext:value-type="float">
            <text:p>3</text:p>
          </table:table-cell>
          <table:table-cell table:formula="of:=SUM([day_hosp_csv_all.G65:.H65])" office:value-type="float" office:value="4.428571429" calcext:value-type="float">
            <text:p>4.428571429</text:p>
          </table:table-cell>
          <table:table-cell table:formula="of:=SUM([day_hosp_csv_all.I65:.J65])" office:value-type="float" office:value="11.142857143" calcext:value-type="float">
            <text:p>11.142857143</text:p>
          </table:table-cell>
          <table:table-cell table:formula="of:=SUM([day_hosp_csv_all.K65])" office:value-type="float" office:value="6.142857143" calcext:value-type="float">
            <text:p>6.142857143</text:p>
          </table:table-cell>
          <table:table-cell table:formula="of:=[day_hosp_csv_all.L65]" office:value-type="float" office:value="4.571428571" calcext:value-type="float">
            <text:p>4.571428571</text:p>
          </table:table-cell>
          <table:table-cell table:formula="of:=[day_hosp_csv_all.M65]" office:value-type="float" office:value="6.428571429" calcext:value-type="float">
            <text:p>6.428571429</text:p>
          </table:table-cell>
          <table:table-cell table:formula="of:=SUM([day_hosp_csv_all.N65:.Q65])" office:value-type="float" office:value="20.000000001" calcext:value-type="float">
            <text:p>20.000000001</text:p>
          </table:table-cell>
          <table:table-cell table:formula="of:=[day_hosp_csv_all.R65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66:.B66])" office:value-type="float" office:value="0" calcext:value-type="float">
            <text:p>0</text:p>
          </table:table-cell>
          <table:table-cell table:formula="of:=SUM([day_hosp_csv_all.C66:.F66])" office:value-type="float" office:value="3" calcext:value-type="float">
            <text:p>3</text:p>
          </table:table-cell>
          <table:table-cell table:formula="of:=SUM([day_hosp_csv_all.G66:.H66])" office:value-type="float" office:value="4.428571429" calcext:value-type="float">
            <text:p>4.428571429</text:p>
          </table:table-cell>
          <table:table-cell table:formula="of:=SUM([day_hosp_csv_all.I66:.J66])" office:value-type="float" office:value="11.142857143" calcext:value-type="float">
            <text:p>11.142857143</text:p>
          </table:table-cell>
          <table:table-cell table:formula="of:=SUM([day_hosp_csv_all.K66])" office:value-type="float" office:value="6.142857143" calcext:value-type="float">
            <text:p>6.142857143</text:p>
          </table:table-cell>
          <table:table-cell table:formula="of:=[day_hosp_csv_all.L66]" office:value-type="float" office:value="4.571428571" calcext:value-type="float">
            <text:p>4.571428571</text:p>
          </table:table-cell>
          <table:table-cell table:formula="of:=[day_hosp_csv_all.M66]" office:value-type="float" office:value="6.428571429" calcext:value-type="float">
            <text:p>6.428571429</text:p>
          </table:table-cell>
          <table:table-cell table:formula="of:=SUM([day_hosp_csv_all.N66:.Q66])" office:value-type="float" office:value="20.000000001" calcext:value-type="float">
            <text:p>20.000000001</text:p>
          </table:table-cell>
          <table:table-cell table:formula="of:=[day_hosp_csv_all.R66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67:.B67])" office:value-type="float" office:value="0" calcext:value-type="float">
            <text:p>0</text:p>
          </table:table-cell>
          <table:table-cell table:formula="of:=SUM([day_hosp_csv_all.C67:.F67])" office:value-type="float" office:value="3" calcext:value-type="float">
            <text:p>3</text:p>
          </table:table-cell>
          <table:table-cell table:formula="of:=SUM([day_hosp_csv_all.G67:.H67])" office:value-type="float" office:value="4.428571429" calcext:value-type="float">
            <text:p>4.428571429</text:p>
          </table:table-cell>
          <table:table-cell table:formula="of:=SUM([day_hosp_csv_all.I67:.J67])" office:value-type="float" office:value="11.142857143" calcext:value-type="float">
            <text:p>11.142857143</text:p>
          </table:table-cell>
          <table:table-cell table:formula="of:=SUM([day_hosp_csv_all.K67])" office:value-type="float" office:value="6.142857143" calcext:value-type="float">
            <text:p>6.142857143</text:p>
          </table:table-cell>
          <table:table-cell table:formula="of:=[day_hosp_csv_all.L67]" office:value-type="float" office:value="4.571428571" calcext:value-type="float">
            <text:p>4.571428571</text:p>
          </table:table-cell>
          <table:table-cell table:formula="of:=[day_hosp_csv_all.M67]" office:value-type="float" office:value="6.428571429" calcext:value-type="float">
            <text:p>6.428571429</text:p>
          </table:table-cell>
          <table:table-cell table:formula="of:=SUM([day_hosp_csv_all.N67:.Q67])" office:value-type="float" office:value="20.000000001" calcext:value-type="float">
            <text:p>20.000000001</text:p>
          </table:table-cell>
          <table:table-cell table:formula="of:=[day_hosp_csv_all.R67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68:.B68])" office:value-type="float" office:value="0" calcext:value-type="float">
            <text:p>0</text:p>
          </table:table-cell>
          <table:table-cell table:formula="of:=SUM([day_hosp_csv_all.C68:.F68])" office:value-type="float" office:value="3" calcext:value-type="float">
            <text:p>3</text:p>
          </table:table-cell>
          <table:table-cell table:formula="of:=SUM([day_hosp_csv_all.G68:.H68])" office:value-type="float" office:value="4.428571429" calcext:value-type="float">
            <text:p>4.428571429</text:p>
          </table:table-cell>
          <table:table-cell table:formula="of:=SUM([day_hosp_csv_all.I68:.J68])" office:value-type="float" office:value="11.142857143" calcext:value-type="float">
            <text:p>11.142857143</text:p>
          </table:table-cell>
          <table:table-cell table:formula="of:=SUM([day_hosp_csv_all.K68])" office:value-type="float" office:value="6.142857143" calcext:value-type="float">
            <text:p>6.142857143</text:p>
          </table:table-cell>
          <table:table-cell table:formula="of:=[day_hosp_csv_all.L68]" office:value-type="float" office:value="4.571428571" calcext:value-type="float">
            <text:p>4.571428571</text:p>
          </table:table-cell>
          <table:table-cell table:formula="of:=[day_hosp_csv_all.M68]" office:value-type="float" office:value="6.428571429" calcext:value-type="float">
            <text:p>6.428571429</text:p>
          </table:table-cell>
          <table:table-cell table:formula="of:=SUM([day_hosp_csv_all.N68:.Q68])" office:value-type="float" office:value="20.000000001" calcext:value-type="float">
            <text:p>20.000000001</text:p>
          </table:table-cell>
          <table:table-cell table:formula="of:=[day_hosp_csv_all.R68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69:.B69])" office:value-type="float" office:value="0" calcext:value-type="float">
            <text:p>0</text:p>
          </table:table-cell>
          <table:table-cell table:formula="of:=SUM([day_hosp_csv_all.C69:.F69])" office:value-type="float" office:value="3" calcext:value-type="float">
            <text:p>3</text:p>
          </table:table-cell>
          <table:table-cell table:formula="of:=SUM([day_hosp_csv_all.G69:.H69])" office:value-type="float" office:value="4.428571429" calcext:value-type="float">
            <text:p>4.428571429</text:p>
          </table:table-cell>
          <table:table-cell table:formula="of:=SUM([day_hosp_csv_all.I69:.J69])" office:value-type="float" office:value="11.142857143" calcext:value-type="float">
            <text:p>11.142857143</text:p>
          </table:table-cell>
          <table:table-cell table:formula="of:=SUM([day_hosp_csv_all.K69])" office:value-type="float" office:value="6.142857143" calcext:value-type="float">
            <text:p>6.142857143</text:p>
          </table:table-cell>
          <table:table-cell table:formula="of:=[day_hosp_csv_all.L69]" office:value-type="float" office:value="4.571428571" calcext:value-type="float">
            <text:p>4.571428571</text:p>
          </table:table-cell>
          <table:table-cell table:formula="of:=[day_hosp_csv_all.M69]" office:value-type="float" office:value="6.428571429" calcext:value-type="float">
            <text:p>6.428571429</text:p>
          </table:table-cell>
          <table:table-cell table:formula="of:=SUM([day_hosp_csv_all.N69:.Q69])" office:value-type="float" office:value="20.000000001" calcext:value-type="float">
            <text:p>20.000000001</text:p>
          </table:table-cell>
          <table:table-cell table:formula="of:=[day_hosp_csv_all.R69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70:.B70])" office:value-type="float" office:value="0" calcext:value-type="float">
            <text:p>0</text:p>
          </table:table-cell>
          <table:table-cell table:formula="of:=SUM([day_hosp_csv_all.C70:.F70])" office:value-type="float" office:value="3" calcext:value-type="float">
            <text:p>3</text:p>
          </table:table-cell>
          <table:table-cell table:formula="of:=SUM([day_hosp_csv_all.G70:.H70])" office:value-type="float" office:value="4.428571429" calcext:value-type="float">
            <text:p>4.428571429</text:p>
          </table:table-cell>
          <table:table-cell table:formula="of:=SUM([day_hosp_csv_all.I70:.J70])" office:value-type="float" office:value="11.142857143" calcext:value-type="float">
            <text:p>11.142857143</text:p>
          </table:table-cell>
          <table:table-cell table:formula="of:=SUM([day_hosp_csv_all.K70])" office:value-type="float" office:value="6.142857143" calcext:value-type="float">
            <text:p>6.142857143</text:p>
          </table:table-cell>
          <table:table-cell table:formula="of:=[day_hosp_csv_all.L70]" office:value-type="float" office:value="4.571428571" calcext:value-type="float">
            <text:p>4.571428571</text:p>
          </table:table-cell>
          <table:table-cell table:formula="of:=[day_hosp_csv_all.M70]" office:value-type="float" office:value="6.428571429" calcext:value-type="float">
            <text:p>6.428571429</text:p>
          </table:table-cell>
          <table:table-cell table:formula="of:=SUM([day_hosp_csv_all.N70:.Q70])" office:value-type="float" office:value="20.000000001" calcext:value-type="float">
            <text:p>20.000000001</text:p>
          </table:table-cell>
          <table:table-cell table:formula="of:=[day_hosp_csv_all.R70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71:.B71])" office:value-type="float" office:value="0" calcext:value-type="float">
            <text:p>0</text:p>
          </table:table-cell>
          <table:table-cell table:formula="of:=SUM([day_hosp_csv_all.C71:.F71])" office:value-type="float" office:value="3" calcext:value-type="float">
            <text:p>3</text:p>
          </table:table-cell>
          <table:table-cell table:formula="of:=SUM([day_hosp_csv_all.G71:.H71])" office:value-type="float" office:value="4.428571429" calcext:value-type="float">
            <text:p>4.428571429</text:p>
          </table:table-cell>
          <table:table-cell table:formula="of:=SUM([day_hosp_csv_all.I71:.J71])" office:value-type="float" office:value="11.142857143" calcext:value-type="float">
            <text:p>11.142857143</text:p>
          </table:table-cell>
          <table:table-cell table:formula="of:=SUM([day_hosp_csv_all.K71])" office:value-type="float" office:value="6.142857143" calcext:value-type="float">
            <text:p>6.142857143</text:p>
          </table:table-cell>
          <table:table-cell table:formula="of:=[day_hosp_csv_all.L71]" office:value-type="float" office:value="4.571428571" calcext:value-type="float">
            <text:p>4.571428571</text:p>
          </table:table-cell>
          <table:table-cell table:formula="of:=[day_hosp_csv_all.M71]" office:value-type="float" office:value="6.428571429" calcext:value-type="float">
            <text:p>6.428571429</text:p>
          </table:table-cell>
          <table:table-cell table:formula="of:=SUM([day_hosp_csv_all.N71:.Q71])" office:value-type="float" office:value="20.000000001" calcext:value-type="float">
            <text:p>20.000000001</text:p>
          </table:table-cell>
          <table:table-cell table:formula="of:=[day_hosp_csv_all.R71]" office:value-type="float" office:value="55.714285716" calcext:value-type="float">
            <text:p>55.714285716</text:p>
          </table:table-cell>
          <table:table-cell table:number-columns-repeated="1015"/>
        </table:table-row>
        <table:table-row table:style-name="ro1">
          <table:table-cell table:formula="of:=SUM([day_hosp_csv_all.A72:.B72])" office:value-type="float" office:value="0.857142857" calcext:value-type="float">
            <text:p>0.857142857</text:p>
          </table:table-cell>
          <table:table-cell table:formula="of:=SUM([day_hosp_csv_all.C72:.F72])" office:value-type="float" office:value="3.000000001" calcext:value-type="float">
            <text:p>3.000000001</text:p>
          </table:table-cell>
          <table:table-cell table:formula="of:=SUM([day_hosp_csv_all.G72:.H72])" office:value-type="float" office:value="3.285714285" calcext:value-type="float">
            <text:p>3.285714285</text:p>
          </table:table-cell>
          <table:table-cell table:formula="of:=SUM([day_hosp_csv_all.I72:.J72])" office:value-type="float" office:value="7.857142857" calcext:value-type="float">
            <text:p>7.857142857</text:p>
          </table:table-cell>
          <table:table-cell table:formula="of:=SUM([day_hosp_csv_all.K72])" office:value-type="float" office:value="4.714285714" calcext:value-type="float">
            <text:p>4.714285714</text:p>
          </table:table-cell>
          <table:table-cell table:formula="of:=[day_hosp_csv_all.L72]" office:value-type="float" office:value="3.571428571" calcext:value-type="float">
            <text:p>3.571428571</text:p>
          </table:table-cell>
          <table:table-cell table:formula="of:=[day_hosp_csv_all.M72]" office:value-type="float" office:value="4" calcext:value-type="float">
            <text:p>4</text:p>
          </table:table-cell>
          <table:table-cell table:formula="of:=SUM([day_hosp_csv_all.N72:.Q72])" office:value-type="float" office:value="14.571428571" calcext:value-type="float">
            <text:p>14.571428571</text:p>
          </table:table-cell>
          <table:table-cell table:formula="of:=[day_hosp_csv_all.R72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3:.B73])" office:value-type="float" office:value="0.857142857" calcext:value-type="float">
            <text:p>0.857142857</text:p>
          </table:table-cell>
          <table:table-cell table:formula="of:=SUM([day_hosp_csv_all.C73:.F73])" office:value-type="float" office:value="3.000000001" calcext:value-type="float">
            <text:p>3.000000001</text:p>
          </table:table-cell>
          <table:table-cell table:formula="of:=SUM([day_hosp_csv_all.G73:.H73])" office:value-type="float" office:value="3.285714285" calcext:value-type="float">
            <text:p>3.285714285</text:p>
          </table:table-cell>
          <table:table-cell table:formula="of:=SUM([day_hosp_csv_all.I73:.J73])" office:value-type="float" office:value="7.857142857" calcext:value-type="float">
            <text:p>7.857142857</text:p>
          </table:table-cell>
          <table:table-cell table:formula="of:=SUM([day_hosp_csv_all.K73])" office:value-type="float" office:value="4.714285714" calcext:value-type="float">
            <text:p>4.714285714</text:p>
          </table:table-cell>
          <table:table-cell table:formula="of:=[day_hosp_csv_all.L73]" office:value-type="float" office:value="3.571428571" calcext:value-type="float">
            <text:p>3.571428571</text:p>
          </table:table-cell>
          <table:table-cell table:formula="of:=[day_hosp_csv_all.M73]" office:value-type="float" office:value="4" calcext:value-type="float">
            <text:p>4</text:p>
          </table:table-cell>
          <table:table-cell table:formula="of:=SUM([day_hosp_csv_all.N73:.Q73])" office:value-type="float" office:value="14.571428571" calcext:value-type="float">
            <text:p>14.571428571</text:p>
          </table:table-cell>
          <table:table-cell table:formula="of:=[day_hosp_csv_all.R73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4:.B74])" office:value-type="float" office:value="0.857142857" calcext:value-type="float">
            <text:p>0.857142857</text:p>
          </table:table-cell>
          <table:table-cell table:formula="of:=SUM([day_hosp_csv_all.C74:.F74])" office:value-type="float" office:value="3.000000001" calcext:value-type="float">
            <text:p>3.000000001</text:p>
          </table:table-cell>
          <table:table-cell table:formula="of:=SUM([day_hosp_csv_all.G74:.H74])" office:value-type="float" office:value="3.285714285" calcext:value-type="float">
            <text:p>3.285714285</text:p>
          </table:table-cell>
          <table:table-cell table:formula="of:=SUM([day_hosp_csv_all.I74:.J74])" office:value-type="float" office:value="7.857142857" calcext:value-type="float">
            <text:p>7.857142857</text:p>
          </table:table-cell>
          <table:table-cell table:formula="of:=SUM([day_hosp_csv_all.K74])" office:value-type="float" office:value="4.714285714" calcext:value-type="float">
            <text:p>4.714285714</text:p>
          </table:table-cell>
          <table:table-cell table:formula="of:=[day_hosp_csv_all.L74]" office:value-type="float" office:value="3.571428571" calcext:value-type="float">
            <text:p>3.571428571</text:p>
          </table:table-cell>
          <table:table-cell table:formula="of:=[day_hosp_csv_all.M74]" office:value-type="float" office:value="4" calcext:value-type="float">
            <text:p>4</text:p>
          </table:table-cell>
          <table:table-cell table:formula="of:=SUM([day_hosp_csv_all.N74:.Q74])" office:value-type="float" office:value="14.571428571" calcext:value-type="float">
            <text:p>14.571428571</text:p>
          </table:table-cell>
          <table:table-cell table:formula="of:=[day_hosp_csv_all.R74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5:.B75])" office:value-type="float" office:value="0.857142857" calcext:value-type="float">
            <text:p>0.857142857</text:p>
          </table:table-cell>
          <table:table-cell table:formula="of:=SUM([day_hosp_csv_all.C75:.F75])" office:value-type="float" office:value="3.000000001" calcext:value-type="float">
            <text:p>3.000000001</text:p>
          </table:table-cell>
          <table:table-cell table:formula="of:=SUM([day_hosp_csv_all.G75:.H75])" office:value-type="float" office:value="3.285714285" calcext:value-type="float">
            <text:p>3.285714285</text:p>
          </table:table-cell>
          <table:table-cell table:formula="of:=SUM([day_hosp_csv_all.I75:.J75])" office:value-type="float" office:value="7.857142857" calcext:value-type="float">
            <text:p>7.857142857</text:p>
          </table:table-cell>
          <table:table-cell table:formula="of:=SUM([day_hosp_csv_all.K75])" office:value-type="float" office:value="4.714285714" calcext:value-type="float">
            <text:p>4.714285714</text:p>
          </table:table-cell>
          <table:table-cell table:formula="of:=[day_hosp_csv_all.L75]" office:value-type="float" office:value="3.571428571" calcext:value-type="float">
            <text:p>3.571428571</text:p>
          </table:table-cell>
          <table:table-cell table:formula="of:=[day_hosp_csv_all.M75]" office:value-type="float" office:value="4" calcext:value-type="float">
            <text:p>4</text:p>
          </table:table-cell>
          <table:table-cell table:formula="of:=SUM([day_hosp_csv_all.N75:.Q75])" office:value-type="float" office:value="14.571428571" calcext:value-type="float">
            <text:p>14.571428571</text:p>
          </table:table-cell>
          <table:table-cell table:formula="of:=[day_hosp_csv_all.R75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6:.B76])" office:value-type="float" office:value="0.857142857" calcext:value-type="float">
            <text:p>0.857142857</text:p>
          </table:table-cell>
          <table:table-cell table:formula="of:=SUM([day_hosp_csv_all.C76:.F76])" office:value-type="float" office:value="3.000000001" calcext:value-type="float">
            <text:p>3.000000001</text:p>
          </table:table-cell>
          <table:table-cell table:formula="of:=SUM([day_hosp_csv_all.G76:.H76])" office:value-type="float" office:value="3.285714285" calcext:value-type="float">
            <text:p>3.285714285</text:p>
          </table:table-cell>
          <table:table-cell table:formula="of:=SUM([day_hosp_csv_all.I76:.J76])" office:value-type="float" office:value="7.857142857" calcext:value-type="float">
            <text:p>7.857142857</text:p>
          </table:table-cell>
          <table:table-cell table:formula="of:=SUM([day_hosp_csv_all.K76])" office:value-type="float" office:value="4.714285714" calcext:value-type="float">
            <text:p>4.714285714</text:p>
          </table:table-cell>
          <table:table-cell table:formula="of:=[day_hosp_csv_all.L76]" office:value-type="float" office:value="3.571428571" calcext:value-type="float">
            <text:p>3.571428571</text:p>
          </table:table-cell>
          <table:table-cell table:formula="of:=[day_hosp_csv_all.M76]" office:value-type="float" office:value="4" calcext:value-type="float">
            <text:p>4</text:p>
          </table:table-cell>
          <table:table-cell table:formula="of:=SUM([day_hosp_csv_all.N76:.Q76])" office:value-type="float" office:value="14.571428571" calcext:value-type="float">
            <text:p>14.571428571</text:p>
          </table:table-cell>
          <table:table-cell table:formula="of:=[day_hosp_csv_all.R76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7:.B77])" office:value-type="float" office:value="0.857142857" calcext:value-type="float">
            <text:p>0.857142857</text:p>
          </table:table-cell>
          <table:table-cell table:formula="of:=SUM([day_hosp_csv_all.C77:.F77])" office:value-type="float" office:value="3.000000001" calcext:value-type="float">
            <text:p>3.000000001</text:p>
          </table:table-cell>
          <table:table-cell table:formula="of:=SUM([day_hosp_csv_all.G77:.H77])" office:value-type="float" office:value="3.285714285" calcext:value-type="float">
            <text:p>3.285714285</text:p>
          </table:table-cell>
          <table:table-cell table:formula="of:=SUM([day_hosp_csv_all.I77:.J77])" office:value-type="float" office:value="7.857142857" calcext:value-type="float">
            <text:p>7.857142857</text:p>
          </table:table-cell>
          <table:table-cell table:formula="of:=SUM([day_hosp_csv_all.K77])" office:value-type="float" office:value="4.714285714" calcext:value-type="float">
            <text:p>4.714285714</text:p>
          </table:table-cell>
          <table:table-cell table:formula="of:=[day_hosp_csv_all.L77]" office:value-type="float" office:value="3.571428571" calcext:value-type="float">
            <text:p>3.571428571</text:p>
          </table:table-cell>
          <table:table-cell table:formula="of:=[day_hosp_csv_all.M77]" office:value-type="float" office:value="4" calcext:value-type="float">
            <text:p>4</text:p>
          </table:table-cell>
          <table:table-cell table:formula="of:=SUM([day_hosp_csv_all.N77:.Q77])" office:value-type="float" office:value="14.571428571" calcext:value-type="float">
            <text:p>14.571428571</text:p>
          </table:table-cell>
          <table:table-cell table:formula="of:=[day_hosp_csv_all.R77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8:.B78])" office:value-type="float" office:value="0.857142857" calcext:value-type="float">
            <text:p>0.857142857</text:p>
          </table:table-cell>
          <table:table-cell table:formula="of:=SUM([day_hosp_csv_all.C78:.F78])" office:value-type="float" office:value="3.000000001" calcext:value-type="float">
            <text:p>3.000000001</text:p>
          </table:table-cell>
          <table:table-cell table:formula="of:=SUM([day_hosp_csv_all.G78:.H78])" office:value-type="float" office:value="3.285714285" calcext:value-type="float">
            <text:p>3.285714285</text:p>
          </table:table-cell>
          <table:table-cell table:formula="of:=SUM([day_hosp_csv_all.I78:.J78])" office:value-type="float" office:value="7.857142857" calcext:value-type="float">
            <text:p>7.857142857</text:p>
          </table:table-cell>
          <table:table-cell table:formula="of:=SUM([day_hosp_csv_all.K78])" office:value-type="float" office:value="4.714285714" calcext:value-type="float">
            <text:p>4.714285714</text:p>
          </table:table-cell>
          <table:table-cell table:formula="of:=[day_hosp_csv_all.L78]" office:value-type="float" office:value="3.571428571" calcext:value-type="float">
            <text:p>3.571428571</text:p>
          </table:table-cell>
          <table:table-cell table:formula="of:=[day_hosp_csv_all.M78]" office:value-type="float" office:value="4" calcext:value-type="float">
            <text:p>4</text:p>
          </table:table-cell>
          <table:table-cell table:formula="of:=SUM([day_hosp_csv_all.N78:.Q78])" office:value-type="float" office:value="14.571428571" calcext:value-type="float">
            <text:p>14.571428571</text:p>
          </table:table-cell>
          <table:table-cell table:formula="of:=[day_hosp_csv_all.R78]" office:value-type="float" office:value="41.857142856" calcext:value-type="float">
            <text:p>41.857142856</text:p>
          </table:table-cell>
          <table:table-cell table:number-columns-repeated="1015"/>
        </table:table-row>
        <table:table-row table:style-name="ro1">
          <table:table-cell table:formula="of:=SUM([day_hosp_csv_all.A79:.B79])" office:value-type="float" office:value="0.285714286" calcext:value-type="float">
            <text:p>0.285714286</text:p>
          </table:table-cell>
          <table:table-cell table:formula="of:=SUM([day_hosp_csv_all.C79:.F79])" office:value-type="float" office:value="1.857142858" calcext:value-type="float">
            <text:p>1.857142858</text:p>
          </table:table-cell>
          <table:table-cell table:formula="of:=SUM([day_hosp_csv_all.G79:.H79])" office:value-type="float" office:value="2" calcext:value-type="float">
            <text:p>2</text:p>
          </table:table-cell>
          <table:table-cell table:formula="of:=SUM([day_hosp_csv_all.I79:.J79])" office:value-type="float" office:value="5" calcext:value-type="float">
            <text:p>5</text:p>
          </table:table-cell>
          <table:table-cell table:formula="of:=SUM([day_hosp_csv_all.K79])" office:value-type="float" office:value="3.428571429" calcext:value-type="float">
            <text:p>3.428571429</text:p>
          </table:table-cell>
          <table:table-cell table:formula="of:=[day_hosp_csv_all.L79]" office:value-type="float" office:value="2.142857143" calcext:value-type="float">
            <text:p>2.142857143</text:p>
          </table:table-cell>
          <table:table-cell table:formula="of:=[day_hosp_csv_all.M79]" office:value-type="float" office:value="3.142857143" calcext:value-type="float">
            <text:p>3.142857143</text:p>
          </table:table-cell>
          <table:table-cell table:formula="of:=SUM([day_hosp_csv_all.N79:.Q79])" office:value-type="float" office:value="11.428571428" calcext:value-type="float">
            <text:p>11.428571428</text:p>
          </table:table-cell>
          <table:table-cell table:formula="of:=[day_hosp_csv_all.R79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0:.B80])" office:value-type="float" office:value="0.285714286" calcext:value-type="float">
            <text:p>0.285714286</text:p>
          </table:table-cell>
          <table:table-cell table:formula="of:=SUM([day_hosp_csv_all.C80:.F80])" office:value-type="float" office:value="1.857142858" calcext:value-type="float">
            <text:p>1.857142858</text:p>
          </table:table-cell>
          <table:table-cell table:formula="of:=SUM([day_hosp_csv_all.G80:.H80])" office:value-type="float" office:value="2" calcext:value-type="float">
            <text:p>2</text:p>
          </table:table-cell>
          <table:table-cell table:formula="of:=SUM([day_hosp_csv_all.I80:.J80])" office:value-type="float" office:value="5" calcext:value-type="float">
            <text:p>5</text:p>
          </table:table-cell>
          <table:table-cell table:formula="of:=SUM([day_hosp_csv_all.K80])" office:value-type="float" office:value="3.428571429" calcext:value-type="float">
            <text:p>3.428571429</text:p>
          </table:table-cell>
          <table:table-cell table:formula="of:=[day_hosp_csv_all.L80]" office:value-type="float" office:value="2.142857143" calcext:value-type="float">
            <text:p>2.142857143</text:p>
          </table:table-cell>
          <table:table-cell table:formula="of:=[day_hosp_csv_all.M80]" office:value-type="float" office:value="3.142857143" calcext:value-type="float">
            <text:p>3.142857143</text:p>
          </table:table-cell>
          <table:table-cell table:formula="of:=SUM([day_hosp_csv_all.N80:.Q80])" office:value-type="float" office:value="11.428571428" calcext:value-type="float">
            <text:p>11.428571428</text:p>
          </table:table-cell>
          <table:table-cell table:formula="of:=[day_hosp_csv_all.R80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1:.B81])" office:value-type="float" office:value="0.285714286" calcext:value-type="float">
            <text:p>0.285714286</text:p>
          </table:table-cell>
          <table:table-cell table:formula="of:=SUM([day_hosp_csv_all.C81:.F81])" office:value-type="float" office:value="1.857142858" calcext:value-type="float">
            <text:p>1.857142858</text:p>
          </table:table-cell>
          <table:table-cell table:formula="of:=SUM([day_hosp_csv_all.G81:.H81])" office:value-type="float" office:value="2" calcext:value-type="float">
            <text:p>2</text:p>
          </table:table-cell>
          <table:table-cell table:formula="of:=SUM([day_hosp_csv_all.I81:.J81])" office:value-type="float" office:value="5" calcext:value-type="float">
            <text:p>5</text:p>
          </table:table-cell>
          <table:table-cell table:formula="of:=SUM([day_hosp_csv_all.K81])" office:value-type="float" office:value="3.428571429" calcext:value-type="float">
            <text:p>3.428571429</text:p>
          </table:table-cell>
          <table:table-cell table:formula="of:=[day_hosp_csv_all.L81]" office:value-type="float" office:value="2.142857143" calcext:value-type="float">
            <text:p>2.142857143</text:p>
          </table:table-cell>
          <table:table-cell table:formula="of:=[day_hosp_csv_all.M81]" office:value-type="float" office:value="3.142857143" calcext:value-type="float">
            <text:p>3.142857143</text:p>
          </table:table-cell>
          <table:table-cell table:formula="of:=SUM([day_hosp_csv_all.N81:.Q81])" office:value-type="float" office:value="11.428571428" calcext:value-type="float">
            <text:p>11.428571428</text:p>
          </table:table-cell>
          <table:table-cell table:formula="of:=[day_hosp_csv_all.R81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2:.B82])" office:value-type="float" office:value="0.285714286" calcext:value-type="float">
            <text:p>0.285714286</text:p>
          </table:table-cell>
          <table:table-cell table:formula="of:=SUM([day_hosp_csv_all.C82:.F82])" office:value-type="float" office:value="1.857142858" calcext:value-type="float">
            <text:p>1.857142858</text:p>
          </table:table-cell>
          <table:table-cell table:formula="of:=SUM([day_hosp_csv_all.G82:.H82])" office:value-type="float" office:value="2" calcext:value-type="float">
            <text:p>2</text:p>
          </table:table-cell>
          <table:table-cell table:formula="of:=SUM([day_hosp_csv_all.I82:.J82])" office:value-type="float" office:value="5" calcext:value-type="float">
            <text:p>5</text:p>
          </table:table-cell>
          <table:table-cell table:formula="of:=SUM([day_hosp_csv_all.K82])" office:value-type="float" office:value="3.428571429" calcext:value-type="float">
            <text:p>3.428571429</text:p>
          </table:table-cell>
          <table:table-cell table:formula="of:=[day_hosp_csv_all.L82]" office:value-type="float" office:value="2.142857143" calcext:value-type="float">
            <text:p>2.142857143</text:p>
          </table:table-cell>
          <table:table-cell table:formula="of:=[day_hosp_csv_all.M82]" office:value-type="float" office:value="3.142857143" calcext:value-type="float">
            <text:p>3.142857143</text:p>
          </table:table-cell>
          <table:table-cell table:formula="of:=SUM([day_hosp_csv_all.N82:.Q82])" office:value-type="float" office:value="11.428571428" calcext:value-type="float">
            <text:p>11.428571428</text:p>
          </table:table-cell>
          <table:table-cell table:formula="of:=[day_hosp_csv_all.R82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3:.B83])" office:value-type="float" office:value="0.285714286" calcext:value-type="float">
            <text:p>0.285714286</text:p>
          </table:table-cell>
          <table:table-cell table:formula="of:=SUM([day_hosp_csv_all.C83:.F83])" office:value-type="float" office:value="1.857142858" calcext:value-type="float">
            <text:p>1.857142858</text:p>
          </table:table-cell>
          <table:table-cell table:formula="of:=SUM([day_hosp_csv_all.G83:.H83])" office:value-type="float" office:value="2" calcext:value-type="float">
            <text:p>2</text:p>
          </table:table-cell>
          <table:table-cell table:formula="of:=SUM([day_hosp_csv_all.I83:.J83])" office:value-type="float" office:value="5" calcext:value-type="float">
            <text:p>5</text:p>
          </table:table-cell>
          <table:table-cell table:formula="of:=SUM([day_hosp_csv_all.K83])" office:value-type="float" office:value="3.428571429" calcext:value-type="float">
            <text:p>3.428571429</text:p>
          </table:table-cell>
          <table:table-cell table:formula="of:=[day_hosp_csv_all.L83]" office:value-type="float" office:value="2.142857143" calcext:value-type="float">
            <text:p>2.142857143</text:p>
          </table:table-cell>
          <table:table-cell table:formula="of:=[day_hosp_csv_all.M83]" office:value-type="float" office:value="3.142857143" calcext:value-type="float">
            <text:p>3.142857143</text:p>
          </table:table-cell>
          <table:table-cell table:formula="of:=SUM([day_hosp_csv_all.N83:.Q83])" office:value-type="float" office:value="11.428571428" calcext:value-type="float">
            <text:p>11.428571428</text:p>
          </table:table-cell>
          <table:table-cell table:formula="of:=[day_hosp_csv_all.R83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4:.B84])" office:value-type="float" office:value="0.285714286" calcext:value-type="float">
            <text:p>0.285714286</text:p>
          </table:table-cell>
          <table:table-cell table:formula="of:=SUM([day_hosp_csv_all.C84:.F84])" office:value-type="float" office:value="1.857142858" calcext:value-type="float">
            <text:p>1.857142858</text:p>
          </table:table-cell>
          <table:table-cell table:formula="of:=SUM([day_hosp_csv_all.G84:.H84])" office:value-type="float" office:value="2" calcext:value-type="float">
            <text:p>2</text:p>
          </table:table-cell>
          <table:table-cell table:formula="of:=SUM([day_hosp_csv_all.I84:.J84])" office:value-type="float" office:value="5" calcext:value-type="float">
            <text:p>5</text:p>
          </table:table-cell>
          <table:table-cell table:formula="of:=SUM([day_hosp_csv_all.K84])" office:value-type="float" office:value="3.428571429" calcext:value-type="float">
            <text:p>3.428571429</text:p>
          </table:table-cell>
          <table:table-cell table:formula="of:=[day_hosp_csv_all.L84]" office:value-type="float" office:value="2.142857143" calcext:value-type="float">
            <text:p>2.142857143</text:p>
          </table:table-cell>
          <table:table-cell table:formula="of:=[day_hosp_csv_all.M84]" office:value-type="float" office:value="3.142857143" calcext:value-type="float">
            <text:p>3.142857143</text:p>
          </table:table-cell>
          <table:table-cell table:formula="of:=SUM([day_hosp_csv_all.N84:.Q84])" office:value-type="float" office:value="11.428571428" calcext:value-type="float">
            <text:p>11.428571428</text:p>
          </table:table-cell>
          <table:table-cell table:formula="of:=[day_hosp_csv_all.R84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5:.B85])" office:value-type="float" office:value="0.285714286" calcext:value-type="float">
            <text:p>0.285714286</text:p>
          </table:table-cell>
          <table:table-cell table:formula="of:=SUM([day_hosp_csv_all.C85:.F85])" office:value-type="float" office:value="1.857142858" calcext:value-type="float">
            <text:p>1.857142858</text:p>
          </table:table-cell>
          <table:table-cell table:formula="of:=SUM([day_hosp_csv_all.G85:.H85])" office:value-type="float" office:value="2" calcext:value-type="float">
            <text:p>2</text:p>
          </table:table-cell>
          <table:table-cell table:formula="of:=SUM([day_hosp_csv_all.I85:.J85])" office:value-type="float" office:value="5" calcext:value-type="float">
            <text:p>5</text:p>
          </table:table-cell>
          <table:table-cell table:formula="of:=SUM([day_hosp_csv_all.K85])" office:value-type="float" office:value="3.428571429" calcext:value-type="float">
            <text:p>3.428571429</text:p>
          </table:table-cell>
          <table:table-cell table:formula="of:=[day_hosp_csv_all.L85]" office:value-type="float" office:value="2.142857143" calcext:value-type="float">
            <text:p>2.142857143</text:p>
          </table:table-cell>
          <table:table-cell table:formula="of:=[day_hosp_csv_all.M85]" office:value-type="float" office:value="3.142857143" calcext:value-type="float">
            <text:p>3.142857143</text:p>
          </table:table-cell>
          <table:table-cell table:formula="of:=SUM([day_hosp_csv_all.N85:.Q85])" office:value-type="float" office:value="11.428571428" calcext:value-type="float">
            <text:p>11.428571428</text:p>
          </table:table-cell>
          <table:table-cell table:formula="of:=[day_hosp_csv_all.R85]" office:value-type="float" office:value="29.285714287" calcext:value-type="float">
            <text:p>29.285714287</text:p>
          </table:table-cell>
          <table:table-cell table:number-columns-repeated="1015"/>
        </table:table-row>
        <table:table-row table:style-name="ro1">
          <table:table-cell table:formula="of:=SUM([day_hosp_csv_all.A86:.B86])" office:value-type="float" office:value="0.571428572" calcext:value-type="float">
            <text:p>0.571428572</text:p>
          </table:table-cell>
          <table:table-cell table:formula="of:=SUM([day_hosp_csv_all.C86:.F86])" office:value-type="float" office:value="1.285714287" calcext:value-type="float">
            <text:p>1.285714287</text:p>
          </table:table-cell>
          <table:table-cell table:formula="of:=SUM([day_hosp_csv_all.G86:.H86])" office:value-type="float" office:value="1.428571429" calcext:value-type="float">
            <text:p>1.428571429</text:p>
          </table:table-cell>
          <table:table-cell table:formula="of:=SUM([day_hosp_csv_all.I86:.J86])" office:value-type="float" office:value="2.714285715" calcext:value-type="float">
            <text:p>2.714285715</text:p>
          </table:table-cell>
          <table:table-cell table:formula="of:=SUM([day_hosp_csv_all.K86])" office:value-type="float" office:value="2.571428571" calcext:value-type="float">
            <text:p>2.571428571</text:p>
          </table:table-cell>
          <table:table-cell table:formula="of:=[day_hosp_csv_all.L86]" office:value-type="float" office:value="1.285714286" calcext:value-type="float">
            <text:p>1.285714286</text:p>
          </table:table-cell>
          <table:table-cell table:formula="of:=[day_hosp_csv_all.M86]" office:value-type="float" office:value="3.428571429" calcext:value-type="float">
            <text:p>3.428571429</text:p>
          </table:table-cell>
          <table:table-cell table:formula="of:=SUM([day_hosp_csv_all.N86:.Q86])" office:value-type="float" office:value="8" calcext:value-type="float">
            <text:p>8</text:p>
          </table:table-cell>
          <table:table-cell table:formula="of:=[day_hosp_csv_all.R86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87:.B87])" office:value-type="float" office:value="0.571428572" calcext:value-type="float">
            <text:p>0.571428572</text:p>
          </table:table-cell>
          <table:table-cell table:formula="of:=SUM([day_hosp_csv_all.C87:.F87])" office:value-type="float" office:value="1.285714287" calcext:value-type="float">
            <text:p>1.285714287</text:p>
          </table:table-cell>
          <table:table-cell table:formula="of:=SUM([day_hosp_csv_all.G87:.H87])" office:value-type="float" office:value="1.428571429" calcext:value-type="float">
            <text:p>1.428571429</text:p>
          </table:table-cell>
          <table:table-cell table:formula="of:=SUM([day_hosp_csv_all.I87:.J87])" office:value-type="float" office:value="2.714285715" calcext:value-type="float">
            <text:p>2.714285715</text:p>
          </table:table-cell>
          <table:table-cell table:formula="of:=SUM([day_hosp_csv_all.K87])" office:value-type="float" office:value="2.571428571" calcext:value-type="float">
            <text:p>2.571428571</text:p>
          </table:table-cell>
          <table:table-cell table:formula="of:=[day_hosp_csv_all.L87]" office:value-type="float" office:value="1.285714286" calcext:value-type="float">
            <text:p>1.285714286</text:p>
          </table:table-cell>
          <table:table-cell table:formula="of:=[day_hosp_csv_all.M87]" office:value-type="float" office:value="3.428571429" calcext:value-type="float">
            <text:p>3.428571429</text:p>
          </table:table-cell>
          <table:table-cell table:formula="of:=SUM([day_hosp_csv_all.N87:.Q87])" office:value-type="float" office:value="8" calcext:value-type="float">
            <text:p>8</text:p>
          </table:table-cell>
          <table:table-cell table:formula="of:=[day_hosp_csv_all.R87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88:.B88])" office:value-type="float" office:value="0.571428572" calcext:value-type="float">
            <text:p>0.571428572</text:p>
          </table:table-cell>
          <table:table-cell table:formula="of:=SUM([day_hosp_csv_all.C88:.F88])" office:value-type="float" office:value="1.285714287" calcext:value-type="float">
            <text:p>1.285714287</text:p>
          </table:table-cell>
          <table:table-cell table:formula="of:=SUM([day_hosp_csv_all.G88:.H88])" office:value-type="float" office:value="1.428571429" calcext:value-type="float">
            <text:p>1.428571429</text:p>
          </table:table-cell>
          <table:table-cell table:formula="of:=SUM([day_hosp_csv_all.I88:.J88])" office:value-type="float" office:value="2.714285715" calcext:value-type="float">
            <text:p>2.714285715</text:p>
          </table:table-cell>
          <table:table-cell table:formula="of:=SUM([day_hosp_csv_all.K88])" office:value-type="float" office:value="2.571428571" calcext:value-type="float">
            <text:p>2.571428571</text:p>
          </table:table-cell>
          <table:table-cell table:formula="of:=[day_hosp_csv_all.L88]" office:value-type="float" office:value="1.285714286" calcext:value-type="float">
            <text:p>1.285714286</text:p>
          </table:table-cell>
          <table:table-cell table:formula="of:=[day_hosp_csv_all.M88]" office:value-type="float" office:value="3.428571429" calcext:value-type="float">
            <text:p>3.428571429</text:p>
          </table:table-cell>
          <table:table-cell table:formula="of:=SUM([day_hosp_csv_all.N88:.Q88])" office:value-type="float" office:value="8" calcext:value-type="float">
            <text:p>8</text:p>
          </table:table-cell>
          <table:table-cell table:formula="of:=[day_hosp_csv_all.R88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89:.B89])" office:value-type="float" office:value="0.571428572" calcext:value-type="float">
            <text:p>0.571428572</text:p>
          </table:table-cell>
          <table:table-cell table:formula="of:=SUM([day_hosp_csv_all.C89:.F89])" office:value-type="float" office:value="1.285714287" calcext:value-type="float">
            <text:p>1.285714287</text:p>
          </table:table-cell>
          <table:table-cell table:formula="of:=SUM([day_hosp_csv_all.G89:.H89])" office:value-type="float" office:value="1.428571429" calcext:value-type="float">
            <text:p>1.428571429</text:p>
          </table:table-cell>
          <table:table-cell table:formula="of:=SUM([day_hosp_csv_all.I89:.J89])" office:value-type="float" office:value="2.714285715" calcext:value-type="float">
            <text:p>2.714285715</text:p>
          </table:table-cell>
          <table:table-cell table:formula="of:=SUM([day_hosp_csv_all.K89])" office:value-type="float" office:value="2.571428571" calcext:value-type="float">
            <text:p>2.571428571</text:p>
          </table:table-cell>
          <table:table-cell table:formula="of:=[day_hosp_csv_all.L89]" office:value-type="float" office:value="1.285714286" calcext:value-type="float">
            <text:p>1.285714286</text:p>
          </table:table-cell>
          <table:table-cell table:formula="of:=[day_hosp_csv_all.M89]" office:value-type="float" office:value="3.428571429" calcext:value-type="float">
            <text:p>3.428571429</text:p>
          </table:table-cell>
          <table:table-cell table:formula="of:=SUM([day_hosp_csv_all.N89:.Q89])" office:value-type="float" office:value="8" calcext:value-type="float">
            <text:p>8</text:p>
          </table:table-cell>
          <table:table-cell table:formula="of:=[day_hosp_csv_all.R89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90:.B90])" office:value-type="float" office:value="0.571428572" calcext:value-type="float">
            <text:p>0.571428572</text:p>
          </table:table-cell>
          <table:table-cell table:formula="of:=SUM([day_hosp_csv_all.C90:.F90])" office:value-type="float" office:value="1.285714287" calcext:value-type="float">
            <text:p>1.285714287</text:p>
          </table:table-cell>
          <table:table-cell table:formula="of:=SUM([day_hosp_csv_all.G90:.H90])" office:value-type="float" office:value="1.428571429" calcext:value-type="float">
            <text:p>1.428571429</text:p>
          </table:table-cell>
          <table:table-cell table:formula="of:=SUM([day_hosp_csv_all.I90:.J90])" office:value-type="float" office:value="2.714285715" calcext:value-type="float">
            <text:p>2.714285715</text:p>
          </table:table-cell>
          <table:table-cell table:formula="of:=SUM([day_hosp_csv_all.K90])" office:value-type="float" office:value="2.571428571" calcext:value-type="float">
            <text:p>2.571428571</text:p>
          </table:table-cell>
          <table:table-cell table:formula="of:=[day_hosp_csv_all.L90]" office:value-type="float" office:value="1.285714286" calcext:value-type="float">
            <text:p>1.285714286</text:p>
          </table:table-cell>
          <table:table-cell table:formula="of:=[day_hosp_csv_all.M90]" office:value-type="float" office:value="3.428571429" calcext:value-type="float">
            <text:p>3.428571429</text:p>
          </table:table-cell>
          <table:table-cell table:formula="of:=SUM([day_hosp_csv_all.N90:.Q90])" office:value-type="float" office:value="8" calcext:value-type="float">
            <text:p>8</text:p>
          </table:table-cell>
          <table:table-cell table:formula="of:=[day_hosp_csv_all.R90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91:.B91])" office:value-type="float" office:value="0.571428572" calcext:value-type="float">
            <text:p>0.571428572</text:p>
          </table:table-cell>
          <table:table-cell table:formula="of:=SUM([day_hosp_csv_all.C91:.F91])" office:value-type="float" office:value="1.285714287" calcext:value-type="float">
            <text:p>1.285714287</text:p>
          </table:table-cell>
          <table:table-cell table:formula="of:=SUM([day_hosp_csv_all.G91:.H91])" office:value-type="float" office:value="1.428571429" calcext:value-type="float">
            <text:p>1.428571429</text:p>
          </table:table-cell>
          <table:table-cell table:formula="of:=SUM([day_hosp_csv_all.I91:.J91])" office:value-type="float" office:value="2.714285715" calcext:value-type="float">
            <text:p>2.714285715</text:p>
          </table:table-cell>
          <table:table-cell table:formula="of:=SUM([day_hosp_csv_all.K91])" office:value-type="float" office:value="2.571428571" calcext:value-type="float">
            <text:p>2.571428571</text:p>
          </table:table-cell>
          <table:table-cell table:formula="of:=[day_hosp_csv_all.L91]" office:value-type="float" office:value="1.285714286" calcext:value-type="float">
            <text:p>1.285714286</text:p>
          </table:table-cell>
          <table:table-cell table:formula="of:=[day_hosp_csv_all.M91]" office:value-type="float" office:value="3.428571429" calcext:value-type="float">
            <text:p>3.428571429</text:p>
          </table:table-cell>
          <table:table-cell table:formula="of:=SUM([day_hosp_csv_all.N91:.Q91])" office:value-type="float" office:value="8" calcext:value-type="float">
            <text:p>8</text:p>
          </table:table-cell>
          <table:table-cell table:formula="of:=[day_hosp_csv_all.R91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92:.B92])" office:value-type="float" office:value="0.571428572" calcext:value-type="float">
            <text:p>0.571428572</text:p>
          </table:table-cell>
          <table:table-cell table:formula="of:=SUM([day_hosp_csv_all.C92:.F92])" office:value-type="float" office:value="1.285714287" calcext:value-type="float">
            <text:p>1.285714287</text:p>
          </table:table-cell>
          <table:table-cell table:formula="of:=SUM([day_hosp_csv_all.G92:.H92])" office:value-type="float" office:value="1.428571429" calcext:value-type="float">
            <text:p>1.428571429</text:p>
          </table:table-cell>
          <table:table-cell table:formula="of:=SUM([day_hosp_csv_all.I92:.J92])" office:value-type="float" office:value="2.714285715" calcext:value-type="float">
            <text:p>2.714285715</text:p>
          </table:table-cell>
          <table:table-cell table:formula="of:=SUM([day_hosp_csv_all.K92])" office:value-type="float" office:value="2.571428571" calcext:value-type="float">
            <text:p>2.571428571</text:p>
          </table:table-cell>
          <table:table-cell table:formula="of:=[day_hosp_csv_all.L92]" office:value-type="float" office:value="1.285714286" calcext:value-type="float">
            <text:p>1.285714286</text:p>
          </table:table-cell>
          <table:table-cell table:formula="of:=[day_hosp_csv_all.M92]" office:value-type="float" office:value="3.428571429" calcext:value-type="float">
            <text:p>3.428571429</text:p>
          </table:table-cell>
          <table:table-cell table:formula="of:=SUM([day_hosp_csv_all.N92:.Q92])" office:value-type="float" office:value="8" calcext:value-type="float">
            <text:p>8</text:p>
          </table:table-cell>
          <table:table-cell table:formula="of:=[day_hosp_csv_all.R92]" office:value-type="float" office:value="21.285714289" calcext:value-type="float">
            <text:p>21.285714289</text:p>
          </table:table-cell>
          <table:table-cell table:number-columns-repeated="1015"/>
        </table:table-row>
        <table:table-row table:style-name="ro1">
          <table:table-cell table:formula="of:=SUM([day_hosp_csv_all.A93:.B93])" office:value-type="float" office:value="0" calcext:value-type="float">
            <text:p>0</text:p>
          </table:table-cell>
          <table:table-cell table:formula="of:=SUM([day_hosp_csv_all.C93:.F93])" office:value-type="float" office:value="1.285714287" calcext:value-type="float">
            <text:p>1.285714287</text:p>
          </table:table-cell>
          <table:table-cell table:formula="of:=SUM([day_hosp_csv_all.G93:.H93])" office:value-type="float" office:value="1.571428572" calcext:value-type="float">
            <text:p>1.571428572</text:p>
          </table:table-cell>
          <table:table-cell table:formula="of:=SUM([day_hosp_csv_all.I93:.J93])" office:value-type="float" office:value="3.428571429" calcext:value-type="float">
            <text:p>3.428571429</text:p>
          </table:table-cell>
          <table:table-cell table:formula="of:=SUM([day_hosp_csv_all.K93])" office:value-type="float" office:value="2" calcext:value-type="float">
            <text:p>2</text:p>
          </table:table-cell>
          <table:table-cell table:formula="of:=[day_hosp_csv_all.L93]" office:value-type="float" office:value="1.857142857" calcext:value-type="float">
            <text:p>1.857142857</text:p>
          </table:table-cell>
          <table:table-cell table:formula="of:=[day_hosp_csv_all.M93]" office:value-type="float" office:value="2.142857143" calcext:value-type="float">
            <text:p>2.142857143</text:p>
          </table:table-cell>
          <table:table-cell table:formula="of:=SUM([day_hosp_csv_all.N93:.Q93])" office:value-type="float" office:value="7.285714286" calcext:value-type="float">
            <text:p>7.285714286</text:p>
          </table:table-cell>
          <table:table-cell table:formula="of:=[day_hosp_csv_all.R93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4:.B94])" office:value-type="float" office:value="0" calcext:value-type="float">
            <text:p>0</text:p>
          </table:table-cell>
          <table:table-cell table:formula="of:=SUM([day_hosp_csv_all.C94:.F94])" office:value-type="float" office:value="1.285714287" calcext:value-type="float">
            <text:p>1.285714287</text:p>
          </table:table-cell>
          <table:table-cell table:formula="of:=SUM([day_hosp_csv_all.G94:.H94])" office:value-type="float" office:value="1.571428572" calcext:value-type="float">
            <text:p>1.571428572</text:p>
          </table:table-cell>
          <table:table-cell table:formula="of:=SUM([day_hosp_csv_all.I94:.J94])" office:value-type="float" office:value="3.428571429" calcext:value-type="float">
            <text:p>3.428571429</text:p>
          </table:table-cell>
          <table:table-cell table:formula="of:=SUM([day_hosp_csv_all.K94])" office:value-type="float" office:value="2" calcext:value-type="float">
            <text:p>2</text:p>
          </table:table-cell>
          <table:table-cell table:formula="of:=[day_hosp_csv_all.L94]" office:value-type="float" office:value="1.857142857" calcext:value-type="float">
            <text:p>1.857142857</text:p>
          </table:table-cell>
          <table:table-cell table:formula="of:=[day_hosp_csv_all.M94]" office:value-type="float" office:value="2.142857143" calcext:value-type="float">
            <text:p>2.142857143</text:p>
          </table:table-cell>
          <table:table-cell table:formula="of:=SUM([day_hosp_csv_all.N94:.Q94])" office:value-type="float" office:value="7.285714286" calcext:value-type="float">
            <text:p>7.285714286</text:p>
          </table:table-cell>
          <table:table-cell table:formula="of:=[day_hosp_csv_all.R94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5:.B95])" office:value-type="float" office:value="0" calcext:value-type="float">
            <text:p>0</text:p>
          </table:table-cell>
          <table:table-cell table:formula="of:=SUM([day_hosp_csv_all.C95:.F95])" office:value-type="float" office:value="1.285714287" calcext:value-type="float">
            <text:p>1.285714287</text:p>
          </table:table-cell>
          <table:table-cell table:formula="of:=SUM([day_hosp_csv_all.G95:.H95])" office:value-type="float" office:value="1.571428572" calcext:value-type="float">
            <text:p>1.571428572</text:p>
          </table:table-cell>
          <table:table-cell table:formula="of:=SUM([day_hosp_csv_all.I95:.J95])" office:value-type="float" office:value="3.428571429" calcext:value-type="float">
            <text:p>3.428571429</text:p>
          </table:table-cell>
          <table:table-cell table:formula="of:=SUM([day_hosp_csv_all.K95])" office:value-type="float" office:value="2" calcext:value-type="float">
            <text:p>2</text:p>
          </table:table-cell>
          <table:table-cell table:formula="of:=[day_hosp_csv_all.L95]" office:value-type="float" office:value="1.857142857" calcext:value-type="float">
            <text:p>1.857142857</text:p>
          </table:table-cell>
          <table:table-cell table:formula="of:=[day_hosp_csv_all.M95]" office:value-type="float" office:value="2.142857143" calcext:value-type="float">
            <text:p>2.142857143</text:p>
          </table:table-cell>
          <table:table-cell table:formula="of:=SUM([day_hosp_csv_all.N95:.Q95])" office:value-type="float" office:value="7.285714286" calcext:value-type="float">
            <text:p>7.285714286</text:p>
          </table:table-cell>
          <table:table-cell table:formula="of:=[day_hosp_csv_all.R95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6:.B96])" office:value-type="float" office:value="0" calcext:value-type="float">
            <text:p>0</text:p>
          </table:table-cell>
          <table:table-cell table:formula="of:=SUM([day_hosp_csv_all.C96:.F96])" office:value-type="float" office:value="1.285714287" calcext:value-type="float">
            <text:p>1.285714287</text:p>
          </table:table-cell>
          <table:table-cell table:formula="of:=SUM([day_hosp_csv_all.G96:.H96])" office:value-type="float" office:value="1.571428572" calcext:value-type="float">
            <text:p>1.571428572</text:p>
          </table:table-cell>
          <table:table-cell table:formula="of:=SUM([day_hosp_csv_all.I96:.J96])" office:value-type="float" office:value="3.428571429" calcext:value-type="float">
            <text:p>3.428571429</text:p>
          </table:table-cell>
          <table:table-cell table:formula="of:=SUM([day_hosp_csv_all.K96])" office:value-type="float" office:value="2" calcext:value-type="float">
            <text:p>2</text:p>
          </table:table-cell>
          <table:table-cell table:formula="of:=[day_hosp_csv_all.L96]" office:value-type="float" office:value="1.857142857" calcext:value-type="float">
            <text:p>1.857142857</text:p>
          </table:table-cell>
          <table:table-cell table:formula="of:=[day_hosp_csv_all.M96]" office:value-type="float" office:value="2.142857143" calcext:value-type="float">
            <text:p>2.142857143</text:p>
          </table:table-cell>
          <table:table-cell table:formula="of:=SUM([day_hosp_csv_all.N96:.Q96])" office:value-type="float" office:value="7.285714286" calcext:value-type="float">
            <text:p>7.285714286</text:p>
          </table:table-cell>
          <table:table-cell table:formula="of:=[day_hosp_csv_all.R96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7:.B97])" office:value-type="float" office:value="0" calcext:value-type="float">
            <text:p>0</text:p>
          </table:table-cell>
          <table:table-cell table:formula="of:=SUM([day_hosp_csv_all.C97:.F97])" office:value-type="float" office:value="1.285714287" calcext:value-type="float">
            <text:p>1.285714287</text:p>
          </table:table-cell>
          <table:table-cell table:formula="of:=SUM([day_hosp_csv_all.G97:.H97])" office:value-type="float" office:value="1.571428572" calcext:value-type="float">
            <text:p>1.571428572</text:p>
          </table:table-cell>
          <table:table-cell table:formula="of:=SUM([day_hosp_csv_all.I97:.J97])" office:value-type="float" office:value="3.428571429" calcext:value-type="float">
            <text:p>3.428571429</text:p>
          </table:table-cell>
          <table:table-cell table:formula="of:=SUM([day_hosp_csv_all.K97])" office:value-type="float" office:value="2" calcext:value-type="float">
            <text:p>2</text:p>
          </table:table-cell>
          <table:table-cell table:formula="of:=[day_hosp_csv_all.L97]" office:value-type="float" office:value="1.857142857" calcext:value-type="float">
            <text:p>1.857142857</text:p>
          </table:table-cell>
          <table:table-cell table:formula="of:=[day_hosp_csv_all.M97]" office:value-type="float" office:value="2.142857143" calcext:value-type="float">
            <text:p>2.142857143</text:p>
          </table:table-cell>
          <table:table-cell table:formula="of:=SUM([day_hosp_csv_all.N97:.Q97])" office:value-type="float" office:value="7.285714286" calcext:value-type="float">
            <text:p>7.285714286</text:p>
          </table:table-cell>
          <table:table-cell table:formula="of:=[day_hosp_csv_all.R97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8:.B98])" office:value-type="float" office:value="0" calcext:value-type="float">
            <text:p>0</text:p>
          </table:table-cell>
          <table:table-cell table:formula="of:=SUM([day_hosp_csv_all.C98:.F98])" office:value-type="float" office:value="1.285714287" calcext:value-type="float">
            <text:p>1.285714287</text:p>
          </table:table-cell>
          <table:table-cell table:formula="of:=SUM([day_hosp_csv_all.G98:.H98])" office:value-type="float" office:value="1.571428572" calcext:value-type="float">
            <text:p>1.571428572</text:p>
          </table:table-cell>
          <table:table-cell table:formula="of:=SUM([day_hosp_csv_all.I98:.J98])" office:value-type="float" office:value="3.428571429" calcext:value-type="float">
            <text:p>3.428571429</text:p>
          </table:table-cell>
          <table:table-cell table:formula="of:=SUM([day_hosp_csv_all.K98])" office:value-type="float" office:value="2" calcext:value-type="float">
            <text:p>2</text:p>
          </table:table-cell>
          <table:table-cell table:formula="of:=[day_hosp_csv_all.L98]" office:value-type="float" office:value="1.857142857" calcext:value-type="float">
            <text:p>1.857142857</text:p>
          </table:table-cell>
          <table:table-cell table:formula="of:=[day_hosp_csv_all.M98]" office:value-type="float" office:value="2.142857143" calcext:value-type="float">
            <text:p>2.142857143</text:p>
          </table:table-cell>
          <table:table-cell table:formula="of:=SUM([day_hosp_csv_all.N98:.Q98])" office:value-type="float" office:value="7.285714286" calcext:value-type="float">
            <text:p>7.285714286</text:p>
          </table:table-cell>
          <table:table-cell table:formula="of:=[day_hosp_csv_all.R98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99:.B99])" office:value-type="float" office:value="0" calcext:value-type="float">
            <text:p>0</text:p>
          </table:table-cell>
          <table:table-cell table:formula="of:=SUM([day_hosp_csv_all.C99:.F99])" office:value-type="float" office:value="1.285714287" calcext:value-type="float">
            <text:p>1.285714287</text:p>
          </table:table-cell>
          <table:table-cell table:formula="of:=SUM([day_hosp_csv_all.G99:.H99])" office:value-type="float" office:value="1.571428572" calcext:value-type="float">
            <text:p>1.571428572</text:p>
          </table:table-cell>
          <table:table-cell table:formula="of:=SUM([day_hosp_csv_all.I99:.J99])" office:value-type="float" office:value="3.428571429" calcext:value-type="float">
            <text:p>3.428571429</text:p>
          </table:table-cell>
          <table:table-cell table:formula="of:=SUM([day_hosp_csv_all.K99])" office:value-type="float" office:value="2" calcext:value-type="float">
            <text:p>2</text:p>
          </table:table-cell>
          <table:table-cell table:formula="of:=[day_hosp_csv_all.L99]" office:value-type="float" office:value="1.857142857" calcext:value-type="float">
            <text:p>1.857142857</text:p>
          </table:table-cell>
          <table:table-cell table:formula="of:=[day_hosp_csv_all.M99]" office:value-type="float" office:value="2.142857143" calcext:value-type="float">
            <text:p>2.142857143</text:p>
          </table:table-cell>
          <table:table-cell table:formula="of:=SUM([day_hosp_csv_all.N99:.Q99])" office:value-type="float" office:value="7.285714286" calcext:value-type="float">
            <text:p>7.285714286</text:p>
          </table:table-cell>
          <table:table-cell table:formula="of:=[day_hosp_csv_all.R99]" office:value-type="float" office:value="19.571428574" calcext:value-type="float">
            <text:p>19.571428574</text:p>
          </table:table-cell>
          <table:table-cell table:number-columns-repeated="1015"/>
        </table:table-row>
        <table:table-row table:style-name="ro1">
          <table:table-cell table:formula="of:=SUM([day_hosp_csv_all.A100:.B100])" office:value-type="float" office:value="0" calcext:value-type="float">
            <text:p>0</text:p>
          </table:table-cell>
          <table:table-cell table:formula="of:=SUM([day_hosp_csv_all.C100:.F100])" office:value-type="float" office:value="0.714285715" calcext:value-type="float">
            <text:p>0.714285715</text:p>
          </table:table-cell>
          <table:table-cell table:formula="of:=SUM([day_hosp_csv_all.G100:.H100])" office:value-type="float" office:value="1.285714286" calcext:value-type="float">
            <text:p>1.285714286</text:p>
          </table:table-cell>
          <table:table-cell table:formula="of:=SUM([day_hosp_csv_all.I100:.J100])" office:value-type="float" office:value="1.571428572" calcext:value-type="float">
            <text:p>1.571428572</text:p>
          </table:table-cell>
          <table:table-cell table:formula="of:=SUM([day_hosp_csv_all.K100])" office:value-type="float" office:value="1.285714286" calcext:value-type="float">
            <text:p>1.285714286</text:p>
          </table:table-cell>
          <table:table-cell table:formula="of:=[day_hosp_csv_all.L100]" office:value-type="float" office:value="1.142857143" calcext:value-type="float">
            <text:p>1.142857143</text:p>
          </table:table-cell>
          <table:table-cell table:formula="of:=[day_hosp_csv_all.M100]" office:value-type="float" office:value="1.428571429" calcext:value-type="float">
            <text:p>1.428571429</text:p>
          </table:table-cell>
          <table:table-cell table:formula="of:=SUM([day_hosp_csv_all.N100:.Q100])" office:value-type="float" office:value="4.285714286" calcext:value-type="float">
            <text:p>4.285714286</text:p>
          </table:table-cell>
          <table:table-cell table:formula="of:=[day_hosp_csv_all.R100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1:.B101])" office:value-type="float" office:value="0" calcext:value-type="float">
            <text:p>0</text:p>
          </table:table-cell>
          <table:table-cell table:formula="of:=SUM([day_hosp_csv_all.C101:.F101])" office:value-type="float" office:value="0.714285715" calcext:value-type="float">
            <text:p>0.714285715</text:p>
          </table:table-cell>
          <table:table-cell table:formula="of:=SUM([day_hosp_csv_all.G101:.H101])" office:value-type="float" office:value="1.285714286" calcext:value-type="float">
            <text:p>1.285714286</text:p>
          </table:table-cell>
          <table:table-cell table:formula="of:=SUM([day_hosp_csv_all.I101:.J101])" office:value-type="float" office:value="1.571428572" calcext:value-type="float">
            <text:p>1.571428572</text:p>
          </table:table-cell>
          <table:table-cell table:formula="of:=SUM([day_hosp_csv_all.K101])" office:value-type="float" office:value="1.285714286" calcext:value-type="float">
            <text:p>1.285714286</text:p>
          </table:table-cell>
          <table:table-cell table:formula="of:=[day_hosp_csv_all.L101]" office:value-type="float" office:value="1.142857143" calcext:value-type="float">
            <text:p>1.142857143</text:p>
          </table:table-cell>
          <table:table-cell table:formula="of:=[day_hosp_csv_all.M101]" office:value-type="float" office:value="1.428571429" calcext:value-type="float">
            <text:p>1.428571429</text:p>
          </table:table-cell>
          <table:table-cell table:formula="of:=SUM([day_hosp_csv_all.N101:.Q101])" office:value-type="float" office:value="4.285714286" calcext:value-type="float">
            <text:p>4.285714286</text:p>
          </table:table-cell>
          <table:table-cell table:formula="of:=[day_hosp_csv_all.R101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2:.B102])" office:value-type="float" office:value="0" calcext:value-type="float">
            <text:p>0</text:p>
          </table:table-cell>
          <table:table-cell table:formula="of:=SUM([day_hosp_csv_all.C102:.F102])" office:value-type="float" office:value="0.714285715" calcext:value-type="float">
            <text:p>0.714285715</text:p>
          </table:table-cell>
          <table:table-cell table:formula="of:=SUM([day_hosp_csv_all.G102:.H102])" office:value-type="float" office:value="1.285714286" calcext:value-type="float">
            <text:p>1.285714286</text:p>
          </table:table-cell>
          <table:table-cell table:formula="of:=SUM([day_hosp_csv_all.I102:.J102])" office:value-type="float" office:value="1.571428572" calcext:value-type="float">
            <text:p>1.571428572</text:p>
          </table:table-cell>
          <table:table-cell table:formula="of:=SUM([day_hosp_csv_all.K102])" office:value-type="float" office:value="1.285714286" calcext:value-type="float">
            <text:p>1.285714286</text:p>
          </table:table-cell>
          <table:table-cell table:formula="of:=[day_hosp_csv_all.L102]" office:value-type="float" office:value="1.142857143" calcext:value-type="float">
            <text:p>1.142857143</text:p>
          </table:table-cell>
          <table:table-cell table:formula="of:=[day_hosp_csv_all.M102]" office:value-type="float" office:value="1.428571429" calcext:value-type="float">
            <text:p>1.428571429</text:p>
          </table:table-cell>
          <table:table-cell table:formula="of:=SUM([day_hosp_csv_all.N102:.Q102])" office:value-type="float" office:value="4.285714286" calcext:value-type="float">
            <text:p>4.285714286</text:p>
          </table:table-cell>
          <table:table-cell table:formula="of:=[day_hosp_csv_all.R102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3:.B103])" office:value-type="float" office:value="0" calcext:value-type="float">
            <text:p>0</text:p>
          </table:table-cell>
          <table:table-cell table:formula="of:=SUM([day_hosp_csv_all.C103:.F103])" office:value-type="float" office:value="0.714285715" calcext:value-type="float">
            <text:p>0.714285715</text:p>
          </table:table-cell>
          <table:table-cell table:formula="of:=SUM([day_hosp_csv_all.G103:.H103])" office:value-type="float" office:value="1.285714286" calcext:value-type="float">
            <text:p>1.285714286</text:p>
          </table:table-cell>
          <table:table-cell table:formula="of:=SUM([day_hosp_csv_all.I103:.J103])" office:value-type="float" office:value="1.571428572" calcext:value-type="float">
            <text:p>1.571428572</text:p>
          </table:table-cell>
          <table:table-cell table:formula="of:=SUM([day_hosp_csv_all.K103])" office:value-type="float" office:value="1.285714286" calcext:value-type="float">
            <text:p>1.285714286</text:p>
          </table:table-cell>
          <table:table-cell table:formula="of:=[day_hosp_csv_all.L103]" office:value-type="float" office:value="1.142857143" calcext:value-type="float">
            <text:p>1.142857143</text:p>
          </table:table-cell>
          <table:table-cell table:formula="of:=[day_hosp_csv_all.M103]" office:value-type="float" office:value="1.428571429" calcext:value-type="float">
            <text:p>1.428571429</text:p>
          </table:table-cell>
          <table:table-cell table:formula="of:=SUM([day_hosp_csv_all.N103:.Q103])" office:value-type="float" office:value="4.285714286" calcext:value-type="float">
            <text:p>4.285714286</text:p>
          </table:table-cell>
          <table:table-cell table:formula="of:=[day_hosp_csv_all.R103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4:.B104])" office:value-type="float" office:value="0" calcext:value-type="float">
            <text:p>0</text:p>
          </table:table-cell>
          <table:table-cell table:formula="of:=SUM([day_hosp_csv_all.C104:.F104])" office:value-type="float" office:value="0.714285715" calcext:value-type="float">
            <text:p>0.714285715</text:p>
          </table:table-cell>
          <table:table-cell table:formula="of:=SUM([day_hosp_csv_all.G104:.H104])" office:value-type="float" office:value="1.285714286" calcext:value-type="float">
            <text:p>1.285714286</text:p>
          </table:table-cell>
          <table:table-cell table:formula="of:=SUM([day_hosp_csv_all.I104:.J104])" office:value-type="float" office:value="1.571428572" calcext:value-type="float">
            <text:p>1.571428572</text:p>
          </table:table-cell>
          <table:table-cell table:formula="of:=SUM([day_hosp_csv_all.K104])" office:value-type="float" office:value="1.285714286" calcext:value-type="float">
            <text:p>1.285714286</text:p>
          </table:table-cell>
          <table:table-cell table:formula="of:=[day_hosp_csv_all.L104]" office:value-type="float" office:value="1.142857143" calcext:value-type="float">
            <text:p>1.142857143</text:p>
          </table:table-cell>
          <table:table-cell table:formula="of:=[day_hosp_csv_all.M104]" office:value-type="float" office:value="1.428571429" calcext:value-type="float">
            <text:p>1.428571429</text:p>
          </table:table-cell>
          <table:table-cell table:formula="of:=SUM([day_hosp_csv_all.N104:.Q104])" office:value-type="float" office:value="4.285714286" calcext:value-type="float">
            <text:p>4.285714286</text:p>
          </table:table-cell>
          <table:table-cell table:formula="of:=[day_hosp_csv_all.R104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5:.B105])" office:value-type="float" office:value="0" calcext:value-type="float">
            <text:p>0</text:p>
          </table:table-cell>
          <table:table-cell table:formula="of:=SUM([day_hosp_csv_all.C105:.F105])" office:value-type="float" office:value="0.714285715" calcext:value-type="float">
            <text:p>0.714285715</text:p>
          </table:table-cell>
          <table:table-cell table:formula="of:=SUM([day_hosp_csv_all.G105:.H105])" office:value-type="float" office:value="1.285714286" calcext:value-type="float">
            <text:p>1.285714286</text:p>
          </table:table-cell>
          <table:table-cell table:formula="of:=SUM([day_hosp_csv_all.I105:.J105])" office:value-type="float" office:value="1.571428572" calcext:value-type="float">
            <text:p>1.571428572</text:p>
          </table:table-cell>
          <table:table-cell table:formula="of:=SUM([day_hosp_csv_all.K105])" office:value-type="float" office:value="1.285714286" calcext:value-type="float">
            <text:p>1.285714286</text:p>
          </table:table-cell>
          <table:table-cell table:formula="of:=[day_hosp_csv_all.L105]" office:value-type="float" office:value="1.142857143" calcext:value-type="float">
            <text:p>1.142857143</text:p>
          </table:table-cell>
          <table:table-cell table:formula="of:=[day_hosp_csv_all.M105]" office:value-type="float" office:value="1.428571429" calcext:value-type="float">
            <text:p>1.428571429</text:p>
          </table:table-cell>
          <table:table-cell table:formula="of:=SUM([day_hosp_csv_all.N105:.Q105])" office:value-type="float" office:value="4.285714286" calcext:value-type="float">
            <text:p>4.285714286</text:p>
          </table:table-cell>
          <table:table-cell table:formula="of:=[day_hosp_csv_all.R105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6:.B106])" office:value-type="float" office:value="0" calcext:value-type="float">
            <text:p>0</text:p>
          </table:table-cell>
          <table:table-cell table:formula="of:=SUM([day_hosp_csv_all.C106:.F106])" office:value-type="float" office:value="0.714285715" calcext:value-type="float">
            <text:p>0.714285715</text:p>
          </table:table-cell>
          <table:table-cell table:formula="of:=SUM([day_hosp_csv_all.G106:.H106])" office:value-type="float" office:value="1.285714286" calcext:value-type="float">
            <text:p>1.285714286</text:p>
          </table:table-cell>
          <table:table-cell table:formula="of:=SUM([day_hosp_csv_all.I106:.J106])" office:value-type="float" office:value="1.571428572" calcext:value-type="float">
            <text:p>1.571428572</text:p>
          </table:table-cell>
          <table:table-cell table:formula="of:=SUM([day_hosp_csv_all.K106])" office:value-type="float" office:value="1.285714286" calcext:value-type="float">
            <text:p>1.285714286</text:p>
          </table:table-cell>
          <table:table-cell table:formula="of:=[day_hosp_csv_all.L106]" office:value-type="float" office:value="1.142857143" calcext:value-type="float">
            <text:p>1.142857143</text:p>
          </table:table-cell>
          <table:table-cell table:formula="of:=[day_hosp_csv_all.M106]" office:value-type="float" office:value="1.428571429" calcext:value-type="float">
            <text:p>1.428571429</text:p>
          </table:table-cell>
          <table:table-cell table:formula="of:=SUM([day_hosp_csv_all.N106:.Q106])" office:value-type="float" office:value="4.285714286" calcext:value-type="float">
            <text:p>4.285714286</text:p>
          </table:table-cell>
          <table:table-cell table:formula="of:=[day_hosp_csv_all.R106]" office:value-type="float" office:value="11.714285717" calcext:value-type="float">
            <text:p>11.714285717</text:p>
          </table:table-cell>
          <table:table-cell table:number-columns-repeated="1015"/>
        </table:table-row>
        <table:table-row table:style-name="ro1">
          <table:table-cell table:formula="of:=SUM([day_hosp_csv_all.A107:.B107])" office:value-type="float" office:value="0.285714286" calcext:value-type="float">
            <text:p>0.285714286</text:p>
          </table:table-cell>
          <table:table-cell table:formula="of:=SUM([day_hosp_csv_all.C107:.F107])" office:value-type="float" office:value="0.571428572" calcext:value-type="float">
            <text:p>0.571428572</text:p>
          </table:table-cell>
          <table:table-cell table:formula="of:=SUM([day_hosp_csv_all.G107:.H107])" office:value-type="float" office:value="0.428571429" calcext:value-type="float">
            <text:p>0.428571429</text:p>
          </table:table-cell>
          <table:table-cell table:formula="of:=SUM([day_hosp_csv_all.I107:.J107])" office:value-type="float" office:value="1.571428572" calcext:value-type="float">
            <text:p>1.571428572</text:p>
          </table:table-cell>
          <table:table-cell table:formula="of:=SUM([day_hosp_csv_all.K107])" office:value-type="float" office:value="0.428571429" calcext:value-type="float">
            <text:p>0.428571429</text:p>
          </table:table-cell>
          <table:table-cell table:formula="of:=[day_hosp_csv_all.L107]" office:value-type="float" office:value="0.428571429" calcext:value-type="float">
            <text:p>0.428571429</text:p>
          </table:table-cell>
          <table:table-cell table:formula="of:=[day_hosp_csv_all.M107]" office:value-type="float" office:value="0.714285714" calcext:value-type="float">
            <text:p>0.714285714</text:p>
          </table:table-cell>
          <table:table-cell table:formula="of:=SUM([day_hosp_csv_all.N107:.Q107])" office:value-type="float" office:value="2.857142857" calcext:value-type="float">
            <text:p>2.857142857</text:p>
          </table:table-cell>
          <table:table-cell table:formula="of:=[day_hosp_csv_all.R107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08:.B108])" office:value-type="float" office:value="0.285714286" calcext:value-type="float">
            <text:p>0.285714286</text:p>
          </table:table-cell>
          <table:table-cell table:formula="of:=SUM([day_hosp_csv_all.C108:.F108])" office:value-type="float" office:value="0.571428572" calcext:value-type="float">
            <text:p>0.571428572</text:p>
          </table:table-cell>
          <table:table-cell table:formula="of:=SUM([day_hosp_csv_all.G108:.H108])" office:value-type="float" office:value="0.428571429" calcext:value-type="float">
            <text:p>0.428571429</text:p>
          </table:table-cell>
          <table:table-cell table:formula="of:=SUM([day_hosp_csv_all.I108:.J108])" office:value-type="float" office:value="1.571428572" calcext:value-type="float">
            <text:p>1.571428572</text:p>
          </table:table-cell>
          <table:table-cell table:formula="of:=SUM([day_hosp_csv_all.K108])" office:value-type="float" office:value="0.428571429" calcext:value-type="float">
            <text:p>0.428571429</text:p>
          </table:table-cell>
          <table:table-cell table:formula="of:=[day_hosp_csv_all.L108]" office:value-type="float" office:value="0.428571429" calcext:value-type="float">
            <text:p>0.428571429</text:p>
          </table:table-cell>
          <table:table-cell table:formula="of:=[day_hosp_csv_all.M108]" office:value-type="float" office:value="0.714285714" calcext:value-type="float">
            <text:p>0.714285714</text:p>
          </table:table-cell>
          <table:table-cell table:formula="of:=SUM([day_hosp_csv_all.N108:.Q108])" office:value-type="float" office:value="2.857142857" calcext:value-type="float">
            <text:p>2.857142857</text:p>
          </table:table-cell>
          <table:table-cell table:formula="of:=[day_hosp_csv_all.R108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09:.B109])" office:value-type="float" office:value="0.285714286" calcext:value-type="float">
            <text:p>0.285714286</text:p>
          </table:table-cell>
          <table:table-cell table:formula="of:=SUM([day_hosp_csv_all.C109:.F109])" office:value-type="float" office:value="0.571428572" calcext:value-type="float">
            <text:p>0.571428572</text:p>
          </table:table-cell>
          <table:table-cell table:formula="of:=SUM([day_hosp_csv_all.G109:.H109])" office:value-type="float" office:value="0.428571429" calcext:value-type="float">
            <text:p>0.428571429</text:p>
          </table:table-cell>
          <table:table-cell table:formula="of:=SUM([day_hosp_csv_all.I109:.J109])" office:value-type="float" office:value="1.571428572" calcext:value-type="float">
            <text:p>1.571428572</text:p>
          </table:table-cell>
          <table:table-cell table:formula="of:=SUM([day_hosp_csv_all.K109])" office:value-type="float" office:value="0.428571429" calcext:value-type="float">
            <text:p>0.428571429</text:p>
          </table:table-cell>
          <table:table-cell table:formula="of:=[day_hosp_csv_all.L109]" office:value-type="float" office:value="0.428571429" calcext:value-type="float">
            <text:p>0.428571429</text:p>
          </table:table-cell>
          <table:table-cell table:formula="of:=[day_hosp_csv_all.M109]" office:value-type="float" office:value="0.714285714" calcext:value-type="float">
            <text:p>0.714285714</text:p>
          </table:table-cell>
          <table:table-cell table:formula="of:=SUM([day_hosp_csv_all.N109:.Q109])" office:value-type="float" office:value="2.857142857" calcext:value-type="float">
            <text:p>2.857142857</text:p>
          </table:table-cell>
          <table:table-cell table:formula="of:=[day_hosp_csv_all.R109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10:.B110])" office:value-type="float" office:value="0.285714286" calcext:value-type="float">
            <text:p>0.285714286</text:p>
          </table:table-cell>
          <table:table-cell table:formula="of:=SUM([day_hosp_csv_all.C110:.F110])" office:value-type="float" office:value="0.571428572" calcext:value-type="float">
            <text:p>0.571428572</text:p>
          </table:table-cell>
          <table:table-cell table:formula="of:=SUM([day_hosp_csv_all.G110:.H110])" office:value-type="float" office:value="0.428571429" calcext:value-type="float">
            <text:p>0.428571429</text:p>
          </table:table-cell>
          <table:table-cell table:formula="of:=SUM([day_hosp_csv_all.I110:.J110])" office:value-type="float" office:value="1.571428572" calcext:value-type="float">
            <text:p>1.571428572</text:p>
          </table:table-cell>
          <table:table-cell table:formula="of:=SUM([day_hosp_csv_all.K110])" office:value-type="float" office:value="0.428571429" calcext:value-type="float">
            <text:p>0.428571429</text:p>
          </table:table-cell>
          <table:table-cell table:formula="of:=[day_hosp_csv_all.L110]" office:value-type="float" office:value="0.428571429" calcext:value-type="float">
            <text:p>0.428571429</text:p>
          </table:table-cell>
          <table:table-cell table:formula="of:=[day_hosp_csv_all.M110]" office:value-type="float" office:value="0.714285714" calcext:value-type="float">
            <text:p>0.714285714</text:p>
          </table:table-cell>
          <table:table-cell table:formula="of:=SUM([day_hosp_csv_all.N110:.Q110])" office:value-type="float" office:value="2.857142857" calcext:value-type="float">
            <text:p>2.857142857</text:p>
          </table:table-cell>
          <table:table-cell table:formula="of:=[day_hosp_csv_all.R110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11:.B111])" office:value-type="float" office:value="0.285714286" calcext:value-type="float">
            <text:p>0.285714286</text:p>
          </table:table-cell>
          <table:table-cell table:formula="of:=SUM([day_hosp_csv_all.C111:.F111])" office:value-type="float" office:value="0.571428572" calcext:value-type="float">
            <text:p>0.571428572</text:p>
          </table:table-cell>
          <table:table-cell table:formula="of:=SUM([day_hosp_csv_all.G111:.H111])" office:value-type="float" office:value="0.428571429" calcext:value-type="float">
            <text:p>0.428571429</text:p>
          </table:table-cell>
          <table:table-cell table:formula="of:=SUM([day_hosp_csv_all.I111:.J111])" office:value-type="float" office:value="1.571428572" calcext:value-type="float">
            <text:p>1.571428572</text:p>
          </table:table-cell>
          <table:table-cell table:formula="of:=SUM([day_hosp_csv_all.K111])" office:value-type="float" office:value="0.428571429" calcext:value-type="float">
            <text:p>0.428571429</text:p>
          </table:table-cell>
          <table:table-cell table:formula="of:=[day_hosp_csv_all.L111]" office:value-type="float" office:value="0.428571429" calcext:value-type="float">
            <text:p>0.428571429</text:p>
          </table:table-cell>
          <table:table-cell table:formula="of:=[day_hosp_csv_all.M111]" office:value-type="float" office:value="0.714285714" calcext:value-type="float">
            <text:p>0.714285714</text:p>
          </table:table-cell>
          <table:table-cell table:formula="of:=SUM([day_hosp_csv_all.N111:.Q111])" office:value-type="float" office:value="2.857142857" calcext:value-type="float">
            <text:p>2.857142857</text:p>
          </table:table-cell>
          <table:table-cell table:formula="of:=[day_hosp_csv_all.R111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12:.B112])" office:value-type="float" office:value="0.285714286" calcext:value-type="float">
            <text:p>0.285714286</text:p>
          </table:table-cell>
          <table:table-cell table:formula="of:=SUM([day_hosp_csv_all.C112:.F112])" office:value-type="float" office:value="0.571428572" calcext:value-type="float">
            <text:p>0.571428572</text:p>
          </table:table-cell>
          <table:table-cell table:formula="of:=SUM([day_hosp_csv_all.G112:.H112])" office:value-type="float" office:value="0.428571429" calcext:value-type="float">
            <text:p>0.428571429</text:p>
          </table:table-cell>
          <table:table-cell table:formula="of:=SUM([day_hosp_csv_all.I112:.J112])" office:value-type="float" office:value="1.571428572" calcext:value-type="float">
            <text:p>1.571428572</text:p>
          </table:table-cell>
          <table:table-cell table:formula="of:=SUM([day_hosp_csv_all.K112])" office:value-type="float" office:value="0.428571429" calcext:value-type="float">
            <text:p>0.428571429</text:p>
          </table:table-cell>
          <table:table-cell table:formula="of:=[day_hosp_csv_all.L112]" office:value-type="float" office:value="0.428571429" calcext:value-type="float">
            <text:p>0.428571429</text:p>
          </table:table-cell>
          <table:table-cell table:formula="of:=[day_hosp_csv_all.M112]" office:value-type="float" office:value="0.714285714" calcext:value-type="float">
            <text:p>0.714285714</text:p>
          </table:table-cell>
          <table:table-cell table:formula="of:=SUM([day_hosp_csv_all.N112:.Q112])" office:value-type="float" office:value="2.857142857" calcext:value-type="float">
            <text:p>2.857142857</text:p>
          </table:table-cell>
          <table:table-cell table:formula="of:=[day_hosp_csv_all.R112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13:.B113])" office:value-type="float" office:value="0.285714286" calcext:value-type="float">
            <text:p>0.285714286</text:p>
          </table:table-cell>
          <table:table-cell table:formula="of:=SUM([day_hosp_csv_all.C113:.F113])" office:value-type="float" office:value="0.571428572" calcext:value-type="float">
            <text:p>0.571428572</text:p>
          </table:table-cell>
          <table:table-cell table:formula="of:=SUM([day_hosp_csv_all.G113:.H113])" office:value-type="float" office:value="0.428571429" calcext:value-type="float">
            <text:p>0.428571429</text:p>
          </table:table-cell>
          <table:table-cell table:formula="of:=SUM([day_hosp_csv_all.I113:.J113])" office:value-type="float" office:value="1.571428572" calcext:value-type="float">
            <text:p>1.571428572</text:p>
          </table:table-cell>
          <table:table-cell table:formula="of:=SUM([day_hosp_csv_all.K113])" office:value-type="float" office:value="0.428571429" calcext:value-type="float">
            <text:p>0.428571429</text:p>
          </table:table-cell>
          <table:table-cell table:formula="of:=[day_hosp_csv_all.L113]" office:value-type="float" office:value="0.428571429" calcext:value-type="float">
            <text:p>0.428571429</text:p>
          </table:table-cell>
          <table:table-cell table:formula="of:=[day_hosp_csv_all.M113]" office:value-type="float" office:value="0.714285714" calcext:value-type="float">
            <text:p>0.714285714</text:p>
          </table:table-cell>
          <table:table-cell table:formula="of:=SUM([day_hosp_csv_all.N113:.Q113])" office:value-type="float" office:value="2.857142857" calcext:value-type="float">
            <text:p>2.857142857</text:p>
          </table:table-cell>
          <table:table-cell table:formula="of:=[day_hosp_csv_all.R113]" office:value-type="float" office:value="7.285714288" calcext:value-type="float">
            <text:p>7.285714288</text:p>
          </table:table-cell>
          <table:table-cell table:number-columns-repeated="1015"/>
        </table:table-row>
        <table:table-row table:style-name="ro1">
          <table:table-cell table:formula="of:=SUM([day_hosp_csv_all.A114:.B114])" office:value-type="float" office:value="0.714285714" calcext:value-type="float">
            <text:p>0.714285714</text:p>
          </table:table-cell>
          <table:table-cell table:formula="of:=SUM([day_hosp_csv_all.C114:.F114])" office:value-type="float" office:value="0.428571429" calcext:value-type="float">
            <text:p>0.428571429</text:p>
          </table:table-cell>
          <table:table-cell table:formula="of:=SUM([day_hosp_csv_all.G114:.H114])" office:value-type="float" office:value="0.428571429" calcext:value-type="float">
            <text:p>0.428571429</text:p>
          </table:table-cell>
          <table:table-cell table:formula="of:=SUM([day_hosp_csv_all.I114:.J114])" office:value-type="float" office:value="1.142857143" calcext:value-type="float">
            <text:p>1.142857143</text:p>
          </table:table-cell>
          <table:table-cell table:formula="of:=SUM([day_hosp_csv_all.K114])" office:value-type="float" office:value="0" calcext:value-type="float">
            <text:p>0</text:p>
          </table:table-cell>
          <table:table-cell table:formula="of:=[day_hosp_csv_all.L114]" office:value-type="float" office:value="0.142857143" calcext:value-type="float">
            <text:p>0.142857143</text:p>
          </table:table-cell>
          <table:table-cell table:formula="of:=[day_hosp_csv_all.M114]" office:value-type="float" office:value="0.285714286" calcext:value-type="float">
            <text:p>0.285714286</text:p>
          </table:table-cell>
          <table:table-cell table:formula="of:=SUM([day_hosp_csv_all.N114:.Q114])" office:value-type="float" office:value="1.714285715" calcext:value-type="float">
            <text:p>1.714285715</text:p>
          </table:table-cell>
          <table:table-cell table:formula="of:=[day_hosp_csv_all.R114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15:.B115])" office:value-type="float" office:value="0.714285714" calcext:value-type="float">
            <text:p>0.714285714</text:p>
          </table:table-cell>
          <table:table-cell table:formula="of:=SUM([day_hosp_csv_all.C115:.F115])" office:value-type="float" office:value="0.428571429" calcext:value-type="float">
            <text:p>0.428571429</text:p>
          </table:table-cell>
          <table:table-cell table:formula="of:=SUM([day_hosp_csv_all.G115:.H115])" office:value-type="float" office:value="0.428571429" calcext:value-type="float">
            <text:p>0.428571429</text:p>
          </table:table-cell>
          <table:table-cell table:formula="of:=SUM([day_hosp_csv_all.I115:.J115])" office:value-type="float" office:value="1.142857143" calcext:value-type="float">
            <text:p>1.142857143</text:p>
          </table:table-cell>
          <table:table-cell table:formula="of:=SUM([day_hosp_csv_all.K115])" office:value-type="float" office:value="0" calcext:value-type="float">
            <text:p>0</text:p>
          </table:table-cell>
          <table:table-cell table:formula="of:=[day_hosp_csv_all.L115]" office:value-type="float" office:value="0.142857143" calcext:value-type="float">
            <text:p>0.142857143</text:p>
          </table:table-cell>
          <table:table-cell table:formula="of:=[day_hosp_csv_all.M115]" office:value-type="float" office:value="0.285714286" calcext:value-type="float">
            <text:p>0.285714286</text:p>
          </table:table-cell>
          <table:table-cell table:formula="of:=SUM([day_hosp_csv_all.N115:.Q115])" office:value-type="float" office:value="1.714285715" calcext:value-type="float">
            <text:p>1.714285715</text:p>
          </table:table-cell>
          <table:table-cell table:formula="of:=[day_hosp_csv_all.R115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16:.B116])" office:value-type="float" office:value="0.714285714" calcext:value-type="float">
            <text:p>0.714285714</text:p>
          </table:table-cell>
          <table:table-cell table:formula="of:=SUM([day_hosp_csv_all.C116:.F116])" office:value-type="float" office:value="0.428571429" calcext:value-type="float">
            <text:p>0.428571429</text:p>
          </table:table-cell>
          <table:table-cell table:formula="of:=SUM([day_hosp_csv_all.G116:.H116])" office:value-type="float" office:value="0.428571429" calcext:value-type="float">
            <text:p>0.428571429</text:p>
          </table:table-cell>
          <table:table-cell table:formula="of:=SUM([day_hosp_csv_all.I116:.J116])" office:value-type="float" office:value="1.142857143" calcext:value-type="float">
            <text:p>1.142857143</text:p>
          </table:table-cell>
          <table:table-cell table:formula="of:=SUM([day_hosp_csv_all.K116])" office:value-type="float" office:value="0" calcext:value-type="float">
            <text:p>0</text:p>
          </table:table-cell>
          <table:table-cell table:formula="of:=[day_hosp_csv_all.L116]" office:value-type="float" office:value="0.142857143" calcext:value-type="float">
            <text:p>0.142857143</text:p>
          </table:table-cell>
          <table:table-cell table:formula="of:=[day_hosp_csv_all.M116]" office:value-type="float" office:value="0.285714286" calcext:value-type="float">
            <text:p>0.285714286</text:p>
          </table:table-cell>
          <table:table-cell table:formula="of:=SUM([day_hosp_csv_all.N116:.Q116])" office:value-type="float" office:value="1.714285715" calcext:value-type="float">
            <text:p>1.714285715</text:p>
          </table:table-cell>
          <table:table-cell table:formula="of:=[day_hosp_csv_all.R116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17:.B117])" office:value-type="float" office:value="0.714285714" calcext:value-type="float">
            <text:p>0.714285714</text:p>
          </table:table-cell>
          <table:table-cell table:formula="of:=SUM([day_hosp_csv_all.C117:.F117])" office:value-type="float" office:value="0.428571429" calcext:value-type="float">
            <text:p>0.428571429</text:p>
          </table:table-cell>
          <table:table-cell table:formula="of:=SUM([day_hosp_csv_all.G117:.H117])" office:value-type="float" office:value="0.428571429" calcext:value-type="float">
            <text:p>0.428571429</text:p>
          </table:table-cell>
          <table:table-cell table:formula="of:=SUM([day_hosp_csv_all.I117:.J117])" office:value-type="float" office:value="1.142857143" calcext:value-type="float">
            <text:p>1.142857143</text:p>
          </table:table-cell>
          <table:table-cell table:formula="of:=SUM([day_hosp_csv_all.K117])" office:value-type="float" office:value="0" calcext:value-type="float">
            <text:p>0</text:p>
          </table:table-cell>
          <table:table-cell table:formula="of:=[day_hosp_csv_all.L117]" office:value-type="float" office:value="0.142857143" calcext:value-type="float">
            <text:p>0.142857143</text:p>
          </table:table-cell>
          <table:table-cell table:formula="of:=[day_hosp_csv_all.M117]" office:value-type="float" office:value="0.285714286" calcext:value-type="float">
            <text:p>0.285714286</text:p>
          </table:table-cell>
          <table:table-cell table:formula="of:=SUM([day_hosp_csv_all.N117:.Q117])" office:value-type="float" office:value="1.714285715" calcext:value-type="float">
            <text:p>1.714285715</text:p>
          </table:table-cell>
          <table:table-cell table:formula="of:=[day_hosp_csv_all.R117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18:.B118])" office:value-type="float" office:value="0.714285714" calcext:value-type="float">
            <text:p>0.714285714</text:p>
          </table:table-cell>
          <table:table-cell table:formula="of:=SUM([day_hosp_csv_all.C118:.F118])" office:value-type="float" office:value="0.428571429" calcext:value-type="float">
            <text:p>0.428571429</text:p>
          </table:table-cell>
          <table:table-cell table:formula="of:=SUM([day_hosp_csv_all.G118:.H118])" office:value-type="float" office:value="0.428571429" calcext:value-type="float">
            <text:p>0.428571429</text:p>
          </table:table-cell>
          <table:table-cell table:formula="of:=SUM([day_hosp_csv_all.I118:.J118])" office:value-type="float" office:value="1.142857143" calcext:value-type="float">
            <text:p>1.142857143</text:p>
          </table:table-cell>
          <table:table-cell table:formula="of:=SUM([day_hosp_csv_all.K118])" office:value-type="float" office:value="0" calcext:value-type="float">
            <text:p>0</text:p>
          </table:table-cell>
          <table:table-cell table:formula="of:=[day_hosp_csv_all.L118]" office:value-type="float" office:value="0.142857143" calcext:value-type="float">
            <text:p>0.142857143</text:p>
          </table:table-cell>
          <table:table-cell table:formula="of:=[day_hosp_csv_all.M118]" office:value-type="float" office:value="0.285714286" calcext:value-type="float">
            <text:p>0.285714286</text:p>
          </table:table-cell>
          <table:table-cell table:formula="of:=SUM([day_hosp_csv_all.N118:.Q118])" office:value-type="float" office:value="1.714285715" calcext:value-type="float">
            <text:p>1.714285715</text:p>
          </table:table-cell>
          <table:table-cell table:formula="of:=[day_hosp_csv_all.R118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19:.B119])" office:value-type="float" office:value="0.714285714" calcext:value-type="float">
            <text:p>0.714285714</text:p>
          </table:table-cell>
          <table:table-cell table:formula="of:=SUM([day_hosp_csv_all.C119:.F119])" office:value-type="float" office:value="0.428571429" calcext:value-type="float">
            <text:p>0.428571429</text:p>
          </table:table-cell>
          <table:table-cell table:formula="of:=SUM([day_hosp_csv_all.G119:.H119])" office:value-type="float" office:value="0.428571429" calcext:value-type="float">
            <text:p>0.428571429</text:p>
          </table:table-cell>
          <table:table-cell table:formula="of:=SUM([day_hosp_csv_all.I119:.J119])" office:value-type="float" office:value="1.142857143" calcext:value-type="float">
            <text:p>1.142857143</text:p>
          </table:table-cell>
          <table:table-cell table:formula="of:=SUM([day_hosp_csv_all.K119])" office:value-type="float" office:value="0" calcext:value-type="float">
            <text:p>0</text:p>
          </table:table-cell>
          <table:table-cell table:formula="of:=[day_hosp_csv_all.L119]" office:value-type="float" office:value="0.142857143" calcext:value-type="float">
            <text:p>0.142857143</text:p>
          </table:table-cell>
          <table:table-cell table:formula="of:=[day_hosp_csv_all.M119]" office:value-type="float" office:value="0.285714286" calcext:value-type="float">
            <text:p>0.285714286</text:p>
          </table:table-cell>
          <table:table-cell table:formula="of:=SUM([day_hosp_csv_all.N119:.Q119])" office:value-type="float" office:value="1.714285715" calcext:value-type="float">
            <text:p>1.714285715</text:p>
          </table:table-cell>
          <table:table-cell table:formula="of:=[day_hosp_csv_all.R119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20:.B120])" office:value-type="float" office:value="0.714285714" calcext:value-type="float">
            <text:p>0.714285714</text:p>
          </table:table-cell>
          <table:table-cell table:formula="of:=SUM([day_hosp_csv_all.C120:.F120])" office:value-type="float" office:value="0.428571429" calcext:value-type="float">
            <text:p>0.428571429</text:p>
          </table:table-cell>
          <table:table-cell table:formula="of:=SUM([day_hosp_csv_all.G120:.H120])" office:value-type="float" office:value="0.428571429" calcext:value-type="float">
            <text:p>0.428571429</text:p>
          </table:table-cell>
          <table:table-cell table:formula="of:=SUM([day_hosp_csv_all.I120:.J120])" office:value-type="float" office:value="1.142857143" calcext:value-type="float">
            <text:p>1.142857143</text:p>
          </table:table-cell>
          <table:table-cell table:formula="of:=SUM([day_hosp_csv_all.K120])" office:value-type="float" office:value="0" calcext:value-type="float">
            <text:p>0</text:p>
          </table:table-cell>
          <table:table-cell table:formula="of:=[day_hosp_csv_all.L120]" office:value-type="float" office:value="0.142857143" calcext:value-type="float">
            <text:p>0.142857143</text:p>
          </table:table-cell>
          <table:table-cell table:formula="of:=[day_hosp_csv_all.M120]" office:value-type="float" office:value="0.285714286" calcext:value-type="float">
            <text:p>0.285714286</text:p>
          </table:table-cell>
          <table:table-cell table:formula="of:=SUM([day_hosp_csv_all.N120:.Q120])" office:value-type="float" office:value="1.714285715" calcext:value-type="float">
            <text:p>1.714285715</text:p>
          </table:table-cell>
          <table:table-cell table:formula="of:=[day_hosp_csv_all.R120]" office:value-type="float" office:value="4.857142859" calcext:value-type="float">
            <text:p>4.857142859</text:p>
          </table:table-cell>
          <table:table-cell table:number-columns-repeated="1015"/>
        </table:table-row>
        <table:table-row table:style-name="ro1">
          <table:table-cell table:formula="of:=SUM([day_hosp_csv_all.A121:.B121])" office:value-type="float" office:value="0.285714286" calcext:value-type="float">
            <text:p>0.285714286</text:p>
          </table:table-cell>
          <table:table-cell table:formula="of:=SUM([day_hosp_csv_all.C121:.F121])" office:value-type="float" office:value="0.714285715" calcext:value-type="float">
            <text:p>0.714285715</text:p>
          </table:table-cell>
          <table:table-cell table:formula="of:=SUM([day_hosp_csv_all.G121:.H121])" office:value-type="float" office:value="0.857142857" calcext:value-type="float">
            <text:p>0.857142857</text:p>
          </table:table-cell>
          <table:table-cell table:formula="of:=SUM([day_hosp_csv_all.I121:.J121])" office:value-type="float" office:value="1" calcext:value-type="float">
            <text:p>1</text:p>
          </table:table-cell>
          <table:table-cell table:formula="of:=SUM([day_hosp_csv_all.K121])" office:value-type="float" office:value="0.285714286" calcext:value-type="float">
            <text:p>0.285714286</text:p>
          </table:table-cell>
          <table:table-cell table:formula="of:=[day_hosp_csv_all.L121]" office:value-type="float" office:value="0.142857143" calcext:value-type="float">
            <text:p>0.142857143</text:p>
          </table:table-cell>
          <table:table-cell table:formula="of:=[day_hosp_csv_all.M121]" office:value-type="float" office:value="0.428571429" calcext:value-type="float">
            <text:p>0.428571429</text:p>
          </table:table-cell>
          <table:table-cell table:formula="of:=SUM([day_hosp_csv_all.N121:.Q121])" office:value-type="float" office:value="0.857142858" calcext:value-type="float">
            <text:p>0.857142858</text:p>
          </table:table-cell>
          <table:table-cell table:formula="of:=[day_hosp_csv_all.R121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2:.B122])" office:value-type="float" office:value="0.285714286" calcext:value-type="float">
            <text:p>0.285714286</text:p>
          </table:table-cell>
          <table:table-cell table:formula="of:=SUM([day_hosp_csv_all.C122:.F122])" office:value-type="float" office:value="0.714285715" calcext:value-type="float">
            <text:p>0.714285715</text:p>
          </table:table-cell>
          <table:table-cell table:formula="of:=SUM([day_hosp_csv_all.G122:.H122])" office:value-type="float" office:value="0.857142857" calcext:value-type="float">
            <text:p>0.857142857</text:p>
          </table:table-cell>
          <table:table-cell table:formula="of:=SUM([day_hosp_csv_all.I122:.J122])" office:value-type="float" office:value="1" calcext:value-type="float">
            <text:p>1</text:p>
          </table:table-cell>
          <table:table-cell table:formula="of:=SUM([day_hosp_csv_all.K122])" office:value-type="float" office:value="0.285714286" calcext:value-type="float">
            <text:p>0.285714286</text:p>
          </table:table-cell>
          <table:table-cell table:formula="of:=[day_hosp_csv_all.L122]" office:value-type="float" office:value="0.142857143" calcext:value-type="float">
            <text:p>0.142857143</text:p>
          </table:table-cell>
          <table:table-cell table:formula="of:=[day_hosp_csv_all.M122]" office:value-type="float" office:value="0.428571429" calcext:value-type="float">
            <text:p>0.428571429</text:p>
          </table:table-cell>
          <table:table-cell table:formula="of:=SUM([day_hosp_csv_all.N122:.Q122])" office:value-type="float" office:value="0.857142858" calcext:value-type="float">
            <text:p>0.857142858</text:p>
          </table:table-cell>
          <table:table-cell table:formula="of:=[day_hosp_csv_all.R122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3:.B123])" office:value-type="float" office:value="0.285714286" calcext:value-type="float">
            <text:p>0.285714286</text:p>
          </table:table-cell>
          <table:table-cell table:formula="of:=SUM([day_hosp_csv_all.C123:.F123])" office:value-type="float" office:value="0.714285715" calcext:value-type="float">
            <text:p>0.714285715</text:p>
          </table:table-cell>
          <table:table-cell table:formula="of:=SUM([day_hosp_csv_all.G123:.H123])" office:value-type="float" office:value="0.857142857" calcext:value-type="float">
            <text:p>0.857142857</text:p>
          </table:table-cell>
          <table:table-cell table:formula="of:=SUM([day_hosp_csv_all.I123:.J123])" office:value-type="float" office:value="1" calcext:value-type="float">
            <text:p>1</text:p>
          </table:table-cell>
          <table:table-cell table:formula="of:=SUM([day_hosp_csv_all.K123])" office:value-type="float" office:value="0.285714286" calcext:value-type="float">
            <text:p>0.285714286</text:p>
          </table:table-cell>
          <table:table-cell table:formula="of:=[day_hosp_csv_all.L123]" office:value-type="float" office:value="0.142857143" calcext:value-type="float">
            <text:p>0.142857143</text:p>
          </table:table-cell>
          <table:table-cell table:formula="of:=[day_hosp_csv_all.M123]" office:value-type="float" office:value="0.428571429" calcext:value-type="float">
            <text:p>0.428571429</text:p>
          </table:table-cell>
          <table:table-cell table:formula="of:=SUM([day_hosp_csv_all.N123:.Q123])" office:value-type="float" office:value="0.857142858" calcext:value-type="float">
            <text:p>0.857142858</text:p>
          </table:table-cell>
          <table:table-cell table:formula="of:=[day_hosp_csv_all.R123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4:.B124])" office:value-type="float" office:value="0.285714286" calcext:value-type="float">
            <text:p>0.285714286</text:p>
          </table:table-cell>
          <table:table-cell table:formula="of:=SUM([day_hosp_csv_all.C124:.F124])" office:value-type="float" office:value="0.714285715" calcext:value-type="float">
            <text:p>0.714285715</text:p>
          </table:table-cell>
          <table:table-cell table:formula="of:=SUM([day_hosp_csv_all.G124:.H124])" office:value-type="float" office:value="0.857142857" calcext:value-type="float">
            <text:p>0.857142857</text:p>
          </table:table-cell>
          <table:table-cell table:formula="of:=SUM([day_hosp_csv_all.I124:.J124])" office:value-type="float" office:value="1" calcext:value-type="float">
            <text:p>1</text:p>
          </table:table-cell>
          <table:table-cell table:formula="of:=SUM([day_hosp_csv_all.K124])" office:value-type="float" office:value="0.285714286" calcext:value-type="float">
            <text:p>0.285714286</text:p>
          </table:table-cell>
          <table:table-cell table:formula="of:=[day_hosp_csv_all.L124]" office:value-type="float" office:value="0.142857143" calcext:value-type="float">
            <text:p>0.142857143</text:p>
          </table:table-cell>
          <table:table-cell table:formula="of:=[day_hosp_csv_all.M124]" office:value-type="float" office:value="0.428571429" calcext:value-type="float">
            <text:p>0.428571429</text:p>
          </table:table-cell>
          <table:table-cell table:formula="of:=SUM([day_hosp_csv_all.N124:.Q124])" office:value-type="float" office:value="0.857142858" calcext:value-type="float">
            <text:p>0.857142858</text:p>
          </table:table-cell>
          <table:table-cell table:formula="of:=[day_hosp_csv_all.R124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5:.B125])" office:value-type="float" office:value="0.285714286" calcext:value-type="float">
            <text:p>0.285714286</text:p>
          </table:table-cell>
          <table:table-cell table:formula="of:=SUM([day_hosp_csv_all.C125:.F125])" office:value-type="float" office:value="0.714285715" calcext:value-type="float">
            <text:p>0.714285715</text:p>
          </table:table-cell>
          <table:table-cell table:formula="of:=SUM([day_hosp_csv_all.G125:.H125])" office:value-type="float" office:value="0.857142857" calcext:value-type="float">
            <text:p>0.857142857</text:p>
          </table:table-cell>
          <table:table-cell table:formula="of:=SUM([day_hosp_csv_all.I125:.J125])" office:value-type="float" office:value="1" calcext:value-type="float">
            <text:p>1</text:p>
          </table:table-cell>
          <table:table-cell table:formula="of:=SUM([day_hosp_csv_all.K125])" office:value-type="float" office:value="0.285714286" calcext:value-type="float">
            <text:p>0.285714286</text:p>
          </table:table-cell>
          <table:table-cell table:formula="of:=[day_hosp_csv_all.L125]" office:value-type="float" office:value="0.142857143" calcext:value-type="float">
            <text:p>0.142857143</text:p>
          </table:table-cell>
          <table:table-cell table:formula="of:=[day_hosp_csv_all.M125]" office:value-type="float" office:value="0.428571429" calcext:value-type="float">
            <text:p>0.428571429</text:p>
          </table:table-cell>
          <table:table-cell table:formula="of:=SUM([day_hosp_csv_all.N125:.Q125])" office:value-type="float" office:value="0.857142858" calcext:value-type="float">
            <text:p>0.857142858</text:p>
          </table:table-cell>
          <table:table-cell table:formula="of:=[day_hosp_csv_all.R125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6:.B126])" office:value-type="float" office:value="0.285714286" calcext:value-type="float">
            <text:p>0.285714286</text:p>
          </table:table-cell>
          <table:table-cell table:formula="of:=SUM([day_hosp_csv_all.C126:.F126])" office:value-type="float" office:value="0.714285715" calcext:value-type="float">
            <text:p>0.714285715</text:p>
          </table:table-cell>
          <table:table-cell table:formula="of:=SUM([day_hosp_csv_all.G126:.H126])" office:value-type="float" office:value="0.857142857" calcext:value-type="float">
            <text:p>0.857142857</text:p>
          </table:table-cell>
          <table:table-cell table:formula="of:=SUM([day_hosp_csv_all.I126:.J126])" office:value-type="float" office:value="1" calcext:value-type="float">
            <text:p>1</text:p>
          </table:table-cell>
          <table:table-cell table:formula="of:=SUM([day_hosp_csv_all.K126])" office:value-type="float" office:value="0.285714286" calcext:value-type="float">
            <text:p>0.285714286</text:p>
          </table:table-cell>
          <table:table-cell table:formula="of:=[day_hosp_csv_all.L126]" office:value-type="float" office:value="0.142857143" calcext:value-type="float">
            <text:p>0.142857143</text:p>
          </table:table-cell>
          <table:table-cell table:formula="of:=[day_hosp_csv_all.M126]" office:value-type="float" office:value="0.428571429" calcext:value-type="float">
            <text:p>0.428571429</text:p>
          </table:table-cell>
          <table:table-cell table:formula="of:=SUM([day_hosp_csv_all.N126:.Q126])" office:value-type="float" office:value="0.857142858" calcext:value-type="float">
            <text:p>0.857142858</text:p>
          </table:table-cell>
          <table:table-cell table:formula="of:=[day_hosp_csv_all.R126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7:.B127])" office:value-type="float" office:value="0.285714286" calcext:value-type="float">
            <text:p>0.285714286</text:p>
          </table:table-cell>
          <table:table-cell table:formula="of:=SUM([day_hosp_csv_all.C127:.F127])" office:value-type="float" office:value="0.714285715" calcext:value-type="float">
            <text:p>0.714285715</text:p>
          </table:table-cell>
          <table:table-cell table:formula="of:=SUM([day_hosp_csv_all.G127:.H127])" office:value-type="float" office:value="0.857142857" calcext:value-type="float">
            <text:p>0.857142857</text:p>
          </table:table-cell>
          <table:table-cell table:formula="of:=SUM([day_hosp_csv_all.I127:.J127])" office:value-type="float" office:value="1" calcext:value-type="float">
            <text:p>1</text:p>
          </table:table-cell>
          <table:table-cell table:formula="of:=SUM([day_hosp_csv_all.K127])" office:value-type="float" office:value="0.285714286" calcext:value-type="float">
            <text:p>0.285714286</text:p>
          </table:table-cell>
          <table:table-cell table:formula="of:=[day_hosp_csv_all.L127]" office:value-type="float" office:value="0.142857143" calcext:value-type="float">
            <text:p>0.142857143</text:p>
          </table:table-cell>
          <table:table-cell table:formula="of:=[day_hosp_csv_all.M127]" office:value-type="float" office:value="0.428571429" calcext:value-type="float">
            <text:p>0.428571429</text:p>
          </table:table-cell>
          <table:table-cell table:formula="of:=SUM([day_hosp_csv_all.N127:.Q127])" office:value-type="float" office:value="0.857142858" calcext:value-type="float">
            <text:p>0.857142858</text:p>
          </table:table-cell>
          <table:table-cell table:formula="of:=[day_hosp_csv_all.R127]" office:value-type="float" office:value="4.571428574" calcext:value-type="float">
            <text:p>4.571428574</text:p>
          </table:table-cell>
          <table:table-cell table:number-columns-repeated="1015"/>
        </table:table-row>
        <table:table-row table:style-name="ro1">
          <table:table-cell table:formula="of:=SUM([day_hosp_csv_all.A128:.B128])" office:value-type="float" office:value="0.142857143" calcext:value-type="float">
            <text:p>0.142857143</text:p>
          </table:table-cell>
          <table:table-cell table:formula="of:=SUM([day_hosp_csv_all.C128:.F128])" office:value-type="float" office:value="0.428571429" calcext:value-type="float">
            <text:p>0.428571429</text:p>
          </table:table-cell>
          <table:table-cell table:formula="of:=SUM([day_hosp_csv_all.G128:.H128])" office:value-type="float" office:value="0.142857143" calcext:value-type="float">
            <text:p>0.142857143</text:p>
          </table:table-cell>
          <table:table-cell table:formula="of:=SUM([day_hosp_csv_all.I128:.J128])" office:value-type="float" office:value="0.714285715" calcext:value-type="float">
            <text:p>0.714285715</text:p>
          </table:table-cell>
          <table:table-cell table:formula="of:=SUM([day_hosp_csv_all.K128])" office:value-type="float" office:value="0.142857143" calcext:value-type="float">
            <text:p>0.142857143</text:p>
          </table:table-cell>
          <table:table-cell table:formula="of:=[day_hosp_csv_all.L128]" office:value-type="float" office:value="0.571428571" calcext:value-type="float">
            <text:p>0.571428571</text:p>
          </table:table-cell>
          <table:table-cell table:formula="of:=[day_hosp_csv_all.M128]" office:value-type="float" office:value="0.142857143" calcext:value-type="float">
            <text:p>0.142857143</text:p>
          </table:table-cell>
          <table:table-cell table:formula="of:=SUM([day_hosp_csv_all.N128:.Q128])" office:value-type="float" office:value="1.000000001" calcext:value-type="float">
            <text:p>1.000000001</text:p>
          </table:table-cell>
          <table:table-cell table:formula="of:=[day_hosp_csv_all.R128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29:.B129])" office:value-type="float" office:value="0.142857143" calcext:value-type="float">
            <text:p>0.142857143</text:p>
          </table:table-cell>
          <table:table-cell table:formula="of:=SUM([day_hosp_csv_all.C129:.F129])" office:value-type="float" office:value="0.428571429" calcext:value-type="float">
            <text:p>0.428571429</text:p>
          </table:table-cell>
          <table:table-cell table:formula="of:=SUM([day_hosp_csv_all.G129:.H129])" office:value-type="float" office:value="0.142857143" calcext:value-type="float">
            <text:p>0.142857143</text:p>
          </table:table-cell>
          <table:table-cell table:formula="of:=SUM([day_hosp_csv_all.I129:.J129])" office:value-type="float" office:value="0.714285715" calcext:value-type="float">
            <text:p>0.714285715</text:p>
          </table:table-cell>
          <table:table-cell table:formula="of:=SUM([day_hosp_csv_all.K129])" office:value-type="float" office:value="0.142857143" calcext:value-type="float">
            <text:p>0.142857143</text:p>
          </table:table-cell>
          <table:table-cell table:formula="of:=[day_hosp_csv_all.L129]" office:value-type="float" office:value="0.571428571" calcext:value-type="float">
            <text:p>0.571428571</text:p>
          </table:table-cell>
          <table:table-cell table:formula="of:=[day_hosp_csv_all.M129]" office:value-type="float" office:value="0.142857143" calcext:value-type="float">
            <text:p>0.142857143</text:p>
          </table:table-cell>
          <table:table-cell table:formula="of:=SUM([day_hosp_csv_all.N129:.Q129])" office:value-type="float" office:value="1.000000001" calcext:value-type="float">
            <text:p>1.000000001</text:p>
          </table:table-cell>
          <table:table-cell table:formula="of:=[day_hosp_csv_all.R129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0:.B130])" office:value-type="float" office:value="0.142857143" calcext:value-type="float">
            <text:p>0.142857143</text:p>
          </table:table-cell>
          <table:table-cell table:formula="of:=SUM([day_hosp_csv_all.C130:.F130])" office:value-type="float" office:value="0.428571429" calcext:value-type="float">
            <text:p>0.428571429</text:p>
          </table:table-cell>
          <table:table-cell table:formula="of:=SUM([day_hosp_csv_all.G130:.H130])" office:value-type="float" office:value="0.142857143" calcext:value-type="float">
            <text:p>0.142857143</text:p>
          </table:table-cell>
          <table:table-cell table:formula="of:=SUM([day_hosp_csv_all.I130:.J130])" office:value-type="float" office:value="0.714285715" calcext:value-type="float">
            <text:p>0.714285715</text:p>
          </table:table-cell>
          <table:table-cell table:formula="of:=SUM([day_hosp_csv_all.K130])" office:value-type="float" office:value="0.142857143" calcext:value-type="float">
            <text:p>0.142857143</text:p>
          </table:table-cell>
          <table:table-cell table:formula="of:=[day_hosp_csv_all.L130]" office:value-type="float" office:value="0.571428571" calcext:value-type="float">
            <text:p>0.571428571</text:p>
          </table:table-cell>
          <table:table-cell table:formula="of:=[day_hosp_csv_all.M130]" office:value-type="float" office:value="0.142857143" calcext:value-type="float">
            <text:p>0.142857143</text:p>
          </table:table-cell>
          <table:table-cell table:formula="of:=SUM([day_hosp_csv_all.N130:.Q130])" office:value-type="float" office:value="1.000000001" calcext:value-type="float">
            <text:p>1.000000001</text:p>
          </table:table-cell>
          <table:table-cell table:formula="of:=[day_hosp_csv_all.R130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1:.B131])" office:value-type="float" office:value="0.142857143" calcext:value-type="float">
            <text:p>0.142857143</text:p>
          </table:table-cell>
          <table:table-cell table:formula="of:=SUM([day_hosp_csv_all.C131:.F131])" office:value-type="float" office:value="0.428571429" calcext:value-type="float">
            <text:p>0.428571429</text:p>
          </table:table-cell>
          <table:table-cell table:formula="of:=SUM([day_hosp_csv_all.G131:.H131])" office:value-type="float" office:value="0.142857143" calcext:value-type="float">
            <text:p>0.142857143</text:p>
          </table:table-cell>
          <table:table-cell table:formula="of:=SUM([day_hosp_csv_all.I131:.J131])" office:value-type="float" office:value="0.714285715" calcext:value-type="float">
            <text:p>0.714285715</text:p>
          </table:table-cell>
          <table:table-cell table:formula="of:=SUM([day_hosp_csv_all.K131])" office:value-type="float" office:value="0.142857143" calcext:value-type="float">
            <text:p>0.142857143</text:p>
          </table:table-cell>
          <table:table-cell table:formula="of:=[day_hosp_csv_all.L131]" office:value-type="float" office:value="0.571428571" calcext:value-type="float">
            <text:p>0.571428571</text:p>
          </table:table-cell>
          <table:table-cell table:formula="of:=[day_hosp_csv_all.M131]" office:value-type="float" office:value="0.142857143" calcext:value-type="float">
            <text:p>0.142857143</text:p>
          </table:table-cell>
          <table:table-cell table:formula="of:=SUM([day_hosp_csv_all.N131:.Q131])" office:value-type="float" office:value="1.000000001" calcext:value-type="float">
            <text:p>1.000000001</text:p>
          </table:table-cell>
          <table:table-cell table:formula="of:=[day_hosp_csv_all.R131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2:.B132])" office:value-type="float" office:value="0.142857143" calcext:value-type="float">
            <text:p>0.142857143</text:p>
          </table:table-cell>
          <table:table-cell table:formula="of:=SUM([day_hosp_csv_all.C132:.F132])" office:value-type="float" office:value="0.428571429" calcext:value-type="float">
            <text:p>0.428571429</text:p>
          </table:table-cell>
          <table:table-cell table:formula="of:=SUM([day_hosp_csv_all.G132:.H132])" office:value-type="float" office:value="0.142857143" calcext:value-type="float">
            <text:p>0.142857143</text:p>
          </table:table-cell>
          <table:table-cell table:formula="of:=SUM([day_hosp_csv_all.I132:.J132])" office:value-type="float" office:value="0.714285715" calcext:value-type="float">
            <text:p>0.714285715</text:p>
          </table:table-cell>
          <table:table-cell table:formula="of:=SUM([day_hosp_csv_all.K132])" office:value-type="float" office:value="0.142857143" calcext:value-type="float">
            <text:p>0.142857143</text:p>
          </table:table-cell>
          <table:table-cell table:formula="of:=[day_hosp_csv_all.L132]" office:value-type="float" office:value="0.571428571" calcext:value-type="float">
            <text:p>0.571428571</text:p>
          </table:table-cell>
          <table:table-cell table:formula="of:=[day_hosp_csv_all.M132]" office:value-type="float" office:value="0.142857143" calcext:value-type="float">
            <text:p>0.142857143</text:p>
          </table:table-cell>
          <table:table-cell table:formula="of:=SUM([day_hosp_csv_all.N132:.Q132])" office:value-type="float" office:value="1.000000001" calcext:value-type="float">
            <text:p>1.000000001</text:p>
          </table:table-cell>
          <table:table-cell table:formula="of:=[day_hosp_csv_all.R132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3:.B133])" office:value-type="float" office:value="0.142857143" calcext:value-type="float">
            <text:p>0.142857143</text:p>
          </table:table-cell>
          <table:table-cell table:formula="of:=SUM([day_hosp_csv_all.C133:.F133])" office:value-type="float" office:value="0.428571429" calcext:value-type="float">
            <text:p>0.428571429</text:p>
          </table:table-cell>
          <table:table-cell table:formula="of:=SUM([day_hosp_csv_all.G133:.H133])" office:value-type="float" office:value="0.142857143" calcext:value-type="float">
            <text:p>0.142857143</text:p>
          </table:table-cell>
          <table:table-cell table:formula="of:=SUM([day_hosp_csv_all.I133:.J133])" office:value-type="float" office:value="0.714285715" calcext:value-type="float">
            <text:p>0.714285715</text:p>
          </table:table-cell>
          <table:table-cell table:formula="of:=SUM([day_hosp_csv_all.K133])" office:value-type="float" office:value="0.142857143" calcext:value-type="float">
            <text:p>0.142857143</text:p>
          </table:table-cell>
          <table:table-cell table:formula="of:=[day_hosp_csv_all.L133]" office:value-type="float" office:value="0.571428571" calcext:value-type="float">
            <text:p>0.571428571</text:p>
          </table:table-cell>
          <table:table-cell table:formula="of:=[day_hosp_csv_all.M133]" office:value-type="float" office:value="0.142857143" calcext:value-type="float">
            <text:p>0.142857143</text:p>
          </table:table-cell>
          <table:table-cell table:formula="of:=SUM([day_hosp_csv_all.N133:.Q133])" office:value-type="float" office:value="1.000000001" calcext:value-type="float">
            <text:p>1.000000001</text:p>
          </table:table-cell>
          <table:table-cell table:formula="of:=[day_hosp_csv_all.R133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4:.B134])" office:value-type="float" office:value="0.142857143" calcext:value-type="float">
            <text:p>0.142857143</text:p>
          </table:table-cell>
          <table:table-cell table:formula="of:=SUM([day_hosp_csv_all.C134:.F134])" office:value-type="float" office:value="0.428571429" calcext:value-type="float">
            <text:p>0.428571429</text:p>
          </table:table-cell>
          <table:table-cell table:formula="of:=SUM([day_hosp_csv_all.G134:.H134])" office:value-type="float" office:value="0.142857143" calcext:value-type="float">
            <text:p>0.142857143</text:p>
          </table:table-cell>
          <table:table-cell table:formula="of:=SUM([day_hosp_csv_all.I134:.J134])" office:value-type="float" office:value="0.714285715" calcext:value-type="float">
            <text:p>0.714285715</text:p>
          </table:table-cell>
          <table:table-cell table:formula="of:=SUM([day_hosp_csv_all.K134])" office:value-type="float" office:value="0.142857143" calcext:value-type="float">
            <text:p>0.142857143</text:p>
          </table:table-cell>
          <table:table-cell table:formula="of:=[day_hosp_csv_all.L134]" office:value-type="float" office:value="0.571428571" calcext:value-type="float">
            <text:p>0.571428571</text:p>
          </table:table-cell>
          <table:table-cell table:formula="of:=[day_hosp_csv_all.M134]" office:value-type="float" office:value="0.142857143" calcext:value-type="float">
            <text:p>0.142857143</text:p>
          </table:table-cell>
          <table:table-cell table:formula="of:=SUM([day_hosp_csv_all.N134:.Q134])" office:value-type="float" office:value="1.000000001" calcext:value-type="float">
            <text:p>1.000000001</text:p>
          </table:table-cell>
          <table:table-cell table:formula="of:=[day_hosp_csv_all.R134]" office:value-type="float" office:value="3.285714288" calcext:value-type="float">
            <text:p>3.285714288</text:p>
          </table:table-cell>
          <table:table-cell table:number-columns-repeated="1015"/>
        </table:table-row>
        <table:table-row table:style-name="ro1">
          <table:table-cell table:formula="of:=SUM([day_hosp_csv_all.A135:.B135])" office:value-type="float" office:value="0.142857143" calcext:value-type="float">
            <text:p>0.142857143</text:p>
          </table:table-cell>
          <table:table-cell table:formula="of:=SUM([day_hosp_csv_all.C135:.F135])" office:value-type="float" office:value="0" calcext:value-type="float">
            <text:p>0</text:p>
          </table:table-cell>
          <table:table-cell table:formula="of:=SUM([day_hosp_csv_all.G135:.H135])" office:value-type="float" office:value="0.285714286" calcext:value-type="float">
            <text:p>0.285714286</text:p>
          </table:table-cell>
          <table:table-cell table:formula="of:=SUM([day_hosp_csv_all.I135:.J135])" office:value-type="float" office:value="0.714285714" calcext:value-type="float">
            <text:p>0.714285714</text:p>
          </table:table-cell>
          <table:table-cell table:formula="of:=SUM([day_hosp_csv_all.K135])" office:value-type="float" office:value="0.142857143" calcext:value-type="float">
            <text:p>0.142857143</text:p>
          </table:table-cell>
          <table:table-cell table:formula="of:=[day_hosp_csv_all.L135]" office:value-type="float" office:value="0.285714286" calcext:value-type="float">
            <text:p>0.285714286</text:p>
          </table:table-cell>
          <table:table-cell table:formula="of:=[day_hosp_csv_all.M135]" office:value-type="float" office:value="0.142857143" calcext:value-type="float">
            <text:p>0.142857143</text:p>
          </table:table-cell>
          <table:table-cell table:formula="of:=SUM([day_hosp_csv_all.N135:.Q135])" office:value-type="float" office:value="1.571428572" calcext:value-type="float">
            <text:p>1.571428572</text:p>
          </table:table-cell>
          <table:table-cell table:formula="of:=[day_hosp_csv_all.R135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36:.B136])" office:value-type="float" office:value="0.142857143" calcext:value-type="float">
            <text:p>0.142857143</text:p>
          </table:table-cell>
          <table:table-cell table:formula="of:=SUM([day_hosp_csv_all.C136:.F136])" office:value-type="float" office:value="0" calcext:value-type="float">
            <text:p>0</text:p>
          </table:table-cell>
          <table:table-cell table:formula="of:=SUM([day_hosp_csv_all.G136:.H136])" office:value-type="float" office:value="0.285714286" calcext:value-type="float">
            <text:p>0.285714286</text:p>
          </table:table-cell>
          <table:table-cell table:formula="of:=SUM([day_hosp_csv_all.I136:.J136])" office:value-type="float" office:value="0.714285714" calcext:value-type="float">
            <text:p>0.714285714</text:p>
          </table:table-cell>
          <table:table-cell table:formula="of:=SUM([day_hosp_csv_all.K136])" office:value-type="float" office:value="0.142857143" calcext:value-type="float">
            <text:p>0.142857143</text:p>
          </table:table-cell>
          <table:table-cell table:formula="of:=[day_hosp_csv_all.L136]" office:value-type="float" office:value="0.285714286" calcext:value-type="float">
            <text:p>0.285714286</text:p>
          </table:table-cell>
          <table:table-cell table:formula="of:=[day_hosp_csv_all.M136]" office:value-type="float" office:value="0.142857143" calcext:value-type="float">
            <text:p>0.142857143</text:p>
          </table:table-cell>
          <table:table-cell table:formula="of:=SUM([day_hosp_csv_all.N136:.Q136])" office:value-type="float" office:value="1.571428572" calcext:value-type="float">
            <text:p>1.571428572</text:p>
          </table:table-cell>
          <table:table-cell table:formula="of:=[day_hosp_csv_all.R136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37:.B137])" office:value-type="float" office:value="0.142857143" calcext:value-type="float">
            <text:p>0.142857143</text:p>
          </table:table-cell>
          <table:table-cell table:formula="of:=SUM([day_hosp_csv_all.C137:.F137])" office:value-type="float" office:value="0" calcext:value-type="float">
            <text:p>0</text:p>
          </table:table-cell>
          <table:table-cell table:formula="of:=SUM([day_hosp_csv_all.G137:.H137])" office:value-type="float" office:value="0.285714286" calcext:value-type="float">
            <text:p>0.285714286</text:p>
          </table:table-cell>
          <table:table-cell table:formula="of:=SUM([day_hosp_csv_all.I137:.J137])" office:value-type="float" office:value="0.714285714" calcext:value-type="float">
            <text:p>0.714285714</text:p>
          </table:table-cell>
          <table:table-cell table:formula="of:=SUM([day_hosp_csv_all.K137])" office:value-type="float" office:value="0.142857143" calcext:value-type="float">
            <text:p>0.142857143</text:p>
          </table:table-cell>
          <table:table-cell table:formula="of:=[day_hosp_csv_all.L137]" office:value-type="float" office:value="0.285714286" calcext:value-type="float">
            <text:p>0.285714286</text:p>
          </table:table-cell>
          <table:table-cell table:formula="of:=[day_hosp_csv_all.M137]" office:value-type="float" office:value="0.142857143" calcext:value-type="float">
            <text:p>0.142857143</text:p>
          </table:table-cell>
          <table:table-cell table:formula="of:=SUM([day_hosp_csv_all.N137:.Q137])" office:value-type="float" office:value="1.571428572" calcext:value-type="float">
            <text:p>1.571428572</text:p>
          </table:table-cell>
          <table:table-cell table:formula="of:=[day_hosp_csv_all.R137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38:.B138])" office:value-type="float" office:value="0.142857143" calcext:value-type="float">
            <text:p>0.142857143</text:p>
          </table:table-cell>
          <table:table-cell table:formula="of:=SUM([day_hosp_csv_all.C138:.F138])" office:value-type="float" office:value="0" calcext:value-type="float">
            <text:p>0</text:p>
          </table:table-cell>
          <table:table-cell table:formula="of:=SUM([day_hosp_csv_all.G138:.H138])" office:value-type="float" office:value="0.285714286" calcext:value-type="float">
            <text:p>0.285714286</text:p>
          </table:table-cell>
          <table:table-cell table:formula="of:=SUM([day_hosp_csv_all.I138:.J138])" office:value-type="float" office:value="0.714285714" calcext:value-type="float">
            <text:p>0.714285714</text:p>
          </table:table-cell>
          <table:table-cell table:formula="of:=SUM([day_hosp_csv_all.K138])" office:value-type="float" office:value="0.142857143" calcext:value-type="float">
            <text:p>0.142857143</text:p>
          </table:table-cell>
          <table:table-cell table:formula="of:=[day_hosp_csv_all.L138]" office:value-type="float" office:value="0.285714286" calcext:value-type="float">
            <text:p>0.285714286</text:p>
          </table:table-cell>
          <table:table-cell table:formula="of:=[day_hosp_csv_all.M138]" office:value-type="float" office:value="0.142857143" calcext:value-type="float">
            <text:p>0.142857143</text:p>
          </table:table-cell>
          <table:table-cell table:formula="of:=SUM([day_hosp_csv_all.N138:.Q138])" office:value-type="float" office:value="1.571428572" calcext:value-type="float">
            <text:p>1.571428572</text:p>
          </table:table-cell>
          <table:table-cell table:formula="of:=[day_hosp_csv_all.R138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39:.B139])" office:value-type="float" office:value="0.142857143" calcext:value-type="float">
            <text:p>0.142857143</text:p>
          </table:table-cell>
          <table:table-cell table:formula="of:=SUM([day_hosp_csv_all.C139:.F139])" office:value-type="float" office:value="0" calcext:value-type="float">
            <text:p>0</text:p>
          </table:table-cell>
          <table:table-cell table:formula="of:=SUM([day_hosp_csv_all.G139:.H139])" office:value-type="float" office:value="0.285714286" calcext:value-type="float">
            <text:p>0.285714286</text:p>
          </table:table-cell>
          <table:table-cell table:formula="of:=SUM([day_hosp_csv_all.I139:.J139])" office:value-type="float" office:value="0.714285714" calcext:value-type="float">
            <text:p>0.714285714</text:p>
          </table:table-cell>
          <table:table-cell table:formula="of:=SUM([day_hosp_csv_all.K139])" office:value-type="float" office:value="0.142857143" calcext:value-type="float">
            <text:p>0.142857143</text:p>
          </table:table-cell>
          <table:table-cell table:formula="of:=[day_hosp_csv_all.L139]" office:value-type="float" office:value="0.285714286" calcext:value-type="float">
            <text:p>0.285714286</text:p>
          </table:table-cell>
          <table:table-cell table:formula="of:=[day_hosp_csv_all.M139]" office:value-type="float" office:value="0.142857143" calcext:value-type="float">
            <text:p>0.142857143</text:p>
          </table:table-cell>
          <table:table-cell table:formula="of:=SUM([day_hosp_csv_all.N139:.Q139])" office:value-type="float" office:value="1.571428572" calcext:value-type="float">
            <text:p>1.571428572</text:p>
          </table:table-cell>
          <table:table-cell table:formula="of:=[day_hosp_csv_all.R139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40:.B140])" office:value-type="float" office:value="0.142857143" calcext:value-type="float">
            <text:p>0.142857143</text:p>
          </table:table-cell>
          <table:table-cell table:formula="of:=SUM([day_hosp_csv_all.C140:.F140])" office:value-type="float" office:value="0" calcext:value-type="float">
            <text:p>0</text:p>
          </table:table-cell>
          <table:table-cell table:formula="of:=SUM([day_hosp_csv_all.G140:.H140])" office:value-type="float" office:value="0.285714286" calcext:value-type="float">
            <text:p>0.285714286</text:p>
          </table:table-cell>
          <table:table-cell table:formula="of:=SUM([day_hosp_csv_all.I140:.J140])" office:value-type="float" office:value="0.714285714" calcext:value-type="float">
            <text:p>0.714285714</text:p>
          </table:table-cell>
          <table:table-cell table:formula="of:=SUM([day_hosp_csv_all.K140])" office:value-type="float" office:value="0.142857143" calcext:value-type="float">
            <text:p>0.142857143</text:p>
          </table:table-cell>
          <table:table-cell table:formula="of:=[day_hosp_csv_all.L140]" office:value-type="float" office:value="0.285714286" calcext:value-type="float">
            <text:p>0.285714286</text:p>
          </table:table-cell>
          <table:table-cell table:formula="of:=[day_hosp_csv_all.M140]" office:value-type="float" office:value="0.142857143" calcext:value-type="float">
            <text:p>0.142857143</text:p>
          </table:table-cell>
          <table:table-cell table:formula="of:=SUM([day_hosp_csv_all.N140:.Q140])" office:value-type="float" office:value="1.571428572" calcext:value-type="float">
            <text:p>1.571428572</text:p>
          </table:table-cell>
          <table:table-cell table:formula="of:=[day_hosp_csv_all.R140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41:.B141])" office:value-type="float" office:value="0.142857143" calcext:value-type="float">
            <text:p>0.142857143</text:p>
          </table:table-cell>
          <table:table-cell table:formula="of:=SUM([day_hosp_csv_all.C141:.F141])" office:value-type="float" office:value="0" calcext:value-type="float">
            <text:p>0</text:p>
          </table:table-cell>
          <table:table-cell table:formula="of:=SUM([day_hosp_csv_all.G141:.H141])" office:value-type="float" office:value="0.285714286" calcext:value-type="float">
            <text:p>0.285714286</text:p>
          </table:table-cell>
          <table:table-cell table:formula="of:=SUM([day_hosp_csv_all.I141:.J141])" office:value-type="float" office:value="0.714285714" calcext:value-type="float">
            <text:p>0.714285714</text:p>
          </table:table-cell>
          <table:table-cell table:formula="of:=SUM([day_hosp_csv_all.K141])" office:value-type="float" office:value="0.142857143" calcext:value-type="float">
            <text:p>0.142857143</text:p>
          </table:table-cell>
          <table:table-cell table:formula="of:=[day_hosp_csv_all.L141]" office:value-type="float" office:value="0.285714286" calcext:value-type="float">
            <text:p>0.285714286</text:p>
          </table:table-cell>
          <table:table-cell table:formula="of:=[day_hosp_csv_all.M141]" office:value-type="float" office:value="0.142857143" calcext:value-type="float">
            <text:p>0.142857143</text:p>
          </table:table-cell>
          <table:table-cell table:formula="of:=SUM([day_hosp_csv_all.N141:.Q141])" office:value-type="float" office:value="1.571428572" calcext:value-type="float">
            <text:p>1.571428572</text:p>
          </table:table-cell>
          <table:table-cell table:formula="of:=[day_hosp_csv_all.R141]" office:value-type="float" office:value="3.285714287" calcext:value-type="float">
            <text:p>3.285714287</text:p>
          </table:table-cell>
          <table:table-cell table:number-columns-repeated="1015"/>
        </table:table-row>
        <table:table-row table:style-name="ro1">
          <table:table-cell table:formula="of:=SUM([day_hosp_csv_all.A142:.B142])" office:value-type="float" office:value="0.142857143" calcext:value-type="float">
            <text:p>0.142857143</text:p>
          </table:table-cell>
          <table:table-cell table:formula="of:=SUM([day_hosp_csv_all.C142:.F142])" office:value-type="float" office:value="0.285714286" calcext:value-type="float">
            <text:p>0.285714286</text:p>
          </table:table-cell>
          <table:table-cell table:formula="of:=SUM([day_hosp_csv_all.G142:.H142])" office:value-type="float" office:value="0.571428572" calcext:value-type="float">
            <text:p>0.571428572</text:p>
          </table:table-cell>
          <table:table-cell table:formula="of:=SUM([day_hosp_csv_all.I142:.J142])" office:value-type="float" office:value="0.857142857" calcext:value-type="float">
            <text:p>0.857142857</text:p>
          </table:table-cell>
          <table:table-cell table:formula="of:=SUM([day_hosp_csv_all.K142])" office:value-type="float" office:value="0.714285714" calcext:value-type="float">
            <text:p>0.714285714</text:p>
          </table:table-cell>
          <table:table-cell table:formula="of:=[day_hosp_csv_all.L142]" office:value-type="float" office:value="0.285714286" calcext:value-type="float">
            <text:p>0.285714286</text:p>
          </table:table-cell>
          <table:table-cell table:formula="of:=[day_hosp_csv_all.M142]" office:value-type="float" office:value="0.571428571" calcext:value-type="float">
            <text:p>0.571428571</text:p>
          </table:table-cell>
          <table:table-cell table:formula="of:=SUM([day_hosp_csv_all.N142:.Q142])" office:value-type="float" office:value="1.285714286" calcext:value-type="float">
            <text:p>1.285714286</text:p>
          </table:table-cell>
          <table:table-cell table:formula="of:=[day_hosp_csv_all.R142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3:.B143])" office:value-type="float" office:value="0.142857143" calcext:value-type="float">
            <text:p>0.142857143</text:p>
          </table:table-cell>
          <table:table-cell table:formula="of:=SUM([day_hosp_csv_all.C143:.F143])" office:value-type="float" office:value="0.285714286" calcext:value-type="float">
            <text:p>0.285714286</text:p>
          </table:table-cell>
          <table:table-cell table:formula="of:=SUM([day_hosp_csv_all.G143:.H143])" office:value-type="float" office:value="0.571428572" calcext:value-type="float">
            <text:p>0.571428572</text:p>
          </table:table-cell>
          <table:table-cell table:formula="of:=SUM([day_hosp_csv_all.I143:.J143])" office:value-type="float" office:value="0.857142857" calcext:value-type="float">
            <text:p>0.857142857</text:p>
          </table:table-cell>
          <table:table-cell table:formula="of:=SUM([day_hosp_csv_all.K143])" office:value-type="float" office:value="0.714285714" calcext:value-type="float">
            <text:p>0.714285714</text:p>
          </table:table-cell>
          <table:table-cell table:formula="of:=[day_hosp_csv_all.L143]" office:value-type="float" office:value="0.285714286" calcext:value-type="float">
            <text:p>0.285714286</text:p>
          </table:table-cell>
          <table:table-cell table:formula="of:=[day_hosp_csv_all.M143]" office:value-type="float" office:value="0.571428571" calcext:value-type="float">
            <text:p>0.571428571</text:p>
          </table:table-cell>
          <table:table-cell table:formula="of:=SUM([day_hosp_csv_all.N143:.Q143])" office:value-type="float" office:value="1.285714286" calcext:value-type="float">
            <text:p>1.285714286</text:p>
          </table:table-cell>
          <table:table-cell table:formula="of:=[day_hosp_csv_all.R143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4:.B144])" office:value-type="float" office:value="0.142857143" calcext:value-type="float">
            <text:p>0.142857143</text:p>
          </table:table-cell>
          <table:table-cell table:formula="of:=SUM([day_hosp_csv_all.C144:.F144])" office:value-type="float" office:value="0.285714286" calcext:value-type="float">
            <text:p>0.285714286</text:p>
          </table:table-cell>
          <table:table-cell table:formula="of:=SUM([day_hosp_csv_all.G144:.H144])" office:value-type="float" office:value="0.571428572" calcext:value-type="float">
            <text:p>0.571428572</text:p>
          </table:table-cell>
          <table:table-cell table:formula="of:=SUM([day_hosp_csv_all.I144:.J144])" office:value-type="float" office:value="0.857142857" calcext:value-type="float">
            <text:p>0.857142857</text:p>
          </table:table-cell>
          <table:table-cell table:formula="of:=SUM([day_hosp_csv_all.K144])" office:value-type="float" office:value="0.714285714" calcext:value-type="float">
            <text:p>0.714285714</text:p>
          </table:table-cell>
          <table:table-cell table:formula="of:=[day_hosp_csv_all.L144]" office:value-type="float" office:value="0.285714286" calcext:value-type="float">
            <text:p>0.285714286</text:p>
          </table:table-cell>
          <table:table-cell table:formula="of:=[day_hosp_csv_all.M144]" office:value-type="float" office:value="0.571428571" calcext:value-type="float">
            <text:p>0.571428571</text:p>
          </table:table-cell>
          <table:table-cell table:formula="of:=SUM([day_hosp_csv_all.N144:.Q144])" office:value-type="float" office:value="1.285714286" calcext:value-type="float">
            <text:p>1.285714286</text:p>
          </table:table-cell>
          <table:table-cell table:formula="of:=[day_hosp_csv_all.R144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5:.B145])" office:value-type="float" office:value="0.142857143" calcext:value-type="float">
            <text:p>0.142857143</text:p>
          </table:table-cell>
          <table:table-cell table:formula="of:=SUM([day_hosp_csv_all.C145:.F145])" office:value-type="float" office:value="0.285714286" calcext:value-type="float">
            <text:p>0.285714286</text:p>
          </table:table-cell>
          <table:table-cell table:formula="of:=SUM([day_hosp_csv_all.G145:.H145])" office:value-type="float" office:value="0.571428572" calcext:value-type="float">
            <text:p>0.571428572</text:p>
          </table:table-cell>
          <table:table-cell table:formula="of:=SUM([day_hosp_csv_all.I145:.J145])" office:value-type="float" office:value="0.857142857" calcext:value-type="float">
            <text:p>0.857142857</text:p>
          </table:table-cell>
          <table:table-cell table:formula="of:=SUM([day_hosp_csv_all.K145])" office:value-type="float" office:value="0.714285714" calcext:value-type="float">
            <text:p>0.714285714</text:p>
          </table:table-cell>
          <table:table-cell table:formula="of:=[day_hosp_csv_all.L145]" office:value-type="float" office:value="0.285714286" calcext:value-type="float">
            <text:p>0.285714286</text:p>
          </table:table-cell>
          <table:table-cell table:formula="of:=[day_hosp_csv_all.M145]" office:value-type="float" office:value="0.571428571" calcext:value-type="float">
            <text:p>0.571428571</text:p>
          </table:table-cell>
          <table:table-cell table:formula="of:=SUM([day_hosp_csv_all.N145:.Q145])" office:value-type="float" office:value="1.285714286" calcext:value-type="float">
            <text:p>1.285714286</text:p>
          </table:table-cell>
          <table:table-cell table:formula="of:=[day_hosp_csv_all.R145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6:.B146])" office:value-type="float" office:value="0.142857143" calcext:value-type="float">
            <text:p>0.142857143</text:p>
          </table:table-cell>
          <table:table-cell table:formula="of:=SUM([day_hosp_csv_all.C146:.F146])" office:value-type="float" office:value="0.285714286" calcext:value-type="float">
            <text:p>0.285714286</text:p>
          </table:table-cell>
          <table:table-cell table:formula="of:=SUM([day_hosp_csv_all.G146:.H146])" office:value-type="float" office:value="0.571428572" calcext:value-type="float">
            <text:p>0.571428572</text:p>
          </table:table-cell>
          <table:table-cell table:formula="of:=SUM([day_hosp_csv_all.I146:.J146])" office:value-type="float" office:value="0.857142857" calcext:value-type="float">
            <text:p>0.857142857</text:p>
          </table:table-cell>
          <table:table-cell table:formula="of:=SUM([day_hosp_csv_all.K146])" office:value-type="float" office:value="0.714285714" calcext:value-type="float">
            <text:p>0.714285714</text:p>
          </table:table-cell>
          <table:table-cell table:formula="of:=[day_hosp_csv_all.L146]" office:value-type="float" office:value="0.285714286" calcext:value-type="float">
            <text:p>0.285714286</text:p>
          </table:table-cell>
          <table:table-cell table:formula="of:=[day_hosp_csv_all.M146]" office:value-type="float" office:value="0.571428571" calcext:value-type="float">
            <text:p>0.571428571</text:p>
          </table:table-cell>
          <table:table-cell table:formula="of:=SUM([day_hosp_csv_all.N146:.Q146])" office:value-type="float" office:value="1.285714286" calcext:value-type="float">
            <text:p>1.285714286</text:p>
          </table:table-cell>
          <table:table-cell table:formula="of:=[day_hosp_csv_all.R146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7:.B147])" office:value-type="float" office:value="0.142857143" calcext:value-type="float">
            <text:p>0.142857143</text:p>
          </table:table-cell>
          <table:table-cell table:formula="of:=SUM([day_hosp_csv_all.C147:.F147])" office:value-type="float" office:value="0.285714286" calcext:value-type="float">
            <text:p>0.285714286</text:p>
          </table:table-cell>
          <table:table-cell table:formula="of:=SUM([day_hosp_csv_all.G147:.H147])" office:value-type="float" office:value="0.571428572" calcext:value-type="float">
            <text:p>0.571428572</text:p>
          </table:table-cell>
          <table:table-cell table:formula="of:=SUM([day_hosp_csv_all.I147:.J147])" office:value-type="float" office:value="0.857142857" calcext:value-type="float">
            <text:p>0.857142857</text:p>
          </table:table-cell>
          <table:table-cell table:formula="of:=SUM([day_hosp_csv_all.K147])" office:value-type="float" office:value="0.714285714" calcext:value-type="float">
            <text:p>0.714285714</text:p>
          </table:table-cell>
          <table:table-cell table:formula="of:=[day_hosp_csv_all.L147]" office:value-type="float" office:value="0.285714286" calcext:value-type="float">
            <text:p>0.285714286</text:p>
          </table:table-cell>
          <table:table-cell table:formula="of:=[day_hosp_csv_all.M147]" office:value-type="float" office:value="0.571428571" calcext:value-type="float">
            <text:p>0.571428571</text:p>
          </table:table-cell>
          <table:table-cell table:formula="of:=SUM([day_hosp_csv_all.N147:.Q147])" office:value-type="float" office:value="1.285714286" calcext:value-type="float">
            <text:p>1.285714286</text:p>
          </table:table-cell>
          <table:table-cell table:formula="of:=[day_hosp_csv_all.R147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8:.B148])" office:value-type="float" office:value="0.142857143" calcext:value-type="float">
            <text:p>0.142857143</text:p>
          </table:table-cell>
          <table:table-cell table:formula="of:=SUM([day_hosp_csv_all.C148:.F148])" office:value-type="float" office:value="0.285714286" calcext:value-type="float">
            <text:p>0.285714286</text:p>
          </table:table-cell>
          <table:table-cell table:formula="of:=SUM([day_hosp_csv_all.G148:.H148])" office:value-type="float" office:value="0.571428572" calcext:value-type="float">
            <text:p>0.571428572</text:p>
          </table:table-cell>
          <table:table-cell table:formula="of:=SUM([day_hosp_csv_all.I148:.J148])" office:value-type="float" office:value="0.857142857" calcext:value-type="float">
            <text:p>0.857142857</text:p>
          </table:table-cell>
          <table:table-cell table:formula="of:=SUM([day_hosp_csv_all.K148])" office:value-type="float" office:value="0.714285714" calcext:value-type="float">
            <text:p>0.714285714</text:p>
          </table:table-cell>
          <table:table-cell table:formula="of:=[day_hosp_csv_all.L148]" office:value-type="float" office:value="0.285714286" calcext:value-type="float">
            <text:p>0.285714286</text:p>
          </table:table-cell>
          <table:table-cell table:formula="of:=[day_hosp_csv_all.M148]" office:value-type="float" office:value="0.571428571" calcext:value-type="float">
            <text:p>0.571428571</text:p>
          </table:table-cell>
          <table:table-cell table:formula="of:=SUM([day_hosp_csv_all.N148:.Q148])" office:value-type="float" office:value="1.285714286" calcext:value-type="float">
            <text:p>1.285714286</text:p>
          </table:table-cell>
          <table:table-cell table:formula="of:=[day_hosp_csv_all.R148]" office:value-type="float" office:value="4.714285715" calcext:value-type="float">
            <text:p>4.714285715</text:p>
          </table:table-cell>
          <table:table-cell table:number-columns-repeated="1015"/>
        </table:table-row>
        <table:table-row table:style-name="ro1">
          <table:table-cell table:formula="of:=SUM([day_hosp_csv_all.A149:.B149])" office:value-type="float" office:value="0" calcext:value-type="float">
            <text:p>0</text:p>
          </table:table-cell>
          <table:table-cell table:formula="of:=SUM([day_hosp_csv_all.C149:.F149])" office:value-type="float" office:value="0.714285715" calcext:value-type="float">
            <text:p>0.714285715</text:p>
          </table:table-cell>
          <table:table-cell table:formula="of:=SUM([day_hosp_csv_all.G149:.H149])" office:value-type="float" office:value="0.285714286" calcext:value-type="float">
            <text:p>0.285714286</text:p>
          </table:table-cell>
          <table:table-cell table:formula="of:=SUM([day_hosp_csv_all.I149:.J149])" office:value-type="float" office:value="1.571428571" calcext:value-type="float">
            <text:p>1.571428571</text:p>
          </table:table-cell>
          <table:table-cell table:formula="of:=SUM([day_hosp_csv_all.K149])" office:value-type="float" office:value="1" calcext:value-type="float">
            <text:p>1</text:p>
          </table:table-cell>
          <table:table-cell table:formula="of:=[day_hosp_csv_all.L149]" office:value-type="float" office:value="0.571428571" calcext:value-type="float">
            <text:p>0.571428571</text:p>
          </table:table-cell>
          <table:table-cell table:formula="of:=[day_hosp_csv_all.M149]" office:value-type="float" office:value="1.142857143" calcext:value-type="float">
            <text:p>1.142857143</text:p>
          </table:table-cell>
          <table:table-cell table:formula="of:=SUM([day_hosp_csv_all.N149:.Q149])" office:value-type="float" office:value="1.285714286" calcext:value-type="float">
            <text:p>1.285714286</text:p>
          </table:table-cell>
          <table:table-cell table:formula="of:=[day_hosp_csv_all.R149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0:.B150])" office:value-type="float" office:value="0" calcext:value-type="float">
            <text:p>0</text:p>
          </table:table-cell>
          <table:table-cell table:formula="of:=SUM([day_hosp_csv_all.C150:.F150])" office:value-type="float" office:value="0.714285715" calcext:value-type="float">
            <text:p>0.714285715</text:p>
          </table:table-cell>
          <table:table-cell table:formula="of:=SUM([day_hosp_csv_all.G150:.H150])" office:value-type="float" office:value="0.285714286" calcext:value-type="float">
            <text:p>0.285714286</text:p>
          </table:table-cell>
          <table:table-cell table:formula="of:=SUM([day_hosp_csv_all.I150:.J150])" office:value-type="float" office:value="1.571428571" calcext:value-type="float">
            <text:p>1.571428571</text:p>
          </table:table-cell>
          <table:table-cell table:formula="of:=SUM([day_hosp_csv_all.K150])" office:value-type="float" office:value="1" calcext:value-type="float">
            <text:p>1</text:p>
          </table:table-cell>
          <table:table-cell table:formula="of:=[day_hosp_csv_all.L150]" office:value-type="float" office:value="0.571428571" calcext:value-type="float">
            <text:p>0.571428571</text:p>
          </table:table-cell>
          <table:table-cell table:formula="of:=[day_hosp_csv_all.M150]" office:value-type="float" office:value="1.142857143" calcext:value-type="float">
            <text:p>1.142857143</text:p>
          </table:table-cell>
          <table:table-cell table:formula="of:=SUM([day_hosp_csv_all.N150:.Q150])" office:value-type="float" office:value="1.285714286" calcext:value-type="float">
            <text:p>1.285714286</text:p>
          </table:table-cell>
          <table:table-cell table:formula="of:=[day_hosp_csv_all.R150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1:.B151])" office:value-type="float" office:value="0" calcext:value-type="float">
            <text:p>0</text:p>
          </table:table-cell>
          <table:table-cell table:formula="of:=SUM([day_hosp_csv_all.C151:.F151])" office:value-type="float" office:value="0.714285715" calcext:value-type="float">
            <text:p>0.714285715</text:p>
          </table:table-cell>
          <table:table-cell table:formula="of:=SUM([day_hosp_csv_all.G151:.H151])" office:value-type="float" office:value="0.285714286" calcext:value-type="float">
            <text:p>0.285714286</text:p>
          </table:table-cell>
          <table:table-cell table:formula="of:=SUM([day_hosp_csv_all.I151:.J151])" office:value-type="float" office:value="1.571428571" calcext:value-type="float">
            <text:p>1.571428571</text:p>
          </table:table-cell>
          <table:table-cell table:formula="of:=SUM([day_hosp_csv_all.K151])" office:value-type="float" office:value="1" calcext:value-type="float">
            <text:p>1</text:p>
          </table:table-cell>
          <table:table-cell table:formula="of:=[day_hosp_csv_all.L151]" office:value-type="float" office:value="0.571428571" calcext:value-type="float">
            <text:p>0.571428571</text:p>
          </table:table-cell>
          <table:table-cell table:formula="of:=[day_hosp_csv_all.M151]" office:value-type="float" office:value="1.142857143" calcext:value-type="float">
            <text:p>1.142857143</text:p>
          </table:table-cell>
          <table:table-cell table:formula="of:=SUM([day_hosp_csv_all.N151:.Q151])" office:value-type="float" office:value="1.285714286" calcext:value-type="float">
            <text:p>1.285714286</text:p>
          </table:table-cell>
          <table:table-cell table:formula="of:=[day_hosp_csv_all.R151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2:.B152])" office:value-type="float" office:value="0" calcext:value-type="float">
            <text:p>0</text:p>
          </table:table-cell>
          <table:table-cell table:formula="of:=SUM([day_hosp_csv_all.C152:.F152])" office:value-type="float" office:value="0.714285715" calcext:value-type="float">
            <text:p>0.714285715</text:p>
          </table:table-cell>
          <table:table-cell table:formula="of:=SUM([day_hosp_csv_all.G152:.H152])" office:value-type="float" office:value="0.285714286" calcext:value-type="float">
            <text:p>0.285714286</text:p>
          </table:table-cell>
          <table:table-cell table:formula="of:=SUM([day_hosp_csv_all.I152:.J152])" office:value-type="float" office:value="1.571428571" calcext:value-type="float">
            <text:p>1.571428571</text:p>
          </table:table-cell>
          <table:table-cell table:formula="of:=SUM([day_hosp_csv_all.K152])" office:value-type="float" office:value="1" calcext:value-type="float">
            <text:p>1</text:p>
          </table:table-cell>
          <table:table-cell table:formula="of:=[day_hosp_csv_all.L152]" office:value-type="float" office:value="0.571428571" calcext:value-type="float">
            <text:p>0.571428571</text:p>
          </table:table-cell>
          <table:table-cell table:formula="of:=[day_hosp_csv_all.M152]" office:value-type="float" office:value="1.142857143" calcext:value-type="float">
            <text:p>1.142857143</text:p>
          </table:table-cell>
          <table:table-cell table:formula="of:=SUM([day_hosp_csv_all.N152:.Q152])" office:value-type="float" office:value="1.285714286" calcext:value-type="float">
            <text:p>1.285714286</text:p>
          </table:table-cell>
          <table:table-cell table:formula="of:=[day_hosp_csv_all.R152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3:.B153])" office:value-type="float" office:value="0" calcext:value-type="float">
            <text:p>0</text:p>
          </table:table-cell>
          <table:table-cell table:formula="of:=SUM([day_hosp_csv_all.C153:.F153])" office:value-type="float" office:value="0.714285715" calcext:value-type="float">
            <text:p>0.714285715</text:p>
          </table:table-cell>
          <table:table-cell table:formula="of:=SUM([day_hosp_csv_all.G153:.H153])" office:value-type="float" office:value="0.285714286" calcext:value-type="float">
            <text:p>0.285714286</text:p>
          </table:table-cell>
          <table:table-cell table:formula="of:=SUM([day_hosp_csv_all.I153:.J153])" office:value-type="float" office:value="1.571428571" calcext:value-type="float">
            <text:p>1.571428571</text:p>
          </table:table-cell>
          <table:table-cell table:formula="of:=SUM([day_hosp_csv_all.K153])" office:value-type="float" office:value="1" calcext:value-type="float">
            <text:p>1</text:p>
          </table:table-cell>
          <table:table-cell table:formula="of:=[day_hosp_csv_all.L153]" office:value-type="float" office:value="0.571428571" calcext:value-type="float">
            <text:p>0.571428571</text:p>
          </table:table-cell>
          <table:table-cell table:formula="of:=[day_hosp_csv_all.M153]" office:value-type="float" office:value="1.142857143" calcext:value-type="float">
            <text:p>1.142857143</text:p>
          </table:table-cell>
          <table:table-cell table:formula="of:=SUM([day_hosp_csv_all.N153:.Q153])" office:value-type="float" office:value="1.285714286" calcext:value-type="float">
            <text:p>1.285714286</text:p>
          </table:table-cell>
          <table:table-cell table:formula="of:=[day_hosp_csv_all.R153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4:.B154])" office:value-type="float" office:value="0" calcext:value-type="float">
            <text:p>0</text:p>
          </table:table-cell>
          <table:table-cell table:formula="of:=SUM([day_hosp_csv_all.C154:.F154])" office:value-type="float" office:value="0.714285715" calcext:value-type="float">
            <text:p>0.714285715</text:p>
          </table:table-cell>
          <table:table-cell table:formula="of:=SUM([day_hosp_csv_all.G154:.H154])" office:value-type="float" office:value="0.285714286" calcext:value-type="float">
            <text:p>0.285714286</text:p>
          </table:table-cell>
          <table:table-cell table:formula="of:=SUM([day_hosp_csv_all.I154:.J154])" office:value-type="float" office:value="1.571428571" calcext:value-type="float">
            <text:p>1.571428571</text:p>
          </table:table-cell>
          <table:table-cell table:formula="of:=SUM([day_hosp_csv_all.K154])" office:value-type="float" office:value="1" calcext:value-type="float">
            <text:p>1</text:p>
          </table:table-cell>
          <table:table-cell table:formula="of:=[day_hosp_csv_all.L154]" office:value-type="float" office:value="0.571428571" calcext:value-type="float">
            <text:p>0.571428571</text:p>
          </table:table-cell>
          <table:table-cell table:formula="of:=[day_hosp_csv_all.M154]" office:value-type="float" office:value="1.142857143" calcext:value-type="float">
            <text:p>1.142857143</text:p>
          </table:table-cell>
          <table:table-cell table:formula="of:=SUM([day_hosp_csv_all.N154:.Q154])" office:value-type="float" office:value="1.285714286" calcext:value-type="float">
            <text:p>1.285714286</text:p>
          </table:table-cell>
          <table:table-cell table:formula="of:=[day_hosp_csv_all.R154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5:.B155])" office:value-type="float" office:value="0" calcext:value-type="float">
            <text:p>0</text:p>
          </table:table-cell>
          <table:table-cell table:formula="of:=SUM([day_hosp_csv_all.C155:.F155])" office:value-type="float" office:value="0.714285715" calcext:value-type="float">
            <text:p>0.714285715</text:p>
          </table:table-cell>
          <table:table-cell table:formula="of:=SUM([day_hosp_csv_all.G155:.H155])" office:value-type="float" office:value="0.285714286" calcext:value-type="float">
            <text:p>0.285714286</text:p>
          </table:table-cell>
          <table:table-cell table:formula="of:=SUM([day_hosp_csv_all.I155:.J155])" office:value-type="float" office:value="1.571428571" calcext:value-type="float">
            <text:p>1.571428571</text:p>
          </table:table-cell>
          <table:table-cell table:formula="of:=SUM([day_hosp_csv_all.K155])" office:value-type="float" office:value="1" calcext:value-type="float">
            <text:p>1</text:p>
          </table:table-cell>
          <table:table-cell table:formula="of:=[day_hosp_csv_all.L155]" office:value-type="float" office:value="0.571428571" calcext:value-type="float">
            <text:p>0.571428571</text:p>
          </table:table-cell>
          <table:table-cell table:formula="of:=[day_hosp_csv_all.M155]" office:value-type="float" office:value="1.142857143" calcext:value-type="float">
            <text:p>1.142857143</text:p>
          </table:table-cell>
          <table:table-cell table:formula="of:=SUM([day_hosp_csv_all.N155:.Q155])" office:value-type="float" office:value="1.285714286" calcext:value-type="float">
            <text:p>1.285714286</text:p>
          </table:table-cell>
          <table:table-cell table:formula="of:=[day_hosp_csv_all.R155]" office:value-type="float" office:value="6.571428572" calcext:value-type="float">
            <text:p>6.571428572</text:p>
          </table:table-cell>
          <table:table-cell table:number-columns-repeated="1015"/>
        </table:table-row>
        <table:table-row table:style-name="ro1">
          <table:table-cell table:formula="of:=SUM([day_hosp_csv_all.A156:.B156])" office:value-type="float" office:value="0.142857143" calcext:value-type="float">
            <text:p>0.142857143</text:p>
          </table:table-cell>
          <table:table-cell table:formula="of:=SUM([day_hosp_csv_all.C156:.F156])" office:value-type="float" office:value="0.714285715" calcext:value-type="float">
            <text:p>0.714285715</text:p>
          </table:table-cell>
          <table:table-cell table:formula="of:=SUM([day_hosp_csv_all.G156:.H156])" office:value-type="float" office:value="1.714285715" calcext:value-type="float">
            <text:p>1.714285715</text:p>
          </table:table-cell>
          <table:table-cell table:formula="of:=SUM([day_hosp_csv_all.I156:.J156])" office:value-type="float" office:value="1.571428571" calcext:value-type="float">
            <text:p>1.571428571</text:p>
          </table:table-cell>
          <table:table-cell table:formula="of:=SUM([day_hosp_csv_all.K156])" office:value-type="float" office:value="0.857142857" calcext:value-type="float">
            <text:p>0.857142857</text:p>
          </table:table-cell>
          <table:table-cell table:formula="of:=[day_hosp_csv_all.L156]" office:value-type="float" office:value="1.285714286" calcext:value-type="float">
            <text:p>1.285714286</text:p>
          </table:table-cell>
          <table:table-cell table:formula="of:=[day_hosp_csv_all.M156]" office:value-type="float" office:value="1" calcext:value-type="float">
            <text:p>1</text:p>
          </table:table-cell>
          <table:table-cell table:formula="of:=SUM([day_hosp_csv_all.N156:.Q156])" office:value-type="float" office:value="3.000000001" calcext:value-type="float">
            <text:p>3.000000001</text:p>
          </table:table-cell>
          <table:table-cell table:formula="of:=[day_hosp_csv_all.R156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57:.B157])" office:value-type="float" office:value="0.142857143" calcext:value-type="float">
            <text:p>0.142857143</text:p>
          </table:table-cell>
          <table:table-cell table:formula="of:=SUM([day_hosp_csv_all.C157:.F157])" office:value-type="float" office:value="0.714285715" calcext:value-type="float">
            <text:p>0.714285715</text:p>
          </table:table-cell>
          <table:table-cell table:formula="of:=SUM([day_hosp_csv_all.G157:.H157])" office:value-type="float" office:value="1.714285715" calcext:value-type="float">
            <text:p>1.714285715</text:p>
          </table:table-cell>
          <table:table-cell table:formula="of:=SUM([day_hosp_csv_all.I157:.J157])" office:value-type="float" office:value="1.571428571" calcext:value-type="float">
            <text:p>1.571428571</text:p>
          </table:table-cell>
          <table:table-cell table:formula="of:=SUM([day_hosp_csv_all.K157])" office:value-type="float" office:value="0.857142857" calcext:value-type="float">
            <text:p>0.857142857</text:p>
          </table:table-cell>
          <table:table-cell table:formula="of:=[day_hosp_csv_all.L157]" office:value-type="float" office:value="1.285714286" calcext:value-type="float">
            <text:p>1.285714286</text:p>
          </table:table-cell>
          <table:table-cell table:formula="of:=[day_hosp_csv_all.M157]" office:value-type="float" office:value="1" calcext:value-type="float">
            <text:p>1</text:p>
          </table:table-cell>
          <table:table-cell table:formula="of:=SUM([day_hosp_csv_all.N157:.Q157])" office:value-type="float" office:value="3.000000001" calcext:value-type="float">
            <text:p>3.000000001</text:p>
          </table:table-cell>
          <table:table-cell table:formula="of:=[day_hosp_csv_all.R157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58:.B158])" office:value-type="float" office:value="0.142857143" calcext:value-type="float">
            <text:p>0.142857143</text:p>
          </table:table-cell>
          <table:table-cell table:formula="of:=SUM([day_hosp_csv_all.C158:.F158])" office:value-type="float" office:value="0.714285715" calcext:value-type="float">
            <text:p>0.714285715</text:p>
          </table:table-cell>
          <table:table-cell table:formula="of:=SUM([day_hosp_csv_all.G158:.H158])" office:value-type="float" office:value="1.714285715" calcext:value-type="float">
            <text:p>1.714285715</text:p>
          </table:table-cell>
          <table:table-cell table:formula="of:=SUM([day_hosp_csv_all.I158:.J158])" office:value-type="float" office:value="1.571428571" calcext:value-type="float">
            <text:p>1.571428571</text:p>
          </table:table-cell>
          <table:table-cell table:formula="of:=SUM([day_hosp_csv_all.K158])" office:value-type="float" office:value="0.857142857" calcext:value-type="float">
            <text:p>0.857142857</text:p>
          </table:table-cell>
          <table:table-cell table:formula="of:=[day_hosp_csv_all.L158]" office:value-type="float" office:value="1.285714286" calcext:value-type="float">
            <text:p>1.285714286</text:p>
          </table:table-cell>
          <table:table-cell table:formula="of:=[day_hosp_csv_all.M158]" office:value-type="float" office:value="1" calcext:value-type="float">
            <text:p>1</text:p>
          </table:table-cell>
          <table:table-cell table:formula="of:=SUM([day_hosp_csv_all.N158:.Q158])" office:value-type="float" office:value="3.000000001" calcext:value-type="float">
            <text:p>3.000000001</text:p>
          </table:table-cell>
          <table:table-cell table:formula="of:=[day_hosp_csv_all.R158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59:.B159])" office:value-type="float" office:value="0.142857143" calcext:value-type="float">
            <text:p>0.142857143</text:p>
          </table:table-cell>
          <table:table-cell table:formula="of:=SUM([day_hosp_csv_all.C159:.F159])" office:value-type="float" office:value="0.714285715" calcext:value-type="float">
            <text:p>0.714285715</text:p>
          </table:table-cell>
          <table:table-cell table:formula="of:=SUM([day_hosp_csv_all.G159:.H159])" office:value-type="float" office:value="1.714285715" calcext:value-type="float">
            <text:p>1.714285715</text:p>
          </table:table-cell>
          <table:table-cell table:formula="of:=SUM([day_hosp_csv_all.I159:.J159])" office:value-type="float" office:value="1.571428571" calcext:value-type="float">
            <text:p>1.571428571</text:p>
          </table:table-cell>
          <table:table-cell table:formula="of:=SUM([day_hosp_csv_all.K159])" office:value-type="float" office:value="0.857142857" calcext:value-type="float">
            <text:p>0.857142857</text:p>
          </table:table-cell>
          <table:table-cell table:formula="of:=[day_hosp_csv_all.L159]" office:value-type="float" office:value="1.285714286" calcext:value-type="float">
            <text:p>1.285714286</text:p>
          </table:table-cell>
          <table:table-cell table:formula="of:=[day_hosp_csv_all.M159]" office:value-type="float" office:value="1" calcext:value-type="float">
            <text:p>1</text:p>
          </table:table-cell>
          <table:table-cell table:formula="of:=SUM([day_hosp_csv_all.N159:.Q159])" office:value-type="float" office:value="3.000000001" calcext:value-type="float">
            <text:p>3.000000001</text:p>
          </table:table-cell>
          <table:table-cell table:formula="of:=[day_hosp_csv_all.R159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60:.B160])" office:value-type="float" office:value="0.142857143" calcext:value-type="float">
            <text:p>0.142857143</text:p>
          </table:table-cell>
          <table:table-cell table:formula="of:=SUM([day_hosp_csv_all.C160:.F160])" office:value-type="float" office:value="0.714285715" calcext:value-type="float">
            <text:p>0.714285715</text:p>
          </table:table-cell>
          <table:table-cell table:formula="of:=SUM([day_hosp_csv_all.G160:.H160])" office:value-type="float" office:value="1.714285715" calcext:value-type="float">
            <text:p>1.714285715</text:p>
          </table:table-cell>
          <table:table-cell table:formula="of:=SUM([day_hosp_csv_all.I160:.J160])" office:value-type="float" office:value="1.571428571" calcext:value-type="float">
            <text:p>1.571428571</text:p>
          </table:table-cell>
          <table:table-cell table:formula="of:=SUM([day_hosp_csv_all.K160])" office:value-type="float" office:value="0.857142857" calcext:value-type="float">
            <text:p>0.857142857</text:p>
          </table:table-cell>
          <table:table-cell table:formula="of:=[day_hosp_csv_all.L160]" office:value-type="float" office:value="1.285714286" calcext:value-type="float">
            <text:p>1.285714286</text:p>
          </table:table-cell>
          <table:table-cell table:formula="of:=[day_hosp_csv_all.M160]" office:value-type="float" office:value="1" calcext:value-type="float">
            <text:p>1</text:p>
          </table:table-cell>
          <table:table-cell table:formula="of:=SUM([day_hosp_csv_all.N160:.Q160])" office:value-type="float" office:value="3.000000001" calcext:value-type="float">
            <text:p>3.000000001</text:p>
          </table:table-cell>
          <table:table-cell table:formula="of:=[day_hosp_csv_all.R160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61:.B161])" office:value-type="float" office:value="0.142857143" calcext:value-type="float">
            <text:p>0.142857143</text:p>
          </table:table-cell>
          <table:table-cell table:formula="of:=SUM([day_hosp_csv_all.C161:.F161])" office:value-type="float" office:value="0.714285715" calcext:value-type="float">
            <text:p>0.714285715</text:p>
          </table:table-cell>
          <table:table-cell table:formula="of:=SUM([day_hosp_csv_all.G161:.H161])" office:value-type="float" office:value="1.714285715" calcext:value-type="float">
            <text:p>1.714285715</text:p>
          </table:table-cell>
          <table:table-cell table:formula="of:=SUM([day_hosp_csv_all.I161:.J161])" office:value-type="float" office:value="1.571428571" calcext:value-type="float">
            <text:p>1.571428571</text:p>
          </table:table-cell>
          <table:table-cell table:formula="of:=SUM([day_hosp_csv_all.K161])" office:value-type="float" office:value="0.857142857" calcext:value-type="float">
            <text:p>0.857142857</text:p>
          </table:table-cell>
          <table:table-cell table:formula="of:=[day_hosp_csv_all.L161]" office:value-type="float" office:value="1.285714286" calcext:value-type="float">
            <text:p>1.285714286</text:p>
          </table:table-cell>
          <table:table-cell table:formula="of:=[day_hosp_csv_all.M161]" office:value-type="float" office:value="1" calcext:value-type="float">
            <text:p>1</text:p>
          </table:table-cell>
          <table:table-cell table:formula="of:=SUM([day_hosp_csv_all.N161:.Q161])" office:value-type="float" office:value="3.000000001" calcext:value-type="float">
            <text:p>3.000000001</text:p>
          </table:table-cell>
          <table:table-cell table:formula="of:=[day_hosp_csv_all.R161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62:.B162])" office:value-type="float" office:value="0.142857143" calcext:value-type="float">
            <text:p>0.142857143</text:p>
          </table:table-cell>
          <table:table-cell table:formula="of:=SUM([day_hosp_csv_all.C162:.F162])" office:value-type="float" office:value="0.714285715" calcext:value-type="float">
            <text:p>0.714285715</text:p>
          </table:table-cell>
          <table:table-cell table:formula="of:=SUM([day_hosp_csv_all.G162:.H162])" office:value-type="float" office:value="1.714285715" calcext:value-type="float">
            <text:p>1.714285715</text:p>
          </table:table-cell>
          <table:table-cell table:formula="of:=SUM([day_hosp_csv_all.I162:.J162])" office:value-type="float" office:value="1.571428571" calcext:value-type="float">
            <text:p>1.571428571</text:p>
          </table:table-cell>
          <table:table-cell table:formula="of:=SUM([day_hosp_csv_all.K162])" office:value-type="float" office:value="0.857142857" calcext:value-type="float">
            <text:p>0.857142857</text:p>
          </table:table-cell>
          <table:table-cell table:formula="of:=[day_hosp_csv_all.L162]" office:value-type="float" office:value="1.285714286" calcext:value-type="float">
            <text:p>1.285714286</text:p>
          </table:table-cell>
          <table:table-cell table:formula="of:=[day_hosp_csv_all.M162]" office:value-type="float" office:value="1" calcext:value-type="float">
            <text:p>1</text:p>
          </table:table-cell>
          <table:table-cell table:formula="of:=SUM([day_hosp_csv_all.N162:.Q162])" office:value-type="float" office:value="3.000000001" calcext:value-type="float">
            <text:p>3.000000001</text:p>
          </table:table-cell>
          <table:table-cell table:formula="of:=[day_hosp_csv_all.R162]" office:value-type="float" office:value="10.285714288" calcext:value-type="float">
            <text:p>10.285714288</text:p>
          </table:table-cell>
          <table:table-cell table:number-columns-repeated="1015"/>
        </table:table-row>
        <table:table-row table:style-name="ro1">
          <table:table-cell table:formula="of:=SUM([day_hosp_csv_all.A163:.B163])" office:value-type="float" office:value="0" calcext:value-type="float">
            <text:p>0</text:p>
          </table:table-cell>
          <table:table-cell table:formula="of:=SUM([day_hosp_csv_all.C163:.F163])" office:value-type="float" office:value="1.428571429" calcext:value-type="float">
            <text:p>1.428571429</text:p>
          </table:table-cell>
          <table:table-cell table:formula="of:=SUM([day_hosp_csv_all.G163:.H163])" office:value-type="float" office:value="1.285714285" calcext:value-type="float">
            <text:p>1.285714285</text:p>
          </table:table-cell>
          <table:table-cell table:formula="of:=SUM([day_hosp_csv_all.I163:.J163])" office:value-type="float" office:value="2.571428571" calcext:value-type="float">
            <text:p>2.571428571</text:p>
          </table:table-cell>
          <table:table-cell table:formula="of:=SUM([day_hosp_csv_all.K163])" office:value-type="float" office:value="1.857142857" calcext:value-type="float">
            <text:p>1.857142857</text:p>
          </table:table-cell>
          <table:table-cell table:formula="of:=[day_hosp_csv_all.L163]" office:value-type="float" office:value="1.285714286" calcext:value-type="float">
            <text:p>1.285714286</text:p>
          </table:table-cell>
          <table:table-cell table:formula="of:=[day_hosp_csv_all.M163]" office:value-type="float" office:value="1.571428571" calcext:value-type="float">
            <text:p>1.571428571</text:p>
          </table:table-cell>
          <table:table-cell table:formula="of:=SUM([day_hosp_csv_all.N163:.Q163])" office:value-type="float" office:value="4.57142857" calcext:value-type="float">
            <text:p>4.57142857</text:p>
          </table:table-cell>
          <table:table-cell table:formula="of:=[day_hosp_csv_all.R163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4:.B164])" office:value-type="float" office:value="0" calcext:value-type="float">
            <text:p>0</text:p>
          </table:table-cell>
          <table:table-cell table:formula="of:=SUM([day_hosp_csv_all.C164:.F164])" office:value-type="float" office:value="1.428571429" calcext:value-type="float">
            <text:p>1.428571429</text:p>
          </table:table-cell>
          <table:table-cell table:formula="of:=SUM([day_hosp_csv_all.G164:.H164])" office:value-type="float" office:value="1.285714285" calcext:value-type="float">
            <text:p>1.285714285</text:p>
          </table:table-cell>
          <table:table-cell table:formula="of:=SUM([day_hosp_csv_all.I164:.J164])" office:value-type="float" office:value="2.571428571" calcext:value-type="float">
            <text:p>2.571428571</text:p>
          </table:table-cell>
          <table:table-cell table:formula="of:=SUM([day_hosp_csv_all.K164])" office:value-type="float" office:value="1.857142857" calcext:value-type="float">
            <text:p>1.857142857</text:p>
          </table:table-cell>
          <table:table-cell table:formula="of:=[day_hosp_csv_all.L164]" office:value-type="float" office:value="1.285714286" calcext:value-type="float">
            <text:p>1.285714286</text:p>
          </table:table-cell>
          <table:table-cell table:formula="of:=[day_hosp_csv_all.M164]" office:value-type="float" office:value="1.571428571" calcext:value-type="float">
            <text:p>1.571428571</text:p>
          </table:table-cell>
          <table:table-cell table:formula="of:=SUM([day_hosp_csv_all.N164:.Q164])" office:value-type="float" office:value="4.57142857" calcext:value-type="float">
            <text:p>4.57142857</text:p>
          </table:table-cell>
          <table:table-cell table:formula="of:=[day_hosp_csv_all.R164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5:.B165])" office:value-type="float" office:value="0" calcext:value-type="float">
            <text:p>0</text:p>
          </table:table-cell>
          <table:table-cell table:formula="of:=SUM([day_hosp_csv_all.C165:.F165])" office:value-type="float" office:value="1.428571429" calcext:value-type="float">
            <text:p>1.428571429</text:p>
          </table:table-cell>
          <table:table-cell table:formula="of:=SUM([day_hosp_csv_all.G165:.H165])" office:value-type="float" office:value="1.285714285" calcext:value-type="float">
            <text:p>1.285714285</text:p>
          </table:table-cell>
          <table:table-cell table:formula="of:=SUM([day_hosp_csv_all.I165:.J165])" office:value-type="float" office:value="2.571428571" calcext:value-type="float">
            <text:p>2.571428571</text:p>
          </table:table-cell>
          <table:table-cell table:formula="of:=SUM([day_hosp_csv_all.K165])" office:value-type="float" office:value="1.857142857" calcext:value-type="float">
            <text:p>1.857142857</text:p>
          </table:table-cell>
          <table:table-cell table:formula="of:=[day_hosp_csv_all.L165]" office:value-type="float" office:value="1.285714286" calcext:value-type="float">
            <text:p>1.285714286</text:p>
          </table:table-cell>
          <table:table-cell table:formula="of:=[day_hosp_csv_all.M165]" office:value-type="float" office:value="1.571428571" calcext:value-type="float">
            <text:p>1.571428571</text:p>
          </table:table-cell>
          <table:table-cell table:formula="of:=SUM([day_hosp_csv_all.N165:.Q165])" office:value-type="float" office:value="4.57142857" calcext:value-type="float">
            <text:p>4.57142857</text:p>
          </table:table-cell>
          <table:table-cell table:formula="of:=[day_hosp_csv_all.R165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6:.B166])" office:value-type="float" office:value="0" calcext:value-type="float">
            <text:p>0</text:p>
          </table:table-cell>
          <table:table-cell table:formula="of:=SUM([day_hosp_csv_all.C166:.F166])" office:value-type="float" office:value="1.428571429" calcext:value-type="float">
            <text:p>1.428571429</text:p>
          </table:table-cell>
          <table:table-cell table:formula="of:=SUM([day_hosp_csv_all.G166:.H166])" office:value-type="float" office:value="1.285714285" calcext:value-type="float">
            <text:p>1.285714285</text:p>
          </table:table-cell>
          <table:table-cell table:formula="of:=SUM([day_hosp_csv_all.I166:.J166])" office:value-type="float" office:value="2.571428571" calcext:value-type="float">
            <text:p>2.571428571</text:p>
          </table:table-cell>
          <table:table-cell table:formula="of:=SUM([day_hosp_csv_all.K166])" office:value-type="float" office:value="1.857142857" calcext:value-type="float">
            <text:p>1.857142857</text:p>
          </table:table-cell>
          <table:table-cell table:formula="of:=[day_hosp_csv_all.L166]" office:value-type="float" office:value="1.285714286" calcext:value-type="float">
            <text:p>1.285714286</text:p>
          </table:table-cell>
          <table:table-cell table:formula="of:=[day_hosp_csv_all.M166]" office:value-type="float" office:value="1.571428571" calcext:value-type="float">
            <text:p>1.571428571</text:p>
          </table:table-cell>
          <table:table-cell table:formula="of:=SUM([day_hosp_csv_all.N166:.Q166])" office:value-type="float" office:value="4.57142857" calcext:value-type="float">
            <text:p>4.57142857</text:p>
          </table:table-cell>
          <table:table-cell table:formula="of:=[day_hosp_csv_all.R166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7:.B167])" office:value-type="float" office:value="0" calcext:value-type="float">
            <text:p>0</text:p>
          </table:table-cell>
          <table:table-cell table:formula="of:=SUM([day_hosp_csv_all.C167:.F167])" office:value-type="float" office:value="1.428571429" calcext:value-type="float">
            <text:p>1.428571429</text:p>
          </table:table-cell>
          <table:table-cell table:formula="of:=SUM([day_hosp_csv_all.G167:.H167])" office:value-type="float" office:value="1.285714285" calcext:value-type="float">
            <text:p>1.285714285</text:p>
          </table:table-cell>
          <table:table-cell table:formula="of:=SUM([day_hosp_csv_all.I167:.J167])" office:value-type="float" office:value="2.571428571" calcext:value-type="float">
            <text:p>2.571428571</text:p>
          </table:table-cell>
          <table:table-cell table:formula="of:=SUM([day_hosp_csv_all.K167])" office:value-type="float" office:value="1.857142857" calcext:value-type="float">
            <text:p>1.857142857</text:p>
          </table:table-cell>
          <table:table-cell table:formula="of:=[day_hosp_csv_all.L167]" office:value-type="float" office:value="1.285714286" calcext:value-type="float">
            <text:p>1.285714286</text:p>
          </table:table-cell>
          <table:table-cell table:formula="of:=[day_hosp_csv_all.M167]" office:value-type="float" office:value="1.571428571" calcext:value-type="float">
            <text:p>1.571428571</text:p>
          </table:table-cell>
          <table:table-cell table:formula="of:=SUM([day_hosp_csv_all.N167:.Q167])" office:value-type="float" office:value="4.57142857" calcext:value-type="float">
            <text:p>4.57142857</text:p>
          </table:table-cell>
          <table:table-cell table:formula="of:=[day_hosp_csv_all.R167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8:.B168])" office:value-type="float" office:value="0" calcext:value-type="float">
            <text:p>0</text:p>
          </table:table-cell>
          <table:table-cell table:formula="of:=SUM([day_hosp_csv_all.C168:.F168])" office:value-type="float" office:value="1.428571429" calcext:value-type="float">
            <text:p>1.428571429</text:p>
          </table:table-cell>
          <table:table-cell table:formula="of:=SUM([day_hosp_csv_all.G168:.H168])" office:value-type="float" office:value="1.285714285" calcext:value-type="float">
            <text:p>1.285714285</text:p>
          </table:table-cell>
          <table:table-cell table:formula="of:=SUM([day_hosp_csv_all.I168:.J168])" office:value-type="float" office:value="2.571428571" calcext:value-type="float">
            <text:p>2.571428571</text:p>
          </table:table-cell>
          <table:table-cell table:formula="of:=SUM([day_hosp_csv_all.K168])" office:value-type="float" office:value="1.857142857" calcext:value-type="float">
            <text:p>1.857142857</text:p>
          </table:table-cell>
          <table:table-cell table:formula="of:=[day_hosp_csv_all.L168]" office:value-type="float" office:value="1.285714286" calcext:value-type="float">
            <text:p>1.285714286</text:p>
          </table:table-cell>
          <table:table-cell table:formula="of:=[day_hosp_csv_all.M168]" office:value-type="float" office:value="1.571428571" calcext:value-type="float">
            <text:p>1.571428571</text:p>
          </table:table-cell>
          <table:table-cell table:formula="of:=SUM([day_hosp_csv_all.N168:.Q168])" office:value-type="float" office:value="4.57142857" calcext:value-type="float">
            <text:p>4.57142857</text:p>
          </table:table-cell>
          <table:table-cell table:formula="of:=[day_hosp_csv_all.R168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69:.B169])" office:value-type="float" office:value="0" calcext:value-type="float">
            <text:p>0</text:p>
          </table:table-cell>
          <table:table-cell table:formula="of:=SUM([day_hosp_csv_all.C169:.F169])" office:value-type="float" office:value="1.428571429" calcext:value-type="float">
            <text:p>1.428571429</text:p>
          </table:table-cell>
          <table:table-cell table:formula="of:=SUM([day_hosp_csv_all.G169:.H169])" office:value-type="float" office:value="1.285714285" calcext:value-type="float">
            <text:p>1.285714285</text:p>
          </table:table-cell>
          <table:table-cell table:formula="of:=SUM([day_hosp_csv_all.I169:.J169])" office:value-type="float" office:value="2.571428571" calcext:value-type="float">
            <text:p>2.571428571</text:p>
          </table:table-cell>
          <table:table-cell table:formula="of:=SUM([day_hosp_csv_all.K169])" office:value-type="float" office:value="1.857142857" calcext:value-type="float">
            <text:p>1.857142857</text:p>
          </table:table-cell>
          <table:table-cell table:formula="of:=[day_hosp_csv_all.L169]" office:value-type="float" office:value="1.285714286" calcext:value-type="float">
            <text:p>1.285714286</text:p>
          </table:table-cell>
          <table:table-cell table:formula="of:=[day_hosp_csv_all.M169]" office:value-type="float" office:value="1.571428571" calcext:value-type="float">
            <text:p>1.571428571</text:p>
          </table:table-cell>
          <table:table-cell table:formula="of:=SUM([day_hosp_csv_all.N169:.Q169])" office:value-type="float" office:value="4.57142857" calcext:value-type="float">
            <text:p>4.57142857</text:p>
          </table:table-cell>
          <table:table-cell table:formula="of:=[day_hosp_csv_all.R169]" office:value-type="float" office:value="14.571428569" calcext:value-type="float">
            <text:p>14.571428569</text:p>
          </table:table-cell>
          <table:table-cell table:number-columns-repeated="1015"/>
        </table:table-row>
        <table:table-row table:style-name="ro1">
          <table:table-cell table:formula="of:=SUM([day_hosp_csv_all.A170:.B170])" office:value-type="float" office:value="0.285714286" calcext:value-type="float">
            <text:p>0.285714286</text:p>
          </table:table-cell>
          <table:table-cell table:formula="of:=SUM([day_hosp_csv_all.C170:.F170])" office:value-type="float" office:value="1.714285714" calcext:value-type="float">
            <text:p>1.714285714</text:p>
          </table:table-cell>
          <table:table-cell table:formula="of:=SUM([day_hosp_csv_all.G170:.H170])" office:value-type="float" office:value="1.285714286" calcext:value-type="float">
            <text:p>1.285714286</text:p>
          </table:table-cell>
          <table:table-cell table:formula="of:=SUM([day_hosp_csv_all.I170:.J170])" office:value-type="float" office:value="2.571428572" calcext:value-type="float">
            <text:p>2.571428572</text:p>
          </table:table-cell>
          <table:table-cell table:formula="of:=SUM([day_hosp_csv_all.K170])" office:value-type="float" office:value="1.428571429" calcext:value-type="float">
            <text:p>1.428571429</text:p>
          </table:table-cell>
          <table:table-cell table:formula="of:=[day_hosp_csv_all.L170]" office:value-type="float" office:value="3.571428571" calcext:value-type="float">
            <text:p>3.571428571</text:p>
          </table:table-cell>
          <table:table-cell table:formula="of:=[day_hosp_csv_all.M170]" office:value-type="float" office:value="3.285714286" calcext:value-type="float">
            <text:p>3.285714286</text:p>
          </table:table-cell>
          <table:table-cell table:formula="of:=SUM([day_hosp_csv_all.N170:.Q170])" office:value-type="float" office:value="5.428571429" calcext:value-type="float">
            <text:p>5.428571429</text:p>
          </table:table-cell>
          <table:table-cell table:formula="of:=[day_hosp_csv_all.R170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1:.B171])" office:value-type="float" office:value="0.285714286" calcext:value-type="float">
            <text:p>0.285714286</text:p>
          </table:table-cell>
          <table:table-cell table:formula="of:=SUM([day_hosp_csv_all.C171:.F171])" office:value-type="float" office:value="1.714285714" calcext:value-type="float">
            <text:p>1.714285714</text:p>
          </table:table-cell>
          <table:table-cell table:formula="of:=SUM([day_hosp_csv_all.G171:.H171])" office:value-type="float" office:value="1.285714286" calcext:value-type="float">
            <text:p>1.285714286</text:p>
          </table:table-cell>
          <table:table-cell table:formula="of:=SUM([day_hosp_csv_all.I171:.J171])" office:value-type="float" office:value="2.571428572" calcext:value-type="float">
            <text:p>2.571428572</text:p>
          </table:table-cell>
          <table:table-cell table:formula="of:=SUM([day_hosp_csv_all.K171])" office:value-type="float" office:value="1.428571429" calcext:value-type="float">
            <text:p>1.428571429</text:p>
          </table:table-cell>
          <table:table-cell table:formula="of:=[day_hosp_csv_all.L171]" office:value-type="float" office:value="3.571428571" calcext:value-type="float">
            <text:p>3.571428571</text:p>
          </table:table-cell>
          <table:table-cell table:formula="of:=[day_hosp_csv_all.M171]" office:value-type="float" office:value="3.285714286" calcext:value-type="float">
            <text:p>3.285714286</text:p>
          </table:table-cell>
          <table:table-cell table:formula="of:=SUM([day_hosp_csv_all.N171:.Q171])" office:value-type="float" office:value="5.428571429" calcext:value-type="float">
            <text:p>5.428571429</text:p>
          </table:table-cell>
          <table:table-cell table:formula="of:=[day_hosp_csv_all.R171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2:.B172])" office:value-type="float" office:value="0.285714286" calcext:value-type="float">
            <text:p>0.285714286</text:p>
          </table:table-cell>
          <table:table-cell table:formula="of:=SUM([day_hosp_csv_all.C172:.F172])" office:value-type="float" office:value="1.714285714" calcext:value-type="float">
            <text:p>1.714285714</text:p>
          </table:table-cell>
          <table:table-cell table:formula="of:=SUM([day_hosp_csv_all.G172:.H172])" office:value-type="float" office:value="1.285714286" calcext:value-type="float">
            <text:p>1.285714286</text:p>
          </table:table-cell>
          <table:table-cell table:formula="of:=SUM([day_hosp_csv_all.I172:.J172])" office:value-type="float" office:value="2.571428572" calcext:value-type="float">
            <text:p>2.571428572</text:p>
          </table:table-cell>
          <table:table-cell table:formula="of:=SUM([day_hosp_csv_all.K172])" office:value-type="float" office:value="1.428571429" calcext:value-type="float">
            <text:p>1.428571429</text:p>
          </table:table-cell>
          <table:table-cell table:formula="of:=[day_hosp_csv_all.L172]" office:value-type="float" office:value="3.571428571" calcext:value-type="float">
            <text:p>3.571428571</text:p>
          </table:table-cell>
          <table:table-cell table:formula="of:=[day_hosp_csv_all.M172]" office:value-type="float" office:value="3.285714286" calcext:value-type="float">
            <text:p>3.285714286</text:p>
          </table:table-cell>
          <table:table-cell table:formula="of:=SUM([day_hosp_csv_all.N172:.Q172])" office:value-type="float" office:value="5.428571429" calcext:value-type="float">
            <text:p>5.428571429</text:p>
          </table:table-cell>
          <table:table-cell table:formula="of:=[day_hosp_csv_all.R172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3:.B173])" office:value-type="float" office:value="0.285714286" calcext:value-type="float">
            <text:p>0.285714286</text:p>
          </table:table-cell>
          <table:table-cell table:formula="of:=SUM([day_hosp_csv_all.C173:.F173])" office:value-type="float" office:value="1.714285714" calcext:value-type="float">
            <text:p>1.714285714</text:p>
          </table:table-cell>
          <table:table-cell table:formula="of:=SUM([day_hosp_csv_all.G173:.H173])" office:value-type="float" office:value="1.285714286" calcext:value-type="float">
            <text:p>1.285714286</text:p>
          </table:table-cell>
          <table:table-cell table:formula="of:=SUM([day_hosp_csv_all.I173:.J173])" office:value-type="float" office:value="2.571428572" calcext:value-type="float">
            <text:p>2.571428572</text:p>
          </table:table-cell>
          <table:table-cell table:formula="of:=SUM([day_hosp_csv_all.K173])" office:value-type="float" office:value="1.428571429" calcext:value-type="float">
            <text:p>1.428571429</text:p>
          </table:table-cell>
          <table:table-cell table:formula="of:=[day_hosp_csv_all.L173]" office:value-type="float" office:value="3.571428571" calcext:value-type="float">
            <text:p>3.571428571</text:p>
          </table:table-cell>
          <table:table-cell table:formula="of:=[day_hosp_csv_all.M173]" office:value-type="float" office:value="3.285714286" calcext:value-type="float">
            <text:p>3.285714286</text:p>
          </table:table-cell>
          <table:table-cell table:formula="of:=SUM([day_hosp_csv_all.N173:.Q173])" office:value-type="float" office:value="5.428571429" calcext:value-type="float">
            <text:p>5.428571429</text:p>
          </table:table-cell>
          <table:table-cell table:formula="of:=[day_hosp_csv_all.R173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4:.B174])" office:value-type="float" office:value="0.285714286" calcext:value-type="float">
            <text:p>0.285714286</text:p>
          </table:table-cell>
          <table:table-cell table:formula="of:=SUM([day_hosp_csv_all.C174:.F174])" office:value-type="float" office:value="1.714285714" calcext:value-type="float">
            <text:p>1.714285714</text:p>
          </table:table-cell>
          <table:table-cell table:formula="of:=SUM([day_hosp_csv_all.G174:.H174])" office:value-type="float" office:value="1.285714286" calcext:value-type="float">
            <text:p>1.285714286</text:p>
          </table:table-cell>
          <table:table-cell table:formula="of:=SUM([day_hosp_csv_all.I174:.J174])" office:value-type="float" office:value="2.571428572" calcext:value-type="float">
            <text:p>2.571428572</text:p>
          </table:table-cell>
          <table:table-cell table:formula="of:=SUM([day_hosp_csv_all.K174])" office:value-type="float" office:value="1.428571429" calcext:value-type="float">
            <text:p>1.428571429</text:p>
          </table:table-cell>
          <table:table-cell table:formula="of:=[day_hosp_csv_all.L174]" office:value-type="float" office:value="3.571428571" calcext:value-type="float">
            <text:p>3.571428571</text:p>
          </table:table-cell>
          <table:table-cell table:formula="of:=[day_hosp_csv_all.M174]" office:value-type="float" office:value="3.285714286" calcext:value-type="float">
            <text:p>3.285714286</text:p>
          </table:table-cell>
          <table:table-cell table:formula="of:=SUM([day_hosp_csv_all.N174:.Q174])" office:value-type="float" office:value="5.428571429" calcext:value-type="float">
            <text:p>5.428571429</text:p>
          </table:table-cell>
          <table:table-cell table:formula="of:=[day_hosp_csv_all.R174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5:.B175])" office:value-type="float" office:value="0.285714286" calcext:value-type="float">
            <text:p>0.285714286</text:p>
          </table:table-cell>
          <table:table-cell table:formula="of:=SUM([day_hosp_csv_all.C175:.F175])" office:value-type="float" office:value="1.714285714" calcext:value-type="float">
            <text:p>1.714285714</text:p>
          </table:table-cell>
          <table:table-cell table:formula="of:=SUM([day_hosp_csv_all.G175:.H175])" office:value-type="float" office:value="1.285714286" calcext:value-type="float">
            <text:p>1.285714286</text:p>
          </table:table-cell>
          <table:table-cell table:formula="of:=SUM([day_hosp_csv_all.I175:.J175])" office:value-type="float" office:value="2.571428572" calcext:value-type="float">
            <text:p>2.571428572</text:p>
          </table:table-cell>
          <table:table-cell table:formula="of:=SUM([day_hosp_csv_all.K175])" office:value-type="float" office:value="1.428571429" calcext:value-type="float">
            <text:p>1.428571429</text:p>
          </table:table-cell>
          <table:table-cell table:formula="of:=[day_hosp_csv_all.L175]" office:value-type="float" office:value="3.571428571" calcext:value-type="float">
            <text:p>3.571428571</text:p>
          </table:table-cell>
          <table:table-cell table:formula="of:=[day_hosp_csv_all.M175]" office:value-type="float" office:value="3.285714286" calcext:value-type="float">
            <text:p>3.285714286</text:p>
          </table:table-cell>
          <table:table-cell table:formula="of:=SUM([day_hosp_csv_all.N175:.Q175])" office:value-type="float" office:value="5.428571429" calcext:value-type="float">
            <text:p>5.428571429</text:p>
          </table:table-cell>
          <table:table-cell table:formula="of:=[day_hosp_csv_all.R175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6:.B176])" office:value-type="float" office:value="0.285714286" calcext:value-type="float">
            <text:p>0.285714286</text:p>
          </table:table-cell>
          <table:table-cell table:formula="of:=SUM([day_hosp_csv_all.C176:.F176])" office:value-type="float" office:value="1.714285714" calcext:value-type="float">
            <text:p>1.714285714</text:p>
          </table:table-cell>
          <table:table-cell table:formula="of:=SUM([day_hosp_csv_all.G176:.H176])" office:value-type="float" office:value="1.285714286" calcext:value-type="float">
            <text:p>1.285714286</text:p>
          </table:table-cell>
          <table:table-cell table:formula="of:=SUM([day_hosp_csv_all.I176:.J176])" office:value-type="float" office:value="2.571428572" calcext:value-type="float">
            <text:p>2.571428572</text:p>
          </table:table-cell>
          <table:table-cell table:formula="of:=SUM([day_hosp_csv_all.K176])" office:value-type="float" office:value="1.428571429" calcext:value-type="float">
            <text:p>1.428571429</text:p>
          </table:table-cell>
          <table:table-cell table:formula="of:=[day_hosp_csv_all.L176]" office:value-type="float" office:value="3.571428571" calcext:value-type="float">
            <text:p>3.571428571</text:p>
          </table:table-cell>
          <table:table-cell table:formula="of:=[day_hosp_csv_all.M176]" office:value-type="float" office:value="3.285714286" calcext:value-type="float">
            <text:p>3.285714286</text:p>
          </table:table-cell>
          <table:table-cell table:formula="of:=SUM([day_hosp_csv_all.N176:.Q176])" office:value-type="float" office:value="5.428571429" calcext:value-type="float">
            <text:p>5.428571429</text:p>
          </table:table-cell>
          <table:table-cell table:formula="of:=[day_hosp_csv_all.R176]" office:value-type="float" office:value="19.571428573" calcext:value-type="float">
            <text:p>19.571428573</text:p>
          </table:table-cell>
          <table:table-cell table:number-columns-repeated="1015"/>
        </table:table-row>
        <table:table-row table:style-name="ro1">
          <table:table-cell table:formula="of:=SUM([day_hosp_csv_all.A177:.B177])" office:value-type="float" office:value="0.142857143" calcext:value-type="float">
            <text:p>0.142857143</text:p>
          </table:table-cell>
          <table:table-cell table:formula="of:=SUM([day_hosp_csv_all.C177:.F177])" office:value-type="float" office:value="1.142857143" calcext:value-type="float">
            <text:p>1.142857143</text:p>
          </table:table-cell>
          <table:table-cell table:formula="of:=SUM([day_hosp_csv_all.G177:.H177])" office:value-type="float" office:value="1.571428572" calcext:value-type="float">
            <text:p>1.571428572</text:p>
          </table:table-cell>
          <table:table-cell table:formula="of:=SUM([day_hosp_csv_all.I177:.J177])" office:value-type="float" office:value="3.428571429" calcext:value-type="float">
            <text:p>3.428571429</text:p>
          </table:table-cell>
          <table:table-cell table:formula="of:=SUM([day_hosp_csv_all.K177])" office:value-type="float" office:value="2.714285714" calcext:value-type="float">
            <text:p>2.714285714</text:p>
          </table:table-cell>
          <table:table-cell table:formula="of:=[day_hosp_csv_all.L177]" office:value-type="float" office:value="1.857142857" calcext:value-type="float">
            <text:p>1.857142857</text:p>
          </table:table-cell>
          <table:table-cell table:formula="of:=[day_hosp_csv_all.M177]" office:value-type="float" office:value="2.428571429" calcext:value-type="float">
            <text:p>2.428571429</text:p>
          </table:table-cell>
          <table:table-cell table:formula="of:=SUM([day_hosp_csv_all.N177:.Q177])" office:value-type="float" office:value="4.285714287" calcext:value-type="float">
            <text:p>4.285714287</text:p>
          </table:table-cell>
          <table:table-cell table:formula="of:=[day_hosp_csv_all.R177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78:.B178])" office:value-type="float" office:value="0.142857143" calcext:value-type="float">
            <text:p>0.142857143</text:p>
          </table:table-cell>
          <table:table-cell table:formula="of:=SUM([day_hosp_csv_all.C178:.F178])" office:value-type="float" office:value="1.142857143" calcext:value-type="float">
            <text:p>1.142857143</text:p>
          </table:table-cell>
          <table:table-cell table:formula="of:=SUM([day_hosp_csv_all.G178:.H178])" office:value-type="float" office:value="1.571428572" calcext:value-type="float">
            <text:p>1.571428572</text:p>
          </table:table-cell>
          <table:table-cell table:formula="of:=SUM([day_hosp_csv_all.I178:.J178])" office:value-type="float" office:value="3.428571429" calcext:value-type="float">
            <text:p>3.428571429</text:p>
          </table:table-cell>
          <table:table-cell table:formula="of:=SUM([day_hosp_csv_all.K178])" office:value-type="float" office:value="2.714285714" calcext:value-type="float">
            <text:p>2.714285714</text:p>
          </table:table-cell>
          <table:table-cell table:formula="of:=[day_hosp_csv_all.L178]" office:value-type="float" office:value="1.857142857" calcext:value-type="float">
            <text:p>1.857142857</text:p>
          </table:table-cell>
          <table:table-cell table:formula="of:=[day_hosp_csv_all.M178]" office:value-type="float" office:value="2.428571429" calcext:value-type="float">
            <text:p>2.428571429</text:p>
          </table:table-cell>
          <table:table-cell table:formula="of:=SUM([day_hosp_csv_all.N178:.Q178])" office:value-type="float" office:value="4.285714287" calcext:value-type="float">
            <text:p>4.285714287</text:p>
          </table:table-cell>
          <table:table-cell table:formula="of:=[day_hosp_csv_all.R178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79:.B179])" office:value-type="float" office:value="0.142857143" calcext:value-type="float">
            <text:p>0.142857143</text:p>
          </table:table-cell>
          <table:table-cell table:formula="of:=SUM([day_hosp_csv_all.C179:.F179])" office:value-type="float" office:value="1.142857143" calcext:value-type="float">
            <text:p>1.142857143</text:p>
          </table:table-cell>
          <table:table-cell table:formula="of:=SUM([day_hosp_csv_all.G179:.H179])" office:value-type="float" office:value="1.571428572" calcext:value-type="float">
            <text:p>1.571428572</text:p>
          </table:table-cell>
          <table:table-cell table:formula="of:=SUM([day_hosp_csv_all.I179:.J179])" office:value-type="float" office:value="3.428571429" calcext:value-type="float">
            <text:p>3.428571429</text:p>
          </table:table-cell>
          <table:table-cell table:formula="of:=SUM([day_hosp_csv_all.K179])" office:value-type="float" office:value="2.714285714" calcext:value-type="float">
            <text:p>2.714285714</text:p>
          </table:table-cell>
          <table:table-cell table:formula="of:=[day_hosp_csv_all.L179]" office:value-type="float" office:value="1.857142857" calcext:value-type="float">
            <text:p>1.857142857</text:p>
          </table:table-cell>
          <table:table-cell table:formula="of:=[day_hosp_csv_all.M179]" office:value-type="float" office:value="2.428571429" calcext:value-type="float">
            <text:p>2.428571429</text:p>
          </table:table-cell>
          <table:table-cell table:formula="of:=SUM([day_hosp_csv_all.N179:.Q179])" office:value-type="float" office:value="4.285714287" calcext:value-type="float">
            <text:p>4.285714287</text:p>
          </table:table-cell>
          <table:table-cell table:formula="of:=[day_hosp_csv_all.R179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80:.B180])" office:value-type="float" office:value="0.142857143" calcext:value-type="float">
            <text:p>0.142857143</text:p>
          </table:table-cell>
          <table:table-cell table:formula="of:=SUM([day_hosp_csv_all.C180:.F180])" office:value-type="float" office:value="1.142857143" calcext:value-type="float">
            <text:p>1.142857143</text:p>
          </table:table-cell>
          <table:table-cell table:formula="of:=SUM([day_hosp_csv_all.G180:.H180])" office:value-type="float" office:value="1.571428572" calcext:value-type="float">
            <text:p>1.571428572</text:p>
          </table:table-cell>
          <table:table-cell table:formula="of:=SUM([day_hosp_csv_all.I180:.J180])" office:value-type="float" office:value="3.428571429" calcext:value-type="float">
            <text:p>3.428571429</text:p>
          </table:table-cell>
          <table:table-cell table:formula="of:=SUM([day_hosp_csv_all.K180])" office:value-type="float" office:value="2.714285714" calcext:value-type="float">
            <text:p>2.714285714</text:p>
          </table:table-cell>
          <table:table-cell table:formula="of:=[day_hosp_csv_all.L180]" office:value-type="float" office:value="1.857142857" calcext:value-type="float">
            <text:p>1.857142857</text:p>
          </table:table-cell>
          <table:table-cell table:formula="of:=[day_hosp_csv_all.M180]" office:value-type="float" office:value="2.428571429" calcext:value-type="float">
            <text:p>2.428571429</text:p>
          </table:table-cell>
          <table:table-cell table:formula="of:=SUM([day_hosp_csv_all.N180:.Q180])" office:value-type="float" office:value="4.285714287" calcext:value-type="float">
            <text:p>4.285714287</text:p>
          </table:table-cell>
          <table:table-cell table:formula="of:=[day_hosp_csv_all.R180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81:.B181])" office:value-type="float" office:value="0.142857143" calcext:value-type="float">
            <text:p>0.142857143</text:p>
          </table:table-cell>
          <table:table-cell table:formula="of:=SUM([day_hosp_csv_all.C181:.F181])" office:value-type="float" office:value="1.142857143" calcext:value-type="float">
            <text:p>1.142857143</text:p>
          </table:table-cell>
          <table:table-cell table:formula="of:=SUM([day_hosp_csv_all.G181:.H181])" office:value-type="float" office:value="1.571428572" calcext:value-type="float">
            <text:p>1.571428572</text:p>
          </table:table-cell>
          <table:table-cell table:formula="of:=SUM([day_hosp_csv_all.I181:.J181])" office:value-type="float" office:value="3.428571429" calcext:value-type="float">
            <text:p>3.428571429</text:p>
          </table:table-cell>
          <table:table-cell table:formula="of:=SUM([day_hosp_csv_all.K181])" office:value-type="float" office:value="2.714285714" calcext:value-type="float">
            <text:p>2.714285714</text:p>
          </table:table-cell>
          <table:table-cell table:formula="of:=[day_hosp_csv_all.L181]" office:value-type="float" office:value="1.857142857" calcext:value-type="float">
            <text:p>1.857142857</text:p>
          </table:table-cell>
          <table:table-cell table:formula="of:=[day_hosp_csv_all.M181]" office:value-type="float" office:value="2.428571429" calcext:value-type="float">
            <text:p>2.428571429</text:p>
          </table:table-cell>
          <table:table-cell table:formula="of:=SUM([day_hosp_csv_all.N181:.Q181])" office:value-type="float" office:value="4.285714287" calcext:value-type="float">
            <text:p>4.285714287</text:p>
          </table:table-cell>
          <table:table-cell table:formula="of:=[day_hosp_csv_all.R181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82:.B182])" office:value-type="float" office:value="0.142857143" calcext:value-type="float">
            <text:p>0.142857143</text:p>
          </table:table-cell>
          <table:table-cell table:formula="of:=SUM([day_hosp_csv_all.C182:.F182])" office:value-type="float" office:value="1.142857143" calcext:value-type="float">
            <text:p>1.142857143</text:p>
          </table:table-cell>
          <table:table-cell table:formula="of:=SUM([day_hosp_csv_all.G182:.H182])" office:value-type="float" office:value="1.571428572" calcext:value-type="float">
            <text:p>1.571428572</text:p>
          </table:table-cell>
          <table:table-cell table:formula="of:=SUM([day_hosp_csv_all.I182:.J182])" office:value-type="float" office:value="3.428571429" calcext:value-type="float">
            <text:p>3.428571429</text:p>
          </table:table-cell>
          <table:table-cell table:formula="of:=SUM([day_hosp_csv_all.K182])" office:value-type="float" office:value="2.714285714" calcext:value-type="float">
            <text:p>2.714285714</text:p>
          </table:table-cell>
          <table:table-cell table:formula="of:=[day_hosp_csv_all.L182]" office:value-type="float" office:value="1.857142857" calcext:value-type="float">
            <text:p>1.857142857</text:p>
          </table:table-cell>
          <table:table-cell table:formula="of:=[day_hosp_csv_all.M182]" office:value-type="float" office:value="2.428571429" calcext:value-type="float">
            <text:p>2.428571429</text:p>
          </table:table-cell>
          <table:table-cell table:formula="of:=SUM([day_hosp_csv_all.N182:.Q182])" office:value-type="float" office:value="4.285714287" calcext:value-type="float">
            <text:p>4.285714287</text:p>
          </table:table-cell>
          <table:table-cell table:formula="of:=[day_hosp_csv_all.R182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83:.B183])" office:value-type="float" office:value="0.142857143" calcext:value-type="float">
            <text:p>0.142857143</text:p>
          </table:table-cell>
          <table:table-cell table:formula="of:=SUM([day_hosp_csv_all.C183:.F183])" office:value-type="float" office:value="1.142857143" calcext:value-type="float">
            <text:p>1.142857143</text:p>
          </table:table-cell>
          <table:table-cell table:formula="of:=SUM([day_hosp_csv_all.G183:.H183])" office:value-type="float" office:value="1.571428572" calcext:value-type="float">
            <text:p>1.571428572</text:p>
          </table:table-cell>
          <table:table-cell table:formula="of:=SUM([day_hosp_csv_all.I183:.J183])" office:value-type="float" office:value="3.428571429" calcext:value-type="float">
            <text:p>3.428571429</text:p>
          </table:table-cell>
          <table:table-cell table:formula="of:=SUM([day_hosp_csv_all.K183])" office:value-type="float" office:value="2.714285714" calcext:value-type="float">
            <text:p>2.714285714</text:p>
          </table:table-cell>
          <table:table-cell table:formula="of:=[day_hosp_csv_all.L183]" office:value-type="float" office:value="1.857142857" calcext:value-type="float">
            <text:p>1.857142857</text:p>
          </table:table-cell>
          <table:table-cell table:formula="of:=[day_hosp_csv_all.M183]" office:value-type="float" office:value="2.428571429" calcext:value-type="float">
            <text:p>2.428571429</text:p>
          </table:table-cell>
          <table:table-cell table:formula="of:=SUM([day_hosp_csv_all.N183:.Q183])" office:value-type="float" office:value="4.285714287" calcext:value-type="float">
            <text:p>4.285714287</text:p>
          </table:table-cell>
          <table:table-cell table:formula="of:=[day_hosp_csv_all.R183]" office:value-type="float" office:value="17.571428574" calcext:value-type="float">
            <text:p>17.571428574</text:p>
          </table:table-cell>
          <table:table-cell table:number-columns-repeated="1015"/>
        </table:table-row>
        <table:table-row table:style-name="ro1">
          <table:table-cell table:formula="of:=SUM([day_hosp_csv_all.A184:.B184])" office:value-type="float" office:value="0.285714286" calcext:value-type="float">
            <text:p>0.285714286</text:p>
          </table:table-cell>
          <table:table-cell table:formula="of:=SUM([day_hosp_csv_all.C184:.F184])" office:value-type="float" office:value="1.714285715" calcext:value-type="float">
            <text:p>1.714285715</text:p>
          </table:table-cell>
          <table:table-cell table:formula="of:=SUM([day_hosp_csv_all.G184:.H184])" office:value-type="float" office:value="0.571428572" calcext:value-type="float">
            <text:p>0.571428572</text:p>
          </table:table-cell>
          <table:table-cell table:formula="of:=SUM([day_hosp_csv_all.I184:.J184])" office:value-type="float" office:value="2.428571428" calcext:value-type="float">
            <text:p>2.428571428</text:p>
          </table:table-cell>
          <table:table-cell table:formula="of:=SUM([day_hosp_csv_all.K184])" office:value-type="float" office:value="1.428571429" calcext:value-type="float">
            <text:p>1.428571429</text:p>
          </table:table-cell>
          <table:table-cell table:formula="of:=[day_hosp_csv_all.L184]" office:value-type="float" office:value="0.571428571" calcext:value-type="float">
            <text:p>0.571428571</text:p>
          </table:table-cell>
          <table:table-cell table:formula="of:=[day_hosp_csv_all.M184]" office:value-type="float" office:value="1.714285714" calcext:value-type="float">
            <text:p>1.714285714</text:p>
          </table:table-cell>
          <table:table-cell table:formula="of:=SUM([day_hosp_csv_all.N184:.Q184])" office:value-type="float" office:value="2.857142857" calcext:value-type="float">
            <text:p>2.857142857</text:p>
          </table:table-cell>
          <table:table-cell table:formula="of:=[day_hosp_csv_all.R184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85:.B185])" office:value-type="float" office:value="0.285714286" calcext:value-type="float">
            <text:p>0.285714286</text:p>
          </table:table-cell>
          <table:table-cell table:formula="of:=SUM([day_hosp_csv_all.C185:.F185])" office:value-type="float" office:value="1.714285715" calcext:value-type="float">
            <text:p>1.714285715</text:p>
          </table:table-cell>
          <table:table-cell table:formula="of:=SUM([day_hosp_csv_all.G185:.H185])" office:value-type="float" office:value="0.571428572" calcext:value-type="float">
            <text:p>0.571428572</text:p>
          </table:table-cell>
          <table:table-cell table:formula="of:=SUM([day_hosp_csv_all.I185:.J185])" office:value-type="float" office:value="2.428571428" calcext:value-type="float">
            <text:p>2.428571428</text:p>
          </table:table-cell>
          <table:table-cell table:formula="of:=SUM([day_hosp_csv_all.K185])" office:value-type="float" office:value="1.428571429" calcext:value-type="float">
            <text:p>1.428571429</text:p>
          </table:table-cell>
          <table:table-cell table:formula="of:=[day_hosp_csv_all.L185]" office:value-type="float" office:value="0.571428571" calcext:value-type="float">
            <text:p>0.571428571</text:p>
          </table:table-cell>
          <table:table-cell table:formula="of:=[day_hosp_csv_all.M185]" office:value-type="float" office:value="1.714285714" calcext:value-type="float">
            <text:p>1.714285714</text:p>
          </table:table-cell>
          <table:table-cell table:formula="of:=SUM([day_hosp_csv_all.N185:.Q185])" office:value-type="float" office:value="2.857142857" calcext:value-type="float">
            <text:p>2.857142857</text:p>
          </table:table-cell>
          <table:table-cell table:formula="of:=[day_hosp_csv_all.R185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86:.B186])" office:value-type="float" office:value="0.285714286" calcext:value-type="float">
            <text:p>0.285714286</text:p>
          </table:table-cell>
          <table:table-cell table:formula="of:=SUM([day_hosp_csv_all.C186:.F186])" office:value-type="float" office:value="1.714285715" calcext:value-type="float">
            <text:p>1.714285715</text:p>
          </table:table-cell>
          <table:table-cell table:formula="of:=SUM([day_hosp_csv_all.G186:.H186])" office:value-type="float" office:value="0.571428572" calcext:value-type="float">
            <text:p>0.571428572</text:p>
          </table:table-cell>
          <table:table-cell table:formula="of:=SUM([day_hosp_csv_all.I186:.J186])" office:value-type="float" office:value="2.428571428" calcext:value-type="float">
            <text:p>2.428571428</text:p>
          </table:table-cell>
          <table:table-cell table:formula="of:=SUM([day_hosp_csv_all.K186])" office:value-type="float" office:value="1.428571429" calcext:value-type="float">
            <text:p>1.428571429</text:p>
          </table:table-cell>
          <table:table-cell table:formula="of:=[day_hosp_csv_all.L186]" office:value-type="float" office:value="0.571428571" calcext:value-type="float">
            <text:p>0.571428571</text:p>
          </table:table-cell>
          <table:table-cell table:formula="of:=[day_hosp_csv_all.M186]" office:value-type="float" office:value="1.714285714" calcext:value-type="float">
            <text:p>1.714285714</text:p>
          </table:table-cell>
          <table:table-cell table:formula="of:=SUM([day_hosp_csv_all.N186:.Q186])" office:value-type="float" office:value="2.857142857" calcext:value-type="float">
            <text:p>2.857142857</text:p>
          </table:table-cell>
          <table:table-cell table:formula="of:=[day_hosp_csv_all.R186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87:.B187])" office:value-type="float" office:value="0.285714286" calcext:value-type="float">
            <text:p>0.285714286</text:p>
          </table:table-cell>
          <table:table-cell table:formula="of:=SUM([day_hosp_csv_all.C187:.F187])" office:value-type="float" office:value="1.714285715" calcext:value-type="float">
            <text:p>1.714285715</text:p>
          </table:table-cell>
          <table:table-cell table:formula="of:=SUM([day_hosp_csv_all.G187:.H187])" office:value-type="float" office:value="0.571428572" calcext:value-type="float">
            <text:p>0.571428572</text:p>
          </table:table-cell>
          <table:table-cell table:formula="of:=SUM([day_hosp_csv_all.I187:.J187])" office:value-type="float" office:value="2.428571428" calcext:value-type="float">
            <text:p>2.428571428</text:p>
          </table:table-cell>
          <table:table-cell table:formula="of:=SUM([day_hosp_csv_all.K187])" office:value-type="float" office:value="1.428571429" calcext:value-type="float">
            <text:p>1.428571429</text:p>
          </table:table-cell>
          <table:table-cell table:formula="of:=[day_hosp_csv_all.L187]" office:value-type="float" office:value="0.571428571" calcext:value-type="float">
            <text:p>0.571428571</text:p>
          </table:table-cell>
          <table:table-cell table:formula="of:=[day_hosp_csv_all.M187]" office:value-type="float" office:value="1.714285714" calcext:value-type="float">
            <text:p>1.714285714</text:p>
          </table:table-cell>
          <table:table-cell table:formula="of:=SUM([day_hosp_csv_all.N187:.Q187])" office:value-type="float" office:value="2.857142857" calcext:value-type="float">
            <text:p>2.857142857</text:p>
          </table:table-cell>
          <table:table-cell table:formula="of:=[day_hosp_csv_all.R187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88:.B188])" office:value-type="float" office:value="0.285714286" calcext:value-type="float">
            <text:p>0.285714286</text:p>
          </table:table-cell>
          <table:table-cell table:formula="of:=SUM([day_hosp_csv_all.C188:.F188])" office:value-type="float" office:value="1.714285715" calcext:value-type="float">
            <text:p>1.714285715</text:p>
          </table:table-cell>
          <table:table-cell table:formula="of:=SUM([day_hosp_csv_all.G188:.H188])" office:value-type="float" office:value="0.571428572" calcext:value-type="float">
            <text:p>0.571428572</text:p>
          </table:table-cell>
          <table:table-cell table:formula="of:=SUM([day_hosp_csv_all.I188:.J188])" office:value-type="float" office:value="2.428571428" calcext:value-type="float">
            <text:p>2.428571428</text:p>
          </table:table-cell>
          <table:table-cell table:formula="of:=SUM([day_hosp_csv_all.K188])" office:value-type="float" office:value="1.428571429" calcext:value-type="float">
            <text:p>1.428571429</text:p>
          </table:table-cell>
          <table:table-cell table:formula="of:=[day_hosp_csv_all.L188]" office:value-type="float" office:value="0.571428571" calcext:value-type="float">
            <text:p>0.571428571</text:p>
          </table:table-cell>
          <table:table-cell table:formula="of:=[day_hosp_csv_all.M188]" office:value-type="float" office:value="1.714285714" calcext:value-type="float">
            <text:p>1.714285714</text:p>
          </table:table-cell>
          <table:table-cell table:formula="of:=SUM([day_hosp_csv_all.N188:.Q188])" office:value-type="float" office:value="2.857142857" calcext:value-type="float">
            <text:p>2.857142857</text:p>
          </table:table-cell>
          <table:table-cell table:formula="of:=[day_hosp_csv_all.R188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89:.B189])" office:value-type="float" office:value="0.285714286" calcext:value-type="float">
            <text:p>0.285714286</text:p>
          </table:table-cell>
          <table:table-cell table:formula="of:=SUM([day_hosp_csv_all.C189:.F189])" office:value-type="float" office:value="1.714285715" calcext:value-type="float">
            <text:p>1.714285715</text:p>
          </table:table-cell>
          <table:table-cell table:formula="of:=SUM([day_hosp_csv_all.G189:.H189])" office:value-type="float" office:value="0.571428572" calcext:value-type="float">
            <text:p>0.571428572</text:p>
          </table:table-cell>
          <table:table-cell table:formula="of:=SUM([day_hosp_csv_all.I189:.J189])" office:value-type="float" office:value="2.428571428" calcext:value-type="float">
            <text:p>2.428571428</text:p>
          </table:table-cell>
          <table:table-cell table:formula="of:=SUM([day_hosp_csv_all.K189])" office:value-type="float" office:value="1.428571429" calcext:value-type="float">
            <text:p>1.428571429</text:p>
          </table:table-cell>
          <table:table-cell table:formula="of:=[day_hosp_csv_all.L189]" office:value-type="float" office:value="0.571428571" calcext:value-type="float">
            <text:p>0.571428571</text:p>
          </table:table-cell>
          <table:table-cell table:formula="of:=[day_hosp_csv_all.M189]" office:value-type="float" office:value="1.714285714" calcext:value-type="float">
            <text:p>1.714285714</text:p>
          </table:table-cell>
          <table:table-cell table:formula="of:=SUM([day_hosp_csv_all.N189:.Q189])" office:value-type="float" office:value="2.857142857" calcext:value-type="float">
            <text:p>2.857142857</text:p>
          </table:table-cell>
          <table:table-cell table:formula="of:=[day_hosp_csv_all.R189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90:.B190])" office:value-type="float" office:value="0.285714286" calcext:value-type="float">
            <text:p>0.285714286</text:p>
          </table:table-cell>
          <table:table-cell table:formula="of:=SUM([day_hosp_csv_all.C190:.F190])" office:value-type="float" office:value="1.714285715" calcext:value-type="float">
            <text:p>1.714285715</text:p>
          </table:table-cell>
          <table:table-cell table:formula="of:=SUM([day_hosp_csv_all.G190:.H190])" office:value-type="float" office:value="0.571428572" calcext:value-type="float">
            <text:p>0.571428572</text:p>
          </table:table-cell>
          <table:table-cell table:formula="of:=SUM([day_hosp_csv_all.I190:.J190])" office:value-type="float" office:value="2.428571428" calcext:value-type="float">
            <text:p>2.428571428</text:p>
          </table:table-cell>
          <table:table-cell table:formula="of:=SUM([day_hosp_csv_all.K190])" office:value-type="float" office:value="1.428571429" calcext:value-type="float">
            <text:p>1.428571429</text:p>
          </table:table-cell>
          <table:table-cell table:formula="of:=[day_hosp_csv_all.L190]" office:value-type="float" office:value="0.571428571" calcext:value-type="float">
            <text:p>0.571428571</text:p>
          </table:table-cell>
          <table:table-cell table:formula="of:=[day_hosp_csv_all.M190]" office:value-type="float" office:value="1.714285714" calcext:value-type="float">
            <text:p>1.714285714</text:p>
          </table:table-cell>
          <table:table-cell table:formula="of:=SUM([day_hosp_csv_all.N190:.Q190])" office:value-type="float" office:value="2.857142857" calcext:value-type="float">
            <text:p>2.857142857</text:p>
          </table:table-cell>
          <table:table-cell table:formula="of:=[day_hosp_csv_all.R190]" office:value-type="float" office:value="11.571428572" calcext:value-type="float">
            <text:p>11.571428572</text:p>
          </table:table-cell>
          <table:table-cell table:number-columns-repeated="1015"/>
        </table:table-row>
        <table:table-row table:style-name="ro1">
          <table:table-cell table:formula="of:=SUM([day_hosp_csv_all.A191:.B191])" office:value-type="float" office:value="0.285714286" calcext:value-type="float">
            <text:p>0.285714286</text:p>
          </table:table-cell>
          <table:table-cell table:formula="of:=SUM([day_hosp_csv_all.C191:.F191])" office:value-type="float" office:value="1.714285714" calcext:value-type="float">
            <text:p>1.714285714</text:p>
          </table:table-cell>
          <table:table-cell table:formula="of:=SUM([day_hosp_csv_all.G191:.H191])" office:value-type="float" office:value="2.571428571" calcext:value-type="float">
            <text:p>2.571428571</text:p>
          </table:table-cell>
          <table:table-cell table:formula="of:=SUM([day_hosp_csv_all.I191:.J191])" office:value-type="float" office:value="4.142857143" calcext:value-type="float">
            <text:p>4.142857143</text:p>
          </table:table-cell>
          <table:table-cell table:formula="of:=SUM([day_hosp_csv_all.K191])" office:value-type="float" office:value="1.428571429" calcext:value-type="float">
            <text:p>1.428571429</text:p>
          </table:table-cell>
          <table:table-cell table:formula="of:=[day_hosp_csv_all.L191]" office:value-type="float" office:value="1.285714286" calcext:value-type="float">
            <text:p>1.285714286</text:p>
          </table:table-cell>
          <table:table-cell table:formula="of:=[day_hosp_csv_all.M191]" office:value-type="float" office:value="1.714285714" calcext:value-type="float">
            <text:p>1.714285714</text:p>
          </table:table-cell>
          <table:table-cell table:formula="of:=SUM([day_hosp_csv_all.N191:.Q191])" office:value-type="float" office:value="4" calcext:value-type="float">
            <text:p>4</text:p>
          </table:table-cell>
          <table:table-cell table:formula="of:=[day_hosp_csv_all.R191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2:.B192])" office:value-type="float" office:value="0.285714286" calcext:value-type="float">
            <text:p>0.285714286</text:p>
          </table:table-cell>
          <table:table-cell table:formula="of:=SUM([day_hosp_csv_all.C192:.F192])" office:value-type="float" office:value="1.714285714" calcext:value-type="float">
            <text:p>1.714285714</text:p>
          </table:table-cell>
          <table:table-cell table:formula="of:=SUM([day_hosp_csv_all.G192:.H192])" office:value-type="float" office:value="2.571428571" calcext:value-type="float">
            <text:p>2.571428571</text:p>
          </table:table-cell>
          <table:table-cell table:formula="of:=SUM([day_hosp_csv_all.I192:.J192])" office:value-type="float" office:value="4.142857143" calcext:value-type="float">
            <text:p>4.142857143</text:p>
          </table:table-cell>
          <table:table-cell table:formula="of:=SUM([day_hosp_csv_all.K192])" office:value-type="float" office:value="1.428571429" calcext:value-type="float">
            <text:p>1.428571429</text:p>
          </table:table-cell>
          <table:table-cell table:formula="of:=[day_hosp_csv_all.L192]" office:value-type="float" office:value="1.285714286" calcext:value-type="float">
            <text:p>1.285714286</text:p>
          </table:table-cell>
          <table:table-cell table:formula="of:=[day_hosp_csv_all.M192]" office:value-type="float" office:value="1.714285714" calcext:value-type="float">
            <text:p>1.714285714</text:p>
          </table:table-cell>
          <table:table-cell table:formula="of:=SUM([day_hosp_csv_all.N192:.Q192])" office:value-type="float" office:value="4" calcext:value-type="float">
            <text:p>4</text:p>
          </table:table-cell>
          <table:table-cell table:formula="of:=[day_hosp_csv_all.R192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3:.B193])" office:value-type="float" office:value="0.285714286" calcext:value-type="float">
            <text:p>0.285714286</text:p>
          </table:table-cell>
          <table:table-cell table:formula="of:=SUM([day_hosp_csv_all.C193:.F193])" office:value-type="float" office:value="1.714285714" calcext:value-type="float">
            <text:p>1.714285714</text:p>
          </table:table-cell>
          <table:table-cell table:formula="of:=SUM([day_hosp_csv_all.G193:.H193])" office:value-type="float" office:value="2.571428571" calcext:value-type="float">
            <text:p>2.571428571</text:p>
          </table:table-cell>
          <table:table-cell table:formula="of:=SUM([day_hosp_csv_all.I193:.J193])" office:value-type="float" office:value="4.142857143" calcext:value-type="float">
            <text:p>4.142857143</text:p>
          </table:table-cell>
          <table:table-cell table:formula="of:=SUM([day_hosp_csv_all.K193])" office:value-type="float" office:value="1.428571429" calcext:value-type="float">
            <text:p>1.428571429</text:p>
          </table:table-cell>
          <table:table-cell table:formula="of:=[day_hosp_csv_all.L193]" office:value-type="float" office:value="1.285714286" calcext:value-type="float">
            <text:p>1.285714286</text:p>
          </table:table-cell>
          <table:table-cell table:formula="of:=[day_hosp_csv_all.M193]" office:value-type="float" office:value="1.714285714" calcext:value-type="float">
            <text:p>1.714285714</text:p>
          </table:table-cell>
          <table:table-cell table:formula="of:=SUM([day_hosp_csv_all.N193:.Q193])" office:value-type="float" office:value="4" calcext:value-type="float">
            <text:p>4</text:p>
          </table:table-cell>
          <table:table-cell table:formula="of:=[day_hosp_csv_all.R193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4:.B194])" office:value-type="float" office:value="0.285714286" calcext:value-type="float">
            <text:p>0.285714286</text:p>
          </table:table-cell>
          <table:table-cell table:formula="of:=SUM([day_hosp_csv_all.C194:.F194])" office:value-type="float" office:value="1.714285714" calcext:value-type="float">
            <text:p>1.714285714</text:p>
          </table:table-cell>
          <table:table-cell table:formula="of:=SUM([day_hosp_csv_all.G194:.H194])" office:value-type="float" office:value="2.571428571" calcext:value-type="float">
            <text:p>2.571428571</text:p>
          </table:table-cell>
          <table:table-cell table:formula="of:=SUM([day_hosp_csv_all.I194:.J194])" office:value-type="float" office:value="4.142857143" calcext:value-type="float">
            <text:p>4.142857143</text:p>
          </table:table-cell>
          <table:table-cell table:formula="of:=SUM([day_hosp_csv_all.K194])" office:value-type="float" office:value="1.428571429" calcext:value-type="float">
            <text:p>1.428571429</text:p>
          </table:table-cell>
          <table:table-cell table:formula="of:=[day_hosp_csv_all.L194]" office:value-type="float" office:value="1.285714286" calcext:value-type="float">
            <text:p>1.285714286</text:p>
          </table:table-cell>
          <table:table-cell table:formula="of:=[day_hosp_csv_all.M194]" office:value-type="float" office:value="1.714285714" calcext:value-type="float">
            <text:p>1.714285714</text:p>
          </table:table-cell>
          <table:table-cell table:formula="of:=SUM([day_hosp_csv_all.N194:.Q194])" office:value-type="float" office:value="4" calcext:value-type="float">
            <text:p>4</text:p>
          </table:table-cell>
          <table:table-cell table:formula="of:=[day_hosp_csv_all.R194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5:.B195])" office:value-type="float" office:value="0.285714286" calcext:value-type="float">
            <text:p>0.285714286</text:p>
          </table:table-cell>
          <table:table-cell table:formula="of:=SUM([day_hosp_csv_all.C195:.F195])" office:value-type="float" office:value="1.714285714" calcext:value-type="float">
            <text:p>1.714285714</text:p>
          </table:table-cell>
          <table:table-cell table:formula="of:=SUM([day_hosp_csv_all.G195:.H195])" office:value-type="float" office:value="2.571428571" calcext:value-type="float">
            <text:p>2.571428571</text:p>
          </table:table-cell>
          <table:table-cell table:formula="of:=SUM([day_hosp_csv_all.I195:.J195])" office:value-type="float" office:value="4.142857143" calcext:value-type="float">
            <text:p>4.142857143</text:p>
          </table:table-cell>
          <table:table-cell table:formula="of:=SUM([day_hosp_csv_all.K195])" office:value-type="float" office:value="1.428571429" calcext:value-type="float">
            <text:p>1.428571429</text:p>
          </table:table-cell>
          <table:table-cell table:formula="of:=[day_hosp_csv_all.L195]" office:value-type="float" office:value="1.285714286" calcext:value-type="float">
            <text:p>1.285714286</text:p>
          </table:table-cell>
          <table:table-cell table:formula="of:=[day_hosp_csv_all.M195]" office:value-type="float" office:value="1.714285714" calcext:value-type="float">
            <text:p>1.714285714</text:p>
          </table:table-cell>
          <table:table-cell table:formula="of:=SUM([day_hosp_csv_all.N195:.Q195])" office:value-type="float" office:value="4" calcext:value-type="float">
            <text:p>4</text:p>
          </table:table-cell>
          <table:table-cell table:formula="of:=[day_hosp_csv_all.R195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6:.B196])" office:value-type="float" office:value="0.285714286" calcext:value-type="float">
            <text:p>0.285714286</text:p>
          </table:table-cell>
          <table:table-cell table:formula="of:=SUM([day_hosp_csv_all.C196:.F196])" office:value-type="float" office:value="1.714285714" calcext:value-type="float">
            <text:p>1.714285714</text:p>
          </table:table-cell>
          <table:table-cell table:formula="of:=SUM([day_hosp_csv_all.G196:.H196])" office:value-type="float" office:value="2.571428571" calcext:value-type="float">
            <text:p>2.571428571</text:p>
          </table:table-cell>
          <table:table-cell table:formula="of:=SUM([day_hosp_csv_all.I196:.J196])" office:value-type="float" office:value="4.142857143" calcext:value-type="float">
            <text:p>4.142857143</text:p>
          </table:table-cell>
          <table:table-cell table:formula="of:=SUM([day_hosp_csv_all.K196])" office:value-type="float" office:value="1.428571429" calcext:value-type="float">
            <text:p>1.428571429</text:p>
          </table:table-cell>
          <table:table-cell table:formula="of:=[day_hosp_csv_all.L196]" office:value-type="float" office:value="1.285714286" calcext:value-type="float">
            <text:p>1.285714286</text:p>
          </table:table-cell>
          <table:table-cell table:formula="of:=[day_hosp_csv_all.M196]" office:value-type="float" office:value="1.714285714" calcext:value-type="float">
            <text:p>1.714285714</text:p>
          </table:table-cell>
          <table:table-cell table:formula="of:=SUM([day_hosp_csv_all.N196:.Q196])" office:value-type="float" office:value="4" calcext:value-type="float">
            <text:p>4</text:p>
          </table:table-cell>
          <table:table-cell table:formula="of:=[day_hosp_csv_all.R196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7:.B197])" office:value-type="float" office:value="0.285714286" calcext:value-type="float">
            <text:p>0.285714286</text:p>
          </table:table-cell>
          <table:table-cell table:formula="of:=SUM([day_hosp_csv_all.C197:.F197])" office:value-type="float" office:value="1.714285714" calcext:value-type="float">
            <text:p>1.714285714</text:p>
          </table:table-cell>
          <table:table-cell table:formula="of:=SUM([day_hosp_csv_all.G197:.H197])" office:value-type="float" office:value="2.571428571" calcext:value-type="float">
            <text:p>2.571428571</text:p>
          </table:table-cell>
          <table:table-cell table:formula="of:=SUM([day_hosp_csv_all.I197:.J197])" office:value-type="float" office:value="4.142857143" calcext:value-type="float">
            <text:p>4.142857143</text:p>
          </table:table-cell>
          <table:table-cell table:formula="of:=SUM([day_hosp_csv_all.K197])" office:value-type="float" office:value="1.428571429" calcext:value-type="float">
            <text:p>1.428571429</text:p>
          </table:table-cell>
          <table:table-cell table:formula="of:=[day_hosp_csv_all.L197]" office:value-type="float" office:value="1.285714286" calcext:value-type="float">
            <text:p>1.285714286</text:p>
          </table:table-cell>
          <table:table-cell table:formula="of:=[day_hosp_csv_all.M197]" office:value-type="float" office:value="1.714285714" calcext:value-type="float">
            <text:p>1.714285714</text:p>
          </table:table-cell>
          <table:table-cell table:formula="of:=SUM([day_hosp_csv_all.N197:.Q197])" office:value-type="float" office:value="4" calcext:value-type="float">
            <text:p>4</text:p>
          </table:table-cell>
          <table:table-cell table:formula="of:=[day_hosp_csv_all.R197]" office:value-type="float" office:value="17.142857143" calcext:value-type="float">
            <text:p>17.142857143</text:p>
          </table:table-cell>
          <table:table-cell table:number-columns-repeated="1015"/>
        </table:table-row>
        <table:table-row table:style-name="ro1">
          <table:table-cell table:formula="of:=SUM([day_hosp_csv_all.A198:.B198])" office:value-type="float" office:value="0.571428572" calcext:value-type="float">
            <text:p>0.571428572</text:p>
          </table:table-cell>
          <table:table-cell table:formula="of:=SUM([day_hosp_csv_all.C198:.F198])" office:value-type="float" office:value="2.428571429" calcext:value-type="float">
            <text:p>2.428571429</text:p>
          </table:table-cell>
          <table:table-cell table:formula="of:=SUM([day_hosp_csv_all.G198:.H198])" office:value-type="float" office:value="4" calcext:value-type="float">
            <text:p>4</text:p>
          </table:table-cell>
          <table:table-cell table:formula="of:=SUM([day_hosp_csv_all.I198:.J198])" office:value-type="float" office:value="4.142857143" calcext:value-type="float">
            <text:p>4.142857143</text:p>
          </table:table-cell>
          <table:table-cell table:formula="of:=SUM([day_hosp_csv_all.K198])" office:value-type="float" office:value="3.142857143" calcext:value-type="float">
            <text:p>3.142857143</text:p>
          </table:table-cell>
          <table:table-cell table:formula="of:=[day_hosp_csv_all.L198]" office:value-type="float" office:value="3" calcext:value-type="float">
            <text:p>3</text:p>
          </table:table-cell>
          <table:table-cell table:formula="of:=[day_hosp_csv_all.M198]" office:value-type="float" office:value="4" calcext:value-type="float">
            <text:p>4</text:p>
          </table:table-cell>
          <table:table-cell table:formula="of:=SUM([day_hosp_csv_all.N198:.Q198])" office:value-type="float" office:value="8.142857142" calcext:value-type="float">
            <text:p>8.142857142</text:p>
          </table:table-cell>
          <table:table-cell table:formula="of:=[day_hosp_csv_all.R198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199:.B199])" office:value-type="float" office:value="0.571428572" calcext:value-type="float">
            <text:p>0.571428572</text:p>
          </table:table-cell>
          <table:table-cell table:formula="of:=SUM([day_hosp_csv_all.C199:.F199])" office:value-type="float" office:value="2.428571429" calcext:value-type="float">
            <text:p>2.428571429</text:p>
          </table:table-cell>
          <table:table-cell table:formula="of:=SUM([day_hosp_csv_all.G199:.H199])" office:value-type="float" office:value="4" calcext:value-type="float">
            <text:p>4</text:p>
          </table:table-cell>
          <table:table-cell table:formula="of:=SUM([day_hosp_csv_all.I199:.J199])" office:value-type="float" office:value="4.142857143" calcext:value-type="float">
            <text:p>4.142857143</text:p>
          </table:table-cell>
          <table:table-cell table:formula="of:=SUM([day_hosp_csv_all.K199])" office:value-type="float" office:value="3.142857143" calcext:value-type="float">
            <text:p>3.142857143</text:p>
          </table:table-cell>
          <table:table-cell table:formula="of:=[day_hosp_csv_all.L199]" office:value-type="float" office:value="3" calcext:value-type="float">
            <text:p>3</text:p>
          </table:table-cell>
          <table:table-cell table:formula="of:=[day_hosp_csv_all.M199]" office:value-type="float" office:value="4" calcext:value-type="float">
            <text:p>4</text:p>
          </table:table-cell>
          <table:table-cell table:formula="of:=SUM([day_hosp_csv_all.N199:.Q199])" office:value-type="float" office:value="8.142857142" calcext:value-type="float">
            <text:p>8.142857142</text:p>
          </table:table-cell>
          <table:table-cell table:formula="of:=[day_hosp_csv_all.R199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0:.B200])" office:value-type="float" office:value="0.571428572" calcext:value-type="float">
            <text:p>0.571428572</text:p>
          </table:table-cell>
          <table:table-cell table:formula="of:=SUM([day_hosp_csv_all.C200:.F200])" office:value-type="float" office:value="2.428571429" calcext:value-type="float">
            <text:p>2.428571429</text:p>
          </table:table-cell>
          <table:table-cell table:formula="of:=SUM([day_hosp_csv_all.G200:.H200])" office:value-type="float" office:value="4" calcext:value-type="float">
            <text:p>4</text:p>
          </table:table-cell>
          <table:table-cell table:formula="of:=SUM([day_hosp_csv_all.I200:.J200])" office:value-type="float" office:value="4.142857143" calcext:value-type="float">
            <text:p>4.142857143</text:p>
          </table:table-cell>
          <table:table-cell table:formula="of:=SUM([day_hosp_csv_all.K200])" office:value-type="float" office:value="3.142857143" calcext:value-type="float">
            <text:p>3.142857143</text:p>
          </table:table-cell>
          <table:table-cell table:formula="of:=[day_hosp_csv_all.L200]" office:value-type="float" office:value="3" calcext:value-type="float">
            <text:p>3</text:p>
          </table:table-cell>
          <table:table-cell table:formula="of:=[day_hosp_csv_all.M200]" office:value-type="float" office:value="4" calcext:value-type="float">
            <text:p>4</text:p>
          </table:table-cell>
          <table:table-cell table:formula="of:=SUM([day_hosp_csv_all.N200:.Q200])" office:value-type="float" office:value="8.142857142" calcext:value-type="float">
            <text:p>8.142857142</text:p>
          </table:table-cell>
          <table:table-cell table:formula="of:=[day_hosp_csv_all.R200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1:.B201])" office:value-type="float" office:value="0.571428572" calcext:value-type="float">
            <text:p>0.571428572</text:p>
          </table:table-cell>
          <table:table-cell table:formula="of:=SUM([day_hosp_csv_all.C201:.F201])" office:value-type="float" office:value="2.428571429" calcext:value-type="float">
            <text:p>2.428571429</text:p>
          </table:table-cell>
          <table:table-cell table:formula="of:=SUM([day_hosp_csv_all.G201:.H201])" office:value-type="float" office:value="4" calcext:value-type="float">
            <text:p>4</text:p>
          </table:table-cell>
          <table:table-cell table:formula="of:=SUM([day_hosp_csv_all.I201:.J201])" office:value-type="float" office:value="4.142857143" calcext:value-type="float">
            <text:p>4.142857143</text:p>
          </table:table-cell>
          <table:table-cell table:formula="of:=SUM([day_hosp_csv_all.K201])" office:value-type="float" office:value="3.142857143" calcext:value-type="float">
            <text:p>3.142857143</text:p>
          </table:table-cell>
          <table:table-cell table:formula="of:=[day_hosp_csv_all.L201]" office:value-type="float" office:value="3" calcext:value-type="float">
            <text:p>3</text:p>
          </table:table-cell>
          <table:table-cell table:formula="of:=[day_hosp_csv_all.M201]" office:value-type="float" office:value="4" calcext:value-type="float">
            <text:p>4</text:p>
          </table:table-cell>
          <table:table-cell table:formula="of:=SUM([day_hosp_csv_all.N201:.Q201])" office:value-type="float" office:value="8.142857142" calcext:value-type="float">
            <text:p>8.142857142</text:p>
          </table:table-cell>
          <table:table-cell table:formula="of:=[day_hosp_csv_all.R201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2:.B202])" office:value-type="float" office:value="0.571428572" calcext:value-type="float">
            <text:p>0.571428572</text:p>
          </table:table-cell>
          <table:table-cell table:formula="of:=SUM([day_hosp_csv_all.C202:.F202])" office:value-type="float" office:value="2.428571429" calcext:value-type="float">
            <text:p>2.428571429</text:p>
          </table:table-cell>
          <table:table-cell table:formula="of:=SUM([day_hosp_csv_all.G202:.H202])" office:value-type="float" office:value="4" calcext:value-type="float">
            <text:p>4</text:p>
          </table:table-cell>
          <table:table-cell table:formula="of:=SUM([day_hosp_csv_all.I202:.J202])" office:value-type="float" office:value="4.142857143" calcext:value-type="float">
            <text:p>4.142857143</text:p>
          </table:table-cell>
          <table:table-cell table:formula="of:=SUM([day_hosp_csv_all.K202])" office:value-type="float" office:value="3.142857143" calcext:value-type="float">
            <text:p>3.142857143</text:p>
          </table:table-cell>
          <table:table-cell table:formula="of:=[day_hosp_csv_all.L202]" office:value-type="float" office:value="3" calcext:value-type="float">
            <text:p>3</text:p>
          </table:table-cell>
          <table:table-cell table:formula="of:=[day_hosp_csv_all.M202]" office:value-type="float" office:value="4" calcext:value-type="float">
            <text:p>4</text:p>
          </table:table-cell>
          <table:table-cell table:formula="of:=SUM([day_hosp_csv_all.N202:.Q202])" office:value-type="float" office:value="8.142857142" calcext:value-type="float">
            <text:p>8.142857142</text:p>
          </table:table-cell>
          <table:table-cell table:formula="of:=[day_hosp_csv_all.R202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3:.B203])" office:value-type="float" office:value="0.571428572" calcext:value-type="float">
            <text:p>0.571428572</text:p>
          </table:table-cell>
          <table:table-cell table:formula="of:=SUM([day_hosp_csv_all.C203:.F203])" office:value-type="float" office:value="2.428571429" calcext:value-type="float">
            <text:p>2.428571429</text:p>
          </table:table-cell>
          <table:table-cell table:formula="of:=SUM([day_hosp_csv_all.G203:.H203])" office:value-type="float" office:value="4" calcext:value-type="float">
            <text:p>4</text:p>
          </table:table-cell>
          <table:table-cell table:formula="of:=SUM([day_hosp_csv_all.I203:.J203])" office:value-type="float" office:value="4.142857143" calcext:value-type="float">
            <text:p>4.142857143</text:p>
          </table:table-cell>
          <table:table-cell table:formula="of:=SUM([day_hosp_csv_all.K203])" office:value-type="float" office:value="3.142857143" calcext:value-type="float">
            <text:p>3.142857143</text:p>
          </table:table-cell>
          <table:table-cell table:formula="of:=[day_hosp_csv_all.L203]" office:value-type="float" office:value="3" calcext:value-type="float">
            <text:p>3</text:p>
          </table:table-cell>
          <table:table-cell table:formula="of:=[day_hosp_csv_all.M203]" office:value-type="float" office:value="4" calcext:value-type="float">
            <text:p>4</text:p>
          </table:table-cell>
          <table:table-cell table:formula="of:=SUM([day_hosp_csv_all.N203:.Q203])" office:value-type="float" office:value="8.142857142" calcext:value-type="float">
            <text:p>8.142857142</text:p>
          </table:table-cell>
          <table:table-cell table:formula="of:=[day_hosp_csv_all.R203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4:.B204])" office:value-type="float" office:value="0.571428572" calcext:value-type="float">
            <text:p>0.571428572</text:p>
          </table:table-cell>
          <table:table-cell table:formula="of:=SUM([day_hosp_csv_all.C204:.F204])" office:value-type="float" office:value="2.428571429" calcext:value-type="float">
            <text:p>2.428571429</text:p>
          </table:table-cell>
          <table:table-cell table:formula="of:=SUM([day_hosp_csv_all.G204:.H204])" office:value-type="float" office:value="4" calcext:value-type="float">
            <text:p>4</text:p>
          </table:table-cell>
          <table:table-cell table:formula="of:=SUM([day_hosp_csv_all.I204:.J204])" office:value-type="float" office:value="4.142857143" calcext:value-type="float">
            <text:p>4.142857143</text:p>
          </table:table-cell>
          <table:table-cell table:formula="of:=SUM([day_hosp_csv_all.K204])" office:value-type="float" office:value="3.142857143" calcext:value-type="float">
            <text:p>3.142857143</text:p>
          </table:table-cell>
          <table:table-cell table:formula="of:=[day_hosp_csv_all.L204]" office:value-type="float" office:value="3" calcext:value-type="float">
            <text:p>3</text:p>
          </table:table-cell>
          <table:table-cell table:formula="of:=[day_hosp_csv_all.M204]" office:value-type="float" office:value="4" calcext:value-type="float">
            <text:p>4</text:p>
          </table:table-cell>
          <table:table-cell table:formula="of:=SUM([day_hosp_csv_all.N204:.Q204])" office:value-type="float" office:value="8.142857142" calcext:value-type="float">
            <text:p>8.142857142</text:p>
          </table:table-cell>
          <table:table-cell table:formula="of:=[day_hosp_csv_all.R204]" office:value-type="float" office:value="29.428571429" calcext:value-type="float">
            <text:p>29.428571429</text:p>
          </table:table-cell>
          <table:table-cell table:number-columns-repeated="1015"/>
        </table:table-row>
        <table:table-row table:style-name="ro1">
          <table:table-cell table:formula="of:=SUM([day_hosp_csv_all.A205:.B205])" office:value-type="float" office:value="0.857142857" calcext:value-type="float">
            <text:p>0.857142857</text:p>
          </table:table-cell>
          <table:table-cell table:formula="of:=SUM([day_hosp_csv_all.C205:.F205])" office:value-type="float" office:value="4.857142858" calcext:value-type="float">
            <text:p>4.857142858</text:p>
          </table:table-cell>
          <table:table-cell table:formula="of:=SUM([day_hosp_csv_all.G205:.H205])" office:value-type="float" office:value="6.142857143" calcext:value-type="float">
            <text:p>6.142857143</text:p>
          </table:table-cell>
          <table:table-cell table:formula="of:=SUM([day_hosp_csv_all.I205:.J205])" office:value-type="float" office:value="9.142857143" calcext:value-type="float">
            <text:p>9.142857143</text:p>
          </table:table-cell>
          <table:table-cell table:formula="of:=SUM([day_hosp_csv_all.K205])" office:value-type="float" office:value="5.142857143" calcext:value-type="float">
            <text:p>5.142857143</text:p>
          </table:table-cell>
          <table:table-cell table:formula="of:=[day_hosp_csv_all.L205]" office:value-type="float" office:value="7.571428571" calcext:value-type="float">
            <text:p>7.571428571</text:p>
          </table:table-cell>
          <table:table-cell table:formula="of:=[day_hosp_csv_all.M205]" office:value-type="float" office:value="8.428571429" calcext:value-type="float">
            <text:p>8.428571429</text:p>
          </table:table-cell>
          <table:table-cell table:formula="of:=SUM([day_hosp_csv_all.N205:.Q205])" office:value-type="float" office:value="15.571428571" calcext:value-type="float">
            <text:p>15.571428571</text:p>
          </table:table-cell>
          <table:table-cell table:formula="of:=[day_hosp_csv_all.R205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06:.B206])" office:value-type="float" office:value="0.857142857" calcext:value-type="float">
            <text:p>0.857142857</text:p>
          </table:table-cell>
          <table:table-cell table:formula="of:=SUM([day_hosp_csv_all.C206:.F206])" office:value-type="float" office:value="4.857142858" calcext:value-type="float">
            <text:p>4.857142858</text:p>
          </table:table-cell>
          <table:table-cell table:formula="of:=SUM([day_hosp_csv_all.G206:.H206])" office:value-type="float" office:value="6.142857143" calcext:value-type="float">
            <text:p>6.142857143</text:p>
          </table:table-cell>
          <table:table-cell table:formula="of:=SUM([day_hosp_csv_all.I206:.J206])" office:value-type="float" office:value="9.142857143" calcext:value-type="float">
            <text:p>9.142857143</text:p>
          </table:table-cell>
          <table:table-cell table:formula="of:=SUM([day_hosp_csv_all.K206])" office:value-type="float" office:value="5.142857143" calcext:value-type="float">
            <text:p>5.142857143</text:p>
          </table:table-cell>
          <table:table-cell table:formula="of:=[day_hosp_csv_all.L206]" office:value-type="float" office:value="7.571428571" calcext:value-type="float">
            <text:p>7.571428571</text:p>
          </table:table-cell>
          <table:table-cell table:formula="of:=[day_hosp_csv_all.M206]" office:value-type="float" office:value="8.428571429" calcext:value-type="float">
            <text:p>8.428571429</text:p>
          </table:table-cell>
          <table:table-cell table:formula="of:=SUM([day_hosp_csv_all.N206:.Q206])" office:value-type="float" office:value="15.571428571" calcext:value-type="float">
            <text:p>15.571428571</text:p>
          </table:table-cell>
          <table:table-cell table:formula="of:=[day_hosp_csv_all.R206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07:.B207])" office:value-type="float" office:value="0.857142857" calcext:value-type="float">
            <text:p>0.857142857</text:p>
          </table:table-cell>
          <table:table-cell table:formula="of:=SUM([day_hosp_csv_all.C207:.F207])" office:value-type="float" office:value="4.857142858" calcext:value-type="float">
            <text:p>4.857142858</text:p>
          </table:table-cell>
          <table:table-cell table:formula="of:=SUM([day_hosp_csv_all.G207:.H207])" office:value-type="float" office:value="6.142857143" calcext:value-type="float">
            <text:p>6.142857143</text:p>
          </table:table-cell>
          <table:table-cell table:formula="of:=SUM([day_hosp_csv_all.I207:.J207])" office:value-type="float" office:value="9.142857143" calcext:value-type="float">
            <text:p>9.142857143</text:p>
          </table:table-cell>
          <table:table-cell table:formula="of:=SUM([day_hosp_csv_all.K207])" office:value-type="float" office:value="5.142857143" calcext:value-type="float">
            <text:p>5.142857143</text:p>
          </table:table-cell>
          <table:table-cell table:formula="of:=[day_hosp_csv_all.L207]" office:value-type="float" office:value="7.571428571" calcext:value-type="float">
            <text:p>7.571428571</text:p>
          </table:table-cell>
          <table:table-cell table:formula="of:=[day_hosp_csv_all.M207]" office:value-type="float" office:value="8.428571429" calcext:value-type="float">
            <text:p>8.428571429</text:p>
          </table:table-cell>
          <table:table-cell table:formula="of:=SUM([day_hosp_csv_all.N207:.Q207])" office:value-type="float" office:value="15.571428571" calcext:value-type="float">
            <text:p>15.571428571</text:p>
          </table:table-cell>
          <table:table-cell table:formula="of:=[day_hosp_csv_all.R207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08:.B208])" office:value-type="float" office:value="0.857142857" calcext:value-type="float">
            <text:p>0.857142857</text:p>
          </table:table-cell>
          <table:table-cell table:formula="of:=SUM([day_hosp_csv_all.C208:.F208])" office:value-type="float" office:value="4.857142858" calcext:value-type="float">
            <text:p>4.857142858</text:p>
          </table:table-cell>
          <table:table-cell table:formula="of:=SUM([day_hosp_csv_all.G208:.H208])" office:value-type="float" office:value="6.142857143" calcext:value-type="float">
            <text:p>6.142857143</text:p>
          </table:table-cell>
          <table:table-cell table:formula="of:=SUM([day_hosp_csv_all.I208:.J208])" office:value-type="float" office:value="9.142857143" calcext:value-type="float">
            <text:p>9.142857143</text:p>
          </table:table-cell>
          <table:table-cell table:formula="of:=SUM([day_hosp_csv_all.K208])" office:value-type="float" office:value="5.142857143" calcext:value-type="float">
            <text:p>5.142857143</text:p>
          </table:table-cell>
          <table:table-cell table:formula="of:=[day_hosp_csv_all.L208]" office:value-type="float" office:value="7.571428571" calcext:value-type="float">
            <text:p>7.571428571</text:p>
          </table:table-cell>
          <table:table-cell table:formula="of:=[day_hosp_csv_all.M208]" office:value-type="float" office:value="8.428571429" calcext:value-type="float">
            <text:p>8.428571429</text:p>
          </table:table-cell>
          <table:table-cell table:formula="of:=SUM([day_hosp_csv_all.N208:.Q208])" office:value-type="float" office:value="15.571428571" calcext:value-type="float">
            <text:p>15.571428571</text:p>
          </table:table-cell>
          <table:table-cell table:formula="of:=[day_hosp_csv_all.R208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09:.B209])" office:value-type="float" office:value="0.857142857" calcext:value-type="float">
            <text:p>0.857142857</text:p>
          </table:table-cell>
          <table:table-cell table:formula="of:=SUM([day_hosp_csv_all.C209:.F209])" office:value-type="float" office:value="4.857142858" calcext:value-type="float">
            <text:p>4.857142858</text:p>
          </table:table-cell>
          <table:table-cell table:formula="of:=SUM([day_hosp_csv_all.G209:.H209])" office:value-type="float" office:value="6.142857143" calcext:value-type="float">
            <text:p>6.142857143</text:p>
          </table:table-cell>
          <table:table-cell table:formula="of:=SUM([day_hosp_csv_all.I209:.J209])" office:value-type="float" office:value="9.142857143" calcext:value-type="float">
            <text:p>9.142857143</text:p>
          </table:table-cell>
          <table:table-cell table:formula="of:=SUM([day_hosp_csv_all.K209])" office:value-type="float" office:value="5.142857143" calcext:value-type="float">
            <text:p>5.142857143</text:p>
          </table:table-cell>
          <table:table-cell table:formula="of:=[day_hosp_csv_all.L209]" office:value-type="float" office:value="7.571428571" calcext:value-type="float">
            <text:p>7.571428571</text:p>
          </table:table-cell>
          <table:table-cell table:formula="of:=[day_hosp_csv_all.M209]" office:value-type="float" office:value="8.428571429" calcext:value-type="float">
            <text:p>8.428571429</text:p>
          </table:table-cell>
          <table:table-cell table:formula="of:=SUM([day_hosp_csv_all.N209:.Q209])" office:value-type="float" office:value="15.571428571" calcext:value-type="float">
            <text:p>15.571428571</text:p>
          </table:table-cell>
          <table:table-cell table:formula="of:=[day_hosp_csv_all.R209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10:.B210])" office:value-type="float" office:value="0.857142857" calcext:value-type="float">
            <text:p>0.857142857</text:p>
          </table:table-cell>
          <table:table-cell table:formula="of:=SUM([day_hosp_csv_all.C210:.F210])" office:value-type="float" office:value="4.857142858" calcext:value-type="float">
            <text:p>4.857142858</text:p>
          </table:table-cell>
          <table:table-cell table:formula="of:=SUM([day_hosp_csv_all.G210:.H210])" office:value-type="float" office:value="6.142857143" calcext:value-type="float">
            <text:p>6.142857143</text:p>
          </table:table-cell>
          <table:table-cell table:formula="of:=SUM([day_hosp_csv_all.I210:.J210])" office:value-type="float" office:value="9.142857143" calcext:value-type="float">
            <text:p>9.142857143</text:p>
          </table:table-cell>
          <table:table-cell table:formula="of:=SUM([day_hosp_csv_all.K210])" office:value-type="float" office:value="5.142857143" calcext:value-type="float">
            <text:p>5.142857143</text:p>
          </table:table-cell>
          <table:table-cell table:formula="of:=[day_hosp_csv_all.L210]" office:value-type="float" office:value="7.571428571" calcext:value-type="float">
            <text:p>7.571428571</text:p>
          </table:table-cell>
          <table:table-cell table:formula="of:=[day_hosp_csv_all.M210]" office:value-type="float" office:value="8.428571429" calcext:value-type="float">
            <text:p>8.428571429</text:p>
          </table:table-cell>
          <table:table-cell table:formula="of:=SUM([day_hosp_csv_all.N210:.Q210])" office:value-type="float" office:value="15.571428571" calcext:value-type="float">
            <text:p>15.571428571</text:p>
          </table:table-cell>
          <table:table-cell table:formula="of:=[day_hosp_csv_all.R210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11:.B211])" office:value-type="float" office:value="0.857142857" calcext:value-type="float">
            <text:p>0.857142857</text:p>
          </table:table-cell>
          <table:table-cell table:formula="of:=SUM([day_hosp_csv_all.C211:.F211])" office:value-type="float" office:value="4.857142858" calcext:value-type="float">
            <text:p>4.857142858</text:p>
          </table:table-cell>
          <table:table-cell table:formula="of:=SUM([day_hosp_csv_all.G211:.H211])" office:value-type="float" office:value="6.142857143" calcext:value-type="float">
            <text:p>6.142857143</text:p>
          </table:table-cell>
          <table:table-cell table:formula="of:=SUM([day_hosp_csv_all.I211:.J211])" office:value-type="float" office:value="9.142857143" calcext:value-type="float">
            <text:p>9.142857143</text:p>
          </table:table-cell>
          <table:table-cell table:formula="of:=SUM([day_hosp_csv_all.K211])" office:value-type="float" office:value="5.142857143" calcext:value-type="float">
            <text:p>5.142857143</text:p>
          </table:table-cell>
          <table:table-cell table:formula="of:=[day_hosp_csv_all.L211]" office:value-type="float" office:value="7.571428571" calcext:value-type="float">
            <text:p>7.571428571</text:p>
          </table:table-cell>
          <table:table-cell table:formula="of:=[day_hosp_csv_all.M211]" office:value-type="float" office:value="8.428571429" calcext:value-type="float">
            <text:p>8.428571429</text:p>
          </table:table-cell>
          <table:table-cell table:formula="of:=SUM([day_hosp_csv_all.N211:.Q211])" office:value-type="float" office:value="15.571428571" calcext:value-type="float">
            <text:p>15.571428571</text:p>
          </table:table-cell>
          <table:table-cell table:formula="of:=[day_hosp_csv_all.R211]" office:value-type="float" office:value="57.714285715" calcext:value-type="float">
            <text:p>57.714285715</text:p>
          </table:table-cell>
          <table:table-cell table:number-columns-repeated="1015"/>
        </table:table-row>
        <table:table-row table:style-name="ro1">
          <table:table-cell table:formula="of:=SUM([day_hosp_csv_all.A212:.B212])" office:value-type="float" office:value="3" calcext:value-type="float">
            <text:p>3</text:p>
          </table:table-cell>
          <table:table-cell table:formula="of:=SUM([day_hosp_csv_all.C212:.F212])" office:value-type="float" office:value="6.714285714" calcext:value-type="float">
            <text:p>6.714285714</text:p>
          </table:table-cell>
          <table:table-cell table:formula="of:=SUM([day_hosp_csv_all.G212:.H212])" office:value-type="float" office:value="8.428571429" calcext:value-type="float">
            <text:p>8.428571429</text:p>
          </table:table-cell>
          <table:table-cell table:formula="of:=SUM([day_hosp_csv_all.I212:.J212])" office:value-type="float" office:value="14.714285714" calcext:value-type="float">
            <text:p>14.714285714</text:p>
          </table:table-cell>
          <table:table-cell table:formula="of:=SUM([day_hosp_csv_all.K212])" office:value-type="float" office:value="8.714285714" calcext:value-type="float">
            <text:p>8.714285714</text:p>
          </table:table-cell>
          <table:table-cell table:formula="of:=[day_hosp_csv_all.L212]" office:value-type="float" office:value="9" calcext:value-type="float">
            <text:p>9</text:p>
          </table:table-cell>
          <table:table-cell table:formula="of:=[day_hosp_csv_all.M212]" office:value-type="float" office:value="13.28571429" calcext:value-type="float">
            <text:p>13.28571429</text:p>
          </table:table-cell>
          <table:table-cell table:formula="of:=SUM([day_hosp_csv_all.N212:.Q212])" office:value-type="float" office:value="28.857142857" calcext:value-type="float">
            <text:p>28.857142857</text:p>
          </table:table-cell>
          <table:table-cell table:formula="of:=[day_hosp_csv_all.R212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3:.B213])" office:value-type="float" office:value="3" calcext:value-type="float">
            <text:p>3</text:p>
          </table:table-cell>
          <table:table-cell table:formula="of:=SUM([day_hosp_csv_all.C213:.F213])" office:value-type="float" office:value="6.714285714" calcext:value-type="float">
            <text:p>6.714285714</text:p>
          </table:table-cell>
          <table:table-cell table:formula="of:=SUM([day_hosp_csv_all.G213:.H213])" office:value-type="float" office:value="8.428571429" calcext:value-type="float">
            <text:p>8.428571429</text:p>
          </table:table-cell>
          <table:table-cell table:formula="of:=SUM([day_hosp_csv_all.I213:.J213])" office:value-type="float" office:value="14.714285714" calcext:value-type="float">
            <text:p>14.714285714</text:p>
          </table:table-cell>
          <table:table-cell table:formula="of:=SUM([day_hosp_csv_all.K213])" office:value-type="float" office:value="8.714285714" calcext:value-type="float">
            <text:p>8.714285714</text:p>
          </table:table-cell>
          <table:table-cell table:formula="of:=[day_hosp_csv_all.L213]" office:value-type="float" office:value="9" calcext:value-type="float">
            <text:p>9</text:p>
          </table:table-cell>
          <table:table-cell table:formula="of:=[day_hosp_csv_all.M213]" office:value-type="float" office:value="13.28571429" calcext:value-type="float">
            <text:p>13.28571429</text:p>
          </table:table-cell>
          <table:table-cell table:formula="of:=SUM([day_hosp_csv_all.N213:.Q213])" office:value-type="float" office:value="28.857142857" calcext:value-type="float">
            <text:p>28.857142857</text:p>
          </table:table-cell>
          <table:table-cell table:formula="of:=[day_hosp_csv_all.R213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4:.B214])" office:value-type="float" office:value="3" calcext:value-type="float">
            <text:p>3</text:p>
          </table:table-cell>
          <table:table-cell table:formula="of:=SUM([day_hosp_csv_all.C214:.F214])" office:value-type="float" office:value="6.714285714" calcext:value-type="float">
            <text:p>6.714285714</text:p>
          </table:table-cell>
          <table:table-cell table:formula="of:=SUM([day_hosp_csv_all.G214:.H214])" office:value-type="float" office:value="8.428571429" calcext:value-type="float">
            <text:p>8.428571429</text:p>
          </table:table-cell>
          <table:table-cell table:formula="of:=SUM([day_hosp_csv_all.I214:.J214])" office:value-type="float" office:value="14.714285714" calcext:value-type="float">
            <text:p>14.714285714</text:p>
          </table:table-cell>
          <table:table-cell table:formula="of:=SUM([day_hosp_csv_all.K214])" office:value-type="float" office:value="8.714285714" calcext:value-type="float">
            <text:p>8.714285714</text:p>
          </table:table-cell>
          <table:table-cell table:formula="of:=[day_hosp_csv_all.L214]" office:value-type="float" office:value="9" calcext:value-type="float">
            <text:p>9</text:p>
          </table:table-cell>
          <table:table-cell table:formula="of:=[day_hosp_csv_all.M214]" office:value-type="float" office:value="13.28571429" calcext:value-type="float">
            <text:p>13.28571429</text:p>
          </table:table-cell>
          <table:table-cell table:formula="of:=SUM([day_hosp_csv_all.N214:.Q214])" office:value-type="float" office:value="28.857142857" calcext:value-type="float">
            <text:p>28.857142857</text:p>
          </table:table-cell>
          <table:table-cell table:formula="of:=[day_hosp_csv_all.R214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5:.B215])" office:value-type="float" office:value="3" calcext:value-type="float">
            <text:p>3</text:p>
          </table:table-cell>
          <table:table-cell table:formula="of:=SUM([day_hosp_csv_all.C215:.F215])" office:value-type="float" office:value="6.714285714" calcext:value-type="float">
            <text:p>6.714285714</text:p>
          </table:table-cell>
          <table:table-cell table:formula="of:=SUM([day_hosp_csv_all.G215:.H215])" office:value-type="float" office:value="8.428571429" calcext:value-type="float">
            <text:p>8.428571429</text:p>
          </table:table-cell>
          <table:table-cell table:formula="of:=SUM([day_hosp_csv_all.I215:.J215])" office:value-type="float" office:value="14.714285714" calcext:value-type="float">
            <text:p>14.714285714</text:p>
          </table:table-cell>
          <table:table-cell table:formula="of:=SUM([day_hosp_csv_all.K215])" office:value-type="float" office:value="8.714285714" calcext:value-type="float">
            <text:p>8.714285714</text:p>
          </table:table-cell>
          <table:table-cell table:formula="of:=[day_hosp_csv_all.L215]" office:value-type="float" office:value="9" calcext:value-type="float">
            <text:p>9</text:p>
          </table:table-cell>
          <table:table-cell table:formula="of:=[day_hosp_csv_all.M215]" office:value-type="float" office:value="13.28571429" calcext:value-type="float">
            <text:p>13.28571429</text:p>
          </table:table-cell>
          <table:table-cell table:formula="of:=SUM([day_hosp_csv_all.N215:.Q215])" office:value-type="float" office:value="28.857142857" calcext:value-type="float">
            <text:p>28.857142857</text:p>
          </table:table-cell>
          <table:table-cell table:formula="of:=[day_hosp_csv_all.R215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6:.B216])" office:value-type="float" office:value="3" calcext:value-type="float">
            <text:p>3</text:p>
          </table:table-cell>
          <table:table-cell table:formula="of:=SUM([day_hosp_csv_all.C216:.F216])" office:value-type="float" office:value="6.714285714" calcext:value-type="float">
            <text:p>6.714285714</text:p>
          </table:table-cell>
          <table:table-cell table:formula="of:=SUM([day_hosp_csv_all.G216:.H216])" office:value-type="float" office:value="8.428571429" calcext:value-type="float">
            <text:p>8.428571429</text:p>
          </table:table-cell>
          <table:table-cell table:formula="of:=SUM([day_hosp_csv_all.I216:.J216])" office:value-type="float" office:value="14.714285714" calcext:value-type="float">
            <text:p>14.714285714</text:p>
          </table:table-cell>
          <table:table-cell table:formula="of:=SUM([day_hosp_csv_all.K216])" office:value-type="float" office:value="8.714285714" calcext:value-type="float">
            <text:p>8.714285714</text:p>
          </table:table-cell>
          <table:table-cell table:formula="of:=[day_hosp_csv_all.L216]" office:value-type="float" office:value="9" calcext:value-type="float">
            <text:p>9</text:p>
          </table:table-cell>
          <table:table-cell table:formula="of:=[day_hosp_csv_all.M216]" office:value-type="float" office:value="13.28571429" calcext:value-type="float">
            <text:p>13.28571429</text:p>
          </table:table-cell>
          <table:table-cell table:formula="of:=SUM([day_hosp_csv_all.N216:.Q216])" office:value-type="float" office:value="28.857142857" calcext:value-type="float">
            <text:p>28.857142857</text:p>
          </table:table-cell>
          <table:table-cell table:formula="of:=[day_hosp_csv_all.R216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7:.B217])" office:value-type="float" office:value="3" calcext:value-type="float">
            <text:p>3</text:p>
          </table:table-cell>
          <table:table-cell table:formula="of:=SUM([day_hosp_csv_all.C217:.F217])" office:value-type="float" office:value="6.714285714" calcext:value-type="float">
            <text:p>6.714285714</text:p>
          </table:table-cell>
          <table:table-cell table:formula="of:=SUM([day_hosp_csv_all.G217:.H217])" office:value-type="float" office:value="8.428571429" calcext:value-type="float">
            <text:p>8.428571429</text:p>
          </table:table-cell>
          <table:table-cell table:formula="of:=SUM([day_hosp_csv_all.I217:.J217])" office:value-type="float" office:value="14.714285714" calcext:value-type="float">
            <text:p>14.714285714</text:p>
          </table:table-cell>
          <table:table-cell table:formula="of:=SUM([day_hosp_csv_all.K217])" office:value-type="float" office:value="8.714285714" calcext:value-type="float">
            <text:p>8.714285714</text:p>
          </table:table-cell>
          <table:table-cell table:formula="of:=[day_hosp_csv_all.L217]" office:value-type="float" office:value="9" calcext:value-type="float">
            <text:p>9</text:p>
          </table:table-cell>
          <table:table-cell table:formula="of:=[day_hosp_csv_all.M217]" office:value-type="float" office:value="13.28571429" calcext:value-type="float">
            <text:p>13.28571429</text:p>
          </table:table-cell>
          <table:table-cell table:formula="of:=SUM([day_hosp_csv_all.N217:.Q217])" office:value-type="float" office:value="28.857142857" calcext:value-type="float">
            <text:p>28.857142857</text:p>
          </table:table-cell>
          <table:table-cell table:formula="of:=[day_hosp_csv_all.R217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8:.B218])" office:value-type="float" office:value="3" calcext:value-type="float">
            <text:p>3</text:p>
          </table:table-cell>
          <table:table-cell table:formula="of:=SUM([day_hosp_csv_all.C218:.F218])" office:value-type="float" office:value="6.714285714" calcext:value-type="float">
            <text:p>6.714285714</text:p>
          </table:table-cell>
          <table:table-cell table:formula="of:=SUM([day_hosp_csv_all.G218:.H218])" office:value-type="float" office:value="8.428571429" calcext:value-type="float">
            <text:p>8.428571429</text:p>
          </table:table-cell>
          <table:table-cell table:formula="of:=SUM([day_hosp_csv_all.I218:.J218])" office:value-type="float" office:value="14.714285714" calcext:value-type="float">
            <text:p>14.714285714</text:p>
          </table:table-cell>
          <table:table-cell table:formula="of:=SUM([day_hosp_csv_all.K218])" office:value-type="float" office:value="8.714285714" calcext:value-type="float">
            <text:p>8.714285714</text:p>
          </table:table-cell>
          <table:table-cell table:formula="of:=[day_hosp_csv_all.L218]" office:value-type="float" office:value="9" calcext:value-type="float">
            <text:p>9</text:p>
          </table:table-cell>
          <table:table-cell table:formula="of:=[day_hosp_csv_all.M218]" office:value-type="float" office:value="13.28571429" calcext:value-type="float">
            <text:p>13.28571429</text:p>
          </table:table-cell>
          <table:table-cell table:formula="of:=SUM([day_hosp_csv_all.N218:.Q218])" office:value-type="float" office:value="28.857142857" calcext:value-type="float">
            <text:p>28.857142857</text:p>
          </table:table-cell>
          <table:table-cell table:formula="of:=[day_hosp_csv_all.R218]" office:value-type="float" office:value="92.714285718" calcext:value-type="float">
            <text:p>92.714285718</text:p>
          </table:table-cell>
          <table:table-cell table:number-columns-repeated="1015"/>
        </table:table-row>
        <table:table-row table:style-name="ro1">
          <table:table-cell table:formula="of:=SUM([day_hosp_csv_all.A219:.B219])" office:value-type="float" office:value="2.428571428" calcext:value-type="float">
            <text:p>2.428571428</text:p>
          </table:table-cell>
          <table:table-cell table:formula="of:=SUM([day_hosp_csv_all.C219:.F219])" office:value-type="float" office:value="7.285714286" calcext:value-type="float">
            <text:p>7.285714286</text:p>
          </table:table-cell>
          <table:table-cell table:formula="of:=SUM([day_hosp_csv_all.G219:.H219])" office:value-type="float" office:value="11.142857143" calcext:value-type="float">
            <text:p>11.142857143</text:p>
          </table:table-cell>
          <table:table-cell table:formula="of:=SUM([day_hosp_csv_all.I219:.J219])" office:value-type="float" office:value="22.000000001" calcext:value-type="float">
            <text:p>22.000000001</text:p>
          </table:table-cell>
          <table:table-cell table:formula="of:=SUM([day_hosp_csv_all.K219])" office:value-type="float" office:value="10.57142857" calcext:value-type="float">
            <text:p>10.57142857</text:p>
          </table:table-cell>
          <table:table-cell table:formula="of:=[day_hosp_csv_all.L219]" office:value-type="float" office:value="13.28571429" calcext:value-type="float">
            <text:p>13.28571429</text:p>
          </table:table-cell>
          <table:table-cell table:formula="of:=[day_hosp_csv_all.M219]" office:value-type="float" office:value="16.42857143" calcext:value-type="float">
            <text:p>16.42857143</text:p>
          </table:table-cell>
          <table:table-cell table:formula="of:=SUM([day_hosp_csv_all.N219:.Q219])" office:value-type="float" office:value="37.85714286" calcext:value-type="float">
            <text:p>37.85714286</text:p>
          </table:table-cell>
          <table:table-cell table:formula="of:=[day_hosp_csv_all.R219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0:.B220])" office:value-type="float" office:value="2.428571428" calcext:value-type="float">
            <text:p>2.428571428</text:p>
          </table:table-cell>
          <table:table-cell table:formula="of:=SUM([day_hosp_csv_all.C220:.F220])" office:value-type="float" office:value="7.285714286" calcext:value-type="float">
            <text:p>7.285714286</text:p>
          </table:table-cell>
          <table:table-cell table:formula="of:=SUM([day_hosp_csv_all.G220:.H220])" office:value-type="float" office:value="11.142857143" calcext:value-type="float">
            <text:p>11.142857143</text:p>
          </table:table-cell>
          <table:table-cell table:formula="of:=SUM([day_hosp_csv_all.I220:.J220])" office:value-type="float" office:value="22.000000001" calcext:value-type="float">
            <text:p>22.000000001</text:p>
          </table:table-cell>
          <table:table-cell table:formula="of:=SUM([day_hosp_csv_all.K220])" office:value-type="float" office:value="10.57142857" calcext:value-type="float">
            <text:p>10.57142857</text:p>
          </table:table-cell>
          <table:table-cell table:formula="of:=[day_hosp_csv_all.L220]" office:value-type="float" office:value="13.28571429" calcext:value-type="float">
            <text:p>13.28571429</text:p>
          </table:table-cell>
          <table:table-cell table:formula="of:=[day_hosp_csv_all.M220]" office:value-type="float" office:value="16.42857143" calcext:value-type="float">
            <text:p>16.42857143</text:p>
          </table:table-cell>
          <table:table-cell table:formula="of:=SUM([day_hosp_csv_all.N220:.Q220])" office:value-type="float" office:value="37.85714286" calcext:value-type="float">
            <text:p>37.85714286</text:p>
          </table:table-cell>
          <table:table-cell table:formula="of:=[day_hosp_csv_all.R220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1:.B221])" office:value-type="float" office:value="2.428571428" calcext:value-type="float">
            <text:p>2.428571428</text:p>
          </table:table-cell>
          <table:table-cell table:formula="of:=SUM([day_hosp_csv_all.C221:.F221])" office:value-type="float" office:value="7.285714286" calcext:value-type="float">
            <text:p>7.285714286</text:p>
          </table:table-cell>
          <table:table-cell table:formula="of:=SUM([day_hosp_csv_all.G221:.H221])" office:value-type="float" office:value="11.142857143" calcext:value-type="float">
            <text:p>11.142857143</text:p>
          </table:table-cell>
          <table:table-cell table:formula="of:=SUM([day_hosp_csv_all.I221:.J221])" office:value-type="float" office:value="22.000000001" calcext:value-type="float">
            <text:p>22.000000001</text:p>
          </table:table-cell>
          <table:table-cell table:formula="of:=SUM([day_hosp_csv_all.K221])" office:value-type="float" office:value="10.57142857" calcext:value-type="float">
            <text:p>10.57142857</text:p>
          </table:table-cell>
          <table:table-cell table:formula="of:=[day_hosp_csv_all.L221]" office:value-type="float" office:value="13.28571429" calcext:value-type="float">
            <text:p>13.28571429</text:p>
          </table:table-cell>
          <table:table-cell table:formula="of:=[day_hosp_csv_all.M221]" office:value-type="float" office:value="16.42857143" calcext:value-type="float">
            <text:p>16.42857143</text:p>
          </table:table-cell>
          <table:table-cell table:formula="of:=SUM([day_hosp_csv_all.N221:.Q221])" office:value-type="float" office:value="37.85714286" calcext:value-type="float">
            <text:p>37.85714286</text:p>
          </table:table-cell>
          <table:table-cell table:formula="of:=[day_hosp_csv_all.R221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2:.B222])" office:value-type="float" office:value="2.428571428" calcext:value-type="float">
            <text:p>2.428571428</text:p>
          </table:table-cell>
          <table:table-cell table:formula="of:=SUM([day_hosp_csv_all.C222:.F222])" office:value-type="float" office:value="7.285714286" calcext:value-type="float">
            <text:p>7.285714286</text:p>
          </table:table-cell>
          <table:table-cell table:formula="of:=SUM([day_hosp_csv_all.G222:.H222])" office:value-type="float" office:value="11.142857143" calcext:value-type="float">
            <text:p>11.142857143</text:p>
          </table:table-cell>
          <table:table-cell table:formula="of:=SUM([day_hosp_csv_all.I222:.J222])" office:value-type="float" office:value="22.000000001" calcext:value-type="float">
            <text:p>22.000000001</text:p>
          </table:table-cell>
          <table:table-cell table:formula="of:=SUM([day_hosp_csv_all.K222])" office:value-type="float" office:value="10.57142857" calcext:value-type="float">
            <text:p>10.57142857</text:p>
          </table:table-cell>
          <table:table-cell table:formula="of:=[day_hosp_csv_all.L222]" office:value-type="float" office:value="13.28571429" calcext:value-type="float">
            <text:p>13.28571429</text:p>
          </table:table-cell>
          <table:table-cell table:formula="of:=[day_hosp_csv_all.M222]" office:value-type="float" office:value="16.42857143" calcext:value-type="float">
            <text:p>16.42857143</text:p>
          </table:table-cell>
          <table:table-cell table:formula="of:=SUM([day_hosp_csv_all.N222:.Q222])" office:value-type="float" office:value="37.85714286" calcext:value-type="float">
            <text:p>37.85714286</text:p>
          </table:table-cell>
          <table:table-cell table:formula="of:=[day_hosp_csv_all.R222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3:.B223])" office:value-type="float" office:value="2.428571428" calcext:value-type="float">
            <text:p>2.428571428</text:p>
          </table:table-cell>
          <table:table-cell table:formula="of:=SUM([day_hosp_csv_all.C223:.F223])" office:value-type="float" office:value="7.285714286" calcext:value-type="float">
            <text:p>7.285714286</text:p>
          </table:table-cell>
          <table:table-cell table:formula="of:=SUM([day_hosp_csv_all.G223:.H223])" office:value-type="float" office:value="11.142857143" calcext:value-type="float">
            <text:p>11.142857143</text:p>
          </table:table-cell>
          <table:table-cell table:formula="of:=SUM([day_hosp_csv_all.I223:.J223])" office:value-type="float" office:value="22.000000001" calcext:value-type="float">
            <text:p>22.000000001</text:p>
          </table:table-cell>
          <table:table-cell table:formula="of:=SUM([day_hosp_csv_all.K223])" office:value-type="float" office:value="10.57142857" calcext:value-type="float">
            <text:p>10.57142857</text:p>
          </table:table-cell>
          <table:table-cell table:formula="of:=[day_hosp_csv_all.L223]" office:value-type="float" office:value="13.28571429" calcext:value-type="float">
            <text:p>13.28571429</text:p>
          </table:table-cell>
          <table:table-cell table:formula="of:=[day_hosp_csv_all.M223]" office:value-type="float" office:value="16.42857143" calcext:value-type="float">
            <text:p>16.42857143</text:p>
          </table:table-cell>
          <table:table-cell table:formula="of:=SUM([day_hosp_csv_all.N223:.Q223])" office:value-type="float" office:value="37.85714286" calcext:value-type="float">
            <text:p>37.85714286</text:p>
          </table:table-cell>
          <table:table-cell table:formula="of:=[day_hosp_csv_all.R223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4:.B224])" office:value-type="float" office:value="2.428571428" calcext:value-type="float">
            <text:p>2.428571428</text:p>
          </table:table-cell>
          <table:table-cell table:formula="of:=SUM([day_hosp_csv_all.C224:.F224])" office:value-type="float" office:value="7.285714286" calcext:value-type="float">
            <text:p>7.285714286</text:p>
          </table:table-cell>
          <table:table-cell table:formula="of:=SUM([day_hosp_csv_all.G224:.H224])" office:value-type="float" office:value="11.142857143" calcext:value-type="float">
            <text:p>11.142857143</text:p>
          </table:table-cell>
          <table:table-cell table:formula="of:=SUM([day_hosp_csv_all.I224:.J224])" office:value-type="float" office:value="22.000000001" calcext:value-type="float">
            <text:p>22.000000001</text:p>
          </table:table-cell>
          <table:table-cell table:formula="of:=SUM([day_hosp_csv_all.K224])" office:value-type="float" office:value="10.57142857" calcext:value-type="float">
            <text:p>10.57142857</text:p>
          </table:table-cell>
          <table:table-cell table:formula="of:=[day_hosp_csv_all.L224]" office:value-type="float" office:value="13.28571429" calcext:value-type="float">
            <text:p>13.28571429</text:p>
          </table:table-cell>
          <table:table-cell table:formula="of:=[day_hosp_csv_all.M224]" office:value-type="float" office:value="16.42857143" calcext:value-type="float">
            <text:p>16.42857143</text:p>
          </table:table-cell>
          <table:table-cell table:formula="of:=SUM([day_hosp_csv_all.N224:.Q224])" office:value-type="float" office:value="37.85714286" calcext:value-type="float">
            <text:p>37.85714286</text:p>
          </table:table-cell>
          <table:table-cell table:formula="of:=[day_hosp_csv_all.R224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5:.B225])" office:value-type="float" office:value="2.428571428" calcext:value-type="float">
            <text:p>2.428571428</text:p>
          </table:table-cell>
          <table:table-cell table:formula="of:=SUM([day_hosp_csv_all.C225:.F225])" office:value-type="float" office:value="7.285714286" calcext:value-type="float">
            <text:p>7.285714286</text:p>
          </table:table-cell>
          <table:table-cell table:formula="of:=SUM([day_hosp_csv_all.G225:.H225])" office:value-type="float" office:value="11.142857143" calcext:value-type="float">
            <text:p>11.142857143</text:p>
          </table:table-cell>
          <table:table-cell table:formula="of:=SUM([day_hosp_csv_all.I225:.J225])" office:value-type="float" office:value="22.000000001" calcext:value-type="float">
            <text:p>22.000000001</text:p>
          </table:table-cell>
          <table:table-cell table:formula="of:=SUM([day_hosp_csv_all.K225])" office:value-type="float" office:value="10.57142857" calcext:value-type="float">
            <text:p>10.57142857</text:p>
          </table:table-cell>
          <table:table-cell table:formula="of:=[day_hosp_csv_all.L225]" office:value-type="float" office:value="13.28571429" calcext:value-type="float">
            <text:p>13.28571429</text:p>
          </table:table-cell>
          <table:table-cell table:formula="of:=[day_hosp_csv_all.M225]" office:value-type="float" office:value="16.42857143" calcext:value-type="float">
            <text:p>16.42857143</text:p>
          </table:table-cell>
          <table:table-cell table:formula="of:=SUM([day_hosp_csv_all.N225:.Q225])" office:value-type="float" office:value="37.85714286" calcext:value-type="float">
            <text:p>37.85714286</text:p>
          </table:table-cell>
          <table:table-cell table:formula="of:=[day_hosp_csv_all.R225]" office:value-type="float" office:value="121.000000008" calcext:value-type="float">
            <text:p>121.000000008</text:p>
          </table:table-cell>
          <table:table-cell table:number-columns-repeated="1015"/>
        </table:table-row>
        <table:table-row table:style-name="ro1">
          <table:table-cell table:formula="of:=SUM([day_hosp_csv_all.A226:.B226])" office:value-type="float" office:value="2.142857143" calcext:value-type="float">
            <text:p>2.142857143</text:p>
          </table:table-cell>
          <table:table-cell table:formula="of:=SUM([day_hosp_csv_all.C226:.F226])" office:value-type="float" office:value="10.285714286" calcext:value-type="float">
            <text:p>10.285714286</text:p>
          </table:table-cell>
          <table:table-cell table:formula="of:=SUM([day_hosp_csv_all.G226:.H226])" office:value-type="float" office:value="11.428571429" calcext:value-type="float">
            <text:p>11.428571429</text:p>
          </table:table-cell>
          <table:table-cell table:formula="of:=SUM([day_hosp_csv_all.I226:.J226])" office:value-type="float" office:value="32.14285715" calcext:value-type="float">
            <text:p>32.14285715</text:p>
          </table:table-cell>
          <table:table-cell table:formula="of:=SUM([day_hosp_csv_all.K226])" office:value-type="float" office:value="18.71428571" calcext:value-type="float">
            <text:p>18.71428571</text:p>
          </table:table-cell>
          <table:table-cell table:formula="of:=[day_hosp_csv_all.L226]" office:value-type="float" office:value="17.42857143" calcext:value-type="float">
            <text:p>17.42857143</text:p>
          </table:table-cell>
          <table:table-cell table:formula="of:=[day_hosp_csv_all.M226]" office:value-type="float" office:value="26.42857143" calcext:value-type="float">
            <text:p>26.42857143</text:p>
          </table:table-cell>
          <table:table-cell table:formula="of:=SUM([day_hosp_csv_all.N226:.Q226])" office:value-type="float" office:value="57.571428573" calcext:value-type="float">
            <text:p>57.571428573</text:p>
          </table:table-cell>
          <table:table-cell table:formula="of:=[day_hosp_csv_all.R226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27:.B227])" office:value-type="float" office:value="2.142857143" calcext:value-type="float">
            <text:p>2.142857143</text:p>
          </table:table-cell>
          <table:table-cell table:formula="of:=SUM([day_hosp_csv_all.C227:.F227])" office:value-type="float" office:value="10.285714286" calcext:value-type="float">
            <text:p>10.285714286</text:p>
          </table:table-cell>
          <table:table-cell table:formula="of:=SUM([day_hosp_csv_all.G227:.H227])" office:value-type="float" office:value="11.428571429" calcext:value-type="float">
            <text:p>11.428571429</text:p>
          </table:table-cell>
          <table:table-cell table:formula="of:=SUM([day_hosp_csv_all.I227:.J227])" office:value-type="float" office:value="32.14285715" calcext:value-type="float">
            <text:p>32.14285715</text:p>
          </table:table-cell>
          <table:table-cell table:formula="of:=SUM([day_hosp_csv_all.K227])" office:value-type="float" office:value="18.71428571" calcext:value-type="float">
            <text:p>18.71428571</text:p>
          </table:table-cell>
          <table:table-cell table:formula="of:=[day_hosp_csv_all.L227]" office:value-type="float" office:value="17.42857143" calcext:value-type="float">
            <text:p>17.42857143</text:p>
          </table:table-cell>
          <table:table-cell table:formula="of:=[day_hosp_csv_all.M227]" office:value-type="float" office:value="26.42857143" calcext:value-type="float">
            <text:p>26.42857143</text:p>
          </table:table-cell>
          <table:table-cell table:formula="of:=SUM([day_hosp_csv_all.N227:.Q227])" office:value-type="float" office:value="57.571428573" calcext:value-type="float">
            <text:p>57.571428573</text:p>
          </table:table-cell>
          <table:table-cell table:formula="of:=[day_hosp_csv_all.R227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28:.B228])" office:value-type="float" office:value="2.142857143" calcext:value-type="float">
            <text:p>2.142857143</text:p>
          </table:table-cell>
          <table:table-cell table:formula="of:=SUM([day_hosp_csv_all.C228:.F228])" office:value-type="float" office:value="10.285714286" calcext:value-type="float">
            <text:p>10.285714286</text:p>
          </table:table-cell>
          <table:table-cell table:formula="of:=SUM([day_hosp_csv_all.G228:.H228])" office:value-type="float" office:value="11.428571429" calcext:value-type="float">
            <text:p>11.428571429</text:p>
          </table:table-cell>
          <table:table-cell table:formula="of:=SUM([day_hosp_csv_all.I228:.J228])" office:value-type="float" office:value="32.14285715" calcext:value-type="float">
            <text:p>32.14285715</text:p>
          </table:table-cell>
          <table:table-cell table:formula="of:=SUM([day_hosp_csv_all.K228])" office:value-type="float" office:value="18.71428571" calcext:value-type="float">
            <text:p>18.71428571</text:p>
          </table:table-cell>
          <table:table-cell table:formula="of:=[day_hosp_csv_all.L228]" office:value-type="float" office:value="17.42857143" calcext:value-type="float">
            <text:p>17.42857143</text:p>
          </table:table-cell>
          <table:table-cell table:formula="of:=[day_hosp_csv_all.M228]" office:value-type="float" office:value="26.42857143" calcext:value-type="float">
            <text:p>26.42857143</text:p>
          </table:table-cell>
          <table:table-cell table:formula="of:=SUM([day_hosp_csv_all.N228:.Q228])" office:value-type="float" office:value="57.571428573" calcext:value-type="float">
            <text:p>57.571428573</text:p>
          </table:table-cell>
          <table:table-cell table:formula="of:=[day_hosp_csv_all.R228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29:.B229])" office:value-type="float" office:value="2.142857143" calcext:value-type="float">
            <text:p>2.142857143</text:p>
          </table:table-cell>
          <table:table-cell table:formula="of:=SUM([day_hosp_csv_all.C229:.F229])" office:value-type="float" office:value="10.285714286" calcext:value-type="float">
            <text:p>10.285714286</text:p>
          </table:table-cell>
          <table:table-cell table:formula="of:=SUM([day_hosp_csv_all.G229:.H229])" office:value-type="float" office:value="11.428571429" calcext:value-type="float">
            <text:p>11.428571429</text:p>
          </table:table-cell>
          <table:table-cell table:formula="of:=SUM([day_hosp_csv_all.I229:.J229])" office:value-type="float" office:value="32.14285715" calcext:value-type="float">
            <text:p>32.14285715</text:p>
          </table:table-cell>
          <table:table-cell table:formula="of:=SUM([day_hosp_csv_all.K229])" office:value-type="float" office:value="18.71428571" calcext:value-type="float">
            <text:p>18.71428571</text:p>
          </table:table-cell>
          <table:table-cell table:formula="of:=[day_hosp_csv_all.L229]" office:value-type="float" office:value="17.42857143" calcext:value-type="float">
            <text:p>17.42857143</text:p>
          </table:table-cell>
          <table:table-cell table:formula="of:=[day_hosp_csv_all.M229]" office:value-type="float" office:value="26.42857143" calcext:value-type="float">
            <text:p>26.42857143</text:p>
          </table:table-cell>
          <table:table-cell table:formula="of:=SUM([day_hosp_csv_all.N229:.Q229])" office:value-type="float" office:value="57.571428573" calcext:value-type="float">
            <text:p>57.571428573</text:p>
          </table:table-cell>
          <table:table-cell table:formula="of:=[day_hosp_csv_all.R229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30:.B230])" office:value-type="float" office:value="2.142857143" calcext:value-type="float">
            <text:p>2.142857143</text:p>
          </table:table-cell>
          <table:table-cell table:formula="of:=SUM([day_hosp_csv_all.C230:.F230])" office:value-type="float" office:value="10.285714286" calcext:value-type="float">
            <text:p>10.285714286</text:p>
          </table:table-cell>
          <table:table-cell table:formula="of:=SUM([day_hosp_csv_all.G230:.H230])" office:value-type="float" office:value="11.428571429" calcext:value-type="float">
            <text:p>11.428571429</text:p>
          </table:table-cell>
          <table:table-cell table:formula="of:=SUM([day_hosp_csv_all.I230:.J230])" office:value-type="float" office:value="32.14285715" calcext:value-type="float">
            <text:p>32.14285715</text:p>
          </table:table-cell>
          <table:table-cell table:formula="of:=SUM([day_hosp_csv_all.K230])" office:value-type="float" office:value="18.71428571" calcext:value-type="float">
            <text:p>18.71428571</text:p>
          </table:table-cell>
          <table:table-cell table:formula="of:=[day_hosp_csv_all.L230]" office:value-type="float" office:value="17.42857143" calcext:value-type="float">
            <text:p>17.42857143</text:p>
          </table:table-cell>
          <table:table-cell table:formula="of:=[day_hosp_csv_all.M230]" office:value-type="float" office:value="26.42857143" calcext:value-type="float">
            <text:p>26.42857143</text:p>
          </table:table-cell>
          <table:table-cell table:formula="of:=SUM([day_hosp_csv_all.N230:.Q230])" office:value-type="float" office:value="57.571428573" calcext:value-type="float">
            <text:p>57.571428573</text:p>
          </table:table-cell>
          <table:table-cell table:formula="of:=[day_hosp_csv_all.R230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31:.B231])" office:value-type="float" office:value="2.142857143" calcext:value-type="float">
            <text:p>2.142857143</text:p>
          </table:table-cell>
          <table:table-cell table:formula="of:=SUM([day_hosp_csv_all.C231:.F231])" office:value-type="float" office:value="10.285714286" calcext:value-type="float">
            <text:p>10.285714286</text:p>
          </table:table-cell>
          <table:table-cell table:formula="of:=SUM([day_hosp_csv_all.G231:.H231])" office:value-type="float" office:value="11.428571429" calcext:value-type="float">
            <text:p>11.428571429</text:p>
          </table:table-cell>
          <table:table-cell table:formula="of:=SUM([day_hosp_csv_all.I231:.J231])" office:value-type="float" office:value="32.14285715" calcext:value-type="float">
            <text:p>32.14285715</text:p>
          </table:table-cell>
          <table:table-cell table:formula="of:=SUM([day_hosp_csv_all.K231])" office:value-type="float" office:value="18.71428571" calcext:value-type="float">
            <text:p>18.71428571</text:p>
          </table:table-cell>
          <table:table-cell table:formula="of:=[day_hosp_csv_all.L231]" office:value-type="float" office:value="17.42857143" calcext:value-type="float">
            <text:p>17.42857143</text:p>
          </table:table-cell>
          <table:table-cell table:formula="of:=[day_hosp_csv_all.M231]" office:value-type="float" office:value="26.42857143" calcext:value-type="float">
            <text:p>26.42857143</text:p>
          </table:table-cell>
          <table:table-cell table:formula="of:=SUM([day_hosp_csv_all.N231:.Q231])" office:value-type="float" office:value="57.571428573" calcext:value-type="float">
            <text:p>57.571428573</text:p>
          </table:table-cell>
          <table:table-cell table:formula="of:=[day_hosp_csv_all.R231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32:.B232])" office:value-type="float" office:value="2.142857143" calcext:value-type="float">
            <text:p>2.142857143</text:p>
          </table:table-cell>
          <table:table-cell table:formula="of:=SUM([day_hosp_csv_all.C232:.F232])" office:value-type="float" office:value="10.285714286" calcext:value-type="float">
            <text:p>10.285714286</text:p>
          </table:table-cell>
          <table:table-cell table:formula="of:=SUM([day_hosp_csv_all.G232:.H232])" office:value-type="float" office:value="11.428571429" calcext:value-type="float">
            <text:p>11.428571429</text:p>
          </table:table-cell>
          <table:table-cell table:formula="of:=SUM([day_hosp_csv_all.I232:.J232])" office:value-type="float" office:value="32.14285715" calcext:value-type="float">
            <text:p>32.14285715</text:p>
          </table:table-cell>
          <table:table-cell table:formula="of:=SUM([day_hosp_csv_all.K232])" office:value-type="float" office:value="18.71428571" calcext:value-type="float">
            <text:p>18.71428571</text:p>
          </table:table-cell>
          <table:table-cell table:formula="of:=[day_hosp_csv_all.L232]" office:value-type="float" office:value="17.42857143" calcext:value-type="float">
            <text:p>17.42857143</text:p>
          </table:table-cell>
          <table:table-cell table:formula="of:=[day_hosp_csv_all.M232]" office:value-type="float" office:value="26.42857143" calcext:value-type="float">
            <text:p>26.42857143</text:p>
          </table:table-cell>
          <table:table-cell table:formula="of:=SUM([day_hosp_csv_all.N232:.Q232])" office:value-type="float" office:value="57.571428573" calcext:value-type="float">
            <text:p>57.571428573</text:p>
          </table:table-cell>
          <table:table-cell table:formula="of:=[day_hosp_csv_all.R232]" office:value-type="float" office:value="176.142857151" calcext:value-type="float">
            <text:p>176.142857151</text:p>
          </table:table-cell>
          <table:table-cell table:number-columns-repeated="1015"/>
        </table:table-row>
        <table:table-row table:style-name="ro1">
          <table:table-cell table:formula="of:=SUM([day_hosp_csv_all.A233:.B233])" office:value-type="float" office:value="3.428571429" calcext:value-type="float">
            <text:p>3.428571429</text:p>
          </table:table-cell>
          <table:table-cell table:formula="of:=SUM([day_hosp_csv_all.C233:.F233])" office:value-type="float" office:value="10.714285714" calcext:value-type="float">
            <text:p>10.714285714</text:p>
          </table:table-cell>
          <table:table-cell table:formula="of:=SUM([day_hosp_csv_all.G233:.H233])" office:value-type="float" office:value="18.142857146" calcext:value-type="float">
            <text:p>18.142857146</text:p>
          </table:table-cell>
          <table:table-cell table:formula="of:=SUM([day_hosp_csv_all.I233:.J233])" office:value-type="float" office:value="34.85714286" calcext:value-type="float">
            <text:p>34.85714286</text:p>
          </table:table-cell>
          <table:table-cell table:formula="of:=SUM([day_hosp_csv_all.K233])" office:value-type="float" office:value="21.57142857" calcext:value-type="float">
            <text:p>21.57142857</text:p>
          </table:table-cell>
          <table:table-cell table:formula="of:=[day_hosp_csv_all.L233]" office:value-type="float" office:value="26.28571429" calcext:value-type="float">
            <text:p>26.28571429</text:p>
          </table:table-cell>
          <table:table-cell table:formula="of:=[day_hosp_csv_all.M233]" office:value-type="float" office:value="33.85714286" calcext:value-type="float">
            <text:p>33.85714286</text:p>
          </table:table-cell>
          <table:table-cell table:formula="of:=SUM([day_hosp_csv_all.N233:.Q233])" office:value-type="float" office:value="83.285714284" calcext:value-type="float">
            <text:p>83.285714284</text:p>
          </table:table-cell>
          <table:table-cell table:formula="of:=[day_hosp_csv_all.R233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4:.B234])" office:value-type="float" office:value="3.428571429" calcext:value-type="float">
            <text:p>3.428571429</text:p>
          </table:table-cell>
          <table:table-cell table:formula="of:=SUM([day_hosp_csv_all.C234:.F234])" office:value-type="float" office:value="10.714285714" calcext:value-type="float">
            <text:p>10.714285714</text:p>
          </table:table-cell>
          <table:table-cell table:formula="of:=SUM([day_hosp_csv_all.G234:.H234])" office:value-type="float" office:value="18.142857146" calcext:value-type="float">
            <text:p>18.142857146</text:p>
          </table:table-cell>
          <table:table-cell table:formula="of:=SUM([day_hosp_csv_all.I234:.J234])" office:value-type="float" office:value="34.85714286" calcext:value-type="float">
            <text:p>34.85714286</text:p>
          </table:table-cell>
          <table:table-cell table:formula="of:=SUM([day_hosp_csv_all.K234])" office:value-type="float" office:value="21.57142857" calcext:value-type="float">
            <text:p>21.57142857</text:p>
          </table:table-cell>
          <table:table-cell table:formula="of:=[day_hosp_csv_all.L234]" office:value-type="float" office:value="26.28571429" calcext:value-type="float">
            <text:p>26.28571429</text:p>
          </table:table-cell>
          <table:table-cell table:formula="of:=[day_hosp_csv_all.M234]" office:value-type="float" office:value="33.85714286" calcext:value-type="float">
            <text:p>33.85714286</text:p>
          </table:table-cell>
          <table:table-cell table:formula="of:=SUM([day_hosp_csv_all.N234:.Q234])" office:value-type="float" office:value="83.285714284" calcext:value-type="float">
            <text:p>83.285714284</text:p>
          </table:table-cell>
          <table:table-cell table:formula="of:=[day_hosp_csv_all.R234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5:.B235])" office:value-type="float" office:value="3.428571429" calcext:value-type="float">
            <text:p>3.428571429</text:p>
          </table:table-cell>
          <table:table-cell table:formula="of:=SUM([day_hosp_csv_all.C235:.F235])" office:value-type="float" office:value="10.714285714" calcext:value-type="float">
            <text:p>10.714285714</text:p>
          </table:table-cell>
          <table:table-cell table:formula="of:=SUM([day_hosp_csv_all.G235:.H235])" office:value-type="float" office:value="18.142857146" calcext:value-type="float">
            <text:p>18.142857146</text:p>
          </table:table-cell>
          <table:table-cell table:formula="of:=SUM([day_hosp_csv_all.I235:.J235])" office:value-type="float" office:value="34.85714286" calcext:value-type="float">
            <text:p>34.85714286</text:p>
          </table:table-cell>
          <table:table-cell table:formula="of:=SUM([day_hosp_csv_all.K235])" office:value-type="float" office:value="21.57142857" calcext:value-type="float">
            <text:p>21.57142857</text:p>
          </table:table-cell>
          <table:table-cell table:formula="of:=[day_hosp_csv_all.L235]" office:value-type="float" office:value="26.28571429" calcext:value-type="float">
            <text:p>26.28571429</text:p>
          </table:table-cell>
          <table:table-cell table:formula="of:=[day_hosp_csv_all.M235]" office:value-type="float" office:value="33.85714286" calcext:value-type="float">
            <text:p>33.85714286</text:p>
          </table:table-cell>
          <table:table-cell table:formula="of:=SUM([day_hosp_csv_all.N235:.Q235])" office:value-type="float" office:value="83.285714284" calcext:value-type="float">
            <text:p>83.285714284</text:p>
          </table:table-cell>
          <table:table-cell table:formula="of:=[day_hosp_csv_all.R235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6:.B236])" office:value-type="float" office:value="3.428571429" calcext:value-type="float">
            <text:p>3.428571429</text:p>
          </table:table-cell>
          <table:table-cell table:formula="of:=SUM([day_hosp_csv_all.C236:.F236])" office:value-type="float" office:value="10.714285714" calcext:value-type="float">
            <text:p>10.714285714</text:p>
          </table:table-cell>
          <table:table-cell table:formula="of:=SUM([day_hosp_csv_all.G236:.H236])" office:value-type="float" office:value="18.142857146" calcext:value-type="float">
            <text:p>18.142857146</text:p>
          </table:table-cell>
          <table:table-cell table:formula="of:=SUM([day_hosp_csv_all.I236:.J236])" office:value-type="float" office:value="34.85714286" calcext:value-type="float">
            <text:p>34.85714286</text:p>
          </table:table-cell>
          <table:table-cell table:formula="of:=SUM([day_hosp_csv_all.K236])" office:value-type="float" office:value="21.57142857" calcext:value-type="float">
            <text:p>21.57142857</text:p>
          </table:table-cell>
          <table:table-cell table:formula="of:=[day_hosp_csv_all.L236]" office:value-type="float" office:value="26.28571429" calcext:value-type="float">
            <text:p>26.28571429</text:p>
          </table:table-cell>
          <table:table-cell table:formula="of:=[day_hosp_csv_all.M236]" office:value-type="float" office:value="33.85714286" calcext:value-type="float">
            <text:p>33.85714286</text:p>
          </table:table-cell>
          <table:table-cell table:formula="of:=SUM([day_hosp_csv_all.N236:.Q236])" office:value-type="float" office:value="83.285714284" calcext:value-type="float">
            <text:p>83.285714284</text:p>
          </table:table-cell>
          <table:table-cell table:formula="of:=[day_hosp_csv_all.R236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7:.B237])" office:value-type="float" office:value="3.428571429" calcext:value-type="float">
            <text:p>3.428571429</text:p>
          </table:table-cell>
          <table:table-cell table:formula="of:=SUM([day_hosp_csv_all.C237:.F237])" office:value-type="float" office:value="10.714285714" calcext:value-type="float">
            <text:p>10.714285714</text:p>
          </table:table-cell>
          <table:table-cell table:formula="of:=SUM([day_hosp_csv_all.G237:.H237])" office:value-type="float" office:value="18.142857146" calcext:value-type="float">
            <text:p>18.142857146</text:p>
          </table:table-cell>
          <table:table-cell table:formula="of:=SUM([day_hosp_csv_all.I237:.J237])" office:value-type="float" office:value="34.85714286" calcext:value-type="float">
            <text:p>34.85714286</text:p>
          </table:table-cell>
          <table:table-cell table:formula="of:=SUM([day_hosp_csv_all.K237])" office:value-type="float" office:value="21.57142857" calcext:value-type="float">
            <text:p>21.57142857</text:p>
          </table:table-cell>
          <table:table-cell table:formula="of:=[day_hosp_csv_all.L237]" office:value-type="float" office:value="26.28571429" calcext:value-type="float">
            <text:p>26.28571429</text:p>
          </table:table-cell>
          <table:table-cell table:formula="of:=[day_hosp_csv_all.M237]" office:value-type="float" office:value="33.85714286" calcext:value-type="float">
            <text:p>33.85714286</text:p>
          </table:table-cell>
          <table:table-cell table:formula="of:=SUM([day_hosp_csv_all.N237:.Q237])" office:value-type="float" office:value="83.285714284" calcext:value-type="float">
            <text:p>83.285714284</text:p>
          </table:table-cell>
          <table:table-cell table:formula="of:=[day_hosp_csv_all.R237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8:.B238])" office:value-type="float" office:value="3.428571429" calcext:value-type="float">
            <text:p>3.428571429</text:p>
          </table:table-cell>
          <table:table-cell table:formula="of:=SUM([day_hosp_csv_all.C238:.F238])" office:value-type="float" office:value="10.714285714" calcext:value-type="float">
            <text:p>10.714285714</text:p>
          </table:table-cell>
          <table:table-cell table:formula="of:=SUM([day_hosp_csv_all.G238:.H238])" office:value-type="float" office:value="18.142857146" calcext:value-type="float">
            <text:p>18.142857146</text:p>
          </table:table-cell>
          <table:table-cell table:formula="of:=SUM([day_hosp_csv_all.I238:.J238])" office:value-type="float" office:value="34.85714286" calcext:value-type="float">
            <text:p>34.85714286</text:p>
          </table:table-cell>
          <table:table-cell table:formula="of:=SUM([day_hosp_csv_all.K238])" office:value-type="float" office:value="21.57142857" calcext:value-type="float">
            <text:p>21.57142857</text:p>
          </table:table-cell>
          <table:table-cell table:formula="of:=[day_hosp_csv_all.L238]" office:value-type="float" office:value="26.28571429" calcext:value-type="float">
            <text:p>26.28571429</text:p>
          </table:table-cell>
          <table:table-cell table:formula="of:=[day_hosp_csv_all.M238]" office:value-type="float" office:value="33.85714286" calcext:value-type="float">
            <text:p>33.85714286</text:p>
          </table:table-cell>
          <table:table-cell table:formula="of:=SUM([day_hosp_csv_all.N238:.Q238])" office:value-type="float" office:value="83.285714284" calcext:value-type="float">
            <text:p>83.285714284</text:p>
          </table:table-cell>
          <table:table-cell table:formula="of:=[day_hosp_csv_all.R238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39:.B239])" office:value-type="float" office:value="3.428571429" calcext:value-type="float">
            <text:p>3.428571429</text:p>
          </table:table-cell>
          <table:table-cell table:formula="of:=SUM([day_hosp_csv_all.C239:.F239])" office:value-type="float" office:value="10.714285714" calcext:value-type="float">
            <text:p>10.714285714</text:p>
          </table:table-cell>
          <table:table-cell table:formula="of:=SUM([day_hosp_csv_all.G239:.H239])" office:value-type="float" office:value="18.142857146" calcext:value-type="float">
            <text:p>18.142857146</text:p>
          </table:table-cell>
          <table:table-cell table:formula="of:=SUM([day_hosp_csv_all.I239:.J239])" office:value-type="float" office:value="34.85714286" calcext:value-type="float">
            <text:p>34.85714286</text:p>
          </table:table-cell>
          <table:table-cell table:formula="of:=SUM([day_hosp_csv_all.K239])" office:value-type="float" office:value="21.57142857" calcext:value-type="float">
            <text:p>21.57142857</text:p>
          </table:table-cell>
          <table:table-cell table:formula="of:=[day_hosp_csv_all.L239]" office:value-type="float" office:value="26.28571429" calcext:value-type="float">
            <text:p>26.28571429</text:p>
          </table:table-cell>
          <table:table-cell table:formula="of:=[day_hosp_csv_all.M239]" office:value-type="float" office:value="33.85714286" calcext:value-type="float">
            <text:p>33.85714286</text:p>
          </table:table-cell>
          <table:table-cell table:formula="of:=SUM([day_hosp_csv_all.N239:.Q239])" office:value-type="float" office:value="83.285714284" calcext:value-type="float">
            <text:p>83.285714284</text:p>
          </table:table-cell>
          <table:table-cell table:formula="of:=[day_hosp_csv_all.R239]" office:value-type="float" office:value="232.142857153" calcext:value-type="float">
            <text:p>232.142857153</text:p>
          </table:table-cell>
          <table:table-cell table:number-columns-repeated="1015"/>
        </table:table-row>
        <table:table-row table:style-name="ro1">
          <table:table-cell table:formula="of:=SUM([day_hosp_csv_all.A240:.B240])" office:value-type="float" office:value="2.428571428" calcext:value-type="float">
            <text:p>2.428571428</text:p>
          </table:table-cell>
          <table:table-cell table:formula="of:=SUM([day_hosp_csv_all.C240:.F240])" office:value-type="float" office:value="12" calcext:value-type="float">
            <text:p>12</text:p>
          </table:table-cell>
          <table:table-cell table:formula="of:=SUM([day_hosp_csv_all.G240:.H240])" office:value-type="float" office:value="17.285714284" calcext:value-type="float">
            <text:p>17.285714284</text:p>
          </table:table-cell>
          <table:table-cell table:formula="of:=SUM([day_hosp_csv_all.I240:.J240])" office:value-type="float" office:value="44" calcext:value-type="float">
            <text:p>44</text:p>
          </table:table-cell>
          <table:table-cell table:formula="of:=SUM([day_hosp_csv_all.K240])" office:value-type="float" office:value="29.42857143" calcext:value-type="float">
            <text:p>29.42857143</text:p>
          </table:table-cell>
          <table:table-cell table:formula="of:=[day_hosp_csv_all.L240]" office:value-type="float" office:value="31.14285714" calcext:value-type="float">
            <text:p>31.14285714</text:p>
          </table:table-cell>
          <table:table-cell table:formula="of:=[day_hosp_csv_all.M240]" office:value-type="float" office:value="40.14285714" calcext:value-type="float">
            <text:p>40.14285714</text:p>
          </table:table-cell>
          <table:table-cell table:formula="of:=SUM([day_hosp_csv_all.N240:.Q240])" office:value-type="float" office:value="105.285714283" calcext:value-type="float">
            <text:p>105.285714283</text:p>
          </table:table-cell>
          <table:table-cell table:formula="of:=[day_hosp_csv_all.R240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1:.B241])" office:value-type="float" office:value="2.428571428" calcext:value-type="float">
            <text:p>2.428571428</text:p>
          </table:table-cell>
          <table:table-cell table:formula="of:=SUM([day_hosp_csv_all.C241:.F241])" office:value-type="float" office:value="12" calcext:value-type="float">
            <text:p>12</text:p>
          </table:table-cell>
          <table:table-cell table:formula="of:=SUM([day_hosp_csv_all.G241:.H241])" office:value-type="float" office:value="17.285714284" calcext:value-type="float">
            <text:p>17.285714284</text:p>
          </table:table-cell>
          <table:table-cell table:formula="of:=SUM([day_hosp_csv_all.I241:.J241])" office:value-type="float" office:value="44" calcext:value-type="float">
            <text:p>44</text:p>
          </table:table-cell>
          <table:table-cell table:formula="of:=SUM([day_hosp_csv_all.K241])" office:value-type="float" office:value="29.42857143" calcext:value-type="float">
            <text:p>29.42857143</text:p>
          </table:table-cell>
          <table:table-cell table:formula="of:=[day_hosp_csv_all.L241]" office:value-type="float" office:value="31.14285714" calcext:value-type="float">
            <text:p>31.14285714</text:p>
          </table:table-cell>
          <table:table-cell table:formula="of:=[day_hosp_csv_all.M241]" office:value-type="float" office:value="40.14285714" calcext:value-type="float">
            <text:p>40.14285714</text:p>
          </table:table-cell>
          <table:table-cell table:formula="of:=SUM([day_hosp_csv_all.N241:.Q241])" office:value-type="float" office:value="105.285714283" calcext:value-type="float">
            <text:p>105.285714283</text:p>
          </table:table-cell>
          <table:table-cell table:formula="of:=[day_hosp_csv_all.R241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2:.B242])" office:value-type="float" office:value="2.428571428" calcext:value-type="float">
            <text:p>2.428571428</text:p>
          </table:table-cell>
          <table:table-cell table:formula="of:=SUM([day_hosp_csv_all.C242:.F242])" office:value-type="float" office:value="12" calcext:value-type="float">
            <text:p>12</text:p>
          </table:table-cell>
          <table:table-cell table:formula="of:=SUM([day_hosp_csv_all.G242:.H242])" office:value-type="float" office:value="17.285714284" calcext:value-type="float">
            <text:p>17.285714284</text:p>
          </table:table-cell>
          <table:table-cell table:formula="of:=SUM([day_hosp_csv_all.I242:.J242])" office:value-type="float" office:value="44" calcext:value-type="float">
            <text:p>44</text:p>
          </table:table-cell>
          <table:table-cell table:formula="of:=SUM([day_hosp_csv_all.K242])" office:value-type="float" office:value="29.42857143" calcext:value-type="float">
            <text:p>29.42857143</text:p>
          </table:table-cell>
          <table:table-cell table:formula="of:=[day_hosp_csv_all.L242]" office:value-type="float" office:value="31.14285714" calcext:value-type="float">
            <text:p>31.14285714</text:p>
          </table:table-cell>
          <table:table-cell table:formula="of:=[day_hosp_csv_all.M242]" office:value-type="float" office:value="40.14285714" calcext:value-type="float">
            <text:p>40.14285714</text:p>
          </table:table-cell>
          <table:table-cell table:formula="of:=SUM([day_hosp_csv_all.N242:.Q242])" office:value-type="float" office:value="105.285714283" calcext:value-type="float">
            <text:p>105.285714283</text:p>
          </table:table-cell>
          <table:table-cell table:formula="of:=[day_hosp_csv_all.R242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3:.B243])" office:value-type="float" office:value="2.428571428" calcext:value-type="float">
            <text:p>2.428571428</text:p>
          </table:table-cell>
          <table:table-cell table:formula="of:=SUM([day_hosp_csv_all.C243:.F243])" office:value-type="float" office:value="12" calcext:value-type="float">
            <text:p>12</text:p>
          </table:table-cell>
          <table:table-cell table:formula="of:=SUM([day_hosp_csv_all.G243:.H243])" office:value-type="float" office:value="17.285714284" calcext:value-type="float">
            <text:p>17.285714284</text:p>
          </table:table-cell>
          <table:table-cell table:formula="of:=SUM([day_hosp_csv_all.I243:.J243])" office:value-type="float" office:value="44" calcext:value-type="float">
            <text:p>44</text:p>
          </table:table-cell>
          <table:table-cell table:formula="of:=SUM([day_hosp_csv_all.K243])" office:value-type="float" office:value="29.42857143" calcext:value-type="float">
            <text:p>29.42857143</text:p>
          </table:table-cell>
          <table:table-cell table:formula="of:=[day_hosp_csv_all.L243]" office:value-type="float" office:value="31.14285714" calcext:value-type="float">
            <text:p>31.14285714</text:p>
          </table:table-cell>
          <table:table-cell table:formula="of:=[day_hosp_csv_all.M243]" office:value-type="float" office:value="40.14285714" calcext:value-type="float">
            <text:p>40.14285714</text:p>
          </table:table-cell>
          <table:table-cell table:formula="of:=SUM([day_hosp_csv_all.N243:.Q243])" office:value-type="float" office:value="105.285714283" calcext:value-type="float">
            <text:p>105.285714283</text:p>
          </table:table-cell>
          <table:table-cell table:formula="of:=[day_hosp_csv_all.R243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4:.B244])" office:value-type="float" office:value="2.428571428" calcext:value-type="float">
            <text:p>2.428571428</text:p>
          </table:table-cell>
          <table:table-cell table:formula="of:=SUM([day_hosp_csv_all.C244:.F244])" office:value-type="float" office:value="12" calcext:value-type="float">
            <text:p>12</text:p>
          </table:table-cell>
          <table:table-cell table:formula="of:=SUM([day_hosp_csv_all.G244:.H244])" office:value-type="float" office:value="17.285714284" calcext:value-type="float">
            <text:p>17.285714284</text:p>
          </table:table-cell>
          <table:table-cell table:formula="of:=SUM([day_hosp_csv_all.I244:.J244])" office:value-type="float" office:value="44" calcext:value-type="float">
            <text:p>44</text:p>
          </table:table-cell>
          <table:table-cell table:formula="of:=SUM([day_hosp_csv_all.K244])" office:value-type="float" office:value="29.42857143" calcext:value-type="float">
            <text:p>29.42857143</text:p>
          </table:table-cell>
          <table:table-cell table:formula="of:=[day_hosp_csv_all.L244]" office:value-type="float" office:value="31.14285714" calcext:value-type="float">
            <text:p>31.14285714</text:p>
          </table:table-cell>
          <table:table-cell table:formula="of:=[day_hosp_csv_all.M244]" office:value-type="float" office:value="40.14285714" calcext:value-type="float">
            <text:p>40.14285714</text:p>
          </table:table-cell>
          <table:table-cell table:formula="of:=SUM([day_hosp_csv_all.N244:.Q244])" office:value-type="float" office:value="105.285714283" calcext:value-type="float">
            <text:p>105.285714283</text:p>
          </table:table-cell>
          <table:table-cell table:formula="of:=[day_hosp_csv_all.R244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5:.B245])" office:value-type="float" office:value="2.428571428" calcext:value-type="float">
            <text:p>2.428571428</text:p>
          </table:table-cell>
          <table:table-cell table:formula="of:=SUM([day_hosp_csv_all.C245:.F245])" office:value-type="float" office:value="12" calcext:value-type="float">
            <text:p>12</text:p>
          </table:table-cell>
          <table:table-cell table:formula="of:=SUM([day_hosp_csv_all.G245:.H245])" office:value-type="float" office:value="17.285714284" calcext:value-type="float">
            <text:p>17.285714284</text:p>
          </table:table-cell>
          <table:table-cell table:formula="of:=SUM([day_hosp_csv_all.I245:.J245])" office:value-type="float" office:value="44" calcext:value-type="float">
            <text:p>44</text:p>
          </table:table-cell>
          <table:table-cell table:formula="of:=SUM([day_hosp_csv_all.K245])" office:value-type="float" office:value="29.42857143" calcext:value-type="float">
            <text:p>29.42857143</text:p>
          </table:table-cell>
          <table:table-cell table:formula="of:=[day_hosp_csv_all.L245]" office:value-type="float" office:value="31.14285714" calcext:value-type="float">
            <text:p>31.14285714</text:p>
          </table:table-cell>
          <table:table-cell table:formula="of:=[day_hosp_csv_all.M245]" office:value-type="float" office:value="40.14285714" calcext:value-type="float">
            <text:p>40.14285714</text:p>
          </table:table-cell>
          <table:table-cell table:formula="of:=SUM([day_hosp_csv_all.N245:.Q245])" office:value-type="float" office:value="105.285714283" calcext:value-type="float">
            <text:p>105.285714283</text:p>
          </table:table-cell>
          <table:table-cell table:formula="of:=[day_hosp_csv_all.R245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6:.B246])" office:value-type="float" office:value="2.428571428" calcext:value-type="float">
            <text:p>2.428571428</text:p>
          </table:table-cell>
          <table:table-cell table:formula="of:=SUM([day_hosp_csv_all.C246:.F246])" office:value-type="float" office:value="12" calcext:value-type="float">
            <text:p>12</text:p>
          </table:table-cell>
          <table:table-cell table:formula="of:=SUM([day_hosp_csv_all.G246:.H246])" office:value-type="float" office:value="17.285714284" calcext:value-type="float">
            <text:p>17.285714284</text:p>
          </table:table-cell>
          <table:table-cell table:formula="of:=SUM([day_hosp_csv_all.I246:.J246])" office:value-type="float" office:value="44" calcext:value-type="float">
            <text:p>44</text:p>
          </table:table-cell>
          <table:table-cell table:formula="of:=SUM([day_hosp_csv_all.K246])" office:value-type="float" office:value="29.42857143" calcext:value-type="float">
            <text:p>29.42857143</text:p>
          </table:table-cell>
          <table:table-cell table:formula="of:=[day_hosp_csv_all.L246]" office:value-type="float" office:value="31.14285714" calcext:value-type="float">
            <text:p>31.14285714</text:p>
          </table:table-cell>
          <table:table-cell table:formula="of:=[day_hosp_csv_all.M246]" office:value-type="float" office:value="40.14285714" calcext:value-type="float">
            <text:p>40.14285714</text:p>
          </table:table-cell>
          <table:table-cell table:formula="of:=SUM([day_hosp_csv_all.N246:.Q246])" office:value-type="float" office:value="105.285714283" calcext:value-type="float">
            <text:p>105.285714283</text:p>
          </table:table-cell>
          <table:table-cell table:formula="of:=[day_hosp_csv_all.R246]" office:value-type="float" office:value="281.714285705" calcext:value-type="float">
            <text:p>281.714285705</text:p>
          </table:table-cell>
          <table:table-cell table:number-columns-repeated="1015"/>
        </table:table-row>
        <table:table-row table:style-name="ro1">
          <table:table-cell table:formula="of:=SUM([day_hosp_csv_all.A247:.B247])" office:value-type="float" office:value="2.428571429" calcext:value-type="float">
            <text:p>2.428571429</text:p>
          </table:table-cell>
          <table:table-cell table:formula="of:=SUM([day_hosp_csv_all.C247:.F247])" office:value-type="float" office:value="12.714285714" calcext:value-type="float">
            <text:p>12.714285714</text:p>
          </table:table-cell>
          <table:table-cell table:formula="of:=SUM([day_hosp_csv_all.G247:.H247])" office:value-type="float" office:value="18.142857139" calcext:value-type="float">
            <text:p>18.142857139</text:p>
          </table:table-cell>
          <table:table-cell table:formula="of:=SUM([day_hosp_csv_all.I247:.J247])" office:value-type="float" office:value="49.85714285" calcext:value-type="float">
            <text:p>49.85714285</text:p>
          </table:table-cell>
          <table:table-cell table:formula="of:=SUM([day_hosp_csv_all.K247])" office:value-type="float" office:value="28.28571429" calcext:value-type="float">
            <text:p>28.28571429</text:p>
          </table:table-cell>
          <table:table-cell table:formula="of:=[day_hosp_csv_all.L247]" office:value-type="float" office:value="30.71428571" calcext:value-type="float">
            <text:p>30.71428571</text:p>
          </table:table-cell>
          <table:table-cell table:formula="of:=[day_hosp_csv_all.M247]" office:value-type="float" office:value="37.57142857" calcext:value-type="float">
            <text:p>37.57142857</text:p>
          </table:table-cell>
          <table:table-cell table:formula="of:=SUM([day_hosp_csv_all.N247:.Q247])" office:value-type="float" office:value="104.85714286" calcext:value-type="float">
            <text:p>104.85714286</text:p>
          </table:table-cell>
          <table:table-cell table:formula="of:=[day_hosp_csv_all.R247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48:.B248])" office:value-type="float" office:value="2.428571429" calcext:value-type="float">
            <text:p>2.428571429</text:p>
          </table:table-cell>
          <table:table-cell table:formula="of:=SUM([day_hosp_csv_all.C248:.F248])" office:value-type="float" office:value="12.714285714" calcext:value-type="float">
            <text:p>12.714285714</text:p>
          </table:table-cell>
          <table:table-cell table:formula="of:=SUM([day_hosp_csv_all.G248:.H248])" office:value-type="float" office:value="18.142857139" calcext:value-type="float">
            <text:p>18.142857139</text:p>
          </table:table-cell>
          <table:table-cell table:formula="of:=SUM([day_hosp_csv_all.I248:.J248])" office:value-type="float" office:value="49.85714285" calcext:value-type="float">
            <text:p>49.85714285</text:p>
          </table:table-cell>
          <table:table-cell table:formula="of:=SUM([day_hosp_csv_all.K248])" office:value-type="float" office:value="28.28571429" calcext:value-type="float">
            <text:p>28.28571429</text:p>
          </table:table-cell>
          <table:table-cell table:formula="of:=[day_hosp_csv_all.L248]" office:value-type="float" office:value="30.71428571" calcext:value-type="float">
            <text:p>30.71428571</text:p>
          </table:table-cell>
          <table:table-cell table:formula="of:=[day_hosp_csv_all.M248]" office:value-type="float" office:value="37.57142857" calcext:value-type="float">
            <text:p>37.57142857</text:p>
          </table:table-cell>
          <table:table-cell table:formula="of:=SUM([day_hosp_csv_all.N248:.Q248])" office:value-type="float" office:value="104.85714286" calcext:value-type="float">
            <text:p>104.85714286</text:p>
          </table:table-cell>
          <table:table-cell table:formula="of:=[day_hosp_csv_all.R248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49:.B249])" office:value-type="float" office:value="2.428571429" calcext:value-type="float">
            <text:p>2.428571429</text:p>
          </table:table-cell>
          <table:table-cell table:formula="of:=SUM([day_hosp_csv_all.C249:.F249])" office:value-type="float" office:value="12.714285714" calcext:value-type="float">
            <text:p>12.714285714</text:p>
          </table:table-cell>
          <table:table-cell table:formula="of:=SUM([day_hosp_csv_all.G249:.H249])" office:value-type="float" office:value="18.142857139" calcext:value-type="float">
            <text:p>18.142857139</text:p>
          </table:table-cell>
          <table:table-cell table:formula="of:=SUM([day_hosp_csv_all.I249:.J249])" office:value-type="float" office:value="49.85714285" calcext:value-type="float">
            <text:p>49.85714285</text:p>
          </table:table-cell>
          <table:table-cell table:formula="of:=SUM([day_hosp_csv_all.K249])" office:value-type="float" office:value="28.28571429" calcext:value-type="float">
            <text:p>28.28571429</text:p>
          </table:table-cell>
          <table:table-cell table:formula="of:=[day_hosp_csv_all.L249]" office:value-type="float" office:value="30.71428571" calcext:value-type="float">
            <text:p>30.71428571</text:p>
          </table:table-cell>
          <table:table-cell table:formula="of:=[day_hosp_csv_all.M249]" office:value-type="float" office:value="37.57142857" calcext:value-type="float">
            <text:p>37.57142857</text:p>
          </table:table-cell>
          <table:table-cell table:formula="of:=SUM([day_hosp_csv_all.N249:.Q249])" office:value-type="float" office:value="104.85714286" calcext:value-type="float">
            <text:p>104.85714286</text:p>
          </table:table-cell>
          <table:table-cell table:formula="of:=[day_hosp_csv_all.R249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50:.B250])" office:value-type="float" office:value="2.428571429" calcext:value-type="float">
            <text:p>2.428571429</text:p>
          </table:table-cell>
          <table:table-cell table:formula="of:=SUM([day_hosp_csv_all.C250:.F250])" office:value-type="float" office:value="12.714285714" calcext:value-type="float">
            <text:p>12.714285714</text:p>
          </table:table-cell>
          <table:table-cell table:formula="of:=SUM([day_hosp_csv_all.G250:.H250])" office:value-type="float" office:value="18.142857139" calcext:value-type="float">
            <text:p>18.142857139</text:p>
          </table:table-cell>
          <table:table-cell table:formula="of:=SUM([day_hosp_csv_all.I250:.J250])" office:value-type="float" office:value="49.85714285" calcext:value-type="float">
            <text:p>49.85714285</text:p>
          </table:table-cell>
          <table:table-cell table:formula="of:=SUM([day_hosp_csv_all.K250])" office:value-type="float" office:value="28.28571429" calcext:value-type="float">
            <text:p>28.28571429</text:p>
          </table:table-cell>
          <table:table-cell table:formula="of:=[day_hosp_csv_all.L250]" office:value-type="float" office:value="30.71428571" calcext:value-type="float">
            <text:p>30.71428571</text:p>
          </table:table-cell>
          <table:table-cell table:formula="of:=[day_hosp_csv_all.M250]" office:value-type="float" office:value="37.57142857" calcext:value-type="float">
            <text:p>37.57142857</text:p>
          </table:table-cell>
          <table:table-cell table:formula="of:=SUM([day_hosp_csv_all.N250:.Q250])" office:value-type="float" office:value="104.85714286" calcext:value-type="float">
            <text:p>104.85714286</text:p>
          </table:table-cell>
          <table:table-cell table:formula="of:=[day_hosp_csv_all.R250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51:.B251])" office:value-type="float" office:value="2.428571429" calcext:value-type="float">
            <text:p>2.428571429</text:p>
          </table:table-cell>
          <table:table-cell table:formula="of:=SUM([day_hosp_csv_all.C251:.F251])" office:value-type="float" office:value="12.714285714" calcext:value-type="float">
            <text:p>12.714285714</text:p>
          </table:table-cell>
          <table:table-cell table:formula="of:=SUM([day_hosp_csv_all.G251:.H251])" office:value-type="float" office:value="18.142857139" calcext:value-type="float">
            <text:p>18.142857139</text:p>
          </table:table-cell>
          <table:table-cell table:formula="of:=SUM([day_hosp_csv_all.I251:.J251])" office:value-type="float" office:value="49.85714285" calcext:value-type="float">
            <text:p>49.85714285</text:p>
          </table:table-cell>
          <table:table-cell table:formula="of:=SUM([day_hosp_csv_all.K251])" office:value-type="float" office:value="28.28571429" calcext:value-type="float">
            <text:p>28.28571429</text:p>
          </table:table-cell>
          <table:table-cell table:formula="of:=[day_hosp_csv_all.L251]" office:value-type="float" office:value="30.71428571" calcext:value-type="float">
            <text:p>30.71428571</text:p>
          </table:table-cell>
          <table:table-cell table:formula="of:=[day_hosp_csv_all.M251]" office:value-type="float" office:value="37.57142857" calcext:value-type="float">
            <text:p>37.57142857</text:p>
          </table:table-cell>
          <table:table-cell table:formula="of:=SUM([day_hosp_csv_all.N251:.Q251])" office:value-type="float" office:value="104.85714286" calcext:value-type="float">
            <text:p>104.85714286</text:p>
          </table:table-cell>
          <table:table-cell table:formula="of:=[day_hosp_csv_all.R251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52:.B252])" office:value-type="float" office:value="2.428571429" calcext:value-type="float">
            <text:p>2.428571429</text:p>
          </table:table-cell>
          <table:table-cell table:formula="of:=SUM([day_hosp_csv_all.C252:.F252])" office:value-type="float" office:value="12.714285714" calcext:value-type="float">
            <text:p>12.714285714</text:p>
          </table:table-cell>
          <table:table-cell table:formula="of:=SUM([day_hosp_csv_all.G252:.H252])" office:value-type="float" office:value="18.142857139" calcext:value-type="float">
            <text:p>18.142857139</text:p>
          </table:table-cell>
          <table:table-cell table:formula="of:=SUM([day_hosp_csv_all.I252:.J252])" office:value-type="float" office:value="49.85714285" calcext:value-type="float">
            <text:p>49.85714285</text:p>
          </table:table-cell>
          <table:table-cell table:formula="of:=SUM([day_hosp_csv_all.K252])" office:value-type="float" office:value="28.28571429" calcext:value-type="float">
            <text:p>28.28571429</text:p>
          </table:table-cell>
          <table:table-cell table:formula="of:=[day_hosp_csv_all.L252]" office:value-type="float" office:value="30.71428571" calcext:value-type="float">
            <text:p>30.71428571</text:p>
          </table:table-cell>
          <table:table-cell table:formula="of:=[day_hosp_csv_all.M252]" office:value-type="float" office:value="37.57142857" calcext:value-type="float">
            <text:p>37.57142857</text:p>
          </table:table-cell>
          <table:table-cell table:formula="of:=SUM([day_hosp_csv_all.N252:.Q252])" office:value-type="float" office:value="104.85714286" calcext:value-type="float">
            <text:p>104.85714286</text:p>
          </table:table-cell>
          <table:table-cell table:formula="of:=[day_hosp_csv_all.R252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53:.B253])" office:value-type="float" office:value="2.428571429" calcext:value-type="float">
            <text:p>2.428571429</text:p>
          </table:table-cell>
          <table:table-cell table:formula="of:=SUM([day_hosp_csv_all.C253:.F253])" office:value-type="float" office:value="12.714285714" calcext:value-type="float">
            <text:p>12.714285714</text:p>
          </table:table-cell>
          <table:table-cell table:formula="of:=SUM([day_hosp_csv_all.G253:.H253])" office:value-type="float" office:value="18.142857139" calcext:value-type="float">
            <text:p>18.142857139</text:p>
          </table:table-cell>
          <table:table-cell table:formula="of:=SUM([day_hosp_csv_all.I253:.J253])" office:value-type="float" office:value="49.85714285" calcext:value-type="float">
            <text:p>49.85714285</text:p>
          </table:table-cell>
          <table:table-cell table:formula="of:=SUM([day_hosp_csv_all.K253])" office:value-type="float" office:value="28.28571429" calcext:value-type="float">
            <text:p>28.28571429</text:p>
          </table:table-cell>
          <table:table-cell table:formula="of:=[day_hosp_csv_all.L253]" office:value-type="float" office:value="30.71428571" calcext:value-type="float">
            <text:p>30.71428571</text:p>
          </table:table-cell>
          <table:table-cell table:formula="of:=[day_hosp_csv_all.M253]" office:value-type="float" office:value="37.57142857" calcext:value-type="float">
            <text:p>37.57142857</text:p>
          </table:table-cell>
          <table:table-cell table:formula="of:=SUM([day_hosp_csv_all.N253:.Q253])" office:value-type="float" office:value="104.85714286" calcext:value-type="float">
            <text:p>104.85714286</text:p>
          </table:table-cell>
          <table:table-cell table:formula="of:=[day_hosp_csv_all.R253]" office:value-type="float" office:value="284.571428562" calcext:value-type="float">
            <text:p>284.571428562</text:p>
          </table:table-cell>
          <table:table-cell table:number-columns-repeated="1015"/>
        </table:table-row>
        <table:table-row table:style-name="ro1">
          <table:table-cell table:formula="of:=SUM([day_hosp_csv_all.A254:.B254])" office:value-type="float" office:value="1.857142857" calcext:value-type="float">
            <text:p>1.857142857</text:p>
          </table:table-cell>
          <table:table-cell table:formula="of:=SUM([day_hosp_csv_all.C254:.F254])" office:value-type="float" office:value="11.285714285" calcext:value-type="float">
            <text:p>11.285714285</text:p>
          </table:table-cell>
          <table:table-cell table:formula="of:=SUM([day_hosp_csv_all.G254:.H254])" office:value-type="float" office:value="14.857142857" calcext:value-type="float">
            <text:p>14.857142857</text:p>
          </table:table-cell>
          <table:table-cell table:formula="of:=SUM([day_hosp_csv_all.I254:.J254])" office:value-type="float" office:value="34.28571428" calcext:value-type="float">
            <text:p>34.28571428</text:p>
          </table:table-cell>
          <table:table-cell table:formula="of:=SUM([day_hosp_csv_all.K254])" office:value-type="float" office:value="27.71428571" calcext:value-type="float">
            <text:p>27.71428571</text:p>
          </table:table-cell>
          <table:table-cell table:formula="of:=[day_hosp_csv_all.L254]" office:value-type="float" office:value="28.71428571" calcext:value-type="float">
            <text:p>28.71428571</text:p>
          </table:table-cell>
          <table:table-cell table:formula="of:=[day_hosp_csv_all.M254]" office:value-type="float" office:value="33.71428571" calcext:value-type="float">
            <text:p>33.71428571</text:p>
          </table:table-cell>
          <table:table-cell table:formula="of:=SUM([day_hosp_csv_all.N254:.Q254])" office:value-type="float" office:value="90.857142851" calcext:value-type="float">
            <text:p>90.857142851</text:p>
          </table:table-cell>
          <table:table-cell table:formula="of:=[day_hosp_csv_all.R254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55:.B255])" office:value-type="float" office:value="1.857142857" calcext:value-type="float">
            <text:p>1.857142857</text:p>
          </table:table-cell>
          <table:table-cell table:formula="of:=SUM([day_hosp_csv_all.C255:.F255])" office:value-type="float" office:value="11.285714285" calcext:value-type="float">
            <text:p>11.285714285</text:p>
          </table:table-cell>
          <table:table-cell table:formula="of:=SUM([day_hosp_csv_all.G255:.H255])" office:value-type="float" office:value="14.857142857" calcext:value-type="float">
            <text:p>14.857142857</text:p>
          </table:table-cell>
          <table:table-cell table:formula="of:=SUM([day_hosp_csv_all.I255:.J255])" office:value-type="float" office:value="34.28571428" calcext:value-type="float">
            <text:p>34.28571428</text:p>
          </table:table-cell>
          <table:table-cell table:formula="of:=SUM([day_hosp_csv_all.K255])" office:value-type="float" office:value="27.71428571" calcext:value-type="float">
            <text:p>27.71428571</text:p>
          </table:table-cell>
          <table:table-cell table:formula="of:=[day_hosp_csv_all.L255]" office:value-type="float" office:value="28.71428571" calcext:value-type="float">
            <text:p>28.71428571</text:p>
          </table:table-cell>
          <table:table-cell table:formula="of:=[day_hosp_csv_all.M255]" office:value-type="float" office:value="33.71428571" calcext:value-type="float">
            <text:p>33.71428571</text:p>
          </table:table-cell>
          <table:table-cell table:formula="of:=SUM([day_hosp_csv_all.N255:.Q255])" office:value-type="float" office:value="90.857142851" calcext:value-type="float">
            <text:p>90.857142851</text:p>
          </table:table-cell>
          <table:table-cell table:formula="of:=[day_hosp_csv_all.R255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56:.B256])" office:value-type="float" office:value="1.857142857" calcext:value-type="float">
            <text:p>1.857142857</text:p>
          </table:table-cell>
          <table:table-cell table:formula="of:=SUM([day_hosp_csv_all.C256:.F256])" office:value-type="float" office:value="11.285714285" calcext:value-type="float">
            <text:p>11.285714285</text:p>
          </table:table-cell>
          <table:table-cell table:formula="of:=SUM([day_hosp_csv_all.G256:.H256])" office:value-type="float" office:value="14.857142857" calcext:value-type="float">
            <text:p>14.857142857</text:p>
          </table:table-cell>
          <table:table-cell table:formula="of:=SUM([day_hosp_csv_all.I256:.J256])" office:value-type="float" office:value="34.28571428" calcext:value-type="float">
            <text:p>34.28571428</text:p>
          </table:table-cell>
          <table:table-cell table:formula="of:=SUM([day_hosp_csv_all.K256])" office:value-type="float" office:value="27.71428571" calcext:value-type="float">
            <text:p>27.71428571</text:p>
          </table:table-cell>
          <table:table-cell table:formula="of:=[day_hosp_csv_all.L256]" office:value-type="float" office:value="28.71428571" calcext:value-type="float">
            <text:p>28.71428571</text:p>
          </table:table-cell>
          <table:table-cell table:formula="of:=[day_hosp_csv_all.M256]" office:value-type="float" office:value="33.71428571" calcext:value-type="float">
            <text:p>33.71428571</text:p>
          </table:table-cell>
          <table:table-cell table:formula="of:=SUM([day_hosp_csv_all.N256:.Q256])" office:value-type="float" office:value="90.857142851" calcext:value-type="float">
            <text:p>90.857142851</text:p>
          </table:table-cell>
          <table:table-cell table:formula="of:=[day_hosp_csv_all.R256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57:.B257])" office:value-type="float" office:value="1.857142857" calcext:value-type="float">
            <text:p>1.857142857</text:p>
          </table:table-cell>
          <table:table-cell table:formula="of:=SUM([day_hosp_csv_all.C257:.F257])" office:value-type="float" office:value="11.285714285" calcext:value-type="float">
            <text:p>11.285714285</text:p>
          </table:table-cell>
          <table:table-cell table:formula="of:=SUM([day_hosp_csv_all.G257:.H257])" office:value-type="float" office:value="14.857142857" calcext:value-type="float">
            <text:p>14.857142857</text:p>
          </table:table-cell>
          <table:table-cell table:formula="of:=SUM([day_hosp_csv_all.I257:.J257])" office:value-type="float" office:value="34.28571428" calcext:value-type="float">
            <text:p>34.28571428</text:p>
          </table:table-cell>
          <table:table-cell table:formula="of:=SUM([day_hosp_csv_all.K257])" office:value-type="float" office:value="27.71428571" calcext:value-type="float">
            <text:p>27.71428571</text:p>
          </table:table-cell>
          <table:table-cell table:formula="of:=[day_hosp_csv_all.L257]" office:value-type="float" office:value="28.71428571" calcext:value-type="float">
            <text:p>28.71428571</text:p>
          </table:table-cell>
          <table:table-cell table:formula="of:=[day_hosp_csv_all.M257]" office:value-type="float" office:value="33.71428571" calcext:value-type="float">
            <text:p>33.71428571</text:p>
          </table:table-cell>
          <table:table-cell table:formula="of:=SUM([day_hosp_csv_all.N257:.Q257])" office:value-type="float" office:value="90.857142851" calcext:value-type="float">
            <text:p>90.857142851</text:p>
          </table:table-cell>
          <table:table-cell table:formula="of:=[day_hosp_csv_all.R257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58:.B258])" office:value-type="float" office:value="1.857142857" calcext:value-type="float">
            <text:p>1.857142857</text:p>
          </table:table-cell>
          <table:table-cell table:formula="of:=SUM([day_hosp_csv_all.C258:.F258])" office:value-type="float" office:value="11.285714285" calcext:value-type="float">
            <text:p>11.285714285</text:p>
          </table:table-cell>
          <table:table-cell table:formula="of:=SUM([day_hosp_csv_all.G258:.H258])" office:value-type="float" office:value="14.857142857" calcext:value-type="float">
            <text:p>14.857142857</text:p>
          </table:table-cell>
          <table:table-cell table:formula="of:=SUM([day_hosp_csv_all.I258:.J258])" office:value-type="float" office:value="34.28571428" calcext:value-type="float">
            <text:p>34.28571428</text:p>
          </table:table-cell>
          <table:table-cell table:formula="of:=SUM([day_hosp_csv_all.K258])" office:value-type="float" office:value="27.71428571" calcext:value-type="float">
            <text:p>27.71428571</text:p>
          </table:table-cell>
          <table:table-cell table:formula="of:=[day_hosp_csv_all.L258]" office:value-type="float" office:value="28.71428571" calcext:value-type="float">
            <text:p>28.71428571</text:p>
          </table:table-cell>
          <table:table-cell table:formula="of:=[day_hosp_csv_all.M258]" office:value-type="float" office:value="33.71428571" calcext:value-type="float">
            <text:p>33.71428571</text:p>
          </table:table-cell>
          <table:table-cell table:formula="of:=SUM([day_hosp_csv_all.N258:.Q258])" office:value-type="float" office:value="90.857142851" calcext:value-type="float">
            <text:p>90.857142851</text:p>
          </table:table-cell>
          <table:table-cell table:formula="of:=[day_hosp_csv_all.R258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59:.B259])" office:value-type="float" office:value="1.857142857" calcext:value-type="float">
            <text:p>1.857142857</text:p>
          </table:table-cell>
          <table:table-cell table:formula="of:=SUM([day_hosp_csv_all.C259:.F259])" office:value-type="float" office:value="11.285714285" calcext:value-type="float">
            <text:p>11.285714285</text:p>
          </table:table-cell>
          <table:table-cell table:formula="of:=SUM([day_hosp_csv_all.G259:.H259])" office:value-type="float" office:value="14.857142857" calcext:value-type="float">
            <text:p>14.857142857</text:p>
          </table:table-cell>
          <table:table-cell table:formula="of:=SUM([day_hosp_csv_all.I259:.J259])" office:value-type="float" office:value="34.28571428" calcext:value-type="float">
            <text:p>34.28571428</text:p>
          </table:table-cell>
          <table:table-cell table:formula="of:=SUM([day_hosp_csv_all.K259])" office:value-type="float" office:value="27.71428571" calcext:value-type="float">
            <text:p>27.71428571</text:p>
          </table:table-cell>
          <table:table-cell table:formula="of:=[day_hosp_csv_all.L259]" office:value-type="float" office:value="28.71428571" calcext:value-type="float">
            <text:p>28.71428571</text:p>
          </table:table-cell>
          <table:table-cell table:formula="of:=[day_hosp_csv_all.M259]" office:value-type="float" office:value="33.71428571" calcext:value-type="float">
            <text:p>33.71428571</text:p>
          </table:table-cell>
          <table:table-cell table:formula="of:=SUM([day_hosp_csv_all.N259:.Q259])" office:value-type="float" office:value="90.857142851" calcext:value-type="float">
            <text:p>90.857142851</text:p>
          </table:table-cell>
          <table:table-cell table:formula="of:=[day_hosp_csv_all.R259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60:.B260])" office:value-type="float" office:value="1.857142857" calcext:value-type="float">
            <text:p>1.857142857</text:p>
          </table:table-cell>
          <table:table-cell table:formula="of:=SUM([day_hosp_csv_all.C260:.F260])" office:value-type="float" office:value="11.285714285" calcext:value-type="float">
            <text:p>11.285714285</text:p>
          </table:table-cell>
          <table:table-cell table:formula="of:=SUM([day_hosp_csv_all.G260:.H260])" office:value-type="float" office:value="14.857142857" calcext:value-type="float">
            <text:p>14.857142857</text:p>
          </table:table-cell>
          <table:table-cell table:formula="of:=SUM([day_hosp_csv_all.I260:.J260])" office:value-type="float" office:value="34.28571428" calcext:value-type="float">
            <text:p>34.28571428</text:p>
          </table:table-cell>
          <table:table-cell table:formula="of:=SUM([day_hosp_csv_all.K260])" office:value-type="float" office:value="27.71428571" calcext:value-type="float">
            <text:p>27.71428571</text:p>
          </table:table-cell>
          <table:table-cell table:formula="of:=[day_hosp_csv_all.L260]" office:value-type="float" office:value="28.71428571" calcext:value-type="float">
            <text:p>28.71428571</text:p>
          </table:table-cell>
          <table:table-cell table:formula="of:=[day_hosp_csv_all.M260]" office:value-type="float" office:value="33.71428571" calcext:value-type="float">
            <text:p>33.71428571</text:p>
          </table:table-cell>
          <table:table-cell table:formula="of:=SUM([day_hosp_csv_all.N260:.Q260])" office:value-type="float" office:value="90.857142851" calcext:value-type="float">
            <text:p>90.857142851</text:p>
          </table:table-cell>
          <table:table-cell table:formula="of:=[day_hosp_csv_all.R260]" office:value-type="float" office:value="243.28571426" calcext:value-type="float">
            <text:p>243.28571426</text:p>
          </table:table-cell>
          <table:table-cell table:number-columns-repeated="1015"/>
        </table:table-row>
        <table:table-row table:style-name="ro1">
          <table:table-cell table:formula="of:=SUM([day_hosp_csv_all.A261:.B261])" office:value-type="float" office:value="2.714285714" calcext:value-type="float">
            <text:p>2.714285714</text:p>
          </table:table-cell>
          <table:table-cell table:formula="of:=SUM([day_hosp_csv_all.C261:.F261])" office:value-type="float" office:value="10.142857143" calcext:value-type="float">
            <text:p>10.142857143</text:p>
          </table:table-cell>
          <table:table-cell table:formula="of:=SUM([day_hosp_csv_all.G261:.H261])" office:value-type="float" office:value="11.285714286" calcext:value-type="float">
            <text:p>11.285714286</text:p>
          </table:table-cell>
          <table:table-cell table:formula="of:=SUM([day_hosp_csv_all.I261:.J261])" office:value-type="float" office:value="34.28571429" calcext:value-type="float">
            <text:p>34.28571429</text:p>
          </table:table-cell>
          <table:table-cell table:formula="of:=SUM([day_hosp_csv_all.K261])" office:value-type="float" office:value="22.85714286" calcext:value-type="float">
            <text:p>22.85714286</text:p>
          </table:table-cell>
          <table:table-cell table:formula="of:=[day_hosp_csv_all.L261]" office:value-type="float" office:value="23.28571429" calcext:value-type="float">
            <text:p>23.28571429</text:p>
          </table:table-cell>
          <table:table-cell table:formula="of:=[day_hosp_csv_all.M261]" office:value-type="float" office:value="29.14285714" calcext:value-type="float">
            <text:p>29.14285714</text:p>
          </table:table-cell>
          <table:table-cell table:formula="of:=SUM([day_hosp_csv_all.N261:.Q261])" office:value-type="float" office:value="81" calcext:value-type="float">
            <text:p>81</text:p>
          </table:table-cell>
          <table:table-cell table:formula="of:=[day_hosp_csv_all.R261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2:.B262])" office:value-type="float" office:value="2.714285714" calcext:value-type="float">
            <text:p>2.714285714</text:p>
          </table:table-cell>
          <table:table-cell table:formula="of:=SUM([day_hosp_csv_all.C262:.F262])" office:value-type="float" office:value="10.142857143" calcext:value-type="float">
            <text:p>10.142857143</text:p>
          </table:table-cell>
          <table:table-cell table:formula="of:=SUM([day_hosp_csv_all.G262:.H262])" office:value-type="float" office:value="11.285714286" calcext:value-type="float">
            <text:p>11.285714286</text:p>
          </table:table-cell>
          <table:table-cell table:formula="of:=SUM([day_hosp_csv_all.I262:.J262])" office:value-type="float" office:value="34.28571429" calcext:value-type="float">
            <text:p>34.28571429</text:p>
          </table:table-cell>
          <table:table-cell table:formula="of:=SUM([day_hosp_csv_all.K262])" office:value-type="float" office:value="22.85714286" calcext:value-type="float">
            <text:p>22.85714286</text:p>
          </table:table-cell>
          <table:table-cell table:formula="of:=[day_hosp_csv_all.L262]" office:value-type="float" office:value="23.28571429" calcext:value-type="float">
            <text:p>23.28571429</text:p>
          </table:table-cell>
          <table:table-cell table:formula="of:=[day_hosp_csv_all.M262]" office:value-type="float" office:value="29.14285714" calcext:value-type="float">
            <text:p>29.14285714</text:p>
          </table:table-cell>
          <table:table-cell table:formula="of:=SUM([day_hosp_csv_all.N262:.Q262])" office:value-type="float" office:value="81" calcext:value-type="float">
            <text:p>81</text:p>
          </table:table-cell>
          <table:table-cell table:formula="of:=[day_hosp_csv_all.R262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3:.B263])" office:value-type="float" office:value="2.714285714" calcext:value-type="float">
            <text:p>2.714285714</text:p>
          </table:table-cell>
          <table:table-cell table:formula="of:=SUM([day_hosp_csv_all.C263:.F263])" office:value-type="float" office:value="10.142857143" calcext:value-type="float">
            <text:p>10.142857143</text:p>
          </table:table-cell>
          <table:table-cell table:formula="of:=SUM([day_hosp_csv_all.G263:.H263])" office:value-type="float" office:value="11.285714286" calcext:value-type="float">
            <text:p>11.285714286</text:p>
          </table:table-cell>
          <table:table-cell table:formula="of:=SUM([day_hosp_csv_all.I263:.J263])" office:value-type="float" office:value="34.28571429" calcext:value-type="float">
            <text:p>34.28571429</text:p>
          </table:table-cell>
          <table:table-cell table:formula="of:=SUM([day_hosp_csv_all.K263])" office:value-type="float" office:value="22.85714286" calcext:value-type="float">
            <text:p>22.85714286</text:p>
          </table:table-cell>
          <table:table-cell table:formula="of:=[day_hosp_csv_all.L263]" office:value-type="float" office:value="23.28571429" calcext:value-type="float">
            <text:p>23.28571429</text:p>
          </table:table-cell>
          <table:table-cell table:formula="of:=[day_hosp_csv_all.M263]" office:value-type="float" office:value="29.14285714" calcext:value-type="float">
            <text:p>29.14285714</text:p>
          </table:table-cell>
          <table:table-cell table:formula="of:=SUM([day_hosp_csv_all.N263:.Q263])" office:value-type="float" office:value="81" calcext:value-type="float">
            <text:p>81</text:p>
          </table:table-cell>
          <table:table-cell table:formula="of:=[day_hosp_csv_all.R263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4:.B264])" office:value-type="float" office:value="2.714285714" calcext:value-type="float">
            <text:p>2.714285714</text:p>
          </table:table-cell>
          <table:table-cell table:formula="of:=SUM([day_hosp_csv_all.C264:.F264])" office:value-type="float" office:value="10.142857143" calcext:value-type="float">
            <text:p>10.142857143</text:p>
          </table:table-cell>
          <table:table-cell table:formula="of:=SUM([day_hosp_csv_all.G264:.H264])" office:value-type="float" office:value="11.285714286" calcext:value-type="float">
            <text:p>11.285714286</text:p>
          </table:table-cell>
          <table:table-cell table:formula="of:=SUM([day_hosp_csv_all.I264:.J264])" office:value-type="float" office:value="34.28571429" calcext:value-type="float">
            <text:p>34.28571429</text:p>
          </table:table-cell>
          <table:table-cell table:formula="of:=SUM([day_hosp_csv_all.K264])" office:value-type="float" office:value="22.85714286" calcext:value-type="float">
            <text:p>22.85714286</text:p>
          </table:table-cell>
          <table:table-cell table:formula="of:=[day_hosp_csv_all.L264]" office:value-type="float" office:value="23.28571429" calcext:value-type="float">
            <text:p>23.28571429</text:p>
          </table:table-cell>
          <table:table-cell table:formula="of:=[day_hosp_csv_all.M264]" office:value-type="float" office:value="29.14285714" calcext:value-type="float">
            <text:p>29.14285714</text:p>
          </table:table-cell>
          <table:table-cell table:formula="of:=SUM([day_hosp_csv_all.N264:.Q264])" office:value-type="float" office:value="81" calcext:value-type="float">
            <text:p>81</text:p>
          </table:table-cell>
          <table:table-cell table:formula="of:=[day_hosp_csv_all.R264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5:.B265])" office:value-type="float" office:value="2.714285714" calcext:value-type="float">
            <text:p>2.714285714</text:p>
          </table:table-cell>
          <table:table-cell table:formula="of:=SUM([day_hosp_csv_all.C265:.F265])" office:value-type="float" office:value="10.142857143" calcext:value-type="float">
            <text:p>10.142857143</text:p>
          </table:table-cell>
          <table:table-cell table:formula="of:=SUM([day_hosp_csv_all.G265:.H265])" office:value-type="float" office:value="11.285714286" calcext:value-type="float">
            <text:p>11.285714286</text:p>
          </table:table-cell>
          <table:table-cell table:formula="of:=SUM([day_hosp_csv_all.I265:.J265])" office:value-type="float" office:value="34.28571429" calcext:value-type="float">
            <text:p>34.28571429</text:p>
          </table:table-cell>
          <table:table-cell table:formula="of:=SUM([day_hosp_csv_all.K265])" office:value-type="float" office:value="22.85714286" calcext:value-type="float">
            <text:p>22.85714286</text:p>
          </table:table-cell>
          <table:table-cell table:formula="of:=[day_hosp_csv_all.L265]" office:value-type="float" office:value="23.28571429" calcext:value-type="float">
            <text:p>23.28571429</text:p>
          </table:table-cell>
          <table:table-cell table:formula="of:=[day_hosp_csv_all.M265]" office:value-type="float" office:value="29.14285714" calcext:value-type="float">
            <text:p>29.14285714</text:p>
          </table:table-cell>
          <table:table-cell table:formula="of:=SUM([day_hosp_csv_all.N265:.Q265])" office:value-type="float" office:value="81" calcext:value-type="float">
            <text:p>81</text:p>
          </table:table-cell>
          <table:table-cell table:formula="of:=[day_hosp_csv_all.R265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6:.B266])" office:value-type="float" office:value="2.714285714" calcext:value-type="float">
            <text:p>2.714285714</text:p>
          </table:table-cell>
          <table:table-cell table:formula="of:=SUM([day_hosp_csv_all.C266:.F266])" office:value-type="float" office:value="10.142857143" calcext:value-type="float">
            <text:p>10.142857143</text:p>
          </table:table-cell>
          <table:table-cell table:formula="of:=SUM([day_hosp_csv_all.G266:.H266])" office:value-type="float" office:value="11.285714286" calcext:value-type="float">
            <text:p>11.285714286</text:p>
          </table:table-cell>
          <table:table-cell table:formula="of:=SUM([day_hosp_csv_all.I266:.J266])" office:value-type="float" office:value="34.28571429" calcext:value-type="float">
            <text:p>34.28571429</text:p>
          </table:table-cell>
          <table:table-cell table:formula="of:=SUM([day_hosp_csv_all.K266])" office:value-type="float" office:value="22.85714286" calcext:value-type="float">
            <text:p>22.85714286</text:p>
          </table:table-cell>
          <table:table-cell table:formula="of:=[day_hosp_csv_all.L266]" office:value-type="float" office:value="23.28571429" calcext:value-type="float">
            <text:p>23.28571429</text:p>
          </table:table-cell>
          <table:table-cell table:formula="of:=[day_hosp_csv_all.M266]" office:value-type="float" office:value="29.14285714" calcext:value-type="float">
            <text:p>29.14285714</text:p>
          </table:table-cell>
          <table:table-cell table:formula="of:=SUM([day_hosp_csv_all.N266:.Q266])" office:value-type="float" office:value="81" calcext:value-type="float">
            <text:p>81</text:p>
          </table:table-cell>
          <table:table-cell table:formula="of:=[day_hosp_csv_all.R266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7:.B267])" office:value-type="float" office:value="2.714285714" calcext:value-type="float">
            <text:p>2.714285714</text:p>
          </table:table-cell>
          <table:table-cell table:formula="of:=SUM([day_hosp_csv_all.C267:.F267])" office:value-type="float" office:value="10.142857143" calcext:value-type="float">
            <text:p>10.142857143</text:p>
          </table:table-cell>
          <table:table-cell table:formula="of:=SUM([day_hosp_csv_all.G267:.H267])" office:value-type="float" office:value="11.285714286" calcext:value-type="float">
            <text:p>11.285714286</text:p>
          </table:table-cell>
          <table:table-cell table:formula="of:=SUM([day_hosp_csv_all.I267:.J267])" office:value-type="float" office:value="34.28571429" calcext:value-type="float">
            <text:p>34.28571429</text:p>
          </table:table-cell>
          <table:table-cell table:formula="of:=SUM([day_hosp_csv_all.K267])" office:value-type="float" office:value="22.85714286" calcext:value-type="float">
            <text:p>22.85714286</text:p>
          </table:table-cell>
          <table:table-cell table:formula="of:=[day_hosp_csv_all.L267]" office:value-type="float" office:value="23.28571429" calcext:value-type="float">
            <text:p>23.28571429</text:p>
          </table:table-cell>
          <table:table-cell table:formula="of:=[day_hosp_csv_all.M267]" office:value-type="float" office:value="29.14285714" calcext:value-type="float">
            <text:p>29.14285714</text:p>
          </table:table-cell>
          <table:table-cell table:formula="of:=SUM([day_hosp_csv_all.N267:.Q267])" office:value-type="float" office:value="81" calcext:value-type="float">
            <text:p>81</text:p>
          </table:table-cell>
          <table:table-cell table:formula="of:=[day_hosp_csv_all.R267]" office:value-type="float" office:value="214.714285723" calcext:value-type="float">
            <text:p>214.714285723</text:p>
          </table:table-cell>
          <table:table-cell table:number-columns-repeated="1015"/>
        </table:table-row>
        <table:table-row table:style-name="ro1">
          <table:table-cell table:formula="of:=SUM([day_hosp_csv_all.A268:.B268])" office:value-type="float" office:value="2.428571429" calcext:value-type="float">
            <text:p>2.428571429</text:p>
          </table:table-cell>
          <table:table-cell table:formula="of:=SUM([day_hosp_csv_all.C268:.F268])" office:value-type="float" office:value="10.857142857" calcext:value-type="float">
            <text:p>10.857142857</text:p>
          </table:table-cell>
          <table:table-cell table:formula="of:=SUM([day_hosp_csv_all.G268:.H268])" office:value-type="float" office:value="11.142857143" calcext:value-type="float">
            <text:p>11.142857143</text:p>
          </table:table-cell>
          <table:table-cell table:formula="of:=SUM([day_hosp_csv_all.I268:.J268])" office:value-type="float" office:value="29.28571428" calcext:value-type="float">
            <text:p>29.28571428</text:p>
          </table:table-cell>
          <table:table-cell table:formula="of:=SUM([day_hosp_csv_all.K268])" office:value-type="float" office:value="22" calcext:value-type="float">
            <text:p>22</text:p>
          </table:table-cell>
          <table:table-cell table:formula="of:=[day_hosp_csv_all.L268]" office:value-type="float" office:value="23" calcext:value-type="float">
            <text:p>23</text:p>
          </table:table-cell>
          <table:table-cell table:formula="of:=[day_hosp_csv_all.M268]" office:value-type="float" office:value="21.71428571" calcext:value-type="float">
            <text:p>21.71428571</text:p>
          </table:table-cell>
          <table:table-cell table:formula="of:=SUM([day_hosp_csv_all.N268:.Q268])" office:value-type="float" office:value="69.285714291" calcext:value-type="float">
            <text:p>69.285714291</text:p>
          </table:table-cell>
          <table:table-cell table:formula="of:=[day_hosp_csv_all.R268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69:.B269])" office:value-type="float" office:value="2.428571429" calcext:value-type="float">
            <text:p>2.428571429</text:p>
          </table:table-cell>
          <table:table-cell table:formula="of:=SUM([day_hosp_csv_all.C269:.F269])" office:value-type="float" office:value="10.857142857" calcext:value-type="float">
            <text:p>10.857142857</text:p>
          </table:table-cell>
          <table:table-cell table:formula="of:=SUM([day_hosp_csv_all.G269:.H269])" office:value-type="float" office:value="11.142857143" calcext:value-type="float">
            <text:p>11.142857143</text:p>
          </table:table-cell>
          <table:table-cell table:formula="of:=SUM([day_hosp_csv_all.I269:.J269])" office:value-type="float" office:value="29.28571428" calcext:value-type="float">
            <text:p>29.28571428</text:p>
          </table:table-cell>
          <table:table-cell table:formula="of:=SUM([day_hosp_csv_all.K269])" office:value-type="float" office:value="22" calcext:value-type="float">
            <text:p>22</text:p>
          </table:table-cell>
          <table:table-cell table:formula="of:=[day_hosp_csv_all.L269]" office:value-type="float" office:value="23" calcext:value-type="float">
            <text:p>23</text:p>
          </table:table-cell>
          <table:table-cell table:formula="of:=[day_hosp_csv_all.M269]" office:value-type="float" office:value="21.71428571" calcext:value-type="float">
            <text:p>21.71428571</text:p>
          </table:table-cell>
          <table:table-cell table:formula="of:=SUM([day_hosp_csv_all.N269:.Q269])" office:value-type="float" office:value="69.285714291" calcext:value-type="float">
            <text:p>69.285714291</text:p>
          </table:table-cell>
          <table:table-cell table:formula="of:=[day_hosp_csv_all.R269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0:.B270])" office:value-type="float" office:value="2.428571429" calcext:value-type="float">
            <text:p>2.428571429</text:p>
          </table:table-cell>
          <table:table-cell table:formula="of:=SUM([day_hosp_csv_all.C270:.F270])" office:value-type="float" office:value="10.857142857" calcext:value-type="float">
            <text:p>10.857142857</text:p>
          </table:table-cell>
          <table:table-cell table:formula="of:=SUM([day_hosp_csv_all.G270:.H270])" office:value-type="float" office:value="11.142857143" calcext:value-type="float">
            <text:p>11.142857143</text:p>
          </table:table-cell>
          <table:table-cell table:formula="of:=SUM([day_hosp_csv_all.I270:.J270])" office:value-type="float" office:value="29.28571428" calcext:value-type="float">
            <text:p>29.28571428</text:p>
          </table:table-cell>
          <table:table-cell table:formula="of:=SUM([day_hosp_csv_all.K270])" office:value-type="float" office:value="22" calcext:value-type="float">
            <text:p>22</text:p>
          </table:table-cell>
          <table:table-cell table:formula="of:=[day_hosp_csv_all.L270]" office:value-type="float" office:value="23" calcext:value-type="float">
            <text:p>23</text:p>
          </table:table-cell>
          <table:table-cell table:formula="of:=[day_hosp_csv_all.M270]" office:value-type="float" office:value="21.71428571" calcext:value-type="float">
            <text:p>21.71428571</text:p>
          </table:table-cell>
          <table:table-cell table:formula="of:=SUM([day_hosp_csv_all.N270:.Q270])" office:value-type="float" office:value="69.285714291" calcext:value-type="float">
            <text:p>69.285714291</text:p>
          </table:table-cell>
          <table:table-cell table:formula="of:=[day_hosp_csv_all.R270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1:.B271])" office:value-type="float" office:value="2.428571429" calcext:value-type="float">
            <text:p>2.428571429</text:p>
          </table:table-cell>
          <table:table-cell table:formula="of:=SUM([day_hosp_csv_all.C271:.F271])" office:value-type="float" office:value="10.857142857" calcext:value-type="float">
            <text:p>10.857142857</text:p>
          </table:table-cell>
          <table:table-cell table:formula="of:=SUM([day_hosp_csv_all.G271:.H271])" office:value-type="float" office:value="11.142857143" calcext:value-type="float">
            <text:p>11.142857143</text:p>
          </table:table-cell>
          <table:table-cell table:formula="of:=SUM([day_hosp_csv_all.I271:.J271])" office:value-type="float" office:value="29.28571428" calcext:value-type="float">
            <text:p>29.28571428</text:p>
          </table:table-cell>
          <table:table-cell table:formula="of:=SUM([day_hosp_csv_all.K271])" office:value-type="float" office:value="22" calcext:value-type="float">
            <text:p>22</text:p>
          </table:table-cell>
          <table:table-cell table:formula="of:=[day_hosp_csv_all.L271]" office:value-type="float" office:value="23" calcext:value-type="float">
            <text:p>23</text:p>
          </table:table-cell>
          <table:table-cell table:formula="of:=[day_hosp_csv_all.M271]" office:value-type="float" office:value="21.71428571" calcext:value-type="float">
            <text:p>21.71428571</text:p>
          </table:table-cell>
          <table:table-cell table:formula="of:=SUM([day_hosp_csv_all.N271:.Q271])" office:value-type="float" office:value="69.285714291" calcext:value-type="float">
            <text:p>69.285714291</text:p>
          </table:table-cell>
          <table:table-cell table:formula="of:=[day_hosp_csv_all.R271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2:.B272])" office:value-type="float" office:value="2.428571429" calcext:value-type="float">
            <text:p>2.428571429</text:p>
          </table:table-cell>
          <table:table-cell table:formula="of:=SUM([day_hosp_csv_all.C272:.F272])" office:value-type="float" office:value="10.857142857" calcext:value-type="float">
            <text:p>10.857142857</text:p>
          </table:table-cell>
          <table:table-cell table:formula="of:=SUM([day_hosp_csv_all.G272:.H272])" office:value-type="float" office:value="11.142857143" calcext:value-type="float">
            <text:p>11.142857143</text:p>
          </table:table-cell>
          <table:table-cell table:formula="of:=SUM([day_hosp_csv_all.I272:.J272])" office:value-type="float" office:value="29.28571428" calcext:value-type="float">
            <text:p>29.28571428</text:p>
          </table:table-cell>
          <table:table-cell table:formula="of:=SUM([day_hosp_csv_all.K272])" office:value-type="float" office:value="22" calcext:value-type="float">
            <text:p>22</text:p>
          </table:table-cell>
          <table:table-cell table:formula="of:=[day_hosp_csv_all.L272]" office:value-type="float" office:value="23" calcext:value-type="float">
            <text:p>23</text:p>
          </table:table-cell>
          <table:table-cell table:formula="of:=[day_hosp_csv_all.M272]" office:value-type="float" office:value="21.71428571" calcext:value-type="float">
            <text:p>21.71428571</text:p>
          </table:table-cell>
          <table:table-cell table:formula="of:=SUM([day_hosp_csv_all.N272:.Q272])" office:value-type="float" office:value="69.285714291" calcext:value-type="float">
            <text:p>69.285714291</text:p>
          </table:table-cell>
          <table:table-cell table:formula="of:=[day_hosp_csv_all.R272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3:.B273])" office:value-type="float" office:value="2.428571429" calcext:value-type="float">
            <text:p>2.428571429</text:p>
          </table:table-cell>
          <table:table-cell table:formula="of:=SUM([day_hosp_csv_all.C273:.F273])" office:value-type="float" office:value="10.857142857" calcext:value-type="float">
            <text:p>10.857142857</text:p>
          </table:table-cell>
          <table:table-cell table:formula="of:=SUM([day_hosp_csv_all.G273:.H273])" office:value-type="float" office:value="11.142857143" calcext:value-type="float">
            <text:p>11.142857143</text:p>
          </table:table-cell>
          <table:table-cell table:formula="of:=SUM([day_hosp_csv_all.I273:.J273])" office:value-type="float" office:value="29.28571428" calcext:value-type="float">
            <text:p>29.28571428</text:p>
          </table:table-cell>
          <table:table-cell table:formula="of:=SUM([day_hosp_csv_all.K273])" office:value-type="float" office:value="22" calcext:value-type="float">
            <text:p>22</text:p>
          </table:table-cell>
          <table:table-cell table:formula="of:=[day_hosp_csv_all.L273]" office:value-type="float" office:value="23" calcext:value-type="float">
            <text:p>23</text:p>
          </table:table-cell>
          <table:table-cell table:formula="of:=[day_hosp_csv_all.M273]" office:value-type="float" office:value="21.71428571" calcext:value-type="float">
            <text:p>21.71428571</text:p>
          </table:table-cell>
          <table:table-cell table:formula="of:=SUM([day_hosp_csv_all.N273:.Q273])" office:value-type="float" office:value="69.285714291" calcext:value-type="float">
            <text:p>69.285714291</text:p>
          </table:table-cell>
          <table:table-cell table:formula="of:=[day_hosp_csv_all.R273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4:.B274])" office:value-type="float" office:value="2.428571429" calcext:value-type="float">
            <text:p>2.428571429</text:p>
          </table:table-cell>
          <table:table-cell table:formula="of:=SUM([day_hosp_csv_all.C274:.F274])" office:value-type="float" office:value="10.857142857" calcext:value-type="float">
            <text:p>10.857142857</text:p>
          </table:table-cell>
          <table:table-cell table:formula="of:=SUM([day_hosp_csv_all.G274:.H274])" office:value-type="float" office:value="11.142857143" calcext:value-type="float">
            <text:p>11.142857143</text:p>
          </table:table-cell>
          <table:table-cell table:formula="of:=SUM([day_hosp_csv_all.I274:.J274])" office:value-type="float" office:value="29.28571428" calcext:value-type="float">
            <text:p>29.28571428</text:p>
          </table:table-cell>
          <table:table-cell table:formula="of:=SUM([day_hosp_csv_all.K274])" office:value-type="float" office:value="22" calcext:value-type="float">
            <text:p>22</text:p>
          </table:table-cell>
          <table:table-cell table:formula="of:=[day_hosp_csv_all.L274]" office:value-type="float" office:value="23" calcext:value-type="float">
            <text:p>23</text:p>
          </table:table-cell>
          <table:table-cell table:formula="of:=[day_hosp_csv_all.M274]" office:value-type="float" office:value="21.71428571" calcext:value-type="float">
            <text:p>21.71428571</text:p>
          </table:table-cell>
          <table:table-cell table:formula="of:=SUM([day_hosp_csv_all.N274:.Q274])" office:value-type="float" office:value="69.285714291" calcext:value-type="float">
            <text:p>69.285714291</text:p>
          </table:table-cell>
          <table:table-cell table:formula="of:=[day_hosp_csv_all.R274]" office:value-type="float" office:value="189.71428571" calcext:value-type="float">
            <text:p>189.71428571</text:p>
          </table:table-cell>
          <table:table-cell table:number-columns-repeated="1015"/>
        </table:table-row>
        <table:table-row table:style-name="ro1">
          <table:table-cell table:formula="of:=SUM([day_hosp_csv_all.A275:.B275])" office:value-type="float" office:value="2.285714285" calcext:value-type="float">
            <text:p>2.285714285</text:p>
          </table:table-cell>
          <table:table-cell table:formula="of:=SUM([day_hosp_csv_all.C275:.F275])" office:value-type="float" office:value="6.714285714" calcext:value-type="float">
            <text:p>6.714285714</text:p>
          </table:table-cell>
          <table:table-cell table:formula="of:=SUM([day_hosp_csv_all.G275:.H275])" office:value-type="float" office:value="8.714285714" calcext:value-type="float">
            <text:p>8.714285714</text:p>
          </table:table-cell>
          <table:table-cell table:formula="of:=SUM([day_hosp_csv_all.I275:.J275])" office:value-type="float" office:value="27" calcext:value-type="float">
            <text:p>27</text:p>
          </table:table-cell>
          <table:table-cell table:formula="of:=SUM([day_hosp_csv_all.K275])" office:value-type="float" office:value="15" calcext:value-type="float">
            <text:p>15</text:p>
          </table:table-cell>
          <table:table-cell table:formula="of:=[day_hosp_csv_all.L275]" office:value-type="float" office:value="15.85714286" calcext:value-type="float">
            <text:p>15.85714286</text:p>
          </table:table-cell>
          <table:table-cell table:formula="of:=[day_hosp_csv_all.M275]" office:value-type="float" office:value="23.57142857" calcext:value-type="float">
            <text:p>23.57142857</text:p>
          </table:table-cell>
          <table:table-cell table:formula="of:=SUM([day_hosp_csv_all.N275:.Q275])" office:value-type="float" office:value="63.142857151" calcext:value-type="float">
            <text:p>63.142857151</text:p>
          </table:table-cell>
          <table:table-cell table:formula="of:=[day_hosp_csv_all.R275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76:.B276])" office:value-type="float" office:value="2.285714285" calcext:value-type="float">
            <text:p>2.285714285</text:p>
          </table:table-cell>
          <table:table-cell table:formula="of:=SUM([day_hosp_csv_all.C276:.F276])" office:value-type="float" office:value="6.714285714" calcext:value-type="float">
            <text:p>6.714285714</text:p>
          </table:table-cell>
          <table:table-cell table:formula="of:=SUM([day_hosp_csv_all.G276:.H276])" office:value-type="float" office:value="8.714285714" calcext:value-type="float">
            <text:p>8.714285714</text:p>
          </table:table-cell>
          <table:table-cell table:formula="of:=SUM([day_hosp_csv_all.I276:.J276])" office:value-type="float" office:value="27" calcext:value-type="float">
            <text:p>27</text:p>
          </table:table-cell>
          <table:table-cell table:formula="of:=SUM([day_hosp_csv_all.K276])" office:value-type="float" office:value="15" calcext:value-type="float">
            <text:p>15</text:p>
          </table:table-cell>
          <table:table-cell table:formula="of:=[day_hosp_csv_all.L276]" office:value-type="float" office:value="15.85714286" calcext:value-type="float">
            <text:p>15.85714286</text:p>
          </table:table-cell>
          <table:table-cell table:formula="of:=[day_hosp_csv_all.M276]" office:value-type="float" office:value="23.57142857" calcext:value-type="float">
            <text:p>23.57142857</text:p>
          </table:table-cell>
          <table:table-cell table:formula="of:=SUM([day_hosp_csv_all.N276:.Q276])" office:value-type="float" office:value="63.142857151" calcext:value-type="float">
            <text:p>63.142857151</text:p>
          </table:table-cell>
          <table:table-cell table:formula="of:=[day_hosp_csv_all.R276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77:.B277])" office:value-type="float" office:value="2.285714285" calcext:value-type="float">
            <text:p>2.285714285</text:p>
          </table:table-cell>
          <table:table-cell table:formula="of:=SUM([day_hosp_csv_all.C277:.F277])" office:value-type="float" office:value="6.714285714" calcext:value-type="float">
            <text:p>6.714285714</text:p>
          </table:table-cell>
          <table:table-cell table:formula="of:=SUM([day_hosp_csv_all.G277:.H277])" office:value-type="float" office:value="8.714285714" calcext:value-type="float">
            <text:p>8.714285714</text:p>
          </table:table-cell>
          <table:table-cell table:formula="of:=SUM([day_hosp_csv_all.I277:.J277])" office:value-type="float" office:value="27" calcext:value-type="float">
            <text:p>27</text:p>
          </table:table-cell>
          <table:table-cell table:formula="of:=SUM([day_hosp_csv_all.K277])" office:value-type="float" office:value="15" calcext:value-type="float">
            <text:p>15</text:p>
          </table:table-cell>
          <table:table-cell table:formula="of:=[day_hosp_csv_all.L277]" office:value-type="float" office:value="15.85714286" calcext:value-type="float">
            <text:p>15.85714286</text:p>
          </table:table-cell>
          <table:table-cell table:formula="of:=[day_hosp_csv_all.M277]" office:value-type="float" office:value="23.57142857" calcext:value-type="float">
            <text:p>23.57142857</text:p>
          </table:table-cell>
          <table:table-cell table:formula="of:=SUM([day_hosp_csv_all.N277:.Q277])" office:value-type="float" office:value="63.142857151" calcext:value-type="float">
            <text:p>63.142857151</text:p>
          </table:table-cell>
          <table:table-cell table:formula="of:=[day_hosp_csv_all.R277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78:.B278])" office:value-type="float" office:value="2.285714285" calcext:value-type="float">
            <text:p>2.285714285</text:p>
          </table:table-cell>
          <table:table-cell table:formula="of:=SUM([day_hosp_csv_all.C278:.F278])" office:value-type="float" office:value="6.714285714" calcext:value-type="float">
            <text:p>6.714285714</text:p>
          </table:table-cell>
          <table:table-cell table:formula="of:=SUM([day_hosp_csv_all.G278:.H278])" office:value-type="float" office:value="8.714285714" calcext:value-type="float">
            <text:p>8.714285714</text:p>
          </table:table-cell>
          <table:table-cell table:formula="of:=SUM([day_hosp_csv_all.I278:.J278])" office:value-type="float" office:value="27" calcext:value-type="float">
            <text:p>27</text:p>
          </table:table-cell>
          <table:table-cell table:formula="of:=SUM([day_hosp_csv_all.K278])" office:value-type="float" office:value="15" calcext:value-type="float">
            <text:p>15</text:p>
          </table:table-cell>
          <table:table-cell table:formula="of:=[day_hosp_csv_all.L278]" office:value-type="float" office:value="15.85714286" calcext:value-type="float">
            <text:p>15.85714286</text:p>
          </table:table-cell>
          <table:table-cell table:formula="of:=[day_hosp_csv_all.M278]" office:value-type="float" office:value="23.57142857" calcext:value-type="float">
            <text:p>23.57142857</text:p>
          </table:table-cell>
          <table:table-cell table:formula="of:=SUM([day_hosp_csv_all.N278:.Q278])" office:value-type="float" office:value="63.142857151" calcext:value-type="float">
            <text:p>63.142857151</text:p>
          </table:table-cell>
          <table:table-cell table:formula="of:=[day_hosp_csv_all.R278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79:.B279])" office:value-type="float" office:value="2.285714285" calcext:value-type="float">
            <text:p>2.285714285</text:p>
          </table:table-cell>
          <table:table-cell table:formula="of:=SUM([day_hosp_csv_all.C279:.F279])" office:value-type="float" office:value="6.714285714" calcext:value-type="float">
            <text:p>6.714285714</text:p>
          </table:table-cell>
          <table:table-cell table:formula="of:=SUM([day_hosp_csv_all.G279:.H279])" office:value-type="float" office:value="8.714285714" calcext:value-type="float">
            <text:p>8.714285714</text:p>
          </table:table-cell>
          <table:table-cell table:formula="of:=SUM([day_hosp_csv_all.I279:.J279])" office:value-type="float" office:value="27" calcext:value-type="float">
            <text:p>27</text:p>
          </table:table-cell>
          <table:table-cell table:formula="of:=SUM([day_hosp_csv_all.K279])" office:value-type="float" office:value="15" calcext:value-type="float">
            <text:p>15</text:p>
          </table:table-cell>
          <table:table-cell table:formula="of:=[day_hosp_csv_all.L279]" office:value-type="float" office:value="15.85714286" calcext:value-type="float">
            <text:p>15.85714286</text:p>
          </table:table-cell>
          <table:table-cell table:formula="of:=[day_hosp_csv_all.M279]" office:value-type="float" office:value="23.57142857" calcext:value-type="float">
            <text:p>23.57142857</text:p>
          </table:table-cell>
          <table:table-cell table:formula="of:=SUM([day_hosp_csv_all.N279:.Q279])" office:value-type="float" office:value="63.142857151" calcext:value-type="float">
            <text:p>63.142857151</text:p>
          </table:table-cell>
          <table:table-cell table:formula="of:=[day_hosp_csv_all.R279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80:.B280])" office:value-type="float" office:value="2.285714285" calcext:value-type="float">
            <text:p>2.285714285</text:p>
          </table:table-cell>
          <table:table-cell table:formula="of:=SUM([day_hosp_csv_all.C280:.F280])" office:value-type="float" office:value="6.714285714" calcext:value-type="float">
            <text:p>6.714285714</text:p>
          </table:table-cell>
          <table:table-cell table:formula="of:=SUM([day_hosp_csv_all.G280:.H280])" office:value-type="float" office:value="8.714285714" calcext:value-type="float">
            <text:p>8.714285714</text:p>
          </table:table-cell>
          <table:table-cell table:formula="of:=SUM([day_hosp_csv_all.I280:.J280])" office:value-type="float" office:value="27" calcext:value-type="float">
            <text:p>27</text:p>
          </table:table-cell>
          <table:table-cell table:formula="of:=SUM([day_hosp_csv_all.K280])" office:value-type="float" office:value="15" calcext:value-type="float">
            <text:p>15</text:p>
          </table:table-cell>
          <table:table-cell table:formula="of:=[day_hosp_csv_all.L280]" office:value-type="float" office:value="15.85714286" calcext:value-type="float">
            <text:p>15.85714286</text:p>
          </table:table-cell>
          <table:table-cell table:formula="of:=[day_hosp_csv_all.M280]" office:value-type="float" office:value="23.57142857" calcext:value-type="float">
            <text:p>23.57142857</text:p>
          </table:table-cell>
          <table:table-cell table:formula="of:=SUM([day_hosp_csv_all.N280:.Q280])" office:value-type="float" office:value="63.142857151" calcext:value-type="float">
            <text:p>63.142857151</text:p>
          </table:table-cell>
          <table:table-cell table:formula="of:=[day_hosp_csv_all.R280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81:.B281])" office:value-type="float" office:value="2.285714285" calcext:value-type="float">
            <text:p>2.285714285</text:p>
          </table:table-cell>
          <table:table-cell table:formula="of:=SUM([day_hosp_csv_all.C281:.F281])" office:value-type="float" office:value="6.714285714" calcext:value-type="float">
            <text:p>6.714285714</text:p>
          </table:table-cell>
          <table:table-cell table:formula="of:=SUM([day_hosp_csv_all.G281:.H281])" office:value-type="float" office:value="8.714285714" calcext:value-type="float">
            <text:p>8.714285714</text:p>
          </table:table-cell>
          <table:table-cell table:formula="of:=SUM([day_hosp_csv_all.I281:.J281])" office:value-type="float" office:value="27" calcext:value-type="float">
            <text:p>27</text:p>
          </table:table-cell>
          <table:table-cell table:formula="of:=SUM([day_hosp_csv_all.K281])" office:value-type="float" office:value="15" calcext:value-type="float">
            <text:p>15</text:p>
          </table:table-cell>
          <table:table-cell table:formula="of:=[day_hosp_csv_all.L281]" office:value-type="float" office:value="15.85714286" calcext:value-type="float">
            <text:p>15.85714286</text:p>
          </table:table-cell>
          <table:table-cell table:formula="of:=[day_hosp_csv_all.M281]" office:value-type="float" office:value="23.57142857" calcext:value-type="float">
            <text:p>23.57142857</text:p>
          </table:table-cell>
          <table:table-cell table:formula="of:=SUM([day_hosp_csv_all.N281:.Q281])" office:value-type="float" office:value="63.142857151" calcext:value-type="float">
            <text:p>63.142857151</text:p>
          </table:table-cell>
          <table:table-cell table:formula="of:=[day_hosp_csv_all.R281]" office:value-type="float" office:value="162.285714294" calcext:value-type="float">
            <text:p>162.285714294</text:p>
          </table:table-cell>
          <table:table-cell table:number-columns-repeated="1015"/>
        </table:table-row>
        <table:table-row table:style-name="ro1">
          <table:table-cell table:formula="of:=SUM([day_hosp_csv_all.A282:.B282])" office:value-type="float" office:value="1.714285715" calcext:value-type="float">
            <text:p>1.714285715</text:p>
          </table:table-cell>
          <table:table-cell table:formula="of:=SUM([day_hosp_csv_all.C282:.F282])" office:value-type="float" office:value="9.142857142" calcext:value-type="float">
            <text:p>9.142857142</text:p>
          </table:table-cell>
          <table:table-cell table:formula="of:=SUM([day_hosp_csv_all.G282:.H282])" office:value-type="float" office:value="9.857142857" calcext:value-type="float">
            <text:p>9.857142857</text:p>
          </table:table-cell>
          <table:table-cell table:formula="of:=SUM([day_hosp_csv_all.I282:.J282])" office:value-type="float" office:value="25.42857143" calcext:value-type="float">
            <text:p>25.42857143</text:p>
          </table:table-cell>
          <table:table-cell table:formula="of:=SUM([day_hosp_csv_all.K282])" office:value-type="float" office:value="16.14285714" calcext:value-type="float">
            <text:p>16.14285714</text:p>
          </table:table-cell>
          <table:table-cell table:formula="of:=[day_hosp_csv_all.L282]" office:value-type="float" office:value="19.57142857" calcext:value-type="float">
            <text:p>19.57142857</text:p>
          </table:table-cell>
          <table:table-cell table:formula="of:=[day_hosp_csv_all.M282]" office:value-type="float" office:value="23.28571429" calcext:value-type="float">
            <text:p>23.28571429</text:p>
          </table:table-cell>
          <table:table-cell table:formula="of:=SUM([day_hosp_csv_all.N282:.Q282])" office:value-type="float" office:value="64.285714291" calcext:value-type="float">
            <text:p>64.285714291</text:p>
          </table:table-cell>
          <table:table-cell table:formula="of:=[day_hosp_csv_all.R282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3:.B283])" office:value-type="float" office:value="1.714285715" calcext:value-type="float">
            <text:p>1.714285715</text:p>
          </table:table-cell>
          <table:table-cell table:formula="of:=SUM([day_hosp_csv_all.C283:.F283])" office:value-type="float" office:value="9.142857142" calcext:value-type="float">
            <text:p>9.142857142</text:p>
          </table:table-cell>
          <table:table-cell table:formula="of:=SUM([day_hosp_csv_all.G283:.H283])" office:value-type="float" office:value="9.857142857" calcext:value-type="float">
            <text:p>9.857142857</text:p>
          </table:table-cell>
          <table:table-cell table:formula="of:=SUM([day_hosp_csv_all.I283:.J283])" office:value-type="float" office:value="25.42857143" calcext:value-type="float">
            <text:p>25.42857143</text:p>
          </table:table-cell>
          <table:table-cell table:formula="of:=SUM([day_hosp_csv_all.K283])" office:value-type="float" office:value="16.14285714" calcext:value-type="float">
            <text:p>16.14285714</text:p>
          </table:table-cell>
          <table:table-cell table:formula="of:=[day_hosp_csv_all.L283]" office:value-type="float" office:value="19.57142857" calcext:value-type="float">
            <text:p>19.57142857</text:p>
          </table:table-cell>
          <table:table-cell table:formula="of:=[day_hosp_csv_all.M283]" office:value-type="float" office:value="23.28571429" calcext:value-type="float">
            <text:p>23.28571429</text:p>
          </table:table-cell>
          <table:table-cell table:formula="of:=SUM([day_hosp_csv_all.N283:.Q283])" office:value-type="float" office:value="64.285714291" calcext:value-type="float">
            <text:p>64.285714291</text:p>
          </table:table-cell>
          <table:table-cell table:formula="of:=[day_hosp_csv_all.R283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4:.B284])" office:value-type="float" office:value="1.714285715" calcext:value-type="float">
            <text:p>1.714285715</text:p>
          </table:table-cell>
          <table:table-cell table:formula="of:=SUM([day_hosp_csv_all.C284:.F284])" office:value-type="float" office:value="9.142857142" calcext:value-type="float">
            <text:p>9.142857142</text:p>
          </table:table-cell>
          <table:table-cell table:formula="of:=SUM([day_hosp_csv_all.G284:.H284])" office:value-type="float" office:value="9.857142857" calcext:value-type="float">
            <text:p>9.857142857</text:p>
          </table:table-cell>
          <table:table-cell table:formula="of:=SUM([day_hosp_csv_all.I284:.J284])" office:value-type="float" office:value="25.42857143" calcext:value-type="float">
            <text:p>25.42857143</text:p>
          </table:table-cell>
          <table:table-cell table:formula="of:=SUM([day_hosp_csv_all.K284])" office:value-type="float" office:value="16.14285714" calcext:value-type="float">
            <text:p>16.14285714</text:p>
          </table:table-cell>
          <table:table-cell table:formula="of:=[day_hosp_csv_all.L284]" office:value-type="float" office:value="19.57142857" calcext:value-type="float">
            <text:p>19.57142857</text:p>
          </table:table-cell>
          <table:table-cell table:formula="of:=[day_hosp_csv_all.M284]" office:value-type="float" office:value="23.28571429" calcext:value-type="float">
            <text:p>23.28571429</text:p>
          </table:table-cell>
          <table:table-cell table:formula="of:=SUM([day_hosp_csv_all.N284:.Q284])" office:value-type="float" office:value="64.285714291" calcext:value-type="float">
            <text:p>64.285714291</text:p>
          </table:table-cell>
          <table:table-cell table:formula="of:=[day_hosp_csv_all.R284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5:.B285])" office:value-type="float" office:value="1.714285715" calcext:value-type="float">
            <text:p>1.714285715</text:p>
          </table:table-cell>
          <table:table-cell table:formula="of:=SUM([day_hosp_csv_all.C285:.F285])" office:value-type="float" office:value="9.142857142" calcext:value-type="float">
            <text:p>9.142857142</text:p>
          </table:table-cell>
          <table:table-cell table:formula="of:=SUM([day_hosp_csv_all.G285:.H285])" office:value-type="float" office:value="9.857142857" calcext:value-type="float">
            <text:p>9.857142857</text:p>
          </table:table-cell>
          <table:table-cell table:formula="of:=SUM([day_hosp_csv_all.I285:.J285])" office:value-type="float" office:value="25.42857143" calcext:value-type="float">
            <text:p>25.42857143</text:p>
          </table:table-cell>
          <table:table-cell table:formula="of:=SUM([day_hosp_csv_all.K285])" office:value-type="float" office:value="16.14285714" calcext:value-type="float">
            <text:p>16.14285714</text:p>
          </table:table-cell>
          <table:table-cell table:formula="of:=[day_hosp_csv_all.L285]" office:value-type="float" office:value="19.57142857" calcext:value-type="float">
            <text:p>19.57142857</text:p>
          </table:table-cell>
          <table:table-cell table:formula="of:=[day_hosp_csv_all.M285]" office:value-type="float" office:value="23.28571429" calcext:value-type="float">
            <text:p>23.28571429</text:p>
          </table:table-cell>
          <table:table-cell table:formula="of:=SUM([day_hosp_csv_all.N285:.Q285])" office:value-type="float" office:value="64.285714291" calcext:value-type="float">
            <text:p>64.285714291</text:p>
          </table:table-cell>
          <table:table-cell table:formula="of:=[day_hosp_csv_all.R285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6:.B286])" office:value-type="float" office:value="1.714285715" calcext:value-type="float">
            <text:p>1.714285715</text:p>
          </table:table-cell>
          <table:table-cell table:formula="of:=SUM([day_hosp_csv_all.C286:.F286])" office:value-type="float" office:value="9.142857142" calcext:value-type="float">
            <text:p>9.142857142</text:p>
          </table:table-cell>
          <table:table-cell table:formula="of:=SUM([day_hosp_csv_all.G286:.H286])" office:value-type="float" office:value="9.857142857" calcext:value-type="float">
            <text:p>9.857142857</text:p>
          </table:table-cell>
          <table:table-cell table:formula="of:=SUM([day_hosp_csv_all.I286:.J286])" office:value-type="float" office:value="25.42857143" calcext:value-type="float">
            <text:p>25.42857143</text:p>
          </table:table-cell>
          <table:table-cell table:formula="of:=SUM([day_hosp_csv_all.K286])" office:value-type="float" office:value="16.14285714" calcext:value-type="float">
            <text:p>16.14285714</text:p>
          </table:table-cell>
          <table:table-cell table:formula="of:=[day_hosp_csv_all.L286]" office:value-type="float" office:value="19.57142857" calcext:value-type="float">
            <text:p>19.57142857</text:p>
          </table:table-cell>
          <table:table-cell table:formula="of:=[day_hosp_csv_all.M286]" office:value-type="float" office:value="23.28571429" calcext:value-type="float">
            <text:p>23.28571429</text:p>
          </table:table-cell>
          <table:table-cell table:formula="of:=SUM([day_hosp_csv_all.N286:.Q286])" office:value-type="float" office:value="64.285714291" calcext:value-type="float">
            <text:p>64.285714291</text:p>
          </table:table-cell>
          <table:table-cell table:formula="of:=[day_hosp_csv_all.R286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7:.B287])" office:value-type="float" office:value="1.714285715" calcext:value-type="float">
            <text:p>1.714285715</text:p>
          </table:table-cell>
          <table:table-cell table:formula="of:=SUM([day_hosp_csv_all.C287:.F287])" office:value-type="float" office:value="9.142857142" calcext:value-type="float">
            <text:p>9.142857142</text:p>
          </table:table-cell>
          <table:table-cell table:formula="of:=SUM([day_hosp_csv_all.G287:.H287])" office:value-type="float" office:value="9.857142857" calcext:value-type="float">
            <text:p>9.857142857</text:p>
          </table:table-cell>
          <table:table-cell table:formula="of:=SUM([day_hosp_csv_all.I287:.J287])" office:value-type="float" office:value="25.42857143" calcext:value-type="float">
            <text:p>25.42857143</text:p>
          </table:table-cell>
          <table:table-cell table:formula="of:=SUM([day_hosp_csv_all.K287])" office:value-type="float" office:value="16.14285714" calcext:value-type="float">
            <text:p>16.14285714</text:p>
          </table:table-cell>
          <table:table-cell table:formula="of:=[day_hosp_csv_all.L287]" office:value-type="float" office:value="19.57142857" calcext:value-type="float">
            <text:p>19.57142857</text:p>
          </table:table-cell>
          <table:table-cell table:formula="of:=[day_hosp_csv_all.M287]" office:value-type="float" office:value="23.28571429" calcext:value-type="float">
            <text:p>23.28571429</text:p>
          </table:table-cell>
          <table:table-cell table:formula="of:=SUM([day_hosp_csv_all.N287:.Q287])" office:value-type="float" office:value="64.285714291" calcext:value-type="float">
            <text:p>64.285714291</text:p>
          </table:table-cell>
          <table:table-cell table:formula="of:=[day_hosp_csv_all.R287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8:.B288])" office:value-type="float" office:value="1.714285715" calcext:value-type="float">
            <text:p>1.714285715</text:p>
          </table:table-cell>
          <table:table-cell table:formula="of:=SUM([day_hosp_csv_all.C288:.F288])" office:value-type="float" office:value="9.142857142" calcext:value-type="float">
            <text:p>9.142857142</text:p>
          </table:table-cell>
          <table:table-cell table:formula="of:=SUM([day_hosp_csv_all.G288:.H288])" office:value-type="float" office:value="9.857142857" calcext:value-type="float">
            <text:p>9.857142857</text:p>
          </table:table-cell>
          <table:table-cell table:formula="of:=SUM([day_hosp_csv_all.I288:.J288])" office:value-type="float" office:value="25.42857143" calcext:value-type="float">
            <text:p>25.42857143</text:p>
          </table:table-cell>
          <table:table-cell table:formula="of:=SUM([day_hosp_csv_all.K288])" office:value-type="float" office:value="16.14285714" calcext:value-type="float">
            <text:p>16.14285714</text:p>
          </table:table-cell>
          <table:table-cell table:formula="of:=[day_hosp_csv_all.L288]" office:value-type="float" office:value="19.57142857" calcext:value-type="float">
            <text:p>19.57142857</text:p>
          </table:table-cell>
          <table:table-cell table:formula="of:=[day_hosp_csv_all.M288]" office:value-type="float" office:value="23.28571429" calcext:value-type="float">
            <text:p>23.28571429</text:p>
          </table:table-cell>
          <table:table-cell table:formula="of:=SUM([day_hosp_csv_all.N288:.Q288])" office:value-type="float" office:value="64.285714291" calcext:value-type="float">
            <text:p>64.285714291</text:p>
          </table:table-cell>
          <table:table-cell table:formula="of:=[day_hosp_csv_all.R288]" office:value-type="float" office:value="169.428571435" calcext:value-type="float">
            <text:p>169.428571435</text:p>
          </table:table-cell>
          <table:table-cell table:number-columns-repeated="1015"/>
        </table:table-row>
        <table:table-row table:style-name="ro1">
          <table:table-cell table:formula="of:=SUM([day_hosp_csv_all.A289:.B289])" office:value-type="float" office:value="2.571428572" calcext:value-type="float">
            <text:p>2.571428572</text:p>
          </table:table-cell>
          <table:table-cell table:formula="of:=SUM([day_hosp_csv_all.C289:.F289])" office:value-type="float" office:value="8.857142858" calcext:value-type="float">
            <text:p>8.857142858</text:p>
          </table:table-cell>
          <table:table-cell table:formula="of:=SUM([day_hosp_csv_all.G289:.H289])" office:value-type="float" office:value="13.714285714" calcext:value-type="float">
            <text:p>13.714285714</text:p>
          </table:table-cell>
          <table:table-cell table:formula="of:=SUM([day_hosp_csv_all.I289:.J289])" office:value-type="float" office:value="28.57142857" calcext:value-type="float">
            <text:p>28.57142857</text:p>
          </table:table-cell>
          <table:table-cell table:formula="of:=SUM([day_hosp_csv_all.K289])" office:value-type="float" office:value="16.85714286" calcext:value-type="float">
            <text:p>16.85714286</text:p>
          </table:table-cell>
          <table:table-cell table:formula="of:=[day_hosp_csv_all.L289]" office:value-type="float" office:value="24" calcext:value-type="float">
            <text:p>24</text:p>
          </table:table-cell>
          <table:table-cell table:formula="of:=[day_hosp_csv_all.M289]" office:value-type="float" office:value="27.71428571" calcext:value-type="float">
            <text:p>27.71428571</text:p>
          </table:table-cell>
          <table:table-cell table:formula="of:=SUM([day_hosp_csv_all.N289:.Q289])" office:value-type="float" office:value="78.428571427" calcext:value-type="float">
            <text:p>78.428571427</text:p>
          </table:table-cell>
          <table:table-cell table:formula="of:=[day_hosp_csv_all.R289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0:.B290])" office:value-type="float" office:value="2.571428572" calcext:value-type="float">
            <text:p>2.571428572</text:p>
          </table:table-cell>
          <table:table-cell table:formula="of:=SUM([day_hosp_csv_all.C290:.F290])" office:value-type="float" office:value="8.857142858" calcext:value-type="float">
            <text:p>8.857142858</text:p>
          </table:table-cell>
          <table:table-cell table:formula="of:=SUM([day_hosp_csv_all.G290:.H290])" office:value-type="float" office:value="13.714285714" calcext:value-type="float">
            <text:p>13.714285714</text:p>
          </table:table-cell>
          <table:table-cell table:formula="of:=SUM([day_hosp_csv_all.I290:.J290])" office:value-type="float" office:value="28.57142857" calcext:value-type="float">
            <text:p>28.57142857</text:p>
          </table:table-cell>
          <table:table-cell table:formula="of:=SUM([day_hosp_csv_all.K290])" office:value-type="float" office:value="16.85714286" calcext:value-type="float">
            <text:p>16.85714286</text:p>
          </table:table-cell>
          <table:table-cell table:formula="of:=[day_hosp_csv_all.L290]" office:value-type="float" office:value="24" calcext:value-type="float">
            <text:p>24</text:p>
          </table:table-cell>
          <table:table-cell table:formula="of:=[day_hosp_csv_all.M290]" office:value-type="float" office:value="27.71428571" calcext:value-type="float">
            <text:p>27.71428571</text:p>
          </table:table-cell>
          <table:table-cell table:formula="of:=SUM([day_hosp_csv_all.N290:.Q290])" office:value-type="float" office:value="78.428571427" calcext:value-type="float">
            <text:p>78.428571427</text:p>
          </table:table-cell>
          <table:table-cell table:formula="of:=[day_hosp_csv_all.R290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1:.B291])" office:value-type="float" office:value="2.571428572" calcext:value-type="float">
            <text:p>2.571428572</text:p>
          </table:table-cell>
          <table:table-cell table:formula="of:=SUM([day_hosp_csv_all.C291:.F291])" office:value-type="float" office:value="8.857142858" calcext:value-type="float">
            <text:p>8.857142858</text:p>
          </table:table-cell>
          <table:table-cell table:formula="of:=SUM([day_hosp_csv_all.G291:.H291])" office:value-type="float" office:value="13.714285714" calcext:value-type="float">
            <text:p>13.714285714</text:p>
          </table:table-cell>
          <table:table-cell table:formula="of:=SUM([day_hosp_csv_all.I291:.J291])" office:value-type="float" office:value="28.57142857" calcext:value-type="float">
            <text:p>28.57142857</text:p>
          </table:table-cell>
          <table:table-cell table:formula="of:=SUM([day_hosp_csv_all.K291])" office:value-type="float" office:value="16.85714286" calcext:value-type="float">
            <text:p>16.85714286</text:p>
          </table:table-cell>
          <table:table-cell table:formula="of:=[day_hosp_csv_all.L291]" office:value-type="float" office:value="24" calcext:value-type="float">
            <text:p>24</text:p>
          </table:table-cell>
          <table:table-cell table:formula="of:=[day_hosp_csv_all.M291]" office:value-type="float" office:value="27.71428571" calcext:value-type="float">
            <text:p>27.71428571</text:p>
          </table:table-cell>
          <table:table-cell table:formula="of:=SUM([day_hosp_csv_all.N291:.Q291])" office:value-type="float" office:value="78.428571427" calcext:value-type="float">
            <text:p>78.428571427</text:p>
          </table:table-cell>
          <table:table-cell table:formula="of:=[day_hosp_csv_all.R291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2:.B292])" office:value-type="float" office:value="2.571428572" calcext:value-type="float">
            <text:p>2.571428572</text:p>
          </table:table-cell>
          <table:table-cell table:formula="of:=SUM([day_hosp_csv_all.C292:.F292])" office:value-type="float" office:value="8.857142858" calcext:value-type="float">
            <text:p>8.857142858</text:p>
          </table:table-cell>
          <table:table-cell table:formula="of:=SUM([day_hosp_csv_all.G292:.H292])" office:value-type="float" office:value="13.714285714" calcext:value-type="float">
            <text:p>13.714285714</text:p>
          </table:table-cell>
          <table:table-cell table:formula="of:=SUM([day_hosp_csv_all.I292:.J292])" office:value-type="float" office:value="28.57142857" calcext:value-type="float">
            <text:p>28.57142857</text:p>
          </table:table-cell>
          <table:table-cell table:formula="of:=SUM([day_hosp_csv_all.K292])" office:value-type="float" office:value="16.85714286" calcext:value-type="float">
            <text:p>16.85714286</text:p>
          </table:table-cell>
          <table:table-cell table:formula="of:=[day_hosp_csv_all.L292]" office:value-type="float" office:value="24" calcext:value-type="float">
            <text:p>24</text:p>
          </table:table-cell>
          <table:table-cell table:formula="of:=[day_hosp_csv_all.M292]" office:value-type="float" office:value="27.71428571" calcext:value-type="float">
            <text:p>27.71428571</text:p>
          </table:table-cell>
          <table:table-cell table:formula="of:=SUM([day_hosp_csv_all.N292:.Q292])" office:value-type="float" office:value="78.428571427" calcext:value-type="float">
            <text:p>78.428571427</text:p>
          </table:table-cell>
          <table:table-cell table:formula="of:=[day_hosp_csv_all.R292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3:.B293])" office:value-type="float" office:value="2.571428572" calcext:value-type="float">
            <text:p>2.571428572</text:p>
          </table:table-cell>
          <table:table-cell table:formula="of:=SUM([day_hosp_csv_all.C293:.F293])" office:value-type="float" office:value="8.857142858" calcext:value-type="float">
            <text:p>8.857142858</text:p>
          </table:table-cell>
          <table:table-cell table:formula="of:=SUM([day_hosp_csv_all.G293:.H293])" office:value-type="float" office:value="13.714285714" calcext:value-type="float">
            <text:p>13.714285714</text:p>
          </table:table-cell>
          <table:table-cell table:formula="of:=SUM([day_hosp_csv_all.I293:.J293])" office:value-type="float" office:value="28.57142857" calcext:value-type="float">
            <text:p>28.57142857</text:p>
          </table:table-cell>
          <table:table-cell table:formula="of:=SUM([day_hosp_csv_all.K293])" office:value-type="float" office:value="16.85714286" calcext:value-type="float">
            <text:p>16.85714286</text:p>
          </table:table-cell>
          <table:table-cell table:formula="of:=[day_hosp_csv_all.L293]" office:value-type="float" office:value="24" calcext:value-type="float">
            <text:p>24</text:p>
          </table:table-cell>
          <table:table-cell table:formula="of:=[day_hosp_csv_all.M293]" office:value-type="float" office:value="27.71428571" calcext:value-type="float">
            <text:p>27.71428571</text:p>
          </table:table-cell>
          <table:table-cell table:formula="of:=SUM([day_hosp_csv_all.N293:.Q293])" office:value-type="float" office:value="78.428571427" calcext:value-type="float">
            <text:p>78.428571427</text:p>
          </table:table-cell>
          <table:table-cell table:formula="of:=[day_hosp_csv_all.R293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4:.B294])" office:value-type="float" office:value="2.571428572" calcext:value-type="float">
            <text:p>2.571428572</text:p>
          </table:table-cell>
          <table:table-cell table:formula="of:=SUM([day_hosp_csv_all.C294:.F294])" office:value-type="float" office:value="8.857142858" calcext:value-type="float">
            <text:p>8.857142858</text:p>
          </table:table-cell>
          <table:table-cell table:formula="of:=SUM([day_hosp_csv_all.G294:.H294])" office:value-type="float" office:value="13.714285714" calcext:value-type="float">
            <text:p>13.714285714</text:p>
          </table:table-cell>
          <table:table-cell table:formula="of:=SUM([day_hosp_csv_all.I294:.J294])" office:value-type="float" office:value="28.57142857" calcext:value-type="float">
            <text:p>28.57142857</text:p>
          </table:table-cell>
          <table:table-cell table:formula="of:=SUM([day_hosp_csv_all.K294])" office:value-type="float" office:value="16.85714286" calcext:value-type="float">
            <text:p>16.85714286</text:p>
          </table:table-cell>
          <table:table-cell table:formula="of:=[day_hosp_csv_all.L294]" office:value-type="float" office:value="24" calcext:value-type="float">
            <text:p>24</text:p>
          </table:table-cell>
          <table:table-cell table:formula="of:=[day_hosp_csv_all.M294]" office:value-type="float" office:value="27.71428571" calcext:value-type="float">
            <text:p>27.71428571</text:p>
          </table:table-cell>
          <table:table-cell table:formula="of:=SUM([day_hosp_csv_all.N294:.Q294])" office:value-type="float" office:value="78.428571427" calcext:value-type="float">
            <text:p>78.428571427</text:p>
          </table:table-cell>
          <table:table-cell table:formula="of:=[day_hosp_csv_all.R294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5:.B295])" office:value-type="float" office:value="2.571428572" calcext:value-type="float">
            <text:p>2.571428572</text:p>
          </table:table-cell>
          <table:table-cell table:formula="of:=SUM([day_hosp_csv_all.C295:.F295])" office:value-type="float" office:value="8.857142858" calcext:value-type="float">
            <text:p>8.857142858</text:p>
          </table:table-cell>
          <table:table-cell table:formula="of:=SUM([day_hosp_csv_all.G295:.H295])" office:value-type="float" office:value="13.714285714" calcext:value-type="float">
            <text:p>13.714285714</text:p>
          </table:table-cell>
          <table:table-cell table:formula="of:=SUM([day_hosp_csv_all.I295:.J295])" office:value-type="float" office:value="28.57142857" calcext:value-type="float">
            <text:p>28.57142857</text:p>
          </table:table-cell>
          <table:table-cell table:formula="of:=SUM([day_hosp_csv_all.K295])" office:value-type="float" office:value="16.85714286" calcext:value-type="float">
            <text:p>16.85714286</text:p>
          </table:table-cell>
          <table:table-cell table:formula="of:=[day_hosp_csv_all.L295]" office:value-type="float" office:value="24" calcext:value-type="float">
            <text:p>24</text:p>
          </table:table-cell>
          <table:table-cell table:formula="of:=[day_hosp_csv_all.M295]" office:value-type="float" office:value="27.71428571" calcext:value-type="float">
            <text:p>27.71428571</text:p>
          </table:table-cell>
          <table:table-cell table:formula="of:=SUM([day_hosp_csv_all.N295:.Q295])" office:value-type="float" office:value="78.428571427" calcext:value-type="float">
            <text:p>78.428571427</text:p>
          </table:table-cell>
          <table:table-cell table:formula="of:=[day_hosp_csv_all.R295]" office:value-type="float" office:value="200.714285711" calcext:value-type="float">
            <text:p>200.714285711</text:p>
          </table:table-cell>
          <table:table-cell table:number-columns-repeated="1015"/>
        </table:table-row>
        <table:table-row table:style-name="ro1">
          <table:table-cell table:formula="of:=SUM([day_hosp_csv_all.A296:.B296])" office:value-type="float" office:value="3" calcext:value-type="float">
            <text:p>3</text:p>
          </table:table-cell>
          <table:table-cell table:formula="of:=SUM([day_hosp_csv_all.C296:.F296])" office:value-type="float" office:value="12.285714286" calcext:value-type="float">
            <text:p>12.285714286</text:p>
          </table:table-cell>
          <table:table-cell table:formula="of:=SUM([day_hosp_csv_all.G296:.H296])" office:value-type="float" office:value="14.142857143" calcext:value-type="float">
            <text:p>14.142857143</text:p>
          </table:table-cell>
          <table:table-cell table:formula="of:=SUM([day_hosp_csv_all.I296:.J296])" office:value-type="float" office:value="36.57142857" calcext:value-type="float">
            <text:p>36.57142857</text:p>
          </table:table-cell>
          <table:table-cell table:formula="of:=SUM([day_hosp_csv_all.K296])" office:value-type="float" office:value="23.42857143" calcext:value-type="float">
            <text:p>23.42857143</text:p>
          </table:table-cell>
          <table:table-cell table:formula="of:=[day_hosp_csv_all.L296]" office:value-type="float" office:value="26.28571429" calcext:value-type="float">
            <text:p>26.28571429</text:p>
          </table:table-cell>
          <table:table-cell table:formula="of:=[day_hosp_csv_all.M296]" office:value-type="float" office:value="36.28571429" calcext:value-type="float">
            <text:p>36.28571429</text:p>
          </table:table-cell>
          <table:table-cell table:formula="of:=SUM([day_hosp_csv_all.N296:.Q296])" office:value-type="float" office:value="96.571428569" calcext:value-type="float">
            <text:p>96.571428569</text:p>
          </table:table-cell>
          <table:table-cell table:formula="of:=[day_hosp_csv_all.R296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297:.B297])" office:value-type="float" office:value="3" calcext:value-type="float">
            <text:p>3</text:p>
          </table:table-cell>
          <table:table-cell table:formula="of:=SUM([day_hosp_csv_all.C297:.F297])" office:value-type="float" office:value="12.285714286" calcext:value-type="float">
            <text:p>12.285714286</text:p>
          </table:table-cell>
          <table:table-cell table:formula="of:=SUM([day_hosp_csv_all.G297:.H297])" office:value-type="float" office:value="14.142857143" calcext:value-type="float">
            <text:p>14.142857143</text:p>
          </table:table-cell>
          <table:table-cell table:formula="of:=SUM([day_hosp_csv_all.I297:.J297])" office:value-type="float" office:value="36.57142857" calcext:value-type="float">
            <text:p>36.57142857</text:p>
          </table:table-cell>
          <table:table-cell table:formula="of:=SUM([day_hosp_csv_all.K297])" office:value-type="float" office:value="23.42857143" calcext:value-type="float">
            <text:p>23.42857143</text:p>
          </table:table-cell>
          <table:table-cell table:formula="of:=[day_hosp_csv_all.L297]" office:value-type="float" office:value="26.28571429" calcext:value-type="float">
            <text:p>26.28571429</text:p>
          </table:table-cell>
          <table:table-cell table:formula="of:=[day_hosp_csv_all.M297]" office:value-type="float" office:value="36.28571429" calcext:value-type="float">
            <text:p>36.28571429</text:p>
          </table:table-cell>
          <table:table-cell table:formula="of:=SUM([day_hosp_csv_all.N297:.Q297])" office:value-type="float" office:value="96.571428569" calcext:value-type="float">
            <text:p>96.571428569</text:p>
          </table:table-cell>
          <table:table-cell table:formula="of:=[day_hosp_csv_all.R297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298:.B298])" office:value-type="float" office:value="3" calcext:value-type="float">
            <text:p>3</text:p>
          </table:table-cell>
          <table:table-cell table:formula="of:=SUM([day_hosp_csv_all.C298:.F298])" office:value-type="float" office:value="12.285714286" calcext:value-type="float">
            <text:p>12.285714286</text:p>
          </table:table-cell>
          <table:table-cell table:formula="of:=SUM([day_hosp_csv_all.G298:.H298])" office:value-type="float" office:value="14.142857143" calcext:value-type="float">
            <text:p>14.142857143</text:p>
          </table:table-cell>
          <table:table-cell table:formula="of:=SUM([day_hosp_csv_all.I298:.J298])" office:value-type="float" office:value="36.57142857" calcext:value-type="float">
            <text:p>36.57142857</text:p>
          </table:table-cell>
          <table:table-cell table:formula="of:=SUM([day_hosp_csv_all.K298])" office:value-type="float" office:value="23.42857143" calcext:value-type="float">
            <text:p>23.42857143</text:p>
          </table:table-cell>
          <table:table-cell table:formula="of:=[day_hosp_csv_all.L298]" office:value-type="float" office:value="26.28571429" calcext:value-type="float">
            <text:p>26.28571429</text:p>
          </table:table-cell>
          <table:table-cell table:formula="of:=[day_hosp_csv_all.M298]" office:value-type="float" office:value="36.28571429" calcext:value-type="float">
            <text:p>36.28571429</text:p>
          </table:table-cell>
          <table:table-cell table:formula="of:=SUM([day_hosp_csv_all.N298:.Q298])" office:value-type="float" office:value="96.571428569" calcext:value-type="float">
            <text:p>96.571428569</text:p>
          </table:table-cell>
          <table:table-cell table:formula="of:=[day_hosp_csv_all.R298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299:.B299])" office:value-type="float" office:value="3" calcext:value-type="float">
            <text:p>3</text:p>
          </table:table-cell>
          <table:table-cell table:formula="of:=SUM([day_hosp_csv_all.C299:.F299])" office:value-type="float" office:value="12.285714286" calcext:value-type="float">
            <text:p>12.285714286</text:p>
          </table:table-cell>
          <table:table-cell table:formula="of:=SUM([day_hosp_csv_all.G299:.H299])" office:value-type="float" office:value="14.142857143" calcext:value-type="float">
            <text:p>14.142857143</text:p>
          </table:table-cell>
          <table:table-cell table:formula="of:=SUM([day_hosp_csv_all.I299:.J299])" office:value-type="float" office:value="36.57142857" calcext:value-type="float">
            <text:p>36.57142857</text:p>
          </table:table-cell>
          <table:table-cell table:formula="of:=SUM([day_hosp_csv_all.K299])" office:value-type="float" office:value="23.42857143" calcext:value-type="float">
            <text:p>23.42857143</text:p>
          </table:table-cell>
          <table:table-cell table:formula="of:=[day_hosp_csv_all.L299]" office:value-type="float" office:value="26.28571429" calcext:value-type="float">
            <text:p>26.28571429</text:p>
          </table:table-cell>
          <table:table-cell table:formula="of:=[day_hosp_csv_all.M299]" office:value-type="float" office:value="36.28571429" calcext:value-type="float">
            <text:p>36.28571429</text:p>
          </table:table-cell>
          <table:table-cell table:formula="of:=SUM([day_hosp_csv_all.N299:.Q299])" office:value-type="float" office:value="96.571428569" calcext:value-type="float">
            <text:p>96.571428569</text:p>
          </table:table-cell>
          <table:table-cell table:formula="of:=[day_hosp_csv_all.R299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300:.B300])" office:value-type="float" office:value="3" calcext:value-type="float">
            <text:p>3</text:p>
          </table:table-cell>
          <table:table-cell table:formula="of:=SUM([day_hosp_csv_all.C300:.F300])" office:value-type="float" office:value="12.285714286" calcext:value-type="float">
            <text:p>12.285714286</text:p>
          </table:table-cell>
          <table:table-cell table:formula="of:=SUM([day_hosp_csv_all.G300:.H300])" office:value-type="float" office:value="14.142857143" calcext:value-type="float">
            <text:p>14.142857143</text:p>
          </table:table-cell>
          <table:table-cell table:formula="of:=SUM([day_hosp_csv_all.I300:.J300])" office:value-type="float" office:value="36.57142857" calcext:value-type="float">
            <text:p>36.57142857</text:p>
          </table:table-cell>
          <table:table-cell table:formula="of:=SUM([day_hosp_csv_all.K300])" office:value-type="float" office:value="23.42857143" calcext:value-type="float">
            <text:p>23.42857143</text:p>
          </table:table-cell>
          <table:table-cell table:formula="of:=[day_hosp_csv_all.L300]" office:value-type="float" office:value="26.28571429" calcext:value-type="float">
            <text:p>26.28571429</text:p>
          </table:table-cell>
          <table:table-cell table:formula="of:=[day_hosp_csv_all.M300]" office:value-type="float" office:value="36.28571429" calcext:value-type="float">
            <text:p>36.28571429</text:p>
          </table:table-cell>
          <table:table-cell table:formula="of:=SUM([day_hosp_csv_all.N300:.Q300])" office:value-type="float" office:value="96.571428569" calcext:value-type="float">
            <text:p>96.571428569</text:p>
          </table:table-cell>
          <table:table-cell table:formula="of:=[day_hosp_csv_all.R300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301:.B301])" office:value-type="float" office:value="3" calcext:value-type="float">
            <text:p>3</text:p>
          </table:table-cell>
          <table:table-cell table:formula="of:=SUM([day_hosp_csv_all.C301:.F301])" office:value-type="float" office:value="12.285714286" calcext:value-type="float">
            <text:p>12.285714286</text:p>
          </table:table-cell>
          <table:table-cell table:formula="of:=SUM([day_hosp_csv_all.G301:.H301])" office:value-type="float" office:value="14.142857143" calcext:value-type="float">
            <text:p>14.142857143</text:p>
          </table:table-cell>
          <table:table-cell table:formula="of:=SUM([day_hosp_csv_all.I301:.J301])" office:value-type="float" office:value="36.57142857" calcext:value-type="float">
            <text:p>36.57142857</text:p>
          </table:table-cell>
          <table:table-cell table:formula="of:=SUM([day_hosp_csv_all.K301])" office:value-type="float" office:value="23.42857143" calcext:value-type="float">
            <text:p>23.42857143</text:p>
          </table:table-cell>
          <table:table-cell table:formula="of:=[day_hosp_csv_all.L301]" office:value-type="float" office:value="26.28571429" calcext:value-type="float">
            <text:p>26.28571429</text:p>
          </table:table-cell>
          <table:table-cell table:formula="of:=[day_hosp_csv_all.M301]" office:value-type="float" office:value="36.28571429" calcext:value-type="float">
            <text:p>36.28571429</text:p>
          </table:table-cell>
          <table:table-cell table:formula="of:=SUM([day_hosp_csv_all.N301:.Q301])" office:value-type="float" office:value="96.571428569" calcext:value-type="float">
            <text:p>96.571428569</text:p>
          </table:table-cell>
          <table:table-cell table:formula="of:=[day_hosp_csv_all.R301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>
          <table:table-cell table:formula="of:=SUM([day_hosp_csv_all.A302:.B302])" office:value-type="float" office:value="3" calcext:value-type="float">
            <text:p>3</text:p>
          </table:table-cell>
          <table:table-cell table:formula="of:=SUM([day_hosp_csv_all.C302:.F302])" office:value-type="float" office:value="12.285714286" calcext:value-type="float">
            <text:p>12.285714286</text:p>
          </table:table-cell>
          <table:table-cell table:formula="of:=SUM([day_hosp_csv_all.G302:.H302])" office:value-type="float" office:value="14.142857143" calcext:value-type="float">
            <text:p>14.142857143</text:p>
          </table:table-cell>
          <table:table-cell table:formula="of:=SUM([day_hosp_csv_all.I302:.J302])" office:value-type="float" office:value="36.57142857" calcext:value-type="float">
            <text:p>36.57142857</text:p>
          </table:table-cell>
          <table:table-cell table:formula="of:=SUM([day_hosp_csv_all.K302])" office:value-type="float" office:value="23.42857143" calcext:value-type="float">
            <text:p>23.42857143</text:p>
          </table:table-cell>
          <table:table-cell table:formula="of:=[day_hosp_csv_all.L302]" office:value-type="float" office:value="26.28571429" calcext:value-type="float">
            <text:p>26.28571429</text:p>
          </table:table-cell>
          <table:table-cell table:formula="of:=[day_hosp_csv_all.M302]" office:value-type="float" office:value="36.28571429" calcext:value-type="float">
            <text:p>36.28571429</text:p>
          </table:table-cell>
          <table:table-cell table:formula="of:=SUM([day_hosp_csv_all.N302:.Q302])" office:value-type="float" office:value="96.571428569" calcext:value-type="float">
            <text:p>96.571428569</text:p>
          </table:table-cell>
          <table:table-cell table:formula="of:=[day_hosp_csv_all.R302]" office:value-type="float" office:value="248.571428578" calcext:value-type="float">
            <text:p>248.571428578</text:p>
          </table:table-cell>
          <table:table-cell table:number-columns-repeated="1015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lasse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0-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 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-80</text:p>
          </table:table-cell>
          <table:table-cell office:value-type="string" calcext:value-type="string">
            <text:p>80-inf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formula="of:=SUM([day_hosp_csv_all.A2:.B2])" office:value-type="float" office:value="0" calcext:value-type="float">
            <text:p>0</text:p>
          </table:table-cell>
          <table:table-cell table:formula="of:=SUM([day_hosp_csv_all.C2:.D2])" office:value-type="float" office:value="0" calcext:value-type="float">
            <text:p>0</text:p>
          </table:table-cell>
          <table:table-cell table:formula="of:=SUM([day_hosp_csv_all.E2:.F2])" office:value-type="float" office:value="0.285714286" calcext:value-type="float">
            <text:p>0.285714286</text:p>
          </table:table-cell>
          <table:table-cell table:formula="of:=SUM([day_hosp_csv_all.G2:.H2])" office:value-type="float" office:value="0.142857143" calcext:value-type="float">
            <text:p>0.142857143</text:p>
          </table:table-cell>
          <table:table-cell table:formula="of:=SUM([day_hosp_csv_all.I2:.J2])" office:value-type="float" office:value="0.428571429" calcext:value-type="float">
            <text:p>0.428571429</text:p>
          </table:table-cell>
          <table:table-cell table:formula="of:=SUM([day_hosp_csv_all.K2])" office:value-type="float" office:value="0.285714286" calcext:value-type="float">
            <text:p>0.285714286</text:p>
          </table:table-cell>
          <table:table-cell table:formula="of:=SUM([day_hosp_csv_all.L2])" office:value-type="float" office:value="0.142857143" calcext:value-type="float">
            <text:p>0.142857143</text:p>
          </table:table-cell>
          <table:table-cell table:formula="of:=SUM([day_hosp_csv_all.M2])" office:value-type="float" office:value="0.142857143" calcext:value-type="float">
            <text:p>0.142857143</text:p>
          </table:table-cell>
          <table:table-cell table:formula="of:=SUM([day_hosp_csv_all.N2])" office:value-type="float" office:value="0.428571429" calcext:value-type="float">
            <text:p>0.428571429</text:p>
          </table:table-cell>
          <table:table-cell table:formula="of:=SUM([day_hosp_csv_all.O2:.Q2])" office:value-type="float" office:value="0.571428572" calcext:value-type="float">
            <text:p>0.571428572</text:p>
          </table:table-cell>
          <table:table-cell table:formula="of:=[day_hosp_csv_all.R2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3:.B3])" office:value-type="float" office:value="0" calcext:value-type="float">
            <text:p>0</text:p>
          </table:table-cell>
          <table:table-cell table:formula="of:=SUM([day_hosp_csv_all.C3:.D3])" office:value-type="float" office:value="0" calcext:value-type="float">
            <text:p>0</text:p>
          </table:table-cell>
          <table:table-cell table:formula="of:=SUM([day_hosp_csv_all.E3:.F3])" office:value-type="float" office:value="0.285714286" calcext:value-type="float">
            <text:p>0.285714286</text:p>
          </table:table-cell>
          <table:table-cell table:formula="of:=SUM([day_hosp_csv_all.G3:.H3])" office:value-type="float" office:value="0.142857143" calcext:value-type="float">
            <text:p>0.142857143</text:p>
          </table:table-cell>
          <table:table-cell table:formula="of:=SUM([day_hosp_csv_all.I3:.J3])" office:value-type="float" office:value="0.428571429" calcext:value-type="float">
            <text:p>0.428571429</text:p>
          </table:table-cell>
          <table:table-cell table:formula="of:=SUM([day_hosp_csv_all.K3])" office:value-type="float" office:value="0.285714286" calcext:value-type="float">
            <text:p>0.285714286</text:p>
          </table:table-cell>
          <table:table-cell table:formula="of:=SUM([day_hosp_csv_all.L3])" office:value-type="float" office:value="0.142857143" calcext:value-type="float">
            <text:p>0.142857143</text:p>
          </table:table-cell>
          <table:table-cell table:formula="of:=SUM([day_hosp_csv_all.M3])" office:value-type="float" office:value="0.142857143" calcext:value-type="float">
            <text:p>0.142857143</text:p>
          </table:table-cell>
          <table:table-cell table:formula="of:=SUM([day_hosp_csv_all.N3])" office:value-type="float" office:value="0.428571429" calcext:value-type="float">
            <text:p>0.428571429</text:p>
          </table:table-cell>
          <table:table-cell table:formula="of:=SUM([day_hosp_csv_all.O3:.Q3])" office:value-type="float" office:value="0.571428572" calcext:value-type="float">
            <text:p>0.571428572</text:p>
          </table:table-cell>
          <table:table-cell table:formula="of:=[day_hosp_csv_all.R3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4:.B4])" office:value-type="float" office:value="0" calcext:value-type="float">
            <text:p>0</text:p>
          </table:table-cell>
          <table:table-cell table:formula="of:=SUM([day_hosp_csv_all.C4:.D4])" office:value-type="float" office:value="0" calcext:value-type="float">
            <text:p>0</text:p>
          </table:table-cell>
          <table:table-cell table:formula="of:=SUM([day_hosp_csv_all.E4:.F4])" office:value-type="float" office:value="0.285714286" calcext:value-type="float">
            <text:p>0.285714286</text:p>
          </table:table-cell>
          <table:table-cell table:formula="of:=SUM([day_hosp_csv_all.G4:.H4])" office:value-type="float" office:value="0.142857143" calcext:value-type="float">
            <text:p>0.142857143</text:p>
          </table:table-cell>
          <table:table-cell table:formula="of:=SUM([day_hosp_csv_all.I4:.J4])" office:value-type="float" office:value="0.428571429" calcext:value-type="float">
            <text:p>0.428571429</text:p>
          </table:table-cell>
          <table:table-cell table:formula="of:=SUM([day_hosp_csv_all.K4])" office:value-type="float" office:value="0.285714286" calcext:value-type="float">
            <text:p>0.285714286</text:p>
          </table:table-cell>
          <table:table-cell table:formula="of:=SUM([day_hosp_csv_all.L4])" office:value-type="float" office:value="0.142857143" calcext:value-type="float">
            <text:p>0.142857143</text:p>
          </table:table-cell>
          <table:table-cell table:formula="of:=SUM([day_hosp_csv_all.M4])" office:value-type="float" office:value="0.142857143" calcext:value-type="float">
            <text:p>0.142857143</text:p>
          </table:table-cell>
          <table:table-cell table:formula="of:=SUM([day_hosp_csv_all.N4])" office:value-type="float" office:value="0.428571429" calcext:value-type="float">
            <text:p>0.428571429</text:p>
          </table:table-cell>
          <table:table-cell table:formula="of:=SUM([day_hosp_csv_all.O4:.Q4])" office:value-type="float" office:value="0.571428572" calcext:value-type="float">
            <text:p>0.571428572</text:p>
          </table:table-cell>
          <table:table-cell table:formula="of:=[day_hosp_csv_all.R4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5:.B5])" office:value-type="float" office:value="0" calcext:value-type="float">
            <text:p>0</text:p>
          </table:table-cell>
          <table:table-cell table:formula="of:=SUM([day_hosp_csv_all.C5:.D5])" office:value-type="float" office:value="0" calcext:value-type="float">
            <text:p>0</text:p>
          </table:table-cell>
          <table:table-cell table:formula="of:=SUM([day_hosp_csv_all.E5:.F5])" office:value-type="float" office:value="0.285714286" calcext:value-type="float">
            <text:p>0.285714286</text:p>
          </table:table-cell>
          <table:table-cell table:formula="of:=SUM([day_hosp_csv_all.G5:.H5])" office:value-type="float" office:value="0.142857143" calcext:value-type="float">
            <text:p>0.142857143</text:p>
          </table:table-cell>
          <table:table-cell table:formula="of:=SUM([day_hosp_csv_all.I5:.J5])" office:value-type="float" office:value="0.428571429" calcext:value-type="float">
            <text:p>0.428571429</text:p>
          </table:table-cell>
          <table:table-cell table:formula="of:=SUM([day_hosp_csv_all.K5])" office:value-type="float" office:value="0.285714286" calcext:value-type="float">
            <text:p>0.285714286</text:p>
          </table:table-cell>
          <table:table-cell table:formula="of:=SUM([day_hosp_csv_all.L5])" office:value-type="float" office:value="0.142857143" calcext:value-type="float">
            <text:p>0.142857143</text:p>
          </table:table-cell>
          <table:table-cell table:formula="of:=SUM([day_hosp_csv_all.M5])" office:value-type="float" office:value="0.142857143" calcext:value-type="float">
            <text:p>0.142857143</text:p>
          </table:table-cell>
          <table:table-cell table:formula="of:=SUM([day_hosp_csv_all.N5])" office:value-type="float" office:value="0.428571429" calcext:value-type="float">
            <text:p>0.428571429</text:p>
          </table:table-cell>
          <table:table-cell table:formula="of:=SUM([day_hosp_csv_all.O5:.Q5])" office:value-type="float" office:value="0.571428572" calcext:value-type="float">
            <text:p>0.571428572</text:p>
          </table:table-cell>
          <table:table-cell table:formula="of:=[day_hosp_csv_all.R5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6:.B6])" office:value-type="float" office:value="0" calcext:value-type="float">
            <text:p>0</text:p>
          </table:table-cell>
          <table:table-cell table:formula="of:=SUM([day_hosp_csv_all.C6:.D6])" office:value-type="float" office:value="0" calcext:value-type="float">
            <text:p>0</text:p>
          </table:table-cell>
          <table:table-cell table:formula="of:=SUM([day_hosp_csv_all.E6:.F6])" office:value-type="float" office:value="0.285714286" calcext:value-type="float">
            <text:p>0.285714286</text:p>
          </table:table-cell>
          <table:table-cell table:formula="of:=SUM([day_hosp_csv_all.G6:.H6])" office:value-type="float" office:value="0.142857143" calcext:value-type="float">
            <text:p>0.142857143</text:p>
          </table:table-cell>
          <table:table-cell table:formula="of:=SUM([day_hosp_csv_all.I6:.J6])" office:value-type="float" office:value="0.428571429" calcext:value-type="float">
            <text:p>0.428571429</text:p>
          </table:table-cell>
          <table:table-cell table:formula="of:=SUM([day_hosp_csv_all.K6])" office:value-type="float" office:value="0.285714286" calcext:value-type="float">
            <text:p>0.285714286</text:p>
          </table:table-cell>
          <table:table-cell table:formula="of:=SUM([day_hosp_csv_all.L6])" office:value-type="float" office:value="0.142857143" calcext:value-type="float">
            <text:p>0.142857143</text:p>
          </table:table-cell>
          <table:table-cell table:formula="of:=SUM([day_hosp_csv_all.M6])" office:value-type="float" office:value="0.142857143" calcext:value-type="float">
            <text:p>0.142857143</text:p>
          </table:table-cell>
          <table:table-cell table:formula="of:=SUM([day_hosp_csv_all.N6])" office:value-type="float" office:value="0.428571429" calcext:value-type="float">
            <text:p>0.428571429</text:p>
          </table:table-cell>
          <table:table-cell table:formula="of:=SUM([day_hosp_csv_all.O6:.Q6])" office:value-type="float" office:value="0.571428572" calcext:value-type="float">
            <text:p>0.571428572</text:p>
          </table:table-cell>
          <table:table-cell table:formula="of:=[day_hosp_csv_all.R6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7:.B7])" office:value-type="float" office:value="0" calcext:value-type="float">
            <text:p>0</text:p>
          </table:table-cell>
          <table:table-cell table:formula="of:=SUM([day_hosp_csv_all.C7:.D7])" office:value-type="float" office:value="0" calcext:value-type="float">
            <text:p>0</text:p>
          </table:table-cell>
          <table:table-cell table:formula="of:=SUM([day_hosp_csv_all.E7:.F7])" office:value-type="float" office:value="0.285714286" calcext:value-type="float">
            <text:p>0.285714286</text:p>
          </table:table-cell>
          <table:table-cell table:formula="of:=SUM([day_hosp_csv_all.G7:.H7])" office:value-type="float" office:value="0.142857143" calcext:value-type="float">
            <text:p>0.142857143</text:p>
          </table:table-cell>
          <table:table-cell table:formula="of:=SUM([day_hosp_csv_all.I7:.J7])" office:value-type="float" office:value="0.428571429" calcext:value-type="float">
            <text:p>0.428571429</text:p>
          </table:table-cell>
          <table:table-cell table:formula="of:=SUM([day_hosp_csv_all.K7])" office:value-type="float" office:value="0.285714286" calcext:value-type="float">
            <text:p>0.285714286</text:p>
          </table:table-cell>
          <table:table-cell table:formula="of:=SUM([day_hosp_csv_all.L7])" office:value-type="float" office:value="0.142857143" calcext:value-type="float">
            <text:p>0.142857143</text:p>
          </table:table-cell>
          <table:table-cell table:formula="of:=SUM([day_hosp_csv_all.M7])" office:value-type="float" office:value="0.142857143" calcext:value-type="float">
            <text:p>0.142857143</text:p>
          </table:table-cell>
          <table:table-cell table:formula="of:=SUM([day_hosp_csv_all.N7])" office:value-type="float" office:value="0.428571429" calcext:value-type="float">
            <text:p>0.428571429</text:p>
          </table:table-cell>
          <table:table-cell table:formula="of:=SUM([day_hosp_csv_all.O7:.Q7])" office:value-type="float" office:value="0.571428572" calcext:value-type="float">
            <text:p>0.571428572</text:p>
          </table:table-cell>
          <table:table-cell table:formula="of:=[day_hosp_csv_all.R7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8:.B8])" office:value-type="float" office:value="0" calcext:value-type="float">
            <text:p>0</text:p>
          </table:table-cell>
          <table:table-cell table:formula="of:=SUM([day_hosp_csv_all.C8:.D8])" office:value-type="float" office:value="0" calcext:value-type="float">
            <text:p>0</text:p>
          </table:table-cell>
          <table:table-cell table:formula="of:=SUM([day_hosp_csv_all.E8:.F8])" office:value-type="float" office:value="0.285714286" calcext:value-type="float">
            <text:p>0.285714286</text:p>
          </table:table-cell>
          <table:table-cell table:formula="of:=SUM([day_hosp_csv_all.G8:.H8])" office:value-type="float" office:value="0.142857143" calcext:value-type="float">
            <text:p>0.142857143</text:p>
          </table:table-cell>
          <table:table-cell table:formula="of:=SUM([day_hosp_csv_all.I8:.J8])" office:value-type="float" office:value="0.428571429" calcext:value-type="float">
            <text:p>0.428571429</text:p>
          </table:table-cell>
          <table:table-cell table:formula="of:=SUM([day_hosp_csv_all.K8])" office:value-type="float" office:value="0.285714286" calcext:value-type="float">
            <text:p>0.285714286</text:p>
          </table:table-cell>
          <table:table-cell table:formula="of:=SUM([day_hosp_csv_all.L8])" office:value-type="float" office:value="0.142857143" calcext:value-type="float">
            <text:p>0.142857143</text:p>
          </table:table-cell>
          <table:table-cell table:formula="of:=SUM([day_hosp_csv_all.M8])" office:value-type="float" office:value="0.142857143" calcext:value-type="float">
            <text:p>0.142857143</text:p>
          </table:table-cell>
          <table:table-cell table:formula="of:=SUM([day_hosp_csv_all.N8])" office:value-type="float" office:value="0.428571429" calcext:value-type="float">
            <text:p>0.428571429</text:p>
          </table:table-cell>
          <table:table-cell table:formula="of:=SUM([day_hosp_csv_all.O8:.Q8])" office:value-type="float" office:value="0.571428572" calcext:value-type="float">
            <text:p>0.571428572</text:p>
          </table:table-cell>
          <table:table-cell table:formula="of:=[day_hosp_csv_all.R8]" office:value-type="float" office:value="2.428571431" calcext:value-type="float">
            <text:p>2.428571431</text:p>
          </table:table-cell>
          <table:table-cell table:number-columns-repeated="1013"/>
        </table:table-row>
        <table:table-row table:style-name="ro1">
          <table:table-cell table:formula="of:=SUM([day_hosp_csv_all.A9:.B9])" office:value-type="float" office:value="0" calcext:value-type="float">
            <text:p>0</text:p>
          </table:table-cell>
          <table:table-cell table:formula="of:=SUM([day_hosp_csv_all.C9:.D9])" office:value-type="float" office:value="0" calcext:value-type="float">
            <text:p>0</text:p>
          </table:table-cell>
          <table:table-cell table:formula="of:=SUM([day_hosp_csv_all.E9:.F9])" office:value-type="float" office:value="0.142857143" calcext:value-type="float">
            <text:p>0.142857143</text:p>
          </table:table-cell>
          <table:table-cell table:formula="of:=SUM([day_hosp_csv_all.G9:.H9])" office:value-type="float" office:value="0.857142857" calcext:value-type="float">
            <text:p>0.857142857</text:p>
          </table:table-cell>
          <table:table-cell table:formula="of:=SUM([day_hosp_csv_all.I9:.J9])" office:value-type="float" office:value="1.285714286" calcext:value-type="float">
            <text:p>1.285714286</text:p>
          </table:table-cell>
          <table:table-cell table:formula="of:=SUM([day_hosp_csv_all.K9])" office:value-type="float" office:value="1.285714286" calcext:value-type="float">
            <text:p>1.285714286</text:p>
          </table:table-cell>
          <table:table-cell table:formula="of:=SUM([day_hosp_csv_all.L9])" office:value-type="float" office:value="2" calcext:value-type="float">
            <text:p>2</text:p>
          </table:table-cell>
          <table:table-cell table:formula="of:=SUM([day_hosp_csv_all.M9])" office:value-type="float" office:value="1.857142857" calcext:value-type="float">
            <text:p>1.857142857</text:p>
          </table:table-cell>
          <table:table-cell table:formula="of:=SUM([day_hosp_csv_all.N9])" office:value-type="float" office:value="2.142857143" calcext:value-type="float">
            <text:p>2.142857143</text:p>
          </table:table-cell>
          <table:table-cell table:formula="of:=SUM([day_hosp_csv_all.O9:.Q9])" office:value-type="float" office:value="4.000000001" calcext:value-type="float">
            <text:p>4.000000001</text:p>
          </table:table-cell>
          <table:table-cell table:formula="of:=[day_hosp_csv_all.R9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0:.B10])" office:value-type="float" office:value="0" calcext:value-type="float">
            <text:p>0</text:p>
          </table:table-cell>
          <table:table-cell table:formula="of:=SUM([day_hosp_csv_all.C10:.D10])" office:value-type="float" office:value="0" calcext:value-type="float">
            <text:p>0</text:p>
          </table:table-cell>
          <table:table-cell table:formula="of:=SUM([day_hosp_csv_all.E10:.F10])" office:value-type="float" office:value="0.142857143" calcext:value-type="float">
            <text:p>0.142857143</text:p>
          </table:table-cell>
          <table:table-cell table:formula="of:=SUM([day_hosp_csv_all.G10:.H10])" office:value-type="float" office:value="0.857142857" calcext:value-type="float">
            <text:p>0.857142857</text:p>
          </table:table-cell>
          <table:table-cell table:formula="of:=SUM([day_hosp_csv_all.I10:.J10])" office:value-type="float" office:value="1.285714286" calcext:value-type="float">
            <text:p>1.285714286</text:p>
          </table:table-cell>
          <table:table-cell table:formula="of:=SUM([day_hosp_csv_all.K10])" office:value-type="float" office:value="1.285714286" calcext:value-type="float">
            <text:p>1.285714286</text:p>
          </table:table-cell>
          <table:table-cell table:formula="of:=SUM([day_hosp_csv_all.L10])" office:value-type="float" office:value="2" calcext:value-type="float">
            <text:p>2</text:p>
          </table:table-cell>
          <table:table-cell table:formula="of:=SUM([day_hosp_csv_all.M10])" office:value-type="float" office:value="1.857142857" calcext:value-type="float">
            <text:p>1.857142857</text:p>
          </table:table-cell>
          <table:table-cell table:formula="of:=SUM([day_hosp_csv_all.N10])" office:value-type="float" office:value="2.142857143" calcext:value-type="float">
            <text:p>2.142857143</text:p>
          </table:table-cell>
          <table:table-cell table:formula="of:=SUM([day_hosp_csv_all.O10:.Q10])" office:value-type="float" office:value="4.000000001" calcext:value-type="float">
            <text:p>4.000000001</text:p>
          </table:table-cell>
          <table:table-cell table:formula="of:=[day_hosp_csv_all.R10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1:.B11])" office:value-type="float" office:value="0" calcext:value-type="float">
            <text:p>0</text:p>
          </table:table-cell>
          <table:table-cell table:formula="of:=SUM([day_hosp_csv_all.C11:.D11])" office:value-type="float" office:value="0" calcext:value-type="float">
            <text:p>0</text:p>
          </table:table-cell>
          <table:table-cell table:formula="of:=SUM([day_hosp_csv_all.E11:.F11])" office:value-type="float" office:value="0.142857143" calcext:value-type="float">
            <text:p>0.142857143</text:p>
          </table:table-cell>
          <table:table-cell table:formula="of:=SUM([day_hosp_csv_all.G11:.H11])" office:value-type="float" office:value="0.857142857" calcext:value-type="float">
            <text:p>0.857142857</text:p>
          </table:table-cell>
          <table:table-cell table:formula="of:=SUM([day_hosp_csv_all.I11:.J11])" office:value-type="float" office:value="1.285714286" calcext:value-type="float">
            <text:p>1.285714286</text:p>
          </table:table-cell>
          <table:table-cell table:formula="of:=SUM([day_hosp_csv_all.K11])" office:value-type="float" office:value="1.285714286" calcext:value-type="float">
            <text:p>1.285714286</text:p>
          </table:table-cell>
          <table:table-cell table:formula="of:=SUM([day_hosp_csv_all.L11])" office:value-type="float" office:value="2" calcext:value-type="float">
            <text:p>2</text:p>
          </table:table-cell>
          <table:table-cell table:formula="of:=SUM([day_hosp_csv_all.M11])" office:value-type="float" office:value="1.857142857" calcext:value-type="float">
            <text:p>1.857142857</text:p>
          </table:table-cell>
          <table:table-cell table:formula="of:=SUM([day_hosp_csv_all.N11])" office:value-type="float" office:value="2.142857143" calcext:value-type="float">
            <text:p>2.142857143</text:p>
          </table:table-cell>
          <table:table-cell table:formula="of:=SUM([day_hosp_csv_all.O11:.Q11])" office:value-type="float" office:value="4.000000001" calcext:value-type="float">
            <text:p>4.000000001</text:p>
          </table:table-cell>
          <table:table-cell table:formula="of:=[day_hosp_csv_all.R11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2:.B12])" office:value-type="float" office:value="0" calcext:value-type="float">
            <text:p>0</text:p>
          </table:table-cell>
          <table:table-cell table:formula="of:=SUM([day_hosp_csv_all.C12:.D12])" office:value-type="float" office:value="0" calcext:value-type="float">
            <text:p>0</text:p>
          </table:table-cell>
          <table:table-cell table:formula="of:=SUM([day_hosp_csv_all.E12:.F12])" office:value-type="float" office:value="0.142857143" calcext:value-type="float">
            <text:p>0.142857143</text:p>
          </table:table-cell>
          <table:table-cell table:formula="of:=SUM([day_hosp_csv_all.G12:.H12])" office:value-type="float" office:value="0.857142857" calcext:value-type="float">
            <text:p>0.857142857</text:p>
          </table:table-cell>
          <table:table-cell table:formula="of:=SUM([day_hosp_csv_all.I12:.J12])" office:value-type="float" office:value="1.285714286" calcext:value-type="float">
            <text:p>1.285714286</text:p>
          </table:table-cell>
          <table:table-cell table:formula="of:=SUM([day_hosp_csv_all.K12])" office:value-type="float" office:value="1.285714286" calcext:value-type="float">
            <text:p>1.285714286</text:p>
          </table:table-cell>
          <table:table-cell table:formula="of:=SUM([day_hosp_csv_all.L12])" office:value-type="float" office:value="2" calcext:value-type="float">
            <text:p>2</text:p>
          </table:table-cell>
          <table:table-cell table:formula="of:=SUM([day_hosp_csv_all.M12])" office:value-type="float" office:value="1.857142857" calcext:value-type="float">
            <text:p>1.857142857</text:p>
          </table:table-cell>
          <table:table-cell table:formula="of:=SUM([day_hosp_csv_all.N12])" office:value-type="float" office:value="2.142857143" calcext:value-type="float">
            <text:p>2.142857143</text:p>
          </table:table-cell>
          <table:table-cell table:formula="of:=SUM([day_hosp_csv_all.O12:.Q12])" office:value-type="float" office:value="4.000000001" calcext:value-type="float">
            <text:p>4.000000001</text:p>
          </table:table-cell>
          <table:table-cell table:formula="of:=[day_hosp_csv_all.R12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3:.B13])" office:value-type="float" office:value="0" calcext:value-type="float">
            <text:p>0</text:p>
          </table:table-cell>
          <table:table-cell table:formula="of:=SUM([day_hosp_csv_all.C13:.D13])" office:value-type="float" office:value="0" calcext:value-type="float">
            <text:p>0</text:p>
          </table:table-cell>
          <table:table-cell table:formula="of:=SUM([day_hosp_csv_all.E13:.F13])" office:value-type="float" office:value="0.142857143" calcext:value-type="float">
            <text:p>0.142857143</text:p>
          </table:table-cell>
          <table:table-cell table:formula="of:=SUM([day_hosp_csv_all.G13:.H13])" office:value-type="float" office:value="0.857142857" calcext:value-type="float">
            <text:p>0.857142857</text:p>
          </table:table-cell>
          <table:table-cell table:formula="of:=SUM([day_hosp_csv_all.I13:.J13])" office:value-type="float" office:value="1.285714286" calcext:value-type="float">
            <text:p>1.285714286</text:p>
          </table:table-cell>
          <table:table-cell table:formula="of:=SUM([day_hosp_csv_all.K13])" office:value-type="float" office:value="1.285714286" calcext:value-type="float">
            <text:p>1.285714286</text:p>
          </table:table-cell>
          <table:table-cell table:formula="of:=SUM([day_hosp_csv_all.L13])" office:value-type="float" office:value="2" calcext:value-type="float">
            <text:p>2</text:p>
          </table:table-cell>
          <table:table-cell table:formula="of:=SUM([day_hosp_csv_all.M13])" office:value-type="float" office:value="1.857142857" calcext:value-type="float">
            <text:p>1.857142857</text:p>
          </table:table-cell>
          <table:table-cell table:formula="of:=SUM([day_hosp_csv_all.N13])" office:value-type="float" office:value="2.142857143" calcext:value-type="float">
            <text:p>2.142857143</text:p>
          </table:table-cell>
          <table:table-cell table:formula="of:=SUM([day_hosp_csv_all.O13:.Q13])" office:value-type="float" office:value="4.000000001" calcext:value-type="float">
            <text:p>4.000000001</text:p>
          </table:table-cell>
          <table:table-cell table:formula="of:=[day_hosp_csv_all.R13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4:.B14])" office:value-type="float" office:value="0" calcext:value-type="float">
            <text:p>0</text:p>
          </table:table-cell>
          <table:table-cell table:formula="of:=SUM([day_hosp_csv_all.C14:.D14])" office:value-type="float" office:value="0" calcext:value-type="float">
            <text:p>0</text:p>
          </table:table-cell>
          <table:table-cell table:formula="of:=SUM([day_hosp_csv_all.E14:.F14])" office:value-type="float" office:value="0.142857143" calcext:value-type="float">
            <text:p>0.142857143</text:p>
          </table:table-cell>
          <table:table-cell table:formula="of:=SUM([day_hosp_csv_all.G14:.H14])" office:value-type="float" office:value="0.857142857" calcext:value-type="float">
            <text:p>0.857142857</text:p>
          </table:table-cell>
          <table:table-cell table:formula="of:=SUM([day_hosp_csv_all.I14:.J14])" office:value-type="float" office:value="1.285714286" calcext:value-type="float">
            <text:p>1.285714286</text:p>
          </table:table-cell>
          <table:table-cell table:formula="of:=SUM([day_hosp_csv_all.K14])" office:value-type="float" office:value="1.285714286" calcext:value-type="float">
            <text:p>1.285714286</text:p>
          </table:table-cell>
          <table:table-cell table:formula="of:=SUM([day_hosp_csv_all.L14])" office:value-type="float" office:value="2" calcext:value-type="float">
            <text:p>2</text:p>
          </table:table-cell>
          <table:table-cell table:formula="of:=SUM([day_hosp_csv_all.M14])" office:value-type="float" office:value="1.857142857" calcext:value-type="float">
            <text:p>1.857142857</text:p>
          </table:table-cell>
          <table:table-cell table:formula="of:=SUM([day_hosp_csv_all.N14])" office:value-type="float" office:value="2.142857143" calcext:value-type="float">
            <text:p>2.142857143</text:p>
          </table:table-cell>
          <table:table-cell table:formula="of:=SUM([day_hosp_csv_all.O14:.Q14])" office:value-type="float" office:value="4.000000001" calcext:value-type="float">
            <text:p>4.000000001</text:p>
          </table:table-cell>
          <table:table-cell table:formula="of:=[day_hosp_csv_all.R14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5:.B15])" office:value-type="float" office:value="0" calcext:value-type="float">
            <text:p>0</text:p>
          </table:table-cell>
          <table:table-cell table:formula="of:=SUM([day_hosp_csv_all.C15:.D15])" office:value-type="float" office:value="0" calcext:value-type="float">
            <text:p>0</text:p>
          </table:table-cell>
          <table:table-cell table:formula="of:=SUM([day_hosp_csv_all.E15:.F15])" office:value-type="float" office:value="0.142857143" calcext:value-type="float">
            <text:p>0.142857143</text:p>
          </table:table-cell>
          <table:table-cell table:formula="of:=SUM([day_hosp_csv_all.G15:.H15])" office:value-type="float" office:value="0.857142857" calcext:value-type="float">
            <text:p>0.857142857</text:p>
          </table:table-cell>
          <table:table-cell table:formula="of:=SUM([day_hosp_csv_all.I15:.J15])" office:value-type="float" office:value="1.285714286" calcext:value-type="float">
            <text:p>1.285714286</text:p>
          </table:table-cell>
          <table:table-cell table:formula="of:=SUM([day_hosp_csv_all.K15])" office:value-type="float" office:value="1.285714286" calcext:value-type="float">
            <text:p>1.285714286</text:p>
          </table:table-cell>
          <table:table-cell table:formula="of:=SUM([day_hosp_csv_all.L15])" office:value-type="float" office:value="2" calcext:value-type="float">
            <text:p>2</text:p>
          </table:table-cell>
          <table:table-cell table:formula="of:=SUM([day_hosp_csv_all.M15])" office:value-type="float" office:value="1.857142857" calcext:value-type="float">
            <text:p>1.857142857</text:p>
          </table:table-cell>
          <table:table-cell table:formula="of:=SUM([day_hosp_csv_all.N15])" office:value-type="float" office:value="2.142857143" calcext:value-type="float">
            <text:p>2.142857143</text:p>
          </table:table-cell>
          <table:table-cell table:formula="of:=SUM([day_hosp_csv_all.O15:.Q15])" office:value-type="float" office:value="4.000000001" calcext:value-type="float">
            <text:p>4.000000001</text:p>
          </table:table-cell>
          <table:table-cell table:formula="of:=[day_hosp_csv_all.R15]" office:value-type="float" office:value="13.571428573" calcext:value-type="float">
            <text:p>13.571428573</text:p>
          </table:table-cell>
          <table:table-cell table:number-columns-repeated="1013"/>
        </table:table-row>
        <table:table-row table:style-name="ro1">
          <table:table-cell table:formula="of:=SUM([day_hosp_csv_all.A16:.B16])" office:value-type="float" office:value="6.098591549" calcext:value-type="float">
            <text:p>6.098591549</text:p>
          </table:table-cell>
          <table:table-cell table:formula="of:=SUM([day_hosp_csv_all.C16:.D16])" office:value-type="float" office:value="5.082159625" calcext:value-type="float">
            <text:p>5.082159625</text:p>
          </table:table-cell>
          <table:table-cell table:formula="of:=SUM([day_hosp_csv_all.E16:.F16])" office:value-type="float" office:value="6.098591549" calcext:value-type="float">
            <text:p>6.098591549</text:p>
          </table:table-cell>
          <table:table-cell table:formula="of:=SUM([day_hosp_csv_all.G16:.H16])" office:value-type="float" office:value="23.377934269" calcext:value-type="float">
            <text:p>23.377934269</text:p>
          </table:table-cell>
          <table:table-cell table:formula="of:=SUM([day_hosp_csv_all.I16:.J16])" office:value-type="float" office:value="59.96948357" calcext:value-type="float">
            <text:p>59.96948357</text:p>
          </table:table-cell>
          <table:table-cell table:formula="of:=SUM([day_hosp_csv_all.K16])" office:value-type="float" office:value="30.49295775" calcext:value-type="float">
            <text:p>30.49295775</text:p>
          </table:table-cell>
          <table:table-cell table:formula="of:=SUM([day_hosp_csv_all.L16])" office:value-type="float" office:value="53.87089202" calcext:value-type="float">
            <text:p>53.87089202</text:p>
          </table:table-cell>
          <table:table-cell table:formula="of:=SUM([day_hosp_csv_all.M16])" office:value-type="float" office:value="58.95305164" calcext:value-type="float">
            <text:p>58.95305164</text:p>
          </table:table-cell>
          <table:table-cell table:formula="of:=SUM([day_hosp_csv_all.N16])" office:value-type="float" office:value="65.05164319" calcext:value-type="float">
            <text:p>65.05164319</text:p>
          </table:table-cell>
          <table:table-cell table:formula="of:=SUM([day_hosp_csv_all.O16:.Q16])" office:value-type="float" office:value="124.00469484" calcext:value-type="float">
            <text:p>124.00469484</text:p>
          </table:table-cell>
          <table:table-cell table:formula="of:=[day_hosp_csv_all.R16]" office:value-type="float" office:value="433.000000002" calcext:value-type="float">
            <text:p>433.000000002</text:p>
          </table:table-cell>
          <table:table-cell table:number-columns-repeated="1013"/>
        </table:table-row>
        <table:table-row table:style-name="ro1">
          <table:table-cell table:formula="of:=SUM([day_hosp_csv_all.A17:.B17])" office:value-type="float" office:value="0.871227364" calcext:value-type="float">
            <text:p>0.871227364</text:p>
          </table:table-cell>
          <table:table-cell table:formula="of:=SUM([day_hosp_csv_all.C17:.D17])" office:value-type="float" office:value="0.726022804" calcext:value-type="float">
            <text:p>0.726022804</text:p>
          </table:table-cell>
          <table:table-cell table:formula="of:=SUM([day_hosp_csv_all.E17:.F17])" office:value-type="float" office:value="0.871227364" calcext:value-type="float">
            <text:p>0.871227364</text:p>
          </table:table-cell>
          <table:table-cell table:formula="of:=SUM([day_hosp_csv_all.G17:.H17])" office:value-type="float" office:value="3.339704896" calcext:value-type="float">
            <text:p>3.339704896</text:p>
          </table:table-cell>
          <table:table-cell table:formula="of:=SUM([day_hosp_csv_all.I17:.J17])" office:value-type="float" office:value="8.567069081" calcext:value-type="float">
            <text:p>8.567069081</text:p>
          </table:table-cell>
          <table:table-cell table:formula="of:=SUM([day_hosp_csv_all.K17])" office:value-type="float" office:value="4.356136821" calcext:value-type="float">
            <text:p>4.356136821</text:p>
          </table:table-cell>
          <table:table-cell table:formula="of:=SUM([day_hosp_csv_all.L17])" office:value-type="float" office:value="7.695841717" calcext:value-type="float">
            <text:p>7.695841717</text:p>
          </table:table-cell>
          <table:table-cell table:formula="of:=SUM([day_hosp_csv_all.M17])" office:value-type="float" office:value="8.42186452" calcext:value-type="float">
            <text:p>8.42186452</text:p>
          </table:table-cell>
          <table:table-cell table:formula="of:=SUM([day_hosp_csv_all.N17])" office:value-type="float" office:value="9.293091885" calcext:value-type="float">
            <text:p>9.293091885</text:p>
          </table:table-cell>
          <table:table-cell table:formula="of:=SUM([day_hosp_csv_all.O17:.Q17])" office:value-type="float" office:value="17.714956406" calcext:value-type="float">
            <text:p>17.714956406</text:p>
          </table:table-cell>
          <table:table-cell table:formula="of:=[day_hosp_csv_all.R17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18:.B18])" office:value-type="float" office:value="0.871227364" calcext:value-type="float">
            <text:p>0.871227364</text:p>
          </table:table-cell>
          <table:table-cell table:formula="of:=SUM([day_hosp_csv_all.C18:.D18])" office:value-type="float" office:value="0.726022804" calcext:value-type="float">
            <text:p>0.726022804</text:p>
          </table:table-cell>
          <table:table-cell table:formula="of:=SUM([day_hosp_csv_all.E18:.F18])" office:value-type="float" office:value="0.871227364" calcext:value-type="float">
            <text:p>0.871227364</text:p>
          </table:table-cell>
          <table:table-cell table:formula="of:=SUM([day_hosp_csv_all.G18:.H18])" office:value-type="float" office:value="3.339704896" calcext:value-type="float">
            <text:p>3.339704896</text:p>
          </table:table-cell>
          <table:table-cell table:formula="of:=SUM([day_hosp_csv_all.I18:.J18])" office:value-type="float" office:value="8.567069081" calcext:value-type="float">
            <text:p>8.567069081</text:p>
          </table:table-cell>
          <table:table-cell table:formula="of:=SUM([day_hosp_csv_all.K18])" office:value-type="float" office:value="4.356136821" calcext:value-type="float">
            <text:p>4.356136821</text:p>
          </table:table-cell>
          <table:table-cell table:formula="of:=SUM([day_hosp_csv_all.L18])" office:value-type="float" office:value="7.695841717" calcext:value-type="float">
            <text:p>7.695841717</text:p>
          </table:table-cell>
          <table:table-cell table:formula="of:=SUM([day_hosp_csv_all.M18])" office:value-type="float" office:value="8.42186452" calcext:value-type="float">
            <text:p>8.42186452</text:p>
          </table:table-cell>
          <table:table-cell table:formula="of:=SUM([day_hosp_csv_all.N18])" office:value-type="float" office:value="9.293091885" calcext:value-type="float">
            <text:p>9.293091885</text:p>
          </table:table-cell>
          <table:table-cell table:formula="of:=SUM([day_hosp_csv_all.O18:.Q18])" office:value-type="float" office:value="17.714956406" calcext:value-type="float">
            <text:p>17.714956406</text:p>
          </table:table-cell>
          <table:table-cell table:formula="of:=[day_hosp_csv_all.R18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19:.B19])" office:value-type="float" office:value="0.871227364" calcext:value-type="float">
            <text:p>0.871227364</text:p>
          </table:table-cell>
          <table:table-cell table:formula="of:=SUM([day_hosp_csv_all.C19:.D19])" office:value-type="float" office:value="0.726022804" calcext:value-type="float">
            <text:p>0.726022804</text:p>
          </table:table-cell>
          <table:table-cell table:formula="of:=SUM([day_hosp_csv_all.E19:.F19])" office:value-type="float" office:value="0.871227364" calcext:value-type="float">
            <text:p>0.871227364</text:p>
          </table:table-cell>
          <table:table-cell table:formula="of:=SUM([day_hosp_csv_all.G19:.H19])" office:value-type="float" office:value="3.339704896" calcext:value-type="float">
            <text:p>3.339704896</text:p>
          </table:table-cell>
          <table:table-cell table:formula="of:=SUM([day_hosp_csv_all.I19:.J19])" office:value-type="float" office:value="8.567069081" calcext:value-type="float">
            <text:p>8.567069081</text:p>
          </table:table-cell>
          <table:table-cell table:formula="of:=SUM([day_hosp_csv_all.K19])" office:value-type="float" office:value="4.356136821" calcext:value-type="float">
            <text:p>4.356136821</text:p>
          </table:table-cell>
          <table:table-cell table:formula="of:=SUM([day_hosp_csv_all.L19])" office:value-type="float" office:value="7.695841717" calcext:value-type="float">
            <text:p>7.695841717</text:p>
          </table:table-cell>
          <table:table-cell table:formula="of:=SUM([day_hosp_csv_all.M19])" office:value-type="float" office:value="8.42186452" calcext:value-type="float">
            <text:p>8.42186452</text:p>
          </table:table-cell>
          <table:table-cell table:formula="of:=SUM([day_hosp_csv_all.N19])" office:value-type="float" office:value="9.293091885" calcext:value-type="float">
            <text:p>9.293091885</text:p>
          </table:table-cell>
          <table:table-cell table:formula="of:=SUM([day_hosp_csv_all.O19:.Q19])" office:value-type="float" office:value="17.714956406" calcext:value-type="float">
            <text:p>17.714956406</text:p>
          </table:table-cell>
          <table:table-cell table:formula="of:=[day_hosp_csv_all.R19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20:.B20])" office:value-type="float" office:value="0.871227364" calcext:value-type="float">
            <text:p>0.871227364</text:p>
          </table:table-cell>
          <table:table-cell table:formula="of:=SUM([day_hosp_csv_all.C20:.D20])" office:value-type="float" office:value="0.726022804" calcext:value-type="float">
            <text:p>0.726022804</text:p>
          </table:table-cell>
          <table:table-cell table:formula="of:=SUM([day_hosp_csv_all.E20:.F20])" office:value-type="float" office:value="0.871227364" calcext:value-type="float">
            <text:p>0.871227364</text:p>
          </table:table-cell>
          <table:table-cell table:formula="of:=SUM([day_hosp_csv_all.G20:.H20])" office:value-type="float" office:value="3.339704896" calcext:value-type="float">
            <text:p>3.339704896</text:p>
          </table:table-cell>
          <table:table-cell table:formula="of:=SUM([day_hosp_csv_all.I20:.J20])" office:value-type="float" office:value="8.567069081" calcext:value-type="float">
            <text:p>8.567069081</text:p>
          </table:table-cell>
          <table:table-cell table:formula="of:=SUM([day_hosp_csv_all.K20])" office:value-type="float" office:value="4.356136821" calcext:value-type="float">
            <text:p>4.356136821</text:p>
          </table:table-cell>
          <table:table-cell table:formula="of:=SUM([day_hosp_csv_all.L20])" office:value-type="float" office:value="7.695841717" calcext:value-type="float">
            <text:p>7.695841717</text:p>
          </table:table-cell>
          <table:table-cell table:formula="of:=SUM([day_hosp_csv_all.M20])" office:value-type="float" office:value="8.42186452" calcext:value-type="float">
            <text:p>8.42186452</text:p>
          </table:table-cell>
          <table:table-cell table:formula="of:=SUM([day_hosp_csv_all.N20])" office:value-type="float" office:value="9.293091885" calcext:value-type="float">
            <text:p>9.293091885</text:p>
          </table:table-cell>
          <table:table-cell table:formula="of:=SUM([day_hosp_csv_all.O20:.Q20])" office:value-type="float" office:value="17.714956406" calcext:value-type="float">
            <text:p>17.714956406</text:p>
          </table:table-cell>
          <table:table-cell table:formula="of:=[day_hosp_csv_all.R20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21:.B21])" office:value-type="float" office:value="0.871227364" calcext:value-type="float">
            <text:p>0.871227364</text:p>
          </table:table-cell>
          <table:table-cell table:formula="of:=SUM([day_hosp_csv_all.C21:.D21])" office:value-type="float" office:value="0.726022804" calcext:value-type="float">
            <text:p>0.726022804</text:p>
          </table:table-cell>
          <table:table-cell table:formula="of:=SUM([day_hosp_csv_all.E21:.F21])" office:value-type="float" office:value="0.871227364" calcext:value-type="float">
            <text:p>0.871227364</text:p>
          </table:table-cell>
          <table:table-cell table:formula="of:=SUM([day_hosp_csv_all.G21:.H21])" office:value-type="float" office:value="3.339704896" calcext:value-type="float">
            <text:p>3.339704896</text:p>
          </table:table-cell>
          <table:table-cell table:formula="of:=SUM([day_hosp_csv_all.I21:.J21])" office:value-type="float" office:value="8.567069081" calcext:value-type="float">
            <text:p>8.567069081</text:p>
          </table:table-cell>
          <table:table-cell table:formula="of:=SUM([day_hosp_csv_all.K21])" office:value-type="float" office:value="4.356136821" calcext:value-type="float">
            <text:p>4.356136821</text:p>
          </table:table-cell>
          <table:table-cell table:formula="of:=SUM([day_hosp_csv_all.L21])" office:value-type="float" office:value="7.695841717" calcext:value-type="float">
            <text:p>7.695841717</text:p>
          </table:table-cell>
          <table:table-cell table:formula="of:=SUM([day_hosp_csv_all.M21])" office:value-type="float" office:value="8.42186452" calcext:value-type="float">
            <text:p>8.42186452</text:p>
          </table:table-cell>
          <table:table-cell table:formula="of:=SUM([day_hosp_csv_all.N21])" office:value-type="float" office:value="9.293091885" calcext:value-type="float">
            <text:p>9.293091885</text:p>
          </table:table-cell>
          <table:table-cell table:formula="of:=SUM([day_hosp_csv_all.O21:.Q21])" office:value-type="float" office:value="17.714956406" calcext:value-type="float">
            <text:p>17.714956406</text:p>
          </table:table-cell>
          <table:table-cell table:formula="of:=[day_hosp_csv_all.R21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22:.B22])" office:value-type="float" office:value="0.871227364" calcext:value-type="float">
            <text:p>0.871227364</text:p>
          </table:table-cell>
          <table:table-cell table:formula="of:=SUM([day_hosp_csv_all.C22:.D22])" office:value-type="float" office:value="0.726022804" calcext:value-type="float">
            <text:p>0.726022804</text:p>
          </table:table-cell>
          <table:table-cell table:formula="of:=SUM([day_hosp_csv_all.E22:.F22])" office:value-type="float" office:value="0.871227364" calcext:value-type="float">
            <text:p>0.871227364</text:p>
          </table:table-cell>
          <table:table-cell table:formula="of:=SUM([day_hosp_csv_all.G22:.H22])" office:value-type="float" office:value="3.339704896" calcext:value-type="float">
            <text:p>3.339704896</text:p>
          </table:table-cell>
          <table:table-cell table:formula="of:=SUM([day_hosp_csv_all.I22:.J22])" office:value-type="float" office:value="8.567069081" calcext:value-type="float">
            <text:p>8.567069081</text:p>
          </table:table-cell>
          <table:table-cell table:formula="of:=SUM([day_hosp_csv_all.K22])" office:value-type="float" office:value="4.356136821" calcext:value-type="float">
            <text:p>4.356136821</text:p>
          </table:table-cell>
          <table:table-cell table:formula="of:=SUM([day_hosp_csv_all.L22])" office:value-type="float" office:value="7.695841717" calcext:value-type="float">
            <text:p>7.695841717</text:p>
          </table:table-cell>
          <table:table-cell table:formula="of:=SUM([day_hosp_csv_all.M22])" office:value-type="float" office:value="8.42186452" calcext:value-type="float">
            <text:p>8.42186452</text:p>
          </table:table-cell>
          <table:table-cell table:formula="of:=SUM([day_hosp_csv_all.N22])" office:value-type="float" office:value="9.293091885" calcext:value-type="float">
            <text:p>9.293091885</text:p>
          </table:table-cell>
          <table:table-cell table:formula="of:=SUM([day_hosp_csv_all.O22:.Q22])" office:value-type="float" office:value="17.714956406" calcext:value-type="float">
            <text:p>17.714956406</text:p>
          </table:table-cell>
          <table:table-cell table:formula="of:=[day_hosp_csv_all.R22]" office:value-type="float" office:value="61.857142858" calcext:value-type="float">
            <text:p>61.857142858</text:p>
          </table:table-cell>
          <table:table-cell table:number-columns-repeated="1013"/>
        </table:table-row>
        <table:table-row table:style-name="ro1">
          <table:table-cell table:formula="of:=SUM([day_hosp_csv_all.A23:.B23])" office:value-type="float" office:value="1.142857143" calcext:value-type="float">
            <text:p>1.142857143</text:p>
          </table:table-cell>
          <table:table-cell table:formula="of:=SUM([day_hosp_csv_all.C23:.D23])" office:value-type="float" office:value="2.571428571" calcext:value-type="float">
            <text:p>2.571428571</text:p>
          </table:table-cell>
          <table:table-cell table:formula="of:=SUM([day_hosp_csv_all.E23:.F23])" office:value-type="float" office:value="5.714285715" calcext:value-type="float">
            <text:p>5.714285715</text:p>
          </table:table-cell>
          <table:table-cell table:formula="of:=SUM([day_hosp_csv_all.G23:.H23])" office:value-type="float" office:value="12" calcext:value-type="float">
            <text:p>12</text:p>
          </table:table-cell>
          <table:table-cell table:formula="of:=SUM([day_hosp_csv_all.I23:.J23])" office:value-type="float" office:value="34.57142857" calcext:value-type="float">
            <text:p>34.57142857</text:p>
          </table:table-cell>
          <table:table-cell table:formula="of:=SUM([day_hosp_csv_all.K23])" office:value-type="float" office:value="18.71428571" calcext:value-type="float">
            <text:p>18.71428571</text:p>
          </table:table-cell>
          <table:table-cell table:formula="of:=SUM([day_hosp_csv_all.L23])" office:value-type="float" office:value="30.14285714" calcext:value-type="float">
            <text:p>30.14285714</text:p>
          </table:table-cell>
          <table:table-cell table:formula="of:=SUM([day_hosp_csv_all.M23])" office:value-type="float" office:value="35.28571429" calcext:value-type="float">
            <text:p>35.28571429</text:p>
          </table:table-cell>
          <table:table-cell table:formula="of:=SUM([day_hosp_csv_all.N23])" office:value-type="float" office:value="41.14285714" calcext:value-type="float">
            <text:p>41.14285714</text:p>
          </table:table-cell>
          <table:table-cell table:formula="of:=SUM([day_hosp_csv_all.O23:.Q23])" office:value-type="float" office:value="60.14285715" calcext:value-type="float">
            <text:p>60.14285715</text:p>
          </table:table-cell>
          <table:table-cell table:formula="of:=[day_hosp_csv_all.R23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4:.B24])" office:value-type="float" office:value="1.142857143" calcext:value-type="float">
            <text:p>1.142857143</text:p>
          </table:table-cell>
          <table:table-cell table:formula="of:=SUM([day_hosp_csv_all.C24:.D24])" office:value-type="float" office:value="2.571428571" calcext:value-type="float">
            <text:p>2.571428571</text:p>
          </table:table-cell>
          <table:table-cell table:formula="of:=SUM([day_hosp_csv_all.E24:.F24])" office:value-type="float" office:value="5.714285715" calcext:value-type="float">
            <text:p>5.714285715</text:p>
          </table:table-cell>
          <table:table-cell table:formula="of:=SUM([day_hosp_csv_all.G24:.H24])" office:value-type="float" office:value="12" calcext:value-type="float">
            <text:p>12</text:p>
          </table:table-cell>
          <table:table-cell table:formula="of:=SUM([day_hosp_csv_all.I24:.J24])" office:value-type="float" office:value="34.57142857" calcext:value-type="float">
            <text:p>34.57142857</text:p>
          </table:table-cell>
          <table:table-cell table:formula="of:=SUM([day_hosp_csv_all.K24])" office:value-type="float" office:value="18.71428571" calcext:value-type="float">
            <text:p>18.71428571</text:p>
          </table:table-cell>
          <table:table-cell table:formula="of:=SUM([day_hosp_csv_all.L24])" office:value-type="float" office:value="30.14285714" calcext:value-type="float">
            <text:p>30.14285714</text:p>
          </table:table-cell>
          <table:table-cell table:formula="of:=SUM([day_hosp_csv_all.M24])" office:value-type="float" office:value="35.28571429" calcext:value-type="float">
            <text:p>35.28571429</text:p>
          </table:table-cell>
          <table:table-cell table:formula="of:=SUM([day_hosp_csv_all.N24])" office:value-type="float" office:value="41.14285714" calcext:value-type="float">
            <text:p>41.14285714</text:p>
          </table:table-cell>
          <table:table-cell table:formula="of:=SUM([day_hosp_csv_all.O24:.Q24])" office:value-type="float" office:value="60.14285715" calcext:value-type="float">
            <text:p>60.14285715</text:p>
          </table:table-cell>
          <table:table-cell table:formula="of:=[day_hosp_csv_all.R24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5:.B25])" office:value-type="float" office:value="1.142857143" calcext:value-type="float">
            <text:p>1.142857143</text:p>
          </table:table-cell>
          <table:table-cell table:formula="of:=SUM([day_hosp_csv_all.C25:.D25])" office:value-type="float" office:value="2.571428571" calcext:value-type="float">
            <text:p>2.571428571</text:p>
          </table:table-cell>
          <table:table-cell table:formula="of:=SUM([day_hosp_csv_all.E25:.F25])" office:value-type="float" office:value="5.714285715" calcext:value-type="float">
            <text:p>5.714285715</text:p>
          </table:table-cell>
          <table:table-cell table:formula="of:=SUM([day_hosp_csv_all.G25:.H25])" office:value-type="float" office:value="12" calcext:value-type="float">
            <text:p>12</text:p>
          </table:table-cell>
          <table:table-cell table:formula="of:=SUM([day_hosp_csv_all.I25:.J25])" office:value-type="float" office:value="34.57142857" calcext:value-type="float">
            <text:p>34.57142857</text:p>
          </table:table-cell>
          <table:table-cell table:formula="of:=SUM([day_hosp_csv_all.K25])" office:value-type="float" office:value="18.71428571" calcext:value-type="float">
            <text:p>18.71428571</text:p>
          </table:table-cell>
          <table:table-cell table:formula="of:=SUM([day_hosp_csv_all.L25])" office:value-type="float" office:value="30.14285714" calcext:value-type="float">
            <text:p>30.14285714</text:p>
          </table:table-cell>
          <table:table-cell table:formula="of:=SUM([day_hosp_csv_all.M25])" office:value-type="float" office:value="35.28571429" calcext:value-type="float">
            <text:p>35.28571429</text:p>
          </table:table-cell>
          <table:table-cell table:formula="of:=SUM([day_hosp_csv_all.N25])" office:value-type="float" office:value="41.14285714" calcext:value-type="float">
            <text:p>41.14285714</text:p>
          </table:table-cell>
          <table:table-cell table:formula="of:=SUM([day_hosp_csv_all.O25:.Q25])" office:value-type="float" office:value="60.14285715" calcext:value-type="float">
            <text:p>60.14285715</text:p>
          </table:table-cell>
          <table:table-cell table:formula="of:=[day_hosp_csv_all.R25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6:.B26])" office:value-type="float" office:value="1.142857143" calcext:value-type="float">
            <text:p>1.142857143</text:p>
          </table:table-cell>
          <table:table-cell table:formula="of:=SUM([day_hosp_csv_all.C26:.D26])" office:value-type="float" office:value="2.571428571" calcext:value-type="float">
            <text:p>2.571428571</text:p>
          </table:table-cell>
          <table:table-cell table:formula="of:=SUM([day_hosp_csv_all.E26:.F26])" office:value-type="float" office:value="5.714285715" calcext:value-type="float">
            <text:p>5.714285715</text:p>
          </table:table-cell>
          <table:table-cell table:formula="of:=SUM([day_hosp_csv_all.G26:.H26])" office:value-type="float" office:value="12" calcext:value-type="float">
            <text:p>12</text:p>
          </table:table-cell>
          <table:table-cell table:formula="of:=SUM([day_hosp_csv_all.I26:.J26])" office:value-type="float" office:value="34.57142857" calcext:value-type="float">
            <text:p>34.57142857</text:p>
          </table:table-cell>
          <table:table-cell table:formula="of:=SUM([day_hosp_csv_all.K26])" office:value-type="float" office:value="18.71428571" calcext:value-type="float">
            <text:p>18.71428571</text:p>
          </table:table-cell>
          <table:table-cell table:formula="of:=SUM([day_hosp_csv_all.L26])" office:value-type="float" office:value="30.14285714" calcext:value-type="float">
            <text:p>30.14285714</text:p>
          </table:table-cell>
          <table:table-cell table:formula="of:=SUM([day_hosp_csv_all.M26])" office:value-type="float" office:value="35.28571429" calcext:value-type="float">
            <text:p>35.28571429</text:p>
          </table:table-cell>
          <table:table-cell table:formula="of:=SUM([day_hosp_csv_all.N26])" office:value-type="float" office:value="41.14285714" calcext:value-type="float">
            <text:p>41.14285714</text:p>
          </table:table-cell>
          <table:table-cell table:formula="of:=SUM([day_hosp_csv_all.O26:.Q26])" office:value-type="float" office:value="60.14285715" calcext:value-type="float">
            <text:p>60.14285715</text:p>
          </table:table-cell>
          <table:table-cell table:formula="of:=[day_hosp_csv_all.R26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7:.B27])" office:value-type="float" office:value="1.142857143" calcext:value-type="float">
            <text:p>1.142857143</text:p>
          </table:table-cell>
          <table:table-cell table:formula="of:=SUM([day_hosp_csv_all.C27:.D27])" office:value-type="float" office:value="2.571428571" calcext:value-type="float">
            <text:p>2.571428571</text:p>
          </table:table-cell>
          <table:table-cell table:formula="of:=SUM([day_hosp_csv_all.E27:.F27])" office:value-type="float" office:value="5.714285715" calcext:value-type="float">
            <text:p>5.714285715</text:p>
          </table:table-cell>
          <table:table-cell table:formula="of:=SUM([day_hosp_csv_all.G27:.H27])" office:value-type="float" office:value="12" calcext:value-type="float">
            <text:p>12</text:p>
          </table:table-cell>
          <table:table-cell table:formula="of:=SUM([day_hosp_csv_all.I27:.J27])" office:value-type="float" office:value="34.57142857" calcext:value-type="float">
            <text:p>34.57142857</text:p>
          </table:table-cell>
          <table:table-cell table:formula="of:=SUM([day_hosp_csv_all.K27])" office:value-type="float" office:value="18.71428571" calcext:value-type="float">
            <text:p>18.71428571</text:p>
          </table:table-cell>
          <table:table-cell table:formula="of:=SUM([day_hosp_csv_all.L27])" office:value-type="float" office:value="30.14285714" calcext:value-type="float">
            <text:p>30.14285714</text:p>
          </table:table-cell>
          <table:table-cell table:formula="of:=SUM([day_hosp_csv_all.M27])" office:value-type="float" office:value="35.28571429" calcext:value-type="float">
            <text:p>35.28571429</text:p>
          </table:table-cell>
          <table:table-cell table:formula="of:=SUM([day_hosp_csv_all.N27])" office:value-type="float" office:value="41.14285714" calcext:value-type="float">
            <text:p>41.14285714</text:p>
          </table:table-cell>
          <table:table-cell table:formula="of:=SUM([day_hosp_csv_all.O27:.Q27])" office:value-type="float" office:value="60.14285715" calcext:value-type="float">
            <text:p>60.14285715</text:p>
          </table:table-cell>
          <table:table-cell table:formula="of:=[day_hosp_csv_all.R27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8:.B28])" office:value-type="float" office:value="1.142857143" calcext:value-type="float">
            <text:p>1.142857143</text:p>
          </table:table-cell>
          <table:table-cell table:formula="of:=SUM([day_hosp_csv_all.C28:.D28])" office:value-type="float" office:value="2.571428571" calcext:value-type="float">
            <text:p>2.571428571</text:p>
          </table:table-cell>
          <table:table-cell table:formula="of:=SUM([day_hosp_csv_all.E28:.F28])" office:value-type="float" office:value="5.714285715" calcext:value-type="float">
            <text:p>5.714285715</text:p>
          </table:table-cell>
          <table:table-cell table:formula="of:=SUM([day_hosp_csv_all.G28:.H28])" office:value-type="float" office:value="12" calcext:value-type="float">
            <text:p>12</text:p>
          </table:table-cell>
          <table:table-cell table:formula="of:=SUM([day_hosp_csv_all.I28:.J28])" office:value-type="float" office:value="34.57142857" calcext:value-type="float">
            <text:p>34.57142857</text:p>
          </table:table-cell>
          <table:table-cell table:formula="of:=SUM([day_hosp_csv_all.K28])" office:value-type="float" office:value="18.71428571" calcext:value-type="float">
            <text:p>18.71428571</text:p>
          </table:table-cell>
          <table:table-cell table:formula="of:=SUM([day_hosp_csv_all.L28])" office:value-type="float" office:value="30.14285714" calcext:value-type="float">
            <text:p>30.14285714</text:p>
          </table:table-cell>
          <table:table-cell table:formula="of:=SUM([day_hosp_csv_all.M28])" office:value-type="float" office:value="35.28571429" calcext:value-type="float">
            <text:p>35.28571429</text:p>
          </table:table-cell>
          <table:table-cell table:formula="of:=SUM([day_hosp_csv_all.N28])" office:value-type="float" office:value="41.14285714" calcext:value-type="float">
            <text:p>41.14285714</text:p>
          </table:table-cell>
          <table:table-cell table:formula="of:=SUM([day_hosp_csv_all.O28:.Q28])" office:value-type="float" office:value="60.14285715" calcext:value-type="float">
            <text:p>60.14285715</text:p>
          </table:table-cell>
          <table:table-cell table:formula="of:=[day_hosp_csv_all.R28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29:.B29])" office:value-type="float" office:value="1.142857143" calcext:value-type="float">
            <text:p>1.142857143</text:p>
          </table:table-cell>
          <table:table-cell table:formula="of:=SUM([day_hosp_csv_all.C29:.D29])" office:value-type="float" office:value="2.571428571" calcext:value-type="float">
            <text:p>2.571428571</text:p>
          </table:table-cell>
          <table:table-cell table:formula="of:=SUM([day_hosp_csv_all.E29:.F29])" office:value-type="float" office:value="5.714285715" calcext:value-type="float">
            <text:p>5.714285715</text:p>
          </table:table-cell>
          <table:table-cell table:formula="of:=SUM([day_hosp_csv_all.G29:.H29])" office:value-type="float" office:value="12" calcext:value-type="float">
            <text:p>12</text:p>
          </table:table-cell>
          <table:table-cell table:formula="of:=SUM([day_hosp_csv_all.I29:.J29])" office:value-type="float" office:value="34.57142857" calcext:value-type="float">
            <text:p>34.57142857</text:p>
          </table:table-cell>
          <table:table-cell table:formula="of:=SUM([day_hosp_csv_all.K29])" office:value-type="float" office:value="18.71428571" calcext:value-type="float">
            <text:p>18.71428571</text:p>
          </table:table-cell>
          <table:table-cell table:formula="of:=SUM([day_hosp_csv_all.L29])" office:value-type="float" office:value="30.14285714" calcext:value-type="float">
            <text:p>30.14285714</text:p>
          </table:table-cell>
          <table:table-cell table:formula="of:=SUM([day_hosp_csv_all.M29])" office:value-type="float" office:value="35.28571429" calcext:value-type="float">
            <text:p>35.28571429</text:p>
          </table:table-cell>
          <table:table-cell table:formula="of:=SUM([day_hosp_csv_all.N29])" office:value-type="float" office:value="41.14285714" calcext:value-type="float">
            <text:p>41.14285714</text:p>
          </table:table-cell>
          <table:table-cell table:formula="of:=SUM([day_hosp_csv_all.O29:.Q29])" office:value-type="float" office:value="60.14285715" calcext:value-type="float">
            <text:p>60.14285715</text:p>
          </table:table-cell>
          <table:table-cell table:formula="of:=[day_hosp_csv_all.R29]" office:value-type="float" office:value="241.428571429" calcext:value-type="float">
            <text:p>241.428571429</text:p>
          </table:table-cell>
          <table:table-cell table:number-columns-repeated="1013"/>
        </table:table-row>
        <table:table-row table:style-name="ro1">
          <table:table-cell table:formula="of:=SUM([day_hosp_csv_all.A30:.B30])" office:value-type="float" office:value="2.285714286" calcext:value-type="float">
            <text:p>2.285714286</text:p>
          </table:table-cell>
          <table:table-cell table:formula="of:=SUM([day_hosp_csv_all.C30:.D30])" office:value-type="float" office:value="4" calcext:value-type="float">
            <text:p>4</text:p>
          </table:table-cell>
          <table:table-cell table:formula="of:=SUM([day_hosp_csv_all.E30:.F30])" office:value-type="float" office:value="12.857142857" calcext:value-type="float">
            <text:p>12.857142857</text:p>
          </table:table-cell>
          <table:table-cell table:formula="of:=SUM([day_hosp_csv_all.G30:.H30])" office:value-type="float" office:value="27.142857144" calcext:value-type="float">
            <text:p>27.142857144</text:p>
          </table:table-cell>
          <table:table-cell table:formula="of:=SUM([day_hosp_csv_all.I30:.J30])" office:value-type="float" office:value="78.14285715" calcext:value-type="float">
            <text:p>78.14285715</text:p>
          </table:table-cell>
          <table:table-cell table:formula="of:=SUM([day_hosp_csv_all.K30])" office:value-type="float" office:value="49.57142857" calcext:value-type="float">
            <text:p>49.57142857</text:p>
          </table:table-cell>
          <table:table-cell table:formula="of:=SUM([day_hosp_csv_all.L30])" office:value-type="float" office:value="54.85714286" calcext:value-type="float">
            <text:p>54.85714286</text:p>
          </table:table-cell>
          <table:table-cell table:formula="of:=SUM([day_hosp_csv_all.M30])" office:value-type="float" office:value="77.42857143" calcext:value-type="float">
            <text:p>77.42857143</text:p>
          </table:table-cell>
          <table:table-cell table:formula="of:=SUM([day_hosp_csv_all.N30])" office:value-type="float" office:value="75.57142857" calcext:value-type="float">
            <text:p>75.57142857</text:p>
          </table:table-cell>
          <table:table-cell table:formula="of:=SUM([day_hosp_csv_all.O30:.Q30])" office:value-type="float" office:value="88.142857151" calcext:value-type="float">
            <text:p>88.142857151</text:p>
          </table:table-cell>
          <table:table-cell table:formula="of:=[day_hosp_csv_all.R30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1:.B31])" office:value-type="float" office:value="2.285714286" calcext:value-type="float">
            <text:p>2.285714286</text:p>
          </table:table-cell>
          <table:table-cell table:formula="of:=SUM([day_hosp_csv_all.C31:.D31])" office:value-type="float" office:value="4" calcext:value-type="float">
            <text:p>4</text:p>
          </table:table-cell>
          <table:table-cell table:formula="of:=SUM([day_hosp_csv_all.E31:.F31])" office:value-type="float" office:value="12.857142857" calcext:value-type="float">
            <text:p>12.857142857</text:p>
          </table:table-cell>
          <table:table-cell table:formula="of:=SUM([day_hosp_csv_all.G31:.H31])" office:value-type="float" office:value="27.142857144" calcext:value-type="float">
            <text:p>27.142857144</text:p>
          </table:table-cell>
          <table:table-cell table:formula="of:=SUM([day_hosp_csv_all.I31:.J31])" office:value-type="float" office:value="78.14285715" calcext:value-type="float">
            <text:p>78.14285715</text:p>
          </table:table-cell>
          <table:table-cell table:formula="of:=SUM([day_hosp_csv_all.K31])" office:value-type="float" office:value="49.57142857" calcext:value-type="float">
            <text:p>49.57142857</text:p>
          </table:table-cell>
          <table:table-cell table:formula="of:=SUM([day_hosp_csv_all.L31])" office:value-type="float" office:value="54.85714286" calcext:value-type="float">
            <text:p>54.85714286</text:p>
          </table:table-cell>
          <table:table-cell table:formula="of:=SUM([day_hosp_csv_all.M31])" office:value-type="float" office:value="77.42857143" calcext:value-type="float">
            <text:p>77.42857143</text:p>
          </table:table-cell>
          <table:table-cell table:formula="of:=SUM([day_hosp_csv_all.N31])" office:value-type="float" office:value="75.57142857" calcext:value-type="float">
            <text:p>75.57142857</text:p>
          </table:table-cell>
          <table:table-cell table:formula="of:=SUM([day_hosp_csv_all.O31:.Q31])" office:value-type="float" office:value="88.142857151" calcext:value-type="float">
            <text:p>88.142857151</text:p>
          </table:table-cell>
          <table:table-cell table:formula="of:=[day_hosp_csv_all.R31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2:.B32])" office:value-type="float" office:value="2.285714286" calcext:value-type="float">
            <text:p>2.285714286</text:p>
          </table:table-cell>
          <table:table-cell table:formula="of:=SUM([day_hosp_csv_all.C32:.D32])" office:value-type="float" office:value="4" calcext:value-type="float">
            <text:p>4</text:p>
          </table:table-cell>
          <table:table-cell table:formula="of:=SUM([day_hosp_csv_all.E32:.F32])" office:value-type="float" office:value="12.857142857" calcext:value-type="float">
            <text:p>12.857142857</text:p>
          </table:table-cell>
          <table:table-cell table:formula="of:=SUM([day_hosp_csv_all.G32:.H32])" office:value-type="float" office:value="27.142857144" calcext:value-type="float">
            <text:p>27.142857144</text:p>
          </table:table-cell>
          <table:table-cell table:formula="of:=SUM([day_hosp_csv_all.I32:.J32])" office:value-type="float" office:value="78.14285715" calcext:value-type="float">
            <text:p>78.14285715</text:p>
          </table:table-cell>
          <table:table-cell table:formula="of:=SUM([day_hosp_csv_all.K32])" office:value-type="float" office:value="49.57142857" calcext:value-type="float">
            <text:p>49.57142857</text:p>
          </table:table-cell>
          <table:table-cell table:formula="of:=SUM([day_hosp_csv_all.L32])" office:value-type="float" office:value="54.85714286" calcext:value-type="float">
            <text:p>54.85714286</text:p>
          </table:table-cell>
          <table:table-cell table:formula="of:=SUM([day_hosp_csv_all.M32])" office:value-type="float" office:value="77.42857143" calcext:value-type="float">
            <text:p>77.42857143</text:p>
          </table:table-cell>
          <table:table-cell table:formula="of:=SUM([day_hosp_csv_all.N32])" office:value-type="float" office:value="75.57142857" calcext:value-type="float">
            <text:p>75.57142857</text:p>
          </table:table-cell>
          <table:table-cell table:formula="of:=SUM([day_hosp_csv_all.O32:.Q32])" office:value-type="float" office:value="88.142857151" calcext:value-type="float">
            <text:p>88.142857151</text:p>
          </table:table-cell>
          <table:table-cell table:formula="of:=[day_hosp_csv_all.R32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3:.B33])" office:value-type="float" office:value="2.285714286" calcext:value-type="float">
            <text:p>2.285714286</text:p>
          </table:table-cell>
          <table:table-cell table:formula="of:=SUM([day_hosp_csv_all.C33:.D33])" office:value-type="float" office:value="4" calcext:value-type="float">
            <text:p>4</text:p>
          </table:table-cell>
          <table:table-cell table:formula="of:=SUM([day_hosp_csv_all.E33:.F33])" office:value-type="float" office:value="12.857142857" calcext:value-type="float">
            <text:p>12.857142857</text:p>
          </table:table-cell>
          <table:table-cell table:formula="of:=SUM([day_hosp_csv_all.G33:.H33])" office:value-type="float" office:value="27.142857144" calcext:value-type="float">
            <text:p>27.142857144</text:p>
          </table:table-cell>
          <table:table-cell table:formula="of:=SUM([day_hosp_csv_all.I33:.J33])" office:value-type="float" office:value="78.14285715" calcext:value-type="float">
            <text:p>78.14285715</text:p>
          </table:table-cell>
          <table:table-cell table:formula="of:=SUM([day_hosp_csv_all.K33])" office:value-type="float" office:value="49.57142857" calcext:value-type="float">
            <text:p>49.57142857</text:p>
          </table:table-cell>
          <table:table-cell table:formula="of:=SUM([day_hosp_csv_all.L33])" office:value-type="float" office:value="54.85714286" calcext:value-type="float">
            <text:p>54.85714286</text:p>
          </table:table-cell>
          <table:table-cell table:formula="of:=SUM([day_hosp_csv_all.M33])" office:value-type="float" office:value="77.42857143" calcext:value-type="float">
            <text:p>77.42857143</text:p>
          </table:table-cell>
          <table:table-cell table:formula="of:=SUM([day_hosp_csv_all.N33])" office:value-type="float" office:value="75.57142857" calcext:value-type="float">
            <text:p>75.57142857</text:p>
          </table:table-cell>
          <table:table-cell table:formula="of:=SUM([day_hosp_csv_all.O33:.Q33])" office:value-type="float" office:value="88.142857151" calcext:value-type="float">
            <text:p>88.142857151</text:p>
          </table:table-cell>
          <table:table-cell table:formula="of:=[day_hosp_csv_all.R33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4:.B34])" office:value-type="float" office:value="2.285714286" calcext:value-type="float">
            <text:p>2.285714286</text:p>
          </table:table-cell>
          <table:table-cell table:formula="of:=SUM([day_hosp_csv_all.C34:.D34])" office:value-type="float" office:value="4" calcext:value-type="float">
            <text:p>4</text:p>
          </table:table-cell>
          <table:table-cell table:formula="of:=SUM([day_hosp_csv_all.E34:.F34])" office:value-type="float" office:value="12.857142857" calcext:value-type="float">
            <text:p>12.857142857</text:p>
          </table:table-cell>
          <table:table-cell table:formula="of:=SUM([day_hosp_csv_all.G34:.H34])" office:value-type="float" office:value="27.142857144" calcext:value-type="float">
            <text:p>27.142857144</text:p>
          </table:table-cell>
          <table:table-cell table:formula="of:=SUM([day_hosp_csv_all.I34:.J34])" office:value-type="float" office:value="78.14285715" calcext:value-type="float">
            <text:p>78.14285715</text:p>
          </table:table-cell>
          <table:table-cell table:formula="of:=SUM([day_hosp_csv_all.K34])" office:value-type="float" office:value="49.57142857" calcext:value-type="float">
            <text:p>49.57142857</text:p>
          </table:table-cell>
          <table:table-cell table:formula="of:=SUM([day_hosp_csv_all.L34])" office:value-type="float" office:value="54.85714286" calcext:value-type="float">
            <text:p>54.85714286</text:p>
          </table:table-cell>
          <table:table-cell table:formula="of:=SUM([day_hosp_csv_all.M34])" office:value-type="float" office:value="77.42857143" calcext:value-type="float">
            <text:p>77.42857143</text:p>
          </table:table-cell>
          <table:table-cell table:formula="of:=SUM([day_hosp_csv_all.N34])" office:value-type="float" office:value="75.57142857" calcext:value-type="float">
            <text:p>75.57142857</text:p>
          </table:table-cell>
          <table:table-cell table:formula="of:=SUM([day_hosp_csv_all.O34:.Q34])" office:value-type="float" office:value="88.142857151" calcext:value-type="float">
            <text:p>88.142857151</text:p>
          </table:table-cell>
          <table:table-cell table:formula="of:=[day_hosp_csv_all.R34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5:.B35])" office:value-type="float" office:value="2.285714286" calcext:value-type="float">
            <text:p>2.285714286</text:p>
          </table:table-cell>
          <table:table-cell table:formula="of:=SUM([day_hosp_csv_all.C35:.D35])" office:value-type="float" office:value="4" calcext:value-type="float">
            <text:p>4</text:p>
          </table:table-cell>
          <table:table-cell table:formula="of:=SUM([day_hosp_csv_all.E35:.F35])" office:value-type="float" office:value="12.857142857" calcext:value-type="float">
            <text:p>12.857142857</text:p>
          </table:table-cell>
          <table:table-cell table:formula="of:=SUM([day_hosp_csv_all.G35:.H35])" office:value-type="float" office:value="27.142857144" calcext:value-type="float">
            <text:p>27.142857144</text:p>
          </table:table-cell>
          <table:table-cell table:formula="of:=SUM([day_hosp_csv_all.I35:.J35])" office:value-type="float" office:value="78.14285715" calcext:value-type="float">
            <text:p>78.14285715</text:p>
          </table:table-cell>
          <table:table-cell table:formula="of:=SUM([day_hosp_csv_all.K35])" office:value-type="float" office:value="49.57142857" calcext:value-type="float">
            <text:p>49.57142857</text:p>
          </table:table-cell>
          <table:table-cell table:formula="of:=SUM([day_hosp_csv_all.L35])" office:value-type="float" office:value="54.85714286" calcext:value-type="float">
            <text:p>54.85714286</text:p>
          </table:table-cell>
          <table:table-cell table:formula="of:=SUM([day_hosp_csv_all.M35])" office:value-type="float" office:value="77.42857143" calcext:value-type="float">
            <text:p>77.42857143</text:p>
          </table:table-cell>
          <table:table-cell table:formula="of:=SUM([day_hosp_csv_all.N35])" office:value-type="float" office:value="75.57142857" calcext:value-type="float">
            <text:p>75.57142857</text:p>
          </table:table-cell>
          <table:table-cell table:formula="of:=SUM([day_hosp_csv_all.O35:.Q35])" office:value-type="float" office:value="88.142857151" calcext:value-type="float">
            <text:p>88.142857151</text:p>
          </table:table-cell>
          <table:table-cell table:formula="of:=[day_hosp_csv_all.R35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6:.B36])" office:value-type="float" office:value="2.285714286" calcext:value-type="float">
            <text:p>2.285714286</text:p>
          </table:table-cell>
          <table:table-cell table:formula="of:=SUM([day_hosp_csv_all.C36:.D36])" office:value-type="float" office:value="4" calcext:value-type="float">
            <text:p>4</text:p>
          </table:table-cell>
          <table:table-cell table:formula="of:=SUM([day_hosp_csv_all.E36:.F36])" office:value-type="float" office:value="12.857142857" calcext:value-type="float">
            <text:p>12.857142857</text:p>
          </table:table-cell>
          <table:table-cell table:formula="of:=SUM([day_hosp_csv_all.G36:.H36])" office:value-type="float" office:value="27.142857144" calcext:value-type="float">
            <text:p>27.142857144</text:p>
          </table:table-cell>
          <table:table-cell table:formula="of:=SUM([day_hosp_csv_all.I36:.J36])" office:value-type="float" office:value="78.14285715" calcext:value-type="float">
            <text:p>78.14285715</text:p>
          </table:table-cell>
          <table:table-cell table:formula="of:=SUM([day_hosp_csv_all.K36])" office:value-type="float" office:value="49.57142857" calcext:value-type="float">
            <text:p>49.57142857</text:p>
          </table:table-cell>
          <table:table-cell table:formula="of:=SUM([day_hosp_csv_all.L36])" office:value-type="float" office:value="54.85714286" calcext:value-type="float">
            <text:p>54.85714286</text:p>
          </table:table-cell>
          <table:table-cell table:formula="of:=SUM([day_hosp_csv_all.M36])" office:value-type="float" office:value="77.42857143" calcext:value-type="float">
            <text:p>77.42857143</text:p>
          </table:table-cell>
          <table:table-cell table:formula="of:=SUM([day_hosp_csv_all.N36])" office:value-type="float" office:value="75.57142857" calcext:value-type="float">
            <text:p>75.57142857</text:p>
          </table:table-cell>
          <table:table-cell table:formula="of:=SUM([day_hosp_csv_all.O36:.Q36])" office:value-type="float" office:value="88.142857151" calcext:value-type="float">
            <text:p>88.142857151</text:p>
          </table:table-cell>
          <table:table-cell table:formula="of:=[day_hosp_csv_all.R36]" office:value-type="float" office:value="470.000000018" calcext:value-type="float">
            <text:p>470.000000018</text:p>
          </table:table-cell>
          <table:table-cell table:number-columns-repeated="1013"/>
        </table:table-row>
        <table:table-row table:style-name="ro1">
          <table:table-cell table:formula="of:=SUM([day_hosp_csv_all.A37:.B37])" office:value-type="float" office:value="1.714285714" calcext:value-type="float">
            <text:p>1.714285714</text:p>
          </table:table-cell>
          <table:table-cell table:formula="of:=SUM([day_hosp_csv_all.C37:.D37])" office:value-type="float" office:value="4" calcext:value-type="float">
            <text:p>4</text:p>
          </table:table-cell>
          <table:table-cell table:formula="of:=SUM([day_hosp_csv_all.E37:.F37])" office:value-type="float" office:value="10.428571428" calcext:value-type="float">
            <text:p>10.428571428</text:p>
          </table:table-cell>
          <table:table-cell table:formula="of:=SUM([day_hosp_csv_all.G37:.H37])" office:value-type="float" office:value="25.428571429" calcext:value-type="float">
            <text:p>25.428571429</text:p>
          </table:table-cell>
          <table:table-cell table:formula="of:=SUM([day_hosp_csv_all.I37:.J37])" office:value-type="float" office:value="57.71428572" calcext:value-type="float">
            <text:p>57.71428572</text:p>
          </table:table-cell>
          <table:table-cell table:formula="of:=SUM([day_hosp_csv_all.K37])" office:value-type="float" office:value="45.28571429" calcext:value-type="float">
            <text:p>45.28571429</text:p>
          </table:table-cell>
          <table:table-cell table:formula="of:=SUM([day_hosp_csv_all.L37])" office:value-type="float" office:value="42.14285714" calcext:value-type="float">
            <text:p>42.14285714</text:p>
          </table:table-cell>
          <table:table-cell table:formula="of:=SUM([day_hosp_csv_all.M37])" office:value-type="float" office:value="51.14285714" calcext:value-type="float">
            <text:p>51.14285714</text:p>
          </table:table-cell>
          <table:table-cell table:formula="of:=SUM([day_hosp_csv_all.N37])" office:value-type="float" office:value="48.14285714" calcext:value-type="float">
            <text:p>48.14285714</text:p>
          </table:table-cell>
          <table:table-cell table:formula="of:=SUM([day_hosp_csv_all.O37:.Q37])" office:value-type="float" office:value="60.142857143" calcext:value-type="float">
            <text:p>60.142857143</text:p>
          </table:table-cell>
          <table:table-cell table:formula="of:=[day_hosp_csv_all.R37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38:.B38])" office:value-type="float" office:value="1.714285714" calcext:value-type="float">
            <text:p>1.714285714</text:p>
          </table:table-cell>
          <table:table-cell table:formula="of:=SUM([day_hosp_csv_all.C38:.D38])" office:value-type="float" office:value="4" calcext:value-type="float">
            <text:p>4</text:p>
          </table:table-cell>
          <table:table-cell table:formula="of:=SUM([day_hosp_csv_all.E38:.F38])" office:value-type="float" office:value="10.428571428" calcext:value-type="float">
            <text:p>10.428571428</text:p>
          </table:table-cell>
          <table:table-cell table:formula="of:=SUM([day_hosp_csv_all.G38:.H38])" office:value-type="float" office:value="25.428571429" calcext:value-type="float">
            <text:p>25.428571429</text:p>
          </table:table-cell>
          <table:table-cell table:formula="of:=SUM([day_hosp_csv_all.I38:.J38])" office:value-type="float" office:value="57.71428572" calcext:value-type="float">
            <text:p>57.71428572</text:p>
          </table:table-cell>
          <table:table-cell table:formula="of:=SUM([day_hosp_csv_all.K38])" office:value-type="float" office:value="45.28571429" calcext:value-type="float">
            <text:p>45.28571429</text:p>
          </table:table-cell>
          <table:table-cell table:formula="of:=SUM([day_hosp_csv_all.L38])" office:value-type="float" office:value="42.14285714" calcext:value-type="float">
            <text:p>42.14285714</text:p>
          </table:table-cell>
          <table:table-cell table:formula="of:=SUM([day_hosp_csv_all.M38])" office:value-type="float" office:value="51.14285714" calcext:value-type="float">
            <text:p>51.14285714</text:p>
          </table:table-cell>
          <table:table-cell table:formula="of:=SUM([day_hosp_csv_all.N38])" office:value-type="float" office:value="48.14285714" calcext:value-type="float">
            <text:p>48.14285714</text:p>
          </table:table-cell>
          <table:table-cell table:formula="of:=SUM([day_hosp_csv_all.O38:.Q38])" office:value-type="float" office:value="60.142857143" calcext:value-type="float">
            <text:p>60.142857143</text:p>
          </table:table-cell>
          <table:table-cell table:formula="of:=[day_hosp_csv_all.R38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39:.B39])" office:value-type="float" office:value="1.714285714" calcext:value-type="float">
            <text:p>1.714285714</text:p>
          </table:table-cell>
          <table:table-cell table:formula="of:=SUM([day_hosp_csv_all.C39:.D39])" office:value-type="float" office:value="4" calcext:value-type="float">
            <text:p>4</text:p>
          </table:table-cell>
          <table:table-cell table:formula="of:=SUM([day_hosp_csv_all.E39:.F39])" office:value-type="float" office:value="10.428571428" calcext:value-type="float">
            <text:p>10.428571428</text:p>
          </table:table-cell>
          <table:table-cell table:formula="of:=SUM([day_hosp_csv_all.G39:.H39])" office:value-type="float" office:value="25.428571429" calcext:value-type="float">
            <text:p>25.428571429</text:p>
          </table:table-cell>
          <table:table-cell table:formula="of:=SUM([day_hosp_csv_all.I39:.J39])" office:value-type="float" office:value="57.71428572" calcext:value-type="float">
            <text:p>57.71428572</text:p>
          </table:table-cell>
          <table:table-cell table:formula="of:=SUM([day_hosp_csv_all.K39])" office:value-type="float" office:value="45.28571429" calcext:value-type="float">
            <text:p>45.28571429</text:p>
          </table:table-cell>
          <table:table-cell table:formula="of:=SUM([day_hosp_csv_all.L39])" office:value-type="float" office:value="42.14285714" calcext:value-type="float">
            <text:p>42.14285714</text:p>
          </table:table-cell>
          <table:table-cell table:formula="of:=SUM([day_hosp_csv_all.M39])" office:value-type="float" office:value="51.14285714" calcext:value-type="float">
            <text:p>51.14285714</text:p>
          </table:table-cell>
          <table:table-cell table:formula="of:=SUM([day_hosp_csv_all.N39])" office:value-type="float" office:value="48.14285714" calcext:value-type="float">
            <text:p>48.14285714</text:p>
          </table:table-cell>
          <table:table-cell table:formula="of:=SUM([day_hosp_csv_all.O39:.Q39])" office:value-type="float" office:value="60.142857143" calcext:value-type="float">
            <text:p>60.142857143</text:p>
          </table:table-cell>
          <table:table-cell table:formula="of:=[day_hosp_csv_all.R39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40:.B40])" office:value-type="float" office:value="1.714285714" calcext:value-type="float">
            <text:p>1.714285714</text:p>
          </table:table-cell>
          <table:table-cell table:formula="of:=SUM([day_hosp_csv_all.C40:.D40])" office:value-type="float" office:value="4" calcext:value-type="float">
            <text:p>4</text:p>
          </table:table-cell>
          <table:table-cell table:formula="of:=SUM([day_hosp_csv_all.E40:.F40])" office:value-type="float" office:value="10.428571428" calcext:value-type="float">
            <text:p>10.428571428</text:p>
          </table:table-cell>
          <table:table-cell table:formula="of:=SUM([day_hosp_csv_all.G40:.H40])" office:value-type="float" office:value="25.428571429" calcext:value-type="float">
            <text:p>25.428571429</text:p>
          </table:table-cell>
          <table:table-cell table:formula="of:=SUM([day_hosp_csv_all.I40:.J40])" office:value-type="float" office:value="57.71428572" calcext:value-type="float">
            <text:p>57.71428572</text:p>
          </table:table-cell>
          <table:table-cell table:formula="of:=SUM([day_hosp_csv_all.K40])" office:value-type="float" office:value="45.28571429" calcext:value-type="float">
            <text:p>45.28571429</text:p>
          </table:table-cell>
          <table:table-cell table:formula="of:=SUM([day_hosp_csv_all.L40])" office:value-type="float" office:value="42.14285714" calcext:value-type="float">
            <text:p>42.14285714</text:p>
          </table:table-cell>
          <table:table-cell table:formula="of:=SUM([day_hosp_csv_all.M40])" office:value-type="float" office:value="51.14285714" calcext:value-type="float">
            <text:p>51.14285714</text:p>
          </table:table-cell>
          <table:table-cell table:formula="of:=SUM([day_hosp_csv_all.N40])" office:value-type="float" office:value="48.14285714" calcext:value-type="float">
            <text:p>48.14285714</text:p>
          </table:table-cell>
          <table:table-cell table:formula="of:=SUM([day_hosp_csv_all.O40:.Q40])" office:value-type="float" office:value="60.142857143" calcext:value-type="float">
            <text:p>60.142857143</text:p>
          </table:table-cell>
          <table:table-cell table:formula="of:=[day_hosp_csv_all.R40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41:.B41])" office:value-type="float" office:value="1.714285714" calcext:value-type="float">
            <text:p>1.714285714</text:p>
          </table:table-cell>
          <table:table-cell table:formula="of:=SUM([day_hosp_csv_all.C41:.D41])" office:value-type="float" office:value="4" calcext:value-type="float">
            <text:p>4</text:p>
          </table:table-cell>
          <table:table-cell table:formula="of:=SUM([day_hosp_csv_all.E41:.F41])" office:value-type="float" office:value="10.428571428" calcext:value-type="float">
            <text:p>10.428571428</text:p>
          </table:table-cell>
          <table:table-cell table:formula="of:=SUM([day_hosp_csv_all.G41:.H41])" office:value-type="float" office:value="25.428571429" calcext:value-type="float">
            <text:p>25.428571429</text:p>
          </table:table-cell>
          <table:table-cell table:formula="of:=SUM([day_hosp_csv_all.I41:.J41])" office:value-type="float" office:value="57.71428572" calcext:value-type="float">
            <text:p>57.71428572</text:p>
          </table:table-cell>
          <table:table-cell table:formula="of:=SUM([day_hosp_csv_all.K41])" office:value-type="float" office:value="45.28571429" calcext:value-type="float">
            <text:p>45.28571429</text:p>
          </table:table-cell>
          <table:table-cell table:formula="of:=SUM([day_hosp_csv_all.L41])" office:value-type="float" office:value="42.14285714" calcext:value-type="float">
            <text:p>42.14285714</text:p>
          </table:table-cell>
          <table:table-cell table:formula="of:=SUM([day_hosp_csv_all.M41])" office:value-type="float" office:value="51.14285714" calcext:value-type="float">
            <text:p>51.14285714</text:p>
          </table:table-cell>
          <table:table-cell table:formula="of:=SUM([day_hosp_csv_all.N41])" office:value-type="float" office:value="48.14285714" calcext:value-type="float">
            <text:p>48.14285714</text:p>
          </table:table-cell>
          <table:table-cell table:formula="of:=SUM([day_hosp_csv_all.O41:.Q41])" office:value-type="float" office:value="60.142857143" calcext:value-type="float">
            <text:p>60.142857143</text:p>
          </table:table-cell>
          <table:table-cell table:formula="of:=[day_hosp_csv_all.R41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42:.B42])" office:value-type="float" office:value="1.714285714" calcext:value-type="float">
            <text:p>1.714285714</text:p>
          </table:table-cell>
          <table:table-cell table:formula="of:=SUM([day_hosp_csv_all.C42:.D42])" office:value-type="float" office:value="4" calcext:value-type="float">
            <text:p>4</text:p>
          </table:table-cell>
          <table:table-cell table:formula="of:=SUM([day_hosp_csv_all.E42:.F42])" office:value-type="float" office:value="10.428571428" calcext:value-type="float">
            <text:p>10.428571428</text:p>
          </table:table-cell>
          <table:table-cell table:formula="of:=SUM([day_hosp_csv_all.G42:.H42])" office:value-type="float" office:value="25.428571429" calcext:value-type="float">
            <text:p>25.428571429</text:p>
          </table:table-cell>
          <table:table-cell table:formula="of:=SUM([day_hosp_csv_all.I42:.J42])" office:value-type="float" office:value="57.71428572" calcext:value-type="float">
            <text:p>57.71428572</text:p>
          </table:table-cell>
          <table:table-cell table:formula="of:=SUM([day_hosp_csv_all.K42])" office:value-type="float" office:value="45.28571429" calcext:value-type="float">
            <text:p>45.28571429</text:p>
          </table:table-cell>
          <table:table-cell table:formula="of:=SUM([day_hosp_csv_all.L42])" office:value-type="float" office:value="42.14285714" calcext:value-type="float">
            <text:p>42.14285714</text:p>
          </table:table-cell>
          <table:table-cell table:formula="of:=SUM([day_hosp_csv_all.M42])" office:value-type="float" office:value="51.14285714" calcext:value-type="float">
            <text:p>51.14285714</text:p>
          </table:table-cell>
          <table:table-cell table:formula="of:=SUM([day_hosp_csv_all.N42])" office:value-type="float" office:value="48.14285714" calcext:value-type="float">
            <text:p>48.14285714</text:p>
          </table:table-cell>
          <table:table-cell table:formula="of:=SUM([day_hosp_csv_all.O42:.Q42])" office:value-type="float" office:value="60.142857143" calcext:value-type="float">
            <text:p>60.142857143</text:p>
          </table:table-cell>
          <table:table-cell table:formula="of:=[day_hosp_csv_all.R42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43:.B43])" office:value-type="float" office:value="1.714285714" calcext:value-type="float">
            <text:p>1.714285714</text:p>
          </table:table-cell>
          <table:table-cell table:formula="of:=SUM([day_hosp_csv_all.C43:.D43])" office:value-type="float" office:value="4" calcext:value-type="float">
            <text:p>4</text:p>
          </table:table-cell>
          <table:table-cell table:formula="of:=SUM([day_hosp_csv_all.E43:.F43])" office:value-type="float" office:value="10.428571428" calcext:value-type="float">
            <text:p>10.428571428</text:p>
          </table:table-cell>
          <table:table-cell table:formula="of:=SUM([day_hosp_csv_all.G43:.H43])" office:value-type="float" office:value="25.428571429" calcext:value-type="float">
            <text:p>25.428571429</text:p>
          </table:table-cell>
          <table:table-cell table:formula="of:=SUM([day_hosp_csv_all.I43:.J43])" office:value-type="float" office:value="57.71428572" calcext:value-type="float">
            <text:p>57.71428572</text:p>
          </table:table-cell>
          <table:table-cell table:formula="of:=SUM([day_hosp_csv_all.K43])" office:value-type="float" office:value="45.28571429" calcext:value-type="float">
            <text:p>45.28571429</text:p>
          </table:table-cell>
          <table:table-cell table:formula="of:=SUM([day_hosp_csv_all.L43])" office:value-type="float" office:value="42.14285714" calcext:value-type="float">
            <text:p>42.14285714</text:p>
          </table:table-cell>
          <table:table-cell table:formula="of:=SUM([day_hosp_csv_all.M43])" office:value-type="float" office:value="51.14285714" calcext:value-type="float">
            <text:p>51.14285714</text:p>
          </table:table-cell>
          <table:table-cell table:formula="of:=SUM([day_hosp_csv_all.N43])" office:value-type="float" office:value="48.14285714" calcext:value-type="float">
            <text:p>48.14285714</text:p>
          </table:table-cell>
          <table:table-cell table:formula="of:=SUM([day_hosp_csv_all.O43:.Q43])" office:value-type="float" office:value="60.142857143" calcext:value-type="float">
            <text:p>60.142857143</text:p>
          </table:table-cell>
          <table:table-cell table:formula="of:=[day_hosp_csv_all.R43]" office:value-type="float" office:value="346.142857144" calcext:value-type="float">
            <text:p>346.142857144</text:p>
          </table:table-cell>
          <table:table-cell table:number-columns-repeated="1013"/>
        </table:table-row>
        <table:table-row table:style-name="ro1">
          <table:table-cell table:formula="of:=SUM([day_hosp_csv_all.A44:.B44])" office:value-type="float" office:value="0.857142857" calcext:value-type="float">
            <text:p>0.857142857</text:p>
          </table:table-cell>
          <table:table-cell table:formula="of:=SUM([day_hosp_csv_all.C44:.D44])" office:value-type="float" office:value="4.285714286" calcext:value-type="float">
            <text:p>4.285714286</text:p>
          </table:table-cell>
          <table:table-cell table:formula="of:=SUM([day_hosp_csv_all.E44:.F44])" office:value-type="float" office:value="5.428571428" calcext:value-type="float">
            <text:p>5.428571428</text:p>
          </table:table-cell>
          <table:table-cell table:formula="of:=SUM([day_hosp_csv_all.G44:.H44])" office:value-type="float" office:value="16.428571431" calcext:value-type="float">
            <text:p>16.428571431</text:p>
          </table:table-cell>
          <table:table-cell table:formula="of:=SUM([day_hosp_csv_all.I44:.J44])" office:value-type="float" office:value="41.28571429" calcext:value-type="float">
            <text:p>41.28571429</text:p>
          </table:table-cell>
          <table:table-cell table:formula="of:=SUM([day_hosp_csv_all.K44])" office:value-type="float" office:value="29" calcext:value-type="float">
            <text:p>29</text:p>
          </table:table-cell>
          <table:table-cell table:formula="of:=SUM([day_hosp_csv_all.L44])" office:value-type="float" office:value="25.57142857" calcext:value-type="float">
            <text:p>25.57142857</text:p>
          </table:table-cell>
          <table:table-cell table:formula="of:=SUM([day_hosp_csv_all.M44])" office:value-type="float" office:value="26.71428571" calcext:value-type="float">
            <text:p>26.71428571</text:p>
          </table:table-cell>
          <table:table-cell table:formula="of:=SUM([day_hosp_csv_all.N44])" office:value-type="float" office:value="27" calcext:value-type="float">
            <text:p>27</text:p>
          </table:table-cell>
          <table:table-cell table:formula="of:=SUM([day_hosp_csv_all.O44:.Q44])" office:value-type="float" office:value="40.428571424" calcext:value-type="float">
            <text:p>40.428571424</text:p>
          </table:table-cell>
          <table:table-cell table:formula="of:=[day_hosp_csv_all.R44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45:.B45])" office:value-type="float" office:value="0.857142857" calcext:value-type="float">
            <text:p>0.857142857</text:p>
          </table:table-cell>
          <table:table-cell table:formula="of:=SUM([day_hosp_csv_all.C45:.D45])" office:value-type="float" office:value="4.285714286" calcext:value-type="float">
            <text:p>4.285714286</text:p>
          </table:table-cell>
          <table:table-cell table:formula="of:=SUM([day_hosp_csv_all.E45:.F45])" office:value-type="float" office:value="5.428571428" calcext:value-type="float">
            <text:p>5.428571428</text:p>
          </table:table-cell>
          <table:table-cell table:formula="of:=SUM([day_hosp_csv_all.G45:.H45])" office:value-type="float" office:value="16.428571431" calcext:value-type="float">
            <text:p>16.428571431</text:p>
          </table:table-cell>
          <table:table-cell table:formula="of:=SUM([day_hosp_csv_all.I45:.J45])" office:value-type="float" office:value="41.28571429" calcext:value-type="float">
            <text:p>41.28571429</text:p>
          </table:table-cell>
          <table:table-cell table:formula="of:=SUM([day_hosp_csv_all.K45])" office:value-type="float" office:value="29" calcext:value-type="float">
            <text:p>29</text:p>
          </table:table-cell>
          <table:table-cell table:formula="of:=SUM([day_hosp_csv_all.L45])" office:value-type="float" office:value="25.57142857" calcext:value-type="float">
            <text:p>25.57142857</text:p>
          </table:table-cell>
          <table:table-cell table:formula="of:=SUM([day_hosp_csv_all.M45])" office:value-type="float" office:value="26.71428571" calcext:value-type="float">
            <text:p>26.71428571</text:p>
          </table:table-cell>
          <table:table-cell table:formula="of:=SUM([day_hosp_csv_all.N45])" office:value-type="float" office:value="27" calcext:value-type="float">
            <text:p>27</text:p>
          </table:table-cell>
          <table:table-cell table:formula="of:=SUM([day_hosp_csv_all.O45:.Q45])" office:value-type="float" office:value="40.428571424" calcext:value-type="float">
            <text:p>40.428571424</text:p>
          </table:table-cell>
          <table:table-cell table:formula="of:=[day_hosp_csv_all.R45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46:.B46])" office:value-type="float" office:value="0.857142857" calcext:value-type="float">
            <text:p>0.857142857</text:p>
          </table:table-cell>
          <table:table-cell table:formula="of:=SUM([day_hosp_csv_all.C46:.D46])" office:value-type="float" office:value="4.285714286" calcext:value-type="float">
            <text:p>4.285714286</text:p>
          </table:table-cell>
          <table:table-cell table:formula="of:=SUM([day_hosp_csv_all.E46:.F46])" office:value-type="float" office:value="5.428571428" calcext:value-type="float">
            <text:p>5.428571428</text:p>
          </table:table-cell>
          <table:table-cell table:formula="of:=SUM([day_hosp_csv_all.G46:.H46])" office:value-type="float" office:value="16.428571431" calcext:value-type="float">
            <text:p>16.428571431</text:p>
          </table:table-cell>
          <table:table-cell table:formula="of:=SUM([day_hosp_csv_all.I46:.J46])" office:value-type="float" office:value="41.28571429" calcext:value-type="float">
            <text:p>41.28571429</text:p>
          </table:table-cell>
          <table:table-cell table:formula="of:=SUM([day_hosp_csv_all.K46])" office:value-type="float" office:value="29" calcext:value-type="float">
            <text:p>29</text:p>
          </table:table-cell>
          <table:table-cell table:formula="of:=SUM([day_hosp_csv_all.L46])" office:value-type="float" office:value="25.57142857" calcext:value-type="float">
            <text:p>25.57142857</text:p>
          </table:table-cell>
          <table:table-cell table:formula="of:=SUM([day_hosp_csv_all.M46])" office:value-type="float" office:value="26.71428571" calcext:value-type="float">
            <text:p>26.71428571</text:p>
          </table:table-cell>
          <table:table-cell table:formula="of:=SUM([day_hosp_csv_all.N46])" office:value-type="float" office:value="27" calcext:value-type="float">
            <text:p>27</text:p>
          </table:table-cell>
          <table:table-cell table:formula="of:=SUM([day_hosp_csv_all.O46:.Q46])" office:value-type="float" office:value="40.428571424" calcext:value-type="float">
            <text:p>40.428571424</text:p>
          </table:table-cell>
          <table:table-cell table:formula="of:=[day_hosp_csv_all.R46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47:.B47])" office:value-type="float" office:value="0.857142857" calcext:value-type="float">
            <text:p>0.857142857</text:p>
          </table:table-cell>
          <table:table-cell table:formula="of:=SUM([day_hosp_csv_all.C47:.D47])" office:value-type="float" office:value="4.285714286" calcext:value-type="float">
            <text:p>4.285714286</text:p>
          </table:table-cell>
          <table:table-cell table:formula="of:=SUM([day_hosp_csv_all.E47:.F47])" office:value-type="float" office:value="5.428571428" calcext:value-type="float">
            <text:p>5.428571428</text:p>
          </table:table-cell>
          <table:table-cell table:formula="of:=SUM([day_hosp_csv_all.G47:.H47])" office:value-type="float" office:value="16.428571431" calcext:value-type="float">
            <text:p>16.428571431</text:p>
          </table:table-cell>
          <table:table-cell table:formula="of:=SUM([day_hosp_csv_all.I47:.J47])" office:value-type="float" office:value="41.28571429" calcext:value-type="float">
            <text:p>41.28571429</text:p>
          </table:table-cell>
          <table:table-cell table:formula="of:=SUM([day_hosp_csv_all.K47])" office:value-type="float" office:value="29" calcext:value-type="float">
            <text:p>29</text:p>
          </table:table-cell>
          <table:table-cell table:formula="of:=SUM([day_hosp_csv_all.L47])" office:value-type="float" office:value="25.57142857" calcext:value-type="float">
            <text:p>25.57142857</text:p>
          </table:table-cell>
          <table:table-cell table:formula="of:=SUM([day_hosp_csv_all.M47])" office:value-type="float" office:value="26.71428571" calcext:value-type="float">
            <text:p>26.71428571</text:p>
          </table:table-cell>
          <table:table-cell table:formula="of:=SUM([day_hosp_csv_all.N47])" office:value-type="float" office:value="27" calcext:value-type="float">
            <text:p>27</text:p>
          </table:table-cell>
          <table:table-cell table:formula="of:=SUM([day_hosp_csv_all.O47:.Q47])" office:value-type="float" office:value="40.428571424" calcext:value-type="float">
            <text:p>40.428571424</text:p>
          </table:table-cell>
          <table:table-cell table:formula="of:=[day_hosp_csv_all.R47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48:.B48])" office:value-type="float" office:value="0.857142857" calcext:value-type="float">
            <text:p>0.857142857</text:p>
          </table:table-cell>
          <table:table-cell table:formula="of:=SUM([day_hosp_csv_all.C48:.D48])" office:value-type="float" office:value="4.285714286" calcext:value-type="float">
            <text:p>4.285714286</text:p>
          </table:table-cell>
          <table:table-cell table:formula="of:=SUM([day_hosp_csv_all.E48:.F48])" office:value-type="float" office:value="5.428571428" calcext:value-type="float">
            <text:p>5.428571428</text:p>
          </table:table-cell>
          <table:table-cell table:formula="of:=SUM([day_hosp_csv_all.G48:.H48])" office:value-type="float" office:value="16.428571431" calcext:value-type="float">
            <text:p>16.428571431</text:p>
          </table:table-cell>
          <table:table-cell table:formula="of:=SUM([day_hosp_csv_all.I48:.J48])" office:value-type="float" office:value="41.28571429" calcext:value-type="float">
            <text:p>41.28571429</text:p>
          </table:table-cell>
          <table:table-cell table:formula="of:=SUM([day_hosp_csv_all.K48])" office:value-type="float" office:value="29" calcext:value-type="float">
            <text:p>29</text:p>
          </table:table-cell>
          <table:table-cell table:formula="of:=SUM([day_hosp_csv_all.L48])" office:value-type="float" office:value="25.57142857" calcext:value-type="float">
            <text:p>25.57142857</text:p>
          </table:table-cell>
          <table:table-cell table:formula="of:=SUM([day_hosp_csv_all.M48])" office:value-type="float" office:value="26.71428571" calcext:value-type="float">
            <text:p>26.71428571</text:p>
          </table:table-cell>
          <table:table-cell table:formula="of:=SUM([day_hosp_csv_all.N48])" office:value-type="float" office:value="27" calcext:value-type="float">
            <text:p>27</text:p>
          </table:table-cell>
          <table:table-cell table:formula="of:=SUM([day_hosp_csv_all.O48:.Q48])" office:value-type="float" office:value="40.428571424" calcext:value-type="float">
            <text:p>40.428571424</text:p>
          </table:table-cell>
          <table:table-cell table:formula="of:=[day_hosp_csv_all.R48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49:.B49])" office:value-type="float" office:value="0.857142857" calcext:value-type="float">
            <text:p>0.857142857</text:p>
          </table:table-cell>
          <table:table-cell table:formula="of:=SUM([day_hosp_csv_all.C49:.D49])" office:value-type="float" office:value="4.285714286" calcext:value-type="float">
            <text:p>4.285714286</text:p>
          </table:table-cell>
          <table:table-cell table:formula="of:=SUM([day_hosp_csv_all.E49:.F49])" office:value-type="float" office:value="5.428571428" calcext:value-type="float">
            <text:p>5.428571428</text:p>
          </table:table-cell>
          <table:table-cell table:formula="of:=SUM([day_hosp_csv_all.G49:.H49])" office:value-type="float" office:value="16.428571431" calcext:value-type="float">
            <text:p>16.428571431</text:p>
          </table:table-cell>
          <table:table-cell table:formula="of:=SUM([day_hosp_csv_all.I49:.J49])" office:value-type="float" office:value="41.28571429" calcext:value-type="float">
            <text:p>41.28571429</text:p>
          </table:table-cell>
          <table:table-cell table:formula="of:=SUM([day_hosp_csv_all.K49])" office:value-type="float" office:value="29" calcext:value-type="float">
            <text:p>29</text:p>
          </table:table-cell>
          <table:table-cell table:formula="of:=SUM([day_hosp_csv_all.L49])" office:value-type="float" office:value="25.57142857" calcext:value-type="float">
            <text:p>25.57142857</text:p>
          </table:table-cell>
          <table:table-cell table:formula="of:=SUM([day_hosp_csv_all.M49])" office:value-type="float" office:value="26.71428571" calcext:value-type="float">
            <text:p>26.71428571</text:p>
          </table:table-cell>
          <table:table-cell table:formula="of:=SUM([day_hosp_csv_all.N49])" office:value-type="float" office:value="27" calcext:value-type="float">
            <text:p>27</text:p>
          </table:table-cell>
          <table:table-cell table:formula="of:=SUM([day_hosp_csv_all.O49:.Q49])" office:value-type="float" office:value="40.428571424" calcext:value-type="float">
            <text:p>40.428571424</text:p>
          </table:table-cell>
          <table:table-cell table:formula="of:=[day_hosp_csv_all.R49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50:.B50])" office:value-type="float" office:value="0.857142857" calcext:value-type="float">
            <text:p>0.857142857</text:p>
          </table:table-cell>
          <table:table-cell table:formula="of:=SUM([day_hosp_csv_all.C50:.D50])" office:value-type="float" office:value="4.285714286" calcext:value-type="float">
            <text:p>4.285714286</text:p>
          </table:table-cell>
          <table:table-cell table:formula="of:=SUM([day_hosp_csv_all.E50:.F50])" office:value-type="float" office:value="5.428571428" calcext:value-type="float">
            <text:p>5.428571428</text:p>
          </table:table-cell>
          <table:table-cell table:formula="of:=SUM([day_hosp_csv_all.G50:.H50])" office:value-type="float" office:value="16.428571431" calcext:value-type="float">
            <text:p>16.428571431</text:p>
          </table:table-cell>
          <table:table-cell table:formula="of:=SUM([day_hosp_csv_all.I50:.J50])" office:value-type="float" office:value="41.28571429" calcext:value-type="float">
            <text:p>41.28571429</text:p>
          </table:table-cell>
          <table:table-cell table:formula="of:=SUM([day_hosp_csv_all.K50])" office:value-type="float" office:value="29" calcext:value-type="float">
            <text:p>29</text:p>
          </table:table-cell>
          <table:table-cell table:formula="of:=SUM([day_hosp_csv_all.L50])" office:value-type="float" office:value="25.57142857" calcext:value-type="float">
            <text:p>25.57142857</text:p>
          </table:table-cell>
          <table:table-cell table:formula="of:=SUM([day_hosp_csv_all.M50])" office:value-type="float" office:value="26.71428571" calcext:value-type="float">
            <text:p>26.71428571</text:p>
          </table:table-cell>
          <table:table-cell table:formula="of:=SUM([day_hosp_csv_all.N50])" office:value-type="float" office:value="27" calcext:value-type="float">
            <text:p>27</text:p>
          </table:table-cell>
          <table:table-cell table:formula="of:=SUM([day_hosp_csv_all.O50:.Q50])" office:value-type="float" office:value="40.428571424" calcext:value-type="float">
            <text:p>40.428571424</text:p>
          </table:table-cell>
          <table:table-cell table:formula="of:=[day_hosp_csv_all.R50]" office:value-type="float" office:value="216.999999996" calcext:value-type="float">
            <text:p>216.999999996</text:p>
          </table:table-cell>
          <table:table-cell table:number-columns-repeated="1013"/>
        </table:table-row>
        <table:table-row table:style-name="ro1">
          <table:table-cell table:formula="of:=SUM([day_hosp_csv_all.A51:.B51])" office:value-type="float" office:value="1" calcext:value-type="float">
            <text:p>1</text:p>
          </table:table-cell>
          <table:table-cell table:formula="of:=SUM([day_hosp_csv_all.C51:.D51])" office:value-type="float" office:value="1.714285714" calcext:value-type="float">
            <text:p>1.714285714</text:p>
          </table:table-cell>
          <table:table-cell table:formula="of:=SUM([day_hosp_csv_all.E51:.F51])" office:value-type="float" office:value="5.142857143" calcext:value-type="float">
            <text:p>5.142857143</text:p>
          </table:table-cell>
          <table:table-cell table:formula="of:=SUM([day_hosp_csv_all.G51:.H51])" office:value-type="float" office:value="9.428571429" calcext:value-type="float">
            <text:p>9.428571429</text:p>
          </table:table-cell>
          <table:table-cell table:formula="of:=SUM([day_hosp_csv_all.I51:.J51])" office:value-type="float" office:value="24.85714286" calcext:value-type="float">
            <text:p>24.85714286</text:p>
          </table:table-cell>
          <table:table-cell table:formula="of:=SUM([day_hosp_csv_all.K51])" office:value-type="float" office:value="16.57142857" calcext:value-type="float">
            <text:p>16.57142857</text:p>
          </table:table-cell>
          <table:table-cell table:formula="of:=SUM([day_hosp_csv_all.L51])" office:value-type="float" office:value="13.14285714" calcext:value-type="float">
            <text:p>13.14285714</text:p>
          </table:table-cell>
          <table:table-cell table:formula="of:=SUM([day_hosp_csv_all.M51])" office:value-type="float" office:value="15.14285714" calcext:value-type="float">
            <text:p>15.14285714</text:p>
          </table:table-cell>
          <table:table-cell table:formula="of:=SUM([day_hosp_csv_all.N51])" office:value-type="float" office:value="16" calcext:value-type="float">
            <text:p>16</text:p>
          </table:table-cell>
          <table:table-cell table:formula="of:=SUM([day_hosp_csv_all.O51:.Q51])" office:value-type="float" office:value="26.142857143" calcext:value-type="float">
            <text:p>26.142857143</text:p>
          </table:table-cell>
          <table:table-cell table:formula="of:=[day_hosp_csv_all.R51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2:.B52])" office:value-type="float" office:value="1" calcext:value-type="float">
            <text:p>1</text:p>
          </table:table-cell>
          <table:table-cell table:formula="of:=SUM([day_hosp_csv_all.C52:.D52])" office:value-type="float" office:value="1.714285714" calcext:value-type="float">
            <text:p>1.714285714</text:p>
          </table:table-cell>
          <table:table-cell table:formula="of:=SUM([day_hosp_csv_all.E52:.F52])" office:value-type="float" office:value="5.142857143" calcext:value-type="float">
            <text:p>5.142857143</text:p>
          </table:table-cell>
          <table:table-cell table:formula="of:=SUM([day_hosp_csv_all.G52:.H52])" office:value-type="float" office:value="9.428571429" calcext:value-type="float">
            <text:p>9.428571429</text:p>
          </table:table-cell>
          <table:table-cell table:formula="of:=SUM([day_hosp_csv_all.I52:.J52])" office:value-type="float" office:value="24.85714286" calcext:value-type="float">
            <text:p>24.85714286</text:p>
          </table:table-cell>
          <table:table-cell table:formula="of:=SUM([day_hosp_csv_all.K52])" office:value-type="float" office:value="16.57142857" calcext:value-type="float">
            <text:p>16.57142857</text:p>
          </table:table-cell>
          <table:table-cell table:formula="of:=SUM([day_hosp_csv_all.L52])" office:value-type="float" office:value="13.14285714" calcext:value-type="float">
            <text:p>13.14285714</text:p>
          </table:table-cell>
          <table:table-cell table:formula="of:=SUM([day_hosp_csv_all.M52])" office:value-type="float" office:value="15.14285714" calcext:value-type="float">
            <text:p>15.14285714</text:p>
          </table:table-cell>
          <table:table-cell table:formula="of:=SUM([day_hosp_csv_all.N52])" office:value-type="float" office:value="16" calcext:value-type="float">
            <text:p>16</text:p>
          </table:table-cell>
          <table:table-cell table:formula="of:=SUM([day_hosp_csv_all.O52:.Q52])" office:value-type="float" office:value="26.142857143" calcext:value-type="float">
            <text:p>26.142857143</text:p>
          </table:table-cell>
          <table:table-cell table:formula="of:=[day_hosp_csv_all.R52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3:.B53])" office:value-type="float" office:value="1" calcext:value-type="float">
            <text:p>1</text:p>
          </table:table-cell>
          <table:table-cell table:formula="of:=SUM([day_hosp_csv_all.C53:.D53])" office:value-type="float" office:value="1.714285714" calcext:value-type="float">
            <text:p>1.714285714</text:p>
          </table:table-cell>
          <table:table-cell table:formula="of:=SUM([day_hosp_csv_all.E53:.F53])" office:value-type="float" office:value="5.142857143" calcext:value-type="float">
            <text:p>5.142857143</text:p>
          </table:table-cell>
          <table:table-cell table:formula="of:=SUM([day_hosp_csv_all.G53:.H53])" office:value-type="float" office:value="9.428571429" calcext:value-type="float">
            <text:p>9.428571429</text:p>
          </table:table-cell>
          <table:table-cell table:formula="of:=SUM([day_hosp_csv_all.I53:.J53])" office:value-type="float" office:value="24.85714286" calcext:value-type="float">
            <text:p>24.85714286</text:p>
          </table:table-cell>
          <table:table-cell table:formula="of:=SUM([day_hosp_csv_all.K53])" office:value-type="float" office:value="16.57142857" calcext:value-type="float">
            <text:p>16.57142857</text:p>
          </table:table-cell>
          <table:table-cell table:formula="of:=SUM([day_hosp_csv_all.L53])" office:value-type="float" office:value="13.14285714" calcext:value-type="float">
            <text:p>13.14285714</text:p>
          </table:table-cell>
          <table:table-cell table:formula="of:=SUM([day_hosp_csv_all.M53])" office:value-type="float" office:value="15.14285714" calcext:value-type="float">
            <text:p>15.14285714</text:p>
          </table:table-cell>
          <table:table-cell table:formula="of:=SUM([day_hosp_csv_all.N53])" office:value-type="float" office:value="16" calcext:value-type="float">
            <text:p>16</text:p>
          </table:table-cell>
          <table:table-cell table:formula="of:=SUM([day_hosp_csv_all.O53:.Q53])" office:value-type="float" office:value="26.142857143" calcext:value-type="float">
            <text:p>26.142857143</text:p>
          </table:table-cell>
          <table:table-cell table:formula="of:=[day_hosp_csv_all.R53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4:.B54])" office:value-type="float" office:value="1" calcext:value-type="float">
            <text:p>1</text:p>
          </table:table-cell>
          <table:table-cell table:formula="of:=SUM([day_hosp_csv_all.C54:.D54])" office:value-type="float" office:value="1.714285714" calcext:value-type="float">
            <text:p>1.714285714</text:p>
          </table:table-cell>
          <table:table-cell table:formula="of:=SUM([day_hosp_csv_all.E54:.F54])" office:value-type="float" office:value="5.142857143" calcext:value-type="float">
            <text:p>5.142857143</text:p>
          </table:table-cell>
          <table:table-cell table:formula="of:=SUM([day_hosp_csv_all.G54:.H54])" office:value-type="float" office:value="9.428571429" calcext:value-type="float">
            <text:p>9.428571429</text:p>
          </table:table-cell>
          <table:table-cell table:formula="of:=SUM([day_hosp_csv_all.I54:.J54])" office:value-type="float" office:value="24.85714286" calcext:value-type="float">
            <text:p>24.85714286</text:p>
          </table:table-cell>
          <table:table-cell table:formula="of:=SUM([day_hosp_csv_all.K54])" office:value-type="float" office:value="16.57142857" calcext:value-type="float">
            <text:p>16.57142857</text:p>
          </table:table-cell>
          <table:table-cell table:formula="of:=SUM([day_hosp_csv_all.L54])" office:value-type="float" office:value="13.14285714" calcext:value-type="float">
            <text:p>13.14285714</text:p>
          </table:table-cell>
          <table:table-cell table:formula="of:=SUM([day_hosp_csv_all.M54])" office:value-type="float" office:value="15.14285714" calcext:value-type="float">
            <text:p>15.14285714</text:p>
          </table:table-cell>
          <table:table-cell table:formula="of:=SUM([day_hosp_csv_all.N54])" office:value-type="float" office:value="16" calcext:value-type="float">
            <text:p>16</text:p>
          </table:table-cell>
          <table:table-cell table:formula="of:=SUM([day_hosp_csv_all.O54:.Q54])" office:value-type="float" office:value="26.142857143" calcext:value-type="float">
            <text:p>26.142857143</text:p>
          </table:table-cell>
          <table:table-cell table:formula="of:=[day_hosp_csv_all.R54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5:.B55])" office:value-type="float" office:value="1" calcext:value-type="float">
            <text:p>1</text:p>
          </table:table-cell>
          <table:table-cell table:formula="of:=SUM([day_hosp_csv_all.C55:.D55])" office:value-type="float" office:value="1.714285714" calcext:value-type="float">
            <text:p>1.714285714</text:p>
          </table:table-cell>
          <table:table-cell table:formula="of:=SUM([day_hosp_csv_all.E55:.F55])" office:value-type="float" office:value="5.142857143" calcext:value-type="float">
            <text:p>5.142857143</text:p>
          </table:table-cell>
          <table:table-cell table:formula="of:=SUM([day_hosp_csv_all.G55:.H55])" office:value-type="float" office:value="9.428571429" calcext:value-type="float">
            <text:p>9.428571429</text:p>
          </table:table-cell>
          <table:table-cell table:formula="of:=SUM([day_hosp_csv_all.I55:.J55])" office:value-type="float" office:value="24.85714286" calcext:value-type="float">
            <text:p>24.85714286</text:p>
          </table:table-cell>
          <table:table-cell table:formula="of:=SUM([day_hosp_csv_all.K55])" office:value-type="float" office:value="16.57142857" calcext:value-type="float">
            <text:p>16.57142857</text:p>
          </table:table-cell>
          <table:table-cell table:formula="of:=SUM([day_hosp_csv_all.L55])" office:value-type="float" office:value="13.14285714" calcext:value-type="float">
            <text:p>13.14285714</text:p>
          </table:table-cell>
          <table:table-cell table:formula="of:=SUM([day_hosp_csv_all.M55])" office:value-type="float" office:value="15.14285714" calcext:value-type="float">
            <text:p>15.14285714</text:p>
          </table:table-cell>
          <table:table-cell table:formula="of:=SUM([day_hosp_csv_all.N55])" office:value-type="float" office:value="16" calcext:value-type="float">
            <text:p>16</text:p>
          </table:table-cell>
          <table:table-cell table:formula="of:=SUM([day_hosp_csv_all.O55:.Q55])" office:value-type="float" office:value="26.142857143" calcext:value-type="float">
            <text:p>26.142857143</text:p>
          </table:table-cell>
          <table:table-cell table:formula="of:=[day_hosp_csv_all.R55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6:.B56])" office:value-type="float" office:value="1" calcext:value-type="float">
            <text:p>1</text:p>
          </table:table-cell>
          <table:table-cell table:formula="of:=SUM([day_hosp_csv_all.C56:.D56])" office:value-type="float" office:value="1.714285714" calcext:value-type="float">
            <text:p>1.714285714</text:p>
          </table:table-cell>
          <table:table-cell table:formula="of:=SUM([day_hosp_csv_all.E56:.F56])" office:value-type="float" office:value="5.142857143" calcext:value-type="float">
            <text:p>5.142857143</text:p>
          </table:table-cell>
          <table:table-cell table:formula="of:=SUM([day_hosp_csv_all.G56:.H56])" office:value-type="float" office:value="9.428571429" calcext:value-type="float">
            <text:p>9.428571429</text:p>
          </table:table-cell>
          <table:table-cell table:formula="of:=SUM([day_hosp_csv_all.I56:.J56])" office:value-type="float" office:value="24.85714286" calcext:value-type="float">
            <text:p>24.85714286</text:p>
          </table:table-cell>
          <table:table-cell table:formula="of:=SUM([day_hosp_csv_all.K56])" office:value-type="float" office:value="16.57142857" calcext:value-type="float">
            <text:p>16.57142857</text:p>
          </table:table-cell>
          <table:table-cell table:formula="of:=SUM([day_hosp_csv_all.L56])" office:value-type="float" office:value="13.14285714" calcext:value-type="float">
            <text:p>13.14285714</text:p>
          </table:table-cell>
          <table:table-cell table:formula="of:=SUM([day_hosp_csv_all.M56])" office:value-type="float" office:value="15.14285714" calcext:value-type="float">
            <text:p>15.14285714</text:p>
          </table:table-cell>
          <table:table-cell table:formula="of:=SUM([day_hosp_csv_all.N56])" office:value-type="float" office:value="16" calcext:value-type="float">
            <text:p>16</text:p>
          </table:table-cell>
          <table:table-cell table:formula="of:=SUM([day_hosp_csv_all.O56:.Q56])" office:value-type="float" office:value="26.142857143" calcext:value-type="float">
            <text:p>26.142857143</text:p>
          </table:table-cell>
          <table:table-cell table:formula="of:=[day_hosp_csv_all.R56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7:.B57])" office:value-type="float" office:value="1" calcext:value-type="float">
            <text:p>1</text:p>
          </table:table-cell>
          <table:table-cell table:formula="of:=SUM([day_hosp_csv_all.C57:.D57])" office:value-type="float" office:value="1.714285714" calcext:value-type="float">
            <text:p>1.714285714</text:p>
          </table:table-cell>
          <table:table-cell table:formula="of:=SUM([day_hosp_csv_all.E57:.F57])" office:value-type="float" office:value="5.142857143" calcext:value-type="float">
            <text:p>5.142857143</text:p>
          </table:table-cell>
          <table:table-cell table:formula="of:=SUM([day_hosp_csv_all.G57:.H57])" office:value-type="float" office:value="9.428571429" calcext:value-type="float">
            <text:p>9.428571429</text:p>
          </table:table-cell>
          <table:table-cell table:formula="of:=SUM([day_hosp_csv_all.I57:.J57])" office:value-type="float" office:value="24.85714286" calcext:value-type="float">
            <text:p>24.85714286</text:p>
          </table:table-cell>
          <table:table-cell table:formula="of:=SUM([day_hosp_csv_all.K57])" office:value-type="float" office:value="16.57142857" calcext:value-type="float">
            <text:p>16.57142857</text:p>
          </table:table-cell>
          <table:table-cell table:formula="of:=SUM([day_hosp_csv_all.L57])" office:value-type="float" office:value="13.14285714" calcext:value-type="float">
            <text:p>13.14285714</text:p>
          </table:table-cell>
          <table:table-cell table:formula="of:=SUM([day_hosp_csv_all.M57])" office:value-type="float" office:value="15.14285714" calcext:value-type="float">
            <text:p>15.14285714</text:p>
          </table:table-cell>
          <table:table-cell table:formula="of:=SUM([day_hosp_csv_all.N57])" office:value-type="float" office:value="16" calcext:value-type="float">
            <text:p>16</text:p>
          </table:table-cell>
          <table:table-cell table:formula="of:=SUM([day_hosp_csv_all.O57:.Q57])" office:value-type="float" office:value="26.142857143" calcext:value-type="float">
            <text:p>26.142857143</text:p>
          </table:table-cell>
          <table:table-cell table:formula="of:=[day_hosp_csv_all.R57]" office:value-type="float" office:value="129.142857139" calcext:value-type="float">
            <text:p>129.142857139</text:p>
          </table:table-cell>
          <table:table-cell table:number-columns-repeated="1013"/>
        </table:table-row>
        <table:table-row table:style-name="ro1">
          <table:table-cell table:formula="of:=SUM([day_hosp_csv_all.A58:.B58])" office:value-type="float" office:value="0.428571429" calcext:value-type="float">
            <text:p>0.428571429</text:p>
          </table:table-cell>
          <table:table-cell table:formula="of:=SUM([day_hosp_csv_all.C58:.D58])" office:value-type="float" office:value="2.142857143" calcext:value-type="float">
            <text:p>2.142857143</text:p>
          </table:table-cell>
          <table:table-cell table:formula="of:=SUM([day_hosp_csv_all.E58:.F58])" office:value-type="float" office:value="3" calcext:value-type="float">
            <text:p>3</text:p>
          </table:table-cell>
          <table:table-cell table:formula="of:=SUM([day_hosp_csv_all.G58:.H58])" office:value-type="float" office:value="6.428571429" calcext:value-type="float">
            <text:p>6.428571429</text:p>
          </table:table-cell>
          <table:table-cell table:formula="of:=SUM([day_hosp_csv_all.I58:.J58])" office:value-type="float" office:value="14.714285715" calcext:value-type="float">
            <text:p>14.714285715</text:p>
          </table:table-cell>
          <table:table-cell table:formula="of:=SUM([day_hosp_csv_all.K58])" office:value-type="float" office:value="11.42857143" calcext:value-type="float">
            <text:p>11.42857143</text:p>
          </table:table-cell>
          <table:table-cell table:formula="of:=SUM([day_hosp_csv_all.L58])" office:value-type="float" office:value="9" calcext:value-type="float">
            <text:p>9</text:p>
          </table:table-cell>
          <table:table-cell table:formula="of:=SUM([day_hosp_csv_all.M58])" office:value-type="float" office:value="9.285714286" calcext:value-type="float">
            <text:p>9.285714286</text:p>
          </table:table-cell>
          <table:table-cell table:formula="of:=SUM([day_hosp_csv_all.N58])" office:value-type="float" office:value="9.142857143" calcext:value-type="float">
            <text:p>9.142857143</text:p>
          </table:table-cell>
          <table:table-cell table:formula="of:=SUM([day_hosp_csv_all.O58:.Q58])" office:value-type="float" office:value="17.571428572" calcext:value-type="float">
            <text:p>17.571428572</text:p>
          </table:table-cell>
          <table:table-cell table:formula="of:=[day_hosp_csv_all.R58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59:.B59])" office:value-type="float" office:value="0.428571429" calcext:value-type="float">
            <text:p>0.428571429</text:p>
          </table:table-cell>
          <table:table-cell table:formula="of:=SUM([day_hosp_csv_all.C59:.D59])" office:value-type="float" office:value="2.142857143" calcext:value-type="float">
            <text:p>2.142857143</text:p>
          </table:table-cell>
          <table:table-cell table:formula="of:=SUM([day_hosp_csv_all.E59:.F59])" office:value-type="float" office:value="3" calcext:value-type="float">
            <text:p>3</text:p>
          </table:table-cell>
          <table:table-cell table:formula="of:=SUM([day_hosp_csv_all.G59:.H59])" office:value-type="float" office:value="6.428571429" calcext:value-type="float">
            <text:p>6.428571429</text:p>
          </table:table-cell>
          <table:table-cell table:formula="of:=SUM([day_hosp_csv_all.I59:.J59])" office:value-type="float" office:value="14.714285715" calcext:value-type="float">
            <text:p>14.714285715</text:p>
          </table:table-cell>
          <table:table-cell table:formula="of:=SUM([day_hosp_csv_all.K59])" office:value-type="float" office:value="11.42857143" calcext:value-type="float">
            <text:p>11.42857143</text:p>
          </table:table-cell>
          <table:table-cell table:formula="of:=SUM([day_hosp_csv_all.L59])" office:value-type="float" office:value="9" calcext:value-type="float">
            <text:p>9</text:p>
          </table:table-cell>
          <table:table-cell table:formula="of:=SUM([day_hosp_csv_all.M59])" office:value-type="float" office:value="9.285714286" calcext:value-type="float">
            <text:p>9.285714286</text:p>
          </table:table-cell>
          <table:table-cell table:formula="of:=SUM([day_hosp_csv_all.N59])" office:value-type="float" office:value="9.142857143" calcext:value-type="float">
            <text:p>9.142857143</text:p>
          </table:table-cell>
          <table:table-cell table:formula="of:=SUM([day_hosp_csv_all.O59:.Q59])" office:value-type="float" office:value="17.571428572" calcext:value-type="float">
            <text:p>17.571428572</text:p>
          </table:table-cell>
          <table:table-cell table:formula="of:=[day_hosp_csv_all.R59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0:.B60])" office:value-type="float" office:value="0.428571429" calcext:value-type="float">
            <text:p>0.428571429</text:p>
          </table:table-cell>
          <table:table-cell table:formula="of:=SUM([day_hosp_csv_all.C60:.D60])" office:value-type="float" office:value="2.142857143" calcext:value-type="float">
            <text:p>2.142857143</text:p>
          </table:table-cell>
          <table:table-cell table:formula="of:=SUM([day_hosp_csv_all.E60:.F60])" office:value-type="float" office:value="3" calcext:value-type="float">
            <text:p>3</text:p>
          </table:table-cell>
          <table:table-cell table:formula="of:=SUM([day_hosp_csv_all.G60:.H60])" office:value-type="float" office:value="6.428571429" calcext:value-type="float">
            <text:p>6.428571429</text:p>
          </table:table-cell>
          <table:table-cell table:formula="of:=SUM([day_hosp_csv_all.I60:.J60])" office:value-type="float" office:value="14.714285715" calcext:value-type="float">
            <text:p>14.714285715</text:p>
          </table:table-cell>
          <table:table-cell table:formula="of:=SUM([day_hosp_csv_all.K60])" office:value-type="float" office:value="11.42857143" calcext:value-type="float">
            <text:p>11.42857143</text:p>
          </table:table-cell>
          <table:table-cell table:formula="of:=SUM([day_hosp_csv_all.L60])" office:value-type="float" office:value="9" calcext:value-type="float">
            <text:p>9</text:p>
          </table:table-cell>
          <table:table-cell table:formula="of:=SUM([day_hosp_csv_all.M60])" office:value-type="float" office:value="9.285714286" calcext:value-type="float">
            <text:p>9.285714286</text:p>
          </table:table-cell>
          <table:table-cell table:formula="of:=SUM([day_hosp_csv_all.N60])" office:value-type="float" office:value="9.142857143" calcext:value-type="float">
            <text:p>9.142857143</text:p>
          </table:table-cell>
          <table:table-cell table:formula="of:=SUM([day_hosp_csv_all.O60:.Q60])" office:value-type="float" office:value="17.571428572" calcext:value-type="float">
            <text:p>17.571428572</text:p>
          </table:table-cell>
          <table:table-cell table:formula="of:=[day_hosp_csv_all.R60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1:.B61])" office:value-type="float" office:value="0.428571429" calcext:value-type="float">
            <text:p>0.428571429</text:p>
          </table:table-cell>
          <table:table-cell table:formula="of:=SUM([day_hosp_csv_all.C61:.D61])" office:value-type="float" office:value="2.142857143" calcext:value-type="float">
            <text:p>2.142857143</text:p>
          </table:table-cell>
          <table:table-cell table:formula="of:=SUM([day_hosp_csv_all.E61:.F61])" office:value-type="float" office:value="3" calcext:value-type="float">
            <text:p>3</text:p>
          </table:table-cell>
          <table:table-cell table:formula="of:=SUM([day_hosp_csv_all.G61:.H61])" office:value-type="float" office:value="6.428571429" calcext:value-type="float">
            <text:p>6.428571429</text:p>
          </table:table-cell>
          <table:table-cell table:formula="of:=SUM([day_hosp_csv_all.I61:.J61])" office:value-type="float" office:value="14.714285715" calcext:value-type="float">
            <text:p>14.714285715</text:p>
          </table:table-cell>
          <table:table-cell table:formula="of:=SUM([day_hosp_csv_all.K61])" office:value-type="float" office:value="11.42857143" calcext:value-type="float">
            <text:p>11.42857143</text:p>
          </table:table-cell>
          <table:table-cell table:formula="of:=SUM([day_hosp_csv_all.L61])" office:value-type="float" office:value="9" calcext:value-type="float">
            <text:p>9</text:p>
          </table:table-cell>
          <table:table-cell table:formula="of:=SUM([day_hosp_csv_all.M61])" office:value-type="float" office:value="9.285714286" calcext:value-type="float">
            <text:p>9.285714286</text:p>
          </table:table-cell>
          <table:table-cell table:formula="of:=SUM([day_hosp_csv_all.N61])" office:value-type="float" office:value="9.142857143" calcext:value-type="float">
            <text:p>9.142857143</text:p>
          </table:table-cell>
          <table:table-cell table:formula="of:=SUM([day_hosp_csv_all.O61:.Q61])" office:value-type="float" office:value="17.571428572" calcext:value-type="float">
            <text:p>17.571428572</text:p>
          </table:table-cell>
          <table:table-cell table:formula="of:=[day_hosp_csv_all.R61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2:.B62])" office:value-type="float" office:value="0.428571429" calcext:value-type="float">
            <text:p>0.428571429</text:p>
          </table:table-cell>
          <table:table-cell table:formula="of:=SUM([day_hosp_csv_all.C62:.D62])" office:value-type="float" office:value="2.142857143" calcext:value-type="float">
            <text:p>2.142857143</text:p>
          </table:table-cell>
          <table:table-cell table:formula="of:=SUM([day_hosp_csv_all.E62:.F62])" office:value-type="float" office:value="3" calcext:value-type="float">
            <text:p>3</text:p>
          </table:table-cell>
          <table:table-cell table:formula="of:=SUM([day_hosp_csv_all.G62:.H62])" office:value-type="float" office:value="6.428571429" calcext:value-type="float">
            <text:p>6.428571429</text:p>
          </table:table-cell>
          <table:table-cell table:formula="of:=SUM([day_hosp_csv_all.I62:.J62])" office:value-type="float" office:value="14.714285715" calcext:value-type="float">
            <text:p>14.714285715</text:p>
          </table:table-cell>
          <table:table-cell table:formula="of:=SUM([day_hosp_csv_all.K62])" office:value-type="float" office:value="11.42857143" calcext:value-type="float">
            <text:p>11.42857143</text:p>
          </table:table-cell>
          <table:table-cell table:formula="of:=SUM([day_hosp_csv_all.L62])" office:value-type="float" office:value="9" calcext:value-type="float">
            <text:p>9</text:p>
          </table:table-cell>
          <table:table-cell table:formula="of:=SUM([day_hosp_csv_all.M62])" office:value-type="float" office:value="9.285714286" calcext:value-type="float">
            <text:p>9.285714286</text:p>
          </table:table-cell>
          <table:table-cell table:formula="of:=SUM([day_hosp_csv_all.N62])" office:value-type="float" office:value="9.142857143" calcext:value-type="float">
            <text:p>9.142857143</text:p>
          </table:table-cell>
          <table:table-cell table:formula="of:=SUM([day_hosp_csv_all.O62:.Q62])" office:value-type="float" office:value="17.571428572" calcext:value-type="float">
            <text:p>17.571428572</text:p>
          </table:table-cell>
          <table:table-cell table:formula="of:=[day_hosp_csv_all.R62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3:.B63])" office:value-type="float" office:value="0.428571429" calcext:value-type="float">
            <text:p>0.428571429</text:p>
          </table:table-cell>
          <table:table-cell table:formula="of:=SUM([day_hosp_csv_all.C63:.D63])" office:value-type="float" office:value="2.142857143" calcext:value-type="float">
            <text:p>2.142857143</text:p>
          </table:table-cell>
          <table:table-cell table:formula="of:=SUM([day_hosp_csv_all.E63:.F63])" office:value-type="float" office:value="3" calcext:value-type="float">
            <text:p>3</text:p>
          </table:table-cell>
          <table:table-cell table:formula="of:=SUM([day_hosp_csv_all.G63:.H63])" office:value-type="float" office:value="6.428571429" calcext:value-type="float">
            <text:p>6.428571429</text:p>
          </table:table-cell>
          <table:table-cell table:formula="of:=SUM([day_hosp_csv_all.I63:.J63])" office:value-type="float" office:value="14.714285715" calcext:value-type="float">
            <text:p>14.714285715</text:p>
          </table:table-cell>
          <table:table-cell table:formula="of:=SUM([day_hosp_csv_all.K63])" office:value-type="float" office:value="11.42857143" calcext:value-type="float">
            <text:p>11.42857143</text:p>
          </table:table-cell>
          <table:table-cell table:formula="of:=SUM([day_hosp_csv_all.L63])" office:value-type="float" office:value="9" calcext:value-type="float">
            <text:p>9</text:p>
          </table:table-cell>
          <table:table-cell table:formula="of:=SUM([day_hosp_csv_all.M63])" office:value-type="float" office:value="9.285714286" calcext:value-type="float">
            <text:p>9.285714286</text:p>
          </table:table-cell>
          <table:table-cell table:formula="of:=SUM([day_hosp_csv_all.N63])" office:value-type="float" office:value="9.142857143" calcext:value-type="float">
            <text:p>9.142857143</text:p>
          </table:table-cell>
          <table:table-cell table:formula="of:=SUM([day_hosp_csv_all.O63:.Q63])" office:value-type="float" office:value="17.571428572" calcext:value-type="float">
            <text:p>17.571428572</text:p>
          </table:table-cell>
          <table:table-cell table:formula="of:=[day_hosp_csv_all.R63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4:.B64])" office:value-type="float" office:value="0.428571429" calcext:value-type="float">
            <text:p>0.428571429</text:p>
          </table:table-cell>
          <table:table-cell table:formula="of:=SUM([day_hosp_csv_all.C64:.D64])" office:value-type="float" office:value="2.142857143" calcext:value-type="float">
            <text:p>2.142857143</text:p>
          </table:table-cell>
          <table:table-cell table:formula="of:=SUM([day_hosp_csv_all.E64:.F64])" office:value-type="float" office:value="3" calcext:value-type="float">
            <text:p>3</text:p>
          </table:table-cell>
          <table:table-cell table:formula="of:=SUM([day_hosp_csv_all.G64:.H64])" office:value-type="float" office:value="6.428571429" calcext:value-type="float">
            <text:p>6.428571429</text:p>
          </table:table-cell>
          <table:table-cell table:formula="of:=SUM([day_hosp_csv_all.I64:.J64])" office:value-type="float" office:value="14.714285715" calcext:value-type="float">
            <text:p>14.714285715</text:p>
          </table:table-cell>
          <table:table-cell table:formula="of:=SUM([day_hosp_csv_all.K64])" office:value-type="float" office:value="11.42857143" calcext:value-type="float">
            <text:p>11.42857143</text:p>
          </table:table-cell>
          <table:table-cell table:formula="of:=SUM([day_hosp_csv_all.L64])" office:value-type="float" office:value="9" calcext:value-type="float">
            <text:p>9</text:p>
          </table:table-cell>
          <table:table-cell table:formula="of:=SUM([day_hosp_csv_all.M64])" office:value-type="float" office:value="9.285714286" calcext:value-type="float">
            <text:p>9.285714286</text:p>
          </table:table-cell>
          <table:table-cell table:formula="of:=SUM([day_hosp_csv_all.N64])" office:value-type="float" office:value="9.142857143" calcext:value-type="float">
            <text:p>9.142857143</text:p>
          </table:table-cell>
          <table:table-cell table:formula="of:=SUM([day_hosp_csv_all.O64:.Q64])" office:value-type="float" office:value="17.571428572" calcext:value-type="float">
            <text:p>17.571428572</text:p>
          </table:table-cell>
          <table:table-cell table:formula="of:=[day_hosp_csv_all.R64]" office:value-type="float" office:value="83.142857147" calcext:value-type="float">
            <text:p>83.142857147</text:p>
          </table:table-cell>
          <table:table-cell table:number-columns-repeated="1013"/>
        </table:table-row>
        <table:table-row table:style-name="ro1">
          <table:table-cell table:formula="of:=SUM([day_hosp_csv_all.A65:.B65])" office:value-type="float" office:value="0" calcext:value-type="float">
            <text:p>0</text:p>
          </table:table-cell>
          <table:table-cell table:formula="of:=SUM([day_hosp_csv_all.C65:.D65])" office:value-type="float" office:value="1.428571429" calcext:value-type="float">
            <text:p>1.428571429</text:p>
          </table:table-cell>
          <table:table-cell table:formula="of:=SUM([day_hosp_csv_all.E65:.F65])" office:value-type="float" office:value="1.571428571" calcext:value-type="float">
            <text:p>1.571428571</text:p>
          </table:table-cell>
          <table:table-cell table:formula="of:=SUM([day_hosp_csv_all.G65:.H65])" office:value-type="float" office:value="4.428571429" calcext:value-type="float">
            <text:p>4.428571429</text:p>
          </table:table-cell>
          <table:table-cell table:formula="of:=SUM([day_hosp_csv_all.I65:.J65])" office:value-type="float" office:value="11.142857143" calcext:value-type="float">
            <text:p>11.142857143</text:p>
          </table:table-cell>
          <table:table-cell table:formula="of:=SUM([day_hosp_csv_all.K65])" office:value-type="float" office:value="6.142857143" calcext:value-type="float">
            <text:p>6.142857143</text:p>
          </table:table-cell>
          <table:table-cell table:formula="of:=SUM([day_hosp_csv_all.L65])" office:value-type="float" office:value="4.571428571" calcext:value-type="float">
            <text:p>4.571428571</text:p>
          </table:table-cell>
          <table:table-cell table:formula="of:=SUM([day_hosp_csv_all.M65])" office:value-type="float" office:value="6.428571429" calcext:value-type="float">
            <text:p>6.428571429</text:p>
          </table:table-cell>
          <table:table-cell table:formula="of:=SUM([day_hosp_csv_all.N65])" office:value-type="float" office:value="7.285714286" calcext:value-type="float">
            <text:p>7.285714286</text:p>
          </table:table-cell>
          <table:table-cell table:formula="of:=SUM([day_hosp_csv_all.O65:.Q65])" office:value-type="float" office:value="12.714285715" calcext:value-type="float">
            <text:p>12.714285715</text:p>
          </table:table-cell>
          <table:table-cell table:formula="of:=[day_hosp_csv_all.R65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66:.B66])" office:value-type="float" office:value="0" calcext:value-type="float">
            <text:p>0</text:p>
          </table:table-cell>
          <table:table-cell table:formula="of:=SUM([day_hosp_csv_all.C66:.D66])" office:value-type="float" office:value="1.428571429" calcext:value-type="float">
            <text:p>1.428571429</text:p>
          </table:table-cell>
          <table:table-cell table:formula="of:=SUM([day_hosp_csv_all.E66:.F66])" office:value-type="float" office:value="1.571428571" calcext:value-type="float">
            <text:p>1.571428571</text:p>
          </table:table-cell>
          <table:table-cell table:formula="of:=SUM([day_hosp_csv_all.G66:.H66])" office:value-type="float" office:value="4.428571429" calcext:value-type="float">
            <text:p>4.428571429</text:p>
          </table:table-cell>
          <table:table-cell table:formula="of:=SUM([day_hosp_csv_all.I66:.J66])" office:value-type="float" office:value="11.142857143" calcext:value-type="float">
            <text:p>11.142857143</text:p>
          </table:table-cell>
          <table:table-cell table:formula="of:=SUM([day_hosp_csv_all.K66])" office:value-type="float" office:value="6.142857143" calcext:value-type="float">
            <text:p>6.142857143</text:p>
          </table:table-cell>
          <table:table-cell table:formula="of:=SUM([day_hosp_csv_all.L66])" office:value-type="float" office:value="4.571428571" calcext:value-type="float">
            <text:p>4.571428571</text:p>
          </table:table-cell>
          <table:table-cell table:formula="of:=SUM([day_hosp_csv_all.M66])" office:value-type="float" office:value="6.428571429" calcext:value-type="float">
            <text:p>6.428571429</text:p>
          </table:table-cell>
          <table:table-cell table:formula="of:=SUM([day_hosp_csv_all.N66])" office:value-type="float" office:value="7.285714286" calcext:value-type="float">
            <text:p>7.285714286</text:p>
          </table:table-cell>
          <table:table-cell table:formula="of:=SUM([day_hosp_csv_all.O66:.Q66])" office:value-type="float" office:value="12.714285715" calcext:value-type="float">
            <text:p>12.714285715</text:p>
          </table:table-cell>
          <table:table-cell table:formula="of:=[day_hosp_csv_all.R66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67:.B67])" office:value-type="float" office:value="0" calcext:value-type="float">
            <text:p>0</text:p>
          </table:table-cell>
          <table:table-cell table:formula="of:=SUM([day_hosp_csv_all.C67:.D67])" office:value-type="float" office:value="1.428571429" calcext:value-type="float">
            <text:p>1.428571429</text:p>
          </table:table-cell>
          <table:table-cell table:formula="of:=SUM([day_hosp_csv_all.E67:.F67])" office:value-type="float" office:value="1.571428571" calcext:value-type="float">
            <text:p>1.571428571</text:p>
          </table:table-cell>
          <table:table-cell table:formula="of:=SUM([day_hosp_csv_all.G67:.H67])" office:value-type="float" office:value="4.428571429" calcext:value-type="float">
            <text:p>4.428571429</text:p>
          </table:table-cell>
          <table:table-cell table:formula="of:=SUM([day_hosp_csv_all.I67:.J67])" office:value-type="float" office:value="11.142857143" calcext:value-type="float">
            <text:p>11.142857143</text:p>
          </table:table-cell>
          <table:table-cell table:formula="of:=SUM([day_hosp_csv_all.K67])" office:value-type="float" office:value="6.142857143" calcext:value-type="float">
            <text:p>6.142857143</text:p>
          </table:table-cell>
          <table:table-cell table:formula="of:=SUM([day_hosp_csv_all.L67])" office:value-type="float" office:value="4.571428571" calcext:value-type="float">
            <text:p>4.571428571</text:p>
          </table:table-cell>
          <table:table-cell table:formula="of:=SUM([day_hosp_csv_all.M67])" office:value-type="float" office:value="6.428571429" calcext:value-type="float">
            <text:p>6.428571429</text:p>
          </table:table-cell>
          <table:table-cell table:formula="of:=SUM([day_hosp_csv_all.N67])" office:value-type="float" office:value="7.285714286" calcext:value-type="float">
            <text:p>7.285714286</text:p>
          </table:table-cell>
          <table:table-cell table:formula="of:=SUM([day_hosp_csv_all.O67:.Q67])" office:value-type="float" office:value="12.714285715" calcext:value-type="float">
            <text:p>12.714285715</text:p>
          </table:table-cell>
          <table:table-cell table:formula="of:=[day_hosp_csv_all.R67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68:.B68])" office:value-type="float" office:value="0" calcext:value-type="float">
            <text:p>0</text:p>
          </table:table-cell>
          <table:table-cell table:formula="of:=SUM([day_hosp_csv_all.C68:.D68])" office:value-type="float" office:value="1.428571429" calcext:value-type="float">
            <text:p>1.428571429</text:p>
          </table:table-cell>
          <table:table-cell table:formula="of:=SUM([day_hosp_csv_all.E68:.F68])" office:value-type="float" office:value="1.571428571" calcext:value-type="float">
            <text:p>1.571428571</text:p>
          </table:table-cell>
          <table:table-cell table:formula="of:=SUM([day_hosp_csv_all.G68:.H68])" office:value-type="float" office:value="4.428571429" calcext:value-type="float">
            <text:p>4.428571429</text:p>
          </table:table-cell>
          <table:table-cell table:formula="of:=SUM([day_hosp_csv_all.I68:.J68])" office:value-type="float" office:value="11.142857143" calcext:value-type="float">
            <text:p>11.142857143</text:p>
          </table:table-cell>
          <table:table-cell table:formula="of:=SUM([day_hosp_csv_all.K68])" office:value-type="float" office:value="6.142857143" calcext:value-type="float">
            <text:p>6.142857143</text:p>
          </table:table-cell>
          <table:table-cell table:formula="of:=SUM([day_hosp_csv_all.L68])" office:value-type="float" office:value="4.571428571" calcext:value-type="float">
            <text:p>4.571428571</text:p>
          </table:table-cell>
          <table:table-cell table:formula="of:=SUM([day_hosp_csv_all.M68])" office:value-type="float" office:value="6.428571429" calcext:value-type="float">
            <text:p>6.428571429</text:p>
          </table:table-cell>
          <table:table-cell table:formula="of:=SUM([day_hosp_csv_all.N68])" office:value-type="float" office:value="7.285714286" calcext:value-type="float">
            <text:p>7.285714286</text:p>
          </table:table-cell>
          <table:table-cell table:formula="of:=SUM([day_hosp_csv_all.O68:.Q68])" office:value-type="float" office:value="12.714285715" calcext:value-type="float">
            <text:p>12.714285715</text:p>
          </table:table-cell>
          <table:table-cell table:formula="of:=[day_hosp_csv_all.R68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69:.B69])" office:value-type="float" office:value="0" calcext:value-type="float">
            <text:p>0</text:p>
          </table:table-cell>
          <table:table-cell table:formula="of:=SUM([day_hosp_csv_all.C69:.D69])" office:value-type="float" office:value="1.428571429" calcext:value-type="float">
            <text:p>1.428571429</text:p>
          </table:table-cell>
          <table:table-cell table:formula="of:=SUM([day_hosp_csv_all.E69:.F69])" office:value-type="float" office:value="1.571428571" calcext:value-type="float">
            <text:p>1.571428571</text:p>
          </table:table-cell>
          <table:table-cell table:formula="of:=SUM([day_hosp_csv_all.G69:.H69])" office:value-type="float" office:value="4.428571429" calcext:value-type="float">
            <text:p>4.428571429</text:p>
          </table:table-cell>
          <table:table-cell table:formula="of:=SUM([day_hosp_csv_all.I69:.J69])" office:value-type="float" office:value="11.142857143" calcext:value-type="float">
            <text:p>11.142857143</text:p>
          </table:table-cell>
          <table:table-cell table:formula="of:=SUM([day_hosp_csv_all.K69])" office:value-type="float" office:value="6.142857143" calcext:value-type="float">
            <text:p>6.142857143</text:p>
          </table:table-cell>
          <table:table-cell table:formula="of:=SUM([day_hosp_csv_all.L69])" office:value-type="float" office:value="4.571428571" calcext:value-type="float">
            <text:p>4.571428571</text:p>
          </table:table-cell>
          <table:table-cell table:formula="of:=SUM([day_hosp_csv_all.M69])" office:value-type="float" office:value="6.428571429" calcext:value-type="float">
            <text:p>6.428571429</text:p>
          </table:table-cell>
          <table:table-cell table:formula="of:=SUM([day_hosp_csv_all.N69])" office:value-type="float" office:value="7.285714286" calcext:value-type="float">
            <text:p>7.285714286</text:p>
          </table:table-cell>
          <table:table-cell table:formula="of:=SUM([day_hosp_csv_all.O69:.Q69])" office:value-type="float" office:value="12.714285715" calcext:value-type="float">
            <text:p>12.714285715</text:p>
          </table:table-cell>
          <table:table-cell table:formula="of:=[day_hosp_csv_all.R69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70:.B70])" office:value-type="float" office:value="0" calcext:value-type="float">
            <text:p>0</text:p>
          </table:table-cell>
          <table:table-cell table:formula="of:=SUM([day_hosp_csv_all.C70:.D70])" office:value-type="float" office:value="1.428571429" calcext:value-type="float">
            <text:p>1.428571429</text:p>
          </table:table-cell>
          <table:table-cell table:formula="of:=SUM([day_hosp_csv_all.E70:.F70])" office:value-type="float" office:value="1.571428571" calcext:value-type="float">
            <text:p>1.571428571</text:p>
          </table:table-cell>
          <table:table-cell table:formula="of:=SUM([day_hosp_csv_all.G70:.H70])" office:value-type="float" office:value="4.428571429" calcext:value-type="float">
            <text:p>4.428571429</text:p>
          </table:table-cell>
          <table:table-cell table:formula="of:=SUM([day_hosp_csv_all.I70:.J70])" office:value-type="float" office:value="11.142857143" calcext:value-type="float">
            <text:p>11.142857143</text:p>
          </table:table-cell>
          <table:table-cell table:formula="of:=SUM([day_hosp_csv_all.K70])" office:value-type="float" office:value="6.142857143" calcext:value-type="float">
            <text:p>6.142857143</text:p>
          </table:table-cell>
          <table:table-cell table:formula="of:=SUM([day_hosp_csv_all.L70])" office:value-type="float" office:value="4.571428571" calcext:value-type="float">
            <text:p>4.571428571</text:p>
          </table:table-cell>
          <table:table-cell table:formula="of:=SUM([day_hosp_csv_all.M70])" office:value-type="float" office:value="6.428571429" calcext:value-type="float">
            <text:p>6.428571429</text:p>
          </table:table-cell>
          <table:table-cell table:formula="of:=SUM([day_hosp_csv_all.N70])" office:value-type="float" office:value="7.285714286" calcext:value-type="float">
            <text:p>7.285714286</text:p>
          </table:table-cell>
          <table:table-cell table:formula="of:=SUM([day_hosp_csv_all.O70:.Q70])" office:value-type="float" office:value="12.714285715" calcext:value-type="float">
            <text:p>12.714285715</text:p>
          </table:table-cell>
          <table:table-cell table:formula="of:=[day_hosp_csv_all.R70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71:.B71])" office:value-type="float" office:value="0" calcext:value-type="float">
            <text:p>0</text:p>
          </table:table-cell>
          <table:table-cell table:formula="of:=SUM([day_hosp_csv_all.C71:.D71])" office:value-type="float" office:value="1.428571429" calcext:value-type="float">
            <text:p>1.428571429</text:p>
          </table:table-cell>
          <table:table-cell table:formula="of:=SUM([day_hosp_csv_all.E71:.F71])" office:value-type="float" office:value="1.571428571" calcext:value-type="float">
            <text:p>1.571428571</text:p>
          </table:table-cell>
          <table:table-cell table:formula="of:=SUM([day_hosp_csv_all.G71:.H71])" office:value-type="float" office:value="4.428571429" calcext:value-type="float">
            <text:p>4.428571429</text:p>
          </table:table-cell>
          <table:table-cell table:formula="of:=SUM([day_hosp_csv_all.I71:.J71])" office:value-type="float" office:value="11.142857143" calcext:value-type="float">
            <text:p>11.142857143</text:p>
          </table:table-cell>
          <table:table-cell table:formula="of:=SUM([day_hosp_csv_all.K71])" office:value-type="float" office:value="6.142857143" calcext:value-type="float">
            <text:p>6.142857143</text:p>
          </table:table-cell>
          <table:table-cell table:formula="of:=SUM([day_hosp_csv_all.L71])" office:value-type="float" office:value="4.571428571" calcext:value-type="float">
            <text:p>4.571428571</text:p>
          </table:table-cell>
          <table:table-cell table:formula="of:=SUM([day_hosp_csv_all.M71])" office:value-type="float" office:value="6.428571429" calcext:value-type="float">
            <text:p>6.428571429</text:p>
          </table:table-cell>
          <table:table-cell table:formula="of:=SUM([day_hosp_csv_all.N71])" office:value-type="float" office:value="7.285714286" calcext:value-type="float">
            <text:p>7.285714286</text:p>
          </table:table-cell>
          <table:table-cell table:formula="of:=SUM([day_hosp_csv_all.O71:.Q71])" office:value-type="float" office:value="12.714285715" calcext:value-type="float">
            <text:p>12.714285715</text:p>
          </table:table-cell>
          <table:table-cell table:formula="of:=[day_hosp_csv_all.R71]" office:value-type="float" office:value="55.714285716" calcext:value-type="float">
            <text:p>55.714285716</text:p>
          </table:table-cell>
          <table:table-cell table:number-columns-repeated="1013"/>
        </table:table-row>
        <table:table-row table:style-name="ro1">
          <table:table-cell table:formula="of:=SUM([day_hosp_csv_all.A72:.B72])" office:value-type="float" office:value="0.857142857" calcext:value-type="float">
            <text:p>0.857142857</text:p>
          </table:table-cell>
          <table:table-cell table:formula="of:=SUM([day_hosp_csv_all.C72:.D72])" office:value-type="float" office:value="0.714285715" calcext:value-type="float">
            <text:p>0.714285715</text:p>
          </table:table-cell>
          <table:table-cell table:formula="of:=SUM([day_hosp_csv_all.E72:.F72])" office:value-type="float" office:value="2.285714286" calcext:value-type="float">
            <text:p>2.285714286</text:p>
          </table:table-cell>
          <table:table-cell table:formula="of:=SUM([day_hosp_csv_all.G72:.H72])" office:value-type="float" office:value="3.285714285" calcext:value-type="float">
            <text:p>3.285714285</text:p>
          </table:table-cell>
          <table:table-cell table:formula="of:=SUM([day_hosp_csv_all.I72:.J72])" office:value-type="float" office:value="7.857142857" calcext:value-type="float">
            <text:p>7.857142857</text:p>
          </table:table-cell>
          <table:table-cell table:formula="of:=SUM([day_hosp_csv_all.K72])" office:value-type="float" office:value="4.714285714" calcext:value-type="float">
            <text:p>4.714285714</text:p>
          </table:table-cell>
          <table:table-cell table:formula="of:=SUM([day_hosp_csv_all.L72])" office:value-type="float" office:value="3.571428571" calcext:value-type="float">
            <text:p>3.571428571</text:p>
          </table:table-cell>
          <table:table-cell table:formula="of:=SUM([day_hosp_csv_all.M72])" office:value-type="float" office:value="4" calcext:value-type="float">
            <text:p>4</text:p>
          </table:table-cell>
          <table:table-cell table:formula="of:=SUM([day_hosp_csv_all.N72])" office:value-type="float" office:value="3.714285714" calcext:value-type="float">
            <text:p>3.714285714</text:p>
          </table:table-cell>
          <table:table-cell table:formula="of:=SUM([day_hosp_csv_all.O72:.Q72])" office:value-type="float" office:value="10.857142857" calcext:value-type="float">
            <text:p>10.857142857</text:p>
          </table:table-cell>
          <table:table-cell table:formula="of:=[day_hosp_csv_all.R72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3:.B73])" office:value-type="float" office:value="0.857142857" calcext:value-type="float">
            <text:p>0.857142857</text:p>
          </table:table-cell>
          <table:table-cell table:formula="of:=SUM([day_hosp_csv_all.C73:.D73])" office:value-type="float" office:value="0.714285715" calcext:value-type="float">
            <text:p>0.714285715</text:p>
          </table:table-cell>
          <table:table-cell table:formula="of:=SUM([day_hosp_csv_all.E73:.F73])" office:value-type="float" office:value="2.285714286" calcext:value-type="float">
            <text:p>2.285714286</text:p>
          </table:table-cell>
          <table:table-cell table:formula="of:=SUM([day_hosp_csv_all.G73:.H73])" office:value-type="float" office:value="3.285714285" calcext:value-type="float">
            <text:p>3.285714285</text:p>
          </table:table-cell>
          <table:table-cell table:formula="of:=SUM([day_hosp_csv_all.I73:.J73])" office:value-type="float" office:value="7.857142857" calcext:value-type="float">
            <text:p>7.857142857</text:p>
          </table:table-cell>
          <table:table-cell table:formula="of:=SUM([day_hosp_csv_all.K73])" office:value-type="float" office:value="4.714285714" calcext:value-type="float">
            <text:p>4.714285714</text:p>
          </table:table-cell>
          <table:table-cell table:formula="of:=SUM([day_hosp_csv_all.L73])" office:value-type="float" office:value="3.571428571" calcext:value-type="float">
            <text:p>3.571428571</text:p>
          </table:table-cell>
          <table:table-cell table:formula="of:=SUM([day_hosp_csv_all.M73])" office:value-type="float" office:value="4" calcext:value-type="float">
            <text:p>4</text:p>
          </table:table-cell>
          <table:table-cell table:formula="of:=SUM([day_hosp_csv_all.N73])" office:value-type="float" office:value="3.714285714" calcext:value-type="float">
            <text:p>3.714285714</text:p>
          </table:table-cell>
          <table:table-cell table:formula="of:=SUM([day_hosp_csv_all.O73:.Q73])" office:value-type="float" office:value="10.857142857" calcext:value-type="float">
            <text:p>10.857142857</text:p>
          </table:table-cell>
          <table:table-cell table:formula="of:=[day_hosp_csv_all.R73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4:.B74])" office:value-type="float" office:value="0.857142857" calcext:value-type="float">
            <text:p>0.857142857</text:p>
          </table:table-cell>
          <table:table-cell table:formula="of:=SUM([day_hosp_csv_all.C74:.D74])" office:value-type="float" office:value="0.714285715" calcext:value-type="float">
            <text:p>0.714285715</text:p>
          </table:table-cell>
          <table:table-cell table:formula="of:=SUM([day_hosp_csv_all.E74:.F74])" office:value-type="float" office:value="2.285714286" calcext:value-type="float">
            <text:p>2.285714286</text:p>
          </table:table-cell>
          <table:table-cell table:formula="of:=SUM([day_hosp_csv_all.G74:.H74])" office:value-type="float" office:value="3.285714285" calcext:value-type="float">
            <text:p>3.285714285</text:p>
          </table:table-cell>
          <table:table-cell table:formula="of:=SUM([day_hosp_csv_all.I74:.J74])" office:value-type="float" office:value="7.857142857" calcext:value-type="float">
            <text:p>7.857142857</text:p>
          </table:table-cell>
          <table:table-cell table:formula="of:=SUM([day_hosp_csv_all.K74])" office:value-type="float" office:value="4.714285714" calcext:value-type="float">
            <text:p>4.714285714</text:p>
          </table:table-cell>
          <table:table-cell table:formula="of:=SUM([day_hosp_csv_all.L74])" office:value-type="float" office:value="3.571428571" calcext:value-type="float">
            <text:p>3.571428571</text:p>
          </table:table-cell>
          <table:table-cell table:formula="of:=SUM([day_hosp_csv_all.M74])" office:value-type="float" office:value="4" calcext:value-type="float">
            <text:p>4</text:p>
          </table:table-cell>
          <table:table-cell table:formula="of:=SUM([day_hosp_csv_all.N74])" office:value-type="float" office:value="3.714285714" calcext:value-type="float">
            <text:p>3.714285714</text:p>
          </table:table-cell>
          <table:table-cell table:formula="of:=SUM([day_hosp_csv_all.O74:.Q74])" office:value-type="float" office:value="10.857142857" calcext:value-type="float">
            <text:p>10.857142857</text:p>
          </table:table-cell>
          <table:table-cell table:formula="of:=[day_hosp_csv_all.R74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5:.B75])" office:value-type="float" office:value="0.857142857" calcext:value-type="float">
            <text:p>0.857142857</text:p>
          </table:table-cell>
          <table:table-cell table:formula="of:=SUM([day_hosp_csv_all.C75:.D75])" office:value-type="float" office:value="0.714285715" calcext:value-type="float">
            <text:p>0.714285715</text:p>
          </table:table-cell>
          <table:table-cell table:formula="of:=SUM([day_hosp_csv_all.E75:.F75])" office:value-type="float" office:value="2.285714286" calcext:value-type="float">
            <text:p>2.285714286</text:p>
          </table:table-cell>
          <table:table-cell table:formula="of:=SUM([day_hosp_csv_all.G75:.H75])" office:value-type="float" office:value="3.285714285" calcext:value-type="float">
            <text:p>3.285714285</text:p>
          </table:table-cell>
          <table:table-cell table:formula="of:=SUM([day_hosp_csv_all.I75:.J75])" office:value-type="float" office:value="7.857142857" calcext:value-type="float">
            <text:p>7.857142857</text:p>
          </table:table-cell>
          <table:table-cell table:formula="of:=SUM([day_hosp_csv_all.K75])" office:value-type="float" office:value="4.714285714" calcext:value-type="float">
            <text:p>4.714285714</text:p>
          </table:table-cell>
          <table:table-cell table:formula="of:=SUM([day_hosp_csv_all.L75])" office:value-type="float" office:value="3.571428571" calcext:value-type="float">
            <text:p>3.571428571</text:p>
          </table:table-cell>
          <table:table-cell table:formula="of:=SUM([day_hosp_csv_all.M75])" office:value-type="float" office:value="4" calcext:value-type="float">
            <text:p>4</text:p>
          </table:table-cell>
          <table:table-cell table:formula="of:=SUM([day_hosp_csv_all.N75])" office:value-type="float" office:value="3.714285714" calcext:value-type="float">
            <text:p>3.714285714</text:p>
          </table:table-cell>
          <table:table-cell table:formula="of:=SUM([day_hosp_csv_all.O75:.Q75])" office:value-type="float" office:value="10.857142857" calcext:value-type="float">
            <text:p>10.857142857</text:p>
          </table:table-cell>
          <table:table-cell table:formula="of:=[day_hosp_csv_all.R75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6:.B76])" office:value-type="float" office:value="0.857142857" calcext:value-type="float">
            <text:p>0.857142857</text:p>
          </table:table-cell>
          <table:table-cell table:formula="of:=SUM([day_hosp_csv_all.C76:.D76])" office:value-type="float" office:value="0.714285715" calcext:value-type="float">
            <text:p>0.714285715</text:p>
          </table:table-cell>
          <table:table-cell table:formula="of:=SUM([day_hosp_csv_all.E76:.F76])" office:value-type="float" office:value="2.285714286" calcext:value-type="float">
            <text:p>2.285714286</text:p>
          </table:table-cell>
          <table:table-cell table:formula="of:=SUM([day_hosp_csv_all.G76:.H76])" office:value-type="float" office:value="3.285714285" calcext:value-type="float">
            <text:p>3.285714285</text:p>
          </table:table-cell>
          <table:table-cell table:formula="of:=SUM([day_hosp_csv_all.I76:.J76])" office:value-type="float" office:value="7.857142857" calcext:value-type="float">
            <text:p>7.857142857</text:p>
          </table:table-cell>
          <table:table-cell table:formula="of:=SUM([day_hosp_csv_all.K76])" office:value-type="float" office:value="4.714285714" calcext:value-type="float">
            <text:p>4.714285714</text:p>
          </table:table-cell>
          <table:table-cell table:formula="of:=SUM([day_hosp_csv_all.L76])" office:value-type="float" office:value="3.571428571" calcext:value-type="float">
            <text:p>3.571428571</text:p>
          </table:table-cell>
          <table:table-cell table:formula="of:=SUM([day_hosp_csv_all.M76])" office:value-type="float" office:value="4" calcext:value-type="float">
            <text:p>4</text:p>
          </table:table-cell>
          <table:table-cell table:formula="of:=SUM([day_hosp_csv_all.N76])" office:value-type="float" office:value="3.714285714" calcext:value-type="float">
            <text:p>3.714285714</text:p>
          </table:table-cell>
          <table:table-cell table:formula="of:=SUM([day_hosp_csv_all.O76:.Q76])" office:value-type="float" office:value="10.857142857" calcext:value-type="float">
            <text:p>10.857142857</text:p>
          </table:table-cell>
          <table:table-cell table:formula="of:=[day_hosp_csv_all.R76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7:.B77])" office:value-type="float" office:value="0.857142857" calcext:value-type="float">
            <text:p>0.857142857</text:p>
          </table:table-cell>
          <table:table-cell table:formula="of:=SUM([day_hosp_csv_all.C77:.D77])" office:value-type="float" office:value="0.714285715" calcext:value-type="float">
            <text:p>0.714285715</text:p>
          </table:table-cell>
          <table:table-cell table:formula="of:=SUM([day_hosp_csv_all.E77:.F77])" office:value-type="float" office:value="2.285714286" calcext:value-type="float">
            <text:p>2.285714286</text:p>
          </table:table-cell>
          <table:table-cell table:formula="of:=SUM([day_hosp_csv_all.G77:.H77])" office:value-type="float" office:value="3.285714285" calcext:value-type="float">
            <text:p>3.285714285</text:p>
          </table:table-cell>
          <table:table-cell table:formula="of:=SUM([day_hosp_csv_all.I77:.J77])" office:value-type="float" office:value="7.857142857" calcext:value-type="float">
            <text:p>7.857142857</text:p>
          </table:table-cell>
          <table:table-cell table:formula="of:=SUM([day_hosp_csv_all.K77])" office:value-type="float" office:value="4.714285714" calcext:value-type="float">
            <text:p>4.714285714</text:p>
          </table:table-cell>
          <table:table-cell table:formula="of:=SUM([day_hosp_csv_all.L77])" office:value-type="float" office:value="3.571428571" calcext:value-type="float">
            <text:p>3.571428571</text:p>
          </table:table-cell>
          <table:table-cell table:formula="of:=SUM([day_hosp_csv_all.M77])" office:value-type="float" office:value="4" calcext:value-type="float">
            <text:p>4</text:p>
          </table:table-cell>
          <table:table-cell table:formula="of:=SUM([day_hosp_csv_all.N77])" office:value-type="float" office:value="3.714285714" calcext:value-type="float">
            <text:p>3.714285714</text:p>
          </table:table-cell>
          <table:table-cell table:formula="of:=SUM([day_hosp_csv_all.O77:.Q77])" office:value-type="float" office:value="10.857142857" calcext:value-type="float">
            <text:p>10.857142857</text:p>
          </table:table-cell>
          <table:table-cell table:formula="of:=[day_hosp_csv_all.R77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8:.B78])" office:value-type="float" office:value="0.857142857" calcext:value-type="float">
            <text:p>0.857142857</text:p>
          </table:table-cell>
          <table:table-cell table:formula="of:=SUM([day_hosp_csv_all.C78:.D78])" office:value-type="float" office:value="0.714285715" calcext:value-type="float">
            <text:p>0.714285715</text:p>
          </table:table-cell>
          <table:table-cell table:formula="of:=SUM([day_hosp_csv_all.E78:.F78])" office:value-type="float" office:value="2.285714286" calcext:value-type="float">
            <text:p>2.285714286</text:p>
          </table:table-cell>
          <table:table-cell table:formula="of:=SUM([day_hosp_csv_all.G78:.H78])" office:value-type="float" office:value="3.285714285" calcext:value-type="float">
            <text:p>3.285714285</text:p>
          </table:table-cell>
          <table:table-cell table:formula="of:=SUM([day_hosp_csv_all.I78:.J78])" office:value-type="float" office:value="7.857142857" calcext:value-type="float">
            <text:p>7.857142857</text:p>
          </table:table-cell>
          <table:table-cell table:formula="of:=SUM([day_hosp_csv_all.K78])" office:value-type="float" office:value="4.714285714" calcext:value-type="float">
            <text:p>4.714285714</text:p>
          </table:table-cell>
          <table:table-cell table:formula="of:=SUM([day_hosp_csv_all.L78])" office:value-type="float" office:value="3.571428571" calcext:value-type="float">
            <text:p>3.571428571</text:p>
          </table:table-cell>
          <table:table-cell table:formula="of:=SUM([day_hosp_csv_all.M78])" office:value-type="float" office:value="4" calcext:value-type="float">
            <text:p>4</text:p>
          </table:table-cell>
          <table:table-cell table:formula="of:=SUM([day_hosp_csv_all.N78])" office:value-type="float" office:value="3.714285714" calcext:value-type="float">
            <text:p>3.714285714</text:p>
          </table:table-cell>
          <table:table-cell table:formula="of:=SUM([day_hosp_csv_all.O78:.Q78])" office:value-type="float" office:value="10.857142857" calcext:value-type="float">
            <text:p>10.857142857</text:p>
          </table:table-cell>
          <table:table-cell table:formula="of:=[day_hosp_csv_all.R78]" office:value-type="float" office:value="41.857142856" calcext:value-type="float">
            <text:p>41.857142856</text:p>
          </table:table-cell>
          <table:table-cell table:number-columns-repeated="1013"/>
        </table:table-row>
        <table:table-row table:style-name="ro1">
          <table:table-cell table:formula="of:=SUM([day_hosp_csv_all.A79:.B79])" office:value-type="float" office:value="0.285714286" calcext:value-type="float">
            <text:p>0.285714286</text:p>
          </table:table-cell>
          <table:table-cell table:formula="of:=SUM([day_hosp_csv_all.C79:.D79])" office:value-type="float" office:value="0.714285715" calcext:value-type="float">
            <text:p>0.714285715</text:p>
          </table:table-cell>
          <table:table-cell table:formula="of:=SUM([day_hosp_csv_all.E79:.F79])" office:value-type="float" office:value="1.142857143" calcext:value-type="float">
            <text:p>1.142857143</text:p>
          </table:table-cell>
          <table:table-cell table:formula="of:=SUM([day_hosp_csv_all.G79:.H79])" office:value-type="float" office:value="2" calcext:value-type="float">
            <text:p>2</text:p>
          </table:table-cell>
          <table:table-cell table:formula="of:=SUM([day_hosp_csv_all.I79:.J79])" office:value-type="float" office:value="5" calcext:value-type="float">
            <text:p>5</text:p>
          </table:table-cell>
          <table:table-cell table:formula="of:=SUM([day_hosp_csv_all.K79])" office:value-type="float" office:value="3.428571429" calcext:value-type="float">
            <text:p>3.428571429</text:p>
          </table:table-cell>
          <table:table-cell table:formula="of:=SUM([day_hosp_csv_all.L79])" office:value-type="float" office:value="2.142857143" calcext:value-type="float">
            <text:p>2.142857143</text:p>
          </table:table-cell>
          <table:table-cell table:formula="of:=SUM([day_hosp_csv_all.M79])" office:value-type="float" office:value="3.142857143" calcext:value-type="float">
            <text:p>3.142857143</text:p>
          </table:table-cell>
          <table:table-cell table:formula="of:=SUM([day_hosp_csv_all.N79])" office:value-type="float" office:value="3.428571429" calcext:value-type="float">
            <text:p>3.428571429</text:p>
          </table:table-cell>
          <table:table-cell table:formula="of:=SUM([day_hosp_csv_all.O79:.Q79])" office:value-type="float" office:value="7.999999999" calcext:value-type="float">
            <text:p>7.999999999</text:p>
          </table:table-cell>
          <table:table-cell table:formula="of:=[day_hosp_csv_all.R79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0:.B80])" office:value-type="float" office:value="0.285714286" calcext:value-type="float">
            <text:p>0.285714286</text:p>
          </table:table-cell>
          <table:table-cell table:formula="of:=SUM([day_hosp_csv_all.C80:.D80])" office:value-type="float" office:value="0.714285715" calcext:value-type="float">
            <text:p>0.714285715</text:p>
          </table:table-cell>
          <table:table-cell table:formula="of:=SUM([day_hosp_csv_all.E80:.F80])" office:value-type="float" office:value="1.142857143" calcext:value-type="float">
            <text:p>1.142857143</text:p>
          </table:table-cell>
          <table:table-cell table:formula="of:=SUM([day_hosp_csv_all.G80:.H80])" office:value-type="float" office:value="2" calcext:value-type="float">
            <text:p>2</text:p>
          </table:table-cell>
          <table:table-cell table:formula="of:=SUM([day_hosp_csv_all.I80:.J80])" office:value-type="float" office:value="5" calcext:value-type="float">
            <text:p>5</text:p>
          </table:table-cell>
          <table:table-cell table:formula="of:=SUM([day_hosp_csv_all.K80])" office:value-type="float" office:value="3.428571429" calcext:value-type="float">
            <text:p>3.428571429</text:p>
          </table:table-cell>
          <table:table-cell table:formula="of:=SUM([day_hosp_csv_all.L80])" office:value-type="float" office:value="2.142857143" calcext:value-type="float">
            <text:p>2.142857143</text:p>
          </table:table-cell>
          <table:table-cell table:formula="of:=SUM([day_hosp_csv_all.M80])" office:value-type="float" office:value="3.142857143" calcext:value-type="float">
            <text:p>3.142857143</text:p>
          </table:table-cell>
          <table:table-cell table:formula="of:=SUM([day_hosp_csv_all.N80])" office:value-type="float" office:value="3.428571429" calcext:value-type="float">
            <text:p>3.428571429</text:p>
          </table:table-cell>
          <table:table-cell table:formula="of:=SUM([day_hosp_csv_all.O80:.Q80])" office:value-type="float" office:value="7.999999999" calcext:value-type="float">
            <text:p>7.999999999</text:p>
          </table:table-cell>
          <table:table-cell table:formula="of:=[day_hosp_csv_all.R80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1:.B81])" office:value-type="float" office:value="0.285714286" calcext:value-type="float">
            <text:p>0.285714286</text:p>
          </table:table-cell>
          <table:table-cell table:formula="of:=SUM([day_hosp_csv_all.C81:.D81])" office:value-type="float" office:value="0.714285715" calcext:value-type="float">
            <text:p>0.714285715</text:p>
          </table:table-cell>
          <table:table-cell table:formula="of:=SUM([day_hosp_csv_all.E81:.F81])" office:value-type="float" office:value="1.142857143" calcext:value-type="float">
            <text:p>1.142857143</text:p>
          </table:table-cell>
          <table:table-cell table:formula="of:=SUM([day_hosp_csv_all.G81:.H81])" office:value-type="float" office:value="2" calcext:value-type="float">
            <text:p>2</text:p>
          </table:table-cell>
          <table:table-cell table:formula="of:=SUM([day_hosp_csv_all.I81:.J81])" office:value-type="float" office:value="5" calcext:value-type="float">
            <text:p>5</text:p>
          </table:table-cell>
          <table:table-cell table:formula="of:=SUM([day_hosp_csv_all.K81])" office:value-type="float" office:value="3.428571429" calcext:value-type="float">
            <text:p>3.428571429</text:p>
          </table:table-cell>
          <table:table-cell table:formula="of:=SUM([day_hosp_csv_all.L81])" office:value-type="float" office:value="2.142857143" calcext:value-type="float">
            <text:p>2.142857143</text:p>
          </table:table-cell>
          <table:table-cell table:formula="of:=SUM([day_hosp_csv_all.M81])" office:value-type="float" office:value="3.142857143" calcext:value-type="float">
            <text:p>3.142857143</text:p>
          </table:table-cell>
          <table:table-cell table:formula="of:=SUM([day_hosp_csv_all.N81])" office:value-type="float" office:value="3.428571429" calcext:value-type="float">
            <text:p>3.428571429</text:p>
          </table:table-cell>
          <table:table-cell table:formula="of:=SUM([day_hosp_csv_all.O81:.Q81])" office:value-type="float" office:value="7.999999999" calcext:value-type="float">
            <text:p>7.999999999</text:p>
          </table:table-cell>
          <table:table-cell table:formula="of:=[day_hosp_csv_all.R81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2:.B82])" office:value-type="float" office:value="0.285714286" calcext:value-type="float">
            <text:p>0.285714286</text:p>
          </table:table-cell>
          <table:table-cell table:formula="of:=SUM([day_hosp_csv_all.C82:.D82])" office:value-type="float" office:value="0.714285715" calcext:value-type="float">
            <text:p>0.714285715</text:p>
          </table:table-cell>
          <table:table-cell table:formula="of:=SUM([day_hosp_csv_all.E82:.F82])" office:value-type="float" office:value="1.142857143" calcext:value-type="float">
            <text:p>1.142857143</text:p>
          </table:table-cell>
          <table:table-cell table:formula="of:=SUM([day_hosp_csv_all.G82:.H82])" office:value-type="float" office:value="2" calcext:value-type="float">
            <text:p>2</text:p>
          </table:table-cell>
          <table:table-cell table:formula="of:=SUM([day_hosp_csv_all.I82:.J82])" office:value-type="float" office:value="5" calcext:value-type="float">
            <text:p>5</text:p>
          </table:table-cell>
          <table:table-cell table:formula="of:=SUM([day_hosp_csv_all.K82])" office:value-type="float" office:value="3.428571429" calcext:value-type="float">
            <text:p>3.428571429</text:p>
          </table:table-cell>
          <table:table-cell table:formula="of:=SUM([day_hosp_csv_all.L82])" office:value-type="float" office:value="2.142857143" calcext:value-type="float">
            <text:p>2.142857143</text:p>
          </table:table-cell>
          <table:table-cell table:formula="of:=SUM([day_hosp_csv_all.M82])" office:value-type="float" office:value="3.142857143" calcext:value-type="float">
            <text:p>3.142857143</text:p>
          </table:table-cell>
          <table:table-cell table:formula="of:=SUM([day_hosp_csv_all.N82])" office:value-type="float" office:value="3.428571429" calcext:value-type="float">
            <text:p>3.428571429</text:p>
          </table:table-cell>
          <table:table-cell table:formula="of:=SUM([day_hosp_csv_all.O82:.Q82])" office:value-type="float" office:value="7.999999999" calcext:value-type="float">
            <text:p>7.999999999</text:p>
          </table:table-cell>
          <table:table-cell table:formula="of:=[day_hosp_csv_all.R82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3:.B83])" office:value-type="float" office:value="0.285714286" calcext:value-type="float">
            <text:p>0.285714286</text:p>
          </table:table-cell>
          <table:table-cell table:formula="of:=SUM([day_hosp_csv_all.C83:.D83])" office:value-type="float" office:value="0.714285715" calcext:value-type="float">
            <text:p>0.714285715</text:p>
          </table:table-cell>
          <table:table-cell table:formula="of:=SUM([day_hosp_csv_all.E83:.F83])" office:value-type="float" office:value="1.142857143" calcext:value-type="float">
            <text:p>1.142857143</text:p>
          </table:table-cell>
          <table:table-cell table:formula="of:=SUM([day_hosp_csv_all.G83:.H83])" office:value-type="float" office:value="2" calcext:value-type="float">
            <text:p>2</text:p>
          </table:table-cell>
          <table:table-cell table:formula="of:=SUM([day_hosp_csv_all.I83:.J83])" office:value-type="float" office:value="5" calcext:value-type="float">
            <text:p>5</text:p>
          </table:table-cell>
          <table:table-cell table:formula="of:=SUM([day_hosp_csv_all.K83])" office:value-type="float" office:value="3.428571429" calcext:value-type="float">
            <text:p>3.428571429</text:p>
          </table:table-cell>
          <table:table-cell table:formula="of:=SUM([day_hosp_csv_all.L83])" office:value-type="float" office:value="2.142857143" calcext:value-type="float">
            <text:p>2.142857143</text:p>
          </table:table-cell>
          <table:table-cell table:formula="of:=SUM([day_hosp_csv_all.M83])" office:value-type="float" office:value="3.142857143" calcext:value-type="float">
            <text:p>3.142857143</text:p>
          </table:table-cell>
          <table:table-cell table:formula="of:=SUM([day_hosp_csv_all.N83])" office:value-type="float" office:value="3.428571429" calcext:value-type="float">
            <text:p>3.428571429</text:p>
          </table:table-cell>
          <table:table-cell table:formula="of:=SUM([day_hosp_csv_all.O83:.Q83])" office:value-type="float" office:value="7.999999999" calcext:value-type="float">
            <text:p>7.999999999</text:p>
          </table:table-cell>
          <table:table-cell table:formula="of:=[day_hosp_csv_all.R83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4:.B84])" office:value-type="float" office:value="0.285714286" calcext:value-type="float">
            <text:p>0.285714286</text:p>
          </table:table-cell>
          <table:table-cell table:formula="of:=SUM([day_hosp_csv_all.C84:.D84])" office:value-type="float" office:value="0.714285715" calcext:value-type="float">
            <text:p>0.714285715</text:p>
          </table:table-cell>
          <table:table-cell table:formula="of:=SUM([day_hosp_csv_all.E84:.F84])" office:value-type="float" office:value="1.142857143" calcext:value-type="float">
            <text:p>1.142857143</text:p>
          </table:table-cell>
          <table:table-cell table:formula="of:=SUM([day_hosp_csv_all.G84:.H84])" office:value-type="float" office:value="2" calcext:value-type="float">
            <text:p>2</text:p>
          </table:table-cell>
          <table:table-cell table:formula="of:=SUM([day_hosp_csv_all.I84:.J84])" office:value-type="float" office:value="5" calcext:value-type="float">
            <text:p>5</text:p>
          </table:table-cell>
          <table:table-cell table:formula="of:=SUM([day_hosp_csv_all.K84])" office:value-type="float" office:value="3.428571429" calcext:value-type="float">
            <text:p>3.428571429</text:p>
          </table:table-cell>
          <table:table-cell table:formula="of:=SUM([day_hosp_csv_all.L84])" office:value-type="float" office:value="2.142857143" calcext:value-type="float">
            <text:p>2.142857143</text:p>
          </table:table-cell>
          <table:table-cell table:formula="of:=SUM([day_hosp_csv_all.M84])" office:value-type="float" office:value="3.142857143" calcext:value-type="float">
            <text:p>3.142857143</text:p>
          </table:table-cell>
          <table:table-cell table:formula="of:=SUM([day_hosp_csv_all.N84])" office:value-type="float" office:value="3.428571429" calcext:value-type="float">
            <text:p>3.428571429</text:p>
          </table:table-cell>
          <table:table-cell table:formula="of:=SUM([day_hosp_csv_all.O84:.Q84])" office:value-type="float" office:value="7.999999999" calcext:value-type="float">
            <text:p>7.999999999</text:p>
          </table:table-cell>
          <table:table-cell table:formula="of:=[day_hosp_csv_all.R84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5:.B85])" office:value-type="float" office:value="0.285714286" calcext:value-type="float">
            <text:p>0.285714286</text:p>
          </table:table-cell>
          <table:table-cell table:formula="of:=SUM([day_hosp_csv_all.C85:.D85])" office:value-type="float" office:value="0.714285715" calcext:value-type="float">
            <text:p>0.714285715</text:p>
          </table:table-cell>
          <table:table-cell table:formula="of:=SUM([day_hosp_csv_all.E85:.F85])" office:value-type="float" office:value="1.142857143" calcext:value-type="float">
            <text:p>1.142857143</text:p>
          </table:table-cell>
          <table:table-cell table:formula="of:=SUM([day_hosp_csv_all.G85:.H85])" office:value-type="float" office:value="2" calcext:value-type="float">
            <text:p>2</text:p>
          </table:table-cell>
          <table:table-cell table:formula="of:=SUM([day_hosp_csv_all.I85:.J85])" office:value-type="float" office:value="5" calcext:value-type="float">
            <text:p>5</text:p>
          </table:table-cell>
          <table:table-cell table:formula="of:=SUM([day_hosp_csv_all.K85])" office:value-type="float" office:value="3.428571429" calcext:value-type="float">
            <text:p>3.428571429</text:p>
          </table:table-cell>
          <table:table-cell table:formula="of:=SUM([day_hosp_csv_all.L85])" office:value-type="float" office:value="2.142857143" calcext:value-type="float">
            <text:p>2.142857143</text:p>
          </table:table-cell>
          <table:table-cell table:formula="of:=SUM([day_hosp_csv_all.M85])" office:value-type="float" office:value="3.142857143" calcext:value-type="float">
            <text:p>3.142857143</text:p>
          </table:table-cell>
          <table:table-cell table:formula="of:=SUM([day_hosp_csv_all.N85])" office:value-type="float" office:value="3.428571429" calcext:value-type="float">
            <text:p>3.428571429</text:p>
          </table:table-cell>
          <table:table-cell table:formula="of:=SUM([day_hosp_csv_all.O85:.Q85])" office:value-type="float" office:value="7.999999999" calcext:value-type="float">
            <text:p>7.999999999</text:p>
          </table:table-cell>
          <table:table-cell table:formula="of:=[day_hosp_csv_all.R85]" office:value-type="float" office:value="29.285714287" calcext:value-type="float">
            <text:p>29.285714287</text:p>
          </table:table-cell>
          <table:table-cell table:number-columns-repeated="1013"/>
        </table:table-row>
        <table:table-row table:style-name="ro1">
          <table:table-cell table:formula="of:=SUM([day_hosp_csv_all.A86:.B86])" office:value-type="float" office:value="0.571428572" calcext:value-type="float">
            <text:p>0.571428572</text:p>
          </table:table-cell>
          <table:table-cell table:formula="of:=SUM([day_hosp_csv_all.C86:.D86])" office:value-type="float" office:value="0.428571429" calcext:value-type="float">
            <text:p>0.428571429</text:p>
          </table:table-cell>
          <table:table-cell table:formula="of:=SUM([day_hosp_csv_all.E86:.F86])" office:value-type="float" office:value="0.857142858" calcext:value-type="float">
            <text:p>0.857142858</text:p>
          </table:table-cell>
          <table:table-cell table:formula="of:=SUM([day_hosp_csv_all.G86:.H86])" office:value-type="float" office:value="1.428571429" calcext:value-type="float">
            <text:p>1.428571429</text:p>
          </table:table-cell>
          <table:table-cell table:formula="of:=SUM([day_hosp_csv_all.I86:.J86])" office:value-type="float" office:value="2.714285715" calcext:value-type="float">
            <text:p>2.714285715</text:p>
          </table:table-cell>
          <table:table-cell table:formula="of:=SUM([day_hosp_csv_all.K86])" office:value-type="float" office:value="2.571428571" calcext:value-type="float">
            <text:p>2.571428571</text:p>
          </table:table-cell>
          <table:table-cell table:formula="of:=SUM([day_hosp_csv_all.L86])" office:value-type="float" office:value="1.285714286" calcext:value-type="float">
            <text:p>1.285714286</text:p>
          </table:table-cell>
          <table:table-cell table:formula="of:=SUM([day_hosp_csv_all.M86])" office:value-type="float" office:value="3.428571429" calcext:value-type="float">
            <text:p>3.428571429</text:p>
          </table:table-cell>
          <table:table-cell table:formula="of:=SUM([day_hosp_csv_all.N86])" office:value-type="float" office:value="2.285714286" calcext:value-type="float">
            <text:p>2.285714286</text:p>
          </table:table-cell>
          <table:table-cell table:formula="of:=SUM([day_hosp_csv_all.O86:.Q86])" office:value-type="float" office:value="5.714285714" calcext:value-type="float">
            <text:p>5.714285714</text:p>
          </table:table-cell>
          <table:table-cell table:formula="of:=[day_hosp_csv_all.R86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87:.B87])" office:value-type="float" office:value="0.571428572" calcext:value-type="float">
            <text:p>0.571428572</text:p>
          </table:table-cell>
          <table:table-cell table:formula="of:=SUM([day_hosp_csv_all.C87:.D87])" office:value-type="float" office:value="0.428571429" calcext:value-type="float">
            <text:p>0.428571429</text:p>
          </table:table-cell>
          <table:table-cell table:formula="of:=SUM([day_hosp_csv_all.E87:.F87])" office:value-type="float" office:value="0.857142858" calcext:value-type="float">
            <text:p>0.857142858</text:p>
          </table:table-cell>
          <table:table-cell table:formula="of:=SUM([day_hosp_csv_all.G87:.H87])" office:value-type="float" office:value="1.428571429" calcext:value-type="float">
            <text:p>1.428571429</text:p>
          </table:table-cell>
          <table:table-cell table:formula="of:=SUM([day_hosp_csv_all.I87:.J87])" office:value-type="float" office:value="2.714285715" calcext:value-type="float">
            <text:p>2.714285715</text:p>
          </table:table-cell>
          <table:table-cell table:formula="of:=SUM([day_hosp_csv_all.K87])" office:value-type="float" office:value="2.571428571" calcext:value-type="float">
            <text:p>2.571428571</text:p>
          </table:table-cell>
          <table:table-cell table:formula="of:=SUM([day_hosp_csv_all.L87])" office:value-type="float" office:value="1.285714286" calcext:value-type="float">
            <text:p>1.285714286</text:p>
          </table:table-cell>
          <table:table-cell table:formula="of:=SUM([day_hosp_csv_all.M87])" office:value-type="float" office:value="3.428571429" calcext:value-type="float">
            <text:p>3.428571429</text:p>
          </table:table-cell>
          <table:table-cell table:formula="of:=SUM([day_hosp_csv_all.N87])" office:value-type="float" office:value="2.285714286" calcext:value-type="float">
            <text:p>2.285714286</text:p>
          </table:table-cell>
          <table:table-cell table:formula="of:=SUM([day_hosp_csv_all.O87:.Q87])" office:value-type="float" office:value="5.714285714" calcext:value-type="float">
            <text:p>5.714285714</text:p>
          </table:table-cell>
          <table:table-cell table:formula="of:=[day_hosp_csv_all.R87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88:.B88])" office:value-type="float" office:value="0.571428572" calcext:value-type="float">
            <text:p>0.571428572</text:p>
          </table:table-cell>
          <table:table-cell table:formula="of:=SUM([day_hosp_csv_all.C88:.D88])" office:value-type="float" office:value="0.428571429" calcext:value-type="float">
            <text:p>0.428571429</text:p>
          </table:table-cell>
          <table:table-cell table:formula="of:=SUM([day_hosp_csv_all.E88:.F88])" office:value-type="float" office:value="0.857142858" calcext:value-type="float">
            <text:p>0.857142858</text:p>
          </table:table-cell>
          <table:table-cell table:formula="of:=SUM([day_hosp_csv_all.G88:.H88])" office:value-type="float" office:value="1.428571429" calcext:value-type="float">
            <text:p>1.428571429</text:p>
          </table:table-cell>
          <table:table-cell table:formula="of:=SUM([day_hosp_csv_all.I88:.J88])" office:value-type="float" office:value="2.714285715" calcext:value-type="float">
            <text:p>2.714285715</text:p>
          </table:table-cell>
          <table:table-cell table:formula="of:=SUM([day_hosp_csv_all.K88])" office:value-type="float" office:value="2.571428571" calcext:value-type="float">
            <text:p>2.571428571</text:p>
          </table:table-cell>
          <table:table-cell table:formula="of:=SUM([day_hosp_csv_all.L88])" office:value-type="float" office:value="1.285714286" calcext:value-type="float">
            <text:p>1.285714286</text:p>
          </table:table-cell>
          <table:table-cell table:formula="of:=SUM([day_hosp_csv_all.M88])" office:value-type="float" office:value="3.428571429" calcext:value-type="float">
            <text:p>3.428571429</text:p>
          </table:table-cell>
          <table:table-cell table:formula="of:=SUM([day_hosp_csv_all.N88])" office:value-type="float" office:value="2.285714286" calcext:value-type="float">
            <text:p>2.285714286</text:p>
          </table:table-cell>
          <table:table-cell table:formula="of:=SUM([day_hosp_csv_all.O88:.Q88])" office:value-type="float" office:value="5.714285714" calcext:value-type="float">
            <text:p>5.714285714</text:p>
          </table:table-cell>
          <table:table-cell table:formula="of:=[day_hosp_csv_all.R88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89:.B89])" office:value-type="float" office:value="0.571428572" calcext:value-type="float">
            <text:p>0.571428572</text:p>
          </table:table-cell>
          <table:table-cell table:formula="of:=SUM([day_hosp_csv_all.C89:.D89])" office:value-type="float" office:value="0.428571429" calcext:value-type="float">
            <text:p>0.428571429</text:p>
          </table:table-cell>
          <table:table-cell table:formula="of:=SUM([day_hosp_csv_all.E89:.F89])" office:value-type="float" office:value="0.857142858" calcext:value-type="float">
            <text:p>0.857142858</text:p>
          </table:table-cell>
          <table:table-cell table:formula="of:=SUM([day_hosp_csv_all.G89:.H89])" office:value-type="float" office:value="1.428571429" calcext:value-type="float">
            <text:p>1.428571429</text:p>
          </table:table-cell>
          <table:table-cell table:formula="of:=SUM([day_hosp_csv_all.I89:.J89])" office:value-type="float" office:value="2.714285715" calcext:value-type="float">
            <text:p>2.714285715</text:p>
          </table:table-cell>
          <table:table-cell table:formula="of:=SUM([day_hosp_csv_all.K89])" office:value-type="float" office:value="2.571428571" calcext:value-type="float">
            <text:p>2.571428571</text:p>
          </table:table-cell>
          <table:table-cell table:formula="of:=SUM([day_hosp_csv_all.L89])" office:value-type="float" office:value="1.285714286" calcext:value-type="float">
            <text:p>1.285714286</text:p>
          </table:table-cell>
          <table:table-cell table:formula="of:=SUM([day_hosp_csv_all.M89])" office:value-type="float" office:value="3.428571429" calcext:value-type="float">
            <text:p>3.428571429</text:p>
          </table:table-cell>
          <table:table-cell table:formula="of:=SUM([day_hosp_csv_all.N89])" office:value-type="float" office:value="2.285714286" calcext:value-type="float">
            <text:p>2.285714286</text:p>
          </table:table-cell>
          <table:table-cell table:formula="of:=SUM([day_hosp_csv_all.O89:.Q89])" office:value-type="float" office:value="5.714285714" calcext:value-type="float">
            <text:p>5.714285714</text:p>
          </table:table-cell>
          <table:table-cell table:formula="of:=[day_hosp_csv_all.R89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90:.B90])" office:value-type="float" office:value="0.571428572" calcext:value-type="float">
            <text:p>0.571428572</text:p>
          </table:table-cell>
          <table:table-cell table:formula="of:=SUM([day_hosp_csv_all.C90:.D90])" office:value-type="float" office:value="0.428571429" calcext:value-type="float">
            <text:p>0.428571429</text:p>
          </table:table-cell>
          <table:table-cell table:formula="of:=SUM([day_hosp_csv_all.E90:.F90])" office:value-type="float" office:value="0.857142858" calcext:value-type="float">
            <text:p>0.857142858</text:p>
          </table:table-cell>
          <table:table-cell table:formula="of:=SUM([day_hosp_csv_all.G90:.H90])" office:value-type="float" office:value="1.428571429" calcext:value-type="float">
            <text:p>1.428571429</text:p>
          </table:table-cell>
          <table:table-cell table:formula="of:=SUM([day_hosp_csv_all.I90:.J90])" office:value-type="float" office:value="2.714285715" calcext:value-type="float">
            <text:p>2.714285715</text:p>
          </table:table-cell>
          <table:table-cell table:formula="of:=SUM([day_hosp_csv_all.K90])" office:value-type="float" office:value="2.571428571" calcext:value-type="float">
            <text:p>2.571428571</text:p>
          </table:table-cell>
          <table:table-cell table:formula="of:=SUM([day_hosp_csv_all.L90])" office:value-type="float" office:value="1.285714286" calcext:value-type="float">
            <text:p>1.285714286</text:p>
          </table:table-cell>
          <table:table-cell table:formula="of:=SUM([day_hosp_csv_all.M90])" office:value-type="float" office:value="3.428571429" calcext:value-type="float">
            <text:p>3.428571429</text:p>
          </table:table-cell>
          <table:table-cell table:formula="of:=SUM([day_hosp_csv_all.N90])" office:value-type="float" office:value="2.285714286" calcext:value-type="float">
            <text:p>2.285714286</text:p>
          </table:table-cell>
          <table:table-cell table:formula="of:=SUM([day_hosp_csv_all.O90:.Q90])" office:value-type="float" office:value="5.714285714" calcext:value-type="float">
            <text:p>5.714285714</text:p>
          </table:table-cell>
          <table:table-cell table:formula="of:=[day_hosp_csv_all.R90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91:.B91])" office:value-type="float" office:value="0.571428572" calcext:value-type="float">
            <text:p>0.571428572</text:p>
          </table:table-cell>
          <table:table-cell table:formula="of:=SUM([day_hosp_csv_all.C91:.D91])" office:value-type="float" office:value="0.428571429" calcext:value-type="float">
            <text:p>0.428571429</text:p>
          </table:table-cell>
          <table:table-cell table:formula="of:=SUM([day_hosp_csv_all.E91:.F91])" office:value-type="float" office:value="0.857142858" calcext:value-type="float">
            <text:p>0.857142858</text:p>
          </table:table-cell>
          <table:table-cell table:formula="of:=SUM([day_hosp_csv_all.G91:.H91])" office:value-type="float" office:value="1.428571429" calcext:value-type="float">
            <text:p>1.428571429</text:p>
          </table:table-cell>
          <table:table-cell table:formula="of:=SUM([day_hosp_csv_all.I91:.J91])" office:value-type="float" office:value="2.714285715" calcext:value-type="float">
            <text:p>2.714285715</text:p>
          </table:table-cell>
          <table:table-cell table:formula="of:=SUM([day_hosp_csv_all.K91])" office:value-type="float" office:value="2.571428571" calcext:value-type="float">
            <text:p>2.571428571</text:p>
          </table:table-cell>
          <table:table-cell table:formula="of:=SUM([day_hosp_csv_all.L91])" office:value-type="float" office:value="1.285714286" calcext:value-type="float">
            <text:p>1.285714286</text:p>
          </table:table-cell>
          <table:table-cell table:formula="of:=SUM([day_hosp_csv_all.M91])" office:value-type="float" office:value="3.428571429" calcext:value-type="float">
            <text:p>3.428571429</text:p>
          </table:table-cell>
          <table:table-cell table:formula="of:=SUM([day_hosp_csv_all.N91])" office:value-type="float" office:value="2.285714286" calcext:value-type="float">
            <text:p>2.285714286</text:p>
          </table:table-cell>
          <table:table-cell table:formula="of:=SUM([day_hosp_csv_all.O91:.Q91])" office:value-type="float" office:value="5.714285714" calcext:value-type="float">
            <text:p>5.714285714</text:p>
          </table:table-cell>
          <table:table-cell table:formula="of:=[day_hosp_csv_all.R91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92:.B92])" office:value-type="float" office:value="0.571428572" calcext:value-type="float">
            <text:p>0.571428572</text:p>
          </table:table-cell>
          <table:table-cell table:formula="of:=SUM([day_hosp_csv_all.C92:.D92])" office:value-type="float" office:value="0.428571429" calcext:value-type="float">
            <text:p>0.428571429</text:p>
          </table:table-cell>
          <table:table-cell table:formula="of:=SUM([day_hosp_csv_all.E92:.F92])" office:value-type="float" office:value="0.857142858" calcext:value-type="float">
            <text:p>0.857142858</text:p>
          </table:table-cell>
          <table:table-cell table:formula="of:=SUM([day_hosp_csv_all.G92:.H92])" office:value-type="float" office:value="1.428571429" calcext:value-type="float">
            <text:p>1.428571429</text:p>
          </table:table-cell>
          <table:table-cell table:formula="of:=SUM([day_hosp_csv_all.I92:.J92])" office:value-type="float" office:value="2.714285715" calcext:value-type="float">
            <text:p>2.714285715</text:p>
          </table:table-cell>
          <table:table-cell table:formula="of:=SUM([day_hosp_csv_all.K92])" office:value-type="float" office:value="2.571428571" calcext:value-type="float">
            <text:p>2.571428571</text:p>
          </table:table-cell>
          <table:table-cell table:formula="of:=SUM([day_hosp_csv_all.L92])" office:value-type="float" office:value="1.285714286" calcext:value-type="float">
            <text:p>1.285714286</text:p>
          </table:table-cell>
          <table:table-cell table:formula="of:=SUM([day_hosp_csv_all.M92])" office:value-type="float" office:value="3.428571429" calcext:value-type="float">
            <text:p>3.428571429</text:p>
          </table:table-cell>
          <table:table-cell table:formula="of:=SUM([day_hosp_csv_all.N92])" office:value-type="float" office:value="2.285714286" calcext:value-type="float">
            <text:p>2.285714286</text:p>
          </table:table-cell>
          <table:table-cell table:formula="of:=SUM([day_hosp_csv_all.O92:.Q92])" office:value-type="float" office:value="5.714285714" calcext:value-type="float">
            <text:p>5.714285714</text:p>
          </table:table-cell>
          <table:table-cell table:formula="of:=[day_hosp_csv_all.R92]" office:value-type="float" office:value="21.285714289" calcext:value-type="float">
            <text:p>21.285714289</text:p>
          </table:table-cell>
          <table:table-cell table:number-columns-repeated="1013"/>
        </table:table-row>
        <table:table-row table:style-name="ro1">
          <table:table-cell table:formula="of:=SUM([day_hosp_csv_all.A93:.B93])" office:value-type="float" office:value="0" calcext:value-type="float">
            <text:p>0</text:p>
          </table:table-cell>
          <table:table-cell table:formula="of:=SUM([day_hosp_csv_all.C93:.D93])" office:value-type="float" office:value="0.571428572" calcext:value-type="float">
            <text:p>0.571428572</text:p>
          </table:table-cell>
          <table:table-cell table:formula="of:=SUM([day_hosp_csv_all.E93:.F93])" office:value-type="float" office:value="0.714285715" calcext:value-type="float">
            <text:p>0.714285715</text:p>
          </table:table-cell>
          <table:table-cell table:formula="of:=SUM([day_hosp_csv_all.G93:.H93])" office:value-type="float" office:value="1.571428572" calcext:value-type="float">
            <text:p>1.571428572</text:p>
          </table:table-cell>
          <table:table-cell table:formula="of:=SUM([day_hosp_csv_all.I93:.J93])" office:value-type="float" office:value="3.428571429" calcext:value-type="float">
            <text:p>3.428571429</text:p>
          </table:table-cell>
          <table:table-cell table:formula="of:=SUM([day_hosp_csv_all.K93])" office:value-type="float" office:value="2" calcext:value-type="float">
            <text:p>2</text:p>
          </table:table-cell>
          <table:table-cell table:formula="of:=SUM([day_hosp_csv_all.L93])" office:value-type="float" office:value="1.857142857" calcext:value-type="float">
            <text:p>1.857142857</text:p>
          </table:table-cell>
          <table:table-cell table:formula="of:=SUM([day_hosp_csv_all.M93])" office:value-type="float" office:value="2.142857143" calcext:value-type="float">
            <text:p>2.142857143</text:p>
          </table:table-cell>
          <table:table-cell table:formula="of:=SUM([day_hosp_csv_all.N93])" office:value-type="float" office:value="3" calcext:value-type="float">
            <text:p>3</text:p>
          </table:table-cell>
          <table:table-cell table:formula="of:=SUM([day_hosp_csv_all.O93:.Q93])" office:value-type="float" office:value="4.285714286" calcext:value-type="float">
            <text:p>4.285714286</text:p>
          </table:table-cell>
          <table:table-cell table:formula="of:=[day_hosp_csv_all.R93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4:.B94])" office:value-type="float" office:value="0" calcext:value-type="float">
            <text:p>0</text:p>
          </table:table-cell>
          <table:table-cell table:formula="of:=SUM([day_hosp_csv_all.C94:.D94])" office:value-type="float" office:value="0.571428572" calcext:value-type="float">
            <text:p>0.571428572</text:p>
          </table:table-cell>
          <table:table-cell table:formula="of:=SUM([day_hosp_csv_all.E94:.F94])" office:value-type="float" office:value="0.714285715" calcext:value-type="float">
            <text:p>0.714285715</text:p>
          </table:table-cell>
          <table:table-cell table:formula="of:=SUM([day_hosp_csv_all.G94:.H94])" office:value-type="float" office:value="1.571428572" calcext:value-type="float">
            <text:p>1.571428572</text:p>
          </table:table-cell>
          <table:table-cell table:formula="of:=SUM([day_hosp_csv_all.I94:.J94])" office:value-type="float" office:value="3.428571429" calcext:value-type="float">
            <text:p>3.428571429</text:p>
          </table:table-cell>
          <table:table-cell table:formula="of:=SUM([day_hosp_csv_all.K94])" office:value-type="float" office:value="2" calcext:value-type="float">
            <text:p>2</text:p>
          </table:table-cell>
          <table:table-cell table:formula="of:=SUM([day_hosp_csv_all.L94])" office:value-type="float" office:value="1.857142857" calcext:value-type="float">
            <text:p>1.857142857</text:p>
          </table:table-cell>
          <table:table-cell table:formula="of:=SUM([day_hosp_csv_all.M94])" office:value-type="float" office:value="2.142857143" calcext:value-type="float">
            <text:p>2.142857143</text:p>
          </table:table-cell>
          <table:table-cell table:formula="of:=SUM([day_hosp_csv_all.N94])" office:value-type="float" office:value="3" calcext:value-type="float">
            <text:p>3</text:p>
          </table:table-cell>
          <table:table-cell table:formula="of:=SUM([day_hosp_csv_all.O94:.Q94])" office:value-type="float" office:value="4.285714286" calcext:value-type="float">
            <text:p>4.285714286</text:p>
          </table:table-cell>
          <table:table-cell table:formula="of:=[day_hosp_csv_all.R94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5:.B95])" office:value-type="float" office:value="0" calcext:value-type="float">
            <text:p>0</text:p>
          </table:table-cell>
          <table:table-cell table:formula="of:=SUM([day_hosp_csv_all.C95:.D95])" office:value-type="float" office:value="0.571428572" calcext:value-type="float">
            <text:p>0.571428572</text:p>
          </table:table-cell>
          <table:table-cell table:formula="of:=SUM([day_hosp_csv_all.E95:.F95])" office:value-type="float" office:value="0.714285715" calcext:value-type="float">
            <text:p>0.714285715</text:p>
          </table:table-cell>
          <table:table-cell table:formula="of:=SUM([day_hosp_csv_all.G95:.H95])" office:value-type="float" office:value="1.571428572" calcext:value-type="float">
            <text:p>1.571428572</text:p>
          </table:table-cell>
          <table:table-cell table:formula="of:=SUM([day_hosp_csv_all.I95:.J95])" office:value-type="float" office:value="3.428571429" calcext:value-type="float">
            <text:p>3.428571429</text:p>
          </table:table-cell>
          <table:table-cell table:formula="of:=SUM([day_hosp_csv_all.K95])" office:value-type="float" office:value="2" calcext:value-type="float">
            <text:p>2</text:p>
          </table:table-cell>
          <table:table-cell table:formula="of:=SUM([day_hosp_csv_all.L95])" office:value-type="float" office:value="1.857142857" calcext:value-type="float">
            <text:p>1.857142857</text:p>
          </table:table-cell>
          <table:table-cell table:formula="of:=SUM([day_hosp_csv_all.M95])" office:value-type="float" office:value="2.142857143" calcext:value-type="float">
            <text:p>2.142857143</text:p>
          </table:table-cell>
          <table:table-cell table:formula="of:=SUM([day_hosp_csv_all.N95])" office:value-type="float" office:value="3" calcext:value-type="float">
            <text:p>3</text:p>
          </table:table-cell>
          <table:table-cell table:formula="of:=SUM([day_hosp_csv_all.O95:.Q95])" office:value-type="float" office:value="4.285714286" calcext:value-type="float">
            <text:p>4.285714286</text:p>
          </table:table-cell>
          <table:table-cell table:formula="of:=[day_hosp_csv_all.R95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6:.B96])" office:value-type="float" office:value="0" calcext:value-type="float">
            <text:p>0</text:p>
          </table:table-cell>
          <table:table-cell table:formula="of:=SUM([day_hosp_csv_all.C96:.D96])" office:value-type="float" office:value="0.571428572" calcext:value-type="float">
            <text:p>0.571428572</text:p>
          </table:table-cell>
          <table:table-cell table:formula="of:=SUM([day_hosp_csv_all.E96:.F96])" office:value-type="float" office:value="0.714285715" calcext:value-type="float">
            <text:p>0.714285715</text:p>
          </table:table-cell>
          <table:table-cell table:formula="of:=SUM([day_hosp_csv_all.G96:.H96])" office:value-type="float" office:value="1.571428572" calcext:value-type="float">
            <text:p>1.571428572</text:p>
          </table:table-cell>
          <table:table-cell table:formula="of:=SUM([day_hosp_csv_all.I96:.J96])" office:value-type="float" office:value="3.428571429" calcext:value-type="float">
            <text:p>3.428571429</text:p>
          </table:table-cell>
          <table:table-cell table:formula="of:=SUM([day_hosp_csv_all.K96])" office:value-type="float" office:value="2" calcext:value-type="float">
            <text:p>2</text:p>
          </table:table-cell>
          <table:table-cell table:formula="of:=SUM([day_hosp_csv_all.L96])" office:value-type="float" office:value="1.857142857" calcext:value-type="float">
            <text:p>1.857142857</text:p>
          </table:table-cell>
          <table:table-cell table:formula="of:=SUM([day_hosp_csv_all.M96])" office:value-type="float" office:value="2.142857143" calcext:value-type="float">
            <text:p>2.142857143</text:p>
          </table:table-cell>
          <table:table-cell table:formula="of:=SUM([day_hosp_csv_all.N96])" office:value-type="float" office:value="3" calcext:value-type="float">
            <text:p>3</text:p>
          </table:table-cell>
          <table:table-cell table:formula="of:=SUM([day_hosp_csv_all.O96:.Q96])" office:value-type="float" office:value="4.285714286" calcext:value-type="float">
            <text:p>4.285714286</text:p>
          </table:table-cell>
          <table:table-cell table:formula="of:=[day_hosp_csv_all.R96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7:.B97])" office:value-type="float" office:value="0" calcext:value-type="float">
            <text:p>0</text:p>
          </table:table-cell>
          <table:table-cell table:formula="of:=SUM([day_hosp_csv_all.C97:.D97])" office:value-type="float" office:value="0.571428572" calcext:value-type="float">
            <text:p>0.571428572</text:p>
          </table:table-cell>
          <table:table-cell table:formula="of:=SUM([day_hosp_csv_all.E97:.F97])" office:value-type="float" office:value="0.714285715" calcext:value-type="float">
            <text:p>0.714285715</text:p>
          </table:table-cell>
          <table:table-cell table:formula="of:=SUM([day_hosp_csv_all.G97:.H97])" office:value-type="float" office:value="1.571428572" calcext:value-type="float">
            <text:p>1.571428572</text:p>
          </table:table-cell>
          <table:table-cell table:formula="of:=SUM([day_hosp_csv_all.I97:.J97])" office:value-type="float" office:value="3.428571429" calcext:value-type="float">
            <text:p>3.428571429</text:p>
          </table:table-cell>
          <table:table-cell table:formula="of:=SUM([day_hosp_csv_all.K97])" office:value-type="float" office:value="2" calcext:value-type="float">
            <text:p>2</text:p>
          </table:table-cell>
          <table:table-cell table:formula="of:=SUM([day_hosp_csv_all.L97])" office:value-type="float" office:value="1.857142857" calcext:value-type="float">
            <text:p>1.857142857</text:p>
          </table:table-cell>
          <table:table-cell table:formula="of:=SUM([day_hosp_csv_all.M97])" office:value-type="float" office:value="2.142857143" calcext:value-type="float">
            <text:p>2.142857143</text:p>
          </table:table-cell>
          <table:table-cell table:formula="of:=SUM([day_hosp_csv_all.N97])" office:value-type="float" office:value="3" calcext:value-type="float">
            <text:p>3</text:p>
          </table:table-cell>
          <table:table-cell table:formula="of:=SUM([day_hosp_csv_all.O97:.Q97])" office:value-type="float" office:value="4.285714286" calcext:value-type="float">
            <text:p>4.285714286</text:p>
          </table:table-cell>
          <table:table-cell table:formula="of:=[day_hosp_csv_all.R97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8:.B98])" office:value-type="float" office:value="0" calcext:value-type="float">
            <text:p>0</text:p>
          </table:table-cell>
          <table:table-cell table:formula="of:=SUM([day_hosp_csv_all.C98:.D98])" office:value-type="float" office:value="0.571428572" calcext:value-type="float">
            <text:p>0.571428572</text:p>
          </table:table-cell>
          <table:table-cell table:formula="of:=SUM([day_hosp_csv_all.E98:.F98])" office:value-type="float" office:value="0.714285715" calcext:value-type="float">
            <text:p>0.714285715</text:p>
          </table:table-cell>
          <table:table-cell table:formula="of:=SUM([day_hosp_csv_all.G98:.H98])" office:value-type="float" office:value="1.571428572" calcext:value-type="float">
            <text:p>1.571428572</text:p>
          </table:table-cell>
          <table:table-cell table:formula="of:=SUM([day_hosp_csv_all.I98:.J98])" office:value-type="float" office:value="3.428571429" calcext:value-type="float">
            <text:p>3.428571429</text:p>
          </table:table-cell>
          <table:table-cell table:formula="of:=SUM([day_hosp_csv_all.K98])" office:value-type="float" office:value="2" calcext:value-type="float">
            <text:p>2</text:p>
          </table:table-cell>
          <table:table-cell table:formula="of:=SUM([day_hosp_csv_all.L98])" office:value-type="float" office:value="1.857142857" calcext:value-type="float">
            <text:p>1.857142857</text:p>
          </table:table-cell>
          <table:table-cell table:formula="of:=SUM([day_hosp_csv_all.M98])" office:value-type="float" office:value="2.142857143" calcext:value-type="float">
            <text:p>2.142857143</text:p>
          </table:table-cell>
          <table:table-cell table:formula="of:=SUM([day_hosp_csv_all.N98])" office:value-type="float" office:value="3" calcext:value-type="float">
            <text:p>3</text:p>
          </table:table-cell>
          <table:table-cell table:formula="of:=SUM([day_hosp_csv_all.O98:.Q98])" office:value-type="float" office:value="4.285714286" calcext:value-type="float">
            <text:p>4.285714286</text:p>
          </table:table-cell>
          <table:table-cell table:formula="of:=[day_hosp_csv_all.R98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99:.B99])" office:value-type="float" office:value="0" calcext:value-type="float">
            <text:p>0</text:p>
          </table:table-cell>
          <table:table-cell table:formula="of:=SUM([day_hosp_csv_all.C99:.D99])" office:value-type="float" office:value="0.571428572" calcext:value-type="float">
            <text:p>0.571428572</text:p>
          </table:table-cell>
          <table:table-cell table:formula="of:=SUM([day_hosp_csv_all.E99:.F99])" office:value-type="float" office:value="0.714285715" calcext:value-type="float">
            <text:p>0.714285715</text:p>
          </table:table-cell>
          <table:table-cell table:formula="of:=SUM([day_hosp_csv_all.G99:.H99])" office:value-type="float" office:value="1.571428572" calcext:value-type="float">
            <text:p>1.571428572</text:p>
          </table:table-cell>
          <table:table-cell table:formula="of:=SUM([day_hosp_csv_all.I99:.J99])" office:value-type="float" office:value="3.428571429" calcext:value-type="float">
            <text:p>3.428571429</text:p>
          </table:table-cell>
          <table:table-cell table:formula="of:=SUM([day_hosp_csv_all.K99])" office:value-type="float" office:value="2" calcext:value-type="float">
            <text:p>2</text:p>
          </table:table-cell>
          <table:table-cell table:formula="of:=SUM([day_hosp_csv_all.L99])" office:value-type="float" office:value="1.857142857" calcext:value-type="float">
            <text:p>1.857142857</text:p>
          </table:table-cell>
          <table:table-cell table:formula="of:=SUM([day_hosp_csv_all.M99])" office:value-type="float" office:value="2.142857143" calcext:value-type="float">
            <text:p>2.142857143</text:p>
          </table:table-cell>
          <table:table-cell table:formula="of:=SUM([day_hosp_csv_all.N99])" office:value-type="float" office:value="3" calcext:value-type="float">
            <text:p>3</text:p>
          </table:table-cell>
          <table:table-cell table:formula="of:=SUM([day_hosp_csv_all.O99:.Q99])" office:value-type="float" office:value="4.285714286" calcext:value-type="float">
            <text:p>4.285714286</text:p>
          </table:table-cell>
          <table:table-cell table:formula="of:=[day_hosp_csv_all.R99]" office:value-type="float" office:value="19.571428574" calcext:value-type="float">
            <text:p>19.571428574</text:p>
          </table:table-cell>
          <table:table-cell table:number-columns-repeated="1013"/>
        </table:table-row>
        <table:table-row table:style-name="ro1">
          <table:table-cell table:formula="of:=SUM([day_hosp_csv_all.A100:.B100])" office:value-type="float" office:value="0" calcext:value-type="float">
            <text:p>0</text:p>
          </table:table-cell>
          <table:table-cell table:formula="of:=SUM([day_hosp_csv_all.C100:.D100])" office:value-type="float" office:value="0.285714286" calcext:value-type="float">
            <text:p>0.285714286</text:p>
          </table:table-cell>
          <table:table-cell table:formula="of:=SUM([day_hosp_csv_all.E100:.F100])" office:value-type="float" office:value="0.428571429" calcext:value-type="float">
            <text:p>0.428571429</text:p>
          </table:table-cell>
          <table:table-cell table:formula="of:=SUM([day_hosp_csv_all.G100:.H100])" office:value-type="float" office:value="1.285714286" calcext:value-type="float">
            <text:p>1.285714286</text:p>
          </table:table-cell>
          <table:table-cell table:formula="of:=SUM([day_hosp_csv_all.I100:.J100])" office:value-type="float" office:value="1.571428572" calcext:value-type="float">
            <text:p>1.571428572</text:p>
          </table:table-cell>
          <table:table-cell table:formula="of:=SUM([day_hosp_csv_all.K100])" office:value-type="float" office:value="1.285714286" calcext:value-type="float">
            <text:p>1.285714286</text:p>
          </table:table-cell>
          <table:table-cell table:formula="of:=SUM([day_hosp_csv_all.L100])" office:value-type="float" office:value="1.142857143" calcext:value-type="float">
            <text:p>1.142857143</text:p>
          </table:table-cell>
          <table:table-cell table:formula="of:=SUM([day_hosp_csv_all.M100])" office:value-type="float" office:value="1.428571429" calcext:value-type="float">
            <text:p>1.428571429</text:p>
          </table:table-cell>
          <table:table-cell table:formula="of:=SUM([day_hosp_csv_all.N100])" office:value-type="float" office:value="1.285714286" calcext:value-type="float">
            <text:p>1.285714286</text:p>
          </table:table-cell>
          <table:table-cell table:formula="of:=SUM([day_hosp_csv_all.O100:.Q100])" office:value-type="float" office:value="3" calcext:value-type="float">
            <text:p>3</text:p>
          </table:table-cell>
          <table:table-cell table:formula="of:=[day_hosp_csv_all.R100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1:.B101])" office:value-type="float" office:value="0" calcext:value-type="float">
            <text:p>0</text:p>
          </table:table-cell>
          <table:table-cell table:formula="of:=SUM([day_hosp_csv_all.C101:.D101])" office:value-type="float" office:value="0.285714286" calcext:value-type="float">
            <text:p>0.285714286</text:p>
          </table:table-cell>
          <table:table-cell table:formula="of:=SUM([day_hosp_csv_all.E101:.F101])" office:value-type="float" office:value="0.428571429" calcext:value-type="float">
            <text:p>0.428571429</text:p>
          </table:table-cell>
          <table:table-cell table:formula="of:=SUM([day_hosp_csv_all.G101:.H101])" office:value-type="float" office:value="1.285714286" calcext:value-type="float">
            <text:p>1.285714286</text:p>
          </table:table-cell>
          <table:table-cell table:formula="of:=SUM([day_hosp_csv_all.I101:.J101])" office:value-type="float" office:value="1.571428572" calcext:value-type="float">
            <text:p>1.571428572</text:p>
          </table:table-cell>
          <table:table-cell table:formula="of:=SUM([day_hosp_csv_all.K101])" office:value-type="float" office:value="1.285714286" calcext:value-type="float">
            <text:p>1.285714286</text:p>
          </table:table-cell>
          <table:table-cell table:formula="of:=SUM([day_hosp_csv_all.L101])" office:value-type="float" office:value="1.142857143" calcext:value-type="float">
            <text:p>1.142857143</text:p>
          </table:table-cell>
          <table:table-cell table:formula="of:=SUM([day_hosp_csv_all.M101])" office:value-type="float" office:value="1.428571429" calcext:value-type="float">
            <text:p>1.428571429</text:p>
          </table:table-cell>
          <table:table-cell table:formula="of:=SUM([day_hosp_csv_all.N101])" office:value-type="float" office:value="1.285714286" calcext:value-type="float">
            <text:p>1.285714286</text:p>
          </table:table-cell>
          <table:table-cell table:formula="of:=SUM([day_hosp_csv_all.O101:.Q101])" office:value-type="float" office:value="3" calcext:value-type="float">
            <text:p>3</text:p>
          </table:table-cell>
          <table:table-cell table:formula="of:=[day_hosp_csv_all.R101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2:.B102])" office:value-type="float" office:value="0" calcext:value-type="float">
            <text:p>0</text:p>
          </table:table-cell>
          <table:table-cell table:formula="of:=SUM([day_hosp_csv_all.C102:.D102])" office:value-type="float" office:value="0.285714286" calcext:value-type="float">
            <text:p>0.285714286</text:p>
          </table:table-cell>
          <table:table-cell table:formula="of:=SUM([day_hosp_csv_all.E102:.F102])" office:value-type="float" office:value="0.428571429" calcext:value-type="float">
            <text:p>0.428571429</text:p>
          </table:table-cell>
          <table:table-cell table:formula="of:=SUM([day_hosp_csv_all.G102:.H102])" office:value-type="float" office:value="1.285714286" calcext:value-type="float">
            <text:p>1.285714286</text:p>
          </table:table-cell>
          <table:table-cell table:formula="of:=SUM([day_hosp_csv_all.I102:.J102])" office:value-type="float" office:value="1.571428572" calcext:value-type="float">
            <text:p>1.571428572</text:p>
          </table:table-cell>
          <table:table-cell table:formula="of:=SUM([day_hosp_csv_all.K102])" office:value-type="float" office:value="1.285714286" calcext:value-type="float">
            <text:p>1.285714286</text:p>
          </table:table-cell>
          <table:table-cell table:formula="of:=SUM([day_hosp_csv_all.L102])" office:value-type="float" office:value="1.142857143" calcext:value-type="float">
            <text:p>1.142857143</text:p>
          </table:table-cell>
          <table:table-cell table:formula="of:=SUM([day_hosp_csv_all.M102])" office:value-type="float" office:value="1.428571429" calcext:value-type="float">
            <text:p>1.428571429</text:p>
          </table:table-cell>
          <table:table-cell table:formula="of:=SUM([day_hosp_csv_all.N102])" office:value-type="float" office:value="1.285714286" calcext:value-type="float">
            <text:p>1.285714286</text:p>
          </table:table-cell>
          <table:table-cell table:formula="of:=SUM([day_hosp_csv_all.O102:.Q102])" office:value-type="float" office:value="3" calcext:value-type="float">
            <text:p>3</text:p>
          </table:table-cell>
          <table:table-cell table:formula="of:=[day_hosp_csv_all.R102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3:.B103])" office:value-type="float" office:value="0" calcext:value-type="float">
            <text:p>0</text:p>
          </table:table-cell>
          <table:table-cell table:formula="of:=SUM([day_hosp_csv_all.C103:.D103])" office:value-type="float" office:value="0.285714286" calcext:value-type="float">
            <text:p>0.285714286</text:p>
          </table:table-cell>
          <table:table-cell table:formula="of:=SUM([day_hosp_csv_all.E103:.F103])" office:value-type="float" office:value="0.428571429" calcext:value-type="float">
            <text:p>0.428571429</text:p>
          </table:table-cell>
          <table:table-cell table:formula="of:=SUM([day_hosp_csv_all.G103:.H103])" office:value-type="float" office:value="1.285714286" calcext:value-type="float">
            <text:p>1.285714286</text:p>
          </table:table-cell>
          <table:table-cell table:formula="of:=SUM([day_hosp_csv_all.I103:.J103])" office:value-type="float" office:value="1.571428572" calcext:value-type="float">
            <text:p>1.571428572</text:p>
          </table:table-cell>
          <table:table-cell table:formula="of:=SUM([day_hosp_csv_all.K103])" office:value-type="float" office:value="1.285714286" calcext:value-type="float">
            <text:p>1.285714286</text:p>
          </table:table-cell>
          <table:table-cell table:formula="of:=SUM([day_hosp_csv_all.L103])" office:value-type="float" office:value="1.142857143" calcext:value-type="float">
            <text:p>1.142857143</text:p>
          </table:table-cell>
          <table:table-cell table:formula="of:=SUM([day_hosp_csv_all.M103])" office:value-type="float" office:value="1.428571429" calcext:value-type="float">
            <text:p>1.428571429</text:p>
          </table:table-cell>
          <table:table-cell table:formula="of:=SUM([day_hosp_csv_all.N103])" office:value-type="float" office:value="1.285714286" calcext:value-type="float">
            <text:p>1.285714286</text:p>
          </table:table-cell>
          <table:table-cell table:formula="of:=SUM([day_hosp_csv_all.O103:.Q103])" office:value-type="float" office:value="3" calcext:value-type="float">
            <text:p>3</text:p>
          </table:table-cell>
          <table:table-cell table:formula="of:=[day_hosp_csv_all.R103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4:.B104])" office:value-type="float" office:value="0" calcext:value-type="float">
            <text:p>0</text:p>
          </table:table-cell>
          <table:table-cell table:formula="of:=SUM([day_hosp_csv_all.C104:.D104])" office:value-type="float" office:value="0.285714286" calcext:value-type="float">
            <text:p>0.285714286</text:p>
          </table:table-cell>
          <table:table-cell table:formula="of:=SUM([day_hosp_csv_all.E104:.F104])" office:value-type="float" office:value="0.428571429" calcext:value-type="float">
            <text:p>0.428571429</text:p>
          </table:table-cell>
          <table:table-cell table:formula="of:=SUM([day_hosp_csv_all.G104:.H104])" office:value-type="float" office:value="1.285714286" calcext:value-type="float">
            <text:p>1.285714286</text:p>
          </table:table-cell>
          <table:table-cell table:formula="of:=SUM([day_hosp_csv_all.I104:.J104])" office:value-type="float" office:value="1.571428572" calcext:value-type="float">
            <text:p>1.571428572</text:p>
          </table:table-cell>
          <table:table-cell table:formula="of:=SUM([day_hosp_csv_all.K104])" office:value-type="float" office:value="1.285714286" calcext:value-type="float">
            <text:p>1.285714286</text:p>
          </table:table-cell>
          <table:table-cell table:formula="of:=SUM([day_hosp_csv_all.L104])" office:value-type="float" office:value="1.142857143" calcext:value-type="float">
            <text:p>1.142857143</text:p>
          </table:table-cell>
          <table:table-cell table:formula="of:=SUM([day_hosp_csv_all.M104])" office:value-type="float" office:value="1.428571429" calcext:value-type="float">
            <text:p>1.428571429</text:p>
          </table:table-cell>
          <table:table-cell table:formula="of:=SUM([day_hosp_csv_all.N104])" office:value-type="float" office:value="1.285714286" calcext:value-type="float">
            <text:p>1.285714286</text:p>
          </table:table-cell>
          <table:table-cell table:formula="of:=SUM([day_hosp_csv_all.O104:.Q104])" office:value-type="float" office:value="3" calcext:value-type="float">
            <text:p>3</text:p>
          </table:table-cell>
          <table:table-cell table:formula="of:=[day_hosp_csv_all.R104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5:.B105])" office:value-type="float" office:value="0" calcext:value-type="float">
            <text:p>0</text:p>
          </table:table-cell>
          <table:table-cell table:formula="of:=SUM([day_hosp_csv_all.C105:.D105])" office:value-type="float" office:value="0.285714286" calcext:value-type="float">
            <text:p>0.285714286</text:p>
          </table:table-cell>
          <table:table-cell table:formula="of:=SUM([day_hosp_csv_all.E105:.F105])" office:value-type="float" office:value="0.428571429" calcext:value-type="float">
            <text:p>0.428571429</text:p>
          </table:table-cell>
          <table:table-cell table:formula="of:=SUM([day_hosp_csv_all.G105:.H105])" office:value-type="float" office:value="1.285714286" calcext:value-type="float">
            <text:p>1.285714286</text:p>
          </table:table-cell>
          <table:table-cell table:formula="of:=SUM([day_hosp_csv_all.I105:.J105])" office:value-type="float" office:value="1.571428572" calcext:value-type="float">
            <text:p>1.571428572</text:p>
          </table:table-cell>
          <table:table-cell table:formula="of:=SUM([day_hosp_csv_all.K105])" office:value-type="float" office:value="1.285714286" calcext:value-type="float">
            <text:p>1.285714286</text:p>
          </table:table-cell>
          <table:table-cell table:formula="of:=SUM([day_hosp_csv_all.L105])" office:value-type="float" office:value="1.142857143" calcext:value-type="float">
            <text:p>1.142857143</text:p>
          </table:table-cell>
          <table:table-cell table:formula="of:=SUM([day_hosp_csv_all.M105])" office:value-type="float" office:value="1.428571429" calcext:value-type="float">
            <text:p>1.428571429</text:p>
          </table:table-cell>
          <table:table-cell table:formula="of:=SUM([day_hosp_csv_all.N105])" office:value-type="float" office:value="1.285714286" calcext:value-type="float">
            <text:p>1.285714286</text:p>
          </table:table-cell>
          <table:table-cell table:formula="of:=SUM([day_hosp_csv_all.O105:.Q105])" office:value-type="float" office:value="3" calcext:value-type="float">
            <text:p>3</text:p>
          </table:table-cell>
          <table:table-cell table:formula="of:=[day_hosp_csv_all.R105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6:.B106])" office:value-type="float" office:value="0" calcext:value-type="float">
            <text:p>0</text:p>
          </table:table-cell>
          <table:table-cell table:formula="of:=SUM([day_hosp_csv_all.C106:.D106])" office:value-type="float" office:value="0.285714286" calcext:value-type="float">
            <text:p>0.285714286</text:p>
          </table:table-cell>
          <table:table-cell table:formula="of:=SUM([day_hosp_csv_all.E106:.F106])" office:value-type="float" office:value="0.428571429" calcext:value-type="float">
            <text:p>0.428571429</text:p>
          </table:table-cell>
          <table:table-cell table:formula="of:=SUM([day_hosp_csv_all.G106:.H106])" office:value-type="float" office:value="1.285714286" calcext:value-type="float">
            <text:p>1.285714286</text:p>
          </table:table-cell>
          <table:table-cell table:formula="of:=SUM([day_hosp_csv_all.I106:.J106])" office:value-type="float" office:value="1.571428572" calcext:value-type="float">
            <text:p>1.571428572</text:p>
          </table:table-cell>
          <table:table-cell table:formula="of:=SUM([day_hosp_csv_all.K106])" office:value-type="float" office:value="1.285714286" calcext:value-type="float">
            <text:p>1.285714286</text:p>
          </table:table-cell>
          <table:table-cell table:formula="of:=SUM([day_hosp_csv_all.L106])" office:value-type="float" office:value="1.142857143" calcext:value-type="float">
            <text:p>1.142857143</text:p>
          </table:table-cell>
          <table:table-cell table:formula="of:=SUM([day_hosp_csv_all.M106])" office:value-type="float" office:value="1.428571429" calcext:value-type="float">
            <text:p>1.428571429</text:p>
          </table:table-cell>
          <table:table-cell table:formula="of:=SUM([day_hosp_csv_all.N106])" office:value-type="float" office:value="1.285714286" calcext:value-type="float">
            <text:p>1.285714286</text:p>
          </table:table-cell>
          <table:table-cell table:formula="of:=SUM([day_hosp_csv_all.O106:.Q106])" office:value-type="float" office:value="3" calcext:value-type="float">
            <text:p>3</text:p>
          </table:table-cell>
          <table:table-cell table:formula="of:=[day_hosp_csv_all.R106]" office:value-type="float" office:value="11.714285717" calcext:value-type="float">
            <text:p>11.714285717</text:p>
          </table:table-cell>
          <table:table-cell table:number-columns-repeated="1013"/>
        </table:table-row>
        <table:table-row table:style-name="ro1">
          <table:table-cell table:formula="of:=SUM([day_hosp_csv_all.A107:.B107])" office:value-type="float" office:value="0.285714286" calcext:value-type="float">
            <text:p>0.285714286</text:p>
          </table:table-cell>
          <table:table-cell table:formula="of:=SUM([day_hosp_csv_all.C107:.D107])" office:value-type="float" office:value="0.142857143" calcext:value-type="float">
            <text:p>0.142857143</text:p>
          </table:table-cell>
          <table:table-cell table:formula="of:=SUM([day_hosp_csv_all.E107:.F107])" office:value-type="float" office:value="0.428571429" calcext:value-type="float">
            <text:p>0.428571429</text:p>
          </table:table-cell>
          <table:table-cell table:formula="of:=SUM([day_hosp_csv_all.G107:.H107])" office:value-type="float" office:value="0.428571429" calcext:value-type="float">
            <text:p>0.428571429</text:p>
          </table:table-cell>
          <table:table-cell table:formula="of:=SUM([day_hosp_csv_all.I107:.J107])" office:value-type="float" office:value="1.571428572" calcext:value-type="float">
            <text:p>1.571428572</text:p>
          </table:table-cell>
          <table:table-cell table:formula="of:=SUM([day_hosp_csv_all.K107])" office:value-type="float" office:value="0.428571429" calcext:value-type="float">
            <text:p>0.428571429</text:p>
          </table:table-cell>
          <table:table-cell table:formula="of:=SUM([day_hosp_csv_all.L107])" office:value-type="float" office:value="0.428571429" calcext:value-type="float">
            <text:p>0.428571429</text:p>
          </table:table-cell>
          <table:table-cell table:formula="of:=SUM([day_hosp_csv_all.M107])" office:value-type="float" office:value="0.714285714" calcext:value-type="float">
            <text:p>0.714285714</text:p>
          </table:table-cell>
          <table:table-cell table:formula="of:=SUM([day_hosp_csv_all.N107])" office:value-type="float" office:value="0.857142857" calcext:value-type="float">
            <text:p>0.857142857</text:p>
          </table:table-cell>
          <table:table-cell table:formula="of:=SUM([day_hosp_csv_all.O107:.Q107])" office:value-type="float" office:value="2" calcext:value-type="float">
            <text:p>2</text:p>
          </table:table-cell>
          <table:table-cell table:formula="of:=[day_hosp_csv_all.R107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08:.B108])" office:value-type="float" office:value="0.285714286" calcext:value-type="float">
            <text:p>0.285714286</text:p>
          </table:table-cell>
          <table:table-cell table:formula="of:=SUM([day_hosp_csv_all.C108:.D108])" office:value-type="float" office:value="0.142857143" calcext:value-type="float">
            <text:p>0.142857143</text:p>
          </table:table-cell>
          <table:table-cell table:formula="of:=SUM([day_hosp_csv_all.E108:.F108])" office:value-type="float" office:value="0.428571429" calcext:value-type="float">
            <text:p>0.428571429</text:p>
          </table:table-cell>
          <table:table-cell table:formula="of:=SUM([day_hosp_csv_all.G108:.H108])" office:value-type="float" office:value="0.428571429" calcext:value-type="float">
            <text:p>0.428571429</text:p>
          </table:table-cell>
          <table:table-cell table:formula="of:=SUM([day_hosp_csv_all.I108:.J108])" office:value-type="float" office:value="1.571428572" calcext:value-type="float">
            <text:p>1.571428572</text:p>
          </table:table-cell>
          <table:table-cell table:formula="of:=SUM([day_hosp_csv_all.K108])" office:value-type="float" office:value="0.428571429" calcext:value-type="float">
            <text:p>0.428571429</text:p>
          </table:table-cell>
          <table:table-cell table:formula="of:=SUM([day_hosp_csv_all.L108])" office:value-type="float" office:value="0.428571429" calcext:value-type="float">
            <text:p>0.428571429</text:p>
          </table:table-cell>
          <table:table-cell table:formula="of:=SUM([day_hosp_csv_all.M108])" office:value-type="float" office:value="0.714285714" calcext:value-type="float">
            <text:p>0.714285714</text:p>
          </table:table-cell>
          <table:table-cell table:formula="of:=SUM([day_hosp_csv_all.N108])" office:value-type="float" office:value="0.857142857" calcext:value-type="float">
            <text:p>0.857142857</text:p>
          </table:table-cell>
          <table:table-cell table:formula="of:=SUM([day_hosp_csv_all.O108:.Q108])" office:value-type="float" office:value="2" calcext:value-type="float">
            <text:p>2</text:p>
          </table:table-cell>
          <table:table-cell table:formula="of:=[day_hosp_csv_all.R108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09:.B109])" office:value-type="float" office:value="0.285714286" calcext:value-type="float">
            <text:p>0.285714286</text:p>
          </table:table-cell>
          <table:table-cell table:formula="of:=SUM([day_hosp_csv_all.C109:.D109])" office:value-type="float" office:value="0.142857143" calcext:value-type="float">
            <text:p>0.142857143</text:p>
          </table:table-cell>
          <table:table-cell table:formula="of:=SUM([day_hosp_csv_all.E109:.F109])" office:value-type="float" office:value="0.428571429" calcext:value-type="float">
            <text:p>0.428571429</text:p>
          </table:table-cell>
          <table:table-cell table:formula="of:=SUM([day_hosp_csv_all.G109:.H109])" office:value-type="float" office:value="0.428571429" calcext:value-type="float">
            <text:p>0.428571429</text:p>
          </table:table-cell>
          <table:table-cell table:formula="of:=SUM([day_hosp_csv_all.I109:.J109])" office:value-type="float" office:value="1.571428572" calcext:value-type="float">
            <text:p>1.571428572</text:p>
          </table:table-cell>
          <table:table-cell table:formula="of:=SUM([day_hosp_csv_all.K109])" office:value-type="float" office:value="0.428571429" calcext:value-type="float">
            <text:p>0.428571429</text:p>
          </table:table-cell>
          <table:table-cell table:formula="of:=SUM([day_hosp_csv_all.L109])" office:value-type="float" office:value="0.428571429" calcext:value-type="float">
            <text:p>0.428571429</text:p>
          </table:table-cell>
          <table:table-cell table:formula="of:=SUM([day_hosp_csv_all.M109])" office:value-type="float" office:value="0.714285714" calcext:value-type="float">
            <text:p>0.714285714</text:p>
          </table:table-cell>
          <table:table-cell table:formula="of:=SUM([day_hosp_csv_all.N109])" office:value-type="float" office:value="0.857142857" calcext:value-type="float">
            <text:p>0.857142857</text:p>
          </table:table-cell>
          <table:table-cell table:formula="of:=SUM([day_hosp_csv_all.O109:.Q109])" office:value-type="float" office:value="2" calcext:value-type="float">
            <text:p>2</text:p>
          </table:table-cell>
          <table:table-cell table:formula="of:=[day_hosp_csv_all.R109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10:.B110])" office:value-type="float" office:value="0.285714286" calcext:value-type="float">
            <text:p>0.285714286</text:p>
          </table:table-cell>
          <table:table-cell table:formula="of:=SUM([day_hosp_csv_all.C110:.D110])" office:value-type="float" office:value="0.142857143" calcext:value-type="float">
            <text:p>0.142857143</text:p>
          </table:table-cell>
          <table:table-cell table:formula="of:=SUM([day_hosp_csv_all.E110:.F110])" office:value-type="float" office:value="0.428571429" calcext:value-type="float">
            <text:p>0.428571429</text:p>
          </table:table-cell>
          <table:table-cell table:formula="of:=SUM([day_hosp_csv_all.G110:.H110])" office:value-type="float" office:value="0.428571429" calcext:value-type="float">
            <text:p>0.428571429</text:p>
          </table:table-cell>
          <table:table-cell table:formula="of:=SUM([day_hosp_csv_all.I110:.J110])" office:value-type="float" office:value="1.571428572" calcext:value-type="float">
            <text:p>1.571428572</text:p>
          </table:table-cell>
          <table:table-cell table:formula="of:=SUM([day_hosp_csv_all.K110])" office:value-type="float" office:value="0.428571429" calcext:value-type="float">
            <text:p>0.428571429</text:p>
          </table:table-cell>
          <table:table-cell table:formula="of:=SUM([day_hosp_csv_all.L110])" office:value-type="float" office:value="0.428571429" calcext:value-type="float">
            <text:p>0.428571429</text:p>
          </table:table-cell>
          <table:table-cell table:formula="of:=SUM([day_hosp_csv_all.M110])" office:value-type="float" office:value="0.714285714" calcext:value-type="float">
            <text:p>0.714285714</text:p>
          </table:table-cell>
          <table:table-cell table:formula="of:=SUM([day_hosp_csv_all.N110])" office:value-type="float" office:value="0.857142857" calcext:value-type="float">
            <text:p>0.857142857</text:p>
          </table:table-cell>
          <table:table-cell table:formula="of:=SUM([day_hosp_csv_all.O110:.Q110])" office:value-type="float" office:value="2" calcext:value-type="float">
            <text:p>2</text:p>
          </table:table-cell>
          <table:table-cell table:formula="of:=[day_hosp_csv_all.R110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11:.B111])" office:value-type="float" office:value="0.285714286" calcext:value-type="float">
            <text:p>0.285714286</text:p>
          </table:table-cell>
          <table:table-cell table:formula="of:=SUM([day_hosp_csv_all.C111:.D111])" office:value-type="float" office:value="0.142857143" calcext:value-type="float">
            <text:p>0.142857143</text:p>
          </table:table-cell>
          <table:table-cell table:formula="of:=SUM([day_hosp_csv_all.E111:.F111])" office:value-type="float" office:value="0.428571429" calcext:value-type="float">
            <text:p>0.428571429</text:p>
          </table:table-cell>
          <table:table-cell table:formula="of:=SUM([day_hosp_csv_all.G111:.H111])" office:value-type="float" office:value="0.428571429" calcext:value-type="float">
            <text:p>0.428571429</text:p>
          </table:table-cell>
          <table:table-cell table:formula="of:=SUM([day_hosp_csv_all.I111:.J111])" office:value-type="float" office:value="1.571428572" calcext:value-type="float">
            <text:p>1.571428572</text:p>
          </table:table-cell>
          <table:table-cell table:formula="of:=SUM([day_hosp_csv_all.K111])" office:value-type="float" office:value="0.428571429" calcext:value-type="float">
            <text:p>0.428571429</text:p>
          </table:table-cell>
          <table:table-cell table:formula="of:=SUM([day_hosp_csv_all.L111])" office:value-type="float" office:value="0.428571429" calcext:value-type="float">
            <text:p>0.428571429</text:p>
          </table:table-cell>
          <table:table-cell table:formula="of:=SUM([day_hosp_csv_all.M111])" office:value-type="float" office:value="0.714285714" calcext:value-type="float">
            <text:p>0.714285714</text:p>
          </table:table-cell>
          <table:table-cell table:formula="of:=SUM([day_hosp_csv_all.N111])" office:value-type="float" office:value="0.857142857" calcext:value-type="float">
            <text:p>0.857142857</text:p>
          </table:table-cell>
          <table:table-cell table:formula="of:=SUM([day_hosp_csv_all.O111:.Q111])" office:value-type="float" office:value="2" calcext:value-type="float">
            <text:p>2</text:p>
          </table:table-cell>
          <table:table-cell table:formula="of:=[day_hosp_csv_all.R111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12:.B112])" office:value-type="float" office:value="0.285714286" calcext:value-type="float">
            <text:p>0.285714286</text:p>
          </table:table-cell>
          <table:table-cell table:formula="of:=SUM([day_hosp_csv_all.C112:.D112])" office:value-type="float" office:value="0.142857143" calcext:value-type="float">
            <text:p>0.142857143</text:p>
          </table:table-cell>
          <table:table-cell table:formula="of:=SUM([day_hosp_csv_all.E112:.F112])" office:value-type="float" office:value="0.428571429" calcext:value-type="float">
            <text:p>0.428571429</text:p>
          </table:table-cell>
          <table:table-cell table:formula="of:=SUM([day_hosp_csv_all.G112:.H112])" office:value-type="float" office:value="0.428571429" calcext:value-type="float">
            <text:p>0.428571429</text:p>
          </table:table-cell>
          <table:table-cell table:formula="of:=SUM([day_hosp_csv_all.I112:.J112])" office:value-type="float" office:value="1.571428572" calcext:value-type="float">
            <text:p>1.571428572</text:p>
          </table:table-cell>
          <table:table-cell table:formula="of:=SUM([day_hosp_csv_all.K112])" office:value-type="float" office:value="0.428571429" calcext:value-type="float">
            <text:p>0.428571429</text:p>
          </table:table-cell>
          <table:table-cell table:formula="of:=SUM([day_hosp_csv_all.L112])" office:value-type="float" office:value="0.428571429" calcext:value-type="float">
            <text:p>0.428571429</text:p>
          </table:table-cell>
          <table:table-cell table:formula="of:=SUM([day_hosp_csv_all.M112])" office:value-type="float" office:value="0.714285714" calcext:value-type="float">
            <text:p>0.714285714</text:p>
          </table:table-cell>
          <table:table-cell table:formula="of:=SUM([day_hosp_csv_all.N112])" office:value-type="float" office:value="0.857142857" calcext:value-type="float">
            <text:p>0.857142857</text:p>
          </table:table-cell>
          <table:table-cell table:formula="of:=SUM([day_hosp_csv_all.O112:.Q112])" office:value-type="float" office:value="2" calcext:value-type="float">
            <text:p>2</text:p>
          </table:table-cell>
          <table:table-cell table:formula="of:=[day_hosp_csv_all.R112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13:.B113])" office:value-type="float" office:value="0.285714286" calcext:value-type="float">
            <text:p>0.285714286</text:p>
          </table:table-cell>
          <table:table-cell table:formula="of:=SUM([day_hosp_csv_all.C113:.D113])" office:value-type="float" office:value="0.142857143" calcext:value-type="float">
            <text:p>0.142857143</text:p>
          </table:table-cell>
          <table:table-cell table:formula="of:=SUM([day_hosp_csv_all.E113:.F113])" office:value-type="float" office:value="0.428571429" calcext:value-type="float">
            <text:p>0.428571429</text:p>
          </table:table-cell>
          <table:table-cell table:formula="of:=SUM([day_hosp_csv_all.G113:.H113])" office:value-type="float" office:value="0.428571429" calcext:value-type="float">
            <text:p>0.428571429</text:p>
          </table:table-cell>
          <table:table-cell table:formula="of:=SUM([day_hosp_csv_all.I113:.J113])" office:value-type="float" office:value="1.571428572" calcext:value-type="float">
            <text:p>1.571428572</text:p>
          </table:table-cell>
          <table:table-cell table:formula="of:=SUM([day_hosp_csv_all.K113])" office:value-type="float" office:value="0.428571429" calcext:value-type="float">
            <text:p>0.428571429</text:p>
          </table:table-cell>
          <table:table-cell table:formula="of:=SUM([day_hosp_csv_all.L113])" office:value-type="float" office:value="0.428571429" calcext:value-type="float">
            <text:p>0.428571429</text:p>
          </table:table-cell>
          <table:table-cell table:formula="of:=SUM([day_hosp_csv_all.M113])" office:value-type="float" office:value="0.714285714" calcext:value-type="float">
            <text:p>0.714285714</text:p>
          </table:table-cell>
          <table:table-cell table:formula="of:=SUM([day_hosp_csv_all.N113])" office:value-type="float" office:value="0.857142857" calcext:value-type="float">
            <text:p>0.857142857</text:p>
          </table:table-cell>
          <table:table-cell table:formula="of:=SUM([day_hosp_csv_all.O113:.Q113])" office:value-type="float" office:value="2" calcext:value-type="float">
            <text:p>2</text:p>
          </table:table-cell>
          <table:table-cell table:formula="of:=[day_hosp_csv_all.R113]" office:value-type="float" office:value="7.285714288" calcext:value-type="float">
            <text:p>7.285714288</text:p>
          </table:table-cell>
          <table:table-cell table:number-columns-repeated="1013"/>
        </table:table-row>
        <table:table-row table:style-name="ro1">
          <table:table-cell table:formula="of:=SUM([day_hosp_csv_all.A114:.B114])" office:value-type="float" office:value="0.714285714" calcext:value-type="float">
            <text:p>0.714285714</text:p>
          </table:table-cell>
          <table:table-cell table:formula="of:=SUM([day_hosp_csv_all.C114:.D114])" office:value-type="float" office:value="0.142857143" calcext:value-type="float">
            <text:p>0.142857143</text:p>
          </table:table-cell>
          <table:table-cell table:formula="of:=SUM([day_hosp_csv_all.E114:.F114])" office:value-type="float" office:value="0.285714286" calcext:value-type="float">
            <text:p>0.285714286</text:p>
          </table:table-cell>
          <table:table-cell table:formula="of:=SUM([day_hosp_csv_all.G114:.H114])" office:value-type="float" office:value="0.428571429" calcext:value-type="float">
            <text:p>0.428571429</text:p>
          </table:table-cell>
          <table:table-cell table:formula="of:=SUM([day_hosp_csv_all.I114:.J114])" office:value-type="float" office:value="1.142857143" calcext:value-type="float">
            <text:p>1.142857143</text:p>
          </table:table-cell>
          <table:table-cell table:formula="of:=SUM([day_hosp_csv_all.K114])" office:value-type="float" office:value="0" calcext:value-type="float">
            <text:p>0</text:p>
          </table:table-cell>
          <table:table-cell table:formula="of:=SUM([day_hosp_csv_all.L114])" office:value-type="float" office:value="0.142857143" calcext:value-type="float">
            <text:p>0.142857143</text:p>
          </table:table-cell>
          <table:table-cell table:formula="of:=SUM([day_hosp_csv_all.M114])" office:value-type="float" office:value="0.285714286" calcext:value-type="float">
            <text:p>0.285714286</text:p>
          </table:table-cell>
          <table:table-cell table:formula="of:=SUM([day_hosp_csv_all.N114])" office:value-type="float" office:value="0.428571429" calcext:value-type="float">
            <text:p>0.428571429</text:p>
          </table:table-cell>
          <table:table-cell table:formula="of:=SUM([day_hosp_csv_all.O114:.Q114])" office:value-type="float" office:value="1.285714286" calcext:value-type="float">
            <text:p>1.285714286</text:p>
          </table:table-cell>
          <table:table-cell table:formula="of:=[day_hosp_csv_all.R114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15:.B115])" office:value-type="float" office:value="0.714285714" calcext:value-type="float">
            <text:p>0.714285714</text:p>
          </table:table-cell>
          <table:table-cell table:formula="of:=SUM([day_hosp_csv_all.C115:.D115])" office:value-type="float" office:value="0.142857143" calcext:value-type="float">
            <text:p>0.142857143</text:p>
          </table:table-cell>
          <table:table-cell table:formula="of:=SUM([day_hosp_csv_all.E115:.F115])" office:value-type="float" office:value="0.285714286" calcext:value-type="float">
            <text:p>0.285714286</text:p>
          </table:table-cell>
          <table:table-cell table:formula="of:=SUM([day_hosp_csv_all.G115:.H115])" office:value-type="float" office:value="0.428571429" calcext:value-type="float">
            <text:p>0.428571429</text:p>
          </table:table-cell>
          <table:table-cell table:formula="of:=SUM([day_hosp_csv_all.I115:.J115])" office:value-type="float" office:value="1.142857143" calcext:value-type="float">
            <text:p>1.142857143</text:p>
          </table:table-cell>
          <table:table-cell table:formula="of:=SUM([day_hosp_csv_all.K115])" office:value-type="float" office:value="0" calcext:value-type="float">
            <text:p>0</text:p>
          </table:table-cell>
          <table:table-cell table:formula="of:=SUM([day_hosp_csv_all.L115])" office:value-type="float" office:value="0.142857143" calcext:value-type="float">
            <text:p>0.142857143</text:p>
          </table:table-cell>
          <table:table-cell table:formula="of:=SUM([day_hosp_csv_all.M115])" office:value-type="float" office:value="0.285714286" calcext:value-type="float">
            <text:p>0.285714286</text:p>
          </table:table-cell>
          <table:table-cell table:formula="of:=SUM([day_hosp_csv_all.N115])" office:value-type="float" office:value="0.428571429" calcext:value-type="float">
            <text:p>0.428571429</text:p>
          </table:table-cell>
          <table:table-cell table:formula="of:=SUM([day_hosp_csv_all.O115:.Q115])" office:value-type="float" office:value="1.285714286" calcext:value-type="float">
            <text:p>1.285714286</text:p>
          </table:table-cell>
          <table:table-cell table:formula="of:=[day_hosp_csv_all.R115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16:.B116])" office:value-type="float" office:value="0.714285714" calcext:value-type="float">
            <text:p>0.714285714</text:p>
          </table:table-cell>
          <table:table-cell table:formula="of:=SUM([day_hosp_csv_all.C116:.D116])" office:value-type="float" office:value="0.142857143" calcext:value-type="float">
            <text:p>0.142857143</text:p>
          </table:table-cell>
          <table:table-cell table:formula="of:=SUM([day_hosp_csv_all.E116:.F116])" office:value-type="float" office:value="0.285714286" calcext:value-type="float">
            <text:p>0.285714286</text:p>
          </table:table-cell>
          <table:table-cell table:formula="of:=SUM([day_hosp_csv_all.G116:.H116])" office:value-type="float" office:value="0.428571429" calcext:value-type="float">
            <text:p>0.428571429</text:p>
          </table:table-cell>
          <table:table-cell table:formula="of:=SUM([day_hosp_csv_all.I116:.J116])" office:value-type="float" office:value="1.142857143" calcext:value-type="float">
            <text:p>1.142857143</text:p>
          </table:table-cell>
          <table:table-cell table:formula="of:=SUM([day_hosp_csv_all.K116])" office:value-type="float" office:value="0" calcext:value-type="float">
            <text:p>0</text:p>
          </table:table-cell>
          <table:table-cell table:formula="of:=SUM([day_hosp_csv_all.L116])" office:value-type="float" office:value="0.142857143" calcext:value-type="float">
            <text:p>0.142857143</text:p>
          </table:table-cell>
          <table:table-cell table:formula="of:=SUM([day_hosp_csv_all.M116])" office:value-type="float" office:value="0.285714286" calcext:value-type="float">
            <text:p>0.285714286</text:p>
          </table:table-cell>
          <table:table-cell table:formula="of:=SUM([day_hosp_csv_all.N116])" office:value-type="float" office:value="0.428571429" calcext:value-type="float">
            <text:p>0.428571429</text:p>
          </table:table-cell>
          <table:table-cell table:formula="of:=SUM([day_hosp_csv_all.O116:.Q116])" office:value-type="float" office:value="1.285714286" calcext:value-type="float">
            <text:p>1.285714286</text:p>
          </table:table-cell>
          <table:table-cell table:formula="of:=[day_hosp_csv_all.R116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17:.B117])" office:value-type="float" office:value="0.714285714" calcext:value-type="float">
            <text:p>0.714285714</text:p>
          </table:table-cell>
          <table:table-cell table:formula="of:=SUM([day_hosp_csv_all.C117:.D117])" office:value-type="float" office:value="0.142857143" calcext:value-type="float">
            <text:p>0.142857143</text:p>
          </table:table-cell>
          <table:table-cell table:formula="of:=SUM([day_hosp_csv_all.E117:.F117])" office:value-type="float" office:value="0.285714286" calcext:value-type="float">
            <text:p>0.285714286</text:p>
          </table:table-cell>
          <table:table-cell table:formula="of:=SUM([day_hosp_csv_all.G117:.H117])" office:value-type="float" office:value="0.428571429" calcext:value-type="float">
            <text:p>0.428571429</text:p>
          </table:table-cell>
          <table:table-cell table:formula="of:=SUM([day_hosp_csv_all.I117:.J117])" office:value-type="float" office:value="1.142857143" calcext:value-type="float">
            <text:p>1.142857143</text:p>
          </table:table-cell>
          <table:table-cell table:formula="of:=SUM([day_hosp_csv_all.K117])" office:value-type="float" office:value="0" calcext:value-type="float">
            <text:p>0</text:p>
          </table:table-cell>
          <table:table-cell table:formula="of:=SUM([day_hosp_csv_all.L117])" office:value-type="float" office:value="0.142857143" calcext:value-type="float">
            <text:p>0.142857143</text:p>
          </table:table-cell>
          <table:table-cell table:formula="of:=SUM([day_hosp_csv_all.M117])" office:value-type="float" office:value="0.285714286" calcext:value-type="float">
            <text:p>0.285714286</text:p>
          </table:table-cell>
          <table:table-cell table:formula="of:=SUM([day_hosp_csv_all.N117])" office:value-type="float" office:value="0.428571429" calcext:value-type="float">
            <text:p>0.428571429</text:p>
          </table:table-cell>
          <table:table-cell table:formula="of:=SUM([day_hosp_csv_all.O117:.Q117])" office:value-type="float" office:value="1.285714286" calcext:value-type="float">
            <text:p>1.285714286</text:p>
          </table:table-cell>
          <table:table-cell table:formula="of:=[day_hosp_csv_all.R117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18:.B118])" office:value-type="float" office:value="0.714285714" calcext:value-type="float">
            <text:p>0.714285714</text:p>
          </table:table-cell>
          <table:table-cell table:formula="of:=SUM([day_hosp_csv_all.C118:.D118])" office:value-type="float" office:value="0.142857143" calcext:value-type="float">
            <text:p>0.142857143</text:p>
          </table:table-cell>
          <table:table-cell table:formula="of:=SUM([day_hosp_csv_all.E118:.F118])" office:value-type="float" office:value="0.285714286" calcext:value-type="float">
            <text:p>0.285714286</text:p>
          </table:table-cell>
          <table:table-cell table:formula="of:=SUM([day_hosp_csv_all.G118:.H118])" office:value-type="float" office:value="0.428571429" calcext:value-type="float">
            <text:p>0.428571429</text:p>
          </table:table-cell>
          <table:table-cell table:formula="of:=SUM([day_hosp_csv_all.I118:.J118])" office:value-type="float" office:value="1.142857143" calcext:value-type="float">
            <text:p>1.142857143</text:p>
          </table:table-cell>
          <table:table-cell table:formula="of:=SUM([day_hosp_csv_all.K118])" office:value-type="float" office:value="0" calcext:value-type="float">
            <text:p>0</text:p>
          </table:table-cell>
          <table:table-cell table:formula="of:=SUM([day_hosp_csv_all.L118])" office:value-type="float" office:value="0.142857143" calcext:value-type="float">
            <text:p>0.142857143</text:p>
          </table:table-cell>
          <table:table-cell table:formula="of:=SUM([day_hosp_csv_all.M118])" office:value-type="float" office:value="0.285714286" calcext:value-type="float">
            <text:p>0.285714286</text:p>
          </table:table-cell>
          <table:table-cell table:formula="of:=SUM([day_hosp_csv_all.N118])" office:value-type="float" office:value="0.428571429" calcext:value-type="float">
            <text:p>0.428571429</text:p>
          </table:table-cell>
          <table:table-cell table:formula="of:=SUM([day_hosp_csv_all.O118:.Q118])" office:value-type="float" office:value="1.285714286" calcext:value-type="float">
            <text:p>1.285714286</text:p>
          </table:table-cell>
          <table:table-cell table:formula="of:=[day_hosp_csv_all.R118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19:.B119])" office:value-type="float" office:value="0.714285714" calcext:value-type="float">
            <text:p>0.714285714</text:p>
          </table:table-cell>
          <table:table-cell table:formula="of:=SUM([day_hosp_csv_all.C119:.D119])" office:value-type="float" office:value="0.142857143" calcext:value-type="float">
            <text:p>0.142857143</text:p>
          </table:table-cell>
          <table:table-cell table:formula="of:=SUM([day_hosp_csv_all.E119:.F119])" office:value-type="float" office:value="0.285714286" calcext:value-type="float">
            <text:p>0.285714286</text:p>
          </table:table-cell>
          <table:table-cell table:formula="of:=SUM([day_hosp_csv_all.G119:.H119])" office:value-type="float" office:value="0.428571429" calcext:value-type="float">
            <text:p>0.428571429</text:p>
          </table:table-cell>
          <table:table-cell table:formula="of:=SUM([day_hosp_csv_all.I119:.J119])" office:value-type="float" office:value="1.142857143" calcext:value-type="float">
            <text:p>1.142857143</text:p>
          </table:table-cell>
          <table:table-cell table:formula="of:=SUM([day_hosp_csv_all.K119])" office:value-type="float" office:value="0" calcext:value-type="float">
            <text:p>0</text:p>
          </table:table-cell>
          <table:table-cell table:formula="of:=SUM([day_hosp_csv_all.L119])" office:value-type="float" office:value="0.142857143" calcext:value-type="float">
            <text:p>0.142857143</text:p>
          </table:table-cell>
          <table:table-cell table:formula="of:=SUM([day_hosp_csv_all.M119])" office:value-type="float" office:value="0.285714286" calcext:value-type="float">
            <text:p>0.285714286</text:p>
          </table:table-cell>
          <table:table-cell table:formula="of:=SUM([day_hosp_csv_all.N119])" office:value-type="float" office:value="0.428571429" calcext:value-type="float">
            <text:p>0.428571429</text:p>
          </table:table-cell>
          <table:table-cell table:formula="of:=SUM([day_hosp_csv_all.O119:.Q119])" office:value-type="float" office:value="1.285714286" calcext:value-type="float">
            <text:p>1.285714286</text:p>
          </table:table-cell>
          <table:table-cell table:formula="of:=[day_hosp_csv_all.R119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20:.B120])" office:value-type="float" office:value="0.714285714" calcext:value-type="float">
            <text:p>0.714285714</text:p>
          </table:table-cell>
          <table:table-cell table:formula="of:=SUM([day_hosp_csv_all.C120:.D120])" office:value-type="float" office:value="0.142857143" calcext:value-type="float">
            <text:p>0.142857143</text:p>
          </table:table-cell>
          <table:table-cell table:formula="of:=SUM([day_hosp_csv_all.E120:.F120])" office:value-type="float" office:value="0.285714286" calcext:value-type="float">
            <text:p>0.285714286</text:p>
          </table:table-cell>
          <table:table-cell table:formula="of:=SUM([day_hosp_csv_all.G120:.H120])" office:value-type="float" office:value="0.428571429" calcext:value-type="float">
            <text:p>0.428571429</text:p>
          </table:table-cell>
          <table:table-cell table:formula="of:=SUM([day_hosp_csv_all.I120:.J120])" office:value-type="float" office:value="1.142857143" calcext:value-type="float">
            <text:p>1.142857143</text:p>
          </table:table-cell>
          <table:table-cell table:formula="of:=SUM([day_hosp_csv_all.K120])" office:value-type="float" office:value="0" calcext:value-type="float">
            <text:p>0</text:p>
          </table:table-cell>
          <table:table-cell table:formula="of:=SUM([day_hosp_csv_all.L120])" office:value-type="float" office:value="0.142857143" calcext:value-type="float">
            <text:p>0.142857143</text:p>
          </table:table-cell>
          <table:table-cell table:formula="of:=SUM([day_hosp_csv_all.M120])" office:value-type="float" office:value="0.285714286" calcext:value-type="float">
            <text:p>0.285714286</text:p>
          </table:table-cell>
          <table:table-cell table:formula="of:=SUM([day_hosp_csv_all.N120])" office:value-type="float" office:value="0.428571429" calcext:value-type="float">
            <text:p>0.428571429</text:p>
          </table:table-cell>
          <table:table-cell table:formula="of:=SUM([day_hosp_csv_all.O120:.Q120])" office:value-type="float" office:value="1.285714286" calcext:value-type="float">
            <text:p>1.285714286</text:p>
          </table:table-cell>
          <table:table-cell table:formula="of:=[day_hosp_csv_all.R120]" office:value-type="float" office:value="4.857142859" calcext:value-type="float">
            <text:p>4.857142859</text:p>
          </table:table-cell>
          <table:table-cell table:number-columns-repeated="1013"/>
        </table:table-row>
        <table:table-row table:style-name="ro1">
          <table:table-cell table:formula="of:=SUM([day_hosp_csv_all.A121:.B121])" office:value-type="float" office:value="0.285714286" calcext:value-type="float">
            <text:p>0.285714286</text:p>
          </table:table-cell>
          <table:table-cell table:formula="of:=SUM([day_hosp_csv_all.C121:.D121])" office:value-type="float" office:value="0.428571429" calcext:value-type="float">
            <text:p>0.428571429</text:p>
          </table:table-cell>
          <table:table-cell table:formula="of:=SUM([day_hosp_csv_all.E121:.F121])" office:value-type="float" office:value="0.285714286" calcext:value-type="float">
            <text:p>0.285714286</text:p>
          </table:table-cell>
          <table:table-cell table:formula="of:=SUM([day_hosp_csv_all.G121:.H121])" office:value-type="float" office:value="0.857142857" calcext:value-type="float">
            <text:p>0.857142857</text:p>
          </table:table-cell>
          <table:table-cell table:formula="of:=SUM([day_hosp_csv_all.I121:.J121])" office:value-type="float" office:value="1" calcext:value-type="float">
            <text:p>1</text:p>
          </table:table-cell>
          <table:table-cell table:formula="of:=SUM([day_hosp_csv_all.K121])" office:value-type="float" office:value="0.285714286" calcext:value-type="float">
            <text:p>0.285714286</text:p>
          </table:table-cell>
          <table:table-cell table:formula="of:=SUM([day_hosp_csv_all.L121])" office:value-type="float" office:value="0.142857143" calcext:value-type="float">
            <text:p>0.142857143</text:p>
          </table:table-cell>
          <table:table-cell table:formula="of:=SUM([day_hosp_csv_all.M121])" office:value-type="float" office:value="0.428571429" calcext:value-type="float">
            <text:p>0.428571429</text:p>
          </table:table-cell>
          <table:table-cell table:formula="of:=SUM([day_hosp_csv_all.N121])" office:value-type="float" office:value="0.285714286" calcext:value-type="float">
            <text:p>0.285714286</text:p>
          </table:table-cell>
          <table:table-cell table:formula="of:=SUM([day_hosp_csv_all.O121:.Q121])" office:value-type="float" office:value="0.571428572" calcext:value-type="float">
            <text:p>0.571428572</text:p>
          </table:table-cell>
          <table:table-cell table:formula="of:=[day_hosp_csv_all.R121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2:.B122])" office:value-type="float" office:value="0.285714286" calcext:value-type="float">
            <text:p>0.285714286</text:p>
          </table:table-cell>
          <table:table-cell table:formula="of:=SUM([day_hosp_csv_all.C122:.D122])" office:value-type="float" office:value="0.428571429" calcext:value-type="float">
            <text:p>0.428571429</text:p>
          </table:table-cell>
          <table:table-cell table:formula="of:=SUM([day_hosp_csv_all.E122:.F122])" office:value-type="float" office:value="0.285714286" calcext:value-type="float">
            <text:p>0.285714286</text:p>
          </table:table-cell>
          <table:table-cell table:formula="of:=SUM([day_hosp_csv_all.G122:.H122])" office:value-type="float" office:value="0.857142857" calcext:value-type="float">
            <text:p>0.857142857</text:p>
          </table:table-cell>
          <table:table-cell table:formula="of:=SUM([day_hosp_csv_all.I122:.J122])" office:value-type="float" office:value="1" calcext:value-type="float">
            <text:p>1</text:p>
          </table:table-cell>
          <table:table-cell table:formula="of:=SUM([day_hosp_csv_all.K122])" office:value-type="float" office:value="0.285714286" calcext:value-type="float">
            <text:p>0.285714286</text:p>
          </table:table-cell>
          <table:table-cell table:formula="of:=SUM([day_hosp_csv_all.L122])" office:value-type="float" office:value="0.142857143" calcext:value-type="float">
            <text:p>0.142857143</text:p>
          </table:table-cell>
          <table:table-cell table:formula="of:=SUM([day_hosp_csv_all.M122])" office:value-type="float" office:value="0.428571429" calcext:value-type="float">
            <text:p>0.428571429</text:p>
          </table:table-cell>
          <table:table-cell table:formula="of:=SUM([day_hosp_csv_all.N122])" office:value-type="float" office:value="0.285714286" calcext:value-type="float">
            <text:p>0.285714286</text:p>
          </table:table-cell>
          <table:table-cell table:formula="of:=SUM([day_hosp_csv_all.O122:.Q122])" office:value-type="float" office:value="0.571428572" calcext:value-type="float">
            <text:p>0.571428572</text:p>
          </table:table-cell>
          <table:table-cell table:formula="of:=[day_hosp_csv_all.R122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3:.B123])" office:value-type="float" office:value="0.285714286" calcext:value-type="float">
            <text:p>0.285714286</text:p>
          </table:table-cell>
          <table:table-cell table:formula="of:=SUM([day_hosp_csv_all.C123:.D123])" office:value-type="float" office:value="0.428571429" calcext:value-type="float">
            <text:p>0.428571429</text:p>
          </table:table-cell>
          <table:table-cell table:formula="of:=SUM([day_hosp_csv_all.E123:.F123])" office:value-type="float" office:value="0.285714286" calcext:value-type="float">
            <text:p>0.285714286</text:p>
          </table:table-cell>
          <table:table-cell table:formula="of:=SUM([day_hosp_csv_all.G123:.H123])" office:value-type="float" office:value="0.857142857" calcext:value-type="float">
            <text:p>0.857142857</text:p>
          </table:table-cell>
          <table:table-cell table:formula="of:=SUM([day_hosp_csv_all.I123:.J123])" office:value-type="float" office:value="1" calcext:value-type="float">
            <text:p>1</text:p>
          </table:table-cell>
          <table:table-cell table:formula="of:=SUM([day_hosp_csv_all.K123])" office:value-type="float" office:value="0.285714286" calcext:value-type="float">
            <text:p>0.285714286</text:p>
          </table:table-cell>
          <table:table-cell table:formula="of:=SUM([day_hosp_csv_all.L123])" office:value-type="float" office:value="0.142857143" calcext:value-type="float">
            <text:p>0.142857143</text:p>
          </table:table-cell>
          <table:table-cell table:formula="of:=SUM([day_hosp_csv_all.M123])" office:value-type="float" office:value="0.428571429" calcext:value-type="float">
            <text:p>0.428571429</text:p>
          </table:table-cell>
          <table:table-cell table:formula="of:=SUM([day_hosp_csv_all.N123])" office:value-type="float" office:value="0.285714286" calcext:value-type="float">
            <text:p>0.285714286</text:p>
          </table:table-cell>
          <table:table-cell table:formula="of:=SUM([day_hosp_csv_all.O123:.Q123])" office:value-type="float" office:value="0.571428572" calcext:value-type="float">
            <text:p>0.571428572</text:p>
          </table:table-cell>
          <table:table-cell table:formula="of:=[day_hosp_csv_all.R123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4:.B124])" office:value-type="float" office:value="0.285714286" calcext:value-type="float">
            <text:p>0.285714286</text:p>
          </table:table-cell>
          <table:table-cell table:formula="of:=SUM([day_hosp_csv_all.C124:.D124])" office:value-type="float" office:value="0.428571429" calcext:value-type="float">
            <text:p>0.428571429</text:p>
          </table:table-cell>
          <table:table-cell table:formula="of:=SUM([day_hosp_csv_all.E124:.F124])" office:value-type="float" office:value="0.285714286" calcext:value-type="float">
            <text:p>0.285714286</text:p>
          </table:table-cell>
          <table:table-cell table:formula="of:=SUM([day_hosp_csv_all.G124:.H124])" office:value-type="float" office:value="0.857142857" calcext:value-type="float">
            <text:p>0.857142857</text:p>
          </table:table-cell>
          <table:table-cell table:formula="of:=SUM([day_hosp_csv_all.I124:.J124])" office:value-type="float" office:value="1" calcext:value-type="float">
            <text:p>1</text:p>
          </table:table-cell>
          <table:table-cell table:formula="of:=SUM([day_hosp_csv_all.K124])" office:value-type="float" office:value="0.285714286" calcext:value-type="float">
            <text:p>0.285714286</text:p>
          </table:table-cell>
          <table:table-cell table:formula="of:=SUM([day_hosp_csv_all.L124])" office:value-type="float" office:value="0.142857143" calcext:value-type="float">
            <text:p>0.142857143</text:p>
          </table:table-cell>
          <table:table-cell table:formula="of:=SUM([day_hosp_csv_all.M124])" office:value-type="float" office:value="0.428571429" calcext:value-type="float">
            <text:p>0.428571429</text:p>
          </table:table-cell>
          <table:table-cell table:formula="of:=SUM([day_hosp_csv_all.N124])" office:value-type="float" office:value="0.285714286" calcext:value-type="float">
            <text:p>0.285714286</text:p>
          </table:table-cell>
          <table:table-cell table:formula="of:=SUM([day_hosp_csv_all.O124:.Q124])" office:value-type="float" office:value="0.571428572" calcext:value-type="float">
            <text:p>0.571428572</text:p>
          </table:table-cell>
          <table:table-cell table:formula="of:=[day_hosp_csv_all.R124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5:.B125])" office:value-type="float" office:value="0.285714286" calcext:value-type="float">
            <text:p>0.285714286</text:p>
          </table:table-cell>
          <table:table-cell table:formula="of:=SUM([day_hosp_csv_all.C125:.D125])" office:value-type="float" office:value="0.428571429" calcext:value-type="float">
            <text:p>0.428571429</text:p>
          </table:table-cell>
          <table:table-cell table:formula="of:=SUM([day_hosp_csv_all.E125:.F125])" office:value-type="float" office:value="0.285714286" calcext:value-type="float">
            <text:p>0.285714286</text:p>
          </table:table-cell>
          <table:table-cell table:formula="of:=SUM([day_hosp_csv_all.G125:.H125])" office:value-type="float" office:value="0.857142857" calcext:value-type="float">
            <text:p>0.857142857</text:p>
          </table:table-cell>
          <table:table-cell table:formula="of:=SUM([day_hosp_csv_all.I125:.J125])" office:value-type="float" office:value="1" calcext:value-type="float">
            <text:p>1</text:p>
          </table:table-cell>
          <table:table-cell table:formula="of:=SUM([day_hosp_csv_all.K125])" office:value-type="float" office:value="0.285714286" calcext:value-type="float">
            <text:p>0.285714286</text:p>
          </table:table-cell>
          <table:table-cell table:formula="of:=SUM([day_hosp_csv_all.L125])" office:value-type="float" office:value="0.142857143" calcext:value-type="float">
            <text:p>0.142857143</text:p>
          </table:table-cell>
          <table:table-cell table:formula="of:=SUM([day_hosp_csv_all.M125])" office:value-type="float" office:value="0.428571429" calcext:value-type="float">
            <text:p>0.428571429</text:p>
          </table:table-cell>
          <table:table-cell table:formula="of:=SUM([day_hosp_csv_all.N125])" office:value-type="float" office:value="0.285714286" calcext:value-type="float">
            <text:p>0.285714286</text:p>
          </table:table-cell>
          <table:table-cell table:formula="of:=SUM([day_hosp_csv_all.O125:.Q125])" office:value-type="float" office:value="0.571428572" calcext:value-type="float">
            <text:p>0.571428572</text:p>
          </table:table-cell>
          <table:table-cell table:formula="of:=[day_hosp_csv_all.R125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6:.B126])" office:value-type="float" office:value="0.285714286" calcext:value-type="float">
            <text:p>0.285714286</text:p>
          </table:table-cell>
          <table:table-cell table:formula="of:=SUM([day_hosp_csv_all.C126:.D126])" office:value-type="float" office:value="0.428571429" calcext:value-type="float">
            <text:p>0.428571429</text:p>
          </table:table-cell>
          <table:table-cell table:formula="of:=SUM([day_hosp_csv_all.E126:.F126])" office:value-type="float" office:value="0.285714286" calcext:value-type="float">
            <text:p>0.285714286</text:p>
          </table:table-cell>
          <table:table-cell table:formula="of:=SUM([day_hosp_csv_all.G126:.H126])" office:value-type="float" office:value="0.857142857" calcext:value-type="float">
            <text:p>0.857142857</text:p>
          </table:table-cell>
          <table:table-cell table:formula="of:=SUM([day_hosp_csv_all.I126:.J126])" office:value-type="float" office:value="1" calcext:value-type="float">
            <text:p>1</text:p>
          </table:table-cell>
          <table:table-cell table:formula="of:=SUM([day_hosp_csv_all.K126])" office:value-type="float" office:value="0.285714286" calcext:value-type="float">
            <text:p>0.285714286</text:p>
          </table:table-cell>
          <table:table-cell table:formula="of:=SUM([day_hosp_csv_all.L126])" office:value-type="float" office:value="0.142857143" calcext:value-type="float">
            <text:p>0.142857143</text:p>
          </table:table-cell>
          <table:table-cell table:formula="of:=SUM([day_hosp_csv_all.M126])" office:value-type="float" office:value="0.428571429" calcext:value-type="float">
            <text:p>0.428571429</text:p>
          </table:table-cell>
          <table:table-cell table:formula="of:=SUM([day_hosp_csv_all.N126])" office:value-type="float" office:value="0.285714286" calcext:value-type="float">
            <text:p>0.285714286</text:p>
          </table:table-cell>
          <table:table-cell table:formula="of:=SUM([day_hosp_csv_all.O126:.Q126])" office:value-type="float" office:value="0.571428572" calcext:value-type="float">
            <text:p>0.571428572</text:p>
          </table:table-cell>
          <table:table-cell table:formula="of:=[day_hosp_csv_all.R126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7:.B127])" office:value-type="float" office:value="0.285714286" calcext:value-type="float">
            <text:p>0.285714286</text:p>
          </table:table-cell>
          <table:table-cell table:formula="of:=SUM([day_hosp_csv_all.C127:.D127])" office:value-type="float" office:value="0.428571429" calcext:value-type="float">
            <text:p>0.428571429</text:p>
          </table:table-cell>
          <table:table-cell table:formula="of:=SUM([day_hosp_csv_all.E127:.F127])" office:value-type="float" office:value="0.285714286" calcext:value-type="float">
            <text:p>0.285714286</text:p>
          </table:table-cell>
          <table:table-cell table:formula="of:=SUM([day_hosp_csv_all.G127:.H127])" office:value-type="float" office:value="0.857142857" calcext:value-type="float">
            <text:p>0.857142857</text:p>
          </table:table-cell>
          <table:table-cell table:formula="of:=SUM([day_hosp_csv_all.I127:.J127])" office:value-type="float" office:value="1" calcext:value-type="float">
            <text:p>1</text:p>
          </table:table-cell>
          <table:table-cell table:formula="of:=SUM([day_hosp_csv_all.K127])" office:value-type="float" office:value="0.285714286" calcext:value-type="float">
            <text:p>0.285714286</text:p>
          </table:table-cell>
          <table:table-cell table:formula="of:=SUM([day_hosp_csv_all.L127])" office:value-type="float" office:value="0.142857143" calcext:value-type="float">
            <text:p>0.142857143</text:p>
          </table:table-cell>
          <table:table-cell table:formula="of:=SUM([day_hosp_csv_all.M127])" office:value-type="float" office:value="0.428571429" calcext:value-type="float">
            <text:p>0.428571429</text:p>
          </table:table-cell>
          <table:table-cell table:formula="of:=SUM([day_hosp_csv_all.N127])" office:value-type="float" office:value="0.285714286" calcext:value-type="float">
            <text:p>0.285714286</text:p>
          </table:table-cell>
          <table:table-cell table:formula="of:=SUM([day_hosp_csv_all.O127:.Q127])" office:value-type="float" office:value="0.571428572" calcext:value-type="float">
            <text:p>0.571428572</text:p>
          </table:table-cell>
          <table:table-cell table:formula="of:=[day_hosp_csv_all.R127]" office:value-type="float" office:value="4.571428574" calcext:value-type="float">
            <text:p>4.571428574</text:p>
          </table:table-cell>
          <table:table-cell table:number-columns-repeated="1013"/>
        </table:table-row>
        <table:table-row table:style-name="ro1">
          <table:table-cell table:formula="of:=SUM([day_hosp_csv_all.A128:.B128])" office:value-type="float" office:value="0.142857143" calcext:value-type="float">
            <text:p>0.142857143</text:p>
          </table:table-cell>
          <table:table-cell table:formula="of:=SUM([day_hosp_csv_all.C128:.D128])" office:value-type="float" office:value="0.142857143" calcext:value-type="float">
            <text:p>0.142857143</text:p>
          </table:table-cell>
          <table:table-cell table:formula="of:=SUM([day_hosp_csv_all.E128:.F128])" office:value-type="float" office:value="0.285714286" calcext:value-type="float">
            <text:p>0.285714286</text:p>
          </table:table-cell>
          <table:table-cell table:formula="of:=SUM([day_hosp_csv_all.G128:.H128])" office:value-type="float" office:value="0.142857143" calcext:value-type="float">
            <text:p>0.142857143</text:p>
          </table:table-cell>
          <table:table-cell table:formula="of:=SUM([day_hosp_csv_all.I128:.J128])" office:value-type="float" office:value="0.714285715" calcext:value-type="float">
            <text:p>0.714285715</text:p>
          </table:table-cell>
          <table:table-cell table:formula="of:=SUM([day_hosp_csv_all.K128])" office:value-type="float" office:value="0.142857143" calcext:value-type="float">
            <text:p>0.142857143</text:p>
          </table:table-cell>
          <table:table-cell table:formula="of:=SUM([day_hosp_csv_all.L128])" office:value-type="float" office:value="0.571428571" calcext:value-type="float">
            <text:p>0.571428571</text:p>
          </table:table-cell>
          <table:table-cell table:formula="of:=SUM([day_hosp_csv_all.M128])" office:value-type="float" office:value="0.142857143" calcext:value-type="float">
            <text:p>0.142857143</text:p>
          </table:table-cell>
          <table:table-cell table:formula="of:=SUM([day_hosp_csv_all.N128])" office:value-type="float" office:value="0.142857143" calcext:value-type="float">
            <text:p>0.142857143</text:p>
          </table:table-cell>
          <table:table-cell table:formula="of:=SUM([day_hosp_csv_all.O128:.Q128])" office:value-type="float" office:value="0.857142858" calcext:value-type="float">
            <text:p>0.857142858</text:p>
          </table:table-cell>
          <table:table-cell table:formula="of:=[day_hosp_csv_all.R128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29:.B129])" office:value-type="float" office:value="0.142857143" calcext:value-type="float">
            <text:p>0.142857143</text:p>
          </table:table-cell>
          <table:table-cell table:formula="of:=SUM([day_hosp_csv_all.C129:.D129])" office:value-type="float" office:value="0.142857143" calcext:value-type="float">
            <text:p>0.142857143</text:p>
          </table:table-cell>
          <table:table-cell table:formula="of:=SUM([day_hosp_csv_all.E129:.F129])" office:value-type="float" office:value="0.285714286" calcext:value-type="float">
            <text:p>0.285714286</text:p>
          </table:table-cell>
          <table:table-cell table:formula="of:=SUM([day_hosp_csv_all.G129:.H129])" office:value-type="float" office:value="0.142857143" calcext:value-type="float">
            <text:p>0.142857143</text:p>
          </table:table-cell>
          <table:table-cell table:formula="of:=SUM([day_hosp_csv_all.I129:.J129])" office:value-type="float" office:value="0.714285715" calcext:value-type="float">
            <text:p>0.714285715</text:p>
          </table:table-cell>
          <table:table-cell table:formula="of:=SUM([day_hosp_csv_all.K129])" office:value-type="float" office:value="0.142857143" calcext:value-type="float">
            <text:p>0.142857143</text:p>
          </table:table-cell>
          <table:table-cell table:formula="of:=SUM([day_hosp_csv_all.L129])" office:value-type="float" office:value="0.571428571" calcext:value-type="float">
            <text:p>0.571428571</text:p>
          </table:table-cell>
          <table:table-cell table:formula="of:=SUM([day_hosp_csv_all.M129])" office:value-type="float" office:value="0.142857143" calcext:value-type="float">
            <text:p>0.142857143</text:p>
          </table:table-cell>
          <table:table-cell table:formula="of:=SUM([day_hosp_csv_all.N129])" office:value-type="float" office:value="0.142857143" calcext:value-type="float">
            <text:p>0.142857143</text:p>
          </table:table-cell>
          <table:table-cell table:formula="of:=SUM([day_hosp_csv_all.O129:.Q129])" office:value-type="float" office:value="0.857142858" calcext:value-type="float">
            <text:p>0.857142858</text:p>
          </table:table-cell>
          <table:table-cell table:formula="of:=[day_hosp_csv_all.R129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0:.B130])" office:value-type="float" office:value="0.142857143" calcext:value-type="float">
            <text:p>0.142857143</text:p>
          </table:table-cell>
          <table:table-cell table:formula="of:=SUM([day_hosp_csv_all.C130:.D130])" office:value-type="float" office:value="0.142857143" calcext:value-type="float">
            <text:p>0.142857143</text:p>
          </table:table-cell>
          <table:table-cell table:formula="of:=SUM([day_hosp_csv_all.E130:.F130])" office:value-type="float" office:value="0.285714286" calcext:value-type="float">
            <text:p>0.285714286</text:p>
          </table:table-cell>
          <table:table-cell table:formula="of:=SUM([day_hosp_csv_all.G130:.H130])" office:value-type="float" office:value="0.142857143" calcext:value-type="float">
            <text:p>0.142857143</text:p>
          </table:table-cell>
          <table:table-cell table:formula="of:=SUM([day_hosp_csv_all.I130:.J130])" office:value-type="float" office:value="0.714285715" calcext:value-type="float">
            <text:p>0.714285715</text:p>
          </table:table-cell>
          <table:table-cell table:formula="of:=SUM([day_hosp_csv_all.K130])" office:value-type="float" office:value="0.142857143" calcext:value-type="float">
            <text:p>0.142857143</text:p>
          </table:table-cell>
          <table:table-cell table:formula="of:=SUM([day_hosp_csv_all.L130])" office:value-type="float" office:value="0.571428571" calcext:value-type="float">
            <text:p>0.571428571</text:p>
          </table:table-cell>
          <table:table-cell table:formula="of:=SUM([day_hosp_csv_all.M130])" office:value-type="float" office:value="0.142857143" calcext:value-type="float">
            <text:p>0.142857143</text:p>
          </table:table-cell>
          <table:table-cell table:formula="of:=SUM([day_hosp_csv_all.N130])" office:value-type="float" office:value="0.142857143" calcext:value-type="float">
            <text:p>0.142857143</text:p>
          </table:table-cell>
          <table:table-cell table:formula="of:=SUM([day_hosp_csv_all.O130:.Q130])" office:value-type="float" office:value="0.857142858" calcext:value-type="float">
            <text:p>0.857142858</text:p>
          </table:table-cell>
          <table:table-cell table:formula="of:=[day_hosp_csv_all.R130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1:.B131])" office:value-type="float" office:value="0.142857143" calcext:value-type="float">
            <text:p>0.142857143</text:p>
          </table:table-cell>
          <table:table-cell table:formula="of:=SUM([day_hosp_csv_all.C131:.D131])" office:value-type="float" office:value="0.142857143" calcext:value-type="float">
            <text:p>0.142857143</text:p>
          </table:table-cell>
          <table:table-cell table:formula="of:=SUM([day_hosp_csv_all.E131:.F131])" office:value-type="float" office:value="0.285714286" calcext:value-type="float">
            <text:p>0.285714286</text:p>
          </table:table-cell>
          <table:table-cell table:formula="of:=SUM([day_hosp_csv_all.G131:.H131])" office:value-type="float" office:value="0.142857143" calcext:value-type="float">
            <text:p>0.142857143</text:p>
          </table:table-cell>
          <table:table-cell table:formula="of:=SUM([day_hosp_csv_all.I131:.J131])" office:value-type="float" office:value="0.714285715" calcext:value-type="float">
            <text:p>0.714285715</text:p>
          </table:table-cell>
          <table:table-cell table:formula="of:=SUM([day_hosp_csv_all.K131])" office:value-type="float" office:value="0.142857143" calcext:value-type="float">
            <text:p>0.142857143</text:p>
          </table:table-cell>
          <table:table-cell table:formula="of:=SUM([day_hosp_csv_all.L131])" office:value-type="float" office:value="0.571428571" calcext:value-type="float">
            <text:p>0.571428571</text:p>
          </table:table-cell>
          <table:table-cell table:formula="of:=SUM([day_hosp_csv_all.M131])" office:value-type="float" office:value="0.142857143" calcext:value-type="float">
            <text:p>0.142857143</text:p>
          </table:table-cell>
          <table:table-cell table:formula="of:=SUM([day_hosp_csv_all.N131])" office:value-type="float" office:value="0.142857143" calcext:value-type="float">
            <text:p>0.142857143</text:p>
          </table:table-cell>
          <table:table-cell table:formula="of:=SUM([day_hosp_csv_all.O131:.Q131])" office:value-type="float" office:value="0.857142858" calcext:value-type="float">
            <text:p>0.857142858</text:p>
          </table:table-cell>
          <table:table-cell table:formula="of:=[day_hosp_csv_all.R131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2:.B132])" office:value-type="float" office:value="0.142857143" calcext:value-type="float">
            <text:p>0.142857143</text:p>
          </table:table-cell>
          <table:table-cell table:formula="of:=SUM([day_hosp_csv_all.C132:.D132])" office:value-type="float" office:value="0.142857143" calcext:value-type="float">
            <text:p>0.142857143</text:p>
          </table:table-cell>
          <table:table-cell table:formula="of:=SUM([day_hosp_csv_all.E132:.F132])" office:value-type="float" office:value="0.285714286" calcext:value-type="float">
            <text:p>0.285714286</text:p>
          </table:table-cell>
          <table:table-cell table:formula="of:=SUM([day_hosp_csv_all.G132:.H132])" office:value-type="float" office:value="0.142857143" calcext:value-type="float">
            <text:p>0.142857143</text:p>
          </table:table-cell>
          <table:table-cell table:formula="of:=SUM([day_hosp_csv_all.I132:.J132])" office:value-type="float" office:value="0.714285715" calcext:value-type="float">
            <text:p>0.714285715</text:p>
          </table:table-cell>
          <table:table-cell table:formula="of:=SUM([day_hosp_csv_all.K132])" office:value-type="float" office:value="0.142857143" calcext:value-type="float">
            <text:p>0.142857143</text:p>
          </table:table-cell>
          <table:table-cell table:formula="of:=SUM([day_hosp_csv_all.L132])" office:value-type="float" office:value="0.571428571" calcext:value-type="float">
            <text:p>0.571428571</text:p>
          </table:table-cell>
          <table:table-cell table:formula="of:=SUM([day_hosp_csv_all.M132])" office:value-type="float" office:value="0.142857143" calcext:value-type="float">
            <text:p>0.142857143</text:p>
          </table:table-cell>
          <table:table-cell table:formula="of:=SUM([day_hosp_csv_all.N132])" office:value-type="float" office:value="0.142857143" calcext:value-type="float">
            <text:p>0.142857143</text:p>
          </table:table-cell>
          <table:table-cell table:formula="of:=SUM([day_hosp_csv_all.O132:.Q132])" office:value-type="float" office:value="0.857142858" calcext:value-type="float">
            <text:p>0.857142858</text:p>
          </table:table-cell>
          <table:table-cell table:formula="of:=[day_hosp_csv_all.R132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3:.B133])" office:value-type="float" office:value="0.142857143" calcext:value-type="float">
            <text:p>0.142857143</text:p>
          </table:table-cell>
          <table:table-cell table:formula="of:=SUM([day_hosp_csv_all.C133:.D133])" office:value-type="float" office:value="0.142857143" calcext:value-type="float">
            <text:p>0.142857143</text:p>
          </table:table-cell>
          <table:table-cell table:formula="of:=SUM([day_hosp_csv_all.E133:.F133])" office:value-type="float" office:value="0.285714286" calcext:value-type="float">
            <text:p>0.285714286</text:p>
          </table:table-cell>
          <table:table-cell table:formula="of:=SUM([day_hosp_csv_all.G133:.H133])" office:value-type="float" office:value="0.142857143" calcext:value-type="float">
            <text:p>0.142857143</text:p>
          </table:table-cell>
          <table:table-cell table:formula="of:=SUM([day_hosp_csv_all.I133:.J133])" office:value-type="float" office:value="0.714285715" calcext:value-type="float">
            <text:p>0.714285715</text:p>
          </table:table-cell>
          <table:table-cell table:formula="of:=SUM([day_hosp_csv_all.K133])" office:value-type="float" office:value="0.142857143" calcext:value-type="float">
            <text:p>0.142857143</text:p>
          </table:table-cell>
          <table:table-cell table:formula="of:=SUM([day_hosp_csv_all.L133])" office:value-type="float" office:value="0.571428571" calcext:value-type="float">
            <text:p>0.571428571</text:p>
          </table:table-cell>
          <table:table-cell table:formula="of:=SUM([day_hosp_csv_all.M133])" office:value-type="float" office:value="0.142857143" calcext:value-type="float">
            <text:p>0.142857143</text:p>
          </table:table-cell>
          <table:table-cell table:formula="of:=SUM([day_hosp_csv_all.N133])" office:value-type="float" office:value="0.142857143" calcext:value-type="float">
            <text:p>0.142857143</text:p>
          </table:table-cell>
          <table:table-cell table:formula="of:=SUM([day_hosp_csv_all.O133:.Q133])" office:value-type="float" office:value="0.857142858" calcext:value-type="float">
            <text:p>0.857142858</text:p>
          </table:table-cell>
          <table:table-cell table:formula="of:=[day_hosp_csv_all.R133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4:.B134])" office:value-type="float" office:value="0.142857143" calcext:value-type="float">
            <text:p>0.142857143</text:p>
          </table:table-cell>
          <table:table-cell table:formula="of:=SUM([day_hosp_csv_all.C134:.D134])" office:value-type="float" office:value="0.142857143" calcext:value-type="float">
            <text:p>0.142857143</text:p>
          </table:table-cell>
          <table:table-cell table:formula="of:=SUM([day_hosp_csv_all.E134:.F134])" office:value-type="float" office:value="0.285714286" calcext:value-type="float">
            <text:p>0.285714286</text:p>
          </table:table-cell>
          <table:table-cell table:formula="of:=SUM([day_hosp_csv_all.G134:.H134])" office:value-type="float" office:value="0.142857143" calcext:value-type="float">
            <text:p>0.142857143</text:p>
          </table:table-cell>
          <table:table-cell table:formula="of:=SUM([day_hosp_csv_all.I134:.J134])" office:value-type="float" office:value="0.714285715" calcext:value-type="float">
            <text:p>0.714285715</text:p>
          </table:table-cell>
          <table:table-cell table:formula="of:=SUM([day_hosp_csv_all.K134])" office:value-type="float" office:value="0.142857143" calcext:value-type="float">
            <text:p>0.142857143</text:p>
          </table:table-cell>
          <table:table-cell table:formula="of:=SUM([day_hosp_csv_all.L134])" office:value-type="float" office:value="0.571428571" calcext:value-type="float">
            <text:p>0.571428571</text:p>
          </table:table-cell>
          <table:table-cell table:formula="of:=SUM([day_hosp_csv_all.M134])" office:value-type="float" office:value="0.142857143" calcext:value-type="float">
            <text:p>0.142857143</text:p>
          </table:table-cell>
          <table:table-cell table:formula="of:=SUM([day_hosp_csv_all.N134])" office:value-type="float" office:value="0.142857143" calcext:value-type="float">
            <text:p>0.142857143</text:p>
          </table:table-cell>
          <table:table-cell table:formula="of:=SUM([day_hosp_csv_all.O134:.Q134])" office:value-type="float" office:value="0.857142858" calcext:value-type="float">
            <text:p>0.857142858</text:p>
          </table:table-cell>
          <table:table-cell table:formula="of:=[day_hosp_csv_all.R134]" office:value-type="float" office:value="3.285714288" calcext:value-type="float">
            <text:p>3.285714288</text:p>
          </table:table-cell>
          <table:table-cell table:number-columns-repeated="1013"/>
        </table:table-row>
        <table:table-row table:style-name="ro1">
          <table:table-cell table:formula="of:=SUM([day_hosp_csv_all.A135:.B135])" office:value-type="float" office:value="0.142857143" calcext:value-type="float">
            <text:p>0.142857143</text:p>
          </table:table-cell>
          <table:table-cell table:formula="of:=SUM([day_hosp_csv_all.C135:.D135])" office:value-type="float" office:value="0" calcext:value-type="float">
            <text:p>0</text:p>
          </table:table-cell>
          <table:table-cell table:formula="of:=SUM([day_hosp_csv_all.E135:.F135])" office:value-type="float" office:value="0" calcext:value-type="float">
            <text:p>0</text:p>
          </table:table-cell>
          <table:table-cell table:formula="of:=SUM([day_hosp_csv_all.G135:.H135])" office:value-type="float" office:value="0.285714286" calcext:value-type="float">
            <text:p>0.285714286</text:p>
          </table:table-cell>
          <table:table-cell table:formula="of:=SUM([day_hosp_csv_all.I135:.J135])" office:value-type="float" office:value="0.714285714" calcext:value-type="float">
            <text:p>0.714285714</text:p>
          </table:table-cell>
          <table:table-cell table:formula="of:=SUM([day_hosp_csv_all.K135])" office:value-type="float" office:value="0.142857143" calcext:value-type="float">
            <text:p>0.142857143</text:p>
          </table:table-cell>
          <table:table-cell table:formula="of:=SUM([day_hosp_csv_all.L135])" office:value-type="float" office:value="0.285714286" calcext:value-type="float">
            <text:p>0.285714286</text:p>
          </table:table-cell>
          <table:table-cell table:formula="of:=SUM([day_hosp_csv_all.M135])" office:value-type="float" office:value="0.142857143" calcext:value-type="float">
            <text:p>0.142857143</text:p>
          </table:table-cell>
          <table:table-cell table:formula="of:=SUM([day_hosp_csv_all.N135])" office:value-type="float" office:value="0.428571429" calcext:value-type="float">
            <text:p>0.428571429</text:p>
          </table:table-cell>
          <table:table-cell table:formula="of:=SUM([day_hosp_csv_all.O135:.Q135])" office:value-type="float" office:value="1.142857143" calcext:value-type="float">
            <text:p>1.142857143</text:p>
          </table:table-cell>
          <table:table-cell table:formula="of:=[day_hosp_csv_all.R135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36:.B136])" office:value-type="float" office:value="0.142857143" calcext:value-type="float">
            <text:p>0.142857143</text:p>
          </table:table-cell>
          <table:table-cell table:formula="of:=SUM([day_hosp_csv_all.C136:.D136])" office:value-type="float" office:value="0" calcext:value-type="float">
            <text:p>0</text:p>
          </table:table-cell>
          <table:table-cell table:formula="of:=SUM([day_hosp_csv_all.E136:.F136])" office:value-type="float" office:value="0" calcext:value-type="float">
            <text:p>0</text:p>
          </table:table-cell>
          <table:table-cell table:formula="of:=SUM([day_hosp_csv_all.G136:.H136])" office:value-type="float" office:value="0.285714286" calcext:value-type="float">
            <text:p>0.285714286</text:p>
          </table:table-cell>
          <table:table-cell table:formula="of:=SUM([day_hosp_csv_all.I136:.J136])" office:value-type="float" office:value="0.714285714" calcext:value-type="float">
            <text:p>0.714285714</text:p>
          </table:table-cell>
          <table:table-cell table:formula="of:=SUM([day_hosp_csv_all.K136])" office:value-type="float" office:value="0.142857143" calcext:value-type="float">
            <text:p>0.142857143</text:p>
          </table:table-cell>
          <table:table-cell table:formula="of:=SUM([day_hosp_csv_all.L136])" office:value-type="float" office:value="0.285714286" calcext:value-type="float">
            <text:p>0.285714286</text:p>
          </table:table-cell>
          <table:table-cell table:formula="of:=SUM([day_hosp_csv_all.M136])" office:value-type="float" office:value="0.142857143" calcext:value-type="float">
            <text:p>0.142857143</text:p>
          </table:table-cell>
          <table:table-cell table:formula="of:=SUM([day_hosp_csv_all.N136])" office:value-type="float" office:value="0.428571429" calcext:value-type="float">
            <text:p>0.428571429</text:p>
          </table:table-cell>
          <table:table-cell table:formula="of:=SUM([day_hosp_csv_all.O136:.Q136])" office:value-type="float" office:value="1.142857143" calcext:value-type="float">
            <text:p>1.142857143</text:p>
          </table:table-cell>
          <table:table-cell table:formula="of:=[day_hosp_csv_all.R136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37:.B137])" office:value-type="float" office:value="0.142857143" calcext:value-type="float">
            <text:p>0.142857143</text:p>
          </table:table-cell>
          <table:table-cell table:formula="of:=SUM([day_hosp_csv_all.C137:.D137])" office:value-type="float" office:value="0" calcext:value-type="float">
            <text:p>0</text:p>
          </table:table-cell>
          <table:table-cell table:formula="of:=SUM([day_hosp_csv_all.E137:.F137])" office:value-type="float" office:value="0" calcext:value-type="float">
            <text:p>0</text:p>
          </table:table-cell>
          <table:table-cell table:formula="of:=SUM([day_hosp_csv_all.G137:.H137])" office:value-type="float" office:value="0.285714286" calcext:value-type="float">
            <text:p>0.285714286</text:p>
          </table:table-cell>
          <table:table-cell table:formula="of:=SUM([day_hosp_csv_all.I137:.J137])" office:value-type="float" office:value="0.714285714" calcext:value-type="float">
            <text:p>0.714285714</text:p>
          </table:table-cell>
          <table:table-cell table:formula="of:=SUM([day_hosp_csv_all.K137])" office:value-type="float" office:value="0.142857143" calcext:value-type="float">
            <text:p>0.142857143</text:p>
          </table:table-cell>
          <table:table-cell table:formula="of:=SUM([day_hosp_csv_all.L137])" office:value-type="float" office:value="0.285714286" calcext:value-type="float">
            <text:p>0.285714286</text:p>
          </table:table-cell>
          <table:table-cell table:formula="of:=SUM([day_hosp_csv_all.M137])" office:value-type="float" office:value="0.142857143" calcext:value-type="float">
            <text:p>0.142857143</text:p>
          </table:table-cell>
          <table:table-cell table:formula="of:=SUM([day_hosp_csv_all.N137])" office:value-type="float" office:value="0.428571429" calcext:value-type="float">
            <text:p>0.428571429</text:p>
          </table:table-cell>
          <table:table-cell table:formula="of:=SUM([day_hosp_csv_all.O137:.Q137])" office:value-type="float" office:value="1.142857143" calcext:value-type="float">
            <text:p>1.142857143</text:p>
          </table:table-cell>
          <table:table-cell table:formula="of:=[day_hosp_csv_all.R137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38:.B138])" office:value-type="float" office:value="0.142857143" calcext:value-type="float">
            <text:p>0.142857143</text:p>
          </table:table-cell>
          <table:table-cell table:formula="of:=SUM([day_hosp_csv_all.C138:.D138])" office:value-type="float" office:value="0" calcext:value-type="float">
            <text:p>0</text:p>
          </table:table-cell>
          <table:table-cell table:formula="of:=SUM([day_hosp_csv_all.E138:.F138])" office:value-type="float" office:value="0" calcext:value-type="float">
            <text:p>0</text:p>
          </table:table-cell>
          <table:table-cell table:formula="of:=SUM([day_hosp_csv_all.G138:.H138])" office:value-type="float" office:value="0.285714286" calcext:value-type="float">
            <text:p>0.285714286</text:p>
          </table:table-cell>
          <table:table-cell table:formula="of:=SUM([day_hosp_csv_all.I138:.J138])" office:value-type="float" office:value="0.714285714" calcext:value-type="float">
            <text:p>0.714285714</text:p>
          </table:table-cell>
          <table:table-cell table:formula="of:=SUM([day_hosp_csv_all.K138])" office:value-type="float" office:value="0.142857143" calcext:value-type="float">
            <text:p>0.142857143</text:p>
          </table:table-cell>
          <table:table-cell table:formula="of:=SUM([day_hosp_csv_all.L138])" office:value-type="float" office:value="0.285714286" calcext:value-type="float">
            <text:p>0.285714286</text:p>
          </table:table-cell>
          <table:table-cell table:formula="of:=SUM([day_hosp_csv_all.M138])" office:value-type="float" office:value="0.142857143" calcext:value-type="float">
            <text:p>0.142857143</text:p>
          </table:table-cell>
          <table:table-cell table:formula="of:=SUM([day_hosp_csv_all.N138])" office:value-type="float" office:value="0.428571429" calcext:value-type="float">
            <text:p>0.428571429</text:p>
          </table:table-cell>
          <table:table-cell table:formula="of:=SUM([day_hosp_csv_all.O138:.Q138])" office:value-type="float" office:value="1.142857143" calcext:value-type="float">
            <text:p>1.142857143</text:p>
          </table:table-cell>
          <table:table-cell table:formula="of:=[day_hosp_csv_all.R138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39:.B139])" office:value-type="float" office:value="0.142857143" calcext:value-type="float">
            <text:p>0.142857143</text:p>
          </table:table-cell>
          <table:table-cell table:formula="of:=SUM([day_hosp_csv_all.C139:.D139])" office:value-type="float" office:value="0" calcext:value-type="float">
            <text:p>0</text:p>
          </table:table-cell>
          <table:table-cell table:formula="of:=SUM([day_hosp_csv_all.E139:.F139])" office:value-type="float" office:value="0" calcext:value-type="float">
            <text:p>0</text:p>
          </table:table-cell>
          <table:table-cell table:formula="of:=SUM([day_hosp_csv_all.G139:.H139])" office:value-type="float" office:value="0.285714286" calcext:value-type="float">
            <text:p>0.285714286</text:p>
          </table:table-cell>
          <table:table-cell table:formula="of:=SUM([day_hosp_csv_all.I139:.J139])" office:value-type="float" office:value="0.714285714" calcext:value-type="float">
            <text:p>0.714285714</text:p>
          </table:table-cell>
          <table:table-cell table:formula="of:=SUM([day_hosp_csv_all.K139])" office:value-type="float" office:value="0.142857143" calcext:value-type="float">
            <text:p>0.142857143</text:p>
          </table:table-cell>
          <table:table-cell table:formula="of:=SUM([day_hosp_csv_all.L139])" office:value-type="float" office:value="0.285714286" calcext:value-type="float">
            <text:p>0.285714286</text:p>
          </table:table-cell>
          <table:table-cell table:formula="of:=SUM([day_hosp_csv_all.M139])" office:value-type="float" office:value="0.142857143" calcext:value-type="float">
            <text:p>0.142857143</text:p>
          </table:table-cell>
          <table:table-cell table:formula="of:=SUM([day_hosp_csv_all.N139])" office:value-type="float" office:value="0.428571429" calcext:value-type="float">
            <text:p>0.428571429</text:p>
          </table:table-cell>
          <table:table-cell table:formula="of:=SUM([day_hosp_csv_all.O139:.Q139])" office:value-type="float" office:value="1.142857143" calcext:value-type="float">
            <text:p>1.142857143</text:p>
          </table:table-cell>
          <table:table-cell table:formula="of:=[day_hosp_csv_all.R139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40:.B140])" office:value-type="float" office:value="0.142857143" calcext:value-type="float">
            <text:p>0.142857143</text:p>
          </table:table-cell>
          <table:table-cell table:formula="of:=SUM([day_hosp_csv_all.C140:.D140])" office:value-type="float" office:value="0" calcext:value-type="float">
            <text:p>0</text:p>
          </table:table-cell>
          <table:table-cell table:formula="of:=SUM([day_hosp_csv_all.E140:.F140])" office:value-type="float" office:value="0" calcext:value-type="float">
            <text:p>0</text:p>
          </table:table-cell>
          <table:table-cell table:formula="of:=SUM([day_hosp_csv_all.G140:.H140])" office:value-type="float" office:value="0.285714286" calcext:value-type="float">
            <text:p>0.285714286</text:p>
          </table:table-cell>
          <table:table-cell table:formula="of:=SUM([day_hosp_csv_all.I140:.J140])" office:value-type="float" office:value="0.714285714" calcext:value-type="float">
            <text:p>0.714285714</text:p>
          </table:table-cell>
          <table:table-cell table:formula="of:=SUM([day_hosp_csv_all.K140])" office:value-type="float" office:value="0.142857143" calcext:value-type="float">
            <text:p>0.142857143</text:p>
          </table:table-cell>
          <table:table-cell table:formula="of:=SUM([day_hosp_csv_all.L140])" office:value-type="float" office:value="0.285714286" calcext:value-type="float">
            <text:p>0.285714286</text:p>
          </table:table-cell>
          <table:table-cell table:formula="of:=SUM([day_hosp_csv_all.M140])" office:value-type="float" office:value="0.142857143" calcext:value-type="float">
            <text:p>0.142857143</text:p>
          </table:table-cell>
          <table:table-cell table:formula="of:=SUM([day_hosp_csv_all.N140])" office:value-type="float" office:value="0.428571429" calcext:value-type="float">
            <text:p>0.428571429</text:p>
          </table:table-cell>
          <table:table-cell table:formula="of:=SUM([day_hosp_csv_all.O140:.Q140])" office:value-type="float" office:value="1.142857143" calcext:value-type="float">
            <text:p>1.142857143</text:p>
          </table:table-cell>
          <table:table-cell table:formula="of:=[day_hosp_csv_all.R140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41:.B141])" office:value-type="float" office:value="0.142857143" calcext:value-type="float">
            <text:p>0.142857143</text:p>
          </table:table-cell>
          <table:table-cell table:formula="of:=SUM([day_hosp_csv_all.C141:.D141])" office:value-type="float" office:value="0" calcext:value-type="float">
            <text:p>0</text:p>
          </table:table-cell>
          <table:table-cell table:formula="of:=SUM([day_hosp_csv_all.E141:.F141])" office:value-type="float" office:value="0" calcext:value-type="float">
            <text:p>0</text:p>
          </table:table-cell>
          <table:table-cell table:formula="of:=SUM([day_hosp_csv_all.G141:.H141])" office:value-type="float" office:value="0.285714286" calcext:value-type="float">
            <text:p>0.285714286</text:p>
          </table:table-cell>
          <table:table-cell table:formula="of:=SUM([day_hosp_csv_all.I141:.J141])" office:value-type="float" office:value="0.714285714" calcext:value-type="float">
            <text:p>0.714285714</text:p>
          </table:table-cell>
          <table:table-cell table:formula="of:=SUM([day_hosp_csv_all.K141])" office:value-type="float" office:value="0.142857143" calcext:value-type="float">
            <text:p>0.142857143</text:p>
          </table:table-cell>
          <table:table-cell table:formula="of:=SUM([day_hosp_csv_all.L141])" office:value-type="float" office:value="0.285714286" calcext:value-type="float">
            <text:p>0.285714286</text:p>
          </table:table-cell>
          <table:table-cell table:formula="of:=SUM([day_hosp_csv_all.M141])" office:value-type="float" office:value="0.142857143" calcext:value-type="float">
            <text:p>0.142857143</text:p>
          </table:table-cell>
          <table:table-cell table:formula="of:=SUM([day_hosp_csv_all.N141])" office:value-type="float" office:value="0.428571429" calcext:value-type="float">
            <text:p>0.428571429</text:p>
          </table:table-cell>
          <table:table-cell table:formula="of:=SUM([day_hosp_csv_all.O141:.Q141])" office:value-type="float" office:value="1.142857143" calcext:value-type="float">
            <text:p>1.142857143</text:p>
          </table:table-cell>
          <table:table-cell table:formula="of:=[day_hosp_csv_all.R141]" office:value-type="float" office:value="3.285714287" calcext:value-type="float">
            <text:p>3.285714287</text:p>
          </table:table-cell>
          <table:table-cell table:number-columns-repeated="1013"/>
        </table:table-row>
        <table:table-row table:style-name="ro1">
          <table:table-cell table:formula="of:=SUM([day_hosp_csv_all.A142:.B142])" office:value-type="float" office:value="0.142857143" calcext:value-type="float">
            <text:p>0.142857143</text:p>
          </table:table-cell>
          <table:table-cell table:formula="of:=SUM([day_hosp_csv_all.C142:.D142])" office:value-type="float" office:value="0" calcext:value-type="float">
            <text:p>0</text:p>
          </table:table-cell>
          <table:table-cell table:formula="of:=SUM([day_hosp_csv_all.E142:.F142])" office:value-type="float" office:value="0.285714286" calcext:value-type="float">
            <text:p>0.285714286</text:p>
          </table:table-cell>
          <table:table-cell table:formula="of:=SUM([day_hosp_csv_all.G142:.H142])" office:value-type="float" office:value="0.571428572" calcext:value-type="float">
            <text:p>0.571428572</text:p>
          </table:table-cell>
          <table:table-cell table:formula="of:=SUM([day_hosp_csv_all.I142:.J142])" office:value-type="float" office:value="0.857142857" calcext:value-type="float">
            <text:p>0.857142857</text:p>
          </table:table-cell>
          <table:table-cell table:formula="of:=SUM([day_hosp_csv_all.K142])" office:value-type="float" office:value="0.714285714" calcext:value-type="float">
            <text:p>0.714285714</text:p>
          </table:table-cell>
          <table:table-cell table:formula="of:=SUM([day_hosp_csv_all.L142])" office:value-type="float" office:value="0.285714286" calcext:value-type="float">
            <text:p>0.285714286</text:p>
          </table:table-cell>
          <table:table-cell table:formula="of:=SUM([day_hosp_csv_all.M142])" office:value-type="float" office:value="0.571428571" calcext:value-type="float">
            <text:p>0.571428571</text:p>
          </table:table-cell>
          <table:table-cell table:formula="of:=SUM([day_hosp_csv_all.N142])" office:value-type="float" office:value="0.571428571" calcext:value-type="float">
            <text:p>0.571428571</text:p>
          </table:table-cell>
          <table:table-cell table:formula="of:=SUM([day_hosp_csv_all.O142:.Q142])" office:value-type="float" office:value="0.714285715" calcext:value-type="float">
            <text:p>0.714285715</text:p>
          </table:table-cell>
          <table:table-cell table:formula="of:=[day_hosp_csv_all.R142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3:.B143])" office:value-type="float" office:value="0.142857143" calcext:value-type="float">
            <text:p>0.142857143</text:p>
          </table:table-cell>
          <table:table-cell table:formula="of:=SUM([day_hosp_csv_all.C143:.D143])" office:value-type="float" office:value="0" calcext:value-type="float">
            <text:p>0</text:p>
          </table:table-cell>
          <table:table-cell table:formula="of:=SUM([day_hosp_csv_all.E143:.F143])" office:value-type="float" office:value="0.285714286" calcext:value-type="float">
            <text:p>0.285714286</text:p>
          </table:table-cell>
          <table:table-cell table:formula="of:=SUM([day_hosp_csv_all.G143:.H143])" office:value-type="float" office:value="0.571428572" calcext:value-type="float">
            <text:p>0.571428572</text:p>
          </table:table-cell>
          <table:table-cell table:formula="of:=SUM([day_hosp_csv_all.I143:.J143])" office:value-type="float" office:value="0.857142857" calcext:value-type="float">
            <text:p>0.857142857</text:p>
          </table:table-cell>
          <table:table-cell table:formula="of:=SUM([day_hosp_csv_all.K143])" office:value-type="float" office:value="0.714285714" calcext:value-type="float">
            <text:p>0.714285714</text:p>
          </table:table-cell>
          <table:table-cell table:formula="of:=SUM([day_hosp_csv_all.L143])" office:value-type="float" office:value="0.285714286" calcext:value-type="float">
            <text:p>0.285714286</text:p>
          </table:table-cell>
          <table:table-cell table:formula="of:=SUM([day_hosp_csv_all.M143])" office:value-type="float" office:value="0.571428571" calcext:value-type="float">
            <text:p>0.571428571</text:p>
          </table:table-cell>
          <table:table-cell table:formula="of:=SUM([day_hosp_csv_all.N143])" office:value-type="float" office:value="0.571428571" calcext:value-type="float">
            <text:p>0.571428571</text:p>
          </table:table-cell>
          <table:table-cell table:formula="of:=SUM([day_hosp_csv_all.O143:.Q143])" office:value-type="float" office:value="0.714285715" calcext:value-type="float">
            <text:p>0.714285715</text:p>
          </table:table-cell>
          <table:table-cell table:formula="of:=[day_hosp_csv_all.R143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4:.B144])" office:value-type="float" office:value="0.142857143" calcext:value-type="float">
            <text:p>0.142857143</text:p>
          </table:table-cell>
          <table:table-cell table:formula="of:=SUM([day_hosp_csv_all.C144:.D144])" office:value-type="float" office:value="0" calcext:value-type="float">
            <text:p>0</text:p>
          </table:table-cell>
          <table:table-cell table:formula="of:=SUM([day_hosp_csv_all.E144:.F144])" office:value-type="float" office:value="0.285714286" calcext:value-type="float">
            <text:p>0.285714286</text:p>
          </table:table-cell>
          <table:table-cell table:formula="of:=SUM([day_hosp_csv_all.G144:.H144])" office:value-type="float" office:value="0.571428572" calcext:value-type="float">
            <text:p>0.571428572</text:p>
          </table:table-cell>
          <table:table-cell table:formula="of:=SUM([day_hosp_csv_all.I144:.J144])" office:value-type="float" office:value="0.857142857" calcext:value-type="float">
            <text:p>0.857142857</text:p>
          </table:table-cell>
          <table:table-cell table:formula="of:=SUM([day_hosp_csv_all.K144])" office:value-type="float" office:value="0.714285714" calcext:value-type="float">
            <text:p>0.714285714</text:p>
          </table:table-cell>
          <table:table-cell table:formula="of:=SUM([day_hosp_csv_all.L144])" office:value-type="float" office:value="0.285714286" calcext:value-type="float">
            <text:p>0.285714286</text:p>
          </table:table-cell>
          <table:table-cell table:formula="of:=SUM([day_hosp_csv_all.M144])" office:value-type="float" office:value="0.571428571" calcext:value-type="float">
            <text:p>0.571428571</text:p>
          </table:table-cell>
          <table:table-cell table:formula="of:=SUM([day_hosp_csv_all.N144])" office:value-type="float" office:value="0.571428571" calcext:value-type="float">
            <text:p>0.571428571</text:p>
          </table:table-cell>
          <table:table-cell table:formula="of:=SUM([day_hosp_csv_all.O144:.Q144])" office:value-type="float" office:value="0.714285715" calcext:value-type="float">
            <text:p>0.714285715</text:p>
          </table:table-cell>
          <table:table-cell table:formula="of:=[day_hosp_csv_all.R144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5:.B145])" office:value-type="float" office:value="0.142857143" calcext:value-type="float">
            <text:p>0.142857143</text:p>
          </table:table-cell>
          <table:table-cell table:formula="of:=SUM([day_hosp_csv_all.C145:.D145])" office:value-type="float" office:value="0" calcext:value-type="float">
            <text:p>0</text:p>
          </table:table-cell>
          <table:table-cell table:formula="of:=SUM([day_hosp_csv_all.E145:.F145])" office:value-type="float" office:value="0.285714286" calcext:value-type="float">
            <text:p>0.285714286</text:p>
          </table:table-cell>
          <table:table-cell table:formula="of:=SUM([day_hosp_csv_all.G145:.H145])" office:value-type="float" office:value="0.571428572" calcext:value-type="float">
            <text:p>0.571428572</text:p>
          </table:table-cell>
          <table:table-cell table:formula="of:=SUM([day_hosp_csv_all.I145:.J145])" office:value-type="float" office:value="0.857142857" calcext:value-type="float">
            <text:p>0.857142857</text:p>
          </table:table-cell>
          <table:table-cell table:formula="of:=SUM([day_hosp_csv_all.K145])" office:value-type="float" office:value="0.714285714" calcext:value-type="float">
            <text:p>0.714285714</text:p>
          </table:table-cell>
          <table:table-cell table:formula="of:=SUM([day_hosp_csv_all.L145])" office:value-type="float" office:value="0.285714286" calcext:value-type="float">
            <text:p>0.285714286</text:p>
          </table:table-cell>
          <table:table-cell table:formula="of:=SUM([day_hosp_csv_all.M145])" office:value-type="float" office:value="0.571428571" calcext:value-type="float">
            <text:p>0.571428571</text:p>
          </table:table-cell>
          <table:table-cell table:formula="of:=SUM([day_hosp_csv_all.N145])" office:value-type="float" office:value="0.571428571" calcext:value-type="float">
            <text:p>0.571428571</text:p>
          </table:table-cell>
          <table:table-cell table:formula="of:=SUM([day_hosp_csv_all.O145:.Q145])" office:value-type="float" office:value="0.714285715" calcext:value-type="float">
            <text:p>0.714285715</text:p>
          </table:table-cell>
          <table:table-cell table:formula="of:=[day_hosp_csv_all.R145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6:.B146])" office:value-type="float" office:value="0.142857143" calcext:value-type="float">
            <text:p>0.142857143</text:p>
          </table:table-cell>
          <table:table-cell table:formula="of:=SUM([day_hosp_csv_all.C146:.D146])" office:value-type="float" office:value="0" calcext:value-type="float">
            <text:p>0</text:p>
          </table:table-cell>
          <table:table-cell table:formula="of:=SUM([day_hosp_csv_all.E146:.F146])" office:value-type="float" office:value="0.285714286" calcext:value-type="float">
            <text:p>0.285714286</text:p>
          </table:table-cell>
          <table:table-cell table:formula="of:=SUM([day_hosp_csv_all.G146:.H146])" office:value-type="float" office:value="0.571428572" calcext:value-type="float">
            <text:p>0.571428572</text:p>
          </table:table-cell>
          <table:table-cell table:formula="of:=SUM([day_hosp_csv_all.I146:.J146])" office:value-type="float" office:value="0.857142857" calcext:value-type="float">
            <text:p>0.857142857</text:p>
          </table:table-cell>
          <table:table-cell table:formula="of:=SUM([day_hosp_csv_all.K146])" office:value-type="float" office:value="0.714285714" calcext:value-type="float">
            <text:p>0.714285714</text:p>
          </table:table-cell>
          <table:table-cell table:formula="of:=SUM([day_hosp_csv_all.L146])" office:value-type="float" office:value="0.285714286" calcext:value-type="float">
            <text:p>0.285714286</text:p>
          </table:table-cell>
          <table:table-cell table:formula="of:=SUM([day_hosp_csv_all.M146])" office:value-type="float" office:value="0.571428571" calcext:value-type="float">
            <text:p>0.571428571</text:p>
          </table:table-cell>
          <table:table-cell table:formula="of:=SUM([day_hosp_csv_all.N146])" office:value-type="float" office:value="0.571428571" calcext:value-type="float">
            <text:p>0.571428571</text:p>
          </table:table-cell>
          <table:table-cell table:formula="of:=SUM([day_hosp_csv_all.O146:.Q146])" office:value-type="float" office:value="0.714285715" calcext:value-type="float">
            <text:p>0.714285715</text:p>
          </table:table-cell>
          <table:table-cell table:formula="of:=[day_hosp_csv_all.R146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7:.B147])" office:value-type="float" office:value="0.142857143" calcext:value-type="float">
            <text:p>0.142857143</text:p>
          </table:table-cell>
          <table:table-cell table:formula="of:=SUM([day_hosp_csv_all.C147:.D147])" office:value-type="float" office:value="0" calcext:value-type="float">
            <text:p>0</text:p>
          </table:table-cell>
          <table:table-cell table:formula="of:=SUM([day_hosp_csv_all.E147:.F147])" office:value-type="float" office:value="0.285714286" calcext:value-type="float">
            <text:p>0.285714286</text:p>
          </table:table-cell>
          <table:table-cell table:formula="of:=SUM([day_hosp_csv_all.G147:.H147])" office:value-type="float" office:value="0.571428572" calcext:value-type="float">
            <text:p>0.571428572</text:p>
          </table:table-cell>
          <table:table-cell table:formula="of:=SUM([day_hosp_csv_all.I147:.J147])" office:value-type="float" office:value="0.857142857" calcext:value-type="float">
            <text:p>0.857142857</text:p>
          </table:table-cell>
          <table:table-cell table:formula="of:=SUM([day_hosp_csv_all.K147])" office:value-type="float" office:value="0.714285714" calcext:value-type="float">
            <text:p>0.714285714</text:p>
          </table:table-cell>
          <table:table-cell table:formula="of:=SUM([day_hosp_csv_all.L147])" office:value-type="float" office:value="0.285714286" calcext:value-type="float">
            <text:p>0.285714286</text:p>
          </table:table-cell>
          <table:table-cell table:formula="of:=SUM([day_hosp_csv_all.M147])" office:value-type="float" office:value="0.571428571" calcext:value-type="float">
            <text:p>0.571428571</text:p>
          </table:table-cell>
          <table:table-cell table:formula="of:=SUM([day_hosp_csv_all.N147])" office:value-type="float" office:value="0.571428571" calcext:value-type="float">
            <text:p>0.571428571</text:p>
          </table:table-cell>
          <table:table-cell table:formula="of:=SUM([day_hosp_csv_all.O147:.Q147])" office:value-type="float" office:value="0.714285715" calcext:value-type="float">
            <text:p>0.714285715</text:p>
          </table:table-cell>
          <table:table-cell table:formula="of:=[day_hosp_csv_all.R147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8:.B148])" office:value-type="float" office:value="0.142857143" calcext:value-type="float">
            <text:p>0.142857143</text:p>
          </table:table-cell>
          <table:table-cell table:formula="of:=SUM([day_hosp_csv_all.C148:.D148])" office:value-type="float" office:value="0" calcext:value-type="float">
            <text:p>0</text:p>
          </table:table-cell>
          <table:table-cell table:formula="of:=SUM([day_hosp_csv_all.E148:.F148])" office:value-type="float" office:value="0.285714286" calcext:value-type="float">
            <text:p>0.285714286</text:p>
          </table:table-cell>
          <table:table-cell table:formula="of:=SUM([day_hosp_csv_all.G148:.H148])" office:value-type="float" office:value="0.571428572" calcext:value-type="float">
            <text:p>0.571428572</text:p>
          </table:table-cell>
          <table:table-cell table:formula="of:=SUM([day_hosp_csv_all.I148:.J148])" office:value-type="float" office:value="0.857142857" calcext:value-type="float">
            <text:p>0.857142857</text:p>
          </table:table-cell>
          <table:table-cell table:formula="of:=SUM([day_hosp_csv_all.K148])" office:value-type="float" office:value="0.714285714" calcext:value-type="float">
            <text:p>0.714285714</text:p>
          </table:table-cell>
          <table:table-cell table:formula="of:=SUM([day_hosp_csv_all.L148])" office:value-type="float" office:value="0.285714286" calcext:value-type="float">
            <text:p>0.285714286</text:p>
          </table:table-cell>
          <table:table-cell table:formula="of:=SUM([day_hosp_csv_all.M148])" office:value-type="float" office:value="0.571428571" calcext:value-type="float">
            <text:p>0.571428571</text:p>
          </table:table-cell>
          <table:table-cell table:formula="of:=SUM([day_hosp_csv_all.N148])" office:value-type="float" office:value="0.571428571" calcext:value-type="float">
            <text:p>0.571428571</text:p>
          </table:table-cell>
          <table:table-cell table:formula="of:=SUM([day_hosp_csv_all.O148:.Q148])" office:value-type="float" office:value="0.714285715" calcext:value-type="float">
            <text:p>0.714285715</text:p>
          </table:table-cell>
          <table:table-cell table:formula="of:=[day_hosp_csv_all.R148]" office:value-type="float" office:value="4.714285715" calcext:value-type="float">
            <text:p>4.714285715</text:p>
          </table:table-cell>
          <table:table-cell table:number-columns-repeated="1013"/>
        </table:table-row>
        <table:table-row table:style-name="ro1">
          <table:table-cell table:formula="of:=SUM([day_hosp_csv_all.A149:.B149])" office:value-type="float" office:value="0" calcext:value-type="float">
            <text:p>0</text:p>
          </table:table-cell>
          <table:table-cell table:formula="of:=SUM([day_hosp_csv_all.C149:.D149])" office:value-type="float" office:value="0.285714286" calcext:value-type="float">
            <text:p>0.285714286</text:p>
          </table:table-cell>
          <table:table-cell table:formula="of:=SUM([day_hosp_csv_all.E149:.F149])" office:value-type="float" office:value="0.428571429" calcext:value-type="float">
            <text:p>0.428571429</text:p>
          </table:table-cell>
          <table:table-cell table:formula="of:=SUM([day_hosp_csv_all.G149:.H149])" office:value-type="float" office:value="0.285714286" calcext:value-type="float">
            <text:p>0.285714286</text:p>
          </table:table-cell>
          <table:table-cell table:formula="of:=SUM([day_hosp_csv_all.I149:.J149])" office:value-type="float" office:value="1.571428571" calcext:value-type="float">
            <text:p>1.571428571</text:p>
          </table:table-cell>
          <table:table-cell table:formula="of:=SUM([day_hosp_csv_all.K149])" office:value-type="float" office:value="1" calcext:value-type="float">
            <text:p>1</text:p>
          </table:table-cell>
          <table:table-cell table:formula="of:=SUM([day_hosp_csv_all.L149])" office:value-type="float" office:value="0.571428571" calcext:value-type="float">
            <text:p>0.571428571</text:p>
          </table:table-cell>
          <table:table-cell table:formula="of:=SUM([day_hosp_csv_all.M149])" office:value-type="float" office:value="1.142857143" calcext:value-type="float">
            <text:p>1.142857143</text:p>
          </table:table-cell>
          <table:table-cell table:formula="of:=SUM([day_hosp_csv_all.N149])" office:value-type="float" office:value="0.428571429" calcext:value-type="float">
            <text:p>0.428571429</text:p>
          </table:table-cell>
          <table:table-cell table:formula="of:=SUM([day_hosp_csv_all.O149:.Q149])" office:value-type="float" office:value="0.857142857" calcext:value-type="float">
            <text:p>0.857142857</text:p>
          </table:table-cell>
          <table:table-cell table:formula="of:=[day_hosp_csv_all.R149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0:.B150])" office:value-type="float" office:value="0" calcext:value-type="float">
            <text:p>0</text:p>
          </table:table-cell>
          <table:table-cell table:formula="of:=SUM([day_hosp_csv_all.C150:.D150])" office:value-type="float" office:value="0.285714286" calcext:value-type="float">
            <text:p>0.285714286</text:p>
          </table:table-cell>
          <table:table-cell table:formula="of:=SUM([day_hosp_csv_all.E150:.F150])" office:value-type="float" office:value="0.428571429" calcext:value-type="float">
            <text:p>0.428571429</text:p>
          </table:table-cell>
          <table:table-cell table:formula="of:=SUM([day_hosp_csv_all.G150:.H150])" office:value-type="float" office:value="0.285714286" calcext:value-type="float">
            <text:p>0.285714286</text:p>
          </table:table-cell>
          <table:table-cell table:formula="of:=SUM([day_hosp_csv_all.I150:.J150])" office:value-type="float" office:value="1.571428571" calcext:value-type="float">
            <text:p>1.571428571</text:p>
          </table:table-cell>
          <table:table-cell table:formula="of:=SUM([day_hosp_csv_all.K150])" office:value-type="float" office:value="1" calcext:value-type="float">
            <text:p>1</text:p>
          </table:table-cell>
          <table:table-cell table:formula="of:=SUM([day_hosp_csv_all.L150])" office:value-type="float" office:value="0.571428571" calcext:value-type="float">
            <text:p>0.571428571</text:p>
          </table:table-cell>
          <table:table-cell table:formula="of:=SUM([day_hosp_csv_all.M150])" office:value-type="float" office:value="1.142857143" calcext:value-type="float">
            <text:p>1.142857143</text:p>
          </table:table-cell>
          <table:table-cell table:formula="of:=SUM([day_hosp_csv_all.N150])" office:value-type="float" office:value="0.428571429" calcext:value-type="float">
            <text:p>0.428571429</text:p>
          </table:table-cell>
          <table:table-cell table:formula="of:=SUM([day_hosp_csv_all.O150:.Q150])" office:value-type="float" office:value="0.857142857" calcext:value-type="float">
            <text:p>0.857142857</text:p>
          </table:table-cell>
          <table:table-cell table:formula="of:=[day_hosp_csv_all.R150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1:.B151])" office:value-type="float" office:value="0" calcext:value-type="float">
            <text:p>0</text:p>
          </table:table-cell>
          <table:table-cell table:formula="of:=SUM([day_hosp_csv_all.C151:.D151])" office:value-type="float" office:value="0.285714286" calcext:value-type="float">
            <text:p>0.285714286</text:p>
          </table:table-cell>
          <table:table-cell table:formula="of:=SUM([day_hosp_csv_all.E151:.F151])" office:value-type="float" office:value="0.428571429" calcext:value-type="float">
            <text:p>0.428571429</text:p>
          </table:table-cell>
          <table:table-cell table:formula="of:=SUM([day_hosp_csv_all.G151:.H151])" office:value-type="float" office:value="0.285714286" calcext:value-type="float">
            <text:p>0.285714286</text:p>
          </table:table-cell>
          <table:table-cell table:formula="of:=SUM([day_hosp_csv_all.I151:.J151])" office:value-type="float" office:value="1.571428571" calcext:value-type="float">
            <text:p>1.571428571</text:p>
          </table:table-cell>
          <table:table-cell table:formula="of:=SUM([day_hosp_csv_all.K151])" office:value-type="float" office:value="1" calcext:value-type="float">
            <text:p>1</text:p>
          </table:table-cell>
          <table:table-cell table:formula="of:=SUM([day_hosp_csv_all.L151])" office:value-type="float" office:value="0.571428571" calcext:value-type="float">
            <text:p>0.571428571</text:p>
          </table:table-cell>
          <table:table-cell table:formula="of:=SUM([day_hosp_csv_all.M151])" office:value-type="float" office:value="1.142857143" calcext:value-type="float">
            <text:p>1.142857143</text:p>
          </table:table-cell>
          <table:table-cell table:formula="of:=SUM([day_hosp_csv_all.N151])" office:value-type="float" office:value="0.428571429" calcext:value-type="float">
            <text:p>0.428571429</text:p>
          </table:table-cell>
          <table:table-cell table:formula="of:=SUM([day_hosp_csv_all.O151:.Q151])" office:value-type="float" office:value="0.857142857" calcext:value-type="float">
            <text:p>0.857142857</text:p>
          </table:table-cell>
          <table:table-cell table:formula="of:=[day_hosp_csv_all.R151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2:.B152])" office:value-type="float" office:value="0" calcext:value-type="float">
            <text:p>0</text:p>
          </table:table-cell>
          <table:table-cell table:formula="of:=SUM([day_hosp_csv_all.C152:.D152])" office:value-type="float" office:value="0.285714286" calcext:value-type="float">
            <text:p>0.285714286</text:p>
          </table:table-cell>
          <table:table-cell table:formula="of:=SUM([day_hosp_csv_all.E152:.F152])" office:value-type="float" office:value="0.428571429" calcext:value-type="float">
            <text:p>0.428571429</text:p>
          </table:table-cell>
          <table:table-cell table:formula="of:=SUM([day_hosp_csv_all.G152:.H152])" office:value-type="float" office:value="0.285714286" calcext:value-type="float">
            <text:p>0.285714286</text:p>
          </table:table-cell>
          <table:table-cell table:formula="of:=SUM([day_hosp_csv_all.I152:.J152])" office:value-type="float" office:value="1.571428571" calcext:value-type="float">
            <text:p>1.571428571</text:p>
          </table:table-cell>
          <table:table-cell table:formula="of:=SUM([day_hosp_csv_all.K152])" office:value-type="float" office:value="1" calcext:value-type="float">
            <text:p>1</text:p>
          </table:table-cell>
          <table:table-cell table:formula="of:=SUM([day_hosp_csv_all.L152])" office:value-type="float" office:value="0.571428571" calcext:value-type="float">
            <text:p>0.571428571</text:p>
          </table:table-cell>
          <table:table-cell table:formula="of:=SUM([day_hosp_csv_all.M152])" office:value-type="float" office:value="1.142857143" calcext:value-type="float">
            <text:p>1.142857143</text:p>
          </table:table-cell>
          <table:table-cell table:formula="of:=SUM([day_hosp_csv_all.N152])" office:value-type="float" office:value="0.428571429" calcext:value-type="float">
            <text:p>0.428571429</text:p>
          </table:table-cell>
          <table:table-cell table:formula="of:=SUM([day_hosp_csv_all.O152:.Q152])" office:value-type="float" office:value="0.857142857" calcext:value-type="float">
            <text:p>0.857142857</text:p>
          </table:table-cell>
          <table:table-cell table:formula="of:=[day_hosp_csv_all.R152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3:.B153])" office:value-type="float" office:value="0" calcext:value-type="float">
            <text:p>0</text:p>
          </table:table-cell>
          <table:table-cell table:formula="of:=SUM([day_hosp_csv_all.C153:.D153])" office:value-type="float" office:value="0.285714286" calcext:value-type="float">
            <text:p>0.285714286</text:p>
          </table:table-cell>
          <table:table-cell table:formula="of:=SUM([day_hosp_csv_all.E153:.F153])" office:value-type="float" office:value="0.428571429" calcext:value-type="float">
            <text:p>0.428571429</text:p>
          </table:table-cell>
          <table:table-cell table:formula="of:=SUM([day_hosp_csv_all.G153:.H153])" office:value-type="float" office:value="0.285714286" calcext:value-type="float">
            <text:p>0.285714286</text:p>
          </table:table-cell>
          <table:table-cell table:formula="of:=SUM([day_hosp_csv_all.I153:.J153])" office:value-type="float" office:value="1.571428571" calcext:value-type="float">
            <text:p>1.571428571</text:p>
          </table:table-cell>
          <table:table-cell table:formula="of:=SUM([day_hosp_csv_all.K153])" office:value-type="float" office:value="1" calcext:value-type="float">
            <text:p>1</text:p>
          </table:table-cell>
          <table:table-cell table:formula="of:=SUM([day_hosp_csv_all.L153])" office:value-type="float" office:value="0.571428571" calcext:value-type="float">
            <text:p>0.571428571</text:p>
          </table:table-cell>
          <table:table-cell table:formula="of:=SUM([day_hosp_csv_all.M153])" office:value-type="float" office:value="1.142857143" calcext:value-type="float">
            <text:p>1.142857143</text:p>
          </table:table-cell>
          <table:table-cell table:formula="of:=SUM([day_hosp_csv_all.N153])" office:value-type="float" office:value="0.428571429" calcext:value-type="float">
            <text:p>0.428571429</text:p>
          </table:table-cell>
          <table:table-cell table:formula="of:=SUM([day_hosp_csv_all.O153:.Q153])" office:value-type="float" office:value="0.857142857" calcext:value-type="float">
            <text:p>0.857142857</text:p>
          </table:table-cell>
          <table:table-cell table:formula="of:=[day_hosp_csv_all.R153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4:.B154])" office:value-type="float" office:value="0" calcext:value-type="float">
            <text:p>0</text:p>
          </table:table-cell>
          <table:table-cell table:formula="of:=SUM([day_hosp_csv_all.C154:.D154])" office:value-type="float" office:value="0.285714286" calcext:value-type="float">
            <text:p>0.285714286</text:p>
          </table:table-cell>
          <table:table-cell table:formula="of:=SUM([day_hosp_csv_all.E154:.F154])" office:value-type="float" office:value="0.428571429" calcext:value-type="float">
            <text:p>0.428571429</text:p>
          </table:table-cell>
          <table:table-cell table:formula="of:=SUM([day_hosp_csv_all.G154:.H154])" office:value-type="float" office:value="0.285714286" calcext:value-type="float">
            <text:p>0.285714286</text:p>
          </table:table-cell>
          <table:table-cell table:formula="of:=SUM([day_hosp_csv_all.I154:.J154])" office:value-type="float" office:value="1.571428571" calcext:value-type="float">
            <text:p>1.571428571</text:p>
          </table:table-cell>
          <table:table-cell table:formula="of:=SUM([day_hosp_csv_all.K154])" office:value-type="float" office:value="1" calcext:value-type="float">
            <text:p>1</text:p>
          </table:table-cell>
          <table:table-cell table:formula="of:=SUM([day_hosp_csv_all.L154])" office:value-type="float" office:value="0.571428571" calcext:value-type="float">
            <text:p>0.571428571</text:p>
          </table:table-cell>
          <table:table-cell table:formula="of:=SUM([day_hosp_csv_all.M154])" office:value-type="float" office:value="1.142857143" calcext:value-type="float">
            <text:p>1.142857143</text:p>
          </table:table-cell>
          <table:table-cell table:formula="of:=SUM([day_hosp_csv_all.N154])" office:value-type="float" office:value="0.428571429" calcext:value-type="float">
            <text:p>0.428571429</text:p>
          </table:table-cell>
          <table:table-cell table:formula="of:=SUM([day_hosp_csv_all.O154:.Q154])" office:value-type="float" office:value="0.857142857" calcext:value-type="float">
            <text:p>0.857142857</text:p>
          </table:table-cell>
          <table:table-cell table:formula="of:=[day_hosp_csv_all.R154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5:.B155])" office:value-type="float" office:value="0" calcext:value-type="float">
            <text:p>0</text:p>
          </table:table-cell>
          <table:table-cell table:formula="of:=SUM([day_hosp_csv_all.C155:.D155])" office:value-type="float" office:value="0.285714286" calcext:value-type="float">
            <text:p>0.285714286</text:p>
          </table:table-cell>
          <table:table-cell table:formula="of:=SUM([day_hosp_csv_all.E155:.F155])" office:value-type="float" office:value="0.428571429" calcext:value-type="float">
            <text:p>0.428571429</text:p>
          </table:table-cell>
          <table:table-cell table:formula="of:=SUM([day_hosp_csv_all.G155:.H155])" office:value-type="float" office:value="0.285714286" calcext:value-type="float">
            <text:p>0.285714286</text:p>
          </table:table-cell>
          <table:table-cell table:formula="of:=SUM([day_hosp_csv_all.I155:.J155])" office:value-type="float" office:value="1.571428571" calcext:value-type="float">
            <text:p>1.571428571</text:p>
          </table:table-cell>
          <table:table-cell table:formula="of:=SUM([day_hosp_csv_all.K155])" office:value-type="float" office:value="1" calcext:value-type="float">
            <text:p>1</text:p>
          </table:table-cell>
          <table:table-cell table:formula="of:=SUM([day_hosp_csv_all.L155])" office:value-type="float" office:value="0.571428571" calcext:value-type="float">
            <text:p>0.571428571</text:p>
          </table:table-cell>
          <table:table-cell table:formula="of:=SUM([day_hosp_csv_all.M155])" office:value-type="float" office:value="1.142857143" calcext:value-type="float">
            <text:p>1.142857143</text:p>
          </table:table-cell>
          <table:table-cell table:formula="of:=SUM([day_hosp_csv_all.N155])" office:value-type="float" office:value="0.428571429" calcext:value-type="float">
            <text:p>0.428571429</text:p>
          </table:table-cell>
          <table:table-cell table:formula="of:=SUM([day_hosp_csv_all.O155:.Q155])" office:value-type="float" office:value="0.857142857" calcext:value-type="float">
            <text:p>0.857142857</text:p>
          </table:table-cell>
          <table:table-cell table:formula="of:=[day_hosp_csv_all.R155]" office:value-type="float" office:value="6.571428572" calcext:value-type="float">
            <text:p>6.571428572</text:p>
          </table:table-cell>
          <table:table-cell table:number-columns-repeated="1013"/>
        </table:table-row>
        <table:table-row table:style-name="ro1">
          <table:table-cell table:formula="of:=SUM([day_hosp_csv_all.A156:.B156])" office:value-type="float" office:value="0.142857143" calcext:value-type="float">
            <text:p>0.142857143</text:p>
          </table:table-cell>
          <table:table-cell table:formula="of:=SUM([day_hosp_csv_all.C156:.D156])" office:value-type="float" office:value="0.285714286" calcext:value-type="float">
            <text:p>0.285714286</text:p>
          </table:table-cell>
          <table:table-cell table:formula="of:=SUM([day_hosp_csv_all.E156:.F156])" office:value-type="float" office:value="0.428571429" calcext:value-type="float">
            <text:p>0.428571429</text:p>
          </table:table-cell>
          <table:table-cell table:formula="of:=SUM([day_hosp_csv_all.G156:.H156])" office:value-type="float" office:value="1.714285715" calcext:value-type="float">
            <text:p>1.714285715</text:p>
          </table:table-cell>
          <table:table-cell table:formula="of:=SUM([day_hosp_csv_all.I156:.J156])" office:value-type="float" office:value="1.571428571" calcext:value-type="float">
            <text:p>1.571428571</text:p>
          </table:table-cell>
          <table:table-cell table:formula="of:=SUM([day_hosp_csv_all.K156])" office:value-type="float" office:value="0.857142857" calcext:value-type="float">
            <text:p>0.857142857</text:p>
          </table:table-cell>
          <table:table-cell table:formula="of:=SUM([day_hosp_csv_all.L156])" office:value-type="float" office:value="1.285714286" calcext:value-type="float">
            <text:p>1.285714286</text:p>
          </table:table-cell>
          <table:table-cell table:formula="of:=SUM([day_hosp_csv_all.M156])" office:value-type="float" office:value="1" calcext:value-type="float">
            <text:p>1</text:p>
          </table:table-cell>
          <table:table-cell table:formula="of:=SUM([day_hosp_csv_all.N156])" office:value-type="float" office:value="0.857142857" calcext:value-type="float">
            <text:p>0.857142857</text:p>
          </table:table-cell>
          <table:table-cell table:formula="of:=SUM([day_hosp_csv_all.O156:.Q156])" office:value-type="float" office:value="2.142857144" calcext:value-type="float">
            <text:p>2.142857144</text:p>
          </table:table-cell>
          <table:table-cell table:formula="of:=[day_hosp_csv_all.R156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57:.B157])" office:value-type="float" office:value="0.142857143" calcext:value-type="float">
            <text:p>0.142857143</text:p>
          </table:table-cell>
          <table:table-cell table:formula="of:=SUM([day_hosp_csv_all.C157:.D157])" office:value-type="float" office:value="0.285714286" calcext:value-type="float">
            <text:p>0.285714286</text:p>
          </table:table-cell>
          <table:table-cell table:formula="of:=SUM([day_hosp_csv_all.E157:.F157])" office:value-type="float" office:value="0.428571429" calcext:value-type="float">
            <text:p>0.428571429</text:p>
          </table:table-cell>
          <table:table-cell table:formula="of:=SUM([day_hosp_csv_all.G157:.H157])" office:value-type="float" office:value="1.714285715" calcext:value-type="float">
            <text:p>1.714285715</text:p>
          </table:table-cell>
          <table:table-cell table:formula="of:=SUM([day_hosp_csv_all.I157:.J157])" office:value-type="float" office:value="1.571428571" calcext:value-type="float">
            <text:p>1.571428571</text:p>
          </table:table-cell>
          <table:table-cell table:formula="of:=SUM([day_hosp_csv_all.K157])" office:value-type="float" office:value="0.857142857" calcext:value-type="float">
            <text:p>0.857142857</text:p>
          </table:table-cell>
          <table:table-cell table:formula="of:=SUM([day_hosp_csv_all.L157])" office:value-type="float" office:value="1.285714286" calcext:value-type="float">
            <text:p>1.285714286</text:p>
          </table:table-cell>
          <table:table-cell table:formula="of:=SUM([day_hosp_csv_all.M157])" office:value-type="float" office:value="1" calcext:value-type="float">
            <text:p>1</text:p>
          </table:table-cell>
          <table:table-cell table:formula="of:=SUM([day_hosp_csv_all.N157])" office:value-type="float" office:value="0.857142857" calcext:value-type="float">
            <text:p>0.857142857</text:p>
          </table:table-cell>
          <table:table-cell table:formula="of:=SUM([day_hosp_csv_all.O157:.Q157])" office:value-type="float" office:value="2.142857144" calcext:value-type="float">
            <text:p>2.142857144</text:p>
          </table:table-cell>
          <table:table-cell table:formula="of:=[day_hosp_csv_all.R157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58:.B158])" office:value-type="float" office:value="0.142857143" calcext:value-type="float">
            <text:p>0.142857143</text:p>
          </table:table-cell>
          <table:table-cell table:formula="of:=SUM([day_hosp_csv_all.C158:.D158])" office:value-type="float" office:value="0.285714286" calcext:value-type="float">
            <text:p>0.285714286</text:p>
          </table:table-cell>
          <table:table-cell table:formula="of:=SUM([day_hosp_csv_all.E158:.F158])" office:value-type="float" office:value="0.428571429" calcext:value-type="float">
            <text:p>0.428571429</text:p>
          </table:table-cell>
          <table:table-cell table:formula="of:=SUM([day_hosp_csv_all.G158:.H158])" office:value-type="float" office:value="1.714285715" calcext:value-type="float">
            <text:p>1.714285715</text:p>
          </table:table-cell>
          <table:table-cell table:formula="of:=SUM([day_hosp_csv_all.I158:.J158])" office:value-type="float" office:value="1.571428571" calcext:value-type="float">
            <text:p>1.571428571</text:p>
          </table:table-cell>
          <table:table-cell table:formula="of:=SUM([day_hosp_csv_all.K158])" office:value-type="float" office:value="0.857142857" calcext:value-type="float">
            <text:p>0.857142857</text:p>
          </table:table-cell>
          <table:table-cell table:formula="of:=SUM([day_hosp_csv_all.L158])" office:value-type="float" office:value="1.285714286" calcext:value-type="float">
            <text:p>1.285714286</text:p>
          </table:table-cell>
          <table:table-cell table:formula="of:=SUM([day_hosp_csv_all.M158])" office:value-type="float" office:value="1" calcext:value-type="float">
            <text:p>1</text:p>
          </table:table-cell>
          <table:table-cell table:formula="of:=SUM([day_hosp_csv_all.N158])" office:value-type="float" office:value="0.857142857" calcext:value-type="float">
            <text:p>0.857142857</text:p>
          </table:table-cell>
          <table:table-cell table:formula="of:=SUM([day_hosp_csv_all.O158:.Q158])" office:value-type="float" office:value="2.142857144" calcext:value-type="float">
            <text:p>2.142857144</text:p>
          </table:table-cell>
          <table:table-cell table:formula="of:=[day_hosp_csv_all.R158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59:.B159])" office:value-type="float" office:value="0.142857143" calcext:value-type="float">
            <text:p>0.142857143</text:p>
          </table:table-cell>
          <table:table-cell table:formula="of:=SUM([day_hosp_csv_all.C159:.D159])" office:value-type="float" office:value="0.285714286" calcext:value-type="float">
            <text:p>0.285714286</text:p>
          </table:table-cell>
          <table:table-cell table:formula="of:=SUM([day_hosp_csv_all.E159:.F159])" office:value-type="float" office:value="0.428571429" calcext:value-type="float">
            <text:p>0.428571429</text:p>
          </table:table-cell>
          <table:table-cell table:formula="of:=SUM([day_hosp_csv_all.G159:.H159])" office:value-type="float" office:value="1.714285715" calcext:value-type="float">
            <text:p>1.714285715</text:p>
          </table:table-cell>
          <table:table-cell table:formula="of:=SUM([day_hosp_csv_all.I159:.J159])" office:value-type="float" office:value="1.571428571" calcext:value-type="float">
            <text:p>1.571428571</text:p>
          </table:table-cell>
          <table:table-cell table:formula="of:=SUM([day_hosp_csv_all.K159])" office:value-type="float" office:value="0.857142857" calcext:value-type="float">
            <text:p>0.857142857</text:p>
          </table:table-cell>
          <table:table-cell table:formula="of:=SUM([day_hosp_csv_all.L159])" office:value-type="float" office:value="1.285714286" calcext:value-type="float">
            <text:p>1.285714286</text:p>
          </table:table-cell>
          <table:table-cell table:formula="of:=SUM([day_hosp_csv_all.M159])" office:value-type="float" office:value="1" calcext:value-type="float">
            <text:p>1</text:p>
          </table:table-cell>
          <table:table-cell table:formula="of:=SUM([day_hosp_csv_all.N159])" office:value-type="float" office:value="0.857142857" calcext:value-type="float">
            <text:p>0.857142857</text:p>
          </table:table-cell>
          <table:table-cell table:formula="of:=SUM([day_hosp_csv_all.O159:.Q159])" office:value-type="float" office:value="2.142857144" calcext:value-type="float">
            <text:p>2.142857144</text:p>
          </table:table-cell>
          <table:table-cell table:formula="of:=[day_hosp_csv_all.R159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60:.B160])" office:value-type="float" office:value="0.142857143" calcext:value-type="float">
            <text:p>0.142857143</text:p>
          </table:table-cell>
          <table:table-cell table:formula="of:=SUM([day_hosp_csv_all.C160:.D160])" office:value-type="float" office:value="0.285714286" calcext:value-type="float">
            <text:p>0.285714286</text:p>
          </table:table-cell>
          <table:table-cell table:formula="of:=SUM([day_hosp_csv_all.E160:.F160])" office:value-type="float" office:value="0.428571429" calcext:value-type="float">
            <text:p>0.428571429</text:p>
          </table:table-cell>
          <table:table-cell table:formula="of:=SUM([day_hosp_csv_all.G160:.H160])" office:value-type="float" office:value="1.714285715" calcext:value-type="float">
            <text:p>1.714285715</text:p>
          </table:table-cell>
          <table:table-cell table:formula="of:=SUM([day_hosp_csv_all.I160:.J160])" office:value-type="float" office:value="1.571428571" calcext:value-type="float">
            <text:p>1.571428571</text:p>
          </table:table-cell>
          <table:table-cell table:formula="of:=SUM([day_hosp_csv_all.K160])" office:value-type="float" office:value="0.857142857" calcext:value-type="float">
            <text:p>0.857142857</text:p>
          </table:table-cell>
          <table:table-cell table:formula="of:=SUM([day_hosp_csv_all.L160])" office:value-type="float" office:value="1.285714286" calcext:value-type="float">
            <text:p>1.285714286</text:p>
          </table:table-cell>
          <table:table-cell table:formula="of:=SUM([day_hosp_csv_all.M160])" office:value-type="float" office:value="1" calcext:value-type="float">
            <text:p>1</text:p>
          </table:table-cell>
          <table:table-cell table:formula="of:=SUM([day_hosp_csv_all.N160])" office:value-type="float" office:value="0.857142857" calcext:value-type="float">
            <text:p>0.857142857</text:p>
          </table:table-cell>
          <table:table-cell table:formula="of:=SUM([day_hosp_csv_all.O160:.Q160])" office:value-type="float" office:value="2.142857144" calcext:value-type="float">
            <text:p>2.142857144</text:p>
          </table:table-cell>
          <table:table-cell table:formula="of:=[day_hosp_csv_all.R160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61:.B161])" office:value-type="float" office:value="0.142857143" calcext:value-type="float">
            <text:p>0.142857143</text:p>
          </table:table-cell>
          <table:table-cell table:formula="of:=SUM([day_hosp_csv_all.C161:.D161])" office:value-type="float" office:value="0.285714286" calcext:value-type="float">
            <text:p>0.285714286</text:p>
          </table:table-cell>
          <table:table-cell table:formula="of:=SUM([day_hosp_csv_all.E161:.F161])" office:value-type="float" office:value="0.428571429" calcext:value-type="float">
            <text:p>0.428571429</text:p>
          </table:table-cell>
          <table:table-cell table:formula="of:=SUM([day_hosp_csv_all.G161:.H161])" office:value-type="float" office:value="1.714285715" calcext:value-type="float">
            <text:p>1.714285715</text:p>
          </table:table-cell>
          <table:table-cell table:formula="of:=SUM([day_hosp_csv_all.I161:.J161])" office:value-type="float" office:value="1.571428571" calcext:value-type="float">
            <text:p>1.571428571</text:p>
          </table:table-cell>
          <table:table-cell table:formula="of:=SUM([day_hosp_csv_all.K161])" office:value-type="float" office:value="0.857142857" calcext:value-type="float">
            <text:p>0.857142857</text:p>
          </table:table-cell>
          <table:table-cell table:formula="of:=SUM([day_hosp_csv_all.L161])" office:value-type="float" office:value="1.285714286" calcext:value-type="float">
            <text:p>1.285714286</text:p>
          </table:table-cell>
          <table:table-cell table:formula="of:=SUM([day_hosp_csv_all.M161])" office:value-type="float" office:value="1" calcext:value-type="float">
            <text:p>1</text:p>
          </table:table-cell>
          <table:table-cell table:formula="of:=SUM([day_hosp_csv_all.N161])" office:value-type="float" office:value="0.857142857" calcext:value-type="float">
            <text:p>0.857142857</text:p>
          </table:table-cell>
          <table:table-cell table:formula="of:=SUM([day_hosp_csv_all.O161:.Q161])" office:value-type="float" office:value="2.142857144" calcext:value-type="float">
            <text:p>2.142857144</text:p>
          </table:table-cell>
          <table:table-cell table:formula="of:=[day_hosp_csv_all.R161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62:.B162])" office:value-type="float" office:value="0.142857143" calcext:value-type="float">
            <text:p>0.142857143</text:p>
          </table:table-cell>
          <table:table-cell table:formula="of:=SUM([day_hosp_csv_all.C162:.D162])" office:value-type="float" office:value="0.285714286" calcext:value-type="float">
            <text:p>0.285714286</text:p>
          </table:table-cell>
          <table:table-cell table:formula="of:=SUM([day_hosp_csv_all.E162:.F162])" office:value-type="float" office:value="0.428571429" calcext:value-type="float">
            <text:p>0.428571429</text:p>
          </table:table-cell>
          <table:table-cell table:formula="of:=SUM([day_hosp_csv_all.G162:.H162])" office:value-type="float" office:value="1.714285715" calcext:value-type="float">
            <text:p>1.714285715</text:p>
          </table:table-cell>
          <table:table-cell table:formula="of:=SUM([day_hosp_csv_all.I162:.J162])" office:value-type="float" office:value="1.571428571" calcext:value-type="float">
            <text:p>1.571428571</text:p>
          </table:table-cell>
          <table:table-cell table:formula="of:=SUM([day_hosp_csv_all.K162])" office:value-type="float" office:value="0.857142857" calcext:value-type="float">
            <text:p>0.857142857</text:p>
          </table:table-cell>
          <table:table-cell table:formula="of:=SUM([day_hosp_csv_all.L162])" office:value-type="float" office:value="1.285714286" calcext:value-type="float">
            <text:p>1.285714286</text:p>
          </table:table-cell>
          <table:table-cell table:formula="of:=SUM([day_hosp_csv_all.M162])" office:value-type="float" office:value="1" calcext:value-type="float">
            <text:p>1</text:p>
          </table:table-cell>
          <table:table-cell table:formula="of:=SUM([day_hosp_csv_all.N162])" office:value-type="float" office:value="0.857142857" calcext:value-type="float">
            <text:p>0.857142857</text:p>
          </table:table-cell>
          <table:table-cell table:formula="of:=SUM([day_hosp_csv_all.O162:.Q162])" office:value-type="float" office:value="2.142857144" calcext:value-type="float">
            <text:p>2.142857144</text:p>
          </table:table-cell>
          <table:table-cell table:formula="of:=[day_hosp_csv_all.R162]" office:value-type="float" office:value="10.285714288" calcext:value-type="float">
            <text:p>10.285714288</text:p>
          </table:table-cell>
          <table:table-cell table:number-columns-repeated="1013"/>
        </table:table-row>
        <table:table-row table:style-name="ro1">
          <table:table-cell table:formula="of:=SUM([day_hosp_csv_all.A163:.B163])" office:value-type="float" office:value="0" calcext:value-type="float">
            <text:p>0</text:p>
          </table:table-cell>
          <table:table-cell table:formula="of:=SUM([day_hosp_csv_all.C163:.D163])" office:value-type="float" office:value="1" calcext:value-type="float">
            <text:p>1</text:p>
          </table:table-cell>
          <table:table-cell table:formula="of:=SUM([day_hosp_csv_all.E163:.F163])" office:value-type="float" office:value="0.428571429" calcext:value-type="float">
            <text:p>0.428571429</text:p>
          </table:table-cell>
          <table:table-cell table:formula="of:=SUM([day_hosp_csv_all.G163:.H163])" office:value-type="float" office:value="1.285714285" calcext:value-type="float">
            <text:p>1.285714285</text:p>
          </table:table-cell>
          <table:table-cell table:formula="of:=SUM([day_hosp_csv_all.I163:.J163])" office:value-type="float" office:value="2.571428571" calcext:value-type="float">
            <text:p>2.571428571</text:p>
          </table:table-cell>
          <table:table-cell table:formula="of:=SUM([day_hosp_csv_all.K163])" office:value-type="float" office:value="1.857142857" calcext:value-type="float">
            <text:p>1.857142857</text:p>
          </table:table-cell>
          <table:table-cell table:formula="of:=SUM([day_hosp_csv_all.L163])" office:value-type="float" office:value="1.285714286" calcext:value-type="float">
            <text:p>1.285714286</text:p>
          </table:table-cell>
          <table:table-cell table:formula="of:=SUM([day_hosp_csv_all.M163])" office:value-type="float" office:value="1.571428571" calcext:value-type="float">
            <text:p>1.571428571</text:p>
          </table:table-cell>
          <table:table-cell table:formula="of:=SUM([day_hosp_csv_all.N163])" office:value-type="float" office:value="1.571428571" calcext:value-type="float">
            <text:p>1.571428571</text:p>
          </table:table-cell>
          <table:table-cell table:formula="of:=SUM([day_hosp_csv_all.O163:.Q163])" office:value-type="float" office:value="2.999999999" calcext:value-type="float">
            <text:p>2.999999999</text:p>
          </table:table-cell>
          <table:table-cell table:formula="of:=[day_hosp_csv_all.R163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4:.B164])" office:value-type="float" office:value="0" calcext:value-type="float">
            <text:p>0</text:p>
          </table:table-cell>
          <table:table-cell table:formula="of:=SUM([day_hosp_csv_all.C164:.D164])" office:value-type="float" office:value="1" calcext:value-type="float">
            <text:p>1</text:p>
          </table:table-cell>
          <table:table-cell table:formula="of:=SUM([day_hosp_csv_all.E164:.F164])" office:value-type="float" office:value="0.428571429" calcext:value-type="float">
            <text:p>0.428571429</text:p>
          </table:table-cell>
          <table:table-cell table:formula="of:=SUM([day_hosp_csv_all.G164:.H164])" office:value-type="float" office:value="1.285714285" calcext:value-type="float">
            <text:p>1.285714285</text:p>
          </table:table-cell>
          <table:table-cell table:formula="of:=SUM([day_hosp_csv_all.I164:.J164])" office:value-type="float" office:value="2.571428571" calcext:value-type="float">
            <text:p>2.571428571</text:p>
          </table:table-cell>
          <table:table-cell table:formula="of:=SUM([day_hosp_csv_all.K164])" office:value-type="float" office:value="1.857142857" calcext:value-type="float">
            <text:p>1.857142857</text:p>
          </table:table-cell>
          <table:table-cell table:formula="of:=SUM([day_hosp_csv_all.L164])" office:value-type="float" office:value="1.285714286" calcext:value-type="float">
            <text:p>1.285714286</text:p>
          </table:table-cell>
          <table:table-cell table:formula="of:=SUM([day_hosp_csv_all.M164])" office:value-type="float" office:value="1.571428571" calcext:value-type="float">
            <text:p>1.571428571</text:p>
          </table:table-cell>
          <table:table-cell table:formula="of:=SUM([day_hosp_csv_all.N164])" office:value-type="float" office:value="1.571428571" calcext:value-type="float">
            <text:p>1.571428571</text:p>
          </table:table-cell>
          <table:table-cell table:formula="of:=SUM([day_hosp_csv_all.O164:.Q164])" office:value-type="float" office:value="2.999999999" calcext:value-type="float">
            <text:p>2.999999999</text:p>
          </table:table-cell>
          <table:table-cell table:formula="of:=[day_hosp_csv_all.R164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5:.B165])" office:value-type="float" office:value="0" calcext:value-type="float">
            <text:p>0</text:p>
          </table:table-cell>
          <table:table-cell table:formula="of:=SUM([day_hosp_csv_all.C165:.D165])" office:value-type="float" office:value="1" calcext:value-type="float">
            <text:p>1</text:p>
          </table:table-cell>
          <table:table-cell table:formula="of:=SUM([day_hosp_csv_all.E165:.F165])" office:value-type="float" office:value="0.428571429" calcext:value-type="float">
            <text:p>0.428571429</text:p>
          </table:table-cell>
          <table:table-cell table:formula="of:=SUM([day_hosp_csv_all.G165:.H165])" office:value-type="float" office:value="1.285714285" calcext:value-type="float">
            <text:p>1.285714285</text:p>
          </table:table-cell>
          <table:table-cell table:formula="of:=SUM([day_hosp_csv_all.I165:.J165])" office:value-type="float" office:value="2.571428571" calcext:value-type="float">
            <text:p>2.571428571</text:p>
          </table:table-cell>
          <table:table-cell table:formula="of:=SUM([day_hosp_csv_all.K165])" office:value-type="float" office:value="1.857142857" calcext:value-type="float">
            <text:p>1.857142857</text:p>
          </table:table-cell>
          <table:table-cell table:formula="of:=SUM([day_hosp_csv_all.L165])" office:value-type="float" office:value="1.285714286" calcext:value-type="float">
            <text:p>1.285714286</text:p>
          </table:table-cell>
          <table:table-cell table:formula="of:=SUM([day_hosp_csv_all.M165])" office:value-type="float" office:value="1.571428571" calcext:value-type="float">
            <text:p>1.571428571</text:p>
          </table:table-cell>
          <table:table-cell table:formula="of:=SUM([day_hosp_csv_all.N165])" office:value-type="float" office:value="1.571428571" calcext:value-type="float">
            <text:p>1.571428571</text:p>
          </table:table-cell>
          <table:table-cell table:formula="of:=SUM([day_hosp_csv_all.O165:.Q165])" office:value-type="float" office:value="2.999999999" calcext:value-type="float">
            <text:p>2.999999999</text:p>
          </table:table-cell>
          <table:table-cell table:formula="of:=[day_hosp_csv_all.R165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6:.B166])" office:value-type="float" office:value="0" calcext:value-type="float">
            <text:p>0</text:p>
          </table:table-cell>
          <table:table-cell table:formula="of:=SUM([day_hosp_csv_all.C166:.D166])" office:value-type="float" office:value="1" calcext:value-type="float">
            <text:p>1</text:p>
          </table:table-cell>
          <table:table-cell table:formula="of:=SUM([day_hosp_csv_all.E166:.F166])" office:value-type="float" office:value="0.428571429" calcext:value-type="float">
            <text:p>0.428571429</text:p>
          </table:table-cell>
          <table:table-cell table:formula="of:=SUM([day_hosp_csv_all.G166:.H166])" office:value-type="float" office:value="1.285714285" calcext:value-type="float">
            <text:p>1.285714285</text:p>
          </table:table-cell>
          <table:table-cell table:formula="of:=SUM([day_hosp_csv_all.I166:.J166])" office:value-type="float" office:value="2.571428571" calcext:value-type="float">
            <text:p>2.571428571</text:p>
          </table:table-cell>
          <table:table-cell table:formula="of:=SUM([day_hosp_csv_all.K166])" office:value-type="float" office:value="1.857142857" calcext:value-type="float">
            <text:p>1.857142857</text:p>
          </table:table-cell>
          <table:table-cell table:formula="of:=SUM([day_hosp_csv_all.L166])" office:value-type="float" office:value="1.285714286" calcext:value-type="float">
            <text:p>1.285714286</text:p>
          </table:table-cell>
          <table:table-cell table:formula="of:=SUM([day_hosp_csv_all.M166])" office:value-type="float" office:value="1.571428571" calcext:value-type="float">
            <text:p>1.571428571</text:p>
          </table:table-cell>
          <table:table-cell table:formula="of:=SUM([day_hosp_csv_all.N166])" office:value-type="float" office:value="1.571428571" calcext:value-type="float">
            <text:p>1.571428571</text:p>
          </table:table-cell>
          <table:table-cell table:formula="of:=SUM([day_hosp_csv_all.O166:.Q166])" office:value-type="float" office:value="2.999999999" calcext:value-type="float">
            <text:p>2.999999999</text:p>
          </table:table-cell>
          <table:table-cell table:formula="of:=[day_hosp_csv_all.R166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7:.B167])" office:value-type="float" office:value="0" calcext:value-type="float">
            <text:p>0</text:p>
          </table:table-cell>
          <table:table-cell table:formula="of:=SUM([day_hosp_csv_all.C167:.D167])" office:value-type="float" office:value="1" calcext:value-type="float">
            <text:p>1</text:p>
          </table:table-cell>
          <table:table-cell table:formula="of:=SUM([day_hosp_csv_all.E167:.F167])" office:value-type="float" office:value="0.428571429" calcext:value-type="float">
            <text:p>0.428571429</text:p>
          </table:table-cell>
          <table:table-cell table:formula="of:=SUM([day_hosp_csv_all.G167:.H167])" office:value-type="float" office:value="1.285714285" calcext:value-type="float">
            <text:p>1.285714285</text:p>
          </table:table-cell>
          <table:table-cell table:formula="of:=SUM([day_hosp_csv_all.I167:.J167])" office:value-type="float" office:value="2.571428571" calcext:value-type="float">
            <text:p>2.571428571</text:p>
          </table:table-cell>
          <table:table-cell table:formula="of:=SUM([day_hosp_csv_all.K167])" office:value-type="float" office:value="1.857142857" calcext:value-type="float">
            <text:p>1.857142857</text:p>
          </table:table-cell>
          <table:table-cell table:formula="of:=SUM([day_hosp_csv_all.L167])" office:value-type="float" office:value="1.285714286" calcext:value-type="float">
            <text:p>1.285714286</text:p>
          </table:table-cell>
          <table:table-cell table:formula="of:=SUM([day_hosp_csv_all.M167])" office:value-type="float" office:value="1.571428571" calcext:value-type="float">
            <text:p>1.571428571</text:p>
          </table:table-cell>
          <table:table-cell table:formula="of:=SUM([day_hosp_csv_all.N167])" office:value-type="float" office:value="1.571428571" calcext:value-type="float">
            <text:p>1.571428571</text:p>
          </table:table-cell>
          <table:table-cell table:formula="of:=SUM([day_hosp_csv_all.O167:.Q167])" office:value-type="float" office:value="2.999999999" calcext:value-type="float">
            <text:p>2.999999999</text:p>
          </table:table-cell>
          <table:table-cell table:formula="of:=[day_hosp_csv_all.R167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8:.B168])" office:value-type="float" office:value="0" calcext:value-type="float">
            <text:p>0</text:p>
          </table:table-cell>
          <table:table-cell table:formula="of:=SUM([day_hosp_csv_all.C168:.D168])" office:value-type="float" office:value="1" calcext:value-type="float">
            <text:p>1</text:p>
          </table:table-cell>
          <table:table-cell table:formula="of:=SUM([day_hosp_csv_all.E168:.F168])" office:value-type="float" office:value="0.428571429" calcext:value-type="float">
            <text:p>0.428571429</text:p>
          </table:table-cell>
          <table:table-cell table:formula="of:=SUM([day_hosp_csv_all.G168:.H168])" office:value-type="float" office:value="1.285714285" calcext:value-type="float">
            <text:p>1.285714285</text:p>
          </table:table-cell>
          <table:table-cell table:formula="of:=SUM([day_hosp_csv_all.I168:.J168])" office:value-type="float" office:value="2.571428571" calcext:value-type="float">
            <text:p>2.571428571</text:p>
          </table:table-cell>
          <table:table-cell table:formula="of:=SUM([day_hosp_csv_all.K168])" office:value-type="float" office:value="1.857142857" calcext:value-type="float">
            <text:p>1.857142857</text:p>
          </table:table-cell>
          <table:table-cell table:formula="of:=SUM([day_hosp_csv_all.L168])" office:value-type="float" office:value="1.285714286" calcext:value-type="float">
            <text:p>1.285714286</text:p>
          </table:table-cell>
          <table:table-cell table:formula="of:=SUM([day_hosp_csv_all.M168])" office:value-type="float" office:value="1.571428571" calcext:value-type="float">
            <text:p>1.571428571</text:p>
          </table:table-cell>
          <table:table-cell table:formula="of:=SUM([day_hosp_csv_all.N168])" office:value-type="float" office:value="1.571428571" calcext:value-type="float">
            <text:p>1.571428571</text:p>
          </table:table-cell>
          <table:table-cell table:formula="of:=SUM([day_hosp_csv_all.O168:.Q168])" office:value-type="float" office:value="2.999999999" calcext:value-type="float">
            <text:p>2.999999999</text:p>
          </table:table-cell>
          <table:table-cell table:formula="of:=[day_hosp_csv_all.R168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69:.B169])" office:value-type="float" office:value="0" calcext:value-type="float">
            <text:p>0</text:p>
          </table:table-cell>
          <table:table-cell table:formula="of:=SUM([day_hosp_csv_all.C169:.D169])" office:value-type="float" office:value="1" calcext:value-type="float">
            <text:p>1</text:p>
          </table:table-cell>
          <table:table-cell table:formula="of:=SUM([day_hosp_csv_all.E169:.F169])" office:value-type="float" office:value="0.428571429" calcext:value-type="float">
            <text:p>0.428571429</text:p>
          </table:table-cell>
          <table:table-cell table:formula="of:=SUM([day_hosp_csv_all.G169:.H169])" office:value-type="float" office:value="1.285714285" calcext:value-type="float">
            <text:p>1.285714285</text:p>
          </table:table-cell>
          <table:table-cell table:formula="of:=SUM([day_hosp_csv_all.I169:.J169])" office:value-type="float" office:value="2.571428571" calcext:value-type="float">
            <text:p>2.571428571</text:p>
          </table:table-cell>
          <table:table-cell table:formula="of:=SUM([day_hosp_csv_all.K169])" office:value-type="float" office:value="1.857142857" calcext:value-type="float">
            <text:p>1.857142857</text:p>
          </table:table-cell>
          <table:table-cell table:formula="of:=SUM([day_hosp_csv_all.L169])" office:value-type="float" office:value="1.285714286" calcext:value-type="float">
            <text:p>1.285714286</text:p>
          </table:table-cell>
          <table:table-cell table:formula="of:=SUM([day_hosp_csv_all.M169])" office:value-type="float" office:value="1.571428571" calcext:value-type="float">
            <text:p>1.571428571</text:p>
          </table:table-cell>
          <table:table-cell table:formula="of:=SUM([day_hosp_csv_all.N169])" office:value-type="float" office:value="1.571428571" calcext:value-type="float">
            <text:p>1.571428571</text:p>
          </table:table-cell>
          <table:table-cell table:formula="of:=SUM([day_hosp_csv_all.O169:.Q169])" office:value-type="float" office:value="2.999999999" calcext:value-type="float">
            <text:p>2.999999999</text:p>
          </table:table-cell>
          <table:table-cell table:formula="of:=[day_hosp_csv_all.R169]" office:value-type="float" office:value="14.571428569" calcext:value-type="float">
            <text:p>14.571428569</text:p>
          </table:table-cell>
          <table:table-cell table:number-columns-repeated="1013"/>
        </table:table-row>
        <table:table-row table:style-name="ro1">
          <table:table-cell table:formula="of:=SUM([day_hosp_csv_all.A170:.B170])" office:value-type="float" office:value="0.285714286" calcext:value-type="float">
            <text:p>0.285714286</text:p>
          </table:table-cell>
          <table:table-cell table:formula="of:=SUM([day_hosp_csv_all.C170:.D170])" office:value-type="float" office:value="0.714285714" calcext:value-type="float">
            <text:p>0.714285714</text:p>
          </table:table-cell>
          <table:table-cell table:formula="of:=SUM([day_hosp_csv_all.E170:.F170])" office:value-type="float" office:value="1" calcext:value-type="float">
            <text:p>1</text:p>
          </table:table-cell>
          <table:table-cell table:formula="of:=SUM([day_hosp_csv_all.G170:.H170])" office:value-type="float" office:value="1.285714286" calcext:value-type="float">
            <text:p>1.285714286</text:p>
          </table:table-cell>
          <table:table-cell table:formula="of:=SUM([day_hosp_csv_all.I170:.J170])" office:value-type="float" office:value="2.571428572" calcext:value-type="float">
            <text:p>2.571428572</text:p>
          </table:table-cell>
          <table:table-cell table:formula="of:=SUM([day_hosp_csv_all.K170])" office:value-type="float" office:value="1.428571429" calcext:value-type="float">
            <text:p>1.428571429</text:p>
          </table:table-cell>
          <table:table-cell table:formula="of:=SUM([day_hosp_csv_all.L170])" office:value-type="float" office:value="3.571428571" calcext:value-type="float">
            <text:p>3.571428571</text:p>
          </table:table-cell>
          <table:table-cell table:formula="of:=SUM([day_hosp_csv_all.M170])" office:value-type="float" office:value="3.285714286" calcext:value-type="float">
            <text:p>3.285714286</text:p>
          </table:table-cell>
          <table:table-cell table:formula="of:=SUM([day_hosp_csv_all.N170])" office:value-type="float" office:value="1.142857143" calcext:value-type="float">
            <text:p>1.142857143</text:p>
          </table:table-cell>
          <table:table-cell table:formula="of:=SUM([day_hosp_csv_all.O170:.Q170])" office:value-type="float" office:value="4.285714286" calcext:value-type="float">
            <text:p>4.285714286</text:p>
          </table:table-cell>
          <table:table-cell table:formula="of:=[day_hosp_csv_all.R170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1:.B171])" office:value-type="float" office:value="0.285714286" calcext:value-type="float">
            <text:p>0.285714286</text:p>
          </table:table-cell>
          <table:table-cell table:formula="of:=SUM([day_hosp_csv_all.C171:.D171])" office:value-type="float" office:value="0.714285714" calcext:value-type="float">
            <text:p>0.714285714</text:p>
          </table:table-cell>
          <table:table-cell table:formula="of:=SUM([day_hosp_csv_all.E171:.F171])" office:value-type="float" office:value="1" calcext:value-type="float">
            <text:p>1</text:p>
          </table:table-cell>
          <table:table-cell table:formula="of:=SUM([day_hosp_csv_all.G171:.H171])" office:value-type="float" office:value="1.285714286" calcext:value-type="float">
            <text:p>1.285714286</text:p>
          </table:table-cell>
          <table:table-cell table:formula="of:=SUM([day_hosp_csv_all.I171:.J171])" office:value-type="float" office:value="2.571428572" calcext:value-type="float">
            <text:p>2.571428572</text:p>
          </table:table-cell>
          <table:table-cell table:formula="of:=SUM([day_hosp_csv_all.K171])" office:value-type="float" office:value="1.428571429" calcext:value-type="float">
            <text:p>1.428571429</text:p>
          </table:table-cell>
          <table:table-cell table:formula="of:=SUM([day_hosp_csv_all.L171])" office:value-type="float" office:value="3.571428571" calcext:value-type="float">
            <text:p>3.571428571</text:p>
          </table:table-cell>
          <table:table-cell table:formula="of:=SUM([day_hosp_csv_all.M171])" office:value-type="float" office:value="3.285714286" calcext:value-type="float">
            <text:p>3.285714286</text:p>
          </table:table-cell>
          <table:table-cell table:formula="of:=SUM([day_hosp_csv_all.N171])" office:value-type="float" office:value="1.142857143" calcext:value-type="float">
            <text:p>1.142857143</text:p>
          </table:table-cell>
          <table:table-cell table:formula="of:=SUM([day_hosp_csv_all.O171:.Q171])" office:value-type="float" office:value="4.285714286" calcext:value-type="float">
            <text:p>4.285714286</text:p>
          </table:table-cell>
          <table:table-cell table:formula="of:=[day_hosp_csv_all.R171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2:.B172])" office:value-type="float" office:value="0.285714286" calcext:value-type="float">
            <text:p>0.285714286</text:p>
          </table:table-cell>
          <table:table-cell table:formula="of:=SUM([day_hosp_csv_all.C172:.D172])" office:value-type="float" office:value="0.714285714" calcext:value-type="float">
            <text:p>0.714285714</text:p>
          </table:table-cell>
          <table:table-cell table:formula="of:=SUM([day_hosp_csv_all.E172:.F172])" office:value-type="float" office:value="1" calcext:value-type="float">
            <text:p>1</text:p>
          </table:table-cell>
          <table:table-cell table:formula="of:=SUM([day_hosp_csv_all.G172:.H172])" office:value-type="float" office:value="1.285714286" calcext:value-type="float">
            <text:p>1.285714286</text:p>
          </table:table-cell>
          <table:table-cell table:formula="of:=SUM([day_hosp_csv_all.I172:.J172])" office:value-type="float" office:value="2.571428572" calcext:value-type="float">
            <text:p>2.571428572</text:p>
          </table:table-cell>
          <table:table-cell table:formula="of:=SUM([day_hosp_csv_all.K172])" office:value-type="float" office:value="1.428571429" calcext:value-type="float">
            <text:p>1.428571429</text:p>
          </table:table-cell>
          <table:table-cell table:formula="of:=SUM([day_hosp_csv_all.L172])" office:value-type="float" office:value="3.571428571" calcext:value-type="float">
            <text:p>3.571428571</text:p>
          </table:table-cell>
          <table:table-cell table:formula="of:=SUM([day_hosp_csv_all.M172])" office:value-type="float" office:value="3.285714286" calcext:value-type="float">
            <text:p>3.285714286</text:p>
          </table:table-cell>
          <table:table-cell table:formula="of:=SUM([day_hosp_csv_all.N172])" office:value-type="float" office:value="1.142857143" calcext:value-type="float">
            <text:p>1.142857143</text:p>
          </table:table-cell>
          <table:table-cell table:formula="of:=SUM([day_hosp_csv_all.O172:.Q172])" office:value-type="float" office:value="4.285714286" calcext:value-type="float">
            <text:p>4.285714286</text:p>
          </table:table-cell>
          <table:table-cell table:formula="of:=[day_hosp_csv_all.R172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3:.B173])" office:value-type="float" office:value="0.285714286" calcext:value-type="float">
            <text:p>0.285714286</text:p>
          </table:table-cell>
          <table:table-cell table:formula="of:=SUM([day_hosp_csv_all.C173:.D173])" office:value-type="float" office:value="0.714285714" calcext:value-type="float">
            <text:p>0.714285714</text:p>
          </table:table-cell>
          <table:table-cell table:formula="of:=SUM([day_hosp_csv_all.E173:.F173])" office:value-type="float" office:value="1" calcext:value-type="float">
            <text:p>1</text:p>
          </table:table-cell>
          <table:table-cell table:formula="of:=SUM([day_hosp_csv_all.G173:.H173])" office:value-type="float" office:value="1.285714286" calcext:value-type="float">
            <text:p>1.285714286</text:p>
          </table:table-cell>
          <table:table-cell table:formula="of:=SUM([day_hosp_csv_all.I173:.J173])" office:value-type="float" office:value="2.571428572" calcext:value-type="float">
            <text:p>2.571428572</text:p>
          </table:table-cell>
          <table:table-cell table:formula="of:=SUM([day_hosp_csv_all.K173])" office:value-type="float" office:value="1.428571429" calcext:value-type="float">
            <text:p>1.428571429</text:p>
          </table:table-cell>
          <table:table-cell table:formula="of:=SUM([day_hosp_csv_all.L173])" office:value-type="float" office:value="3.571428571" calcext:value-type="float">
            <text:p>3.571428571</text:p>
          </table:table-cell>
          <table:table-cell table:formula="of:=SUM([day_hosp_csv_all.M173])" office:value-type="float" office:value="3.285714286" calcext:value-type="float">
            <text:p>3.285714286</text:p>
          </table:table-cell>
          <table:table-cell table:formula="of:=SUM([day_hosp_csv_all.N173])" office:value-type="float" office:value="1.142857143" calcext:value-type="float">
            <text:p>1.142857143</text:p>
          </table:table-cell>
          <table:table-cell table:formula="of:=SUM([day_hosp_csv_all.O173:.Q173])" office:value-type="float" office:value="4.285714286" calcext:value-type="float">
            <text:p>4.285714286</text:p>
          </table:table-cell>
          <table:table-cell table:formula="of:=[day_hosp_csv_all.R173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4:.B174])" office:value-type="float" office:value="0.285714286" calcext:value-type="float">
            <text:p>0.285714286</text:p>
          </table:table-cell>
          <table:table-cell table:formula="of:=SUM([day_hosp_csv_all.C174:.D174])" office:value-type="float" office:value="0.714285714" calcext:value-type="float">
            <text:p>0.714285714</text:p>
          </table:table-cell>
          <table:table-cell table:formula="of:=SUM([day_hosp_csv_all.E174:.F174])" office:value-type="float" office:value="1" calcext:value-type="float">
            <text:p>1</text:p>
          </table:table-cell>
          <table:table-cell table:formula="of:=SUM([day_hosp_csv_all.G174:.H174])" office:value-type="float" office:value="1.285714286" calcext:value-type="float">
            <text:p>1.285714286</text:p>
          </table:table-cell>
          <table:table-cell table:formula="of:=SUM([day_hosp_csv_all.I174:.J174])" office:value-type="float" office:value="2.571428572" calcext:value-type="float">
            <text:p>2.571428572</text:p>
          </table:table-cell>
          <table:table-cell table:formula="of:=SUM([day_hosp_csv_all.K174])" office:value-type="float" office:value="1.428571429" calcext:value-type="float">
            <text:p>1.428571429</text:p>
          </table:table-cell>
          <table:table-cell table:formula="of:=SUM([day_hosp_csv_all.L174])" office:value-type="float" office:value="3.571428571" calcext:value-type="float">
            <text:p>3.571428571</text:p>
          </table:table-cell>
          <table:table-cell table:formula="of:=SUM([day_hosp_csv_all.M174])" office:value-type="float" office:value="3.285714286" calcext:value-type="float">
            <text:p>3.285714286</text:p>
          </table:table-cell>
          <table:table-cell table:formula="of:=SUM([day_hosp_csv_all.N174])" office:value-type="float" office:value="1.142857143" calcext:value-type="float">
            <text:p>1.142857143</text:p>
          </table:table-cell>
          <table:table-cell table:formula="of:=SUM([day_hosp_csv_all.O174:.Q174])" office:value-type="float" office:value="4.285714286" calcext:value-type="float">
            <text:p>4.285714286</text:p>
          </table:table-cell>
          <table:table-cell table:formula="of:=[day_hosp_csv_all.R174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5:.B175])" office:value-type="float" office:value="0.285714286" calcext:value-type="float">
            <text:p>0.285714286</text:p>
          </table:table-cell>
          <table:table-cell table:formula="of:=SUM([day_hosp_csv_all.C175:.D175])" office:value-type="float" office:value="0.714285714" calcext:value-type="float">
            <text:p>0.714285714</text:p>
          </table:table-cell>
          <table:table-cell table:formula="of:=SUM([day_hosp_csv_all.E175:.F175])" office:value-type="float" office:value="1" calcext:value-type="float">
            <text:p>1</text:p>
          </table:table-cell>
          <table:table-cell table:formula="of:=SUM([day_hosp_csv_all.G175:.H175])" office:value-type="float" office:value="1.285714286" calcext:value-type="float">
            <text:p>1.285714286</text:p>
          </table:table-cell>
          <table:table-cell table:formula="of:=SUM([day_hosp_csv_all.I175:.J175])" office:value-type="float" office:value="2.571428572" calcext:value-type="float">
            <text:p>2.571428572</text:p>
          </table:table-cell>
          <table:table-cell table:formula="of:=SUM([day_hosp_csv_all.K175])" office:value-type="float" office:value="1.428571429" calcext:value-type="float">
            <text:p>1.428571429</text:p>
          </table:table-cell>
          <table:table-cell table:formula="of:=SUM([day_hosp_csv_all.L175])" office:value-type="float" office:value="3.571428571" calcext:value-type="float">
            <text:p>3.571428571</text:p>
          </table:table-cell>
          <table:table-cell table:formula="of:=SUM([day_hosp_csv_all.M175])" office:value-type="float" office:value="3.285714286" calcext:value-type="float">
            <text:p>3.285714286</text:p>
          </table:table-cell>
          <table:table-cell table:formula="of:=SUM([day_hosp_csv_all.N175])" office:value-type="float" office:value="1.142857143" calcext:value-type="float">
            <text:p>1.142857143</text:p>
          </table:table-cell>
          <table:table-cell table:formula="of:=SUM([day_hosp_csv_all.O175:.Q175])" office:value-type="float" office:value="4.285714286" calcext:value-type="float">
            <text:p>4.285714286</text:p>
          </table:table-cell>
          <table:table-cell table:formula="of:=[day_hosp_csv_all.R175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6:.B176])" office:value-type="float" office:value="0.285714286" calcext:value-type="float">
            <text:p>0.285714286</text:p>
          </table:table-cell>
          <table:table-cell table:formula="of:=SUM([day_hosp_csv_all.C176:.D176])" office:value-type="float" office:value="0.714285714" calcext:value-type="float">
            <text:p>0.714285714</text:p>
          </table:table-cell>
          <table:table-cell table:formula="of:=SUM([day_hosp_csv_all.E176:.F176])" office:value-type="float" office:value="1" calcext:value-type="float">
            <text:p>1</text:p>
          </table:table-cell>
          <table:table-cell table:formula="of:=SUM([day_hosp_csv_all.G176:.H176])" office:value-type="float" office:value="1.285714286" calcext:value-type="float">
            <text:p>1.285714286</text:p>
          </table:table-cell>
          <table:table-cell table:formula="of:=SUM([day_hosp_csv_all.I176:.J176])" office:value-type="float" office:value="2.571428572" calcext:value-type="float">
            <text:p>2.571428572</text:p>
          </table:table-cell>
          <table:table-cell table:formula="of:=SUM([day_hosp_csv_all.K176])" office:value-type="float" office:value="1.428571429" calcext:value-type="float">
            <text:p>1.428571429</text:p>
          </table:table-cell>
          <table:table-cell table:formula="of:=SUM([day_hosp_csv_all.L176])" office:value-type="float" office:value="3.571428571" calcext:value-type="float">
            <text:p>3.571428571</text:p>
          </table:table-cell>
          <table:table-cell table:formula="of:=SUM([day_hosp_csv_all.M176])" office:value-type="float" office:value="3.285714286" calcext:value-type="float">
            <text:p>3.285714286</text:p>
          </table:table-cell>
          <table:table-cell table:formula="of:=SUM([day_hosp_csv_all.N176])" office:value-type="float" office:value="1.142857143" calcext:value-type="float">
            <text:p>1.142857143</text:p>
          </table:table-cell>
          <table:table-cell table:formula="of:=SUM([day_hosp_csv_all.O176:.Q176])" office:value-type="float" office:value="4.285714286" calcext:value-type="float">
            <text:p>4.285714286</text:p>
          </table:table-cell>
          <table:table-cell table:formula="of:=[day_hosp_csv_all.R176]" office:value-type="float" office:value="19.571428573" calcext:value-type="float">
            <text:p>19.571428573</text:p>
          </table:table-cell>
          <table:table-cell table:number-columns-repeated="1013"/>
        </table:table-row>
        <table:table-row table:style-name="ro1">
          <table:table-cell table:formula="of:=SUM([day_hosp_csv_all.A177:.B177])" office:value-type="float" office:value="0.142857143" calcext:value-type="float">
            <text:p>0.142857143</text:p>
          </table:table-cell>
          <table:table-cell table:formula="of:=SUM([day_hosp_csv_all.C177:.D177])" office:value-type="float" office:value="0.142857143" calcext:value-type="float">
            <text:p>0.142857143</text:p>
          </table:table-cell>
          <table:table-cell table:formula="of:=SUM([day_hosp_csv_all.E177:.F177])" office:value-type="float" office:value="1" calcext:value-type="float">
            <text:p>1</text:p>
          </table:table-cell>
          <table:table-cell table:formula="of:=SUM([day_hosp_csv_all.G177:.H177])" office:value-type="float" office:value="1.571428572" calcext:value-type="float">
            <text:p>1.571428572</text:p>
          </table:table-cell>
          <table:table-cell table:formula="of:=SUM([day_hosp_csv_all.I177:.J177])" office:value-type="float" office:value="3.428571429" calcext:value-type="float">
            <text:p>3.428571429</text:p>
          </table:table-cell>
          <table:table-cell table:formula="of:=SUM([day_hosp_csv_all.K177])" office:value-type="float" office:value="2.714285714" calcext:value-type="float">
            <text:p>2.714285714</text:p>
          </table:table-cell>
          <table:table-cell table:formula="of:=SUM([day_hosp_csv_all.L177])" office:value-type="float" office:value="1.857142857" calcext:value-type="float">
            <text:p>1.857142857</text:p>
          </table:table-cell>
          <table:table-cell table:formula="of:=SUM([day_hosp_csv_all.M177])" office:value-type="float" office:value="2.428571429" calcext:value-type="float">
            <text:p>2.428571429</text:p>
          </table:table-cell>
          <table:table-cell table:formula="of:=SUM([day_hosp_csv_all.N177])" office:value-type="float" office:value="1.285714286" calcext:value-type="float">
            <text:p>1.285714286</text:p>
          </table:table-cell>
          <table:table-cell table:formula="of:=SUM([day_hosp_csv_all.O177:.Q177])" office:value-type="float" office:value="3.000000001" calcext:value-type="float">
            <text:p>3.000000001</text:p>
          </table:table-cell>
          <table:table-cell table:formula="of:=[day_hosp_csv_all.R177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78:.B178])" office:value-type="float" office:value="0.142857143" calcext:value-type="float">
            <text:p>0.142857143</text:p>
          </table:table-cell>
          <table:table-cell table:formula="of:=SUM([day_hosp_csv_all.C178:.D178])" office:value-type="float" office:value="0.142857143" calcext:value-type="float">
            <text:p>0.142857143</text:p>
          </table:table-cell>
          <table:table-cell table:formula="of:=SUM([day_hosp_csv_all.E178:.F178])" office:value-type="float" office:value="1" calcext:value-type="float">
            <text:p>1</text:p>
          </table:table-cell>
          <table:table-cell table:formula="of:=SUM([day_hosp_csv_all.G178:.H178])" office:value-type="float" office:value="1.571428572" calcext:value-type="float">
            <text:p>1.571428572</text:p>
          </table:table-cell>
          <table:table-cell table:formula="of:=SUM([day_hosp_csv_all.I178:.J178])" office:value-type="float" office:value="3.428571429" calcext:value-type="float">
            <text:p>3.428571429</text:p>
          </table:table-cell>
          <table:table-cell table:formula="of:=SUM([day_hosp_csv_all.K178])" office:value-type="float" office:value="2.714285714" calcext:value-type="float">
            <text:p>2.714285714</text:p>
          </table:table-cell>
          <table:table-cell table:formula="of:=SUM([day_hosp_csv_all.L178])" office:value-type="float" office:value="1.857142857" calcext:value-type="float">
            <text:p>1.857142857</text:p>
          </table:table-cell>
          <table:table-cell table:formula="of:=SUM([day_hosp_csv_all.M178])" office:value-type="float" office:value="2.428571429" calcext:value-type="float">
            <text:p>2.428571429</text:p>
          </table:table-cell>
          <table:table-cell table:formula="of:=SUM([day_hosp_csv_all.N178])" office:value-type="float" office:value="1.285714286" calcext:value-type="float">
            <text:p>1.285714286</text:p>
          </table:table-cell>
          <table:table-cell table:formula="of:=SUM([day_hosp_csv_all.O178:.Q178])" office:value-type="float" office:value="3.000000001" calcext:value-type="float">
            <text:p>3.000000001</text:p>
          </table:table-cell>
          <table:table-cell table:formula="of:=[day_hosp_csv_all.R178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79:.B179])" office:value-type="float" office:value="0.142857143" calcext:value-type="float">
            <text:p>0.142857143</text:p>
          </table:table-cell>
          <table:table-cell table:formula="of:=SUM([day_hosp_csv_all.C179:.D179])" office:value-type="float" office:value="0.142857143" calcext:value-type="float">
            <text:p>0.142857143</text:p>
          </table:table-cell>
          <table:table-cell table:formula="of:=SUM([day_hosp_csv_all.E179:.F179])" office:value-type="float" office:value="1" calcext:value-type="float">
            <text:p>1</text:p>
          </table:table-cell>
          <table:table-cell table:formula="of:=SUM([day_hosp_csv_all.G179:.H179])" office:value-type="float" office:value="1.571428572" calcext:value-type="float">
            <text:p>1.571428572</text:p>
          </table:table-cell>
          <table:table-cell table:formula="of:=SUM([day_hosp_csv_all.I179:.J179])" office:value-type="float" office:value="3.428571429" calcext:value-type="float">
            <text:p>3.428571429</text:p>
          </table:table-cell>
          <table:table-cell table:formula="of:=SUM([day_hosp_csv_all.K179])" office:value-type="float" office:value="2.714285714" calcext:value-type="float">
            <text:p>2.714285714</text:p>
          </table:table-cell>
          <table:table-cell table:formula="of:=SUM([day_hosp_csv_all.L179])" office:value-type="float" office:value="1.857142857" calcext:value-type="float">
            <text:p>1.857142857</text:p>
          </table:table-cell>
          <table:table-cell table:formula="of:=SUM([day_hosp_csv_all.M179])" office:value-type="float" office:value="2.428571429" calcext:value-type="float">
            <text:p>2.428571429</text:p>
          </table:table-cell>
          <table:table-cell table:formula="of:=SUM([day_hosp_csv_all.N179])" office:value-type="float" office:value="1.285714286" calcext:value-type="float">
            <text:p>1.285714286</text:p>
          </table:table-cell>
          <table:table-cell table:formula="of:=SUM([day_hosp_csv_all.O179:.Q179])" office:value-type="float" office:value="3.000000001" calcext:value-type="float">
            <text:p>3.000000001</text:p>
          </table:table-cell>
          <table:table-cell table:formula="of:=[day_hosp_csv_all.R179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80:.B180])" office:value-type="float" office:value="0.142857143" calcext:value-type="float">
            <text:p>0.142857143</text:p>
          </table:table-cell>
          <table:table-cell table:formula="of:=SUM([day_hosp_csv_all.C180:.D180])" office:value-type="float" office:value="0.142857143" calcext:value-type="float">
            <text:p>0.142857143</text:p>
          </table:table-cell>
          <table:table-cell table:formula="of:=SUM([day_hosp_csv_all.E180:.F180])" office:value-type="float" office:value="1" calcext:value-type="float">
            <text:p>1</text:p>
          </table:table-cell>
          <table:table-cell table:formula="of:=SUM([day_hosp_csv_all.G180:.H180])" office:value-type="float" office:value="1.571428572" calcext:value-type="float">
            <text:p>1.571428572</text:p>
          </table:table-cell>
          <table:table-cell table:formula="of:=SUM([day_hosp_csv_all.I180:.J180])" office:value-type="float" office:value="3.428571429" calcext:value-type="float">
            <text:p>3.428571429</text:p>
          </table:table-cell>
          <table:table-cell table:formula="of:=SUM([day_hosp_csv_all.K180])" office:value-type="float" office:value="2.714285714" calcext:value-type="float">
            <text:p>2.714285714</text:p>
          </table:table-cell>
          <table:table-cell table:formula="of:=SUM([day_hosp_csv_all.L180])" office:value-type="float" office:value="1.857142857" calcext:value-type="float">
            <text:p>1.857142857</text:p>
          </table:table-cell>
          <table:table-cell table:formula="of:=SUM([day_hosp_csv_all.M180])" office:value-type="float" office:value="2.428571429" calcext:value-type="float">
            <text:p>2.428571429</text:p>
          </table:table-cell>
          <table:table-cell table:formula="of:=SUM([day_hosp_csv_all.N180])" office:value-type="float" office:value="1.285714286" calcext:value-type="float">
            <text:p>1.285714286</text:p>
          </table:table-cell>
          <table:table-cell table:formula="of:=SUM([day_hosp_csv_all.O180:.Q180])" office:value-type="float" office:value="3.000000001" calcext:value-type="float">
            <text:p>3.000000001</text:p>
          </table:table-cell>
          <table:table-cell table:formula="of:=[day_hosp_csv_all.R180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81:.B181])" office:value-type="float" office:value="0.142857143" calcext:value-type="float">
            <text:p>0.142857143</text:p>
          </table:table-cell>
          <table:table-cell table:formula="of:=SUM([day_hosp_csv_all.C181:.D181])" office:value-type="float" office:value="0.142857143" calcext:value-type="float">
            <text:p>0.142857143</text:p>
          </table:table-cell>
          <table:table-cell table:formula="of:=SUM([day_hosp_csv_all.E181:.F181])" office:value-type="float" office:value="1" calcext:value-type="float">
            <text:p>1</text:p>
          </table:table-cell>
          <table:table-cell table:formula="of:=SUM([day_hosp_csv_all.G181:.H181])" office:value-type="float" office:value="1.571428572" calcext:value-type="float">
            <text:p>1.571428572</text:p>
          </table:table-cell>
          <table:table-cell table:formula="of:=SUM([day_hosp_csv_all.I181:.J181])" office:value-type="float" office:value="3.428571429" calcext:value-type="float">
            <text:p>3.428571429</text:p>
          </table:table-cell>
          <table:table-cell table:formula="of:=SUM([day_hosp_csv_all.K181])" office:value-type="float" office:value="2.714285714" calcext:value-type="float">
            <text:p>2.714285714</text:p>
          </table:table-cell>
          <table:table-cell table:formula="of:=SUM([day_hosp_csv_all.L181])" office:value-type="float" office:value="1.857142857" calcext:value-type="float">
            <text:p>1.857142857</text:p>
          </table:table-cell>
          <table:table-cell table:formula="of:=SUM([day_hosp_csv_all.M181])" office:value-type="float" office:value="2.428571429" calcext:value-type="float">
            <text:p>2.428571429</text:p>
          </table:table-cell>
          <table:table-cell table:formula="of:=SUM([day_hosp_csv_all.N181])" office:value-type="float" office:value="1.285714286" calcext:value-type="float">
            <text:p>1.285714286</text:p>
          </table:table-cell>
          <table:table-cell table:formula="of:=SUM([day_hosp_csv_all.O181:.Q181])" office:value-type="float" office:value="3.000000001" calcext:value-type="float">
            <text:p>3.000000001</text:p>
          </table:table-cell>
          <table:table-cell table:formula="of:=[day_hosp_csv_all.R181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82:.B182])" office:value-type="float" office:value="0.142857143" calcext:value-type="float">
            <text:p>0.142857143</text:p>
          </table:table-cell>
          <table:table-cell table:formula="of:=SUM([day_hosp_csv_all.C182:.D182])" office:value-type="float" office:value="0.142857143" calcext:value-type="float">
            <text:p>0.142857143</text:p>
          </table:table-cell>
          <table:table-cell table:formula="of:=SUM([day_hosp_csv_all.E182:.F182])" office:value-type="float" office:value="1" calcext:value-type="float">
            <text:p>1</text:p>
          </table:table-cell>
          <table:table-cell table:formula="of:=SUM([day_hosp_csv_all.G182:.H182])" office:value-type="float" office:value="1.571428572" calcext:value-type="float">
            <text:p>1.571428572</text:p>
          </table:table-cell>
          <table:table-cell table:formula="of:=SUM([day_hosp_csv_all.I182:.J182])" office:value-type="float" office:value="3.428571429" calcext:value-type="float">
            <text:p>3.428571429</text:p>
          </table:table-cell>
          <table:table-cell table:formula="of:=SUM([day_hosp_csv_all.K182])" office:value-type="float" office:value="2.714285714" calcext:value-type="float">
            <text:p>2.714285714</text:p>
          </table:table-cell>
          <table:table-cell table:formula="of:=SUM([day_hosp_csv_all.L182])" office:value-type="float" office:value="1.857142857" calcext:value-type="float">
            <text:p>1.857142857</text:p>
          </table:table-cell>
          <table:table-cell table:formula="of:=SUM([day_hosp_csv_all.M182])" office:value-type="float" office:value="2.428571429" calcext:value-type="float">
            <text:p>2.428571429</text:p>
          </table:table-cell>
          <table:table-cell table:formula="of:=SUM([day_hosp_csv_all.N182])" office:value-type="float" office:value="1.285714286" calcext:value-type="float">
            <text:p>1.285714286</text:p>
          </table:table-cell>
          <table:table-cell table:formula="of:=SUM([day_hosp_csv_all.O182:.Q182])" office:value-type="float" office:value="3.000000001" calcext:value-type="float">
            <text:p>3.000000001</text:p>
          </table:table-cell>
          <table:table-cell table:formula="of:=[day_hosp_csv_all.R182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83:.B183])" office:value-type="float" office:value="0.142857143" calcext:value-type="float">
            <text:p>0.142857143</text:p>
          </table:table-cell>
          <table:table-cell table:formula="of:=SUM([day_hosp_csv_all.C183:.D183])" office:value-type="float" office:value="0.142857143" calcext:value-type="float">
            <text:p>0.142857143</text:p>
          </table:table-cell>
          <table:table-cell table:formula="of:=SUM([day_hosp_csv_all.E183:.F183])" office:value-type="float" office:value="1" calcext:value-type="float">
            <text:p>1</text:p>
          </table:table-cell>
          <table:table-cell table:formula="of:=SUM([day_hosp_csv_all.G183:.H183])" office:value-type="float" office:value="1.571428572" calcext:value-type="float">
            <text:p>1.571428572</text:p>
          </table:table-cell>
          <table:table-cell table:formula="of:=SUM([day_hosp_csv_all.I183:.J183])" office:value-type="float" office:value="3.428571429" calcext:value-type="float">
            <text:p>3.428571429</text:p>
          </table:table-cell>
          <table:table-cell table:formula="of:=SUM([day_hosp_csv_all.K183])" office:value-type="float" office:value="2.714285714" calcext:value-type="float">
            <text:p>2.714285714</text:p>
          </table:table-cell>
          <table:table-cell table:formula="of:=SUM([day_hosp_csv_all.L183])" office:value-type="float" office:value="1.857142857" calcext:value-type="float">
            <text:p>1.857142857</text:p>
          </table:table-cell>
          <table:table-cell table:formula="of:=SUM([day_hosp_csv_all.M183])" office:value-type="float" office:value="2.428571429" calcext:value-type="float">
            <text:p>2.428571429</text:p>
          </table:table-cell>
          <table:table-cell table:formula="of:=SUM([day_hosp_csv_all.N183])" office:value-type="float" office:value="1.285714286" calcext:value-type="float">
            <text:p>1.285714286</text:p>
          </table:table-cell>
          <table:table-cell table:formula="of:=SUM([day_hosp_csv_all.O183:.Q183])" office:value-type="float" office:value="3.000000001" calcext:value-type="float">
            <text:p>3.000000001</text:p>
          </table:table-cell>
          <table:table-cell table:formula="of:=[day_hosp_csv_all.R183]" office:value-type="float" office:value="17.571428574" calcext:value-type="float">
            <text:p>17.571428574</text:p>
          </table:table-cell>
          <table:table-cell table:number-columns-repeated="1013"/>
        </table:table-row>
        <table:table-row table:style-name="ro1">
          <table:table-cell table:formula="of:=SUM([day_hosp_csv_all.A184:.B184])" office:value-type="float" office:value="0.285714286" calcext:value-type="float">
            <text:p>0.285714286</text:p>
          </table:table-cell>
          <table:table-cell table:formula="of:=SUM([day_hosp_csv_all.C184:.D184])" office:value-type="float" office:value="0.428571429" calcext:value-type="float">
            <text:p>0.428571429</text:p>
          </table:table-cell>
          <table:table-cell table:formula="of:=SUM([day_hosp_csv_all.E184:.F184])" office:value-type="float" office:value="1.285714286" calcext:value-type="float">
            <text:p>1.285714286</text:p>
          </table:table-cell>
          <table:table-cell table:formula="of:=SUM([day_hosp_csv_all.G184:.H184])" office:value-type="float" office:value="0.571428572" calcext:value-type="float">
            <text:p>0.571428572</text:p>
          </table:table-cell>
          <table:table-cell table:formula="of:=SUM([day_hosp_csv_all.I184:.J184])" office:value-type="float" office:value="2.428571428" calcext:value-type="float">
            <text:p>2.428571428</text:p>
          </table:table-cell>
          <table:table-cell table:formula="of:=SUM([day_hosp_csv_all.K184])" office:value-type="float" office:value="1.428571429" calcext:value-type="float">
            <text:p>1.428571429</text:p>
          </table:table-cell>
          <table:table-cell table:formula="of:=SUM([day_hosp_csv_all.L184])" office:value-type="float" office:value="0.571428571" calcext:value-type="float">
            <text:p>0.571428571</text:p>
          </table:table-cell>
          <table:table-cell table:formula="of:=SUM([day_hosp_csv_all.M184])" office:value-type="float" office:value="1.714285714" calcext:value-type="float">
            <text:p>1.714285714</text:p>
          </table:table-cell>
          <table:table-cell table:formula="of:=SUM([day_hosp_csv_all.N184])" office:value-type="float" office:value="0.714285714" calcext:value-type="float">
            <text:p>0.714285714</text:p>
          </table:table-cell>
          <table:table-cell table:formula="of:=SUM([day_hosp_csv_all.O184:.Q184])" office:value-type="float" office:value="2.142857143" calcext:value-type="float">
            <text:p>2.142857143</text:p>
          </table:table-cell>
          <table:table-cell table:formula="of:=[day_hosp_csv_all.R184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85:.B185])" office:value-type="float" office:value="0.285714286" calcext:value-type="float">
            <text:p>0.285714286</text:p>
          </table:table-cell>
          <table:table-cell table:formula="of:=SUM([day_hosp_csv_all.C185:.D185])" office:value-type="float" office:value="0.428571429" calcext:value-type="float">
            <text:p>0.428571429</text:p>
          </table:table-cell>
          <table:table-cell table:formula="of:=SUM([day_hosp_csv_all.E185:.F185])" office:value-type="float" office:value="1.285714286" calcext:value-type="float">
            <text:p>1.285714286</text:p>
          </table:table-cell>
          <table:table-cell table:formula="of:=SUM([day_hosp_csv_all.G185:.H185])" office:value-type="float" office:value="0.571428572" calcext:value-type="float">
            <text:p>0.571428572</text:p>
          </table:table-cell>
          <table:table-cell table:formula="of:=SUM([day_hosp_csv_all.I185:.J185])" office:value-type="float" office:value="2.428571428" calcext:value-type="float">
            <text:p>2.428571428</text:p>
          </table:table-cell>
          <table:table-cell table:formula="of:=SUM([day_hosp_csv_all.K185])" office:value-type="float" office:value="1.428571429" calcext:value-type="float">
            <text:p>1.428571429</text:p>
          </table:table-cell>
          <table:table-cell table:formula="of:=SUM([day_hosp_csv_all.L185])" office:value-type="float" office:value="0.571428571" calcext:value-type="float">
            <text:p>0.571428571</text:p>
          </table:table-cell>
          <table:table-cell table:formula="of:=SUM([day_hosp_csv_all.M185])" office:value-type="float" office:value="1.714285714" calcext:value-type="float">
            <text:p>1.714285714</text:p>
          </table:table-cell>
          <table:table-cell table:formula="of:=SUM([day_hosp_csv_all.N185])" office:value-type="float" office:value="0.714285714" calcext:value-type="float">
            <text:p>0.714285714</text:p>
          </table:table-cell>
          <table:table-cell table:formula="of:=SUM([day_hosp_csv_all.O185:.Q185])" office:value-type="float" office:value="2.142857143" calcext:value-type="float">
            <text:p>2.142857143</text:p>
          </table:table-cell>
          <table:table-cell table:formula="of:=[day_hosp_csv_all.R185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86:.B186])" office:value-type="float" office:value="0.285714286" calcext:value-type="float">
            <text:p>0.285714286</text:p>
          </table:table-cell>
          <table:table-cell table:formula="of:=SUM([day_hosp_csv_all.C186:.D186])" office:value-type="float" office:value="0.428571429" calcext:value-type="float">
            <text:p>0.428571429</text:p>
          </table:table-cell>
          <table:table-cell table:formula="of:=SUM([day_hosp_csv_all.E186:.F186])" office:value-type="float" office:value="1.285714286" calcext:value-type="float">
            <text:p>1.285714286</text:p>
          </table:table-cell>
          <table:table-cell table:formula="of:=SUM([day_hosp_csv_all.G186:.H186])" office:value-type="float" office:value="0.571428572" calcext:value-type="float">
            <text:p>0.571428572</text:p>
          </table:table-cell>
          <table:table-cell table:formula="of:=SUM([day_hosp_csv_all.I186:.J186])" office:value-type="float" office:value="2.428571428" calcext:value-type="float">
            <text:p>2.428571428</text:p>
          </table:table-cell>
          <table:table-cell table:formula="of:=SUM([day_hosp_csv_all.K186])" office:value-type="float" office:value="1.428571429" calcext:value-type="float">
            <text:p>1.428571429</text:p>
          </table:table-cell>
          <table:table-cell table:formula="of:=SUM([day_hosp_csv_all.L186])" office:value-type="float" office:value="0.571428571" calcext:value-type="float">
            <text:p>0.571428571</text:p>
          </table:table-cell>
          <table:table-cell table:formula="of:=SUM([day_hosp_csv_all.M186])" office:value-type="float" office:value="1.714285714" calcext:value-type="float">
            <text:p>1.714285714</text:p>
          </table:table-cell>
          <table:table-cell table:formula="of:=SUM([day_hosp_csv_all.N186])" office:value-type="float" office:value="0.714285714" calcext:value-type="float">
            <text:p>0.714285714</text:p>
          </table:table-cell>
          <table:table-cell table:formula="of:=SUM([day_hosp_csv_all.O186:.Q186])" office:value-type="float" office:value="2.142857143" calcext:value-type="float">
            <text:p>2.142857143</text:p>
          </table:table-cell>
          <table:table-cell table:formula="of:=[day_hosp_csv_all.R186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87:.B187])" office:value-type="float" office:value="0.285714286" calcext:value-type="float">
            <text:p>0.285714286</text:p>
          </table:table-cell>
          <table:table-cell table:formula="of:=SUM([day_hosp_csv_all.C187:.D187])" office:value-type="float" office:value="0.428571429" calcext:value-type="float">
            <text:p>0.428571429</text:p>
          </table:table-cell>
          <table:table-cell table:formula="of:=SUM([day_hosp_csv_all.E187:.F187])" office:value-type="float" office:value="1.285714286" calcext:value-type="float">
            <text:p>1.285714286</text:p>
          </table:table-cell>
          <table:table-cell table:formula="of:=SUM([day_hosp_csv_all.G187:.H187])" office:value-type="float" office:value="0.571428572" calcext:value-type="float">
            <text:p>0.571428572</text:p>
          </table:table-cell>
          <table:table-cell table:formula="of:=SUM([day_hosp_csv_all.I187:.J187])" office:value-type="float" office:value="2.428571428" calcext:value-type="float">
            <text:p>2.428571428</text:p>
          </table:table-cell>
          <table:table-cell table:formula="of:=SUM([day_hosp_csv_all.K187])" office:value-type="float" office:value="1.428571429" calcext:value-type="float">
            <text:p>1.428571429</text:p>
          </table:table-cell>
          <table:table-cell table:formula="of:=SUM([day_hosp_csv_all.L187])" office:value-type="float" office:value="0.571428571" calcext:value-type="float">
            <text:p>0.571428571</text:p>
          </table:table-cell>
          <table:table-cell table:formula="of:=SUM([day_hosp_csv_all.M187])" office:value-type="float" office:value="1.714285714" calcext:value-type="float">
            <text:p>1.714285714</text:p>
          </table:table-cell>
          <table:table-cell table:formula="of:=SUM([day_hosp_csv_all.N187])" office:value-type="float" office:value="0.714285714" calcext:value-type="float">
            <text:p>0.714285714</text:p>
          </table:table-cell>
          <table:table-cell table:formula="of:=SUM([day_hosp_csv_all.O187:.Q187])" office:value-type="float" office:value="2.142857143" calcext:value-type="float">
            <text:p>2.142857143</text:p>
          </table:table-cell>
          <table:table-cell table:formula="of:=[day_hosp_csv_all.R187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88:.B188])" office:value-type="float" office:value="0.285714286" calcext:value-type="float">
            <text:p>0.285714286</text:p>
          </table:table-cell>
          <table:table-cell table:formula="of:=SUM([day_hosp_csv_all.C188:.D188])" office:value-type="float" office:value="0.428571429" calcext:value-type="float">
            <text:p>0.428571429</text:p>
          </table:table-cell>
          <table:table-cell table:formula="of:=SUM([day_hosp_csv_all.E188:.F188])" office:value-type="float" office:value="1.285714286" calcext:value-type="float">
            <text:p>1.285714286</text:p>
          </table:table-cell>
          <table:table-cell table:formula="of:=SUM([day_hosp_csv_all.G188:.H188])" office:value-type="float" office:value="0.571428572" calcext:value-type="float">
            <text:p>0.571428572</text:p>
          </table:table-cell>
          <table:table-cell table:formula="of:=SUM([day_hosp_csv_all.I188:.J188])" office:value-type="float" office:value="2.428571428" calcext:value-type="float">
            <text:p>2.428571428</text:p>
          </table:table-cell>
          <table:table-cell table:formula="of:=SUM([day_hosp_csv_all.K188])" office:value-type="float" office:value="1.428571429" calcext:value-type="float">
            <text:p>1.428571429</text:p>
          </table:table-cell>
          <table:table-cell table:formula="of:=SUM([day_hosp_csv_all.L188])" office:value-type="float" office:value="0.571428571" calcext:value-type="float">
            <text:p>0.571428571</text:p>
          </table:table-cell>
          <table:table-cell table:formula="of:=SUM([day_hosp_csv_all.M188])" office:value-type="float" office:value="1.714285714" calcext:value-type="float">
            <text:p>1.714285714</text:p>
          </table:table-cell>
          <table:table-cell table:formula="of:=SUM([day_hosp_csv_all.N188])" office:value-type="float" office:value="0.714285714" calcext:value-type="float">
            <text:p>0.714285714</text:p>
          </table:table-cell>
          <table:table-cell table:formula="of:=SUM([day_hosp_csv_all.O188:.Q188])" office:value-type="float" office:value="2.142857143" calcext:value-type="float">
            <text:p>2.142857143</text:p>
          </table:table-cell>
          <table:table-cell table:formula="of:=[day_hosp_csv_all.R188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89:.B189])" office:value-type="float" office:value="0.285714286" calcext:value-type="float">
            <text:p>0.285714286</text:p>
          </table:table-cell>
          <table:table-cell table:formula="of:=SUM([day_hosp_csv_all.C189:.D189])" office:value-type="float" office:value="0.428571429" calcext:value-type="float">
            <text:p>0.428571429</text:p>
          </table:table-cell>
          <table:table-cell table:formula="of:=SUM([day_hosp_csv_all.E189:.F189])" office:value-type="float" office:value="1.285714286" calcext:value-type="float">
            <text:p>1.285714286</text:p>
          </table:table-cell>
          <table:table-cell table:formula="of:=SUM([day_hosp_csv_all.G189:.H189])" office:value-type="float" office:value="0.571428572" calcext:value-type="float">
            <text:p>0.571428572</text:p>
          </table:table-cell>
          <table:table-cell table:formula="of:=SUM([day_hosp_csv_all.I189:.J189])" office:value-type="float" office:value="2.428571428" calcext:value-type="float">
            <text:p>2.428571428</text:p>
          </table:table-cell>
          <table:table-cell table:formula="of:=SUM([day_hosp_csv_all.K189])" office:value-type="float" office:value="1.428571429" calcext:value-type="float">
            <text:p>1.428571429</text:p>
          </table:table-cell>
          <table:table-cell table:formula="of:=SUM([day_hosp_csv_all.L189])" office:value-type="float" office:value="0.571428571" calcext:value-type="float">
            <text:p>0.571428571</text:p>
          </table:table-cell>
          <table:table-cell table:formula="of:=SUM([day_hosp_csv_all.M189])" office:value-type="float" office:value="1.714285714" calcext:value-type="float">
            <text:p>1.714285714</text:p>
          </table:table-cell>
          <table:table-cell table:formula="of:=SUM([day_hosp_csv_all.N189])" office:value-type="float" office:value="0.714285714" calcext:value-type="float">
            <text:p>0.714285714</text:p>
          </table:table-cell>
          <table:table-cell table:formula="of:=SUM([day_hosp_csv_all.O189:.Q189])" office:value-type="float" office:value="2.142857143" calcext:value-type="float">
            <text:p>2.142857143</text:p>
          </table:table-cell>
          <table:table-cell table:formula="of:=[day_hosp_csv_all.R189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90:.B190])" office:value-type="float" office:value="0.285714286" calcext:value-type="float">
            <text:p>0.285714286</text:p>
          </table:table-cell>
          <table:table-cell table:formula="of:=SUM([day_hosp_csv_all.C190:.D190])" office:value-type="float" office:value="0.428571429" calcext:value-type="float">
            <text:p>0.428571429</text:p>
          </table:table-cell>
          <table:table-cell table:formula="of:=SUM([day_hosp_csv_all.E190:.F190])" office:value-type="float" office:value="1.285714286" calcext:value-type="float">
            <text:p>1.285714286</text:p>
          </table:table-cell>
          <table:table-cell table:formula="of:=SUM([day_hosp_csv_all.G190:.H190])" office:value-type="float" office:value="0.571428572" calcext:value-type="float">
            <text:p>0.571428572</text:p>
          </table:table-cell>
          <table:table-cell table:formula="of:=SUM([day_hosp_csv_all.I190:.J190])" office:value-type="float" office:value="2.428571428" calcext:value-type="float">
            <text:p>2.428571428</text:p>
          </table:table-cell>
          <table:table-cell table:formula="of:=SUM([day_hosp_csv_all.K190])" office:value-type="float" office:value="1.428571429" calcext:value-type="float">
            <text:p>1.428571429</text:p>
          </table:table-cell>
          <table:table-cell table:formula="of:=SUM([day_hosp_csv_all.L190])" office:value-type="float" office:value="0.571428571" calcext:value-type="float">
            <text:p>0.571428571</text:p>
          </table:table-cell>
          <table:table-cell table:formula="of:=SUM([day_hosp_csv_all.M190])" office:value-type="float" office:value="1.714285714" calcext:value-type="float">
            <text:p>1.714285714</text:p>
          </table:table-cell>
          <table:table-cell table:formula="of:=SUM([day_hosp_csv_all.N190])" office:value-type="float" office:value="0.714285714" calcext:value-type="float">
            <text:p>0.714285714</text:p>
          </table:table-cell>
          <table:table-cell table:formula="of:=SUM([day_hosp_csv_all.O190:.Q190])" office:value-type="float" office:value="2.142857143" calcext:value-type="float">
            <text:p>2.142857143</text:p>
          </table:table-cell>
          <table:table-cell table:formula="of:=[day_hosp_csv_all.R190]" office:value-type="float" office:value="11.571428572" calcext:value-type="float">
            <text:p>11.571428572</text:p>
          </table:table-cell>
          <table:table-cell table:number-columns-repeated="1013"/>
        </table:table-row>
        <table:table-row table:style-name="ro1">
          <table:table-cell table:formula="of:=SUM([day_hosp_csv_all.A191:.B191])" office:value-type="float" office:value="0.285714286" calcext:value-type="float">
            <text:p>0.285714286</text:p>
          </table:table-cell>
          <table:table-cell table:formula="of:=SUM([day_hosp_csv_all.C191:.D191])" office:value-type="float" office:value="1" calcext:value-type="float">
            <text:p>1</text:p>
          </table:table-cell>
          <table:table-cell table:formula="of:=SUM([day_hosp_csv_all.E191:.F191])" office:value-type="float" office:value="0.714285714" calcext:value-type="float">
            <text:p>0.714285714</text:p>
          </table:table-cell>
          <table:table-cell table:formula="of:=SUM([day_hosp_csv_all.G191:.H191])" office:value-type="float" office:value="2.571428571" calcext:value-type="float">
            <text:p>2.571428571</text:p>
          </table:table-cell>
          <table:table-cell table:formula="of:=SUM([day_hosp_csv_all.I191:.J191])" office:value-type="float" office:value="4.142857143" calcext:value-type="float">
            <text:p>4.142857143</text:p>
          </table:table-cell>
          <table:table-cell table:formula="of:=SUM([day_hosp_csv_all.K191])" office:value-type="float" office:value="1.428571429" calcext:value-type="float">
            <text:p>1.428571429</text:p>
          </table:table-cell>
          <table:table-cell table:formula="of:=SUM([day_hosp_csv_all.L191])" office:value-type="float" office:value="1.285714286" calcext:value-type="float">
            <text:p>1.285714286</text:p>
          </table:table-cell>
          <table:table-cell table:formula="of:=SUM([day_hosp_csv_all.M191])" office:value-type="float" office:value="1.714285714" calcext:value-type="float">
            <text:p>1.714285714</text:p>
          </table:table-cell>
          <table:table-cell table:formula="of:=SUM([day_hosp_csv_all.N191])" office:value-type="float" office:value="1.714285714" calcext:value-type="float">
            <text:p>1.714285714</text:p>
          </table:table-cell>
          <table:table-cell table:formula="of:=SUM([day_hosp_csv_all.O191:.Q191])" office:value-type="float" office:value="2.285714286" calcext:value-type="float">
            <text:p>2.285714286</text:p>
          </table:table-cell>
          <table:table-cell table:formula="of:=[day_hosp_csv_all.R191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2:.B192])" office:value-type="float" office:value="0.285714286" calcext:value-type="float">
            <text:p>0.285714286</text:p>
          </table:table-cell>
          <table:table-cell table:formula="of:=SUM([day_hosp_csv_all.C192:.D192])" office:value-type="float" office:value="1" calcext:value-type="float">
            <text:p>1</text:p>
          </table:table-cell>
          <table:table-cell table:formula="of:=SUM([day_hosp_csv_all.E192:.F192])" office:value-type="float" office:value="0.714285714" calcext:value-type="float">
            <text:p>0.714285714</text:p>
          </table:table-cell>
          <table:table-cell table:formula="of:=SUM([day_hosp_csv_all.G192:.H192])" office:value-type="float" office:value="2.571428571" calcext:value-type="float">
            <text:p>2.571428571</text:p>
          </table:table-cell>
          <table:table-cell table:formula="of:=SUM([day_hosp_csv_all.I192:.J192])" office:value-type="float" office:value="4.142857143" calcext:value-type="float">
            <text:p>4.142857143</text:p>
          </table:table-cell>
          <table:table-cell table:formula="of:=SUM([day_hosp_csv_all.K192])" office:value-type="float" office:value="1.428571429" calcext:value-type="float">
            <text:p>1.428571429</text:p>
          </table:table-cell>
          <table:table-cell table:formula="of:=SUM([day_hosp_csv_all.L192])" office:value-type="float" office:value="1.285714286" calcext:value-type="float">
            <text:p>1.285714286</text:p>
          </table:table-cell>
          <table:table-cell table:formula="of:=SUM([day_hosp_csv_all.M192])" office:value-type="float" office:value="1.714285714" calcext:value-type="float">
            <text:p>1.714285714</text:p>
          </table:table-cell>
          <table:table-cell table:formula="of:=SUM([day_hosp_csv_all.N192])" office:value-type="float" office:value="1.714285714" calcext:value-type="float">
            <text:p>1.714285714</text:p>
          </table:table-cell>
          <table:table-cell table:formula="of:=SUM([day_hosp_csv_all.O192:.Q192])" office:value-type="float" office:value="2.285714286" calcext:value-type="float">
            <text:p>2.285714286</text:p>
          </table:table-cell>
          <table:table-cell table:formula="of:=[day_hosp_csv_all.R192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3:.B193])" office:value-type="float" office:value="0.285714286" calcext:value-type="float">
            <text:p>0.285714286</text:p>
          </table:table-cell>
          <table:table-cell table:formula="of:=SUM([day_hosp_csv_all.C193:.D193])" office:value-type="float" office:value="1" calcext:value-type="float">
            <text:p>1</text:p>
          </table:table-cell>
          <table:table-cell table:formula="of:=SUM([day_hosp_csv_all.E193:.F193])" office:value-type="float" office:value="0.714285714" calcext:value-type="float">
            <text:p>0.714285714</text:p>
          </table:table-cell>
          <table:table-cell table:formula="of:=SUM([day_hosp_csv_all.G193:.H193])" office:value-type="float" office:value="2.571428571" calcext:value-type="float">
            <text:p>2.571428571</text:p>
          </table:table-cell>
          <table:table-cell table:formula="of:=SUM([day_hosp_csv_all.I193:.J193])" office:value-type="float" office:value="4.142857143" calcext:value-type="float">
            <text:p>4.142857143</text:p>
          </table:table-cell>
          <table:table-cell table:formula="of:=SUM([day_hosp_csv_all.K193])" office:value-type="float" office:value="1.428571429" calcext:value-type="float">
            <text:p>1.428571429</text:p>
          </table:table-cell>
          <table:table-cell table:formula="of:=SUM([day_hosp_csv_all.L193])" office:value-type="float" office:value="1.285714286" calcext:value-type="float">
            <text:p>1.285714286</text:p>
          </table:table-cell>
          <table:table-cell table:formula="of:=SUM([day_hosp_csv_all.M193])" office:value-type="float" office:value="1.714285714" calcext:value-type="float">
            <text:p>1.714285714</text:p>
          </table:table-cell>
          <table:table-cell table:formula="of:=SUM([day_hosp_csv_all.N193])" office:value-type="float" office:value="1.714285714" calcext:value-type="float">
            <text:p>1.714285714</text:p>
          </table:table-cell>
          <table:table-cell table:formula="of:=SUM([day_hosp_csv_all.O193:.Q193])" office:value-type="float" office:value="2.285714286" calcext:value-type="float">
            <text:p>2.285714286</text:p>
          </table:table-cell>
          <table:table-cell table:formula="of:=[day_hosp_csv_all.R193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4:.B194])" office:value-type="float" office:value="0.285714286" calcext:value-type="float">
            <text:p>0.285714286</text:p>
          </table:table-cell>
          <table:table-cell table:formula="of:=SUM([day_hosp_csv_all.C194:.D194])" office:value-type="float" office:value="1" calcext:value-type="float">
            <text:p>1</text:p>
          </table:table-cell>
          <table:table-cell table:formula="of:=SUM([day_hosp_csv_all.E194:.F194])" office:value-type="float" office:value="0.714285714" calcext:value-type="float">
            <text:p>0.714285714</text:p>
          </table:table-cell>
          <table:table-cell table:formula="of:=SUM([day_hosp_csv_all.G194:.H194])" office:value-type="float" office:value="2.571428571" calcext:value-type="float">
            <text:p>2.571428571</text:p>
          </table:table-cell>
          <table:table-cell table:formula="of:=SUM([day_hosp_csv_all.I194:.J194])" office:value-type="float" office:value="4.142857143" calcext:value-type="float">
            <text:p>4.142857143</text:p>
          </table:table-cell>
          <table:table-cell table:formula="of:=SUM([day_hosp_csv_all.K194])" office:value-type="float" office:value="1.428571429" calcext:value-type="float">
            <text:p>1.428571429</text:p>
          </table:table-cell>
          <table:table-cell table:formula="of:=SUM([day_hosp_csv_all.L194])" office:value-type="float" office:value="1.285714286" calcext:value-type="float">
            <text:p>1.285714286</text:p>
          </table:table-cell>
          <table:table-cell table:formula="of:=SUM([day_hosp_csv_all.M194])" office:value-type="float" office:value="1.714285714" calcext:value-type="float">
            <text:p>1.714285714</text:p>
          </table:table-cell>
          <table:table-cell table:formula="of:=SUM([day_hosp_csv_all.N194])" office:value-type="float" office:value="1.714285714" calcext:value-type="float">
            <text:p>1.714285714</text:p>
          </table:table-cell>
          <table:table-cell table:formula="of:=SUM([day_hosp_csv_all.O194:.Q194])" office:value-type="float" office:value="2.285714286" calcext:value-type="float">
            <text:p>2.285714286</text:p>
          </table:table-cell>
          <table:table-cell table:formula="of:=[day_hosp_csv_all.R194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5:.B195])" office:value-type="float" office:value="0.285714286" calcext:value-type="float">
            <text:p>0.285714286</text:p>
          </table:table-cell>
          <table:table-cell table:formula="of:=SUM([day_hosp_csv_all.C195:.D195])" office:value-type="float" office:value="1" calcext:value-type="float">
            <text:p>1</text:p>
          </table:table-cell>
          <table:table-cell table:formula="of:=SUM([day_hosp_csv_all.E195:.F195])" office:value-type="float" office:value="0.714285714" calcext:value-type="float">
            <text:p>0.714285714</text:p>
          </table:table-cell>
          <table:table-cell table:formula="of:=SUM([day_hosp_csv_all.G195:.H195])" office:value-type="float" office:value="2.571428571" calcext:value-type="float">
            <text:p>2.571428571</text:p>
          </table:table-cell>
          <table:table-cell table:formula="of:=SUM([day_hosp_csv_all.I195:.J195])" office:value-type="float" office:value="4.142857143" calcext:value-type="float">
            <text:p>4.142857143</text:p>
          </table:table-cell>
          <table:table-cell table:formula="of:=SUM([day_hosp_csv_all.K195])" office:value-type="float" office:value="1.428571429" calcext:value-type="float">
            <text:p>1.428571429</text:p>
          </table:table-cell>
          <table:table-cell table:formula="of:=SUM([day_hosp_csv_all.L195])" office:value-type="float" office:value="1.285714286" calcext:value-type="float">
            <text:p>1.285714286</text:p>
          </table:table-cell>
          <table:table-cell table:formula="of:=SUM([day_hosp_csv_all.M195])" office:value-type="float" office:value="1.714285714" calcext:value-type="float">
            <text:p>1.714285714</text:p>
          </table:table-cell>
          <table:table-cell table:formula="of:=SUM([day_hosp_csv_all.N195])" office:value-type="float" office:value="1.714285714" calcext:value-type="float">
            <text:p>1.714285714</text:p>
          </table:table-cell>
          <table:table-cell table:formula="of:=SUM([day_hosp_csv_all.O195:.Q195])" office:value-type="float" office:value="2.285714286" calcext:value-type="float">
            <text:p>2.285714286</text:p>
          </table:table-cell>
          <table:table-cell table:formula="of:=[day_hosp_csv_all.R195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6:.B196])" office:value-type="float" office:value="0.285714286" calcext:value-type="float">
            <text:p>0.285714286</text:p>
          </table:table-cell>
          <table:table-cell table:formula="of:=SUM([day_hosp_csv_all.C196:.D196])" office:value-type="float" office:value="1" calcext:value-type="float">
            <text:p>1</text:p>
          </table:table-cell>
          <table:table-cell table:formula="of:=SUM([day_hosp_csv_all.E196:.F196])" office:value-type="float" office:value="0.714285714" calcext:value-type="float">
            <text:p>0.714285714</text:p>
          </table:table-cell>
          <table:table-cell table:formula="of:=SUM([day_hosp_csv_all.G196:.H196])" office:value-type="float" office:value="2.571428571" calcext:value-type="float">
            <text:p>2.571428571</text:p>
          </table:table-cell>
          <table:table-cell table:formula="of:=SUM([day_hosp_csv_all.I196:.J196])" office:value-type="float" office:value="4.142857143" calcext:value-type="float">
            <text:p>4.142857143</text:p>
          </table:table-cell>
          <table:table-cell table:formula="of:=SUM([day_hosp_csv_all.K196])" office:value-type="float" office:value="1.428571429" calcext:value-type="float">
            <text:p>1.428571429</text:p>
          </table:table-cell>
          <table:table-cell table:formula="of:=SUM([day_hosp_csv_all.L196])" office:value-type="float" office:value="1.285714286" calcext:value-type="float">
            <text:p>1.285714286</text:p>
          </table:table-cell>
          <table:table-cell table:formula="of:=SUM([day_hosp_csv_all.M196])" office:value-type="float" office:value="1.714285714" calcext:value-type="float">
            <text:p>1.714285714</text:p>
          </table:table-cell>
          <table:table-cell table:formula="of:=SUM([day_hosp_csv_all.N196])" office:value-type="float" office:value="1.714285714" calcext:value-type="float">
            <text:p>1.714285714</text:p>
          </table:table-cell>
          <table:table-cell table:formula="of:=SUM([day_hosp_csv_all.O196:.Q196])" office:value-type="float" office:value="2.285714286" calcext:value-type="float">
            <text:p>2.285714286</text:p>
          </table:table-cell>
          <table:table-cell table:formula="of:=[day_hosp_csv_all.R196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7:.B197])" office:value-type="float" office:value="0.285714286" calcext:value-type="float">
            <text:p>0.285714286</text:p>
          </table:table-cell>
          <table:table-cell table:formula="of:=SUM([day_hosp_csv_all.C197:.D197])" office:value-type="float" office:value="1" calcext:value-type="float">
            <text:p>1</text:p>
          </table:table-cell>
          <table:table-cell table:formula="of:=SUM([day_hosp_csv_all.E197:.F197])" office:value-type="float" office:value="0.714285714" calcext:value-type="float">
            <text:p>0.714285714</text:p>
          </table:table-cell>
          <table:table-cell table:formula="of:=SUM([day_hosp_csv_all.G197:.H197])" office:value-type="float" office:value="2.571428571" calcext:value-type="float">
            <text:p>2.571428571</text:p>
          </table:table-cell>
          <table:table-cell table:formula="of:=SUM([day_hosp_csv_all.I197:.J197])" office:value-type="float" office:value="4.142857143" calcext:value-type="float">
            <text:p>4.142857143</text:p>
          </table:table-cell>
          <table:table-cell table:formula="of:=SUM([day_hosp_csv_all.K197])" office:value-type="float" office:value="1.428571429" calcext:value-type="float">
            <text:p>1.428571429</text:p>
          </table:table-cell>
          <table:table-cell table:formula="of:=SUM([day_hosp_csv_all.L197])" office:value-type="float" office:value="1.285714286" calcext:value-type="float">
            <text:p>1.285714286</text:p>
          </table:table-cell>
          <table:table-cell table:formula="of:=SUM([day_hosp_csv_all.M197])" office:value-type="float" office:value="1.714285714" calcext:value-type="float">
            <text:p>1.714285714</text:p>
          </table:table-cell>
          <table:table-cell table:formula="of:=SUM([day_hosp_csv_all.N197])" office:value-type="float" office:value="1.714285714" calcext:value-type="float">
            <text:p>1.714285714</text:p>
          </table:table-cell>
          <table:table-cell table:formula="of:=SUM([day_hosp_csv_all.O197:.Q197])" office:value-type="float" office:value="2.285714286" calcext:value-type="float">
            <text:p>2.285714286</text:p>
          </table:table-cell>
          <table:table-cell table:formula="of:=[day_hosp_csv_all.R197]" office:value-type="float" office:value="17.142857143" calcext:value-type="float">
            <text:p>17.142857143</text:p>
          </table:table-cell>
          <table:table-cell table:number-columns-repeated="1013"/>
        </table:table-row>
        <table:table-row table:style-name="ro1">
          <table:table-cell table:formula="of:=SUM([day_hosp_csv_all.A198:.B198])" office:value-type="float" office:value="0.571428572" calcext:value-type="float">
            <text:p>0.571428572</text:p>
          </table:table-cell>
          <table:table-cell table:formula="of:=SUM([day_hosp_csv_all.C198:.D198])" office:value-type="float" office:value="1" calcext:value-type="float">
            <text:p>1</text:p>
          </table:table-cell>
          <table:table-cell table:formula="of:=SUM([day_hosp_csv_all.E198:.F198])" office:value-type="float" office:value="1.428571429" calcext:value-type="float">
            <text:p>1.428571429</text:p>
          </table:table-cell>
          <table:table-cell table:formula="of:=SUM([day_hosp_csv_all.G198:.H198])" office:value-type="float" office:value="4" calcext:value-type="float">
            <text:p>4</text:p>
          </table:table-cell>
          <table:table-cell table:formula="of:=SUM([day_hosp_csv_all.I198:.J198])" office:value-type="float" office:value="4.142857143" calcext:value-type="float">
            <text:p>4.142857143</text:p>
          </table:table-cell>
          <table:table-cell table:formula="of:=SUM([day_hosp_csv_all.K198])" office:value-type="float" office:value="3.142857143" calcext:value-type="float">
            <text:p>3.142857143</text:p>
          </table:table-cell>
          <table:table-cell table:formula="of:=SUM([day_hosp_csv_all.L198])" office:value-type="float" office:value="3" calcext:value-type="float">
            <text:p>3</text:p>
          </table:table-cell>
          <table:table-cell table:formula="of:=SUM([day_hosp_csv_all.M198])" office:value-type="float" office:value="4" calcext:value-type="float">
            <text:p>4</text:p>
          </table:table-cell>
          <table:table-cell table:formula="of:=SUM([day_hosp_csv_all.N198])" office:value-type="float" office:value="3.571428571" calcext:value-type="float">
            <text:p>3.571428571</text:p>
          </table:table-cell>
          <table:table-cell table:formula="of:=SUM([day_hosp_csv_all.O198:.Q198])" office:value-type="float" office:value="4.571428571" calcext:value-type="float">
            <text:p>4.571428571</text:p>
          </table:table-cell>
          <table:table-cell table:formula="of:=[day_hosp_csv_all.R198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199:.B199])" office:value-type="float" office:value="0.571428572" calcext:value-type="float">
            <text:p>0.571428572</text:p>
          </table:table-cell>
          <table:table-cell table:formula="of:=SUM([day_hosp_csv_all.C199:.D199])" office:value-type="float" office:value="1" calcext:value-type="float">
            <text:p>1</text:p>
          </table:table-cell>
          <table:table-cell table:formula="of:=SUM([day_hosp_csv_all.E199:.F199])" office:value-type="float" office:value="1.428571429" calcext:value-type="float">
            <text:p>1.428571429</text:p>
          </table:table-cell>
          <table:table-cell table:formula="of:=SUM([day_hosp_csv_all.G199:.H199])" office:value-type="float" office:value="4" calcext:value-type="float">
            <text:p>4</text:p>
          </table:table-cell>
          <table:table-cell table:formula="of:=SUM([day_hosp_csv_all.I199:.J199])" office:value-type="float" office:value="4.142857143" calcext:value-type="float">
            <text:p>4.142857143</text:p>
          </table:table-cell>
          <table:table-cell table:formula="of:=SUM([day_hosp_csv_all.K199])" office:value-type="float" office:value="3.142857143" calcext:value-type="float">
            <text:p>3.142857143</text:p>
          </table:table-cell>
          <table:table-cell table:formula="of:=SUM([day_hosp_csv_all.L199])" office:value-type="float" office:value="3" calcext:value-type="float">
            <text:p>3</text:p>
          </table:table-cell>
          <table:table-cell table:formula="of:=SUM([day_hosp_csv_all.M199])" office:value-type="float" office:value="4" calcext:value-type="float">
            <text:p>4</text:p>
          </table:table-cell>
          <table:table-cell table:formula="of:=SUM([day_hosp_csv_all.N199])" office:value-type="float" office:value="3.571428571" calcext:value-type="float">
            <text:p>3.571428571</text:p>
          </table:table-cell>
          <table:table-cell table:formula="of:=SUM([day_hosp_csv_all.O199:.Q199])" office:value-type="float" office:value="4.571428571" calcext:value-type="float">
            <text:p>4.571428571</text:p>
          </table:table-cell>
          <table:table-cell table:formula="of:=[day_hosp_csv_all.R199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0:.B200])" office:value-type="float" office:value="0.571428572" calcext:value-type="float">
            <text:p>0.571428572</text:p>
          </table:table-cell>
          <table:table-cell table:formula="of:=SUM([day_hosp_csv_all.C200:.D200])" office:value-type="float" office:value="1" calcext:value-type="float">
            <text:p>1</text:p>
          </table:table-cell>
          <table:table-cell table:formula="of:=SUM([day_hosp_csv_all.E200:.F200])" office:value-type="float" office:value="1.428571429" calcext:value-type="float">
            <text:p>1.428571429</text:p>
          </table:table-cell>
          <table:table-cell table:formula="of:=SUM([day_hosp_csv_all.G200:.H200])" office:value-type="float" office:value="4" calcext:value-type="float">
            <text:p>4</text:p>
          </table:table-cell>
          <table:table-cell table:formula="of:=SUM([day_hosp_csv_all.I200:.J200])" office:value-type="float" office:value="4.142857143" calcext:value-type="float">
            <text:p>4.142857143</text:p>
          </table:table-cell>
          <table:table-cell table:formula="of:=SUM([day_hosp_csv_all.K200])" office:value-type="float" office:value="3.142857143" calcext:value-type="float">
            <text:p>3.142857143</text:p>
          </table:table-cell>
          <table:table-cell table:formula="of:=SUM([day_hosp_csv_all.L200])" office:value-type="float" office:value="3" calcext:value-type="float">
            <text:p>3</text:p>
          </table:table-cell>
          <table:table-cell table:formula="of:=SUM([day_hosp_csv_all.M200])" office:value-type="float" office:value="4" calcext:value-type="float">
            <text:p>4</text:p>
          </table:table-cell>
          <table:table-cell table:formula="of:=SUM([day_hosp_csv_all.N200])" office:value-type="float" office:value="3.571428571" calcext:value-type="float">
            <text:p>3.571428571</text:p>
          </table:table-cell>
          <table:table-cell table:formula="of:=SUM([day_hosp_csv_all.O200:.Q200])" office:value-type="float" office:value="4.571428571" calcext:value-type="float">
            <text:p>4.571428571</text:p>
          </table:table-cell>
          <table:table-cell table:formula="of:=[day_hosp_csv_all.R200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1:.B201])" office:value-type="float" office:value="0.571428572" calcext:value-type="float">
            <text:p>0.571428572</text:p>
          </table:table-cell>
          <table:table-cell table:formula="of:=SUM([day_hosp_csv_all.C201:.D201])" office:value-type="float" office:value="1" calcext:value-type="float">
            <text:p>1</text:p>
          </table:table-cell>
          <table:table-cell table:formula="of:=SUM([day_hosp_csv_all.E201:.F201])" office:value-type="float" office:value="1.428571429" calcext:value-type="float">
            <text:p>1.428571429</text:p>
          </table:table-cell>
          <table:table-cell table:formula="of:=SUM([day_hosp_csv_all.G201:.H201])" office:value-type="float" office:value="4" calcext:value-type="float">
            <text:p>4</text:p>
          </table:table-cell>
          <table:table-cell table:formula="of:=SUM([day_hosp_csv_all.I201:.J201])" office:value-type="float" office:value="4.142857143" calcext:value-type="float">
            <text:p>4.142857143</text:p>
          </table:table-cell>
          <table:table-cell table:formula="of:=SUM([day_hosp_csv_all.K201])" office:value-type="float" office:value="3.142857143" calcext:value-type="float">
            <text:p>3.142857143</text:p>
          </table:table-cell>
          <table:table-cell table:formula="of:=SUM([day_hosp_csv_all.L201])" office:value-type="float" office:value="3" calcext:value-type="float">
            <text:p>3</text:p>
          </table:table-cell>
          <table:table-cell table:formula="of:=SUM([day_hosp_csv_all.M201])" office:value-type="float" office:value="4" calcext:value-type="float">
            <text:p>4</text:p>
          </table:table-cell>
          <table:table-cell table:formula="of:=SUM([day_hosp_csv_all.N201])" office:value-type="float" office:value="3.571428571" calcext:value-type="float">
            <text:p>3.571428571</text:p>
          </table:table-cell>
          <table:table-cell table:formula="of:=SUM([day_hosp_csv_all.O201:.Q201])" office:value-type="float" office:value="4.571428571" calcext:value-type="float">
            <text:p>4.571428571</text:p>
          </table:table-cell>
          <table:table-cell table:formula="of:=[day_hosp_csv_all.R201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2:.B202])" office:value-type="float" office:value="0.571428572" calcext:value-type="float">
            <text:p>0.571428572</text:p>
          </table:table-cell>
          <table:table-cell table:formula="of:=SUM([day_hosp_csv_all.C202:.D202])" office:value-type="float" office:value="1" calcext:value-type="float">
            <text:p>1</text:p>
          </table:table-cell>
          <table:table-cell table:formula="of:=SUM([day_hosp_csv_all.E202:.F202])" office:value-type="float" office:value="1.428571429" calcext:value-type="float">
            <text:p>1.428571429</text:p>
          </table:table-cell>
          <table:table-cell table:formula="of:=SUM([day_hosp_csv_all.G202:.H202])" office:value-type="float" office:value="4" calcext:value-type="float">
            <text:p>4</text:p>
          </table:table-cell>
          <table:table-cell table:formula="of:=SUM([day_hosp_csv_all.I202:.J202])" office:value-type="float" office:value="4.142857143" calcext:value-type="float">
            <text:p>4.142857143</text:p>
          </table:table-cell>
          <table:table-cell table:formula="of:=SUM([day_hosp_csv_all.K202])" office:value-type="float" office:value="3.142857143" calcext:value-type="float">
            <text:p>3.142857143</text:p>
          </table:table-cell>
          <table:table-cell table:formula="of:=SUM([day_hosp_csv_all.L202])" office:value-type="float" office:value="3" calcext:value-type="float">
            <text:p>3</text:p>
          </table:table-cell>
          <table:table-cell table:formula="of:=SUM([day_hosp_csv_all.M202])" office:value-type="float" office:value="4" calcext:value-type="float">
            <text:p>4</text:p>
          </table:table-cell>
          <table:table-cell table:formula="of:=SUM([day_hosp_csv_all.N202])" office:value-type="float" office:value="3.571428571" calcext:value-type="float">
            <text:p>3.571428571</text:p>
          </table:table-cell>
          <table:table-cell table:formula="of:=SUM([day_hosp_csv_all.O202:.Q202])" office:value-type="float" office:value="4.571428571" calcext:value-type="float">
            <text:p>4.571428571</text:p>
          </table:table-cell>
          <table:table-cell table:formula="of:=[day_hosp_csv_all.R202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3:.B203])" office:value-type="float" office:value="0.571428572" calcext:value-type="float">
            <text:p>0.571428572</text:p>
          </table:table-cell>
          <table:table-cell table:formula="of:=SUM([day_hosp_csv_all.C203:.D203])" office:value-type="float" office:value="1" calcext:value-type="float">
            <text:p>1</text:p>
          </table:table-cell>
          <table:table-cell table:formula="of:=SUM([day_hosp_csv_all.E203:.F203])" office:value-type="float" office:value="1.428571429" calcext:value-type="float">
            <text:p>1.428571429</text:p>
          </table:table-cell>
          <table:table-cell table:formula="of:=SUM([day_hosp_csv_all.G203:.H203])" office:value-type="float" office:value="4" calcext:value-type="float">
            <text:p>4</text:p>
          </table:table-cell>
          <table:table-cell table:formula="of:=SUM([day_hosp_csv_all.I203:.J203])" office:value-type="float" office:value="4.142857143" calcext:value-type="float">
            <text:p>4.142857143</text:p>
          </table:table-cell>
          <table:table-cell table:formula="of:=SUM([day_hosp_csv_all.K203])" office:value-type="float" office:value="3.142857143" calcext:value-type="float">
            <text:p>3.142857143</text:p>
          </table:table-cell>
          <table:table-cell table:formula="of:=SUM([day_hosp_csv_all.L203])" office:value-type="float" office:value="3" calcext:value-type="float">
            <text:p>3</text:p>
          </table:table-cell>
          <table:table-cell table:formula="of:=SUM([day_hosp_csv_all.M203])" office:value-type="float" office:value="4" calcext:value-type="float">
            <text:p>4</text:p>
          </table:table-cell>
          <table:table-cell table:formula="of:=SUM([day_hosp_csv_all.N203])" office:value-type="float" office:value="3.571428571" calcext:value-type="float">
            <text:p>3.571428571</text:p>
          </table:table-cell>
          <table:table-cell table:formula="of:=SUM([day_hosp_csv_all.O203:.Q203])" office:value-type="float" office:value="4.571428571" calcext:value-type="float">
            <text:p>4.571428571</text:p>
          </table:table-cell>
          <table:table-cell table:formula="of:=[day_hosp_csv_all.R203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4:.B204])" office:value-type="float" office:value="0.571428572" calcext:value-type="float">
            <text:p>0.571428572</text:p>
          </table:table-cell>
          <table:table-cell table:formula="of:=SUM([day_hosp_csv_all.C204:.D204])" office:value-type="float" office:value="1" calcext:value-type="float">
            <text:p>1</text:p>
          </table:table-cell>
          <table:table-cell table:formula="of:=SUM([day_hosp_csv_all.E204:.F204])" office:value-type="float" office:value="1.428571429" calcext:value-type="float">
            <text:p>1.428571429</text:p>
          </table:table-cell>
          <table:table-cell table:formula="of:=SUM([day_hosp_csv_all.G204:.H204])" office:value-type="float" office:value="4" calcext:value-type="float">
            <text:p>4</text:p>
          </table:table-cell>
          <table:table-cell table:formula="of:=SUM([day_hosp_csv_all.I204:.J204])" office:value-type="float" office:value="4.142857143" calcext:value-type="float">
            <text:p>4.142857143</text:p>
          </table:table-cell>
          <table:table-cell table:formula="of:=SUM([day_hosp_csv_all.K204])" office:value-type="float" office:value="3.142857143" calcext:value-type="float">
            <text:p>3.142857143</text:p>
          </table:table-cell>
          <table:table-cell table:formula="of:=SUM([day_hosp_csv_all.L204])" office:value-type="float" office:value="3" calcext:value-type="float">
            <text:p>3</text:p>
          </table:table-cell>
          <table:table-cell table:formula="of:=SUM([day_hosp_csv_all.M204])" office:value-type="float" office:value="4" calcext:value-type="float">
            <text:p>4</text:p>
          </table:table-cell>
          <table:table-cell table:formula="of:=SUM([day_hosp_csv_all.N204])" office:value-type="float" office:value="3.571428571" calcext:value-type="float">
            <text:p>3.571428571</text:p>
          </table:table-cell>
          <table:table-cell table:formula="of:=SUM([day_hosp_csv_all.O204:.Q204])" office:value-type="float" office:value="4.571428571" calcext:value-type="float">
            <text:p>4.571428571</text:p>
          </table:table-cell>
          <table:table-cell table:formula="of:=[day_hosp_csv_all.R204]" office:value-type="float" office:value="29.428571429" calcext:value-type="float">
            <text:p>29.428571429</text:p>
          </table:table-cell>
          <table:table-cell table:number-columns-repeated="1013"/>
        </table:table-row>
        <table:table-row table:style-name="ro1">
          <table:table-cell table:formula="of:=SUM([day_hosp_csv_all.A205:.B205])" office:value-type="float" office:value="0.857142857" calcext:value-type="float">
            <text:p>0.857142857</text:p>
          </table:table-cell>
          <table:table-cell table:formula="of:=SUM([day_hosp_csv_all.C205:.D205])" office:value-type="float" office:value="1.714285715" calcext:value-type="float">
            <text:p>1.714285715</text:p>
          </table:table-cell>
          <table:table-cell table:formula="of:=SUM([day_hosp_csv_all.E205:.F205])" office:value-type="float" office:value="3.142857143" calcext:value-type="float">
            <text:p>3.142857143</text:p>
          </table:table-cell>
          <table:table-cell table:formula="of:=SUM([day_hosp_csv_all.G205:.H205])" office:value-type="float" office:value="6.142857143" calcext:value-type="float">
            <text:p>6.142857143</text:p>
          </table:table-cell>
          <table:table-cell table:formula="of:=SUM([day_hosp_csv_all.I205:.J205])" office:value-type="float" office:value="9.142857143" calcext:value-type="float">
            <text:p>9.142857143</text:p>
          </table:table-cell>
          <table:table-cell table:formula="of:=SUM([day_hosp_csv_all.K205])" office:value-type="float" office:value="5.142857143" calcext:value-type="float">
            <text:p>5.142857143</text:p>
          </table:table-cell>
          <table:table-cell table:formula="of:=SUM([day_hosp_csv_all.L205])" office:value-type="float" office:value="7.571428571" calcext:value-type="float">
            <text:p>7.571428571</text:p>
          </table:table-cell>
          <table:table-cell table:formula="of:=SUM([day_hosp_csv_all.M205])" office:value-type="float" office:value="8.428571429" calcext:value-type="float">
            <text:p>8.428571429</text:p>
          </table:table-cell>
          <table:table-cell table:formula="of:=SUM([day_hosp_csv_all.N205])" office:value-type="float" office:value="6.714285714" calcext:value-type="float">
            <text:p>6.714285714</text:p>
          </table:table-cell>
          <table:table-cell table:formula="of:=SUM([day_hosp_csv_all.O205:.Q205])" office:value-type="float" office:value="8.857142857" calcext:value-type="float">
            <text:p>8.857142857</text:p>
          </table:table-cell>
          <table:table-cell table:formula="of:=[day_hosp_csv_all.R205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06:.B206])" office:value-type="float" office:value="0.857142857" calcext:value-type="float">
            <text:p>0.857142857</text:p>
          </table:table-cell>
          <table:table-cell table:formula="of:=SUM([day_hosp_csv_all.C206:.D206])" office:value-type="float" office:value="1.714285715" calcext:value-type="float">
            <text:p>1.714285715</text:p>
          </table:table-cell>
          <table:table-cell table:formula="of:=SUM([day_hosp_csv_all.E206:.F206])" office:value-type="float" office:value="3.142857143" calcext:value-type="float">
            <text:p>3.142857143</text:p>
          </table:table-cell>
          <table:table-cell table:formula="of:=SUM([day_hosp_csv_all.G206:.H206])" office:value-type="float" office:value="6.142857143" calcext:value-type="float">
            <text:p>6.142857143</text:p>
          </table:table-cell>
          <table:table-cell table:formula="of:=SUM([day_hosp_csv_all.I206:.J206])" office:value-type="float" office:value="9.142857143" calcext:value-type="float">
            <text:p>9.142857143</text:p>
          </table:table-cell>
          <table:table-cell table:formula="of:=SUM([day_hosp_csv_all.K206])" office:value-type="float" office:value="5.142857143" calcext:value-type="float">
            <text:p>5.142857143</text:p>
          </table:table-cell>
          <table:table-cell table:formula="of:=SUM([day_hosp_csv_all.L206])" office:value-type="float" office:value="7.571428571" calcext:value-type="float">
            <text:p>7.571428571</text:p>
          </table:table-cell>
          <table:table-cell table:formula="of:=SUM([day_hosp_csv_all.M206])" office:value-type="float" office:value="8.428571429" calcext:value-type="float">
            <text:p>8.428571429</text:p>
          </table:table-cell>
          <table:table-cell table:formula="of:=SUM([day_hosp_csv_all.N206])" office:value-type="float" office:value="6.714285714" calcext:value-type="float">
            <text:p>6.714285714</text:p>
          </table:table-cell>
          <table:table-cell table:formula="of:=SUM([day_hosp_csv_all.O206:.Q206])" office:value-type="float" office:value="8.857142857" calcext:value-type="float">
            <text:p>8.857142857</text:p>
          </table:table-cell>
          <table:table-cell table:formula="of:=[day_hosp_csv_all.R206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07:.B207])" office:value-type="float" office:value="0.857142857" calcext:value-type="float">
            <text:p>0.857142857</text:p>
          </table:table-cell>
          <table:table-cell table:formula="of:=SUM([day_hosp_csv_all.C207:.D207])" office:value-type="float" office:value="1.714285715" calcext:value-type="float">
            <text:p>1.714285715</text:p>
          </table:table-cell>
          <table:table-cell table:formula="of:=SUM([day_hosp_csv_all.E207:.F207])" office:value-type="float" office:value="3.142857143" calcext:value-type="float">
            <text:p>3.142857143</text:p>
          </table:table-cell>
          <table:table-cell table:formula="of:=SUM([day_hosp_csv_all.G207:.H207])" office:value-type="float" office:value="6.142857143" calcext:value-type="float">
            <text:p>6.142857143</text:p>
          </table:table-cell>
          <table:table-cell table:formula="of:=SUM([day_hosp_csv_all.I207:.J207])" office:value-type="float" office:value="9.142857143" calcext:value-type="float">
            <text:p>9.142857143</text:p>
          </table:table-cell>
          <table:table-cell table:formula="of:=SUM([day_hosp_csv_all.K207])" office:value-type="float" office:value="5.142857143" calcext:value-type="float">
            <text:p>5.142857143</text:p>
          </table:table-cell>
          <table:table-cell table:formula="of:=SUM([day_hosp_csv_all.L207])" office:value-type="float" office:value="7.571428571" calcext:value-type="float">
            <text:p>7.571428571</text:p>
          </table:table-cell>
          <table:table-cell table:formula="of:=SUM([day_hosp_csv_all.M207])" office:value-type="float" office:value="8.428571429" calcext:value-type="float">
            <text:p>8.428571429</text:p>
          </table:table-cell>
          <table:table-cell table:formula="of:=SUM([day_hosp_csv_all.N207])" office:value-type="float" office:value="6.714285714" calcext:value-type="float">
            <text:p>6.714285714</text:p>
          </table:table-cell>
          <table:table-cell table:formula="of:=SUM([day_hosp_csv_all.O207:.Q207])" office:value-type="float" office:value="8.857142857" calcext:value-type="float">
            <text:p>8.857142857</text:p>
          </table:table-cell>
          <table:table-cell table:formula="of:=[day_hosp_csv_all.R207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08:.B208])" office:value-type="float" office:value="0.857142857" calcext:value-type="float">
            <text:p>0.857142857</text:p>
          </table:table-cell>
          <table:table-cell table:formula="of:=SUM([day_hosp_csv_all.C208:.D208])" office:value-type="float" office:value="1.714285715" calcext:value-type="float">
            <text:p>1.714285715</text:p>
          </table:table-cell>
          <table:table-cell table:formula="of:=SUM([day_hosp_csv_all.E208:.F208])" office:value-type="float" office:value="3.142857143" calcext:value-type="float">
            <text:p>3.142857143</text:p>
          </table:table-cell>
          <table:table-cell table:formula="of:=SUM([day_hosp_csv_all.G208:.H208])" office:value-type="float" office:value="6.142857143" calcext:value-type="float">
            <text:p>6.142857143</text:p>
          </table:table-cell>
          <table:table-cell table:formula="of:=SUM([day_hosp_csv_all.I208:.J208])" office:value-type="float" office:value="9.142857143" calcext:value-type="float">
            <text:p>9.142857143</text:p>
          </table:table-cell>
          <table:table-cell table:formula="of:=SUM([day_hosp_csv_all.K208])" office:value-type="float" office:value="5.142857143" calcext:value-type="float">
            <text:p>5.142857143</text:p>
          </table:table-cell>
          <table:table-cell table:formula="of:=SUM([day_hosp_csv_all.L208])" office:value-type="float" office:value="7.571428571" calcext:value-type="float">
            <text:p>7.571428571</text:p>
          </table:table-cell>
          <table:table-cell table:formula="of:=SUM([day_hosp_csv_all.M208])" office:value-type="float" office:value="8.428571429" calcext:value-type="float">
            <text:p>8.428571429</text:p>
          </table:table-cell>
          <table:table-cell table:formula="of:=SUM([day_hosp_csv_all.N208])" office:value-type="float" office:value="6.714285714" calcext:value-type="float">
            <text:p>6.714285714</text:p>
          </table:table-cell>
          <table:table-cell table:formula="of:=SUM([day_hosp_csv_all.O208:.Q208])" office:value-type="float" office:value="8.857142857" calcext:value-type="float">
            <text:p>8.857142857</text:p>
          </table:table-cell>
          <table:table-cell table:formula="of:=[day_hosp_csv_all.R208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09:.B209])" office:value-type="float" office:value="0.857142857" calcext:value-type="float">
            <text:p>0.857142857</text:p>
          </table:table-cell>
          <table:table-cell table:formula="of:=SUM([day_hosp_csv_all.C209:.D209])" office:value-type="float" office:value="1.714285715" calcext:value-type="float">
            <text:p>1.714285715</text:p>
          </table:table-cell>
          <table:table-cell table:formula="of:=SUM([day_hosp_csv_all.E209:.F209])" office:value-type="float" office:value="3.142857143" calcext:value-type="float">
            <text:p>3.142857143</text:p>
          </table:table-cell>
          <table:table-cell table:formula="of:=SUM([day_hosp_csv_all.G209:.H209])" office:value-type="float" office:value="6.142857143" calcext:value-type="float">
            <text:p>6.142857143</text:p>
          </table:table-cell>
          <table:table-cell table:formula="of:=SUM([day_hosp_csv_all.I209:.J209])" office:value-type="float" office:value="9.142857143" calcext:value-type="float">
            <text:p>9.142857143</text:p>
          </table:table-cell>
          <table:table-cell table:formula="of:=SUM([day_hosp_csv_all.K209])" office:value-type="float" office:value="5.142857143" calcext:value-type="float">
            <text:p>5.142857143</text:p>
          </table:table-cell>
          <table:table-cell table:formula="of:=SUM([day_hosp_csv_all.L209])" office:value-type="float" office:value="7.571428571" calcext:value-type="float">
            <text:p>7.571428571</text:p>
          </table:table-cell>
          <table:table-cell table:formula="of:=SUM([day_hosp_csv_all.M209])" office:value-type="float" office:value="8.428571429" calcext:value-type="float">
            <text:p>8.428571429</text:p>
          </table:table-cell>
          <table:table-cell table:formula="of:=SUM([day_hosp_csv_all.N209])" office:value-type="float" office:value="6.714285714" calcext:value-type="float">
            <text:p>6.714285714</text:p>
          </table:table-cell>
          <table:table-cell table:formula="of:=SUM([day_hosp_csv_all.O209:.Q209])" office:value-type="float" office:value="8.857142857" calcext:value-type="float">
            <text:p>8.857142857</text:p>
          </table:table-cell>
          <table:table-cell table:formula="of:=[day_hosp_csv_all.R209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10:.B210])" office:value-type="float" office:value="0.857142857" calcext:value-type="float">
            <text:p>0.857142857</text:p>
          </table:table-cell>
          <table:table-cell table:formula="of:=SUM([day_hosp_csv_all.C210:.D210])" office:value-type="float" office:value="1.714285715" calcext:value-type="float">
            <text:p>1.714285715</text:p>
          </table:table-cell>
          <table:table-cell table:formula="of:=SUM([day_hosp_csv_all.E210:.F210])" office:value-type="float" office:value="3.142857143" calcext:value-type="float">
            <text:p>3.142857143</text:p>
          </table:table-cell>
          <table:table-cell table:formula="of:=SUM([day_hosp_csv_all.G210:.H210])" office:value-type="float" office:value="6.142857143" calcext:value-type="float">
            <text:p>6.142857143</text:p>
          </table:table-cell>
          <table:table-cell table:formula="of:=SUM([day_hosp_csv_all.I210:.J210])" office:value-type="float" office:value="9.142857143" calcext:value-type="float">
            <text:p>9.142857143</text:p>
          </table:table-cell>
          <table:table-cell table:formula="of:=SUM([day_hosp_csv_all.K210])" office:value-type="float" office:value="5.142857143" calcext:value-type="float">
            <text:p>5.142857143</text:p>
          </table:table-cell>
          <table:table-cell table:formula="of:=SUM([day_hosp_csv_all.L210])" office:value-type="float" office:value="7.571428571" calcext:value-type="float">
            <text:p>7.571428571</text:p>
          </table:table-cell>
          <table:table-cell table:formula="of:=SUM([day_hosp_csv_all.M210])" office:value-type="float" office:value="8.428571429" calcext:value-type="float">
            <text:p>8.428571429</text:p>
          </table:table-cell>
          <table:table-cell table:formula="of:=SUM([day_hosp_csv_all.N210])" office:value-type="float" office:value="6.714285714" calcext:value-type="float">
            <text:p>6.714285714</text:p>
          </table:table-cell>
          <table:table-cell table:formula="of:=SUM([day_hosp_csv_all.O210:.Q210])" office:value-type="float" office:value="8.857142857" calcext:value-type="float">
            <text:p>8.857142857</text:p>
          </table:table-cell>
          <table:table-cell table:formula="of:=[day_hosp_csv_all.R210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11:.B211])" office:value-type="float" office:value="0.857142857" calcext:value-type="float">
            <text:p>0.857142857</text:p>
          </table:table-cell>
          <table:table-cell table:formula="of:=SUM([day_hosp_csv_all.C211:.D211])" office:value-type="float" office:value="1.714285715" calcext:value-type="float">
            <text:p>1.714285715</text:p>
          </table:table-cell>
          <table:table-cell table:formula="of:=SUM([day_hosp_csv_all.E211:.F211])" office:value-type="float" office:value="3.142857143" calcext:value-type="float">
            <text:p>3.142857143</text:p>
          </table:table-cell>
          <table:table-cell table:formula="of:=SUM([day_hosp_csv_all.G211:.H211])" office:value-type="float" office:value="6.142857143" calcext:value-type="float">
            <text:p>6.142857143</text:p>
          </table:table-cell>
          <table:table-cell table:formula="of:=SUM([day_hosp_csv_all.I211:.J211])" office:value-type="float" office:value="9.142857143" calcext:value-type="float">
            <text:p>9.142857143</text:p>
          </table:table-cell>
          <table:table-cell table:formula="of:=SUM([day_hosp_csv_all.K211])" office:value-type="float" office:value="5.142857143" calcext:value-type="float">
            <text:p>5.142857143</text:p>
          </table:table-cell>
          <table:table-cell table:formula="of:=SUM([day_hosp_csv_all.L211])" office:value-type="float" office:value="7.571428571" calcext:value-type="float">
            <text:p>7.571428571</text:p>
          </table:table-cell>
          <table:table-cell table:formula="of:=SUM([day_hosp_csv_all.M211])" office:value-type="float" office:value="8.428571429" calcext:value-type="float">
            <text:p>8.428571429</text:p>
          </table:table-cell>
          <table:table-cell table:formula="of:=SUM([day_hosp_csv_all.N211])" office:value-type="float" office:value="6.714285714" calcext:value-type="float">
            <text:p>6.714285714</text:p>
          </table:table-cell>
          <table:table-cell table:formula="of:=SUM([day_hosp_csv_all.O211:.Q211])" office:value-type="float" office:value="8.857142857" calcext:value-type="float">
            <text:p>8.857142857</text:p>
          </table:table-cell>
          <table:table-cell table:formula="of:=[day_hosp_csv_all.R211]" office:value-type="float" office:value="57.714285715" calcext:value-type="float">
            <text:p>57.714285715</text:p>
          </table:table-cell>
          <table:table-cell table:number-columns-repeated="1013"/>
        </table:table-row>
        <table:table-row table:style-name="ro1">
          <table:table-cell table:formula="of:=SUM([day_hosp_csv_all.A212:.B212])" office:value-type="float" office:value="3" calcext:value-type="float">
            <text:p>3</text:p>
          </table:table-cell>
          <table:table-cell table:formula="of:=SUM([day_hosp_csv_all.C212:.D212])" office:value-type="float" office:value="3" calcext:value-type="float">
            <text:p>3</text:p>
          </table:table-cell>
          <table:table-cell table:formula="of:=SUM([day_hosp_csv_all.E212:.F212])" office:value-type="float" office:value="3.714285714" calcext:value-type="float">
            <text:p>3.714285714</text:p>
          </table:table-cell>
          <table:table-cell table:formula="of:=SUM([day_hosp_csv_all.G212:.H212])" office:value-type="float" office:value="8.428571429" calcext:value-type="float">
            <text:p>8.428571429</text:p>
          </table:table-cell>
          <table:table-cell table:formula="of:=SUM([day_hosp_csv_all.I212:.J212])" office:value-type="float" office:value="14.714285714" calcext:value-type="float">
            <text:p>14.714285714</text:p>
          </table:table-cell>
          <table:table-cell table:formula="of:=SUM([day_hosp_csv_all.K212])" office:value-type="float" office:value="8.714285714" calcext:value-type="float">
            <text:p>8.714285714</text:p>
          </table:table-cell>
          <table:table-cell table:formula="of:=SUM([day_hosp_csv_all.L212])" office:value-type="float" office:value="9" calcext:value-type="float">
            <text:p>9</text:p>
          </table:table-cell>
          <table:table-cell table:formula="of:=SUM([day_hosp_csv_all.M212])" office:value-type="float" office:value="13.28571429" calcext:value-type="float">
            <text:p>13.28571429</text:p>
          </table:table-cell>
          <table:table-cell table:formula="of:=SUM([day_hosp_csv_all.N212])" office:value-type="float" office:value="11" calcext:value-type="float">
            <text:p>11</text:p>
          </table:table-cell>
          <table:table-cell table:formula="of:=SUM([day_hosp_csv_all.O212:.Q212])" office:value-type="float" office:value="17.857142857" calcext:value-type="float">
            <text:p>17.857142857</text:p>
          </table:table-cell>
          <table:table-cell table:formula="of:=[day_hosp_csv_all.R212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3:.B213])" office:value-type="float" office:value="3" calcext:value-type="float">
            <text:p>3</text:p>
          </table:table-cell>
          <table:table-cell table:formula="of:=SUM([day_hosp_csv_all.C213:.D213])" office:value-type="float" office:value="3" calcext:value-type="float">
            <text:p>3</text:p>
          </table:table-cell>
          <table:table-cell table:formula="of:=SUM([day_hosp_csv_all.E213:.F213])" office:value-type="float" office:value="3.714285714" calcext:value-type="float">
            <text:p>3.714285714</text:p>
          </table:table-cell>
          <table:table-cell table:formula="of:=SUM([day_hosp_csv_all.G213:.H213])" office:value-type="float" office:value="8.428571429" calcext:value-type="float">
            <text:p>8.428571429</text:p>
          </table:table-cell>
          <table:table-cell table:formula="of:=SUM([day_hosp_csv_all.I213:.J213])" office:value-type="float" office:value="14.714285714" calcext:value-type="float">
            <text:p>14.714285714</text:p>
          </table:table-cell>
          <table:table-cell table:formula="of:=SUM([day_hosp_csv_all.K213])" office:value-type="float" office:value="8.714285714" calcext:value-type="float">
            <text:p>8.714285714</text:p>
          </table:table-cell>
          <table:table-cell table:formula="of:=SUM([day_hosp_csv_all.L213])" office:value-type="float" office:value="9" calcext:value-type="float">
            <text:p>9</text:p>
          </table:table-cell>
          <table:table-cell table:formula="of:=SUM([day_hosp_csv_all.M213])" office:value-type="float" office:value="13.28571429" calcext:value-type="float">
            <text:p>13.28571429</text:p>
          </table:table-cell>
          <table:table-cell table:formula="of:=SUM([day_hosp_csv_all.N213])" office:value-type="float" office:value="11" calcext:value-type="float">
            <text:p>11</text:p>
          </table:table-cell>
          <table:table-cell table:formula="of:=SUM([day_hosp_csv_all.O213:.Q213])" office:value-type="float" office:value="17.857142857" calcext:value-type="float">
            <text:p>17.857142857</text:p>
          </table:table-cell>
          <table:table-cell table:formula="of:=[day_hosp_csv_all.R213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4:.B214])" office:value-type="float" office:value="3" calcext:value-type="float">
            <text:p>3</text:p>
          </table:table-cell>
          <table:table-cell table:formula="of:=SUM([day_hosp_csv_all.C214:.D214])" office:value-type="float" office:value="3" calcext:value-type="float">
            <text:p>3</text:p>
          </table:table-cell>
          <table:table-cell table:formula="of:=SUM([day_hosp_csv_all.E214:.F214])" office:value-type="float" office:value="3.714285714" calcext:value-type="float">
            <text:p>3.714285714</text:p>
          </table:table-cell>
          <table:table-cell table:formula="of:=SUM([day_hosp_csv_all.G214:.H214])" office:value-type="float" office:value="8.428571429" calcext:value-type="float">
            <text:p>8.428571429</text:p>
          </table:table-cell>
          <table:table-cell table:formula="of:=SUM([day_hosp_csv_all.I214:.J214])" office:value-type="float" office:value="14.714285714" calcext:value-type="float">
            <text:p>14.714285714</text:p>
          </table:table-cell>
          <table:table-cell table:formula="of:=SUM([day_hosp_csv_all.K214])" office:value-type="float" office:value="8.714285714" calcext:value-type="float">
            <text:p>8.714285714</text:p>
          </table:table-cell>
          <table:table-cell table:formula="of:=SUM([day_hosp_csv_all.L214])" office:value-type="float" office:value="9" calcext:value-type="float">
            <text:p>9</text:p>
          </table:table-cell>
          <table:table-cell table:formula="of:=SUM([day_hosp_csv_all.M214])" office:value-type="float" office:value="13.28571429" calcext:value-type="float">
            <text:p>13.28571429</text:p>
          </table:table-cell>
          <table:table-cell table:formula="of:=SUM([day_hosp_csv_all.N214])" office:value-type="float" office:value="11" calcext:value-type="float">
            <text:p>11</text:p>
          </table:table-cell>
          <table:table-cell table:formula="of:=SUM([day_hosp_csv_all.O214:.Q214])" office:value-type="float" office:value="17.857142857" calcext:value-type="float">
            <text:p>17.857142857</text:p>
          </table:table-cell>
          <table:table-cell table:formula="of:=[day_hosp_csv_all.R214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5:.B215])" office:value-type="float" office:value="3" calcext:value-type="float">
            <text:p>3</text:p>
          </table:table-cell>
          <table:table-cell table:formula="of:=SUM([day_hosp_csv_all.C215:.D215])" office:value-type="float" office:value="3" calcext:value-type="float">
            <text:p>3</text:p>
          </table:table-cell>
          <table:table-cell table:formula="of:=SUM([day_hosp_csv_all.E215:.F215])" office:value-type="float" office:value="3.714285714" calcext:value-type="float">
            <text:p>3.714285714</text:p>
          </table:table-cell>
          <table:table-cell table:formula="of:=SUM([day_hosp_csv_all.G215:.H215])" office:value-type="float" office:value="8.428571429" calcext:value-type="float">
            <text:p>8.428571429</text:p>
          </table:table-cell>
          <table:table-cell table:formula="of:=SUM([day_hosp_csv_all.I215:.J215])" office:value-type="float" office:value="14.714285714" calcext:value-type="float">
            <text:p>14.714285714</text:p>
          </table:table-cell>
          <table:table-cell table:formula="of:=SUM([day_hosp_csv_all.K215])" office:value-type="float" office:value="8.714285714" calcext:value-type="float">
            <text:p>8.714285714</text:p>
          </table:table-cell>
          <table:table-cell table:formula="of:=SUM([day_hosp_csv_all.L215])" office:value-type="float" office:value="9" calcext:value-type="float">
            <text:p>9</text:p>
          </table:table-cell>
          <table:table-cell table:formula="of:=SUM([day_hosp_csv_all.M215])" office:value-type="float" office:value="13.28571429" calcext:value-type="float">
            <text:p>13.28571429</text:p>
          </table:table-cell>
          <table:table-cell table:formula="of:=SUM([day_hosp_csv_all.N215])" office:value-type="float" office:value="11" calcext:value-type="float">
            <text:p>11</text:p>
          </table:table-cell>
          <table:table-cell table:formula="of:=SUM([day_hosp_csv_all.O215:.Q215])" office:value-type="float" office:value="17.857142857" calcext:value-type="float">
            <text:p>17.857142857</text:p>
          </table:table-cell>
          <table:table-cell table:formula="of:=[day_hosp_csv_all.R215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6:.B216])" office:value-type="float" office:value="3" calcext:value-type="float">
            <text:p>3</text:p>
          </table:table-cell>
          <table:table-cell table:formula="of:=SUM([day_hosp_csv_all.C216:.D216])" office:value-type="float" office:value="3" calcext:value-type="float">
            <text:p>3</text:p>
          </table:table-cell>
          <table:table-cell table:formula="of:=SUM([day_hosp_csv_all.E216:.F216])" office:value-type="float" office:value="3.714285714" calcext:value-type="float">
            <text:p>3.714285714</text:p>
          </table:table-cell>
          <table:table-cell table:formula="of:=SUM([day_hosp_csv_all.G216:.H216])" office:value-type="float" office:value="8.428571429" calcext:value-type="float">
            <text:p>8.428571429</text:p>
          </table:table-cell>
          <table:table-cell table:formula="of:=SUM([day_hosp_csv_all.I216:.J216])" office:value-type="float" office:value="14.714285714" calcext:value-type="float">
            <text:p>14.714285714</text:p>
          </table:table-cell>
          <table:table-cell table:formula="of:=SUM([day_hosp_csv_all.K216])" office:value-type="float" office:value="8.714285714" calcext:value-type="float">
            <text:p>8.714285714</text:p>
          </table:table-cell>
          <table:table-cell table:formula="of:=SUM([day_hosp_csv_all.L216])" office:value-type="float" office:value="9" calcext:value-type="float">
            <text:p>9</text:p>
          </table:table-cell>
          <table:table-cell table:formula="of:=SUM([day_hosp_csv_all.M216])" office:value-type="float" office:value="13.28571429" calcext:value-type="float">
            <text:p>13.28571429</text:p>
          </table:table-cell>
          <table:table-cell table:formula="of:=SUM([day_hosp_csv_all.N216])" office:value-type="float" office:value="11" calcext:value-type="float">
            <text:p>11</text:p>
          </table:table-cell>
          <table:table-cell table:formula="of:=SUM([day_hosp_csv_all.O216:.Q216])" office:value-type="float" office:value="17.857142857" calcext:value-type="float">
            <text:p>17.857142857</text:p>
          </table:table-cell>
          <table:table-cell table:formula="of:=[day_hosp_csv_all.R216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7:.B217])" office:value-type="float" office:value="3" calcext:value-type="float">
            <text:p>3</text:p>
          </table:table-cell>
          <table:table-cell table:formula="of:=SUM([day_hosp_csv_all.C217:.D217])" office:value-type="float" office:value="3" calcext:value-type="float">
            <text:p>3</text:p>
          </table:table-cell>
          <table:table-cell table:formula="of:=SUM([day_hosp_csv_all.E217:.F217])" office:value-type="float" office:value="3.714285714" calcext:value-type="float">
            <text:p>3.714285714</text:p>
          </table:table-cell>
          <table:table-cell table:formula="of:=SUM([day_hosp_csv_all.G217:.H217])" office:value-type="float" office:value="8.428571429" calcext:value-type="float">
            <text:p>8.428571429</text:p>
          </table:table-cell>
          <table:table-cell table:formula="of:=SUM([day_hosp_csv_all.I217:.J217])" office:value-type="float" office:value="14.714285714" calcext:value-type="float">
            <text:p>14.714285714</text:p>
          </table:table-cell>
          <table:table-cell table:formula="of:=SUM([day_hosp_csv_all.K217])" office:value-type="float" office:value="8.714285714" calcext:value-type="float">
            <text:p>8.714285714</text:p>
          </table:table-cell>
          <table:table-cell table:formula="of:=SUM([day_hosp_csv_all.L217])" office:value-type="float" office:value="9" calcext:value-type="float">
            <text:p>9</text:p>
          </table:table-cell>
          <table:table-cell table:formula="of:=SUM([day_hosp_csv_all.M217])" office:value-type="float" office:value="13.28571429" calcext:value-type="float">
            <text:p>13.28571429</text:p>
          </table:table-cell>
          <table:table-cell table:formula="of:=SUM([day_hosp_csv_all.N217])" office:value-type="float" office:value="11" calcext:value-type="float">
            <text:p>11</text:p>
          </table:table-cell>
          <table:table-cell table:formula="of:=SUM([day_hosp_csv_all.O217:.Q217])" office:value-type="float" office:value="17.857142857" calcext:value-type="float">
            <text:p>17.857142857</text:p>
          </table:table-cell>
          <table:table-cell table:formula="of:=[day_hosp_csv_all.R217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8:.B218])" office:value-type="float" office:value="3" calcext:value-type="float">
            <text:p>3</text:p>
          </table:table-cell>
          <table:table-cell table:formula="of:=SUM([day_hosp_csv_all.C218:.D218])" office:value-type="float" office:value="3" calcext:value-type="float">
            <text:p>3</text:p>
          </table:table-cell>
          <table:table-cell table:formula="of:=SUM([day_hosp_csv_all.E218:.F218])" office:value-type="float" office:value="3.714285714" calcext:value-type="float">
            <text:p>3.714285714</text:p>
          </table:table-cell>
          <table:table-cell table:formula="of:=SUM([day_hosp_csv_all.G218:.H218])" office:value-type="float" office:value="8.428571429" calcext:value-type="float">
            <text:p>8.428571429</text:p>
          </table:table-cell>
          <table:table-cell table:formula="of:=SUM([day_hosp_csv_all.I218:.J218])" office:value-type="float" office:value="14.714285714" calcext:value-type="float">
            <text:p>14.714285714</text:p>
          </table:table-cell>
          <table:table-cell table:formula="of:=SUM([day_hosp_csv_all.K218])" office:value-type="float" office:value="8.714285714" calcext:value-type="float">
            <text:p>8.714285714</text:p>
          </table:table-cell>
          <table:table-cell table:formula="of:=SUM([day_hosp_csv_all.L218])" office:value-type="float" office:value="9" calcext:value-type="float">
            <text:p>9</text:p>
          </table:table-cell>
          <table:table-cell table:formula="of:=SUM([day_hosp_csv_all.M218])" office:value-type="float" office:value="13.28571429" calcext:value-type="float">
            <text:p>13.28571429</text:p>
          </table:table-cell>
          <table:table-cell table:formula="of:=SUM([day_hosp_csv_all.N218])" office:value-type="float" office:value="11" calcext:value-type="float">
            <text:p>11</text:p>
          </table:table-cell>
          <table:table-cell table:formula="of:=SUM([day_hosp_csv_all.O218:.Q218])" office:value-type="float" office:value="17.857142857" calcext:value-type="float">
            <text:p>17.857142857</text:p>
          </table:table-cell>
          <table:table-cell table:formula="of:=[day_hosp_csv_all.R218]" office:value-type="float" office:value="92.714285718" calcext:value-type="float">
            <text:p>92.714285718</text:p>
          </table:table-cell>
          <table:table-cell table:number-columns-repeated="1013"/>
        </table:table-row>
        <table:table-row table:style-name="ro1">
          <table:table-cell table:formula="of:=SUM([day_hosp_csv_all.A219:.B219])" office:value-type="float" office:value="2.428571428" calcext:value-type="float">
            <text:p>2.428571428</text:p>
          </table:table-cell>
          <table:table-cell table:formula="of:=SUM([day_hosp_csv_all.C219:.D219])" office:value-type="float" office:value="3" calcext:value-type="float">
            <text:p>3</text:p>
          </table:table-cell>
          <table:table-cell table:formula="of:=SUM([day_hosp_csv_all.E219:.F219])" office:value-type="float" office:value="4.285714286" calcext:value-type="float">
            <text:p>4.285714286</text:p>
          </table:table-cell>
          <table:table-cell table:formula="of:=SUM([day_hosp_csv_all.G219:.H219])" office:value-type="float" office:value="11.142857143" calcext:value-type="float">
            <text:p>11.142857143</text:p>
          </table:table-cell>
          <table:table-cell table:formula="of:=SUM([day_hosp_csv_all.I219:.J219])" office:value-type="float" office:value="22.000000001" calcext:value-type="float">
            <text:p>22.000000001</text:p>
          </table:table-cell>
          <table:table-cell table:formula="of:=SUM([day_hosp_csv_all.K219])" office:value-type="float" office:value="10.57142857" calcext:value-type="float">
            <text:p>10.57142857</text:p>
          </table:table-cell>
          <table:table-cell table:formula="of:=SUM([day_hosp_csv_all.L219])" office:value-type="float" office:value="13.28571429" calcext:value-type="float">
            <text:p>13.28571429</text:p>
          </table:table-cell>
          <table:table-cell table:formula="of:=SUM([day_hosp_csv_all.M219])" office:value-type="float" office:value="16.42857143" calcext:value-type="float">
            <text:p>16.42857143</text:p>
          </table:table-cell>
          <table:table-cell table:formula="of:=SUM([day_hosp_csv_all.N219])" office:value-type="float" office:value="12.85714286" calcext:value-type="float">
            <text:p>12.85714286</text:p>
          </table:table-cell>
          <table:table-cell table:formula="of:=SUM([day_hosp_csv_all.O219:.Q219])" office:value-type="float" office:value="25" calcext:value-type="float">
            <text:p>25</text:p>
          </table:table-cell>
          <table:table-cell table:formula="of:=[day_hosp_csv_all.R219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0:.B220])" office:value-type="float" office:value="2.428571428" calcext:value-type="float">
            <text:p>2.428571428</text:p>
          </table:table-cell>
          <table:table-cell table:formula="of:=SUM([day_hosp_csv_all.C220:.D220])" office:value-type="float" office:value="3" calcext:value-type="float">
            <text:p>3</text:p>
          </table:table-cell>
          <table:table-cell table:formula="of:=SUM([day_hosp_csv_all.E220:.F220])" office:value-type="float" office:value="4.285714286" calcext:value-type="float">
            <text:p>4.285714286</text:p>
          </table:table-cell>
          <table:table-cell table:formula="of:=SUM([day_hosp_csv_all.G220:.H220])" office:value-type="float" office:value="11.142857143" calcext:value-type="float">
            <text:p>11.142857143</text:p>
          </table:table-cell>
          <table:table-cell table:formula="of:=SUM([day_hosp_csv_all.I220:.J220])" office:value-type="float" office:value="22.000000001" calcext:value-type="float">
            <text:p>22.000000001</text:p>
          </table:table-cell>
          <table:table-cell table:formula="of:=SUM([day_hosp_csv_all.K220])" office:value-type="float" office:value="10.57142857" calcext:value-type="float">
            <text:p>10.57142857</text:p>
          </table:table-cell>
          <table:table-cell table:formula="of:=SUM([day_hosp_csv_all.L220])" office:value-type="float" office:value="13.28571429" calcext:value-type="float">
            <text:p>13.28571429</text:p>
          </table:table-cell>
          <table:table-cell table:formula="of:=SUM([day_hosp_csv_all.M220])" office:value-type="float" office:value="16.42857143" calcext:value-type="float">
            <text:p>16.42857143</text:p>
          </table:table-cell>
          <table:table-cell table:formula="of:=SUM([day_hosp_csv_all.N220])" office:value-type="float" office:value="12.85714286" calcext:value-type="float">
            <text:p>12.85714286</text:p>
          </table:table-cell>
          <table:table-cell table:formula="of:=SUM([day_hosp_csv_all.O220:.Q220])" office:value-type="float" office:value="25" calcext:value-type="float">
            <text:p>25</text:p>
          </table:table-cell>
          <table:table-cell table:formula="of:=[day_hosp_csv_all.R220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1:.B221])" office:value-type="float" office:value="2.428571428" calcext:value-type="float">
            <text:p>2.428571428</text:p>
          </table:table-cell>
          <table:table-cell table:formula="of:=SUM([day_hosp_csv_all.C221:.D221])" office:value-type="float" office:value="3" calcext:value-type="float">
            <text:p>3</text:p>
          </table:table-cell>
          <table:table-cell table:formula="of:=SUM([day_hosp_csv_all.E221:.F221])" office:value-type="float" office:value="4.285714286" calcext:value-type="float">
            <text:p>4.285714286</text:p>
          </table:table-cell>
          <table:table-cell table:formula="of:=SUM([day_hosp_csv_all.G221:.H221])" office:value-type="float" office:value="11.142857143" calcext:value-type="float">
            <text:p>11.142857143</text:p>
          </table:table-cell>
          <table:table-cell table:formula="of:=SUM([day_hosp_csv_all.I221:.J221])" office:value-type="float" office:value="22.000000001" calcext:value-type="float">
            <text:p>22.000000001</text:p>
          </table:table-cell>
          <table:table-cell table:formula="of:=SUM([day_hosp_csv_all.K221])" office:value-type="float" office:value="10.57142857" calcext:value-type="float">
            <text:p>10.57142857</text:p>
          </table:table-cell>
          <table:table-cell table:formula="of:=SUM([day_hosp_csv_all.L221])" office:value-type="float" office:value="13.28571429" calcext:value-type="float">
            <text:p>13.28571429</text:p>
          </table:table-cell>
          <table:table-cell table:formula="of:=SUM([day_hosp_csv_all.M221])" office:value-type="float" office:value="16.42857143" calcext:value-type="float">
            <text:p>16.42857143</text:p>
          </table:table-cell>
          <table:table-cell table:formula="of:=SUM([day_hosp_csv_all.N221])" office:value-type="float" office:value="12.85714286" calcext:value-type="float">
            <text:p>12.85714286</text:p>
          </table:table-cell>
          <table:table-cell table:formula="of:=SUM([day_hosp_csv_all.O221:.Q221])" office:value-type="float" office:value="25" calcext:value-type="float">
            <text:p>25</text:p>
          </table:table-cell>
          <table:table-cell table:formula="of:=[day_hosp_csv_all.R221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2:.B222])" office:value-type="float" office:value="2.428571428" calcext:value-type="float">
            <text:p>2.428571428</text:p>
          </table:table-cell>
          <table:table-cell table:formula="of:=SUM([day_hosp_csv_all.C222:.D222])" office:value-type="float" office:value="3" calcext:value-type="float">
            <text:p>3</text:p>
          </table:table-cell>
          <table:table-cell table:formula="of:=SUM([day_hosp_csv_all.E222:.F222])" office:value-type="float" office:value="4.285714286" calcext:value-type="float">
            <text:p>4.285714286</text:p>
          </table:table-cell>
          <table:table-cell table:formula="of:=SUM([day_hosp_csv_all.G222:.H222])" office:value-type="float" office:value="11.142857143" calcext:value-type="float">
            <text:p>11.142857143</text:p>
          </table:table-cell>
          <table:table-cell table:formula="of:=SUM([day_hosp_csv_all.I222:.J222])" office:value-type="float" office:value="22.000000001" calcext:value-type="float">
            <text:p>22.000000001</text:p>
          </table:table-cell>
          <table:table-cell table:formula="of:=SUM([day_hosp_csv_all.K222])" office:value-type="float" office:value="10.57142857" calcext:value-type="float">
            <text:p>10.57142857</text:p>
          </table:table-cell>
          <table:table-cell table:formula="of:=SUM([day_hosp_csv_all.L222])" office:value-type="float" office:value="13.28571429" calcext:value-type="float">
            <text:p>13.28571429</text:p>
          </table:table-cell>
          <table:table-cell table:formula="of:=SUM([day_hosp_csv_all.M222])" office:value-type="float" office:value="16.42857143" calcext:value-type="float">
            <text:p>16.42857143</text:p>
          </table:table-cell>
          <table:table-cell table:formula="of:=SUM([day_hosp_csv_all.N222])" office:value-type="float" office:value="12.85714286" calcext:value-type="float">
            <text:p>12.85714286</text:p>
          </table:table-cell>
          <table:table-cell table:formula="of:=SUM([day_hosp_csv_all.O222:.Q222])" office:value-type="float" office:value="25" calcext:value-type="float">
            <text:p>25</text:p>
          </table:table-cell>
          <table:table-cell table:formula="of:=[day_hosp_csv_all.R222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3:.B223])" office:value-type="float" office:value="2.428571428" calcext:value-type="float">
            <text:p>2.428571428</text:p>
          </table:table-cell>
          <table:table-cell table:formula="of:=SUM([day_hosp_csv_all.C223:.D223])" office:value-type="float" office:value="3" calcext:value-type="float">
            <text:p>3</text:p>
          </table:table-cell>
          <table:table-cell table:formula="of:=SUM([day_hosp_csv_all.E223:.F223])" office:value-type="float" office:value="4.285714286" calcext:value-type="float">
            <text:p>4.285714286</text:p>
          </table:table-cell>
          <table:table-cell table:formula="of:=SUM([day_hosp_csv_all.G223:.H223])" office:value-type="float" office:value="11.142857143" calcext:value-type="float">
            <text:p>11.142857143</text:p>
          </table:table-cell>
          <table:table-cell table:formula="of:=SUM([day_hosp_csv_all.I223:.J223])" office:value-type="float" office:value="22.000000001" calcext:value-type="float">
            <text:p>22.000000001</text:p>
          </table:table-cell>
          <table:table-cell table:formula="of:=SUM([day_hosp_csv_all.K223])" office:value-type="float" office:value="10.57142857" calcext:value-type="float">
            <text:p>10.57142857</text:p>
          </table:table-cell>
          <table:table-cell table:formula="of:=SUM([day_hosp_csv_all.L223])" office:value-type="float" office:value="13.28571429" calcext:value-type="float">
            <text:p>13.28571429</text:p>
          </table:table-cell>
          <table:table-cell table:formula="of:=SUM([day_hosp_csv_all.M223])" office:value-type="float" office:value="16.42857143" calcext:value-type="float">
            <text:p>16.42857143</text:p>
          </table:table-cell>
          <table:table-cell table:formula="of:=SUM([day_hosp_csv_all.N223])" office:value-type="float" office:value="12.85714286" calcext:value-type="float">
            <text:p>12.85714286</text:p>
          </table:table-cell>
          <table:table-cell table:formula="of:=SUM([day_hosp_csv_all.O223:.Q223])" office:value-type="float" office:value="25" calcext:value-type="float">
            <text:p>25</text:p>
          </table:table-cell>
          <table:table-cell table:formula="of:=[day_hosp_csv_all.R223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4:.B224])" office:value-type="float" office:value="2.428571428" calcext:value-type="float">
            <text:p>2.428571428</text:p>
          </table:table-cell>
          <table:table-cell table:formula="of:=SUM([day_hosp_csv_all.C224:.D224])" office:value-type="float" office:value="3" calcext:value-type="float">
            <text:p>3</text:p>
          </table:table-cell>
          <table:table-cell table:formula="of:=SUM([day_hosp_csv_all.E224:.F224])" office:value-type="float" office:value="4.285714286" calcext:value-type="float">
            <text:p>4.285714286</text:p>
          </table:table-cell>
          <table:table-cell table:formula="of:=SUM([day_hosp_csv_all.G224:.H224])" office:value-type="float" office:value="11.142857143" calcext:value-type="float">
            <text:p>11.142857143</text:p>
          </table:table-cell>
          <table:table-cell table:formula="of:=SUM([day_hosp_csv_all.I224:.J224])" office:value-type="float" office:value="22.000000001" calcext:value-type="float">
            <text:p>22.000000001</text:p>
          </table:table-cell>
          <table:table-cell table:formula="of:=SUM([day_hosp_csv_all.K224])" office:value-type="float" office:value="10.57142857" calcext:value-type="float">
            <text:p>10.57142857</text:p>
          </table:table-cell>
          <table:table-cell table:formula="of:=SUM([day_hosp_csv_all.L224])" office:value-type="float" office:value="13.28571429" calcext:value-type="float">
            <text:p>13.28571429</text:p>
          </table:table-cell>
          <table:table-cell table:formula="of:=SUM([day_hosp_csv_all.M224])" office:value-type="float" office:value="16.42857143" calcext:value-type="float">
            <text:p>16.42857143</text:p>
          </table:table-cell>
          <table:table-cell table:formula="of:=SUM([day_hosp_csv_all.N224])" office:value-type="float" office:value="12.85714286" calcext:value-type="float">
            <text:p>12.85714286</text:p>
          </table:table-cell>
          <table:table-cell table:formula="of:=SUM([day_hosp_csv_all.O224:.Q224])" office:value-type="float" office:value="25" calcext:value-type="float">
            <text:p>25</text:p>
          </table:table-cell>
          <table:table-cell table:formula="of:=[day_hosp_csv_all.R224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5:.B225])" office:value-type="float" office:value="2.428571428" calcext:value-type="float">
            <text:p>2.428571428</text:p>
          </table:table-cell>
          <table:table-cell table:formula="of:=SUM([day_hosp_csv_all.C225:.D225])" office:value-type="float" office:value="3" calcext:value-type="float">
            <text:p>3</text:p>
          </table:table-cell>
          <table:table-cell table:formula="of:=SUM([day_hosp_csv_all.E225:.F225])" office:value-type="float" office:value="4.285714286" calcext:value-type="float">
            <text:p>4.285714286</text:p>
          </table:table-cell>
          <table:table-cell table:formula="of:=SUM([day_hosp_csv_all.G225:.H225])" office:value-type="float" office:value="11.142857143" calcext:value-type="float">
            <text:p>11.142857143</text:p>
          </table:table-cell>
          <table:table-cell table:formula="of:=SUM([day_hosp_csv_all.I225:.J225])" office:value-type="float" office:value="22.000000001" calcext:value-type="float">
            <text:p>22.000000001</text:p>
          </table:table-cell>
          <table:table-cell table:formula="of:=SUM([day_hosp_csv_all.K225])" office:value-type="float" office:value="10.57142857" calcext:value-type="float">
            <text:p>10.57142857</text:p>
          </table:table-cell>
          <table:table-cell table:formula="of:=SUM([day_hosp_csv_all.L225])" office:value-type="float" office:value="13.28571429" calcext:value-type="float">
            <text:p>13.28571429</text:p>
          </table:table-cell>
          <table:table-cell table:formula="of:=SUM([day_hosp_csv_all.M225])" office:value-type="float" office:value="16.42857143" calcext:value-type="float">
            <text:p>16.42857143</text:p>
          </table:table-cell>
          <table:table-cell table:formula="of:=SUM([day_hosp_csv_all.N225])" office:value-type="float" office:value="12.85714286" calcext:value-type="float">
            <text:p>12.85714286</text:p>
          </table:table-cell>
          <table:table-cell table:formula="of:=SUM([day_hosp_csv_all.O225:.Q225])" office:value-type="float" office:value="25" calcext:value-type="float">
            <text:p>25</text:p>
          </table:table-cell>
          <table:table-cell table:formula="of:=[day_hosp_csv_all.R225]" office:value-type="float" office:value="121.000000008" calcext:value-type="float">
            <text:p>121.000000008</text:p>
          </table:table-cell>
          <table:table-cell table:number-columns-repeated="1013"/>
        </table:table-row>
        <table:table-row table:style-name="ro1">
          <table:table-cell table:formula="of:=SUM([day_hosp_csv_all.A226:.B226])" office:value-type="float" office:value="2.142857143" calcext:value-type="float">
            <text:p>2.142857143</text:p>
          </table:table-cell>
          <table:table-cell table:formula="of:=SUM([day_hosp_csv_all.C226:.D226])" office:value-type="float" office:value="3.285714286" calcext:value-type="float">
            <text:p>3.285714286</text:p>
          </table:table-cell>
          <table:table-cell table:formula="of:=SUM([day_hosp_csv_all.E226:.F226])" office:value-type="float" office:value="7" calcext:value-type="float">
            <text:p>7</text:p>
          </table:table-cell>
          <table:table-cell table:formula="of:=SUM([day_hosp_csv_all.G226:.H226])" office:value-type="float" office:value="11.428571429" calcext:value-type="float">
            <text:p>11.428571429</text:p>
          </table:table-cell>
          <table:table-cell table:formula="of:=SUM([day_hosp_csv_all.I226:.J226])" office:value-type="float" office:value="32.14285715" calcext:value-type="float">
            <text:p>32.14285715</text:p>
          </table:table-cell>
          <table:table-cell table:formula="of:=SUM([day_hosp_csv_all.K226])" office:value-type="float" office:value="18.71428571" calcext:value-type="float">
            <text:p>18.71428571</text:p>
          </table:table-cell>
          <table:table-cell table:formula="of:=SUM([day_hosp_csv_all.L226])" office:value-type="float" office:value="17.42857143" calcext:value-type="float">
            <text:p>17.42857143</text:p>
          </table:table-cell>
          <table:table-cell table:formula="of:=SUM([day_hosp_csv_all.M226])" office:value-type="float" office:value="26.42857143" calcext:value-type="float">
            <text:p>26.42857143</text:p>
          </table:table-cell>
          <table:table-cell table:formula="of:=SUM([day_hosp_csv_all.N226])" office:value-type="float" office:value="22.28571429" calcext:value-type="float">
            <text:p>22.28571429</text:p>
          </table:table-cell>
          <table:table-cell table:formula="of:=SUM([day_hosp_csv_all.O226:.Q226])" office:value-type="float" office:value="35.285714283" calcext:value-type="float">
            <text:p>35.285714283</text:p>
          </table:table-cell>
          <table:table-cell table:formula="of:=[day_hosp_csv_all.R226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27:.B227])" office:value-type="float" office:value="2.142857143" calcext:value-type="float">
            <text:p>2.142857143</text:p>
          </table:table-cell>
          <table:table-cell table:formula="of:=SUM([day_hosp_csv_all.C227:.D227])" office:value-type="float" office:value="3.285714286" calcext:value-type="float">
            <text:p>3.285714286</text:p>
          </table:table-cell>
          <table:table-cell table:formula="of:=SUM([day_hosp_csv_all.E227:.F227])" office:value-type="float" office:value="7" calcext:value-type="float">
            <text:p>7</text:p>
          </table:table-cell>
          <table:table-cell table:formula="of:=SUM([day_hosp_csv_all.G227:.H227])" office:value-type="float" office:value="11.428571429" calcext:value-type="float">
            <text:p>11.428571429</text:p>
          </table:table-cell>
          <table:table-cell table:formula="of:=SUM([day_hosp_csv_all.I227:.J227])" office:value-type="float" office:value="32.14285715" calcext:value-type="float">
            <text:p>32.14285715</text:p>
          </table:table-cell>
          <table:table-cell table:formula="of:=SUM([day_hosp_csv_all.K227])" office:value-type="float" office:value="18.71428571" calcext:value-type="float">
            <text:p>18.71428571</text:p>
          </table:table-cell>
          <table:table-cell table:formula="of:=SUM([day_hosp_csv_all.L227])" office:value-type="float" office:value="17.42857143" calcext:value-type="float">
            <text:p>17.42857143</text:p>
          </table:table-cell>
          <table:table-cell table:formula="of:=SUM([day_hosp_csv_all.M227])" office:value-type="float" office:value="26.42857143" calcext:value-type="float">
            <text:p>26.42857143</text:p>
          </table:table-cell>
          <table:table-cell table:formula="of:=SUM([day_hosp_csv_all.N227])" office:value-type="float" office:value="22.28571429" calcext:value-type="float">
            <text:p>22.28571429</text:p>
          </table:table-cell>
          <table:table-cell table:formula="of:=SUM([day_hosp_csv_all.O227:.Q227])" office:value-type="float" office:value="35.285714283" calcext:value-type="float">
            <text:p>35.285714283</text:p>
          </table:table-cell>
          <table:table-cell table:formula="of:=[day_hosp_csv_all.R227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28:.B228])" office:value-type="float" office:value="2.142857143" calcext:value-type="float">
            <text:p>2.142857143</text:p>
          </table:table-cell>
          <table:table-cell table:formula="of:=SUM([day_hosp_csv_all.C228:.D228])" office:value-type="float" office:value="3.285714286" calcext:value-type="float">
            <text:p>3.285714286</text:p>
          </table:table-cell>
          <table:table-cell table:formula="of:=SUM([day_hosp_csv_all.E228:.F228])" office:value-type="float" office:value="7" calcext:value-type="float">
            <text:p>7</text:p>
          </table:table-cell>
          <table:table-cell table:formula="of:=SUM([day_hosp_csv_all.G228:.H228])" office:value-type="float" office:value="11.428571429" calcext:value-type="float">
            <text:p>11.428571429</text:p>
          </table:table-cell>
          <table:table-cell table:formula="of:=SUM([day_hosp_csv_all.I228:.J228])" office:value-type="float" office:value="32.14285715" calcext:value-type="float">
            <text:p>32.14285715</text:p>
          </table:table-cell>
          <table:table-cell table:formula="of:=SUM([day_hosp_csv_all.K228])" office:value-type="float" office:value="18.71428571" calcext:value-type="float">
            <text:p>18.71428571</text:p>
          </table:table-cell>
          <table:table-cell table:formula="of:=SUM([day_hosp_csv_all.L228])" office:value-type="float" office:value="17.42857143" calcext:value-type="float">
            <text:p>17.42857143</text:p>
          </table:table-cell>
          <table:table-cell table:formula="of:=SUM([day_hosp_csv_all.M228])" office:value-type="float" office:value="26.42857143" calcext:value-type="float">
            <text:p>26.42857143</text:p>
          </table:table-cell>
          <table:table-cell table:formula="of:=SUM([day_hosp_csv_all.N228])" office:value-type="float" office:value="22.28571429" calcext:value-type="float">
            <text:p>22.28571429</text:p>
          </table:table-cell>
          <table:table-cell table:formula="of:=SUM([day_hosp_csv_all.O228:.Q228])" office:value-type="float" office:value="35.285714283" calcext:value-type="float">
            <text:p>35.285714283</text:p>
          </table:table-cell>
          <table:table-cell table:formula="of:=[day_hosp_csv_all.R228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29:.B229])" office:value-type="float" office:value="2.142857143" calcext:value-type="float">
            <text:p>2.142857143</text:p>
          </table:table-cell>
          <table:table-cell table:formula="of:=SUM([day_hosp_csv_all.C229:.D229])" office:value-type="float" office:value="3.285714286" calcext:value-type="float">
            <text:p>3.285714286</text:p>
          </table:table-cell>
          <table:table-cell table:formula="of:=SUM([day_hosp_csv_all.E229:.F229])" office:value-type="float" office:value="7" calcext:value-type="float">
            <text:p>7</text:p>
          </table:table-cell>
          <table:table-cell table:formula="of:=SUM([day_hosp_csv_all.G229:.H229])" office:value-type="float" office:value="11.428571429" calcext:value-type="float">
            <text:p>11.428571429</text:p>
          </table:table-cell>
          <table:table-cell table:formula="of:=SUM([day_hosp_csv_all.I229:.J229])" office:value-type="float" office:value="32.14285715" calcext:value-type="float">
            <text:p>32.14285715</text:p>
          </table:table-cell>
          <table:table-cell table:formula="of:=SUM([day_hosp_csv_all.K229])" office:value-type="float" office:value="18.71428571" calcext:value-type="float">
            <text:p>18.71428571</text:p>
          </table:table-cell>
          <table:table-cell table:formula="of:=SUM([day_hosp_csv_all.L229])" office:value-type="float" office:value="17.42857143" calcext:value-type="float">
            <text:p>17.42857143</text:p>
          </table:table-cell>
          <table:table-cell table:formula="of:=SUM([day_hosp_csv_all.M229])" office:value-type="float" office:value="26.42857143" calcext:value-type="float">
            <text:p>26.42857143</text:p>
          </table:table-cell>
          <table:table-cell table:formula="of:=SUM([day_hosp_csv_all.N229])" office:value-type="float" office:value="22.28571429" calcext:value-type="float">
            <text:p>22.28571429</text:p>
          </table:table-cell>
          <table:table-cell table:formula="of:=SUM([day_hosp_csv_all.O229:.Q229])" office:value-type="float" office:value="35.285714283" calcext:value-type="float">
            <text:p>35.285714283</text:p>
          </table:table-cell>
          <table:table-cell table:formula="of:=[day_hosp_csv_all.R229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30:.B230])" office:value-type="float" office:value="2.142857143" calcext:value-type="float">
            <text:p>2.142857143</text:p>
          </table:table-cell>
          <table:table-cell table:formula="of:=SUM([day_hosp_csv_all.C230:.D230])" office:value-type="float" office:value="3.285714286" calcext:value-type="float">
            <text:p>3.285714286</text:p>
          </table:table-cell>
          <table:table-cell table:formula="of:=SUM([day_hosp_csv_all.E230:.F230])" office:value-type="float" office:value="7" calcext:value-type="float">
            <text:p>7</text:p>
          </table:table-cell>
          <table:table-cell table:formula="of:=SUM([day_hosp_csv_all.G230:.H230])" office:value-type="float" office:value="11.428571429" calcext:value-type="float">
            <text:p>11.428571429</text:p>
          </table:table-cell>
          <table:table-cell table:formula="of:=SUM([day_hosp_csv_all.I230:.J230])" office:value-type="float" office:value="32.14285715" calcext:value-type="float">
            <text:p>32.14285715</text:p>
          </table:table-cell>
          <table:table-cell table:formula="of:=SUM([day_hosp_csv_all.K230])" office:value-type="float" office:value="18.71428571" calcext:value-type="float">
            <text:p>18.71428571</text:p>
          </table:table-cell>
          <table:table-cell table:formula="of:=SUM([day_hosp_csv_all.L230])" office:value-type="float" office:value="17.42857143" calcext:value-type="float">
            <text:p>17.42857143</text:p>
          </table:table-cell>
          <table:table-cell table:formula="of:=SUM([day_hosp_csv_all.M230])" office:value-type="float" office:value="26.42857143" calcext:value-type="float">
            <text:p>26.42857143</text:p>
          </table:table-cell>
          <table:table-cell table:formula="of:=SUM([day_hosp_csv_all.N230])" office:value-type="float" office:value="22.28571429" calcext:value-type="float">
            <text:p>22.28571429</text:p>
          </table:table-cell>
          <table:table-cell table:formula="of:=SUM([day_hosp_csv_all.O230:.Q230])" office:value-type="float" office:value="35.285714283" calcext:value-type="float">
            <text:p>35.285714283</text:p>
          </table:table-cell>
          <table:table-cell table:formula="of:=[day_hosp_csv_all.R230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31:.B231])" office:value-type="float" office:value="2.142857143" calcext:value-type="float">
            <text:p>2.142857143</text:p>
          </table:table-cell>
          <table:table-cell table:formula="of:=SUM([day_hosp_csv_all.C231:.D231])" office:value-type="float" office:value="3.285714286" calcext:value-type="float">
            <text:p>3.285714286</text:p>
          </table:table-cell>
          <table:table-cell table:formula="of:=SUM([day_hosp_csv_all.E231:.F231])" office:value-type="float" office:value="7" calcext:value-type="float">
            <text:p>7</text:p>
          </table:table-cell>
          <table:table-cell table:formula="of:=SUM([day_hosp_csv_all.G231:.H231])" office:value-type="float" office:value="11.428571429" calcext:value-type="float">
            <text:p>11.428571429</text:p>
          </table:table-cell>
          <table:table-cell table:formula="of:=SUM([day_hosp_csv_all.I231:.J231])" office:value-type="float" office:value="32.14285715" calcext:value-type="float">
            <text:p>32.14285715</text:p>
          </table:table-cell>
          <table:table-cell table:formula="of:=SUM([day_hosp_csv_all.K231])" office:value-type="float" office:value="18.71428571" calcext:value-type="float">
            <text:p>18.71428571</text:p>
          </table:table-cell>
          <table:table-cell table:formula="of:=SUM([day_hosp_csv_all.L231])" office:value-type="float" office:value="17.42857143" calcext:value-type="float">
            <text:p>17.42857143</text:p>
          </table:table-cell>
          <table:table-cell table:formula="of:=SUM([day_hosp_csv_all.M231])" office:value-type="float" office:value="26.42857143" calcext:value-type="float">
            <text:p>26.42857143</text:p>
          </table:table-cell>
          <table:table-cell table:formula="of:=SUM([day_hosp_csv_all.N231])" office:value-type="float" office:value="22.28571429" calcext:value-type="float">
            <text:p>22.28571429</text:p>
          </table:table-cell>
          <table:table-cell table:formula="of:=SUM([day_hosp_csv_all.O231:.Q231])" office:value-type="float" office:value="35.285714283" calcext:value-type="float">
            <text:p>35.285714283</text:p>
          </table:table-cell>
          <table:table-cell table:formula="of:=[day_hosp_csv_all.R231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32:.B232])" office:value-type="float" office:value="2.142857143" calcext:value-type="float">
            <text:p>2.142857143</text:p>
          </table:table-cell>
          <table:table-cell table:formula="of:=SUM([day_hosp_csv_all.C232:.D232])" office:value-type="float" office:value="3.285714286" calcext:value-type="float">
            <text:p>3.285714286</text:p>
          </table:table-cell>
          <table:table-cell table:formula="of:=SUM([day_hosp_csv_all.E232:.F232])" office:value-type="float" office:value="7" calcext:value-type="float">
            <text:p>7</text:p>
          </table:table-cell>
          <table:table-cell table:formula="of:=SUM([day_hosp_csv_all.G232:.H232])" office:value-type="float" office:value="11.428571429" calcext:value-type="float">
            <text:p>11.428571429</text:p>
          </table:table-cell>
          <table:table-cell table:formula="of:=SUM([day_hosp_csv_all.I232:.J232])" office:value-type="float" office:value="32.14285715" calcext:value-type="float">
            <text:p>32.14285715</text:p>
          </table:table-cell>
          <table:table-cell table:formula="of:=SUM([day_hosp_csv_all.K232])" office:value-type="float" office:value="18.71428571" calcext:value-type="float">
            <text:p>18.71428571</text:p>
          </table:table-cell>
          <table:table-cell table:formula="of:=SUM([day_hosp_csv_all.L232])" office:value-type="float" office:value="17.42857143" calcext:value-type="float">
            <text:p>17.42857143</text:p>
          </table:table-cell>
          <table:table-cell table:formula="of:=SUM([day_hosp_csv_all.M232])" office:value-type="float" office:value="26.42857143" calcext:value-type="float">
            <text:p>26.42857143</text:p>
          </table:table-cell>
          <table:table-cell table:formula="of:=SUM([day_hosp_csv_all.N232])" office:value-type="float" office:value="22.28571429" calcext:value-type="float">
            <text:p>22.28571429</text:p>
          </table:table-cell>
          <table:table-cell table:formula="of:=SUM([day_hosp_csv_all.O232:.Q232])" office:value-type="float" office:value="35.285714283" calcext:value-type="float">
            <text:p>35.285714283</text:p>
          </table:table-cell>
          <table:table-cell table:formula="of:=[day_hosp_csv_all.R232]" office:value-type="float" office:value="176.142857151" calcext:value-type="float">
            <text:p>176.142857151</text:p>
          </table:table-cell>
          <table:table-cell table:number-columns-repeated="1013"/>
        </table:table-row>
        <table:table-row table:style-name="ro1">
          <table:table-cell table:formula="of:=SUM([day_hosp_csv_all.A233:.B233])" office:value-type="float" office:value="3.428571429" calcext:value-type="float">
            <text:p>3.428571429</text:p>
          </table:table-cell>
          <table:table-cell table:formula="of:=SUM([day_hosp_csv_all.C233:.D233])" office:value-type="float" office:value="2.714285714" calcext:value-type="float">
            <text:p>2.714285714</text:p>
          </table:table-cell>
          <table:table-cell table:formula="of:=SUM([day_hosp_csv_all.E233:.F233])" office:value-type="float" office:value="8" calcext:value-type="float">
            <text:p>8</text:p>
          </table:table-cell>
          <table:table-cell table:formula="of:=SUM([day_hosp_csv_all.G233:.H233])" office:value-type="float" office:value="18.142857146" calcext:value-type="float">
            <text:p>18.142857146</text:p>
          </table:table-cell>
          <table:table-cell table:formula="of:=SUM([day_hosp_csv_all.I233:.J233])" office:value-type="float" office:value="34.85714286" calcext:value-type="float">
            <text:p>34.85714286</text:p>
          </table:table-cell>
          <table:table-cell table:formula="of:=SUM([day_hosp_csv_all.K233])" office:value-type="float" office:value="21.57142857" calcext:value-type="float">
            <text:p>21.57142857</text:p>
          </table:table-cell>
          <table:table-cell table:formula="of:=SUM([day_hosp_csv_all.L233])" office:value-type="float" office:value="26.28571429" calcext:value-type="float">
            <text:p>26.28571429</text:p>
          </table:table-cell>
          <table:table-cell table:formula="of:=SUM([day_hosp_csv_all.M233])" office:value-type="float" office:value="33.85714286" calcext:value-type="float">
            <text:p>33.85714286</text:p>
          </table:table-cell>
          <table:table-cell table:formula="of:=SUM([day_hosp_csv_all.N233])" office:value-type="float" office:value="33.42857143" calcext:value-type="float">
            <text:p>33.42857143</text:p>
          </table:table-cell>
          <table:table-cell table:formula="of:=SUM([day_hosp_csv_all.O233:.Q233])" office:value-type="float" office:value="49.857142854" calcext:value-type="float">
            <text:p>49.857142854</text:p>
          </table:table-cell>
          <table:table-cell table:formula="of:=[day_hosp_csv_all.R233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4:.B234])" office:value-type="float" office:value="3.428571429" calcext:value-type="float">
            <text:p>3.428571429</text:p>
          </table:table-cell>
          <table:table-cell table:formula="of:=SUM([day_hosp_csv_all.C234:.D234])" office:value-type="float" office:value="2.714285714" calcext:value-type="float">
            <text:p>2.714285714</text:p>
          </table:table-cell>
          <table:table-cell table:formula="of:=SUM([day_hosp_csv_all.E234:.F234])" office:value-type="float" office:value="8" calcext:value-type="float">
            <text:p>8</text:p>
          </table:table-cell>
          <table:table-cell table:formula="of:=SUM([day_hosp_csv_all.G234:.H234])" office:value-type="float" office:value="18.142857146" calcext:value-type="float">
            <text:p>18.142857146</text:p>
          </table:table-cell>
          <table:table-cell table:formula="of:=SUM([day_hosp_csv_all.I234:.J234])" office:value-type="float" office:value="34.85714286" calcext:value-type="float">
            <text:p>34.85714286</text:p>
          </table:table-cell>
          <table:table-cell table:formula="of:=SUM([day_hosp_csv_all.K234])" office:value-type="float" office:value="21.57142857" calcext:value-type="float">
            <text:p>21.57142857</text:p>
          </table:table-cell>
          <table:table-cell table:formula="of:=SUM([day_hosp_csv_all.L234])" office:value-type="float" office:value="26.28571429" calcext:value-type="float">
            <text:p>26.28571429</text:p>
          </table:table-cell>
          <table:table-cell table:formula="of:=SUM([day_hosp_csv_all.M234])" office:value-type="float" office:value="33.85714286" calcext:value-type="float">
            <text:p>33.85714286</text:p>
          </table:table-cell>
          <table:table-cell table:formula="of:=SUM([day_hosp_csv_all.N234])" office:value-type="float" office:value="33.42857143" calcext:value-type="float">
            <text:p>33.42857143</text:p>
          </table:table-cell>
          <table:table-cell table:formula="of:=SUM([day_hosp_csv_all.O234:.Q234])" office:value-type="float" office:value="49.857142854" calcext:value-type="float">
            <text:p>49.857142854</text:p>
          </table:table-cell>
          <table:table-cell table:formula="of:=[day_hosp_csv_all.R234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5:.B235])" office:value-type="float" office:value="3.428571429" calcext:value-type="float">
            <text:p>3.428571429</text:p>
          </table:table-cell>
          <table:table-cell table:formula="of:=SUM([day_hosp_csv_all.C235:.D235])" office:value-type="float" office:value="2.714285714" calcext:value-type="float">
            <text:p>2.714285714</text:p>
          </table:table-cell>
          <table:table-cell table:formula="of:=SUM([day_hosp_csv_all.E235:.F235])" office:value-type="float" office:value="8" calcext:value-type="float">
            <text:p>8</text:p>
          </table:table-cell>
          <table:table-cell table:formula="of:=SUM([day_hosp_csv_all.G235:.H235])" office:value-type="float" office:value="18.142857146" calcext:value-type="float">
            <text:p>18.142857146</text:p>
          </table:table-cell>
          <table:table-cell table:formula="of:=SUM([day_hosp_csv_all.I235:.J235])" office:value-type="float" office:value="34.85714286" calcext:value-type="float">
            <text:p>34.85714286</text:p>
          </table:table-cell>
          <table:table-cell table:formula="of:=SUM([day_hosp_csv_all.K235])" office:value-type="float" office:value="21.57142857" calcext:value-type="float">
            <text:p>21.57142857</text:p>
          </table:table-cell>
          <table:table-cell table:formula="of:=SUM([day_hosp_csv_all.L235])" office:value-type="float" office:value="26.28571429" calcext:value-type="float">
            <text:p>26.28571429</text:p>
          </table:table-cell>
          <table:table-cell table:formula="of:=SUM([day_hosp_csv_all.M235])" office:value-type="float" office:value="33.85714286" calcext:value-type="float">
            <text:p>33.85714286</text:p>
          </table:table-cell>
          <table:table-cell table:formula="of:=SUM([day_hosp_csv_all.N235])" office:value-type="float" office:value="33.42857143" calcext:value-type="float">
            <text:p>33.42857143</text:p>
          </table:table-cell>
          <table:table-cell table:formula="of:=SUM([day_hosp_csv_all.O235:.Q235])" office:value-type="float" office:value="49.857142854" calcext:value-type="float">
            <text:p>49.857142854</text:p>
          </table:table-cell>
          <table:table-cell table:formula="of:=[day_hosp_csv_all.R235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6:.B236])" office:value-type="float" office:value="3.428571429" calcext:value-type="float">
            <text:p>3.428571429</text:p>
          </table:table-cell>
          <table:table-cell table:formula="of:=SUM([day_hosp_csv_all.C236:.D236])" office:value-type="float" office:value="2.714285714" calcext:value-type="float">
            <text:p>2.714285714</text:p>
          </table:table-cell>
          <table:table-cell table:formula="of:=SUM([day_hosp_csv_all.E236:.F236])" office:value-type="float" office:value="8" calcext:value-type="float">
            <text:p>8</text:p>
          </table:table-cell>
          <table:table-cell table:formula="of:=SUM([day_hosp_csv_all.G236:.H236])" office:value-type="float" office:value="18.142857146" calcext:value-type="float">
            <text:p>18.142857146</text:p>
          </table:table-cell>
          <table:table-cell table:formula="of:=SUM([day_hosp_csv_all.I236:.J236])" office:value-type="float" office:value="34.85714286" calcext:value-type="float">
            <text:p>34.85714286</text:p>
          </table:table-cell>
          <table:table-cell table:formula="of:=SUM([day_hosp_csv_all.K236])" office:value-type="float" office:value="21.57142857" calcext:value-type="float">
            <text:p>21.57142857</text:p>
          </table:table-cell>
          <table:table-cell table:formula="of:=SUM([day_hosp_csv_all.L236])" office:value-type="float" office:value="26.28571429" calcext:value-type="float">
            <text:p>26.28571429</text:p>
          </table:table-cell>
          <table:table-cell table:formula="of:=SUM([day_hosp_csv_all.M236])" office:value-type="float" office:value="33.85714286" calcext:value-type="float">
            <text:p>33.85714286</text:p>
          </table:table-cell>
          <table:table-cell table:formula="of:=SUM([day_hosp_csv_all.N236])" office:value-type="float" office:value="33.42857143" calcext:value-type="float">
            <text:p>33.42857143</text:p>
          </table:table-cell>
          <table:table-cell table:formula="of:=SUM([day_hosp_csv_all.O236:.Q236])" office:value-type="float" office:value="49.857142854" calcext:value-type="float">
            <text:p>49.857142854</text:p>
          </table:table-cell>
          <table:table-cell table:formula="of:=[day_hosp_csv_all.R236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7:.B237])" office:value-type="float" office:value="3.428571429" calcext:value-type="float">
            <text:p>3.428571429</text:p>
          </table:table-cell>
          <table:table-cell table:formula="of:=SUM([day_hosp_csv_all.C237:.D237])" office:value-type="float" office:value="2.714285714" calcext:value-type="float">
            <text:p>2.714285714</text:p>
          </table:table-cell>
          <table:table-cell table:formula="of:=SUM([day_hosp_csv_all.E237:.F237])" office:value-type="float" office:value="8" calcext:value-type="float">
            <text:p>8</text:p>
          </table:table-cell>
          <table:table-cell table:formula="of:=SUM([day_hosp_csv_all.G237:.H237])" office:value-type="float" office:value="18.142857146" calcext:value-type="float">
            <text:p>18.142857146</text:p>
          </table:table-cell>
          <table:table-cell table:formula="of:=SUM([day_hosp_csv_all.I237:.J237])" office:value-type="float" office:value="34.85714286" calcext:value-type="float">
            <text:p>34.85714286</text:p>
          </table:table-cell>
          <table:table-cell table:formula="of:=SUM([day_hosp_csv_all.K237])" office:value-type="float" office:value="21.57142857" calcext:value-type="float">
            <text:p>21.57142857</text:p>
          </table:table-cell>
          <table:table-cell table:formula="of:=SUM([day_hosp_csv_all.L237])" office:value-type="float" office:value="26.28571429" calcext:value-type="float">
            <text:p>26.28571429</text:p>
          </table:table-cell>
          <table:table-cell table:formula="of:=SUM([day_hosp_csv_all.M237])" office:value-type="float" office:value="33.85714286" calcext:value-type="float">
            <text:p>33.85714286</text:p>
          </table:table-cell>
          <table:table-cell table:formula="of:=SUM([day_hosp_csv_all.N237])" office:value-type="float" office:value="33.42857143" calcext:value-type="float">
            <text:p>33.42857143</text:p>
          </table:table-cell>
          <table:table-cell table:formula="of:=SUM([day_hosp_csv_all.O237:.Q237])" office:value-type="float" office:value="49.857142854" calcext:value-type="float">
            <text:p>49.857142854</text:p>
          </table:table-cell>
          <table:table-cell table:formula="of:=[day_hosp_csv_all.R237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8:.B238])" office:value-type="float" office:value="3.428571429" calcext:value-type="float">
            <text:p>3.428571429</text:p>
          </table:table-cell>
          <table:table-cell table:formula="of:=SUM([day_hosp_csv_all.C238:.D238])" office:value-type="float" office:value="2.714285714" calcext:value-type="float">
            <text:p>2.714285714</text:p>
          </table:table-cell>
          <table:table-cell table:formula="of:=SUM([day_hosp_csv_all.E238:.F238])" office:value-type="float" office:value="8" calcext:value-type="float">
            <text:p>8</text:p>
          </table:table-cell>
          <table:table-cell table:formula="of:=SUM([day_hosp_csv_all.G238:.H238])" office:value-type="float" office:value="18.142857146" calcext:value-type="float">
            <text:p>18.142857146</text:p>
          </table:table-cell>
          <table:table-cell table:formula="of:=SUM([day_hosp_csv_all.I238:.J238])" office:value-type="float" office:value="34.85714286" calcext:value-type="float">
            <text:p>34.85714286</text:p>
          </table:table-cell>
          <table:table-cell table:formula="of:=SUM([day_hosp_csv_all.K238])" office:value-type="float" office:value="21.57142857" calcext:value-type="float">
            <text:p>21.57142857</text:p>
          </table:table-cell>
          <table:table-cell table:formula="of:=SUM([day_hosp_csv_all.L238])" office:value-type="float" office:value="26.28571429" calcext:value-type="float">
            <text:p>26.28571429</text:p>
          </table:table-cell>
          <table:table-cell table:formula="of:=SUM([day_hosp_csv_all.M238])" office:value-type="float" office:value="33.85714286" calcext:value-type="float">
            <text:p>33.85714286</text:p>
          </table:table-cell>
          <table:table-cell table:formula="of:=SUM([day_hosp_csv_all.N238])" office:value-type="float" office:value="33.42857143" calcext:value-type="float">
            <text:p>33.42857143</text:p>
          </table:table-cell>
          <table:table-cell table:formula="of:=SUM([day_hosp_csv_all.O238:.Q238])" office:value-type="float" office:value="49.857142854" calcext:value-type="float">
            <text:p>49.857142854</text:p>
          </table:table-cell>
          <table:table-cell table:formula="of:=[day_hosp_csv_all.R238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39:.B239])" office:value-type="float" office:value="3.428571429" calcext:value-type="float">
            <text:p>3.428571429</text:p>
          </table:table-cell>
          <table:table-cell table:formula="of:=SUM([day_hosp_csv_all.C239:.D239])" office:value-type="float" office:value="2.714285714" calcext:value-type="float">
            <text:p>2.714285714</text:p>
          </table:table-cell>
          <table:table-cell table:formula="of:=SUM([day_hosp_csv_all.E239:.F239])" office:value-type="float" office:value="8" calcext:value-type="float">
            <text:p>8</text:p>
          </table:table-cell>
          <table:table-cell table:formula="of:=SUM([day_hosp_csv_all.G239:.H239])" office:value-type="float" office:value="18.142857146" calcext:value-type="float">
            <text:p>18.142857146</text:p>
          </table:table-cell>
          <table:table-cell table:formula="of:=SUM([day_hosp_csv_all.I239:.J239])" office:value-type="float" office:value="34.85714286" calcext:value-type="float">
            <text:p>34.85714286</text:p>
          </table:table-cell>
          <table:table-cell table:formula="of:=SUM([day_hosp_csv_all.K239])" office:value-type="float" office:value="21.57142857" calcext:value-type="float">
            <text:p>21.57142857</text:p>
          </table:table-cell>
          <table:table-cell table:formula="of:=SUM([day_hosp_csv_all.L239])" office:value-type="float" office:value="26.28571429" calcext:value-type="float">
            <text:p>26.28571429</text:p>
          </table:table-cell>
          <table:table-cell table:formula="of:=SUM([day_hosp_csv_all.M239])" office:value-type="float" office:value="33.85714286" calcext:value-type="float">
            <text:p>33.85714286</text:p>
          </table:table-cell>
          <table:table-cell table:formula="of:=SUM([day_hosp_csv_all.N239])" office:value-type="float" office:value="33.42857143" calcext:value-type="float">
            <text:p>33.42857143</text:p>
          </table:table-cell>
          <table:table-cell table:formula="of:=SUM([day_hosp_csv_all.O239:.Q239])" office:value-type="float" office:value="49.857142854" calcext:value-type="float">
            <text:p>49.857142854</text:p>
          </table:table-cell>
          <table:table-cell table:formula="of:=[day_hosp_csv_all.R239]" office:value-type="float" office:value="232.142857153" calcext:value-type="float">
            <text:p>232.142857153</text:p>
          </table:table-cell>
          <table:table-cell table:number-columns-repeated="1013"/>
        </table:table-row>
        <table:table-row table:style-name="ro1">
          <table:table-cell table:formula="of:=SUM([day_hosp_csv_all.A240:.B240])" office:value-type="float" office:value="2.428571428" calcext:value-type="float">
            <text:p>2.428571428</text:p>
          </table:table-cell>
          <table:table-cell table:formula="of:=SUM([day_hosp_csv_all.C240:.D240])" office:value-type="float" office:value="4.285714286" calcext:value-type="float">
            <text:p>4.285714286</text:p>
          </table:table-cell>
          <table:table-cell table:formula="of:=SUM([day_hosp_csv_all.E240:.F240])" office:value-type="float" office:value="7.714285714" calcext:value-type="float">
            <text:p>7.714285714</text:p>
          </table:table-cell>
          <table:table-cell table:formula="of:=SUM([day_hosp_csv_all.G240:.H240])" office:value-type="float" office:value="17.285714284" calcext:value-type="float">
            <text:p>17.285714284</text:p>
          </table:table-cell>
          <table:table-cell table:formula="of:=SUM([day_hosp_csv_all.I240:.J240])" office:value-type="float" office:value="44" calcext:value-type="float">
            <text:p>44</text:p>
          </table:table-cell>
          <table:table-cell table:formula="of:=SUM([day_hosp_csv_all.K240])" office:value-type="float" office:value="29.42857143" calcext:value-type="float">
            <text:p>29.42857143</text:p>
          </table:table-cell>
          <table:table-cell table:formula="of:=SUM([day_hosp_csv_all.L240])" office:value-type="float" office:value="31.14285714" calcext:value-type="float">
            <text:p>31.14285714</text:p>
          </table:table-cell>
          <table:table-cell table:formula="of:=SUM([day_hosp_csv_all.M240])" office:value-type="float" office:value="40.14285714" calcext:value-type="float">
            <text:p>40.14285714</text:p>
          </table:table-cell>
          <table:table-cell table:formula="of:=SUM([day_hosp_csv_all.N240])" office:value-type="float" office:value="37.71428571" calcext:value-type="float">
            <text:p>37.71428571</text:p>
          </table:table-cell>
          <table:table-cell table:formula="of:=SUM([day_hosp_csv_all.O240:.Q240])" office:value-type="float" office:value="67.571428573" calcext:value-type="float">
            <text:p>67.571428573</text:p>
          </table:table-cell>
          <table:table-cell table:formula="of:=[day_hosp_csv_all.R240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1:.B241])" office:value-type="float" office:value="2.428571428" calcext:value-type="float">
            <text:p>2.428571428</text:p>
          </table:table-cell>
          <table:table-cell table:formula="of:=SUM([day_hosp_csv_all.C241:.D241])" office:value-type="float" office:value="4.285714286" calcext:value-type="float">
            <text:p>4.285714286</text:p>
          </table:table-cell>
          <table:table-cell table:formula="of:=SUM([day_hosp_csv_all.E241:.F241])" office:value-type="float" office:value="7.714285714" calcext:value-type="float">
            <text:p>7.714285714</text:p>
          </table:table-cell>
          <table:table-cell table:formula="of:=SUM([day_hosp_csv_all.G241:.H241])" office:value-type="float" office:value="17.285714284" calcext:value-type="float">
            <text:p>17.285714284</text:p>
          </table:table-cell>
          <table:table-cell table:formula="of:=SUM([day_hosp_csv_all.I241:.J241])" office:value-type="float" office:value="44" calcext:value-type="float">
            <text:p>44</text:p>
          </table:table-cell>
          <table:table-cell table:formula="of:=SUM([day_hosp_csv_all.K241])" office:value-type="float" office:value="29.42857143" calcext:value-type="float">
            <text:p>29.42857143</text:p>
          </table:table-cell>
          <table:table-cell table:formula="of:=SUM([day_hosp_csv_all.L241])" office:value-type="float" office:value="31.14285714" calcext:value-type="float">
            <text:p>31.14285714</text:p>
          </table:table-cell>
          <table:table-cell table:formula="of:=SUM([day_hosp_csv_all.M241])" office:value-type="float" office:value="40.14285714" calcext:value-type="float">
            <text:p>40.14285714</text:p>
          </table:table-cell>
          <table:table-cell table:formula="of:=SUM([day_hosp_csv_all.N241])" office:value-type="float" office:value="37.71428571" calcext:value-type="float">
            <text:p>37.71428571</text:p>
          </table:table-cell>
          <table:table-cell table:formula="of:=SUM([day_hosp_csv_all.O241:.Q241])" office:value-type="float" office:value="67.571428573" calcext:value-type="float">
            <text:p>67.571428573</text:p>
          </table:table-cell>
          <table:table-cell table:formula="of:=[day_hosp_csv_all.R241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2:.B242])" office:value-type="float" office:value="2.428571428" calcext:value-type="float">
            <text:p>2.428571428</text:p>
          </table:table-cell>
          <table:table-cell table:formula="of:=SUM([day_hosp_csv_all.C242:.D242])" office:value-type="float" office:value="4.285714286" calcext:value-type="float">
            <text:p>4.285714286</text:p>
          </table:table-cell>
          <table:table-cell table:formula="of:=SUM([day_hosp_csv_all.E242:.F242])" office:value-type="float" office:value="7.714285714" calcext:value-type="float">
            <text:p>7.714285714</text:p>
          </table:table-cell>
          <table:table-cell table:formula="of:=SUM([day_hosp_csv_all.G242:.H242])" office:value-type="float" office:value="17.285714284" calcext:value-type="float">
            <text:p>17.285714284</text:p>
          </table:table-cell>
          <table:table-cell table:formula="of:=SUM([day_hosp_csv_all.I242:.J242])" office:value-type="float" office:value="44" calcext:value-type="float">
            <text:p>44</text:p>
          </table:table-cell>
          <table:table-cell table:formula="of:=SUM([day_hosp_csv_all.K242])" office:value-type="float" office:value="29.42857143" calcext:value-type="float">
            <text:p>29.42857143</text:p>
          </table:table-cell>
          <table:table-cell table:formula="of:=SUM([day_hosp_csv_all.L242])" office:value-type="float" office:value="31.14285714" calcext:value-type="float">
            <text:p>31.14285714</text:p>
          </table:table-cell>
          <table:table-cell table:formula="of:=SUM([day_hosp_csv_all.M242])" office:value-type="float" office:value="40.14285714" calcext:value-type="float">
            <text:p>40.14285714</text:p>
          </table:table-cell>
          <table:table-cell table:formula="of:=SUM([day_hosp_csv_all.N242])" office:value-type="float" office:value="37.71428571" calcext:value-type="float">
            <text:p>37.71428571</text:p>
          </table:table-cell>
          <table:table-cell table:formula="of:=SUM([day_hosp_csv_all.O242:.Q242])" office:value-type="float" office:value="67.571428573" calcext:value-type="float">
            <text:p>67.571428573</text:p>
          </table:table-cell>
          <table:table-cell table:formula="of:=[day_hosp_csv_all.R242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3:.B243])" office:value-type="float" office:value="2.428571428" calcext:value-type="float">
            <text:p>2.428571428</text:p>
          </table:table-cell>
          <table:table-cell table:formula="of:=SUM([day_hosp_csv_all.C243:.D243])" office:value-type="float" office:value="4.285714286" calcext:value-type="float">
            <text:p>4.285714286</text:p>
          </table:table-cell>
          <table:table-cell table:formula="of:=SUM([day_hosp_csv_all.E243:.F243])" office:value-type="float" office:value="7.714285714" calcext:value-type="float">
            <text:p>7.714285714</text:p>
          </table:table-cell>
          <table:table-cell table:formula="of:=SUM([day_hosp_csv_all.G243:.H243])" office:value-type="float" office:value="17.285714284" calcext:value-type="float">
            <text:p>17.285714284</text:p>
          </table:table-cell>
          <table:table-cell table:formula="of:=SUM([day_hosp_csv_all.I243:.J243])" office:value-type="float" office:value="44" calcext:value-type="float">
            <text:p>44</text:p>
          </table:table-cell>
          <table:table-cell table:formula="of:=SUM([day_hosp_csv_all.K243])" office:value-type="float" office:value="29.42857143" calcext:value-type="float">
            <text:p>29.42857143</text:p>
          </table:table-cell>
          <table:table-cell table:formula="of:=SUM([day_hosp_csv_all.L243])" office:value-type="float" office:value="31.14285714" calcext:value-type="float">
            <text:p>31.14285714</text:p>
          </table:table-cell>
          <table:table-cell table:formula="of:=SUM([day_hosp_csv_all.M243])" office:value-type="float" office:value="40.14285714" calcext:value-type="float">
            <text:p>40.14285714</text:p>
          </table:table-cell>
          <table:table-cell table:formula="of:=SUM([day_hosp_csv_all.N243])" office:value-type="float" office:value="37.71428571" calcext:value-type="float">
            <text:p>37.71428571</text:p>
          </table:table-cell>
          <table:table-cell table:formula="of:=SUM([day_hosp_csv_all.O243:.Q243])" office:value-type="float" office:value="67.571428573" calcext:value-type="float">
            <text:p>67.571428573</text:p>
          </table:table-cell>
          <table:table-cell table:formula="of:=[day_hosp_csv_all.R243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4:.B244])" office:value-type="float" office:value="2.428571428" calcext:value-type="float">
            <text:p>2.428571428</text:p>
          </table:table-cell>
          <table:table-cell table:formula="of:=SUM([day_hosp_csv_all.C244:.D244])" office:value-type="float" office:value="4.285714286" calcext:value-type="float">
            <text:p>4.285714286</text:p>
          </table:table-cell>
          <table:table-cell table:formula="of:=SUM([day_hosp_csv_all.E244:.F244])" office:value-type="float" office:value="7.714285714" calcext:value-type="float">
            <text:p>7.714285714</text:p>
          </table:table-cell>
          <table:table-cell table:formula="of:=SUM([day_hosp_csv_all.G244:.H244])" office:value-type="float" office:value="17.285714284" calcext:value-type="float">
            <text:p>17.285714284</text:p>
          </table:table-cell>
          <table:table-cell table:formula="of:=SUM([day_hosp_csv_all.I244:.J244])" office:value-type="float" office:value="44" calcext:value-type="float">
            <text:p>44</text:p>
          </table:table-cell>
          <table:table-cell table:formula="of:=SUM([day_hosp_csv_all.K244])" office:value-type="float" office:value="29.42857143" calcext:value-type="float">
            <text:p>29.42857143</text:p>
          </table:table-cell>
          <table:table-cell table:formula="of:=SUM([day_hosp_csv_all.L244])" office:value-type="float" office:value="31.14285714" calcext:value-type="float">
            <text:p>31.14285714</text:p>
          </table:table-cell>
          <table:table-cell table:formula="of:=SUM([day_hosp_csv_all.M244])" office:value-type="float" office:value="40.14285714" calcext:value-type="float">
            <text:p>40.14285714</text:p>
          </table:table-cell>
          <table:table-cell table:formula="of:=SUM([day_hosp_csv_all.N244])" office:value-type="float" office:value="37.71428571" calcext:value-type="float">
            <text:p>37.71428571</text:p>
          </table:table-cell>
          <table:table-cell table:formula="of:=SUM([day_hosp_csv_all.O244:.Q244])" office:value-type="float" office:value="67.571428573" calcext:value-type="float">
            <text:p>67.571428573</text:p>
          </table:table-cell>
          <table:table-cell table:formula="of:=[day_hosp_csv_all.R244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5:.B245])" office:value-type="float" office:value="2.428571428" calcext:value-type="float">
            <text:p>2.428571428</text:p>
          </table:table-cell>
          <table:table-cell table:formula="of:=SUM([day_hosp_csv_all.C245:.D245])" office:value-type="float" office:value="4.285714286" calcext:value-type="float">
            <text:p>4.285714286</text:p>
          </table:table-cell>
          <table:table-cell table:formula="of:=SUM([day_hosp_csv_all.E245:.F245])" office:value-type="float" office:value="7.714285714" calcext:value-type="float">
            <text:p>7.714285714</text:p>
          </table:table-cell>
          <table:table-cell table:formula="of:=SUM([day_hosp_csv_all.G245:.H245])" office:value-type="float" office:value="17.285714284" calcext:value-type="float">
            <text:p>17.285714284</text:p>
          </table:table-cell>
          <table:table-cell table:formula="of:=SUM([day_hosp_csv_all.I245:.J245])" office:value-type="float" office:value="44" calcext:value-type="float">
            <text:p>44</text:p>
          </table:table-cell>
          <table:table-cell table:formula="of:=SUM([day_hosp_csv_all.K245])" office:value-type="float" office:value="29.42857143" calcext:value-type="float">
            <text:p>29.42857143</text:p>
          </table:table-cell>
          <table:table-cell table:formula="of:=SUM([day_hosp_csv_all.L245])" office:value-type="float" office:value="31.14285714" calcext:value-type="float">
            <text:p>31.14285714</text:p>
          </table:table-cell>
          <table:table-cell table:formula="of:=SUM([day_hosp_csv_all.M245])" office:value-type="float" office:value="40.14285714" calcext:value-type="float">
            <text:p>40.14285714</text:p>
          </table:table-cell>
          <table:table-cell table:formula="of:=SUM([day_hosp_csv_all.N245])" office:value-type="float" office:value="37.71428571" calcext:value-type="float">
            <text:p>37.71428571</text:p>
          </table:table-cell>
          <table:table-cell table:formula="of:=SUM([day_hosp_csv_all.O245:.Q245])" office:value-type="float" office:value="67.571428573" calcext:value-type="float">
            <text:p>67.571428573</text:p>
          </table:table-cell>
          <table:table-cell table:formula="of:=[day_hosp_csv_all.R245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6:.B246])" office:value-type="float" office:value="2.428571428" calcext:value-type="float">
            <text:p>2.428571428</text:p>
          </table:table-cell>
          <table:table-cell table:formula="of:=SUM([day_hosp_csv_all.C246:.D246])" office:value-type="float" office:value="4.285714286" calcext:value-type="float">
            <text:p>4.285714286</text:p>
          </table:table-cell>
          <table:table-cell table:formula="of:=SUM([day_hosp_csv_all.E246:.F246])" office:value-type="float" office:value="7.714285714" calcext:value-type="float">
            <text:p>7.714285714</text:p>
          </table:table-cell>
          <table:table-cell table:formula="of:=SUM([day_hosp_csv_all.G246:.H246])" office:value-type="float" office:value="17.285714284" calcext:value-type="float">
            <text:p>17.285714284</text:p>
          </table:table-cell>
          <table:table-cell table:formula="of:=SUM([day_hosp_csv_all.I246:.J246])" office:value-type="float" office:value="44" calcext:value-type="float">
            <text:p>44</text:p>
          </table:table-cell>
          <table:table-cell table:formula="of:=SUM([day_hosp_csv_all.K246])" office:value-type="float" office:value="29.42857143" calcext:value-type="float">
            <text:p>29.42857143</text:p>
          </table:table-cell>
          <table:table-cell table:formula="of:=SUM([day_hosp_csv_all.L246])" office:value-type="float" office:value="31.14285714" calcext:value-type="float">
            <text:p>31.14285714</text:p>
          </table:table-cell>
          <table:table-cell table:formula="of:=SUM([day_hosp_csv_all.M246])" office:value-type="float" office:value="40.14285714" calcext:value-type="float">
            <text:p>40.14285714</text:p>
          </table:table-cell>
          <table:table-cell table:formula="of:=SUM([day_hosp_csv_all.N246])" office:value-type="float" office:value="37.71428571" calcext:value-type="float">
            <text:p>37.71428571</text:p>
          </table:table-cell>
          <table:table-cell table:formula="of:=SUM([day_hosp_csv_all.O246:.Q246])" office:value-type="float" office:value="67.571428573" calcext:value-type="float">
            <text:p>67.571428573</text:p>
          </table:table-cell>
          <table:table-cell table:formula="of:=[day_hosp_csv_all.R246]" office:value-type="float" office:value="281.714285705" calcext:value-type="float">
            <text:p>281.714285705</text:p>
          </table:table-cell>
          <table:table-cell table:number-columns-repeated="1013"/>
        </table:table-row>
        <table:table-row table:style-name="ro1">
          <table:table-cell table:formula="of:=SUM([day_hosp_csv_all.A247:.B247])" office:value-type="float" office:value="2.428571429" calcext:value-type="float">
            <text:p>2.428571429</text:p>
          </table:table-cell>
          <table:table-cell table:formula="of:=SUM([day_hosp_csv_all.C247:.D247])" office:value-type="float" office:value="4.714285714" calcext:value-type="float">
            <text:p>4.714285714</text:p>
          </table:table-cell>
          <table:table-cell table:formula="of:=SUM([day_hosp_csv_all.E247:.F247])" office:value-type="float" office:value="8" calcext:value-type="float">
            <text:p>8</text:p>
          </table:table-cell>
          <table:table-cell table:formula="of:=SUM([day_hosp_csv_all.G247:.H247])" office:value-type="float" office:value="18.142857139" calcext:value-type="float">
            <text:p>18.142857139</text:p>
          </table:table-cell>
          <table:table-cell table:formula="of:=SUM([day_hosp_csv_all.I247:.J247])" office:value-type="float" office:value="49.85714285" calcext:value-type="float">
            <text:p>49.85714285</text:p>
          </table:table-cell>
          <table:table-cell table:formula="of:=SUM([day_hosp_csv_all.K247])" office:value-type="float" office:value="28.28571429" calcext:value-type="float">
            <text:p>28.28571429</text:p>
          </table:table-cell>
          <table:table-cell table:formula="of:=SUM([day_hosp_csv_all.L247])" office:value-type="float" office:value="30.71428571" calcext:value-type="float">
            <text:p>30.71428571</text:p>
          </table:table-cell>
          <table:table-cell table:formula="of:=SUM([day_hosp_csv_all.M247])" office:value-type="float" office:value="37.57142857" calcext:value-type="float">
            <text:p>37.57142857</text:p>
          </table:table-cell>
          <table:table-cell table:formula="of:=SUM([day_hosp_csv_all.N247])" office:value-type="float" office:value="36.42857143" calcext:value-type="float">
            <text:p>36.42857143</text:p>
          </table:table-cell>
          <table:table-cell table:formula="of:=SUM([day_hosp_csv_all.O247:.Q247])" office:value-type="float" office:value="68.42857143" calcext:value-type="float">
            <text:p>68.42857143</text:p>
          </table:table-cell>
          <table:table-cell table:formula="of:=[day_hosp_csv_all.R247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48:.B248])" office:value-type="float" office:value="2.428571429" calcext:value-type="float">
            <text:p>2.428571429</text:p>
          </table:table-cell>
          <table:table-cell table:formula="of:=SUM([day_hosp_csv_all.C248:.D248])" office:value-type="float" office:value="4.714285714" calcext:value-type="float">
            <text:p>4.714285714</text:p>
          </table:table-cell>
          <table:table-cell table:formula="of:=SUM([day_hosp_csv_all.E248:.F248])" office:value-type="float" office:value="8" calcext:value-type="float">
            <text:p>8</text:p>
          </table:table-cell>
          <table:table-cell table:formula="of:=SUM([day_hosp_csv_all.G248:.H248])" office:value-type="float" office:value="18.142857139" calcext:value-type="float">
            <text:p>18.142857139</text:p>
          </table:table-cell>
          <table:table-cell table:formula="of:=SUM([day_hosp_csv_all.I248:.J248])" office:value-type="float" office:value="49.85714285" calcext:value-type="float">
            <text:p>49.85714285</text:p>
          </table:table-cell>
          <table:table-cell table:formula="of:=SUM([day_hosp_csv_all.K248])" office:value-type="float" office:value="28.28571429" calcext:value-type="float">
            <text:p>28.28571429</text:p>
          </table:table-cell>
          <table:table-cell table:formula="of:=SUM([day_hosp_csv_all.L248])" office:value-type="float" office:value="30.71428571" calcext:value-type="float">
            <text:p>30.71428571</text:p>
          </table:table-cell>
          <table:table-cell table:formula="of:=SUM([day_hosp_csv_all.M248])" office:value-type="float" office:value="37.57142857" calcext:value-type="float">
            <text:p>37.57142857</text:p>
          </table:table-cell>
          <table:table-cell table:formula="of:=SUM([day_hosp_csv_all.N248])" office:value-type="float" office:value="36.42857143" calcext:value-type="float">
            <text:p>36.42857143</text:p>
          </table:table-cell>
          <table:table-cell table:formula="of:=SUM([day_hosp_csv_all.O248:.Q248])" office:value-type="float" office:value="68.42857143" calcext:value-type="float">
            <text:p>68.42857143</text:p>
          </table:table-cell>
          <table:table-cell table:formula="of:=[day_hosp_csv_all.R248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49:.B249])" office:value-type="float" office:value="2.428571429" calcext:value-type="float">
            <text:p>2.428571429</text:p>
          </table:table-cell>
          <table:table-cell table:formula="of:=SUM([day_hosp_csv_all.C249:.D249])" office:value-type="float" office:value="4.714285714" calcext:value-type="float">
            <text:p>4.714285714</text:p>
          </table:table-cell>
          <table:table-cell table:formula="of:=SUM([day_hosp_csv_all.E249:.F249])" office:value-type="float" office:value="8" calcext:value-type="float">
            <text:p>8</text:p>
          </table:table-cell>
          <table:table-cell table:formula="of:=SUM([day_hosp_csv_all.G249:.H249])" office:value-type="float" office:value="18.142857139" calcext:value-type="float">
            <text:p>18.142857139</text:p>
          </table:table-cell>
          <table:table-cell table:formula="of:=SUM([day_hosp_csv_all.I249:.J249])" office:value-type="float" office:value="49.85714285" calcext:value-type="float">
            <text:p>49.85714285</text:p>
          </table:table-cell>
          <table:table-cell table:formula="of:=SUM([day_hosp_csv_all.K249])" office:value-type="float" office:value="28.28571429" calcext:value-type="float">
            <text:p>28.28571429</text:p>
          </table:table-cell>
          <table:table-cell table:formula="of:=SUM([day_hosp_csv_all.L249])" office:value-type="float" office:value="30.71428571" calcext:value-type="float">
            <text:p>30.71428571</text:p>
          </table:table-cell>
          <table:table-cell table:formula="of:=SUM([day_hosp_csv_all.M249])" office:value-type="float" office:value="37.57142857" calcext:value-type="float">
            <text:p>37.57142857</text:p>
          </table:table-cell>
          <table:table-cell table:formula="of:=SUM([day_hosp_csv_all.N249])" office:value-type="float" office:value="36.42857143" calcext:value-type="float">
            <text:p>36.42857143</text:p>
          </table:table-cell>
          <table:table-cell table:formula="of:=SUM([day_hosp_csv_all.O249:.Q249])" office:value-type="float" office:value="68.42857143" calcext:value-type="float">
            <text:p>68.42857143</text:p>
          </table:table-cell>
          <table:table-cell table:formula="of:=[day_hosp_csv_all.R249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50:.B250])" office:value-type="float" office:value="2.428571429" calcext:value-type="float">
            <text:p>2.428571429</text:p>
          </table:table-cell>
          <table:table-cell table:formula="of:=SUM([day_hosp_csv_all.C250:.D250])" office:value-type="float" office:value="4.714285714" calcext:value-type="float">
            <text:p>4.714285714</text:p>
          </table:table-cell>
          <table:table-cell table:formula="of:=SUM([day_hosp_csv_all.E250:.F250])" office:value-type="float" office:value="8" calcext:value-type="float">
            <text:p>8</text:p>
          </table:table-cell>
          <table:table-cell table:formula="of:=SUM([day_hosp_csv_all.G250:.H250])" office:value-type="float" office:value="18.142857139" calcext:value-type="float">
            <text:p>18.142857139</text:p>
          </table:table-cell>
          <table:table-cell table:formula="of:=SUM([day_hosp_csv_all.I250:.J250])" office:value-type="float" office:value="49.85714285" calcext:value-type="float">
            <text:p>49.85714285</text:p>
          </table:table-cell>
          <table:table-cell table:formula="of:=SUM([day_hosp_csv_all.K250])" office:value-type="float" office:value="28.28571429" calcext:value-type="float">
            <text:p>28.28571429</text:p>
          </table:table-cell>
          <table:table-cell table:formula="of:=SUM([day_hosp_csv_all.L250])" office:value-type="float" office:value="30.71428571" calcext:value-type="float">
            <text:p>30.71428571</text:p>
          </table:table-cell>
          <table:table-cell table:formula="of:=SUM([day_hosp_csv_all.M250])" office:value-type="float" office:value="37.57142857" calcext:value-type="float">
            <text:p>37.57142857</text:p>
          </table:table-cell>
          <table:table-cell table:formula="of:=SUM([day_hosp_csv_all.N250])" office:value-type="float" office:value="36.42857143" calcext:value-type="float">
            <text:p>36.42857143</text:p>
          </table:table-cell>
          <table:table-cell table:formula="of:=SUM([day_hosp_csv_all.O250:.Q250])" office:value-type="float" office:value="68.42857143" calcext:value-type="float">
            <text:p>68.42857143</text:p>
          </table:table-cell>
          <table:table-cell table:formula="of:=[day_hosp_csv_all.R250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51:.B251])" office:value-type="float" office:value="2.428571429" calcext:value-type="float">
            <text:p>2.428571429</text:p>
          </table:table-cell>
          <table:table-cell table:formula="of:=SUM([day_hosp_csv_all.C251:.D251])" office:value-type="float" office:value="4.714285714" calcext:value-type="float">
            <text:p>4.714285714</text:p>
          </table:table-cell>
          <table:table-cell table:formula="of:=SUM([day_hosp_csv_all.E251:.F251])" office:value-type="float" office:value="8" calcext:value-type="float">
            <text:p>8</text:p>
          </table:table-cell>
          <table:table-cell table:formula="of:=SUM([day_hosp_csv_all.G251:.H251])" office:value-type="float" office:value="18.142857139" calcext:value-type="float">
            <text:p>18.142857139</text:p>
          </table:table-cell>
          <table:table-cell table:formula="of:=SUM([day_hosp_csv_all.I251:.J251])" office:value-type="float" office:value="49.85714285" calcext:value-type="float">
            <text:p>49.85714285</text:p>
          </table:table-cell>
          <table:table-cell table:formula="of:=SUM([day_hosp_csv_all.K251])" office:value-type="float" office:value="28.28571429" calcext:value-type="float">
            <text:p>28.28571429</text:p>
          </table:table-cell>
          <table:table-cell table:formula="of:=SUM([day_hosp_csv_all.L251])" office:value-type="float" office:value="30.71428571" calcext:value-type="float">
            <text:p>30.71428571</text:p>
          </table:table-cell>
          <table:table-cell table:formula="of:=SUM([day_hosp_csv_all.M251])" office:value-type="float" office:value="37.57142857" calcext:value-type="float">
            <text:p>37.57142857</text:p>
          </table:table-cell>
          <table:table-cell table:formula="of:=SUM([day_hosp_csv_all.N251])" office:value-type="float" office:value="36.42857143" calcext:value-type="float">
            <text:p>36.42857143</text:p>
          </table:table-cell>
          <table:table-cell table:formula="of:=SUM([day_hosp_csv_all.O251:.Q251])" office:value-type="float" office:value="68.42857143" calcext:value-type="float">
            <text:p>68.42857143</text:p>
          </table:table-cell>
          <table:table-cell table:formula="of:=[day_hosp_csv_all.R251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52:.B252])" office:value-type="float" office:value="2.428571429" calcext:value-type="float">
            <text:p>2.428571429</text:p>
          </table:table-cell>
          <table:table-cell table:formula="of:=SUM([day_hosp_csv_all.C252:.D252])" office:value-type="float" office:value="4.714285714" calcext:value-type="float">
            <text:p>4.714285714</text:p>
          </table:table-cell>
          <table:table-cell table:formula="of:=SUM([day_hosp_csv_all.E252:.F252])" office:value-type="float" office:value="8" calcext:value-type="float">
            <text:p>8</text:p>
          </table:table-cell>
          <table:table-cell table:formula="of:=SUM([day_hosp_csv_all.G252:.H252])" office:value-type="float" office:value="18.142857139" calcext:value-type="float">
            <text:p>18.142857139</text:p>
          </table:table-cell>
          <table:table-cell table:formula="of:=SUM([day_hosp_csv_all.I252:.J252])" office:value-type="float" office:value="49.85714285" calcext:value-type="float">
            <text:p>49.85714285</text:p>
          </table:table-cell>
          <table:table-cell table:formula="of:=SUM([day_hosp_csv_all.K252])" office:value-type="float" office:value="28.28571429" calcext:value-type="float">
            <text:p>28.28571429</text:p>
          </table:table-cell>
          <table:table-cell table:formula="of:=SUM([day_hosp_csv_all.L252])" office:value-type="float" office:value="30.71428571" calcext:value-type="float">
            <text:p>30.71428571</text:p>
          </table:table-cell>
          <table:table-cell table:formula="of:=SUM([day_hosp_csv_all.M252])" office:value-type="float" office:value="37.57142857" calcext:value-type="float">
            <text:p>37.57142857</text:p>
          </table:table-cell>
          <table:table-cell table:formula="of:=SUM([day_hosp_csv_all.N252])" office:value-type="float" office:value="36.42857143" calcext:value-type="float">
            <text:p>36.42857143</text:p>
          </table:table-cell>
          <table:table-cell table:formula="of:=SUM([day_hosp_csv_all.O252:.Q252])" office:value-type="float" office:value="68.42857143" calcext:value-type="float">
            <text:p>68.42857143</text:p>
          </table:table-cell>
          <table:table-cell table:formula="of:=[day_hosp_csv_all.R252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53:.B253])" office:value-type="float" office:value="2.428571429" calcext:value-type="float">
            <text:p>2.428571429</text:p>
          </table:table-cell>
          <table:table-cell table:formula="of:=SUM([day_hosp_csv_all.C253:.D253])" office:value-type="float" office:value="4.714285714" calcext:value-type="float">
            <text:p>4.714285714</text:p>
          </table:table-cell>
          <table:table-cell table:formula="of:=SUM([day_hosp_csv_all.E253:.F253])" office:value-type="float" office:value="8" calcext:value-type="float">
            <text:p>8</text:p>
          </table:table-cell>
          <table:table-cell table:formula="of:=SUM([day_hosp_csv_all.G253:.H253])" office:value-type="float" office:value="18.142857139" calcext:value-type="float">
            <text:p>18.142857139</text:p>
          </table:table-cell>
          <table:table-cell table:formula="of:=SUM([day_hosp_csv_all.I253:.J253])" office:value-type="float" office:value="49.85714285" calcext:value-type="float">
            <text:p>49.85714285</text:p>
          </table:table-cell>
          <table:table-cell table:formula="of:=SUM([day_hosp_csv_all.K253])" office:value-type="float" office:value="28.28571429" calcext:value-type="float">
            <text:p>28.28571429</text:p>
          </table:table-cell>
          <table:table-cell table:formula="of:=SUM([day_hosp_csv_all.L253])" office:value-type="float" office:value="30.71428571" calcext:value-type="float">
            <text:p>30.71428571</text:p>
          </table:table-cell>
          <table:table-cell table:formula="of:=SUM([day_hosp_csv_all.M253])" office:value-type="float" office:value="37.57142857" calcext:value-type="float">
            <text:p>37.57142857</text:p>
          </table:table-cell>
          <table:table-cell table:formula="of:=SUM([day_hosp_csv_all.N253])" office:value-type="float" office:value="36.42857143" calcext:value-type="float">
            <text:p>36.42857143</text:p>
          </table:table-cell>
          <table:table-cell table:formula="of:=SUM([day_hosp_csv_all.O253:.Q253])" office:value-type="float" office:value="68.42857143" calcext:value-type="float">
            <text:p>68.42857143</text:p>
          </table:table-cell>
          <table:table-cell table:formula="of:=[day_hosp_csv_all.R253]" office:value-type="float" office:value="284.571428562" calcext:value-type="float">
            <text:p>284.571428562</text:p>
          </table:table-cell>
          <table:table-cell table:number-columns-repeated="1013"/>
        </table:table-row>
        <table:table-row table:style-name="ro1">
          <table:table-cell table:formula="of:=SUM([day_hosp_csv_all.A254:.B254])" office:value-type="float" office:value="1.857142857" calcext:value-type="float">
            <text:p>1.857142857</text:p>
          </table:table-cell>
          <table:table-cell table:formula="of:=SUM([day_hosp_csv_all.C254:.D254])" office:value-type="float" office:value="3.714285714" calcext:value-type="float">
            <text:p>3.714285714</text:p>
          </table:table-cell>
          <table:table-cell table:formula="of:=SUM([day_hosp_csv_all.E254:.F254])" office:value-type="float" office:value="7.571428571" calcext:value-type="float">
            <text:p>7.571428571</text:p>
          </table:table-cell>
          <table:table-cell table:formula="of:=SUM([day_hosp_csv_all.G254:.H254])" office:value-type="float" office:value="14.857142857" calcext:value-type="float">
            <text:p>14.857142857</text:p>
          </table:table-cell>
          <table:table-cell table:formula="of:=SUM([day_hosp_csv_all.I254:.J254])" office:value-type="float" office:value="34.28571428" calcext:value-type="float">
            <text:p>34.28571428</text:p>
          </table:table-cell>
          <table:table-cell table:formula="of:=SUM([day_hosp_csv_all.K254])" office:value-type="float" office:value="27.71428571" calcext:value-type="float">
            <text:p>27.71428571</text:p>
          </table:table-cell>
          <table:table-cell table:formula="of:=SUM([day_hosp_csv_all.L254])" office:value-type="float" office:value="28.71428571" calcext:value-type="float">
            <text:p>28.71428571</text:p>
          </table:table-cell>
          <table:table-cell table:formula="of:=SUM([day_hosp_csv_all.M254])" office:value-type="float" office:value="33.71428571" calcext:value-type="float">
            <text:p>33.71428571</text:p>
          </table:table-cell>
          <table:table-cell table:formula="of:=SUM([day_hosp_csv_all.N254])" office:value-type="float" office:value="33.42857143" calcext:value-type="float">
            <text:p>33.42857143</text:p>
          </table:table-cell>
          <table:table-cell table:formula="of:=SUM([day_hosp_csv_all.O254:.Q254])" office:value-type="float" office:value="57.428571421" calcext:value-type="float">
            <text:p>57.428571421</text:p>
          </table:table-cell>
          <table:table-cell table:formula="of:=[day_hosp_csv_all.R254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55:.B255])" office:value-type="float" office:value="1.857142857" calcext:value-type="float">
            <text:p>1.857142857</text:p>
          </table:table-cell>
          <table:table-cell table:formula="of:=SUM([day_hosp_csv_all.C255:.D255])" office:value-type="float" office:value="3.714285714" calcext:value-type="float">
            <text:p>3.714285714</text:p>
          </table:table-cell>
          <table:table-cell table:formula="of:=SUM([day_hosp_csv_all.E255:.F255])" office:value-type="float" office:value="7.571428571" calcext:value-type="float">
            <text:p>7.571428571</text:p>
          </table:table-cell>
          <table:table-cell table:formula="of:=SUM([day_hosp_csv_all.G255:.H255])" office:value-type="float" office:value="14.857142857" calcext:value-type="float">
            <text:p>14.857142857</text:p>
          </table:table-cell>
          <table:table-cell table:formula="of:=SUM([day_hosp_csv_all.I255:.J255])" office:value-type="float" office:value="34.28571428" calcext:value-type="float">
            <text:p>34.28571428</text:p>
          </table:table-cell>
          <table:table-cell table:formula="of:=SUM([day_hosp_csv_all.K255])" office:value-type="float" office:value="27.71428571" calcext:value-type="float">
            <text:p>27.71428571</text:p>
          </table:table-cell>
          <table:table-cell table:formula="of:=SUM([day_hosp_csv_all.L255])" office:value-type="float" office:value="28.71428571" calcext:value-type="float">
            <text:p>28.71428571</text:p>
          </table:table-cell>
          <table:table-cell table:formula="of:=SUM([day_hosp_csv_all.M255])" office:value-type="float" office:value="33.71428571" calcext:value-type="float">
            <text:p>33.71428571</text:p>
          </table:table-cell>
          <table:table-cell table:formula="of:=SUM([day_hosp_csv_all.N255])" office:value-type="float" office:value="33.42857143" calcext:value-type="float">
            <text:p>33.42857143</text:p>
          </table:table-cell>
          <table:table-cell table:formula="of:=SUM([day_hosp_csv_all.O255:.Q255])" office:value-type="float" office:value="57.428571421" calcext:value-type="float">
            <text:p>57.428571421</text:p>
          </table:table-cell>
          <table:table-cell table:formula="of:=[day_hosp_csv_all.R255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56:.B256])" office:value-type="float" office:value="1.857142857" calcext:value-type="float">
            <text:p>1.857142857</text:p>
          </table:table-cell>
          <table:table-cell table:formula="of:=SUM([day_hosp_csv_all.C256:.D256])" office:value-type="float" office:value="3.714285714" calcext:value-type="float">
            <text:p>3.714285714</text:p>
          </table:table-cell>
          <table:table-cell table:formula="of:=SUM([day_hosp_csv_all.E256:.F256])" office:value-type="float" office:value="7.571428571" calcext:value-type="float">
            <text:p>7.571428571</text:p>
          </table:table-cell>
          <table:table-cell table:formula="of:=SUM([day_hosp_csv_all.G256:.H256])" office:value-type="float" office:value="14.857142857" calcext:value-type="float">
            <text:p>14.857142857</text:p>
          </table:table-cell>
          <table:table-cell table:formula="of:=SUM([day_hosp_csv_all.I256:.J256])" office:value-type="float" office:value="34.28571428" calcext:value-type="float">
            <text:p>34.28571428</text:p>
          </table:table-cell>
          <table:table-cell table:formula="of:=SUM([day_hosp_csv_all.K256])" office:value-type="float" office:value="27.71428571" calcext:value-type="float">
            <text:p>27.71428571</text:p>
          </table:table-cell>
          <table:table-cell table:formula="of:=SUM([day_hosp_csv_all.L256])" office:value-type="float" office:value="28.71428571" calcext:value-type="float">
            <text:p>28.71428571</text:p>
          </table:table-cell>
          <table:table-cell table:formula="of:=SUM([day_hosp_csv_all.M256])" office:value-type="float" office:value="33.71428571" calcext:value-type="float">
            <text:p>33.71428571</text:p>
          </table:table-cell>
          <table:table-cell table:formula="of:=SUM([day_hosp_csv_all.N256])" office:value-type="float" office:value="33.42857143" calcext:value-type="float">
            <text:p>33.42857143</text:p>
          </table:table-cell>
          <table:table-cell table:formula="of:=SUM([day_hosp_csv_all.O256:.Q256])" office:value-type="float" office:value="57.428571421" calcext:value-type="float">
            <text:p>57.428571421</text:p>
          </table:table-cell>
          <table:table-cell table:formula="of:=[day_hosp_csv_all.R256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57:.B257])" office:value-type="float" office:value="1.857142857" calcext:value-type="float">
            <text:p>1.857142857</text:p>
          </table:table-cell>
          <table:table-cell table:formula="of:=SUM([day_hosp_csv_all.C257:.D257])" office:value-type="float" office:value="3.714285714" calcext:value-type="float">
            <text:p>3.714285714</text:p>
          </table:table-cell>
          <table:table-cell table:formula="of:=SUM([day_hosp_csv_all.E257:.F257])" office:value-type="float" office:value="7.571428571" calcext:value-type="float">
            <text:p>7.571428571</text:p>
          </table:table-cell>
          <table:table-cell table:formula="of:=SUM([day_hosp_csv_all.G257:.H257])" office:value-type="float" office:value="14.857142857" calcext:value-type="float">
            <text:p>14.857142857</text:p>
          </table:table-cell>
          <table:table-cell table:formula="of:=SUM([day_hosp_csv_all.I257:.J257])" office:value-type="float" office:value="34.28571428" calcext:value-type="float">
            <text:p>34.28571428</text:p>
          </table:table-cell>
          <table:table-cell table:formula="of:=SUM([day_hosp_csv_all.K257])" office:value-type="float" office:value="27.71428571" calcext:value-type="float">
            <text:p>27.71428571</text:p>
          </table:table-cell>
          <table:table-cell table:formula="of:=SUM([day_hosp_csv_all.L257])" office:value-type="float" office:value="28.71428571" calcext:value-type="float">
            <text:p>28.71428571</text:p>
          </table:table-cell>
          <table:table-cell table:formula="of:=SUM([day_hosp_csv_all.M257])" office:value-type="float" office:value="33.71428571" calcext:value-type="float">
            <text:p>33.71428571</text:p>
          </table:table-cell>
          <table:table-cell table:formula="of:=SUM([day_hosp_csv_all.N257])" office:value-type="float" office:value="33.42857143" calcext:value-type="float">
            <text:p>33.42857143</text:p>
          </table:table-cell>
          <table:table-cell table:formula="of:=SUM([day_hosp_csv_all.O257:.Q257])" office:value-type="float" office:value="57.428571421" calcext:value-type="float">
            <text:p>57.428571421</text:p>
          </table:table-cell>
          <table:table-cell table:formula="of:=[day_hosp_csv_all.R257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58:.B258])" office:value-type="float" office:value="1.857142857" calcext:value-type="float">
            <text:p>1.857142857</text:p>
          </table:table-cell>
          <table:table-cell table:formula="of:=SUM([day_hosp_csv_all.C258:.D258])" office:value-type="float" office:value="3.714285714" calcext:value-type="float">
            <text:p>3.714285714</text:p>
          </table:table-cell>
          <table:table-cell table:formula="of:=SUM([day_hosp_csv_all.E258:.F258])" office:value-type="float" office:value="7.571428571" calcext:value-type="float">
            <text:p>7.571428571</text:p>
          </table:table-cell>
          <table:table-cell table:formula="of:=SUM([day_hosp_csv_all.G258:.H258])" office:value-type="float" office:value="14.857142857" calcext:value-type="float">
            <text:p>14.857142857</text:p>
          </table:table-cell>
          <table:table-cell table:formula="of:=SUM([day_hosp_csv_all.I258:.J258])" office:value-type="float" office:value="34.28571428" calcext:value-type="float">
            <text:p>34.28571428</text:p>
          </table:table-cell>
          <table:table-cell table:formula="of:=SUM([day_hosp_csv_all.K258])" office:value-type="float" office:value="27.71428571" calcext:value-type="float">
            <text:p>27.71428571</text:p>
          </table:table-cell>
          <table:table-cell table:formula="of:=SUM([day_hosp_csv_all.L258])" office:value-type="float" office:value="28.71428571" calcext:value-type="float">
            <text:p>28.71428571</text:p>
          </table:table-cell>
          <table:table-cell table:formula="of:=SUM([day_hosp_csv_all.M258])" office:value-type="float" office:value="33.71428571" calcext:value-type="float">
            <text:p>33.71428571</text:p>
          </table:table-cell>
          <table:table-cell table:formula="of:=SUM([day_hosp_csv_all.N258])" office:value-type="float" office:value="33.42857143" calcext:value-type="float">
            <text:p>33.42857143</text:p>
          </table:table-cell>
          <table:table-cell table:formula="of:=SUM([day_hosp_csv_all.O258:.Q258])" office:value-type="float" office:value="57.428571421" calcext:value-type="float">
            <text:p>57.428571421</text:p>
          </table:table-cell>
          <table:table-cell table:formula="of:=[day_hosp_csv_all.R258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59:.B259])" office:value-type="float" office:value="1.857142857" calcext:value-type="float">
            <text:p>1.857142857</text:p>
          </table:table-cell>
          <table:table-cell table:formula="of:=SUM([day_hosp_csv_all.C259:.D259])" office:value-type="float" office:value="3.714285714" calcext:value-type="float">
            <text:p>3.714285714</text:p>
          </table:table-cell>
          <table:table-cell table:formula="of:=SUM([day_hosp_csv_all.E259:.F259])" office:value-type="float" office:value="7.571428571" calcext:value-type="float">
            <text:p>7.571428571</text:p>
          </table:table-cell>
          <table:table-cell table:formula="of:=SUM([day_hosp_csv_all.G259:.H259])" office:value-type="float" office:value="14.857142857" calcext:value-type="float">
            <text:p>14.857142857</text:p>
          </table:table-cell>
          <table:table-cell table:formula="of:=SUM([day_hosp_csv_all.I259:.J259])" office:value-type="float" office:value="34.28571428" calcext:value-type="float">
            <text:p>34.28571428</text:p>
          </table:table-cell>
          <table:table-cell table:formula="of:=SUM([day_hosp_csv_all.K259])" office:value-type="float" office:value="27.71428571" calcext:value-type="float">
            <text:p>27.71428571</text:p>
          </table:table-cell>
          <table:table-cell table:formula="of:=SUM([day_hosp_csv_all.L259])" office:value-type="float" office:value="28.71428571" calcext:value-type="float">
            <text:p>28.71428571</text:p>
          </table:table-cell>
          <table:table-cell table:formula="of:=SUM([day_hosp_csv_all.M259])" office:value-type="float" office:value="33.71428571" calcext:value-type="float">
            <text:p>33.71428571</text:p>
          </table:table-cell>
          <table:table-cell table:formula="of:=SUM([day_hosp_csv_all.N259])" office:value-type="float" office:value="33.42857143" calcext:value-type="float">
            <text:p>33.42857143</text:p>
          </table:table-cell>
          <table:table-cell table:formula="of:=SUM([day_hosp_csv_all.O259:.Q259])" office:value-type="float" office:value="57.428571421" calcext:value-type="float">
            <text:p>57.428571421</text:p>
          </table:table-cell>
          <table:table-cell table:formula="of:=[day_hosp_csv_all.R259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60:.B260])" office:value-type="float" office:value="1.857142857" calcext:value-type="float">
            <text:p>1.857142857</text:p>
          </table:table-cell>
          <table:table-cell table:formula="of:=SUM([day_hosp_csv_all.C260:.D260])" office:value-type="float" office:value="3.714285714" calcext:value-type="float">
            <text:p>3.714285714</text:p>
          </table:table-cell>
          <table:table-cell table:formula="of:=SUM([day_hosp_csv_all.E260:.F260])" office:value-type="float" office:value="7.571428571" calcext:value-type="float">
            <text:p>7.571428571</text:p>
          </table:table-cell>
          <table:table-cell table:formula="of:=SUM([day_hosp_csv_all.G260:.H260])" office:value-type="float" office:value="14.857142857" calcext:value-type="float">
            <text:p>14.857142857</text:p>
          </table:table-cell>
          <table:table-cell table:formula="of:=SUM([day_hosp_csv_all.I260:.J260])" office:value-type="float" office:value="34.28571428" calcext:value-type="float">
            <text:p>34.28571428</text:p>
          </table:table-cell>
          <table:table-cell table:formula="of:=SUM([day_hosp_csv_all.K260])" office:value-type="float" office:value="27.71428571" calcext:value-type="float">
            <text:p>27.71428571</text:p>
          </table:table-cell>
          <table:table-cell table:formula="of:=SUM([day_hosp_csv_all.L260])" office:value-type="float" office:value="28.71428571" calcext:value-type="float">
            <text:p>28.71428571</text:p>
          </table:table-cell>
          <table:table-cell table:formula="of:=SUM([day_hosp_csv_all.M260])" office:value-type="float" office:value="33.71428571" calcext:value-type="float">
            <text:p>33.71428571</text:p>
          </table:table-cell>
          <table:table-cell table:formula="of:=SUM([day_hosp_csv_all.N260])" office:value-type="float" office:value="33.42857143" calcext:value-type="float">
            <text:p>33.42857143</text:p>
          </table:table-cell>
          <table:table-cell table:formula="of:=SUM([day_hosp_csv_all.O260:.Q260])" office:value-type="float" office:value="57.428571421" calcext:value-type="float">
            <text:p>57.428571421</text:p>
          </table:table-cell>
          <table:table-cell table:formula="of:=[day_hosp_csv_all.R260]" office:value-type="float" office:value="243.28571426" calcext:value-type="float">
            <text:p>243.28571426</text:p>
          </table:table-cell>
          <table:table-cell table:number-columns-repeated="1013"/>
        </table:table-row>
        <table:table-row table:style-name="ro1">
          <table:table-cell table:formula="of:=SUM([day_hosp_csv_all.A261:.B261])" office:value-type="float" office:value="2.714285714" calcext:value-type="float">
            <text:p>2.714285714</text:p>
          </table:table-cell>
          <table:table-cell table:formula="of:=SUM([day_hosp_csv_all.C261:.D261])" office:value-type="float" office:value="3.714285715" calcext:value-type="float">
            <text:p>3.714285715</text:p>
          </table:table-cell>
          <table:table-cell table:formula="of:=SUM([day_hosp_csv_all.E261:.F261])" office:value-type="float" office:value="6.428571428" calcext:value-type="float">
            <text:p>6.428571428</text:p>
          </table:table-cell>
          <table:table-cell table:formula="of:=SUM([day_hosp_csv_all.G261:.H261])" office:value-type="float" office:value="11.285714286" calcext:value-type="float">
            <text:p>11.285714286</text:p>
          </table:table-cell>
          <table:table-cell table:formula="of:=SUM([day_hosp_csv_all.I261:.J261])" office:value-type="float" office:value="34.28571429" calcext:value-type="float">
            <text:p>34.28571429</text:p>
          </table:table-cell>
          <table:table-cell table:formula="of:=SUM([day_hosp_csv_all.K261])" office:value-type="float" office:value="22.85714286" calcext:value-type="float">
            <text:p>22.85714286</text:p>
          </table:table-cell>
          <table:table-cell table:formula="of:=SUM([day_hosp_csv_all.L261])" office:value-type="float" office:value="23.28571429" calcext:value-type="float">
            <text:p>23.28571429</text:p>
          </table:table-cell>
          <table:table-cell table:formula="of:=SUM([day_hosp_csv_all.M261])" office:value-type="float" office:value="29.14285714" calcext:value-type="float">
            <text:p>29.14285714</text:p>
          </table:table-cell>
          <table:table-cell table:formula="of:=SUM([day_hosp_csv_all.N261])" office:value-type="float" office:value="26.42857143" calcext:value-type="float">
            <text:p>26.42857143</text:p>
          </table:table-cell>
          <table:table-cell table:formula="of:=SUM([day_hosp_csv_all.O261:.Q261])" office:value-type="float" office:value="54.57142857" calcext:value-type="float">
            <text:p>54.57142857</text:p>
          </table:table-cell>
          <table:table-cell table:formula="of:=[day_hosp_csv_all.R261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2:.B262])" office:value-type="float" office:value="2.714285714" calcext:value-type="float">
            <text:p>2.714285714</text:p>
          </table:table-cell>
          <table:table-cell table:formula="of:=SUM([day_hosp_csv_all.C262:.D262])" office:value-type="float" office:value="3.714285715" calcext:value-type="float">
            <text:p>3.714285715</text:p>
          </table:table-cell>
          <table:table-cell table:formula="of:=SUM([day_hosp_csv_all.E262:.F262])" office:value-type="float" office:value="6.428571428" calcext:value-type="float">
            <text:p>6.428571428</text:p>
          </table:table-cell>
          <table:table-cell table:formula="of:=SUM([day_hosp_csv_all.G262:.H262])" office:value-type="float" office:value="11.285714286" calcext:value-type="float">
            <text:p>11.285714286</text:p>
          </table:table-cell>
          <table:table-cell table:formula="of:=SUM([day_hosp_csv_all.I262:.J262])" office:value-type="float" office:value="34.28571429" calcext:value-type="float">
            <text:p>34.28571429</text:p>
          </table:table-cell>
          <table:table-cell table:formula="of:=SUM([day_hosp_csv_all.K262])" office:value-type="float" office:value="22.85714286" calcext:value-type="float">
            <text:p>22.85714286</text:p>
          </table:table-cell>
          <table:table-cell table:formula="of:=SUM([day_hosp_csv_all.L262])" office:value-type="float" office:value="23.28571429" calcext:value-type="float">
            <text:p>23.28571429</text:p>
          </table:table-cell>
          <table:table-cell table:formula="of:=SUM([day_hosp_csv_all.M262])" office:value-type="float" office:value="29.14285714" calcext:value-type="float">
            <text:p>29.14285714</text:p>
          </table:table-cell>
          <table:table-cell table:formula="of:=SUM([day_hosp_csv_all.N262])" office:value-type="float" office:value="26.42857143" calcext:value-type="float">
            <text:p>26.42857143</text:p>
          </table:table-cell>
          <table:table-cell table:formula="of:=SUM([day_hosp_csv_all.O262:.Q262])" office:value-type="float" office:value="54.57142857" calcext:value-type="float">
            <text:p>54.57142857</text:p>
          </table:table-cell>
          <table:table-cell table:formula="of:=[day_hosp_csv_all.R262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3:.B263])" office:value-type="float" office:value="2.714285714" calcext:value-type="float">
            <text:p>2.714285714</text:p>
          </table:table-cell>
          <table:table-cell table:formula="of:=SUM([day_hosp_csv_all.C263:.D263])" office:value-type="float" office:value="3.714285715" calcext:value-type="float">
            <text:p>3.714285715</text:p>
          </table:table-cell>
          <table:table-cell table:formula="of:=SUM([day_hosp_csv_all.E263:.F263])" office:value-type="float" office:value="6.428571428" calcext:value-type="float">
            <text:p>6.428571428</text:p>
          </table:table-cell>
          <table:table-cell table:formula="of:=SUM([day_hosp_csv_all.G263:.H263])" office:value-type="float" office:value="11.285714286" calcext:value-type="float">
            <text:p>11.285714286</text:p>
          </table:table-cell>
          <table:table-cell table:formula="of:=SUM([day_hosp_csv_all.I263:.J263])" office:value-type="float" office:value="34.28571429" calcext:value-type="float">
            <text:p>34.28571429</text:p>
          </table:table-cell>
          <table:table-cell table:formula="of:=SUM([day_hosp_csv_all.K263])" office:value-type="float" office:value="22.85714286" calcext:value-type="float">
            <text:p>22.85714286</text:p>
          </table:table-cell>
          <table:table-cell table:formula="of:=SUM([day_hosp_csv_all.L263])" office:value-type="float" office:value="23.28571429" calcext:value-type="float">
            <text:p>23.28571429</text:p>
          </table:table-cell>
          <table:table-cell table:formula="of:=SUM([day_hosp_csv_all.M263])" office:value-type="float" office:value="29.14285714" calcext:value-type="float">
            <text:p>29.14285714</text:p>
          </table:table-cell>
          <table:table-cell table:formula="of:=SUM([day_hosp_csv_all.N263])" office:value-type="float" office:value="26.42857143" calcext:value-type="float">
            <text:p>26.42857143</text:p>
          </table:table-cell>
          <table:table-cell table:formula="of:=SUM([day_hosp_csv_all.O263:.Q263])" office:value-type="float" office:value="54.57142857" calcext:value-type="float">
            <text:p>54.57142857</text:p>
          </table:table-cell>
          <table:table-cell table:formula="of:=[day_hosp_csv_all.R263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4:.B264])" office:value-type="float" office:value="2.714285714" calcext:value-type="float">
            <text:p>2.714285714</text:p>
          </table:table-cell>
          <table:table-cell table:formula="of:=SUM([day_hosp_csv_all.C264:.D264])" office:value-type="float" office:value="3.714285715" calcext:value-type="float">
            <text:p>3.714285715</text:p>
          </table:table-cell>
          <table:table-cell table:formula="of:=SUM([day_hosp_csv_all.E264:.F264])" office:value-type="float" office:value="6.428571428" calcext:value-type="float">
            <text:p>6.428571428</text:p>
          </table:table-cell>
          <table:table-cell table:formula="of:=SUM([day_hosp_csv_all.G264:.H264])" office:value-type="float" office:value="11.285714286" calcext:value-type="float">
            <text:p>11.285714286</text:p>
          </table:table-cell>
          <table:table-cell table:formula="of:=SUM([day_hosp_csv_all.I264:.J264])" office:value-type="float" office:value="34.28571429" calcext:value-type="float">
            <text:p>34.28571429</text:p>
          </table:table-cell>
          <table:table-cell table:formula="of:=SUM([day_hosp_csv_all.K264])" office:value-type="float" office:value="22.85714286" calcext:value-type="float">
            <text:p>22.85714286</text:p>
          </table:table-cell>
          <table:table-cell table:formula="of:=SUM([day_hosp_csv_all.L264])" office:value-type="float" office:value="23.28571429" calcext:value-type="float">
            <text:p>23.28571429</text:p>
          </table:table-cell>
          <table:table-cell table:formula="of:=SUM([day_hosp_csv_all.M264])" office:value-type="float" office:value="29.14285714" calcext:value-type="float">
            <text:p>29.14285714</text:p>
          </table:table-cell>
          <table:table-cell table:formula="of:=SUM([day_hosp_csv_all.N264])" office:value-type="float" office:value="26.42857143" calcext:value-type="float">
            <text:p>26.42857143</text:p>
          </table:table-cell>
          <table:table-cell table:formula="of:=SUM([day_hosp_csv_all.O264:.Q264])" office:value-type="float" office:value="54.57142857" calcext:value-type="float">
            <text:p>54.57142857</text:p>
          </table:table-cell>
          <table:table-cell table:formula="of:=[day_hosp_csv_all.R264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5:.B265])" office:value-type="float" office:value="2.714285714" calcext:value-type="float">
            <text:p>2.714285714</text:p>
          </table:table-cell>
          <table:table-cell table:formula="of:=SUM([day_hosp_csv_all.C265:.D265])" office:value-type="float" office:value="3.714285715" calcext:value-type="float">
            <text:p>3.714285715</text:p>
          </table:table-cell>
          <table:table-cell table:formula="of:=SUM([day_hosp_csv_all.E265:.F265])" office:value-type="float" office:value="6.428571428" calcext:value-type="float">
            <text:p>6.428571428</text:p>
          </table:table-cell>
          <table:table-cell table:formula="of:=SUM([day_hosp_csv_all.G265:.H265])" office:value-type="float" office:value="11.285714286" calcext:value-type="float">
            <text:p>11.285714286</text:p>
          </table:table-cell>
          <table:table-cell table:formula="of:=SUM([day_hosp_csv_all.I265:.J265])" office:value-type="float" office:value="34.28571429" calcext:value-type="float">
            <text:p>34.28571429</text:p>
          </table:table-cell>
          <table:table-cell table:formula="of:=SUM([day_hosp_csv_all.K265])" office:value-type="float" office:value="22.85714286" calcext:value-type="float">
            <text:p>22.85714286</text:p>
          </table:table-cell>
          <table:table-cell table:formula="of:=SUM([day_hosp_csv_all.L265])" office:value-type="float" office:value="23.28571429" calcext:value-type="float">
            <text:p>23.28571429</text:p>
          </table:table-cell>
          <table:table-cell table:formula="of:=SUM([day_hosp_csv_all.M265])" office:value-type="float" office:value="29.14285714" calcext:value-type="float">
            <text:p>29.14285714</text:p>
          </table:table-cell>
          <table:table-cell table:formula="of:=SUM([day_hosp_csv_all.N265])" office:value-type="float" office:value="26.42857143" calcext:value-type="float">
            <text:p>26.42857143</text:p>
          </table:table-cell>
          <table:table-cell table:formula="of:=SUM([day_hosp_csv_all.O265:.Q265])" office:value-type="float" office:value="54.57142857" calcext:value-type="float">
            <text:p>54.57142857</text:p>
          </table:table-cell>
          <table:table-cell table:formula="of:=[day_hosp_csv_all.R265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6:.B266])" office:value-type="float" office:value="2.714285714" calcext:value-type="float">
            <text:p>2.714285714</text:p>
          </table:table-cell>
          <table:table-cell table:formula="of:=SUM([day_hosp_csv_all.C266:.D266])" office:value-type="float" office:value="3.714285715" calcext:value-type="float">
            <text:p>3.714285715</text:p>
          </table:table-cell>
          <table:table-cell table:formula="of:=SUM([day_hosp_csv_all.E266:.F266])" office:value-type="float" office:value="6.428571428" calcext:value-type="float">
            <text:p>6.428571428</text:p>
          </table:table-cell>
          <table:table-cell table:formula="of:=SUM([day_hosp_csv_all.G266:.H266])" office:value-type="float" office:value="11.285714286" calcext:value-type="float">
            <text:p>11.285714286</text:p>
          </table:table-cell>
          <table:table-cell table:formula="of:=SUM([day_hosp_csv_all.I266:.J266])" office:value-type="float" office:value="34.28571429" calcext:value-type="float">
            <text:p>34.28571429</text:p>
          </table:table-cell>
          <table:table-cell table:formula="of:=SUM([day_hosp_csv_all.K266])" office:value-type="float" office:value="22.85714286" calcext:value-type="float">
            <text:p>22.85714286</text:p>
          </table:table-cell>
          <table:table-cell table:formula="of:=SUM([day_hosp_csv_all.L266])" office:value-type="float" office:value="23.28571429" calcext:value-type="float">
            <text:p>23.28571429</text:p>
          </table:table-cell>
          <table:table-cell table:formula="of:=SUM([day_hosp_csv_all.M266])" office:value-type="float" office:value="29.14285714" calcext:value-type="float">
            <text:p>29.14285714</text:p>
          </table:table-cell>
          <table:table-cell table:formula="of:=SUM([day_hosp_csv_all.N266])" office:value-type="float" office:value="26.42857143" calcext:value-type="float">
            <text:p>26.42857143</text:p>
          </table:table-cell>
          <table:table-cell table:formula="of:=SUM([day_hosp_csv_all.O266:.Q266])" office:value-type="float" office:value="54.57142857" calcext:value-type="float">
            <text:p>54.57142857</text:p>
          </table:table-cell>
          <table:table-cell table:formula="of:=[day_hosp_csv_all.R266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7:.B267])" office:value-type="float" office:value="2.714285714" calcext:value-type="float">
            <text:p>2.714285714</text:p>
          </table:table-cell>
          <table:table-cell table:formula="of:=SUM([day_hosp_csv_all.C267:.D267])" office:value-type="float" office:value="3.714285715" calcext:value-type="float">
            <text:p>3.714285715</text:p>
          </table:table-cell>
          <table:table-cell table:formula="of:=SUM([day_hosp_csv_all.E267:.F267])" office:value-type="float" office:value="6.428571428" calcext:value-type="float">
            <text:p>6.428571428</text:p>
          </table:table-cell>
          <table:table-cell table:formula="of:=SUM([day_hosp_csv_all.G267:.H267])" office:value-type="float" office:value="11.285714286" calcext:value-type="float">
            <text:p>11.285714286</text:p>
          </table:table-cell>
          <table:table-cell table:formula="of:=SUM([day_hosp_csv_all.I267:.J267])" office:value-type="float" office:value="34.28571429" calcext:value-type="float">
            <text:p>34.28571429</text:p>
          </table:table-cell>
          <table:table-cell table:formula="of:=SUM([day_hosp_csv_all.K267])" office:value-type="float" office:value="22.85714286" calcext:value-type="float">
            <text:p>22.85714286</text:p>
          </table:table-cell>
          <table:table-cell table:formula="of:=SUM([day_hosp_csv_all.L267])" office:value-type="float" office:value="23.28571429" calcext:value-type="float">
            <text:p>23.28571429</text:p>
          </table:table-cell>
          <table:table-cell table:formula="of:=SUM([day_hosp_csv_all.M267])" office:value-type="float" office:value="29.14285714" calcext:value-type="float">
            <text:p>29.14285714</text:p>
          </table:table-cell>
          <table:table-cell table:formula="of:=SUM([day_hosp_csv_all.N267])" office:value-type="float" office:value="26.42857143" calcext:value-type="float">
            <text:p>26.42857143</text:p>
          </table:table-cell>
          <table:table-cell table:formula="of:=SUM([day_hosp_csv_all.O267:.Q267])" office:value-type="float" office:value="54.57142857" calcext:value-type="float">
            <text:p>54.57142857</text:p>
          </table:table-cell>
          <table:table-cell table:formula="of:=[day_hosp_csv_all.R267]" office:value-type="float" office:value="214.714285723" calcext:value-type="float">
            <text:p>214.714285723</text:p>
          </table:table-cell>
          <table:table-cell table:number-columns-repeated="1013"/>
        </table:table-row>
        <table:table-row table:style-name="ro1">
          <table:table-cell table:formula="of:=SUM([day_hosp_csv_all.A268:.B268])" office:value-type="float" office:value="2.428571429" calcext:value-type="float">
            <text:p>2.428571429</text:p>
          </table:table-cell>
          <table:table-cell table:formula="of:=SUM([day_hosp_csv_all.C268:.D268])" office:value-type="float" office:value="3.571428572" calcext:value-type="float">
            <text:p>3.571428572</text:p>
          </table:table-cell>
          <table:table-cell table:formula="of:=SUM([day_hosp_csv_all.E268:.F268])" office:value-type="float" office:value="7.285714285" calcext:value-type="float">
            <text:p>7.285714285</text:p>
          </table:table-cell>
          <table:table-cell table:formula="of:=SUM([day_hosp_csv_all.G268:.H268])" office:value-type="float" office:value="11.142857143" calcext:value-type="float">
            <text:p>11.142857143</text:p>
          </table:table-cell>
          <table:table-cell table:formula="of:=SUM([day_hosp_csv_all.I268:.J268])" office:value-type="float" office:value="29.28571428" calcext:value-type="float">
            <text:p>29.28571428</text:p>
          </table:table-cell>
          <table:table-cell table:formula="of:=SUM([day_hosp_csv_all.K268])" office:value-type="float" office:value="22" calcext:value-type="float">
            <text:p>22</text:p>
          </table:table-cell>
          <table:table-cell table:formula="of:=SUM([day_hosp_csv_all.L268])" office:value-type="float" office:value="23" calcext:value-type="float">
            <text:p>23</text:p>
          </table:table-cell>
          <table:table-cell table:formula="of:=SUM([day_hosp_csv_all.M268])" office:value-type="float" office:value="21.71428571" calcext:value-type="float">
            <text:p>21.71428571</text:p>
          </table:table-cell>
          <table:table-cell table:formula="of:=SUM([day_hosp_csv_all.N268])" office:value-type="float" office:value="26.42857143" calcext:value-type="float">
            <text:p>26.42857143</text:p>
          </table:table-cell>
          <table:table-cell table:formula="of:=SUM([day_hosp_csv_all.O268:.Q268])" office:value-type="float" office:value="42.857142861" calcext:value-type="float">
            <text:p>42.857142861</text:p>
          </table:table-cell>
          <table:table-cell table:formula="of:=[day_hosp_csv_all.R268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69:.B269])" office:value-type="float" office:value="2.428571429" calcext:value-type="float">
            <text:p>2.428571429</text:p>
          </table:table-cell>
          <table:table-cell table:formula="of:=SUM([day_hosp_csv_all.C269:.D269])" office:value-type="float" office:value="3.571428572" calcext:value-type="float">
            <text:p>3.571428572</text:p>
          </table:table-cell>
          <table:table-cell table:formula="of:=SUM([day_hosp_csv_all.E269:.F269])" office:value-type="float" office:value="7.285714285" calcext:value-type="float">
            <text:p>7.285714285</text:p>
          </table:table-cell>
          <table:table-cell table:formula="of:=SUM([day_hosp_csv_all.G269:.H269])" office:value-type="float" office:value="11.142857143" calcext:value-type="float">
            <text:p>11.142857143</text:p>
          </table:table-cell>
          <table:table-cell table:formula="of:=SUM([day_hosp_csv_all.I269:.J269])" office:value-type="float" office:value="29.28571428" calcext:value-type="float">
            <text:p>29.28571428</text:p>
          </table:table-cell>
          <table:table-cell table:formula="of:=SUM([day_hosp_csv_all.K269])" office:value-type="float" office:value="22" calcext:value-type="float">
            <text:p>22</text:p>
          </table:table-cell>
          <table:table-cell table:formula="of:=SUM([day_hosp_csv_all.L269])" office:value-type="float" office:value="23" calcext:value-type="float">
            <text:p>23</text:p>
          </table:table-cell>
          <table:table-cell table:formula="of:=SUM([day_hosp_csv_all.M269])" office:value-type="float" office:value="21.71428571" calcext:value-type="float">
            <text:p>21.71428571</text:p>
          </table:table-cell>
          <table:table-cell table:formula="of:=SUM([day_hosp_csv_all.N269])" office:value-type="float" office:value="26.42857143" calcext:value-type="float">
            <text:p>26.42857143</text:p>
          </table:table-cell>
          <table:table-cell table:formula="of:=SUM([day_hosp_csv_all.O269:.Q269])" office:value-type="float" office:value="42.857142861" calcext:value-type="float">
            <text:p>42.857142861</text:p>
          </table:table-cell>
          <table:table-cell table:formula="of:=[day_hosp_csv_all.R269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0:.B270])" office:value-type="float" office:value="2.428571429" calcext:value-type="float">
            <text:p>2.428571429</text:p>
          </table:table-cell>
          <table:table-cell table:formula="of:=SUM([day_hosp_csv_all.C270:.D270])" office:value-type="float" office:value="3.571428572" calcext:value-type="float">
            <text:p>3.571428572</text:p>
          </table:table-cell>
          <table:table-cell table:formula="of:=SUM([day_hosp_csv_all.E270:.F270])" office:value-type="float" office:value="7.285714285" calcext:value-type="float">
            <text:p>7.285714285</text:p>
          </table:table-cell>
          <table:table-cell table:formula="of:=SUM([day_hosp_csv_all.G270:.H270])" office:value-type="float" office:value="11.142857143" calcext:value-type="float">
            <text:p>11.142857143</text:p>
          </table:table-cell>
          <table:table-cell table:formula="of:=SUM([day_hosp_csv_all.I270:.J270])" office:value-type="float" office:value="29.28571428" calcext:value-type="float">
            <text:p>29.28571428</text:p>
          </table:table-cell>
          <table:table-cell table:formula="of:=SUM([day_hosp_csv_all.K270])" office:value-type="float" office:value="22" calcext:value-type="float">
            <text:p>22</text:p>
          </table:table-cell>
          <table:table-cell table:formula="of:=SUM([day_hosp_csv_all.L270])" office:value-type="float" office:value="23" calcext:value-type="float">
            <text:p>23</text:p>
          </table:table-cell>
          <table:table-cell table:formula="of:=SUM([day_hosp_csv_all.M270])" office:value-type="float" office:value="21.71428571" calcext:value-type="float">
            <text:p>21.71428571</text:p>
          </table:table-cell>
          <table:table-cell table:formula="of:=SUM([day_hosp_csv_all.N270])" office:value-type="float" office:value="26.42857143" calcext:value-type="float">
            <text:p>26.42857143</text:p>
          </table:table-cell>
          <table:table-cell table:formula="of:=SUM([day_hosp_csv_all.O270:.Q270])" office:value-type="float" office:value="42.857142861" calcext:value-type="float">
            <text:p>42.857142861</text:p>
          </table:table-cell>
          <table:table-cell table:formula="of:=[day_hosp_csv_all.R270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1:.B271])" office:value-type="float" office:value="2.428571429" calcext:value-type="float">
            <text:p>2.428571429</text:p>
          </table:table-cell>
          <table:table-cell table:formula="of:=SUM([day_hosp_csv_all.C271:.D271])" office:value-type="float" office:value="3.571428572" calcext:value-type="float">
            <text:p>3.571428572</text:p>
          </table:table-cell>
          <table:table-cell table:formula="of:=SUM([day_hosp_csv_all.E271:.F271])" office:value-type="float" office:value="7.285714285" calcext:value-type="float">
            <text:p>7.285714285</text:p>
          </table:table-cell>
          <table:table-cell table:formula="of:=SUM([day_hosp_csv_all.G271:.H271])" office:value-type="float" office:value="11.142857143" calcext:value-type="float">
            <text:p>11.142857143</text:p>
          </table:table-cell>
          <table:table-cell table:formula="of:=SUM([day_hosp_csv_all.I271:.J271])" office:value-type="float" office:value="29.28571428" calcext:value-type="float">
            <text:p>29.28571428</text:p>
          </table:table-cell>
          <table:table-cell table:formula="of:=SUM([day_hosp_csv_all.K271])" office:value-type="float" office:value="22" calcext:value-type="float">
            <text:p>22</text:p>
          </table:table-cell>
          <table:table-cell table:formula="of:=SUM([day_hosp_csv_all.L271])" office:value-type="float" office:value="23" calcext:value-type="float">
            <text:p>23</text:p>
          </table:table-cell>
          <table:table-cell table:formula="of:=SUM([day_hosp_csv_all.M271])" office:value-type="float" office:value="21.71428571" calcext:value-type="float">
            <text:p>21.71428571</text:p>
          </table:table-cell>
          <table:table-cell table:formula="of:=SUM([day_hosp_csv_all.N271])" office:value-type="float" office:value="26.42857143" calcext:value-type="float">
            <text:p>26.42857143</text:p>
          </table:table-cell>
          <table:table-cell table:formula="of:=SUM([day_hosp_csv_all.O271:.Q271])" office:value-type="float" office:value="42.857142861" calcext:value-type="float">
            <text:p>42.857142861</text:p>
          </table:table-cell>
          <table:table-cell table:formula="of:=[day_hosp_csv_all.R271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2:.B272])" office:value-type="float" office:value="2.428571429" calcext:value-type="float">
            <text:p>2.428571429</text:p>
          </table:table-cell>
          <table:table-cell table:formula="of:=SUM([day_hosp_csv_all.C272:.D272])" office:value-type="float" office:value="3.571428572" calcext:value-type="float">
            <text:p>3.571428572</text:p>
          </table:table-cell>
          <table:table-cell table:formula="of:=SUM([day_hosp_csv_all.E272:.F272])" office:value-type="float" office:value="7.285714285" calcext:value-type="float">
            <text:p>7.285714285</text:p>
          </table:table-cell>
          <table:table-cell table:formula="of:=SUM([day_hosp_csv_all.G272:.H272])" office:value-type="float" office:value="11.142857143" calcext:value-type="float">
            <text:p>11.142857143</text:p>
          </table:table-cell>
          <table:table-cell table:formula="of:=SUM([day_hosp_csv_all.I272:.J272])" office:value-type="float" office:value="29.28571428" calcext:value-type="float">
            <text:p>29.28571428</text:p>
          </table:table-cell>
          <table:table-cell table:formula="of:=SUM([day_hosp_csv_all.K272])" office:value-type="float" office:value="22" calcext:value-type="float">
            <text:p>22</text:p>
          </table:table-cell>
          <table:table-cell table:formula="of:=SUM([day_hosp_csv_all.L272])" office:value-type="float" office:value="23" calcext:value-type="float">
            <text:p>23</text:p>
          </table:table-cell>
          <table:table-cell table:formula="of:=SUM([day_hosp_csv_all.M272])" office:value-type="float" office:value="21.71428571" calcext:value-type="float">
            <text:p>21.71428571</text:p>
          </table:table-cell>
          <table:table-cell table:formula="of:=SUM([day_hosp_csv_all.N272])" office:value-type="float" office:value="26.42857143" calcext:value-type="float">
            <text:p>26.42857143</text:p>
          </table:table-cell>
          <table:table-cell table:formula="of:=SUM([day_hosp_csv_all.O272:.Q272])" office:value-type="float" office:value="42.857142861" calcext:value-type="float">
            <text:p>42.857142861</text:p>
          </table:table-cell>
          <table:table-cell table:formula="of:=[day_hosp_csv_all.R272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3:.B273])" office:value-type="float" office:value="2.428571429" calcext:value-type="float">
            <text:p>2.428571429</text:p>
          </table:table-cell>
          <table:table-cell table:formula="of:=SUM([day_hosp_csv_all.C273:.D273])" office:value-type="float" office:value="3.571428572" calcext:value-type="float">
            <text:p>3.571428572</text:p>
          </table:table-cell>
          <table:table-cell table:formula="of:=SUM([day_hosp_csv_all.E273:.F273])" office:value-type="float" office:value="7.285714285" calcext:value-type="float">
            <text:p>7.285714285</text:p>
          </table:table-cell>
          <table:table-cell table:formula="of:=SUM([day_hosp_csv_all.G273:.H273])" office:value-type="float" office:value="11.142857143" calcext:value-type="float">
            <text:p>11.142857143</text:p>
          </table:table-cell>
          <table:table-cell table:formula="of:=SUM([day_hosp_csv_all.I273:.J273])" office:value-type="float" office:value="29.28571428" calcext:value-type="float">
            <text:p>29.28571428</text:p>
          </table:table-cell>
          <table:table-cell table:formula="of:=SUM([day_hosp_csv_all.K273])" office:value-type="float" office:value="22" calcext:value-type="float">
            <text:p>22</text:p>
          </table:table-cell>
          <table:table-cell table:formula="of:=SUM([day_hosp_csv_all.L273])" office:value-type="float" office:value="23" calcext:value-type="float">
            <text:p>23</text:p>
          </table:table-cell>
          <table:table-cell table:formula="of:=SUM([day_hosp_csv_all.M273])" office:value-type="float" office:value="21.71428571" calcext:value-type="float">
            <text:p>21.71428571</text:p>
          </table:table-cell>
          <table:table-cell table:formula="of:=SUM([day_hosp_csv_all.N273])" office:value-type="float" office:value="26.42857143" calcext:value-type="float">
            <text:p>26.42857143</text:p>
          </table:table-cell>
          <table:table-cell table:formula="of:=SUM([day_hosp_csv_all.O273:.Q273])" office:value-type="float" office:value="42.857142861" calcext:value-type="float">
            <text:p>42.857142861</text:p>
          </table:table-cell>
          <table:table-cell table:formula="of:=[day_hosp_csv_all.R273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4:.B274])" office:value-type="float" office:value="2.428571429" calcext:value-type="float">
            <text:p>2.428571429</text:p>
          </table:table-cell>
          <table:table-cell table:formula="of:=SUM([day_hosp_csv_all.C274:.D274])" office:value-type="float" office:value="3.571428572" calcext:value-type="float">
            <text:p>3.571428572</text:p>
          </table:table-cell>
          <table:table-cell table:formula="of:=SUM([day_hosp_csv_all.E274:.F274])" office:value-type="float" office:value="7.285714285" calcext:value-type="float">
            <text:p>7.285714285</text:p>
          </table:table-cell>
          <table:table-cell table:formula="of:=SUM([day_hosp_csv_all.G274:.H274])" office:value-type="float" office:value="11.142857143" calcext:value-type="float">
            <text:p>11.142857143</text:p>
          </table:table-cell>
          <table:table-cell table:formula="of:=SUM([day_hosp_csv_all.I274:.J274])" office:value-type="float" office:value="29.28571428" calcext:value-type="float">
            <text:p>29.28571428</text:p>
          </table:table-cell>
          <table:table-cell table:formula="of:=SUM([day_hosp_csv_all.K274])" office:value-type="float" office:value="22" calcext:value-type="float">
            <text:p>22</text:p>
          </table:table-cell>
          <table:table-cell table:formula="of:=SUM([day_hosp_csv_all.L274])" office:value-type="float" office:value="23" calcext:value-type="float">
            <text:p>23</text:p>
          </table:table-cell>
          <table:table-cell table:formula="of:=SUM([day_hosp_csv_all.M274])" office:value-type="float" office:value="21.71428571" calcext:value-type="float">
            <text:p>21.71428571</text:p>
          </table:table-cell>
          <table:table-cell table:formula="of:=SUM([day_hosp_csv_all.N274])" office:value-type="float" office:value="26.42857143" calcext:value-type="float">
            <text:p>26.42857143</text:p>
          </table:table-cell>
          <table:table-cell table:formula="of:=SUM([day_hosp_csv_all.O274:.Q274])" office:value-type="float" office:value="42.857142861" calcext:value-type="float">
            <text:p>42.857142861</text:p>
          </table:table-cell>
          <table:table-cell table:formula="of:=[day_hosp_csv_all.R274]" office:value-type="float" office:value="189.71428571" calcext:value-type="float">
            <text:p>189.71428571</text:p>
          </table:table-cell>
          <table:table-cell table:number-columns-repeated="1013"/>
        </table:table-row>
        <table:table-row table:style-name="ro1">
          <table:table-cell table:formula="of:=SUM([day_hosp_csv_all.A275:.B275])" office:value-type="float" office:value="2.285714285" calcext:value-type="float">
            <text:p>2.285714285</text:p>
          </table:table-cell>
          <table:table-cell table:formula="of:=SUM([day_hosp_csv_all.C275:.D275])" office:value-type="float" office:value="1.285714286" calcext:value-type="float">
            <text:p>1.285714286</text:p>
          </table:table-cell>
          <table:table-cell table:formula="of:=SUM([day_hosp_csv_all.E275:.F275])" office:value-type="float" office:value="5.428571428" calcext:value-type="float">
            <text:p>5.428571428</text:p>
          </table:table-cell>
          <table:table-cell table:formula="of:=SUM([day_hosp_csv_all.G275:.H275])" office:value-type="float" office:value="8.714285714" calcext:value-type="float">
            <text:p>8.714285714</text:p>
          </table:table-cell>
          <table:table-cell table:formula="of:=SUM([day_hosp_csv_all.I275:.J275])" office:value-type="float" office:value="27" calcext:value-type="float">
            <text:p>27</text:p>
          </table:table-cell>
          <table:table-cell table:formula="of:=SUM([day_hosp_csv_all.K275])" office:value-type="float" office:value="15" calcext:value-type="float">
            <text:p>15</text:p>
          </table:table-cell>
          <table:table-cell table:formula="of:=SUM([day_hosp_csv_all.L275])" office:value-type="float" office:value="15.85714286" calcext:value-type="float">
            <text:p>15.85714286</text:p>
          </table:table-cell>
          <table:table-cell table:formula="of:=SUM([day_hosp_csv_all.M275])" office:value-type="float" office:value="23.57142857" calcext:value-type="float">
            <text:p>23.57142857</text:p>
          </table:table-cell>
          <table:table-cell table:formula="of:=SUM([day_hosp_csv_all.N275])" office:value-type="float" office:value="24.85714286" calcext:value-type="float">
            <text:p>24.85714286</text:p>
          </table:table-cell>
          <table:table-cell table:formula="of:=SUM([day_hosp_csv_all.O275:.Q275])" office:value-type="float" office:value="38.285714291" calcext:value-type="float">
            <text:p>38.285714291</text:p>
          </table:table-cell>
          <table:table-cell table:formula="of:=[day_hosp_csv_all.R275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76:.B276])" office:value-type="float" office:value="2.285714285" calcext:value-type="float">
            <text:p>2.285714285</text:p>
          </table:table-cell>
          <table:table-cell table:formula="of:=SUM([day_hosp_csv_all.C276:.D276])" office:value-type="float" office:value="1.285714286" calcext:value-type="float">
            <text:p>1.285714286</text:p>
          </table:table-cell>
          <table:table-cell table:formula="of:=SUM([day_hosp_csv_all.E276:.F276])" office:value-type="float" office:value="5.428571428" calcext:value-type="float">
            <text:p>5.428571428</text:p>
          </table:table-cell>
          <table:table-cell table:formula="of:=SUM([day_hosp_csv_all.G276:.H276])" office:value-type="float" office:value="8.714285714" calcext:value-type="float">
            <text:p>8.714285714</text:p>
          </table:table-cell>
          <table:table-cell table:formula="of:=SUM([day_hosp_csv_all.I276:.J276])" office:value-type="float" office:value="27" calcext:value-type="float">
            <text:p>27</text:p>
          </table:table-cell>
          <table:table-cell table:formula="of:=SUM([day_hosp_csv_all.K276])" office:value-type="float" office:value="15" calcext:value-type="float">
            <text:p>15</text:p>
          </table:table-cell>
          <table:table-cell table:formula="of:=SUM([day_hosp_csv_all.L276])" office:value-type="float" office:value="15.85714286" calcext:value-type="float">
            <text:p>15.85714286</text:p>
          </table:table-cell>
          <table:table-cell table:formula="of:=SUM([day_hosp_csv_all.M276])" office:value-type="float" office:value="23.57142857" calcext:value-type="float">
            <text:p>23.57142857</text:p>
          </table:table-cell>
          <table:table-cell table:formula="of:=SUM([day_hosp_csv_all.N276])" office:value-type="float" office:value="24.85714286" calcext:value-type="float">
            <text:p>24.85714286</text:p>
          </table:table-cell>
          <table:table-cell table:formula="of:=SUM([day_hosp_csv_all.O276:.Q276])" office:value-type="float" office:value="38.285714291" calcext:value-type="float">
            <text:p>38.285714291</text:p>
          </table:table-cell>
          <table:table-cell table:formula="of:=[day_hosp_csv_all.R276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77:.B277])" office:value-type="float" office:value="2.285714285" calcext:value-type="float">
            <text:p>2.285714285</text:p>
          </table:table-cell>
          <table:table-cell table:formula="of:=SUM([day_hosp_csv_all.C277:.D277])" office:value-type="float" office:value="1.285714286" calcext:value-type="float">
            <text:p>1.285714286</text:p>
          </table:table-cell>
          <table:table-cell table:formula="of:=SUM([day_hosp_csv_all.E277:.F277])" office:value-type="float" office:value="5.428571428" calcext:value-type="float">
            <text:p>5.428571428</text:p>
          </table:table-cell>
          <table:table-cell table:formula="of:=SUM([day_hosp_csv_all.G277:.H277])" office:value-type="float" office:value="8.714285714" calcext:value-type="float">
            <text:p>8.714285714</text:p>
          </table:table-cell>
          <table:table-cell table:formula="of:=SUM([day_hosp_csv_all.I277:.J277])" office:value-type="float" office:value="27" calcext:value-type="float">
            <text:p>27</text:p>
          </table:table-cell>
          <table:table-cell table:formula="of:=SUM([day_hosp_csv_all.K277])" office:value-type="float" office:value="15" calcext:value-type="float">
            <text:p>15</text:p>
          </table:table-cell>
          <table:table-cell table:formula="of:=SUM([day_hosp_csv_all.L277])" office:value-type="float" office:value="15.85714286" calcext:value-type="float">
            <text:p>15.85714286</text:p>
          </table:table-cell>
          <table:table-cell table:formula="of:=SUM([day_hosp_csv_all.M277])" office:value-type="float" office:value="23.57142857" calcext:value-type="float">
            <text:p>23.57142857</text:p>
          </table:table-cell>
          <table:table-cell table:formula="of:=SUM([day_hosp_csv_all.N277])" office:value-type="float" office:value="24.85714286" calcext:value-type="float">
            <text:p>24.85714286</text:p>
          </table:table-cell>
          <table:table-cell table:formula="of:=SUM([day_hosp_csv_all.O277:.Q277])" office:value-type="float" office:value="38.285714291" calcext:value-type="float">
            <text:p>38.285714291</text:p>
          </table:table-cell>
          <table:table-cell table:formula="of:=[day_hosp_csv_all.R277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78:.B278])" office:value-type="float" office:value="2.285714285" calcext:value-type="float">
            <text:p>2.285714285</text:p>
          </table:table-cell>
          <table:table-cell table:formula="of:=SUM([day_hosp_csv_all.C278:.D278])" office:value-type="float" office:value="1.285714286" calcext:value-type="float">
            <text:p>1.285714286</text:p>
          </table:table-cell>
          <table:table-cell table:formula="of:=SUM([day_hosp_csv_all.E278:.F278])" office:value-type="float" office:value="5.428571428" calcext:value-type="float">
            <text:p>5.428571428</text:p>
          </table:table-cell>
          <table:table-cell table:formula="of:=SUM([day_hosp_csv_all.G278:.H278])" office:value-type="float" office:value="8.714285714" calcext:value-type="float">
            <text:p>8.714285714</text:p>
          </table:table-cell>
          <table:table-cell table:formula="of:=SUM([day_hosp_csv_all.I278:.J278])" office:value-type="float" office:value="27" calcext:value-type="float">
            <text:p>27</text:p>
          </table:table-cell>
          <table:table-cell table:formula="of:=SUM([day_hosp_csv_all.K278])" office:value-type="float" office:value="15" calcext:value-type="float">
            <text:p>15</text:p>
          </table:table-cell>
          <table:table-cell table:formula="of:=SUM([day_hosp_csv_all.L278])" office:value-type="float" office:value="15.85714286" calcext:value-type="float">
            <text:p>15.85714286</text:p>
          </table:table-cell>
          <table:table-cell table:formula="of:=SUM([day_hosp_csv_all.M278])" office:value-type="float" office:value="23.57142857" calcext:value-type="float">
            <text:p>23.57142857</text:p>
          </table:table-cell>
          <table:table-cell table:formula="of:=SUM([day_hosp_csv_all.N278])" office:value-type="float" office:value="24.85714286" calcext:value-type="float">
            <text:p>24.85714286</text:p>
          </table:table-cell>
          <table:table-cell table:formula="of:=SUM([day_hosp_csv_all.O278:.Q278])" office:value-type="float" office:value="38.285714291" calcext:value-type="float">
            <text:p>38.285714291</text:p>
          </table:table-cell>
          <table:table-cell table:formula="of:=[day_hosp_csv_all.R278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79:.B279])" office:value-type="float" office:value="2.285714285" calcext:value-type="float">
            <text:p>2.285714285</text:p>
          </table:table-cell>
          <table:table-cell table:formula="of:=SUM([day_hosp_csv_all.C279:.D279])" office:value-type="float" office:value="1.285714286" calcext:value-type="float">
            <text:p>1.285714286</text:p>
          </table:table-cell>
          <table:table-cell table:formula="of:=SUM([day_hosp_csv_all.E279:.F279])" office:value-type="float" office:value="5.428571428" calcext:value-type="float">
            <text:p>5.428571428</text:p>
          </table:table-cell>
          <table:table-cell table:formula="of:=SUM([day_hosp_csv_all.G279:.H279])" office:value-type="float" office:value="8.714285714" calcext:value-type="float">
            <text:p>8.714285714</text:p>
          </table:table-cell>
          <table:table-cell table:formula="of:=SUM([day_hosp_csv_all.I279:.J279])" office:value-type="float" office:value="27" calcext:value-type="float">
            <text:p>27</text:p>
          </table:table-cell>
          <table:table-cell table:formula="of:=SUM([day_hosp_csv_all.K279])" office:value-type="float" office:value="15" calcext:value-type="float">
            <text:p>15</text:p>
          </table:table-cell>
          <table:table-cell table:formula="of:=SUM([day_hosp_csv_all.L279])" office:value-type="float" office:value="15.85714286" calcext:value-type="float">
            <text:p>15.85714286</text:p>
          </table:table-cell>
          <table:table-cell table:formula="of:=SUM([day_hosp_csv_all.M279])" office:value-type="float" office:value="23.57142857" calcext:value-type="float">
            <text:p>23.57142857</text:p>
          </table:table-cell>
          <table:table-cell table:formula="of:=SUM([day_hosp_csv_all.N279])" office:value-type="float" office:value="24.85714286" calcext:value-type="float">
            <text:p>24.85714286</text:p>
          </table:table-cell>
          <table:table-cell table:formula="of:=SUM([day_hosp_csv_all.O279:.Q279])" office:value-type="float" office:value="38.285714291" calcext:value-type="float">
            <text:p>38.285714291</text:p>
          </table:table-cell>
          <table:table-cell table:formula="of:=[day_hosp_csv_all.R279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80:.B280])" office:value-type="float" office:value="2.285714285" calcext:value-type="float">
            <text:p>2.285714285</text:p>
          </table:table-cell>
          <table:table-cell table:formula="of:=SUM([day_hosp_csv_all.C280:.D280])" office:value-type="float" office:value="1.285714286" calcext:value-type="float">
            <text:p>1.285714286</text:p>
          </table:table-cell>
          <table:table-cell table:formula="of:=SUM([day_hosp_csv_all.E280:.F280])" office:value-type="float" office:value="5.428571428" calcext:value-type="float">
            <text:p>5.428571428</text:p>
          </table:table-cell>
          <table:table-cell table:formula="of:=SUM([day_hosp_csv_all.G280:.H280])" office:value-type="float" office:value="8.714285714" calcext:value-type="float">
            <text:p>8.714285714</text:p>
          </table:table-cell>
          <table:table-cell table:formula="of:=SUM([day_hosp_csv_all.I280:.J280])" office:value-type="float" office:value="27" calcext:value-type="float">
            <text:p>27</text:p>
          </table:table-cell>
          <table:table-cell table:formula="of:=SUM([day_hosp_csv_all.K280])" office:value-type="float" office:value="15" calcext:value-type="float">
            <text:p>15</text:p>
          </table:table-cell>
          <table:table-cell table:formula="of:=SUM([day_hosp_csv_all.L280])" office:value-type="float" office:value="15.85714286" calcext:value-type="float">
            <text:p>15.85714286</text:p>
          </table:table-cell>
          <table:table-cell table:formula="of:=SUM([day_hosp_csv_all.M280])" office:value-type="float" office:value="23.57142857" calcext:value-type="float">
            <text:p>23.57142857</text:p>
          </table:table-cell>
          <table:table-cell table:formula="of:=SUM([day_hosp_csv_all.N280])" office:value-type="float" office:value="24.85714286" calcext:value-type="float">
            <text:p>24.85714286</text:p>
          </table:table-cell>
          <table:table-cell table:formula="of:=SUM([day_hosp_csv_all.O280:.Q280])" office:value-type="float" office:value="38.285714291" calcext:value-type="float">
            <text:p>38.285714291</text:p>
          </table:table-cell>
          <table:table-cell table:formula="of:=[day_hosp_csv_all.R280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81:.B281])" office:value-type="float" office:value="2.285714285" calcext:value-type="float">
            <text:p>2.285714285</text:p>
          </table:table-cell>
          <table:table-cell table:formula="of:=SUM([day_hosp_csv_all.C281:.D281])" office:value-type="float" office:value="1.285714286" calcext:value-type="float">
            <text:p>1.285714286</text:p>
          </table:table-cell>
          <table:table-cell table:formula="of:=SUM([day_hosp_csv_all.E281:.F281])" office:value-type="float" office:value="5.428571428" calcext:value-type="float">
            <text:p>5.428571428</text:p>
          </table:table-cell>
          <table:table-cell table:formula="of:=SUM([day_hosp_csv_all.G281:.H281])" office:value-type="float" office:value="8.714285714" calcext:value-type="float">
            <text:p>8.714285714</text:p>
          </table:table-cell>
          <table:table-cell table:formula="of:=SUM([day_hosp_csv_all.I281:.J281])" office:value-type="float" office:value="27" calcext:value-type="float">
            <text:p>27</text:p>
          </table:table-cell>
          <table:table-cell table:formula="of:=SUM([day_hosp_csv_all.K281])" office:value-type="float" office:value="15" calcext:value-type="float">
            <text:p>15</text:p>
          </table:table-cell>
          <table:table-cell table:formula="of:=SUM([day_hosp_csv_all.L281])" office:value-type="float" office:value="15.85714286" calcext:value-type="float">
            <text:p>15.85714286</text:p>
          </table:table-cell>
          <table:table-cell table:formula="of:=SUM([day_hosp_csv_all.M281])" office:value-type="float" office:value="23.57142857" calcext:value-type="float">
            <text:p>23.57142857</text:p>
          </table:table-cell>
          <table:table-cell table:formula="of:=SUM([day_hosp_csv_all.N281])" office:value-type="float" office:value="24.85714286" calcext:value-type="float">
            <text:p>24.85714286</text:p>
          </table:table-cell>
          <table:table-cell table:formula="of:=SUM([day_hosp_csv_all.O281:.Q281])" office:value-type="float" office:value="38.285714291" calcext:value-type="float">
            <text:p>38.285714291</text:p>
          </table:table-cell>
          <table:table-cell table:formula="of:=[day_hosp_csv_all.R281]" office:value-type="float" office:value="162.285714294" calcext:value-type="float">
            <text:p>162.285714294</text:p>
          </table:table-cell>
          <table:table-cell table:number-columns-repeated="1013"/>
        </table:table-row>
        <table:table-row table:style-name="ro1">
          <table:table-cell table:formula="of:=SUM([day_hosp_csv_all.A282:.B282])" office:value-type="float" office:value="1.714285715" calcext:value-type="float">
            <text:p>1.714285715</text:p>
          </table:table-cell>
          <table:table-cell table:formula="of:=SUM([day_hosp_csv_all.C282:.D282])" office:value-type="float" office:value="1.571428571" calcext:value-type="float">
            <text:p>1.571428571</text:p>
          </table:table-cell>
          <table:table-cell table:formula="of:=SUM([day_hosp_csv_all.E282:.F282])" office:value-type="float" office:value="7.571428571" calcext:value-type="float">
            <text:p>7.571428571</text:p>
          </table:table-cell>
          <table:table-cell table:formula="of:=SUM([day_hosp_csv_all.G282:.H282])" office:value-type="float" office:value="9.857142857" calcext:value-type="float">
            <text:p>9.857142857</text:p>
          </table:table-cell>
          <table:table-cell table:formula="of:=SUM([day_hosp_csv_all.I282:.J282])" office:value-type="float" office:value="25.42857143" calcext:value-type="float">
            <text:p>25.42857143</text:p>
          </table:table-cell>
          <table:table-cell table:formula="of:=SUM([day_hosp_csv_all.K282])" office:value-type="float" office:value="16.14285714" calcext:value-type="float">
            <text:p>16.14285714</text:p>
          </table:table-cell>
          <table:table-cell table:formula="of:=SUM([day_hosp_csv_all.L282])" office:value-type="float" office:value="19.57142857" calcext:value-type="float">
            <text:p>19.57142857</text:p>
          </table:table-cell>
          <table:table-cell table:formula="of:=SUM([day_hosp_csv_all.M282])" office:value-type="float" office:value="23.28571429" calcext:value-type="float">
            <text:p>23.28571429</text:p>
          </table:table-cell>
          <table:table-cell table:formula="of:=SUM([day_hosp_csv_all.N282])" office:value-type="float" office:value="22.28571429" calcext:value-type="float">
            <text:p>22.28571429</text:p>
          </table:table-cell>
          <table:table-cell table:formula="of:=SUM([day_hosp_csv_all.O282:.Q282])" office:value-type="float" office:value="42.000000001" calcext:value-type="float">
            <text:p>42.000000001</text:p>
          </table:table-cell>
          <table:table-cell table:formula="of:=[day_hosp_csv_all.R282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3:.B283])" office:value-type="float" office:value="1.714285715" calcext:value-type="float">
            <text:p>1.714285715</text:p>
          </table:table-cell>
          <table:table-cell table:formula="of:=SUM([day_hosp_csv_all.C283:.D283])" office:value-type="float" office:value="1.571428571" calcext:value-type="float">
            <text:p>1.571428571</text:p>
          </table:table-cell>
          <table:table-cell table:formula="of:=SUM([day_hosp_csv_all.E283:.F283])" office:value-type="float" office:value="7.571428571" calcext:value-type="float">
            <text:p>7.571428571</text:p>
          </table:table-cell>
          <table:table-cell table:formula="of:=SUM([day_hosp_csv_all.G283:.H283])" office:value-type="float" office:value="9.857142857" calcext:value-type="float">
            <text:p>9.857142857</text:p>
          </table:table-cell>
          <table:table-cell table:formula="of:=SUM([day_hosp_csv_all.I283:.J283])" office:value-type="float" office:value="25.42857143" calcext:value-type="float">
            <text:p>25.42857143</text:p>
          </table:table-cell>
          <table:table-cell table:formula="of:=SUM([day_hosp_csv_all.K283])" office:value-type="float" office:value="16.14285714" calcext:value-type="float">
            <text:p>16.14285714</text:p>
          </table:table-cell>
          <table:table-cell table:formula="of:=SUM([day_hosp_csv_all.L283])" office:value-type="float" office:value="19.57142857" calcext:value-type="float">
            <text:p>19.57142857</text:p>
          </table:table-cell>
          <table:table-cell table:formula="of:=SUM([day_hosp_csv_all.M283])" office:value-type="float" office:value="23.28571429" calcext:value-type="float">
            <text:p>23.28571429</text:p>
          </table:table-cell>
          <table:table-cell table:formula="of:=SUM([day_hosp_csv_all.N283])" office:value-type="float" office:value="22.28571429" calcext:value-type="float">
            <text:p>22.28571429</text:p>
          </table:table-cell>
          <table:table-cell table:formula="of:=SUM([day_hosp_csv_all.O283:.Q283])" office:value-type="float" office:value="42.000000001" calcext:value-type="float">
            <text:p>42.000000001</text:p>
          </table:table-cell>
          <table:table-cell table:formula="of:=[day_hosp_csv_all.R283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4:.B284])" office:value-type="float" office:value="1.714285715" calcext:value-type="float">
            <text:p>1.714285715</text:p>
          </table:table-cell>
          <table:table-cell table:formula="of:=SUM([day_hosp_csv_all.C284:.D284])" office:value-type="float" office:value="1.571428571" calcext:value-type="float">
            <text:p>1.571428571</text:p>
          </table:table-cell>
          <table:table-cell table:formula="of:=SUM([day_hosp_csv_all.E284:.F284])" office:value-type="float" office:value="7.571428571" calcext:value-type="float">
            <text:p>7.571428571</text:p>
          </table:table-cell>
          <table:table-cell table:formula="of:=SUM([day_hosp_csv_all.G284:.H284])" office:value-type="float" office:value="9.857142857" calcext:value-type="float">
            <text:p>9.857142857</text:p>
          </table:table-cell>
          <table:table-cell table:formula="of:=SUM([day_hosp_csv_all.I284:.J284])" office:value-type="float" office:value="25.42857143" calcext:value-type="float">
            <text:p>25.42857143</text:p>
          </table:table-cell>
          <table:table-cell table:formula="of:=SUM([day_hosp_csv_all.K284])" office:value-type="float" office:value="16.14285714" calcext:value-type="float">
            <text:p>16.14285714</text:p>
          </table:table-cell>
          <table:table-cell table:formula="of:=SUM([day_hosp_csv_all.L284])" office:value-type="float" office:value="19.57142857" calcext:value-type="float">
            <text:p>19.57142857</text:p>
          </table:table-cell>
          <table:table-cell table:formula="of:=SUM([day_hosp_csv_all.M284])" office:value-type="float" office:value="23.28571429" calcext:value-type="float">
            <text:p>23.28571429</text:p>
          </table:table-cell>
          <table:table-cell table:formula="of:=SUM([day_hosp_csv_all.N284])" office:value-type="float" office:value="22.28571429" calcext:value-type="float">
            <text:p>22.28571429</text:p>
          </table:table-cell>
          <table:table-cell table:formula="of:=SUM([day_hosp_csv_all.O284:.Q284])" office:value-type="float" office:value="42.000000001" calcext:value-type="float">
            <text:p>42.000000001</text:p>
          </table:table-cell>
          <table:table-cell table:formula="of:=[day_hosp_csv_all.R284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5:.B285])" office:value-type="float" office:value="1.714285715" calcext:value-type="float">
            <text:p>1.714285715</text:p>
          </table:table-cell>
          <table:table-cell table:formula="of:=SUM([day_hosp_csv_all.C285:.D285])" office:value-type="float" office:value="1.571428571" calcext:value-type="float">
            <text:p>1.571428571</text:p>
          </table:table-cell>
          <table:table-cell table:formula="of:=SUM([day_hosp_csv_all.E285:.F285])" office:value-type="float" office:value="7.571428571" calcext:value-type="float">
            <text:p>7.571428571</text:p>
          </table:table-cell>
          <table:table-cell table:formula="of:=SUM([day_hosp_csv_all.G285:.H285])" office:value-type="float" office:value="9.857142857" calcext:value-type="float">
            <text:p>9.857142857</text:p>
          </table:table-cell>
          <table:table-cell table:formula="of:=SUM([day_hosp_csv_all.I285:.J285])" office:value-type="float" office:value="25.42857143" calcext:value-type="float">
            <text:p>25.42857143</text:p>
          </table:table-cell>
          <table:table-cell table:formula="of:=SUM([day_hosp_csv_all.K285])" office:value-type="float" office:value="16.14285714" calcext:value-type="float">
            <text:p>16.14285714</text:p>
          </table:table-cell>
          <table:table-cell table:formula="of:=SUM([day_hosp_csv_all.L285])" office:value-type="float" office:value="19.57142857" calcext:value-type="float">
            <text:p>19.57142857</text:p>
          </table:table-cell>
          <table:table-cell table:formula="of:=SUM([day_hosp_csv_all.M285])" office:value-type="float" office:value="23.28571429" calcext:value-type="float">
            <text:p>23.28571429</text:p>
          </table:table-cell>
          <table:table-cell table:formula="of:=SUM([day_hosp_csv_all.N285])" office:value-type="float" office:value="22.28571429" calcext:value-type="float">
            <text:p>22.28571429</text:p>
          </table:table-cell>
          <table:table-cell table:formula="of:=SUM([day_hosp_csv_all.O285:.Q285])" office:value-type="float" office:value="42.000000001" calcext:value-type="float">
            <text:p>42.000000001</text:p>
          </table:table-cell>
          <table:table-cell table:formula="of:=[day_hosp_csv_all.R285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6:.B286])" office:value-type="float" office:value="1.714285715" calcext:value-type="float">
            <text:p>1.714285715</text:p>
          </table:table-cell>
          <table:table-cell table:formula="of:=SUM([day_hosp_csv_all.C286:.D286])" office:value-type="float" office:value="1.571428571" calcext:value-type="float">
            <text:p>1.571428571</text:p>
          </table:table-cell>
          <table:table-cell table:formula="of:=SUM([day_hosp_csv_all.E286:.F286])" office:value-type="float" office:value="7.571428571" calcext:value-type="float">
            <text:p>7.571428571</text:p>
          </table:table-cell>
          <table:table-cell table:formula="of:=SUM([day_hosp_csv_all.G286:.H286])" office:value-type="float" office:value="9.857142857" calcext:value-type="float">
            <text:p>9.857142857</text:p>
          </table:table-cell>
          <table:table-cell table:formula="of:=SUM([day_hosp_csv_all.I286:.J286])" office:value-type="float" office:value="25.42857143" calcext:value-type="float">
            <text:p>25.42857143</text:p>
          </table:table-cell>
          <table:table-cell table:formula="of:=SUM([day_hosp_csv_all.K286])" office:value-type="float" office:value="16.14285714" calcext:value-type="float">
            <text:p>16.14285714</text:p>
          </table:table-cell>
          <table:table-cell table:formula="of:=SUM([day_hosp_csv_all.L286])" office:value-type="float" office:value="19.57142857" calcext:value-type="float">
            <text:p>19.57142857</text:p>
          </table:table-cell>
          <table:table-cell table:formula="of:=SUM([day_hosp_csv_all.M286])" office:value-type="float" office:value="23.28571429" calcext:value-type="float">
            <text:p>23.28571429</text:p>
          </table:table-cell>
          <table:table-cell table:formula="of:=SUM([day_hosp_csv_all.N286])" office:value-type="float" office:value="22.28571429" calcext:value-type="float">
            <text:p>22.28571429</text:p>
          </table:table-cell>
          <table:table-cell table:formula="of:=SUM([day_hosp_csv_all.O286:.Q286])" office:value-type="float" office:value="42.000000001" calcext:value-type="float">
            <text:p>42.000000001</text:p>
          </table:table-cell>
          <table:table-cell table:formula="of:=[day_hosp_csv_all.R286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7:.B287])" office:value-type="float" office:value="1.714285715" calcext:value-type="float">
            <text:p>1.714285715</text:p>
          </table:table-cell>
          <table:table-cell table:formula="of:=SUM([day_hosp_csv_all.C287:.D287])" office:value-type="float" office:value="1.571428571" calcext:value-type="float">
            <text:p>1.571428571</text:p>
          </table:table-cell>
          <table:table-cell table:formula="of:=SUM([day_hosp_csv_all.E287:.F287])" office:value-type="float" office:value="7.571428571" calcext:value-type="float">
            <text:p>7.571428571</text:p>
          </table:table-cell>
          <table:table-cell table:formula="of:=SUM([day_hosp_csv_all.G287:.H287])" office:value-type="float" office:value="9.857142857" calcext:value-type="float">
            <text:p>9.857142857</text:p>
          </table:table-cell>
          <table:table-cell table:formula="of:=SUM([day_hosp_csv_all.I287:.J287])" office:value-type="float" office:value="25.42857143" calcext:value-type="float">
            <text:p>25.42857143</text:p>
          </table:table-cell>
          <table:table-cell table:formula="of:=SUM([day_hosp_csv_all.K287])" office:value-type="float" office:value="16.14285714" calcext:value-type="float">
            <text:p>16.14285714</text:p>
          </table:table-cell>
          <table:table-cell table:formula="of:=SUM([day_hosp_csv_all.L287])" office:value-type="float" office:value="19.57142857" calcext:value-type="float">
            <text:p>19.57142857</text:p>
          </table:table-cell>
          <table:table-cell table:formula="of:=SUM([day_hosp_csv_all.M287])" office:value-type="float" office:value="23.28571429" calcext:value-type="float">
            <text:p>23.28571429</text:p>
          </table:table-cell>
          <table:table-cell table:formula="of:=SUM([day_hosp_csv_all.N287])" office:value-type="float" office:value="22.28571429" calcext:value-type="float">
            <text:p>22.28571429</text:p>
          </table:table-cell>
          <table:table-cell table:formula="of:=SUM([day_hosp_csv_all.O287:.Q287])" office:value-type="float" office:value="42.000000001" calcext:value-type="float">
            <text:p>42.000000001</text:p>
          </table:table-cell>
          <table:table-cell table:formula="of:=[day_hosp_csv_all.R287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8:.B288])" office:value-type="float" office:value="1.714285715" calcext:value-type="float">
            <text:p>1.714285715</text:p>
          </table:table-cell>
          <table:table-cell table:formula="of:=SUM([day_hosp_csv_all.C288:.D288])" office:value-type="float" office:value="1.571428571" calcext:value-type="float">
            <text:p>1.571428571</text:p>
          </table:table-cell>
          <table:table-cell table:formula="of:=SUM([day_hosp_csv_all.E288:.F288])" office:value-type="float" office:value="7.571428571" calcext:value-type="float">
            <text:p>7.571428571</text:p>
          </table:table-cell>
          <table:table-cell table:formula="of:=SUM([day_hosp_csv_all.G288:.H288])" office:value-type="float" office:value="9.857142857" calcext:value-type="float">
            <text:p>9.857142857</text:p>
          </table:table-cell>
          <table:table-cell table:formula="of:=SUM([day_hosp_csv_all.I288:.J288])" office:value-type="float" office:value="25.42857143" calcext:value-type="float">
            <text:p>25.42857143</text:p>
          </table:table-cell>
          <table:table-cell table:formula="of:=SUM([day_hosp_csv_all.K288])" office:value-type="float" office:value="16.14285714" calcext:value-type="float">
            <text:p>16.14285714</text:p>
          </table:table-cell>
          <table:table-cell table:formula="of:=SUM([day_hosp_csv_all.L288])" office:value-type="float" office:value="19.57142857" calcext:value-type="float">
            <text:p>19.57142857</text:p>
          </table:table-cell>
          <table:table-cell table:formula="of:=SUM([day_hosp_csv_all.M288])" office:value-type="float" office:value="23.28571429" calcext:value-type="float">
            <text:p>23.28571429</text:p>
          </table:table-cell>
          <table:table-cell table:formula="of:=SUM([day_hosp_csv_all.N288])" office:value-type="float" office:value="22.28571429" calcext:value-type="float">
            <text:p>22.28571429</text:p>
          </table:table-cell>
          <table:table-cell table:formula="of:=SUM([day_hosp_csv_all.O288:.Q288])" office:value-type="float" office:value="42.000000001" calcext:value-type="float">
            <text:p>42.000000001</text:p>
          </table:table-cell>
          <table:table-cell table:formula="of:=[day_hosp_csv_all.R288]" office:value-type="float" office:value="169.428571435" calcext:value-type="float">
            <text:p>169.428571435</text:p>
          </table:table-cell>
          <table:table-cell table:number-columns-repeated="1013"/>
        </table:table-row>
        <table:table-row table:style-name="ro1">
          <table:table-cell table:formula="of:=SUM([day_hosp_csv_all.A289:.B289])" office:value-type="float" office:value="2.571428572" calcext:value-type="float">
            <text:p>2.571428572</text:p>
          </table:table-cell>
          <table:table-cell table:formula="of:=SUM([day_hosp_csv_all.C289:.D289])" office:value-type="float" office:value="3.571428572" calcext:value-type="float">
            <text:p>3.571428572</text:p>
          </table:table-cell>
          <table:table-cell table:formula="of:=SUM([day_hosp_csv_all.E289:.F289])" office:value-type="float" office:value="5.285714286" calcext:value-type="float">
            <text:p>5.285714286</text:p>
          </table:table-cell>
          <table:table-cell table:formula="of:=SUM([day_hosp_csv_all.G289:.H289])" office:value-type="float" office:value="13.714285714" calcext:value-type="float">
            <text:p>13.714285714</text:p>
          </table:table-cell>
          <table:table-cell table:formula="of:=SUM([day_hosp_csv_all.I289:.J289])" office:value-type="float" office:value="28.57142857" calcext:value-type="float">
            <text:p>28.57142857</text:p>
          </table:table-cell>
          <table:table-cell table:formula="of:=SUM([day_hosp_csv_all.K289])" office:value-type="float" office:value="16.85714286" calcext:value-type="float">
            <text:p>16.85714286</text:p>
          </table:table-cell>
          <table:table-cell table:formula="of:=SUM([day_hosp_csv_all.L289])" office:value-type="float" office:value="24" calcext:value-type="float">
            <text:p>24</text:p>
          </table:table-cell>
          <table:table-cell table:formula="of:=SUM([day_hosp_csv_all.M289])" office:value-type="float" office:value="27.71428571" calcext:value-type="float">
            <text:p>27.71428571</text:p>
          </table:table-cell>
          <table:table-cell table:formula="of:=SUM([day_hosp_csv_all.N289])" office:value-type="float" office:value="26.71428571" calcext:value-type="float">
            <text:p>26.71428571</text:p>
          </table:table-cell>
          <table:table-cell table:formula="of:=SUM([day_hosp_csv_all.O289:.Q289])" office:value-type="float" office:value="51.714285717" calcext:value-type="float">
            <text:p>51.714285717</text:p>
          </table:table-cell>
          <table:table-cell table:formula="of:=[day_hosp_csv_all.R289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0:.B290])" office:value-type="float" office:value="2.571428572" calcext:value-type="float">
            <text:p>2.571428572</text:p>
          </table:table-cell>
          <table:table-cell table:formula="of:=SUM([day_hosp_csv_all.C290:.D290])" office:value-type="float" office:value="3.571428572" calcext:value-type="float">
            <text:p>3.571428572</text:p>
          </table:table-cell>
          <table:table-cell table:formula="of:=SUM([day_hosp_csv_all.E290:.F290])" office:value-type="float" office:value="5.285714286" calcext:value-type="float">
            <text:p>5.285714286</text:p>
          </table:table-cell>
          <table:table-cell table:formula="of:=SUM([day_hosp_csv_all.G290:.H290])" office:value-type="float" office:value="13.714285714" calcext:value-type="float">
            <text:p>13.714285714</text:p>
          </table:table-cell>
          <table:table-cell table:formula="of:=SUM([day_hosp_csv_all.I290:.J290])" office:value-type="float" office:value="28.57142857" calcext:value-type="float">
            <text:p>28.57142857</text:p>
          </table:table-cell>
          <table:table-cell table:formula="of:=SUM([day_hosp_csv_all.K290])" office:value-type="float" office:value="16.85714286" calcext:value-type="float">
            <text:p>16.85714286</text:p>
          </table:table-cell>
          <table:table-cell table:formula="of:=SUM([day_hosp_csv_all.L290])" office:value-type="float" office:value="24" calcext:value-type="float">
            <text:p>24</text:p>
          </table:table-cell>
          <table:table-cell table:formula="of:=SUM([day_hosp_csv_all.M290])" office:value-type="float" office:value="27.71428571" calcext:value-type="float">
            <text:p>27.71428571</text:p>
          </table:table-cell>
          <table:table-cell table:formula="of:=SUM([day_hosp_csv_all.N290])" office:value-type="float" office:value="26.71428571" calcext:value-type="float">
            <text:p>26.71428571</text:p>
          </table:table-cell>
          <table:table-cell table:formula="of:=SUM([day_hosp_csv_all.O290:.Q290])" office:value-type="float" office:value="51.714285717" calcext:value-type="float">
            <text:p>51.714285717</text:p>
          </table:table-cell>
          <table:table-cell table:formula="of:=[day_hosp_csv_all.R290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1:.B291])" office:value-type="float" office:value="2.571428572" calcext:value-type="float">
            <text:p>2.571428572</text:p>
          </table:table-cell>
          <table:table-cell table:formula="of:=SUM([day_hosp_csv_all.C291:.D291])" office:value-type="float" office:value="3.571428572" calcext:value-type="float">
            <text:p>3.571428572</text:p>
          </table:table-cell>
          <table:table-cell table:formula="of:=SUM([day_hosp_csv_all.E291:.F291])" office:value-type="float" office:value="5.285714286" calcext:value-type="float">
            <text:p>5.285714286</text:p>
          </table:table-cell>
          <table:table-cell table:formula="of:=SUM([day_hosp_csv_all.G291:.H291])" office:value-type="float" office:value="13.714285714" calcext:value-type="float">
            <text:p>13.714285714</text:p>
          </table:table-cell>
          <table:table-cell table:formula="of:=SUM([day_hosp_csv_all.I291:.J291])" office:value-type="float" office:value="28.57142857" calcext:value-type="float">
            <text:p>28.57142857</text:p>
          </table:table-cell>
          <table:table-cell table:formula="of:=SUM([day_hosp_csv_all.K291])" office:value-type="float" office:value="16.85714286" calcext:value-type="float">
            <text:p>16.85714286</text:p>
          </table:table-cell>
          <table:table-cell table:formula="of:=SUM([day_hosp_csv_all.L291])" office:value-type="float" office:value="24" calcext:value-type="float">
            <text:p>24</text:p>
          </table:table-cell>
          <table:table-cell table:formula="of:=SUM([day_hosp_csv_all.M291])" office:value-type="float" office:value="27.71428571" calcext:value-type="float">
            <text:p>27.71428571</text:p>
          </table:table-cell>
          <table:table-cell table:formula="of:=SUM([day_hosp_csv_all.N291])" office:value-type="float" office:value="26.71428571" calcext:value-type="float">
            <text:p>26.71428571</text:p>
          </table:table-cell>
          <table:table-cell table:formula="of:=SUM([day_hosp_csv_all.O291:.Q291])" office:value-type="float" office:value="51.714285717" calcext:value-type="float">
            <text:p>51.714285717</text:p>
          </table:table-cell>
          <table:table-cell table:formula="of:=[day_hosp_csv_all.R291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2:.B292])" office:value-type="float" office:value="2.571428572" calcext:value-type="float">
            <text:p>2.571428572</text:p>
          </table:table-cell>
          <table:table-cell table:formula="of:=SUM([day_hosp_csv_all.C292:.D292])" office:value-type="float" office:value="3.571428572" calcext:value-type="float">
            <text:p>3.571428572</text:p>
          </table:table-cell>
          <table:table-cell table:formula="of:=SUM([day_hosp_csv_all.E292:.F292])" office:value-type="float" office:value="5.285714286" calcext:value-type="float">
            <text:p>5.285714286</text:p>
          </table:table-cell>
          <table:table-cell table:formula="of:=SUM([day_hosp_csv_all.G292:.H292])" office:value-type="float" office:value="13.714285714" calcext:value-type="float">
            <text:p>13.714285714</text:p>
          </table:table-cell>
          <table:table-cell table:formula="of:=SUM([day_hosp_csv_all.I292:.J292])" office:value-type="float" office:value="28.57142857" calcext:value-type="float">
            <text:p>28.57142857</text:p>
          </table:table-cell>
          <table:table-cell table:formula="of:=SUM([day_hosp_csv_all.K292])" office:value-type="float" office:value="16.85714286" calcext:value-type="float">
            <text:p>16.85714286</text:p>
          </table:table-cell>
          <table:table-cell table:formula="of:=SUM([day_hosp_csv_all.L292])" office:value-type="float" office:value="24" calcext:value-type="float">
            <text:p>24</text:p>
          </table:table-cell>
          <table:table-cell table:formula="of:=SUM([day_hosp_csv_all.M292])" office:value-type="float" office:value="27.71428571" calcext:value-type="float">
            <text:p>27.71428571</text:p>
          </table:table-cell>
          <table:table-cell table:formula="of:=SUM([day_hosp_csv_all.N292])" office:value-type="float" office:value="26.71428571" calcext:value-type="float">
            <text:p>26.71428571</text:p>
          </table:table-cell>
          <table:table-cell table:formula="of:=SUM([day_hosp_csv_all.O292:.Q292])" office:value-type="float" office:value="51.714285717" calcext:value-type="float">
            <text:p>51.714285717</text:p>
          </table:table-cell>
          <table:table-cell table:formula="of:=[day_hosp_csv_all.R292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3:.B293])" office:value-type="float" office:value="2.571428572" calcext:value-type="float">
            <text:p>2.571428572</text:p>
          </table:table-cell>
          <table:table-cell table:formula="of:=SUM([day_hosp_csv_all.C293:.D293])" office:value-type="float" office:value="3.571428572" calcext:value-type="float">
            <text:p>3.571428572</text:p>
          </table:table-cell>
          <table:table-cell table:formula="of:=SUM([day_hosp_csv_all.E293:.F293])" office:value-type="float" office:value="5.285714286" calcext:value-type="float">
            <text:p>5.285714286</text:p>
          </table:table-cell>
          <table:table-cell table:formula="of:=SUM([day_hosp_csv_all.G293:.H293])" office:value-type="float" office:value="13.714285714" calcext:value-type="float">
            <text:p>13.714285714</text:p>
          </table:table-cell>
          <table:table-cell table:formula="of:=SUM([day_hosp_csv_all.I293:.J293])" office:value-type="float" office:value="28.57142857" calcext:value-type="float">
            <text:p>28.57142857</text:p>
          </table:table-cell>
          <table:table-cell table:formula="of:=SUM([day_hosp_csv_all.K293])" office:value-type="float" office:value="16.85714286" calcext:value-type="float">
            <text:p>16.85714286</text:p>
          </table:table-cell>
          <table:table-cell table:formula="of:=SUM([day_hosp_csv_all.L293])" office:value-type="float" office:value="24" calcext:value-type="float">
            <text:p>24</text:p>
          </table:table-cell>
          <table:table-cell table:formula="of:=SUM([day_hosp_csv_all.M293])" office:value-type="float" office:value="27.71428571" calcext:value-type="float">
            <text:p>27.71428571</text:p>
          </table:table-cell>
          <table:table-cell table:formula="of:=SUM([day_hosp_csv_all.N293])" office:value-type="float" office:value="26.71428571" calcext:value-type="float">
            <text:p>26.71428571</text:p>
          </table:table-cell>
          <table:table-cell table:formula="of:=SUM([day_hosp_csv_all.O293:.Q293])" office:value-type="float" office:value="51.714285717" calcext:value-type="float">
            <text:p>51.714285717</text:p>
          </table:table-cell>
          <table:table-cell table:formula="of:=[day_hosp_csv_all.R293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4:.B294])" office:value-type="float" office:value="2.571428572" calcext:value-type="float">
            <text:p>2.571428572</text:p>
          </table:table-cell>
          <table:table-cell table:formula="of:=SUM([day_hosp_csv_all.C294:.D294])" office:value-type="float" office:value="3.571428572" calcext:value-type="float">
            <text:p>3.571428572</text:p>
          </table:table-cell>
          <table:table-cell table:formula="of:=SUM([day_hosp_csv_all.E294:.F294])" office:value-type="float" office:value="5.285714286" calcext:value-type="float">
            <text:p>5.285714286</text:p>
          </table:table-cell>
          <table:table-cell table:formula="of:=SUM([day_hosp_csv_all.G294:.H294])" office:value-type="float" office:value="13.714285714" calcext:value-type="float">
            <text:p>13.714285714</text:p>
          </table:table-cell>
          <table:table-cell table:formula="of:=SUM([day_hosp_csv_all.I294:.J294])" office:value-type="float" office:value="28.57142857" calcext:value-type="float">
            <text:p>28.57142857</text:p>
          </table:table-cell>
          <table:table-cell table:formula="of:=SUM([day_hosp_csv_all.K294])" office:value-type="float" office:value="16.85714286" calcext:value-type="float">
            <text:p>16.85714286</text:p>
          </table:table-cell>
          <table:table-cell table:formula="of:=SUM([day_hosp_csv_all.L294])" office:value-type="float" office:value="24" calcext:value-type="float">
            <text:p>24</text:p>
          </table:table-cell>
          <table:table-cell table:formula="of:=SUM([day_hosp_csv_all.M294])" office:value-type="float" office:value="27.71428571" calcext:value-type="float">
            <text:p>27.71428571</text:p>
          </table:table-cell>
          <table:table-cell table:formula="of:=SUM([day_hosp_csv_all.N294])" office:value-type="float" office:value="26.71428571" calcext:value-type="float">
            <text:p>26.71428571</text:p>
          </table:table-cell>
          <table:table-cell table:formula="of:=SUM([day_hosp_csv_all.O294:.Q294])" office:value-type="float" office:value="51.714285717" calcext:value-type="float">
            <text:p>51.714285717</text:p>
          </table:table-cell>
          <table:table-cell table:formula="of:=[day_hosp_csv_all.R294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5:.B295])" office:value-type="float" office:value="2.571428572" calcext:value-type="float">
            <text:p>2.571428572</text:p>
          </table:table-cell>
          <table:table-cell table:formula="of:=SUM([day_hosp_csv_all.C295:.D295])" office:value-type="float" office:value="3.571428572" calcext:value-type="float">
            <text:p>3.571428572</text:p>
          </table:table-cell>
          <table:table-cell table:formula="of:=SUM([day_hosp_csv_all.E295:.F295])" office:value-type="float" office:value="5.285714286" calcext:value-type="float">
            <text:p>5.285714286</text:p>
          </table:table-cell>
          <table:table-cell table:formula="of:=SUM([day_hosp_csv_all.G295:.H295])" office:value-type="float" office:value="13.714285714" calcext:value-type="float">
            <text:p>13.714285714</text:p>
          </table:table-cell>
          <table:table-cell table:formula="of:=SUM([day_hosp_csv_all.I295:.J295])" office:value-type="float" office:value="28.57142857" calcext:value-type="float">
            <text:p>28.57142857</text:p>
          </table:table-cell>
          <table:table-cell table:formula="of:=SUM([day_hosp_csv_all.K295])" office:value-type="float" office:value="16.85714286" calcext:value-type="float">
            <text:p>16.85714286</text:p>
          </table:table-cell>
          <table:table-cell table:formula="of:=SUM([day_hosp_csv_all.L295])" office:value-type="float" office:value="24" calcext:value-type="float">
            <text:p>24</text:p>
          </table:table-cell>
          <table:table-cell table:formula="of:=SUM([day_hosp_csv_all.M295])" office:value-type="float" office:value="27.71428571" calcext:value-type="float">
            <text:p>27.71428571</text:p>
          </table:table-cell>
          <table:table-cell table:formula="of:=SUM([day_hosp_csv_all.N295])" office:value-type="float" office:value="26.71428571" calcext:value-type="float">
            <text:p>26.71428571</text:p>
          </table:table-cell>
          <table:table-cell table:formula="of:=SUM([day_hosp_csv_all.O295:.Q295])" office:value-type="float" office:value="51.714285717" calcext:value-type="float">
            <text:p>51.714285717</text:p>
          </table:table-cell>
          <table:table-cell table:formula="of:=[day_hosp_csv_all.R295]" office:value-type="float" office:value="200.714285711" calcext:value-type="float">
            <text:p>200.714285711</text:p>
          </table:table-cell>
          <table:table-cell table:number-columns-repeated="1013"/>
        </table:table-row>
        <table:table-row table:style-name="ro1">
          <table:table-cell table:formula="of:=SUM([day_hosp_csv_all.A296:.B296])" office:value-type="float" office:value="3" calcext:value-type="float">
            <text:p>3</text:p>
          </table:table-cell>
          <table:table-cell table:formula="of:=SUM([day_hosp_csv_all.C296:.D296])" office:value-type="float" office:value="3.714285714" calcext:value-type="float">
            <text:p>3.714285714</text:p>
          </table:table-cell>
          <table:table-cell table:formula="of:=SUM([day_hosp_csv_all.E296:.F296])" office:value-type="float" office:value="8.571428572" calcext:value-type="float">
            <text:p>8.571428572</text:p>
          </table:table-cell>
          <table:table-cell table:formula="of:=SUM([day_hosp_csv_all.G296:.H296])" office:value-type="float" office:value="14.142857143" calcext:value-type="float">
            <text:p>14.142857143</text:p>
          </table:table-cell>
          <table:table-cell table:formula="of:=SUM([day_hosp_csv_all.I296:.J296])" office:value-type="float" office:value="36.57142857" calcext:value-type="float">
            <text:p>36.57142857</text:p>
          </table:table-cell>
          <table:table-cell table:formula="of:=SUM([day_hosp_csv_all.K296])" office:value-type="float" office:value="23.42857143" calcext:value-type="float">
            <text:p>23.42857143</text:p>
          </table:table-cell>
          <table:table-cell table:formula="of:=SUM([day_hosp_csv_all.L296])" office:value-type="float" office:value="26.28571429" calcext:value-type="float">
            <text:p>26.28571429</text:p>
          </table:table-cell>
          <table:table-cell table:formula="of:=SUM([day_hosp_csv_all.M296])" office:value-type="float" office:value="36.28571429" calcext:value-type="float">
            <text:p>36.28571429</text:p>
          </table:table-cell>
          <table:table-cell table:formula="of:=SUM([day_hosp_csv_all.N296])" office:value-type="float" office:value="36.57142857" calcext:value-type="float">
            <text:p>36.57142857</text:p>
          </table:table-cell>
          <table:table-cell table:formula="of:=SUM([day_hosp_csv_all.O296:.Q296])" office:value-type="float" office:value="59.999999999" calcext:value-type="float">
            <text:p>59.999999999</text:p>
          </table:table-cell>
          <table:table-cell table:formula="of:=[day_hosp_csv_all.R296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297:.B297])" office:value-type="float" office:value="3" calcext:value-type="float">
            <text:p>3</text:p>
          </table:table-cell>
          <table:table-cell table:formula="of:=SUM([day_hosp_csv_all.C297:.D297])" office:value-type="float" office:value="3.714285714" calcext:value-type="float">
            <text:p>3.714285714</text:p>
          </table:table-cell>
          <table:table-cell table:formula="of:=SUM([day_hosp_csv_all.E297:.F297])" office:value-type="float" office:value="8.571428572" calcext:value-type="float">
            <text:p>8.571428572</text:p>
          </table:table-cell>
          <table:table-cell table:formula="of:=SUM([day_hosp_csv_all.G297:.H297])" office:value-type="float" office:value="14.142857143" calcext:value-type="float">
            <text:p>14.142857143</text:p>
          </table:table-cell>
          <table:table-cell table:formula="of:=SUM([day_hosp_csv_all.I297:.J297])" office:value-type="float" office:value="36.57142857" calcext:value-type="float">
            <text:p>36.57142857</text:p>
          </table:table-cell>
          <table:table-cell table:formula="of:=SUM([day_hosp_csv_all.K297])" office:value-type="float" office:value="23.42857143" calcext:value-type="float">
            <text:p>23.42857143</text:p>
          </table:table-cell>
          <table:table-cell table:formula="of:=SUM([day_hosp_csv_all.L297])" office:value-type="float" office:value="26.28571429" calcext:value-type="float">
            <text:p>26.28571429</text:p>
          </table:table-cell>
          <table:table-cell table:formula="of:=SUM([day_hosp_csv_all.M297])" office:value-type="float" office:value="36.28571429" calcext:value-type="float">
            <text:p>36.28571429</text:p>
          </table:table-cell>
          <table:table-cell table:formula="of:=SUM([day_hosp_csv_all.N297])" office:value-type="float" office:value="36.57142857" calcext:value-type="float">
            <text:p>36.57142857</text:p>
          </table:table-cell>
          <table:table-cell table:formula="of:=SUM([day_hosp_csv_all.O297:.Q297])" office:value-type="float" office:value="59.999999999" calcext:value-type="float">
            <text:p>59.999999999</text:p>
          </table:table-cell>
          <table:table-cell table:formula="of:=[day_hosp_csv_all.R297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298:.B298])" office:value-type="float" office:value="3" calcext:value-type="float">
            <text:p>3</text:p>
          </table:table-cell>
          <table:table-cell table:formula="of:=SUM([day_hosp_csv_all.C298:.D298])" office:value-type="float" office:value="3.714285714" calcext:value-type="float">
            <text:p>3.714285714</text:p>
          </table:table-cell>
          <table:table-cell table:formula="of:=SUM([day_hosp_csv_all.E298:.F298])" office:value-type="float" office:value="8.571428572" calcext:value-type="float">
            <text:p>8.571428572</text:p>
          </table:table-cell>
          <table:table-cell table:formula="of:=SUM([day_hosp_csv_all.G298:.H298])" office:value-type="float" office:value="14.142857143" calcext:value-type="float">
            <text:p>14.142857143</text:p>
          </table:table-cell>
          <table:table-cell table:formula="of:=SUM([day_hosp_csv_all.I298:.J298])" office:value-type="float" office:value="36.57142857" calcext:value-type="float">
            <text:p>36.57142857</text:p>
          </table:table-cell>
          <table:table-cell table:formula="of:=SUM([day_hosp_csv_all.K298])" office:value-type="float" office:value="23.42857143" calcext:value-type="float">
            <text:p>23.42857143</text:p>
          </table:table-cell>
          <table:table-cell table:formula="of:=SUM([day_hosp_csv_all.L298])" office:value-type="float" office:value="26.28571429" calcext:value-type="float">
            <text:p>26.28571429</text:p>
          </table:table-cell>
          <table:table-cell table:formula="of:=SUM([day_hosp_csv_all.M298])" office:value-type="float" office:value="36.28571429" calcext:value-type="float">
            <text:p>36.28571429</text:p>
          </table:table-cell>
          <table:table-cell table:formula="of:=SUM([day_hosp_csv_all.N298])" office:value-type="float" office:value="36.57142857" calcext:value-type="float">
            <text:p>36.57142857</text:p>
          </table:table-cell>
          <table:table-cell table:formula="of:=SUM([day_hosp_csv_all.O298:.Q298])" office:value-type="float" office:value="59.999999999" calcext:value-type="float">
            <text:p>59.999999999</text:p>
          </table:table-cell>
          <table:table-cell table:formula="of:=[day_hosp_csv_all.R298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299:.B299])" office:value-type="float" office:value="3" calcext:value-type="float">
            <text:p>3</text:p>
          </table:table-cell>
          <table:table-cell table:formula="of:=SUM([day_hosp_csv_all.C299:.D299])" office:value-type="float" office:value="3.714285714" calcext:value-type="float">
            <text:p>3.714285714</text:p>
          </table:table-cell>
          <table:table-cell table:formula="of:=SUM([day_hosp_csv_all.E299:.F299])" office:value-type="float" office:value="8.571428572" calcext:value-type="float">
            <text:p>8.571428572</text:p>
          </table:table-cell>
          <table:table-cell table:formula="of:=SUM([day_hosp_csv_all.G299:.H299])" office:value-type="float" office:value="14.142857143" calcext:value-type="float">
            <text:p>14.142857143</text:p>
          </table:table-cell>
          <table:table-cell table:formula="of:=SUM([day_hosp_csv_all.I299:.J299])" office:value-type="float" office:value="36.57142857" calcext:value-type="float">
            <text:p>36.57142857</text:p>
          </table:table-cell>
          <table:table-cell table:formula="of:=SUM([day_hosp_csv_all.K299])" office:value-type="float" office:value="23.42857143" calcext:value-type="float">
            <text:p>23.42857143</text:p>
          </table:table-cell>
          <table:table-cell table:formula="of:=SUM([day_hosp_csv_all.L299])" office:value-type="float" office:value="26.28571429" calcext:value-type="float">
            <text:p>26.28571429</text:p>
          </table:table-cell>
          <table:table-cell table:formula="of:=SUM([day_hosp_csv_all.M299])" office:value-type="float" office:value="36.28571429" calcext:value-type="float">
            <text:p>36.28571429</text:p>
          </table:table-cell>
          <table:table-cell table:formula="of:=SUM([day_hosp_csv_all.N299])" office:value-type="float" office:value="36.57142857" calcext:value-type="float">
            <text:p>36.57142857</text:p>
          </table:table-cell>
          <table:table-cell table:formula="of:=SUM([day_hosp_csv_all.O299:.Q299])" office:value-type="float" office:value="59.999999999" calcext:value-type="float">
            <text:p>59.999999999</text:p>
          </table:table-cell>
          <table:table-cell table:formula="of:=[day_hosp_csv_all.R299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300:.B300])" office:value-type="float" office:value="3" calcext:value-type="float">
            <text:p>3</text:p>
          </table:table-cell>
          <table:table-cell table:formula="of:=SUM([day_hosp_csv_all.C300:.D300])" office:value-type="float" office:value="3.714285714" calcext:value-type="float">
            <text:p>3.714285714</text:p>
          </table:table-cell>
          <table:table-cell table:formula="of:=SUM([day_hosp_csv_all.E300:.F300])" office:value-type="float" office:value="8.571428572" calcext:value-type="float">
            <text:p>8.571428572</text:p>
          </table:table-cell>
          <table:table-cell table:formula="of:=SUM([day_hosp_csv_all.G300:.H300])" office:value-type="float" office:value="14.142857143" calcext:value-type="float">
            <text:p>14.142857143</text:p>
          </table:table-cell>
          <table:table-cell table:formula="of:=SUM([day_hosp_csv_all.I300:.J300])" office:value-type="float" office:value="36.57142857" calcext:value-type="float">
            <text:p>36.57142857</text:p>
          </table:table-cell>
          <table:table-cell table:formula="of:=SUM([day_hosp_csv_all.K300])" office:value-type="float" office:value="23.42857143" calcext:value-type="float">
            <text:p>23.42857143</text:p>
          </table:table-cell>
          <table:table-cell table:formula="of:=SUM([day_hosp_csv_all.L300])" office:value-type="float" office:value="26.28571429" calcext:value-type="float">
            <text:p>26.28571429</text:p>
          </table:table-cell>
          <table:table-cell table:formula="of:=SUM([day_hosp_csv_all.M300])" office:value-type="float" office:value="36.28571429" calcext:value-type="float">
            <text:p>36.28571429</text:p>
          </table:table-cell>
          <table:table-cell table:formula="of:=SUM([day_hosp_csv_all.N300])" office:value-type="float" office:value="36.57142857" calcext:value-type="float">
            <text:p>36.57142857</text:p>
          </table:table-cell>
          <table:table-cell table:formula="of:=SUM([day_hosp_csv_all.O300:.Q300])" office:value-type="float" office:value="59.999999999" calcext:value-type="float">
            <text:p>59.999999999</text:p>
          </table:table-cell>
          <table:table-cell table:formula="of:=[day_hosp_csv_all.R300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301:.B301])" office:value-type="float" office:value="3" calcext:value-type="float">
            <text:p>3</text:p>
          </table:table-cell>
          <table:table-cell table:formula="of:=SUM([day_hosp_csv_all.C301:.D301])" office:value-type="float" office:value="3.714285714" calcext:value-type="float">
            <text:p>3.714285714</text:p>
          </table:table-cell>
          <table:table-cell table:formula="of:=SUM([day_hosp_csv_all.E301:.F301])" office:value-type="float" office:value="8.571428572" calcext:value-type="float">
            <text:p>8.571428572</text:p>
          </table:table-cell>
          <table:table-cell table:formula="of:=SUM([day_hosp_csv_all.G301:.H301])" office:value-type="float" office:value="14.142857143" calcext:value-type="float">
            <text:p>14.142857143</text:p>
          </table:table-cell>
          <table:table-cell table:formula="of:=SUM([day_hosp_csv_all.I301:.J301])" office:value-type="float" office:value="36.57142857" calcext:value-type="float">
            <text:p>36.57142857</text:p>
          </table:table-cell>
          <table:table-cell table:formula="of:=SUM([day_hosp_csv_all.K301])" office:value-type="float" office:value="23.42857143" calcext:value-type="float">
            <text:p>23.42857143</text:p>
          </table:table-cell>
          <table:table-cell table:formula="of:=SUM([day_hosp_csv_all.L301])" office:value-type="float" office:value="26.28571429" calcext:value-type="float">
            <text:p>26.28571429</text:p>
          </table:table-cell>
          <table:table-cell table:formula="of:=SUM([day_hosp_csv_all.M301])" office:value-type="float" office:value="36.28571429" calcext:value-type="float">
            <text:p>36.28571429</text:p>
          </table:table-cell>
          <table:table-cell table:formula="of:=SUM([day_hosp_csv_all.N301])" office:value-type="float" office:value="36.57142857" calcext:value-type="float">
            <text:p>36.57142857</text:p>
          </table:table-cell>
          <table:table-cell table:formula="of:=SUM([day_hosp_csv_all.O301:.Q301])" office:value-type="float" office:value="59.999999999" calcext:value-type="float">
            <text:p>59.999999999</text:p>
          </table:table-cell>
          <table:table-cell table:formula="of:=[day_hosp_csv_all.R301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>
          <table:table-cell table:formula="of:=SUM([day_hosp_csv_all.A302:.B302])" office:value-type="float" office:value="3" calcext:value-type="float">
            <text:p>3</text:p>
          </table:table-cell>
          <table:table-cell table:formula="of:=SUM([day_hosp_csv_all.C302:.D302])" office:value-type="float" office:value="3.714285714" calcext:value-type="float">
            <text:p>3.714285714</text:p>
          </table:table-cell>
          <table:table-cell table:formula="of:=SUM([day_hosp_csv_all.E302:.F302])" office:value-type="float" office:value="8.571428572" calcext:value-type="float">
            <text:p>8.571428572</text:p>
          </table:table-cell>
          <table:table-cell table:formula="of:=SUM([day_hosp_csv_all.G302:.H302])" office:value-type="float" office:value="14.142857143" calcext:value-type="float">
            <text:p>14.142857143</text:p>
          </table:table-cell>
          <table:table-cell table:formula="of:=SUM([day_hosp_csv_all.I302:.J302])" office:value-type="float" office:value="36.57142857" calcext:value-type="float">
            <text:p>36.57142857</text:p>
          </table:table-cell>
          <table:table-cell table:formula="of:=SUM([day_hosp_csv_all.K302])" office:value-type="float" office:value="23.42857143" calcext:value-type="float">
            <text:p>23.42857143</text:p>
          </table:table-cell>
          <table:table-cell table:formula="of:=SUM([day_hosp_csv_all.L302])" office:value-type="float" office:value="26.28571429" calcext:value-type="float">
            <text:p>26.28571429</text:p>
          </table:table-cell>
          <table:table-cell table:formula="of:=SUM([day_hosp_csv_all.M302])" office:value-type="float" office:value="36.28571429" calcext:value-type="float">
            <text:p>36.28571429</text:p>
          </table:table-cell>
          <table:table-cell table:formula="of:=SUM([day_hosp_csv_all.N302])" office:value-type="float" office:value="36.57142857" calcext:value-type="float">
            <text:p>36.57142857</text:p>
          </table:table-cell>
          <table:table-cell table:formula="of:=SUM([day_hosp_csv_all.O302:.Q302])" office:value-type="float" office:value="59.999999999" calcext:value-type="float">
            <text:p>59.999999999</text:p>
          </table:table-cell>
          <table:table-cell table:formula="of:=[day_hosp_csv_all.R302]" office:value-type="float" office:value="248.571428578" calcext:value-type="float">
            <text:p>248.571428578</text:p>
          </table:table-cell>
          <table:table-cell table:number-columns-repeated="1013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-65_65-inf" table:style-name="ta1">
        <table:table-column table:style-name="co3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all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2:.B2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3:.B3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4:.B4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5:.B5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6:.B6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7:.B7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8:.B8])" office:value-type="float" office:value="2.428571431" calcext:value-type="float">
            <text:p>2.428571431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9:.B9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0:.B10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1:.B11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2:.B12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3:.B13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4:.B14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5:.B15])" office:value-type="float" office:value="13.571428573" calcext:value-type="float">
            <text:p>13.571428573</text:p>
          </table:table-cell>
          <table:table-cell table:number-columns-repeated="1021"/>
        </table:table-row>
        <table:table-row table:style-name="ro1">
          <table:table-cell office:value-type="float" office:value="131.119718312" calcext:value-type="float">
            <text:p>131.119718312</text:p>
          </table:table-cell>
          <table:table-cell office:value-type="float" office:value="301.88028169" calcext:value-type="float">
            <text:p>301.88028169</text:p>
          </table:table-cell>
          <table:table-cell table:formula="of:=SUM([.A16:.B16])" office:value-type="float" office:value="433.000000002" calcext:value-type="float">
            <text:p>433.000000002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7:.B17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8:.B18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9:.B19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0:.B20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1:.B21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2:.B22])" office:value-type="float" office:value="61.857142858" calcext:value-type="float">
            <text:p>61.857142858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3:.B23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4:.B24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5:.B25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6:.B26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7:.B27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8:.B28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9:.B29])" office:value-type="float" office:value="241.428571429" calcext:value-type="float">
            <text:p>241.428571429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0:.B30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1:.B31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2:.B32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3:.B33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4:.B34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5:.B35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6:.B36])" office:value-type="float" office:value="470.000000018" calcext:value-type="float">
            <text:p>470.000000018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7:.B37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8:.B38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9:.B39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0:.B40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1:.B41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2:.B42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3:.B43])" office:value-type="float" office:value="346.142857144" calcext:value-type="float">
            <text:p>346.142857144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4:.B44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5:.B45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6:.B46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7:.B47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8:.B48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9:.B49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50:.B50])" office:value-type="float" office:value="216.999999996" calcext:value-type="float">
            <text:p>216.999999996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1:.B51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2:.B52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3:.B53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4:.B54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5:.B55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6:.B56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7:.B57])" office:value-type="float" office:value="129.142857139" calcext:value-type="float">
            <text:p>129.142857139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58:.B58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59:.B59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0:.B60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1:.B61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2:.B62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3:.B63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4:.B64])" office:value-type="float" office:value="83.142857147" calcext:value-type="float">
            <text:p>83.142857147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5:.B65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6:.B66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7:.B67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8:.B68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9:.B69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70:.B70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71:.B71])" office:value-type="float" office:value="55.714285716" calcext:value-type="float">
            <text:p>55.71428571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2:.B72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3:.B73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4:.B74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5:.B75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6:.B76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7:.B77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8:.B78])" office:value-type="float" office:value="41.857142856" calcext:value-type="float">
            <text:p>41.857142856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79:.B79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0:.B80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1:.B81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2:.B82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3:.B83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4:.B84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5:.B85])" office:value-type="float" office:value="29.285714287" calcext:value-type="float">
            <text:p>29.285714287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6:.B86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7:.B87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8:.B88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9:.B89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0:.B90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1:.B91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2:.B92])" office:value-type="float" office:value="21.285714289" calcext:value-type="float">
            <text:p>21.285714289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3:.B93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4:.B94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5:.B95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6:.B96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7:.B97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8:.B98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9:.B99])" office:value-type="float" office:value="19.571428574" calcext:value-type="float">
            <text:p>19.571428574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0:.B100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1:.B101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2:.B102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3:.B103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4:.B104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5:.B105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6:.B106])" office:value-type="float" office:value="11.714285717" calcext:value-type="float">
            <text:p>11.714285717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7:.B107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8:.B108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9:.B109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0:.B110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1:.B111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2:.B112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3:.B113])" office:value-type="float" office:value="7.285714288" calcext:value-type="float">
            <text:p>7.285714288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4:.B114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5:.B115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6:.B116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7:.B117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8:.B118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9:.B119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20:.B120])" office:value-type="float" office:value="4.857142859" calcext:value-type="float">
            <text:p>4.857142859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1:.B121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2:.B122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3:.B123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4:.B124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5:.B125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6:.B126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7:.B127])" office:value-type="float" office:value="4.571428574" calcext:value-type="float">
            <text:p>4.571428574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28:.B128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29:.B129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0:.B130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1:.B131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2:.B132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3:.B133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4:.B134])" office:value-type="float" office:value="3.285714288" calcext:value-type="float">
            <text:p>3.285714288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5:.B135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6:.B136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7:.B137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8:.B138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9:.B139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40:.B140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41:.B141])" office:value-type="float" office:value="3.285714287" calcext:value-type="float">
            <text:p>3.285714287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2:.B142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3:.B143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4:.B144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5:.B145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6:.B146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7:.B147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8:.B148])" office:value-type="float" office:value="4.714285715" calcext:value-type="float">
            <text:p>4.714285715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49:.B149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0:.B150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1:.B151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2:.B152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3:.B153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4:.B154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5:.B155])" office:value-type="float" office:value="6.571428572" calcext:value-type="float">
            <text:p>6.571428572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6:.B156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7:.B157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8:.B158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9:.B159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0:.B160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1:.B161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2:.B162])" office:value-type="float" office:value="10.285714288" calcext:value-type="float">
            <text:p>10.285714288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3:.B163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4:.B164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5:.B165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6:.B166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7:.B167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8:.B168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9:.B169])" office:value-type="float" office:value="14.571428569" calcext:value-type="float">
            <text:p>14.571428569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0:.B170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1:.B171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2:.B172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3:.B173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4:.B174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5:.B175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6:.B176])" office:value-type="float" office:value="19.571428573" calcext:value-type="float">
            <text:p>19.571428573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7:.B177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8:.B178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9:.B179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0:.B180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1:.B181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2:.B182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3:.B183])" office:value-type="float" office:value="17.571428574" calcext:value-type="float">
            <text:p>17.571428574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4:.B184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5:.B185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6:.B186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7:.B187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8:.B188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9:.B189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90:.B190])" office:value-type="float" office:value="11.571428572" calcext:value-type="float">
            <text:p>11.571428572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1:.B191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2:.B192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3:.B193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4:.B194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5:.B195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6:.B196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7:.B197])" office:value-type="float" office:value="17.142857143" calcext:value-type="float">
            <text:p>17.142857143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198:.B198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199:.B199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0:.B200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1:.B201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2:.B202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3:.B203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4:.B204])" office:value-type="float" office:value="29.428571429" calcext:value-type="float">
            <text:p>29.428571429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5:.B205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6:.B206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7:.B207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8:.B208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9:.B209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10:.B210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11:.B211])" office:value-type="float" office:value="57.714285715" calcext:value-type="float">
            <text:p>57.714285715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2:.B212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3:.B213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4:.B214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5:.B215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6:.B216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7:.B217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8:.B218])" office:value-type="float" office:value="92.714285718" calcext:value-type="float">
            <text:p>92.71428571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19:.B219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0:.B220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1:.B221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2:.B222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3:.B223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4:.B224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5:.B225])" office:value-type="float" office:value="121.000000008" calcext:value-type="float">
            <text:p>121.000000008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6:.B226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7:.B227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8:.B228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9:.B229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0:.B230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1:.B231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2:.B232])" office:value-type="float" office:value="176.142857151" calcext:value-type="float">
            <text:p>176.142857151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3:.B233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4:.B234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5:.B235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6:.B236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7:.B237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8:.B238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9:.B239])" office:value-type="float" office:value="232.142857153" calcext:value-type="float">
            <text:p>232.142857153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0:.B240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1:.B241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2:.B242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3:.B243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4:.B244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5:.B245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6:.B246])" office:value-type="float" office:value="281.714285705" calcext:value-type="float">
            <text:p>281.714285705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7:.B247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8:.B248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9:.B249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0:.B250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1:.B251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2:.B252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3:.B253])" office:value-type="float" office:value="284.571428562" calcext:value-type="float">
            <text:p>284.571428562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4:.B254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5:.B255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6:.B256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7:.B257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8:.B258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9:.B259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60:.B260])" office:value-type="float" office:value="243.28571426" calcext:value-type="float">
            <text:p>243.28571426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1:.B261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2:.B262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3:.B263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4:.B264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5:.B265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6:.B266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7:.B267])" office:value-type="float" office:value="214.714285723" calcext:value-type="float">
            <text:p>214.714285723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68:.B268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69:.B269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0:.B270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1:.B271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2:.B272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3:.B273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4:.B274])" office:value-type="float" office:value="189.71428571" calcext:value-type="float">
            <text:p>189.71428571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5:.B275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6:.B276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7:.B277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8:.B278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9:.B279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80:.B280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81:.B281])" office:value-type="float" office:value="162.285714294" calcext:value-type="float">
            <text:p>162.285714294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2:.B282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3:.B283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4:.B284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5:.B285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6:.B286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7:.B287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8:.B288])" office:value-type="float" office:value="169.428571435" calcext:value-type="float">
            <text:p>169.428571435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89:.B289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0:.B290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1:.B291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2:.B292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3:.B293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4:.B294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5:.B295])" office:value-type="float" office:value="200.714285711" calcext:value-type="float">
            <text:p>200.714285711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6:.B296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7:.B297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8:.B298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9:.B299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0:.B300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1:.B301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2:.B302])" office:value-type="float" office:value="248.571428578" calcext:value-type="float">
            <text:p>248.571428578</text:p>
          </table:table-cell>
          <table:table-cell table:number-columns-repeated="1021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creator>esteban foncoux</dc:creator>
    <dc:date>2024-01-23T18:54:30Z</dc:date>
    <meta:editing-cycles>1</meta:editing-cycles>
    <meta:editing-duration>PT342S</meta:editing-duration>
    <meta:document-statistic meta:table-count="7" meta:cell-count="15100" meta:object-count="0"/>
  </office:meta>
</office:document-meta>
</file>